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16.184cm"/>
    </style:style>
    <style:style style:name="co9" style:family="table-column">
      <style:table-column-properties fo:break-before="auto" style:column-width="5.23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4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 style:data-style-name="N114"/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36"/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map style:condition="cell-content()=[$Legenda.$A$3]" style:apply-style-name="Nieistniejący_20_dzień" style:base-cell-address="Legenda.A3"/>
      <style:map style:condition="cell-content()=[$Legenda.$A$4]" style:apply-style-name="Weekend" style:base-cell-address="Legenda.A3"/>
      <style:map style:condition="cell-content()=[$Legenda.$A$5]" style:apply-style-name="Dzień_20_ustawowo_20_wolny" style:base-cell-address="Legenda.A3"/>
      <style:map style:condition="cell-content()=[$Legenda.$A$6]" style:apply-style-name="Urlop" style:base-cell-address="Legenda.A3"/>
      <style:map style:condition="cell-content()=[$Legenda.$A$7]" style:apply-style-name="Urlop_20_zaległy" style:base-cell-address="Legenda.A3"/>
      <style:map style:condition="cell-content()=[$Legenda.$A$8]" style:apply-style-name="Urlop_20_za_20_sobotę" style:base-cell-address="Legenda.A3"/>
    </style:style>
    <style:style style:name="ce40" style:family="table-cell" style:parent-style-name="Default">
      <style:text-properties style:font-name="Arial2" style:font-name-asian="Arial2" style:font-name-complex="Arial2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2" fo:font-weight="bold" style:font-name-asian="Arial2" style:font-weight-asian="bold" style:font-name-complex="Arial2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2" style:font-name-asian="Arial2" style:font-name-complex="Arial2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99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34">
      <style:table-cell-properties style:text-align-source="fix" style:repeat-content="false" fo:border="0.99pt solid #000000" style:rotation-angle="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6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6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53" style:family="table-cell" style:parent-style-name="Default"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75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61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5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2" style:family="table-cell" style:parent-style-name="Default" style:data-style-name="N118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95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96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map style:condition="cell-content()=[$Legenda.$A$3]" style:apply-style-name="Nieistniejący_20_dzień" style:base-cell-address="'Urlopy 2023'.D3"/>
      <style:map style:condition="cell-content()=[$Legenda.$A$4]" style:apply-style-name="Weekend" style:base-cell-address="'Urlopy 2023'.D3"/>
      <style:map style:condition="cell-content()=[$Legenda.$A$5]" style:apply-style-name="Dzień_20_ustawowo_20_wolny" style:base-cell-address="'Urlopy 2023'.D3"/>
      <style:map style:condition="cell-content()=[$Legenda.$A$6]" style:apply-style-name="Urlop" style:base-cell-address="'Urlopy 2023'.D3"/>
      <style:map style:condition="cell-content()=[$Legenda.$A$7]" style:apply-style-name="Urlop_20_zaległy" style:base-cell-address="'Urlopy 2023'.D3"/>
      <style:map style:condition="cell-content()=[$Legenda.$A$8]" style:apply-style-name="Urlop_20_za_20_sobotę" style:base-cell-address="'Urlopy 2023'.D3"/>
    </style:style>
    <style:style style:name="ce82" style:family="table-cell" style:parent-style-name="Default" style:data-style-name="N118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3'.AJ5"/>
    </style:style>
    <style:style style:name="ce101" style:family="table-cell" style:parent-style-name="Default" style:data-style-name="N119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3'.AJ5"/>
    </style:style>
    <style:style style:name="ce102" style:family="table-cell" style:parent-style-name="Default" style:data-style-name="N119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3'.AJ5"/>
    </style:style>
    <style:style style:name="ce103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order-left="none" fo:border-right="none" fo:border-top="2.49pt solid #000000"/>
    </style:style>
    <style:style style:name="ce36" style:family="table-cell" style:parent-style-name="Default">
      <style:table-cell-properties fo:border-bottom="2.49pt solid #000000" fo:border-left="none" fo:border-right="none" fo:border-top="none"/>
    </style:style>
    <style:style style:name="ce112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5" style:family="table-cell" style:parent-style-name="Default"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map style:condition="cell-content()=[$Legenda.$A$3]" style:apply-style-name="Nieistniejący_20_dzień" style:base-cell-address="'Urlopy 2024'.D3"/>
      <style:map style:condition="cell-content()=[$Legenda.$A$4]" style:apply-style-name="Weekend" style:base-cell-address="'Urlopy 2024'.D3"/>
      <style:map style:condition="cell-content()=[$Legenda.$A$5]" style:apply-style-name="Dzień_20_ustawowo_20_wolny" style:base-cell-address="'Urlopy 2024'.D3"/>
      <style:map style:condition="cell-content()=[$Legenda.$A$6]" style:apply-style-name="Urlop" style:base-cell-address="'Urlopy 2024'.D3"/>
      <style:map style:condition="cell-content()=[$Legenda.$A$7]" style:apply-style-name="Urlop_20_zaległy" style:base-cell-address="'Urlopy 2024'.D3"/>
      <style:map style:condition="cell-content()=[$Legenda.$A$8]" style:apply-style-name="Urlop_20_za_20_sobotę" style:base-cell-address="'Urlopy 2024'.D3"/>
    </style:style>
    <style:style style:name="ce12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4'.AJ5"/>
    </style:style>
    <style:style style:name="ce123" style:family="table-cell" style:parent-style-name="Default" style:data-style-name="N119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4'.AJ5"/>
    </style:style>
    <style:style style:name="ce124" style:family="table-cell" style:parent-style-name="Default" style:data-style-name="N119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4'.AJ5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2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28" style:family="table-cell" style:parent-style-name="Default"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29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30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3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32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34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map style:condition="cell-content()=[$Legenda.$A$3]" style:apply-style-name="Nieistniejący_20_dzień" style:base-cell-address="'Urlopy 2025'.D3"/>
      <style:map style:condition="cell-content()=[$Legenda.$A$4]" style:apply-style-name="Weekend" style:base-cell-address="'Urlopy 2025'.D3"/>
      <style:map style:condition="cell-content()=[$Legenda.$A$5]" style:apply-style-name="Dzień_20_ustawowo_20_wolny" style:base-cell-address="'Urlopy 2025'.D3"/>
      <style:map style:condition="cell-content()=[$Legenda.$A$6]" style:apply-style-name="Urlop" style:base-cell-address="'Urlopy 2025'.D3"/>
      <style:map style:condition="cell-content()=[$Legenda.$A$7]" style:apply-style-name="Urlop_20_zaległy" style:base-cell-address="'Urlopy 2025'.D3"/>
      <style:map style:condition="cell-content()=[$Legenda.$A$8]" style:apply-style-name="Urlop_20_za_20_sobotę" style:base-cell-address="'Urlopy 2025'.D3"/>
    </style:style>
    <style:style style:name="ce135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5'.AJ5"/>
    </style:style>
    <style:style style:name="ce136" style:family="table-cell" style:parent-style-name="Default" style:data-style-name="N119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5'.AJ5"/>
    </style:style>
    <style:style style:name="ce137" style:family="table-cell" style:parent-style-name="Default" style:data-style-name="N119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map style:condition="is-true-formula(IF(ISBLANK([.$AJ5]);FALSE();WEEKDAY(IFERROR(DATEVALUE([.$AJ5]&amp;&quot;.&quot;&amp;[.$AJ$2]);DATE([.$AJ$2];MONTH([.$AJ5]);DAY([.$AJ5]))))=7))" style:apply-style-name="Urlop" style:base-cell-address="'Urlopy 2025'.AJ5"/>
    </style:style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5eb91e" loext:opacity="100%" loext:color-lum-mod="100%" loext:color-lum-off="0%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5eb91e" loext:opacity="100%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5eb91e" loext:opacity="100%" loext:color-lum-mod="100%" loext:color-lum-off="0%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5eb91e" loext:opacity="100%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ż pracy" table:style-name="ta1">
        <table:table-column table:style-name="co1" table:default-cell-style-name="Default"/>
        <table:table-column table:style-name="co1" table:default-cell-style-name="ce11"/>
        <table:table-column table:style-name="co2" table:default-cell-style-name="ce11"/>
        <table:table-column table:style-name="co3" table:number-columns-repeated="3" table:default-cell-style-name="ce38"/>
        <table:table-column table:style-name="co3" table:number-columns-repeated="13" table:default-cell-style-name="Default"/>
        <table:table-row table:style-name="ro1">
          <table:table-cell table:style-name="ce22" office:value-type="string" calcext:value-type="string" table:number-columns-spanned="3" table:number-rows-spanned="1">
            <text:p>Edukacja</text:p>
          </table:table-cell>
          <table:covered-table-cell table:number-columns-repeated="2" table:style-name="Default"/>
          <table:table-cell table:style-name="ce24" office:value-type="string" calcext:value-type="string">
            <text:p>Lat</text:p>
          </table:table-cell>
          <table:table-cell table:style-name="Default" table:number-columns-repeated="2"/>
          <table:table-cell/>
          <table:table-cell table:style-name="ce42" office:value-type="string" calcext:value-type="string" table:number-columns-spanned="3" table:number-rows-spanned="1">
            <text:p>SUMA</text:p>
          </table:table-cell>
          <table:covered-table-cell table:number-columns-repeated="2" table:style-name="ce38"/>
          <table:table-cell table:number-columns-repeated="3"/>
          <table:table-cell table:style-name="ce43" table:number-columns-spanned="2" table:number-rows-spanned="1"/>
          <table:covered-table-cell/>
          <table:table-cell table:style-name="ce43" table:number-columns-spanned="2" table:number-rows-spanned="1"/>
          <table:covered-table-cell/>
          <table:table-cell table:style-name="ce4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zkoła średnia</text:p>
          </table:table-cell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9"/>
          <table:table-cell table:style-name="ce24" office:value-type="string" calcext:value-type="string">
            <text:p>Lat</text:p>
          </table:table-cell>
          <table:table-cell table:style-name="ce24" office:value-type="string" calcext:value-type="string">
            <text:p>Miesięcy</text:p>
          </table:table-cell>
          <table:table-cell table:style-name="ce24" office:value-type="string" calcext:value-type="string">
            <text:p>Dni</text:p>
          </table:table-cell>
          <table:table-cell/>
          <table:table-cell table:style-name="ce39" table:number-columns-repeated="2"/>
          <table:table-cell table:number-columns-repeated="6"/>
        </table:table-row>
        <table:table-row table:style-name="ro1">
          <table:table-cell table:style-name="ce23" office:value-type="string" calcext:value-type="string" table:number-columns-spanned="3" table:number-rows-spanned="1">
            <text:p>Szkoła policealna</text:p>
          </table:table-cell>
          <table:covered-table-cell table:number-columns-repeated="2" table:style-name="Default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ce39"/>
          <table:table-cell table:style-name="ce38" table:formula="of:=SUM([.D$7:.D$65534])+ROUNDDOWN((SUM([.E$7:.E$65534])-[.$I$3])/12)+ROUNDDOWN((SUM([.F$7:.F$65534])-[.$J$3])/30)+MAX([.$D2:.$D4])" office:value-type="float" office:value="9" calcext:value-type="float">
            <text:p>9</text:p>
          </table:table-cell>
          <table:table-cell table:style-name="ce38" table:formula="of:=MOD(SUM([.E$7:.E$65534])+ROUNDDOWN((SUM([.F$7:.F$65534])-[.$J$3])/30);12)" office:value-type="float" office:value="9" calcext:value-type="float">
            <text:p>9</text:p>
          </table:table-cell>
          <table:table-cell table:style-name="ce38" table:formula="of:=MOD(SUM([.F$7:.F$65534]);30)" office:value-type="float" office:value="26" calcext:value-type="float">
            <text:p>26</text:p>
          </table:table-cell>
          <table:table-cell/>
          <table:table-cell table:style-name="ce39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39" table:number-columns-repeated="2"/>
          <table:table-cell table:number-columns-repeated="3"/>
          <table:table-cell table:style-name="ce39" table:number-columns-repeated="2"/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Okresy pracy</text:p>
          </table:table-cell>
          <table:covered-table-cell/>
          <table:table-cell/>
          <table:table-cell table:style-name="ce24" table:number-columns-repeated="4"/>
          <table:table-cell table:number-columns-repeated="11"/>
        </table:table-row>
        <table:table-row table:style-name="ro1">
          <table:table-cell table:style-name="ce24" office:value-type="string" calcext:value-type="string">
            <text:p>Miejsce pracy</text:p>
          </table:table-cell>
          <table:table-cell table:style-name="ce27" office:value-type="string" calcext:value-type="string">
            <text:p>OD</text:p>
          </table:table-cell>
          <table:table-cell table:style-name="ce27" office:value-type="string" calcext:value-type="string">
            <text:p>DO</text:p>
          </table:table-cell>
          <table:table-cell table:style-name="ce24" office:value-type="string" calcext:value-type="string">
            <text:p>Lat</text:p>
          </table:table-cell>
          <table:table-cell table:style-name="ce24" office:value-type="string" calcext:value-type="string">
            <text:p>Miesięcy</text:p>
          </table:table-cell>
          <table:table-cell table:style-name="ce24" office:value-type="string" calcext:value-type="string">
            <text:p>Dn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czka Studio Częstochowa</text:p>
          </table:table-cell>
          <table:table-cell table:style-name="ce30" office:value-type="date" office:date-value="2020-01-01" calcext:value-type="date">
            <office:annotation draw:style-name="gr1" draw:text-style-name="P2" svg:width="2.899cm" svg:height="1.799cm" svg:x="11.399cm" svg:y="1.209cm" draw:caption-point-x="-0.61cm" draw:caption-point-y="1.51cm">
              <dc:date>2022-11-08T00:00:00</dc:date>
              <text:p text:style-name="P1"><text:span text:style-name="T1">2020-10-15 przejście na pełny etat</text:span></text:p>
            </office:annotation>
            <text:p>1 stycznia 2020 (środa)</text:p>
          </table:table-cell>
          <table:table-cell table:style-name="ce30" table:formula="of:=TODAY()" office:value-type="date" office:date-value="2023-10-27" calcext:value-type="date">
            <text:p>27 października 2023 (piątek)</text:p>
          </table:table-cell>
          <table:table-cell table:formula="of:=DATEDIF([.$B7];[.$C7];&quot;y&quot;)" office:value-type="float" office:value="3" calcext:value-type="float">
            <text:p>3</text:p>
          </table:table-cell>
          <table:table-cell table:formula="of:=DATEDIF([.$B7];[.$C7];&quot;ym&quot;)" office:value-type="float" office:value="9" calcext:value-type="float">
            <text:p>9</text:p>
          </table:table-cell>
          <table:table-cell table:formula="of:=DATEDIF([.$B7];[.$C7];&quot;md&quot;)" office:value-type="float" office:value="26" calcext:value-type="float">
            <text:p>26</text:p>
          </table:table-cell>
          <table:table-cell table:number-columns-repeated="13"/>
        </table:table-row>
        <table:table-row table:style-name="ro1" table:number-rows-repeated="46">
          <table:table-cell/>
          <table:table-cell table:style-name="ce30" table:number-columns-repeated="2"/>
          <table:table-cell table:number-columns-repeated="16"/>
        </table:table-row>
        <table:table-row table:style-name="ro1" table:number-rows-repeated="104852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Legenda" table:style-name="ta1">
        <table:table-column table:style-name="co4" table:default-cell-style-name="ce69"/>
        <table:table-column table:style-name="co4" table:default-cell-style-name="Default"/>
        <table:table-column table:style-name="co4" table:number-columns-repeated="6" table:default-cell-style-name="ce21"/>
        <table:table-column table:style-name="co4" table:number-columns-repeated="3" table:default-cell-style-name="ce29"/>
        <table:table-column table:style-name="co4" table:number-columns-repeated="1013" table:default-cell-style-name="Default"/>
        <table:table-row table:style-name="ro1">
          <table:table-cell table:style-name="ce14" office:value-type="string" calcext:value-type="string" table:number-columns-spanned="11" table:number-rows-spanned="1">
            <text:p>LEGENDA</text:p>
          </table:table-cell>
          <table:covered-table-cell/>
          <table:covered-table-cell table:number-columns-repeated="9" table:style-name="Default"/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•</text:p>
          </table:table-cell>
          <table:table-cell/>
          <table:table-cell office:value-type="string" calcext:value-type="string" table:number-columns-spanned="9" table:number-rows-spanned="1">
            <text:p>nieistniejący dzień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–</text:p>
          </table:table-cell>
          <table:table-cell table:style-name="ce40"/>
          <table:table-cell table:style-name="ce28" office:value-type="string" calcext:value-type="string" table:number-columns-spanned="9" table:number-rows-spanned="1">
            <text:p>weekend</text:p>
          </table:table-cell>
          <table:covered-table-cell table:number-columns-repeated="5" table:style-name="ce28"/>
          <table:covered-table-cell table:number-columns-repeated="3" table:style-name="ce49"/>
          <table:table-cell table:style-name="ce40" table:number-columns-repeated="1013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 table:number-columns-spanned="9" table:number-rows-spanned="1">
            <text:p>dzień ustawowo wolny</text:p>
          </table:table-cell>
          <table:covered-table-cell table:number-columns-repeated="5"/>
          <table:covered-table-cell table:style-name="ce33"/>
          <table:covered-table-cell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 table:number-columns-spanned="9" table:number-rows-spanned="1">
            <text:p>urlop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 table:number-columns-spanned="9" table:number-rows-spanned="1">
            <text:p>urlop zaległy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 table:number-columns-spanned="9" table:number-rows-spanned="1">
            <text:p>urlop za sobotę</text:p>
          </table:table-cell>
          <table:covered-table-cell table:number-columns-repeated="8"/>
          <table:table-cell table:number-columns-repeated="1013"/>
        </table:table-row>
        <calcext:conditional-formats>
          <calcext:conditional-format calcext:target-range-address="Legenda.A3:Legenda.A8">
            <calcext:condition calcext:apply-style-name="Nieistniejący dzień" calcext:value="=[$Legenda.$A$3]" calcext:base-cell-address="Legenda.A3"/>
            <calcext:condition calcext:apply-style-name="Weekend" calcext:value="=[$Legenda.$A$4]" calcext:base-cell-address="Legenda.A3"/>
            <calcext:condition calcext:apply-style-name="Dzień ustawowo wolny" calcext:value="=[$Legenda.$A$5]" calcext:base-cell-address="Legenda.A3"/>
            <calcext:condition calcext:apply-style-name="Urlop" calcext:value="=[$Legenda.$A$6]" calcext:base-cell-address="Legenda.A3"/>
            <calcext:condition calcext:apply-style-name="Urlop zaległy" calcext:value="=[$Legenda.$A$7]" calcext:base-cell-address="Legenda.A3"/>
            <calcext:condition calcext:apply-style-name="Urlop za sobotę" calcext:value="=[$Legenda.$A$8]" calcext:base-cell-address="Legenda.A3"/>
          </calcext:conditional-format>
        </calcext:conditional-formats>
      </table:table>
      <table:table table:name="Urlopy 2023" table:style-name="ta1">
        <table:table-column table:style-name="co5" table:default-cell-style-name="ce4"/>
        <table:table-column table:style-name="co6" table:default-cell-style-name="ce4"/>
        <table:table-column table:style-name="co5" table:visibility="collapse" table:default-cell-style-name="ce4"/>
        <table:table-column table:style-name="co4" table:number-columns-repeated="32" table:default-cell-style-name="ce4"/>
        <table:table-column table:style-name="co7" table:default-cell-style-name="ce103"/>
        <table:table-column table:style-name="co8" table:default-cell-style-name="ce4"/>
        <table:table-column table:style-name="co9" table:visibility="collapse" table:default-cell-style-name="ce62"/>
        <table:table-column table:style-name="co10" table:visibility="collapse" table:default-cell-style-name="ce4"/>
        <table:table-column table:style-name="co11" table:number-columns-repeated="4" table:default-cell-style-name="ce4"/>
        <table:table-column table:style-name="co11" table:default-cell-style-name="ce62"/>
        <table:table-column table:style-name="co11" table:number-columns-repeated="11" table:default-cell-style-name="ce4"/>
        <table:table-column table:style-name="co12" table:number-columns-repeated="968" table:default-cell-style-name="ce4"/>
        <table:table-row table:style-name="ro1">
          <table:table-cell table:number-columns-repeated="3"/>
          <table:table-cell table:style-name="ce45" office:value-type="string" calcext:value-type="string" table:number-columns-spanned="31" table:number-rows-spanned="1">
            <text:p>Dzień miesiąca</text:p>
          </table:table-cell>
          <table:covered-table-cell table:number-columns-repeated="30" table:style-name="ce45"/>
          <table:table-cell/>
          <table:table-cell table:style-name="ce56" office:value-type="string" calcext:value-type="string">
            <text:p>Rok</text:p>
          </table:table-cell>
          <table:table-cell table:style-name="ce21" office:value-type="string" calcext:value-type="string" table:number-columns-spanned="1" table:number-rows-spanned="2">
            <text:p>← OBLICZ NA DANY ROK</text:p>
          </table:table-cell>
          <table:table-cell table:style-name="ce24" office:value-type="string" calcext:value-type="string">
            <text:p>Święta</text:p>
          </table:table-cell>
          <table:table-cell table:style-name="ce24" office:value-type="string" calcext:value-type="string">
            <text:p>Urlopy</text:p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style-name="ce98" office:value-type="float" office:value="2023" calcext:value-type="float">
            <text:p>2023</text:p>
          </table:table-cell>
          <table:covered-table-cell table:style-name="ce25"/>
          <table:table-cell table:formula="of:=IF(NOT(ISBLANK([.$AJ5]));IFERROR(DATEVALUE([.$AJ5]&amp;&quot;.&quot;&amp;[.$AJ$2]);DATE([.$AJ$2];MONTH([.$AJ5]);DAY([.$AJ5])));&quot;&quot;)" office:value-type="date" office:date-value="2023-01-01" calcext:value-type="date">
            <text:p>1 stycznia 2023 (niedziela)</text:p>
          </table:table-cell>
          <table:table-cell table:style-name="ce62" table:formula="of:=IF(NOT(ISBLANK([.$D27]));IFERROR(DATEVALUE([.$D27]&amp;&quot;.&quot;&amp;[.$AJ$2]);DATE([.$AJ$2];MONTH([.$D27]);DAY([.$D27])));&quot;&quot;)">
            <text:p/>
          </table:table-cell>
          <table:table-cell table:number-columns-repeated="984"/>
        </table:table-row>
        <table:table-row table:style-name="ro1">
          <table:table-cell table:style-name="ce5" office:value-type="string" calcext:value-type="string" table:number-columns-spanned="1" table:number-rows-spanned="12">
            <text:p>Miesiąc</text:p>
          </table:table-cell>
          <table:table-cell table:style-name="ce34" table:formula="of:=DATE([.$AJ$2];[.$C3];1)" office:value-type="date" office:date-value="2023-01-01" calcext:value-type="date">
            <text:p>styczeń</text:p>
          </table:table-cell>
          <table:table-cell table:style-name="ce6" office:value-type="float" office:value="1" calcext:value-type="float">
            <text:p>1</text:p>
          </table:table-cell>
          <table:table-cell table:style-name="ce64" table:formula="of:=IF(MONTH(DATE([.$AJ$2];[.$C3];[.$D$2]))&lt;&gt;MONTH(DATE([.$AJ$2];[.$C3];[.D$2]));[.$D$16];IF(COM.MICROSOFT.SWITCH(WEEKDAY(DATE([.$AJ$2];[.$C3];[.D$2]));7;TRUE();1;TRUE();FALSE());[.$D$17];IF(NOT(ISERROR(VLOOKUP(DATE([.$AJ$2];[.$C3];[.D$2]);[.$AL:.$AL];1;0)));[.$D$18];IF(IF(ISERROR(INDIRECT(&quot;$P$&quot;&amp;MATCH(DATE([.$AJ$2];[.$C3];[.D$2]);[.$D$27:.$D$65];0)+MATCH(&quot;Za sobotę&quot;;[.$P:.$P];0)));FALSE();NOT(ISBLANK(INDIRECT(&quot;$P$&quot;&amp;MATCH(DATE([.$AJ$2];[.$C3];[.D$2]);[.$D$27:.$D$65];0)+MATCH(&quot;Za sobotę&quot;;[.$P:.$P];0)))));[.$D$21];IF(IF(ISERROR(INDIRECT(&quot;$G$&quot;&amp;MATCH(DATE([.$AJ$2];[.$C3];[.D$2]);[.$D$27:.$D$65];0)+MATCH(&quot;Zaległy&quot;;[.$G:.$G];0)));FALSE();NOT(ISBLANK(INDIRECT(&quot;$G$&quot;&amp;MATCH(DATE([.$AJ$2];[.$C3];[.D$2]);[.$D$27:.$D$65];0)+MATCH(&quot;Zaległy&quot;;[.$G:.$G];0)))));[.$D$20];IF(NOT(ISERROR(VLOOKUP(DATE([.$AJ$2];[.$C3];[.D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E$2]));[.$D$16];IF(COM.MICROSOFT.SWITCH(WEEKDAY(DATE([.$AJ$2];[.$C3];[.E$2]));7;TRUE();1;TRUE();FALSE());[.$D$17];IF(NOT(ISERROR(VLOOKUP(DATE([.$AJ$2];[.$C3];[.E$2]);[.$AL:.$AL];1;0)));[.$D$18];IF(IF(ISERROR(INDIRECT(&quot;$P$&quot;&amp;MATCH(DATE([.$AJ$2];[.$C3];[.E$2]);[.$D$27:.$D$65];0)+MATCH(&quot;Za sobotę&quot;;[.$P:.$P];0)));FALSE();NOT(ISBLANK(INDIRECT(&quot;$P$&quot;&amp;MATCH(DATE([.$AJ$2];[.$C3];[.E$2]);[.$D$27:.$D$65];0)+MATCH(&quot;Za sobotę&quot;;[.$P:.$P];0)))));[.$D$21];IF(IF(ISERROR(INDIRECT(&quot;$G$&quot;&amp;MATCH(DATE([.$AJ$2];[.$C3];[.E$2]);[.$D$27:.$D$65];0)+MATCH(&quot;Zaległy&quot;;[.$G:.$G];0)));FALSE();NOT(ISBLANK(INDIRECT(&quot;$G$&quot;&amp;MATCH(DATE([.$AJ$2];[.$C3];[.E$2]);[.$D$27:.$D$65];0)+MATCH(&quot;Zaległy&quot;;[.$G:.$G];0)))));[.$D$20];IF(NOT(ISERROR(VLOOKUP(DATE([.$AJ$2];[.$C3];[.E$2]);[.$AM:.$AM];1;0)));[.$D$19];&quot;&quot;))))))">
            <text:p/>
          </table:table-cell>
          <table:table-cell table:style-name="ce74" table:formula="of:=IF(MONTH(DATE([.$AJ$2];[.$C3];[.$D$2]))&lt;&gt;MONTH(DATE([.$AJ$2];[.$C3];[.F$2]));[.$D$16];IF(COM.MICROSOFT.SWITCH(WEEKDAY(DATE([.$AJ$2];[.$C3];[.F$2]));7;TRUE();1;TRUE();FALSE());[.$D$17];IF(NOT(ISERROR(VLOOKUP(DATE([.$AJ$2];[.$C3];[.F$2]);[.$AL:.$AL];1;0)));[.$D$18];IF(IF(ISERROR(INDIRECT(&quot;$P$&quot;&amp;MATCH(DATE([.$AJ$2];[.$C3];[.F$2]);[.$D$27:.$D$65];0)+MATCH(&quot;Za sobotę&quot;;[.$P:.$P];0)));FALSE();NOT(ISBLANK(INDIRECT(&quot;$P$&quot;&amp;MATCH(DATE([.$AJ$2];[.$C3];[.F$2]);[.$D$27:.$D$65];0)+MATCH(&quot;Za sobotę&quot;;[.$P:.$P];0)))));[.$D$21];IF(IF(ISERROR(INDIRECT(&quot;$G$&quot;&amp;MATCH(DATE([.$AJ$2];[.$C3];[.F$2]);[.$D$27:.$D$65];0)+MATCH(&quot;Zaległy&quot;;[.$G:.$G];0)));FALSE();NOT(ISBLANK(INDIRECT(&quot;$G$&quot;&amp;MATCH(DATE([.$AJ$2];[.$C3];[.F$2]);[.$D$27:.$D$65];0)+MATCH(&quot;Zaległy&quot;;[.$G:.$G];0)))));[.$D$20];IF(NOT(ISERROR(VLOOKUP(DATE([.$AJ$2];[.$C3];[.F$2]);[.$AM:.$AM];1;0)));[.$D$19];&quot;&quot;))))))">
            <text:p/>
          </table:table-cell>
          <table:table-cell table:style-name="ce74" table:formula="of:=IF(MONTH(DATE([.$AJ$2];[.$C3];[.$D$2]))&lt;&gt;MONTH(DATE([.$AJ$2];[.$C3];[.G$2]));[.$D$16];IF(COM.MICROSOFT.SWITCH(WEEKDAY(DATE([.$AJ$2];[.$C3];[.G$2]));7;TRUE();1;TRUE();FALSE());[.$D$17];IF(NOT(ISERROR(VLOOKUP(DATE([.$AJ$2];[.$C3];[.G$2]);[.$AL:.$AL];1;0)));[.$D$18];IF(IF(ISERROR(INDIRECT(&quot;$P$&quot;&amp;MATCH(DATE([.$AJ$2];[.$C3];[.G$2]);[.$D$27:.$D$65];0)+MATCH(&quot;Za sobotę&quot;;[.$P:.$P];0)));FALSE();NOT(ISBLANK(INDIRECT(&quot;$P$&quot;&amp;MATCH(DATE([.$AJ$2];[.$C3];[.G$2]);[.$D$27:.$D$65];0)+MATCH(&quot;Za sobotę&quot;;[.$P:.$P];0)))));[.$D$21];IF(IF(ISERROR(INDIRECT(&quot;$G$&quot;&amp;MATCH(DATE([.$AJ$2];[.$C3];[.G$2]);[.$D$27:.$D$65];0)+MATCH(&quot;Zaległy&quot;;[.$G:.$G];0)));FALSE();NOT(ISBLANK(INDIRECT(&quot;$G$&quot;&amp;MATCH(DATE([.$AJ$2];[.$C3];[.G$2]);[.$D$27:.$D$65];0)+MATCH(&quot;Zaległy&quot;;[.$G:.$G];0)))));[.$D$20];IF(NOT(ISERROR(VLOOKUP(DATE([.$AJ$2];[.$C3];[.G$2]);[.$AM:.$AM];1;0)));[.$D$19];&quot;&quot;))))))">
            <text:p/>
          </table:table-cell>
          <table:table-cell table:style-name="ce74" table:formula="of:=IF(MONTH(DATE([.$AJ$2];[.$C3];[.$D$2]))&lt;&gt;MONTH(DATE([.$AJ$2];[.$C3];[.H$2]));[.$D$16];IF(COM.MICROSOFT.SWITCH(WEEKDAY(DATE([.$AJ$2];[.$C3];[.H$2]));7;TRUE();1;TRUE();FALSE());[.$D$17];IF(NOT(ISERROR(VLOOKUP(DATE([.$AJ$2];[.$C3];[.H$2]);[.$AL:.$AL];1;0)));[.$D$18];IF(IF(ISERROR(INDIRECT(&quot;$P$&quot;&amp;MATCH(DATE([.$AJ$2];[.$C3];[.H$2]);[.$D$27:.$D$65];0)+MATCH(&quot;Za sobotę&quot;;[.$P:.$P];0)));FALSE();NOT(ISBLANK(INDIRECT(&quot;$P$&quot;&amp;MATCH(DATE([.$AJ$2];[.$C3];[.H$2]);[.$D$27:.$D$65];0)+MATCH(&quot;Za sobotę&quot;;[.$P:.$P];0)))));[.$D$21];IF(IF(ISERROR(INDIRECT(&quot;$G$&quot;&amp;MATCH(DATE([.$AJ$2];[.$C3];[.H$2]);[.$D$27:.$D$65];0)+MATCH(&quot;Zaległy&quot;;[.$G:.$G];0)));FALSE();NOT(ISBLANK(INDIRECT(&quot;$G$&quot;&amp;MATCH(DATE([.$AJ$2];[.$C3];[.H$2]);[.$D$27:.$D$65];0)+MATCH(&quot;Zaległy&quot;;[.$G:.$G];0)))));[.$D$20];IF(NOT(ISERROR(VLOOKUP(DATE([.$AJ$2];[.$C3];[.H$2]);[.$AM:.$AM];1;0)));[.$D$19];&quot;&quot;))))))">
            <text:p/>
          </table:table-cell>
          <table:table-cell table:style-name="ce74" table:formula="of:=IF(MONTH(DATE([.$AJ$2];[.$C3];[.$D$2]))&lt;&gt;MONTH(DATE([.$AJ$2];[.$C3];[.I$2]));[.$D$16];IF(COM.MICROSOFT.SWITCH(WEEKDAY(DATE([.$AJ$2];[.$C3];[.I$2]));7;TRUE();1;TRUE();FALSE());[.$D$17];IF(NOT(ISERROR(VLOOKUP(DATE([.$AJ$2];[.$C3];[.I$2]);[.$AL:.$AL];1;0)));[.$D$18];IF(IF(ISERROR(INDIRECT(&quot;$P$&quot;&amp;MATCH(DATE([.$AJ$2];[.$C3];[.I$2]);[.$D$27:.$D$65];0)+MATCH(&quot;Za sobotę&quot;;[.$P:.$P];0)));FALSE();NOT(ISBLANK(INDIRECT(&quot;$P$&quot;&amp;MATCH(DATE([.$AJ$2];[.$C3];[.I$2]);[.$D$27:.$D$65];0)+MATCH(&quot;Za sobotę&quot;;[.$P:.$P];0)))));[.$D$21];IF(IF(ISERROR(INDIRECT(&quot;$G$&quot;&amp;MATCH(DATE([.$AJ$2];[.$C3];[.I$2]);[.$D$27:.$D$65];0)+MATCH(&quot;Zaległy&quot;;[.$G:.$G];0)));FALSE();NOT(ISBLANK(INDIRECT(&quot;$G$&quot;&amp;MATCH(DATE([.$AJ$2];[.$C3];[.I$2]);[.$D$27:.$D$65];0)+MATCH(&quot;Zaległy&quot;;[.$G:.$G];0)))));[.$D$20];IF(NOT(ISERROR(VLOOKUP(DATE([.$AJ$2];[.$C3];[.I$2]);[.$AM:.$AM];1;0)));[.$D$19];&quot;&quot;))))))" office:value-type="string" office:string-value="+" calcext:value-type="string">
            <text:p>+</text:p>
          </table:table-cell>
          <table:table-cell table:style-name="ce74" table:formula="of:=IF(MONTH(DATE([.$AJ$2];[.$C3];[.$D$2]))&lt;&gt;MONTH(DATE([.$AJ$2];[.$C3];[.J$2]));[.$D$16];IF(COM.MICROSOFT.SWITCH(WEEKDAY(DATE([.$AJ$2];[.$C3];[.J$2]));7;TRUE();1;TRUE();FALSE());[.$D$17];IF(NOT(ISERROR(VLOOKUP(DATE([.$AJ$2];[.$C3];[.J$2]);[.$AL:.$AL];1;0)));[.$D$18];IF(IF(ISERROR(INDIRECT(&quot;$P$&quot;&amp;MATCH(DATE([.$AJ$2];[.$C3];[.J$2]);[.$D$27:.$D$65];0)+MATCH(&quot;Za sobotę&quot;;[.$P:.$P];0)));FALSE();NOT(ISBLANK(INDIRECT(&quot;$P$&quot;&amp;MATCH(DATE([.$AJ$2];[.$C3];[.J$2]);[.$D$27:.$D$65];0)+MATCH(&quot;Za sobotę&quot;;[.$P:.$P];0)))));[.$D$21];IF(IF(ISERROR(INDIRECT(&quot;$G$&quot;&amp;MATCH(DATE([.$AJ$2];[.$C3];[.J$2]);[.$D$27:.$D$65];0)+MATCH(&quot;Zaległy&quot;;[.$G:.$G];0)));FALSE();NOT(ISBLANK(INDIRECT(&quot;$G$&quot;&amp;MATCH(DATE([.$AJ$2];[.$C3];[.J$2]);[.$D$27:.$D$65];0)+MATCH(&quot;Zaległy&quot;;[.$G:.$G];0)))));[.$D$20];IF(NOT(ISERROR(VLOOKUP(DATE([.$AJ$2];[.$C3];[.J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K$2]));[.$D$16];IF(COM.MICROSOFT.SWITCH(WEEKDAY(DATE([.$AJ$2];[.$C3];[.K$2]));7;TRUE();1;TRUE();FALSE());[.$D$17];IF(NOT(ISERROR(VLOOKUP(DATE([.$AJ$2];[.$C3];[.K$2]);[.$AL:.$AL];1;0)));[.$D$18];IF(IF(ISERROR(INDIRECT(&quot;$P$&quot;&amp;MATCH(DATE([.$AJ$2];[.$C3];[.K$2]);[.$D$27:.$D$65];0)+MATCH(&quot;Za sobotę&quot;;[.$P:.$P];0)));FALSE();NOT(ISBLANK(INDIRECT(&quot;$P$&quot;&amp;MATCH(DATE([.$AJ$2];[.$C3];[.K$2]);[.$D$27:.$D$65];0)+MATCH(&quot;Za sobotę&quot;;[.$P:.$P];0)))));[.$D$21];IF(IF(ISERROR(INDIRECT(&quot;$G$&quot;&amp;MATCH(DATE([.$AJ$2];[.$C3];[.K$2]);[.$D$27:.$D$65];0)+MATCH(&quot;Zaległy&quot;;[.$G:.$G];0)));FALSE();NOT(ISBLANK(INDIRECT(&quot;$G$&quot;&amp;MATCH(DATE([.$AJ$2];[.$C3];[.K$2]);[.$D$27:.$D$65];0)+MATCH(&quot;Zaległy&quot;;[.$G:.$G];0)))));[.$D$20];IF(NOT(ISERROR(VLOOKUP(DATE([.$AJ$2];[.$C3];[.K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L$2]));[.$D$16];IF(COM.MICROSOFT.SWITCH(WEEKDAY(DATE([.$AJ$2];[.$C3];[.L$2]));7;TRUE();1;TRUE();FALSE());[.$D$17];IF(NOT(ISERROR(VLOOKUP(DATE([.$AJ$2];[.$C3];[.L$2]);[.$AL:.$AL];1;0)));[.$D$18];IF(IF(ISERROR(INDIRECT(&quot;$P$&quot;&amp;MATCH(DATE([.$AJ$2];[.$C3];[.L$2]);[.$D$27:.$D$65];0)+MATCH(&quot;Za sobotę&quot;;[.$P:.$P];0)));FALSE();NOT(ISBLANK(INDIRECT(&quot;$P$&quot;&amp;MATCH(DATE([.$AJ$2];[.$C3];[.L$2]);[.$D$27:.$D$65];0)+MATCH(&quot;Za sobotę&quot;;[.$P:.$P];0)))));[.$D$21];IF(IF(ISERROR(INDIRECT(&quot;$G$&quot;&amp;MATCH(DATE([.$AJ$2];[.$C3];[.L$2]);[.$D$27:.$D$65];0)+MATCH(&quot;Zaległy&quot;;[.$G:.$G];0)));FALSE();NOT(ISBLANK(INDIRECT(&quot;$G$&quot;&amp;MATCH(DATE([.$AJ$2];[.$C3];[.L$2]);[.$D$27:.$D$65];0)+MATCH(&quot;Zaległy&quot;;[.$G:.$G];0)))));[.$D$20];IF(NOT(ISERROR(VLOOKUP(DATE([.$AJ$2];[.$C3];[.L$2]);[.$AM:.$AM];1;0)));[.$D$19];&quot;&quot;))))))">
            <text:p/>
          </table:table-cell>
          <table:table-cell table:style-name="ce74" table:formula="of:=IF(MONTH(DATE([.$AJ$2];[.$C3];[.$D$2]))&lt;&gt;MONTH(DATE([.$AJ$2];[.$C3];[.M$2]));[.$D$16];IF(COM.MICROSOFT.SWITCH(WEEKDAY(DATE([.$AJ$2];[.$C3];[.M$2]));7;TRUE();1;TRUE();FALSE());[.$D$17];IF(NOT(ISERROR(VLOOKUP(DATE([.$AJ$2];[.$C3];[.M$2]);[.$AL:.$AL];1;0)));[.$D$18];IF(IF(ISERROR(INDIRECT(&quot;$P$&quot;&amp;MATCH(DATE([.$AJ$2];[.$C3];[.M$2]);[.$D$27:.$D$65];0)+MATCH(&quot;Za sobotę&quot;;[.$P:.$P];0)));FALSE();NOT(ISBLANK(INDIRECT(&quot;$P$&quot;&amp;MATCH(DATE([.$AJ$2];[.$C3];[.M$2]);[.$D$27:.$D$65];0)+MATCH(&quot;Za sobotę&quot;;[.$P:.$P];0)))));[.$D$21];IF(IF(ISERROR(INDIRECT(&quot;$G$&quot;&amp;MATCH(DATE([.$AJ$2];[.$C3];[.M$2]);[.$D$27:.$D$65];0)+MATCH(&quot;Zaległy&quot;;[.$G:.$G];0)));FALSE();NOT(ISBLANK(INDIRECT(&quot;$G$&quot;&amp;MATCH(DATE([.$AJ$2];[.$C3];[.M$2]);[.$D$27:.$D$65];0)+MATCH(&quot;Zaległy&quot;;[.$G:.$G];0)))));[.$D$20];IF(NOT(ISERROR(VLOOKUP(DATE([.$AJ$2];[.$C3];[.M$2]);[.$AM:.$AM];1;0)));[.$D$19];&quot;&quot;))))))">
            <text:p/>
          </table:table-cell>
          <table:table-cell table:style-name="ce74" table:formula="of:=IF(MONTH(DATE([.$AJ$2];[.$C3];[.$D$2]))&lt;&gt;MONTH(DATE([.$AJ$2];[.$C3];[.N$2]));[.$D$16];IF(COM.MICROSOFT.SWITCH(WEEKDAY(DATE([.$AJ$2];[.$C3];[.N$2]));7;TRUE();1;TRUE();FALSE());[.$D$17];IF(NOT(ISERROR(VLOOKUP(DATE([.$AJ$2];[.$C3];[.N$2]);[.$AL:.$AL];1;0)));[.$D$18];IF(IF(ISERROR(INDIRECT(&quot;$P$&quot;&amp;MATCH(DATE([.$AJ$2];[.$C3];[.N$2]);[.$D$27:.$D$65];0)+MATCH(&quot;Za sobotę&quot;;[.$P:.$P];0)));FALSE();NOT(ISBLANK(INDIRECT(&quot;$P$&quot;&amp;MATCH(DATE([.$AJ$2];[.$C3];[.N$2]);[.$D$27:.$D$65];0)+MATCH(&quot;Za sobotę&quot;;[.$P:.$P];0)))));[.$D$21];IF(IF(ISERROR(INDIRECT(&quot;$G$&quot;&amp;MATCH(DATE([.$AJ$2];[.$C3];[.N$2]);[.$D$27:.$D$65];0)+MATCH(&quot;Zaległy&quot;;[.$G:.$G];0)));FALSE();NOT(ISBLANK(INDIRECT(&quot;$G$&quot;&amp;MATCH(DATE([.$AJ$2];[.$C3];[.N$2]);[.$D$27:.$D$65];0)+MATCH(&quot;Zaległy&quot;;[.$G:.$G];0)))));[.$D$20];IF(NOT(ISERROR(VLOOKUP(DATE([.$AJ$2];[.$C3];[.N$2]);[.$AM:.$AM];1;0)));[.$D$19];&quot;&quot;))))))">
            <text:p/>
          </table:table-cell>
          <table:table-cell table:style-name="ce74" table:formula="of:=IF(MONTH(DATE([.$AJ$2];[.$C3];[.$D$2]))&lt;&gt;MONTH(DATE([.$AJ$2];[.$C3];[.O$2]));[.$D$16];IF(COM.MICROSOFT.SWITCH(WEEKDAY(DATE([.$AJ$2];[.$C3];[.O$2]));7;TRUE();1;TRUE();FALSE());[.$D$17];IF(NOT(ISERROR(VLOOKUP(DATE([.$AJ$2];[.$C3];[.O$2]);[.$AL:.$AL];1;0)));[.$D$18];IF(IF(ISERROR(INDIRECT(&quot;$P$&quot;&amp;MATCH(DATE([.$AJ$2];[.$C3];[.O$2]);[.$D$27:.$D$65];0)+MATCH(&quot;Za sobotę&quot;;[.$P:.$P];0)));FALSE();NOT(ISBLANK(INDIRECT(&quot;$P$&quot;&amp;MATCH(DATE([.$AJ$2];[.$C3];[.O$2]);[.$D$27:.$D$65];0)+MATCH(&quot;Za sobotę&quot;;[.$P:.$P];0)))));[.$D$21];IF(IF(ISERROR(INDIRECT(&quot;$G$&quot;&amp;MATCH(DATE([.$AJ$2];[.$C3];[.O$2]);[.$D$27:.$D$65];0)+MATCH(&quot;Zaległy&quot;;[.$G:.$G];0)));FALSE();NOT(ISBLANK(INDIRECT(&quot;$G$&quot;&amp;MATCH(DATE([.$AJ$2];[.$C3];[.O$2]);[.$D$27:.$D$65];0)+MATCH(&quot;Zaległy&quot;;[.$G:.$G];0)))));[.$D$20];IF(NOT(ISERROR(VLOOKUP(DATE([.$AJ$2];[.$C3];[.O$2]);[.$AM:.$AM];1;0)));[.$D$19];&quot;&quot;))))))">
            <text:p/>
          </table:table-cell>
          <table:table-cell table:style-name="ce74" table:formula="of:=IF(MONTH(DATE([.$AJ$2];[.$C3];[.$D$2]))&lt;&gt;MONTH(DATE([.$AJ$2];[.$C3];[.P$2]));[.$D$16];IF(COM.MICROSOFT.SWITCH(WEEKDAY(DATE([.$AJ$2];[.$C3];[.P$2]));7;TRUE();1;TRUE();FALSE());[.$D$17];IF(NOT(ISERROR(VLOOKUP(DATE([.$AJ$2];[.$C3];[.P$2]);[.$AL:.$AL];1;0)));[.$D$18];IF(IF(ISERROR(INDIRECT(&quot;$P$&quot;&amp;MATCH(DATE([.$AJ$2];[.$C3];[.P$2]);[.$D$27:.$D$65];0)+MATCH(&quot;Za sobotę&quot;;[.$P:.$P];0)));FALSE();NOT(ISBLANK(INDIRECT(&quot;$P$&quot;&amp;MATCH(DATE([.$AJ$2];[.$C3];[.P$2]);[.$D$27:.$D$65];0)+MATCH(&quot;Za sobotę&quot;;[.$P:.$P];0)))));[.$D$21];IF(IF(ISERROR(INDIRECT(&quot;$G$&quot;&amp;MATCH(DATE([.$AJ$2];[.$C3];[.P$2]);[.$D$27:.$D$65];0)+MATCH(&quot;Zaległy&quot;;[.$G:.$G];0)));FALSE();NOT(ISBLANK(INDIRECT(&quot;$G$&quot;&amp;MATCH(DATE([.$AJ$2];[.$C3];[.P$2]);[.$D$27:.$D$65];0)+MATCH(&quot;Zaległy&quot;;[.$G:.$G];0)))));[.$D$20];IF(NOT(ISERROR(VLOOKUP(DATE([.$AJ$2];[.$C3];[.P$2]);[.$AM:.$AM];1;0)));[.$D$19];&quot;&quot;))))))">
            <text:p/>
          </table:table-cell>
          <table:table-cell table:style-name="ce74" table:formula="of:=IF(MONTH(DATE([.$AJ$2];[.$C3];[.$D$2]))&lt;&gt;MONTH(DATE([.$AJ$2];[.$C3];[.Q$2]));[.$D$16];IF(COM.MICROSOFT.SWITCH(WEEKDAY(DATE([.$AJ$2];[.$C3];[.Q$2]));7;TRUE();1;TRUE();FALSE());[.$D$17];IF(NOT(ISERROR(VLOOKUP(DATE([.$AJ$2];[.$C3];[.Q$2]);[.$AL:.$AL];1;0)));[.$D$18];IF(IF(ISERROR(INDIRECT(&quot;$P$&quot;&amp;MATCH(DATE([.$AJ$2];[.$C3];[.Q$2]);[.$D$27:.$D$65];0)+MATCH(&quot;Za sobotę&quot;;[.$P:.$P];0)));FALSE();NOT(ISBLANK(INDIRECT(&quot;$P$&quot;&amp;MATCH(DATE([.$AJ$2];[.$C3];[.Q$2]);[.$D$27:.$D$65];0)+MATCH(&quot;Za sobotę&quot;;[.$P:.$P];0)))));[.$D$21];IF(IF(ISERROR(INDIRECT(&quot;$G$&quot;&amp;MATCH(DATE([.$AJ$2];[.$C3];[.Q$2]);[.$D$27:.$D$65];0)+MATCH(&quot;Zaległy&quot;;[.$G:.$G];0)));FALSE();NOT(ISBLANK(INDIRECT(&quot;$G$&quot;&amp;MATCH(DATE([.$AJ$2];[.$C3];[.Q$2]);[.$D$27:.$D$65];0)+MATCH(&quot;Zaległy&quot;;[.$G:.$G];0)))));[.$D$20];IF(NOT(ISERROR(VLOOKUP(DATE([.$AJ$2];[.$C3];[.Q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R$2]));[.$D$16];IF(COM.MICROSOFT.SWITCH(WEEKDAY(DATE([.$AJ$2];[.$C3];[.R$2]));7;TRUE();1;TRUE();FALSE());[.$D$17];IF(NOT(ISERROR(VLOOKUP(DATE([.$AJ$2];[.$C3];[.R$2]);[.$AL:.$AL];1;0)));[.$D$18];IF(IF(ISERROR(INDIRECT(&quot;$P$&quot;&amp;MATCH(DATE([.$AJ$2];[.$C3];[.R$2]);[.$D$27:.$D$65];0)+MATCH(&quot;Za sobotę&quot;;[.$P:.$P];0)));FALSE();NOT(ISBLANK(INDIRECT(&quot;$P$&quot;&amp;MATCH(DATE([.$AJ$2];[.$C3];[.R$2]);[.$D$27:.$D$65];0)+MATCH(&quot;Za sobotę&quot;;[.$P:.$P];0)))));[.$D$21];IF(IF(ISERROR(INDIRECT(&quot;$G$&quot;&amp;MATCH(DATE([.$AJ$2];[.$C3];[.R$2]);[.$D$27:.$D$65];0)+MATCH(&quot;Zaległy&quot;;[.$G:.$G];0)));FALSE();NOT(ISBLANK(INDIRECT(&quot;$G$&quot;&amp;MATCH(DATE([.$AJ$2];[.$C3];[.R$2]);[.$D$27:.$D$65];0)+MATCH(&quot;Zaległy&quot;;[.$G:.$G];0)))));[.$D$20];IF(NOT(ISERROR(VLOOKUP(DATE([.$AJ$2];[.$C3];[.R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S$2]));[.$D$16];IF(COM.MICROSOFT.SWITCH(WEEKDAY(DATE([.$AJ$2];[.$C3];[.S$2]));7;TRUE();1;TRUE();FALSE());[.$D$17];IF(NOT(ISERROR(VLOOKUP(DATE([.$AJ$2];[.$C3];[.S$2]);[.$AL:.$AL];1;0)));[.$D$18];IF(IF(ISERROR(INDIRECT(&quot;$P$&quot;&amp;MATCH(DATE([.$AJ$2];[.$C3];[.S$2]);[.$D$27:.$D$65];0)+MATCH(&quot;Za sobotę&quot;;[.$P:.$P];0)));FALSE();NOT(ISBLANK(INDIRECT(&quot;$P$&quot;&amp;MATCH(DATE([.$AJ$2];[.$C3];[.S$2]);[.$D$27:.$D$65];0)+MATCH(&quot;Za sobotę&quot;;[.$P:.$P];0)))));[.$D$21];IF(IF(ISERROR(INDIRECT(&quot;$G$&quot;&amp;MATCH(DATE([.$AJ$2];[.$C3];[.S$2]);[.$D$27:.$D$65];0)+MATCH(&quot;Zaległy&quot;;[.$G:.$G];0)));FALSE();NOT(ISBLANK(INDIRECT(&quot;$G$&quot;&amp;MATCH(DATE([.$AJ$2];[.$C3];[.S$2]);[.$D$27:.$D$65];0)+MATCH(&quot;Zaległy&quot;;[.$G:.$G];0)))));[.$D$20];IF(NOT(ISERROR(VLOOKUP(DATE([.$AJ$2];[.$C3];[.S$2]);[.$AM:.$AM];1;0)));[.$D$19];&quot;&quot;))))))">
            <text:p/>
          </table:table-cell>
          <table:table-cell table:style-name="ce74" table:formula="of:=IF(MONTH(DATE([.$AJ$2];[.$C3];[.$D$2]))&lt;&gt;MONTH(DATE([.$AJ$2];[.$C3];[.T$2]));[.$D$16];IF(COM.MICROSOFT.SWITCH(WEEKDAY(DATE([.$AJ$2];[.$C3];[.T$2]));7;TRUE();1;TRUE();FALSE());[.$D$17];IF(NOT(ISERROR(VLOOKUP(DATE([.$AJ$2];[.$C3];[.T$2]);[.$AL:.$AL];1;0)));[.$D$18];IF(IF(ISERROR(INDIRECT(&quot;$P$&quot;&amp;MATCH(DATE([.$AJ$2];[.$C3];[.T$2]);[.$D$27:.$D$65];0)+MATCH(&quot;Za sobotę&quot;;[.$P:.$P];0)));FALSE();NOT(ISBLANK(INDIRECT(&quot;$P$&quot;&amp;MATCH(DATE([.$AJ$2];[.$C3];[.T$2]);[.$D$27:.$D$65];0)+MATCH(&quot;Za sobotę&quot;;[.$P:.$P];0)))));[.$D$21];IF(IF(ISERROR(INDIRECT(&quot;$G$&quot;&amp;MATCH(DATE([.$AJ$2];[.$C3];[.T$2]);[.$D$27:.$D$65];0)+MATCH(&quot;Zaległy&quot;;[.$G:.$G];0)));FALSE();NOT(ISBLANK(INDIRECT(&quot;$G$&quot;&amp;MATCH(DATE([.$AJ$2];[.$C3];[.T$2]);[.$D$27:.$D$65];0)+MATCH(&quot;Zaległy&quot;;[.$G:.$G];0)))));[.$D$20];IF(NOT(ISERROR(VLOOKUP(DATE([.$AJ$2];[.$C3];[.T$2]);[.$AM:.$AM];1;0)));[.$D$19];&quot;&quot;))))))">
            <text:p/>
          </table:table-cell>
          <table:table-cell table:style-name="ce74" table:formula="of:=IF(MONTH(DATE([.$AJ$2];[.$C3];[.$D$2]))&lt;&gt;MONTH(DATE([.$AJ$2];[.$C3];[.U$2]));[.$D$16];IF(COM.MICROSOFT.SWITCH(WEEKDAY(DATE([.$AJ$2];[.$C3];[.U$2]));7;TRUE();1;TRUE();FALSE());[.$D$17];IF(NOT(ISERROR(VLOOKUP(DATE([.$AJ$2];[.$C3];[.U$2]);[.$AL:.$AL];1;0)));[.$D$18];IF(IF(ISERROR(INDIRECT(&quot;$P$&quot;&amp;MATCH(DATE([.$AJ$2];[.$C3];[.U$2]);[.$D$27:.$D$65];0)+MATCH(&quot;Za sobotę&quot;;[.$P:.$P];0)));FALSE();NOT(ISBLANK(INDIRECT(&quot;$P$&quot;&amp;MATCH(DATE([.$AJ$2];[.$C3];[.U$2]);[.$D$27:.$D$65];0)+MATCH(&quot;Za sobotę&quot;;[.$P:.$P];0)))));[.$D$21];IF(IF(ISERROR(INDIRECT(&quot;$G$&quot;&amp;MATCH(DATE([.$AJ$2];[.$C3];[.U$2]);[.$D$27:.$D$65];0)+MATCH(&quot;Zaległy&quot;;[.$G:.$G];0)));FALSE();NOT(ISBLANK(INDIRECT(&quot;$G$&quot;&amp;MATCH(DATE([.$AJ$2];[.$C3];[.U$2]);[.$D$27:.$D$65];0)+MATCH(&quot;Zaległy&quot;;[.$G:.$G];0)))));[.$D$20];IF(NOT(ISERROR(VLOOKUP(DATE([.$AJ$2];[.$C3];[.U$2]);[.$AM:.$AM];1;0)));[.$D$19];&quot;&quot;))))))">
            <text:p/>
          </table:table-cell>
          <table:table-cell table:style-name="ce74" table:formula="of:=IF(MONTH(DATE([.$AJ$2];[.$C3];[.$D$2]))&lt;&gt;MONTH(DATE([.$AJ$2];[.$C3];[.V$2]));[.$D$16];IF(COM.MICROSOFT.SWITCH(WEEKDAY(DATE([.$AJ$2];[.$C3];[.V$2]));7;TRUE();1;TRUE();FALSE());[.$D$17];IF(NOT(ISERROR(VLOOKUP(DATE([.$AJ$2];[.$C3];[.V$2]);[.$AL:.$AL];1;0)));[.$D$18];IF(IF(ISERROR(INDIRECT(&quot;$P$&quot;&amp;MATCH(DATE([.$AJ$2];[.$C3];[.V$2]);[.$D$27:.$D$65];0)+MATCH(&quot;Za sobotę&quot;;[.$P:.$P];0)));FALSE();NOT(ISBLANK(INDIRECT(&quot;$P$&quot;&amp;MATCH(DATE([.$AJ$2];[.$C3];[.V$2]);[.$D$27:.$D$65];0)+MATCH(&quot;Za sobotę&quot;;[.$P:.$P];0)))));[.$D$21];IF(IF(ISERROR(INDIRECT(&quot;$G$&quot;&amp;MATCH(DATE([.$AJ$2];[.$C3];[.V$2]);[.$D$27:.$D$65];0)+MATCH(&quot;Zaległy&quot;;[.$G:.$G];0)));FALSE();NOT(ISBLANK(INDIRECT(&quot;$G$&quot;&amp;MATCH(DATE([.$AJ$2];[.$C3];[.V$2]);[.$D$27:.$D$65];0)+MATCH(&quot;Zaległy&quot;;[.$G:.$G];0)))));[.$D$20];IF(NOT(ISERROR(VLOOKUP(DATE([.$AJ$2];[.$C3];[.V$2]);[.$AM:.$AM];1;0)));[.$D$19];&quot;&quot;))))))">
            <text:p/>
          </table:table-cell>
          <table:table-cell table:style-name="ce74" table:formula="of:=IF(MONTH(DATE([.$AJ$2];[.$C3];[.$D$2]))&lt;&gt;MONTH(DATE([.$AJ$2];[.$C3];[.W$2]));[.$D$16];IF(COM.MICROSOFT.SWITCH(WEEKDAY(DATE([.$AJ$2];[.$C3];[.W$2]));7;TRUE();1;TRUE();FALSE());[.$D$17];IF(NOT(ISERROR(VLOOKUP(DATE([.$AJ$2];[.$C3];[.W$2]);[.$AL:.$AL];1;0)));[.$D$18];IF(IF(ISERROR(INDIRECT(&quot;$P$&quot;&amp;MATCH(DATE([.$AJ$2];[.$C3];[.W$2]);[.$D$27:.$D$65];0)+MATCH(&quot;Za sobotę&quot;;[.$P:.$P];0)));FALSE();NOT(ISBLANK(INDIRECT(&quot;$P$&quot;&amp;MATCH(DATE([.$AJ$2];[.$C3];[.W$2]);[.$D$27:.$D$65];0)+MATCH(&quot;Za sobotę&quot;;[.$P:.$P];0)))));[.$D$21];IF(IF(ISERROR(INDIRECT(&quot;$G$&quot;&amp;MATCH(DATE([.$AJ$2];[.$C3];[.W$2]);[.$D$27:.$D$65];0)+MATCH(&quot;Zaległy&quot;;[.$G:.$G];0)));FALSE();NOT(ISBLANK(INDIRECT(&quot;$G$&quot;&amp;MATCH(DATE([.$AJ$2];[.$C3];[.W$2]);[.$D$27:.$D$65];0)+MATCH(&quot;Zaległy&quot;;[.$G:.$G];0)))));[.$D$20];IF(NOT(ISERROR(VLOOKUP(DATE([.$AJ$2];[.$C3];[.W$2]);[.$AM:.$AM];1;0)));[.$D$19];&quot;&quot;))))))">
            <text:p/>
          </table:table-cell>
          <table:table-cell table:style-name="ce74" table:formula="of:=IF(MONTH(DATE([.$AJ$2];[.$C3];[.$D$2]))&lt;&gt;MONTH(DATE([.$AJ$2];[.$C3];[.X$2]));[.$D$16];IF(COM.MICROSOFT.SWITCH(WEEKDAY(DATE([.$AJ$2];[.$C3];[.X$2]));7;TRUE();1;TRUE();FALSE());[.$D$17];IF(NOT(ISERROR(VLOOKUP(DATE([.$AJ$2];[.$C3];[.X$2]);[.$AL:.$AL];1;0)));[.$D$18];IF(IF(ISERROR(INDIRECT(&quot;$P$&quot;&amp;MATCH(DATE([.$AJ$2];[.$C3];[.X$2]);[.$D$27:.$D$65];0)+MATCH(&quot;Za sobotę&quot;;[.$P:.$P];0)));FALSE();NOT(ISBLANK(INDIRECT(&quot;$P$&quot;&amp;MATCH(DATE([.$AJ$2];[.$C3];[.X$2]);[.$D$27:.$D$65];0)+MATCH(&quot;Za sobotę&quot;;[.$P:.$P];0)))));[.$D$21];IF(IF(ISERROR(INDIRECT(&quot;$G$&quot;&amp;MATCH(DATE([.$AJ$2];[.$C3];[.X$2]);[.$D$27:.$D$65];0)+MATCH(&quot;Zaległy&quot;;[.$G:.$G];0)));FALSE();NOT(ISBLANK(INDIRECT(&quot;$G$&quot;&amp;MATCH(DATE([.$AJ$2];[.$C3];[.X$2]);[.$D$27:.$D$65];0)+MATCH(&quot;Zaległy&quot;;[.$G:.$G];0)))));[.$D$20];IF(NOT(ISERROR(VLOOKUP(DATE([.$AJ$2];[.$C3];[.X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Y$2]));[.$D$16];IF(COM.MICROSOFT.SWITCH(WEEKDAY(DATE([.$AJ$2];[.$C3];[.Y$2]));7;TRUE();1;TRUE();FALSE());[.$D$17];IF(NOT(ISERROR(VLOOKUP(DATE([.$AJ$2];[.$C3];[.Y$2]);[.$AL:.$AL];1;0)));[.$D$18];IF(IF(ISERROR(INDIRECT(&quot;$P$&quot;&amp;MATCH(DATE([.$AJ$2];[.$C3];[.Y$2]);[.$D$27:.$D$65];0)+MATCH(&quot;Za sobotę&quot;;[.$P:.$P];0)));FALSE();NOT(ISBLANK(INDIRECT(&quot;$P$&quot;&amp;MATCH(DATE([.$AJ$2];[.$C3];[.Y$2]);[.$D$27:.$D$65];0)+MATCH(&quot;Za sobotę&quot;;[.$P:.$P];0)))));[.$D$21];IF(IF(ISERROR(INDIRECT(&quot;$G$&quot;&amp;MATCH(DATE([.$AJ$2];[.$C3];[.Y$2]);[.$D$27:.$D$65];0)+MATCH(&quot;Zaległy&quot;;[.$G:.$G];0)));FALSE();NOT(ISBLANK(INDIRECT(&quot;$G$&quot;&amp;MATCH(DATE([.$AJ$2];[.$C3];[.Y$2]);[.$D$27:.$D$65];0)+MATCH(&quot;Zaległy&quot;;[.$G:.$G];0)))));[.$D$20];IF(NOT(ISERROR(VLOOKUP(DATE([.$AJ$2];[.$C3];[.Y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Z$2]));[.$D$16];IF(COM.MICROSOFT.SWITCH(WEEKDAY(DATE([.$AJ$2];[.$C3];[.Z$2]));7;TRUE();1;TRUE();FALSE());[.$D$17];IF(NOT(ISERROR(VLOOKUP(DATE([.$AJ$2];[.$C3];[.Z$2]);[.$AL:.$AL];1;0)));[.$D$18];IF(IF(ISERROR(INDIRECT(&quot;$P$&quot;&amp;MATCH(DATE([.$AJ$2];[.$C3];[.Z$2]);[.$D$27:.$D$65];0)+MATCH(&quot;Za sobotę&quot;;[.$P:.$P];0)));FALSE();NOT(ISBLANK(INDIRECT(&quot;$P$&quot;&amp;MATCH(DATE([.$AJ$2];[.$C3];[.Z$2]);[.$D$27:.$D$65];0)+MATCH(&quot;Za sobotę&quot;;[.$P:.$P];0)))));[.$D$21];IF(IF(ISERROR(INDIRECT(&quot;$G$&quot;&amp;MATCH(DATE([.$AJ$2];[.$C3];[.Z$2]);[.$D$27:.$D$65];0)+MATCH(&quot;Zaległy&quot;;[.$G:.$G];0)));FALSE();NOT(ISBLANK(INDIRECT(&quot;$G$&quot;&amp;MATCH(DATE([.$AJ$2];[.$C3];[.Z$2]);[.$D$27:.$D$65];0)+MATCH(&quot;Zaległy&quot;;[.$G:.$G];0)))));[.$D$20];IF(NOT(ISERROR(VLOOKUP(DATE([.$AJ$2];[.$C3];[.Z$2]);[.$AM:.$AM];1;0)));[.$D$19];&quot;&quot;))))))">
            <text:p/>
          </table:table-cell>
          <table:table-cell table:style-name="ce74" table:formula="of:=IF(MONTH(DATE([.$AJ$2];[.$C3];[.$D$2]))&lt;&gt;MONTH(DATE([.$AJ$2];[.$C3];[.AA$2]));[.$D$16];IF(COM.MICROSOFT.SWITCH(WEEKDAY(DATE([.$AJ$2];[.$C3];[.AA$2]));7;TRUE();1;TRUE();FALSE());[.$D$17];IF(NOT(ISERROR(VLOOKUP(DATE([.$AJ$2];[.$C3];[.AA$2]);[.$AL:.$AL];1;0)));[.$D$18];IF(IF(ISERROR(INDIRECT(&quot;$P$&quot;&amp;MATCH(DATE([.$AJ$2];[.$C3];[.AA$2]);[.$D$27:.$D$65];0)+MATCH(&quot;Za sobotę&quot;;[.$P:.$P];0)));FALSE();NOT(ISBLANK(INDIRECT(&quot;$P$&quot;&amp;MATCH(DATE([.$AJ$2];[.$C3];[.AA$2]);[.$D$27:.$D$65];0)+MATCH(&quot;Za sobotę&quot;;[.$P:.$P];0)))));[.$D$21];IF(IF(ISERROR(INDIRECT(&quot;$G$&quot;&amp;MATCH(DATE([.$AJ$2];[.$C3];[.AA$2]);[.$D$27:.$D$65];0)+MATCH(&quot;Zaległy&quot;;[.$G:.$G];0)));FALSE();NOT(ISBLANK(INDIRECT(&quot;$G$&quot;&amp;MATCH(DATE([.$AJ$2];[.$C3];[.AA$2]);[.$D$27:.$D$65];0)+MATCH(&quot;Zaległy&quot;;[.$G:.$G];0)))));[.$D$20];IF(NOT(ISERROR(VLOOKUP(DATE([.$AJ$2];[.$C3];[.AA$2]);[.$AM:.$AM];1;0)));[.$D$19];&quot;&quot;))))))">
            <text:p/>
          </table:table-cell>
          <table:table-cell table:style-name="ce74" table:formula="of:=IF(MONTH(DATE([.$AJ$2];[.$C3];[.$D$2]))&lt;&gt;MONTH(DATE([.$AJ$2];[.$C3];[.AB$2]));[.$D$16];IF(COM.MICROSOFT.SWITCH(WEEKDAY(DATE([.$AJ$2];[.$C3];[.AB$2]));7;TRUE();1;TRUE();FALSE());[.$D$17];IF(NOT(ISERROR(VLOOKUP(DATE([.$AJ$2];[.$C3];[.AB$2]);[.$AL:.$AL];1;0)));[.$D$18];IF(IF(ISERROR(INDIRECT(&quot;$P$&quot;&amp;MATCH(DATE([.$AJ$2];[.$C3];[.AB$2]);[.$D$27:.$D$65];0)+MATCH(&quot;Za sobotę&quot;;[.$P:.$P];0)));FALSE();NOT(ISBLANK(INDIRECT(&quot;$P$&quot;&amp;MATCH(DATE([.$AJ$2];[.$C3];[.AB$2]);[.$D$27:.$D$65];0)+MATCH(&quot;Za sobotę&quot;;[.$P:.$P];0)))));[.$D$21];IF(IF(ISERROR(INDIRECT(&quot;$G$&quot;&amp;MATCH(DATE([.$AJ$2];[.$C3];[.AB$2]);[.$D$27:.$D$65];0)+MATCH(&quot;Zaległy&quot;;[.$G:.$G];0)));FALSE();NOT(ISBLANK(INDIRECT(&quot;$G$&quot;&amp;MATCH(DATE([.$AJ$2];[.$C3];[.AB$2]);[.$D$27:.$D$65];0)+MATCH(&quot;Zaległy&quot;;[.$G:.$G];0)))));[.$D$20];IF(NOT(ISERROR(VLOOKUP(DATE([.$AJ$2];[.$C3];[.AB$2]);[.$AM:.$AM];1;0)));[.$D$19];&quot;&quot;))))))">
            <text:p/>
          </table:table-cell>
          <table:table-cell table:style-name="ce74" table:formula="of:=IF(MONTH(DATE([.$AJ$2];[.$C3];[.$D$2]))&lt;&gt;MONTH(DATE([.$AJ$2];[.$C3];[.AC$2]));[.$D$16];IF(COM.MICROSOFT.SWITCH(WEEKDAY(DATE([.$AJ$2];[.$C3];[.AC$2]));7;TRUE();1;TRUE();FALSE());[.$D$17];IF(NOT(ISERROR(VLOOKUP(DATE([.$AJ$2];[.$C3];[.AC$2]);[.$AL:.$AL];1;0)));[.$D$18];IF(IF(ISERROR(INDIRECT(&quot;$P$&quot;&amp;MATCH(DATE([.$AJ$2];[.$C3];[.AC$2]);[.$D$27:.$D$65];0)+MATCH(&quot;Za sobotę&quot;;[.$P:.$P];0)));FALSE();NOT(ISBLANK(INDIRECT(&quot;$P$&quot;&amp;MATCH(DATE([.$AJ$2];[.$C3];[.AC$2]);[.$D$27:.$D$65];0)+MATCH(&quot;Za sobotę&quot;;[.$P:.$P];0)))));[.$D$21];IF(IF(ISERROR(INDIRECT(&quot;$G$&quot;&amp;MATCH(DATE([.$AJ$2];[.$C3];[.AC$2]);[.$D$27:.$D$65];0)+MATCH(&quot;Zaległy&quot;;[.$G:.$G];0)));FALSE();NOT(ISBLANK(INDIRECT(&quot;$G$&quot;&amp;MATCH(DATE([.$AJ$2];[.$C3];[.AC$2]);[.$D$27:.$D$65];0)+MATCH(&quot;Zaległy&quot;;[.$G:.$G];0)))));[.$D$20];IF(NOT(ISERROR(VLOOKUP(DATE([.$AJ$2];[.$C3];[.AC$2]);[.$AM:.$AM];1;0)));[.$D$19];&quot;&quot;))))))">
            <text:p/>
          </table:table-cell>
          <table:table-cell table:style-name="ce74" table:formula="of:=IF(MONTH(DATE([.$AJ$2];[.$C3];[.$D$2]))&lt;&gt;MONTH(DATE([.$AJ$2];[.$C3];[.AD$2]));[.$D$16];IF(COM.MICROSOFT.SWITCH(WEEKDAY(DATE([.$AJ$2];[.$C3];[.AD$2]));7;TRUE();1;TRUE();FALSE());[.$D$17];IF(NOT(ISERROR(VLOOKUP(DATE([.$AJ$2];[.$C3];[.AD$2]);[.$AL:.$AL];1;0)));[.$D$18];IF(IF(ISERROR(INDIRECT(&quot;$P$&quot;&amp;MATCH(DATE([.$AJ$2];[.$C3];[.AD$2]);[.$D$27:.$D$65];0)+MATCH(&quot;Za sobotę&quot;;[.$P:.$P];0)));FALSE();NOT(ISBLANK(INDIRECT(&quot;$P$&quot;&amp;MATCH(DATE([.$AJ$2];[.$C3];[.AD$2]);[.$D$27:.$D$65];0)+MATCH(&quot;Za sobotę&quot;;[.$P:.$P];0)))));[.$D$21];IF(IF(ISERROR(INDIRECT(&quot;$G$&quot;&amp;MATCH(DATE([.$AJ$2];[.$C3];[.AD$2]);[.$D$27:.$D$65];0)+MATCH(&quot;Zaległy&quot;;[.$G:.$G];0)));FALSE();NOT(ISBLANK(INDIRECT(&quot;$G$&quot;&amp;MATCH(DATE([.$AJ$2];[.$C3];[.AD$2]);[.$D$27:.$D$65];0)+MATCH(&quot;Zaległy&quot;;[.$G:.$G];0)))));[.$D$20];IF(NOT(ISERROR(VLOOKUP(DATE([.$AJ$2];[.$C3];[.AD$2]);[.$AM:.$AM];1;0)));[.$D$19];&quot;&quot;))))))">
            <text:p/>
          </table:table-cell>
          <table:table-cell table:style-name="ce74" table:formula="of:=IF(MONTH(DATE([.$AJ$2];[.$C3];[.$D$2]))&lt;&gt;MONTH(DATE([.$AJ$2];[.$C3];[.AE$2]));[.$D$16];IF(COM.MICROSOFT.SWITCH(WEEKDAY(DATE([.$AJ$2];[.$C3];[.AE$2]));7;TRUE();1;TRUE();FALSE());[.$D$17];IF(NOT(ISERROR(VLOOKUP(DATE([.$AJ$2];[.$C3];[.AE$2]);[.$AL:.$AL];1;0)));[.$D$18];IF(IF(ISERROR(INDIRECT(&quot;$P$&quot;&amp;MATCH(DATE([.$AJ$2];[.$C3];[.AE$2]);[.$D$27:.$D$65];0)+MATCH(&quot;Za sobotę&quot;;[.$P:.$P];0)));FALSE();NOT(ISBLANK(INDIRECT(&quot;$P$&quot;&amp;MATCH(DATE([.$AJ$2];[.$C3];[.AE$2]);[.$D$27:.$D$65];0)+MATCH(&quot;Za sobotę&quot;;[.$P:.$P];0)))));[.$D$21];IF(IF(ISERROR(INDIRECT(&quot;$G$&quot;&amp;MATCH(DATE([.$AJ$2];[.$C3];[.AE$2]);[.$D$27:.$D$65];0)+MATCH(&quot;Zaległy&quot;;[.$G:.$G];0)));FALSE();NOT(ISBLANK(INDIRECT(&quot;$G$&quot;&amp;MATCH(DATE([.$AJ$2];[.$C3];[.AE$2]);[.$D$27:.$D$65];0)+MATCH(&quot;Zaległy&quot;;[.$G:.$G];0)))));[.$D$20];IF(NOT(ISERROR(VLOOKUP(DATE([.$AJ$2];[.$C3];[.AE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AF$2]));[.$D$16];IF(COM.MICROSOFT.SWITCH(WEEKDAY(DATE([.$AJ$2];[.$C3];[.AF$2]));7;TRUE();1;TRUE();FALSE());[.$D$17];IF(NOT(ISERROR(VLOOKUP(DATE([.$AJ$2];[.$C3];[.AF$2]);[.$AL:.$AL];1;0)));[.$D$18];IF(IF(ISERROR(INDIRECT(&quot;$P$&quot;&amp;MATCH(DATE([.$AJ$2];[.$C3];[.AF$2]);[.$D$27:.$D$65];0)+MATCH(&quot;Za sobotę&quot;;[.$P:.$P];0)));FALSE();NOT(ISBLANK(INDIRECT(&quot;$P$&quot;&amp;MATCH(DATE([.$AJ$2];[.$C3];[.AF$2]);[.$D$27:.$D$65];0)+MATCH(&quot;Za sobotę&quot;;[.$P:.$P];0)))));[.$D$21];IF(IF(ISERROR(INDIRECT(&quot;$G$&quot;&amp;MATCH(DATE([.$AJ$2];[.$C3];[.AF$2]);[.$D$27:.$D$65];0)+MATCH(&quot;Zaległy&quot;;[.$G:.$G];0)));FALSE();NOT(ISBLANK(INDIRECT(&quot;$G$&quot;&amp;MATCH(DATE([.$AJ$2];[.$C3];[.AF$2]);[.$D$27:.$D$65];0)+MATCH(&quot;Zaległy&quot;;[.$G:.$G];0)))));[.$D$20];IF(NOT(ISERROR(VLOOKUP(DATE([.$AJ$2];[.$C3];[.AF$2]);[.$AM:.$AM];1;0)));[.$D$19];&quot;&quot;))))))" office:value-type="string" office:string-value="–" calcext:value-type="string">
            <text:p>–</text:p>
          </table:table-cell>
          <table:table-cell table:style-name="ce74" table:formula="of:=IF(MONTH(DATE([.$AJ$2];[.$C3];[.$D$2]))&lt;&gt;MONTH(DATE([.$AJ$2];[.$C3];[.AG$2]));[.$D$16];IF(COM.MICROSOFT.SWITCH(WEEKDAY(DATE([.$AJ$2];[.$C3];[.AG$2]));7;TRUE();1;TRUE();FALSE());[.$D$17];IF(NOT(ISERROR(VLOOKUP(DATE([.$AJ$2];[.$C3];[.AG$2]);[.$AL:.$AL];1;0)));[.$D$18];IF(IF(ISERROR(INDIRECT(&quot;$P$&quot;&amp;MATCH(DATE([.$AJ$2];[.$C3];[.AG$2]);[.$D$27:.$D$65];0)+MATCH(&quot;Za sobotę&quot;;[.$P:.$P];0)));FALSE();NOT(ISBLANK(INDIRECT(&quot;$P$&quot;&amp;MATCH(DATE([.$AJ$2];[.$C3];[.AG$2]);[.$D$27:.$D$65];0)+MATCH(&quot;Za sobotę&quot;;[.$P:.$P];0)))));[.$D$21];IF(IF(ISERROR(INDIRECT(&quot;$G$&quot;&amp;MATCH(DATE([.$AJ$2];[.$C3];[.AG$2]);[.$D$27:.$D$65];0)+MATCH(&quot;Zaległy&quot;;[.$G:.$G];0)));FALSE();NOT(ISBLANK(INDIRECT(&quot;$G$&quot;&amp;MATCH(DATE([.$AJ$2];[.$C3];[.AG$2]);[.$D$27:.$D$65];0)+MATCH(&quot;Zaległy&quot;;[.$G:.$G];0)))));[.$D$20];IF(NOT(ISERROR(VLOOKUP(DATE([.$AJ$2];[.$C3];[.AG$2]);[.$AM:.$AM];1;0)));[.$D$19];&quot;&quot;))))))">
            <text:p/>
          </table:table-cell>
          <table:table-cell table:style-name="ce94" table:formula="of:=IF(MONTH(DATE([.$AJ$2];[.$C3];[.$D$2]))&lt;&gt;MONTH(DATE([.$AJ$2];[.$C3];[.AH$2]));[.$D$16];IF(COM.MICROSOFT.SWITCH(WEEKDAY(DATE([.$AJ$2];[.$C3];[.AH$2]));7;TRUE();1;TRUE();FALSE());[.$D$17];IF(NOT(ISERROR(VLOOKUP(DATE([.$AJ$2];[.$C3];[.AH$2]);[.$AL:.$AL];1;0)));[.$D$18];IF(IF(ISERROR(INDIRECT(&quot;$P$&quot;&amp;MATCH(DATE([.$AJ$2];[.$C3];[.AH$2]);[.$D$27:.$D$65];0)+MATCH(&quot;Za sobotę&quot;;[.$P:.$P];0)));FALSE();NOT(ISBLANK(INDIRECT(&quot;$P$&quot;&amp;MATCH(DATE([.$AJ$2];[.$C3];[.AH$2]);[.$D$27:.$D$65];0)+MATCH(&quot;Za sobotę&quot;;[.$P:.$P];0)))));[.$D$21];IF(IF(ISERROR(INDIRECT(&quot;$G$&quot;&amp;MATCH(DATE([.$AJ$2];[.$C3];[.AH$2]);[.$D$27:.$D$65];0)+MATCH(&quot;Zaległy&quot;;[.$G:.$G];0)));FALSE();NOT(ISBLANK(INDIRECT(&quot;$G$&quot;&amp;MATCH(DATE([.$AJ$2];[.$C3];[.AH$2]);[.$D$27:.$D$65];0)+MATCH(&quot;Zaległy&quot;;[.$G:.$G];0)))));[.$D$20];IF(NOT(ISERROR(VLOOKUP(DATE([.$AJ$2];[.$C3];[.AH$2]);[.$AM:.$AM];1;0)));[.$D$19];&quot;&quot;))))))">
            <text:p/>
          </table:table-cell>
          <table:table-cell/>
          <table:table-cell table:style-name="ce99"/>
          <table:table-cell table:style-name="Default"/>
          <table:table-cell table:formula="of:=IF(NOT(ISBLANK([.$AJ6]));IFERROR(DATEVALUE([.$AJ6]&amp;&quot;.&quot;&amp;[.$AJ$2]);DATE([.$AJ$2];MONTH([.$AJ6]);DAY([.$AJ6])));&quot;&quot;)" office:value-type="date" office:date-value="2023-01-06" calcext:value-type="date">
            <text:p>6 stycznia 2023 (piątek)</text:p>
          </table:table-cell>
          <table:table-cell table:style-name="ce62" table:formula="of:=IF(NOT(ISBLANK([.$D28]));IFERROR(DATEVALUE([.$D28]&amp;&quot;.&quot;&amp;[.$AJ$2]);DATE([.$AJ$2];MONTH([.$D28]);DAY([.$D28])));&quot;&quot;)">
            <text:p/>
          </table:table-cell>
          <table:table-cell/>
          <table:table-cell table:style-name="Default" table:number-columns-repeated="7"/>
          <table:table-cell table:number-columns-repeated="976"/>
        </table:table-row>
        <table:table-row table:style-name="ro1">
          <table:covered-table-cell table:style-name="ce45"/>
          <table:table-cell table:style-name="ce34" table:formula="of:=DATE([.$AJ$2];[.$C4];1)" office:value-type="date" office:date-value="2023-02-01" calcext:value-type="date">
            <text:p>luty</text:p>
          </table:table-cell>
          <table:table-cell table:style-name="ce6" office:value-type="float" office:value="2" calcext:value-type="float">
            <text:p>2</text:p>
          </table:table-cell>
          <table:table-cell table:style-name="ce65" table:formula="of:=IF(MONTH(DATE([.$AJ$2];[.$C4];[.$D$2]))&lt;&gt;MONTH(DATE([.$AJ$2];[.$C4];[.D$2]));[.$D$16];IF(COM.MICROSOFT.SWITCH(WEEKDAY(DATE([.$AJ$2];[.$C4];[.D$2]));7;TRUE();1;TRUE();FALSE());[.$D$17];IF(NOT(ISERROR(VLOOKUP(DATE([.$AJ$2];[.$C4];[.D$2]);[.$AL:.$AL];1;0)));[.$D$18];IF(IF(ISERROR(INDIRECT(&quot;$P$&quot;&amp;MATCH(DATE([.$AJ$2];[.$C4];[.D$2]);[.$D$27:.$D$65];0)+MATCH(&quot;Za sobotę&quot;;[.$P:.$P];0)));FALSE();NOT(ISBLANK(INDIRECT(&quot;$P$&quot;&amp;MATCH(DATE([.$AJ$2];[.$C4];[.D$2]);[.$D$27:.$D$65];0)+MATCH(&quot;Za sobotę&quot;;[.$P:.$P];0)))));[.$D$21];IF(IF(ISERROR(INDIRECT(&quot;$G$&quot;&amp;MATCH(DATE([.$AJ$2];[.$C4];[.D$2]);[.$D$27:.$D$65];0)+MATCH(&quot;Zaległy&quot;;[.$G:.$G];0)));FALSE();NOT(ISBLANK(INDIRECT(&quot;$G$&quot;&amp;MATCH(DATE([.$AJ$2];[.$C4];[.D$2]);[.$D$27:.$D$65];0)+MATCH(&quot;Zaległy&quot;;[.$G:.$G];0)))));[.$D$20];IF(NOT(ISERROR(VLOOKUP(DATE([.$AJ$2];[.$C4];[.D$2]);[.$AM:.$AM];1;0)));[.$D$19];&quot;&quot;))))))">
            <text:p/>
          </table:table-cell>
          <table:table-cell table:style-name="ce75" table:formula="of:=IF(MONTH(DATE([.$AJ$2];[.$C4];[.$D$2]))&lt;&gt;MONTH(DATE([.$AJ$2];[.$C4];[.E$2]));[.$D$16];IF(COM.MICROSOFT.SWITCH(WEEKDAY(DATE([.$AJ$2];[.$C4];[.E$2]));7;TRUE();1;TRUE();FALSE());[.$D$17];IF(NOT(ISERROR(VLOOKUP(DATE([.$AJ$2];[.$C4];[.E$2]);[.$AL:.$AL];1;0)));[.$D$18];IF(IF(ISERROR(INDIRECT(&quot;$P$&quot;&amp;MATCH(DATE([.$AJ$2];[.$C4];[.E$2]);[.$D$27:.$D$65];0)+MATCH(&quot;Za sobotę&quot;;[.$P:.$P];0)));FALSE();NOT(ISBLANK(INDIRECT(&quot;$P$&quot;&amp;MATCH(DATE([.$AJ$2];[.$C4];[.E$2]);[.$D$27:.$D$65];0)+MATCH(&quot;Za sobotę&quot;;[.$P:.$P];0)))));[.$D$21];IF(IF(ISERROR(INDIRECT(&quot;$G$&quot;&amp;MATCH(DATE([.$AJ$2];[.$C4];[.E$2]);[.$D$27:.$D$65];0)+MATCH(&quot;Zaległy&quot;;[.$G:.$G];0)));FALSE();NOT(ISBLANK(INDIRECT(&quot;$G$&quot;&amp;MATCH(DATE([.$AJ$2];[.$C4];[.E$2]);[.$D$27:.$D$65];0)+MATCH(&quot;Zaległy&quot;;[.$G:.$G];0)))));[.$D$20];IF(NOT(ISERROR(VLOOKUP(DATE([.$AJ$2];[.$C4];[.E$2]);[.$AM:.$AM];1;0)));[.$D$19];&quot;&quot;))))))">
            <text:p/>
          </table:table-cell>
          <table:table-cell table:style-name="ce75" table:formula="of:=IF(MONTH(DATE([.$AJ$2];[.$C4];[.$D$2]))&lt;&gt;MONTH(DATE([.$AJ$2];[.$C4];[.F$2]));[.$D$16];IF(COM.MICROSOFT.SWITCH(WEEKDAY(DATE([.$AJ$2];[.$C4];[.F$2]));7;TRUE();1;TRUE();FALSE());[.$D$17];IF(NOT(ISERROR(VLOOKUP(DATE([.$AJ$2];[.$C4];[.F$2]);[.$AL:.$AL];1;0)));[.$D$18];IF(IF(ISERROR(INDIRECT(&quot;$P$&quot;&amp;MATCH(DATE([.$AJ$2];[.$C4];[.F$2]);[.$D$27:.$D$65];0)+MATCH(&quot;Za sobotę&quot;;[.$P:.$P];0)));FALSE();NOT(ISBLANK(INDIRECT(&quot;$P$&quot;&amp;MATCH(DATE([.$AJ$2];[.$C4];[.F$2]);[.$D$27:.$D$65];0)+MATCH(&quot;Za sobotę&quot;;[.$P:.$P];0)))));[.$D$21];IF(IF(ISERROR(INDIRECT(&quot;$G$&quot;&amp;MATCH(DATE([.$AJ$2];[.$C4];[.F$2]);[.$D$27:.$D$65];0)+MATCH(&quot;Zaległy&quot;;[.$G:.$G];0)));FALSE();NOT(ISBLANK(INDIRECT(&quot;$G$&quot;&amp;MATCH(DATE([.$AJ$2];[.$C4];[.F$2]);[.$D$27:.$D$65];0)+MATCH(&quot;Zaległy&quot;;[.$G:.$G];0)))));[.$D$20];IF(NOT(ISERROR(VLOOKUP(DATE([.$AJ$2];[.$C4];[.F$2]);[.$AM:.$AM];1;0)));[.$D$19];&quot;&quot;))))))">
            <text:p/>
          </table:table-cell>
          <table:table-cell table:style-name="ce75" table:formula="of:=IF(MONTH(DATE([.$AJ$2];[.$C4];[.$D$2]))&lt;&gt;MONTH(DATE([.$AJ$2];[.$C4];[.G$2]));[.$D$16];IF(COM.MICROSOFT.SWITCH(WEEKDAY(DATE([.$AJ$2];[.$C4];[.G$2]));7;TRUE();1;TRUE();FALSE());[.$D$17];IF(NOT(ISERROR(VLOOKUP(DATE([.$AJ$2];[.$C4];[.G$2]);[.$AL:.$AL];1;0)));[.$D$18];IF(IF(ISERROR(INDIRECT(&quot;$P$&quot;&amp;MATCH(DATE([.$AJ$2];[.$C4];[.G$2]);[.$D$27:.$D$65];0)+MATCH(&quot;Za sobotę&quot;;[.$P:.$P];0)));FALSE();NOT(ISBLANK(INDIRECT(&quot;$P$&quot;&amp;MATCH(DATE([.$AJ$2];[.$C4];[.G$2]);[.$D$27:.$D$65];0)+MATCH(&quot;Za sobotę&quot;;[.$P:.$P];0)))));[.$D$21];IF(IF(ISERROR(INDIRECT(&quot;$G$&quot;&amp;MATCH(DATE([.$AJ$2];[.$C4];[.G$2]);[.$D$27:.$D$65];0)+MATCH(&quot;Zaległy&quot;;[.$G:.$G];0)));FALSE();NOT(ISBLANK(INDIRECT(&quot;$G$&quot;&amp;MATCH(DATE([.$AJ$2];[.$C4];[.G$2]);[.$D$27:.$D$65];0)+MATCH(&quot;Zaległy&quot;;[.$G:.$G];0)))));[.$D$20];IF(NOT(ISERROR(VLOOKUP(DATE([.$AJ$2];[.$C4];[.G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H$2]));[.$D$16];IF(COM.MICROSOFT.SWITCH(WEEKDAY(DATE([.$AJ$2];[.$C4];[.H$2]));7;TRUE();1;TRUE();FALSE());[.$D$17];IF(NOT(ISERROR(VLOOKUP(DATE([.$AJ$2];[.$C4];[.H$2]);[.$AL:.$AL];1;0)));[.$D$18];IF(IF(ISERROR(INDIRECT(&quot;$P$&quot;&amp;MATCH(DATE([.$AJ$2];[.$C4];[.H$2]);[.$D$27:.$D$65];0)+MATCH(&quot;Za sobotę&quot;;[.$P:.$P];0)));FALSE();NOT(ISBLANK(INDIRECT(&quot;$P$&quot;&amp;MATCH(DATE([.$AJ$2];[.$C4];[.H$2]);[.$D$27:.$D$65];0)+MATCH(&quot;Za sobotę&quot;;[.$P:.$P];0)))));[.$D$21];IF(IF(ISERROR(INDIRECT(&quot;$G$&quot;&amp;MATCH(DATE([.$AJ$2];[.$C4];[.H$2]);[.$D$27:.$D$65];0)+MATCH(&quot;Zaległy&quot;;[.$G:.$G];0)));FALSE();NOT(ISBLANK(INDIRECT(&quot;$G$&quot;&amp;MATCH(DATE([.$AJ$2];[.$C4];[.H$2]);[.$D$27:.$D$65];0)+MATCH(&quot;Zaległy&quot;;[.$G:.$G];0)))));[.$D$20];IF(NOT(ISERROR(VLOOKUP(DATE([.$AJ$2];[.$C4];[.H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I$2]));[.$D$16];IF(COM.MICROSOFT.SWITCH(WEEKDAY(DATE([.$AJ$2];[.$C4];[.I$2]));7;TRUE();1;TRUE();FALSE());[.$D$17];IF(NOT(ISERROR(VLOOKUP(DATE([.$AJ$2];[.$C4];[.I$2]);[.$AL:.$AL];1;0)));[.$D$18];IF(IF(ISERROR(INDIRECT(&quot;$P$&quot;&amp;MATCH(DATE([.$AJ$2];[.$C4];[.I$2]);[.$D$27:.$D$65];0)+MATCH(&quot;Za sobotę&quot;;[.$P:.$P];0)));FALSE();NOT(ISBLANK(INDIRECT(&quot;$P$&quot;&amp;MATCH(DATE([.$AJ$2];[.$C4];[.I$2]);[.$D$27:.$D$65];0)+MATCH(&quot;Za sobotę&quot;;[.$P:.$P];0)))));[.$D$21];IF(IF(ISERROR(INDIRECT(&quot;$G$&quot;&amp;MATCH(DATE([.$AJ$2];[.$C4];[.I$2]);[.$D$27:.$D$65];0)+MATCH(&quot;Zaległy&quot;;[.$G:.$G];0)));FALSE();NOT(ISBLANK(INDIRECT(&quot;$G$&quot;&amp;MATCH(DATE([.$AJ$2];[.$C4];[.I$2]);[.$D$27:.$D$65];0)+MATCH(&quot;Zaległy&quot;;[.$G:.$G];0)))));[.$D$20];IF(NOT(ISERROR(VLOOKUP(DATE([.$AJ$2];[.$C4];[.I$2]);[.$AM:.$AM];1;0)));[.$D$19];&quot;&quot;))))))">
            <text:p/>
          </table:table-cell>
          <table:table-cell table:style-name="ce75" table:formula="of:=IF(MONTH(DATE([.$AJ$2];[.$C4];[.$D$2]))&lt;&gt;MONTH(DATE([.$AJ$2];[.$C4];[.J$2]));[.$D$16];IF(COM.MICROSOFT.SWITCH(WEEKDAY(DATE([.$AJ$2];[.$C4];[.J$2]));7;TRUE();1;TRUE();FALSE());[.$D$17];IF(NOT(ISERROR(VLOOKUP(DATE([.$AJ$2];[.$C4];[.J$2]);[.$AL:.$AL];1;0)));[.$D$18];IF(IF(ISERROR(INDIRECT(&quot;$P$&quot;&amp;MATCH(DATE([.$AJ$2];[.$C4];[.J$2]);[.$D$27:.$D$65];0)+MATCH(&quot;Za sobotę&quot;;[.$P:.$P];0)));FALSE();NOT(ISBLANK(INDIRECT(&quot;$P$&quot;&amp;MATCH(DATE([.$AJ$2];[.$C4];[.J$2]);[.$D$27:.$D$65];0)+MATCH(&quot;Za sobotę&quot;;[.$P:.$P];0)))));[.$D$21];IF(IF(ISERROR(INDIRECT(&quot;$G$&quot;&amp;MATCH(DATE([.$AJ$2];[.$C4];[.J$2]);[.$D$27:.$D$65];0)+MATCH(&quot;Zaległy&quot;;[.$G:.$G];0)));FALSE();NOT(ISBLANK(INDIRECT(&quot;$G$&quot;&amp;MATCH(DATE([.$AJ$2];[.$C4];[.J$2]);[.$D$27:.$D$65];0)+MATCH(&quot;Zaległy&quot;;[.$G:.$G];0)))));[.$D$20];IF(NOT(ISERROR(VLOOKUP(DATE([.$AJ$2];[.$C4];[.J$2]);[.$AM:.$AM];1;0)));[.$D$19];&quot;&quot;))))))">
            <text:p/>
          </table:table-cell>
          <table:table-cell table:style-name="ce75" table:formula="of:=IF(MONTH(DATE([.$AJ$2];[.$C4];[.$D$2]))&lt;&gt;MONTH(DATE([.$AJ$2];[.$C4];[.K$2]));[.$D$16];IF(COM.MICROSOFT.SWITCH(WEEKDAY(DATE([.$AJ$2];[.$C4];[.K$2]));7;TRUE();1;TRUE();FALSE());[.$D$17];IF(NOT(ISERROR(VLOOKUP(DATE([.$AJ$2];[.$C4];[.K$2]);[.$AL:.$AL];1;0)));[.$D$18];IF(IF(ISERROR(INDIRECT(&quot;$P$&quot;&amp;MATCH(DATE([.$AJ$2];[.$C4];[.K$2]);[.$D$27:.$D$65];0)+MATCH(&quot;Za sobotę&quot;;[.$P:.$P];0)));FALSE();NOT(ISBLANK(INDIRECT(&quot;$P$&quot;&amp;MATCH(DATE([.$AJ$2];[.$C4];[.K$2]);[.$D$27:.$D$65];0)+MATCH(&quot;Za sobotę&quot;;[.$P:.$P];0)))));[.$D$21];IF(IF(ISERROR(INDIRECT(&quot;$G$&quot;&amp;MATCH(DATE([.$AJ$2];[.$C4];[.K$2]);[.$D$27:.$D$65];0)+MATCH(&quot;Zaległy&quot;;[.$G:.$G];0)));FALSE();NOT(ISBLANK(INDIRECT(&quot;$G$&quot;&amp;MATCH(DATE([.$AJ$2];[.$C4];[.K$2]);[.$D$27:.$D$65];0)+MATCH(&quot;Zaległy&quot;;[.$G:.$G];0)))));[.$D$20];IF(NOT(ISERROR(VLOOKUP(DATE([.$AJ$2];[.$C4];[.K$2]);[.$AM:.$AM];1;0)));[.$D$19];&quot;&quot;))))))">
            <text:p/>
          </table:table-cell>
          <table:table-cell table:style-name="ce75" table:formula="of:=IF(MONTH(DATE([.$AJ$2];[.$C4];[.$D$2]))&lt;&gt;MONTH(DATE([.$AJ$2];[.$C4];[.L$2]));[.$D$16];IF(COM.MICROSOFT.SWITCH(WEEKDAY(DATE([.$AJ$2];[.$C4];[.L$2]));7;TRUE();1;TRUE();FALSE());[.$D$17];IF(NOT(ISERROR(VLOOKUP(DATE([.$AJ$2];[.$C4];[.L$2]);[.$AL:.$AL];1;0)));[.$D$18];IF(IF(ISERROR(INDIRECT(&quot;$P$&quot;&amp;MATCH(DATE([.$AJ$2];[.$C4];[.L$2]);[.$D$27:.$D$65];0)+MATCH(&quot;Za sobotę&quot;;[.$P:.$P];0)));FALSE();NOT(ISBLANK(INDIRECT(&quot;$P$&quot;&amp;MATCH(DATE([.$AJ$2];[.$C4];[.L$2]);[.$D$27:.$D$65];0)+MATCH(&quot;Za sobotę&quot;;[.$P:.$P];0)))));[.$D$21];IF(IF(ISERROR(INDIRECT(&quot;$G$&quot;&amp;MATCH(DATE([.$AJ$2];[.$C4];[.L$2]);[.$D$27:.$D$65];0)+MATCH(&quot;Zaległy&quot;;[.$G:.$G];0)));FALSE();NOT(ISBLANK(INDIRECT(&quot;$G$&quot;&amp;MATCH(DATE([.$AJ$2];[.$C4];[.L$2]);[.$D$27:.$D$65];0)+MATCH(&quot;Zaległy&quot;;[.$G:.$G];0)))));[.$D$20];IF(NOT(ISERROR(VLOOKUP(DATE([.$AJ$2];[.$C4];[.L$2]);[.$AM:.$AM];1;0)));[.$D$19];&quot;&quot;))))))">
            <text:p/>
          </table:table-cell>
          <table:table-cell table:style-name="ce75" table:formula="of:=IF(MONTH(DATE([.$AJ$2];[.$C4];[.$D$2]))&lt;&gt;MONTH(DATE([.$AJ$2];[.$C4];[.M$2]));[.$D$16];IF(COM.MICROSOFT.SWITCH(WEEKDAY(DATE([.$AJ$2];[.$C4];[.M$2]));7;TRUE();1;TRUE();FALSE());[.$D$17];IF(NOT(ISERROR(VLOOKUP(DATE([.$AJ$2];[.$C4];[.M$2]);[.$AL:.$AL];1;0)));[.$D$18];IF(IF(ISERROR(INDIRECT(&quot;$P$&quot;&amp;MATCH(DATE([.$AJ$2];[.$C4];[.M$2]);[.$D$27:.$D$65];0)+MATCH(&quot;Za sobotę&quot;;[.$P:.$P];0)));FALSE();NOT(ISBLANK(INDIRECT(&quot;$P$&quot;&amp;MATCH(DATE([.$AJ$2];[.$C4];[.M$2]);[.$D$27:.$D$65];0)+MATCH(&quot;Za sobotę&quot;;[.$P:.$P];0)))));[.$D$21];IF(IF(ISERROR(INDIRECT(&quot;$G$&quot;&amp;MATCH(DATE([.$AJ$2];[.$C4];[.M$2]);[.$D$27:.$D$65];0)+MATCH(&quot;Zaległy&quot;;[.$G:.$G];0)));FALSE();NOT(ISBLANK(INDIRECT(&quot;$G$&quot;&amp;MATCH(DATE([.$AJ$2];[.$C4];[.M$2]);[.$D$27:.$D$65];0)+MATCH(&quot;Zaległy&quot;;[.$G:.$G];0)))));[.$D$20];IF(NOT(ISERROR(VLOOKUP(DATE([.$AJ$2];[.$C4];[.M$2]);[.$AM:.$AM];1;0)));[.$D$19];&quot;&quot;))))))">
            <text:p/>
          </table:table-cell>
          <table:table-cell table:style-name="ce75" table:formula="of:=IF(MONTH(DATE([.$AJ$2];[.$C4];[.$D$2]))&lt;&gt;MONTH(DATE([.$AJ$2];[.$C4];[.N$2]));[.$D$16];IF(COM.MICROSOFT.SWITCH(WEEKDAY(DATE([.$AJ$2];[.$C4];[.N$2]));7;TRUE();1;TRUE();FALSE());[.$D$17];IF(NOT(ISERROR(VLOOKUP(DATE([.$AJ$2];[.$C4];[.N$2]);[.$AL:.$AL];1;0)));[.$D$18];IF(IF(ISERROR(INDIRECT(&quot;$P$&quot;&amp;MATCH(DATE([.$AJ$2];[.$C4];[.N$2]);[.$D$27:.$D$65];0)+MATCH(&quot;Za sobotę&quot;;[.$P:.$P];0)));FALSE();NOT(ISBLANK(INDIRECT(&quot;$P$&quot;&amp;MATCH(DATE([.$AJ$2];[.$C4];[.N$2]);[.$D$27:.$D$65];0)+MATCH(&quot;Za sobotę&quot;;[.$P:.$P];0)))));[.$D$21];IF(IF(ISERROR(INDIRECT(&quot;$G$&quot;&amp;MATCH(DATE([.$AJ$2];[.$C4];[.N$2]);[.$D$27:.$D$65];0)+MATCH(&quot;Zaległy&quot;;[.$G:.$G];0)));FALSE();NOT(ISBLANK(INDIRECT(&quot;$G$&quot;&amp;MATCH(DATE([.$AJ$2];[.$C4];[.N$2]);[.$D$27:.$D$65];0)+MATCH(&quot;Zaległy&quot;;[.$G:.$G];0)))));[.$D$20];IF(NOT(ISERROR(VLOOKUP(DATE([.$AJ$2];[.$C4];[.N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O$2]));[.$D$16];IF(COM.MICROSOFT.SWITCH(WEEKDAY(DATE([.$AJ$2];[.$C4];[.O$2]));7;TRUE();1;TRUE();FALSE());[.$D$17];IF(NOT(ISERROR(VLOOKUP(DATE([.$AJ$2];[.$C4];[.O$2]);[.$AL:.$AL];1;0)));[.$D$18];IF(IF(ISERROR(INDIRECT(&quot;$P$&quot;&amp;MATCH(DATE([.$AJ$2];[.$C4];[.O$2]);[.$D$27:.$D$65];0)+MATCH(&quot;Za sobotę&quot;;[.$P:.$P];0)));FALSE();NOT(ISBLANK(INDIRECT(&quot;$P$&quot;&amp;MATCH(DATE([.$AJ$2];[.$C4];[.O$2]);[.$D$27:.$D$65];0)+MATCH(&quot;Za sobotę&quot;;[.$P:.$P];0)))));[.$D$21];IF(IF(ISERROR(INDIRECT(&quot;$G$&quot;&amp;MATCH(DATE([.$AJ$2];[.$C4];[.O$2]);[.$D$27:.$D$65];0)+MATCH(&quot;Zaległy&quot;;[.$G:.$G];0)));FALSE();NOT(ISBLANK(INDIRECT(&quot;$G$&quot;&amp;MATCH(DATE([.$AJ$2];[.$C4];[.O$2]);[.$D$27:.$D$65];0)+MATCH(&quot;Zaległy&quot;;[.$G:.$G];0)))));[.$D$20];IF(NOT(ISERROR(VLOOKUP(DATE([.$AJ$2];[.$C4];[.O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P$2]));[.$D$16];IF(COM.MICROSOFT.SWITCH(WEEKDAY(DATE([.$AJ$2];[.$C4];[.P$2]));7;TRUE();1;TRUE();FALSE());[.$D$17];IF(NOT(ISERROR(VLOOKUP(DATE([.$AJ$2];[.$C4];[.P$2]);[.$AL:.$AL];1;0)));[.$D$18];IF(IF(ISERROR(INDIRECT(&quot;$P$&quot;&amp;MATCH(DATE([.$AJ$2];[.$C4];[.P$2]);[.$D$27:.$D$65];0)+MATCH(&quot;Za sobotę&quot;;[.$P:.$P];0)));FALSE();NOT(ISBLANK(INDIRECT(&quot;$P$&quot;&amp;MATCH(DATE([.$AJ$2];[.$C4];[.P$2]);[.$D$27:.$D$65];0)+MATCH(&quot;Za sobotę&quot;;[.$P:.$P];0)))));[.$D$21];IF(IF(ISERROR(INDIRECT(&quot;$G$&quot;&amp;MATCH(DATE([.$AJ$2];[.$C4];[.P$2]);[.$D$27:.$D$65];0)+MATCH(&quot;Zaległy&quot;;[.$G:.$G];0)));FALSE();NOT(ISBLANK(INDIRECT(&quot;$G$&quot;&amp;MATCH(DATE([.$AJ$2];[.$C4];[.P$2]);[.$D$27:.$D$65];0)+MATCH(&quot;Zaległy&quot;;[.$G:.$G];0)))));[.$D$20];IF(NOT(ISERROR(VLOOKUP(DATE([.$AJ$2];[.$C4];[.P$2]);[.$AM:.$AM];1;0)));[.$D$19];&quot;&quot;))))))">
            <text:p/>
          </table:table-cell>
          <table:table-cell table:style-name="ce75" table:formula="of:=IF(MONTH(DATE([.$AJ$2];[.$C4];[.$D$2]))&lt;&gt;MONTH(DATE([.$AJ$2];[.$C4];[.Q$2]));[.$D$16];IF(COM.MICROSOFT.SWITCH(WEEKDAY(DATE([.$AJ$2];[.$C4];[.Q$2]));7;TRUE();1;TRUE();FALSE());[.$D$17];IF(NOT(ISERROR(VLOOKUP(DATE([.$AJ$2];[.$C4];[.Q$2]);[.$AL:.$AL];1;0)));[.$D$18];IF(IF(ISERROR(INDIRECT(&quot;$P$&quot;&amp;MATCH(DATE([.$AJ$2];[.$C4];[.Q$2]);[.$D$27:.$D$65];0)+MATCH(&quot;Za sobotę&quot;;[.$P:.$P];0)));FALSE();NOT(ISBLANK(INDIRECT(&quot;$P$&quot;&amp;MATCH(DATE([.$AJ$2];[.$C4];[.Q$2]);[.$D$27:.$D$65];0)+MATCH(&quot;Za sobotę&quot;;[.$P:.$P];0)))));[.$D$21];IF(IF(ISERROR(INDIRECT(&quot;$G$&quot;&amp;MATCH(DATE([.$AJ$2];[.$C4];[.Q$2]);[.$D$27:.$D$65];0)+MATCH(&quot;Zaległy&quot;;[.$G:.$G];0)));FALSE();NOT(ISBLANK(INDIRECT(&quot;$G$&quot;&amp;MATCH(DATE([.$AJ$2];[.$C4];[.Q$2]);[.$D$27:.$D$65];0)+MATCH(&quot;Zaległy&quot;;[.$G:.$G];0)))));[.$D$20];IF(NOT(ISERROR(VLOOKUP(DATE([.$AJ$2];[.$C4];[.Q$2]);[.$AM:.$AM];1;0)));[.$D$19];&quot;&quot;))))))">
            <text:p/>
          </table:table-cell>
          <table:table-cell table:style-name="ce75" table:formula="of:=IF(MONTH(DATE([.$AJ$2];[.$C4];[.$D$2]))&lt;&gt;MONTH(DATE([.$AJ$2];[.$C4];[.R$2]));[.$D$16];IF(COM.MICROSOFT.SWITCH(WEEKDAY(DATE([.$AJ$2];[.$C4];[.R$2]));7;TRUE();1;TRUE();FALSE());[.$D$17];IF(NOT(ISERROR(VLOOKUP(DATE([.$AJ$2];[.$C4];[.R$2]);[.$AL:.$AL];1;0)));[.$D$18];IF(IF(ISERROR(INDIRECT(&quot;$P$&quot;&amp;MATCH(DATE([.$AJ$2];[.$C4];[.R$2]);[.$D$27:.$D$65];0)+MATCH(&quot;Za sobotę&quot;;[.$P:.$P];0)));FALSE();NOT(ISBLANK(INDIRECT(&quot;$P$&quot;&amp;MATCH(DATE([.$AJ$2];[.$C4];[.R$2]);[.$D$27:.$D$65];0)+MATCH(&quot;Za sobotę&quot;;[.$P:.$P];0)))));[.$D$21];IF(IF(ISERROR(INDIRECT(&quot;$G$&quot;&amp;MATCH(DATE([.$AJ$2];[.$C4];[.R$2]);[.$D$27:.$D$65];0)+MATCH(&quot;Zaległy&quot;;[.$G:.$G];0)));FALSE();NOT(ISBLANK(INDIRECT(&quot;$G$&quot;&amp;MATCH(DATE([.$AJ$2];[.$C4];[.R$2]);[.$D$27:.$D$65];0)+MATCH(&quot;Zaległy&quot;;[.$G:.$G];0)))));[.$D$20];IF(NOT(ISERROR(VLOOKUP(DATE([.$AJ$2];[.$C4];[.R$2]);[.$AM:.$AM];1;0)));[.$D$19];&quot;&quot;))))))">
            <text:p/>
          </table:table-cell>
          <table:table-cell table:style-name="ce75" table:formula="of:=IF(MONTH(DATE([.$AJ$2];[.$C4];[.$D$2]))&lt;&gt;MONTH(DATE([.$AJ$2];[.$C4];[.S$2]));[.$D$16];IF(COM.MICROSOFT.SWITCH(WEEKDAY(DATE([.$AJ$2];[.$C4];[.S$2]));7;TRUE();1;TRUE();FALSE());[.$D$17];IF(NOT(ISERROR(VLOOKUP(DATE([.$AJ$2];[.$C4];[.S$2]);[.$AL:.$AL];1;0)));[.$D$18];IF(IF(ISERROR(INDIRECT(&quot;$P$&quot;&amp;MATCH(DATE([.$AJ$2];[.$C4];[.S$2]);[.$D$27:.$D$65];0)+MATCH(&quot;Za sobotę&quot;;[.$P:.$P];0)));FALSE();NOT(ISBLANK(INDIRECT(&quot;$P$&quot;&amp;MATCH(DATE([.$AJ$2];[.$C4];[.S$2]);[.$D$27:.$D$65];0)+MATCH(&quot;Za sobotę&quot;;[.$P:.$P];0)))));[.$D$21];IF(IF(ISERROR(INDIRECT(&quot;$G$&quot;&amp;MATCH(DATE([.$AJ$2];[.$C4];[.S$2]);[.$D$27:.$D$65];0)+MATCH(&quot;Zaległy&quot;;[.$G:.$G];0)));FALSE();NOT(ISBLANK(INDIRECT(&quot;$G$&quot;&amp;MATCH(DATE([.$AJ$2];[.$C4];[.S$2]);[.$D$27:.$D$65];0)+MATCH(&quot;Zaległy&quot;;[.$G:.$G];0)))));[.$D$20];IF(NOT(ISERROR(VLOOKUP(DATE([.$AJ$2];[.$C4];[.S$2]);[.$AM:.$AM];1;0)));[.$D$19];&quot;&quot;))))))">
            <text:p/>
          </table:table-cell>
          <table:table-cell table:style-name="ce75" table:formula="of:=IF(MONTH(DATE([.$AJ$2];[.$C4];[.$D$2]))&lt;&gt;MONTH(DATE([.$AJ$2];[.$C4];[.T$2]));[.$D$16];IF(COM.MICROSOFT.SWITCH(WEEKDAY(DATE([.$AJ$2];[.$C4];[.T$2]));7;TRUE();1;TRUE();FALSE());[.$D$17];IF(NOT(ISERROR(VLOOKUP(DATE([.$AJ$2];[.$C4];[.T$2]);[.$AL:.$AL];1;0)));[.$D$18];IF(IF(ISERROR(INDIRECT(&quot;$P$&quot;&amp;MATCH(DATE([.$AJ$2];[.$C4];[.T$2]);[.$D$27:.$D$65];0)+MATCH(&quot;Za sobotę&quot;;[.$P:.$P];0)));FALSE();NOT(ISBLANK(INDIRECT(&quot;$P$&quot;&amp;MATCH(DATE([.$AJ$2];[.$C4];[.T$2]);[.$D$27:.$D$65];0)+MATCH(&quot;Za sobotę&quot;;[.$P:.$P];0)))));[.$D$21];IF(IF(ISERROR(INDIRECT(&quot;$G$&quot;&amp;MATCH(DATE([.$AJ$2];[.$C4];[.T$2]);[.$D$27:.$D$65];0)+MATCH(&quot;Zaległy&quot;;[.$G:.$G];0)));FALSE();NOT(ISBLANK(INDIRECT(&quot;$G$&quot;&amp;MATCH(DATE([.$AJ$2];[.$C4];[.T$2]);[.$D$27:.$D$65];0)+MATCH(&quot;Zaległy&quot;;[.$G:.$G];0)))));[.$D$20];IF(NOT(ISERROR(VLOOKUP(DATE([.$AJ$2];[.$C4];[.T$2]);[.$AM:.$AM];1;0)));[.$D$19];&quot;&quot;))))))">
            <text:p/>
          </table:table-cell>
          <table:table-cell table:style-name="ce75" table:formula="of:=IF(MONTH(DATE([.$AJ$2];[.$C4];[.$D$2]))&lt;&gt;MONTH(DATE([.$AJ$2];[.$C4];[.U$2]));[.$D$16];IF(COM.MICROSOFT.SWITCH(WEEKDAY(DATE([.$AJ$2];[.$C4];[.U$2]));7;TRUE();1;TRUE();FALSE());[.$D$17];IF(NOT(ISERROR(VLOOKUP(DATE([.$AJ$2];[.$C4];[.U$2]);[.$AL:.$AL];1;0)));[.$D$18];IF(IF(ISERROR(INDIRECT(&quot;$P$&quot;&amp;MATCH(DATE([.$AJ$2];[.$C4];[.U$2]);[.$D$27:.$D$65];0)+MATCH(&quot;Za sobotę&quot;;[.$P:.$P];0)));FALSE();NOT(ISBLANK(INDIRECT(&quot;$P$&quot;&amp;MATCH(DATE([.$AJ$2];[.$C4];[.U$2]);[.$D$27:.$D$65];0)+MATCH(&quot;Za sobotę&quot;;[.$P:.$P];0)))));[.$D$21];IF(IF(ISERROR(INDIRECT(&quot;$G$&quot;&amp;MATCH(DATE([.$AJ$2];[.$C4];[.U$2]);[.$D$27:.$D$65];0)+MATCH(&quot;Zaległy&quot;;[.$G:.$G];0)));FALSE();NOT(ISBLANK(INDIRECT(&quot;$G$&quot;&amp;MATCH(DATE([.$AJ$2];[.$C4];[.U$2]);[.$D$27:.$D$65];0)+MATCH(&quot;Zaległy&quot;;[.$G:.$G];0)))));[.$D$20];IF(NOT(ISERROR(VLOOKUP(DATE([.$AJ$2];[.$C4];[.U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V$2]));[.$D$16];IF(COM.MICROSOFT.SWITCH(WEEKDAY(DATE([.$AJ$2];[.$C4];[.V$2]));7;TRUE();1;TRUE();FALSE());[.$D$17];IF(NOT(ISERROR(VLOOKUP(DATE([.$AJ$2];[.$C4];[.V$2]);[.$AL:.$AL];1;0)));[.$D$18];IF(IF(ISERROR(INDIRECT(&quot;$P$&quot;&amp;MATCH(DATE([.$AJ$2];[.$C4];[.V$2]);[.$D$27:.$D$65];0)+MATCH(&quot;Za sobotę&quot;;[.$P:.$P];0)));FALSE();NOT(ISBLANK(INDIRECT(&quot;$P$&quot;&amp;MATCH(DATE([.$AJ$2];[.$C4];[.V$2]);[.$D$27:.$D$65];0)+MATCH(&quot;Za sobotę&quot;;[.$P:.$P];0)))));[.$D$21];IF(IF(ISERROR(INDIRECT(&quot;$G$&quot;&amp;MATCH(DATE([.$AJ$2];[.$C4];[.V$2]);[.$D$27:.$D$65];0)+MATCH(&quot;Zaległy&quot;;[.$G:.$G];0)));FALSE();NOT(ISBLANK(INDIRECT(&quot;$G$&quot;&amp;MATCH(DATE([.$AJ$2];[.$C4];[.V$2]);[.$D$27:.$D$65];0)+MATCH(&quot;Zaległy&quot;;[.$G:.$G];0)))));[.$D$20];IF(NOT(ISERROR(VLOOKUP(DATE([.$AJ$2];[.$C4];[.V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W$2]));[.$D$16];IF(COM.MICROSOFT.SWITCH(WEEKDAY(DATE([.$AJ$2];[.$C4];[.W$2]));7;TRUE();1;TRUE();FALSE());[.$D$17];IF(NOT(ISERROR(VLOOKUP(DATE([.$AJ$2];[.$C4];[.W$2]);[.$AL:.$AL];1;0)));[.$D$18];IF(IF(ISERROR(INDIRECT(&quot;$P$&quot;&amp;MATCH(DATE([.$AJ$2];[.$C4];[.W$2]);[.$D$27:.$D$65];0)+MATCH(&quot;Za sobotę&quot;;[.$P:.$P];0)));FALSE();NOT(ISBLANK(INDIRECT(&quot;$P$&quot;&amp;MATCH(DATE([.$AJ$2];[.$C4];[.W$2]);[.$D$27:.$D$65];0)+MATCH(&quot;Za sobotę&quot;;[.$P:.$P];0)))));[.$D$21];IF(IF(ISERROR(INDIRECT(&quot;$G$&quot;&amp;MATCH(DATE([.$AJ$2];[.$C4];[.W$2]);[.$D$27:.$D$65];0)+MATCH(&quot;Zaległy&quot;;[.$G:.$G];0)));FALSE();NOT(ISBLANK(INDIRECT(&quot;$G$&quot;&amp;MATCH(DATE([.$AJ$2];[.$C4];[.W$2]);[.$D$27:.$D$65];0)+MATCH(&quot;Zaległy&quot;;[.$G:.$G];0)))));[.$D$20];IF(NOT(ISERROR(VLOOKUP(DATE([.$AJ$2];[.$C4];[.W$2]);[.$AM:.$AM];1;0)));[.$D$19];&quot;&quot;))))))">
            <text:p/>
          </table:table-cell>
          <table:table-cell table:style-name="ce75" table:formula="of:=IF(MONTH(DATE([.$AJ$2];[.$C4];[.$D$2]))&lt;&gt;MONTH(DATE([.$AJ$2];[.$C4];[.X$2]));[.$D$16];IF(COM.MICROSOFT.SWITCH(WEEKDAY(DATE([.$AJ$2];[.$C4];[.X$2]));7;TRUE();1;TRUE();FALSE());[.$D$17];IF(NOT(ISERROR(VLOOKUP(DATE([.$AJ$2];[.$C4];[.X$2]);[.$AL:.$AL];1;0)));[.$D$18];IF(IF(ISERROR(INDIRECT(&quot;$P$&quot;&amp;MATCH(DATE([.$AJ$2];[.$C4];[.X$2]);[.$D$27:.$D$65];0)+MATCH(&quot;Za sobotę&quot;;[.$P:.$P];0)));FALSE();NOT(ISBLANK(INDIRECT(&quot;$P$&quot;&amp;MATCH(DATE([.$AJ$2];[.$C4];[.X$2]);[.$D$27:.$D$65];0)+MATCH(&quot;Za sobotę&quot;;[.$P:.$P];0)))));[.$D$21];IF(IF(ISERROR(INDIRECT(&quot;$G$&quot;&amp;MATCH(DATE([.$AJ$2];[.$C4];[.X$2]);[.$D$27:.$D$65];0)+MATCH(&quot;Zaległy&quot;;[.$G:.$G];0)));FALSE();NOT(ISBLANK(INDIRECT(&quot;$G$&quot;&amp;MATCH(DATE([.$AJ$2];[.$C4];[.X$2]);[.$D$27:.$D$65];0)+MATCH(&quot;Zaległy&quot;;[.$G:.$G];0)))));[.$D$20];IF(NOT(ISERROR(VLOOKUP(DATE([.$AJ$2];[.$C4];[.X$2]);[.$AM:.$AM];1;0)));[.$D$19];&quot;&quot;))))))">
            <text:p/>
          </table:table-cell>
          <table:table-cell table:style-name="ce75" table:formula="of:=IF(MONTH(DATE([.$AJ$2];[.$C4];[.$D$2]))&lt;&gt;MONTH(DATE([.$AJ$2];[.$C4];[.Y$2]));[.$D$16];IF(COM.MICROSOFT.SWITCH(WEEKDAY(DATE([.$AJ$2];[.$C4];[.Y$2]));7;TRUE();1;TRUE();FALSE());[.$D$17];IF(NOT(ISERROR(VLOOKUP(DATE([.$AJ$2];[.$C4];[.Y$2]);[.$AL:.$AL];1;0)));[.$D$18];IF(IF(ISERROR(INDIRECT(&quot;$P$&quot;&amp;MATCH(DATE([.$AJ$2];[.$C4];[.Y$2]);[.$D$27:.$D$65];0)+MATCH(&quot;Za sobotę&quot;;[.$P:.$P];0)));FALSE();NOT(ISBLANK(INDIRECT(&quot;$P$&quot;&amp;MATCH(DATE([.$AJ$2];[.$C4];[.Y$2]);[.$D$27:.$D$65];0)+MATCH(&quot;Za sobotę&quot;;[.$P:.$P];0)))));[.$D$21];IF(IF(ISERROR(INDIRECT(&quot;$G$&quot;&amp;MATCH(DATE([.$AJ$2];[.$C4];[.Y$2]);[.$D$27:.$D$65];0)+MATCH(&quot;Zaległy&quot;;[.$G:.$G];0)));FALSE();NOT(ISBLANK(INDIRECT(&quot;$G$&quot;&amp;MATCH(DATE([.$AJ$2];[.$C4];[.Y$2]);[.$D$27:.$D$65];0)+MATCH(&quot;Zaległy&quot;;[.$G:.$G];0)))));[.$D$20];IF(NOT(ISERROR(VLOOKUP(DATE([.$AJ$2];[.$C4];[.Y$2]);[.$AM:.$AM];1;0)));[.$D$19];&quot;&quot;))))))">
            <text:p/>
          </table:table-cell>
          <table:table-cell table:style-name="ce75" table:formula="of:=IF(MONTH(DATE([.$AJ$2];[.$C4];[.$D$2]))&lt;&gt;MONTH(DATE([.$AJ$2];[.$C4];[.Z$2]));[.$D$16];IF(COM.MICROSOFT.SWITCH(WEEKDAY(DATE([.$AJ$2];[.$C4];[.Z$2]));7;TRUE();1;TRUE();FALSE());[.$D$17];IF(NOT(ISERROR(VLOOKUP(DATE([.$AJ$2];[.$C4];[.Z$2]);[.$AL:.$AL];1;0)));[.$D$18];IF(IF(ISERROR(INDIRECT(&quot;$P$&quot;&amp;MATCH(DATE([.$AJ$2];[.$C4];[.Z$2]);[.$D$27:.$D$65];0)+MATCH(&quot;Za sobotę&quot;;[.$P:.$P];0)));FALSE();NOT(ISBLANK(INDIRECT(&quot;$P$&quot;&amp;MATCH(DATE([.$AJ$2];[.$C4];[.Z$2]);[.$D$27:.$D$65];0)+MATCH(&quot;Za sobotę&quot;;[.$P:.$P];0)))));[.$D$21];IF(IF(ISERROR(INDIRECT(&quot;$G$&quot;&amp;MATCH(DATE([.$AJ$2];[.$C4];[.Z$2]);[.$D$27:.$D$65];0)+MATCH(&quot;Zaległy&quot;;[.$G:.$G];0)));FALSE();NOT(ISBLANK(INDIRECT(&quot;$G$&quot;&amp;MATCH(DATE([.$AJ$2];[.$C4];[.Z$2]);[.$D$27:.$D$65];0)+MATCH(&quot;Zaległy&quot;;[.$G:.$G];0)))));[.$D$20];IF(NOT(ISERROR(VLOOKUP(DATE([.$AJ$2];[.$C4];[.Z$2]);[.$AM:.$AM];1;0)));[.$D$19];&quot;&quot;))))))">
            <text:p/>
          </table:table-cell>
          <table:table-cell table:style-name="ce75" table:formula="of:=IF(MONTH(DATE([.$AJ$2];[.$C4];[.$D$2]))&lt;&gt;MONTH(DATE([.$AJ$2];[.$C4];[.AA$2]));[.$D$16];IF(COM.MICROSOFT.SWITCH(WEEKDAY(DATE([.$AJ$2];[.$C4];[.AA$2]));7;TRUE();1;TRUE();FALSE());[.$D$17];IF(NOT(ISERROR(VLOOKUP(DATE([.$AJ$2];[.$C4];[.AA$2]);[.$AL:.$AL];1;0)));[.$D$18];IF(IF(ISERROR(INDIRECT(&quot;$P$&quot;&amp;MATCH(DATE([.$AJ$2];[.$C4];[.AA$2]);[.$D$27:.$D$65];0)+MATCH(&quot;Za sobotę&quot;;[.$P:.$P];0)));FALSE();NOT(ISBLANK(INDIRECT(&quot;$P$&quot;&amp;MATCH(DATE([.$AJ$2];[.$C4];[.AA$2]);[.$D$27:.$D$65];0)+MATCH(&quot;Za sobotę&quot;;[.$P:.$P];0)))));[.$D$21];IF(IF(ISERROR(INDIRECT(&quot;$G$&quot;&amp;MATCH(DATE([.$AJ$2];[.$C4];[.AA$2]);[.$D$27:.$D$65];0)+MATCH(&quot;Zaległy&quot;;[.$G:.$G];0)));FALSE();NOT(ISBLANK(INDIRECT(&quot;$G$&quot;&amp;MATCH(DATE([.$AJ$2];[.$C4];[.AA$2]);[.$D$27:.$D$65];0)+MATCH(&quot;Zaległy&quot;;[.$G:.$G];0)))));[.$D$20];IF(NOT(ISERROR(VLOOKUP(DATE([.$AJ$2];[.$C4];[.AA$2]);[.$AM:.$AM];1;0)));[.$D$19];&quot;&quot;))))))">
            <text:p/>
          </table:table-cell>
          <table:table-cell table:style-name="ce75" table:formula="of:=IF(MONTH(DATE([.$AJ$2];[.$C4];[.$D$2]))&lt;&gt;MONTH(DATE([.$AJ$2];[.$C4];[.AB$2]));[.$D$16];IF(COM.MICROSOFT.SWITCH(WEEKDAY(DATE([.$AJ$2];[.$C4];[.AB$2]));7;TRUE();1;TRUE();FALSE());[.$D$17];IF(NOT(ISERROR(VLOOKUP(DATE([.$AJ$2];[.$C4];[.AB$2]);[.$AL:.$AL];1;0)));[.$D$18];IF(IF(ISERROR(INDIRECT(&quot;$P$&quot;&amp;MATCH(DATE([.$AJ$2];[.$C4];[.AB$2]);[.$D$27:.$D$65];0)+MATCH(&quot;Za sobotę&quot;;[.$P:.$P];0)));FALSE();NOT(ISBLANK(INDIRECT(&quot;$P$&quot;&amp;MATCH(DATE([.$AJ$2];[.$C4];[.AB$2]);[.$D$27:.$D$65];0)+MATCH(&quot;Za sobotę&quot;;[.$P:.$P];0)))));[.$D$21];IF(IF(ISERROR(INDIRECT(&quot;$G$&quot;&amp;MATCH(DATE([.$AJ$2];[.$C4];[.AB$2]);[.$D$27:.$D$65];0)+MATCH(&quot;Zaległy&quot;;[.$G:.$G];0)));FALSE();NOT(ISBLANK(INDIRECT(&quot;$G$&quot;&amp;MATCH(DATE([.$AJ$2];[.$C4];[.AB$2]);[.$D$27:.$D$65];0)+MATCH(&quot;Zaległy&quot;;[.$G:.$G];0)))));[.$D$20];IF(NOT(ISERROR(VLOOKUP(DATE([.$AJ$2];[.$C4];[.AB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AC$2]));[.$D$16];IF(COM.MICROSOFT.SWITCH(WEEKDAY(DATE([.$AJ$2];[.$C4];[.AC$2]));7;TRUE();1;TRUE();FALSE());[.$D$17];IF(NOT(ISERROR(VLOOKUP(DATE([.$AJ$2];[.$C4];[.AC$2]);[.$AL:.$AL];1;0)));[.$D$18];IF(IF(ISERROR(INDIRECT(&quot;$P$&quot;&amp;MATCH(DATE([.$AJ$2];[.$C4];[.AC$2]);[.$D$27:.$D$65];0)+MATCH(&quot;Za sobotę&quot;;[.$P:.$P];0)));FALSE();NOT(ISBLANK(INDIRECT(&quot;$P$&quot;&amp;MATCH(DATE([.$AJ$2];[.$C4];[.AC$2]);[.$D$27:.$D$65];0)+MATCH(&quot;Za sobotę&quot;;[.$P:.$P];0)))));[.$D$21];IF(IF(ISERROR(INDIRECT(&quot;$G$&quot;&amp;MATCH(DATE([.$AJ$2];[.$C4];[.AC$2]);[.$D$27:.$D$65];0)+MATCH(&quot;Zaległy&quot;;[.$G:.$G];0)));FALSE();NOT(ISBLANK(INDIRECT(&quot;$G$&quot;&amp;MATCH(DATE([.$AJ$2];[.$C4];[.AC$2]);[.$D$27:.$D$65];0)+MATCH(&quot;Zaległy&quot;;[.$G:.$G];0)))));[.$D$20];IF(NOT(ISERROR(VLOOKUP(DATE([.$AJ$2];[.$C4];[.AC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4];[.$D$2]))&lt;&gt;MONTH(DATE([.$AJ$2];[.$C4];[.AD$2]));[.$D$16];IF(COM.MICROSOFT.SWITCH(WEEKDAY(DATE([.$AJ$2];[.$C4];[.AD$2]));7;TRUE();1;TRUE();FALSE());[.$D$17];IF(NOT(ISERROR(VLOOKUP(DATE([.$AJ$2];[.$C4];[.AD$2]);[.$AL:.$AL];1;0)));[.$D$18];IF(IF(ISERROR(INDIRECT(&quot;$P$&quot;&amp;MATCH(DATE([.$AJ$2];[.$C4];[.AD$2]);[.$D$27:.$D$65];0)+MATCH(&quot;Za sobotę&quot;;[.$P:.$P];0)));FALSE();NOT(ISBLANK(INDIRECT(&quot;$P$&quot;&amp;MATCH(DATE([.$AJ$2];[.$C4];[.AD$2]);[.$D$27:.$D$65];0)+MATCH(&quot;Za sobotę&quot;;[.$P:.$P];0)))));[.$D$21];IF(IF(ISERROR(INDIRECT(&quot;$G$&quot;&amp;MATCH(DATE([.$AJ$2];[.$C4];[.AD$2]);[.$D$27:.$D$65];0)+MATCH(&quot;Zaległy&quot;;[.$G:.$G];0)));FALSE();NOT(ISBLANK(INDIRECT(&quot;$G$&quot;&amp;MATCH(DATE([.$AJ$2];[.$C4];[.AD$2]);[.$D$27:.$D$65];0)+MATCH(&quot;Zaległy&quot;;[.$G:.$G];0)))));[.$D$20];IF(NOT(ISERROR(VLOOKUP(DATE([.$AJ$2];[.$C4];[.AD$2]);[.$AM:.$AM];1;0)));[.$D$19];&quot;&quot;))))))">
            <text:p/>
          </table:table-cell>
          <table:table-cell table:style-name="ce75" table:formula="of:=IF(MONTH(DATE([.$AJ$2];[.$C4];[.$D$2]))&lt;&gt;MONTH(DATE([.$AJ$2];[.$C4];[.AE$2]));[.$D$16];IF(COM.MICROSOFT.SWITCH(WEEKDAY(DATE([.$AJ$2];[.$C4];[.AE$2]));7;TRUE();1;TRUE();FALSE());[.$D$17];IF(NOT(ISERROR(VLOOKUP(DATE([.$AJ$2];[.$C4];[.AE$2]);[.$AL:.$AL];1;0)));[.$D$18];IF(IF(ISERROR(INDIRECT(&quot;$P$&quot;&amp;MATCH(DATE([.$AJ$2];[.$C4];[.AE$2]);[.$D$27:.$D$65];0)+MATCH(&quot;Za sobotę&quot;;[.$P:.$P];0)));FALSE();NOT(ISBLANK(INDIRECT(&quot;$P$&quot;&amp;MATCH(DATE([.$AJ$2];[.$C4];[.AE$2]);[.$D$27:.$D$65];0)+MATCH(&quot;Za sobotę&quot;;[.$P:.$P];0)))));[.$D$21];IF(IF(ISERROR(INDIRECT(&quot;$G$&quot;&amp;MATCH(DATE([.$AJ$2];[.$C4];[.AE$2]);[.$D$27:.$D$65];0)+MATCH(&quot;Zaległy&quot;;[.$G:.$G];0)));FALSE();NOT(ISBLANK(INDIRECT(&quot;$G$&quot;&amp;MATCH(DATE([.$AJ$2];[.$C4];[.AE$2]);[.$D$27:.$D$65];0)+MATCH(&quot;Zaległy&quot;;[.$G:.$G];0)))));[.$D$20];IF(NOT(ISERROR(VLOOKUP(DATE([.$AJ$2];[.$C4];[.AE$2]);[.$AM:.$AM];1;0)));[.$D$19];&quot;&quot;))))))">
            <text:p/>
          </table:table-cell>
          <table:table-cell table:style-name="ce75" table:formula="of:=IF(MONTH(DATE([.$AJ$2];[.$C4];[.$D$2]))&lt;&gt;MONTH(DATE([.$AJ$2];[.$C4];[.AF$2]));[.$D$16];IF(COM.MICROSOFT.SWITCH(WEEKDAY(DATE([.$AJ$2];[.$C4];[.AF$2]));7;TRUE();1;TRUE();FALSE());[.$D$17];IF(NOT(ISERROR(VLOOKUP(DATE([.$AJ$2];[.$C4];[.AF$2]);[.$AL:.$AL];1;0)));[.$D$18];IF(IF(ISERROR(INDIRECT(&quot;$P$&quot;&amp;MATCH(DATE([.$AJ$2];[.$C4];[.AF$2]);[.$D$27:.$D$65];0)+MATCH(&quot;Za sobotę&quot;;[.$P:.$P];0)));FALSE();NOT(ISBLANK(INDIRECT(&quot;$P$&quot;&amp;MATCH(DATE([.$AJ$2];[.$C4];[.AF$2]);[.$D$27:.$D$65];0)+MATCH(&quot;Za sobotę&quot;;[.$P:.$P];0)))));[.$D$21];IF(IF(ISERROR(INDIRECT(&quot;$G$&quot;&amp;MATCH(DATE([.$AJ$2];[.$C4];[.AF$2]);[.$D$27:.$D$65];0)+MATCH(&quot;Zaległy&quot;;[.$G:.$G];0)));FALSE();NOT(ISBLANK(INDIRECT(&quot;$G$&quot;&amp;MATCH(DATE([.$AJ$2];[.$C4];[.AF$2]);[.$D$27:.$D$65];0)+MATCH(&quot;Zaległy&quot;;[.$G:.$G];0)))));[.$D$20];IF(NOT(ISERROR(VLOOKUP(DATE([.$AJ$2];[.$C4];[.AF$2]);[.$AM:.$AM];1;0)));[.$D$19];&quot;&quot;))))))" office:value-type="string" office:string-value="•" calcext:value-type="string">
            <text:p>•</text:p>
          </table:table-cell>
          <table:table-cell table:style-name="ce75" table:formula="of:=IF(MONTH(DATE([.$AJ$2];[.$C4];[.$D$2]))&lt;&gt;MONTH(DATE([.$AJ$2];[.$C4];[.AG$2]));[.$D$16];IF(COM.MICROSOFT.SWITCH(WEEKDAY(DATE([.$AJ$2];[.$C4];[.AG$2]));7;TRUE();1;TRUE();FALSE());[.$D$17];IF(NOT(ISERROR(VLOOKUP(DATE([.$AJ$2];[.$C4];[.AG$2]);[.$AL:.$AL];1;0)));[.$D$18];IF(IF(ISERROR(INDIRECT(&quot;$P$&quot;&amp;MATCH(DATE([.$AJ$2];[.$C4];[.AG$2]);[.$D$27:.$D$65];0)+MATCH(&quot;Za sobotę&quot;;[.$P:.$P];0)));FALSE();NOT(ISBLANK(INDIRECT(&quot;$P$&quot;&amp;MATCH(DATE([.$AJ$2];[.$C4];[.AG$2]);[.$D$27:.$D$65];0)+MATCH(&quot;Za sobotę&quot;;[.$P:.$P];0)))));[.$D$21];IF(IF(ISERROR(INDIRECT(&quot;$G$&quot;&amp;MATCH(DATE([.$AJ$2];[.$C4];[.AG$2]);[.$D$27:.$D$65];0)+MATCH(&quot;Zaległy&quot;;[.$G:.$G];0)));FALSE();NOT(ISBLANK(INDIRECT(&quot;$G$&quot;&amp;MATCH(DATE([.$AJ$2];[.$C4];[.AG$2]);[.$D$27:.$D$65];0)+MATCH(&quot;Zaległy&quot;;[.$G:.$G];0)))));[.$D$20];IF(NOT(ISERROR(VLOOKUP(DATE([.$AJ$2];[.$C4];[.AG$2]);[.$AM:.$AM];1;0)));[.$D$19];&quot;&quot;))))))" office:value-type="string" office:string-value="•" calcext:value-type="string">
            <text:p>•</text:p>
          </table:table-cell>
          <table:table-cell table:style-name="ce95" table:formula="of:=IF(MONTH(DATE([.$AJ$2];[.$C4];[.$D$2]))&lt;&gt;MONTH(DATE([.$AJ$2];[.$C4];[.AH$2]));[.$D$16];IF(COM.MICROSOFT.SWITCH(WEEKDAY(DATE([.$AJ$2];[.$C4];[.AH$2]));7;TRUE();1;TRUE();FALSE());[.$D$17];IF(NOT(ISERROR(VLOOKUP(DATE([.$AJ$2];[.$C4];[.AH$2]);[.$AL:.$AL];1;0)));[.$D$18];IF(IF(ISERROR(INDIRECT(&quot;$P$&quot;&amp;MATCH(DATE([.$AJ$2];[.$C4];[.AH$2]);[.$D$27:.$D$65];0)+MATCH(&quot;Za sobotę&quot;;[.$P:.$P];0)));FALSE();NOT(ISBLANK(INDIRECT(&quot;$P$&quot;&amp;MATCH(DATE([.$AJ$2];[.$C4];[.AH$2]);[.$D$27:.$D$65];0)+MATCH(&quot;Za sobotę&quot;;[.$P:.$P];0)))));[.$D$21];IF(IF(ISERROR(INDIRECT(&quot;$G$&quot;&amp;MATCH(DATE([.$AJ$2];[.$C4];[.AH$2]);[.$D$27:.$D$65];0)+MATCH(&quot;Zaległy&quot;;[.$G:.$G];0)));FALSE();NOT(ISBLANK(INDIRECT(&quot;$G$&quot;&amp;MATCH(DATE([.$AJ$2];[.$C4];[.AH$2]);[.$D$27:.$D$65];0)+MATCH(&quot;Zaległy&quot;;[.$G:.$G];0)))));[.$D$20];IF(NOT(ISERROR(VLOOKUP(DATE([.$AJ$2];[.$C4];[.AH$2]);[.$AM:.$AM];1;0)));[.$D$19];&quot;&quot;))))))" office:value-type="string" office:string-value="•" calcext:value-type="string">
            <text:p>•</text:p>
          </table:table-cell>
          <table:table-cell/>
          <table:table-cell table:style-name="ce61" office:value-type="string" calcext:value-type="string">
            <text:p>Dzień</text:p>
          </table:table-cell>
          <table:table-cell table:style-name="ce15" office:value-type="string" calcext:value-type="string">
            <text:p>Nazwa święta / wydarzenia</text:p>
          </table:table-cell>
          <table:table-cell table:formula="of:=IF(NOT(ISBLANK([.$AJ7]));IFERROR(DATEVALUE([.$AJ7]&amp;&quot;.&quot;&amp;[.$AJ$2]);DATE([.$AJ$2];MONTH([.$AJ7]);DAY([.$AJ7])));&quot;&quot;)" office:value-type="date" office:date-value="2023-05-01" calcext:value-type="date">
            <text:p>1 maja 2023 (poniedziałek)</text:p>
          </table:table-cell>
          <table:table-cell table:style-name="ce62" table:formula="of:=IF(NOT(ISBLANK([.$D29]));IFERROR(DATEVALUE([.$D29]&amp;&quot;.&quot;&amp;[.$AJ$2]);DATE([.$AJ$2];MONTH([.$D29]);DAY([.$D29])));&quot;&quot;)">
            <text:p/>
          </table:table-cell>
          <table:table-cell/>
          <table:table-cell table:style-name="Default" table:number-columns-repeated="7"/>
          <table:table-cell table:number-columns-repeated="976"/>
        </table:table-row>
        <table:table-row table:style-name="ro1">
          <table:covered-table-cell table:style-name="ce45"/>
          <table:table-cell table:style-name="ce34" table:formula="of:=DATE([.$AJ$2];[.$C5];1)" office:value-type="date" office:date-value="2023-03-01" calcext:value-type="date">
            <text:p>marzec</text:p>
          </table:table-cell>
          <table:table-cell table:style-name="ce6" office:value-type="float" office:value="3" calcext:value-type="float">
            <text:p>3</text:p>
          </table:table-cell>
          <table:table-cell table:style-name="ce65" table:formula="of:=IF(MONTH(DATE([.$AJ$2];[.$C5];[.$D$2]))&lt;&gt;MONTH(DATE([.$AJ$2];[.$C5];[.D$2]));[.$D$16];IF(COM.MICROSOFT.SWITCH(WEEKDAY(DATE([.$AJ$2];[.$C5];[.D$2]));7;TRUE();1;TRUE();FALSE());[.$D$17];IF(NOT(ISERROR(VLOOKUP(DATE([.$AJ$2];[.$C5];[.D$2]);[.$AL:.$AL];1;0)));[.$D$18];IF(IF(ISERROR(INDIRECT(&quot;$P$&quot;&amp;MATCH(DATE([.$AJ$2];[.$C5];[.D$2]);[.$D$27:.$D$65];0)+MATCH(&quot;Za sobotę&quot;;[.$P:.$P];0)));FALSE();NOT(ISBLANK(INDIRECT(&quot;$P$&quot;&amp;MATCH(DATE([.$AJ$2];[.$C5];[.D$2]);[.$D$27:.$D$65];0)+MATCH(&quot;Za sobotę&quot;;[.$P:.$P];0)))));[.$D$21];IF(IF(ISERROR(INDIRECT(&quot;$G$&quot;&amp;MATCH(DATE([.$AJ$2];[.$C5];[.D$2]);[.$D$27:.$D$65];0)+MATCH(&quot;Zaległy&quot;;[.$G:.$G];0)));FALSE();NOT(ISBLANK(INDIRECT(&quot;$G$&quot;&amp;MATCH(DATE([.$AJ$2];[.$C5];[.D$2]);[.$D$27:.$D$65];0)+MATCH(&quot;Zaległy&quot;;[.$G:.$G];0)))));[.$D$20];IF(NOT(ISERROR(VLOOKUP(DATE([.$AJ$2];[.$C5];[.D$2]);[.$AM:.$AM];1;0)));[.$D$19];&quot;&quot;))))))">
            <text:p/>
          </table:table-cell>
          <table:table-cell table:style-name="ce75" table:formula="of:=IF(MONTH(DATE([.$AJ$2];[.$C5];[.$D$2]))&lt;&gt;MONTH(DATE([.$AJ$2];[.$C5];[.E$2]));[.$D$16];IF(COM.MICROSOFT.SWITCH(WEEKDAY(DATE([.$AJ$2];[.$C5];[.E$2]));7;TRUE();1;TRUE();FALSE());[.$D$17];IF(NOT(ISERROR(VLOOKUP(DATE([.$AJ$2];[.$C5];[.E$2]);[.$AL:.$AL];1;0)));[.$D$18];IF(IF(ISERROR(INDIRECT(&quot;$P$&quot;&amp;MATCH(DATE([.$AJ$2];[.$C5];[.E$2]);[.$D$27:.$D$65];0)+MATCH(&quot;Za sobotę&quot;;[.$P:.$P];0)));FALSE();NOT(ISBLANK(INDIRECT(&quot;$P$&quot;&amp;MATCH(DATE([.$AJ$2];[.$C5];[.E$2]);[.$D$27:.$D$65];0)+MATCH(&quot;Za sobotę&quot;;[.$P:.$P];0)))));[.$D$21];IF(IF(ISERROR(INDIRECT(&quot;$G$&quot;&amp;MATCH(DATE([.$AJ$2];[.$C5];[.E$2]);[.$D$27:.$D$65];0)+MATCH(&quot;Zaległy&quot;;[.$G:.$G];0)));FALSE();NOT(ISBLANK(INDIRECT(&quot;$G$&quot;&amp;MATCH(DATE([.$AJ$2];[.$C5];[.E$2]);[.$D$27:.$D$65];0)+MATCH(&quot;Zaległy&quot;;[.$G:.$G];0)))));[.$D$20];IF(NOT(ISERROR(VLOOKUP(DATE([.$AJ$2];[.$C5];[.E$2]);[.$AM:.$AM];1;0)));[.$D$19];&quot;&quot;))))))">
            <text:p/>
          </table:table-cell>
          <table:table-cell table:style-name="ce75" table:formula="of:=IF(MONTH(DATE([.$AJ$2];[.$C5];[.$D$2]))&lt;&gt;MONTH(DATE([.$AJ$2];[.$C5];[.F$2]));[.$D$16];IF(COM.MICROSOFT.SWITCH(WEEKDAY(DATE([.$AJ$2];[.$C5];[.F$2]));7;TRUE();1;TRUE();FALSE());[.$D$17];IF(NOT(ISERROR(VLOOKUP(DATE([.$AJ$2];[.$C5];[.F$2]);[.$AL:.$AL];1;0)));[.$D$18];IF(IF(ISERROR(INDIRECT(&quot;$P$&quot;&amp;MATCH(DATE([.$AJ$2];[.$C5];[.F$2]);[.$D$27:.$D$65];0)+MATCH(&quot;Za sobotę&quot;;[.$P:.$P];0)));FALSE();NOT(ISBLANK(INDIRECT(&quot;$P$&quot;&amp;MATCH(DATE([.$AJ$2];[.$C5];[.F$2]);[.$D$27:.$D$65];0)+MATCH(&quot;Za sobotę&quot;;[.$P:.$P];0)))));[.$D$21];IF(IF(ISERROR(INDIRECT(&quot;$G$&quot;&amp;MATCH(DATE([.$AJ$2];[.$C5];[.F$2]);[.$D$27:.$D$65];0)+MATCH(&quot;Zaległy&quot;;[.$G:.$G];0)));FALSE();NOT(ISBLANK(INDIRECT(&quot;$G$&quot;&amp;MATCH(DATE([.$AJ$2];[.$C5];[.F$2]);[.$D$27:.$D$65];0)+MATCH(&quot;Zaległy&quot;;[.$G:.$G];0)))));[.$D$20];IF(NOT(ISERROR(VLOOKUP(DATE([.$AJ$2];[.$C5];[.F$2]);[.$AM:.$AM];1;0)));[.$D$19];&quot;&quot;))))))">
            <text:p/>
          </table:table-cell>
          <table:table-cell table:style-name="ce75" table:formula="of:=IF(MONTH(DATE([.$AJ$2];[.$C5];[.$D$2]))&lt;&gt;MONTH(DATE([.$AJ$2];[.$C5];[.G$2]));[.$D$16];IF(COM.MICROSOFT.SWITCH(WEEKDAY(DATE([.$AJ$2];[.$C5];[.G$2]));7;TRUE();1;TRUE();FALSE());[.$D$17];IF(NOT(ISERROR(VLOOKUP(DATE([.$AJ$2];[.$C5];[.G$2]);[.$AL:.$AL];1;0)));[.$D$18];IF(IF(ISERROR(INDIRECT(&quot;$P$&quot;&amp;MATCH(DATE([.$AJ$2];[.$C5];[.G$2]);[.$D$27:.$D$65];0)+MATCH(&quot;Za sobotę&quot;;[.$P:.$P];0)));FALSE();NOT(ISBLANK(INDIRECT(&quot;$P$&quot;&amp;MATCH(DATE([.$AJ$2];[.$C5];[.G$2]);[.$D$27:.$D$65];0)+MATCH(&quot;Za sobotę&quot;;[.$P:.$P];0)))));[.$D$21];IF(IF(ISERROR(INDIRECT(&quot;$G$&quot;&amp;MATCH(DATE([.$AJ$2];[.$C5];[.G$2]);[.$D$27:.$D$65];0)+MATCH(&quot;Zaległy&quot;;[.$G:.$G];0)));FALSE();NOT(ISBLANK(INDIRECT(&quot;$G$&quot;&amp;MATCH(DATE([.$AJ$2];[.$C5];[.G$2]);[.$D$27:.$D$65];0)+MATCH(&quot;Zaległy&quot;;[.$G:.$G];0)))));[.$D$20];IF(NOT(ISERROR(VLOOKUP(DATE([.$AJ$2];[.$C5];[.G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H$2]));[.$D$16];IF(COM.MICROSOFT.SWITCH(WEEKDAY(DATE([.$AJ$2];[.$C5];[.H$2]));7;TRUE();1;TRUE();FALSE());[.$D$17];IF(NOT(ISERROR(VLOOKUP(DATE([.$AJ$2];[.$C5];[.H$2]);[.$AL:.$AL];1;0)));[.$D$18];IF(IF(ISERROR(INDIRECT(&quot;$P$&quot;&amp;MATCH(DATE([.$AJ$2];[.$C5];[.H$2]);[.$D$27:.$D$65];0)+MATCH(&quot;Za sobotę&quot;;[.$P:.$P];0)));FALSE();NOT(ISBLANK(INDIRECT(&quot;$P$&quot;&amp;MATCH(DATE([.$AJ$2];[.$C5];[.H$2]);[.$D$27:.$D$65];0)+MATCH(&quot;Za sobotę&quot;;[.$P:.$P];0)))));[.$D$21];IF(IF(ISERROR(INDIRECT(&quot;$G$&quot;&amp;MATCH(DATE([.$AJ$2];[.$C5];[.H$2]);[.$D$27:.$D$65];0)+MATCH(&quot;Zaległy&quot;;[.$G:.$G];0)));FALSE();NOT(ISBLANK(INDIRECT(&quot;$G$&quot;&amp;MATCH(DATE([.$AJ$2];[.$C5];[.H$2]);[.$D$27:.$D$65];0)+MATCH(&quot;Zaległy&quot;;[.$G:.$G];0)))));[.$D$20];IF(NOT(ISERROR(VLOOKUP(DATE([.$AJ$2];[.$C5];[.H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I$2]));[.$D$16];IF(COM.MICROSOFT.SWITCH(WEEKDAY(DATE([.$AJ$2];[.$C5];[.I$2]));7;TRUE();1;TRUE();FALSE());[.$D$17];IF(NOT(ISERROR(VLOOKUP(DATE([.$AJ$2];[.$C5];[.I$2]);[.$AL:.$AL];1;0)));[.$D$18];IF(IF(ISERROR(INDIRECT(&quot;$P$&quot;&amp;MATCH(DATE([.$AJ$2];[.$C5];[.I$2]);[.$D$27:.$D$65];0)+MATCH(&quot;Za sobotę&quot;;[.$P:.$P];0)));FALSE();NOT(ISBLANK(INDIRECT(&quot;$P$&quot;&amp;MATCH(DATE([.$AJ$2];[.$C5];[.I$2]);[.$D$27:.$D$65];0)+MATCH(&quot;Za sobotę&quot;;[.$P:.$P];0)))));[.$D$21];IF(IF(ISERROR(INDIRECT(&quot;$G$&quot;&amp;MATCH(DATE([.$AJ$2];[.$C5];[.I$2]);[.$D$27:.$D$65];0)+MATCH(&quot;Zaległy&quot;;[.$G:.$G];0)));FALSE();NOT(ISBLANK(INDIRECT(&quot;$G$&quot;&amp;MATCH(DATE([.$AJ$2];[.$C5];[.I$2]);[.$D$27:.$D$65];0)+MATCH(&quot;Zaległy&quot;;[.$G:.$G];0)))));[.$D$20];IF(NOT(ISERROR(VLOOKUP(DATE([.$AJ$2];[.$C5];[.I$2]);[.$AM:.$AM];1;0)));[.$D$19];&quot;&quot;))))))">
            <text:p/>
          </table:table-cell>
          <table:table-cell table:style-name="ce75" table:formula="of:=IF(MONTH(DATE([.$AJ$2];[.$C5];[.$D$2]))&lt;&gt;MONTH(DATE([.$AJ$2];[.$C5];[.J$2]));[.$D$16];IF(COM.MICROSOFT.SWITCH(WEEKDAY(DATE([.$AJ$2];[.$C5];[.J$2]));7;TRUE();1;TRUE();FALSE());[.$D$17];IF(NOT(ISERROR(VLOOKUP(DATE([.$AJ$2];[.$C5];[.J$2]);[.$AL:.$AL];1;0)));[.$D$18];IF(IF(ISERROR(INDIRECT(&quot;$P$&quot;&amp;MATCH(DATE([.$AJ$2];[.$C5];[.J$2]);[.$D$27:.$D$65];0)+MATCH(&quot;Za sobotę&quot;;[.$P:.$P];0)));FALSE();NOT(ISBLANK(INDIRECT(&quot;$P$&quot;&amp;MATCH(DATE([.$AJ$2];[.$C5];[.J$2]);[.$D$27:.$D$65];0)+MATCH(&quot;Za sobotę&quot;;[.$P:.$P];0)))));[.$D$21];IF(IF(ISERROR(INDIRECT(&quot;$G$&quot;&amp;MATCH(DATE([.$AJ$2];[.$C5];[.J$2]);[.$D$27:.$D$65];0)+MATCH(&quot;Zaległy&quot;;[.$G:.$G];0)));FALSE();NOT(ISBLANK(INDIRECT(&quot;$G$&quot;&amp;MATCH(DATE([.$AJ$2];[.$C5];[.J$2]);[.$D$27:.$D$65];0)+MATCH(&quot;Zaległy&quot;;[.$G:.$G];0)))));[.$D$20];IF(NOT(ISERROR(VLOOKUP(DATE([.$AJ$2];[.$C5];[.J$2]);[.$AM:.$AM];1;0)));[.$D$19];&quot;&quot;))))))">
            <text:p/>
          </table:table-cell>
          <table:table-cell table:style-name="ce75" table:formula="of:=IF(MONTH(DATE([.$AJ$2];[.$C5];[.$D$2]))&lt;&gt;MONTH(DATE([.$AJ$2];[.$C5];[.K$2]));[.$D$16];IF(COM.MICROSOFT.SWITCH(WEEKDAY(DATE([.$AJ$2];[.$C5];[.K$2]));7;TRUE();1;TRUE();FALSE());[.$D$17];IF(NOT(ISERROR(VLOOKUP(DATE([.$AJ$2];[.$C5];[.K$2]);[.$AL:.$AL];1;0)));[.$D$18];IF(IF(ISERROR(INDIRECT(&quot;$P$&quot;&amp;MATCH(DATE([.$AJ$2];[.$C5];[.K$2]);[.$D$27:.$D$65];0)+MATCH(&quot;Za sobotę&quot;;[.$P:.$P];0)));FALSE();NOT(ISBLANK(INDIRECT(&quot;$P$&quot;&amp;MATCH(DATE([.$AJ$2];[.$C5];[.K$2]);[.$D$27:.$D$65];0)+MATCH(&quot;Za sobotę&quot;;[.$P:.$P];0)))));[.$D$21];IF(IF(ISERROR(INDIRECT(&quot;$G$&quot;&amp;MATCH(DATE([.$AJ$2];[.$C5];[.K$2]);[.$D$27:.$D$65];0)+MATCH(&quot;Zaległy&quot;;[.$G:.$G];0)));FALSE();NOT(ISBLANK(INDIRECT(&quot;$G$&quot;&amp;MATCH(DATE([.$AJ$2];[.$C5];[.K$2]);[.$D$27:.$D$65];0)+MATCH(&quot;Zaległy&quot;;[.$G:.$G];0)))));[.$D$20];IF(NOT(ISERROR(VLOOKUP(DATE([.$AJ$2];[.$C5];[.K$2]);[.$AM:.$AM];1;0)));[.$D$19];&quot;&quot;))))))">
            <text:p/>
          </table:table-cell>
          <table:table-cell table:style-name="ce75" table:formula="of:=IF(MONTH(DATE([.$AJ$2];[.$C5];[.$D$2]))&lt;&gt;MONTH(DATE([.$AJ$2];[.$C5];[.L$2]));[.$D$16];IF(COM.MICROSOFT.SWITCH(WEEKDAY(DATE([.$AJ$2];[.$C5];[.L$2]));7;TRUE();1;TRUE();FALSE());[.$D$17];IF(NOT(ISERROR(VLOOKUP(DATE([.$AJ$2];[.$C5];[.L$2]);[.$AL:.$AL];1;0)));[.$D$18];IF(IF(ISERROR(INDIRECT(&quot;$P$&quot;&amp;MATCH(DATE([.$AJ$2];[.$C5];[.L$2]);[.$D$27:.$D$65];0)+MATCH(&quot;Za sobotę&quot;;[.$P:.$P];0)));FALSE();NOT(ISBLANK(INDIRECT(&quot;$P$&quot;&amp;MATCH(DATE([.$AJ$2];[.$C5];[.L$2]);[.$D$27:.$D$65];0)+MATCH(&quot;Za sobotę&quot;;[.$P:.$P];0)))));[.$D$21];IF(IF(ISERROR(INDIRECT(&quot;$G$&quot;&amp;MATCH(DATE([.$AJ$2];[.$C5];[.L$2]);[.$D$27:.$D$65];0)+MATCH(&quot;Zaległy&quot;;[.$G:.$G];0)));FALSE();NOT(ISBLANK(INDIRECT(&quot;$G$&quot;&amp;MATCH(DATE([.$AJ$2];[.$C5];[.L$2]);[.$D$27:.$D$65];0)+MATCH(&quot;Zaległy&quot;;[.$G:.$G];0)))));[.$D$20];IF(NOT(ISERROR(VLOOKUP(DATE([.$AJ$2];[.$C5];[.L$2]);[.$AM:.$AM];1;0)));[.$D$19];&quot;&quot;))))))">
            <text:p/>
          </table:table-cell>
          <table:table-cell table:style-name="ce75" table:formula="of:=IF(MONTH(DATE([.$AJ$2];[.$C5];[.$D$2]))&lt;&gt;MONTH(DATE([.$AJ$2];[.$C5];[.M$2]));[.$D$16];IF(COM.MICROSOFT.SWITCH(WEEKDAY(DATE([.$AJ$2];[.$C5];[.M$2]));7;TRUE();1;TRUE();FALSE());[.$D$17];IF(NOT(ISERROR(VLOOKUP(DATE([.$AJ$2];[.$C5];[.M$2]);[.$AL:.$AL];1;0)));[.$D$18];IF(IF(ISERROR(INDIRECT(&quot;$P$&quot;&amp;MATCH(DATE([.$AJ$2];[.$C5];[.M$2]);[.$D$27:.$D$65];0)+MATCH(&quot;Za sobotę&quot;;[.$P:.$P];0)));FALSE();NOT(ISBLANK(INDIRECT(&quot;$P$&quot;&amp;MATCH(DATE([.$AJ$2];[.$C5];[.M$2]);[.$D$27:.$D$65];0)+MATCH(&quot;Za sobotę&quot;;[.$P:.$P];0)))));[.$D$21];IF(IF(ISERROR(INDIRECT(&quot;$G$&quot;&amp;MATCH(DATE([.$AJ$2];[.$C5];[.M$2]);[.$D$27:.$D$65];0)+MATCH(&quot;Zaległy&quot;;[.$G:.$G];0)));FALSE();NOT(ISBLANK(INDIRECT(&quot;$G$&quot;&amp;MATCH(DATE([.$AJ$2];[.$C5];[.M$2]);[.$D$27:.$D$65];0)+MATCH(&quot;Zaległy&quot;;[.$G:.$G];0)))));[.$D$20];IF(NOT(ISERROR(VLOOKUP(DATE([.$AJ$2];[.$C5];[.M$2]);[.$AM:.$AM];1;0)));[.$D$19];&quot;&quot;))))))">
            <text:p/>
          </table:table-cell>
          <table:table-cell table:style-name="ce75" table:formula="of:=IF(MONTH(DATE([.$AJ$2];[.$C5];[.$D$2]))&lt;&gt;MONTH(DATE([.$AJ$2];[.$C5];[.N$2]));[.$D$16];IF(COM.MICROSOFT.SWITCH(WEEKDAY(DATE([.$AJ$2];[.$C5];[.N$2]));7;TRUE();1;TRUE();FALSE());[.$D$17];IF(NOT(ISERROR(VLOOKUP(DATE([.$AJ$2];[.$C5];[.N$2]);[.$AL:.$AL];1;0)));[.$D$18];IF(IF(ISERROR(INDIRECT(&quot;$P$&quot;&amp;MATCH(DATE([.$AJ$2];[.$C5];[.N$2]);[.$D$27:.$D$65];0)+MATCH(&quot;Za sobotę&quot;;[.$P:.$P];0)));FALSE();NOT(ISBLANK(INDIRECT(&quot;$P$&quot;&amp;MATCH(DATE([.$AJ$2];[.$C5];[.N$2]);[.$D$27:.$D$65];0)+MATCH(&quot;Za sobotę&quot;;[.$P:.$P];0)))));[.$D$21];IF(IF(ISERROR(INDIRECT(&quot;$G$&quot;&amp;MATCH(DATE([.$AJ$2];[.$C5];[.N$2]);[.$D$27:.$D$65];0)+MATCH(&quot;Zaległy&quot;;[.$G:.$G];0)));FALSE();NOT(ISBLANK(INDIRECT(&quot;$G$&quot;&amp;MATCH(DATE([.$AJ$2];[.$C5];[.N$2]);[.$D$27:.$D$65];0)+MATCH(&quot;Zaległy&quot;;[.$G:.$G];0)))));[.$D$20];IF(NOT(ISERROR(VLOOKUP(DATE([.$AJ$2];[.$C5];[.N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O$2]));[.$D$16];IF(COM.MICROSOFT.SWITCH(WEEKDAY(DATE([.$AJ$2];[.$C5];[.O$2]));7;TRUE();1;TRUE();FALSE());[.$D$17];IF(NOT(ISERROR(VLOOKUP(DATE([.$AJ$2];[.$C5];[.O$2]);[.$AL:.$AL];1;0)));[.$D$18];IF(IF(ISERROR(INDIRECT(&quot;$P$&quot;&amp;MATCH(DATE([.$AJ$2];[.$C5];[.O$2]);[.$D$27:.$D$65];0)+MATCH(&quot;Za sobotę&quot;;[.$P:.$P];0)));FALSE();NOT(ISBLANK(INDIRECT(&quot;$P$&quot;&amp;MATCH(DATE([.$AJ$2];[.$C5];[.O$2]);[.$D$27:.$D$65];0)+MATCH(&quot;Za sobotę&quot;;[.$P:.$P];0)))));[.$D$21];IF(IF(ISERROR(INDIRECT(&quot;$G$&quot;&amp;MATCH(DATE([.$AJ$2];[.$C5];[.O$2]);[.$D$27:.$D$65];0)+MATCH(&quot;Zaległy&quot;;[.$G:.$G];0)));FALSE();NOT(ISBLANK(INDIRECT(&quot;$G$&quot;&amp;MATCH(DATE([.$AJ$2];[.$C5];[.O$2]);[.$D$27:.$D$65];0)+MATCH(&quot;Zaległy&quot;;[.$G:.$G];0)))));[.$D$20];IF(NOT(ISERROR(VLOOKUP(DATE([.$AJ$2];[.$C5];[.O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P$2]));[.$D$16];IF(COM.MICROSOFT.SWITCH(WEEKDAY(DATE([.$AJ$2];[.$C5];[.P$2]));7;TRUE();1;TRUE();FALSE());[.$D$17];IF(NOT(ISERROR(VLOOKUP(DATE([.$AJ$2];[.$C5];[.P$2]);[.$AL:.$AL];1;0)));[.$D$18];IF(IF(ISERROR(INDIRECT(&quot;$P$&quot;&amp;MATCH(DATE([.$AJ$2];[.$C5];[.P$2]);[.$D$27:.$D$65];0)+MATCH(&quot;Za sobotę&quot;;[.$P:.$P];0)));FALSE();NOT(ISBLANK(INDIRECT(&quot;$P$&quot;&amp;MATCH(DATE([.$AJ$2];[.$C5];[.P$2]);[.$D$27:.$D$65];0)+MATCH(&quot;Za sobotę&quot;;[.$P:.$P];0)))));[.$D$21];IF(IF(ISERROR(INDIRECT(&quot;$G$&quot;&amp;MATCH(DATE([.$AJ$2];[.$C5];[.P$2]);[.$D$27:.$D$65];0)+MATCH(&quot;Zaległy&quot;;[.$G:.$G];0)));FALSE();NOT(ISBLANK(INDIRECT(&quot;$G$&quot;&amp;MATCH(DATE([.$AJ$2];[.$C5];[.P$2]);[.$D$27:.$D$65];0)+MATCH(&quot;Zaległy&quot;;[.$G:.$G];0)))));[.$D$20];IF(NOT(ISERROR(VLOOKUP(DATE([.$AJ$2];[.$C5];[.P$2]);[.$AM:.$AM];1;0)));[.$D$19];&quot;&quot;))))))">
            <text:p/>
          </table:table-cell>
          <table:table-cell table:style-name="ce75" table:formula="of:=IF(MONTH(DATE([.$AJ$2];[.$C5];[.$D$2]))&lt;&gt;MONTH(DATE([.$AJ$2];[.$C5];[.Q$2]));[.$D$16];IF(COM.MICROSOFT.SWITCH(WEEKDAY(DATE([.$AJ$2];[.$C5];[.Q$2]));7;TRUE();1;TRUE();FALSE());[.$D$17];IF(NOT(ISERROR(VLOOKUP(DATE([.$AJ$2];[.$C5];[.Q$2]);[.$AL:.$AL];1;0)));[.$D$18];IF(IF(ISERROR(INDIRECT(&quot;$P$&quot;&amp;MATCH(DATE([.$AJ$2];[.$C5];[.Q$2]);[.$D$27:.$D$65];0)+MATCH(&quot;Za sobotę&quot;;[.$P:.$P];0)));FALSE();NOT(ISBLANK(INDIRECT(&quot;$P$&quot;&amp;MATCH(DATE([.$AJ$2];[.$C5];[.Q$2]);[.$D$27:.$D$65];0)+MATCH(&quot;Za sobotę&quot;;[.$P:.$P];0)))));[.$D$21];IF(IF(ISERROR(INDIRECT(&quot;$G$&quot;&amp;MATCH(DATE([.$AJ$2];[.$C5];[.Q$2]);[.$D$27:.$D$65];0)+MATCH(&quot;Zaległy&quot;;[.$G:.$G];0)));FALSE();NOT(ISBLANK(INDIRECT(&quot;$G$&quot;&amp;MATCH(DATE([.$AJ$2];[.$C5];[.Q$2]);[.$D$27:.$D$65];0)+MATCH(&quot;Zaległy&quot;;[.$G:.$G];0)))));[.$D$20];IF(NOT(ISERROR(VLOOKUP(DATE([.$AJ$2];[.$C5];[.Q$2]);[.$AM:.$AM];1;0)));[.$D$19];&quot;&quot;))))))">
            <text:p/>
          </table:table-cell>
          <table:table-cell table:style-name="ce75" table:formula="of:=IF(MONTH(DATE([.$AJ$2];[.$C5];[.$D$2]))&lt;&gt;MONTH(DATE([.$AJ$2];[.$C5];[.R$2]));[.$D$16];IF(COM.MICROSOFT.SWITCH(WEEKDAY(DATE([.$AJ$2];[.$C5];[.R$2]));7;TRUE();1;TRUE();FALSE());[.$D$17];IF(NOT(ISERROR(VLOOKUP(DATE([.$AJ$2];[.$C5];[.R$2]);[.$AL:.$AL];1;0)));[.$D$18];IF(IF(ISERROR(INDIRECT(&quot;$P$&quot;&amp;MATCH(DATE([.$AJ$2];[.$C5];[.R$2]);[.$D$27:.$D$65];0)+MATCH(&quot;Za sobotę&quot;;[.$P:.$P];0)));FALSE();NOT(ISBLANK(INDIRECT(&quot;$P$&quot;&amp;MATCH(DATE([.$AJ$2];[.$C5];[.R$2]);[.$D$27:.$D$65];0)+MATCH(&quot;Za sobotę&quot;;[.$P:.$P];0)))));[.$D$21];IF(IF(ISERROR(INDIRECT(&quot;$G$&quot;&amp;MATCH(DATE([.$AJ$2];[.$C5];[.R$2]);[.$D$27:.$D$65];0)+MATCH(&quot;Zaległy&quot;;[.$G:.$G];0)));FALSE();NOT(ISBLANK(INDIRECT(&quot;$G$&quot;&amp;MATCH(DATE([.$AJ$2];[.$C5];[.R$2]);[.$D$27:.$D$65];0)+MATCH(&quot;Zaległy&quot;;[.$G:.$G];0)))));[.$D$20];IF(NOT(ISERROR(VLOOKUP(DATE([.$AJ$2];[.$C5];[.R$2]);[.$AM:.$AM];1;0)));[.$D$19];&quot;&quot;))))))">
            <text:p/>
          </table:table-cell>
          <table:table-cell table:style-name="ce75" table:formula="of:=IF(MONTH(DATE([.$AJ$2];[.$C5];[.$D$2]))&lt;&gt;MONTH(DATE([.$AJ$2];[.$C5];[.S$2]));[.$D$16];IF(COM.MICROSOFT.SWITCH(WEEKDAY(DATE([.$AJ$2];[.$C5];[.S$2]));7;TRUE();1;TRUE();FALSE());[.$D$17];IF(NOT(ISERROR(VLOOKUP(DATE([.$AJ$2];[.$C5];[.S$2]);[.$AL:.$AL];1;0)));[.$D$18];IF(IF(ISERROR(INDIRECT(&quot;$P$&quot;&amp;MATCH(DATE([.$AJ$2];[.$C5];[.S$2]);[.$D$27:.$D$65];0)+MATCH(&quot;Za sobotę&quot;;[.$P:.$P];0)));FALSE();NOT(ISBLANK(INDIRECT(&quot;$P$&quot;&amp;MATCH(DATE([.$AJ$2];[.$C5];[.S$2]);[.$D$27:.$D$65];0)+MATCH(&quot;Za sobotę&quot;;[.$P:.$P];0)))));[.$D$21];IF(IF(ISERROR(INDIRECT(&quot;$G$&quot;&amp;MATCH(DATE([.$AJ$2];[.$C5];[.S$2]);[.$D$27:.$D$65];0)+MATCH(&quot;Zaległy&quot;;[.$G:.$G];0)));FALSE();NOT(ISBLANK(INDIRECT(&quot;$G$&quot;&amp;MATCH(DATE([.$AJ$2];[.$C5];[.S$2]);[.$D$27:.$D$65];0)+MATCH(&quot;Zaległy&quot;;[.$G:.$G];0)))));[.$D$20];IF(NOT(ISERROR(VLOOKUP(DATE([.$AJ$2];[.$C5];[.S$2]);[.$AM:.$AM];1;0)));[.$D$19];&quot;&quot;))))))">
            <text:p/>
          </table:table-cell>
          <table:table-cell table:style-name="ce75" table:formula="of:=IF(MONTH(DATE([.$AJ$2];[.$C5];[.$D$2]))&lt;&gt;MONTH(DATE([.$AJ$2];[.$C5];[.T$2]));[.$D$16];IF(COM.MICROSOFT.SWITCH(WEEKDAY(DATE([.$AJ$2];[.$C5];[.T$2]));7;TRUE();1;TRUE();FALSE());[.$D$17];IF(NOT(ISERROR(VLOOKUP(DATE([.$AJ$2];[.$C5];[.T$2]);[.$AL:.$AL];1;0)));[.$D$18];IF(IF(ISERROR(INDIRECT(&quot;$P$&quot;&amp;MATCH(DATE([.$AJ$2];[.$C5];[.T$2]);[.$D$27:.$D$65];0)+MATCH(&quot;Za sobotę&quot;;[.$P:.$P];0)));FALSE();NOT(ISBLANK(INDIRECT(&quot;$P$&quot;&amp;MATCH(DATE([.$AJ$2];[.$C5];[.T$2]);[.$D$27:.$D$65];0)+MATCH(&quot;Za sobotę&quot;;[.$P:.$P];0)))));[.$D$21];IF(IF(ISERROR(INDIRECT(&quot;$G$&quot;&amp;MATCH(DATE([.$AJ$2];[.$C5];[.T$2]);[.$D$27:.$D$65];0)+MATCH(&quot;Zaległy&quot;;[.$G:.$G];0)));FALSE();NOT(ISBLANK(INDIRECT(&quot;$G$&quot;&amp;MATCH(DATE([.$AJ$2];[.$C5];[.T$2]);[.$D$27:.$D$65];0)+MATCH(&quot;Zaległy&quot;;[.$G:.$G];0)))));[.$D$20];IF(NOT(ISERROR(VLOOKUP(DATE([.$AJ$2];[.$C5];[.T$2]);[.$AM:.$AM];1;0)));[.$D$19];&quot;&quot;))))))">
            <text:p/>
          </table:table-cell>
          <table:table-cell table:style-name="ce75" table:formula="of:=IF(MONTH(DATE([.$AJ$2];[.$C5];[.$D$2]))&lt;&gt;MONTH(DATE([.$AJ$2];[.$C5];[.U$2]));[.$D$16];IF(COM.MICROSOFT.SWITCH(WEEKDAY(DATE([.$AJ$2];[.$C5];[.U$2]));7;TRUE();1;TRUE();FALSE());[.$D$17];IF(NOT(ISERROR(VLOOKUP(DATE([.$AJ$2];[.$C5];[.U$2]);[.$AL:.$AL];1;0)));[.$D$18];IF(IF(ISERROR(INDIRECT(&quot;$P$&quot;&amp;MATCH(DATE([.$AJ$2];[.$C5];[.U$2]);[.$D$27:.$D$65];0)+MATCH(&quot;Za sobotę&quot;;[.$P:.$P];0)));FALSE();NOT(ISBLANK(INDIRECT(&quot;$P$&quot;&amp;MATCH(DATE([.$AJ$2];[.$C5];[.U$2]);[.$D$27:.$D$65];0)+MATCH(&quot;Za sobotę&quot;;[.$P:.$P];0)))));[.$D$21];IF(IF(ISERROR(INDIRECT(&quot;$G$&quot;&amp;MATCH(DATE([.$AJ$2];[.$C5];[.U$2]);[.$D$27:.$D$65];0)+MATCH(&quot;Zaległy&quot;;[.$G:.$G];0)));FALSE();NOT(ISBLANK(INDIRECT(&quot;$G$&quot;&amp;MATCH(DATE([.$AJ$2];[.$C5];[.U$2]);[.$D$27:.$D$65];0)+MATCH(&quot;Zaległy&quot;;[.$G:.$G];0)))));[.$D$20];IF(NOT(ISERROR(VLOOKUP(DATE([.$AJ$2];[.$C5];[.U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V$2]));[.$D$16];IF(COM.MICROSOFT.SWITCH(WEEKDAY(DATE([.$AJ$2];[.$C5];[.V$2]));7;TRUE();1;TRUE();FALSE());[.$D$17];IF(NOT(ISERROR(VLOOKUP(DATE([.$AJ$2];[.$C5];[.V$2]);[.$AL:.$AL];1;0)));[.$D$18];IF(IF(ISERROR(INDIRECT(&quot;$P$&quot;&amp;MATCH(DATE([.$AJ$2];[.$C5];[.V$2]);[.$D$27:.$D$65];0)+MATCH(&quot;Za sobotę&quot;;[.$P:.$P];0)));FALSE();NOT(ISBLANK(INDIRECT(&quot;$P$&quot;&amp;MATCH(DATE([.$AJ$2];[.$C5];[.V$2]);[.$D$27:.$D$65];0)+MATCH(&quot;Za sobotę&quot;;[.$P:.$P];0)))));[.$D$21];IF(IF(ISERROR(INDIRECT(&quot;$G$&quot;&amp;MATCH(DATE([.$AJ$2];[.$C5];[.V$2]);[.$D$27:.$D$65];0)+MATCH(&quot;Zaległy&quot;;[.$G:.$G];0)));FALSE();NOT(ISBLANK(INDIRECT(&quot;$G$&quot;&amp;MATCH(DATE([.$AJ$2];[.$C5];[.V$2]);[.$D$27:.$D$65];0)+MATCH(&quot;Zaległy&quot;;[.$G:.$G];0)))));[.$D$20];IF(NOT(ISERROR(VLOOKUP(DATE([.$AJ$2];[.$C5];[.V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W$2]));[.$D$16];IF(COM.MICROSOFT.SWITCH(WEEKDAY(DATE([.$AJ$2];[.$C5];[.W$2]));7;TRUE();1;TRUE();FALSE());[.$D$17];IF(NOT(ISERROR(VLOOKUP(DATE([.$AJ$2];[.$C5];[.W$2]);[.$AL:.$AL];1;0)));[.$D$18];IF(IF(ISERROR(INDIRECT(&quot;$P$&quot;&amp;MATCH(DATE([.$AJ$2];[.$C5];[.W$2]);[.$D$27:.$D$65];0)+MATCH(&quot;Za sobotę&quot;;[.$P:.$P];0)));FALSE();NOT(ISBLANK(INDIRECT(&quot;$P$&quot;&amp;MATCH(DATE([.$AJ$2];[.$C5];[.W$2]);[.$D$27:.$D$65];0)+MATCH(&quot;Za sobotę&quot;;[.$P:.$P];0)))));[.$D$21];IF(IF(ISERROR(INDIRECT(&quot;$G$&quot;&amp;MATCH(DATE([.$AJ$2];[.$C5];[.W$2]);[.$D$27:.$D$65];0)+MATCH(&quot;Zaległy&quot;;[.$G:.$G];0)));FALSE();NOT(ISBLANK(INDIRECT(&quot;$G$&quot;&amp;MATCH(DATE([.$AJ$2];[.$C5];[.W$2]);[.$D$27:.$D$65];0)+MATCH(&quot;Zaległy&quot;;[.$G:.$G];0)))));[.$D$20];IF(NOT(ISERROR(VLOOKUP(DATE([.$AJ$2];[.$C5];[.W$2]);[.$AM:.$AM];1;0)));[.$D$19];&quot;&quot;))))))">
            <text:p/>
          </table:table-cell>
          <table:table-cell table:style-name="ce75" table:formula="of:=IF(MONTH(DATE([.$AJ$2];[.$C5];[.$D$2]))&lt;&gt;MONTH(DATE([.$AJ$2];[.$C5];[.X$2]));[.$D$16];IF(COM.MICROSOFT.SWITCH(WEEKDAY(DATE([.$AJ$2];[.$C5];[.X$2]));7;TRUE();1;TRUE();FALSE());[.$D$17];IF(NOT(ISERROR(VLOOKUP(DATE([.$AJ$2];[.$C5];[.X$2]);[.$AL:.$AL];1;0)));[.$D$18];IF(IF(ISERROR(INDIRECT(&quot;$P$&quot;&amp;MATCH(DATE([.$AJ$2];[.$C5];[.X$2]);[.$D$27:.$D$65];0)+MATCH(&quot;Za sobotę&quot;;[.$P:.$P];0)));FALSE();NOT(ISBLANK(INDIRECT(&quot;$P$&quot;&amp;MATCH(DATE([.$AJ$2];[.$C5];[.X$2]);[.$D$27:.$D$65];0)+MATCH(&quot;Za sobotę&quot;;[.$P:.$P];0)))));[.$D$21];IF(IF(ISERROR(INDIRECT(&quot;$G$&quot;&amp;MATCH(DATE([.$AJ$2];[.$C5];[.X$2]);[.$D$27:.$D$65];0)+MATCH(&quot;Zaległy&quot;;[.$G:.$G];0)));FALSE();NOT(ISBLANK(INDIRECT(&quot;$G$&quot;&amp;MATCH(DATE([.$AJ$2];[.$C5];[.X$2]);[.$D$27:.$D$65];0)+MATCH(&quot;Zaległy&quot;;[.$G:.$G];0)))));[.$D$20];IF(NOT(ISERROR(VLOOKUP(DATE([.$AJ$2];[.$C5];[.X$2]);[.$AM:.$AM];1;0)));[.$D$19];&quot;&quot;))))))">
            <text:p/>
          </table:table-cell>
          <table:table-cell table:style-name="ce75" table:formula="of:=IF(MONTH(DATE([.$AJ$2];[.$C5];[.$D$2]))&lt;&gt;MONTH(DATE([.$AJ$2];[.$C5];[.Y$2]));[.$D$16];IF(COM.MICROSOFT.SWITCH(WEEKDAY(DATE([.$AJ$2];[.$C5];[.Y$2]));7;TRUE();1;TRUE();FALSE());[.$D$17];IF(NOT(ISERROR(VLOOKUP(DATE([.$AJ$2];[.$C5];[.Y$2]);[.$AL:.$AL];1;0)));[.$D$18];IF(IF(ISERROR(INDIRECT(&quot;$P$&quot;&amp;MATCH(DATE([.$AJ$2];[.$C5];[.Y$2]);[.$D$27:.$D$65];0)+MATCH(&quot;Za sobotę&quot;;[.$P:.$P];0)));FALSE();NOT(ISBLANK(INDIRECT(&quot;$P$&quot;&amp;MATCH(DATE([.$AJ$2];[.$C5];[.Y$2]);[.$D$27:.$D$65];0)+MATCH(&quot;Za sobotę&quot;;[.$P:.$P];0)))));[.$D$21];IF(IF(ISERROR(INDIRECT(&quot;$G$&quot;&amp;MATCH(DATE([.$AJ$2];[.$C5];[.Y$2]);[.$D$27:.$D$65];0)+MATCH(&quot;Zaległy&quot;;[.$G:.$G];0)));FALSE();NOT(ISBLANK(INDIRECT(&quot;$G$&quot;&amp;MATCH(DATE([.$AJ$2];[.$C5];[.Y$2]);[.$D$27:.$D$65];0)+MATCH(&quot;Zaległy&quot;;[.$G:.$G];0)))));[.$D$20];IF(NOT(ISERROR(VLOOKUP(DATE([.$AJ$2];[.$C5];[.Y$2]);[.$AM:.$AM];1;0)));[.$D$19];&quot;&quot;))))))">
            <text:p/>
          </table:table-cell>
          <table:table-cell table:style-name="ce75" table:formula="of:=IF(MONTH(DATE([.$AJ$2];[.$C5];[.$D$2]))&lt;&gt;MONTH(DATE([.$AJ$2];[.$C5];[.Z$2]));[.$D$16];IF(COM.MICROSOFT.SWITCH(WEEKDAY(DATE([.$AJ$2];[.$C5];[.Z$2]));7;TRUE();1;TRUE();FALSE());[.$D$17];IF(NOT(ISERROR(VLOOKUP(DATE([.$AJ$2];[.$C5];[.Z$2]);[.$AL:.$AL];1;0)));[.$D$18];IF(IF(ISERROR(INDIRECT(&quot;$P$&quot;&amp;MATCH(DATE([.$AJ$2];[.$C5];[.Z$2]);[.$D$27:.$D$65];0)+MATCH(&quot;Za sobotę&quot;;[.$P:.$P];0)));FALSE();NOT(ISBLANK(INDIRECT(&quot;$P$&quot;&amp;MATCH(DATE([.$AJ$2];[.$C5];[.Z$2]);[.$D$27:.$D$65];0)+MATCH(&quot;Za sobotę&quot;;[.$P:.$P];0)))));[.$D$21];IF(IF(ISERROR(INDIRECT(&quot;$G$&quot;&amp;MATCH(DATE([.$AJ$2];[.$C5];[.Z$2]);[.$D$27:.$D$65];0)+MATCH(&quot;Zaległy&quot;;[.$G:.$G];0)));FALSE();NOT(ISBLANK(INDIRECT(&quot;$G$&quot;&amp;MATCH(DATE([.$AJ$2];[.$C5];[.Z$2]);[.$D$27:.$D$65];0)+MATCH(&quot;Zaległy&quot;;[.$G:.$G];0)))));[.$D$20];IF(NOT(ISERROR(VLOOKUP(DATE([.$AJ$2];[.$C5];[.Z$2]);[.$AM:.$AM];1;0)));[.$D$19];&quot;&quot;))))))">
            <text:p/>
          </table:table-cell>
          <table:table-cell table:style-name="ce75" table:formula="of:=IF(MONTH(DATE([.$AJ$2];[.$C5];[.$D$2]))&lt;&gt;MONTH(DATE([.$AJ$2];[.$C5];[.AA$2]));[.$D$16];IF(COM.MICROSOFT.SWITCH(WEEKDAY(DATE([.$AJ$2];[.$C5];[.AA$2]));7;TRUE();1;TRUE();FALSE());[.$D$17];IF(NOT(ISERROR(VLOOKUP(DATE([.$AJ$2];[.$C5];[.AA$2]);[.$AL:.$AL];1;0)));[.$D$18];IF(IF(ISERROR(INDIRECT(&quot;$P$&quot;&amp;MATCH(DATE([.$AJ$2];[.$C5];[.AA$2]);[.$D$27:.$D$65];0)+MATCH(&quot;Za sobotę&quot;;[.$P:.$P];0)));FALSE();NOT(ISBLANK(INDIRECT(&quot;$P$&quot;&amp;MATCH(DATE([.$AJ$2];[.$C5];[.AA$2]);[.$D$27:.$D$65];0)+MATCH(&quot;Za sobotę&quot;;[.$P:.$P];0)))));[.$D$21];IF(IF(ISERROR(INDIRECT(&quot;$G$&quot;&amp;MATCH(DATE([.$AJ$2];[.$C5];[.AA$2]);[.$D$27:.$D$65];0)+MATCH(&quot;Zaległy&quot;;[.$G:.$G];0)));FALSE();NOT(ISBLANK(INDIRECT(&quot;$G$&quot;&amp;MATCH(DATE([.$AJ$2];[.$C5];[.AA$2]);[.$D$27:.$D$65];0)+MATCH(&quot;Zaległy&quot;;[.$G:.$G];0)))));[.$D$20];IF(NOT(ISERROR(VLOOKUP(DATE([.$AJ$2];[.$C5];[.AA$2]);[.$AM:.$AM];1;0)));[.$D$19];&quot;&quot;))))))">
            <text:p/>
          </table:table-cell>
          <table:table-cell table:style-name="ce75" table:formula="of:=IF(MONTH(DATE([.$AJ$2];[.$C5];[.$D$2]))&lt;&gt;MONTH(DATE([.$AJ$2];[.$C5];[.AB$2]));[.$D$16];IF(COM.MICROSOFT.SWITCH(WEEKDAY(DATE([.$AJ$2];[.$C5];[.AB$2]));7;TRUE();1;TRUE();FALSE());[.$D$17];IF(NOT(ISERROR(VLOOKUP(DATE([.$AJ$2];[.$C5];[.AB$2]);[.$AL:.$AL];1;0)));[.$D$18];IF(IF(ISERROR(INDIRECT(&quot;$P$&quot;&amp;MATCH(DATE([.$AJ$2];[.$C5];[.AB$2]);[.$D$27:.$D$65];0)+MATCH(&quot;Za sobotę&quot;;[.$P:.$P];0)));FALSE();NOT(ISBLANK(INDIRECT(&quot;$P$&quot;&amp;MATCH(DATE([.$AJ$2];[.$C5];[.AB$2]);[.$D$27:.$D$65];0)+MATCH(&quot;Za sobotę&quot;;[.$P:.$P];0)))));[.$D$21];IF(IF(ISERROR(INDIRECT(&quot;$G$&quot;&amp;MATCH(DATE([.$AJ$2];[.$C5];[.AB$2]);[.$D$27:.$D$65];0)+MATCH(&quot;Zaległy&quot;;[.$G:.$G];0)));FALSE();NOT(ISBLANK(INDIRECT(&quot;$G$&quot;&amp;MATCH(DATE([.$AJ$2];[.$C5];[.AB$2]);[.$D$27:.$D$65];0)+MATCH(&quot;Zaległy&quot;;[.$G:.$G];0)))));[.$D$20];IF(NOT(ISERROR(VLOOKUP(DATE([.$AJ$2];[.$C5];[.AB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AC$2]));[.$D$16];IF(COM.MICROSOFT.SWITCH(WEEKDAY(DATE([.$AJ$2];[.$C5];[.AC$2]));7;TRUE();1;TRUE();FALSE());[.$D$17];IF(NOT(ISERROR(VLOOKUP(DATE([.$AJ$2];[.$C5];[.AC$2]);[.$AL:.$AL];1;0)));[.$D$18];IF(IF(ISERROR(INDIRECT(&quot;$P$&quot;&amp;MATCH(DATE([.$AJ$2];[.$C5];[.AC$2]);[.$D$27:.$D$65];0)+MATCH(&quot;Za sobotę&quot;;[.$P:.$P];0)));FALSE();NOT(ISBLANK(INDIRECT(&quot;$P$&quot;&amp;MATCH(DATE([.$AJ$2];[.$C5];[.AC$2]);[.$D$27:.$D$65];0)+MATCH(&quot;Za sobotę&quot;;[.$P:.$P];0)))));[.$D$21];IF(IF(ISERROR(INDIRECT(&quot;$G$&quot;&amp;MATCH(DATE([.$AJ$2];[.$C5];[.AC$2]);[.$D$27:.$D$65];0)+MATCH(&quot;Zaległy&quot;;[.$G:.$G];0)));FALSE();NOT(ISBLANK(INDIRECT(&quot;$G$&quot;&amp;MATCH(DATE([.$AJ$2];[.$C5];[.AC$2]);[.$D$27:.$D$65];0)+MATCH(&quot;Zaległy&quot;;[.$G:.$G];0)))));[.$D$20];IF(NOT(ISERROR(VLOOKUP(DATE([.$AJ$2];[.$C5];[.AC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5];[.$D$2]))&lt;&gt;MONTH(DATE([.$AJ$2];[.$C5];[.AD$2]));[.$D$16];IF(COM.MICROSOFT.SWITCH(WEEKDAY(DATE([.$AJ$2];[.$C5];[.AD$2]));7;TRUE();1;TRUE();FALSE());[.$D$17];IF(NOT(ISERROR(VLOOKUP(DATE([.$AJ$2];[.$C5];[.AD$2]);[.$AL:.$AL];1;0)));[.$D$18];IF(IF(ISERROR(INDIRECT(&quot;$P$&quot;&amp;MATCH(DATE([.$AJ$2];[.$C5];[.AD$2]);[.$D$27:.$D$65];0)+MATCH(&quot;Za sobotę&quot;;[.$P:.$P];0)));FALSE();NOT(ISBLANK(INDIRECT(&quot;$P$&quot;&amp;MATCH(DATE([.$AJ$2];[.$C5];[.AD$2]);[.$D$27:.$D$65];0)+MATCH(&quot;Za sobotę&quot;;[.$P:.$P];0)))));[.$D$21];IF(IF(ISERROR(INDIRECT(&quot;$G$&quot;&amp;MATCH(DATE([.$AJ$2];[.$C5];[.AD$2]);[.$D$27:.$D$65];0)+MATCH(&quot;Zaległy&quot;;[.$G:.$G];0)));FALSE();NOT(ISBLANK(INDIRECT(&quot;$G$&quot;&amp;MATCH(DATE([.$AJ$2];[.$C5];[.AD$2]);[.$D$27:.$D$65];0)+MATCH(&quot;Zaległy&quot;;[.$G:.$G];0)))));[.$D$20];IF(NOT(ISERROR(VLOOKUP(DATE([.$AJ$2];[.$C5];[.AD$2]);[.$AM:.$AM];1;0)));[.$D$19];&quot;&quot;))))))">
            <text:p/>
          </table:table-cell>
          <table:table-cell table:style-name="ce75" table:formula="of:=IF(MONTH(DATE([.$AJ$2];[.$C5];[.$D$2]))&lt;&gt;MONTH(DATE([.$AJ$2];[.$C5];[.AE$2]));[.$D$16];IF(COM.MICROSOFT.SWITCH(WEEKDAY(DATE([.$AJ$2];[.$C5];[.AE$2]));7;TRUE();1;TRUE();FALSE());[.$D$17];IF(NOT(ISERROR(VLOOKUP(DATE([.$AJ$2];[.$C5];[.AE$2]);[.$AL:.$AL];1;0)));[.$D$18];IF(IF(ISERROR(INDIRECT(&quot;$P$&quot;&amp;MATCH(DATE([.$AJ$2];[.$C5];[.AE$2]);[.$D$27:.$D$65];0)+MATCH(&quot;Za sobotę&quot;;[.$P:.$P];0)));FALSE();NOT(ISBLANK(INDIRECT(&quot;$P$&quot;&amp;MATCH(DATE([.$AJ$2];[.$C5];[.AE$2]);[.$D$27:.$D$65];0)+MATCH(&quot;Za sobotę&quot;;[.$P:.$P];0)))));[.$D$21];IF(IF(ISERROR(INDIRECT(&quot;$G$&quot;&amp;MATCH(DATE([.$AJ$2];[.$C5];[.AE$2]);[.$D$27:.$D$65];0)+MATCH(&quot;Zaległy&quot;;[.$G:.$G];0)));FALSE();NOT(ISBLANK(INDIRECT(&quot;$G$&quot;&amp;MATCH(DATE([.$AJ$2];[.$C5];[.AE$2]);[.$D$27:.$D$65];0)+MATCH(&quot;Zaległy&quot;;[.$G:.$G];0)))));[.$D$20];IF(NOT(ISERROR(VLOOKUP(DATE([.$AJ$2];[.$C5];[.AE$2]);[.$AM:.$AM];1;0)));[.$D$19];&quot;&quot;))))))">
            <text:p/>
          </table:table-cell>
          <table:table-cell table:style-name="ce75" table:formula="of:=IF(MONTH(DATE([.$AJ$2];[.$C5];[.$D$2]))&lt;&gt;MONTH(DATE([.$AJ$2];[.$C5];[.AF$2]));[.$D$16];IF(COM.MICROSOFT.SWITCH(WEEKDAY(DATE([.$AJ$2];[.$C5];[.AF$2]));7;TRUE();1;TRUE();FALSE());[.$D$17];IF(NOT(ISERROR(VLOOKUP(DATE([.$AJ$2];[.$C5];[.AF$2]);[.$AL:.$AL];1;0)));[.$D$18];IF(IF(ISERROR(INDIRECT(&quot;$P$&quot;&amp;MATCH(DATE([.$AJ$2];[.$C5];[.AF$2]);[.$D$27:.$D$65];0)+MATCH(&quot;Za sobotę&quot;;[.$P:.$P];0)));FALSE();NOT(ISBLANK(INDIRECT(&quot;$P$&quot;&amp;MATCH(DATE([.$AJ$2];[.$C5];[.AF$2]);[.$D$27:.$D$65];0)+MATCH(&quot;Za sobotę&quot;;[.$P:.$P];0)))));[.$D$21];IF(IF(ISERROR(INDIRECT(&quot;$G$&quot;&amp;MATCH(DATE([.$AJ$2];[.$C5];[.AF$2]);[.$D$27:.$D$65];0)+MATCH(&quot;Zaległy&quot;;[.$G:.$G];0)));FALSE();NOT(ISBLANK(INDIRECT(&quot;$G$&quot;&amp;MATCH(DATE([.$AJ$2];[.$C5];[.AF$2]);[.$D$27:.$D$65];0)+MATCH(&quot;Zaległy&quot;;[.$G:.$G];0)))));[.$D$20];IF(NOT(ISERROR(VLOOKUP(DATE([.$AJ$2];[.$C5];[.AF$2]);[.$AM:.$AM];1;0)));[.$D$19];&quot;&quot;))))))">
            <text:p/>
          </table:table-cell>
          <table:table-cell table:style-name="ce75" table:formula="of:=IF(MONTH(DATE([.$AJ$2];[.$C5];[.$D$2]))&lt;&gt;MONTH(DATE([.$AJ$2];[.$C5];[.AG$2]));[.$D$16];IF(COM.MICROSOFT.SWITCH(WEEKDAY(DATE([.$AJ$2];[.$C5];[.AG$2]));7;TRUE();1;TRUE();FALSE());[.$D$17];IF(NOT(ISERROR(VLOOKUP(DATE([.$AJ$2];[.$C5];[.AG$2]);[.$AL:.$AL];1;0)));[.$D$18];IF(IF(ISERROR(INDIRECT(&quot;$P$&quot;&amp;MATCH(DATE([.$AJ$2];[.$C5];[.AG$2]);[.$D$27:.$D$65];0)+MATCH(&quot;Za sobotę&quot;;[.$P:.$P];0)));FALSE();NOT(ISBLANK(INDIRECT(&quot;$P$&quot;&amp;MATCH(DATE([.$AJ$2];[.$C5];[.AG$2]);[.$D$27:.$D$65];0)+MATCH(&quot;Za sobotę&quot;;[.$P:.$P];0)))));[.$D$21];IF(IF(ISERROR(INDIRECT(&quot;$G$&quot;&amp;MATCH(DATE([.$AJ$2];[.$C5];[.AG$2]);[.$D$27:.$D$65];0)+MATCH(&quot;Zaległy&quot;;[.$G:.$G];0)));FALSE();NOT(ISBLANK(INDIRECT(&quot;$G$&quot;&amp;MATCH(DATE([.$AJ$2];[.$C5];[.AG$2]);[.$D$27:.$D$65];0)+MATCH(&quot;Zaległy&quot;;[.$G:.$G];0)))));[.$D$20];IF(NOT(ISERROR(VLOOKUP(DATE([.$AJ$2];[.$C5];[.AG$2]);[.$AM:.$AM];1;0)));[.$D$19];&quot;&quot;))))))">
            <text:p/>
          </table:table-cell>
          <table:table-cell table:style-name="ce95" table:formula="of:=IF(MONTH(DATE([.$AJ$2];[.$C5];[.$D$2]))&lt;&gt;MONTH(DATE([.$AJ$2];[.$C5];[.AH$2]));[.$D$16];IF(COM.MICROSOFT.SWITCH(WEEKDAY(DATE([.$AJ$2];[.$C5];[.AH$2]));7;TRUE();1;TRUE();FALSE());[.$D$17];IF(NOT(ISERROR(VLOOKUP(DATE([.$AJ$2];[.$C5];[.AH$2]);[.$AL:.$AL];1;0)));[.$D$18];IF(IF(ISERROR(INDIRECT(&quot;$P$&quot;&amp;MATCH(DATE([.$AJ$2];[.$C5];[.AH$2]);[.$D$27:.$D$65];0)+MATCH(&quot;Za sobotę&quot;;[.$P:.$P];0)));FALSE();NOT(ISBLANK(INDIRECT(&quot;$P$&quot;&amp;MATCH(DATE([.$AJ$2];[.$C5];[.AH$2]);[.$D$27:.$D$65];0)+MATCH(&quot;Za sobotę&quot;;[.$P:.$P];0)))));[.$D$21];IF(IF(ISERROR(INDIRECT(&quot;$G$&quot;&amp;MATCH(DATE([.$AJ$2];[.$C5];[.AH$2]);[.$D$27:.$D$65];0)+MATCH(&quot;Zaległy&quot;;[.$G:.$G];0)));FALSE();NOT(ISBLANK(INDIRECT(&quot;$G$&quot;&amp;MATCH(DATE([.$AJ$2];[.$C5];[.AH$2]);[.$D$27:.$D$65];0)+MATCH(&quot;Zaległy&quot;;[.$G:.$G];0)))));[.$D$20];IF(NOT(ISERROR(VLOOKUP(DATE([.$AJ$2];[.$C5];[.AH$2]);[.$AM:.$AM];1;0)));[.$D$19];&quot;&quot;))))))">
            <text:p/>
          </table:table-cell>
          <table:table-cell table:style-name="Default"/>
          <table:table-cell table:style-name="ce100" office:value-type="string" calcext:value-type="string">
            <text:p>1.01</text:p>
          </table:table-cell>
          <table:table-cell table:style-name="ce23" office:value-type="string" calcext:value-type="string">
            <text:p>SZTYWNE KAŻDEGO ROKU – Nowy Rok, Świętej Bożej Rodzicielki</text:p>
          </table:table-cell>
          <table:table-cell table:formula="of:=IF(NOT(ISBLANK([.$AJ8]));IFERROR(DATEVALUE([.$AJ8]&amp;&quot;.&quot;&amp;[.$AJ$2]);DATE([.$AJ$2];MONTH([.$AJ8]);DAY([.$AJ8])));&quot;&quot;)" office:value-type="date" office:date-value="2023-05-03" calcext:value-type="date">
            <text:p>3 maja 2023 (środa)</text:p>
          </table:table-cell>
          <table:table-cell table:style-name="ce62" table:formula="of:=IF(NOT(ISBLANK([.$D30]));IFERROR(DATEVALUE([.$D30]&amp;&quot;.&quot;&amp;[.$AJ$2]);DATE([.$AJ$2];MONTH([.$D30]);DAY([.$D3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6];1)" office:value-type="date" office:date-value="2023-04-01" calcext:value-type="date">
            <text:p>kwiecień</text:p>
          </table:table-cell>
          <table:table-cell table:style-name="ce6" office:value-type="float" office:value="4" calcext:value-type="float">
            <text:p>4</text:p>
          </table:table-cell>
          <table:table-cell table:style-name="ce65" table:formula="of:=IF(MONTH(DATE([.$AJ$2];[.$C6];[.$D$2]))&lt;&gt;MONTH(DATE([.$AJ$2];[.$C6];[.D$2]));[.$D$16];IF(COM.MICROSOFT.SWITCH(WEEKDAY(DATE([.$AJ$2];[.$C6];[.D$2]));7;TRUE();1;TRUE();FALSE());[.$D$17];IF(NOT(ISERROR(VLOOKUP(DATE([.$AJ$2];[.$C6];[.D$2]);[.$AL:.$AL];1;0)));[.$D$18];IF(IF(ISERROR(INDIRECT(&quot;$P$&quot;&amp;MATCH(DATE([.$AJ$2];[.$C6];[.D$2]);[.$D$27:.$D$65];0)+MATCH(&quot;Za sobotę&quot;;[.$P:.$P];0)));FALSE();NOT(ISBLANK(INDIRECT(&quot;$P$&quot;&amp;MATCH(DATE([.$AJ$2];[.$C6];[.D$2]);[.$D$27:.$D$65];0)+MATCH(&quot;Za sobotę&quot;;[.$P:.$P];0)))));[.$D$21];IF(IF(ISERROR(INDIRECT(&quot;$G$&quot;&amp;MATCH(DATE([.$AJ$2];[.$C6];[.D$2]);[.$D$27:.$D$65];0)+MATCH(&quot;Zaległy&quot;;[.$G:.$G];0)));FALSE();NOT(ISBLANK(INDIRECT(&quot;$G$&quot;&amp;MATCH(DATE([.$AJ$2];[.$C6];[.D$2]);[.$D$27:.$D$65];0)+MATCH(&quot;Zaległy&quot;;[.$G:.$G];0)))));[.$D$20];IF(NOT(ISERROR(VLOOKUP(DATE([.$AJ$2];[.$C6];[.D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E$2]));[.$D$16];IF(COM.MICROSOFT.SWITCH(WEEKDAY(DATE([.$AJ$2];[.$C6];[.E$2]));7;TRUE();1;TRUE();FALSE());[.$D$17];IF(NOT(ISERROR(VLOOKUP(DATE([.$AJ$2];[.$C6];[.E$2]);[.$AL:.$AL];1;0)));[.$D$18];IF(IF(ISERROR(INDIRECT(&quot;$P$&quot;&amp;MATCH(DATE([.$AJ$2];[.$C6];[.E$2]);[.$D$27:.$D$65];0)+MATCH(&quot;Za sobotę&quot;;[.$P:.$P];0)));FALSE();NOT(ISBLANK(INDIRECT(&quot;$P$&quot;&amp;MATCH(DATE([.$AJ$2];[.$C6];[.E$2]);[.$D$27:.$D$65];0)+MATCH(&quot;Za sobotę&quot;;[.$P:.$P];0)))));[.$D$21];IF(IF(ISERROR(INDIRECT(&quot;$G$&quot;&amp;MATCH(DATE([.$AJ$2];[.$C6];[.E$2]);[.$D$27:.$D$65];0)+MATCH(&quot;Zaległy&quot;;[.$G:.$G];0)));FALSE();NOT(ISBLANK(INDIRECT(&quot;$G$&quot;&amp;MATCH(DATE([.$AJ$2];[.$C6];[.E$2]);[.$D$27:.$D$65];0)+MATCH(&quot;Zaległy&quot;;[.$G:.$G];0)))));[.$D$20];IF(NOT(ISERROR(VLOOKUP(DATE([.$AJ$2];[.$C6];[.E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F$2]));[.$D$16];IF(COM.MICROSOFT.SWITCH(WEEKDAY(DATE([.$AJ$2];[.$C6];[.F$2]));7;TRUE();1;TRUE();FALSE());[.$D$17];IF(NOT(ISERROR(VLOOKUP(DATE([.$AJ$2];[.$C6];[.F$2]);[.$AL:.$AL];1;0)));[.$D$18];IF(IF(ISERROR(INDIRECT(&quot;$P$&quot;&amp;MATCH(DATE([.$AJ$2];[.$C6];[.F$2]);[.$D$27:.$D$65];0)+MATCH(&quot;Za sobotę&quot;;[.$P:.$P];0)));FALSE();NOT(ISBLANK(INDIRECT(&quot;$P$&quot;&amp;MATCH(DATE([.$AJ$2];[.$C6];[.F$2]);[.$D$27:.$D$65];0)+MATCH(&quot;Za sobotę&quot;;[.$P:.$P];0)))));[.$D$21];IF(IF(ISERROR(INDIRECT(&quot;$G$&quot;&amp;MATCH(DATE([.$AJ$2];[.$C6];[.F$2]);[.$D$27:.$D$65];0)+MATCH(&quot;Zaległy&quot;;[.$G:.$G];0)));FALSE();NOT(ISBLANK(INDIRECT(&quot;$G$&quot;&amp;MATCH(DATE([.$AJ$2];[.$C6];[.F$2]);[.$D$27:.$D$65];0)+MATCH(&quot;Zaległy&quot;;[.$G:.$G];0)))));[.$D$20];IF(NOT(ISERROR(VLOOKUP(DATE([.$AJ$2];[.$C6];[.F$2]);[.$AM:.$AM];1;0)));[.$D$19];&quot;&quot;))))))">
            <text:p/>
          </table:table-cell>
          <table:table-cell table:style-name="ce75" table:formula="of:=IF(MONTH(DATE([.$AJ$2];[.$C6];[.$D$2]))&lt;&gt;MONTH(DATE([.$AJ$2];[.$C6];[.G$2]));[.$D$16];IF(COM.MICROSOFT.SWITCH(WEEKDAY(DATE([.$AJ$2];[.$C6];[.G$2]));7;TRUE();1;TRUE();FALSE());[.$D$17];IF(NOT(ISERROR(VLOOKUP(DATE([.$AJ$2];[.$C6];[.G$2]);[.$AL:.$AL];1;0)));[.$D$18];IF(IF(ISERROR(INDIRECT(&quot;$P$&quot;&amp;MATCH(DATE([.$AJ$2];[.$C6];[.G$2]);[.$D$27:.$D$65];0)+MATCH(&quot;Za sobotę&quot;;[.$P:.$P];0)));FALSE();NOT(ISBLANK(INDIRECT(&quot;$P$&quot;&amp;MATCH(DATE([.$AJ$2];[.$C6];[.G$2]);[.$D$27:.$D$65];0)+MATCH(&quot;Za sobotę&quot;;[.$P:.$P];0)))));[.$D$21];IF(IF(ISERROR(INDIRECT(&quot;$G$&quot;&amp;MATCH(DATE([.$AJ$2];[.$C6];[.G$2]);[.$D$27:.$D$65];0)+MATCH(&quot;Zaległy&quot;;[.$G:.$G];0)));FALSE();NOT(ISBLANK(INDIRECT(&quot;$G$&quot;&amp;MATCH(DATE([.$AJ$2];[.$C6];[.G$2]);[.$D$27:.$D$65];0)+MATCH(&quot;Zaległy&quot;;[.$G:.$G];0)))));[.$D$20];IF(NOT(ISERROR(VLOOKUP(DATE([.$AJ$2];[.$C6];[.G$2]);[.$AM:.$AM];1;0)));[.$D$19];&quot;&quot;))))))">
            <text:p/>
          </table:table-cell>
          <table:table-cell table:style-name="ce75" table:formula="of:=IF(MONTH(DATE([.$AJ$2];[.$C6];[.$D$2]))&lt;&gt;MONTH(DATE([.$AJ$2];[.$C6];[.H$2]));[.$D$16];IF(COM.MICROSOFT.SWITCH(WEEKDAY(DATE([.$AJ$2];[.$C6];[.H$2]));7;TRUE();1;TRUE();FALSE());[.$D$17];IF(NOT(ISERROR(VLOOKUP(DATE([.$AJ$2];[.$C6];[.H$2]);[.$AL:.$AL];1;0)));[.$D$18];IF(IF(ISERROR(INDIRECT(&quot;$P$&quot;&amp;MATCH(DATE([.$AJ$2];[.$C6];[.H$2]);[.$D$27:.$D$65];0)+MATCH(&quot;Za sobotę&quot;;[.$P:.$P];0)));FALSE();NOT(ISBLANK(INDIRECT(&quot;$P$&quot;&amp;MATCH(DATE([.$AJ$2];[.$C6];[.H$2]);[.$D$27:.$D$65];0)+MATCH(&quot;Za sobotę&quot;;[.$P:.$P];0)))));[.$D$21];IF(IF(ISERROR(INDIRECT(&quot;$G$&quot;&amp;MATCH(DATE([.$AJ$2];[.$C6];[.H$2]);[.$D$27:.$D$65];0)+MATCH(&quot;Zaległy&quot;;[.$G:.$G];0)));FALSE();NOT(ISBLANK(INDIRECT(&quot;$G$&quot;&amp;MATCH(DATE([.$AJ$2];[.$C6];[.H$2]);[.$D$27:.$D$65];0)+MATCH(&quot;Zaległy&quot;;[.$G:.$G];0)))));[.$D$20];IF(NOT(ISERROR(VLOOKUP(DATE([.$AJ$2];[.$C6];[.H$2]);[.$AM:.$AM];1;0)));[.$D$19];&quot;&quot;))))))">
            <text:p/>
          </table:table-cell>
          <table:table-cell table:style-name="ce75" table:formula="of:=IF(MONTH(DATE([.$AJ$2];[.$C6];[.$D$2]))&lt;&gt;MONTH(DATE([.$AJ$2];[.$C6];[.I$2]));[.$D$16];IF(COM.MICROSOFT.SWITCH(WEEKDAY(DATE([.$AJ$2];[.$C6];[.I$2]));7;TRUE();1;TRUE();FALSE());[.$D$17];IF(NOT(ISERROR(VLOOKUP(DATE([.$AJ$2];[.$C6];[.I$2]);[.$AL:.$AL];1;0)));[.$D$18];IF(IF(ISERROR(INDIRECT(&quot;$P$&quot;&amp;MATCH(DATE([.$AJ$2];[.$C6];[.I$2]);[.$D$27:.$D$65];0)+MATCH(&quot;Za sobotę&quot;;[.$P:.$P];0)));FALSE();NOT(ISBLANK(INDIRECT(&quot;$P$&quot;&amp;MATCH(DATE([.$AJ$2];[.$C6];[.I$2]);[.$D$27:.$D$65];0)+MATCH(&quot;Za sobotę&quot;;[.$P:.$P];0)))));[.$D$21];IF(IF(ISERROR(INDIRECT(&quot;$G$&quot;&amp;MATCH(DATE([.$AJ$2];[.$C6];[.I$2]);[.$D$27:.$D$65];0)+MATCH(&quot;Zaległy&quot;;[.$G:.$G];0)));FALSE();NOT(ISBLANK(INDIRECT(&quot;$G$&quot;&amp;MATCH(DATE([.$AJ$2];[.$C6];[.I$2]);[.$D$27:.$D$65];0)+MATCH(&quot;Zaległy&quot;;[.$G:.$G];0)))));[.$D$20];IF(NOT(ISERROR(VLOOKUP(DATE([.$AJ$2];[.$C6];[.I$2]);[.$AM:.$AM];1;0)));[.$D$19];&quot;&quot;))))))">
            <text:p/>
          </table:table-cell>
          <table:table-cell table:style-name="ce75" table:formula="of:=IF(MONTH(DATE([.$AJ$2];[.$C6];[.$D$2]))&lt;&gt;MONTH(DATE([.$AJ$2];[.$C6];[.J$2]));[.$D$16];IF(COM.MICROSOFT.SWITCH(WEEKDAY(DATE([.$AJ$2];[.$C6];[.J$2]));7;TRUE();1;TRUE();FALSE());[.$D$17];IF(NOT(ISERROR(VLOOKUP(DATE([.$AJ$2];[.$C6];[.J$2]);[.$AL:.$AL];1;0)));[.$D$18];IF(IF(ISERROR(INDIRECT(&quot;$P$&quot;&amp;MATCH(DATE([.$AJ$2];[.$C6];[.J$2]);[.$D$27:.$D$65];0)+MATCH(&quot;Za sobotę&quot;;[.$P:.$P];0)));FALSE();NOT(ISBLANK(INDIRECT(&quot;$P$&quot;&amp;MATCH(DATE([.$AJ$2];[.$C6];[.J$2]);[.$D$27:.$D$65];0)+MATCH(&quot;Za sobotę&quot;;[.$P:.$P];0)))));[.$D$21];IF(IF(ISERROR(INDIRECT(&quot;$G$&quot;&amp;MATCH(DATE([.$AJ$2];[.$C6];[.J$2]);[.$D$27:.$D$65];0)+MATCH(&quot;Zaległy&quot;;[.$G:.$G];0)));FALSE();NOT(ISBLANK(INDIRECT(&quot;$G$&quot;&amp;MATCH(DATE([.$AJ$2];[.$C6];[.J$2]);[.$D$27:.$D$65];0)+MATCH(&quot;Zaległy&quot;;[.$G:.$G];0)))));[.$D$20];IF(NOT(ISERROR(VLOOKUP(DATE([.$AJ$2];[.$C6];[.J$2]);[.$AM:.$AM];1;0)));[.$D$19];&quot;&quot;))))))">
            <text:p/>
          </table:table-cell>
          <table:table-cell table:style-name="ce75" table:formula="of:=IF(MONTH(DATE([.$AJ$2];[.$C6];[.$D$2]))&lt;&gt;MONTH(DATE([.$AJ$2];[.$C6];[.K$2]));[.$D$16];IF(COM.MICROSOFT.SWITCH(WEEKDAY(DATE([.$AJ$2];[.$C6];[.K$2]));7;TRUE();1;TRUE();FALSE());[.$D$17];IF(NOT(ISERROR(VLOOKUP(DATE([.$AJ$2];[.$C6];[.K$2]);[.$AL:.$AL];1;0)));[.$D$18];IF(IF(ISERROR(INDIRECT(&quot;$P$&quot;&amp;MATCH(DATE([.$AJ$2];[.$C6];[.K$2]);[.$D$27:.$D$65];0)+MATCH(&quot;Za sobotę&quot;;[.$P:.$P];0)));FALSE();NOT(ISBLANK(INDIRECT(&quot;$P$&quot;&amp;MATCH(DATE([.$AJ$2];[.$C6];[.K$2]);[.$D$27:.$D$65];0)+MATCH(&quot;Za sobotę&quot;;[.$P:.$P];0)))));[.$D$21];IF(IF(ISERROR(INDIRECT(&quot;$G$&quot;&amp;MATCH(DATE([.$AJ$2];[.$C6];[.K$2]);[.$D$27:.$D$65];0)+MATCH(&quot;Zaległy&quot;;[.$G:.$G];0)));FALSE();NOT(ISBLANK(INDIRECT(&quot;$G$&quot;&amp;MATCH(DATE([.$AJ$2];[.$C6];[.K$2]);[.$D$27:.$D$65];0)+MATCH(&quot;Zaległy&quot;;[.$G:.$G];0)))));[.$D$20];IF(NOT(ISERROR(VLOOKUP(DATE([.$AJ$2];[.$C6];[.K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L$2]));[.$D$16];IF(COM.MICROSOFT.SWITCH(WEEKDAY(DATE([.$AJ$2];[.$C6];[.L$2]));7;TRUE();1;TRUE();FALSE());[.$D$17];IF(NOT(ISERROR(VLOOKUP(DATE([.$AJ$2];[.$C6];[.L$2]);[.$AL:.$AL];1;0)));[.$D$18];IF(IF(ISERROR(INDIRECT(&quot;$P$&quot;&amp;MATCH(DATE([.$AJ$2];[.$C6];[.L$2]);[.$D$27:.$D$65];0)+MATCH(&quot;Za sobotę&quot;;[.$P:.$P];0)));FALSE();NOT(ISBLANK(INDIRECT(&quot;$P$&quot;&amp;MATCH(DATE([.$AJ$2];[.$C6];[.L$2]);[.$D$27:.$D$65];0)+MATCH(&quot;Za sobotę&quot;;[.$P:.$P];0)))));[.$D$21];IF(IF(ISERROR(INDIRECT(&quot;$G$&quot;&amp;MATCH(DATE([.$AJ$2];[.$C6];[.L$2]);[.$D$27:.$D$65];0)+MATCH(&quot;Zaległy&quot;;[.$G:.$G];0)));FALSE();NOT(ISBLANK(INDIRECT(&quot;$G$&quot;&amp;MATCH(DATE([.$AJ$2];[.$C6];[.L$2]);[.$D$27:.$D$65];0)+MATCH(&quot;Zaległy&quot;;[.$G:.$G];0)))));[.$D$20];IF(NOT(ISERROR(VLOOKUP(DATE([.$AJ$2];[.$C6];[.L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M$2]));[.$D$16];IF(COM.MICROSOFT.SWITCH(WEEKDAY(DATE([.$AJ$2];[.$C6];[.M$2]));7;TRUE();1;TRUE();FALSE());[.$D$17];IF(NOT(ISERROR(VLOOKUP(DATE([.$AJ$2];[.$C6];[.M$2]);[.$AL:.$AL];1;0)));[.$D$18];IF(IF(ISERROR(INDIRECT(&quot;$P$&quot;&amp;MATCH(DATE([.$AJ$2];[.$C6];[.M$2]);[.$D$27:.$D$65];0)+MATCH(&quot;Za sobotę&quot;;[.$P:.$P];0)));FALSE();NOT(ISBLANK(INDIRECT(&quot;$P$&quot;&amp;MATCH(DATE([.$AJ$2];[.$C6];[.M$2]);[.$D$27:.$D$65];0)+MATCH(&quot;Za sobotę&quot;;[.$P:.$P];0)))));[.$D$21];IF(IF(ISERROR(INDIRECT(&quot;$G$&quot;&amp;MATCH(DATE([.$AJ$2];[.$C6];[.M$2]);[.$D$27:.$D$65];0)+MATCH(&quot;Zaległy&quot;;[.$G:.$G];0)));FALSE();NOT(ISBLANK(INDIRECT(&quot;$G$&quot;&amp;MATCH(DATE([.$AJ$2];[.$C6];[.M$2]);[.$D$27:.$D$65];0)+MATCH(&quot;Zaległy&quot;;[.$G:.$G];0)))));[.$D$20];IF(NOT(ISERROR(VLOOKUP(DATE([.$AJ$2];[.$C6];[.M$2]);[.$AM:.$AM];1;0)));[.$D$19];&quot;&quot;))))))" office:value-type="string" office:string-value="+" calcext:value-type="string">
            <text:p>+</text:p>
          </table:table-cell>
          <table:table-cell table:style-name="ce75" table:formula="of:=IF(MONTH(DATE([.$AJ$2];[.$C6];[.$D$2]))&lt;&gt;MONTH(DATE([.$AJ$2];[.$C6];[.N$2]));[.$D$16];IF(COM.MICROSOFT.SWITCH(WEEKDAY(DATE([.$AJ$2];[.$C6];[.N$2]));7;TRUE();1;TRUE();FALSE());[.$D$17];IF(NOT(ISERROR(VLOOKUP(DATE([.$AJ$2];[.$C6];[.N$2]);[.$AL:.$AL];1;0)));[.$D$18];IF(IF(ISERROR(INDIRECT(&quot;$P$&quot;&amp;MATCH(DATE([.$AJ$2];[.$C6];[.N$2]);[.$D$27:.$D$65];0)+MATCH(&quot;Za sobotę&quot;;[.$P:.$P];0)));FALSE();NOT(ISBLANK(INDIRECT(&quot;$P$&quot;&amp;MATCH(DATE([.$AJ$2];[.$C6];[.N$2]);[.$D$27:.$D$65];0)+MATCH(&quot;Za sobotę&quot;;[.$P:.$P];0)))));[.$D$21];IF(IF(ISERROR(INDIRECT(&quot;$G$&quot;&amp;MATCH(DATE([.$AJ$2];[.$C6];[.N$2]);[.$D$27:.$D$65];0)+MATCH(&quot;Zaległy&quot;;[.$G:.$G];0)));FALSE();NOT(ISBLANK(INDIRECT(&quot;$G$&quot;&amp;MATCH(DATE([.$AJ$2];[.$C6];[.N$2]);[.$D$27:.$D$65];0)+MATCH(&quot;Zaległy&quot;;[.$G:.$G];0)))));[.$D$20];IF(NOT(ISERROR(VLOOKUP(DATE([.$AJ$2];[.$C6];[.N$2]);[.$AM:.$AM];1;0)));[.$D$19];&quot;&quot;))))))">
            <text:p/>
          </table:table-cell>
          <table:table-cell table:style-name="ce75" table:formula="of:=IF(MONTH(DATE([.$AJ$2];[.$C6];[.$D$2]))&lt;&gt;MONTH(DATE([.$AJ$2];[.$C6];[.O$2]));[.$D$16];IF(COM.MICROSOFT.SWITCH(WEEKDAY(DATE([.$AJ$2];[.$C6];[.O$2]));7;TRUE();1;TRUE();FALSE());[.$D$17];IF(NOT(ISERROR(VLOOKUP(DATE([.$AJ$2];[.$C6];[.O$2]);[.$AL:.$AL];1;0)));[.$D$18];IF(IF(ISERROR(INDIRECT(&quot;$P$&quot;&amp;MATCH(DATE([.$AJ$2];[.$C6];[.O$2]);[.$D$27:.$D$65];0)+MATCH(&quot;Za sobotę&quot;;[.$P:.$P];0)));FALSE();NOT(ISBLANK(INDIRECT(&quot;$P$&quot;&amp;MATCH(DATE([.$AJ$2];[.$C6];[.O$2]);[.$D$27:.$D$65];0)+MATCH(&quot;Za sobotę&quot;;[.$P:.$P];0)))));[.$D$21];IF(IF(ISERROR(INDIRECT(&quot;$G$&quot;&amp;MATCH(DATE([.$AJ$2];[.$C6];[.O$2]);[.$D$27:.$D$65];0)+MATCH(&quot;Zaległy&quot;;[.$G:.$G];0)));FALSE();NOT(ISBLANK(INDIRECT(&quot;$G$&quot;&amp;MATCH(DATE([.$AJ$2];[.$C6];[.O$2]);[.$D$27:.$D$65];0)+MATCH(&quot;Zaległy&quot;;[.$G:.$G];0)))));[.$D$20];IF(NOT(ISERROR(VLOOKUP(DATE([.$AJ$2];[.$C6];[.O$2]);[.$AM:.$AM];1;0)));[.$D$19];&quot;&quot;))))))">
            <text:p/>
          </table:table-cell>
          <table:table-cell table:style-name="ce75" table:formula="of:=IF(MONTH(DATE([.$AJ$2];[.$C6];[.$D$2]))&lt;&gt;MONTH(DATE([.$AJ$2];[.$C6];[.P$2]));[.$D$16];IF(COM.MICROSOFT.SWITCH(WEEKDAY(DATE([.$AJ$2];[.$C6];[.P$2]));7;TRUE();1;TRUE();FALSE());[.$D$17];IF(NOT(ISERROR(VLOOKUP(DATE([.$AJ$2];[.$C6];[.P$2]);[.$AL:.$AL];1;0)));[.$D$18];IF(IF(ISERROR(INDIRECT(&quot;$P$&quot;&amp;MATCH(DATE([.$AJ$2];[.$C6];[.P$2]);[.$D$27:.$D$65];0)+MATCH(&quot;Za sobotę&quot;;[.$P:.$P];0)));FALSE();NOT(ISBLANK(INDIRECT(&quot;$P$&quot;&amp;MATCH(DATE([.$AJ$2];[.$C6];[.P$2]);[.$D$27:.$D$65];0)+MATCH(&quot;Za sobotę&quot;;[.$P:.$P];0)))));[.$D$21];IF(IF(ISERROR(INDIRECT(&quot;$G$&quot;&amp;MATCH(DATE([.$AJ$2];[.$C6];[.P$2]);[.$D$27:.$D$65];0)+MATCH(&quot;Zaległy&quot;;[.$G:.$G];0)));FALSE();NOT(ISBLANK(INDIRECT(&quot;$G$&quot;&amp;MATCH(DATE([.$AJ$2];[.$C6];[.P$2]);[.$D$27:.$D$65];0)+MATCH(&quot;Zaległy&quot;;[.$G:.$G];0)))));[.$D$20];IF(NOT(ISERROR(VLOOKUP(DATE([.$AJ$2];[.$C6];[.P$2]);[.$AM:.$AM];1;0)));[.$D$19];&quot;&quot;))))))">
            <text:p/>
          </table:table-cell>
          <table:table-cell table:style-name="ce75" table:formula="of:=IF(MONTH(DATE([.$AJ$2];[.$C6];[.$D$2]))&lt;&gt;MONTH(DATE([.$AJ$2];[.$C6];[.Q$2]));[.$D$16];IF(COM.MICROSOFT.SWITCH(WEEKDAY(DATE([.$AJ$2];[.$C6];[.Q$2]));7;TRUE();1;TRUE();FALSE());[.$D$17];IF(NOT(ISERROR(VLOOKUP(DATE([.$AJ$2];[.$C6];[.Q$2]);[.$AL:.$AL];1;0)));[.$D$18];IF(IF(ISERROR(INDIRECT(&quot;$P$&quot;&amp;MATCH(DATE([.$AJ$2];[.$C6];[.Q$2]);[.$D$27:.$D$65];0)+MATCH(&quot;Za sobotę&quot;;[.$P:.$P];0)));FALSE();NOT(ISBLANK(INDIRECT(&quot;$P$&quot;&amp;MATCH(DATE([.$AJ$2];[.$C6];[.Q$2]);[.$D$27:.$D$65];0)+MATCH(&quot;Za sobotę&quot;;[.$P:.$P];0)))));[.$D$21];IF(IF(ISERROR(INDIRECT(&quot;$G$&quot;&amp;MATCH(DATE([.$AJ$2];[.$C6];[.Q$2]);[.$D$27:.$D$65];0)+MATCH(&quot;Zaległy&quot;;[.$G:.$G];0)));FALSE();NOT(ISBLANK(INDIRECT(&quot;$G$&quot;&amp;MATCH(DATE([.$AJ$2];[.$C6];[.Q$2]);[.$D$27:.$D$65];0)+MATCH(&quot;Zaległy&quot;;[.$G:.$G];0)))));[.$D$20];IF(NOT(ISERROR(VLOOKUP(DATE([.$AJ$2];[.$C6];[.Q$2]);[.$AM:.$AM];1;0)));[.$D$19];&quot;&quot;))))))">
            <text:p/>
          </table:table-cell>
          <table:table-cell table:style-name="ce75" table:formula="of:=IF(MONTH(DATE([.$AJ$2];[.$C6];[.$D$2]))&lt;&gt;MONTH(DATE([.$AJ$2];[.$C6];[.R$2]));[.$D$16];IF(COM.MICROSOFT.SWITCH(WEEKDAY(DATE([.$AJ$2];[.$C6];[.R$2]));7;TRUE();1;TRUE();FALSE());[.$D$17];IF(NOT(ISERROR(VLOOKUP(DATE([.$AJ$2];[.$C6];[.R$2]);[.$AL:.$AL];1;0)));[.$D$18];IF(IF(ISERROR(INDIRECT(&quot;$P$&quot;&amp;MATCH(DATE([.$AJ$2];[.$C6];[.R$2]);[.$D$27:.$D$65];0)+MATCH(&quot;Za sobotę&quot;;[.$P:.$P];0)));FALSE();NOT(ISBLANK(INDIRECT(&quot;$P$&quot;&amp;MATCH(DATE([.$AJ$2];[.$C6];[.R$2]);[.$D$27:.$D$65];0)+MATCH(&quot;Za sobotę&quot;;[.$P:.$P];0)))));[.$D$21];IF(IF(ISERROR(INDIRECT(&quot;$G$&quot;&amp;MATCH(DATE([.$AJ$2];[.$C6];[.R$2]);[.$D$27:.$D$65];0)+MATCH(&quot;Zaległy&quot;;[.$G:.$G];0)));FALSE();NOT(ISBLANK(INDIRECT(&quot;$G$&quot;&amp;MATCH(DATE([.$AJ$2];[.$C6];[.R$2]);[.$D$27:.$D$65];0)+MATCH(&quot;Zaległy&quot;;[.$G:.$G];0)))));[.$D$20];IF(NOT(ISERROR(VLOOKUP(DATE([.$AJ$2];[.$C6];[.R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S$2]));[.$D$16];IF(COM.MICROSOFT.SWITCH(WEEKDAY(DATE([.$AJ$2];[.$C6];[.S$2]));7;TRUE();1;TRUE();FALSE());[.$D$17];IF(NOT(ISERROR(VLOOKUP(DATE([.$AJ$2];[.$C6];[.S$2]);[.$AL:.$AL];1;0)));[.$D$18];IF(IF(ISERROR(INDIRECT(&quot;$P$&quot;&amp;MATCH(DATE([.$AJ$2];[.$C6];[.S$2]);[.$D$27:.$D$65];0)+MATCH(&quot;Za sobotę&quot;;[.$P:.$P];0)));FALSE();NOT(ISBLANK(INDIRECT(&quot;$P$&quot;&amp;MATCH(DATE([.$AJ$2];[.$C6];[.S$2]);[.$D$27:.$D$65];0)+MATCH(&quot;Za sobotę&quot;;[.$P:.$P];0)))));[.$D$21];IF(IF(ISERROR(INDIRECT(&quot;$G$&quot;&amp;MATCH(DATE([.$AJ$2];[.$C6];[.S$2]);[.$D$27:.$D$65];0)+MATCH(&quot;Zaległy&quot;;[.$G:.$G];0)));FALSE();NOT(ISBLANK(INDIRECT(&quot;$G$&quot;&amp;MATCH(DATE([.$AJ$2];[.$C6];[.S$2]);[.$D$27:.$D$65];0)+MATCH(&quot;Zaległy&quot;;[.$G:.$G];0)))));[.$D$20];IF(NOT(ISERROR(VLOOKUP(DATE([.$AJ$2];[.$C6];[.S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T$2]));[.$D$16];IF(COM.MICROSOFT.SWITCH(WEEKDAY(DATE([.$AJ$2];[.$C6];[.T$2]));7;TRUE();1;TRUE();FALSE());[.$D$17];IF(NOT(ISERROR(VLOOKUP(DATE([.$AJ$2];[.$C6];[.T$2]);[.$AL:.$AL];1;0)));[.$D$18];IF(IF(ISERROR(INDIRECT(&quot;$P$&quot;&amp;MATCH(DATE([.$AJ$2];[.$C6];[.T$2]);[.$D$27:.$D$65];0)+MATCH(&quot;Za sobotę&quot;;[.$P:.$P];0)));FALSE();NOT(ISBLANK(INDIRECT(&quot;$P$&quot;&amp;MATCH(DATE([.$AJ$2];[.$C6];[.T$2]);[.$D$27:.$D$65];0)+MATCH(&quot;Za sobotę&quot;;[.$P:.$P];0)))));[.$D$21];IF(IF(ISERROR(INDIRECT(&quot;$G$&quot;&amp;MATCH(DATE([.$AJ$2];[.$C6];[.T$2]);[.$D$27:.$D$65];0)+MATCH(&quot;Zaległy&quot;;[.$G:.$G];0)));FALSE();NOT(ISBLANK(INDIRECT(&quot;$G$&quot;&amp;MATCH(DATE([.$AJ$2];[.$C6];[.T$2]);[.$D$27:.$D$65];0)+MATCH(&quot;Zaległy&quot;;[.$G:.$G];0)))));[.$D$20];IF(NOT(ISERROR(VLOOKUP(DATE([.$AJ$2];[.$C6];[.T$2]);[.$AM:.$AM];1;0)));[.$D$19];&quot;&quot;))))))">
            <text:p/>
          </table:table-cell>
          <table:table-cell table:style-name="ce75" table:formula="of:=IF(MONTH(DATE([.$AJ$2];[.$C6];[.$D$2]))&lt;&gt;MONTH(DATE([.$AJ$2];[.$C6];[.U$2]));[.$D$16];IF(COM.MICROSOFT.SWITCH(WEEKDAY(DATE([.$AJ$2];[.$C6];[.U$2]));7;TRUE();1;TRUE();FALSE());[.$D$17];IF(NOT(ISERROR(VLOOKUP(DATE([.$AJ$2];[.$C6];[.U$2]);[.$AL:.$AL];1;0)));[.$D$18];IF(IF(ISERROR(INDIRECT(&quot;$P$&quot;&amp;MATCH(DATE([.$AJ$2];[.$C6];[.U$2]);[.$D$27:.$D$65];0)+MATCH(&quot;Za sobotę&quot;;[.$P:.$P];0)));FALSE();NOT(ISBLANK(INDIRECT(&quot;$P$&quot;&amp;MATCH(DATE([.$AJ$2];[.$C6];[.U$2]);[.$D$27:.$D$65];0)+MATCH(&quot;Za sobotę&quot;;[.$P:.$P];0)))));[.$D$21];IF(IF(ISERROR(INDIRECT(&quot;$G$&quot;&amp;MATCH(DATE([.$AJ$2];[.$C6];[.U$2]);[.$D$27:.$D$65];0)+MATCH(&quot;Zaległy&quot;;[.$G:.$G];0)));FALSE();NOT(ISBLANK(INDIRECT(&quot;$G$&quot;&amp;MATCH(DATE([.$AJ$2];[.$C6];[.U$2]);[.$D$27:.$D$65];0)+MATCH(&quot;Zaległy&quot;;[.$G:.$G];0)))));[.$D$20];IF(NOT(ISERROR(VLOOKUP(DATE([.$AJ$2];[.$C6];[.U$2]);[.$AM:.$AM];1;0)));[.$D$19];&quot;&quot;))))))">
            <text:p/>
          </table:table-cell>
          <table:table-cell table:style-name="ce75" table:formula="of:=IF(MONTH(DATE([.$AJ$2];[.$C6];[.$D$2]))&lt;&gt;MONTH(DATE([.$AJ$2];[.$C6];[.V$2]));[.$D$16];IF(COM.MICROSOFT.SWITCH(WEEKDAY(DATE([.$AJ$2];[.$C6];[.V$2]));7;TRUE();1;TRUE();FALSE());[.$D$17];IF(NOT(ISERROR(VLOOKUP(DATE([.$AJ$2];[.$C6];[.V$2]);[.$AL:.$AL];1;0)));[.$D$18];IF(IF(ISERROR(INDIRECT(&quot;$P$&quot;&amp;MATCH(DATE([.$AJ$2];[.$C6];[.V$2]);[.$D$27:.$D$65];0)+MATCH(&quot;Za sobotę&quot;;[.$P:.$P];0)));FALSE();NOT(ISBLANK(INDIRECT(&quot;$P$&quot;&amp;MATCH(DATE([.$AJ$2];[.$C6];[.V$2]);[.$D$27:.$D$65];0)+MATCH(&quot;Za sobotę&quot;;[.$P:.$P];0)))));[.$D$21];IF(IF(ISERROR(INDIRECT(&quot;$G$&quot;&amp;MATCH(DATE([.$AJ$2];[.$C6];[.V$2]);[.$D$27:.$D$65];0)+MATCH(&quot;Zaległy&quot;;[.$G:.$G];0)));FALSE();NOT(ISBLANK(INDIRECT(&quot;$G$&quot;&amp;MATCH(DATE([.$AJ$2];[.$C6];[.V$2]);[.$D$27:.$D$65];0)+MATCH(&quot;Zaległy&quot;;[.$G:.$G];0)))));[.$D$20];IF(NOT(ISERROR(VLOOKUP(DATE([.$AJ$2];[.$C6];[.V$2]);[.$AM:.$AM];1;0)));[.$D$19];&quot;&quot;))))))">
            <text:p/>
          </table:table-cell>
          <table:table-cell table:style-name="ce75" table:formula="of:=IF(MONTH(DATE([.$AJ$2];[.$C6];[.$D$2]))&lt;&gt;MONTH(DATE([.$AJ$2];[.$C6];[.W$2]));[.$D$16];IF(COM.MICROSOFT.SWITCH(WEEKDAY(DATE([.$AJ$2];[.$C6];[.W$2]));7;TRUE();1;TRUE();FALSE());[.$D$17];IF(NOT(ISERROR(VLOOKUP(DATE([.$AJ$2];[.$C6];[.W$2]);[.$AL:.$AL];1;0)));[.$D$18];IF(IF(ISERROR(INDIRECT(&quot;$P$&quot;&amp;MATCH(DATE([.$AJ$2];[.$C6];[.W$2]);[.$D$27:.$D$65];0)+MATCH(&quot;Za sobotę&quot;;[.$P:.$P];0)));FALSE();NOT(ISBLANK(INDIRECT(&quot;$P$&quot;&amp;MATCH(DATE([.$AJ$2];[.$C6];[.W$2]);[.$D$27:.$D$65];0)+MATCH(&quot;Za sobotę&quot;;[.$P:.$P];0)))));[.$D$21];IF(IF(ISERROR(INDIRECT(&quot;$G$&quot;&amp;MATCH(DATE([.$AJ$2];[.$C6];[.W$2]);[.$D$27:.$D$65];0)+MATCH(&quot;Zaległy&quot;;[.$G:.$G];0)));FALSE();NOT(ISBLANK(INDIRECT(&quot;$G$&quot;&amp;MATCH(DATE([.$AJ$2];[.$C6];[.W$2]);[.$D$27:.$D$65];0)+MATCH(&quot;Zaległy&quot;;[.$G:.$G];0)))));[.$D$20];IF(NOT(ISERROR(VLOOKUP(DATE([.$AJ$2];[.$C6];[.W$2]);[.$AM:.$AM];1;0)));[.$D$19];&quot;&quot;))))))">
            <text:p/>
          </table:table-cell>
          <table:table-cell table:style-name="ce75" table:formula="of:=IF(MONTH(DATE([.$AJ$2];[.$C6];[.$D$2]))&lt;&gt;MONTH(DATE([.$AJ$2];[.$C6];[.X$2]));[.$D$16];IF(COM.MICROSOFT.SWITCH(WEEKDAY(DATE([.$AJ$2];[.$C6];[.X$2]));7;TRUE();1;TRUE();FALSE());[.$D$17];IF(NOT(ISERROR(VLOOKUP(DATE([.$AJ$2];[.$C6];[.X$2]);[.$AL:.$AL];1;0)));[.$D$18];IF(IF(ISERROR(INDIRECT(&quot;$P$&quot;&amp;MATCH(DATE([.$AJ$2];[.$C6];[.X$2]);[.$D$27:.$D$65];0)+MATCH(&quot;Za sobotę&quot;;[.$P:.$P];0)));FALSE();NOT(ISBLANK(INDIRECT(&quot;$P$&quot;&amp;MATCH(DATE([.$AJ$2];[.$C6];[.X$2]);[.$D$27:.$D$65];0)+MATCH(&quot;Za sobotę&quot;;[.$P:.$P];0)))));[.$D$21];IF(IF(ISERROR(INDIRECT(&quot;$G$&quot;&amp;MATCH(DATE([.$AJ$2];[.$C6];[.X$2]);[.$D$27:.$D$65];0)+MATCH(&quot;Zaległy&quot;;[.$G:.$G];0)));FALSE();NOT(ISBLANK(INDIRECT(&quot;$G$&quot;&amp;MATCH(DATE([.$AJ$2];[.$C6];[.X$2]);[.$D$27:.$D$65];0)+MATCH(&quot;Zaległy&quot;;[.$G:.$G];0)))));[.$D$20];IF(NOT(ISERROR(VLOOKUP(DATE([.$AJ$2];[.$C6];[.X$2]);[.$AM:.$AM];1;0)));[.$D$19];&quot;&quot;))))))">
            <text:p/>
          </table:table-cell>
          <table:table-cell table:style-name="ce75" table:formula="of:=IF(MONTH(DATE([.$AJ$2];[.$C6];[.$D$2]))&lt;&gt;MONTH(DATE([.$AJ$2];[.$C6];[.Y$2]));[.$D$16];IF(COM.MICROSOFT.SWITCH(WEEKDAY(DATE([.$AJ$2];[.$C6];[.Y$2]));7;TRUE();1;TRUE();FALSE());[.$D$17];IF(NOT(ISERROR(VLOOKUP(DATE([.$AJ$2];[.$C6];[.Y$2]);[.$AL:.$AL];1;0)));[.$D$18];IF(IF(ISERROR(INDIRECT(&quot;$P$&quot;&amp;MATCH(DATE([.$AJ$2];[.$C6];[.Y$2]);[.$D$27:.$D$65];0)+MATCH(&quot;Za sobotę&quot;;[.$P:.$P];0)));FALSE();NOT(ISBLANK(INDIRECT(&quot;$P$&quot;&amp;MATCH(DATE([.$AJ$2];[.$C6];[.Y$2]);[.$D$27:.$D$65];0)+MATCH(&quot;Za sobotę&quot;;[.$P:.$P];0)))));[.$D$21];IF(IF(ISERROR(INDIRECT(&quot;$G$&quot;&amp;MATCH(DATE([.$AJ$2];[.$C6];[.Y$2]);[.$D$27:.$D$65];0)+MATCH(&quot;Zaległy&quot;;[.$G:.$G];0)));FALSE();NOT(ISBLANK(INDIRECT(&quot;$G$&quot;&amp;MATCH(DATE([.$AJ$2];[.$C6];[.Y$2]);[.$D$27:.$D$65];0)+MATCH(&quot;Zaległy&quot;;[.$G:.$G];0)))));[.$D$20];IF(NOT(ISERROR(VLOOKUP(DATE([.$AJ$2];[.$C6];[.Y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Z$2]));[.$D$16];IF(COM.MICROSOFT.SWITCH(WEEKDAY(DATE([.$AJ$2];[.$C6];[.Z$2]));7;TRUE();1;TRUE();FALSE());[.$D$17];IF(NOT(ISERROR(VLOOKUP(DATE([.$AJ$2];[.$C6];[.Z$2]);[.$AL:.$AL];1;0)));[.$D$18];IF(IF(ISERROR(INDIRECT(&quot;$P$&quot;&amp;MATCH(DATE([.$AJ$2];[.$C6];[.Z$2]);[.$D$27:.$D$65];0)+MATCH(&quot;Za sobotę&quot;;[.$P:.$P];0)));FALSE();NOT(ISBLANK(INDIRECT(&quot;$P$&quot;&amp;MATCH(DATE([.$AJ$2];[.$C6];[.Z$2]);[.$D$27:.$D$65];0)+MATCH(&quot;Za sobotę&quot;;[.$P:.$P];0)))));[.$D$21];IF(IF(ISERROR(INDIRECT(&quot;$G$&quot;&amp;MATCH(DATE([.$AJ$2];[.$C6];[.Z$2]);[.$D$27:.$D$65];0)+MATCH(&quot;Zaległy&quot;;[.$G:.$G];0)));FALSE();NOT(ISBLANK(INDIRECT(&quot;$G$&quot;&amp;MATCH(DATE([.$AJ$2];[.$C6];[.Z$2]);[.$D$27:.$D$65];0)+MATCH(&quot;Zaległy&quot;;[.$G:.$G];0)))));[.$D$20];IF(NOT(ISERROR(VLOOKUP(DATE([.$AJ$2];[.$C6];[.Z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AA$2]));[.$D$16];IF(COM.MICROSOFT.SWITCH(WEEKDAY(DATE([.$AJ$2];[.$C6];[.AA$2]));7;TRUE();1;TRUE();FALSE());[.$D$17];IF(NOT(ISERROR(VLOOKUP(DATE([.$AJ$2];[.$C6];[.AA$2]);[.$AL:.$AL];1;0)));[.$D$18];IF(IF(ISERROR(INDIRECT(&quot;$P$&quot;&amp;MATCH(DATE([.$AJ$2];[.$C6];[.AA$2]);[.$D$27:.$D$65];0)+MATCH(&quot;Za sobotę&quot;;[.$P:.$P];0)));FALSE();NOT(ISBLANK(INDIRECT(&quot;$P$&quot;&amp;MATCH(DATE([.$AJ$2];[.$C6];[.AA$2]);[.$D$27:.$D$65];0)+MATCH(&quot;Za sobotę&quot;;[.$P:.$P];0)))));[.$D$21];IF(IF(ISERROR(INDIRECT(&quot;$G$&quot;&amp;MATCH(DATE([.$AJ$2];[.$C6];[.AA$2]);[.$D$27:.$D$65];0)+MATCH(&quot;Zaległy&quot;;[.$G:.$G];0)));FALSE();NOT(ISBLANK(INDIRECT(&quot;$G$&quot;&amp;MATCH(DATE([.$AJ$2];[.$C6];[.AA$2]);[.$D$27:.$D$65];0)+MATCH(&quot;Zaległy&quot;;[.$G:.$G];0)))));[.$D$20];IF(NOT(ISERROR(VLOOKUP(DATE([.$AJ$2];[.$C6];[.AA$2]);[.$AM:.$AM];1;0)));[.$D$19];&quot;&quot;))))))">
            <text:p/>
          </table:table-cell>
          <table:table-cell table:style-name="ce75" table:formula="of:=IF(MONTH(DATE([.$AJ$2];[.$C6];[.$D$2]))&lt;&gt;MONTH(DATE([.$AJ$2];[.$C6];[.AB$2]));[.$D$16];IF(COM.MICROSOFT.SWITCH(WEEKDAY(DATE([.$AJ$2];[.$C6];[.AB$2]));7;TRUE();1;TRUE();FALSE());[.$D$17];IF(NOT(ISERROR(VLOOKUP(DATE([.$AJ$2];[.$C6];[.AB$2]);[.$AL:.$AL];1;0)));[.$D$18];IF(IF(ISERROR(INDIRECT(&quot;$P$&quot;&amp;MATCH(DATE([.$AJ$2];[.$C6];[.AB$2]);[.$D$27:.$D$65];0)+MATCH(&quot;Za sobotę&quot;;[.$P:.$P];0)));FALSE();NOT(ISBLANK(INDIRECT(&quot;$P$&quot;&amp;MATCH(DATE([.$AJ$2];[.$C6];[.AB$2]);[.$D$27:.$D$65];0)+MATCH(&quot;Za sobotę&quot;;[.$P:.$P];0)))));[.$D$21];IF(IF(ISERROR(INDIRECT(&quot;$G$&quot;&amp;MATCH(DATE([.$AJ$2];[.$C6];[.AB$2]);[.$D$27:.$D$65];0)+MATCH(&quot;Zaległy&quot;;[.$G:.$G];0)));FALSE();NOT(ISBLANK(INDIRECT(&quot;$G$&quot;&amp;MATCH(DATE([.$AJ$2];[.$C6];[.AB$2]);[.$D$27:.$D$65];0)+MATCH(&quot;Zaległy&quot;;[.$G:.$G];0)))));[.$D$20];IF(NOT(ISERROR(VLOOKUP(DATE([.$AJ$2];[.$C6];[.AB$2]);[.$AM:.$AM];1;0)));[.$D$19];&quot;&quot;))))))">
            <text:p/>
          </table:table-cell>
          <table:table-cell table:style-name="ce75" table:formula="of:=IF(MONTH(DATE([.$AJ$2];[.$C6];[.$D$2]))&lt;&gt;MONTH(DATE([.$AJ$2];[.$C6];[.AC$2]));[.$D$16];IF(COM.MICROSOFT.SWITCH(WEEKDAY(DATE([.$AJ$2];[.$C6];[.AC$2]));7;TRUE();1;TRUE();FALSE());[.$D$17];IF(NOT(ISERROR(VLOOKUP(DATE([.$AJ$2];[.$C6];[.AC$2]);[.$AL:.$AL];1;0)));[.$D$18];IF(IF(ISERROR(INDIRECT(&quot;$P$&quot;&amp;MATCH(DATE([.$AJ$2];[.$C6];[.AC$2]);[.$D$27:.$D$65];0)+MATCH(&quot;Za sobotę&quot;;[.$P:.$P];0)));FALSE();NOT(ISBLANK(INDIRECT(&quot;$P$&quot;&amp;MATCH(DATE([.$AJ$2];[.$C6];[.AC$2]);[.$D$27:.$D$65];0)+MATCH(&quot;Za sobotę&quot;;[.$P:.$P];0)))));[.$D$21];IF(IF(ISERROR(INDIRECT(&quot;$G$&quot;&amp;MATCH(DATE([.$AJ$2];[.$C6];[.AC$2]);[.$D$27:.$D$65];0)+MATCH(&quot;Zaległy&quot;;[.$G:.$G];0)));FALSE();NOT(ISBLANK(INDIRECT(&quot;$G$&quot;&amp;MATCH(DATE([.$AJ$2];[.$C6];[.AC$2]);[.$D$27:.$D$65];0)+MATCH(&quot;Zaległy&quot;;[.$G:.$G];0)))));[.$D$20];IF(NOT(ISERROR(VLOOKUP(DATE([.$AJ$2];[.$C6];[.AC$2]);[.$AM:.$AM];1;0)));[.$D$19];&quot;&quot;))))))">
            <text:p/>
          </table:table-cell>
          <table:table-cell table:style-name="ce75" table:formula="of:=IF(MONTH(DATE([.$AJ$2];[.$C6];[.$D$2]))&lt;&gt;MONTH(DATE([.$AJ$2];[.$C6];[.AD$2]));[.$D$16];IF(COM.MICROSOFT.SWITCH(WEEKDAY(DATE([.$AJ$2];[.$C6];[.AD$2]));7;TRUE();1;TRUE();FALSE());[.$D$17];IF(NOT(ISERROR(VLOOKUP(DATE([.$AJ$2];[.$C6];[.AD$2]);[.$AL:.$AL];1;0)));[.$D$18];IF(IF(ISERROR(INDIRECT(&quot;$P$&quot;&amp;MATCH(DATE([.$AJ$2];[.$C6];[.AD$2]);[.$D$27:.$D$65];0)+MATCH(&quot;Za sobotę&quot;;[.$P:.$P];0)));FALSE();NOT(ISBLANK(INDIRECT(&quot;$P$&quot;&amp;MATCH(DATE([.$AJ$2];[.$C6];[.AD$2]);[.$D$27:.$D$65];0)+MATCH(&quot;Za sobotę&quot;;[.$P:.$P];0)))));[.$D$21];IF(IF(ISERROR(INDIRECT(&quot;$G$&quot;&amp;MATCH(DATE([.$AJ$2];[.$C6];[.AD$2]);[.$D$27:.$D$65];0)+MATCH(&quot;Zaległy&quot;;[.$G:.$G];0)));FALSE();NOT(ISBLANK(INDIRECT(&quot;$G$&quot;&amp;MATCH(DATE([.$AJ$2];[.$C6];[.AD$2]);[.$D$27:.$D$65];0)+MATCH(&quot;Zaległy&quot;;[.$G:.$G];0)))));[.$D$20];IF(NOT(ISERROR(VLOOKUP(DATE([.$AJ$2];[.$C6];[.AD$2]);[.$AM:.$AM];1;0)));[.$D$19];&quot;&quot;))))))">
            <text:p/>
          </table:table-cell>
          <table:table-cell table:style-name="ce75" table:formula="of:=IF(MONTH(DATE([.$AJ$2];[.$C6];[.$D$2]))&lt;&gt;MONTH(DATE([.$AJ$2];[.$C6];[.AE$2]));[.$D$16];IF(COM.MICROSOFT.SWITCH(WEEKDAY(DATE([.$AJ$2];[.$C6];[.AE$2]));7;TRUE();1;TRUE();FALSE());[.$D$17];IF(NOT(ISERROR(VLOOKUP(DATE([.$AJ$2];[.$C6];[.AE$2]);[.$AL:.$AL];1;0)));[.$D$18];IF(IF(ISERROR(INDIRECT(&quot;$P$&quot;&amp;MATCH(DATE([.$AJ$2];[.$C6];[.AE$2]);[.$D$27:.$D$65];0)+MATCH(&quot;Za sobotę&quot;;[.$P:.$P];0)));FALSE();NOT(ISBLANK(INDIRECT(&quot;$P$&quot;&amp;MATCH(DATE([.$AJ$2];[.$C6];[.AE$2]);[.$D$27:.$D$65];0)+MATCH(&quot;Za sobotę&quot;;[.$P:.$P];0)))));[.$D$21];IF(IF(ISERROR(INDIRECT(&quot;$G$&quot;&amp;MATCH(DATE([.$AJ$2];[.$C6];[.AE$2]);[.$D$27:.$D$65];0)+MATCH(&quot;Zaległy&quot;;[.$G:.$G];0)));FALSE();NOT(ISBLANK(INDIRECT(&quot;$G$&quot;&amp;MATCH(DATE([.$AJ$2];[.$C6];[.AE$2]);[.$D$27:.$D$65];0)+MATCH(&quot;Zaległy&quot;;[.$G:.$G];0)))));[.$D$20];IF(NOT(ISERROR(VLOOKUP(DATE([.$AJ$2];[.$C6];[.AE$2]);[.$AM:.$AM];1;0)));[.$D$19];&quot;&quot;))))))">
            <text:p/>
          </table:table-cell>
          <table:table-cell table:style-name="ce75" table:formula="of:=IF(MONTH(DATE([.$AJ$2];[.$C6];[.$D$2]))&lt;&gt;MONTH(DATE([.$AJ$2];[.$C6];[.AF$2]));[.$D$16];IF(COM.MICROSOFT.SWITCH(WEEKDAY(DATE([.$AJ$2];[.$C6];[.AF$2]));7;TRUE();1;TRUE();FALSE());[.$D$17];IF(NOT(ISERROR(VLOOKUP(DATE([.$AJ$2];[.$C6];[.AF$2]);[.$AL:.$AL];1;0)));[.$D$18];IF(IF(ISERROR(INDIRECT(&quot;$P$&quot;&amp;MATCH(DATE([.$AJ$2];[.$C6];[.AF$2]);[.$D$27:.$D$65];0)+MATCH(&quot;Za sobotę&quot;;[.$P:.$P];0)));FALSE();NOT(ISBLANK(INDIRECT(&quot;$P$&quot;&amp;MATCH(DATE([.$AJ$2];[.$C6];[.AF$2]);[.$D$27:.$D$65];0)+MATCH(&quot;Za sobotę&quot;;[.$P:.$P];0)))));[.$D$21];IF(IF(ISERROR(INDIRECT(&quot;$G$&quot;&amp;MATCH(DATE([.$AJ$2];[.$C6];[.AF$2]);[.$D$27:.$D$65];0)+MATCH(&quot;Zaległy&quot;;[.$G:.$G];0)));FALSE();NOT(ISBLANK(INDIRECT(&quot;$G$&quot;&amp;MATCH(DATE([.$AJ$2];[.$C6];[.AF$2]);[.$D$27:.$D$65];0)+MATCH(&quot;Zaległy&quot;;[.$G:.$G];0)))));[.$D$20];IF(NOT(ISERROR(VLOOKUP(DATE([.$AJ$2];[.$C6];[.AF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6];[.$D$2]))&lt;&gt;MONTH(DATE([.$AJ$2];[.$C6];[.AG$2]));[.$D$16];IF(COM.MICROSOFT.SWITCH(WEEKDAY(DATE([.$AJ$2];[.$C6];[.AG$2]));7;TRUE();1;TRUE();FALSE());[.$D$17];IF(NOT(ISERROR(VLOOKUP(DATE([.$AJ$2];[.$C6];[.AG$2]);[.$AL:.$AL];1;0)));[.$D$18];IF(IF(ISERROR(INDIRECT(&quot;$P$&quot;&amp;MATCH(DATE([.$AJ$2];[.$C6];[.AG$2]);[.$D$27:.$D$65];0)+MATCH(&quot;Za sobotę&quot;;[.$P:.$P];0)));FALSE();NOT(ISBLANK(INDIRECT(&quot;$P$&quot;&amp;MATCH(DATE([.$AJ$2];[.$C6];[.AG$2]);[.$D$27:.$D$65];0)+MATCH(&quot;Za sobotę&quot;;[.$P:.$P];0)))));[.$D$21];IF(IF(ISERROR(INDIRECT(&quot;$G$&quot;&amp;MATCH(DATE([.$AJ$2];[.$C6];[.AG$2]);[.$D$27:.$D$65];0)+MATCH(&quot;Zaległy&quot;;[.$G:.$G];0)));FALSE();NOT(ISBLANK(INDIRECT(&quot;$G$&quot;&amp;MATCH(DATE([.$AJ$2];[.$C6];[.AG$2]);[.$D$27:.$D$65];0)+MATCH(&quot;Zaległy&quot;;[.$G:.$G];0)))));[.$D$20];IF(NOT(ISERROR(VLOOKUP(DATE([.$AJ$2];[.$C6];[.AG$2]);[.$AM:.$AM];1;0)));[.$D$19];&quot;&quot;))))))" office:value-type="string" office:string-value="–" calcext:value-type="string">
            <text:p>–</text:p>
          </table:table-cell>
          <table:table-cell table:style-name="ce95" table:formula="of:=IF(MONTH(DATE([.$AJ$2];[.$C6];[.$D$2]))&lt;&gt;MONTH(DATE([.$AJ$2];[.$C6];[.AH$2]));[.$D$16];IF(COM.MICROSOFT.SWITCH(WEEKDAY(DATE([.$AJ$2];[.$C6];[.AH$2]));7;TRUE();1;TRUE();FALSE());[.$D$17];IF(NOT(ISERROR(VLOOKUP(DATE([.$AJ$2];[.$C6];[.AH$2]);[.$AL:.$AL];1;0)));[.$D$18];IF(IF(ISERROR(INDIRECT(&quot;$P$&quot;&amp;MATCH(DATE([.$AJ$2];[.$C6];[.AH$2]);[.$D$27:.$D$65];0)+MATCH(&quot;Za sobotę&quot;;[.$P:.$P];0)));FALSE();NOT(ISBLANK(INDIRECT(&quot;$P$&quot;&amp;MATCH(DATE([.$AJ$2];[.$C6];[.AH$2]);[.$D$27:.$D$65];0)+MATCH(&quot;Za sobotę&quot;;[.$P:.$P];0)))));[.$D$21];IF(IF(ISERROR(INDIRECT(&quot;$G$&quot;&amp;MATCH(DATE([.$AJ$2];[.$C6];[.AH$2]);[.$D$27:.$D$65];0)+MATCH(&quot;Zaległy&quot;;[.$G:.$G];0)));FALSE();NOT(ISBLANK(INDIRECT(&quot;$G$&quot;&amp;MATCH(DATE([.$AJ$2];[.$C6];[.AH$2]);[.$D$27:.$D$65];0)+MATCH(&quot;Zaległy&quot;;[.$G:.$G];0)))));[.$D$20];IF(NOT(ISERROR(VLOOKUP(DATE([.$AJ$2];[.$C6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00" office:value-type="string" calcext:value-type="string">
            <text:p>6.01</text:p>
          </table:table-cell>
          <table:table-cell table:style-name="Default" office:value-type="string" calcext:value-type="string">
            <text:p>SZTYWNE KAŻDEGO ROKU – Trzech Króli (Objawienie Pańskie)</text:p>
          </table:table-cell>
          <table:table-cell table:formula="of:=IF(NOT(ISBLANK([.$AJ9]));IFERROR(DATEVALUE([.$AJ9]&amp;&quot;.&quot;&amp;[.$AJ$2]);DATE([.$AJ$2];MONTH([.$AJ9]);DAY([.$AJ9])));&quot;&quot;)" office:value-type="date" office:date-value="2023-08-15" calcext:value-type="date">
            <text:p>15 sierpnia 2023 (wtorek)</text:p>
          </table:table-cell>
          <table:table-cell table:style-name="ce62" table:formula="of:=IF(NOT(ISBLANK([.$D31]));IFERROR(DATEVALUE([.$D31]&amp;&quot;.&quot;&amp;[.$AJ$2]);DATE([.$AJ$2];MONTH([.$D31]);DAY([.$D3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7];1)" office:value-type="date" office:date-value="2023-05-01" calcext:value-type="date">
            <text:p>maj</text:p>
          </table:table-cell>
          <table:table-cell table:style-name="ce6" office:value-type="float" office:value="5" calcext:value-type="float">
            <text:p>5</text:p>
          </table:table-cell>
          <table:table-cell table:style-name="ce65" table:formula="of:=IF(MONTH(DATE([.$AJ$2];[.$C7];[.$D$2]))&lt;&gt;MONTH(DATE([.$AJ$2];[.$C7];[.D$2]));[.$D$16];IF(COM.MICROSOFT.SWITCH(WEEKDAY(DATE([.$AJ$2];[.$C7];[.D$2]));7;TRUE();1;TRUE();FALSE());[.$D$17];IF(NOT(ISERROR(VLOOKUP(DATE([.$AJ$2];[.$C7];[.D$2]);[.$AL:.$AL];1;0)));[.$D$18];IF(IF(ISERROR(INDIRECT(&quot;$P$&quot;&amp;MATCH(DATE([.$AJ$2];[.$C7];[.D$2]);[.$D$27:.$D$65];0)+MATCH(&quot;Za sobotę&quot;;[.$P:.$P];0)));FALSE();NOT(ISBLANK(INDIRECT(&quot;$P$&quot;&amp;MATCH(DATE([.$AJ$2];[.$C7];[.D$2]);[.$D$27:.$D$65];0)+MATCH(&quot;Za sobotę&quot;;[.$P:.$P];0)))));[.$D$21];IF(IF(ISERROR(INDIRECT(&quot;$G$&quot;&amp;MATCH(DATE([.$AJ$2];[.$C7];[.D$2]);[.$D$27:.$D$65];0)+MATCH(&quot;Zaległy&quot;;[.$G:.$G];0)));FALSE();NOT(ISBLANK(INDIRECT(&quot;$G$&quot;&amp;MATCH(DATE([.$AJ$2];[.$C7];[.D$2]);[.$D$27:.$D$65];0)+MATCH(&quot;Zaległy&quot;;[.$G:.$G];0)))));[.$D$20];IF(NOT(ISERROR(VLOOKUP(DATE([.$AJ$2];[.$C7];[.D$2]);[.$AM:.$AM];1;0)));[.$D$19];&quot;&quot;))))))" office:value-type="string" office:string-value="+" calcext:value-type="string">
            <text:p>+</text:p>
          </table:table-cell>
          <table:table-cell table:style-name="ce75" table:formula="of:=IF(MONTH(DATE([.$AJ$2];[.$C7];[.$D$2]))&lt;&gt;MONTH(DATE([.$AJ$2];[.$C7];[.E$2]));[.$D$16];IF(COM.MICROSOFT.SWITCH(WEEKDAY(DATE([.$AJ$2];[.$C7];[.E$2]));7;TRUE();1;TRUE();FALSE());[.$D$17];IF(NOT(ISERROR(VLOOKUP(DATE([.$AJ$2];[.$C7];[.E$2]);[.$AL:.$AL];1;0)));[.$D$18];IF(IF(ISERROR(INDIRECT(&quot;$P$&quot;&amp;MATCH(DATE([.$AJ$2];[.$C7];[.E$2]);[.$D$27:.$D$65];0)+MATCH(&quot;Za sobotę&quot;;[.$P:.$P];0)));FALSE();NOT(ISBLANK(INDIRECT(&quot;$P$&quot;&amp;MATCH(DATE([.$AJ$2];[.$C7];[.E$2]);[.$D$27:.$D$65];0)+MATCH(&quot;Za sobotę&quot;;[.$P:.$P];0)))));[.$D$21];IF(IF(ISERROR(INDIRECT(&quot;$G$&quot;&amp;MATCH(DATE([.$AJ$2];[.$C7];[.E$2]);[.$D$27:.$D$65];0)+MATCH(&quot;Zaległy&quot;;[.$G:.$G];0)));FALSE();NOT(ISBLANK(INDIRECT(&quot;$G$&quot;&amp;MATCH(DATE([.$AJ$2];[.$C7];[.E$2]);[.$D$27:.$D$65];0)+MATCH(&quot;Zaległy&quot;;[.$G:.$G];0)))));[.$D$20];IF(NOT(ISERROR(VLOOKUP(DATE([.$AJ$2];[.$C7];[.E$2]);[.$AM:.$AM];1;0)));[.$D$19];&quot;&quot;))))))">
            <text:p/>
          </table:table-cell>
          <table:table-cell table:style-name="ce75" table:formula="of:=IF(MONTH(DATE([.$AJ$2];[.$C7];[.$D$2]))&lt;&gt;MONTH(DATE([.$AJ$2];[.$C7];[.F$2]));[.$D$16];IF(COM.MICROSOFT.SWITCH(WEEKDAY(DATE([.$AJ$2];[.$C7];[.F$2]));7;TRUE();1;TRUE();FALSE());[.$D$17];IF(NOT(ISERROR(VLOOKUP(DATE([.$AJ$2];[.$C7];[.F$2]);[.$AL:.$AL];1;0)));[.$D$18];IF(IF(ISERROR(INDIRECT(&quot;$P$&quot;&amp;MATCH(DATE([.$AJ$2];[.$C7];[.F$2]);[.$D$27:.$D$65];0)+MATCH(&quot;Za sobotę&quot;;[.$P:.$P];0)));FALSE();NOT(ISBLANK(INDIRECT(&quot;$P$&quot;&amp;MATCH(DATE([.$AJ$2];[.$C7];[.F$2]);[.$D$27:.$D$65];0)+MATCH(&quot;Za sobotę&quot;;[.$P:.$P];0)))));[.$D$21];IF(IF(ISERROR(INDIRECT(&quot;$G$&quot;&amp;MATCH(DATE([.$AJ$2];[.$C7];[.F$2]);[.$D$27:.$D$65];0)+MATCH(&quot;Zaległy&quot;;[.$G:.$G];0)));FALSE();NOT(ISBLANK(INDIRECT(&quot;$G$&quot;&amp;MATCH(DATE([.$AJ$2];[.$C7];[.F$2]);[.$D$27:.$D$65];0)+MATCH(&quot;Zaległy&quot;;[.$G:.$G];0)))));[.$D$20];IF(NOT(ISERROR(VLOOKUP(DATE([.$AJ$2];[.$C7];[.F$2]);[.$AM:.$AM];1;0)));[.$D$19];&quot;&quot;))))))" office:value-type="string" office:string-value="+" calcext:value-type="string">
            <text:p>+</text:p>
          </table:table-cell>
          <table:table-cell table:style-name="ce75" table:formula="of:=IF(MONTH(DATE([.$AJ$2];[.$C7];[.$D$2]))&lt;&gt;MONTH(DATE([.$AJ$2];[.$C7];[.G$2]));[.$D$16];IF(COM.MICROSOFT.SWITCH(WEEKDAY(DATE([.$AJ$2];[.$C7];[.G$2]));7;TRUE();1;TRUE();FALSE());[.$D$17];IF(NOT(ISERROR(VLOOKUP(DATE([.$AJ$2];[.$C7];[.G$2]);[.$AL:.$AL];1;0)));[.$D$18];IF(IF(ISERROR(INDIRECT(&quot;$P$&quot;&amp;MATCH(DATE([.$AJ$2];[.$C7];[.G$2]);[.$D$27:.$D$65];0)+MATCH(&quot;Za sobotę&quot;;[.$P:.$P];0)));FALSE();NOT(ISBLANK(INDIRECT(&quot;$P$&quot;&amp;MATCH(DATE([.$AJ$2];[.$C7];[.G$2]);[.$D$27:.$D$65];0)+MATCH(&quot;Za sobotę&quot;;[.$P:.$P];0)))));[.$D$21];IF(IF(ISERROR(INDIRECT(&quot;$G$&quot;&amp;MATCH(DATE([.$AJ$2];[.$C7];[.G$2]);[.$D$27:.$D$65];0)+MATCH(&quot;Zaległy&quot;;[.$G:.$G];0)));FALSE();NOT(ISBLANK(INDIRECT(&quot;$G$&quot;&amp;MATCH(DATE([.$AJ$2];[.$C7];[.G$2]);[.$D$27:.$D$65];0)+MATCH(&quot;Zaległy&quot;;[.$G:.$G];0)))));[.$D$20];IF(NOT(ISERROR(VLOOKUP(DATE([.$AJ$2];[.$C7];[.G$2]);[.$AM:.$AM];1;0)));[.$D$19];&quot;&quot;))))))">
            <text:p/>
          </table:table-cell>
          <table:table-cell table:style-name="ce75" table:formula="of:=IF(MONTH(DATE([.$AJ$2];[.$C7];[.$D$2]))&lt;&gt;MONTH(DATE([.$AJ$2];[.$C7];[.H$2]));[.$D$16];IF(COM.MICROSOFT.SWITCH(WEEKDAY(DATE([.$AJ$2];[.$C7];[.H$2]));7;TRUE();1;TRUE();FALSE());[.$D$17];IF(NOT(ISERROR(VLOOKUP(DATE([.$AJ$2];[.$C7];[.H$2]);[.$AL:.$AL];1;0)));[.$D$18];IF(IF(ISERROR(INDIRECT(&quot;$P$&quot;&amp;MATCH(DATE([.$AJ$2];[.$C7];[.H$2]);[.$D$27:.$D$65];0)+MATCH(&quot;Za sobotę&quot;;[.$P:.$P];0)));FALSE();NOT(ISBLANK(INDIRECT(&quot;$P$&quot;&amp;MATCH(DATE([.$AJ$2];[.$C7];[.H$2]);[.$D$27:.$D$65];0)+MATCH(&quot;Za sobotę&quot;;[.$P:.$P];0)))));[.$D$21];IF(IF(ISERROR(INDIRECT(&quot;$G$&quot;&amp;MATCH(DATE([.$AJ$2];[.$C7];[.H$2]);[.$D$27:.$D$65];0)+MATCH(&quot;Zaległy&quot;;[.$G:.$G];0)));FALSE();NOT(ISBLANK(INDIRECT(&quot;$G$&quot;&amp;MATCH(DATE([.$AJ$2];[.$C7];[.H$2]);[.$D$27:.$D$65];0)+MATCH(&quot;Zaległy&quot;;[.$G:.$G];0)))));[.$D$20];IF(NOT(ISERROR(VLOOKUP(DATE([.$AJ$2];[.$C7];[.H$2]);[.$AM:.$AM];1;0)));[.$D$19];&quot;&quot;))))))">
            <text:p/>
          </table:table-cell>
          <table:table-cell table:style-name="ce75" table:formula="of:=IF(MONTH(DATE([.$AJ$2];[.$C7];[.$D$2]))&lt;&gt;MONTH(DATE([.$AJ$2];[.$C7];[.I$2]));[.$D$16];IF(COM.MICROSOFT.SWITCH(WEEKDAY(DATE([.$AJ$2];[.$C7];[.I$2]));7;TRUE();1;TRUE();FALSE());[.$D$17];IF(NOT(ISERROR(VLOOKUP(DATE([.$AJ$2];[.$C7];[.I$2]);[.$AL:.$AL];1;0)));[.$D$18];IF(IF(ISERROR(INDIRECT(&quot;$P$&quot;&amp;MATCH(DATE([.$AJ$2];[.$C7];[.I$2]);[.$D$27:.$D$65];0)+MATCH(&quot;Za sobotę&quot;;[.$P:.$P];0)));FALSE();NOT(ISBLANK(INDIRECT(&quot;$P$&quot;&amp;MATCH(DATE([.$AJ$2];[.$C7];[.I$2]);[.$D$27:.$D$65];0)+MATCH(&quot;Za sobotę&quot;;[.$P:.$P];0)))));[.$D$21];IF(IF(ISERROR(INDIRECT(&quot;$G$&quot;&amp;MATCH(DATE([.$AJ$2];[.$C7];[.I$2]);[.$D$27:.$D$65];0)+MATCH(&quot;Zaległy&quot;;[.$G:.$G];0)));FALSE();NOT(ISBLANK(INDIRECT(&quot;$G$&quot;&amp;MATCH(DATE([.$AJ$2];[.$C7];[.I$2]);[.$D$27:.$D$65];0)+MATCH(&quot;Zaległy&quot;;[.$G:.$G];0)))));[.$D$20];IF(NOT(ISERROR(VLOOKUP(DATE([.$AJ$2];[.$C7];[.I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J$2]));[.$D$16];IF(COM.MICROSOFT.SWITCH(WEEKDAY(DATE([.$AJ$2];[.$C7];[.J$2]));7;TRUE();1;TRUE();FALSE());[.$D$17];IF(NOT(ISERROR(VLOOKUP(DATE([.$AJ$2];[.$C7];[.J$2]);[.$AL:.$AL];1;0)));[.$D$18];IF(IF(ISERROR(INDIRECT(&quot;$P$&quot;&amp;MATCH(DATE([.$AJ$2];[.$C7];[.J$2]);[.$D$27:.$D$65];0)+MATCH(&quot;Za sobotę&quot;;[.$P:.$P];0)));FALSE();NOT(ISBLANK(INDIRECT(&quot;$P$&quot;&amp;MATCH(DATE([.$AJ$2];[.$C7];[.J$2]);[.$D$27:.$D$65];0)+MATCH(&quot;Za sobotę&quot;;[.$P:.$P];0)))));[.$D$21];IF(IF(ISERROR(INDIRECT(&quot;$G$&quot;&amp;MATCH(DATE([.$AJ$2];[.$C7];[.J$2]);[.$D$27:.$D$65];0)+MATCH(&quot;Zaległy&quot;;[.$G:.$G];0)));FALSE();NOT(ISBLANK(INDIRECT(&quot;$G$&quot;&amp;MATCH(DATE([.$AJ$2];[.$C7];[.J$2]);[.$D$27:.$D$65];0)+MATCH(&quot;Zaległy&quot;;[.$G:.$G];0)))));[.$D$20];IF(NOT(ISERROR(VLOOKUP(DATE([.$AJ$2];[.$C7];[.J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K$2]));[.$D$16];IF(COM.MICROSOFT.SWITCH(WEEKDAY(DATE([.$AJ$2];[.$C7];[.K$2]));7;TRUE();1;TRUE();FALSE());[.$D$17];IF(NOT(ISERROR(VLOOKUP(DATE([.$AJ$2];[.$C7];[.K$2]);[.$AL:.$AL];1;0)));[.$D$18];IF(IF(ISERROR(INDIRECT(&quot;$P$&quot;&amp;MATCH(DATE([.$AJ$2];[.$C7];[.K$2]);[.$D$27:.$D$65];0)+MATCH(&quot;Za sobotę&quot;;[.$P:.$P];0)));FALSE();NOT(ISBLANK(INDIRECT(&quot;$P$&quot;&amp;MATCH(DATE([.$AJ$2];[.$C7];[.K$2]);[.$D$27:.$D$65];0)+MATCH(&quot;Za sobotę&quot;;[.$P:.$P];0)))));[.$D$21];IF(IF(ISERROR(INDIRECT(&quot;$G$&quot;&amp;MATCH(DATE([.$AJ$2];[.$C7];[.K$2]);[.$D$27:.$D$65];0)+MATCH(&quot;Zaległy&quot;;[.$G:.$G];0)));FALSE();NOT(ISBLANK(INDIRECT(&quot;$G$&quot;&amp;MATCH(DATE([.$AJ$2];[.$C7];[.K$2]);[.$D$27:.$D$65];0)+MATCH(&quot;Zaległy&quot;;[.$G:.$G];0)))));[.$D$20];IF(NOT(ISERROR(VLOOKUP(DATE([.$AJ$2];[.$C7];[.K$2]);[.$AM:.$AM];1;0)));[.$D$19];&quot;&quot;))))))">
            <text:p/>
          </table:table-cell>
          <table:table-cell table:style-name="ce75" table:formula="of:=IF(MONTH(DATE([.$AJ$2];[.$C7];[.$D$2]))&lt;&gt;MONTH(DATE([.$AJ$2];[.$C7];[.L$2]));[.$D$16];IF(COM.MICROSOFT.SWITCH(WEEKDAY(DATE([.$AJ$2];[.$C7];[.L$2]));7;TRUE();1;TRUE();FALSE());[.$D$17];IF(NOT(ISERROR(VLOOKUP(DATE([.$AJ$2];[.$C7];[.L$2]);[.$AL:.$AL];1;0)));[.$D$18];IF(IF(ISERROR(INDIRECT(&quot;$P$&quot;&amp;MATCH(DATE([.$AJ$2];[.$C7];[.L$2]);[.$D$27:.$D$65];0)+MATCH(&quot;Za sobotę&quot;;[.$P:.$P];0)));FALSE();NOT(ISBLANK(INDIRECT(&quot;$P$&quot;&amp;MATCH(DATE([.$AJ$2];[.$C7];[.L$2]);[.$D$27:.$D$65];0)+MATCH(&quot;Za sobotę&quot;;[.$P:.$P];0)))));[.$D$21];IF(IF(ISERROR(INDIRECT(&quot;$G$&quot;&amp;MATCH(DATE([.$AJ$2];[.$C7];[.L$2]);[.$D$27:.$D$65];0)+MATCH(&quot;Zaległy&quot;;[.$G:.$G];0)));FALSE();NOT(ISBLANK(INDIRECT(&quot;$G$&quot;&amp;MATCH(DATE([.$AJ$2];[.$C7];[.L$2]);[.$D$27:.$D$65];0)+MATCH(&quot;Zaległy&quot;;[.$G:.$G];0)))));[.$D$20];IF(NOT(ISERROR(VLOOKUP(DATE([.$AJ$2];[.$C7];[.L$2]);[.$AM:.$AM];1;0)));[.$D$19];&quot;&quot;))))))">
            <text:p/>
          </table:table-cell>
          <table:table-cell table:style-name="ce75" table:formula="of:=IF(MONTH(DATE([.$AJ$2];[.$C7];[.$D$2]))&lt;&gt;MONTH(DATE([.$AJ$2];[.$C7];[.M$2]));[.$D$16];IF(COM.MICROSOFT.SWITCH(WEEKDAY(DATE([.$AJ$2];[.$C7];[.M$2]));7;TRUE();1;TRUE();FALSE());[.$D$17];IF(NOT(ISERROR(VLOOKUP(DATE([.$AJ$2];[.$C7];[.M$2]);[.$AL:.$AL];1;0)));[.$D$18];IF(IF(ISERROR(INDIRECT(&quot;$P$&quot;&amp;MATCH(DATE([.$AJ$2];[.$C7];[.M$2]);[.$D$27:.$D$65];0)+MATCH(&quot;Za sobotę&quot;;[.$P:.$P];0)));FALSE();NOT(ISBLANK(INDIRECT(&quot;$P$&quot;&amp;MATCH(DATE([.$AJ$2];[.$C7];[.M$2]);[.$D$27:.$D$65];0)+MATCH(&quot;Za sobotę&quot;;[.$P:.$P];0)))));[.$D$21];IF(IF(ISERROR(INDIRECT(&quot;$G$&quot;&amp;MATCH(DATE([.$AJ$2];[.$C7];[.M$2]);[.$D$27:.$D$65];0)+MATCH(&quot;Zaległy&quot;;[.$G:.$G];0)));FALSE();NOT(ISBLANK(INDIRECT(&quot;$G$&quot;&amp;MATCH(DATE([.$AJ$2];[.$C7];[.M$2]);[.$D$27:.$D$65];0)+MATCH(&quot;Zaległy&quot;;[.$G:.$G];0)))));[.$D$20];IF(NOT(ISERROR(VLOOKUP(DATE([.$AJ$2];[.$C7];[.M$2]);[.$AM:.$AM];1;0)));[.$D$19];&quot;&quot;))))))">
            <text:p/>
          </table:table-cell>
          <table:table-cell table:style-name="ce75" table:formula="of:=IF(MONTH(DATE([.$AJ$2];[.$C7];[.$D$2]))&lt;&gt;MONTH(DATE([.$AJ$2];[.$C7];[.N$2]));[.$D$16];IF(COM.MICROSOFT.SWITCH(WEEKDAY(DATE([.$AJ$2];[.$C7];[.N$2]));7;TRUE();1;TRUE();FALSE());[.$D$17];IF(NOT(ISERROR(VLOOKUP(DATE([.$AJ$2];[.$C7];[.N$2]);[.$AL:.$AL];1;0)));[.$D$18];IF(IF(ISERROR(INDIRECT(&quot;$P$&quot;&amp;MATCH(DATE([.$AJ$2];[.$C7];[.N$2]);[.$D$27:.$D$65];0)+MATCH(&quot;Za sobotę&quot;;[.$P:.$P];0)));FALSE();NOT(ISBLANK(INDIRECT(&quot;$P$&quot;&amp;MATCH(DATE([.$AJ$2];[.$C7];[.N$2]);[.$D$27:.$D$65];0)+MATCH(&quot;Za sobotę&quot;;[.$P:.$P];0)))));[.$D$21];IF(IF(ISERROR(INDIRECT(&quot;$G$&quot;&amp;MATCH(DATE([.$AJ$2];[.$C7];[.N$2]);[.$D$27:.$D$65];0)+MATCH(&quot;Zaległy&quot;;[.$G:.$G];0)));FALSE();NOT(ISBLANK(INDIRECT(&quot;$G$&quot;&amp;MATCH(DATE([.$AJ$2];[.$C7];[.N$2]);[.$D$27:.$D$65];0)+MATCH(&quot;Zaległy&quot;;[.$G:.$G];0)))));[.$D$20];IF(NOT(ISERROR(VLOOKUP(DATE([.$AJ$2];[.$C7];[.N$2]);[.$AM:.$AM];1;0)));[.$D$19];&quot;&quot;))))))">
            <text:p/>
          </table:table-cell>
          <table:table-cell table:style-name="ce75" table:formula="of:=IF(MONTH(DATE([.$AJ$2];[.$C7];[.$D$2]))&lt;&gt;MONTH(DATE([.$AJ$2];[.$C7];[.O$2]));[.$D$16];IF(COM.MICROSOFT.SWITCH(WEEKDAY(DATE([.$AJ$2];[.$C7];[.O$2]));7;TRUE();1;TRUE();FALSE());[.$D$17];IF(NOT(ISERROR(VLOOKUP(DATE([.$AJ$2];[.$C7];[.O$2]);[.$AL:.$AL];1;0)));[.$D$18];IF(IF(ISERROR(INDIRECT(&quot;$P$&quot;&amp;MATCH(DATE([.$AJ$2];[.$C7];[.O$2]);[.$D$27:.$D$65];0)+MATCH(&quot;Za sobotę&quot;;[.$P:.$P];0)));FALSE();NOT(ISBLANK(INDIRECT(&quot;$P$&quot;&amp;MATCH(DATE([.$AJ$2];[.$C7];[.O$2]);[.$D$27:.$D$65];0)+MATCH(&quot;Za sobotę&quot;;[.$P:.$P];0)))));[.$D$21];IF(IF(ISERROR(INDIRECT(&quot;$G$&quot;&amp;MATCH(DATE([.$AJ$2];[.$C7];[.O$2]);[.$D$27:.$D$65];0)+MATCH(&quot;Zaległy&quot;;[.$G:.$G];0)));FALSE();NOT(ISBLANK(INDIRECT(&quot;$G$&quot;&amp;MATCH(DATE([.$AJ$2];[.$C7];[.O$2]);[.$D$27:.$D$65];0)+MATCH(&quot;Zaległy&quot;;[.$G:.$G];0)))));[.$D$20];IF(NOT(ISERROR(VLOOKUP(DATE([.$AJ$2];[.$C7];[.O$2]);[.$AM:.$AM];1;0)));[.$D$19];&quot;&quot;))))))">
            <text:p/>
          </table:table-cell>
          <table:table-cell table:style-name="ce75" table:formula="of:=IF(MONTH(DATE([.$AJ$2];[.$C7];[.$D$2]))&lt;&gt;MONTH(DATE([.$AJ$2];[.$C7];[.P$2]));[.$D$16];IF(COM.MICROSOFT.SWITCH(WEEKDAY(DATE([.$AJ$2];[.$C7];[.P$2]));7;TRUE();1;TRUE();FALSE());[.$D$17];IF(NOT(ISERROR(VLOOKUP(DATE([.$AJ$2];[.$C7];[.P$2]);[.$AL:.$AL];1;0)));[.$D$18];IF(IF(ISERROR(INDIRECT(&quot;$P$&quot;&amp;MATCH(DATE([.$AJ$2];[.$C7];[.P$2]);[.$D$27:.$D$65];0)+MATCH(&quot;Za sobotę&quot;;[.$P:.$P];0)));FALSE();NOT(ISBLANK(INDIRECT(&quot;$P$&quot;&amp;MATCH(DATE([.$AJ$2];[.$C7];[.P$2]);[.$D$27:.$D$65];0)+MATCH(&quot;Za sobotę&quot;;[.$P:.$P];0)))));[.$D$21];IF(IF(ISERROR(INDIRECT(&quot;$G$&quot;&amp;MATCH(DATE([.$AJ$2];[.$C7];[.P$2]);[.$D$27:.$D$65];0)+MATCH(&quot;Zaległy&quot;;[.$G:.$G];0)));FALSE();NOT(ISBLANK(INDIRECT(&quot;$G$&quot;&amp;MATCH(DATE([.$AJ$2];[.$C7];[.P$2]);[.$D$27:.$D$65];0)+MATCH(&quot;Zaległy&quot;;[.$G:.$G];0)))));[.$D$20];IF(NOT(ISERROR(VLOOKUP(DATE([.$AJ$2];[.$C7];[.P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Q$2]));[.$D$16];IF(COM.MICROSOFT.SWITCH(WEEKDAY(DATE([.$AJ$2];[.$C7];[.Q$2]));7;TRUE();1;TRUE();FALSE());[.$D$17];IF(NOT(ISERROR(VLOOKUP(DATE([.$AJ$2];[.$C7];[.Q$2]);[.$AL:.$AL];1;0)));[.$D$18];IF(IF(ISERROR(INDIRECT(&quot;$P$&quot;&amp;MATCH(DATE([.$AJ$2];[.$C7];[.Q$2]);[.$D$27:.$D$65];0)+MATCH(&quot;Za sobotę&quot;;[.$P:.$P];0)));FALSE();NOT(ISBLANK(INDIRECT(&quot;$P$&quot;&amp;MATCH(DATE([.$AJ$2];[.$C7];[.Q$2]);[.$D$27:.$D$65];0)+MATCH(&quot;Za sobotę&quot;;[.$P:.$P];0)))));[.$D$21];IF(IF(ISERROR(INDIRECT(&quot;$G$&quot;&amp;MATCH(DATE([.$AJ$2];[.$C7];[.Q$2]);[.$D$27:.$D$65];0)+MATCH(&quot;Zaległy&quot;;[.$G:.$G];0)));FALSE();NOT(ISBLANK(INDIRECT(&quot;$G$&quot;&amp;MATCH(DATE([.$AJ$2];[.$C7];[.Q$2]);[.$D$27:.$D$65];0)+MATCH(&quot;Zaległy&quot;;[.$G:.$G];0)))));[.$D$20];IF(NOT(ISERROR(VLOOKUP(DATE([.$AJ$2];[.$C7];[.Q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R$2]));[.$D$16];IF(COM.MICROSOFT.SWITCH(WEEKDAY(DATE([.$AJ$2];[.$C7];[.R$2]));7;TRUE();1;TRUE();FALSE());[.$D$17];IF(NOT(ISERROR(VLOOKUP(DATE([.$AJ$2];[.$C7];[.R$2]);[.$AL:.$AL];1;0)));[.$D$18];IF(IF(ISERROR(INDIRECT(&quot;$P$&quot;&amp;MATCH(DATE([.$AJ$2];[.$C7];[.R$2]);[.$D$27:.$D$65];0)+MATCH(&quot;Za sobotę&quot;;[.$P:.$P];0)));FALSE();NOT(ISBLANK(INDIRECT(&quot;$P$&quot;&amp;MATCH(DATE([.$AJ$2];[.$C7];[.R$2]);[.$D$27:.$D$65];0)+MATCH(&quot;Za sobotę&quot;;[.$P:.$P];0)))));[.$D$21];IF(IF(ISERROR(INDIRECT(&quot;$G$&quot;&amp;MATCH(DATE([.$AJ$2];[.$C7];[.R$2]);[.$D$27:.$D$65];0)+MATCH(&quot;Zaległy&quot;;[.$G:.$G];0)));FALSE();NOT(ISBLANK(INDIRECT(&quot;$G$&quot;&amp;MATCH(DATE([.$AJ$2];[.$C7];[.R$2]);[.$D$27:.$D$65];0)+MATCH(&quot;Zaległy&quot;;[.$G:.$G];0)))));[.$D$20];IF(NOT(ISERROR(VLOOKUP(DATE([.$AJ$2];[.$C7];[.R$2]);[.$AM:.$AM];1;0)));[.$D$19];&quot;&quot;))))))">
            <text:p/>
          </table:table-cell>
          <table:table-cell table:style-name="ce75" table:formula="of:=IF(MONTH(DATE([.$AJ$2];[.$C7];[.$D$2]))&lt;&gt;MONTH(DATE([.$AJ$2];[.$C7];[.S$2]));[.$D$16];IF(COM.MICROSOFT.SWITCH(WEEKDAY(DATE([.$AJ$2];[.$C7];[.S$2]));7;TRUE();1;TRUE();FALSE());[.$D$17];IF(NOT(ISERROR(VLOOKUP(DATE([.$AJ$2];[.$C7];[.S$2]);[.$AL:.$AL];1;0)));[.$D$18];IF(IF(ISERROR(INDIRECT(&quot;$P$&quot;&amp;MATCH(DATE([.$AJ$2];[.$C7];[.S$2]);[.$D$27:.$D$65];0)+MATCH(&quot;Za sobotę&quot;;[.$P:.$P];0)));FALSE();NOT(ISBLANK(INDIRECT(&quot;$P$&quot;&amp;MATCH(DATE([.$AJ$2];[.$C7];[.S$2]);[.$D$27:.$D$65];0)+MATCH(&quot;Za sobotę&quot;;[.$P:.$P];0)))));[.$D$21];IF(IF(ISERROR(INDIRECT(&quot;$G$&quot;&amp;MATCH(DATE([.$AJ$2];[.$C7];[.S$2]);[.$D$27:.$D$65];0)+MATCH(&quot;Zaległy&quot;;[.$G:.$G];0)));FALSE();NOT(ISBLANK(INDIRECT(&quot;$G$&quot;&amp;MATCH(DATE([.$AJ$2];[.$C7];[.S$2]);[.$D$27:.$D$65];0)+MATCH(&quot;Zaległy&quot;;[.$G:.$G];0)))));[.$D$20];IF(NOT(ISERROR(VLOOKUP(DATE([.$AJ$2];[.$C7];[.S$2]);[.$AM:.$AM];1;0)));[.$D$19];&quot;&quot;))))))">
            <text:p/>
          </table:table-cell>
          <table:table-cell table:style-name="ce75" table:formula="of:=IF(MONTH(DATE([.$AJ$2];[.$C7];[.$D$2]))&lt;&gt;MONTH(DATE([.$AJ$2];[.$C7];[.T$2]));[.$D$16];IF(COM.MICROSOFT.SWITCH(WEEKDAY(DATE([.$AJ$2];[.$C7];[.T$2]));7;TRUE();1;TRUE();FALSE());[.$D$17];IF(NOT(ISERROR(VLOOKUP(DATE([.$AJ$2];[.$C7];[.T$2]);[.$AL:.$AL];1;0)));[.$D$18];IF(IF(ISERROR(INDIRECT(&quot;$P$&quot;&amp;MATCH(DATE([.$AJ$2];[.$C7];[.T$2]);[.$D$27:.$D$65];0)+MATCH(&quot;Za sobotę&quot;;[.$P:.$P];0)));FALSE();NOT(ISBLANK(INDIRECT(&quot;$P$&quot;&amp;MATCH(DATE([.$AJ$2];[.$C7];[.T$2]);[.$D$27:.$D$65];0)+MATCH(&quot;Za sobotę&quot;;[.$P:.$P];0)))));[.$D$21];IF(IF(ISERROR(INDIRECT(&quot;$G$&quot;&amp;MATCH(DATE([.$AJ$2];[.$C7];[.T$2]);[.$D$27:.$D$65];0)+MATCH(&quot;Zaległy&quot;;[.$G:.$G];0)));FALSE();NOT(ISBLANK(INDIRECT(&quot;$G$&quot;&amp;MATCH(DATE([.$AJ$2];[.$C7];[.T$2]);[.$D$27:.$D$65];0)+MATCH(&quot;Zaległy&quot;;[.$G:.$G];0)))));[.$D$20];IF(NOT(ISERROR(VLOOKUP(DATE([.$AJ$2];[.$C7];[.T$2]);[.$AM:.$AM];1;0)));[.$D$19];&quot;&quot;))))))">
            <text:p/>
          </table:table-cell>
          <table:table-cell table:style-name="ce75" table:formula="of:=IF(MONTH(DATE([.$AJ$2];[.$C7];[.$D$2]))&lt;&gt;MONTH(DATE([.$AJ$2];[.$C7];[.U$2]));[.$D$16];IF(COM.MICROSOFT.SWITCH(WEEKDAY(DATE([.$AJ$2];[.$C7];[.U$2]));7;TRUE();1;TRUE();FALSE());[.$D$17];IF(NOT(ISERROR(VLOOKUP(DATE([.$AJ$2];[.$C7];[.U$2]);[.$AL:.$AL];1;0)));[.$D$18];IF(IF(ISERROR(INDIRECT(&quot;$P$&quot;&amp;MATCH(DATE([.$AJ$2];[.$C7];[.U$2]);[.$D$27:.$D$65];0)+MATCH(&quot;Za sobotę&quot;;[.$P:.$P];0)));FALSE();NOT(ISBLANK(INDIRECT(&quot;$P$&quot;&amp;MATCH(DATE([.$AJ$2];[.$C7];[.U$2]);[.$D$27:.$D$65];0)+MATCH(&quot;Za sobotę&quot;;[.$P:.$P];0)))));[.$D$21];IF(IF(ISERROR(INDIRECT(&quot;$G$&quot;&amp;MATCH(DATE([.$AJ$2];[.$C7];[.U$2]);[.$D$27:.$D$65];0)+MATCH(&quot;Zaległy&quot;;[.$G:.$G];0)));FALSE();NOT(ISBLANK(INDIRECT(&quot;$G$&quot;&amp;MATCH(DATE([.$AJ$2];[.$C7];[.U$2]);[.$D$27:.$D$65];0)+MATCH(&quot;Zaległy&quot;;[.$G:.$G];0)))));[.$D$20];IF(NOT(ISERROR(VLOOKUP(DATE([.$AJ$2];[.$C7];[.U$2]);[.$AM:.$AM];1;0)));[.$D$19];&quot;&quot;))))))">
            <text:p/>
          </table:table-cell>
          <table:table-cell table:style-name="ce75" table:formula="of:=IF(MONTH(DATE([.$AJ$2];[.$C7];[.$D$2]))&lt;&gt;MONTH(DATE([.$AJ$2];[.$C7];[.V$2]));[.$D$16];IF(COM.MICROSOFT.SWITCH(WEEKDAY(DATE([.$AJ$2];[.$C7];[.V$2]));7;TRUE();1;TRUE();FALSE());[.$D$17];IF(NOT(ISERROR(VLOOKUP(DATE([.$AJ$2];[.$C7];[.V$2]);[.$AL:.$AL];1;0)));[.$D$18];IF(IF(ISERROR(INDIRECT(&quot;$P$&quot;&amp;MATCH(DATE([.$AJ$2];[.$C7];[.V$2]);[.$D$27:.$D$65];0)+MATCH(&quot;Za sobotę&quot;;[.$P:.$P];0)));FALSE();NOT(ISBLANK(INDIRECT(&quot;$P$&quot;&amp;MATCH(DATE([.$AJ$2];[.$C7];[.V$2]);[.$D$27:.$D$65];0)+MATCH(&quot;Za sobotę&quot;;[.$P:.$P];0)))));[.$D$21];IF(IF(ISERROR(INDIRECT(&quot;$G$&quot;&amp;MATCH(DATE([.$AJ$2];[.$C7];[.V$2]);[.$D$27:.$D$65];0)+MATCH(&quot;Zaległy&quot;;[.$G:.$G];0)));FALSE();NOT(ISBLANK(INDIRECT(&quot;$G$&quot;&amp;MATCH(DATE([.$AJ$2];[.$C7];[.V$2]);[.$D$27:.$D$65];0)+MATCH(&quot;Zaległy&quot;;[.$G:.$G];0)))));[.$D$20];IF(NOT(ISERROR(VLOOKUP(DATE([.$AJ$2];[.$C7];[.V$2]);[.$AM:.$AM];1;0)));[.$D$19];&quot;&quot;))))))">
            <text:p/>
          </table:table-cell>
          <table:table-cell table:style-name="ce75" table:formula="of:=IF(MONTH(DATE([.$AJ$2];[.$C7];[.$D$2]))&lt;&gt;MONTH(DATE([.$AJ$2];[.$C7];[.W$2]));[.$D$16];IF(COM.MICROSOFT.SWITCH(WEEKDAY(DATE([.$AJ$2];[.$C7];[.W$2]));7;TRUE();1;TRUE();FALSE());[.$D$17];IF(NOT(ISERROR(VLOOKUP(DATE([.$AJ$2];[.$C7];[.W$2]);[.$AL:.$AL];1;0)));[.$D$18];IF(IF(ISERROR(INDIRECT(&quot;$P$&quot;&amp;MATCH(DATE([.$AJ$2];[.$C7];[.W$2]);[.$D$27:.$D$65];0)+MATCH(&quot;Za sobotę&quot;;[.$P:.$P];0)));FALSE();NOT(ISBLANK(INDIRECT(&quot;$P$&quot;&amp;MATCH(DATE([.$AJ$2];[.$C7];[.W$2]);[.$D$27:.$D$65];0)+MATCH(&quot;Za sobotę&quot;;[.$P:.$P];0)))));[.$D$21];IF(IF(ISERROR(INDIRECT(&quot;$G$&quot;&amp;MATCH(DATE([.$AJ$2];[.$C7];[.W$2]);[.$D$27:.$D$65];0)+MATCH(&quot;Zaległy&quot;;[.$G:.$G];0)));FALSE();NOT(ISBLANK(INDIRECT(&quot;$G$&quot;&amp;MATCH(DATE([.$AJ$2];[.$C7];[.W$2]);[.$D$27:.$D$65];0)+MATCH(&quot;Zaległy&quot;;[.$G:.$G];0)))));[.$D$20];IF(NOT(ISERROR(VLOOKUP(DATE([.$AJ$2];[.$C7];[.W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X$2]));[.$D$16];IF(COM.MICROSOFT.SWITCH(WEEKDAY(DATE([.$AJ$2];[.$C7];[.X$2]));7;TRUE();1;TRUE();FALSE());[.$D$17];IF(NOT(ISERROR(VLOOKUP(DATE([.$AJ$2];[.$C7];[.X$2]);[.$AL:.$AL];1;0)));[.$D$18];IF(IF(ISERROR(INDIRECT(&quot;$P$&quot;&amp;MATCH(DATE([.$AJ$2];[.$C7];[.X$2]);[.$D$27:.$D$65];0)+MATCH(&quot;Za sobotę&quot;;[.$P:.$P];0)));FALSE();NOT(ISBLANK(INDIRECT(&quot;$P$&quot;&amp;MATCH(DATE([.$AJ$2];[.$C7];[.X$2]);[.$D$27:.$D$65];0)+MATCH(&quot;Za sobotę&quot;;[.$P:.$P];0)))));[.$D$21];IF(IF(ISERROR(INDIRECT(&quot;$G$&quot;&amp;MATCH(DATE([.$AJ$2];[.$C7];[.X$2]);[.$D$27:.$D$65];0)+MATCH(&quot;Zaległy&quot;;[.$G:.$G];0)));FALSE();NOT(ISBLANK(INDIRECT(&quot;$G$&quot;&amp;MATCH(DATE([.$AJ$2];[.$C7];[.X$2]);[.$D$27:.$D$65];0)+MATCH(&quot;Zaległy&quot;;[.$G:.$G];0)))));[.$D$20];IF(NOT(ISERROR(VLOOKUP(DATE([.$AJ$2];[.$C7];[.X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Y$2]));[.$D$16];IF(COM.MICROSOFT.SWITCH(WEEKDAY(DATE([.$AJ$2];[.$C7];[.Y$2]));7;TRUE();1;TRUE();FALSE());[.$D$17];IF(NOT(ISERROR(VLOOKUP(DATE([.$AJ$2];[.$C7];[.Y$2]);[.$AL:.$AL];1;0)));[.$D$18];IF(IF(ISERROR(INDIRECT(&quot;$P$&quot;&amp;MATCH(DATE([.$AJ$2];[.$C7];[.Y$2]);[.$D$27:.$D$65];0)+MATCH(&quot;Za sobotę&quot;;[.$P:.$P];0)));FALSE();NOT(ISBLANK(INDIRECT(&quot;$P$&quot;&amp;MATCH(DATE([.$AJ$2];[.$C7];[.Y$2]);[.$D$27:.$D$65];0)+MATCH(&quot;Za sobotę&quot;;[.$P:.$P];0)))));[.$D$21];IF(IF(ISERROR(INDIRECT(&quot;$G$&quot;&amp;MATCH(DATE([.$AJ$2];[.$C7];[.Y$2]);[.$D$27:.$D$65];0)+MATCH(&quot;Zaległy&quot;;[.$G:.$G];0)));FALSE();NOT(ISBLANK(INDIRECT(&quot;$G$&quot;&amp;MATCH(DATE([.$AJ$2];[.$C7];[.Y$2]);[.$D$27:.$D$65];0)+MATCH(&quot;Zaległy&quot;;[.$G:.$G];0)))));[.$D$20];IF(NOT(ISERROR(VLOOKUP(DATE([.$AJ$2];[.$C7];[.Y$2]);[.$AM:.$AM];1;0)));[.$D$19];&quot;&quot;))))))">
            <text:p/>
          </table:table-cell>
          <table:table-cell table:style-name="ce75" table:formula="of:=IF(MONTH(DATE([.$AJ$2];[.$C7];[.$D$2]))&lt;&gt;MONTH(DATE([.$AJ$2];[.$C7];[.Z$2]));[.$D$16];IF(COM.MICROSOFT.SWITCH(WEEKDAY(DATE([.$AJ$2];[.$C7];[.Z$2]));7;TRUE();1;TRUE();FALSE());[.$D$17];IF(NOT(ISERROR(VLOOKUP(DATE([.$AJ$2];[.$C7];[.Z$2]);[.$AL:.$AL];1;0)));[.$D$18];IF(IF(ISERROR(INDIRECT(&quot;$P$&quot;&amp;MATCH(DATE([.$AJ$2];[.$C7];[.Z$2]);[.$D$27:.$D$65];0)+MATCH(&quot;Za sobotę&quot;;[.$P:.$P];0)));FALSE();NOT(ISBLANK(INDIRECT(&quot;$P$&quot;&amp;MATCH(DATE([.$AJ$2];[.$C7];[.Z$2]);[.$D$27:.$D$65];0)+MATCH(&quot;Za sobotę&quot;;[.$P:.$P];0)))));[.$D$21];IF(IF(ISERROR(INDIRECT(&quot;$G$&quot;&amp;MATCH(DATE([.$AJ$2];[.$C7];[.Z$2]);[.$D$27:.$D$65];0)+MATCH(&quot;Zaległy&quot;;[.$G:.$G];0)));FALSE();NOT(ISBLANK(INDIRECT(&quot;$G$&quot;&amp;MATCH(DATE([.$AJ$2];[.$C7];[.Z$2]);[.$D$27:.$D$65];0)+MATCH(&quot;Zaległy&quot;;[.$G:.$G];0)))));[.$D$20];IF(NOT(ISERROR(VLOOKUP(DATE([.$AJ$2];[.$C7];[.Z$2]);[.$AM:.$AM];1;0)));[.$D$19];&quot;&quot;))))))">
            <text:p/>
          </table:table-cell>
          <table:table-cell table:style-name="ce75" table:formula="of:=IF(MONTH(DATE([.$AJ$2];[.$C7];[.$D$2]))&lt;&gt;MONTH(DATE([.$AJ$2];[.$C7];[.AA$2]));[.$D$16];IF(COM.MICROSOFT.SWITCH(WEEKDAY(DATE([.$AJ$2];[.$C7];[.AA$2]));7;TRUE();1;TRUE();FALSE());[.$D$17];IF(NOT(ISERROR(VLOOKUP(DATE([.$AJ$2];[.$C7];[.AA$2]);[.$AL:.$AL];1;0)));[.$D$18];IF(IF(ISERROR(INDIRECT(&quot;$P$&quot;&amp;MATCH(DATE([.$AJ$2];[.$C7];[.AA$2]);[.$D$27:.$D$65];0)+MATCH(&quot;Za sobotę&quot;;[.$P:.$P];0)));FALSE();NOT(ISBLANK(INDIRECT(&quot;$P$&quot;&amp;MATCH(DATE([.$AJ$2];[.$C7];[.AA$2]);[.$D$27:.$D$65];0)+MATCH(&quot;Za sobotę&quot;;[.$P:.$P];0)))));[.$D$21];IF(IF(ISERROR(INDIRECT(&quot;$G$&quot;&amp;MATCH(DATE([.$AJ$2];[.$C7];[.AA$2]);[.$D$27:.$D$65];0)+MATCH(&quot;Zaległy&quot;;[.$G:.$G];0)));FALSE();NOT(ISBLANK(INDIRECT(&quot;$G$&quot;&amp;MATCH(DATE([.$AJ$2];[.$C7];[.AA$2]);[.$D$27:.$D$65];0)+MATCH(&quot;Zaległy&quot;;[.$G:.$G];0)))));[.$D$20];IF(NOT(ISERROR(VLOOKUP(DATE([.$AJ$2];[.$C7];[.AA$2]);[.$AM:.$AM];1;0)));[.$D$19];&quot;&quot;))))))">
            <text:p/>
          </table:table-cell>
          <table:table-cell table:style-name="ce75" table:formula="of:=IF(MONTH(DATE([.$AJ$2];[.$C7];[.$D$2]))&lt;&gt;MONTH(DATE([.$AJ$2];[.$C7];[.AB$2]));[.$D$16];IF(COM.MICROSOFT.SWITCH(WEEKDAY(DATE([.$AJ$2];[.$C7];[.AB$2]));7;TRUE();1;TRUE();FALSE());[.$D$17];IF(NOT(ISERROR(VLOOKUP(DATE([.$AJ$2];[.$C7];[.AB$2]);[.$AL:.$AL];1;0)));[.$D$18];IF(IF(ISERROR(INDIRECT(&quot;$P$&quot;&amp;MATCH(DATE([.$AJ$2];[.$C7];[.AB$2]);[.$D$27:.$D$65];0)+MATCH(&quot;Za sobotę&quot;;[.$P:.$P];0)));FALSE();NOT(ISBLANK(INDIRECT(&quot;$P$&quot;&amp;MATCH(DATE([.$AJ$2];[.$C7];[.AB$2]);[.$D$27:.$D$65];0)+MATCH(&quot;Za sobotę&quot;;[.$P:.$P];0)))));[.$D$21];IF(IF(ISERROR(INDIRECT(&quot;$G$&quot;&amp;MATCH(DATE([.$AJ$2];[.$C7];[.AB$2]);[.$D$27:.$D$65];0)+MATCH(&quot;Zaległy&quot;;[.$G:.$G];0)));FALSE();NOT(ISBLANK(INDIRECT(&quot;$G$&quot;&amp;MATCH(DATE([.$AJ$2];[.$C7];[.AB$2]);[.$D$27:.$D$65];0)+MATCH(&quot;Zaległy&quot;;[.$G:.$G];0)))));[.$D$20];IF(NOT(ISERROR(VLOOKUP(DATE([.$AJ$2];[.$C7];[.AB$2]);[.$AM:.$AM];1;0)));[.$D$19];&quot;&quot;))))))">
            <text:p/>
          </table:table-cell>
          <table:table-cell table:style-name="ce75" table:formula="of:=IF(MONTH(DATE([.$AJ$2];[.$C7];[.$D$2]))&lt;&gt;MONTH(DATE([.$AJ$2];[.$C7];[.AC$2]));[.$D$16];IF(COM.MICROSOFT.SWITCH(WEEKDAY(DATE([.$AJ$2];[.$C7];[.AC$2]));7;TRUE();1;TRUE();FALSE());[.$D$17];IF(NOT(ISERROR(VLOOKUP(DATE([.$AJ$2];[.$C7];[.AC$2]);[.$AL:.$AL];1;0)));[.$D$18];IF(IF(ISERROR(INDIRECT(&quot;$P$&quot;&amp;MATCH(DATE([.$AJ$2];[.$C7];[.AC$2]);[.$D$27:.$D$65];0)+MATCH(&quot;Za sobotę&quot;;[.$P:.$P];0)));FALSE();NOT(ISBLANK(INDIRECT(&quot;$P$&quot;&amp;MATCH(DATE([.$AJ$2];[.$C7];[.AC$2]);[.$D$27:.$D$65];0)+MATCH(&quot;Za sobotę&quot;;[.$P:.$P];0)))));[.$D$21];IF(IF(ISERROR(INDIRECT(&quot;$G$&quot;&amp;MATCH(DATE([.$AJ$2];[.$C7];[.AC$2]);[.$D$27:.$D$65];0)+MATCH(&quot;Zaległy&quot;;[.$G:.$G];0)));FALSE();NOT(ISBLANK(INDIRECT(&quot;$G$&quot;&amp;MATCH(DATE([.$AJ$2];[.$C7];[.AC$2]);[.$D$27:.$D$65];0)+MATCH(&quot;Zaległy&quot;;[.$G:.$G];0)))));[.$D$20];IF(NOT(ISERROR(VLOOKUP(DATE([.$AJ$2];[.$C7];[.AC$2]);[.$AM:.$AM];1;0)));[.$D$19];&quot;&quot;))))))">
            <text:p/>
          </table:table-cell>
          <table:table-cell table:style-name="ce75" table:formula="of:=IF(MONTH(DATE([.$AJ$2];[.$C7];[.$D$2]))&lt;&gt;MONTH(DATE([.$AJ$2];[.$C7];[.AD$2]));[.$D$16];IF(COM.MICROSOFT.SWITCH(WEEKDAY(DATE([.$AJ$2];[.$C7];[.AD$2]));7;TRUE();1;TRUE();FALSE());[.$D$17];IF(NOT(ISERROR(VLOOKUP(DATE([.$AJ$2];[.$C7];[.AD$2]);[.$AL:.$AL];1;0)));[.$D$18];IF(IF(ISERROR(INDIRECT(&quot;$P$&quot;&amp;MATCH(DATE([.$AJ$2];[.$C7];[.AD$2]);[.$D$27:.$D$65];0)+MATCH(&quot;Za sobotę&quot;;[.$P:.$P];0)));FALSE();NOT(ISBLANK(INDIRECT(&quot;$P$&quot;&amp;MATCH(DATE([.$AJ$2];[.$C7];[.AD$2]);[.$D$27:.$D$65];0)+MATCH(&quot;Za sobotę&quot;;[.$P:.$P];0)))));[.$D$21];IF(IF(ISERROR(INDIRECT(&quot;$G$&quot;&amp;MATCH(DATE([.$AJ$2];[.$C7];[.AD$2]);[.$D$27:.$D$65];0)+MATCH(&quot;Zaległy&quot;;[.$G:.$G];0)));FALSE();NOT(ISBLANK(INDIRECT(&quot;$G$&quot;&amp;MATCH(DATE([.$AJ$2];[.$C7];[.AD$2]);[.$D$27:.$D$65];0)+MATCH(&quot;Zaległy&quot;;[.$G:.$G];0)))));[.$D$20];IF(NOT(ISERROR(VLOOKUP(DATE([.$AJ$2];[.$C7];[.AD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AE$2]));[.$D$16];IF(COM.MICROSOFT.SWITCH(WEEKDAY(DATE([.$AJ$2];[.$C7];[.AE$2]));7;TRUE();1;TRUE();FALSE());[.$D$17];IF(NOT(ISERROR(VLOOKUP(DATE([.$AJ$2];[.$C7];[.AE$2]);[.$AL:.$AL];1;0)));[.$D$18];IF(IF(ISERROR(INDIRECT(&quot;$P$&quot;&amp;MATCH(DATE([.$AJ$2];[.$C7];[.AE$2]);[.$D$27:.$D$65];0)+MATCH(&quot;Za sobotę&quot;;[.$P:.$P];0)));FALSE();NOT(ISBLANK(INDIRECT(&quot;$P$&quot;&amp;MATCH(DATE([.$AJ$2];[.$C7];[.AE$2]);[.$D$27:.$D$65];0)+MATCH(&quot;Za sobotę&quot;;[.$P:.$P];0)))));[.$D$21];IF(IF(ISERROR(INDIRECT(&quot;$G$&quot;&amp;MATCH(DATE([.$AJ$2];[.$C7];[.AE$2]);[.$D$27:.$D$65];0)+MATCH(&quot;Zaległy&quot;;[.$G:.$G];0)));FALSE();NOT(ISBLANK(INDIRECT(&quot;$G$&quot;&amp;MATCH(DATE([.$AJ$2];[.$C7];[.AE$2]);[.$D$27:.$D$65];0)+MATCH(&quot;Zaległy&quot;;[.$G:.$G];0)))));[.$D$20];IF(NOT(ISERROR(VLOOKUP(DATE([.$AJ$2];[.$C7];[.AE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7];[.$D$2]))&lt;&gt;MONTH(DATE([.$AJ$2];[.$C7];[.AF$2]));[.$D$16];IF(COM.MICROSOFT.SWITCH(WEEKDAY(DATE([.$AJ$2];[.$C7];[.AF$2]));7;TRUE();1;TRUE();FALSE());[.$D$17];IF(NOT(ISERROR(VLOOKUP(DATE([.$AJ$2];[.$C7];[.AF$2]);[.$AL:.$AL];1;0)));[.$D$18];IF(IF(ISERROR(INDIRECT(&quot;$P$&quot;&amp;MATCH(DATE([.$AJ$2];[.$C7];[.AF$2]);[.$D$27:.$D$65];0)+MATCH(&quot;Za sobotę&quot;;[.$P:.$P];0)));FALSE();NOT(ISBLANK(INDIRECT(&quot;$P$&quot;&amp;MATCH(DATE([.$AJ$2];[.$C7];[.AF$2]);[.$D$27:.$D$65];0)+MATCH(&quot;Za sobotę&quot;;[.$P:.$P];0)))));[.$D$21];IF(IF(ISERROR(INDIRECT(&quot;$G$&quot;&amp;MATCH(DATE([.$AJ$2];[.$C7];[.AF$2]);[.$D$27:.$D$65];0)+MATCH(&quot;Zaległy&quot;;[.$G:.$G];0)));FALSE();NOT(ISBLANK(INDIRECT(&quot;$G$&quot;&amp;MATCH(DATE([.$AJ$2];[.$C7];[.AF$2]);[.$D$27:.$D$65];0)+MATCH(&quot;Zaległy&quot;;[.$G:.$G];0)))));[.$D$20];IF(NOT(ISERROR(VLOOKUP(DATE([.$AJ$2];[.$C7];[.AF$2]);[.$AM:.$AM];1;0)));[.$D$19];&quot;&quot;))))))">
            <text:p/>
          </table:table-cell>
          <table:table-cell table:style-name="ce75" table:formula="of:=IF(MONTH(DATE([.$AJ$2];[.$C7];[.$D$2]))&lt;&gt;MONTH(DATE([.$AJ$2];[.$C7];[.AG$2]));[.$D$16];IF(COM.MICROSOFT.SWITCH(WEEKDAY(DATE([.$AJ$2];[.$C7];[.AG$2]));7;TRUE();1;TRUE();FALSE());[.$D$17];IF(NOT(ISERROR(VLOOKUP(DATE([.$AJ$2];[.$C7];[.AG$2]);[.$AL:.$AL];1;0)));[.$D$18];IF(IF(ISERROR(INDIRECT(&quot;$P$&quot;&amp;MATCH(DATE([.$AJ$2];[.$C7];[.AG$2]);[.$D$27:.$D$65];0)+MATCH(&quot;Za sobotę&quot;;[.$P:.$P];0)));FALSE();NOT(ISBLANK(INDIRECT(&quot;$P$&quot;&amp;MATCH(DATE([.$AJ$2];[.$C7];[.AG$2]);[.$D$27:.$D$65];0)+MATCH(&quot;Za sobotę&quot;;[.$P:.$P];0)))));[.$D$21];IF(IF(ISERROR(INDIRECT(&quot;$G$&quot;&amp;MATCH(DATE([.$AJ$2];[.$C7];[.AG$2]);[.$D$27:.$D$65];0)+MATCH(&quot;Zaległy&quot;;[.$G:.$G];0)));FALSE();NOT(ISBLANK(INDIRECT(&quot;$G$&quot;&amp;MATCH(DATE([.$AJ$2];[.$C7];[.AG$2]);[.$D$27:.$D$65];0)+MATCH(&quot;Zaległy&quot;;[.$G:.$G];0)))));[.$D$20];IF(NOT(ISERROR(VLOOKUP(DATE([.$AJ$2];[.$C7];[.AG$2]);[.$AM:.$AM];1;0)));[.$D$19];&quot;&quot;))))))">
            <text:p/>
          </table:table-cell>
          <table:table-cell table:style-name="ce95" table:formula="of:=IF(MONTH(DATE([.$AJ$2];[.$C7];[.$D$2]))&lt;&gt;MONTH(DATE([.$AJ$2];[.$C7];[.AH$2]));[.$D$16];IF(COM.MICROSOFT.SWITCH(WEEKDAY(DATE([.$AJ$2];[.$C7];[.AH$2]));7;TRUE();1;TRUE();FALSE());[.$D$17];IF(NOT(ISERROR(VLOOKUP(DATE([.$AJ$2];[.$C7];[.AH$2]);[.$AL:.$AL];1;0)));[.$D$18];IF(IF(ISERROR(INDIRECT(&quot;$P$&quot;&amp;MATCH(DATE([.$AJ$2];[.$C7];[.AH$2]);[.$D$27:.$D$65];0)+MATCH(&quot;Za sobotę&quot;;[.$P:.$P];0)));FALSE();NOT(ISBLANK(INDIRECT(&quot;$P$&quot;&amp;MATCH(DATE([.$AJ$2];[.$C7];[.AH$2]);[.$D$27:.$D$65];0)+MATCH(&quot;Za sobotę&quot;;[.$P:.$P];0)))));[.$D$21];IF(IF(ISERROR(INDIRECT(&quot;$G$&quot;&amp;MATCH(DATE([.$AJ$2];[.$C7];[.AH$2]);[.$D$27:.$D$65];0)+MATCH(&quot;Zaległy&quot;;[.$G:.$G];0)));FALSE();NOT(ISBLANK(INDIRECT(&quot;$G$&quot;&amp;MATCH(DATE([.$AJ$2];[.$C7];[.AH$2]);[.$D$27:.$D$65];0)+MATCH(&quot;Zaległy&quot;;[.$G:.$G];0)))));[.$D$20];IF(NOT(ISERROR(VLOOKUP(DATE([.$AJ$2];[.$C7];[.AH$2]);[.$AM:.$AM];1;0)));[.$D$19];&quot;&quot;))))))">
            <text:p/>
          </table:table-cell>
          <table:table-cell table:style-name="Default"/>
          <table:table-cell table:style-name="ce100" office:value-type="string" calcext:value-type="string">
            <text:p>1.05</text:p>
          </table:table-cell>
          <table:table-cell table:style-name="Default" office:value-type="string" calcext:value-type="string">
            <text:p>SZTYWNE KAŻDEGO ROKU – Święto Pracy</text:p>
          </table:table-cell>
          <table:table-cell table:formula="of:=IF(NOT(ISBLANK([.$AJ10]));IFERROR(DATEVALUE([.$AJ10]&amp;&quot;.&quot;&amp;[.$AJ$2]);DATE([.$AJ$2];MONTH([.$AJ10]);DAY([.$AJ10])));&quot;&quot;)" office:value-type="date" office:date-value="2023-11-01" calcext:value-type="date">
            <text:p>1 listopada 2023 (środa)</text:p>
          </table:table-cell>
          <table:table-cell table:style-name="ce62" table:formula="of:=IF(NOT(ISBLANK([.$D32]));IFERROR(DATEVALUE([.$D32]&amp;&quot;.&quot;&amp;[.$AJ$2]);DATE([.$AJ$2];MONTH([.$D32]);DAY([.$D3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8];1)" office:value-type="date" office:date-value="2023-06-01" calcext:value-type="date">
            <text:p>czerwiec</text:p>
          </table:table-cell>
          <table:table-cell table:style-name="ce6" office:value-type="float" office:value="6" calcext:value-type="float">
            <text:p>6</text:p>
          </table:table-cell>
          <table:table-cell table:style-name="ce65" table:formula="of:=IF(MONTH(DATE([.$AJ$2];[.$C8];[.$D$2]))&lt;&gt;MONTH(DATE([.$AJ$2];[.$C8];[.D$2]));[.$D$16];IF(COM.MICROSOFT.SWITCH(WEEKDAY(DATE([.$AJ$2];[.$C8];[.D$2]));7;TRUE();1;TRUE();FALSE());[.$D$17];IF(NOT(ISERROR(VLOOKUP(DATE([.$AJ$2];[.$C8];[.D$2]);[.$AL:.$AL];1;0)));[.$D$18];IF(IF(ISERROR(INDIRECT(&quot;$P$&quot;&amp;MATCH(DATE([.$AJ$2];[.$C8];[.D$2]);[.$D$27:.$D$65];0)+MATCH(&quot;Za sobotę&quot;;[.$P:.$P];0)));FALSE();NOT(ISBLANK(INDIRECT(&quot;$P$&quot;&amp;MATCH(DATE([.$AJ$2];[.$C8];[.D$2]);[.$D$27:.$D$65];0)+MATCH(&quot;Za sobotę&quot;;[.$P:.$P];0)))));[.$D$21];IF(IF(ISERROR(INDIRECT(&quot;$G$&quot;&amp;MATCH(DATE([.$AJ$2];[.$C8];[.D$2]);[.$D$27:.$D$65];0)+MATCH(&quot;Zaległy&quot;;[.$G:.$G];0)));FALSE();NOT(ISBLANK(INDIRECT(&quot;$G$&quot;&amp;MATCH(DATE([.$AJ$2];[.$C8];[.D$2]);[.$D$27:.$D$65];0)+MATCH(&quot;Zaległy&quot;;[.$G:.$G];0)))));[.$D$20];IF(NOT(ISERROR(VLOOKUP(DATE([.$AJ$2];[.$C8];[.D$2]);[.$AM:.$AM];1;0)));[.$D$19];&quot;&quot;))))))">
            <text:p/>
          </table:table-cell>
          <table:table-cell table:style-name="ce75" table:formula="of:=IF(MONTH(DATE([.$AJ$2];[.$C8];[.$D$2]))&lt;&gt;MONTH(DATE([.$AJ$2];[.$C8];[.E$2]));[.$D$16];IF(COM.MICROSOFT.SWITCH(WEEKDAY(DATE([.$AJ$2];[.$C8];[.E$2]));7;TRUE();1;TRUE();FALSE());[.$D$17];IF(NOT(ISERROR(VLOOKUP(DATE([.$AJ$2];[.$C8];[.E$2]);[.$AL:.$AL];1;0)));[.$D$18];IF(IF(ISERROR(INDIRECT(&quot;$P$&quot;&amp;MATCH(DATE([.$AJ$2];[.$C8];[.E$2]);[.$D$27:.$D$65];0)+MATCH(&quot;Za sobotę&quot;;[.$P:.$P];0)));FALSE();NOT(ISBLANK(INDIRECT(&quot;$P$&quot;&amp;MATCH(DATE([.$AJ$2];[.$C8];[.E$2]);[.$D$27:.$D$65];0)+MATCH(&quot;Za sobotę&quot;;[.$P:.$P];0)))));[.$D$21];IF(IF(ISERROR(INDIRECT(&quot;$G$&quot;&amp;MATCH(DATE([.$AJ$2];[.$C8];[.E$2]);[.$D$27:.$D$65];0)+MATCH(&quot;Zaległy&quot;;[.$G:.$G];0)));FALSE();NOT(ISBLANK(INDIRECT(&quot;$G$&quot;&amp;MATCH(DATE([.$AJ$2];[.$C8];[.E$2]);[.$D$27:.$D$65];0)+MATCH(&quot;Zaległy&quot;;[.$G:.$G];0)))));[.$D$20];IF(NOT(ISERROR(VLOOKUP(DATE([.$AJ$2];[.$C8];[.E$2]);[.$AM:.$AM];1;0)));[.$D$19];&quot;&quot;))))))">
            <text:p/>
          </table:table-cell>
          <table:table-cell table:style-name="ce75" table:formula="of:=IF(MONTH(DATE([.$AJ$2];[.$C8];[.$D$2]))&lt;&gt;MONTH(DATE([.$AJ$2];[.$C8];[.F$2]));[.$D$16];IF(COM.MICROSOFT.SWITCH(WEEKDAY(DATE([.$AJ$2];[.$C8];[.F$2]));7;TRUE();1;TRUE();FALSE());[.$D$17];IF(NOT(ISERROR(VLOOKUP(DATE([.$AJ$2];[.$C8];[.F$2]);[.$AL:.$AL];1;0)));[.$D$18];IF(IF(ISERROR(INDIRECT(&quot;$P$&quot;&amp;MATCH(DATE([.$AJ$2];[.$C8];[.F$2]);[.$D$27:.$D$65];0)+MATCH(&quot;Za sobotę&quot;;[.$P:.$P];0)));FALSE();NOT(ISBLANK(INDIRECT(&quot;$P$&quot;&amp;MATCH(DATE([.$AJ$2];[.$C8];[.F$2]);[.$D$27:.$D$65];0)+MATCH(&quot;Za sobotę&quot;;[.$P:.$P];0)))));[.$D$21];IF(IF(ISERROR(INDIRECT(&quot;$G$&quot;&amp;MATCH(DATE([.$AJ$2];[.$C8];[.F$2]);[.$D$27:.$D$65];0)+MATCH(&quot;Zaległy&quot;;[.$G:.$G];0)));FALSE();NOT(ISBLANK(INDIRECT(&quot;$G$&quot;&amp;MATCH(DATE([.$AJ$2];[.$C8];[.F$2]);[.$D$27:.$D$65];0)+MATCH(&quot;Zaległy&quot;;[.$G:.$G];0)))));[.$D$20];IF(NOT(ISERROR(VLOOKUP(DATE([.$AJ$2];[.$C8];[.F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G$2]));[.$D$16];IF(COM.MICROSOFT.SWITCH(WEEKDAY(DATE([.$AJ$2];[.$C8];[.G$2]));7;TRUE();1;TRUE();FALSE());[.$D$17];IF(NOT(ISERROR(VLOOKUP(DATE([.$AJ$2];[.$C8];[.G$2]);[.$AL:.$AL];1;0)));[.$D$18];IF(IF(ISERROR(INDIRECT(&quot;$P$&quot;&amp;MATCH(DATE([.$AJ$2];[.$C8];[.G$2]);[.$D$27:.$D$65];0)+MATCH(&quot;Za sobotę&quot;;[.$P:.$P];0)));FALSE();NOT(ISBLANK(INDIRECT(&quot;$P$&quot;&amp;MATCH(DATE([.$AJ$2];[.$C8];[.G$2]);[.$D$27:.$D$65];0)+MATCH(&quot;Za sobotę&quot;;[.$P:.$P];0)))));[.$D$21];IF(IF(ISERROR(INDIRECT(&quot;$G$&quot;&amp;MATCH(DATE([.$AJ$2];[.$C8];[.G$2]);[.$D$27:.$D$65];0)+MATCH(&quot;Zaległy&quot;;[.$G:.$G];0)));FALSE();NOT(ISBLANK(INDIRECT(&quot;$G$&quot;&amp;MATCH(DATE([.$AJ$2];[.$C8];[.G$2]);[.$D$27:.$D$65];0)+MATCH(&quot;Zaległy&quot;;[.$G:.$G];0)))));[.$D$20];IF(NOT(ISERROR(VLOOKUP(DATE([.$AJ$2];[.$C8];[.G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H$2]));[.$D$16];IF(COM.MICROSOFT.SWITCH(WEEKDAY(DATE([.$AJ$2];[.$C8];[.H$2]));7;TRUE();1;TRUE();FALSE());[.$D$17];IF(NOT(ISERROR(VLOOKUP(DATE([.$AJ$2];[.$C8];[.H$2]);[.$AL:.$AL];1;0)));[.$D$18];IF(IF(ISERROR(INDIRECT(&quot;$P$&quot;&amp;MATCH(DATE([.$AJ$2];[.$C8];[.H$2]);[.$D$27:.$D$65];0)+MATCH(&quot;Za sobotę&quot;;[.$P:.$P];0)));FALSE();NOT(ISBLANK(INDIRECT(&quot;$P$&quot;&amp;MATCH(DATE([.$AJ$2];[.$C8];[.H$2]);[.$D$27:.$D$65];0)+MATCH(&quot;Za sobotę&quot;;[.$P:.$P];0)))));[.$D$21];IF(IF(ISERROR(INDIRECT(&quot;$G$&quot;&amp;MATCH(DATE([.$AJ$2];[.$C8];[.H$2]);[.$D$27:.$D$65];0)+MATCH(&quot;Zaległy&quot;;[.$G:.$G];0)));FALSE();NOT(ISBLANK(INDIRECT(&quot;$G$&quot;&amp;MATCH(DATE([.$AJ$2];[.$C8];[.H$2]);[.$D$27:.$D$65];0)+MATCH(&quot;Zaległy&quot;;[.$G:.$G];0)))));[.$D$20];IF(NOT(ISERROR(VLOOKUP(DATE([.$AJ$2];[.$C8];[.H$2]);[.$AM:.$AM];1;0)));[.$D$19];&quot;&quot;))))))">
            <text:p/>
          </table:table-cell>
          <table:table-cell table:style-name="ce75" table:formula="of:=IF(MONTH(DATE([.$AJ$2];[.$C8];[.$D$2]))&lt;&gt;MONTH(DATE([.$AJ$2];[.$C8];[.I$2]));[.$D$16];IF(COM.MICROSOFT.SWITCH(WEEKDAY(DATE([.$AJ$2];[.$C8];[.I$2]));7;TRUE();1;TRUE();FALSE());[.$D$17];IF(NOT(ISERROR(VLOOKUP(DATE([.$AJ$2];[.$C8];[.I$2]);[.$AL:.$AL];1;0)));[.$D$18];IF(IF(ISERROR(INDIRECT(&quot;$P$&quot;&amp;MATCH(DATE([.$AJ$2];[.$C8];[.I$2]);[.$D$27:.$D$65];0)+MATCH(&quot;Za sobotę&quot;;[.$P:.$P];0)));FALSE();NOT(ISBLANK(INDIRECT(&quot;$P$&quot;&amp;MATCH(DATE([.$AJ$2];[.$C8];[.I$2]);[.$D$27:.$D$65];0)+MATCH(&quot;Za sobotę&quot;;[.$P:.$P];0)))));[.$D$21];IF(IF(ISERROR(INDIRECT(&quot;$G$&quot;&amp;MATCH(DATE([.$AJ$2];[.$C8];[.I$2]);[.$D$27:.$D$65];0)+MATCH(&quot;Zaległy&quot;;[.$G:.$G];0)));FALSE();NOT(ISBLANK(INDIRECT(&quot;$G$&quot;&amp;MATCH(DATE([.$AJ$2];[.$C8];[.I$2]);[.$D$27:.$D$65];0)+MATCH(&quot;Zaległy&quot;;[.$G:.$G];0)))));[.$D$20];IF(NOT(ISERROR(VLOOKUP(DATE([.$AJ$2];[.$C8];[.I$2]);[.$AM:.$AM];1;0)));[.$D$19];&quot;&quot;))))))">
            <text:p/>
          </table:table-cell>
          <table:table-cell table:style-name="ce75" table:formula="of:=IF(MONTH(DATE([.$AJ$2];[.$C8];[.$D$2]))&lt;&gt;MONTH(DATE([.$AJ$2];[.$C8];[.J$2]));[.$D$16];IF(COM.MICROSOFT.SWITCH(WEEKDAY(DATE([.$AJ$2];[.$C8];[.J$2]));7;TRUE();1;TRUE();FALSE());[.$D$17];IF(NOT(ISERROR(VLOOKUP(DATE([.$AJ$2];[.$C8];[.J$2]);[.$AL:.$AL];1;0)));[.$D$18];IF(IF(ISERROR(INDIRECT(&quot;$P$&quot;&amp;MATCH(DATE([.$AJ$2];[.$C8];[.J$2]);[.$D$27:.$D$65];0)+MATCH(&quot;Za sobotę&quot;;[.$P:.$P];0)));FALSE();NOT(ISBLANK(INDIRECT(&quot;$P$&quot;&amp;MATCH(DATE([.$AJ$2];[.$C8];[.J$2]);[.$D$27:.$D$65];0)+MATCH(&quot;Za sobotę&quot;;[.$P:.$P];0)))));[.$D$21];IF(IF(ISERROR(INDIRECT(&quot;$G$&quot;&amp;MATCH(DATE([.$AJ$2];[.$C8];[.J$2]);[.$D$27:.$D$65];0)+MATCH(&quot;Zaległy&quot;;[.$G:.$G];0)));FALSE();NOT(ISBLANK(INDIRECT(&quot;$G$&quot;&amp;MATCH(DATE([.$AJ$2];[.$C8];[.J$2]);[.$D$27:.$D$65];0)+MATCH(&quot;Zaległy&quot;;[.$G:.$G];0)))));[.$D$20];IF(NOT(ISERROR(VLOOKUP(DATE([.$AJ$2];[.$C8];[.J$2]);[.$AM:.$AM];1;0)));[.$D$19];&quot;&quot;))))))">
            <text:p/>
          </table:table-cell>
          <table:table-cell table:style-name="ce75" table:formula="of:=IF(MONTH(DATE([.$AJ$2];[.$C8];[.$D$2]))&lt;&gt;MONTH(DATE([.$AJ$2];[.$C8];[.K$2]));[.$D$16];IF(COM.MICROSOFT.SWITCH(WEEKDAY(DATE([.$AJ$2];[.$C8];[.K$2]));7;TRUE();1;TRUE();FALSE());[.$D$17];IF(NOT(ISERROR(VLOOKUP(DATE([.$AJ$2];[.$C8];[.K$2]);[.$AL:.$AL];1;0)));[.$D$18];IF(IF(ISERROR(INDIRECT(&quot;$P$&quot;&amp;MATCH(DATE([.$AJ$2];[.$C8];[.K$2]);[.$D$27:.$D$65];0)+MATCH(&quot;Za sobotę&quot;;[.$P:.$P];0)));FALSE();NOT(ISBLANK(INDIRECT(&quot;$P$&quot;&amp;MATCH(DATE([.$AJ$2];[.$C8];[.K$2]);[.$D$27:.$D$65];0)+MATCH(&quot;Za sobotę&quot;;[.$P:.$P];0)))));[.$D$21];IF(IF(ISERROR(INDIRECT(&quot;$G$&quot;&amp;MATCH(DATE([.$AJ$2];[.$C8];[.K$2]);[.$D$27:.$D$65];0)+MATCH(&quot;Zaległy&quot;;[.$G:.$G];0)));FALSE();NOT(ISBLANK(INDIRECT(&quot;$G$&quot;&amp;MATCH(DATE([.$AJ$2];[.$C8];[.K$2]);[.$D$27:.$D$65];0)+MATCH(&quot;Zaległy&quot;;[.$G:.$G];0)))));[.$D$20];IF(NOT(ISERROR(VLOOKUP(DATE([.$AJ$2];[.$C8];[.K$2]);[.$AM:.$AM];1;0)));[.$D$19];&quot;&quot;))))))" office:value-type="string" office:string-value="+" calcext:value-type="string">
            <text:p>+</text:p>
          </table:table-cell>
          <table:table-cell table:style-name="ce75" table:formula="of:=IF(MONTH(DATE([.$AJ$2];[.$C8];[.$D$2]))&lt;&gt;MONTH(DATE([.$AJ$2];[.$C8];[.L$2]));[.$D$16];IF(COM.MICROSOFT.SWITCH(WEEKDAY(DATE([.$AJ$2];[.$C8];[.L$2]));7;TRUE();1;TRUE();FALSE());[.$D$17];IF(NOT(ISERROR(VLOOKUP(DATE([.$AJ$2];[.$C8];[.L$2]);[.$AL:.$AL];1;0)));[.$D$18];IF(IF(ISERROR(INDIRECT(&quot;$P$&quot;&amp;MATCH(DATE([.$AJ$2];[.$C8];[.L$2]);[.$D$27:.$D$65];0)+MATCH(&quot;Za sobotę&quot;;[.$P:.$P];0)));FALSE();NOT(ISBLANK(INDIRECT(&quot;$P$&quot;&amp;MATCH(DATE([.$AJ$2];[.$C8];[.L$2]);[.$D$27:.$D$65];0)+MATCH(&quot;Za sobotę&quot;;[.$P:.$P];0)))));[.$D$21];IF(IF(ISERROR(INDIRECT(&quot;$G$&quot;&amp;MATCH(DATE([.$AJ$2];[.$C8];[.L$2]);[.$D$27:.$D$65];0)+MATCH(&quot;Zaległy&quot;;[.$G:.$G];0)));FALSE();NOT(ISBLANK(INDIRECT(&quot;$G$&quot;&amp;MATCH(DATE([.$AJ$2];[.$C8];[.L$2]);[.$D$27:.$D$65];0)+MATCH(&quot;Zaległy&quot;;[.$G:.$G];0)))));[.$D$20];IF(NOT(ISERROR(VLOOKUP(DATE([.$AJ$2];[.$C8];[.L$2]);[.$AM:.$AM];1;0)));[.$D$19];&quot;&quot;))))))">
            <text:p/>
          </table:table-cell>
          <table:table-cell table:style-name="ce75" table:formula="of:=IF(MONTH(DATE([.$AJ$2];[.$C8];[.$D$2]))&lt;&gt;MONTH(DATE([.$AJ$2];[.$C8];[.M$2]));[.$D$16];IF(COM.MICROSOFT.SWITCH(WEEKDAY(DATE([.$AJ$2];[.$C8];[.M$2]));7;TRUE();1;TRUE();FALSE());[.$D$17];IF(NOT(ISERROR(VLOOKUP(DATE([.$AJ$2];[.$C8];[.M$2]);[.$AL:.$AL];1;0)));[.$D$18];IF(IF(ISERROR(INDIRECT(&quot;$P$&quot;&amp;MATCH(DATE([.$AJ$2];[.$C8];[.M$2]);[.$D$27:.$D$65];0)+MATCH(&quot;Za sobotę&quot;;[.$P:.$P];0)));FALSE();NOT(ISBLANK(INDIRECT(&quot;$P$&quot;&amp;MATCH(DATE([.$AJ$2];[.$C8];[.M$2]);[.$D$27:.$D$65];0)+MATCH(&quot;Za sobotę&quot;;[.$P:.$P];0)))));[.$D$21];IF(IF(ISERROR(INDIRECT(&quot;$G$&quot;&amp;MATCH(DATE([.$AJ$2];[.$C8];[.M$2]);[.$D$27:.$D$65];0)+MATCH(&quot;Zaległy&quot;;[.$G:.$G];0)));FALSE();NOT(ISBLANK(INDIRECT(&quot;$G$&quot;&amp;MATCH(DATE([.$AJ$2];[.$C8];[.M$2]);[.$D$27:.$D$65];0)+MATCH(&quot;Zaległy&quot;;[.$G:.$G];0)))));[.$D$20];IF(NOT(ISERROR(VLOOKUP(DATE([.$AJ$2];[.$C8];[.M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N$2]));[.$D$16];IF(COM.MICROSOFT.SWITCH(WEEKDAY(DATE([.$AJ$2];[.$C8];[.N$2]));7;TRUE();1;TRUE();FALSE());[.$D$17];IF(NOT(ISERROR(VLOOKUP(DATE([.$AJ$2];[.$C8];[.N$2]);[.$AL:.$AL];1;0)));[.$D$18];IF(IF(ISERROR(INDIRECT(&quot;$P$&quot;&amp;MATCH(DATE([.$AJ$2];[.$C8];[.N$2]);[.$D$27:.$D$65];0)+MATCH(&quot;Za sobotę&quot;;[.$P:.$P];0)));FALSE();NOT(ISBLANK(INDIRECT(&quot;$P$&quot;&amp;MATCH(DATE([.$AJ$2];[.$C8];[.N$2]);[.$D$27:.$D$65];0)+MATCH(&quot;Za sobotę&quot;;[.$P:.$P];0)))));[.$D$21];IF(IF(ISERROR(INDIRECT(&quot;$G$&quot;&amp;MATCH(DATE([.$AJ$2];[.$C8];[.N$2]);[.$D$27:.$D$65];0)+MATCH(&quot;Zaległy&quot;;[.$G:.$G];0)));FALSE();NOT(ISBLANK(INDIRECT(&quot;$G$&quot;&amp;MATCH(DATE([.$AJ$2];[.$C8];[.N$2]);[.$D$27:.$D$65];0)+MATCH(&quot;Zaległy&quot;;[.$G:.$G];0)))));[.$D$20];IF(NOT(ISERROR(VLOOKUP(DATE([.$AJ$2];[.$C8];[.N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O$2]));[.$D$16];IF(COM.MICROSOFT.SWITCH(WEEKDAY(DATE([.$AJ$2];[.$C8];[.O$2]));7;TRUE();1;TRUE();FALSE());[.$D$17];IF(NOT(ISERROR(VLOOKUP(DATE([.$AJ$2];[.$C8];[.O$2]);[.$AL:.$AL];1;0)));[.$D$18];IF(IF(ISERROR(INDIRECT(&quot;$P$&quot;&amp;MATCH(DATE([.$AJ$2];[.$C8];[.O$2]);[.$D$27:.$D$65];0)+MATCH(&quot;Za sobotę&quot;;[.$P:.$P];0)));FALSE();NOT(ISBLANK(INDIRECT(&quot;$P$&quot;&amp;MATCH(DATE([.$AJ$2];[.$C8];[.O$2]);[.$D$27:.$D$65];0)+MATCH(&quot;Za sobotę&quot;;[.$P:.$P];0)))));[.$D$21];IF(IF(ISERROR(INDIRECT(&quot;$G$&quot;&amp;MATCH(DATE([.$AJ$2];[.$C8];[.O$2]);[.$D$27:.$D$65];0)+MATCH(&quot;Zaległy&quot;;[.$G:.$G];0)));FALSE();NOT(ISBLANK(INDIRECT(&quot;$G$&quot;&amp;MATCH(DATE([.$AJ$2];[.$C8];[.O$2]);[.$D$27:.$D$65];0)+MATCH(&quot;Zaległy&quot;;[.$G:.$G];0)))));[.$D$20];IF(NOT(ISERROR(VLOOKUP(DATE([.$AJ$2];[.$C8];[.O$2]);[.$AM:.$AM];1;0)));[.$D$19];&quot;&quot;))))))">
            <text:p/>
          </table:table-cell>
          <table:table-cell table:style-name="ce75" table:formula="of:=IF(MONTH(DATE([.$AJ$2];[.$C8];[.$D$2]))&lt;&gt;MONTH(DATE([.$AJ$2];[.$C8];[.P$2]));[.$D$16];IF(COM.MICROSOFT.SWITCH(WEEKDAY(DATE([.$AJ$2];[.$C8];[.P$2]));7;TRUE();1;TRUE();FALSE());[.$D$17];IF(NOT(ISERROR(VLOOKUP(DATE([.$AJ$2];[.$C8];[.P$2]);[.$AL:.$AL];1;0)));[.$D$18];IF(IF(ISERROR(INDIRECT(&quot;$P$&quot;&amp;MATCH(DATE([.$AJ$2];[.$C8];[.P$2]);[.$D$27:.$D$65];0)+MATCH(&quot;Za sobotę&quot;;[.$P:.$P];0)));FALSE();NOT(ISBLANK(INDIRECT(&quot;$P$&quot;&amp;MATCH(DATE([.$AJ$2];[.$C8];[.P$2]);[.$D$27:.$D$65];0)+MATCH(&quot;Za sobotę&quot;;[.$P:.$P];0)))));[.$D$21];IF(IF(ISERROR(INDIRECT(&quot;$G$&quot;&amp;MATCH(DATE([.$AJ$2];[.$C8];[.P$2]);[.$D$27:.$D$65];0)+MATCH(&quot;Zaległy&quot;;[.$G:.$G];0)));FALSE();NOT(ISBLANK(INDIRECT(&quot;$G$&quot;&amp;MATCH(DATE([.$AJ$2];[.$C8];[.P$2]);[.$D$27:.$D$65];0)+MATCH(&quot;Zaległy&quot;;[.$G:.$G];0)))));[.$D$20];IF(NOT(ISERROR(VLOOKUP(DATE([.$AJ$2];[.$C8];[.P$2]);[.$AM:.$AM];1;0)));[.$D$19];&quot;&quot;))))))">
            <text:p/>
          </table:table-cell>
          <table:table-cell table:style-name="ce75" table:formula="of:=IF(MONTH(DATE([.$AJ$2];[.$C8];[.$D$2]))&lt;&gt;MONTH(DATE([.$AJ$2];[.$C8];[.Q$2]));[.$D$16];IF(COM.MICROSOFT.SWITCH(WEEKDAY(DATE([.$AJ$2];[.$C8];[.Q$2]));7;TRUE();1;TRUE();FALSE());[.$D$17];IF(NOT(ISERROR(VLOOKUP(DATE([.$AJ$2];[.$C8];[.Q$2]);[.$AL:.$AL];1;0)));[.$D$18];IF(IF(ISERROR(INDIRECT(&quot;$P$&quot;&amp;MATCH(DATE([.$AJ$2];[.$C8];[.Q$2]);[.$D$27:.$D$65];0)+MATCH(&quot;Za sobotę&quot;;[.$P:.$P];0)));FALSE();NOT(ISBLANK(INDIRECT(&quot;$P$&quot;&amp;MATCH(DATE([.$AJ$2];[.$C8];[.Q$2]);[.$D$27:.$D$65];0)+MATCH(&quot;Za sobotę&quot;;[.$P:.$P];0)))));[.$D$21];IF(IF(ISERROR(INDIRECT(&quot;$G$&quot;&amp;MATCH(DATE([.$AJ$2];[.$C8];[.Q$2]);[.$D$27:.$D$65];0)+MATCH(&quot;Zaległy&quot;;[.$G:.$G];0)));FALSE();NOT(ISBLANK(INDIRECT(&quot;$G$&quot;&amp;MATCH(DATE([.$AJ$2];[.$C8];[.Q$2]);[.$D$27:.$D$65];0)+MATCH(&quot;Zaległy&quot;;[.$G:.$G];0)))));[.$D$20];IF(NOT(ISERROR(VLOOKUP(DATE([.$AJ$2];[.$C8];[.Q$2]);[.$AM:.$AM];1;0)));[.$D$19];&quot;&quot;))))))">
            <text:p/>
          </table:table-cell>
          <table:table-cell table:style-name="ce75" table:formula="of:=IF(MONTH(DATE([.$AJ$2];[.$C8];[.$D$2]))&lt;&gt;MONTH(DATE([.$AJ$2];[.$C8];[.R$2]));[.$D$16];IF(COM.MICROSOFT.SWITCH(WEEKDAY(DATE([.$AJ$2];[.$C8];[.R$2]));7;TRUE();1;TRUE();FALSE());[.$D$17];IF(NOT(ISERROR(VLOOKUP(DATE([.$AJ$2];[.$C8];[.R$2]);[.$AL:.$AL];1;0)));[.$D$18];IF(IF(ISERROR(INDIRECT(&quot;$P$&quot;&amp;MATCH(DATE([.$AJ$2];[.$C8];[.R$2]);[.$D$27:.$D$65];0)+MATCH(&quot;Za sobotę&quot;;[.$P:.$P];0)));FALSE();NOT(ISBLANK(INDIRECT(&quot;$P$&quot;&amp;MATCH(DATE([.$AJ$2];[.$C8];[.R$2]);[.$D$27:.$D$65];0)+MATCH(&quot;Za sobotę&quot;;[.$P:.$P];0)))));[.$D$21];IF(IF(ISERROR(INDIRECT(&quot;$G$&quot;&amp;MATCH(DATE([.$AJ$2];[.$C8];[.R$2]);[.$D$27:.$D$65];0)+MATCH(&quot;Zaległy&quot;;[.$G:.$G];0)));FALSE();NOT(ISBLANK(INDIRECT(&quot;$G$&quot;&amp;MATCH(DATE([.$AJ$2];[.$C8];[.R$2]);[.$D$27:.$D$65];0)+MATCH(&quot;Zaległy&quot;;[.$G:.$G];0)))));[.$D$20];IF(NOT(ISERROR(VLOOKUP(DATE([.$AJ$2];[.$C8];[.R$2]);[.$AM:.$AM];1;0)));[.$D$19];&quot;&quot;))))))">
            <text:p/>
          </table:table-cell>
          <table:table-cell table:style-name="ce75" table:formula="of:=IF(MONTH(DATE([.$AJ$2];[.$C8];[.$D$2]))&lt;&gt;MONTH(DATE([.$AJ$2];[.$C8];[.S$2]));[.$D$16];IF(COM.MICROSOFT.SWITCH(WEEKDAY(DATE([.$AJ$2];[.$C8];[.S$2]));7;TRUE();1;TRUE();FALSE());[.$D$17];IF(NOT(ISERROR(VLOOKUP(DATE([.$AJ$2];[.$C8];[.S$2]);[.$AL:.$AL];1;0)));[.$D$18];IF(IF(ISERROR(INDIRECT(&quot;$P$&quot;&amp;MATCH(DATE([.$AJ$2];[.$C8];[.S$2]);[.$D$27:.$D$65];0)+MATCH(&quot;Za sobotę&quot;;[.$P:.$P];0)));FALSE();NOT(ISBLANK(INDIRECT(&quot;$P$&quot;&amp;MATCH(DATE([.$AJ$2];[.$C8];[.S$2]);[.$D$27:.$D$65];0)+MATCH(&quot;Za sobotę&quot;;[.$P:.$P];0)))));[.$D$21];IF(IF(ISERROR(INDIRECT(&quot;$G$&quot;&amp;MATCH(DATE([.$AJ$2];[.$C8];[.S$2]);[.$D$27:.$D$65];0)+MATCH(&quot;Zaległy&quot;;[.$G:.$G];0)));FALSE();NOT(ISBLANK(INDIRECT(&quot;$G$&quot;&amp;MATCH(DATE([.$AJ$2];[.$C8];[.S$2]);[.$D$27:.$D$65];0)+MATCH(&quot;Zaległy&quot;;[.$G:.$G];0)))));[.$D$20];IF(NOT(ISERROR(VLOOKUP(DATE([.$AJ$2];[.$C8];[.S$2]);[.$AM:.$AM];1;0)));[.$D$19];&quot;&quot;))))))">
            <text:p/>
          </table:table-cell>
          <table:table-cell table:style-name="ce75" table:formula="of:=IF(MONTH(DATE([.$AJ$2];[.$C8];[.$D$2]))&lt;&gt;MONTH(DATE([.$AJ$2];[.$C8];[.T$2]));[.$D$16];IF(COM.MICROSOFT.SWITCH(WEEKDAY(DATE([.$AJ$2];[.$C8];[.T$2]));7;TRUE();1;TRUE();FALSE());[.$D$17];IF(NOT(ISERROR(VLOOKUP(DATE([.$AJ$2];[.$C8];[.T$2]);[.$AL:.$AL];1;0)));[.$D$18];IF(IF(ISERROR(INDIRECT(&quot;$P$&quot;&amp;MATCH(DATE([.$AJ$2];[.$C8];[.T$2]);[.$D$27:.$D$65];0)+MATCH(&quot;Za sobotę&quot;;[.$P:.$P];0)));FALSE();NOT(ISBLANK(INDIRECT(&quot;$P$&quot;&amp;MATCH(DATE([.$AJ$2];[.$C8];[.T$2]);[.$D$27:.$D$65];0)+MATCH(&quot;Za sobotę&quot;;[.$P:.$P];0)))));[.$D$21];IF(IF(ISERROR(INDIRECT(&quot;$G$&quot;&amp;MATCH(DATE([.$AJ$2];[.$C8];[.T$2]);[.$D$27:.$D$65];0)+MATCH(&quot;Zaległy&quot;;[.$G:.$G];0)));FALSE();NOT(ISBLANK(INDIRECT(&quot;$G$&quot;&amp;MATCH(DATE([.$AJ$2];[.$C8];[.T$2]);[.$D$27:.$D$65];0)+MATCH(&quot;Zaległy&quot;;[.$G:.$G];0)))));[.$D$20];IF(NOT(ISERROR(VLOOKUP(DATE([.$AJ$2];[.$C8];[.T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U$2]));[.$D$16];IF(COM.MICROSOFT.SWITCH(WEEKDAY(DATE([.$AJ$2];[.$C8];[.U$2]));7;TRUE();1;TRUE();FALSE());[.$D$17];IF(NOT(ISERROR(VLOOKUP(DATE([.$AJ$2];[.$C8];[.U$2]);[.$AL:.$AL];1;0)));[.$D$18];IF(IF(ISERROR(INDIRECT(&quot;$P$&quot;&amp;MATCH(DATE([.$AJ$2];[.$C8];[.U$2]);[.$D$27:.$D$65];0)+MATCH(&quot;Za sobotę&quot;;[.$P:.$P];0)));FALSE();NOT(ISBLANK(INDIRECT(&quot;$P$&quot;&amp;MATCH(DATE([.$AJ$2];[.$C8];[.U$2]);[.$D$27:.$D$65];0)+MATCH(&quot;Za sobotę&quot;;[.$P:.$P];0)))));[.$D$21];IF(IF(ISERROR(INDIRECT(&quot;$G$&quot;&amp;MATCH(DATE([.$AJ$2];[.$C8];[.U$2]);[.$D$27:.$D$65];0)+MATCH(&quot;Zaległy&quot;;[.$G:.$G];0)));FALSE();NOT(ISBLANK(INDIRECT(&quot;$G$&quot;&amp;MATCH(DATE([.$AJ$2];[.$C8];[.U$2]);[.$D$27:.$D$65];0)+MATCH(&quot;Zaległy&quot;;[.$G:.$G];0)))));[.$D$20];IF(NOT(ISERROR(VLOOKUP(DATE([.$AJ$2];[.$C8];[.U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V$2]));[.$D$16];IF(COM.MICROSOFT.SWITCH(WEEKDAY(DATE([.$AJ$2];[.$C8];[.V$2]));7;TRUE();1;TRUE();FALSE());[.$D$17];IF(NOT(ISERROR(VLOOKUP(DATE([.$AJ$2];[.$C8];[.V$2]);[.$AL:.$AL];1;0)));[.$D$18];IF(IF(ISERROR(INDIRECT(&quot;$P$&quot;&amp;MATCH(DATE([.$AJ$2];[.$C8];[.V$2]);[.$D$27:.$D$65];0)+MATCH(&quot;Za sobotę&quot;;[.$P:.$P];0)));FALSE();NOT(ISBLANK(INDIRECT(&quot;$P$&quot;&amp;MATCH(DATE([.$AJ$2];[.$C8];[.V$2]);[.$D$27:.$D$65];0)+MATCH(&quot;Za sobotę&quot;;[.$P:.$P];0)))));[.$D$21];IF(IF(ISERROR(INDIRECT(&quot;$G$&quot;&amp;MATCH(DATE([.$AJ$2];[.$C8];[.V$2]);[.$D$27:.$D$65];0)+MATCH(&quot;Zaległy&quot;;[.$G:.$G];0)));FALSE();NOT(ISBLANK(INDIRECT(&quot;$G$&quot;&amp;MATCH(DATE([.$AJ$2];[.$C8];[.V$2]);[.$D$27:.$D$65];0)+MATCH(&quot;Zaległy&quot;;[.$G:.$G];0)))));[.$D$20];IF(NOT(ISERROR(VLOOKUP(DATE([.$AJ$2];[.$C8];[.V$2]);[.$AM:.$AM];1;0)));[.$D$19];&quot;&quot;))))))">
            <text:p/>
          </table:table-cell>
          <table:table-cell table:style-name="ce75" table:formula="of:=IF(MONTH(DATE([.$AJ$2];[.$C8];[.$D$2]))&lt;&gt;MONTH(DATE([.$AJ$2];[.$C8];[.W$2]));[.$D$16];IF(COM.MICROSOFT.SWITCH(WEEKDAY(DATE([.$AJ$2];[.$C8];[.W$2]));7;TRUE();1;TRUE();FALSE());[.$D$17];IF(NOT(ISERROR(VLOOKUP(DATE([.$AJ$2];[.$C8];[.W$2]);[.$AL:.$AL];1;0)));[.$D$18];IF(IF(ISERROR(INDIRECT(&quot;$P$&quot;&amp;MATCH(DATE([.$AJ$2];[.$C8];[.W$2]);[.$D$27:.$D$65];0)+MATCH(&quot;Za sobotę&quot;;[.$P:.$P];0)));FALSE();NOT(ISBLANK(INDIRECT(&quot;$P$&quot;&amp;MATCH(DATE([.$AJ$2];[.$C8];[.W$2]);[.$D$27:.$D$65];0)+MATCH(&quot;Za sobotę&quot;;[.$P:.$P];0)))));[.$D$21];IF(IF(ISERROR(INDIRECT(&quot;$G$&quot;&amp;MATCH(DATE([.$AJ$2];[.$C8];[.W$2]);[.$D$27:.$D$65];0)+MATCH(&quot;Zaległy&quot;;[.$G:.$G];0)));FALSE();NOT(ISBLANK(INDIRECT(&quot;$G$&quot;&amp;MATCH(DATE([.$AJ$2];[.$C8];[.W$2]);[.$D$27:.$D$65];0)+MATCH(&quot;Zaległy&quot;;[.$G:.$G];0)))));[.$D$20];IF(NOT(ISERROR(VLOOKUP(DATE([.$AJ$2];[.$C8];[.W$2]);[.$AM:.$AM];1;0)));[.$D$19];&quot;&quot;))))))">
            <text:p/>
          </table:table-cell>
          <table:table-cell table:style-name="ce75" table:formula="of:=IF(MONTH(DATE([.$AJ$2];[.$C8];[.$D$2]))&lt;&gt;MONTH(DATE([.$AJ$2];[.$C8];[.X$2]));[.$D$16];IF(COM.MICROSOFT.SWITCH(WEEKDAY(DATE([.$AJ$2];[.$C8];[.X$2]));7;TRUE();1;TRUE();FALSE());[.$D$17];IF(NOT(ISERROR(VLOOKUP(DATE([.$AJ$2];[.$C8];[.X$2]);[.$AL:.$AL];1;0)));[.$D$18];IF(IF(ISERROR(INDIRECT(&quot;$P$&quot;&amp;MATCH(DATE([.$AJ$2];[.$C8];[.X$2]);[.$D$27:.$D$65];0)+MATCH(&quot;Za sobotę&quot;;[.$P:.$P];0)));FALSE();NOT(ISBLANK(INDIRECT(&quot;$P$&quot;&amp;MATCH(DATE([.$AJ$2];[.$C8];[.X$2]);[.$D$27:.$D$65];0)+MATCH(&quot;Za sobotę&quot;;[.$P:.$P];0)))));[.$D$21];IF(IF(ISERROR(INDIRECT(&quot;$G$&quot;&amp;MATCH(DATE([.$AJ$2];[.$C8];[.X$2]);[.$D$27:.$D$65];0)+MATCH(&quot;Zaległy&quot;;[.$G:.$G];0)));FALSE();NOT(ISBLANK(INDIRECT(&quot;$G$&quot;&amp;MATCH(DATE([.$AJ$2];[.$C8];[.X$2]);[.$D$27:.$D$65];0)+MATCH(&quot;Zaległy&quot;;[.$G:.$G];0)))));[.$D$20];IF(NOT(ISERROR(VLOOKUP(DATE([.$AJ$2];[.$C8];[.X$2]);[.$AM:.$AM];1;0)));[.$D$19];&quot;&quot;))))))">
            <text:p/>
          </table:table-cell>
          <table:table-cell table:style-name="ce75" table:formula="of:=IF(MONTH(DATE([.$AJ$2];[.$C8];[.$D$2]))&lt;&gt;MONTH(DATE([.$AJ$2];[.$C8];[.Y$2]));[.$D$16];IF(COM.MICROSOFT.SWITCH(WEEKDAY(DATE([.$AJ$2];[.$C8];[.Y$2]));7;TRUE();1;TRUE();FALSE());[.$D$17];IF(NOT(ISERROR(VLOOKUP(DATE([.$AJ$2];[.$C8];[.Y$2]);[.$AL:.$AL];1;0)));[.$D$18];IF(IF(ISERROR(INDIRECT(&quot;$P$&quot;&amp;MATCH(DATE([.$AJ$2];[.$C8];[.Y$2]);[.$D$27:.$D$65];0)+MATCH(&quot;Za sobotę&quot;;[.$P:.$P];0)));FALSE();NOT(ISBLANK(INDIRECT(&quot;$P$&quot;&amp;MATCH(DATE([.$AJ$2];[.$C8];[.Y$2]);[.$D$27:.$D$65];0)+MATCH(&quot;Za sobotę&quot;;[.$P:.$P];0)))));[.$D$21];IF(IF(ISERROR(INDIRECT(&quot;$G$&quot;&amp;MATCH(DATE([.$AJ$2];[.$C8];[.Y$2]);[.$D$27:.$D$65];0)+MATCH(&quot;Zaległy&quot;;[.$G:.$G];0)));FALSE();NOT(ISBLANK(INDIRECT(&quot;$G$&quot;&amp;MATCH(DATE([.$AJ$2];[.$C8];[.Y$2]);[.$D$27:.$D$65];0)+MATCH(&quot;Zaległy&quot;;[.$G:.$G];0)))));[.$D$20];IF(NOT(ISERROR(VLOOKUP(DATE([.$AJ$2];[.$C8];[.Y$2]);[.$AM:.$AM];1;0)));[.$D$19];&quot;&quot;))))))">
            <text:p/>
          </table:table-cell>
          <table:table-cell table:style-name="ce75" table:formula="of:=IF(MONTH(DATE([.$AJ$2];[.$C8];[.$D$2]))&lt;&gt;MONTH(DATE([.$AJ$2];[.$C8];[.Z$2]));[.$D$16];IF(COM.MICROSOFT.SWITCH(WEEKDAY(DATE([.$AJ$2];[.$C8];[.Z$2]));7;TRUE();1;TRUE();FALSE());[.$D$17];IF(NOT(ISERROR(VLOOKUP(DATE([.$AJ$2];[.$C8];[.Z$2]);[.$AL:.$AL];1;0)));[.$D$18];IF(IF(ISERROR(INDIRECT(&quot;$P$&quot;&amp;MATCH(DATE([.$AJ$2];[.$C8];[.Z$2]);[.$D$27:.$D$65];0)+MATCH(&quot;Za sobotę&quot;;[.$P:.$P];0)));FALSE();NOT(ISBLANK(INDIRECT(&quot;$P$&quot;&amp;MATCH(DATE([.$AJ$2];[.$C8];[.Z$2]);[.$D$27:.$D$65];0)+MATCH(&quot;Za sobotę&quot;;[.$P:.$P];0)))));[.$D$21];IF(IF(ISERROR(INDIRECT(&quot;$G$&quot;&amp;MATCH(DATE([.$AJ$2];[.$C8];[.Z$2]);[.$D$27:.$D$65];0)+MATCH(&quot;Zaległy&quot;;[.$G:.$G];0)));FALSE();NOT(ISBLANK(INDIRECT(&quot;$G$&quot;&amp;MATCH(DATE([.$AJ$2];[.$C8];[.Z$2]);[.$D$27:.$D$65];0)+MATCH(&quot;Zaległy&quot;;[.$G:.$G];0)))));[.$D$20];IF(NOT(ISERROR(VLOOKUP(DATE([.$AJ$2];[.$C8];[.Z$2]);[.$AM:.$AM];1;0)));[.$D$19];&quot;&quot;))))))">
            <text:p/>
          </table:table-cell>
          <table:table-cell table:style-name="ce75" table:formula="of:=IF(MONTH(DATE([.$AJ$2];[.$C8];[.$D$2]))&lt;&gt;MONTH(DATE([.$AJ$2];[.$C8];[.AA$2]));[.$D$16];IF(COM.MICROSOFT.SWITCH(WEEKDAY(DATE([.$AJ$2];[.$C8];[.AA$2]));7;TRUE();1;TRUE();FALSE());[.$D$17];IF(NOT(ISERROR(VLOOKUP(DATE([.$AJ$2];[.$C8];[.AA$2]);[.$AL:.$AL];1;0)));[.$D$18];IF(IF(ISERROR(INDIRECT(&quot;$P$&quot;&amp;MATCH(DATE([.$AJ$2];[.$C8];[.AA$2]);[.$D$27:.$D$65];0)+MATCH(&quot;Za sobotę&quot;;[.$P:.$P];0)));FALSE();NOT(ISBLANK(INDIRECT(&quot;$P$&quot;&amp;MATCH(DATE([.$AJ$2];[.$C8];[.AA$2]);[.$D$27:.$D$65];0)+MATCH(&quot;Za sobotę&quot;;[.$P:.$P];0)))));[.$D$21];IF(IF(ISERROR(INDIRECT(&quot;$G$&quot;&amp;MATCH(DATE([.$AJ$2];[.$C8];[.AA$2]);[.$D$27:.$D$65];0)+MATCH(&quot;Zaległy&quot;;[.$G:.$G];0)));FALSE();NOT(ISBLANK(INDIRECT(&quot;$G$&quot;&amp;MATCH(DATE([.$AJ$2];[.$C8];[.AA$2]);[.$D$27:.$D$65];0)+MATCH(&quot;Zaległy&quot;;[.$G:.$G];0)))));[.$D$20];IF(NOT(ISERROR(VLOOKUP(DATE([.$AJ$2];[.$C8];[.AA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AB$2]));[.$D$16];IF(COM.MICROSOFT.SWITCH(WEEKDAY(DATE([.$AJ$2];[.$C8];[.AB$2]));7;TRUE();1;TRUE();FALSE());[.$D$17];IF(NOT(ISERROR(VLOOKUP(DATE([.$AJ$2];[.$C8];[.AB$2]);[.$AL:.$AL];1;0)));[.$D$18];IF(IF(ISERROR(INDIRECT(&quot;$P$&quot;&amp;MATCH(DATE([.$AJ$2];[.$C8];[.AB$2]);[.$D$27:.$D$65];0)+MATCH(&quot;Za sobotę&quot;;[.$P:.$P];0)));FALSE();NOT(ISBLANK(INDIRECT(&quot;$P$&quot;&amp;MATCH(DATE([.$AJ$2];[.$C8];[.AB$2]);[.$D$27:.$D$65];0)+MATCH(&quot;Za sobotę&quot;;[.$P:.$P];0)))));[.$D$21];IF(IF(ISERROR(INDIRECT(&quot;$G$&quot;&amp;MATCH(DATE([.$AJ$2];[.$C8];[.AB$2]);[.$D$27:.$D$65];0)+MATCH(&quot;Zaległy&quot;;[.$G:.$G];0)));FALSE();NOT(ISBLANK(INDIRECT(&quot;$G$&quot;&amp;MATCH(DATE([.$AJ$2];[.$C8];[.AB$2]);[.$D$27:.$D$65];0)+MATCH(&quot;Zaległy&quot;;[.$G:.$G];0)))));[.$D$20];IF(NOT(ISERROR(VLOOKUP(DATE([.$AJ$2];[.$C8];[.AB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8];[.$D$2]))&lt;&gt;MONTH(DATE([.$AJ$2];[.$C8];[.AC$2]));[.$D$16];IF(COM.MICROSOFT.SWITCH(WEEKDAY(DATE([.$AJ$2];[.$C8];[.AC$2]));7;TRUE();1;TRUE();FALSE());[.$D$17];IF(NOT(ISERROR(VLOOKUP(DATE([.$AJ$2];[.$C8];[.AC$2]);[.$AL:.$AL];1;0)));[.$D$18];IF(IF(ISERROR(INDIRECT(&quot;$P$&quot;&amp;MATCH(DATE([.$AJ$2];[.$C8];[.AC$2]);[.$D$27:.$D$65];0)+MATCH(&quot;Za sobotę&quot;;[.$P:.$P];0)));FALSE();NOT(ISBLANK(INDIRECT(&quot;$P$&quot;&amp;MATCH(DATE([.$AJ$2];[.$C8];[.AC$2]);[.$D$27:.$D$65];0)+MATCH(&quot;Za sobotę&quot;;[.$P:.$P];0)))));[.$D$21];IF(IF(ISERROR(INDIRECT(&quot;$G$&quot;&amp;MATCH(DATE([.$AJ$2];[.$C8];[.AC$2]);[.$D$27:.$D$65];0)+MATCH(&quot;Zaległy&quot;;[.$G:.$G];0)));FALSE();NOT(ISBLANK(INDIRECT(&quot;$G$&quot;&amp;MATCH(DATE([.$AJ$2];[.$C8];[.AC$2]);[.$D$27:.$D$65];0)+MATCH(&quot;Zaległy&quot;;[.$G:.$G];0)))));[.$D$20];IF(NOT(ISERROR(VLOOKUP(DATE([.$AJ$2];[.$C8];[.AC$2]);[.$AM:.$AM];1;0)));[.$D$19];&quot;&quot;))))))">
            <text:p/>
          </table:table-cell>
          <table:table-cell table:style-name="ce75" table:formula="of:=IF(MONTH(DATE([.$AJ$2];[.$C8];[.$D$2]))&lt;&gt;MONTH(DATE([.$AJ$2];[.$C8];[.AD$2]));[.$D$16];IF(COM.MICROSOFT.SWITCH(WEEKDAY(DATE([.$AJ$2];[.$C8];[.AD$2]));7;TRUE();1;TRUE();FALSE());[.$D$17];IF(NOT(ISERROR(VLOOKUP(DATE([.$AJ$2];[.$C8];[.AD$2]);[.$AL:.$AL];1;0)));[.$D$18];IF(IF(ISERROR(INDIRECT(&quot;$P$&quot;&amp;MATCH(DATE([.$AJ$2];[.$C8];[.AD$2]);[.$D$27:.$D$65];0)+MATCH(&quot;Za sobotę&quot;;[.$P:.$P];0)));FALSE();NOT(ISBLANK(INDIRECT(&quot;$P$&quot;&amp;MATCH(DATE([.$AJ$2];[.$C8];[.AD$2]);[.$D$27:.$D$65];0)+MATCH(&quot;Za sobotę&quot;;[.$P:.$P];0)))));[.$D$21];IF(IF(ISERROR(INDIRECT(&quot;$G$&quot;&amp;MATCH(DATE([.$AJ$2];[.$C8];[.AD$2]);[.$D$27:.$D$65];0)+MATCH(&quot;Zaległy&quot;;[.$G:.$G];0)));FALSE();NOT(ISBLANK(INDIRECT(&quot;$G$&quot;&amp;MATCH(DATE([.$AJ$2];[.$C8];[.AD$2]);[.$D$27:.$D$65];0)+MATCH(&quot;Zaległy&quot;;[.$G:.$G];0)))));[.$D$20];IF(NOT(ISERROR(VLOOKUP(DATE([.$AJ$2];[.$C8];[.AD$2]);[.$AM:.$AM];1;0)));[.$D$19];&quot;&quot;))))))">
            <text:p/>
          </table:table-cell>
          <table:table-cell table:style-name="ce75" table:formula="of:=IF(MONTH(DATE([.$AJ$2];[.$C8];[.$D$2]))&lt;&gt;MONTH(DATE([.$AJ$2];[.$C8];[.AE$2]));[.$D$16];IF(COM.MICROSOFT.SWITCH(WEEKDAY(DATE([.$AJ$2];[.$C8];[.AE$2]));7;TRUE();1;TRUE();FALSE());[.$D$17];IF(NOT(ISERROR(VLOOKUP(DATE([.$AJ$2];[.$C8];[.AE$2]);[.$AL:.$AL];1;0)));[.$D$18];IF(IF(ISERROR(INDIRECT(&quot;$P$&quot;&amp;MATCH(DATE([.$AJ$2];[.$C8];[.AE$2]);[.$D$27:.$D$65];0)+MATCH(&quot;Za sobotę&quot;;[.$P:.$P];0)));FALSE();NOT(ISBLANK(INDIRECT(&quot;$P$&quot;&amp;MATCH(DATE([.$AJ$2];[.$C8];[.AE$2]);[.$D$27:.$D$65];0)+MATCH(&quot;Za sobotę&quot;;[.$P:.$P];0)))));[.$D$21];IF(IF(ISERROR(INDIRECT(&quot;$G$&quot;&amp;MATCH(DATE([.$AJ$2];[.$C8];[.AE$2]);[.$D$27:.$D$65];0)+MATCH(&quot;Zaległy&quot;;[.$G:.$G];0)));FALSE();NOT(ISBLANK(INDIRECT(&quot;$G$&quot;&amp;MATCH(DATE([.$AJ$2];[.$C8];[.AE$2]);[.$D$27:.$D$65];0)+MATCH(&quot;Zaległy&quot;;[.$G:.$G];0)))));[.$D$20];IF(NOT(ISERROR(VLOOKUP(DATE([.$AJ$2];[.$C8];[.AE$2]);[.$AM:.$AM];1;0)));[.$D$19];&quot;&quot;))))))">
            <text:p/>
          </table:table-cell>
          <table:table-cell table:style-name="ce75" table:formula="of:=IF(MONTH(DATE([.$AJ$2];[.$C8];[.$D$2]))&lt;&gt;MONTH(DATE([.$AJ$2];[.$C8];[.AF$2]));[.$D$16];IF(COM.MICROSOFT.SWITCH(WEEKDAY(DATE([.$AJ$2];[.$C8];[.AF$2]));7;TRUE();1;TRUE();FALSE());[.$D$17];IF(NOT(ISERROR(VLOOKUP(DATE([.$AJ$2];[.$C8];[.AF$2]);[.$AL:.$AL];1;0)));[.$D$18];IF(IF(ISERROR(INDIRECT(&quot;$P$&quot;&amp;MATCH(DATE([.$AJ$2];[.$C8];[.AF$2]);[.$D$27:.$D$65];0)+MATCH(&quot;Za sobotę&quot;;[.$P:.$P];0)));FALSE();NOT(ISBLANK(INDIRECT(&quot;$P$&quot;&amp;MATCH(DATE([.$AJ$2];[.$C8];[.AF$2]);[.$D$27:.$D$65];0)+MATCH(&quot;Za sobotę&quot;;[.$P:.$P];0)))));[.$D$21];IF(IF(ISERROR(INDIRECT(&quot;$G$&quot;&amp;MATCH(DATE([.$AJ$2];[.$C8];[.AF$2]);[.$D$27:.$D$65];0)+MATCH(&quot;Zaległy&quot;;[.$G:.$G];0)));FALSE();NOT(ISBLANK(INDIRECT(&quot;$G$&quot;&amp;MATCH(DATE([.$AJ$2];[.$C8];[.AF$2]);[.$D$27:.$D$65];0)+MATCH(&quot;Zaległy&quot;;[.$G:.$G];0)))));[.$D$20];IF(NOT(ISERROR(VLOOKUP(DATE([.$AJ$2];[.$C8];[.AF$2]);[.$AM:.$AM];1;0)));[.$D$19];&quot;&quot;))))))">
            <text:p/>
          </table:table-cell>
          <table:table-cell table:style-name="ce75" table:formula="of:=IF(MONTH(DATE([.$AJ$2];[.$C8];[.$D$2]))&lt;&gt;MONTH(DATE([.$AJ$2];[.$C8];[.AG$2]));[.$D$16];IF(COM.MICROSOFT.SWITCH(WEEKDAY(DATE([.$AJ$2];[.$C8];[.AG$2]));7;TRUE();1;TRUE();FALSE());[.$D$17];IF(NOT(ISERROR(VLOOKUP(DATE([.$AJ$2];[.$C8];[.AG$2]);[.$AL:.$AL];1;0)));[.$D$18];IF(IF(ISERROR(INDIRECT(&quot;$P$&quot;&amp;MATCH(DATE([.$AJ$2];[.$C8];[.AG$2]);[.$D$27:.$D$65];0)+MATCH(&quot;Za sobotę&quot;;[.$P:.$P];0)));FALSE();NOT(ISBLANK(INDIRECT(&quot;$P$&quot;&amp;MATCH(DATE([.$AJ$2];[.$C8];[.AG$2]);[.$D$27:.$D$65];0)+MATCH(&quot;Za sobotę&quot;;[.$P:.$P];0)))));[.$D$21];IF(IF(ISERROR(INDIRECT(&quot;$G$&quot;&amp;MATCH(DATE([.$AJ$2];[.$C8];[.AG$2]);[.$D$27:.$D$65];0)+MATCH(&quot;Zaległy&quot;;[.$G:.$G];0)));FALSE();NOT(ISBLANK(INDIRECT(&quot;$G$&quot;&amp;MATCH(DATE([.$AJ$2];[.$C8];[.AG$2]);[.$D$27:.$D$65];0)+MATCH(&quot;Zaległy&quot;;[.$G:.$G];0)))));[.$D$20];IF(NOT(ISERROR(VLOOKUP(DATE([.$AJ$2];[.$C8];[.AG$2]);[.$AM:.$AM];1;0)));[.$D$19];&quot;&quot;))))))">
            <text:p/>
          </table:table-cell>
          <table:table-cell table:style-name="ce95" table:formula="of:=IF(MONTH(DATE([.$AJ$2];[.$C8];[.$D$2]))&lt;&gt;MONTH(DATE([.$AJ$2];[.$C8];[.AH$2]));[.$D$16];IF(COM.MICROSOFT.SWITCH(WEEKDAY(DATE([.$AJ$2];[.$C8];[.AH$2]));7;TRUE();1;TRUE();FALSE());[.$D$17];IF(NOT(ISERROR(VLOOKUP(DATE([.$AJ$2];[.$C8];[.AH$2]);[.$AL:.$AL];1;0)));[.$D$18];IF(IF(ISERROR(INDIRECT(&quot;$P$&quot;&amp;MATCH(DATE([.$AJ$2];[.$C8];[.AH$2]);[.$D$27:.$D$65];0)+MATCH(&quot;Za sobotę&quot;;[.$P:.$P];0)));FALSE();NOT(ISBLANK(INDIRECT(&quot;$P$&quot;&amp;MATCH(DATE([.$AJ$2];[.$C8];[.AH$2]);[.$D$27:.$D$65];0)+MATCH(&quot;Za sobotę&quot;;[.$P:.$P];0)))));[.$D$21];IF(IF(ISERROR(INDIRECT(&quot;$G$&quot;&amp;MATCH(DATE([.$AJ$2];[.$C8];[.AH$2]);[.$D$27:.$D$65];0)+MATCH(&quot;Zaległy&quot;;[.$G:.$G];0)));FALSE();NOT(ISBLANK(INDIRECT(&quot;$G$&quot;&amp;MATCH(DATE([.$AJ$2];[.$C8];[.AH$2]);[.$D$27:.$D$65];0)+MATCH(&quot;Zaległy&quot;;[.$G:.$G];0)))));[.$D$20];IF(NOT(ISERROR(VLOOKUP(DATE([.$AJ$2];[.$C8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00" office:value-type="string" calcext:value-type="string">
            <text:p>3.05</text:p>
          </table:table-cell>
          <table:table-cell table:style-name="Default" office:value-type="string" calcext:value-type="string">
            <text:p>SZTYWNE KAŻDEGO ROKU – Święto Konstytucji 3 Maja</text:p>
          </table:table-cell>
          <table:table-cell table:formula="of:=IF(NOT(ISBLANK([.$AJ11]));IFERROR(DATEVALUE([.$AJ11]&amp;&quot;.&quot;&amp;[.$AJ$2]);DATE([.$AJ$2];MONTH([.$AJ11]);DAY([.$AJ11])));&quot;&quot;)" office:value-type="date" office:date-value="2023-11-11" calcext:value-type="date">
            <text:p>11 listopada 2023 (sobota)</text:p>
          </table:table-cell>
          <table:table-cell table:style-name="ce62" table:formula="of:=IF(NOT(ISBLANK([.$D33]));IFERROR(DATEVALUE([.$D33]&amp;&quot;.&quot;&amp;[.$AJ$2]);DATE([.$AJ$2];MONTH([.$D33]);DAY([.$D3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9];1)" office:value-type="date" office:date-value="2023-07-01" calcext:value-type="date">
            <text:p>lipiec</text:p>
          </table:table-cell>
          <table:table-cell table:style-name="ce6" office:value-type="float" office:value="7" calcext:value-type="float">
            <text:p>7</text:p>
          </table:table-cell>
          <table:table-cell table:style-name="ce65" table:formula="of:=IF(MONTH(DATE([.$AJ$2];[.$C9];[.$D$2]))&lt;&gt;MONTH(DATE([.$AJ$2];[.$C9];[.D$2]));[.$D$16];IF(COM.MICROSOFT.SWITCH(WEEKDAY(DATE([.$AJ$2];[.$C9];[.D$2]));7;TRUE();1;TRUE();FALSE());[.$D$17];IF(NOT(ISERROR(VLOOKUP(DATE([.$AJ$2];[.$C9];[.D$2]);[.$AL:.$AL];1;0)));[.$D$18];IF(IF(ISERROR(INDIRECT(&quot;$P$&quot;&amp;MATCH(DATE([.$AJ$2];[.$C9];[.D$2]);[.$D$27:.$D$65];0)+MATCH(&quot;Za sobotę&quot;;[.$P:.$P];0)));FALSE();NOT(ISBLANK(INDIRECT(&quot;$P$&quot;&amp;MATCH(DATE([.$AJ$2];[.$C9];[.D$2]);[.$D$27:.$D$65];0)+MATCH(&quot;Za sobotę&quot;;[.$P:.$P];0)))));[.$D$21];IF(IF(ISERROR(INDIRECT(&quot;$G$&quot;&amp;MATCH(DATE([.$AJ$2];[.$C9];[.D$2]);[.$D$27:.$D$65];0)+MATCH(&quot;Zaległy&quot;;[.$G:.$G];0)));FALSE();NOT(ISBLANK(INDIRECT(&quot;$G$&quot;&amp;MATCH(DATE([.$AJ$2];[.$C9];[.D$2]);[.$D$27:.$D$65];0)+MATCH(&quot;Zaległy&quot;;[.$G:.$G];0)))));[.$D$20];IF(NOT(ISERROR(VLOOKUP(DATE([.$AJ$2];[.$C9];[.D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E$2]));[.$D$16];IF(COM.MICROSOFT.SWITCH(WEEKDAY(DATE([.$AJ$2];[.$C9];[.E$2]));7;TRUE();1;TRUE();FALSE());[.$D$17];IF(NOT(ISERROR(VLOOKUP(DATE([.$AJ$2];[.$C9];[.E$2]);[.$AL:.$AL];1;0)));[.$D$18];IF(IF(ISERROR(INDIRECT(&quot;$P$&quot;&amp;MATCH(DATE([.$AJ$2];[.$C9];[.E$2]);[.$D$27:.$D$65];0)+MATCH(&quot;Za sobotę&quot;;[.$P:.$P];0)));FALSE();NOT(ISBLANK(INDIRECT(&quot;$P$&quot;&amp;MATCH(DATE([.$AJ$2];[.$C9];[.E$2]);[.$D$27:.$D$65];0)+MATCH(&quot;Za sobotę&quot;;[.$P:.$P];0)))));[.$D$21];IF(IF(ISERROR(INDIRECT(&quot;$G$&quot;&amp;MATCH(DATE([.$AJ$2];[.$C9];[.E$2]);[.$D$27:.$D$65];0)+MATCH(&quot;Zaległy&quot;;[.$G:.$G];0)));FALSE();NOT(ISBLANK(INDIRECT(&quot;$G$&quot;&amp;MATCH(DATE([.$AJ$2];[.$C9];[.E$2]);[.$D$27:.$D$65];0)+MATCH(&quot;Zaległy&quot;;[.$G:.$G];0)))));[.$D$20];IF(NOT(ISERROR(VLOOKUP(DATE([.$AJ$2];[.$C9];[.E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F$2]));[.$D$16];IF(COM.MICROSOFT.SWITCH(WEEKDAY(DATE([.$AJ$2];[.$C9];[.F$2]));7;TRUE();1;TRUE();FALSE());[.$D$17];IF(NOT(ISERROR(VLOOKUP(DATE([.$AJ$2];[.$C9];[.F$2]);[.$AL:.$AL];1;0)));[.$D$18];IF(IF(ISERROR(INDIRECT(&quot;$P$&quot;&amp;MATCH(DATE([.$AJ$2];[.$C9];[.F$2]);[.$D$27:.$D$65];0)+MATCH(&quot;Za sobotę&quot;;[.$P:.$P];0)));FALSE();NOT(ISBLANK(INDIRECT(&quot;$P$&quot;&amp;MATCH(DATE([.$AJ$2];[.$C9];[.F$2]);[.$D$27:.$D$65];0)+MATCH(&quot;Za sobotę&quot;;[.$P:.$P];0)))));[.$D$21];IF(IF(ISERROR(INDIRECT(&quot;$G$&quot;&amp;MATCH(DATE([.$AJ$2];[.$C9];[.F$2]);[.$D$27:.$D$65];0)+MATCH(&quot;Zaległy&quot;;[.$G:.$G];0)));FALSE();NOT(ISBLANK(INDIRECT(&quot;$G$&quot;&amp;MATCH(DATE([.$AJ$2];[.$C9];[.F$2]);[.$D$27:.$D$65];0)+MATCH(&quot;Zaległy&quot;;[.$G:.$G];0)))));[.$D$20];IF(NOT(ISERROR(VLOOKUP(DATE([.$AJ$2];[.$C9];[.F$2]);[.$AM:.$AM];1;0)));[.$D$19];&quot;&quot;))))))">
            <text:p/>
          </table:table-cell>
          <table:table-cell table:style-name="ce75" table:formula="of:=IF(MONTH(DATE([.$AJ$2];[.$C9];[.$D$2]))&lt;&gt;MONTH(DATE([.$AJ$2];[.$C9];[.G$2]));[.$D$16];IF(COM.MICROSOFT.SWITCH(WEEKDAY(DATE([.$AJ$2];[.$C9];[.G$2]));7;TRUE();1;TRUE();FALSE());[.$D$17];IF(NOT(ISERROR(VLOOKUP(DATE([.$AJ$2];[.$C9];[.G$2]);[.$AL:.$AL];1;0)));[.$D$18];IF(IF(ISERROR(INDIRECT(&quot;$P$&quot;&amp;MATCH(DATE([.$AJ$2];[.$C9];[.G$2]);[.$D$27:.$D$65];0)+MATCH(&quot;Za sobotę&quot;;[.$P:.$P];0)));FALSE();NOT(ISBLANK(INDIRECT(&quot;$P$&quot;&amp;MATCH(DATE([.$AJ$2];[.$C9];[.G$2]);[.$D$27:.$D$65];0)+MATCH(&quot;Za sobotę&quot;;[.$P:.$P];0)))));[.$D$21];IF(IF(ISERROR(INDIRECT(&quot;$G$&quot;&amp;MATCH(DATE([.$AJ$2];[.$C9];[.G$2]);[.$D$27:.$D$65];0)+MATCH(&quot;Zaległy&quot;;[.$G:.$G];0)));FALSE();NOT(ISBLANK(INDIRECT(&quot;$G$&quot;&amp;MATCH(DATE([.$AJ$2];[.$C9];[.G$2]);[.$D$27:.$D$65];0)+MATCH(&quot;Zaległy&quot;;[.$G:.$G];0)))));[.$D$20];IF(NOT(ISERROR(VLOOKUP(DATE([.$AJ$2];[.$C9];[.G$2]);[.$AM:.$AM];1;0)));[.$D$19];&quot;&quot;))))))">
            <text:p/>
          </table:table-cell>
          <table:table-cell table:style-name="ce75" table:formula="of:=IF(MONTH(DATE([.$AJ$2];[.$C9];[.$D$2]))&lt;&gt;MONTH(DATE([.$AJ$2];[.$C9];[.H$2]));[.$D$16];IF(COM.MICROSOFT.SWITCH(WEEKDAY(DATE([.$AJ$2];[.$C9];[.H$2]));7;TRUE();1;TRUE();FALSE());[.$D$17];IF(NOT(ISERROR(VLOOKUP(DATE([.$AJ$2];[.$C9];[.H$2]);[.$AL:.$AL];1;0)));[.$D$18];IF(IF(ISERROR(INDIRECT(&quot;$P$&quot;&amp;MATCH(DATE([.$AJ$2];[.$C9];[.H$2]);[.$D$27:.$D$65];0)+MATCH(&quot;Za sobotę&quot;;[.$P:.$P];0)));FALSE();NOT(ISBLANK(INDIRECT(&quot;$P$&quot;&amp;MATCH(DATE([.$AJ$2];[.$C9];[.H$2]);[.$D$27:.$D$65];0)+MATCH(&quot;Za sobotę&quot;;[.$P:.$P];0)))));[.$D$21];IF(IF(ISERROR(INDIRECT(&quot;$G$&quot;&amp;MATCH(DATE([.$AJ$2];[.$C9];[.H$2]);[.$D$27:.$D$65];0)+MATCH(&quot;Zaległy&quot;;[.$G:.$G];0)));FALSE();NOT(ISBLANK(INDIRECT(&quot;$G$&quot;&amp;MATCH(DATE([.$AJ$2];[.$C9];[.H$2]);[.$D$27:.$D$65];0)+MATCH(&quot;Zaległy&quot;;[.$G:.$G];0)))));[.$D$20];IF(NOT(ISERROR(VLOOKUP(DATE([.$AJ$2];[.$C9];[.H$2]);[.$AM:.$AM];1;0)));[.$D$19];&quot;&quot;))))))">
            <text:p/>
          </table:table-cell>
          <table:table-cell table:style-name="ce75" table:formula="of:=IF(MONTH(DATE([.$AJ$2];[.$C9];[.$D$2]))&lt;&gt;MONTH(DATE([.$AJ$2];[.$C9];[.I$2]));[.$D$16];IF(COM.MICROSOFT.SWITCH(WEEKDAY(DATE([.$AJ$2];[.$C9];[.I$2]));7;TRUE();1;TRUE();FALSE());[.$D$17];IF(NOT(ISERROR(VLOOKUP(DATE([.$AJ$2];[.$C9];[.I$2]);[.$AL:.$AL];1;0)));[.$D$18];IF(IF(ISERROR(INDIRECT(&quot;$P$&quot;&amp;MATCH(DATE([.$AJ$2];[.$C9];[.I$2]);[.$D$27:.$D$65];0)+MATCH(&quot;Za sobotę&quot;;[.$P:.$P];0)));FALSE();NOT(ISBLANK(INDIRECT(&quot;$P$&quot;&amp;MATCH(DATE([.$AJ$2];[.$C9];[.I$2]);[.$D$27:.$D$65];0)+MATCH(&quot;Za sobotę&quot;;[.$P:.$P];0)))));[.$D$21];IF(IF(ISERROR(INDIRECT(&quot;$G$&quot;&amp;MATCH(DATE([.$AJ$2];[.$C9];[.I$2]);[.$D$27:.$D$65];0)+MATCH(&quot;Zaległy&quot;;[.$G:.$G];0)));FALSE();NOT(ISBLANK(INDIRECT(&quot;$G$&quot;&amp;MATCH(DATE([.$AJ$2];[.$C9];[.I$2]);[.$D$27:.$D$65];0)+MATCH(&quot;Zaległy&quot;;[.$G:.$G];0)))));[.$D$20];IF(NOT(ISERROR(VLOOKUP(DATE([.$AJ$2];[.$C9];[.I$2]);[.$AM:.$AM];1;0)));[.$D$19];&quot;&quot;))))))">
            <text:p/>
          </table:table-cell>
          <table:table-cell table:style-name="ce75" table:formula="of:=IF(MONTH(DATE([.$AJ$2];[.$C9];[.$D$2]))&lt;&gt;MONTH(DATE([.$AJ$2];[.$C9];[.J$2]));[.$D$16];IF(COM.MICROSOFT.SWITCH(WEEKDAY(DATE([.$AJ$2];[.$C9];[.J$2]));7;TRUE();1;TRUE();FALSE());[.$D$17];IF(NOT(ISERROR(VLOOKUP(DATE([.$AJ$2];[.$C9];[.J$2]);[.$AL:.$AL];1;0)));[.$D$18];IF(IF(ISERROR(INDIRECT(&quot;$P$&quot;&amp;MATCH(DATE([.$AJ$2];[.$C9];[.J$2]);[.$D$27:.$D$65];0)+MATCH(&quot;Za sobotę&quot;;[.$P:.$P];0)));FALSE();NOT(ISBLANK(INDIRECT(&quot;$P$&quot;&amp;MATCH(DATE([.$AJ$2];[.$C9];[.J$2]);[.$D$27:.$D$65];0)+MATCH(&quot;Za sobotę&quot;;[.$P:.$P];0)))));[.$D$21];IF(IF(ISERROR(INDIRECT(&quot;$G$&quot;&amp;MATCH(DATE([.$AJ$2];[.$C9];[.J$2]);[.$D$27:.$D$65];0)+MATCH(&quot;Zaległy&quot;;[.$G:.$G];0)));FALSE();NOT(ISBLANK(INDIRECT(&quot;$G$&quot;&amp;MATCH(DATE([.$AJ$2];[.$C9];[.J$2]);[.$D$27:.$D$65];0)+MATCH(&quot;Zaległy&quot;;[.$G:.$G];0)))));[.$D$20];IF(NOT(ISERROR(VLOOKUP(DATE([.$AJ$2];[.$C9];[.J$2]);[.$AM:.$AM];1;0)));[.$D$19];&quot;&quot;))))))">
            <text:p/>
          </table:table-cell>
          <table:table-cell table:style-name="ce75" table:formula="of:=IF(MONTH(DATE([.$AJ$2];[.$C9];[.$D$2]))&lt;&gt;MONTH(DATE([.$AJ$2];[.$C9];[.K$2]));[.$D$16];IF(COM.MICROSOFT.SWITCH(WEEKDAY(DATE([.$AJ$2];[.$C9];[.K$2]));7;TRUE();1;TRUE();FALSE());[.$D$17];IF(NOT(ISERROR(VLOOKUP(DATE([.$AJ$2];[.$C9];[.K$2]);[.$AL:.$AL];1;0)));[.$D$18];IF(IF(ISERROR(INDIRECT(&quot;$P$&quot;&amp;MATCH(DATE([.$AJ$2];[.$C9];[.K$2]);[.$D$27:.$D$65];0)+MATCH(&quot;Za sobotę&quot;;[.$P:.$P];0)));FALSE();NOT(ISBLANK(INDIRECT(&quot;$P$&quot;&amp;MATCH(DATE([.$AJ$2];[.$C9];[.K$2]);[.$D$27:.$D$65];0)+MATCH(&quot;Za sobotę&quot;;[.$P:.$P];0)))));[.$D$21];IF(IF(ISERROR(INDIRECT(&quot;$G$&quot;&amp;MATCH(DATE([.$AJ$2];[.$C9];[.K$2]);[.$D$27:.$D$65];0)+MATCH(&quot;Zaległy&quot;;[.$G:.$G];0)));FALSE();NOT(ISBLANK(INDIRECT(&quot;$G$&quot;&amp;MATCH(DATE([.$AJ$2];[.$C9];[.K$2]);[.$D$27:.$D$65];0)+MATCH(&quot;Zaległy&quot;;[.$G:.$G];0)))));[.$D$20];IF(NOT(ISERROR(VLOOKUP(DATE([.$AJ$2];[.$C9];[.K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L$2]));[.$D$16];IF(COM.MICROSOFT.SWITCH(WEEKDAY(DATE([.$AJ$2];[.$C9];[.L$2]));7;TRUE();1;TRUE();FALSE());[.$D$17];IF(NOT(ISERROR(VLOOKUP(DATE([.$AJ$2];[.$C9];[.L$2]);[.$AL:.$AL];1;0)));[.$D$18];IF(IF(ISERROR(INDIRECT(&quot;$P$&quot;&amp;MATCH(DATE([.$AJ$2];[.$C9];[.L$2]);[.$D$27:.$D$65];0)+MATCH(&quot;Za sobotę&quot;;[.$P:.$P];0)));FALSE();NOT(ISBLANK(INDIRECT(&quot;$P$&quot;&amp;MATCH(DATE([.$AJ$2];[.$C9];[.L$2]);[.$D$27:.$D$65];0)+MATCH(&quot;Za sobotę&quot;;[.$P:.$P];0)))));[.$D$21];IF(IF(ISERROR(INDIRECT(&quot;$G$&quot;&amp;MATCH(DATE([.$AJ$2];[.$C9];[.L$2]);[.$D$27:.$D$65];0)+MATCH(&quot;Zaległy&quot;;[.$G:.$G];0)));FALSE();NOT(ISBLANK(INDIRECT(&quot;$G$&quot;&amp;MATCH(DATE([.$AJ$2];[.$C9];[.L$2]);[.$D$27:.$D$65];0)+MATCH(&quot;Zaległy&quot;;[.$G:.$G];0)))));[.$D$20];IF(NOT(ISERROR(VLOOKUP(DATE([.$AJ$2];[.$C9];[.L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M$2]));[.$D$16];IF(COM.MICROSOFT.SWITCH(WEEKDAY(DATE([.$AJ$2];[.$C9];[.M$2]));7;TRUE();1;TRUE();FALSE());[.$D$17];IF(NOT(ISERROR(VLOOKUP(DATE([.$AJ$2];[.$C9];[.M$2]);[.$AL:.$AL];1;0)));[.$D$18];IF(IF(ISERROR(INDIRECT(&quot;$P$&quot;&amp;MATCH(DATE([.$AJ$2];[.$C9];[.M$2]);[.$D$27:.$D$65];0)+MATCH(&quot;Za sobotę&quot;;[.$P:.$P];0)));FALSE();NOT(ISBLANK(INDIRECT(&quot;$P$&quot;&amp;MATCH(DATE([.$AJ$2];[.$C9];[.M$2]);[.$D$27:.$D$65];0)+MATCH(&quot;Za sobotę&quot;;[.$P:.$P];0)))));[.$D$21];IF(IF(ISERROR(INDIRECT(&quot;$G$&quot;&amp;MATCH(DATE([.$AJ$2];[.$C9];[.M$2]);[.$D$27:.$D$65];0)+MATCH(&quot;Zaległy&quot;;[.$G:.$G];0)));FALSE();NOT(ISBLANK(INDIRECT(&quot;$G$&quot;&amp;MATCH(DATE([.$AJ$2];[.$C9];[.M$2]);[.$D$27:.$D$65];0)+MATCH(&quot;Zaległy&quot;;[.$G:.$G];0)))));[.$D$20];IF(NOT(ISERROR(VLOOKUP(DATE([.$AJ$2];[.$C9];[.M$2]);[.$AM:.$AM];1;0)));[.$D$19];&quot;&quot;))))))">
            <text:p/>
          </table:table-cell>
          <table:table-cell table:style-name="ce75" table:formula="of:=IF(MONTH(DATE([.$AJ$2];[.$C9];[.$D$2]))&lt;&gt;MONTH(DATE([.$AJ$2];[.$C9];[.N$2]));[.$D$16];IF(COM.MICROSOFT.SWITCH(WEEKDAY(DATE([.$AJ$2];[.$C9];[.N$2]));7;TRUE();1;TRUE();FALSE());[.$D$17];IF(NOT(ISERROR(VLOOKUP(DATE([.$AJ$2];[.$C9];[.N$2]);[.$AL:.$AL];1;0)));[.$D$18];IF(IF(ISERROR(INDIRECT(&quot;$P$&quot;&amp;MATCH(DATE([.$AJ$2];[.$C9];[.N$2]);[.$D$27:.$D$65];0)+MATCH(&quot;Za sobotę&quot;;[.$P:.$P];0)));FALSE();NOT(ISBLANK(INDIRECT(&quot;$P$&quot;&amp;MATCH(DATE([.$AJ$2];[.$C9];[.N$2]);[.$D$27:.$D$65];0)+MATCH(&quot;Za sobotę&quot;;[.$P:.$P];0)))));[.$D$21];IF(IF(ISERROR(INDIRECT(&quot;$G$&quot;&amp;MATCH(DATE([.$AJ$2];[.$C9];[.N$2]);[.$D$27:.$D$65];0)+MATCH(&quot;Zaległy&quot;;[.$G:.$G];0)));FALSE();NOT(ISBLANK(INDIRECT(&quot;$G$&quot;&amp;MATCH(DATE([.$AJ$2];[.$C9];[.N$2]);[.$D$27:.$D$65];0)+MATCH(&quot;Zaległy&quot;;[.$G:.$G];0)))));[.$D$20];IF(NOT(ISERROR(VLOOKUP(DATE([.$AJ$2];[.$C9];[.N$2]);[.$AM:.$AM];1;0)));[.$D$19];&quot;&quot;))))))">
            <text:p/>
          </table:table-cell>
          <table:table-cell table:style-name="ce75" table:formula="of:=IF(MONTH(DATE([.$AJ$2];[.$C9];[.$D$2]))&lt;&gt;MONTH(DATE([.$AJ$2];[.$C9];[.O$2]));[.$D$16];IF(COM.MICROSOFT.SWITCH(WEEKDAY(DATE([.$AJ$2];[.$C9];[.O$2]));7;TRUE();1;TRUE();FALSE());[.$D$17];IF(NOT(ISERROR(VLOOKUP(DATE([.$AJ$2];[.$C9];[.O$2]);[.$AL:.$AL];1;0)));[.$D$18];IF(IF(ISERROR(INDIRECT(&quot;$P$&quot;&amp;MATCH(DATE([.$AJ$2];[.$C9];[.O$2]);[.$D$27:.$D$65];0)+MATCH(&quot;Za sobotę&quot;;[.$P:.$P];0)));FALSE();NOT(ISBLANK(INDIRECT(&quot;$P$&quot;&amp;MATCH(DATE([.$AJ$2];[.$C9];[.O$2]);[.$D$27:.$D$65];0)+MATCH(&quot;Za sobotę&quot;;[.$P:.$P];0)))));[.$D$21];IF(IF(ISERROR(INDIRECT(&quot;$G$&quot;&amp;MATCH(DATE([.$AJ$2];[.$C9];[.O$2]);[.$D$27:.$D$65];0)+MATCH(&quot;Zaległy&quot;;[.$G:.$G];0)));FALSE();NOT(ISBLANK(INDIRECT(&quot;$G$&quot;&amp;MATCH(DATE([.$AJ$2];[.$C9];[.O$2]);[.$D$27:.$D$65];0)+MATCH(&quot;Zaległy&quot;;[.$G:.$G];0)))));[.$D$20];IF(NOT(ISERROR(VLOOKUP(DATE([.$AJ$2];[.$C9];[.O$2]);[.$AM:.$AM];1;0)));[.$D$19];&quot;&quot;))))))">
            <text:p/>
          </table:table-cell>
          <table:table-cell table:style-name="ce75" table:formula="of:=IF(MONTH(DATE([.$AJ$2];[.$C9];[.$D$2]))&lt;&gt;MONTH(DATE([.$AJ$2];[.$C9];[.P$2]));[.$D$16];IF(COM.MICROSOFT.SWITCH(WEEKDAY(DATE([.$AJ$2];[.$C9];[.P$2]));7;TRUE();1;TRUE();FALSE());[.$D$17];IF(NOT(ISERROR(VLOOKUP(DATE([.$AJ$2];[.$C9];[.P$2]);[.$AL:.$AL];1;0)));[.$D$18];IF(IF(ISERROR(INDIRECT(&quot;$P$&quot;&amp;MATCH(DATE([.$AJ$2];[.$C9];[.P$2]);[.$D$27:.$D$65];0)+MATCH(&quot;Za sobotę&quot;;[.$P:.$P];0)));FALSE();NOT(ISBLANK(INDIRECT(&quot;$P$&quot;&amp;MATCH(DATE([.$AJ$2];[.$C9];[.P$2]);[.$D$27:.$D$65];0)+MATCH(&quot;Za sobotę&quot;;[.$P:.$P];0)))));[.$D$21];IF(IF(ISERROR(INDIRECT(&quot;$G$&quot;&amp;MATCH(DATE([.$AJ$2];[.$C9];[.P$2]);[.$D$27:.$D$65];0)+MATCH(&quot;Zaległy&quot;;[.$G:.$G];0)));FALSE();NOT(ISBLANK(INDIRECT(&quot;$G$&quot;&amp;MATCH(DATE([.$AJ$2];[.$C9];[.P$2]);[.$D$27:.$D$65];0)+MATCH(&quot;Zaległy&quot;;[.$G:.$G];0)))));[.$D$20];IF(NOT(ISERROR(VLOOKUP(DATE([.$AJ$2];[.$C9];[.P$2]);[.$AM:.$AM];1;0)));[.$D$19];&quot;&quot;))))))">
            <text:p/>
          </table:table-cell>
          <table:table-cell table:style-name="ce75" table:formula="of:=IF(MONTH(DATE([.$AJ$2];[.$C9];[.$D$2]))&lt;&gt;MONTH(DATE([.$AJ$2];[.$C9];[.Q$2]));[.$D$16];IF(COM.MICROSOFT.SWITCH(WEEKDAY(DATE([.$AJ$2];[.$C9];[.Q$2]));7;TRUE();1;TRUE();FALSE());[.$D$17];IF(NOT(ISERROR(VLOOKUP(DATE([.$AJ$2];[.$C9];[.Q$2]);[.$AL:.$AL];1;0)));[.$D$18];IF(IF(ISERROR(INDIRECT(&quot;$P$&quot;&amp;MATCH(DATE([.$AJ$2];[.$C9];[.Q$2]);[.$D$27:.$D$65];0)+MATCH(&quot;Za sobotę&quot;;[.$P:.$P];0)));FALSE();NOT(ISBLANK(INDIRECT(&quot;$P$&quot;&amp;MATCH(DATE([.$AJ$2];[.$C9];[.Q$2]);[.$D$27:.$D$65];0)+MATCH(&quot;Za sobotę&quot;;[.$P:.$P];0)))));[.$D$21];IF(IF(ISERROR(INDIRECT(&quot;$G$&quot;&amp;MATCH(DATE([.$AJ$2];[.$C9];[.Q$2]);[.$D$27:.$D$65];0)+MATCH(&quot;Zaległy&quot;;[.$G:.$G];0)));FALSE();NOT(ISBLANK(INDIRECT(&quot;$G$&quot;&amp;MATCH(DATE([.$AJ$2];[.$C9];[.Q$2]);[.$D$27:.$D$65];0)+MATCH(&quot;Zaległy&quot;;[.$G:.$G];0)))));[.$D$20];IF(NOT(ISERROR(VLOOKUP(DATE([.$AJ$2];[.$C9];[.Q$2]);[.$AM:.$AM];1;0)));[.$D$19];&quot;&quot;))))))">
            <text:p/>
          </table:table-cell>
          <table:table-cell table:style-name="ce75" table:formula="of:=IF(MONTH(DATE([.$AJ$2];[.$C9];[.$D$2]))&lt;&gt;MONTH(DATE([.$AJ$2];[.$C9];[.R$2]));[.$D$16];IF(COM.MICROSOFT.SWITCH(WEEKDAY(DATE([.$AJ$2];[.$C9];[.R$2]));7;TRUE();1;TRUE();FALSE());[.$D$17];IF(NOT(ISERROR(VLOOKUP(DATE([.$AJ$2];[.$C9];[.R$2]);[.$AL:.$AL];1;0)));[.$D$18];IF(IF(ISERROR(INDIRECT(&quot;$P$&quot;&amp;MATCH(DATE([.$AJ$2];[.$C9];[.R$2]);[.$D$27:.$D$65];0)+MATCH(&quot;Za sobotę&quot;;[.$P:.$P];0)));FALSE();NOT(ISBLANK(INDIRECT(&quot;$P$&quot;&amp;MATCH(DATE([.$AJ$2];[.$C9];[.R$2]);[.$D$27:.$D$65];0)+MATCH(&quot;Za sobotę&quot;;[.$P:.$P];0)))));[.$D$21];IF(IF(ISERROR(INDIRECT(&quot;$G$&quot;&amp;MATCH(DATE([.$AJ$2];[.$C9];[.R$2]);[.$D$27:.$D$65];0)+MATCH(&quot;Zaległy&quot;;[.$G:.$G];0)));FALSE();NOT(ISBLANK(INDIRECT(&quot;$G$&quot;&amp;MATCH(DATE([.$AJ$2];[.$C9];[.R$2]);[.$D$27:.$D$65];0)+MATCH(&quot;Zaległy&quot;;[.$G:.$G];0)))));[.$D$20];IF(NOT(ISERROR(VLOOKUP(DATE([.$AJ$2];[.$C9];[.R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S$2]));[.$D$16];IF(COM.MICROSOFT.SWITCH(WEEKDAY(DATE([.$AJ$2];[.$C9];[.S$2]));7;TRUE();1;TRUE();FALSE());[.$D$17];IF(NOT(ISERROR(VLOOKUP(DATE([.$AJ$2];[.$C9];[.S$2]);[.$AL:.$AL];1;0)));[.$D$18];IF(IF(ISERROR(INDIRECT(&quot;$P$&quot;&amp;MATCH(DATE([.$AJ$2];[.$C9];[.S$2]);[.$D$27:.$D$65];0)+MATCH(&quot;Za sobotę&quot;;[.$P:.$P];0)));FALSE();NOT(ISBLANK(INDIRECT(&quot;$P$&quot;&amp;MATCH(DATE([.$AJ$2];[.$C9];[.S$2]);[.$D$27:.$D$65];0)+MATCH(&quot;Za sobotę&quot;;[.$P:.$P];0)))));[.$D$21];IF(IF(ISERROR(INDIRECT(&quot;$G$&quot;&amp;MATCH(DATE([.$AJ$2];[.$C9];[.S$2]);[.$D$27:.$D$65];0)+MATCH(&quot;Zaległy&quot;;[.$G:.$G];0)));FALSE();NOT(ISBLANK(INDIRECT(&quot;$G$&quot;&amp;MATCH(DATE([.$AJ$2];[.$C9];[.S$2]);[.$D$27:.$D$65];0)+MATCH(&quot;Zaległy&quot;;[.$G:.$G];0)))));[.$D$20];IF(NOT(ISERROR(VLOOKUP(DATE([.$AJ$2];[.$C9];[.S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T$2]));[.$D$16];IF(COM.MICROSOFT.SWITCH(WEEKDAY(DATE([.$AJ$2];[.$C9];[.T$2]));7;TRUE();1;TRUE();FALSE());[.$D$17];IF(NOT(ISERROR(VLOOKUP(DATE([.$AJ$2];[.$C9];[.T$2]);[.$AL:.$AL];1;0)));[.$D$18];IF(IF(ISERROR(INDIRECT(&quot;$P$&quot;&amp;MATCH(DATE([.$AJ$2];[.$C9];[.T$2]);[.$D$27:.$D$65];0)+MATCH(&quot;Za sobotę&quot;;[.$P:.$P];0)));FALSE();NOT(ISBLANK(INDIRECT(&quot;$P$&quot;&amp;MATCH(DATE([.$AJ$2];[.$C9];[.T$2]);[.$D$27:.$D$65];0)+MATCH(&quot;Za sobotę&quot;;[.$P:.$P];0)))));[.$D$21];IF(IF(ISERROR(INDIRECT(&quot;$G$&quot;&amp;MATCH(DATE([.$AJ$2];[.$C9];[.T$2]);[.$D$27:.$D$65];0)+MATCH(&quot;Zaległy&quot;;[.$G:.$G];0)));FALSE();NOT(ISBLANK(INDIRECT(&quot;$G$&quot;&amp;MATCH(DATE([.$AJ$2];[.$C9];[.T$2]);[.$D$27:.$D$65];0)+MATCH(&quot;Zaległy&quot;;[.$G:.$G];0)))));[.$D$20];IF(NOT(ISERROR(VLOOKUP(DATE([.$AJ$2];[.$C9];[.T$2]);[.$AM:.$AM];1;0)));[.$D$19];&quot;&quot;))))))">
            <text:p/>
          </table:table-cell>
          <table:table-cell table:style-name="ce75" table:formula="of:=IF(MONTH(DATE([.$AJ$2];[.$C9];[.$D$2]))&lt;&gt;MONTH(DATE([.$AJ$2];[.$C9];[.U$2]));[.$D$16];IF(COM.MICROSOFT.SWITCH(WEEKDAY(DATE([.$AJ$2];[.$C9];[.U$2]));7;TRUE();1;TRUE();FALSE());[.$D$17];IF(NOT(ISERROR(VLOOKUP(DATE([.$AJ$2];[.$C9];[.U$2]);[.$AL:.$AL];1;0)));[.$D$18];IF(IF(ISERROR(INDIRECT(&quot;$P$&quot;&amp;MATCH(DATE([.$AJ$2];[.$C9];[.U$2]);[.$D$27:.$D$65];0)+MATCH(&quot;Za sobotę&quot;;[.$P:.$P];0)));FALSE();NOT(ISBLANK(INDIRECT(&quot;$P$&quot;&amp;MATCH(DATE([.$AJ$2];[.$C9];[.U$2]);[.$D$27:.$D$65];0)+MATCH(&quot;Za sobotę&quot;;[.$P:.$P];0)))));[.$D$21];IF(IF(ISERROR(INDIRECT(&quot;$G$&quot;&amp;MATCH(DATE([.$AJ$2];[.$C9];[.U$2]);[.$D$27:.$D$65];0)+MATCH(&quot;Zaległy&quot;;[.$G:.$G];0)));FALSE();NOT(ISBLANK(INDIRECT(&quot;$G$&quot;&amp;MATCH(DATE([.$AJ$2];[.$C9];[.U$2]);[.$D$27:.$D$65];0)+MATCH(&quot;Zaległy&quot;;[.$G:.$G];0)))));[.$D$20];IF(NOT(ISERROR(VLOOKUP(DATE([.$AJ$2];[.$C9];[.U$2]);[.$AM:.$AM];1;0)));[.$D$19];&quot;&quot;))))))">
            <text:p/>
          </table:table-cell>
          <table:table-cell table:style-name="ce75" table:formula="of:=IF(MONTH(DATE([.$AJ$2];[.$C9];[.$D$2]))&lt;&gt;MONTH(DATE([.$AJ$2];[.$C9];[.V$2]));[.$D$16];IF(COM.MICROSOFT.SWITCH(WEEKDAY(DATE([.$AJ$2];[.$C9];[.V$2]));7;TRUE();1;TRUE();FALSE());[.$D$17];IF(NOT(ISERROR(VLOOKUP(DATE([.$AJ$2];[.$C9];[.V$2]);[.$AL:.$AL];1;0)));[.$D$18];IF(IF(ISERROR(INDIRECT(&quot;$P$&quot;&amp;MATCH(DATE([.$AJ$2];[.$C9];[.V$2]);[.$D$27:.$D$65];0)+MATCH(&quot;Za sobotę&quot;;[.$P:.$P];0)));FALSE();NOT(ISBLANK(INDIRECT(&quot;$P$&quot;&amp;MATCH(DATE([.$AJ$2];[.$C9];[.V$2]);[.$D$27:.$D$65];0)+MATCH(&quot;Za sobotę&quot;;[.$P:.$P];0)))));[.$D$21];IF(IF(ISERROR(INDIRECT(&quot;$G$&quot;&amp;MATCH(DATE([.$AJ$2];[.$C9];[.V$2]);[.$D$27:.$D$65];0)+MATCH(&quot;Zaległy&quot;;[.$G:.$G];0)));FALSE();NOT(ISBLANK(INDIRECT(&quot;$G$&quot;&amp;MATCH(DATE([.$AJ$2];[.$C9];[.V$2]);[.$D$27:.$D$65];0)+MATCH(&quot;Zaległy&quot;;[.$G:.$G];0)))));[.$D$20];IF(NOT(ISERROR(VLOOKUP(DATE([.$AJ$2];[.$C9];[.V$2]);[.$AM:.$AM];1;0)));[.$D$19];&quot;&quot;))))))">
            <text:p/>
          </table:table-cell>
          <table:table-cell table:style-name="ce75" table:formula="of:=IF(MONTH(DATE([.$AJ$2];[.$C9];[.$D$2]))&lt;&gt;MONTH(DATE([.$AJ$2];[.$C9];[.W$2]));[.$D$16];IF(COM.MICROSOFT.SWITCH(WEEKDAY(DATE([.$AJ$2];[.$C9];[.W$2]));7;TRUE();1;TRUE();FALSE());[.$D$17];IF(NOT(ISERROR(VLOOKUP(DATE([.$AJ$2];[.$C9];[.W$2]);[.$AL:.$AL];1;0)));[.$D$18];IF(IF(ISERROR(INDIRECT(&quot;$P$&quot;&amp;MATCH(DATE([.$AJ$2];[.$C9];[.W$2]);[.$D$27:.$D$65];0)+MATCH(&quot;Za sobotę&quot;;[.$P:.$P];0)));FALSE();NOT(ISBLANK(INDIRECT(&quot;$P$&quot;&amp;MATCH(DATE([.$AJ$2];[.$C9];[.W$2]);[.$D$27:.$D$65];0)+MATCH(&quot;Za sobotę&quot;;[.$P:.$P];0)))));[.$D$21];IF(IF(ISERROR(INDIRECT(&quot;$G$&quot;&amp;MATCH(DATE([.$AJ$2];[.$C9];[.W$2]);[.$D$27:.$D$65];0)+MATCH(&quot;Zaległy&quot;;[.$G:.$G];0)));FALSE();NOT(ISBLANK(INDIRECT(&quot;$G$&quot;&amp;MATCH(DATE([.$AJ$2];[.$C9];[.W$2]);[.$D$27:.$D$65];0)+MATCH(&quot;Zaległy&quot;;[.$G:.$G];0)))));[.$D$20];IF(NOT(ISERROR(VLOOKUP(DATE([.$AJ$2];[.$C9];[.W$2]);[.$AM:.$AM];1;0)));[.$D$19];&quot;&quot;))))))">
            <text:p/>
          </table:table-cell>
          <table:table-cell table:style-name="ce75" table:formula="of:=IF(MONTH(DATE([.$AJ$2];[.$C9];[.$D$2]))&lt;&gt;MONTH(DATE([.$AJ$2];[.$C9];[.X$2]));[.$D$16];IF(COM.MICROSOFT.SWITCH(WEEKDAY(DATE([.$AJ$2];[.$C9];[.X$2]));7;TRUE();1;TRUE();FALSE());[.$D$17];IF(NOT(ISERROR(VLOOKUP(DATE([.$AJ$2];[.$C9];[.X$2]);[.$AL:.$AL];1;0)));[.$D$18];IF(IF(ISERROR(INDIRECT(&quot;$P$&quot;&amp;MATCH(DATE([.$AJ$2];[.$C9];[.X$2]);[.$D$27:.$D$65];0)+MATCH(&quot;Za sobotę&quot;;[.$P:.$P];0)));FALSE();NOT(ISBLANK(INDIRECT(&quot;$P$&quot;&amp;MATCH(DATE([.$AJ$2];[.$C9];[.X$2]);[.$D$27:.$D$65];0)+MATCH(&quot;Za sobotę&quot;;[.$P:.$P];0)))));[.$D$21];IF(IF(ISERROR(INDIRECT(&quot;$G$&quot;&amp;MATCH(DATE([.$AJ$2];[.$C9];[.X$2]);[.$D$27:.$D$65];0)+MATCH(&quot;Zaległy&quot;;[.$G:.$G];0)));FALSE();NOT(ISBLANK(INDIRECT(&quot;$G$&quot;&amp;MATCH(DATE([.$AJ$2];[.$C9];[.X$2]);[.$D$27:.$D$65];0)+MATCH(&quot;Zaległy&quot;;[.$G:.$G];0)))));[.$D$20];IF(NOT(ISERROR(VLOOKUP(DATE([.$AJ$2];[.$C9];[.X$2]);[.$AM:.$AM];1;0)));[.$D$19];&quot;&quot;))))))">
            <text:p/>
          </table:table-cell>
          <table:table-cell table:style-name="ce75" table:formula="of:=IF(MONTH(DATE([.$AJ$2];[.$C9];[.$D$2]))&lt;&gt;MONTH(DATE([.$AJ$2];[.$C9];[.Y$2]));[.$D$16];IF(COM.MICROSOFT.SWITCH(WEEKDAY(DATE([.$AJ$2];[.$C9];[.Y$2]));7;TRUE();1;TRUE();FALSE());[.$D$17];IF(NOT(ISERROR(VLOOKUP(DATE([.$AJ$2];[.$C9];[.Y$2]);[.$AL:.$AL];1;0)));[.$D$18];IF(IF(ISERROR(INDIRECT(&quot;$P$&quot;&amp;MATCH(DATE([.$AJ$2];[.$C9];[.Y$2]);[.$D$27:.$D$65];0)+MATCH(&quot;Za sobotę&quot;;[.$P:.$P];0)));FALSE();NOT(ISBLANK(INDIRECT(&quot;$P$&quot;&amp;MATCH(DATE([.$AJ$2];[.$C9];[.Y$2]);[.$D$27:.$D$65];0)+MATCH(&quot;Za sobotę&quot;;[.$P:.$P];0)))));[.$D$21];IF(IF(ISERROR(INDIRECT(&quot;$G$&quot;&amp;MATCH(DATE([.$AJ$2];[.$C9];[.Y$2]);[.$D$27:.$D$65];0)+MATCH(&quot;Zaległy&quot;;[.$G:.$G];0)));FALSE();NOT(ISBLANK(INDIRECT(&quot;$G$&quot;&amp;MATCH(DATE([.$AJ$2];[.$C9];[.Y$2]);[.$D$27:.$D$65];0)+MATCH(&quot;Zaległy&quot;;[.$G:.$G];0)))));[.$D$20];IF(NOT(ISERROR(VLOOKUP(DATE([.$AJ$2];[.$C9];[.Y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Z$2]));[.$D$16];IF(COM.MICROSOFT.SWITCH(WEEKDAY(DATE([.$AJ$2];[.$C9];[.Z$2]));7;TRUE();1;TRUE();FALSE());[.$D$17];IF(NOT(ISERROR(VLOOKUP(DATE([.$AJ$2];[.$C9];[.Z$2]);[.$AL:.$AL];1;0)));[.$D$18];IF(IF(ISERROR(INDIRECT(&quot;$P$&quot;&amp;MATCH(DATE([.$AJ$2];[.$C9];[.Z$2]);[.$D$27:.$D$65];0)+MATCH(&quot;Za sobotę&quot;;[.$P:.$P];0)));FALSE();NOT(ISBLANK(INDIRECT(&quot;$P$&quot;&amp;MATCH(DATE([.$AJ$2];[.$C9];[.Z$2]);[.$D$27:.$D$65];0)+MATCH(&quot;Za sobotę&quot;;[.$P:.$P];0)))));[.$D$21];IF(IF(ISERROR(INDIRECT(&quot;$G$&quot;&amp;MATCH(DATE([.$AJ$2];[.$C9];[.Z$2]);[.$D$27:.$D$65];0)+MATCH(&quot;Zaległy&quot;;[.$G:.$G];0)));FALSE();NOT(ISBLANK(INDIRECT(&quot;$G$&quot;&amp;MATCH(DATE([.$AJ$2];[.$C9];[.Z$2]);[.$D$27:.$D$65];0)+MATCH(&quot;Zaległy&quot;;[.$G:.$G];0)))));[.$D$20];IF(NOT(ISERROR(VLOOKUP(DATE([.$AJ$2];[.$C9];[.Z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AA$2]));[.$D$16];IF(COM.MICROSOFT.SWITCH(WEEKDAY(DATE([.$AJ$2];[.$C9];[.AA$2]));7;TRUE();1;TRUE();FALSE());[.$D$17];IF(NOT(ISERROR(VLOOKUP(DATE([.$AJ$2];[.$C9];[.AA$2]);[.$AL:.$AL];1;0)));[.$D$18];IF(IF(ISERROR(INDIRECT(&quot;$P$&quot;&amp;MATCH(DATE([.$AJ$2];[.$C9];[.AA$2]);[.$D$27:.$D$65];0)+MATCH(&quot;Za sobotę&quot;;[.$P:.$P];0)));FALSE();NOT(ISBLANK(INDIRECT(&quot;$P$&quot;&amp;MATCH(DATE([.$AJ$2];[.$C9];[.AA$2]);[.$D$27:.$D$65];0)+MATCH(&quot;Za sobotę&quot;;[.$P:.$P];0)))));[.$D$21];IF(IF(ISERROR(INDIRECT(&quot;$G$&quot;&amp;MATCH(DATE([.$AJ$2];[.$C9];[.AA$2]);[.$D$27:.$D$65];0)+MATCH(&quot;Zaległy&quot;;[.$G:.$G];0)));FALSE();NOT(ISBLANK(INDIRECT(&quot;$G$&quot;&amp;MATCH(DATE([.$AJ$2];[.$C9];[.AA$2]);[.$D$27:.$D$65];0)+MATCH(&quot;Zaległy&quot;;[.$G:.$G];0)))));[.$D$20];IF(NOT(ISERROR(VLOOKUP(DATE([.$AJ$2];[.$C9];[.AA$2]);[.$AM:.$AM];1;0)));[.$D$19];&quot;&quot;))))))">
            <text:p/>
          </table:table-cell>
          <table:table-cell table:style-name="ce75" table:formula="of:=IF(MONTH(DATE([.$AJ$2];[.$C9];[.$D$2]))&lt;&gt;MONTH(DATE([.$AJ$2];[.$C9];[.AB$2]));[.$D$16];IF(COM.MICROSOFT.SWITCH(WEEKDAY(DATE([.$AJ$2];[.$C9];[.AB$2]));7;TRUE();1;TRUE();FALSE());[.$D$17];IF(NOT(ISERROR(VLOOKUP(DATE([.$AJ$2];[.$C9];[.AB$2]);[.$AL:.$AL];1;0)));[.$D$18];IF(IF(ISERROR(INDIRECT(&quot;$P$&quot;&amp;MATCH(DATE([.$AJ$2];[.$C9];[.AB$2]);[.$D$27:.$D$65];0)+MATCH(&quot;Za sobotę&quot;;[.$P:.$P];0)));FALSE();NOT(ISBLANK(INDIRECT(&quot;$P$&quot;&amp;MATCH(DATE([.$AJ$2];[.$C9];[.AB$2]);[.$D$27:.$D$65];0)+MATCH(&quot;Za sobotę&quot;;[.$P:.$P];0)))));[.$D$21];IF(IF(ISERROR(INDIRECT(&quot;$G$&quot;&amp;MATCH(DATE([.$AJ$2];[.$C9];[.AB$2]);[.$D$27:.$D$65];0)+MATCH(&quot;Zaległy&quot;;[.$G:.$G];0)));FALSE();NOT(ISBLANK(INDIRECT(&quot;$G$&quot;&amp;MATCH(DATE([.$AJ$2];[.$C9];[.AB$2]);[.$D$27:.$D$65];0)+MATCH(&quot;Zaległy&quot;;[.$G:.$G];0)))));[.$D$20];IF(NOT(ISERROR(VLOOKUP(DATE([.$AJ$2];[.$C9];[.AB$2]);[.$AM:.$AM];1;0)));[.$D$19];&quot;&quot;))))))">
            <text:p/>
          </table:table-cell>
          <table:table-cell table:style-name="ce75" table:formula="of:=IF(MONTH(DATE([.$AJ$2];[.$C9];[.$D$2]))&lt;&gt;MONTH(DATE([.$AJ$2];[.$C9];[.AC$2]));[.$D$16];IF(COM.MICROSOFT.SWITCH(WEEKDAY(DATE([.$AJ$2];[.$C9];[.AC$2]));7;TRUE();1;TRUE();FALSE());[.$D$17];IF(NOT(ISERROR(VLOOKUP(DATE([.$AJ$2];[.$C9];[.AC$2]);[.$AL:.$AL];1;0)));[.$D$18];IF(IF(ISERROR(INDIRECT(&quot;$P$&quot;&amp;MATCH(DATE([.$AJ$2];[.$C9];[.AC$2]);[.$D$27:.$D$65];0)+MATCH(&quot;Za sobotę&quot;;[.$P:.$P];0)));FALSE();NOT(ISBLANK(INDIRECT(&quot;$P$&quot;&amp;MATCH(DATE([.$AJ$2];[.$C9];[.AC$2]);[.$D$27:.$D$65];0)+MATCH(&quot;Za sobotę&quot;;[.$P:.$P];0)))));[.$D$21];IF(IF(ISERROR(INDIRECT(&quot;$G$&quot;&amp;MATCH(DATE([.$AJ$2];[.$C9];[.AC$2]);[.$D$27:.$D$65];0)+MATCH(&quot;Zaległy&quot;;[.$G:.$G];0)));FALSE();NOT(ISBLANK(INDIRECT(&quot;$G$&quot;&amp;MATCH(DATE([.$AJ$2];[.$C9];[.AC$2]);[.$D$27:.$D$65];0)+MATCH(&quot;Zaległy&quot;;[.$G:.$G];0)))));[.$D$20];IF(NOT(ISERROR(VLOOKUP(DATE([.$AJ$2];[.$C9];[.AC$2]);[.$AM:.$AM];1;0)));[.$D$19];&quot;&quot;))))))">
            <text:p/>
          </table:table-cell>
          <table:table-cell table:style-name="ce75" table:formula="of:=IF(MONTH(DATE([.$AJ$2];[.$C9];[.$D$2]))&lt;&gt;MONTH(DATE([.$AJ$2];[.$C9];[.AD$2]));[.$D$16];IF(COM.MICROSOFT.SWITCH(WEEKDAY(DATE([.$AJ$2];[.$C9];[.AD$2]));7;TRUE();1;TRUE();FALSE());[.$D$17];IF(NOT(ISERROR(VLOOKUP(DATE([.$AJ$2];[.$C9];[.AD$2]);[.$AL:.$AL];1;0)));[.$D$18];IF(IF(ISERROR(INDIRECT(&quot;$P$&quot;&amp;MATCH(DATE([.$AJ$2];[.$C9];[.AD$2]);[.$D$27:.$D$65];0)+MATCH(&quot;Za sobotę&quot;;[.$P:.$P];0)));FALSE();NOT(ISBLANK(INDIRECT(&quot;$P$&quot;&amp;MATCH(DATE([.$AJ$2];[.$C9];[.AD$2]);[.$D$27:.$D$65];0)+MATCH(&quot;Za sobotę&quot;;[.$P:.$P];0)))));[.$D$21];IF(IF(ISERROR(INDIRECT(&quot;$G$&quot;&amp;MATCH(DATE([.$AJ$2];[.$C9];[.AD$2]);[.$D$27:.$D$65];0)+MATCH(&quot;Zaległy&quot;;[.$G:.$G];0)));FALSE();NOT(ISBLANK(INDIRECT(&quot;$G$&quot;&amp;MATCH(DATE([.$AJ$2];[.$C9];[.AD$2]);[.$D$27:.$D$65];0)+MATCH(&quot;Zaległy&quot;;[.$G:.$G];0)))));[.$D$20];IF(NOT(ISERROR(VLOOKUP(DATE([.$AJ$2];[.$C9];[.AD$2]);[.$AM:.$AM];1;0)));[.$D$19];&quot;&quot;))))))">
            <text:p/>
          </table:table-cell>
          <table:table-cell table:style-name="ce75" table:formula="of:=IF(MONTH(DATE([.$AJ$2];[.$C9];[.$D$2]))&lt;&gt;MONTH(DATE([.$AJ$2];[.$C9];[.AE$2]));[.$D$16];IF(COM.MICROSOFT.SWITCH(WEEKDAY(DATE([.$AJ$2];[.$C9];[.AE$2]));7;TRUE();1;TRUE();FALSE());[.$D$17];IF(NOT(ISERROR(VLOOKUP(DATE([.$AJ$2];[.$C9];[.AE$2]);[.$AL:.$AL];1;0)));[.$D$18];IF(IF(ISERROR(INDIRECT(&quot;$P$&quot;&amp;MATCH(DATE([.$AJ$2];[.$C9];[.AE$2]);[.$D$27:.$D$65];0)+MATCH(&quot;Za sobotę&quot;;[.$P:.$P];0)));FALSE();NOT(ISBLANK(INDIRECT(&quot;$P$&quot;&amp;MATCH(DATE([.$AJ$2];[.$C9];[.AE$2]);[.$D$27:.$D$65];0)+MATCH(&quot;Za sobotę&quot;;[.$P:.$P];0)))));[.$D$21];IF(IF(ISERROR(INDIRECT(&quot;$G$&quot;&amp;MATCH(DATE([.$AJ$2];[.$C9];[.AE$2]);[.$D$27:.$D$65];0)+MATCH(&quot;Zaległy&quot;;[.$G:.$G];0)));FALSE();NOT(ISBLANK(INDIRECT(&quot;$G$&quot;&amp;MATCH(DATE([.$AJ$2];[.$C9];[.AE$2]);[.$D$27:.$D$65];0)+MATCH(&quot;Zaległy&quot;;[.$G:.$G];0)))));[.$D$20];IF(NOT(ISERROR(VLOOKUP(DATE([.$AJ$2];[.$C9];[.AE$2]);[.$AM:.$AM];1;0)));[.$D$19];&quot;&quot;))))))">
            <text:p/>
          </table:table-cell>
          <table:table-cell table:style-name="ce75" table:formula="of:=IF(MONTH(DATE([.$AJ$2];[.$C9];[.$D$2]))&lt;&gt;MONTH(DATE([.$AJ$2];[.$C9];[.AF$2]));[.$D$16];IF(COM.MICROSOFT.SWITCH(WEEKDAY(DATE([.$AJ$2];[.$C9];[.AF$2]));7;TRUE();1;TRUE();FALSE());[.$D$17];IF(NOT(ISERROR(VLOOKUP(DATE([.$AJ$2];[.$C9];[.AF$2]);[.$AL:.$AL];1;0)));[.$D$18];IF(IF(ISERROR(INDIRECT(&quot;$P$&quot;&amp;MATCH(DATE([.$AJ$2];[.$C9];[.AF$2]);[.$D$27:.$D$65];0)+MATCH(&quot;Za sobotę&quot;;[.$P:.$P];0)));FALSE();NOT(ISBLANK(INDIRECT(&quot;$P$&quot;&amp;MATCH(DATE([.$AJ$2];[.$C9];[.AF$2]);[.$D$27:.$D$65];0)+MATCH(&quot;Za sobotę&quot;;[.$P:.$P];0)))));[.$D$21];IF(IF(ISERROR(INDIRECT(&quot;$G$&quot;&amp;MATCH(DATE([.$AJ$2];[.$C9];[.AF$2]);[.$D$27:.$D$65];0)+MATCH(&quot;Zaległy&quot;;[.$G:.$G];0)));FALSE();NOT(ISBLANK(INDIRECT(&quot;$G$&quot;&amp;MATCH(DATE([.$AJ$2];[.$C9];[.AF$2]);[.$D$27:.$D$65];0)+MATCH(&quot;Zaległy&quot;;[.$G:.$G];0)))));[.$D$20];IF(NOT(ISERROR(VLOOKUP(DATE([.$AJ$2];[.$C9];[.AF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9];[.$D$2]))&lt;&gt;MONTH(DATE([.$AJ$2];[.$C9];[.AG$2]));[.$D$16];IF(COM.MICROSOFT.SWITCH(WEEKDAY(DATE([.$AJ$2];[.$C9];[.AG$2]));7;TRUE();1;TRUE();FALSE());[.$D$17];IF(NOT(ISERROR(VLOOKUP(DATE([.$AJ$2];[.$C9];[.AG$2]);[.$AL:.$AL];1;0)));[.$D$18];IF(IF(ISERROR(INDIRECT(&quot;$P$&quot;&amp;MATCH(DATE([.$AJ$2];[.$C9];[.AG$2]);[.$D$27:.$D$65];0)+MATCH(&quot;Za sobotę&quot;;[.$P:.$P];0)));FALSE();NOT(ISBLANK(INDIRECT(&quot;$P$&quot;&amp;MATCH(DATE([.$AJ$2];[.$C9];[.AG$2]);[.$D$27:.$D$65];0)+MATCH(&quot;Za sobotę&quot;;[.$P:.$P];0)))));[.$D$21];IF(IF(ISERROR(INDIRECT(&quot;$G$&quot;&amp;MATCH(DATE([.$AJ$2];[.$C9];[.AG$2]);[.$D$27:.$D$65];0)+MATCH(&quot;Zaległy&quot;;[.$G:.$G];0)));FALSE();NOT(ISBLANK(INDIRECT(&quot;$G$&quot;&amp;MATCH(DATE([.$AJ$2];[.$C9];[.AG$2]);[.$D$27:.$D$65];0)+MATCH(&quot;Zaległy&quot;;[.$G:.$G];0)))));[.$D$20];IF(NOT(ISERROR(VLOOKUP(DATE([.$AJ$2];[.$C9];[.AG$2]);[.$AM:.$AM];1;0)));[.$D$19];&quot;&quot;))))))" office:value-type="string" office:string-value="–" calcext:value-type="string">
            <text:p>–</text:p>
          </table:table-cell>
          <table:table-cell table:style-name="ce95" table:formula="of:=IF(MONTH(DATE([.$AJ$2];[.$C9];[.$D$2]))&lt;&gt;MONTH(DATE([.$AJ$2];[.$C9];[.AH$2]));[.$D$16];IF(COM.MICROSOFT.SWITCH(WEEKDAY(DATE([.$AJ$2];[.$C9];[.AH$2]));7;TRUE();1;TRUE();FALSE());[.$D$17];IF(NOT(ISERROR(VLOOKUP(DATE([.$AJ$2];[.$C9];[.AH$2]);[.$AL:.$AL];1;0)));[.$D$18];IF(IF(ISERROR(INDIRECT(&quot;$P$&quot;&amp;MATCH(DATE([.$AJ$2];[.$C9];[.AH$2]);[.$D$27:.$D$65];0)+MATCH(&quot;Za sobotę&quot;;[.$P:.$P];0)));FALSE();NOT(ISBLANK(INDIRECT(&quot;$P$&quot;&amp;MATCH(DATE([.$AJ$2];[.$C9];[.AH$2]);[.$D$27:.$D$65];0)+MATCH(&quot;Za sobotę&quot;;[.$P:.$P];0)))));[.$D$21];IF(IF(ISERROR(INDIRECT(&quot;$G$&quot;&amp;MATCH(DATE([.$AJ$2];[.$C9];[.AH$2]);[.$D$27:.$D$65];0)+MATCH(&quot;Zaległy&quot;;[.$G:.$G];0)));FALSE();NOT(ISBLANK(INDIRECT(&quot;$G$&quot;&amp;MATCH(DATE([.$AJ$2];[.$C9];[.AH$2]);[.$D$27:.$D$65];0)+MATCH(&quot;Zaległy&quot;;[.$G:.$G];0)))));[.$D$20];IF(NOT(ISERROR(VLOOKUP(DATE([.$AJ$2];[.$C9];[.AH$2]);[.$AM:.$AM];1;0)));[.$D$19];&quot;&quot;))))))">
            <text:p/>
          </table:table-cell>
          <table:table-cell table:style-name="Default"/>
          <table:table-cell table:style-name="ce100" office:value-type="string" calcext:value-type="string">
            <text:p>15.08</text:p>
          </table:table-cell>
          <table:table-cell table:style-name="ce23" office:value-type="string" calcext:value-type="string">
            <text:p>SZTYWNE KAŻDEGO ROKU – Święto Wojska Polskiego, Wniebowzięcie Najświętszej Maryi Panny</text:p>
          </table:table-cell>
          <table:table-cell table:formula="of:=IF(NOT(ISBLANK([.$AJ12]));IFERROR(DATEVALUE([.$AJ12]&amp;&quot;.&quot;&amp;[.$AJ$2]);DATE([.$AJ$2];MONTH([.$AJ12]);DAY([.$AJ12])));&quot;&quot;)" office:value-type="date" office:date-value="2023-12-25" calcext:value-type="date">
            <text:p>25 grudnia 2023 (poniedziałek)</text:p>
          </table:table-cell>
          <table:table-cell table:style-name="ce62" table:formula="of:=IF(NOT(ISBLANK([.$D34]));IFERROR(DATEVALUE([.$D34]&amp;&quot;.&quot;&amp;[.$AJ$2]);DATE([.$AJ$2];MONTH([.$D34]);DAY([.$D3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0];1)" office:value-type="date" office:date-value="2023-08-01" calcext:value-type="date">
            <text:p>sierpień</text:p>
          </table:table-cell>
          <table:table-cell table:style-name="ce6" office:value-type="float" office:value="8" calcext:value-type="float">
            <text:p>8</text:p>
          </table:table-cell>
          <table:table-cell table:style-name="ce65" table:formula="of:=IF(MONTH(DATE([.$AJ$2];[.$C10];[.$D$2]))&lt;&gt;MONTH(DATE([.$AJ$2];[.$C10];[.D$2]));[.$D$16];IF(COM.MICROSOFT.SWITCH(WEEKDAY(DATE([.$AJ$2];[.$C10];[.D$2]));7;TRUE();1;TRUE();FALSE());[.$D$17];IF(NOT(ISERROR(VLOOKUP(DATE([.$AJ$2];[.$C10];[.D$2]);[.$AL:.$AL];1;0)));[.$D$18];IF(IF(ISERROR(INDIRECT(&quot;$P$&quot;&amp;MATCH(DATE([.$AJ$2];[.$C10];[.D$2]);[.$D$27:.$D$65];0)+MATCH(&quot;Za sobotę&quot;;[.$P:.$P];0)));FALSE();NOT(ISBLANK(INDIRECT(&quot;$P$&quot;&amp;MATCH(DATE([.$AJ$2];[.$C10];[.D$2]);[.$D$27:.$D$65];0)+MATCH(&quot;Za sobotę&quot;;[.$P:.$P];0)))));[.$D$21];IF(IF(ISERROR(INDIRECT(&quot;$G$&quot;&amp;MATCH(DATE([.$AJ$2];[.$C10];[.D$2]);[.$D$27:.$D$65];0)+MATCH(&quot;Zaległy&quot;;[.$G:.$G];0)));FALSE();NOT(ISBLANK(INDIRECT(&quot;$G$&quot;&amp;MATCH(DATE([.$AJ$2];[.$C10];[.D$2]);[.$D$27:.$D$65];0)+MATCH(&quot;Zaległy&quot;;[.$G:.$G];0)))));[.$D$20];IF(NOT(ISERROR(VLOOKUP(DATE([.$AJ$2];[.$C10];[.D$2]);[.$AM:.$AM];1;0)));[.$D$19];&quot;&quot;))))))">
            <text:p/>
          </table:table-cell>
          <table:table-cell table:style-name="ce75" table:formula="of:=IF(MONTH(DATE([.$AJ$2];[.$C10];[.$D$2]))&lt;&gt;MONTH(DATE([.$AJ$2];[.$C10];[.E$2]));[.$D$16];IF(COM.MICROSOFT.SWITCH(WEEKDAY(DATE([.$AJ$2];[.$C10];[.E$2]));7;TRUE();1;TRUE();FALSE());[.$D$17];IF(NOT(ISERROR(VLOOKUP(DATE([.$AJ$2];[.$C10];[.E$2]);[.$AL:.$AL];1;0)));[.$D$18];IF(IF(ISERROR(INDIRECT(&quot;$P$&quot;&amp;MATCH(DATE([.$AJ$2];[.$C10];[.E$2]);[.$D$27:.$D$65];0)+MATCH(&quot;Za sobotę&quot;;[.$P:.$P];0)));FALSE();NOT(ISBLANK(INDIRECT(&quot;$P$&quot;&amp;MATCH(DATE([.$AJ$2];[.$C10];[.E$2]);[.$D$27:.$D$65];0)+MATCH(&quot;Za sobotę&quot;;[.$P:.$P];0)))));[.$D$21];IF(IF(ISERROR(INDIRECT(&quot;$G$&quot;&amp;MATCH(DATE([.$AJ$2];[.$C10];[.E$2]);[.$D$27:.$D$65];0)+MATCH(&quot;Zaległy&quot;;[.$G:.$G];0)));FALSE();NOT(ISBLANK(INDIRECT(&quot;$G$&quot;&amp;MATCH(DATE([.$AJ$2];[.$C10];[.E$2]);[.$D$27:.$D$65];0)+MATCH(&quot;Zaległy&quot;;[.$G:.$G];0)))));[.$D$20];IF(NOT(ISERROR(VLOOKUP(DATE([.$AJ$2];[.$C10];[.E$2]);[.$AM:.$AM];1;0)));[.$D$19];&quot;&quot;))))))">
            <text:p/>
          </table:table-cell>
          <table:table-cell table:style-name="ce75" table:formula="of:=IF(MONTH(DATE([.$AJ$2];[.$C10];[.$D$2]))&lt;&gt;MONTH(DATE([.$AJ$2];[.$C10];[.F$2]));[.$D$16];IF(COM.MICROSOFT.SWITCH(WEEKDAY(DATE([.$AJ$2];[.$C10];[.F$2]));7;TRUE();1;TRUE();FALSE());[.$D$17];IF(NOT(ISERROR(VLOOKUP(DATE([.$AJ$2];[.$C10];[.F$2]);[.$AL:.$AL];1;0)));[.$D$18];IF(IF(ISERROR(INDIRECT(&quot;$P$&quot;&amp;MATCH(DATE([.$AJ$2];[.$C10];[.F$2]);[.$D$27:.$D$65];0)+MATCH(&quot;Za sobotę&quot;;[.$P:.$P];0)));FALSE();NOT(ISBLANK(INDIRECT(&quot;$P$&quot;&amp;MATCH(DATE([.$AJ$2];[.$C10];[.F$2]);[.$D$27:.$D$65];0)+MATCH(&quot;Za sobotę&quot;;[.$P:.$P];0)))));[.$D$21];IF(IF(ISERROR(INDIRECT(&quot;$G$&quot;&amp;MATCH(DATE([.$AJ$2];[.$C10];[.F$2]);[.$D$27:.$D$65];0)+MATCH(&quot;Zaległy&quot;;[.$G:.$G];0)));FALSE();NOT(ISBLANK(INDIRECT(&quot;$G$&quot;&amp;MATCH(DATE([.$AJ$2];[.$C10];[.F$2]);[.$D$27:.$D$65];0)+MATCH(&quot;Zaległy&quot;;[.$G:.$G];0)))));[.$D$20];IF(NOT(ISERROR(VLOOKUP(DATE([.$AJ$2];[.$C10];[.F$2]);[.$AM:.$AM];1;0)));[.$D$19];&quot;&quot;))))))">
            <text:p/>
          </table:table-cell>
          <table:table-cell table:style-name="ce75" table:formula="of:=IF(MONTH(DATE([.$AJ$2];[.$C10];[.$D$2]))&lt;&gt;MONTH(DATE([.$AJ$2];[.$C10];[.G$2]));[.$D$16];IF(COM.MICROSOFT.SWITCH(WEEKDAY(DATE([.$AJ$2];[.$C10];[.G$2]));7;TRUE();1;TRUE();FALSE());[.$D$17];IF(NOT(ISERROR(VLOOKUP(DATE([.$AJ$2];[.$C10];[.G$2]);[.$AL:.$AL];1;0)));[.$D$18];IF(IF(ISERROR(INDIRECT(&quot;$P$&quot;&amp;MATCH(DATE([.$AJ$2];[.$C10];[.G$2]);[.$D$27:.$D$65];0)+MATCH(&quot;Za sobotę&quot;;[.$P:.$P];0)));FALSE();NOT(ISBLANK(INDIRECT(&quot;$P$&quot;&amp;MATCH(DATE([.$AJ$2];[.$C10];[.G$2]);[.$D$27:.$D$65];0)+MATCH(&quot;Za sobotę&quot;;[.$P:.$P];0)))));[.$D$21];IF(IF(ISERROR(INDIRECT(&quot;$G$&quot;&amp;MATCH(DATE([.$AJ$2];[.$C10];[.G$2]);[.$D$27:.$D$65];0)+MATCH(&quot;Zaległy&quot;;[.$G:.$G];0)));FALSE();NOT(ISBLANK(INDIRECT(&quot;$G$&quot;&amp;MATCH(DATE([.$AJ$2];[.$C10];[.G$2]);[.$D$27:.$D$65];0)+MATCH(&quot;Zaległy&quot;;[.$G:.$G];0)))));[.$D$20];IF(NOT(ISERROR(VLOOKUP(DATE([.$AJ$2];[.$C10];[.G$2]);[.$AM:.$AM];1;0)));[.$D$19];&quot;&quot;))))))">
            <text:p/>
          </table:table-cell>
          <table:table-cell table:style-name="ce75" table:formula="of:=IF(MONTH(DATE([.$AJ$2];[.$C10];[.$D$2]))&lt;&gt;MONTH(DATE([.$AJ$2];[.$C10];[.H$2]));[.$D$16];IF(COM.MICROSOFT.SWITCH(WEEKDAY(DATE([.$AJ$2];[.$C10];[.H$2]));7;TRUE();1;TRUE();FALSE());[.$D$17];IF(NOT(ISERROR(VLOOKUP(DATE([.$AJ$2];[.$C10];[.H$2]);[.$AL:.$AL];1;0)));[.$D$18];IF(IF(ISERROR(INDIRECT(&quot;$P$&quot;&amp;MATCH(DATE([.$AJ$2];[.$C10];[.H$2]);[.$D$27:.$D$65];0)+MATCH(&quot;Za sobotę&quot;;[.$P:.$P];0)));FALSE();NOT(ISBLANK(INDIRECT(&quot;$P$&quot;&amp;MATCH(DATE([.$AJ$2];[.$C10];[.H$2]);[.$D$27:.$D$65];0)+MATCH(&quot;Za sobotę&quot;;[.$P:.$P];0)))));[.$D$21];IF(IF(ISERROR(INDIRECT(&quot;$G$&quot;&amp;MATCH(DATE([.$AJ$2];[.$C10];[.H$2]);[.$D$27:.$D$65];0)+MATCH(&quot;Zaległy&quot;;[.$G:.$G];0)));FALSE();NOT(ISBLANK(INDIRECT(&quot;$G$&quot;&amp;MATCH(DATE([.$AJ$2];[.$C10];[.H$2]);[.$D$27:.$D$65];0)+MATCH(&quot;Zaległy&quot;;[.$G:.$G];0)))));[.$D$20];IF(NOT(ISERROR(VLOOKUP(DATE([.$AJ$2];[.$C10];[.H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I$2]));[.$D$16];IF(COM.MICROSOFT.SWITCH(WEEKDAY(DATE([.$AJ$2];[.$C10];[.I$2]));7;TRUE();1;TRUE();FALSE());[.$D$17];IF(NOT(ISERROR(VLOOKUP(DATE([.$AJ$2];[.$C10];[.I$2]);[.$AL:.$AL];1;0)));[.$D$18];IF(IF(ISERROR(INDIRECT(&quot;$P$&quot;&amp;MATCH(DATE([.$AJ$2];[.$C10];[.I$2]);[.$D$27:.$D$65];0)+MATCH(&quot;Za sobotę&quot;;[.$P:.$P];0)));FALSE();NOT(ISBLANK(INDIRECT(&quot;$P$&quot;&amp;MATCH(DATE([.$AJ$2];[.$C10];[.I$2]);[.$D$27:.$D$65];0)+MATCH(&quot;Za sobotę&quot;;[.$P:.$P];0)))));[.$D$21];IF(IF(ISERROR(INDIRECT(&quot;$G$&quot;&amp;MATCH(DATE([.$AJ$2];[.$C10];[.I$2]);[.$D$27:.$D$65];0)+MATCH(&quot;Zaległy&quot;;[.$G:.$G];0)));FALSE();NOT(ISBLANK(INDIRECT(&quot;$G$&quot;&amp;MATCH(DATE([.$AJ$2];[.$C10];[.I$2]);[.$D$27:.$D$65];0)+MATCH(&quot;Zaległy&quot;;[.$G:.$G];0)))));[.$D$20];IF(NOT(ISERROR(VLOOKUP(DATE([.$AJ$2];[.$C10];[.I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J$2]));[.$D$16];IF(COM.MICROSOFT.SWITCH(WEEKDAY(DATE([.$AJ$2];[.$C10];[.J$2]));7;TRUE();1;TRUE();FALSE());[.$D$17];IF(NOT(ISERROR(VLOOKUP(DATE([.$AJ$2];[.$C10];[.J$2]);[.$AL:.$AL];1;0)));[.$D$18];IF(IF(ISERROR(INDIRECT(&quot;$P$&quot;&amp;MATCH(DATE([.$AJ$2];[.$C10];[.J$2]);[.$D$27:.$D$65];0)+MATCH(&quot;Za sobotę&quot;;[.$P:.$P];0)));FALSE();NOT(ISBLANK(INDIRECT(&quot;$P$&quot;&amp;MATCH(DATE([.$AJ$2];[.$C10];[.J$2]);[.$D$27:.$D$65];0)+MATCH(&quot;Za sobotę&quot;;[.$P:.$P];0)))));[.$D$21];IF(IF(ISERROR(INDIRECT(&quot;$G$&quot;&amp;MATCH(DATE([.$AJ$2];[.$C10];[.J$2]);[.$D$27:.$D$65];0)+MATCH(&quot;Zaległy&quot;;[.$G:.$G];0)));FALSE();NOT(ISBLANK(INDIRECT(&quot;$G$&quot;&amp;MATCH(DATE([.$AJ$2];[.$C10];[.J$2]);[.$D$27:.$D$65];0)+MATCH(&quot;Zaległy&quot;;[.$G:.$G];0)))));[.$D$20];IF(NOT(ISERROR(VLOOKUP(DATE([.$AJ$2];[.$C10];[.J$2]);[.$AM:.$AM];1;0)));[.$D$19];&quot;&quot;))))))">
            <text:p/>
          </table:table-cell>
          <table:table-cell table:style-name="ce75" table:formula="of:=IF(MONTH(DATE([.$AJ$2];[.$C10];[.$D$2]))&lt;&gt;MONTH(DATE([.$AJ$2];[.$C10];[.K$2]));[.$D$16];IF(COM.MICROSOFT.SWITCH(WEEKDAY(DATE([.$AJ$2];[.$C10];[.K$2]));7;TRUE();1;TRUE();FALSE());[.$D$17];IF(NOT(ISERROR(VLOOKUP(DATE([.$AJ$2];[.$C10];[.K$2]);[.$AL:.$AL];1;0)));[.$D$18];IF(IF(ISERROR(INDIRECT(&quot;$P$&quot;&amp;MATCH(DATE([.$AJ$2];[.$C10];[.K$2]);[.$D$27:.$D$65];0)+MATCH(&quot;Za sobotę&quot;;[.$P:.$P];0)));FALSE();NOT(ISBLANK(INDIRECT(&quot;$P$&quot;&amp;MATCH(DATE([.$AJ$2];[.$C10];[.K$2]);[.$D$27:.$D$65];0)+MATCH(&quot;Za sobotę&quot;;[.$P:.$P];0)))));[.$D$21];IF(IF(ISERROR(INDIRECT(&quot;$G$&quot;&amp;MATCH(DATE([.$AJ$2];[.$C10];[.K$2]);[.$D$27:.$D$65];0)+MATCH(&quot;Zaległy&quot;;[.$G:.$G];0)));FALSE();NOT(ISBLANK(INDIRECT(&quot;$G$&quot;&amp;MATCH(DATE([.$AJ$2];[.$C10];[.K$2]);[.$D$27:.$D$65];0)+MATCH(&quot;Zaległy&quot;;[.$G:.$G];0)))));[.$D$20];IF(NOT(ISERROR(VLOOKUP(DATE([.$AJ$2];[.$C10];[.K$2]);[.$AM:.$AM];1;0)));[.$D$19];&quot;&quot;))))))">
            <text:p/>
          </table:table-cell>
          <table:table-cell table:style-name="ce75" table:formula="of:=IF(MONTH(DATE([.$AJ$2];[.$C10];[.$D$2]))&lt;&gt;MONTH(DATE([.$AJ$2];[.$C10];[.L$2]));[.$D$16];IF(COM.MICROSOFT.SWITCH(WEEKDAY(DATE([.$AJ$2];[.$C10];[.L$2]));7;TRUE();1;TRUE();FALSE());[.$D$17];IF(NOT(ISERROR(VLOOKUP(DATE([.$AJ$2];[.$C10];[.L$2]);[.$AL:.$AL];1;0)));[.$D$18];IF(IF(ISERROR(INDIRECT(&quot;$P$&quot;&amp;MATCH(DATE([.$AJ$2];[.$C10];[.L$2]);[.$D$27:.$D$65];0)+MATCH(&quot;Za sobotę&quot;;[.$P:.$P];0)));FALSE();NOT(ISBLANK(INDIRECT(&quot;$P$&quot;&amp;MATCH(DATE([.$AJ$2];[.$C10];[.L$2]);[.$D$27:.$D$65];0)+MATCH(&quot;Za sobotę&quot;;[.$P:.$P];0)))));[.$D$21];IF(IF(ISERROR(INDIRECT(&quot;$G$&quot;&amp;MATCH(DATE([.$AJ$2];[.$C10];[.L$2]);[.$D$27:.$D$65];0)+MATCH(&quot;Zaległy&quot;;[.$G:.$G];0)));FALSE();NOT(ISBLANK(INDIRECT(&quot;$G$&quot;&amp;MATCH(DATE([.$AJ$2];[.$C10];[.L$2]);[.$D$27:.$D$65];0)+MATCH(&quot;Zaległy&quot;;[.$G:.$G];0)))));[.$D$20];IF(NOT(ISERROR(VLOOKUP(DATE([.$AJ$2];[.$C10];[.L$2]);[.$AM:.$AM];1;0)));[.$D$19];&quot;&quot;))))))">
            <text:p/>
          </table:table-cell>
          <table:table-cell table:style-name="ce75" table:formula="of:=IF(MONTH(DATE([.$AJ$2];[.$C10];[.$D$2]))&lt;&gt;MONTH(DATE([.$AJ$2];[.$C10];[.M$2]));[.$D$16];IF(COM.MICROSOFT.SWITCH(WEEKDAY(DATE([.$AJ$2];[.$C10];[.M$2]));7;TRUE();1;TRUE();FALSE());[.$D$17];IF(NOT(ISERROR(VLOOKUP(DATE([.$AJ$2];[.$C10];[.M$2]);[.$AL:.$AL];1;0)));[.$D$18];IF(IF(ISERROR(INDIRECT(&quot;$P$&quot;&amp;MATCH(DATE([.$AJ$2];[.$C10];[.M$2]);[.$D$27:.$D$65];0)+MATCH(&quot;Za sobotę&quot;;[.$P:.$P];0)));FALSE();NOT(ISBLANK(INDIRECT(&quot;$P$&quot;&amp;MATCH(DATE([.$AJ$2];[.$C10];[.M$2]);[.$D$27:.$D$65];0)+MATCH(&quot;Za sobotę&quot;;[.$P:.$P];0)))));[.$D$21];IF(IF(ISERROR(INDIRECT(&quot;$G$&quot;&amp;MATCH(DATE([.$AJ$2];[.$C10];[.M$2]);[.$D$27:.$D$65];0)+MATCH(&quot;Zaległy&quot;;[.$G:.$G];0)));FALSE();NOT(ISBLANK(INDIRECT(&quot;$G$&quot;&amp;MATCH(DATE([.$AJ$2];[.$C10];[.M$2]);[.$D$27:.$D$65];0)+MATCH(&quot;Zaległy&quot;;[.$G:.$G];0)))));[.$D$20];IF(NOT(ISERROR(VLOOKUP(DATE([.$AJ$2];[.$C10];[.M$2]);[.$AM:.$AM];1;0)));[.$D$19];&quot;&quot;))))))">
            <text:p/>
          </table:table-cell>
          <table:table-cell table:style-name="ce75" table:formula="of:=IF(MONTH(DATE([.$AJ$2];[.$C10];[.$D$2]))&lt;&gt;MONTH(DATE([.$AJ$2];[.$C10];[.N$2]));[.$D$16];IF(COM.MICROSOFT.SWITCH(WEEKDAY(DATE([.$AJ$2];[.$C10];[.N$2]));7;TRUE();1;TRUE();FALSE());[.$D$17];IF(NOT(ISERROR(VLOOKUP(DATE([.$AJ$2];[.$C10];[.N$2]);[.$AL:.$AL];1;0)));[.$D$18];IF(IF(ISERROR(INDIRECT(&quot;$P$&quot;&amp;MATCH(DATE([.$AJ$2];[.$C10];[.N$2]);[.$D$27:.$D$65];0)+MATCH(&quot;Za sobotę&quot;;[.$P:.$P];0)));FALSE();NOT(ISBLANK(INDIRECT(&quot;$P$&quot;&amp;MATCH(DATE([.$AJ$2];[.$C10];[.N$2]);[.$D$27:.$D$65];0)+MATCH(&quot;Za sobotę&quot;;[.$P:.$P];0)))));[.$D$21];IF(IF(ISERROR(INDIRECT(&quot;$G$&quot;&amp;MATCH(DATE([.$AJ$2];[.$C10];[.N$2]);[.$D$27:.$D$65];0)+MATCH(&quot;Zaległy&quot;;[.$G:.$G];0)));FALSE();NOT(ISBLANK(INDIRECT(&quot;$G$&quot;&amp;MATCH(DATE([.$AJ$2];[.$C10];[.N$2]);[.$D$27:.$D$65];0)+MATCH(&quot;Zaległy&quot;;[.$G:.$G];0)))));[.$D$20];IF(NOT(ISERROR(VLOOKUP(DATE([.$AJ$2];[.$C10];[.N$2]);[.$AM:.$AM];1;0)));[.$D$19];&quot;&quot;))))))">
            <text:p/>
          </table:table-cell>
          <table:table-cell table:style-name="ce75" table:formula="of:=IF(MONTH(DATE([.$AJ$2];[.$C10];[.$D$2]))&lt;&gt;MONTH(DATE([.$AJ$2];[.$C10];[.O$2]));[.$D$16];IF(COM.MICROSOFT.SWITCH(WEEKDAY(DATE([.$AJ$2];[.$C10];[.O$2]));7;TRUE();1;TRUE();FALSE());[.$D$17];IF(NOT(ISERROR(VLOOKUP(DATE([.$AJ$2];[.$C10];[.O$2]);[.$AL:.$AL];1;0)));[.$D$18];IF(IF(ISERROR(INDIRECT(&quot;$P$&quot;&amp;MATCH(DATE([.$AJ$2];[.$C10];[.O$2]);[.$D$27:.$D$65];0)+MATCH(&quot;Za sobotę&quot;;[.$P:.$P];0)));FALSE();NOT(ISBLANK(INDIRECT(&quot;$P$&quot;&amp;MATCH(DATE([.$AJ$2];[.$C10];[.O$2]);[.$D$27:.$D$65];0)+MATCH(&quot;Za sobotę&quot;;[.$P:.$P];0)))));[.$D$21];IF(IF(ISERROR(INDIRECT(&quot;$G$&quot;&amp;MATCH(DATE([.$AJ$2];[.$C10];[.O$2]);[.$D$27:.$D$65];0)+MATCH(&quot;Zaległy&quot;;[.$G:.$G];0)));FALSE();NOT(ISBLANK(INDIRECT(&quot;$G$&quot;&amp;MATCH(DATE([.$AJ$2];[.$C10];[.O$2]);[.$D$27:.$D$65];0)+MATCH(&quot;Zaległy&quot;;[.$G:.$G];0)))));[.$D$20];IF(NOT(ISERROR(VLOOKUP(DATE([.$AJ$2];[.$C10];[.O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P$2]));[.$D$16];IF(COM.MICROSOFT.SWITCH(WEEKDAY(DATE([.$AJ$2];[.$C10];[.P$2]));7;TRUE();1;TRUE();FALSE());[.$D$17];IF(NOT(ISERROR(VLOOKUP(DATE([.$AJ$2];[.$C10];[.P$2]);[.$AL:.$AL];1;0)));[.$D$18];IF(IF(ISERROR(INDIRECT(&quot;$P$&quot;&amp;MATCH(DATE([.$AJ$2];[.$C10];[.P$2]);[.$D$27:.$D$65];0)+MATCH(&quot;Za sobotę&quot;;[.$P:.$P];0)));FALSE();NOT(ISBLANK(INDIRECT(&quot;$P$&quot;&amp;MATCH(DATE([.$AJ$2];[.$C10];[.P$2]);[.$D$27:.$D$65];0)+MATCH(&quot;Za sobotę&quot;;[.$P:.$P];0)))));[.$D$21];IF(IF(ISERROR(INDIRECT(&quot;$G$&quot;&amp;MATCH(DATE([.$AJ$2];[.$C10];[.P$2]);[.$D$27:.$D$65];0)+MATCH(&quot;Zaległy&quot;;[.$G:.$G];0)));FALSE();NOT(ISBLANK(INDIRECT(&quot;$G$&quot;&amp;MATCH(DATE([.$AJ$2];[.$C10];[.P$2]);[.$D$27:.$D$65];0)+MATCH(&quot;Zaległy&quot;;[.$G:.$G];0)))));[.$D$20];IF(NOT(ISERROR(VLOOKUP(DATE([.$AJ$2];[.$C10];[.P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Q$2]));[.$D$16];IF(COM.MICROSOFT.SWITCH(WEEKDAY(DATE([.$AJ$2];[.$C10];[.Q$2]));7;TRUE();1;TRUE();FALSE());[.$D$17];IF(NOT(ISERROR(VLOOKUP(DATE([.$AJ$2];[.$C10];[.Q$2]);[.$AL:.$AL];1;0)));[.$D$18];IF(IF(ISERROR(INDIRECT(&quot;$P$&quot;&amp;MATCH(DATE([.$AJ$2];[.$C10];[.Q$2]);[.$D$27:.$D$65];0)+MATCH(&quot;Za sobotę&quot;;[.$P:.$P];0)));FALSE();NOT(ISBLANK(INDIRECT(&quot;$P$&quot;&amp;MATCH(DATE([.$AJ$2];[.$C10];[.Q$2]);[.$D$27:.$D$65];0)+MATCH(&quot;Za sobotę&quot;;[.$P:.$P];0)))));[.$D$21];IF(IF(ISERROR(INDIRECT(&quot;$G$&quot;&amp;MATCH(DATE([.$AJ$2];[.$C10];[.Q$2]);[.$D$27:.$D$65];0)+MATCH(&quot;Zaległy&quot;;[.$G:.$G];0)));FALSE();NOT(ISBLANK(INDIRECT(&quot;$G$&quot;&amp;MATCH(DATE([.$AJ$2];[.$C10];[.Q$2]);[.$D$27:.$D$65];0)+MATCH(&quot;Zaległy&quot;;[.$G:.$G];0)))));[.$D$20];IF(NOT(ISERROR(VLOOKUP(DATE([.$AJ$2];[.$C10];[.Q$2]);[.$AM:.$AM];1;0)));[.$D$19];&quot;&quot;))))))">
            <text:p/>
          </table:table-cell>
          <table:table-cell table:style-name="ce75" table:formula="of:=IF(MONTH(DATE([.$AJ$2];[.$C10];[.$D$2]))&lt;&gt;MONTH(DATE([.$AJ$2];[.$C10];[.R$2]));[.$D$16];IF(COM.MICROSOFT.SWITCH(WEEKDAY(DATE([.$AJ$2];[.$C10];[.R$2]));7;TRUE();1;TRUE();FALSE());[.$D$17];IF(NOT(ISERROR(VLOOKUP(DATE([.$AJ$2];[.$C10];[.R$2]);[.$AL:.$AL];1;0)));[.$D$18];IF(IF(ISERROR(INDIRECT(&quot;$P$&quot;&amp;MATCH(DATE([.$AJ$2];[.$C10];[.R$2]);[.$D$27:.$D$65];0)+MATCH(&quot;Za sobotę&quot;;[.$P:.$P];0)));FALSE();NOT(ISBLANK(INDIRECT(&quot;$P$&quot;&amp;MATCH(DATE([.$AJ$2];[.$C10];[.R$2]);[.$D$27:.$D$65];0)+MATCH(&quot;Za sobotę&quot;;[.$P:.$P];0)))));[.$D$21];IF(IF(ISERROR(INDIRECT(&quot;$G$&quot;&amp;MATCH(DATE([.$AJ$2];[.$C10];[.R$2]);[.$D$27:.$D$65];0)+MATCH(&quot;Zaległy&quot;;[.$G:.$G];0)));FALSE();NOT(ISBLANK(INDIRECT(&quot;$G$&quot;&amp;MATCH(DATE([.$AJ$2];[.$C10];[.R$2]);[.$D$27:.$D$65];0)+MATCH(&quot;Zaległy&quot;;[.$G:.$G];0)))));[.$D$20];IF(NOT(ISERROR(VLOOKUP(DATE([.$AJ$2];[.$C10];[.R$2]);[.$AM:.$AM];1;0)));[.$D$19];&quot;&quot;))))))" office:value-type="string" office:string-value="+" calcext:value-type="string">
            <text:p>+</text:p>
          </table:table-cell>
          <table:table-cell table:style-name="ce75" table:formula="of:=IF(MONTH(DATE([.$AJ$2];[.$C10];[.$D$2]))&lt;&gt;MONTH(DATE([.$AJ$2];[.$C10];[.S$2]));[.$D$16];IF(COM.MICROSOFT.SWITCH(WEEKDAY(DATE([.$AJ$2];[.$C10];[.S$2]));7;TRUE();1;TRUE();FALSE());[.$D$17];IF(NOT(ISERROR(VLOOKUP(DATE([.$AJ$2];[.$C10];[.S$2]);[.$AL:.$AL];1;0)));[.$D$18];IF(IF(ISERROR(INDIRECT(&quot;$P$&quot;&amp;MATCH(DATE([.$AJ$2];[.$C10];[.S$2]);[.$D$27:.$D$65];0)+MATCH(&quot;Za sobotę&quot;;[.$P:.$P];0)));FALSE();NOT(ISBLANK(INDIRECT(&quot;$P$&quot;&amp;MATCH(DATE([.$AJ$2];[.$C10];[.S$2]);[.$D$27:.$D$65];0)+MATCH(&quot;Za sobotę&quot;;[.$P:.$P];0)))));[.$D$21];IF(IF(ISERROR(INDIRECT(&quot;$G$&quot;&amp;MATCH(DATE([.$AJ$2];[.$C10];[.S$2]);[.$D$27:.$D$65];0)+MATCH(&quot;Zaległy&quot;;[.$G:.$G];0)));FALSE();NOT(ISBLANK(INDIRECT(&quot;$G$&quot;&amp;MATCH(DATE([.$AJ$2];[.$C10];[.S$2]);[.$D$27:.$D$65];0)+MATCH(&quot;Zaległy&quot;;[.$G:.$G];0)))));[.$D$20];IF(NOT(ISERROR(VLOOKUP(DATE([.$AJ$2];[.$C10];[.S$2]);[.$AM:.$AM];1;0)));[.$D$19];&quot;&quot;))))))">
            <text:p/>
          </table:table-cell>
          <table:table-cell table:style-name="ce75" table:formula="of:=IF(MONTH(DATE([.$AJ$2];[.$C10];[.$D$2]))&lt;&gt;MONTH(DATE([.$AJ$2];[.$C10];[.T$2]));[.$D$16];IF(COM.MICROSOFT.SWITCH(WEEKDAY(DATE([.$AJ$2];[.$C10];[.T$2]));7;TRUE();1;TRUE();FALSE());[.$D$17];IF(NOT(ISERROR(VLOOKUP(DATE([.$AJ$2];[.$C10];[.T$2]);[.$AL:.$AL];1;0)));[.$D$18];IF(IF(ISERROR(INDIRECT(&quot;$P$&quot;&amp;MATCH(DATE([.$AJ$2];[.$C10];[.T$2]);[.$D$27:.$D$65];0)+MATCH(&quot;Za sobotę&quot;;[.$P:.$P];0)));FALSE();NOT(ISBLANK(INDIRECT(&quot;$P$&quot;&amp;MATCH(DATE([.$AJ$2];[.$C10];[.T$2]);[.$D$27:.$D$65];0)+MATCH(&quot;Za sobotę&quot;;[.$P:.$P];0)))));[.$D$21];IF(IF(ISERROR(INDIRECT(&quot;$G$&quot;&amp;MATCH(DATE([.$AJ$2];[.$C10];[.T$2]);[.$D$27:.$D$65];0)+MATCH(&quot;Zaległy&quot;;[.$G:.$G];0)));FALSE();NOT(ISBLANK(INDIRECT(&quot;$G$&quot;&amp;MATCH(DATE([.$AJ$2];[.$C10];[.T$2]);[.$D$27:.$D$65];0)+MATCH(&quot;Zaległy&quot;;[.$G:.$G];0)))));[.$D$20];IF(NOT(ISERROR(VLOOKUP(DATE([.$AJ$2];[.$C10];[.T$2]);[.$AM:.$AM];1;0)));[.$D$19];&quot;&quot;))))))">
            <text:p/>
          </table:table-cell>
          <table:table-cell table:style-name="ce75" table:formula="of:=IF(MONTH(DATE([.$AJ$2];[.$C10];[.$D$2]))&lt;&gt;MONTH(DATE([.$AJ$2];[.$C10];[.U$2]));[.$D$16];IF(COM.MICROSOFT.SWITCH(WEEKDAY(DATE([.$AJ$2];[.$C10];[.U$2]));7;TRUE();1;TRUE();FALSE());[.$D$17];IF(NOT(ISERROR(VLOOKUP(DATE([.$AJ$2];[.$C10];[.U$2]);[.$AL:.$AL];1;0)));[.$D$18];IF(IF(ISERROR(INDIRECT(&quot;$P$&quot;&amp;MATCH(DATE([.$AJ$2];[.$C10];[.U$2]);[.$D$27:.$D$65];0)+MATCH(&quot;Za sobotę&quot;;[.$P:.$P];0)));FALSE();NOT(ISBLANK(INDIRECT(&quot;$P$&quot;&amp;MATCH(DATE([.$AJ$2];[.$C10];[.U$2]);[.$D$27:.$D$65];0)+MATCH(&quot;Za sobotę&quot;;[.$P:.$P];0)))));[.$D$21];IF(IF(ISERROR(INDIRECT(&quot;$G$&quot;&amp;MATCH(DATE([.$AJ$2];[.$C10];[.U$2]);[.$D$27:.$D$65];0)+MATCH(&quot;Zaległy&quot;;[.$G:.$G];0)));FALSE();NOT(ISBLANK(INDIRECT(&quot;$G$&quot;&amp;MATCH(DATE([.$AJ$2];[.$C10];[.U$2]);[.$D$27:.$D$65];0)+MATCH(&quot;Zaległy&quot;;[.$G:.$G];0)))));[.$D$20];IF(NOT(ISERROR(VLOOKUP(DATE([.$AJ$2];[.$C10];[.U$2]);[.$AM:.$AM];1;0)));[.$D$19];&quot;&quot;))))))">
            <text:p/>
          </table:table-cell>
          <table:table-cell table:style-name="ce75" table:formula="of:=IF(MONTH(DATE([.$AJ$2];[.$C10];[.$D$2]))&lt;&gt;MONTH(DATE([.$AJ$2];[.$C10];[.V$2]));[.$D$16];IF(COM.MICROSOFT.SWITCH(WEEKDAY(DATE([.$AJ$2];[.$C10];[.V$2]));7;TRUE();1;TRUE();FALSE());[.$D$17];IF(NOT(ISERROR(VLOOKUP(DATE([.$AJ$2];[.$C10];[.V$2]);[.$AL:.$AL];1;0)));[.$D$18];IF(IF(ISERROR(INDIRECT(&quot;$P$&quot;&amp;MATCH(DATE([.$AJ$2];[.$C10];[.V$2]);[.$D$27:.$D$65];0)+MATCH(&quot;Za sobotę&quot;;[.$P:.$P];0)));FALSE();NOT(ISBLANK(INDIRECT(&quot;$P$&quot;&amp;MATCH(DATE([.$AJ$2];[.$C10];[.V$2]);[.$D$27:.$D$65];0)+MATCH(&quot;Za sobotę&quot;;[.$P:.$P];0)))));[.$D$21];IF(IF(ISERROR(INDIRECT(&quot;$G$&quot;&amp;MATCH(DATE([.$AJ$2];[.$C10];[.V$2]);[.$D$27:.$D$65];0)+MATCH(&quot;Zaległy&quot;;[.$G:.$G];0)));FALSE();NOT(ISBLANK(INDIRECT(&quot;$G$&quot;&amp;MATCH(DATE([.$AJ$2];[.$C10];[.V$2]);[.$D$27:.$D$65];0)+MATCH(&quot;Zaległy&quot;;[.$G:.$G];0)))));[.$D$20];IF(NOT(ISERROR(VLOOKUP(DATE([.$AJ$2];[.$C10];[.V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W$2]));[.$D$16];IF(COM.MICROSOFT.SWITCH(WEEKDAY(DATE([.$AJ$2];[.$C10];[.W$2]));7;TRUE();1;TRUE();FALSE());[.$D$17];IF(NOT(ISERROR(VLOOKUP(DATE([.$AJ$2];[.$C10];[.W$2]);[.$AL:.$AL];1;0)));[.$D$18];IF(IF(ISERROR(INDIRECT(&quot;$P$&quot;&amp;MATCH(DATE([.$AJ$2];[.$C10];[.W$2]);[.$D$27:.$D$65];0)+MATCH(&quot;Za sobotę&quot;;[.$P:.$P];0)));FALSE();NOT(ISBLANK(INDIRECT(&quot;$P$&quot;&amp;MATCH(DATE([.$AJ$2];[.$C10];[.W$2]);[.$D$27:.$D$65];0)+MATCH(&quot;Za sobotę&quot;;[.$P:.$P];0)))));[.$D$21];IF(IF(ISERROR(INDIRECT(&quot;$G$&quot;&amp;MATCH(DATE([.$AJ$2];[.$C10];[.W$2]);[.$D$27:.$D$65];0)+MATCH(&quot;Zaległy&quot;;[.$G:.$G];0)));FALSE();NOT(ISBLANK(INDIRECT(&quot;$G$&quot;&amp;MATCH(DATE([.$AJ$2];[.$C10];[.W$2]);[.$D$27:.$D$65];0)+MATCH(&quot;Zaległy&quot;;[.$G:.$G];0)))));[.$D$20];IF(NOT(ISERROR(VLOOKUP(DATE([.$AJ$2];[.$C10];[.W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X$2]));[.$D$16];IF(COM.MICROSOFT.SWITCH(WEEKDAY(DATE([.$AJ$2];[.$C10];[.X$2]));7;TRUE();1;TRUE();FALSE());[.$D$17];IF(NOT(ISERROR(VLOOKUP(DATE([.$AJ$2];[.$C10];[.X$2]);[.$AL:.$AL];1;0)));[.$D$18];IF(IF(ISERROR(INDIRECT(&quot;$P$&quot;&amp;MATCH(DATE([.$AJ$2];[.$C10];[.X$2]);[.$D$27:.$D$65];0)+MATCH(&quot;Za sobotę&quot;;[.$P:.$P];0)));FALSE();NOT(ISBLANK(INDIRECT(&quot;$P$&quot;&amp;MATCH(DATE([.$AJ$2];[.$C10];[.X$2]);[.$D$27:.$D$65];0)+MATCH(&quot;Za sobotę&quot;;[.$P:.$P];0)))));[.$D$21];IF(IF(ISERROR(INDIRECT(&quot;$G$&quot;&amp;MATCH(DATE([.$AJ$2];[.$C10];[.X$2]);[.$D$27:.$D$65];0)+MATCH(&quot;Zaległy&quot;;[.$G:.$G];0)));FALSE();NOT(ISBLANK(INDIRECT(&quot;$G$&quot;&amp;MATCH(DATE([.$AJ$2];[.$C10];[.X$2]);[.$D$27:.$D$65];0)+MATCH(&quot;Zaległy&quot;;[.$G:.$G];0)))));[.$D$20];IF(NOT(ISERROR(VLOOKUP(DATE([.$AJ$2];[.$C10];[.X$2]);[.$AM:.$AM];1;0)));[.$D$19];&quot;&quot;))))))">
            <text:p/>
          </table:table-cell>
          <table:table-cell table:style-name="ce75" table:formula="of:=IF(MONTH(DATE([.$AJ$2];[.$C10];[.$D$2]))&lt;&gt;MONTH(DATE([.$AJ$2];[.$C10];[.Y$2]));[.$D$16];IF(COM.MICROSOFT.SWITCH(WEEKDAY(DATE([.$AJ$2];[.$C10];[.Y$2]));7;TRUE();1;TRUE();FALSE());[.$D$17];IF(NOT(ISERROR(VLOOKUP(DATE([.$AJ$2];[.$C10];[.Y$2]);[.$AL:.$AL];1;0)));[.$D$18];IF(IF(ISERROR(INDIRECT(&quot;$P$&quot;&amp;MATCH(DATE([.$AJ$2];[.$C10];[.Y$2]);[.$D$27:.$D$65];0)+MATCH(&quot;Za sobotę&quot;;[.$P:.$P];0)));FALSE();NOT(ISBLANK(INDIRECT(&quot;$P$&quot;&amp;MATCH(DATE([.$AJ$2];[.$C10];[.Y$2]);[.$D$27:.$D$65];0)+MATCH(&quot;Za sobotę&quot;;[.$P:.$P];0)))));[.$D$21];IF(IF(ISERROR(INDIRECT(&quot;$G$&quot;&amp;MATCH(DATE([.$AJ$2];[.$C10];[.Y$2]);[.$D$27:.$D$65];0)+MATCH(&quot;Zaległy&quot;;[.$G:.$G];0)));FALSE();NOT(ISBLANK(INDIRECT(&quot;$G$&quot;&amp;MATCH(DATE([.$AJ$2];[.$C10];[.Y$2]);[.$D$27:.$D$65];0)+MATCH(&quot;Zaległy&quot;;[.$G:.$G];0)))));[.$D$20];IF(NOT(ISERROR(VLOOKUP(DATE([.$AJ$2];[.$C10];[.Y$2]);[.$AM:.$AM];1;0)));[.$D$19];&quot;&quot;))))))">
            <text:p/>
          </table:table-cell>
          <table:table-cell table:style-name="ce75" table:formula="of:=IF(MONTH(DATE([.$AJ$2];[.$C10];[.$D$2]))&lt;&gt;MONTH(DATE([.$AJ$2];[.$C10];[.Z$2]));[.$D$16];IF(COM.MICROSOFT.SWITCH(WEEKDAY(DATE([.$AJ$2];[.$C10];[.Z$2]));7;TRUE();1;TRUE();FALSE());[.$D$17];IF(NOT(ISERROR(VLOOKUP(DATE([.$AJ$2];[.$C10];[.Z$2]);[.$AL:.$AL];1;0)));[.$D$18];IF(IF(ISERROR(INDIRECT(&quot;$P$&quot;&amp;MATCH(DATE([.$AJ$2];[.$C10];[.Z$2]);[.$D$27:.$D$65];0)+MATCH(&quot;Za sobotę&quot;;[.$P:.$P];0)));FALSE();NOT(ISBLANK(INDIRECT(&quot;$P$&quot;&amp;MATCH(DATE([.$AJ$2];[.$C10];[.Z$2]);[.$D$27:.$D$65];0)+MATCH(&quot;Za sobotę&quot;;[.$P:.$P];0)))));[.$D$21];IF(IF(ISERROR(INDIRECT(&quot;$G$&quot;&amp;MATCH(DATE([.$AJ$2];[.$C10];[.Z$2]);[.$D$27:.$D$65];0)+MATCH(&quot;Zaległy&quot;;[.$G:.$G];0)));FALSE();NOT(ISBLANK(INDIRECT(&quot;$G$&quot;&amp;MATCH(DATE([.$AJ$2];[.$C10];[.Z$2]);[.$D$27:.$D$65];0)+MATCH(&quot;Zaległy&quot;;[.$G:.$G];0)))));[.$D$20];IF(NOT(ISERROR(VLOOKUP(DATE([.$AJ$2];[.$C10];[.Z$2]);[.$AM:.$AM];1;0)));[.$D$19];&quot;&quot;))))))">
            <text:p/>
          </table:table-cell>
          <table:table-cell table:style-name="ce75" table:formula="of:=IF(MONTH(DATE([.$AJ$2];[.$C10];[.$D$2]))&lt;&gt;MONTH(DATE([.$AJ$2];[.$C10];[.AA$2]));[.$D$16];IF(COM.MICROSOFT.SWITCH(WEEKDAY(DATE([.$AJ$2];[.$C10];[.AA$2]));7;TRUE();1;TRUE();FALSE());[.$D$17];IF(NOT(ISERROR(VLOOKUP(DATE([.$AJ$2];[.$C10];[.AA$2]);[.$AL:.$AL];1;0)));[.$D$18];IF(IF(ISERROR(INDIRECT(&quot;$P$&quot;&amp;MATCH(DATE([.$AJ$2];[.$C10];[.AA$2]);[.$D$27:.$D$65];0)+MATCH(&quot;Za sobotę&quot;;[.$P:.$P];0)));FALSE();NOT(ISBLANK(INDIRECT(&quot;$P$&quot;&amp;MATCH(DATE([.$AJ$2];[.$C10];[.AA$2]);[.$D$27:.$D$65];0)+MATCH(&quot;Za sobotę&quot;;[.$P:.$P];0)))));[.$D$21];IF(IF(ISERROR(INDIRECT(&quot;$G$&quot;&amp;MATCH(DATE([.$AJ$2];[.$C10];[.AA$2]);[.$D$27:.$D$65];0)+MATCH(&quot;Zaległy&quot;;[.$G:.$G];0)));FALSE();NOT(ISBLANK(INDIRECT(&quot;$G$&quot;&amp;MATCH(DATE([.$AJ$2];[.$C10];[.AA$2]);[.$D$27:.$D$65];0)+MATCH(&quot;Zaległy&quot;;[.$G:.$G];0)))));[.$D$20];IF(NOT(ISERROR(VLOOKUP(DATE([.$AJ$2];[.$C10];[.AA$2]);[.$AM:.$AM];1;0)));[.$D$19];&quot;&quot;))))))">
            <text:p/>
          </table:table-cell>
          <table:table-cell table:style-name="ce75" table:formula="of:=IF(MONTH(DATE([.$AJ$2];[.$C10];[.$D$2]))&lt;&gt;MONTH(DATE([.$AJ$2];[.$C10];[.AB$2]));[.$D$16];IF(COM.MICROSOFT.SWITCH(WEEKDAY(DATE([.$AJ$2];[.$C10];[.AB$2]));7;TRUE();1;TRUE();FALSE());[.$D$17];IF(NOT(ISERROR(VLOOKUP(DATE([.$AJ$2];[.$C10];[.AB$2]);[.$AL:.$AL];1;0)));[.$D$18];IF(IF(ISERROR(INDIRECT(&quot;$P$&quot;&amp;MATCH(DATE([.$AJ$2];[.$C10];[.AB$2]);[.$D$27:.$D$65];0)+MATCH(&quot;Za sobotę&quot;;[.$P:.$P];0)));FALSE();NOT(ISBLANK(INDIRECT(&quot;$P$&quot;&amp;MATCH(DATE([.$AJ$2];[.$C10];[.AB$2]);[.$D$27:.$D$65];0)+MATCH(&quot;Za sobotę&quot;;[.$P:.$P];0)))));[.$D$21];IF(IF(ISERROR(INDIRECT(&quot;$G$&quot;&amp;MATCH(DATE([.$AJ$2];[.$C10];[.AB$2]);[.$D$27:.$D$65];0)+MATCH(&quot;Zaległy&quot;;[.$G:.$G];0)));FALSE();NOT(ISBLANK(INDIRECT(&quot;$G$&quot;&amp;MATCH(DATE([.$AJ$2];[.$C10];[.AB$2]);[.$D$27:.$D$65];0)+MATCH(&quot;Zaległy&quot;;[.$G:.$G];0)))));[.$D$20];IF(NOT(ISERROR(VLOOKUP(DATE([.$AJ$2];[.$C10];[.AB$2]);[.$AM:.$AM];1;0)));[.$D$19];&quot;&quot;))))))">
            <text:p/>
          </table:table-cell>
          <table:table-cell table:style-name="ce75" table:formula="of:=IF(MONTH(DATE([.$AJ$2];[.$C10];[.$D$2]))&lt;&gt;MONTH(DATE([.$AJ$2];[.$C10];[.AC$2]));[.$D$16];IF(COM.MICROSOFT.SWITCH(WEEKDAY(DATE([.$AJ$2];[.$C10];[.AC$2]));7;TRUE();1;TRUE();FALSE());[.$D$17];IF(NOT(ISERROR(VLOOKUP(DATE([.$AJ$2];[.$C10];[.AC$2]);[.$AL:.$AL];1;0)));[.$D$18];IF(IF(ISERROR(INDIRECT(&quot;$P$&quot;&amp;MATCH(DATE([.$AJ$2];[.$C10];[.AC$2]);[.$D$27:.$D$65];0)+MATCH(&quot;Za sobotę&quot;;[.$P:.$P];0)));FALSE();NOT(ISBLANK(INDIRECT(&quot;$P$&quot;&amp;MATCH(DATE([.$AJ$2];[.$C10];[.AC$2]);[.$D$27:.$D$65];0)+MATCH(&quot;Za sobotę&quot;;[.$P:.$P];0)))));[.$D$21];IF(IF(ISERROR(INDIRECT(&quot;$G$&quot;&amp;MATCH(DATE([.$AJ$2];[.$C10];[.AC$2]);[.$D$27:.$D$65];0)+MATCH(&quot;Zaległy&quot;;[.$G:.$G];0)));FALSE();NOT(ISBLANK(INDIRECT(&quot;$G$&quot;&amp;MATCH(DATE([.$AJ$2];[.$C10];[.AC$2]);[.$D$27:.$D$65];0)+MATCH(&quot;Zaległy&quot;;[.$G:.$G];0)))));[.$D$20];IF(NOT(ISERROR(VLOOKUP(DATE([.$AJ$2];[.$C10];[.AC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AD$2]));[.$D$16];IF(COM.MICROSOFT.SWITCH(WEEKDAY(DATE([.$AJ$2];[.$C10];[.AD$2]));7;TRUE();1;TRUE();FALSE());[.$D$17];IF(NOT(ISERROR(VLOOKUP(DATE([.$AJ$2];[.$C10];[.AD$2]);[.$AL:.$AL];1;0)));[.$D$18];IF(IF(ISERROR(INDIRECT(&quot;$P$&quot;&amp;MATCH(DATE([.$AJ$2];[.$C10];[.AD$2]);[.$D$27:.$D$65];0)+MATCH(&quot;Za sobotę&quot;;[.$P:.$P];0)));FALSE();NOT(ISBLANK(INDIRECT(&quot;$P$&quot;&amp;MATCH(DATE([.$AJ$2];[.$C10];[.AD$2]);[.$D$27:.$D$65];0)+MATCH(&quot;Za sobotę&quot;;[.$P:.$P];0)))));[.$D$21];IF(IF(ISERROR(INDIRECT(&quot;$G$&quot;&amp;MATCH(DATE([.$AJ$2];[.$C10];[.AD$2]);[.$D$27:.$D$65];0)+MATCH(&quot;Zaległy&quot;;[.$G:.$G];0)));FALSE();NOT(ISBLANK(INDIRECT(&quot;$G$&quot;&amp;MATCH(DATE([.$AJ$2];[.$C10];[.AD$2]);[.$D$27:.$D$65];0)+MATCH(&quot;Zaległy&quot;;[.$G:.$G];0)))));[.$D$20];IF(NOT(ISERROR(VLOOKUP(DATE([.$AJ$2];[.$C10];[.AD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0];[.$D$2]))&lt;&gt;MONTH(DATE([.$AJ$2];[.$C10];[.AE$2]));[.$D$16];IF(COM.MICROSOFT.SWITCH(WEEKDAY(DATE([.$AJ$2];[.$C10];[.AE$2]));7;TRUE();1;TRUE();FALSE());[.$D$17];IF(NOT(ISERROR(VLOOKUP(DATE([.$AJ$2];[.$C10];[.AE$2]);[.$AL:.$AL];1;0)));[.$D$18];IF(IF(ISERROR(INDIRECT(&quot;$P$&quot;&amp;MATCH(DATE([.$AJ$2];[.$C10];[.AE$2]);[.$D$27:.$D$65];0)+MATCH(&quot;Za sobotę&quot;;[.$P:.$P];0)));FALSE();NOT(ISBLANK(INDIRECT(&quot;$P$&quot;&amp;MATCH(DATE([.$AJ$2];[.$C10];[.AE$2]);[.$D$27:.$D$65];0)+MATCH(&quot;Za sobotę&quot;;[.$P:.$P];0)))));[.$D$21];IF(IF(ISERROR(INDIRECT(&quot;$G$&quot;&amp;MATCH(DATE([.$AJ$2];[.$C10];[.AE$2]);[.$D$27:.$D$65];0)+MATCH(&quot;Zaległy&quot;;[.$G:.$G];0)));FALSE();NOT(ISBLANK(INDIRECT(&quot;$G$&quot;&amp;MATCH(DATE([.$AJ$2];[.$C10];[.AE$2]);[.$D$27:.$D$65];0)+MATCH(&quot;Zaległy&quot;;[.$G:.$G];0)))));[.$D$20];IF(NOT(ISERROR(VLOOKUP(DATE([.$AJ$2];[.$C10];[.AE$2]);[.$AM:.$AM];1;0)));[.$D$19];&quot;&quot;))))))">
            <text:p/>
          </table:table-cell>
          <table:table-cell table:style-name="ce75" table:formula="of:=IF(MONTH(DATE([.$AJ$2];[.$C10];[.$D$2]))&lt;&gt;MONTH(DATE([.$AJ$2];[.$C10];[.AF$2]));[.$D$16];IF(COM.MICROSOFT.SWITCH(WEEKDAY(DATE([.$AJ$2];[.$C10];[.AF$2]));7;TRUE();1;TRUE();FALSE());[.$D$17];IF(NOT(ISERROR(VLOOKUP(DATE([.$AJ$2];[.$C10];[.AF$2]);[.$AL:.$AL];1;0)));[.$D$18];IF(IF(ISERROR(INDIRECT(&quot;$P$&quot;&amp;MATCH(DATE([.$AJ$2];[.$C10];[.AF$2]);[.$D$27:.$D$65];0)+MATCH(&quot;Za sobotę&quot;;[.$P:.$P];0)));FALSE();NOT(ISBLANK(INDIRECT(&quot;$P$&quot;&amp;MATCH(DATE([.$AJ$2];[.$C10];[.AF$2]);[.$D$27:.$D$65];0)+MATCH(&quot;Za sobotę&quot;;[.$P:.$P];0)))));[.$D$21];IF(IF(ISERROR(INDIRECT(&quot;$G$&quot;&amp;MATCH(DATE([.$AJ$2];[.$C10];[.AF$2]);[.$D$27:.$D$65];0)+MATCH(&quot;Zaległy&quot;;[.$G:.$G];0)));FALSE();NOT(ISBLANK(INDIRECT(&quot;$G$&quot;&amp;MATCH(DATE([.$AJ$2];[.$C10];[.AF$2]);[.$D$27:.$D$65];0)+MATCH(&quot;Zaległy&quot;;[.$G:.$G];0)))));[.$D$20];IF(NOT(ISERROR(VLOOKUP(DATE([.$AJ$2];[.$C10];[.AF$2]);[.$AM:.$AM];1;0)));[.$D$19];&quot;&quot;))))))">
            <text:p/>
          </table:table-cell>
          <table:table-cell table:style-name="ce75" table:formula="of:=IF(MONTH(DATE([.$AJ$2];[.$C10];[.$D$2]))&lt;&gt;MONTH(DATE([.$AJ$2];[.$C10];[.AG$2]));[.$D$16];IF(COM.MICROSOFT.SWITCH(WEEKDAY(DATE([.$AJ$2];[.$C10];[.AG$2]));7;TRUE();1;TRUE();FALSE());[.$D$17];IF(NOT(ISERROR(VLOOKUP(DATE([.$AJ$2];[.$C10];[.AG$2]);[.$AL:.$AL];1;0)));[.$D$18];IF(IF(ISERROR(INDIRECT(&quot;$P$&quot;&amp;MATCH(DATE([.$AJ$2];[.$C10];[.AG$2]);[.$D$27:.$D$65];0)+MATCH(&quot;Za sobotę&quot;;[.$P:.$P];0)));FALSE();NOT(ISBLANK(INDIRECT(&quot;$P$&quot;&amp;MATCH(DATE([.$AJ$2];[.$C10];[.AG$2]);[.$D$27:.$D$65];0)+MATCH(&quot;Za sobotę&quot;;[.$P:.$P];0)))));[.$D$21];IF(IF(ISERROR(INDIRECT(&quot;$G$&quot;&amp;MATCH(DATE([.$AJ$2];[.$C10];[.AG$2]);[.$D$27:.$D$65];0)+MATCH(&quot;Zaległy&quot;;[.$G:.$G];0)));FALSE();NOT(ISBLANK(INDIRECT(&quot;$G$&quot;&amp;MATCH(DATE([.$AJ$2];[.$C10];[.AG$2]);[.$D$27:.$D$65];0)+MATCH(&quot;Zaległy&quot;;[.$G:.$G];0)))));[.$D$20];IF(NOT(ISERROR(VLOOKUP(DATE([.$AJ$2];[.$C10];[.AG$2]);[.$AM:.$AM];1;0)));[.$D$19];&quot;&quot;))))))">
            <text:p/>
          </table:table-cell>
          <table:table-cell table:style-name="ce95" table:formula="of:=IF(MONTH(DATE([.$AJ$2];[.$C10];[.$D$2]))&lt;&gt;MONTH(DATE([.$AJ$2];[.$C10];[.AH$2]));[.$D$16];IF(COM.MICROSOFT.SWITCH(WEEKDAY(DATE([.$AJ$2];[.$C10];[.AH$2]));7;TRUE();1;TRUE();FALSE());[.$D$17];IF(NOT(ISERROR(VLOOKUP(DATE([.$AJ$2];[.$C10];[.AH$2]);[.$AL:.$AL];1;0)));[.$D$18];IF(IF(ISERROR(INDIRECT(&quot;$P$&quot;&amp;MATCH(DATE([.$AJ$2];[.$C10];[.AH$2]);[.$D$27:.$D$65];0)+MATCH(&quot;Za sobotę&quot;;[.$P:.$P];0)));FALSE();NOT(ISBLANK(INDIRECT(&quot;$P$&quot;&amp;MATCH(DATE([.$AJ$2];[.$C10];[.AH$2]);[.$D$27:.$D$65];0)+MATCH(&quot;Za sobotę&quot;;[.$P:.$P];0)))));[.$D$21];IF(IF(ISERROR(INDIRECT(&quot;$G$&quot;&amp;MATCH(DATE([.$AJ$2];[.$C10];[.AH$2]);[.$D$27:.$D$65];0)+MATCH(&quot;Zaległy&quot;;[.$G:.$G];0)));FALSE();NOT(ISBLANK(INDIRECT(&quot;$G$&quot;&amp;MATCH(DATE([.$AJ$2];[.$C10];[.AH$2]);[.$D$27:.$D$65];0)+MATCH(&quot;Zaległy&quot;;[.$G:.$G];0)))));[.$D$20];IF(NOT(ISERROR(VLOOKUP(DATE([.$AJ$2];[.$C10];[.AH$2]);[.$AM:.$AM];1;0)));[.$D$19];&quot;&quot;))))))">
            <text:p/>
          </table:table-cell>
          <table:table-cell table:style-name="Default"/>
          <table:table-cell table:style-name="ce100" office:value-type="string" calcext:value-type="string">
            <text:p>1.11</text:p>
          </table:table-cell>
          <table:table-cell table:style-name="Default" office:value-type="string" calcext:value-type="string">
            <text:p>SZTYWNE KAŻDEGO ROKU – Wszystkich Świętych</text:p>
          </table:table-cell>
          <table:table-cell table:formula="of:=IF(NOT(ISBLANK([.$AJ13]));IFERROR(DATEVALUE([.$AJ13]&amp;&quot;.&quot;&amp;[.$AJ$2]);DATE([.$AJ$2];MONTH([.$AJ13]);DAY([.$AJ13])));&quot;&quot;)" office:value-type="date" office:date-value="2023-12-26" calcext:value-type="date">
            <text:p>26 grudnia 2023 (wtorek)</text:p>
          </table:table-cell>
          <table:table-cell table:style-name="ce62" table:formula="of:=IF(NOT(ISBLANK([.$D35]));IFERROR(DATEVALUE([.$D35]&amp;&quot;.&quot;&amp;[.$AJ$2]);DATE([.$AJ$2];MONTH([.$D35]);DAY([.$D3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1];1)" office:value-type="date" office:date-value="2023-09-01" calcext:value-type="date">
            <text:p>wrzesień</text:p>
          </table:table-cell>
          <table:table-cell table:style-name="ce6" office:value-type="float" office:value="9" calcext:value-type="float">
            <text:p>9</text:p>
          </table:table-cell>
          <table:table-cell table:style-name="ce65" table:formula="of:=IF(MONTH(DATE([.$AJ$2];[.$C11];[.$D$2]))&lt;&gt;MONTH(DATE([.$AJ$2];[.$C11];[.D$2]));[.$D$16];IF(COM.MICROSOFT.SWITCH(WEEKDAY(DATE([.$AJ$2];[.$C11];[.D$2]));7;TRUE();1;TRUE();FALSE());[.$D$17];IF(NOT(ISERROR(VLOOKUP(DATE([.$AJ$2];[.$C11];[.D$2]);[.$AL:.$AL];1;0)));[.$D$18];IF(IF(ISERROR(INDIRECT(&quot;$P$&quot;&amp;MATCH(DATE([.$AJ$2];[.$C11];[.D$2]);[.$D$27:.$D$65];0)+MATCH(&quot;Za sobotę&quot;;[.$P:.$P];0)));FALSE();NOT(ISBLANK(INDIRECT(&quot;$P$&quot;&amp;MATCH(DATE([.$AJ$2];[.$C11];[.D$2]);[.$D$27:.$D$65];0)+MATCH(&quot;Za sobotę&quot;;[.$P:.$P];0)))));[.$D$21];IF(IF(ISERROR(INDIRECT(&quot;$G$&quot;&amp;MATCH(DATE([.$AJ$2];[.$C11];[.D$2]);[.$D$27:.$D$65];0)+MATCH(&quot;Zaległy&quot;;[.$G:.$G];0)));FALSE();NOT(ISBLANK(INDIRECT(&quot;$G$&quot;&amp;MATCH(DATE([.$AJ$2];[.$C11];[.D$2]);[.$D$27:.$D$65];0)+MATCH(&quot;Zaległy&quot;;[.$G:.$G];0)))));[.$D$20];IF(NOT(ISERROR(VLOOKUP(DATE([.$AJ$2];[.$C11];[.D$2]);[.$AM:.$AM];1;0)));[.$D$19];&quot;&quot;))))))">
            <text:p/>
          </table:table-cell>
          <table:table-cell table:style-name="ce75" table:formula="of:=IF(MONTH(DATE([.$AJ$2];[.$C11];[.$D$2]))&lt;&gt;MONTH(DATE([.$AJ$2];[.$C11];[.E$2]));[.$D$16];IF(COM.MICROSOFT.SWITCH(WEEKDAY(DATE([.$AJ$2];[.$C11];[.E$2]));7;TRUE();1;TRUE();FALSE());[.$D$17];IF(NOT(ISERROR(VLOOKUP(DATE([.$AJ$2];[.$C11];[.E$2]);[.$AL:.$AL];1;0)));[.$D$18];IF(IF(ISERROR(INDIRECT(&quot;$P$&quot;&amp;MATCH(DATE([.$AJ$2];[.$C11];[.E$2]);[.$D$27:.$D$65];0)+MATCH(&quot;Za sobotę&quot;;[.$P:.$P];0)));FALSE();NOT(ISBLANK(INDIRECT(&quot;$P$&quot;&amp;MATCH(DATE([.$AJ$2];[.$C11];[.E$2]);[.$D$27:.$D$65];0)+MATCH(&quot;Za sobotę&quot;;[.$P:.$P];0)))));[.$D$21];IF(IF(ISERROR(INDIRECT(&quot;$G$&quot;&amp;MATCH(DATE([.$AJ$2];[.$C11];[.E$2]);[.$D$27:.$D$65];0)+MATCH(&quot;Zaległy&quot;;[.$G:.$G];0)));FALSE();NOT(ISBLANK(INDIRECT(&quot;$G$&quot;&amp;MATCH(DATE([.$AJ$2];[.$C11];[.E$2]);[.$D$27:.$D$65];0)+MATCH(&quot;Zaległy&quot;;[.$G:.$G];0)))));[.$D$20];IF(NOT(ISERROR(VLOOKUP(DATE([.$AJ$2];[.$C11];[.E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F$2]));[.$D$16];IF(COM.MICROSOFT.SWITCH(WEEKDAY(DATE([.$AJ$2];[.$C11];[.F$2]));7;TRUE();1;TRUE();FALSE());[.$D$17];IF(NOT(ISERROR(VLOOKUP(DATE([.$AJ$2];[.$C11];[.F$2]);[.$AL:.$AL];1;0)));[.$D$18];IF(IF(ISERROR(INDIRECT(&quot;$P$&quot;&amp;MATCH(DATE([.$AJ$2];[.$C11];[.F$2]);[.$D$27:.$D$65];0)+MATCH(&quot;Za sobotę&quot;;[.$P:.$P];0)));FALSE();NOT(ISBLANK(INDIRECT(&quot;$P$&quot;&amp;MATCH(DATE([.$AJ$2];[.$C11];[.F$2]);[.$D$27:.$D$65];0)+MATCH(&quot;Za sobotę&quot;;[.$P:.$P];0)))));[.$D$21];IF(IF(ISERROR(INDIRECT(&quot;$G$&quot;&amp;MATCH(DATE([.$AJ$2];[.$C11];[.F$2]);[.$D$27:.$D$65];0)+MATCH(&quot;Zaległy&quot;;[.$G:.$G];0)));FALSE();NOT(ISBLANK(INDIRECT(&quot;$G$&quot;&amp;MATCH(DATE([.$AJ$2];[.$C11];[.F$2]);[.$D$27:.$D$65];0)+MATCH(&quot;Zaległy&quot;;[.$G:.$G];0)))));[.$D$20];IF(NOT(ISERROR(VLOOKUP(DATE([.$AJ$2];[.$C11];[.F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G$2]));[.$D$16];IF(COM.MICROSOFT.SWITCH(WEEKDAY(DATE([.$AJ$2];[.$C11];[.G$2]));7;TRUE();1;TRUE();FALSE());[.$D$17];IF(NOT(ISERROR(VLOOKUP(DATE([.$AJ$2];[.$C11];[.G$2]);[.$AL:.$AL];1;0)));[.$D$18];IF(IF(ISERROR(INDIRECT(&quot;$P$&quot;&amp;MATCH(DATE([.$AJ$2];[.$C11];[.G$2]);[.$D$27:.$D$65];0)+MATCH(&quot;Za sobotę&quot;;[.$P:.$P];0)));FALSE();NOT(ISBLANK(INDIRECT(&quot;$P$&quot;&amp;MATCH(DATE([.$AJ$2];[.$C11];[.G$2]);[.$D$27:.$D$65];0)+MATCH(&quot;Za sobotę&quot;;[.$P:.$P];0)))));[.$D$21];IF(IF(ISERROR(INDIRECT(&quot;$G$&quot;&amp;MATCH(DATE([.$AJ$2];[.$C11];[.G$2]);[.$D$27:.$D$65];0)+MATCH(&quot;Zaległy&quot;;[.$G:.$G];0)));FALSE();NOT(ISBLANK(INDIRECT(&quot;$G$&quot;&amp;MATCH(DATE([.$AJ$2];[.$C11];[.G$2]);[.$D$27:.$D$65];0)+MATCH(&quot;Zaległy&quot;;[.$G:.$G];0)))));[.$D$20];IF(NOT(ISERROR(VLOOKUP(DATE([.$AJ$2];[.$C11];[.G$2]);[.$AM:.$AM];1;0)));[.$D$19];&quot;&quot;))))))">
            <text:p/>
          </table:table-cell>
          <table:table-cell table:style-name="ce75" table:formula="of:=IF(MONTH(DATE([.$AJ$2];[.$C11];[.$D$2]))&lt;&gt;MONTH(DATE([.$AJ$2];[.$C11];[.H$2]));[.$D$16];IF(COM.MICROSOFT.SWITCH(WEEKDAY(DATE([.$AJ$2];[.$C11];[.H$2]));7;TRUE();1;TRUE();FALSE());[.$D$17];IF(NOT(ISERROR(VLOOKUP(DATE([.$AJ$2];[.$C11];[.H$2]);[.$AL:.$AL];1;0)));[.$D$18];IF(IF(ISERROR(INDIRECT(&quot;$P$&quot;&amp;MATCH(DATE([.$AJ$2];[.$C11];[.H$2]);[.$D$27:.$D$65];0)+MATCH(&quot;Za sobotę&quot;;[.$P:.$P];0)));FALSE();NOT(ISBLANK(INDIRECT(&quot;$P$&quot;&amp;MATCH(DATE([.$AJ$2];[.$C11];[.H$2]);[.$D$27:.$D$65];0)+MATCH(&quot;Za sobotę&quot;;[.$P:.$P];0)))));[.$D$21];IF(IF(ISERROR(INDIRECT(&quot;$G$&quot;&amp;MATCH(DATE([.$AJ$2];[.$C11];[.H$2]);[.$D$27:.$D$65];0)+MATCH(&quot;Zaległy&quot;;[.$G:.$G];0)));FALSE();NOT(ISBLANK(INDIRECT(&quot;$G$&quot;&amp;MATCH(DATE([.$AJ$2];[.$C11];[.H$2]);[.$D$27:.$D$65];0)+MATCH(&quot;Zaległy&quot;;[.$G:.$G];0)))));[.$D$20];IF(NOT(ISERROR(VLOOKUP(DATE([.$AJ$2];[.$C11];[.H$2]);[.$AM:.$AM];1;0)));[.$D$19];&quot;&quot;))))))">
            <text:p/>
          </table:table-cell>
          <table:table-cell table:style-name="ce75" table:formula="of:=IF(MONTH(DATE([.$AJ$2];[.$C11];[.$D$2]))&lt;&gt;MONTH(DATE([.$AJ$2];[.$C11];[.I$2]));[.$D$16];IF(COM.MICROSOFT.SWITCH(WEEKDAY(DATE([.$AJ$2];[.$C11];[.I$2]));7;TRUE();1;TRUE();FALSE());[.$D$17];IF(NOT(ISERROR(VLOOKUP(DATE([.$AJ$2];[.$C11];[.I$2]);[.$AL:.$AL];1;0)));[.$D$18];IF(IF(ISERROR(INDIRECT(&quot;$P$&quot;&amp;MATCH(DATE([.$AJ$2];[.$C11];[.I$2]);[.$D$27:.$D$65];0)+MATCH(&quot;Za sobotę&quot;;[.$P:.$P];0)));FALSE();NOT(ISBLANK(INDIRECT(&quot;$P$&quot;&amp;MATCH(DATE([.$AJ$2];[.$C11];[.I$2]);[.$D$27:.$D$65];0)+MATCH(&quot;Za sobotę&quot;;[.$P:.$P];0)))));[.$D$21];IF(IF(ISERROR(INDIRECT(&quot;$G$&quot;&amp;MATCH(DATE([.$AJ$2];[.$C11];[.I$2]);[.$D$27:.$D$65];0)+MATCH(&quot;Zaległy&quot;;[.$G:.$G];0)));FALSE();NOT(ISBLANK(INDIRECT(&quot;$G$&quot;&amp;MATCH(DATE([.$AJ$2];[.$C11];[.I$2]);[.$D$27:.$D$65];0)+MATCH(&quot;Zaległy&quot;;[.$G:.$G];0)))));[.$D$20];IF(NOT(ISERROR(VLOOKUP(DATE([.$AJ$2];[.$C11];[.I$2]);[.$AM:.$AM];1;0)));[.$D$19];&quot;&quot;))))))">
            <text:p/>
          </table:table-cell>
          <table:table-cell table:style-name="ce75" table:formula="of:=IF(MONTH(DATE([.$AJ$2];[.$C11];[.$D$2]))&lt;&gt;MONTH(DATE([.$AJ$2];[.$C11];[.J$2]));[.$D$16];IF(COM.MICROSOFT.SWITCH(WEEKDAY(DATE([.$AJ$2];[.$C11];[.J$2]));7;TRUE();1;TRUE();FALSE());[.$D$17];IF(NOT(ISERROR(VLOOKUP(DATE([.$AJ$2];[.$C11];[.J$2]);[.$AL:.$AL];1;0)));[.$D$18];IF(IF(ISERROR(INDIRECT(&quot;$P$&quot;&amp;MATCH(DATE([.$AJ$2];[.$C11];[.J$2]);[.$D$27:.$D$65];0)+MATCH(&quot;Za sobotę&quot;;[.$P:.$P];0)));FALSE();NOT(ISBLANK(INDIRECT(&quot;$P$&quot;&amp;MATCH(DATE([.$AJ$2];[.$C11];[.J$2]);[.$D$27:.$D$65];0)+MATCH(&quot;Za sobotę&quot;;[.$P:.$P];0)))));[.$D$21];IF(IF(ISERROR(INDIRECT(&quot;$G$&quot;&amp;MATCH(DATE([.$AJ$2];[.$C11];[.J$2]);[.$D$27:.$D$65];0)+MATCH(&quot;Zaległy&quot;;[.$G:.$G];0)));FALSE();NOT(ISBLANK(INDIRECT(&quot;$G$&quot;&amp;MATCH(DATE([.$AJ$2];[.$C11];[.J$2]);[.$D$27:.$D$65];0)+MATCH(&quot;Zaległy&quot;;[.$G:.$G];0)))));[.$D$20];IF(NOT(ISERROR(VLOOKUP(DATE([.$AJ$2];[.$C11];[.J$2]);[.$AM:.$AM];1;0)));[.$D$19];&quot;&quot;))))))">
            <text:p/>
          </table:table-cell>
          <table:table-cell table:style-name="ce75" table:formula="of:=IF(MONTH(DATE([.$AJ$2];[.$C11];[.$D$2]))&lt;&gt;MONTH(DATE([.$AJ$2];[.$C11];[.K$2]));[.$D$16];IF(COM.MICROSOFT.SWITCH(WEEKDAY(DATE([.$AJ$2];[.$C11];[.K$2]));7;TRUE();1;TRUE();FALSE());[.$D$17];IF(NOT(ISERROR(VLOOKUP(DATE([.$AJ$2];[.$C11];[.K$2]);[.$AL:.$AL];1;0)));[.$D$18];IF(IF(ISERROR(INDIRECT(&quot;$P$&quot;&amp;MATCH(DATE([.$AJ$2];[.$C11];[.K$2]);[.$D$27:.$D$65];0)+MATCH(&quot;Za sobotę&quot;;[.$P:.$P];0)));FALSE();NOT(ISBLANK(INDIRECT(&quot;$P$&quot;&amp;MATCH(DATE([.$AJ$2];[.$C11];[.K$2]);[.$D$27:.$D$65];0)+MATCH(&quot;Za sobotę&quot;;[.$P:.$P];0)))));[.$D$21];IF(IF(ISERROR(INDIRECT(&quot;$G$&quot;&amp;MATCH(DATE([.$AJ$2];[.$C11];[.K$2]);[.$D$27:.$D$65];0)+MATCH(&quot;Zaległy&quot;;[.$G:.$G];0)));FALSE();NOT(ISBLANK(INDIRECT(&quot;$G$&quot;&amp;MATCH(DATE([.$AJ$2];[.$C11];[.K$2]);[.$D$27:.$D$65];0)+MATCH(&quot;Zaległy&quot;;[.$G:.$G];0)))));[.$D$20];IF(NOT(ISERROR(VLOOKUP(DATE([.$AJ$2];[.$C11];[.K$2]);[.$AM:.$AM];1;0)));[.$D$19];&quot;&quot;))))))">
            <text:p/>
          </table:table-cell>
          <table:table-cell table:style-name="ce75" table:formula="of:=IF(MONTH(DATE([.$AJ$2];[.$C11];[.$D$2]))&lt;&gt;MONTH(DATE([.$AJ$2];[.$C11];[.L$2]));[.$D$16];IF(COM.MICROSOFT.SWITCH(WEEKDAY(DATE([.$AJ$2];[.$C11];[.L$2]));7;TRUE();1;TRUE();FALSE());[.$D$17];IF(NOT(ISERROR(VLOOKUP(DATE([.$AJ$2];[.$C11];[.L$2]);[.$AL:.$AL];1;0)));[.$D$18];IF(IF(ISERROR(INDIRECT(&quot;$P$&quot;&amp;MATCH(DATE([.$AJ$2];[.$C11];[.L$2]);[.$D$27:.$D$65];0)+MATCH(&quot;Za sobotę&quot;;[.$P:.$P];0)));FALSE();NOT(ISBLANK(INDIRECT(&quot;$P$&quot;&amp;MATCH(DATE([.$AJ$2];[.$C11];[.L$2]);[.$D$27:.$D$65];0)+MATCH(&quot;Za sobotę&quot;;[.$P:.$P];0)))));[.$D$21];IF(IF(ISERROR(INDIRECT(&quot;$G$&quot;&amp;MATCH(DATE([.$AJ$2];[.$C11];[.L$2]);[.$D$27:.$D$65];0)+MATCH(&quot;Zaległy&quot;;[.$G:.$G];0)));FALSE();NOT(ISBLANK(INDIRECT(&quot;$G$&quot;&amp;MATCH(DATE([.$AJ$2];[.$C11];[.L$2]);[.$D$27:.$D$65];0)+MATCH(&quot;Zaległy&quot;;[.$G:.$G];0)))));[.$D$20];IF(NOT(ISERROR(VLOOKUP(DATE([.$AJ$2];[.$C11];[.L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M$2]));[.$D$16];IF(COM.MICROSOFT.SWITCH(WEEKDAY(DATE([.$AJ$2];[.$C11];[.M$2]));7;TRUE();1;TRUE();FALSE());[.$D$17];IF(NOT(ISERROR(VLOOKUP(DATE([.$AJ$2];[.$C11];[.M$2]);[.$AL:.$AL];1;0)));[.$D$18];IF(IF(ISERROR(INDIRECT(&quot;$P$&quot;&amp;MATCH(DATE([.$AJ$2];[.$C11];[.M$2]);[.$D$27:.$D$65];0)+MATCH(&quot;Za sobotę&quot;;[.$P:.$P];0)));FALSE();NOT(ISBLANK(INDIRECT(&quot;$P$&quot;&amp;MATCH(DATE([.$AJ$2];[.$C11];[.M$2]);[.$D$27:.$D$65];0)+MATCH(&quot;Za sobotę&quot;;[.$P:.$P];0)))));[.$D$21];IF(IF(ISERROR(INDIRECT(&quot;$G$&quot;&amp;MATCH(DATE([.$AJ$2];[.$C11];[.M$2]);[.$D$27:.$D$65];0)+MATCH(&quot;Zaległy&quot;;[.$G:.$G];0)));FALSE();NOT(ISBLANK(INDIRECT(&quot;$G$&quot;&amp;MATCH(DATE([.$AJ$2];[.$C11];[.M$2]);[.$D$27:.$D$65];0)+MATCH(&quot;Zaległy&quot;;[.$G:.$G];0)))));[.$D$20];IF(NOT(ISERROR(VLOOKUP(DATE([.$AJ$2];[.$C11];[.M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N$2]));[.$D$16];IF(COM.MICROSOFT.SWITCH(WEEKDAY(DATE([.$AJ$2];[.$C11];[.N$2]));7;TRUE();1;TRUE();FALSE());[.$D$17];IF(NOT(ISERROR(VLOOKUP(DATE([.$AJ$2];[.$C11];[.N$2]);[.$AL:.$AL];1;0)));[.$D$18];IF(IF(ISERROR(INDIRECT(&quot;$P$&quot;&amp;MATCH(DATE([.$AJ$2];[.$C11];[.N$2]);[.$D$27:.$D$65];0)+MATCH(&quot;Za sobotę&quot;;[.$P:.$P];0)));FALSE();NOT(ISBLANK(INDIRECT(&quot;$P$&quot;&amp;MATCH(DATE([.$AJ$2];[.$C11];[.N$2]);[.$D$27:.$D$65];0)+MATCH(&quot;Za sobotę&quot;;[.$P:.$P];0)))));[.$D$21];IF(IF(ISERROR(INDIRECT(&quot;$G$&quot;&amp;MATCH(DATE([.$AJ$2];[.$C11];[.N$2]);[.$D$27:.$D$65];0)+MATCH(&quot;Zaległy&quot;;[.$G:.$G];0)));FALSE();NOT(ISBLANK(INDIRECT(&quot;$G$&quot;&amp;MATCH(DATE([.$AJ$2];[.$C11];[.N$2]);[.$D$27:.$D$65];0)+MATCH(&quot;Zaległy&quot;;[.$G:.$G];0)))));[.$D$20];IF(NOT(ISERROR(VLOOKUP(DATE([.$AJ$2];[.$C11];[.N$2]);[.$AM:.$AM];1;0)));[.$D$19];&quot;&quot;))))))">
            <text:p/>
          </table:table-cell>
          <table:table-cell table:style-name="ce75" table:formula="of:=IF(MONTH(DATE([.$AJ$2];[.$C11];[.$D$2]))&lt;&gt;MONTH(DATE([.$AJ$2];[.$C11];[.O$2]));[.$D$16];IF(COM.MICROSOFT.SWITCH(WEEKDAY(DATE([.$AJ$2];[.$C11];[.O$2]));7;TRUE();1;TRUE();FALSE());[.$D$17];IF(NOT(ISERROR(VLOOKUP(DATE([.$AJ$2];[.$C11];[.O$2]);[.$AL:.$AL];1;0)));[.$D$18];IF(IF(ISERROR(INDIRECT(&quot;$P$&quot;&amp;MATCH(DATE([.$AJ$2];[.$C11];[.O$2]);[.$D$27:.$D$65];0)+MATCH(&quot;Za sobotę&quot;;[.$P:.$P];0)));FALSE();NOT(ISBLANK(INDIRECT(&quot;$P$&quot;&amp;MATCH(DATE([.$AJ$2];[.$C11];[.O$2]);[.$D$27:.$D$65];0)+MATCH(&quot;Za sobotę&quot;;[.$P:.$P];0)))));[.$D$21];IF(IF(ISERROR(INDIRECT(&quot;$G$&quot;&amp;MATCH(DATE([.$AJ$2];[.$C11];[.O$2]);[.$D$27:.$D$65];0)+MATCH(&quot;Zaległy&quot;;[.$G:.$G];0)));FALSE();NOT(ISBLANK(INDIRECT(&quot;$G$&quot;&amp;MATCH(DATE([.$AJ$2];[.$C11];[.O$2]);[.$D$27:.$D$65];0)+MATCH(&quot;Zaległy&quot;;[.$G:.$G];0)))));[.$D$20];IF(NOT(ISERROR(VLOOKUP(DATE([.$AJ$2];[.$C11];[.O$2]);[.$AM:.$AM];1;0)));[.$D$19];&quot;&quot;))))))">
            <text:p/>
          </table:table-cell>
          <table:table-cell table:style-name="ce75" table:formula="of:=IF(MONTH(DATE([.$AJ$2];[.$C11];[.$D$2]))&lt;&gt;MONTH(DATE([.$AJ$2];[.$C11];[.P$2]));[.$D$16];IF(COM.MICROSOFT.SWITCH(WEEKDAY(DATE([.$AJ$2];[.$C11];[.P$2]));7;TRUE();1;TRUE();FALSE());[.$D$17];IF(NOT(ISERROR(VLOOKUP(DATE([.$AJ$2];[.$C11];[.P$2]);[.$AL:.$AL];1;0)));[.$D$18];IF(IF(ISERROR(INDIRECT(&quot;$P$&quot;&amp;MATCH(DATE([.$AJ$2];[.$C11];[.P$2]);[.$D$27:.$D$65];0)+MATCH(&quot;Za sobotę&quot;;[.$P:.$P];0)));FALSE();NOT(ISBLANK(INDIRECT(&quot;$P$&quot;&amp;MATCH(DATE([.$AJ$2];[.$C11];[.P$2]);[.$D$27:.$D$65];0)+MATCH(&quot;Za sobotę&quot;;[.$P:.$P];0)))));[.$D$21];IF(IF(ISERROR(INDIRECT(&quot;$G$&quot;&amp;MATCH(DATE([.$AJ$2];[.$C11];[.P$2]);[.$D$27:.$D$65];0)+MATCH(&quot;Zaległy&quot;;[.$G:.$G];0)));FALSE();NOT(ISBLANK(INDIRECT(&quot;$G$&quot;&amp;MATCH(DATE([.$AJ$2];[.$C11];[.P$2]);[.$D$27:.$D$65];0)+MATCH(&quot;Zaległy&quot;;[.$G:.$G];0)))));[.$D$20];IF(NOT(ISERROR(VLOOKUP(DATE([.$AJ$2];[.$C11];[.P$2]);[.$AM:.$AM];1;0)));[.$D$19];&quot;&quot;))))))">
            <text:p/>
          </table:table-cell>
          <table:table-cell table:style-name="ce75" table:formula="of:=IF(MONTH(DATE([.$AJ$2];[.$C11];[.$D$2]))&lt;&gt;MONTH(DATE([.$AJ$2];[.$C11];[.Q$2]));[.$D$16];IF(COM.MICROSOFT.SWITCH(WEEKDAY(DATE([.$AJ$2];[.$C11];[.Q$2]));7;TRUE();1;TRUE();FALSE());[.$D$17];IF(NOT(ISERROR(VLOOKUP(DATE([.$AJ$2];[.$C11];[.Q$2]);[.$AL:.$AL];1;0)));[.$D$18];IF(IF(ISERROR(INDIRECT(&quot;$P$&quot;&amp;MATCH(DATE([.$AJ$2];[.$C11];[.Q$2]);[.$D$27:.$D$65];0)+MATCH(&quot;Za sobotę&quot;;[.$P:.$P];0)));FALSE();NOT(ISBLANK(INDIRECT(&quot;$P$&quot;&amp;MATCH(DATE([.$AJ$2];[.$C11];[.Q$2]);[.$D$27:.$D$65];0)+MATCH(&quot;Za sobotę&quot;;[.$P:.$P];0)))));[.$D$21];IF(IF(ISERROR(INDIRECT(&quot;$G$&quot;&amp;MATCH(DATE([.$AJ$2];[.$C11];[.Q$2]);[.$D$27:.$D$65];0)+MATCH(&quot;Zaległy&quot;;[.$G:.$G];0)));FALSE();NOT(ISBLANK(INDIRECT(&quot;$G$&quot;&amp;MATCH(DATE([.$AJ$2];[.$C11];[.Q$2]);[.$D$27:.$D$65];0)+MATCH(&quot;Zaległy&quot;;[.$G:.$G];0)))));[.$D$20];IF(NOT(ISERROR(VLOOKUP(DATE([.$AJ$2];[.$C11];[.Q$2]);[.$AM:.$AM];1;0)));[.$D$19];&quot;&quot;))))))">
            <text:p/>
          </table:table-cell>
          <table:table-cell table:style-name="ce75" table:formula="of:=IF(MONTH(DATE([.$AJ$2];[.$C11];[.$D$2]))&lt;&gt;MONTH(DATE([.$AJ$2];[.$C11];[.R$2]));[.$D$16];IF(COM.MICROSOFT.SWITCH(WEEKDAY(DATE([.$AJ$2];[.$C11];[.R$2]));7;TRUE();1;TRUE();FALSE());[.$D$17];IF(NOT(ISERROR(VLOOKUP(DATE([.$AJ$2];[.$C11];[.R$2]);[.$AL:.$AL];1;0)));[.$D$18];IF(IF(ISERROR(INDIRECT(&quot;$P$&quot;&amp;MATCH(DATE([.$AJ$2];[.$C11];[.R$2]);[.$D$27:.$D$65];0)+MATCH(&quot;Za sobotę&quot;;[.$P:.$P];0)));FALSE();NOT(ISBLANK(INDIRECT(&quot;$P$&quot;&amp;MATCH(DATE([.$AJ$2];[.$C11];[.R$2]);[.$D$27:.$D$65];0)+MATCH(&quot;Za sobotę&quot;;[.$P:.$P];0)))));[.$D$21];IF(IF(ISERROR(INDIRECT(&quot;$G$&quot;&amp;MATCH(DATE([.$AJ$2];[.$C11];[.R$2]);[.$D$27:.$D$65];0)+MATCH(&quot;Zaległy&quot;;[.$G:.$G];0)));FALSE();NOT(ISBLANK(INDIRECT(&quot;$G$&quot;&amp;MATCH(DATE([.$AJ$2];[.$C11];[.R$2]);[.$D$27:.$D$65];0)+MATCH(&quot;Zaległy&quot;;[.$G:.$G];0)))));[.$D$20];IF(NOT(ISERROR(VLOOKUP(DATE([.$AJ$2];[.$C11];[.R$2]);[.$AM:.$AM];1;0)));[.$D$19];&quot;&quot;))))))">
            <text:p/>
          </table:table-cell>
          <table:table-cell table:style-name="ce75" table:formula="of:=IF(MONTH(DATE([.$AJ$2];[.$C11];[.$D$2]))&lt;&gt;MONTH(DATE([.$AJ$2];[.$C11];[.S$2]));[.$D$16];IF(COM.MICROSOFT.SWITCH(WEEKDAY(DATE([.$AJ$2];[.$C11];[.S$2]));7;TRUE();1;TRUE();FALSE());[.$D$17];IF(NOT(ISERROR(VLOOKUP(DATE([.$AJ$2];[.$C11];[.S$2]);[.$AL:.$AL];1;0)));[.$D$18];IF(IF(ISERROR(INDIRECT(&quot;$P$&quot;&amp;MATCH(DATE([.$AJ$2];[.$C11];[.S$2]);[.$D$27:.$D$65];0)+MATCH(&quot;Za sobotę&quot;;[.$P:.$P];0)));FALSE();NOT(ISBLANK(INDIRECT(&quot;$P$&quot;&amp;MATCH(DATE([.$AJ$2];[.$C11];[.S$2]);[.$D$27:.$D$65];0)+MATCH(&quot;Za sobotę&quot;;[.$P:.$P];0)))));[.$D$21];IF(IF(ISERROR(INDIRECT(&quot;$G$&quot;&amp;MATCH(DATE([.$AJ$2];[.$C11];[.S$2]);[.$D$27:.$D$65];0)+MATCH(&quot;Zaległy&quot;;[.$G:.$G];0)));FALSE();NOT(ISBLANK(INDIRECT(&quot;$G$&quot;&amp;MATCH(DATE([.$AJ$2];[.$C11];[.S$2]);[.$D$27:.$D$65];0)+MATCH(&quot;Zaległy&quot;;[.$G:.$G];0)))));[.$D$20];IF(NOT(ISERROR(VLOOKUP(DATE([.$AJ$2];[.$C11];[.S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T$2]));[.$D$16];IF(COM.MICROSOFT.SWITCH(WEEKDAY(DATE([.$AJ$2];[.$C11];[.T$2]));7;TRUE();1;TRUE();FALSE());[.$D$17];IF(NOT(ISERROR(VLOOKUP(DATE([.$AJ$2];[.$C11];[.T$2]);[.$AL:.$AL];1;0)));[.$D$18];IF(IF(ISERROR(INDIRECT(&quot;$P$&quot;&amp;MATCH(DATE([.$AJ$2];[.$C11];[.T$2]);[.$D$27:.$D$65];0)+MATCH(&quot;Za sobotę&quot;;[.$P:.$P];0)));FALSE();NOT(ISBLANK(INDIRECT(&quot;$P$&quot;&amp;MATCH(DATE([.$AJ$2];[.$C11];[.T$2]);[.$D$27:.$D$65];0)+MATCH(&quot;Za sobotę&quot;;[.$P:.$P];0)))));[.$D$21];IF(IF(ISERROR(INDIRECT(&quot;$G$&quot;&amp;MATCH(DATE([.$AJ$2];[.$C11];[.T$2]);[.$D$27:.$D$65];0)+MATCH(&quot;Zaległy&quot;;[.$G:.$G];0)));FALSE();NOT(ISBLANK(INDIRECT(&quot;$G$&quot;&amp;MATCH(DATE([.$AJ$2];[.$C11];[.T$2]);[.$D$27:.$D$65];0)+MATCH(&quot;Zaległy&quot;;[.$G:.$G];0)))));[.$D$20];IF(NOT(ISERROR(VLOOKUP(DATE([.$AJ$2];[.$C11];[.T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U$2]));[.$D$16];IF(COM.MICROSOFT.SWITCH(WEEKDAY(DATE([.$AJ$2];[.$C11];[.U$2]));7;TRUE();1;TRUE();FALSE());[.$D$17];IF(NOT(ISERROR(VLOOKUP(DATE([.$AJ$2];[.$C11];[.U$2]);[.$AL:.$AL];1;0)));[.$D$18];IF(IF(ISERROR(INDIRECT(&quot;$P$&quot;&amp;MATCH(DATE([.$AJ$2];[.$C11];[.U$2]);[.$D$27:.$D$65];0)+MATCH(&quot;Za sobotę&quot;;[.$P:.$P];0)));FALSE();NOT(ISBLANK(INDIRECT(&quot;$P$&quot;&amp;MATCH(DATE([.$AJ$2];[.$C11];[.U$2]);[.$D$27:.$D$65];0)+MATCH(&quot;Za sobotę&quot;;[.$P:.$P];0)))));[.$D$21];IF(IF(ISERROR(INDIRECT(&quot;$G$&quot;&amp;MATCH(DATE([.$AJ$2];[.$C11];[.U$2]);[.$D$27:.$D$65];0)+MATCH(&quot;Zaległy&quot;;[.$G:.$G];0)));FALSE();NOT(ISBLANK(INDIRECT(&quot;$G$&quot;&amp;MATCH(DATE([.$AJ$2];[.$C11];[.U$2]);[.$D$27:.$D$65];0)+MATCH(&quot;Zaległy&quot;;[.$G:.$G];0)))));[.$D$20];IF(NOT(ISERROR(VLOOKUP(DATE([.$AJ$2];[.$C11];[.U$2]);[.$AM:.$AM];1;0)));[.$D$19];&quot;&quot;))))))">
            <text:p/>
          </table:table-cell>
          <table:table-cell table:style-name="ce75" table:formula="of:=IF(MONTH(DATE([.$AJ$2];[.$C11];[.$D$2]))&lt;&gt;MONTH(DATE([.$AJ$2];[.$C11];[.V$2]));[.$D$16];IF(COM.MICROSOFT.SWITCH(WEEKDAY(DATE([.$AJ$2];[.$C11];[.V$2]));7;TRUE();1;TRUE();FALSE());[.$D$17];IF(NOT(ISERROR(VLOOKUP(DATE([.$AJ$2];[.$C11];[.V$2]);[.$AL:.$AL];1;0)));[.$D$18];IF(IF(ISERROR(INDIRECT(&quot;$P$&quot;&amp;MATCH(DATE([.$AJ$2];[.$C11];[.V$2]);[.$D$27:.$D$65];0)+MATCH(&quot;Za sobotę&quot;;[.$P:.$P];0)));FALSE();NOT(ISBLANK(INDIRECT(&quot;$P$&quot;&amp;MATCH(DATE([.$AJ$2];[.$C11];[.V$2]);[.$D$27:.$D$65];0)+MATCH(&quot;Za sobotę&quot;;[.$P:.$P];0)))));[.$D$21];IF(IF(ISERROR(INDIRECT(&quot;$G$&quot;&amp;MATCH(DATE([.$AJ$2];[.$C11];[.V$2]);[.$D$27:.$D$65];0)+MATCH(&quot;Zaległy&quot;;[.$G:.$G];0)));FALSE();NOT(ISBLANK(INDIRECT(&quot;$G$&quot;&amp;MATCH(DATE([.$AJ$2];[.$C11];[.V$2]);[.$D$27:.$D$65];0)+MATCH(&quot;Zaległy&quot;;[.$G:.$G];0)))));[.$D$20];IF(NOT(ISERROR(VLOOKUP(DATE([.$AJ$2];[.$C11];[.V$2]);[.$AM:.$AM];1;0)));[.$D$19];&quot;&quot;))))))">
            <text:p/>
          </table:table-cell>
          <table:table-cell table:style-name="ce75" table:formula="of:=IF(MONTH(DATE([.$AJ$2];[.$C11];[.$D$2]))&lt;&gt;MONTH(DATE([.$AJ$2];[.$C11];[.W$2]));[.$D$16];IF(COM.MICROSOFT.SWITCH(WEEKDAY(DATE([.$AJ$2];[.$C11];[.W$2]));7;TRUE();1;TRUE();FALSE());[.$D$17];IF(NOT(ISERROR(VLOOKUP(DATE([.$AJ$2];[.$C11];[.W$2]);[.$AL:.$AL];1;0)));[.$D$18];IF(IF(ISERROR(INDIRECT(&quot;$P$&quot;&amp;MATCH(DATE([.$AJ$2];[.$C11];[.W$2]);[.$D$27:.$D$65];0)+MATCH(&quot;Za sobotę&quot;;[.$P:.$P];0)));FALSE();NOT(ISBLANK(INDIRECT(&quot;$P$&quot;&amp;MATCH(DATE([.$AJ$2];[.$C11];[.W$2]);[.$D$27:.$D$65];0)+MATCH(&quot;Za sobotę&quot;;[.$P:.$P];0)))));[.$D$21];IF(IF(ISERROR(INDIRECT(&quot;$G$&quot;&amp;MATCH(DATE([.$AJ$2];[.$C11];[.W$2]);[.$D$27:.$D$65];0)+MATCH(&quot;Zaległy&quot;;[.$G:.$G];0)));FALSE();NOT(ISBLANK(INDIRECT(&quot;$G$&quot;&amp;MATCH(DATE([.$AJ$2];[.$C11];[.W$2]);[.$D$27:.$D$65];0)+MATCH(&quot;Zaległy&quot;;[.$G:.$G];0)))));[.$D$20];IF(NOT(ISERROR(VLOOKUP(DATE([.$AJ$2];[.$C11];[.W$2]);[.$AM:.$AM];1;0)));[.$D$19];&quot;&quot;))))))">
            <text:p/>
          </table:table-cell>
          <table:table-cell table:style-name="ce75" table:formula="of:=IF(MONTH(DATE([.$AJ$2];[.$C11];[.$D$2]))&lt;&gt;MONTH(DATE([.$AJ$2];[.$C11];[.X$2]));[.$D$16];IF(COM.MICROSOFT.SWITCH(WEEKDAY(DATE([.$AJ$2];[.$C11];[.X$2]));7;TRUE();1;TRUE();FALSE());[.$D$17];IF(NOT(ISERROR(VLOOKUP(DATE([.$AJ$2];[.$C11];[.X$2]);[.$AL:.$AL];1;0)));[.$D$18];IF(IF(ISERROR(INDIRECT(&quot;$P$&quot;&amp;MATCH(DATE([.$AJ$2];[.$C11];[.X$2]);[.$D$27:.$D$65];0)+MATCH(&quot;Za sobotę&quot;;[.$P:.$P];0)));FALSE();NOT(ISBLANK(INDIRECT(&quot;$P$&quot;&amp;MATCH(DATE([.$AJ$2];[.$C11];[.X$2]);[.$D$27:.$D$65];0)+MATCH(&quot;Za sobotę&quot;;[.$P:.$P];0)))));[.$D$21];IF(IF(ISERROR(INDIRECT(&quot;$G$&quot;&amp;MATCH(DATE([.$AJ$2];[.$C11];[.X$2]);[.$D$27:.$D$65];0)+MATCH(&quot;Zaległy&quot;;[.$G:.$G];0)));FALSE();NOT(ISBLANK(INDIRECT(&quot;$G$&quot;&amp;MATCH(DATE([.$AJ$2];[.$C11];[.X$2]);[.$D$27:.$D$65];0)+MATCH(&quot;Zaległy&quot;;[.$G:.$G];0)))));[.$D$20];IF(NOT(ISERROR(VLOOKUP(DATE([.$AJ$2];[.$C11];[.X$2]);[.$AM:.$AM];1;0)));[.$D$19];&quot;&quot;))))))">
            <text:p/>
          </table:table-cell>
          <table:table-cell table:style-name="ce75" table:formula="of:=IF(MONTH(DATE([.$AJ$2];[.$C11];[.$D$2]))&lt;&gt;MONTH(DATE([.$AJ$2];[.$C11];[.Y$2]));[.$D$16];IF(COM.MICROSOFT.SWITCH(WEEKDAY(DATE([.$AJ$2];[.$C11];[.Y$2]));7;TRUE();1;TRUE();FALSE());[.$D$17];IF(NOT(ISERROR(VLOOKUP(DATE([.$AJ$2];[.$C11];[.Y$2]);[.$AL:.$AL];1;0)));[.$D$18];IF(IF(ISERROR(INDIRECT(&quot;$P$&quot;&amp;MATCH(DATE([.$AJ$2];[.$C11];[.Y$2]);[.$D$27:.$D$65];0)+MATCH(&quot;Za sobotę&quot;;[.$P:.$P];0)));FALSE();NOT(ISBLANK(INDIRECT(&quot;$P$&quot;&amp;MATCH(DATE([.$AJ$2];[.$C11];[.Y$2]);[.$D$27:.$D$65];0)+MATCH(&quot;Za sobotę&quot;;[.$P:.$P];0)))));[.$D$21];IF(IF(ISERROR(INDIRECT(&quot;$G$&quot;&amp;MATCH(DATE([.$AJ$2];[.$C11];[.Y$2]);[.$D$27:.$D$65];0)+MATCH(&quot;Zaległy&quot;;[.$G:.$G];0)));FALSE();NOT(ISBLANK(INDIRECT(&quot;$G$&quot;&amp;MATCH(DATE([.$AJ$2];[.$C11];[.Y$2]);[.$D$27:.$D$65];0)+MATCH(&quot;Zaległy&quot;;[.$G:.$G];0)))));[.$D$20];IF(NOT(ISERROR(VLOOKUP(DATE([.$AJ$2];[.$C11];[.Y$2]);[.$AM:.$AM];1;0)));[.$D$19];&quot;&quot;))))))">
            <text:p/>
          </table:table-cell>
          <table:table-cell table:style-name="ce75" table:formula="of:=IF(MONTH(DATE([.$AJ$2];[.$C11];[.$D$2]))&lt;&gt;MONTH(DATE([.$AJ$2];[.$C11];[.Z$2]));[.$D$16];IF(COM.MICROSOFT.SWITCH(WEEKDAY(DATE([.$AJ$2];[.$C11];[.Z$2]));7;TRUE();1;TRUE();FALSE());[.$D$17];IF(NOT(ISERROR(VLOOKUP(DATE([.$AJ$2];[.$C11];[.Z$2]);[.$AL:.$AL];1;0)));[.$D$18];IF(IF(ISERROR(INDIRECT(&quot;$P$&quot;&amp;MATCH(DATE([.$AJ$2];[.$C11];[.Z$2]);[.$D$27:.$D$65];0)+MATCH(&quot;Za sobotę&quot;;[.$P:.$P];0)));FALSE();NOT(ISBLANK(INDIRECT(&quot;$P$&quot;&amp;MATCH(DATE([.$AJ$2];[.$C11];[.Z$2]);[.$D$27:.$D$65];0)+MATCH(&quot;Za sobotę&quot;;[.$P:.$P];0)))));[.$D$21];IF(IF(ISERROR(INDIRECT(&quot;$G$&quot;&amp;MATCH(DATE([.$AJ$2];[.$C11];[.Z$2]);[.$D$27:.$D$65];0)+MATCH(&quot;Zaległy&quot;;[.$G:.$G];0)));FALSE();NOT(ISBLANK(INDIRECT(&quot;$G$&quot;&amp;MATCH(DATE([.$AJ$2];[.$C11];[.Z$2]);[.$D$27:.$D$65];0)+MATCH(&quot;Zaległy&quot;;[.$G:.$G];0)))));[.$D$20];IF(NOT(ISERROR(VLOOKUP(DATE([.$AJ$2];[.$C11];[.Z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AA$2]));[.$D$16];IF(COM.MICROSOFT.SWITCH(WEEKDAY(DATE([.$AJ$2];[.$C11];[.AA$2]));7;TRUE();1;TRUE();FALSE());[.$D$17];IF(NOT(ISERROR(VLOOKUP(DATE([.$AJ$2];[.$C11];[.AA$2]);[.$AL:.$AL];1;0)));[.$D$18];IF(IF(ISERROR(INDIRECT(&quot;$P$&quot;&amp;MATCH(DATE([.$AJ$2];[.$C11];[.AA$2]);[.$D$27:.$D$65];0)+MATCH(&quot;Za sobotę&quot;;[.$P:.$P];0)));FALSE();NOT(ISBLANK(INDIRECT(&quot;$P$&quot;&amp;MATCH(DATE([.$AJ$2];[.$C11];[.AA$2]);[.$D$27:.$D$65];0)+MATCH(&quot;Za sobotę&quot;;[.$P:.$P];0)))));[.$D$21];IF(IF(ISERROR(INDIRECT(&quot;$G$&quot;&amp;MATCH(DATE([.$AJ$2];[.$C11];[.AA$2]);[.$D$27:.$D$65];0)+MATCH(&quot;Zaległy&quot;;[.$G:.$G];0)));FALSE();NOT(ISBLANK(INDIRECT(&quot;$G$&quot;&amp;MATCH(DATE([.$AJ$2];[.$C11];[.AA$2]);[.$D$27:.$D$65];0)+MATCH(&quot;Zaległy&quot;;[.$G:.$G];0)))));[.$D$20];IF(NOT(ISERROR(VLOOKUP(DATE([.$AJ$2];[.$C11];[.AA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1];[.$D$2]))&lt;&gt;MONTH(DATE([.$AJ$2];[.$C11];[.AB$2]));[.$D$16];IF(COM.MICROSOFT.SWITCH(WEEKDAY(DATE([.$AJ$2];[.$C11];[.AB$2]));7;TRUE();1;TRUE();FALSE());[.$D$17];IF(NOT(ISERROR(VLOOKUP(DATE([.$AJ$2];[.$C11];[.AB$2]);[.$AL:.$AL];1;0)));[.$D$18];IF(IF(ISERROR(INDIRECT(&quot;$P$&quot;&amp;MATCH(DATE([.$AJ$2];[.$C11];[.AB$2]);[.$D$27:.$D$65];0)+MATCH(&quot;Za sobotę&quot;;[.$P:.$P];0)));FALSE();NOT(ISBLANK(INDIRECT(&quot;$P$&quot;&amp;MATCH(DATE([.$AJ$2];[.$C11];[.AB$2]);[.$D$27:.$D$65];0)+MATCH(&quot;Za sobotę&quot;;[.$P:.$P];0)))));[.$D$21];IF(IF(ISERROR(INDIRECT(&quot;$G$&quot;&amp;MATCH(DATE([.$AJ$2];[.$C11];[.AB$2]);[.$D$27:.$D$65];0)+MATCH(&quot;Zaległy&quot;;[.$G:.$G];0)));FALSE();NOT(ISBLANK(INDIRECT(&quot;$G$&quot;&amp;MATCH(DATE([.$AJ$2];[.$C11];[.AB$2]);[.$D$27:.$D$65];0)+MATCH(&quot;Zaległy&quot;;[.$G:.$G];0)))));[.$D$20];IF(NOT(ISERROR(VLOOKUP(DATE([.$AJ$2];[.$C11];[.AB$2]);[.$AM:.$AM];1;0)));[.$D$19];&quot;&quot;))))))">
            <text:p/>
          </table:table-cell>
          <table:table-cell table:style-name="ce75" table:formula="of:=IF(MONTH(DATE([.$AJ$2];[.$C11];[.$D$2]))&lt;&gt;MONTH(DATE([.$AJ$2];[.$C11];[.AC$2]));[.$D$16];IF(COM.MICROSOFT.SWITCH(WEEKDAY(DATE([.$AJ$2];[.$C11];[.AC$2]));7;TRUE();1;TRUE();FALSE());[.$D$17];IF(NOT(ISERROR(VLOOKUP(DATE([.$AJ$2];[.$C11];[.AC$2]);[.$AL:.$AL];1;0)));[.$D$18];IF(IF(ISERROR(INDIRECT(&quot;$P$&quot;&amp;MATCH(DATE([.$AJ$2];[.$C11];[.AC$2]);[.$D$27:.$D$65];0)+MATCH(&quot;Za sobotę&quot;;[.$P:.$P];0)));FALSE();NOT(ISBLANK(INDIRECT(&quot;$P$&quot;&amp;MATCH(DATE([.$AJ$2];[.$C11];[.AC$2]);[.$D$27:.$D$65];0)+MATCH(&quot;Za sobotę&quot;;[.$P:.$P];0)))));[.$D$21];IF(IF(ISERROR(INDIRECT(&quot;$G$&quot;&amp;MATCH(DATE([.$AJ$2];[.$C11];[.AC$2]);[.$D$27:.$D$65];0)+MATCH(&quot;Zaległy&quot;;[.$G:.$G];0)));FALSE();NOT(ISBLANK(INDIRECT(&quot;$G$&quot;&amp;MATCH(DATE([.$AJ$2];[.$C11];[.AC$2]);[.$D$27:.$D$65];0)+MATCH(&quot;Zaległy&quot;;[.$G:.$G];0)))));[.$D$20];IF(NOT(ISERROR(VLOOKUP(DATE([.$AJ$2];[.$C11];[.AC$2]);[.$AM:.$AM];1;0)));[.$D$19];&quot;&quot;))))))">
            <text:p/>
          </table:table-cell>
          <table:table-cell table:style-name="ce75" table:formula="of:=IF(MONTH(DATE([.$AJ$2];[.$C11];[.$D$2]))&lt;&gt;MONTH(DATE([.$AJ$2];[.$C11];[.AD$2]));[.$D$16];IF(COM.MICROSOFT.SWITCH(WEEKDAY(DATE([.$AJ$2];[.$C11];[.AD$2]));7;TRUE();1;TRUE();FALSE());[.$D$17];IF(NOT(ISERROR(VLOOKUP(DATE([.$AJ$2];[.$C11];[.AD$2]);[.$AL:.$AL];1;0)));[.$D$18];IF(IF(ISERROR(INDIRECT(&quot;$P$&quot;&amp;MATCH(DATE([.$AJ$2];[.$C11];[.AD$2]);[.$D$27:.$D$65];0)+MATCH(&quot;Za sobotę&quot;;[.$P:.$P];0)));FALSE();NOT(ISBLANK(INDIRECT(&quot;$P$&quot;&amp;MATCH(DATE([.$AJ$2];[.$C11];[.AD$2]);[.$D$27:.$D$65];0)+MATCH(&quot;Za sobotę&quot;;[.$P:.$P];0)))));[.$D$21];IF(IF(ISERROR(INDIRECT(&quot;$G$&quot;&amp;MATCH(DATE([.$AJ$2];[.$C11];[.AD$2]);[.$D$27:.$D$65];0)+MATCH(&quot;Zaległy&quot;;[.$G:.$G];0)));FALSE();NOT(ISBLANK(INDIRECT(&quot;$G$&quot;&amp;MATCH(DATE([.$AJ$2];[.$C11];[.AD$2]);[.$D$27:.$D$65];0)+MATCH(&quot;Zaległy&quot;;[.$G:.$G];0)))));[.$D$20];IF(NOT(ISERROR(VLOOKUP(DATE([.$AJ$2];[.$C11];[.AD$2]);[.$AM:.$AM];1;0)));[.$D$19];&quot;&quot;))))))">
            <text:p/>
          </table:table-cell>
          <table:table-cell table:style-name="ce75" table:formula="of:=IF(MONTH(DATE([.$AJ$2];[.$C11];[.$D$2]))&lt;&gt;MONTH(DATE([.$AJ$2];[.$C11];[.AE$2]));[.$D$16];IF(COM.MICROSOFT.SWITCH(WEEKDAY(DATE([.$AJ$2];[.$C11];[.AE$2]));7;TRUE();1;TRUE();FALSE());[.$D$17];IF(NOT(ISERROR(VLOOKUP(DATE([.$AJ$2];[.$C11];[.AE$2]);[.$AL:.$AL];1;0)));[.$D$18];IF(IF(ISERROR(INDIRECT(&quot;$P$&quot;&amp;MATCH(DATE([.$AJ$2];[.$C11];[.AE$2]);[.$D$27:.$D$65];0)+MATCH(&quot;Za sobotę&quot;;[.$P:.$P];0)));FALSE();NOT(ISBLANK(INDIRECT(&quot;$P$&quot;&amp;MATCH(DATE([.$AJ$2];[.$C11];[.AE$2]);[.$D$27:.$D$65];0)+MATCH(&quot;Za sobotę&quot;;[.$P:.$P];0)))));[.$D$21];IF(IF(ISERROR(INDIRECT(&quot;$G$&quot;&amp;MATCH(DATE([.$AJ$2];[.$C11];[.AE$2]);[.$D$27:.$D$65];0)+MATCH(&quot;Zaległy&quot;;[.$G:.$G];0)));FALSE();NOT(ISBLANK(INDIRECT(&quot;$G$&quot;&amp;MATCH(DATE([.$AJ$2];[.$C11];[.AE$2]);[.$D$27:.$D$65];0)+MATCH(&quot;Zaległy&quot;;[.$G:.$G];0)))));[.$D$20];IF(NOT(ISERROR(VLOOKUP(DATE([.$AJ$2];[.$C11];[.AE$2]);[.$AM:.$AM];1;0)));[.$D$19];&quot;&quot;))))))">
            <text:p/>
          </table:table-cell>
          <table:table-cell table:style-name="ce75" table:formula="of:=IF(MONTH(DATE([.$AJ$2];[.$C11];[.$D$2]))&lt;&gt;MONTH(DATE([.$AJ$2];[.$C11];[.AF$2]));[.$D$16];IF(COM.MICROSOFT.SWITCH(WEEKDAY(DATE([.$AJ$2];[.$C11];[.AF$2]));7;TRUE();1;TRUE();FALSE());[.$D$17];IF(NOT(ISERROR(VLOOKUP(DATE([.$AJ$2];[.$C11];[.AF$2]);[.$AL:.$AL];1;0)));[.$D$18];IF(IF(ISERROR(INDIRECT(&quot;$P$&quot;&amp;MATCH(DATE([.$AJ$2];[.$C11];[.AF$2]);[.$D$27:.$D$65];0)+MATCH(&quot;Za sobotę&quot;;[.$P:.$P];0)));FALSE();NOT(ISBLANK(INDIRECT(&quot;$P$&quot;&amp;MATCH(DATE([.$AJ$2];[.$C11];[.AF$2]);[.$D$27:.$D$65];0)+MATCH(&quot;Za sobotę&quot;;[.$P:.$P];0)))));[.$D$21];IF(IF(ISERROR(INDIRECT(&quot;$G$&quot;&amp;MATCH(DATE([.$AJ$2];[.$C11];[.AF$2]);[.$D$27:.$D$65];0)+MATCH(&quot;Zaległy&quot;;[.$G:.$G];0)));FALSE();NOT(ISBLANK(INDIRECT(&quot;$G$&quot;&amp;MATCH(DATE([.$AJ$2];[.$C11];[.AF$2]);[.$D$27:.$D$65];0)+MATCH(&quot;Zaległy&quot;;[.$G:.$G];0)))));[.$D$20];IF(NOT(ISERROR(VLOOKUP(DATE([.$AJ$2];[.$C11];[.AF$2]);[.$AM:.$AM];1;0)));[.$D$19];&quot;&quot;))))))">
            <text:p/>
          </table:table-cell>
          <table:table-cell table:style-name="ce75" table:formula="of:=IF(MONTH(DATE([.$AJ$2];[.$C11];[.$D$2]))&lt;&gt;MONTH(DATE([.$AJ$2];[.$C11];[.AG$2]));[.$D$16];IF(COM.MICROSOFT.SWITCH(WEEKDAY(DATE([.$AJ$2];[.$C11];[.AG$2]));7;TRUE();1;TRUE();FALSE());[.$D$17];IF(NOT(ISERROR(VLOOKUP(DATE([.$AJ$2];[.$C11];[.AG$2]);[.$AL:.$AL];1;0)));[.$D$18];IF(IF(ISERROR(INDIRECT(&quot;$P$&quot;&amp;MATCH(DATE([.$AJ$2];[.$C11];[.AG$2]);[.$D$27:.$D$65];0)+MATCH(&quot;Za sobotę&quot;;[.$P:.$P];0)));FALSE();NOT(ISBLANK(INDIRECT(&quot;$P$&quot;&amp;MATCH(DATE([.$AJ$2];[.$C11];[.AG$2]);[.$D$27:.$D$65];0)+MATCH(&quot;Za sobotę&quot;;[.$P:.$P];0)))));[.$D$21];IF(IF(ISERROR(INDIRECT(&quot;$G$&quot;&amp;MATCH(DATE([.$AJ$2];[.$C11];[.AG$2]);[.$D$27:.$D$65];0)+MATCH(&quot;Zaległy&quot;;[.$G:.$G];0)));FALSE();NOT(ISBLANK(INDIRECT(&quot;$G$&quot;&amp;MATCH(DATE([.$AJ$2];[.$C11];[.AG$2]);[.$D$27:.$D$65];0)+MATCH(&quot;Zaległy&quot;;[.$G:.$G];0)))));[.$D$20];IF(NOT(ISERROR(VLOOKUP(DATE([.$AJ$2];[.$C11];[.AG$2]);[.$AM:.$AM];1;0)));[.$D$19];&quot;&quot;))))))" office:value-type="string" office:string-value="–" calcext:value-type="string">
            <text:p>–</text:p>
          </table:table-cell>
          <table:table-cell table:style-name="ce95" table:formula="of:=IF(MONTH(DATE([.$AJ$2];[.$C11];[.$D$2]))&lt;&gt;MONTH(DATE([.$AJ$2];[.$C11];[.AH$2]));[.$D$16];IF(COM.MICROSOFT.SWITCH(WEEKDAY(DATE([.$AJ$2];[.$C11];[.AH$2]));7;TRUE();1;TRUE();FALSE());[.$D$17];IF(NOT(ISERROR(VLOOKUP(DATE([.$AJ$2];[.$C11];[.AH$2]);[.$AL:.$AL];1;0)));[.$D$18];IF(IF(ISERROR(INDIRECT(&quot;$P$&quot;&amp;MATCH(DATE([.$AJ$2];[.$C11];[.AH$2]);[.$D$27:.$D$65];0)+MATCH(&quot;Za sobotę&quot;;[.$P:.$P];0)));FALSE();NOT(ISBLANK(INDIRECT(&quot;$P$&quot;&amp;MATCH(DATE([.$AJ$2];[.$C11];[.AH$2]);[.$D$27:.$D$65];0)+MATCH(&quot;Za sobotę&quot;;[.$P:.$P];0)))));[.$D$21];IF(IF(ISERROR(INDIRECT(&quot;$G$&quot;&amp;MATCH(DATE([.$AJ$2];[.$C11];[.AH$2]);[.$D$27:.$D$65];0)+MATCH(&quot;Zaległy&quot;;[.$G:.$G];0)));FALSE();NOT(ISBLANK(INDIRECT(&quot;$G$&quot;&amp;MATCH(DATE([.$AJ$2];[.$C11];[.AH$2]);[.$D$27:.$D$65];0)+MATCH(&quot;Zaległy&quot;;[.$G:.$G];0)))));[.$D$20];IF(NOT(ISERROR(VLOOKUP(DATE([.$AJ$2];[.$C11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00" office:value-type="string" calcext:value-type="string">
            <text:p>11.11</text:p>
          </table:table-cell>
          <table:table-cell table:style-name="Default" office:value-type="string" calcext:value-type="string">
            <text:p>SZTYWNE KAŻDEGO ROKU – Święto Niepodległości</text:p>
          </table:table-cell>
          <table:table-cell table:formula="of:=IF(NOT(ISBLANK([.$AJ14]));IFERROR(DATEVALUE([.$AJ14]&amp;&quot;.&quot;&amp;[.$AJ$2]);DATE([.$AJ$2];MONTH([.$AJ14]);DAY([.$AJ14])));&quot;&quot;)" office:value-type="date" office:date-value="2023-04-09" calcext:value-type="date">
            <text:p>9 kwietnia 2023 (niedziela)</text:p>
          </table:table-cell>
          <table:table-cell table:style-name="ce62" table:formula="of:=IF(NOT(ISBLANK([.$D36]));IFERROR(DATEVALUE([.$D36]&amp;&quot;.&quot;&amp;[.$AJ$2]);DATE([.$AJ$2];MONTH([.$D36]);DAY([.$D36])));&quot;&quot;)">
            <text:p/>
          </table:table-cell>
          <table:table-cell table:number-columns-repeated="4"/>
          <table:table-cell table:style-name="ce30"/>
          <table:table-cell table:style-name="Default"/>
          <table:table-cell table:number-columns-repeated="978"/>
        </table:table-row>
        <table:table-row table:style-name="ro1">
          <table:covered-table-cell table:style-name="ce45"/>
          <table:table-cell table:style-name="ce34" table:formula="of:=DATE([.$AJ$2];[.$C12];1)" office:value-type="date" office:date-value="2023-10-01" calcext:value-type="date">
            <text:p>październik</text:p>
          </table:table-cell>
          <table:table-cell table:style-name="ce6" office:value-type="float" office:value="10" calcext:value-type="float">
            <text:p>10</text:p>
          </table:table-cell>
          <table:table-cell table:style-name="ce65" table:formula="of:=IF(MONTH(DATE([.$AJ$2];[.$C12];[.$D$2]))&lt;&gt;MONTH(DATE([.$AJ$2];[.$C12];[.D$2]));[.$D$16];IF(COM.MICROSOFT.SWITCH(WEEKDAY(DATE([.$AJ$2];[.$C12];[.D$2]));7;TRUE();1;TRUE();FALSE());[.$D$17];IF(NOT(ISERROR(VLOOKUP(DATE([.$AJ$2];[.$C12];[.D$2]);[.$AL:.$AL];1;0)));[.$D$18];IF(IF(ISERROR(INDIRECT(&quot;$P$&quot;&amp;MATCH(DATE([.$AJ$2];[.$C12];[.D$2]);[.$D$27:.$D$65];0)+MATCH(&quot;Za sobotę&quot;;[.$P:.$P];0)));FALSE();NOT(ISBLANK(INDIRECT(&quot;$P$&quot;&amp;MATCH(DATE([.$AJ$2];[.$C12];[.D$2]);[.$D$27:.$D$65];0)+MATCH(&quot;Za sobotę&quot;;[.$P:.$P];0)))));[.$D$21];IF(IF(ISERROR(INDIRECT(&quot;$G$&quot;&amp;MATCH(DATE([.$AJ$2];[.$C12];[.D$2]);[.$D$27:.$D$65];0)+MATCH(&quot;Zaległy&quot;;[.$G:.$G];0)));FALSE();NOT(ISBLANK(INDIRECT(&quot;$G$&quot;&amp;MATCH(DATE([.$AJ$2];[.$C12];[.D$2]);[.$D$27:.$D$65];0)+MATCH(&quot;Zaległy&quot;;[.$G:.$G];0)))));[.$D$20];IF(NOT(ISERROR(VLOOKUP(DATE([.$AJ$2];[.$C12];[.D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E$2]));[.$D$16];IF(COM.MICROSOFT.SWITCH(WEEKDAY(DATE([.$AJ$2];[.$C12];[.E$2]));7;TRUE();1;TRUE();FALSE());[.$D$17];IF(NOT(ISERROR(VLOOKUP(DATE([.$AJ$2];[.$C12];[.E$2]);[.$AL:.$AL];1;0)));[.$D$18];IF(IF(ISERROR(INDIRECT(&quot;$P$&quot;&amp;MATCH(DATE([.$AJ$2];[.$C12];[.E$2]);[.$D$27:.$D$65];0)+MATCH(&quot;Za sobotę&quot;;[.$P:.$P];0)));FALSE();NOT(ISBLANK(INDIRECT(&quot;$P$&quot;&amp;MATCH(DATE([.$AJ$2];[.$C12];[.E$2]);[.$D$27:.$D$65];0)+MATCH(&quot;Za sobotę&quot;;[.$P:.$P];0)))));[.$D$21];IF(IF(ISERROR(INDIRECT(&quot;$G$&quot;&amp;MATCH(DATE([.$AJ$2];[.$C12];[.E$2]);[.$D$27:.$D$65];0)+MATCH(&quot;Zaległy&quot;;[.$G:.$G];0)));FALSE();NOT(ISBLANK(INDIRECT(&quot;$G$&quot;&amp;MATCH(DATE([.$AJ$2];[.$C12];[.E$2]);[.$D$27:.$D$65];0)+MATCH(&quot;Zaległy&quot;;[.$G:.$G];0)))));[.$D$20];IF(NOT(ISERROR(VLOOKUP(DATE([.$AJ$2];[.$C12];[.E$2]);[.$AM:.$AM];1;0)));[.$D$19];&quot;&quot;))))))">
            <text:p/>
          </table:table-cell>
          <table:table-cell table:style-name="ce75" table:formula="of:=IF(MONTH(DATE([.$AJ$2];[.$C12];[.$D$2]))&lt;&gt;MONTH(DATE([.$AJ$2];[.$C12];[.F$2]));[.$D$16];IF(COM.MICROSOFT.SWITCH(WEEKDAY(DATE([.$AJ$2];[.$C12];[.F$2]));7;TRUE();1;TRUE();FALSE());[.$D$17];IF(NOT(ISERROR(VLOOKUP(DATE([.$AJ$2];[.$C12];[.F$2]);[.$AL:.$AL];1;0)));[.$D$18];IF(IF(ISERROR(INDIRECT(&quot;$P$&quot;&amp;MATCH(DATE([.$AJ$2];[.$C12];[.F$2]);[.$D$27:.$D$65];0)+MATCH(&quot;Za sobotę&quot;;[.$P:.$P];0)));FALSE();NOT(ISBLANK(INDIRECT(&quot;$P$&quot;&amp;MATCH(DATE([.$AJ$2];[.$C12];[.F$2]);[.$D$27:.$D$65];0)+MATCH(&quot;Za sobotę&quot;;[.$P:.$P];0)))));[.$D$21];IF(IF(ISERROR(INDIRECT(&quot;$G$&quot;&amp;MATCH(DATE([.$AJ$2];[.$C12];[.F$2]);[.$D$27:.$D$65];0)+MATCH(&quot;Zaległy&quot;;[.$G:.$G];0)));FALSE();NOT(ISBLANK(INDIRECT(&quot;$G$&quot;&amp;MATCH(DATE([.$AJ$2];[.$C12];[.F$2]);[.$D$27:.$D$65];0)+MATCH(&quot;Zaległy&quot;;[.$G:.$G];0)))));[.$D$20];IF(NOT(ISERROR(VLOOKUP(DATE([.$AJ$2];[.$C12];[.F$2]);[.$AM:.$AM];1;0)));[.$D$19];&quot;&quot;))))))">
            <text:p/>
          </table:table-cell>
          <table:table-cell table:style-name="ce75" table:formula="of:=IF(MONTH(DATE([.$AJ$2];[.$C12];[.$D$2]))&lt;&gt;MONTH(DATE([.$AJ$2];[.$C12];[.G$2]));[.$D$16];IF(COM.MICROSOFT.SWITCH(WEEKDAY(DATE([.$AJ$2];[.$C12];[.G$2]));7;TRUE();1;TRUE();FALSE());[.$D$17];IF(NOT(ISERROR(VLOOKUP(DATE([.$AJ$2];[.$C12];[.G$2]);[.$AL:.$AL];1;0)));[.$D$18];IF(IF(ISERROR(INDIRECT(&quot;$P$&quot;&amp;MATCH(DATE([.$AJ$2];[.$C12];[.G$2]);[.$D$27:.$D$65];0)+MATCH(&quot;Za sobotę&quot;;[.$P:.$P];0)));FALSE();NOT(ISBLANK(INDIRECT(&quot;$P$&quot;&amp;MATCH(DATE([.$AJ$2];[.$C12];[.G$2]);[.$D$27:.$D$65];0)+MATCH(&quot;Za sobotę&quot;;[.$P:.$P];0)))));[.$D$21];IF(IF(ISERROR(INDIRECT(&quot;$G$&quot;&amp;MATCH(DATE([.$AJ$2];[.$C12];[.G$2]);[.$D$27:.$D$65];0)+MATCH(&quot;Zaległy&quot;;[.$G:.$G];0)));FALSE();NOT(ISBLANK(INDIRECT(&quot;$G$&quot;&amp;MATCH(DATE([.$AJ$2];[.$C12];[.G$2]);[.$D$27:.$D$65];0)+MATCH(&quot;Zaległy&quot;;[.$G:.$G];0)))));[.$D$20];IF(NOT(ISERROR(VLOOKUP(DATE([.$AJ$2];[.$C12];[.G$2]);[.$AM:.$AM];1;0)));[.$D$19];&quot;&quot;))))))">
            <text:p/>
          </table:table-cell>
          <table:table-cell table:style-name="ce75" table:formula="of:=IF(MONTH(DATE([.$AJ$2];[.$C12];[.$D$2]))&lt;&gt;MONTH(DATE([.$AJ$2];[.$C12];[.H$2]));[.$D$16];IF(COM.MICROSOFT.SWITCH(WEEKDAY(DATE([.$AJ$2];[.$C12];[.H$2]));7;TRUE();1;TRUE();FALSE());[.$D$17];IF(NOT(ISERROR(VLOOKUP(DATE([.$AJ$2];[.$C12];[.H$2]);[.$AL:.$AL];1;0)));[.$D$18];IF(IF(ISERROR(INDIRECT(&quot;$P$&quot;&amp;MATCH(DATE([.$AJ$2];[.$C12];[.H$2]);[.$D$27:.$D$65];0)+MATCH(&quot;Za sobotę&quot;;[.$P:.$P];0)));FALSE();NOT(ISBLANK(INDIRECT(&quot;$P$&quot;&amp;MATCH(DATE([.$AJ$2];[.$C12];[.H$2]);[.$D$27:.$D$65];0)+MATCH(&quot;Za sobotę&quot;;[.$P:.$P];0)))));[.$D$21];IF(IF(ISERROR(INDIRECT(&quot;$G$&quot;&amp;MATCH(DATE([.$AJ$2];[.$C12];[.H$2]);[.$D$27:.$D$65];0)+MATCH(&quot;Zaległy&quot;;[.$G:.$G];0)));FALSE();NOT(ISBLANK(INDIRECT(&quot;$G$&quot;&amp;MATCH(DATE([.$AJ$2];[.$C12];[.H$2]);[.$D$27:.$D$65];0)+MATCH(&quot;Zaległy&quot;;[.$G:.$G];0)))));[.$D$20];IF(NOT(ISERROR(VLOOKUP(DATE([.$AJ$2];[.$C12];[.H$2]);[.$AM:.$AM];1;0)));[.$D$19];&quot;&quot;))))))">
            <text:p/>
          </table:table-cell>
          <table:table-cell table:style-name="ce75" table:formula="of:=IF(MONTH(DATE([.$AJ$2];[.$C12];[.$D$2]))&lt;&gt;MONTH(DATE([.$AJ$2];[.$C12];[.I$2]));[.$D$16];IF(COM.MICROSOFT.SWITCH(WEEKDAY(DATE([.$AJ$2];[.$C12];[.I$2]));7;TRUE();1;TRUE();FALSE());[.$D$17];IF(NOT(ISERROR(VLOOKUP(DATE([.$AJ$2];[.$C12];[.I$2]);[.$AL:.$AL];1;0)));[.$D$18];IF(IF(ISERROR(INDIRECT(&quot;$P$&quot;&amp;MATCH(DATE([.$AJ$2];[.$C12];[.I$2]);[.$D$27:.$D$65];0)+MATCH(&quot;Za sobotę&quot;;[.$P:.$P];0)));FALSE();NOT(ISBLANK(INDIRECT(&quot;$P$&quot;&amp;MATCH(DATE([.$AJ$2];[.$C12];[.I$2]);[.$D$27:.$D$65];0)+MATCH(&quot;Za sobotę&quot;;[.$P:.$P];0)))));[.$D$21];IF(IF(ISERROR(INDIRECT(&quot;$G$&quot;&amp;MATCH(DATE([.$AJ$2];[.$C12];[.I$2]);[.$D$27:.$D$65];0)+MATCH(&quot;Zaległy&quot;;[.$G:.$G];0)));FALSE();NOT(ISBLANK(INDIRECT(&quot;$G$&quot;&amp;MATCH(DATE([.$AJ$2];[.$C12];[.I$2]);[.$D$27:.$D$65];0)+MATCH(&quot;Zaległy&quot;;[.$G:.$G];0)))));[.$D$20];IF(NOT(ISERROR(VLOOKUP(DATE([.$AJ$2];[.$C12];[.I$2]);[.$AM:.$AM];1;0)));[.$D$19];&quot;&quot;))))))">
            <text:p/>
          </table:table-cell>
          <table:table-cell table:style-name="ce75" table:formula="of:=IF(MONTH(DATE([.$AJ$2];[.$C12];[.$D$2]))&lt;&gt;MONTH(DATE([.$AJ$2];[.$C12];[.J$2]));[.$D$16];IF(COM.MICROSOFT.SWITCH(WEEKDAY(DATE([.$AJ$2];[.$C12];[.J$2]));7;TRUE();1;TRUE();FALSE());[.$D$17];IF(NOT(ISERROR(VLOOKUP(DATE([.$AJ$2];[.$C12];[.J$2]);[.$AL:.$AL];1;0)));[.$D$18];IF(IF(ISERROR(INDIRECT(&quot;$P$&quot;&amp;MATCH(DATE([.$AJ$2];[.$C12];[.J$2]);[.$D$27:.$D$65];0)+MATCH(&quot;Za sobotę&quot;;[.$P:.$P];0)));FALSE();NOT(ISBLANK(INDIRECT(&quot;$P$&quot;&amp;MATCH(DATE([.$AJ$2];[.$C12];[.J$2]);[.$D$27:.$D$65];0)+MATCH(&quot;Za sobotę&quot;;[.$P:.$P];0)))));[.$D$21];IF(IF(ISERROR(INDIRECT(&quot;$G$&quot;&amp;MATCH(DATE([.$AJ$2];[.$C12];[.J$2]);[.$D$27:.$D$65];0)+MATCH(&quot;Zaległy&quot;;[.$G:.$G];0)));FALSE();NOT(ISBLANK(INDIRECT(&quot;$G$&quot;&amp;MATCH(DATE([.$AJ$2];[.$C12];[.J$2]);[.$D$27:.$D$65];0)+MATCH(&quot;Zaległy&quot;;[.$G:.$G];0)))));[.$D$20];IF(NOT(ISERROR(VLOOKUP(DATE([.$AJ$2];[.$C12];[.J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K$2]));[.$D$16];IF(COM.MICROSOFT.SWITCH(WEEKDAY(DATE([.$AJ$2];[.$C12];[.K$2]));7;TRUE();1;TRUE();FALSE());[.$D$17];IF(NOT(ISERROR(VLOOKUP(DATE([.$AJ$2];[.$C12];[.K$2]);[.$AL:.$AL];1;0)));[.$D$18];IF(IF(ISERROR(INDIRECT(&quot;$P$&quot;&amp;MATCH(DATE([.$AJ$2];[.$C12];[.K$2]);[.$D$27:.$D$65];0)+MATCH(&quot;Za sobotę&quot;;[.$P:.$P];0)));FALSE();NOT(ISBLANK(INDIRECT(&quot;$P$&quot;&amp;MATCH(DATE([.$AJ$2];[.$C12];[.K$2]);[.$D$27:.$D$65];0)+MATCH(&quot;Za sobotę&quot;;[.$P:.$P];0)))));[.$D$21];IF(IF(ISERROR(INDIRECT(&quot;$G$&quot;&amp;MATCH(DATE([.$AJ$2];[.$C12];[.K$2]);[.$D$27:.$D$65];0)+MATCH(&quot;Zaległy&quot;;[.$G:.$G];0)));FALSE();NOT(ISBLANK(INDIRECT(&quot;$G$&quot;&amp;MATCH(DATE([.$AJ$2];[.$C12];[.K$2]);[.$D$27:.$D$65];0)+MATCH(&quot;Zaległy&quot;;[.$G:.$G];0)))));[.$D$20];IF(NOT(ISERROR(VLOOKUP(DATE([.$AJ$2];[.$C12];[.K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L$2]));[.$D$16];IF(COM.MICROSOFT.SWITCH(WEEKDAY(DATE([.$AJ$2];[.$C12];[.L$2]));7;TRUE();1;TRUE();FALSE());[.$D$17];IF(NOT(ISERROR(VLOOKUP(DATE([.$AJ$2];[.$C12];[.L$2]);[.$AL:.$AL];1;0)));[.$D$18];IF(IF(ISERROR(INDIRECT(&quot;$P$&quot;&amp;MATCH(DATE([.$AJ$2];[.$C12];[.L$2]);[.$D$27:.$D$65];0)+MATCH(&quot;Za sobotę&quot;;[.$P:.$P];0)));FALSE();NOT(ISBLANK(INDIRECT(&quot;$P$&quot;&amp;MATCH(DATE([.$AJ$2];[.$C12];[.L$2]);[.$D$27:.$D$65];0)+MATCH(&quot;Za sobotę&quot;;[.$P:.$P];0)))));[.$D$21];IF(IF(ISERROR(INDIRECT(&quot;$G$&quot;&amp;MATCH(DATE([.$AJ$2];[.$C12];[.L$2]);[.$D$27:.$D$65];0)+MATCH(&quot;Zaległy&quot;;[.$G:.$G];0)));FALSE();NOT(ISBLANK(INDIRECT(&quot;$G$&quot;&amp;MATCH(DATE([.$AJ$2];[.$C12];[.L$2]);[.$D$27:.$D$65];0)+MATCH(&quot;Zaległy&quot;;[.$G:.$G];0)))));[.$D$20];IF(NOT(ISERROR(VLOOKUP(DATE([.$AJ$2];[.$C12];[.L$2]);[.$AM:.$AM];1;0)));[.$D$19];&quot;&quot;))))))">
            <text:p/>
          </table:table-cell>
          <table:table-cell table:style-name="ce75" table:formula="of:=IF(MONTH(DATE([.$AJ$2];[.$C12];[.$D$2]))&lt;&gt;MONTH(DATE([.$AJ$2];[.$C12];[.M$2]));[.$D$16];IF(COM.MICROSOFT.SWITCH(WEEKDAY(DATE([.$AJ$2];[.$C12];[.M$2]));7;TRUE();1;TRUE();FALSE());[.$D$17];IF(NOT(ISERROR(VLOOKUP(DATE([.$AJ$2];[.$C12];[.M$2]);[.$AL:.$AL];1;0)));[.$D$18];IF(IF(ISERROR(INDIRECT(&quot;$P$&quot;&amp;MATCH(DATE([.$AJ$2];[.$C12];[.M$2]);[.$D$27:.$D$65];0)+MATCH(&quot;Za sobotę&quot;;[.$P:.$P];0)));FALSE();NOT(ISBLANK(INDIRECT(&quot;$P$&quot;&amp;MATCH(DATE([.$AJ$2];[.$C12];[.M$2]);[.$D$27:.$D$65];0)+MATCH(&quot;Za sobotę&quot;;[.$P:.$P];0)))));[.$D$21];IF(IF(ISERROR(INDIRECT(&quot;$G$&quot;&amp;MATCH(DATE([.$AJ$2];[.$C12];[.M$2]);[.$D$27:.$D$65];0)+MATCH(&quot;Zaległy&quot;;[.$G:.$G];0)));FALSE();NOT(ISBLANK(INDIRECT(&quot;$G$&quot;&amp;MATCH(DATE([.$AJ$2];[.$C12];[.M$2]);[.$D$27:.$D$65];0)+MATCH(&quot;Zaległy&quot;;[.$G:.$G];0)))));[.$D$20];IF(NOT(ISERROR(VLOOKUP(DATE([.$AJ$2];[.$C12];[.M$2]);[.$AM:.$AM];1;0)));[.$D$19];&quot;&quot;))))))">
            <text:p/>
          </table:table-cell>
          <table:table-cell table:style-name="ce75" table:formula="of:=IF(MONTH(DATE([.$AJ$2];[.$C12];[.$D$2]))&lt;&gt;MONTH(DATE([.$AJ$2];[.$C12];[.N$2]));[.$D$16];IF(COM.MICROSOFT.SWITCH(WEEKDAY(DATE([.$AJ$2];[.$C12];[.N$2]));7;TRUE();1;TRUE();FALSE());[.$D$17];IF(NOT(ISERROR(VLOOKUP(DATE([.$AJ$2];[.$C12];[.N$2]);[.$AL:.$AL];1;0)));[.$D$18];IF(IF(ISERROR(INDIRECT(&quot;$P$&quot;&amp;MATCH(DATE([.$AJ$2];[.$C12];[.N$2]);[.$D$27:.$D$65];0)+MATCH(&quot;Za sobotę&quot;;[.$P:.$P];0)));FALSE();NOT(ISBLANK(INDIRECT(&quot;$P$&quot;&amp;MATCH(DATE([.$AJ$2];[.$C12];[.N$2]);[.$D$27:.$D$65];0)+MATCH(&quot;Za sobotę&quot;;[.$P:.$P];0)))));[.$D$21];IF(IF(ISERROR(INDIRECT(&quot;$G$&quot;&amp;MATCH(DATE([.$AJ$2];[.$C12];[.N$2]);[.$D$27:.$D$65];0)+MATCH(&quot;Zaległy&quot;;[.$G:.$G];0)));FALSE();NOT(ISBLANK(INDIRECT(&quot;$G$&quot;&amp;MATCH(DATE([.$AJ$2];[.$C12];[.N$2]);[.$D$27:.$D$65];0)+MATCH(&quot;Zaległy&quot;;[.$G:.$G];0)))));[.$D$20];IF(NOT(ISERROR(VLOOKUP(DATE([.$AJ$2];[.$C12];[.N$2]);[.$AM:.$AM];1;0)));[.$D$19];&quot;&quot;))))))">
            <text:p/>
          </table:table-cell>
          <table:table-cell table:style-name="ce75" table:formula="of:=IF(MONTH(DATE([.$AJ$2];[.$C12];[.$D$2]))&lt;&gt;MONTH(DATE([.$AJ$2];[.$C12];[.O$2]));[.$D$16];IF(COM.MICROSOFT.SWITCH(WEEKDAY(DATE([.$AJ$2];[.$C12];[.O$2]));7;TRUE();1;TRUE();FALSE());[.$D$17];IF(NOT(ISERROR(VLOOKUP(DATE([.$AJ$2];[.$C12];[.O$2]);[.$AL:.$AL];1;0)));[.$D$18];IF(IF(ISERROR(INDIRECT(&quot;$P$&quot;&amp;MATCH(DATE([.$AJ$2];[.$C12];[.O$2]);[.$D$27:.$D$65];0)+MATCH(&quot;Za sobotę&quot;;[.$P:.$P];0)));FALSE();NOT(ISBLANK(INDIRECT(&quot;$P$&quot;&amp;MATCH(DATE([.$AJ$2];[.$C12];[.O$2]);[.$D$27:.$D$65];0)+MATCH(&quot;Za sobotę&quot;;[.$P:.$P];0)))));[.$D$21];IF(IF(ISERROR(INDIRECT(&quot;$G$&quot;&amp;MATCH(DATE([.$AJ$2];[.$C12];[.O$2]);[.$D$27:.$D$65];0)+MATCH(&quot;Zaległy&quot;;[.$G:.$G];0)));FALSE();NOT(ISBLANK(INDIRECT(&quot;$G$&quot;&amp;MATCH(DATE([.$AJ$2];[.$C12];[.O$2]);[.$D$27:.$D$65];0)+MATCH(&quot;Zaległy&quot;;[.$G:.$G];0)))));[.$D$20];IF(NOT(ISERROR(VLOOKUP(DATE([.$AJ$2];[.$C12];[.O$2]);[.$AM:.$AM];1;0)));[.$D$19];&quot;&quot;))))))">
            <text:p/>
          </table:table-cell>
          <table:table-cell table:style-name="ce75" table:formula="of:=IF(MONTH(DATE([.$AJ$2];[.$C12];[.$D$2]))&lt;&gt;MONTH(DATE([.$AJ$2];[.$C12];[.P$2]));[.$D$16];IF(COM.MICROSOFT.SWITCH(WEEKDAY(DATE([.$AJ$2];[.$C12];[.P$2]));7;TRUE();1;TRUE();FALSE());[.$D$17];IF(NOT(ISERROR(VLOOKUP(DATE([.$AJ$2];[.$C12];[.P$2]);[.$AL:.$AL];1;0)));[.$D$18];IF(IF(ISERROR(INDIRECT(&quot;$P$&quot;&amp;MATCH(DATE([.$AJ$2];[.$C12];[.P$2]);[.$D$27:.$D$65];0)+MATCH(&quot;Za sobotę&quot;;[.$P:.$P];0)));FALSE();NOT(ISBLANK(INDIRECT(&quot;$P$&quot;&amp;MATCH(DATE([.$AJ$2];[.$C12];[.P$2]);[.$D$27:.$D$65];0)+MATCH(&quot;Za sobotę&quot;;[.$P:.$P];0)))));[.$D$21];IF(IF(ISERROR(INDIRECT(&quot;$G$&quot;&amp;MATCH(DATE([.$AJ$2];[.$C12];[.P$2]);[.$D$27:.$D$65];0)+MATCH(&quot;Zaległy&quot;;[.$G:.$G];0)));FALSE();NOT(ISBLANK(INDIRECT(&quot;$G$&quot;&amp;MATCH(DATE([.$AJ$2];[.$C12];[.P$2]);[.$D$27:.$D$65];0)+MATCH(&quot;Zaległy&quot;;[.$G:.$G];0)))));[.$D$20];IF(NOT(ISERROR(VLOOKUP(DATE([.$AJ$2];[.$C12];[.P$2]);[.$AM:.$AM];1;0)));[.$D$19];&quot;&quot;))))))">
            <text:p/>
          </table:table-cell>
          <table:table-cell table:style-name="ce75" table:formula="of:=IF(MONTH(DATE([.$AJ$2];[.$C12];[.$D$2]))&lt;&gt;MONTH(DATE([.$AJ$2];[.$C12];[.Q$2]));[.$D$16];IF(COM.MICROSOFT.SWITCH(WEEKDAY(DATE([.$AJ$2];[.$C12];[.Q$2]));7;TRUE();1;TRUE();FALSE());[.$D$17];IF(NOT(ISERROR(VLOOKUP(DATE([.$AJ$2];[.$C12];[.Q$2]);[.$AL:.$AL];1;0)));[.$D$18];IF(IF(ISERROR(INDIRECT(&quot;$P$&quot;&amp;MATCH(DATE([.$AJ$2];[.$C12];[.Q$2]);[.$D$27:.$D$65];0)+MATCH(&quot;Za sobotę&quot;;[.$P:.$P];0)));FALSE();NOT(ISBLANK(INDIRECT(&quot;$P$&quot;&amp;MATCH(DATE([.$AJ$2];[.$C12];[.Q$2]);[.$D$27:.$D$65];0)+MATCH(&quot;Za sobotę&quot;;[.$P:.$P];0)))));[.$D$21];IF(IF(ISERROR(INDIRECT(&quot;$G$&quot;&amp;MATCH(DATE([.$AJ$2];[.$C12];[.Q$2]);[.$D$27:.$D$65];0)+MATCH(&quot;Zaległy&quot;;[.$G:.$G];0)));FALSE();NOT(ISBLANK(INDIRECT(&quot;$G$&quot;&amp;MATCH(DATE([.$AJ$2];[.$C12];[.Q$2]);[.$D$27:.$D$65];0)+MATCH(&quot;Zaległy&quot;;[.$G:.$G];0)))));[.$D$20];IF(NOT(ISERROR(VLOOKUP(DATE([.$AJ$2];[.$C12];[.Q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R$2]));[.$D$16];IF(COM.MICROSOFT.SWITCH(WEEKDAY(DATE([.$AJ$2];[.$C12];[.R$2]));7;TRUE();1;TRUE();FALSE());[.$D$17];IF(NOT(ISERROR(VLOOKUP(DATE([.$AJ$2];[.$C12];[.R$2]);[.$AL:.$AL];1;0)));[.$D$18];IF(IF(ISERROR(INDIRECT(&quot;$P$&quot;&amp;MATCH(DATE([.$AJ$2];[.$C12];[.R$2]);[.$D$27:.$D$65];0)+MATCH(&quot;Za sobotę&quot;;[.$P:.$P];0)));FALSE();NOT(ISBLANK(INDIRECT(&quot;$P$&quot;&amp;MATCH(DATE([.$AJ$2];[.$C12];[.R$2]);[.$D$27:.$D$65];0)+MATCH(&quot;Za sobotę&quot;;[.$P:.$P];0)))));[.$D$21];IF(IF(ISERROR(INDIRECT(&quot;$G$&quot;&amp;MATCH(DATE([.$AJ$2];[.$C12];[.R$2]);[.$D$27:.$D$65];0)+MATCH(&quot;Zaległy&quot;;[.$G:.$G];0)));FALSE();NOT(ISBLANK(INDIRECT(&quot;$G$&quot;&amp;MATCH(DATE([.$AJ$2];[.$C12];[.R$2]);[.$D$27:.$D$65];0)+MATCH(&quot;Zaległy&quot;;[.$G:.$G];0)))));[.$D$20];IF(NOT(ISERROR(VLOOKUP(DATE([.$AJ$2];[.$C12];[.R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S$2]));[.$D$16];IF(COM.MICROSOFT.SWITCH(WEEKDAY(DATE([.$AJ$2];[.$C12];[.S$2]));7;TRUE();1;TRUE();FALSE());[.$D$17];IF(NOT(ISERROR(VLOOKUP(DATE([.$AJ$2];[.$C12];[.S$2]);[.$AL:.$AL];1;0)));[.$D$18];IF(IF(ISERROR(INDIRECT(&quot;$P$&quot;&amp;MATCH(DATE([.$AJ$2];[.$C12];[.S$2]);[.$D$27:.$D$65];0)+MATCH(&quot;Za sobotę&quot;;[.$P:.$P];0)));FALSE();NOT(ISBLANK(INDIRECT(&quot;$P$&quot;&amp;MATCH(DATE([.$AJ$2];[.$C12];[.S$2]);[.$D$27:.$D$65];0)+MATCH(&quot;Za sobotę&quot;;[.$P:.$P];0)))));[.$D$21];IF(IF(ISERROR(INDIRECT(&quot;$G$&quot;&amp;MATCH(DATE([.$AJ$2];[.$C12];[.S$2]);[.$D$27:.$D$65];0)+MATCH(&quot;Zaległy&quot;;[.$G:.$G];0)));FALSE();NOT(ISBLANK(INDIRECT(&quot;$G$&quot;&amp;MATCH(DATE([.$AJ$2];[.$C12];[.S$2]);[.$D$27:.$D$65];0)+MATCH(&quot;Zaległy&quot;;[.$G:.$G];0)))));[.$D$20];IF(NOT(ISERROR(VLOOKUP(DATE([.$AJ$2];[.$C12];[.S$2]);[.$AM:.$AM];1;0)));[.$D$19];&quot;&quot;))))))">
            <text:p/>
          </table:table-cell>
          <table:table-cell table:style-name="ce75" table:formula="of:=IF(MONTH(DATE([.$AJ$2];[.$C12];[.$D$2]))&lt;&gt;MONTH(DATE([.$AJ$2];[.$C12];[.T$2]));[.$D$16];IF(COM.MICROSOFT.SWITCH(WEEKDAY(DATE([.$AJ$2];[.$C12];[.T$2]));7;TRUE();1;TRUE();FALSE());[.$D$17];IF(NOT(ISERROR(VLOOKUP(DATE([.$AJ$2];[.$C12];[.T$2]);[.$AL:.$AL];1;0)));[.$D$18];IF(IF(ISERROR(INDIRECT(&quot;$P$&quot;&amp;MATCH(DATE([.$AJ$2];[.$C12];[.T$2]);[.$D$27:.$D$65];0)+MATCH(&quot;Za sobotę&quot;;[.$P:.$P];0)));FALSE();NOT(ISBLANK(INDIRECT(&quot;$P$&quot;&amp;MATCH(DATE([.$AJ$2];[.$C12];[.T$2]);[.$D$27:.$D$65];0)+MATCH(&quot;Za sobotę&quot;;[.$P:.$P];0)))));[.$D$21];IF(IF(ISERROR(INDIRECT(&quot;$G$&quot;&amp;MATCH(DATE([.$AJ$2];[.$C12];[.T$2]);[.$D$27:.$D$65];0)+MATCH(&quot;Zaległy&quot;;[.$G:.$G];0)));FALSE();NOT(ISBLANK(INDIRECT(&quot;$G$&quot;&amp;MATCH(DATE([.$AJ$2];[.$C12];[.T$2]);[.$D$27:.$D$65];0)+MATCH(&quot;Zaległy&quot;;[.$G:.$G];0)))));[.$D$20];IF(NOT(ISERROR(VLOOKUP(DATE([.$AJ$2];[.$C12];[.T$2]);[.$AM:.$AM];1;0)));[.$D$19];&quot;&quot;))))))">
            <text:p/>
          </table:table-cell>
          <table:table-cell table:style-name="ce75" table:formula="of:=IF(MONTH(DATE([.$AJ$2];[.$C12];[.$D$2]))&lt;&gt;MONTH(DATE([.$AJ$2];[.$C12];[.U$2]));[.$D$16];IF(COM.MICROSOFT.SWITCH(WEEKDAY(DATE([.$AJ$2];[.$C12];[.U$2]));7;TRUE();1;TRUE();FALSE());[.$D$17];IF(NOT(ISERROR(VLOOKUP(DATE([.$AJ$2];[.$C12];[.U$2]);[.$AL:.$AL];1;0)));[.$D$18];IF(IF(ISERROR(INDIRECT(&quot;$P$&quot;&amp;MATCH(DATE([.$AJ$2];[.$C12];[.U$2]);[.$D$27:.$D$65];0)+MATCH(&quot;Za sobotę&quot;;[.$P:.$P];0)));FALSE();NOT(ISBLANK(INDIRECT(&quot;$P$&quot;&amp;MATCH(DATE([.$AJ$2];[.$C12];[.U$2]);[.$D$27:.$D$65];0)+MATCH(&quot;Za sobotę&quot;;[.$P:.$P];0)))));[.$D$21];IF(IF(ISERROR(INDIRECT(&quot;$G$&quot;&amp;MATCH(DATE([.$AJ$2];[.$C12];[.U$2]);[.$D$27:.$D$65];0)+MATCH(&quot;Zaległy&quot;;[.$G:.$G];0)));FALSE();NOT(ISBLANK(INDIRECT(&quot;$G$&quot;&amp;MATCH(DATE([.$AJ$2];[.$C12];[.U$2]);[.$D$27:.$D$65];0)+MATCH(&quot;Zaległy&quot;;[.$G:.$G];0)))));[.$D$20];IF(NOT(ISERROR(VLOOKUP(DATE([.$AJ$2];[.$C12];[.U$2]);[.$AM:.$AM];1;0)));[.$D$19];&quot;&quot;))))))">
            <text:p/>
          </table:table-cell>
          <table:table-cell table:style-name="ce75" table:formula="of:=IF(MONTH(DATE([.$AJ$2];[.$C12];[.$D$2]))&lt;&gt;MONTH(DATE([.$AJ$2];[.$C12];[.V$2]));[.$D$16];IF(COM.MICROSOFT.SWITCH(WEEKDAY(DATE([.$AJ$2];[.$C12];[.V$2]));7;TRUE();1;TRUE();FALSE());[.$D$17];IF(NOT(ISERROR(VLOOKUP(DATE([.$AJ$2];[.$C12];[.V$2]);[.$AL:.$AL];1;0)));[.$D$18];IF(IF(ISERROR(INDIRECT(&quot;$P$&quot;&amp;MATCH(DATE([.$AJ$2];[.$C12];[.V$2]);[.$D$27:.$D$65];0)+MATCH(&quot;Za sobotę&quot;;[.$P:.$P];0)));FALSE();NOT(ISBLANK(INDIRECT(&quot;$P$&quot;&amp;MATCH(DATE([.$AJ$2];[.$C12];[.V$2]);[.$D$27:.$D$65];0)+MATCH(&quot;Za sobotę&quot;;[.$P:.$P];0)))));[.$D$21];IF(IF(ISERROR(INDIRECT(&quot;$G$&quot;&amp;MATCH(DATE([.$AJ$2];[.$C12];[.V$2]);[.$D$27:.$D$65];0)+MATCH(&quot;Zaległy&quot;;[.$G:.$G];0)));FALSE();NOT(ISBLANK(INDIRECT(&quot;$G$&quot;&amp;MATCH(DATE([.$AJ$2];[.$C12];[.V$2]);[.$D$27:.$D$65];0)+MATCH(&quot;Zaległy&quot;;[.$G:.$G];0)))));[.$D$20];IF(NOT(ISERROR(VLOOKUP(DATE([.$AJ$2];[.$C12];[.V$2]);[.$AM:.$AM];1;0)));[.$D$19];&quot;&quot;))))))">
            <text:p/>
          </table:table-cell>
          <table:table-cell table:style-name="ce75" table:formula="of:=IF(MONTH(DATE([.$AJ$2];[.$C12];[.$D$2]))&lt;&gt;MONTH(DATE([.$AJ$2];[.$C12];[.W$2]));[.$D$16];IF(COM.MICROSOFT.SWITCH(WEEKDAY(DATE([.$AJ$2];[.$C12];[.W$2]));7;TRUE();1;TRUE();FALSE());[.$D$17];IF(NOT(ISERROR(VLOOKUP(DATE([.$AJ$2];[.$C12];[.W$2]);[.$AL:.$AL];1;0)));[.$D$18];IF(IF(ISERROR(INDIRECT(&quot;$P$&quot;&amp;MATCH(DATE([.$AJ$2];[.$C12];[.W$2]);[.$D$27:.$D$65];0)+MATCH(&quot;Za sobotę&quot;;[.$P:.$P];0)));FALSE();NOT(ISBLANK(INDIRECT(&quot;$P$&quot;&amp;MATCH(DATE([.$AJ$2];[.$C12];[.W$2]);[.$D$27:.$D$65];0)+MATCH(&quot;Za sobotę&quot;;[.$P:.$P];0)))));[.$D$21];IF(IF(ISERROR(INDIRECT(&quot;$G$&quot;&amp;MATCH(DATE([.$AJ$2];[.$C12];[.W$2]);[.$D$27:.$D$65];0)+MATCH(&quot;Zaległy&quot;;[.$G:.$G];0)));FALSE();NOT(ISBLANK(INDIRECT(&quot;$G$&quot;&amp;MATCH(DATE([.$AJ$2];[.$C12];[.W$2]);[.$D$27:.$D$65];0)+MATCH(&quot;Zaległy&quot;;[.$G:.$G];0)))));[.$D$20];IF(NOT(ISERROR(VLOOKUP(DATE([.$AJ$2];[.$C12];[.W$2]);[.$AM:.$AM];1;0)));[.$D$19];&quot;&quot;))))))">
            <text:p/>
          </table:table-cell>
          <table:table-cell table:style-name="ce75" table:formula="of:=IF(MONTH(DATE([.$AJ$2];[.$C12];[.$D$2]))&lt;&gt;MONTH(DATE([.$AJ$2];[.$C12];[.X$2]));[.$D$16];IF(COM.MICROSOFT.SWITCH(WEEKDAY(DATE([.$AJ$2];[.$C12];[.X$2]));7;TRUE();1;TRUE();FALSE());[.$D$17];IF(NOT(ISERROR(VLOOKUP(DATE([.$AJ$2];[.$C12];[.X$2]);[.$AL:.$AL];1;0)));[.$D$18];IF(IF(ISERROR(INDIRECT(&quot;$P$&quot;&amp;MATCH(DATE([.$AJ$2];[.$C12];[.X$2]);[.$D$27:.$D$65];0)+MATCH(&quot;Za sobotę&quot;;[.$P:.$P];0)));FALSE();NOT(ISBLANK(INDIRECT(&quot;$P$&quot;&amp;MATCH(DATE([.$AJ$2];[.$C12];[.X$2]);[.$D$27:.$D$65];0)+MATCH(&quot;Za sobotę&quot;;[.$P:.$P];0)))));[.$D$21];IF(IF(ISERROR(INDIRECT(&quot;$G$&quot;&amp;MATCH(DATE([.$AJ$2];[.$C12];[.X$2]);[.$D$27:.$D$65];0)+MATCH(&quot;Zaległy&quot;;[.$G:.$G];0)));FALSE();NOT(ISBLANK(INDIRECT(&quot;$G$&quot;&amp;MATCH(DATE([.$AJ$2];[.$C12];[.X$2]);[.$D$27:.$D$65];0)+MATCH(&quot;Zaległy&quot;;[.$G:.$G];0)))));[.$D$20];IF(NOT(ISERROR(VLOOKUP(DATE([.$AJ$2];[.$C12];[.X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Y$2]));[.$D$16];IF(COM.MICROSOFT.SWITCH(WEEKDAY(DATE([.$AJ$2];[.$C12];[.Y$2]));7;TRUE();1;TRUE();FALSE());[.$D$17];IF(NOT(ISERROR(VLOOKUP(DATE([.$AJ$2];[.$C12];[.Y$2]);[.$AL:.$AL];1;0)));[.$D$18];IF(IF(ISERROR(INDIRECT(&quot;$P$&quot;&amp;MATCH(DATE([.$AJ$2];[.$C12];[.Y$2]);[.$D$27:.$D$65];0)+MATCH(&quot;Za sobotę&quot;;[.$P:.$P];0)));FALSE();NOT(ISBLANK(INDIRECT(&quot;$P$&quot;&amp;MATCH(DATE([.$AJ$2];[.$C12];[.Y$2]);[.$D$27:.$D$65];0)+MATCH(&quot;Za sobotę&quot;;[.$P:.$P];0)))));[.$D$21];IF(IF(ISERROR(INDIRECT(&quot;$G$&quot;&amp;MATCH(DATE([.$AJ$2];[.$C12];[.Y$2]);[.$D$27:.$D$65];0)+MATCH(&quot;Zaległy&quot;;[.$G:.$G];0)));FALSE();NOT(ISBLANK(INDIRECT(&quot;$G$&quot;&amp;MATCH(DATE([.$AJ$2];[.$C12];[.Y$2]);[.$D$27:.$D$65];0)+MATCH(&quot;Zaległy&quot;;[.$G:.$G];0)))));[.$D$20];IF(NOT(ISERROR(VLOOKUP(DATE([.$AJ$2];[.$C12];[.Y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Z$2]));[.$D$16];IF(COM.MICROSOFT.SWITCH(WEEKDAY(DATE([.$AJ$2];[.$C12];[.Z$2]));7;TRUE();1;TRUE();FALSE());[.$D$17];IF(NOT(ISERROR(VLOOKUP(DATE([.$AJ$2];[.$C12];[.Z$2]);[.$AL:.$AL];1;0)));[.$D$18];IF(IF(ISERROR(INDIRECT(&quot;$P$&quot;&amp;MATCH(DATE([.$AJ$2];[.$C12];[.Z$2]);[.$D$27:.$D$65];0)+MATCH(&quot;Za sobotę&quot;;[.$P:.$P];0)));FALSE();NOT(ISBLANK(INDIRECT(&quot;$P$&quot;&amp;MATCH(DATE([.$AJ$2];[.$C12];[.Z$2]);[.$D$27:.$D$65];0)+MATCH(&quot;Za sobotę&quot;;[.$P:.$P];0)))));[.$D$21];IF(IF(ISERROR(INDIRECT(&quot;$G$&quot;&amp;MATCH(DATE([.$AJ$2];[.$C12];[.Z$2]);[.$D$27:.$D$65];0)+MATCH(&quot;Zaległy&quot;;[.$G:.$G];0)));FALSE();NOT(ISBLANK(INDIRECT(&quot;$G$&quot;&amp;MATCH(DATE([.$AJ$2];[.$C12];[.Z$2]);[.$D$27:.$D$65];0)+MATCH(&quot;Zaległy&quot;;[.$G:.$G];0)))));[.$D$20];IF(NOT(ISERROR(VLOOKUP(DATE([.$AJ$2];[.$C12];[.Z$2]);[.$AM:.$AM];1;0)));[.$D$19];&quot;&quot;))))))">
            <text:p/>
          </table:table-cell>
          <table:table-cell table:style-name="ce75" table:formula="of:=IF(MONTH(DATE([.$AJ$2];[.$C12];[.$D$2]))&lt;&gt;MONTH(DATE([.$AJ$2];[.$C12];[.AA$2]));[.$D$16];IF(COM.MICROSOFT.SWITCH(WEEKDAY(DATE([.$AJ$2];[.$C12];[.AA$2]));7;TRUE();1;TRUE();FALSE());[.$D$17];IF(NOT(ISERROR(VLOOKUP(DATE([.$AJ$2];[.$C12];[.AA$2]);[.$AL:.$AL];1;0)));[.$D$18];IF(IF(ISERROR(INDIRECT(&quot;$P$&quot;&amp;MATCH(DATE([.$AJ$2];[.$C12];[.AA$2]);[.$D$27:.$D$65];0)+MATCH(&quot;Za sobotę&quot;;[.$P:.$P];0)));FALSE();NOT(ISBLANK(INDIRECT(&quot;$P$&quot;&amp;MATCH(DATE([.$AJ$2];[.$C12];[.AA$2]);[.$D$27:.$D$65];0)+MATCH(&quot;Za sobotę&quot;;[.$P:.$P];0)))));[.$D$21];IF(IF(ISERROR(INDIRECT(&quot;$G$&quot;&amp;MATCH(DATE([.$AJ$2];[.$C12];[.AA$2]);[.$D$27:.$D$65];0)+MATCH(&quot;Zaległy&quot;;[.$G:.$G];0)));FALSE();NOT(ISBLANK(INDIRECT(&quot;$G$&quot;&amp;MATCH(DATE([.$AJ$2];[.$C12];[.AA$2]);[.$D$27:.$D$65];0)+MATCH(&quot;Zaległy&quot;;[.$G:.$G];0)))));[.$D$20];IF(NOT(ISERROR(VLOOKUP(DATE([.$AJ$2];[.$C12];[.AA$2]);[.$AM:.$AM];1;0)));[.$D$19];&quot;&quot;))))))">
            <text:p/>
          </table:table-cell>
          <table:table-cell table:style-name="ce75" table:formula="of:=IF(MONTH(DATE([.$AJ$2];[.$C12];[.$D$2]))&lt;&gt;MONTH(DATE([.$AJ$2];[.$C12];[.AB$2]));[.$D$16];IF(COM.MICROSOFT.SWITCH(WEEKDAY(DATE([.$AJ$2];[.$C12];[.AB$2]));7;TRUE();1;TRUE();FALSE());[.$D$17];IF(NOT(ISERROR(VLOOKUP(DATE([.$AJ$2];[.$C12];[.AB$2]);[.$AL:.$AL];1;0)));[.$D$18];IF(IF(ISERROR(INDIRECT(&quot;$P$&quot;&amp;MATCH(DATE([.$AJ$2];[.$C12];[.AB$2]);[.$D$27:.$D$65];0)+MATCH(&quot;Za sobotę&quot;;[.$P:.$P];0)));FALSE();NOT(ISBLANK(INDIRECT(&quot;$P$&quot;&amp;MATCH(DATE([.$AJ$2];[.$C12];[.AB$2]);[.$D$27:.$D$65];0)+MATCH(&quot;Za sobotę&quot;;[.$P:.$P];0)))));[.$D$21];IF(IF(ISERROR(INDIRECT(&quot;$G$&quot;&amp;MATCH(DATE([.$AJ$2];[.$C12];[.AB$2]);[.$D$27:.$D$65];0)+MATCH(&quot;Zaległy&quot;;[.$G:.$G];0)));FALSE();NOT(ISBLANK(INDIRECT(&quot;$G$&quot;&amp;MATCH(DATE([.$AJ$2];[.$C12];[.AB$2]);[.$D$27:.$D$65];0)+MATCH(&quot;Zaległy&quot;;[.$G:.$G];0)))));[.$D$20];IF(NOT(ISERROR(VLOOKUP(DATE([.$AJ$2];[.$C12];[.AB$2]);[.$AM:.$AM];1;0)));[.$D$19];&quot;&quot;))))))">
            <text:p/>
          </table:table-cell>
          <table:table-cell table:style-name="ce75" table:formula="of:=IF(MONTH(DATE([.$AJ$2];[.$C12];[.$D$2]))&lt;&gt;MONTH(DATE([.$AJ$2];[.$C12];[.AC$2]));[.$D$16];IF(COM.MICROSOFT.SWITCH(WEEKDAY(DATE([.$AJ$2];[.$C12];[.AC$2]));7;TRUE();1;TRUE();FALSE());[.$D$17];IF(NOT(ISERROR(VLOOKUP(DATE([.$AJ$2];[.$C12];[.AC$2]);[.$AL:.$AL];1;0)));[.$D$18];IF(IF(ISERROR(INDIRECT(&quot;$P$&quot;&amp;MATCH(DATE([.$AJ$2];[.$C12];[.AC$2]);[.$D$27:.$D$65];0)+MATCH(&quot;Za sobotę&quot;;[.$P:.$P];0)));FALSE();NOT(ISBLANK(INDIRECT(&quot;$P$&quot;&amp;MATCH(DATE([.$AJ$2];[.$C12];[.AC$2]);[.$D$27:.$D$65];0)+MATCH(&quot;Za sobotę&quot;;[.$P:.$P];0)))));[.$D$21];IF(IF(ISERROR(INDIRECT(&quot;$G$&quot;&amp;MATCH(DATE([.$AJ$2];[.$C12];[.AC$2]);[.$D$27:.$D$65];0)+MATCH(&quot;Zaległy&quot;;[.$G:.$G];0)));FALSE();NOT(ISBLANK(INDIRECT(&quot;$G$&quot;&amp;MATCH(DATE([.$AJ$2];[.$C12];[.AC$2]);[.$D$27:.$D$65];0)+MATCH(&quot;Zaległy&quot;;[.$G:.$G];0)))));[.$D$20];IF(NOT(ISERROR(VLOOKUP(DATE([.$AJ$2];[.$C12];[.AC$2]);[.$AM:.$AM];1;0)));[.$D$19];&quot;&quot;))))))">
            <text:p/>
          </table:table-cell>
          <table:table-cell table:style-name="ce75" table:formula="of:=IF(MONTH(DATE([.$AJ$2];[.$C12];[.$D$2]))&lt;&gt;MONTH(DATE([.$AJ$2];[.$C12];[.AD$2]));[.$D$16];IF(COM.MICROSOFT.SWITCH(WEEKDAY(DATE([.$AJ$2];[.$C12];[.AD$2]));7;TRUE();1;TRUE();FALSE());[.$D$17];IF(NOT(ISERROR(VLOOKUP(DATE([.$AJ$2];[.$C12];[.AD$2]);[.$AL:.$AL];1;0)));[.$D$18];IF(IF(ISERROR(INDIRECT(&quot;$P$&quot;&amp;MATCH(DATE([.$AJ$2];[.$C12];[.AD$2]);[.$D$27:.$D$65];0)+MATCH(&quot;Za sobotę&quot;;[.$P:.$P];0)));FALSE();NOT(ISBLANK(INDIRECT(&quot;$P$&quot;&amp;MATCH(DATE([.$AJ$2];[.$C12];[.AD$2]);[.$D$27:.$D$65];0)+MATCH(&quot;Za sobotę&quot;;[.$P:.$P];0)))));[.$D$21];IF(IF(ISERROR(INDIRECT(&quot;$G$&quot;&amp;MATCH(DATE([.$AJ$2];[.$C12];[.AD$2]);[.$D$27:.$D$65];0)+MATCH(&quot;Zaległy&quot;;[.$G:.$G];0)));FALSE();NOT(ISBLANK(INDIRECT(&quot;$G$&quot;&amp;MATCH(DATE([.$AJ$2];[.$C12];[.AD$2]);[.$D$27:.$D$65];0)+MATCH(&quot;Zaległy&quot;;[.$G:.$G];0)))));[.$D$20];IF(NOT(ISERROR(VLOOKUP(DATE([.$AJ$2];[.$C12];[.AD$2]);[.$AM:.$AM];1;0)));[.$D$19];&quot;&quot;))))))">
            <text:p/>
          </table:table-cell>
          <table:table-cell table:style-name="ce75" table:formula="of:=IF(MONTH(DATE([.$AJ$2];[.$C12];[.$D$2]))&lt;&gt;MONTH(DATE([.$AJ$2];[.$C12];[.AE$2]));[.$D$16];IF(COM.MICROSOFT.SWITCH(WEEKDAY(DATE([.$AJ$2];[.$C12];[.AE$2]));7;TRUE();1;TRUE();FALSE());[.$D$17];IF(NOT(ISERROR(VLOOKUP(DATE([.$AJ$2];[.$C12];[.AE$2]);[.$AL:.$AL];1;0)));[.$D$18];IF(IF(ISERROR(INDIRECT(&quot;$P$&quot;&amp;MATCH(DATE([.$AJ$2];[.$C12];[.AE$2]);[.$D$27:.$D$65];0)+MATCH(&quot;Za sobotę&quot;;[.$P:.$P];0)));FALSE();NOT(ISBLANK(INDIRECT(&quot;$P$&quot;&amp;MATCH(DATE([.$AJ$2];[.$C12];[.AE$2]);[.$D$27:.$D$65];0)+MATCH(&quot;Za sobotę&quot;;[.$P:.$P];0)))));[.$D$21];IF(IF(ISERROR(INDIRECT(&quot;$G$&quot;&amp;MATCH(DATE([.$AJ$2];[.$C12];[.AE$2]);[.$D$27:.$D$65];0)+MATCH(&quot;Zaległy&quot;;[.$G:.$G];0)));FALSE();NOT(ISBLANK(INDIRECT(&quot;$G$&quot;&amp;MATCH(DATE([.$AJ$2];[.$C12];[.AE$2]);[.$D$27:.$D$65];0)+MATCH(&quot;Zaległy&quot;;[.$G:.$G];0)))));[.$D$20];IF(NOT(ISERROR(VLOOKUP(DATE([.$AJ$2];[.$C12];[.AE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AF$2]));[.$D$16];IF(COM.MICROSOFT.SWITCH(WEEKDAY(DATE([.$AJ$2];[.$C12];[.AF$2]));7;TRUE();1;TRUE();FALSE());[.$D$17];IF(NOT(ISERROR(VLOOKUP(DATE([.$AJ$2];[.$C12];[.AF$2]);[.$AL:.$AL];1;0)));[.$D$18];IF(IF(ISERROR(INDIRECT(&quot;$P$&quot;&amp;MATCH(DATE([.$AJ$2];[.$C12];[.AF$2]);[.$D$27:.$D$65];0)+MATCH(&quot;Za sobotę&quot;;[.$P:.$P];0)));FALSE();NOT(ISBLANK(INDIRECT(&quot;$P$&quot;&amp;MATCH(DATE([.$AJ$2];[.$C12];[.AF$2]);[.$D$27:.$D$65];0)+MATCH(&quot;Za sobotę&quot;;[.$P:.$P];0)))));[.$D$21];IF(IF(ISERROR(INDIRECT(&quot;$G$&quot;&amp;MATCH(DATE([.$AJ$2];[.$C12];[.AF$2]);[.$D$27:.$D$65];0)+MATCH(&quot;Zaległy&quot;;[.$G:.$G];0)));FALSE();NOT(ISBLANK(INDIRECT(&quot;$G$&quot;&amp;MATCH(DATE([.$AJ$2];[.$C12];[.AF$2]);[.$D$27:.$D$65];0)+MATCH(&quot;Zaległy&quot;;[.$G:.$G];0)))));[.$D$20];IF(NOT(ISERROR(VLOOKUP(DATE([.$AJ$2];[.$C12];[.AF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2];[.$D$2]))&lt;&gt;MONTH(DATE([.$AJ$2];[.$C12];[.AG$2]));[.$D$16];IF(COM.MICROSOFT.SWITCH(WEEKDAY(DATE([.$AJ$2];[.$C12];[.AG$2]));7;TRUE();1;TRUE();FALSE());[.$D$17];IF(NOT(ISERROR(VLOOKUP(DATE([.$AJ$2];[.$C12];[.AG$2]);[.$AL:.$AL];1;0)));[.$D$18];IF(IF(ISERROR(INDIRECT(&quot;$P$&quot;&amp;MATCH(DATE([.$AJ$2];[.$C12];[.AG$2]);[.$D$27:.$D$65];0)+MATCH(&quot;Za sobotę&quot;;[.$P:.$P];0)));FALSE();NOT(ISBLANK(INDIRECT(&quot;$P$&quot;&amp;MATCH(DATE([.$AJ$2];[.$C12];[.AG$2]);[.$D$27:.$D$65];0)+MATCH(&quot;Za sobotę&quot;;[.$P:.$P];0)))));[.$D$21];IF(IF(ISERROR(INDIRECT(&quot;$G$&quot;&amp;MATCH(DATE([.$AJ$2];[.$C12];[.AG$2]);[.$D$27:.$D$65];0)+MATCH(&quot;Zaległy&quot;;[.$G:.$G];0)));FALSE();NOT(ISBLANK(INDIRECT(&quot;$G$&quot;&amp;MATCH(DATE([.$AJ$2];[.$C12];[.AG$2]);[.$D$27:.$D$65];0)+MATCH(&quot;Zaległy&quot;;[.$G:.$G];0)))));[.$D$20];IF(NOT(ISERROR(VLOOKUP(DATE([.$AJ$2];[.$C12];[.AG$2]);[.$AM:.$AM];1;0)));[.$D$19];&quot;&quot;))))))">
            <text:p/>
          </table:table-cell>
          <table:table-cell table:style-name="ce95" table:formula="of:=IF(MONTH(DATE([.$AJ$2];[.$C12];[.$D$2]))&lt;&gt;MONTH(DATE([.$AJ$2];[.$C12];[.AH$2]));[.$D$16];IF(COM.MICROSOFT.SWITCH(WEEKDAY(DATE([.$AJ$2];[.$C12];[.AH$2]));7;TRUE();1;TRUE();FALSE());[.$D$17];IF(NOT(ISERROR(VLOOKUP(DATE([.$AJ$2];[.$C12];[.AH$2]);[.$AL:.$AL];1;0)));[.$D$18];IF(IF(ISERROR(INDIRECT(&quot;$P$&quot;&amp;MATCH(DATE([.$AJ$2];[.$C12];[.AH$2]);[.$D$27:.$D$65];0)+MATCH(&quot;Za sobotę&quot;;[.$P:.$P];0)));FALSE();NOT(ISBLANK(INDIRECT(&quot;$P$&quot;&amp;MATCH(DATE([.$AJ$2];[.$C12];[.AH$2]);[.$D$27:.$D$65];0)+MATCH(&quot;Za sobotę&quot;;[.$P:.$P];0)))));[.$D$21];IF(IF(ISERROR(INDIRECT(&quot;$G$&quot;&amp;MATCH(DATE([.$AJ$2];[.$C12];[.AH$2]);[.$D$27:.$D$65];0)+MATCH(&quot;Zaległy&quot;;[.$G:.$G];0)));FALSE();NOT(ISBLANK(INDIRECT(&quot;$G$&quot;&amp;MATCH(DATE([.$AJ$2];[.$C12];[.AH$2]);[.$D$27:.$D$65];0)+MATCH(&quot;Zaległy&quot;;[.$G:.$G];0)))));[.$D$20];IF(NOT(ISERROR(VLOOKUP(DATE([.$AJ$2];[.$C12];[.AH$2]);[.$AM:.$AM];1;0)));[.$D$19];&quot;&quot;))))))">
            <text:p/>
          </table:table-cell>
          <table:table-cell table:style-name="Default"/>
          <table:table-cell table:style-name="ce100" office:value-type="string" calcext:value-type="string">
            <text:p>25.12</text:p>
          </table:table-cell>
          <table:table-cell table:style-name="Default" office:value-type="string" calcext:value-type="string">
            <text:p>SZTYWNE KAŻDEGO ROKU – Boże Narodzenie (pierwszy dzień)</text:p>
          </table:table-cell>
          <table:table-cell table:formula="of:=IF(NOT(ISBLANK([.$AJ15]));IFERROR(DATEVALUE([.$AJ15]&amp;&quot;.&quot;&amp;[.$AJ$2]);DATE([.$AJ$2];MONTH([.$AJ15]);DAY([.$AJ15])));&quot;&quot;)" office:value-type="date" office:date-value="2023-04-10" calcext:value-type="date">
            <text:p>10 kwietnia 2023 (poniedziałek)</text:p>
          </table:table-cell>
          <table:table-cell table:style-name="ce62" table:formula="of:=IF(NOT(ISBLANK([.$D37]));IFERROR(DATEVALUE([.$D37]&amp;&quot;.&quot;&amp;[.$AJ$2]);DATE([.$AJ$2];MONTH([.$D37]);DAY([.$D3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3];1)" office:value-type="date" office:date-value="2023-11-01" calcext:value-type="date">
            <text:p>listopad</text:p>
          </table:table-cell>
          <table:table-cell table:style-name="ce6" office:value-type="float" office:value="11" calcext:value-type="float">
            <text:p>11</text:p>
          </table:table-cell>
          <table:table-cell table:style-name="ce65" table:formula="of:=IF(MONTH(DATE([.$AJ$2];[.$C13];[.$D$2]))&lt;&gt;MONTH(DATE([.$AJ$2];[.$C13];[.D$2]));[.$D$16];IF(COM.MICROSOFT.SWITCH(WEEKDAY(DATE([.$AJ$2];[.$C13];[.D$2]));7;TRUE();1;TRUE();FALSE());[.$D$17];IF(NOT(ISERROR(VLOOKUP(DATE([.$AJ$2];[.$C13];[.D$2]);[.$AL:.$AL];1;0)));[.$D$18];IF(IF(ISERROR(INDIRECT(&quot;$P$&quot;&amp;MATCH(DATE([.$AJ$2];[.$C13];[.D$2]);[.$D$27:.$D$65];0)+MATCH(&quot;Za sobotę&quot;;[.$P:.$P];0)));FALSE();NOT(ISBLANK(INDIRECT(&quot;$P$&quot;&amp;MATCH(DATE([.$AJ$2];[.$C13];[.D$2]);[.$D$27:.$D$65];0)+MATCH(&quot;Za sobotę&quot;;[.$P:.$P];0)))));[.$D$21];IF(IF(ISERROR(INDIRECT(&quot;$G$&quot;&amp;MATCH(DATE([.$AJ$2];[.$C13];[.D$2]);[.$D$27:.$D$65];0)+MATCH(&quot;Zaległy&quot;;[.$G:.$G];0)));FALSE();NOT(ISBLANK(INDIRECT(&quot;$G$&quot;&amp;MATCH(DATE([.$AJ$2];[.$C13];[.D$2]);[.$D$27:.$D$65];0)+MATCH(&quot;Zaległy&quot;;[.$G:.$G];0)))));[.$D$20];IF(NOT(ISERROR(VLOOKUP(DATE([.$AJ$2];[.$C13];[.D$2]);[.$AM:.$AM];1;0)));[.$D$19];&quot;&quot;))))))" office:value-type="string" office:string-value="+" calcext:value-type="string">
            <text:p>+</text:p>
          </table:table-cell>
          <table:table-cell table:style-name="ce75" table:formula="of:=IF(MONTH(DATE([.$AJ$2];[.$C13];[.$D$2]))&lt;&gt;MONTH(DATE([.$AJ$2];[.$C13];[.E$2]));[.$D$16];IF(COM.MICROSOFT.SWITCH(WEEKDAY(DATE([.$AJ$2];[.$C13];[.E$2]));7;TRUE();1;TRUE();FALSE());[.$D$17];IF(NOT(ISERROR(VLOOKUP(DATE([.$AJ$2];[.$C13];[.E$2]);[.$AL:.$AL];1;0)));[.$D$18];IF(IF(ISERROR(INDIRECT(&quot;$P$&quot;&amp;MATCH(DATE([.$AJ$2];[.$C13];[.E$2]);[.$D$27:.$D$65];0)+MATCH(&quot;Za sobotę&quot;;[.$P:.$P];0)));FALSE();NOT(ISBLANK(INDIRECT(&quot;$P$&quot;&amp;MATCH(DATE([.$AJ$2];[.$C13];[.E$2]);[.$D$27:.$D$65];0)+MATCH(&quot;Za sobotę&quot;;[.$P:.$P];0)))));[.$D$21];IF(IF(ISERROR(INDIRECT(&quot;$G$&quot;&amp;MATCH(DATE([.$AJ$2];[.$C13];[.E$2]);[.$D$27:.$D$65];0)+MATCH(&quot;Zaległy&quot;;[.$G:.$G];0)));FALSE();NOT(ISBLANK(INDIRECT(&quot;$G$&quot;&amp;MATCH(DATE([.$AJ$2];[.$C13];[.E$2]);[.$D$27:.$D$65];0)+MATCH(&quot;Zaległy&quot;;[.$G:.$G];0)))));[.$D$20];IF(NOT(ISERROR(VLOOKUP(DATE([.$AJ$2];[.$C13];[.E$2]);[.$AM:.$AM];1;0)));[.$D$19];&quot;&quot;))))))">
            <text:p/>
          </table:table-cell>
          <table:table-cell table:style-name="ce75" table:formula="of:=IF(MONTH(DATE([.$AJ$2];[.$C13];[.$D$2]))&lt;&gt;MONTH(DATE([.$AJ$2];[.$C13];[.F$2]));[.$D$16];IF(COM.MICROSOFT.SWITCH(WEEKDAY(DATE([.$AJ$2];[.$C13];[.F$2]));7;TRUE();1;TRUE();FALSE());[.$D$17];IF(NOT(ISERROR(VLOOKUP(DATE([.$AJ$2];[.$C13];[.F$2]);[.$AL:.$AL];1;0)));[.$D$18];IF(IF(ISERROR(INDIRECT(&quot;$P$&quot;&amp;MATCH(DATE([.$AJ$2];[.$C13];[.F$2]);[.$D$27:.$D$65];0)+MATCH(&quot;Za sobotę&quot;;[.$P:.$P];0)));FALSE();NOT(ISBLANK(INDIRECT(&quot;$P$&quot;&amp;MATCH(DATE([.$AJ$2];[.$C13];[.F$2]);[.$D$27:.$D$65];0)+MATCH(&quot;Za sobotę&quot;;[.$P:.$P];0)))));[.$D$21];IF(IF(ISERROR(INDIRECT(&quot;$G$&quot;&amp;MATCH(DATE([.$AJ$2];[.$C13];[.F$2]);[.$D$27:.$D$65];0)+MATCH(&quot;Zaległy&quot;;[.$G:.$G];0)));FALSE();NOT(ISBLANK(INDIRECT(&quot;$G$&quot;&amp;MATCH(DATE([.$AJ$2];[.$C13];[.F$2]);[.$D$27:.$D$65];0)+MATCH(&quot;Zaległy&quot;;[.$G:.$G];0)))));[.$D$20];IF(NOT(ISERROR(VLOOKUP(DATE([.$AJ$2];[.$C13];[.F$2]);[.$AM:.$AM];1;0)));[.$D$19];&quot;&quot;))))))">
            <text:p/>
          </table:table-cell>
          <table:table-cell table:style-name="ce75" table:formula="of:=IF(MONTH(DATE([.$AJ$2];[.$C13];[.$D$2]))&lt;&gt;MONTH(DATE([.$AJ$2];[.$C13];[.G$2]));[.$D$16];IF(COM.MICROSOFT.SWITCH(WEEKDAY(DATE([.$AJ$2];[.$C13];[.G$2]));7;TRUE();1;TRUE();FALSE());[.$D$17];IF(NOT(ISERROR(VLOOKUP(DATE([.$AJ$2];[.$C13];[.G$2]);[.$AL:.$AL];1;0)));[.$D$18];IF(IF(ISERROR(INDIRECT(&quot;$P$&quot;&amp;MATCH(DATE([.$AJ$2];[.$C13];[.G$2]);[.$D$27:.$D$65];0)+MATCH(&quot;Za sobotę&quot;;[.$P:.$P];0)));FALSE();NOT(ISBLANK(INDIRECT(&quot;$P$&quot;&amp;MATCH(DATE([.$AJ$2];[.$C13];[.G$2]);[.$D$27:.$D$65];0)+MATCH(&quot;Za sobotę&quot;;[.$P:.$P];0)))));[.$D$21];IF(IF(ISERROR(INDIRECT(&quot;$G$&quot;&amp;MATCH(DATE([.$AJ$2];[.$C13];[.G$2]);[.$D$27:.$D$65];0)+MATCH(&quot;Zaległy&quot;;[.$G:.$G];0)));FALSE();NOT(ISBLANK(INDIRECT(&quot;$G$&quot;&amp;MATCH(DATE([.$AJ$2];[.$C13];[.G$2]);[.$D$27:.$D$65];0)+MATCH(&quot;Zaległy&quot;;[.$G:.$G];0)))));[.$D$20];IF(NOT(ISERROR(VLOOKUP(DATE([.$AJ$2];[.$C13];[.G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H$2]));[.$D$16];IF(COM.MICROSOFT.SWITCH(WEEKDAY(DATE([.$AJ$2];[.$C13];[.H$2]));7;TRUE();1;TRUE();FALSE());[.$D$17];IF(NOT(ISERROR(VLOOKUP(DATE([.$AJ$2];[.$C13];[.H$2]);[.$AL:.$AL];1;0)));[.$D$18];IF(IF(ISERROR(INDIRECT(&quot;$P$&quot;&amp;MATCH(DATE([.$AJ$2];[.$C13];[.H$2]);[.$D$27:.$D$65];0)+MATCH(&quot;Za sobotę&quot;;[.$P:.$P];0)));FALSE();NOT(ISBLANK(INDIRECT(&quot;$P$&quot;&amp;MATCH(DATE([.$AJ$2];[.$C13];[.H$2]);[.$D$27:.$D$65];0)+MATCH(&quot;Za sobotę&quot;;[.$P:.$P];0)))));[.$D$21];IF(IF(ISERROR(INDIRECT(&quot;$G$&quot;&amp;MATCH(DATE([.$AJ$2];[.$C13];[.H$2]);[.$D$27:.$D$65];0)+MATCH(&quot;Zaległy&quot;;[.$G:.$G];0)));FALSE();NOT(ISBLANK(INDIRECT(&quot;$G$&quot;&amp;MATCH(DATE([.$AJ$2];[.$C13];[.H$2]);[.$D$27:.$D$65];0)+MATCH(&quot;Zaległy&quot;;[.$G:.$G];0)))));[.$D$20];IF(NOT(ISERROR(VLOOKUP(DATE([.$AJ$2];[.$C13];[.H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I$2]));[.$D$16];IF(COM.MICROSOFT.SWITCH(WEEKDAY(DATE([.$AJ$2];[.$C13];[.I$2]));7;TRUE();1;TRUE();FALSE());[.$D$17];IF(NOT(ISERROR(VLOOKUP(DATE([.$AJ$2];[.$C13];[.I$2]);[.$AL:.$AL];1;0)));[.$D$18];IF(IF(ISERROR(INDIRECT(&quot;$P$&quot;&amp;MATCH(DATE([.$AJ$2];[.$C13];[.I$2]);[.$D$27:.$D$65];0)+MATCH(&quot;Za sobotę&quot;;[.$P:.$P];0)));FALSE();NOT(ISBLANK(INDIRECT(&quot;$P$&quot;&amp;MATCH(DATE([.$AJ$2];[.$C13];[.I$2]);[.$D$27:.$D$65];0)+MATCH(&quot;Za sobotę&quot;;[.$P:.$P];0)))));[.$D$21];IF(IF(ISERROR(INDIRECT(&quot;$G$&quot;&amp;MATCH(DATE([.$AJ$2];[.$C13];[.I$2]);[.$D$27:.$D$65];0)+MATCH(&quot;Zaległy&quot;;[.$G:.$G];0)));FALSE();NOT(ISBLANK(INDIRECT(&quot;$G$&quot;&amp;MATCH(DATE([.$AJ$2];[.$C13];[.I$2]);[.$D$27:.$D$65];0)+MATCH(&quot;Zaległy&quot;;[.$G:.$G];0)))));[.$D$20];IF(NOT(ISERROR(VLOOKUP(DATE([.$AJ$2];[.$C13];[.I$2]);[.$AM:.$AM];1;0)));[.$D$19];&quot;&quot;))))))">
            <text:p/>
          </table:table-cell>
          <table:table-cell table:style-name="ce75" table:formula="of:=IF(MONTH(DATE([.$AJ$2];[.$C13];[.$D$2]))&lt;&gt;MONTH(DATE([.$AJ$2];[.$C13];[.J$2]));[.$D$16];IF(COM.MICROSOFT.SWITCH(WEEKDAY(DATE([.$AJ$2];[.$C13];[.J$2]));7;TRUE();1;TRUE();FALSE());[.$D$17];IF(NOT(ISERROR(VLOOKUP(DATE([.$AJ$2];[.$C13];[.J$2]);[.$AL:.$AL];1;0)));[.$D$18];IF(IF(ISERROR(INDIRECT(&quot;$P$&quot;&amp;MATCH(DATE([.$AJ$2];[.$C13];[.J$2]);[.$D$27:.$D$65];0)+MATCH(&quot;Za sobotę&quot;;[.$P:.$P];0)));FALSE();NOT(ISBLANK(INDIRECT(&quot;$P$&quot;&amp;MATCH(DATE([.$AJ$2];[.$C13];[.J$2]);[.$D$27:.$D$65];0)+MATCH(&quot;Za sobotę&quot;;[.$P:.$P];0)))));[.$D$21];IF(IF(ISERROR(INDIRECT(&quot;$G$&quot;&amp;MATCH(DATE([.$AJ$2];[.$C13];[.J$2]);[.$D$27:.$D$65];0)+MATCH(&quot;Zaległy&quot;;[.$G:.$G];0)));FALSE();NOT(ISBLANK(INDIRECT(&quot;$G$&quot;&amp;MATCH(DATE([.$AJ$2];[.$C13];[.J$2]);[.$D$27:.$D$65];0)+MATCH(&quot;Zaległy&quot;;[.$G:.$G];0)))));[.$D$20];IF(NOT(ISERROR(VLOOKUP(DATE([.$AJ$2];[.$C13];[.J$2]);[.$AM:.$AM];1;0)));[.$D$19];&quot;&quot;))))))">
            <text:p/>
          </table:table-cell>
          <table:table-cell table:style-name="ce75" table:formula="of:=IF(MONTH(DATE([.$AJ$2];[.$C13];[.$D$2]))&lt;&gt;MONTH(DATE([.$AJ$2];[.$C13];[.K$2]));[.$D$16];IF(COM.MICROSOFT.SWITCH(WEEKDAY(DATE([.$AJ$2];[.$C13];[.K$2]));7;TRUE();1;TRUE();FALSE());[.$D$17];IF(NOT(ISERROR(VLOOKUP(DATE([.$AJ$2];[.$C13];[.K$2]);[.$AL:.$AL];1;0)));[.$D$18];IF(IF(ISERROR(INDIRECT(&quot;$P$&quot;&amp;MATCH(DATE([.$AJ$2];[.$C13];[.K$2]);[.$D$27:.$D$65];0)+MATCH(&quot;Za sobotę&quot;;[.$P:.$P];0)));FALSE();NOT(ISBLANK(INDIRECT(&quot;$P$&quot;&amp;MATCH(DATE([.$AJ$2];[.$C13];[.K$2]);[.$D$27:.$D$65];0)+MATCH(&quot;Za sobotę&quot;;[.$P:.$P];0)))));[.$D$21];IF(IF(ISERROR(INDIRECT(&quot;$G$&quot;&amp;MATCH(DATE([.$AJ$2];[.$C13];[.K$2]);[.$D$27:.$D$65];0)+MATCH(&quot;Zaległy&quot;;[.$G:.$G];0)));FALSE();NOT(ISBLANK(INDIRECT(&quot;$G$&quot;&amp;MATCH(DATE([.$AJ$2];[.$C13];[.K$2]);[.$D$27:.$D$65];0)+MATCH(&quot;Zaległy&quot;;[.$G:.$G];0)))));[.$D$20];IF(NOT(ISERROR(VLOOKUP(DATE([.$AJ$2];[.$C13];[.K$2]);[.$AM:.$AM];1;0)));[.$D$19];&quot;&quot;))))))">
            <text:p/>
          </table:table-cell>
          <table:table-cell table:style-name="ce75" table:formula="of:=IF(MONTH(DATE([.$AJ$2];[.$C13];[.$D$2]))&lt;&gt;MONTH(DATE([.$AJ$2];[.$C13];[.L$2]));[.$D$16];IF(COM.MICROSOFT.SWITCH(WEEKDAY(DATE([.$AJ$2];[.$C13];[.L$2]));7;TRUE();1;TRUE();FALSE());[.$D$17];IF(NOT(ISERROR(VLOOKUP(DATE([.$AJ$2];[.$C13];[.L$2]);[.$AL:.$AL];1;0)));[.$D$18];IF(IF(ISERROR(INDIRECT(&quot;$P$&quot;&amp;MATCH(DATE([.$AJ$2];[.$C13];[.L$2]);[.$D$27:.$D$65];0)+MATCH(&quot;Za sobotę&quot;;[.$P:.$P];0)));FALSE();NOT(ISBLANK(INDIRECT(&quot;$P$&quot;&amp;MATCH(DATE([.$AJ$2];[.$C13];[.L$2]);[.$D$27:.$D$65];0)+MATCH(&quot;Za sobotę&quot;;[.$P:.$P];0)))));[.$D$21];IF(IF(ISERROR(INDIRECT(&quot;$G$&quot;&amp;MATCH(DATE([.$AJ$2];[.$C13];[.L$2]);[.$D$27:.$D$65];0)+MATCH(&quot;Zaległy&quot;;[.$G:.$G];0)));FALSE();NOT(ISBLANK(INDIRECT(&quot;$G$&quot;&amp;MATCH(DATE([.$AJ$2];[.$C13];[.L$2]);[.$D$27:.$D$65];0)+MATCH(&quot;Zaległy&quot;;[.$G:.$G];0)))));[.$D$20];IF(NOT(ISERROR(VLOOKUP(DATE([.$AJ$2];[.$C13];[.L$2]);[.$AM:.$AM];1;0)));[.$D$19];&quot;&quot;))))))">
            <text:p/>
          </table:table-cell>
          <table:table-cell table:style-name="ce75" table:formula="of:=IF(MONTH(DATE([.$AJ$2];[.$C13];[.$D$2]))&lt;&gt;MONTH(DATE([.$AJ$2];[.$C13];[.M$2]));[.$D$16];IF(COM.MICROSOFT.SWITCH(WEEKDAY(DATE([.$AJ$2];[.$C13];[.M$2]));7;TRUE();1;TRUE();FALSE());[.$D$17];IF(NOT(ISERROR(VLOOKUP(DATE([.$AJ$2];[.$C13];[.M$2]);[.$AL:.$AL];1;0)));[.$D$18];IF(IF(ISERROR(INDIRECT(&quot;$P$&quot;&amp;MATCH(DATE([.$AJ$2];[.$C13];[.M$2]);[.$D$27:.$D$65];0)+MATCH(&quot;Za sobotę&quot;;[.$P:.$P];0)));FALSE();NOT(ISBLANK(INDIRECT(&quot;$P$&quot;&amp;MATCH(DATE([.$AJ$2];[.$C13];[.M$2]);[.$D$27:.$D$65];0)+MATCH(&quot;Za sobotę&quot;;[.$P:.$P];0)))));[.$D$21];IF(IF(ISERROR(INDIRECT(&quot;$G$&quot;&amp;MATCH(DATE([.$AJ$2];[.$C13];[.M$2]);[.$D$27:.$D$65];0)+MATCH(&quot;Zaległy&quot;;[.$G:.$G];0)));FALSE();NOT(ISBLANK(INDIRECT(&quot;$G$&quot;&amp;MATCH(DATE([.$AJ$2];[.$C13];[.M$2]);[.$D$27:.$D$65];0)+MATCH(&quot;Zaległy&quot;;[.$G:.$G];0)))));[.$D$20];IF(NOT(ISERROR(VLOOKUP(DATE([.$AJ$2];[.$C13];[.M$2]);[.$AM:.$AM];1;0)));[.$D$19];&quot;&quot;))))))">
            <text:p/>
          </table:table-cell>
          <table:table-cell table:style-name="ce75" table:formula="of:=IF(MONTH(DATE([.$AJ$2];[.$C13];[.$D$2]))&lt;&gt;MONTH(DATE([.$AJ$2];[.$C13];[.N$2]));[.$D$16];IF(COM.MICROSOFT.SWITCH(WEEKDAY(DATE([.$AJ$2];[.$C13];[.N$2]));7;TRUE();1;TRUE();FALSE());[.$D$17];IF(NOT(ISERROR(VLOOKUP(DATE([.$AJ$2];[.$C13];[.N$2]);[.$AL:.$AL];1;0)));[.$D$18];IF(IF(ISERROR(INDIRECT(&quot;$P$&quot;&amp;MATCH(DATE([.$AJ$2];[.$C13];[.N$2]);[.$D$27:.$D$65];0)+MATCH(&quot;Za sobotę&quot;;[.$P:.$P];0)));FALSE();NOT(ISBLANK(INDIRECT(&quot;$P$&quot;&amp;MATCH(DATE([.$AJ$2];[.$C13];[.N$2]);[.$D$27:.$D$65];0)+MATCH(&quot;Za sobotę&quot;;[.$P:.$P];0)))));[.$D$21];IF(IF(ISERROR(INDIRECT(&quot;$G$&quot;&amp;MATCH(DATE([.$AJ$2];[.$C13];[.N$2]);[.$D$27:.$D$65];0)+MATCH(&quot;Zaległy&quot;;[.$G:.$G];0)));FALSE();NOT(ISBLANK(INDIRECT(&quot;$G$&quot;&amp;MATCH(DATE([.$AJ$2];[.$C13];[.N$2]);[.$D$27:.$D$65];0)+MATCH(&quot;Zaległy&quot;;[.$G:.$G];0)))));[.$D$20];IF(NOT(ISERROR(VLOOKUP(DATE([.$AJ$2];[.$C13];[.N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O$2]));[.$D$16];IF(COM.MICROSOFT.SWITCH(WEEKDAY(DATE([.$AJ$2];[.$C13];[.O$2]));7;TRUE();1;TRUE();FALSE());[.$D$17];IF(NOT(ISERROR(VLOOKUP(DATE([.$AJ$2];[.$C13];[.O$2]);[.$AL:.$AL];1;0)));[.$D$18];IF(IF(ISERROR(INDIRECT(&quot;$P$&quot;&amp;MATCH(DATE([.$AJ$2];[.$C13];[.O$2]);[.$D$27:.$D$65];0)+MATCH(&quot;Za sobotę&quot;;[.$P:.$P];0)));FALSE();NOT(ISBLANK(INDIRECT(&quot;$P$&quot;&amp;MATCH(DATE([.$AJ$2];[.$C13];[.O$2]);[.$D$27:.$D$65];0)+MATCH(&quot;Za sobotę&quot;;[.$P:.$P];0)))));[.$D$21];IF(IF(ISERROR(INDIRECT(&quot;$G$&quot;&amp;MATCH(DATE([.$AJ$2];[.$C13];[.O$2]);[.$D$27:.$D$65];0)+MATCH(&quot;Zaległy&quot;;[.$G:.$G];0)));FALSE();NOT(ISBLANK(INDIRECT(&quot;$G$&quot;&amp;MATCH(DATE([.$AJ$2];[.$C13];[.O$2]);[.$D$27:.$D$65];0)+MATCH(&quot;Zaległy&quot;;[.$G:.$G];0)))));[.$D$20];IF(NOT(ISERROR(VLOOKUP(DATE([.$AJ$2];[.$C13];[.O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P$2]));[.$D$16];IF(COM.MICROSOFT.SWITCH(WEEKDAY(DATE([.$AJ$2];[.$C13];[.P$2]));7;TRUE();1;TRUE();FALSE());[.$D$17];IF(NOT(ISERROR(VLOOKUP(DATE([.$AJ$2];[.$C13];[.P$2]);[.$AL:.$AL];1;0)));[.$D$18];IF(IF(ISERROR(INDIRECT(&quot;$P$&quot;&amp;MATCH(DATE([.$AJ$2];[.$C13];[.P$2]);[.$D$27:.$D$65];0)+MATCH(&quot;Za sobotę&quot;;[.$P:.$P];0)));FALSE();NOT(ISBLANK(INDIRECT(&quot;$P$&quot;&amp;MATCH(DATE([.$AJ$2];[.$C13];[.P$2]);[.$D$27:.$D$65];0)+MATCH(&quot;Za sobotę&quot;;[.$P:.$P];0)))));[.$D$21];IF(IF(ISERROR(INDIRECT(&quot;$G$&quot;&amp;MATCH(DATE([.$AJ$2];[.$C13];[.P$2]);[.$D$27:.$D$65];0)+MATCH(&quot;Zaległy&quot;;[.$G:.$G];0)));FALSE();NOT(ISBLANK(INDIRECT(&quot;$G$&quot;&amp;MATCH(DATE([.$AJ$2];[.$C13];[.P$2]);[.$D$27:.$D$65];0)+MATCH(&quot;Zaległy&quot;;[.$G:.$G];0)))));[.$D$20];IF(NOT(ISERROR(VLOOKUP(DATE([.$AJ$2];[.$C13];[.P$2]);[.$AM:.$AM];1;0)));[.$D$19];&quot;&quot;))))))">
            <text:p/>
          </table:table-cell>
          <table:table-cell table:style-name="ce75" table:formula="of:=IF(MONTH(DATE([.$AJ$2];[.$C13];[.$D$2]))&lt;&gt;MONTH(DATE([.$AJ$2];[.$C13];[.Q$2]));[.$D$16];IF(COM.MICROSOFT.SWITCH(WEEKDAY(DATE([.$AJ$2];[.$C13];[.Q$2]));7;TRUE();1;TRUE();FALSE());[.$D$17];IF(NOT(ISERROR(VLOOKUP(DATE([.$AJ$2];[.$C13];[.Q$2]);[.$AL:.$AL];1;0)));[.$D$18];IF(IF(ISERROR(INDIRECT(&quot;$P$&quot;&amp;MATCH(DATE([.$AJ$2];[.$C13];[.Q$2]);[.$D$27:.$D$65];0)+MATCH(&quot;Za sobotę&quot;;[.$P:.$P];0)));FALSE();NOT(ISBLANK(INDIRECT(&quot;$P$&quot;&amp;MATCH(DATE([.$AJ$2];[.$C13];[.Q$2]);[.$D$27:.$D$65];0)+MATCH(&quot;Za sobotę&quot;;[.$P:.$P];0)))));[.$D$21];IF(IF(ISERROR(INDIRECT(&quot;$G$&quot;&amp;MATCH(DATE([.$AJ$2];[.$C13];[.Q$2]);[.$D$27:.$D$65];0)+MATCH(&quot;Zaległy&quot;;[.$G:.$G];0)));FALSE();NOT(ISBLANK(INDIRECT(&quot;$G$&quot;&amp;MATCH(DATE([.$AJ$2];[.$C13];[.Q$2]);[.$D$27:.$D$65];0)+MATCH(&quot;Zaległy&quot;;[.$G:.$G];0)))));[.$D$20];IF(NOT(ISERROR(VLOOKUP(DATE([.$AJ$2];[.$C13];[.Q$2]);[.$AM:.$AM];1;0)));[.$D$19];&quot;&quot;))))))">
            <text:p/>
          </table:table-cell>
          <table:table-cell table:style-name="ce75" table:formula="of:=IF(MONTH(DATE([.$AJ$2];[.$C13];[.$D$2]))&lt;&gt;MONTH(DATE([.$AJ$2];[.$C13];[.R$2]));[.$D$16];IF(COM.MICROSOFT.SWITCH(WEEKDAY(DATE([.$AJ$2];[.$C13];[.R$2]));7;TRUE();1;TRUE();FALSE());[.$D$17];IF(NOT(ISERROR(VLOOKUP(DATE([.$AJ$2];[.$C13];[.R$2]);[.$AL:.$AL];1;0)));[.$D$18];IF(IF(ISERROR(INDIRECT(&quot;$P$&quot;&amp;MATCH(DATE([.$AJ$2];[.$C13];[.R$2]);[.$D$27:.$D$65];0)+MATCH(&quot;Za sobotę&quot;;[.$P:.$P];0)));FALSE();NOT(ISBLANK(INDIRECT(&quot;$P$&quot;&amp;MATCH(DATE([.$AJ$2];[.$C13];[.R$2]);[.$D$27:.$D$65];0)+MATCH(&quot;Za sobotę&quot;;[.$P:.$P];0)))));[.$D$21];IF(IF(ISERROR(INDIRECT(&quot;$G$&quot;&amp;MATCH(DATE([.$AJ$2];[.$C13];[.R$2]);[.$D$27:.$D$65];0)+MATCH(&quot;Zaległy&quot;;[.$G:.$G];0)));FALSE();NOT(ISBLANK(INDIRECT(&quot;$G$&quot;&amp;MATCH(DATE([.$AJ$2];[.$C13];[.R$2]);[.$D$27:.$D$65];0)+MATCH(&quot;Zaległy&quot;;[.$G:.$G];0)))));[.$D$20];IF(NOT(ISERROR(VLOOKUP(DATE([.$AJ$2];[.$C13];[.R$2]);[.$AM:.$AM];1;0)));[.$D$19];&quot;&quot;))))))">
            <text:p/>
          </table:table-cell>
          <table:table-cell table:style-name="ce75" table:formula="of:=IF(MONTH(DATE([.$AJ$2];[.$C13];[.$D$2]))&lt;&gt;MONTH(DATE([.$AJ$2];[.$C13];[.S$2]));[.$D$16];IF(COM.MICROSOFT.SWITCH(WEEKDAY(DATE([.$AJ$2];[.$C13];[.S$2]));7;TRUE();1;TRUE();FALSE());[.$D$17];IF(NOT(ISERROR(VLOOKUP(DATE([.$AJ$2];[.$C13];[.S$2]);[.$AL:.$AL];1;0)));[.$D$18];IF(IF(ISERROR(INDIRECT(&quot;$P$&quot;&amp;MATCH(DATE([.$AJ$2];[.$C13];[.S$2]);[.$D$27:.$D$65];0)+MATCH(&quot;Za sobotę&quot;;[.$P:.$P];0)));FALSE();NOT(ISBLANK(INDIRECT(&quot;$P$&quot;&amp;MATCH(DATE([.$AJ$2];[.$C13];[.S$2]);[.$D$27:.$D$65];0)+MATCH(&quot;Za sobotę&quot;;[.$P:.$P];0)))));[.$D$21];IF(IF(ISERROR(INDIRECT(&quot;$G$&quot;&amp;MATCH(DATE([.$AJ$2];[.$C13];[.S$2]);[.$D$27:.$D$65];0)+MATCH(&quot;Zaległy&quot;;[.$G:.$G];0)));FALSE();NOT(ISBLANK(INDIRECT(&quot;$G$&quot;&amp;MATCH(DATE([.$AJ$2];[.$C13];[.S$2]);[.$D$27:.$D$65];0)+MATCH(&quot;Zaległy&quot;;[.$G:.$G];0)))));[.$D$20];IF(NOT(ISERROR(VLOOKUP(DATE([.$AJ$2];[.$C13];[.S$2]);[.$AM:.$AM];1;0)));[.$D$19];&quot;&quot;))))))">
            <text:p/>
          </table:table-cell>
          <table:table-cell table:style-name="ce75" table:formula="of:=IF(MONTH(DATE([.$AJ$2];[.$C13];[.$D$2]))&lt;&gt;MONTH(DATE([.$AJ$2];[.$C13];[.T$2]));[.$D$16];IF(COM.MICROSOFT.SWITCH(WEEKDAY(DATE([.$AJ$2];[.$C13];[.T$2]));7;TRUE();1;TRUE();FALSE());[.$D$17];IF(NOT(ISERROR(VLOOKUP(DATE([.$AJ$2];[.$C13];[.T$2]);[.$AL:.$AL];1;0)));[.$D$18];IF(IF(ISERROR(INDIRECT(&quot;$P$&quot;&amp;MATCH(DATE([.$AJ$2];[.$C13];[.T$2]);[.$D$27:.$D$65];0)+MATCH(&quot;Za sobotę&quot;;[.$P:.$P];0)));FALSE();NOT(ISBLANK(INDIRECT(&quot;$P$&quot;&amp;MATCH(DATE([.$AJ$2];[.$C13];[.T$2]);[.$D$27:.$D$65];0)+MATCH(&quot;Za sobotę&quot;;[.$P:.$P];0)))));[.$D$21];IF(IF(ISERROR(INDIRECT(&quot;$G$&quot;&amp;MATCH(DATE([.$AJ$2];[.$C13];[.T$2]);[.$D$27:.$D$65];0)+MATCH(&quot;Zaległy&quot;;[.$G:.$G];0)));FALSE();NOT(ISBLANK(INDIRECT(&quot;$G$&quot;&amp;MATCH(DATE([.$AJ$2];[.$C13];[.T$2]);[.$D$27:.$D$65];0)+MATCH(&quot;Zaległy&quot;;[.$G:.$G];0)))));[.$D$20];IF(NOT(ISERROR(VLOOKUP(DATE([.$AJ$2];[.$C13];[.T$2]);[.$AM:.$AM];1;0)));[.$D$19];&quot;&quot;))))))">
            <text:p/>
          </table:table-cell>
          <table:table-cell table:style-name="ce75" table:formula="of:=IF(MONTH(DATE([.$AJ$2];[.$C13];[.$D$2]))&lt;&gt;MONTH(DATE([.$AJ$2];[.$C13];[.U$2]));[.$D$16];IF(COM.MICROSOFT.SWITCH(WEEKDAY(DATE([.$AJ$2];[.$C13];[.U$2]));7;TRUE();1;TRUE();FALSE());[.$D$17];IF(NOT(ISERROR(VLOOKUP(DATE([.$AJ$2];[.$C13];[.U$2]);[.$AL:.$AL];1;0)));[.$D$18];IF(IF(ISERROR(INDIRECT(&quot;$P$&quot;&amp;MATCH(DATE([.$AJ$2];[.$C13];[.U$2]);[.$D$27:.$D$65];0)+MATCH(&quot;Za sobotę&quot;;[.$P:.$P];0)));FALSE();NOT(ISBLANK(INDIRECT(&quot;$P$&quot;&amp;MATCH(DATE([.$AJ$2];[.$C13];[.U$2]);[.$D$27:.$D$65];0)+MATCH(&quot;Za sobotę&quot;;[.$P:.$P];0)))));[.$D$21];IF(IF(ISERROR(INDIRECT(&quot;$G$&quot;&amp;MATCH(DATE([.$AJ$2];[.$C13];[.U$2]);[.$D$27:.$D$65];0)+MATCH(&quot;Zaległy&quot;;[.$G:.$G];0)));FALSE();NOT(ISBLANK(INDIRECT(&quot;$G$&quot;&amp;MATCH(DATE([.$AJ$2];[.$C13];[.U$2]);[.$D$27:.$D$65];0)+MATCH(&quot;Zaległy&quot;;[.$G:.$G];0)))));[.$D$20];IF(NOT(ISERROR(VLOOKUP(DATE([.$AJ$2];[.$C13];[.U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V$2]));[.$D$16];IF(COM.MICROSOFT.SWITCH(WEEKDAY(DATE([.$AJ$2];[.$C13];[.V$2]));7;TRUE();1;TRUE();FALSE());[.$D$17];IF(NOT(ISERROR(VLOOKUP(DATE([.$AJ$2];[.$C13];[.V$2]);[.$AL:.$AL];1;0)));[.$D$18];IF(IF(ISERROR(INDIRECT(&quot;$P$&quot;&amp;MATCH(DATE([.$AJ$2];[.$C13];[.V$2]);[.$D$27:.$D$65];0)+MATCH(&quot;Za sobotę&quot;;[.$P:.$P];0)));FALSE();NOT(ISBLANK(INDIRECT(&quot;$P$&quot;&amp;MATCH(DATE([.$AJ$2];[.$C13];[.V$2]);[.$D$27:.$D$65];0)+MATCH(&quot;Za sobotę&quot;;[.$P:.$P];0)))));[.$D$21];IF(IF(ISERROR(INDIRECT(&quot;$G$&quot;&amp;MATCH(DATE([.$AJ$2];[.$C13];[.V$2]);[.$D$27:.$D$65];0)+MATCH(&quot;Zaległy&quot;;[.$G:.$G];0)));FALSE();NOT(ISBLANK(INDIRECT(&quot;$G$&quot;&amp;MATCH(DATE([.$AJ$2];[.$C13];[.V$2]);[.$D$27:.$D$65];0)+MATCH(&quot;Zaległy&quot;;[.$G:.$G];0)))));[.$D$20];IF(NOT(ISERROR(VLOOKUP(DATE([.$AJ$2];[.$C13];[.V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W$2]));[.$D$16];IF(COM.MICROSOFT.SWITCH(WEEKDAY(DATE([.$AJ$2];[.$C13];[.W$2]));7;TRUE();1;TRUE();FALSE());[.$D$17];IF(NOT(ISERROR(VLOOKUP(DATE([.$AJ$2];[.$C13];[.W$2]);[.$AL:.$AL];1;0)));[.$D$18];IF(IF(ISERROR(INDIRECT(&quot;$P$&quot;&amp;MATCH(DATE([.$AJ$2];[.$C13];[.W$2]);[.$D$27:.$D$65];0)+MATCH(&quot;Za sobotę&quot;;[.$P:.$P];0)));FALSE();NOT(ISBLANK(INDIRECT(&quot;$P$&quot;&amp;MATCH(DATE([.$AJ$2];[.$C13];[.W$2]);[.$D$27:.$D$65];0)+MATCH(&quot;Za sobotę&quot;;[.$P:.$P];0)))));[.$D$21];IF(IF(ISERROR(INDIRECT(&quot;$G$&quot;&amp;MATCH(DATE([.$AJ$2];[.$C13];[.W$2]);[.$D$27:.$D$65];0)+MATCH(&quot;Zaległy&quot;;[.$G:.$G];0)));FALSE();NOT(ISBLANK(INDIRECT(&quot;$G$&quot;&amp;MATCH(DATE([.$AJ$2];[.$C13];[.W$2]);[.$D$27:.$D$65];0)+MATCH(&quot;Zaległy&quot;;[.$G:.$G];0)))));[.$D$20];IF(NOT(ISERROR(VLOOKUP(DATE([.$AJ$2];[.$C13];[.W$2]);[.$AM:.$AM];1;0)));[.$D$19];&quot;&quot;))))))">
            <text:p/>
          </table:table-cell>
          <table:table-cell table:style-name="ce75" table:formula="of:=IF(MONTH(DATE([.$AJ$2];[.$C13];[.$D$2]))&lt;&gt;MONTH(DATE([.$AJ$2];[.$C13];[.X$2]));[.$D$16];IF(COM.MICROSOFT.SWITCH(WEEKDAY(DATE([.$AJ$2];[.$C13];[.X$2]));7;TRUE();1;TRUE();FALSE());[.$D$17];IF(NOT(ISERROR(VLOOKUP(DATE([.$AJ$2];[.$C13];[.X$2]);[.$AL:.$AL];1;0)));[.$D$18];IF(IF(ISERROR(INDIRECT(&quot;$P$&quot;&amp;MATCH(DATE([.$AJ$2];[.$C13];[.X$2]);[.$D$27:.$D$65];0)+MATCH(&quot;Za sobotę&quot;;[.$P:.$P];0)));FALSE();NOT(ISBLANK(INDIRECT(&quot;$P$&quot;&amp;MATCH(DATE([.$AJ$2];[.$C13];[.X$2]);[.$D$27:.$D$65];0)+MATCH(&quot;Za sobotę&quot;;[.$P:.$P];0)))));[.$D$21];IF(IF(ISERROR(INDIRECT(&quot;$G$&quot;&amp;MATCH(DATE([.$AJ$2];[.$C13];[.X$2]);[.$D$27:.$D$65];0)+MATCH(&quot;Zaległy&quot;;[.$G:.$G];0)));FALSE();NOT(ISBLANK(INDIRECT(&quot;$G$&quot;&amp;MATCH(DATE([.$AJ$2];[.$C13];[.X$2]);[.$D$27:.$D$65];0)+MATCH(&quot;Zaległy&quot;;[.$G:.$G];0)))));[.$D$20];IF(NOT(ISERROR(VLOOKUP(DATE([.$AJ$2];[.$C13];[.X$2]);[.$AM:.$AM];1;0)));[.$D$19];&quot;&quot;))))))">
            <text:p/>
          </table:table-cell>
          <table:table-cell table:style-name="ce75" table:formula="of:=IF(MONTH(DATE([.$AJ$2];[.$C13];[.$D$2]))&lt;&gt;MONTH(DATE([.$AJ$2];[.$C13];[.Y$2]));[.$D$16];IF(COM.MICROSOFT.SWITCH(WEEKDAY(DATE([.$AJ$2];[.$C13];[.Y$2]));7;TRUE();1;TRUE();FALSE());[.$D$17];IF(NOT(ISERROR(VLOOKUP(DATE([.$AJ$2];[.$C13];[.Y$2]);[.$AL:.$AL];1;0)));[.$D$18];IF(IF(ISERROR(INDIRECT(&quot;$P$&quot;&amp;MATCH(DATE([.$AJ$2];[.$C13];[.Y$2]);[.$D$27:.$D$65];0)+MATCH(&quot;Za sobotę&quot;;[.$P:.$P];0)));FALSE();NOT(ISBLANK(INDIRECT(&quot;$P$&quot;&amp;MATCH(DATE([.$AJ$2];[.$C13];[.Y$2]);[.$D$27:.$D$65];0)+MATCH(&quot;Za sobotę&quot;;[.$P:.$P];0)))));[.$D$21];IF(IF(ISERROR(INDIRECT(&quot;$G$&quot;&amp;MATCH(DATE([.$AJ$2];[.$C13];[.Y$2]);[.$D$27:.$D$65];0)+MATCH(&quot;Zaległy&quot;;[.$G:.$G];0)));FALSE();NOT(ISBLANK(INDIRECT(&quot;$G$&quot;&amp;MATCH(DATE([.$AJ$2];[.$C13];[.Y$2]);[.$D$27:.$D$65];0)+MATCH(&quot;Zaległy&quot;;[.$G:.$G];0)))));[.$D$20];IF(NOT(ISERROR(VLOOKUP(DATE([.$AJ$2];[.$C13];[.Y$2]);[.$AM:.$AM];1;0)));[.$D$19];&quot;&quot;))))))">
            <text:p/>
          </table:table-cell>
          <table:table-cell table:style-name="ce75" table:formula="of:=IF(MONTH(DATE([.$AJ$2];[.$C13];[.$D$2]))&lt;&gt;MONTH(DATE([.$AJ$2];[.$C13];[.Z$2]));[.$D$16];IF(COM.MICROSOFT.SWITCH(WEEKDAY(DATE([.$AJ$2];[.$C13];[.Z$2]));7;TRUE();1;TRUE();FALSE());[.$D$17];IF(NOT(ISERROR(VLOOKUP(DATE([.$AJ$2];[.$C13];[.Z$2]);[.$AL:.$AL];1;0)));[.$D$18];IF(IF(ISERROR(INDIRECT(&quot;$P$&quot;&amp;MATCH(DATE([.$AJ$2];[.$C13];[.Z$2]);[.$D$27:.$D$65];0)+MATCH(&quot;Za sobotę&quot;;[.$P:.$P];0)));FALSE();NOT(ISBLANK(INDIRECT(&quot;$P$&quot;&amp;MATCH(DATE([.$AJ$2];[.$C13];[.Z$2]);[.$D$27:.$D$65];0)+MATCH(&quot;Za sobotę&quot;;[.$P:.$P];0)))));[.$D$21];IF(IF(ISERROR(INDIRECT(&quot;$G$&quot;&amp;MATCH(DATE([.$AJ$2];[.$C13];[.Z$2]);[.$D$27:.$D$65];0)+MATCH(&quot;Zaległy&quot;;[.$G:.$G];0)));FALSE();NOT(ISBLANK(INDIRECT(&quot;$G$&quot;&amp;MATCH(DATE([.$AJ$2];[.$C13];[.Z$2]);[.$D$27:.$D$65];0)+MATCH(&quot;Zaległy&quot;;[.$G:.$G];0)))));[.$D$20];IF(NOT(ISERROR(VLOOKUP(DATE([.$AJ$2];[.$C13];[.Z$2]);[.$AM:.$AM];1;0)));[.$D$19];&quot;&quot;))))))">
            <text:p/>
          </table:table-cell>
          <table:table-cell table:style-name="ce75" table:formula="of:=IF(MONTH(DATE([.$AJ$2];[.$C13];[.$D$2]))&lt;&gt;MONTH(DATE([.$AJ$2];[.$C13];[.AA$2]));[.$D$16];IF(COM.MICROSOFT.SWITCH(WEEKDAY(DATE([.$AJ$2];[.$C13];[.AA$2]));7;TRUE();1;TRUE();FALSE());[.$D$17];IF(NOT(ISERROR(VLOOKUP(DATE([.$AJ$2];[.$C13];[.AA$2]);[.$AL:.$AL];1;0)));[.$D$18];IF(IF(ISERROR(INDIRECT(&quot;$P$&quot;&amp;MATCH(DATE([.$AJ$2];[.$C13];[.AA$2]);[.$D$27:.$D$65];0)+MATCH(&quot;Za sobotę&quot;;[.$P:.$P];0)));FALSE();NOT(ISBLANK(INDIRECT(&quot;$P$&quot;&amp;MATCH(DATE([.$AJ$2];[.$C13];[.AA$2]);[.$D$27:.$D$65];0)+MATCH(&quot;Za sobotę&quot;;[.$P:.$P];0)))));[.$D$21];IF(IF(ISERROR(INDIRECT(&quot;$G$&quot;&amp;MATCH(DATE([.$AJ$2];[.$C13];[.AA$2]);[.$D$27:.$D$65];0)+MATCH(&quot;Zaległy&quot;;[.$G:.$G];0)));FALSE();NOT(ISBLANK(INDIRECT(&quot;$G$&quot;&amp;MATCH(DATE([.$AJ$2];[.$C13];[.AA$2]);[.$D$27:.$D$65];0)+MATCH(&quot;Zaległy&quot;;[.$G:.$G];0)))));[.$D$20];IF(NOT(ISERROR(VLOOKUP(DATE([.$AJ$2];[.$C13];[.AA$2]);[.$AM:.$AM];1;0)));[.$D$19];&quot;&quot;))))))">
            <text:p/>
          </table:table-cell>
          <table:table-cell table:style-name="ce75" table:formula="of:=IF(MONTH(DATE([.$AJ$2];[.$C13];[.$D$2]))&lt;&gt;MONTH(DATE([.$AJ$2];[.$C13];[.AB$2]));[.$D$16];IF(COM.MICROSOFT.SWITCH(WEEKDAY(DATE([.$AJ$2];[.$C13];[.AB$2]));7;TRUE();1;TRUE();FALSE());[.$D$17];IF(NOT(ISERROR(VLOOKUP(DATE([.$AJ$2];[.$C13];[.AB$2]);[.$AL:.$AL];1;0)));[.$D$18];IF(IF(ISERROR(INDIRECT(&quot;$P$&quot;&amp;MATCH(DATE([.$AJ$2];[.$C13];[.AB$2]);[.$D$27:.$D$65];0)+MATCH(&quot;Za sobotę&quot;;[.$P:.$P];0)));FALSE();NOT(ISBLANK(INDIRECT(&quot;$P$&quot;&amp;MATCH(DATE([.$AJ$2];[.$C13];[.AB$2]);[.$D$27:.$D$65];0)+MATCH(&quot;Za sobotę&quot;;[.$P:.$P];0)))));[.$D$21];IF(IF(ISERROR(INDIRECT(&quot;$G$&quot;&amp;MATCH(DATE([.$AJ$2];[.$C13];[.AB$2]);[.$D$27:.$D$65];0)+MATCH(&quot;Zaległy&quot;;[.$G:.$G];0)));FALSE();NOT(ISBLANK(INDIRECT(&quot;$G$&quot;&amp;MATCH(DATE([.$AJ$2];[.$C13];[.AB$2]);[.$D$27:.$D$65];0)+MATCH(&quot;Zaległy&quot;;[.$G:.$G];0)))));[.$D$20];IF(NOT(ISERROR(VLOOKUP(DATE([.$AJ$2];[.$C13];[.AB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AC$2]));[.$D$16];IF(COM.MICROSOFT.SWITCH(WEEKDAY(DATE([.$AJ$2];[.$C13];[.AC$2]));7;TRUE();1;TRUE();FALSE());[.$D$17];IF(NOT(ISERROR(VLOOKUP(DATE([.$AJ$2];[.$C13];[.AC$2]);[.$AL:.$AL];1;0)));[.$D$18];IF(IF(ISERROR(INDIRECT(&quot;$P$&quot;&amp;MATCH(DATE([.$AJ$2];[.$C13];[.AC$2]);[.$D$27:.$D$65];0)+MATCH(&quot;Za sobotę&quot;;[.$P:.$P];0)));FALSE();NOT(ISBLANK(INDIRECT(&quot;$P$&quot;&amp;MATCH(DATE([.$AJ$2];[.$C13];[.AC$2]);[.$D$27:.$D$65];0)+MATCH(&quot;Za sobotę&quot;;[.$P:.$P];0)))));[.$D$21];IF(IF(ISERROR(INDIRECT(&quot;$G$&quot;&amp;MATCH(DATE([.$AJ$2];[.$C13];[.AC$2]);[.$D$27:.$D$65];0)+MATCH(&quot;Zaległy&quot;;[.$G:.$G];0)));FALSE();NOT(ISBLANK(INDIRECT(&quot;$G$&quot;&amp;MATCH(DATE([.$AJ$2];[.$C13];[.AC$2]);[.$D$27:.$D$65];0)+MATCH(&quot;Zaległy&quot;;[.$G:.$G];0)))));[.$D$20];IF(NOT(ISERROR(VLOOKUP(DATE([.$AJ$2];[.$C13];[.AC$2]);[.$AM:.$AM];1;0)));[.$D$19];&quot;&quot;))))))" office:value-type="string" office:string-value="–" calcext:value-type="string">
            <text:p>–</text:p>
          </table:table-cell>
          <table:table-cell table:style-name="ce75" table:formula="of:=IF(MONTH(DATE([.$AJ$2];[.$C13];[.$D$2]))&lt;&gt;MONTH(DATE([.$AJ$2];[.$C13];[.AD$2]));[.$D$16];IF(COM.MICROSOFT.SWITCH(WEEKDAY(DATE([.$AJ$2];[.$C13];[.AD$2]));7;TRUE();1;TRUE();FALSE());[.$D$17];IF(NOT(ISERROR(VLOOKUP(DATE([.$AJ$2];[.$C13];[.AD$2]);[.$AL:.$AL];1;0)));[.$D$18];IF(IF(ISERROR(INDIRECT(&quot;$P$&quot;&amp;MATCH(DATE([.$AJ$2];[.$C13];[.AD$2]);[.$D$27:.$D$65];0)+MATCH(&quot;Za sobotę&quot;;[.$P:.$P];0)));FALSE();NOT(ISBLANK(INDIRECT(&quot;$P$&quot;&amp;MATCH(DATE([.$AJ$2];[.$C13];[.AD$2]);[.$D$27:.$D$65];0)+MATCH(&quot;Za sobotę&quot;;[.$P:.$P];0)))));[.$D$21];IF(IF(ISERROR(INDIRECT(&quot;$G$&quot;&amp;MATCH(DATE([.$AJ$2];[.$C13];[.AD$2]);[.$D$27:.$D$65];0)+MATCH(&quot;Zaległy&quot;;[.$G:.$G];0)));FALSE();NOT(ISBLANK(INDIRECT(&quot;$G$&quot;&amp;MATCH(DATE([.$AJ$2];[.$C13];[.AD$2]);[.$D$27:.$D$65];0)+MATCH(&quot;Zaległy&quot;;[.$G:.$G];0)))));[.$D$20];IF(NOT(ISERROR(VLOOKUP(DATE([.$AJ$2];[.$C13];[.AD$2]);[.$AM:.$AM];1;0)));[.$D$19];&quot;&quot;))))))">
            <text:p/>
          </table:table-cell>
          <table:table-cell table:style-name="ce75" table:formula="of:=IF(MONTH(DATE([.$AJ$2];[.$C13];[.$D$2]))&lt;&gt;MONTH(DATE([.$AJ$2];[.$C13];[.AE$2]));[.$D$16];IF(COM.MICROSOFT.SWITCH(WEEKDAY(DATE([.$AJ$2];[.$C13];[.AE$2]));7;TRUE();1;TRUE();FALSE());[.$D$17];IF(NOT(ISERROR(VLOOKUP(DATE([.$AJ$2];[.$C13];[.AE$2]);[.$AL:.$AL];1;0)));[.$D$18];IF(IF(ISERROR(INDIRECT(&quot;$P$&quot;&amp;MATCH(DATE([.$AJ$2];[.$C13];[.AE$2]);[.$D$27:.$D$65];0)+MATCH(&quot;Za sobotę&quot;;[.$P:.$P];0)));FALSE();NOT(ISBLANK(INDIRECT(&quot;$P$&quot;&amp;MATCH(DATE([.$AJ$2];[.$C13];[.AE$2]);[.$D$27:.$D$65];0)+MATCH(&quot;Za sobotę&quot;;[.$P:.$P];0)))));[.$D$21];IF(IF(ISERROR(INDIRECT(&quot;$G$&quot;&amp;MATCH(DATE([.$AJ$2];[.$C13];[.AE$2]);[.$D$27:.$D$65];0)+MATCH(&quot;Zaległy&quot;;[.$G:.$G];0)));FALSE();NOT(ISBLANK(INDIRECT(&quot;$G$&quot;&amp;MATCH(DATE([.$AJ$2];[.$C13];[.AE$2]);[.$D$27:.$D$65];0)+MATCH(&quot;Zaległy&quot;;[.$G:.$G];0)))));[.$D$20];IF(NOT(ISERROR(VLOOKUP(DATE([.$AJ$2];[.$C13];[.AE$2]);[.$AM:.$AM];1;0)));[.$D$19];&quot;&quot;))))))">
            <text:p/>
          </table:table-cell>
          <table:table-cell table:style-name="ce75" table:formula="of:=IF(MONTH(DATE([.$AJ$2];[.$C13];[.$D$2]))&lt;&gt;MONTH(DATE([.$AJ$2];[.$C13];[.AF$2]));[.$D$16];IF(COM.MICROSOFT.SWITCH(WEEKDAY(DATE([.$AJ$2];[.$C13];[.AF$2]));7;TRUE();1;TRUE();FALSE());[.$D$17];IF(NOT(ISERROR(VLOOKUP(DATE([.$AJ$2];[.$C13];[.AF$2]);[.$AL:.$AL];1;0)));[.$D$18];IF(IF(ISERROR(INDIRECT(&quot;$P$&quot;&amp;MATCH(DATE([.$AJ$2];[.$C13];[.AF$2]);[.$D$27:.$D$65];0)+MATCH(&quot;Za sobotę&quot;;[.$P:.$P];0)));FALSE();NOT(ISBLANK(INDIRECT(&quot;$P$&quot;&amp;MATCH(DATE([.$AJ$2];[.$C13];[.AF$2]);[.$D$27:.$D$65];0)+MATCH(&quot;Za sobotę&quot;;[.$P:.$P];0)))));[.$D$21];IF(IF(ISERROR(INDIRECT(&quot;$G$&quot;&amp;MATCH(DATE([.$AJ$2];[.$C13];[.AF$2]);[.$D$27:.$D$65];0)+MATCH(&quot;Zaległy&quot;;[.$G:.$G];0)));FALSE();NOT(ISBLANK(INDIRECT(&quot;$G$&quot;&amp;MATCH(DATE([.$AJ$2];[.$C13];[.AF$2]);[.$D$27:.$D$65];0)+MATCH(&quot;Zaległy&quot;;[.$G:.$G];0)))));[.$D$20];IF(NOT(ISERROR(VLOOKUP(DATE([.$AJ$2];[.$C13];[.AF$2]);[.$AM:.$AM];1;0)));[.$D$19];&quot;&quot;))))))">
            <text:p/>
          </table:table-cell>
          <table:table-cell table:style-name="ce75" table:formula="of:=IF(MONTH(DATE([.$AJ$2];[.$C13];[.$D$2]))&lt;&gt;MONTH(DATE([.$AJ$2];[.$C13];[.AG$2]));[.$D$16];IF(COM.MICROSOFT.SWITCH(WEEKDAY(DATE([.$AJ$2];[.$C13];[.AG$2]));7;TRUE();1;TRUE();FALSE());[.$D$17];IF(NOT(ISERROR(VLOOKUP(DATE([.$AJ$2];[.$C13];[.AG$2]);[.$AL:.$AL];1;0)));[.$D$18];IF(IF(ISERROR(INDIRECT(&quot;$P$&quot;&amp;MATCH(DATE([.$AJ$2];[.$C13];[.AG$2]);[.$D$27:.$D$65];0)+MATCH(&quot;Za sobotę&quot;;[.$P:.$P];0)));FALSE();NOT(ISBLANK(INDIRECT(&quot;$P$&quot;&amp;MATCH(DATE([.$AJ$2];[.$C13];[.AG$2]);[.$D$27:.$D$65];0)+MATCH(&quot;Za sobotę&quot;;[.$P:.$P];0)))));[.$D$21];IF(IF(ISERROR(INDIRECT(&quot;$G$&quot;&amp;MATCH(DATE([.$AJ$2];[.$C13];[.AG$2]);[.$D$27:.$D$65];0)+MATCH(&quot;Zaległy&quot;;[.$G:.$G];0)));FALSE();NOT(ISBLANK(INDIRECT(&quot;$G$&quot;&amp;MATCH(DATE([.$AJ$2];[.$C13];[.AG$2]);[.$D$27:.$D$65];0)+MATCH(&quot;Zaległy&quot;;[.$G:.$G];0)))));[.$D$20];IF(NOT(ISERROR(VLOOKUP(DATE([.$AJ$2];[.$C13];[.AG$2]);[.$AM:.$AM];1;0)));[.$D$19];&quot;&quot;))))))">
            <text:p/>
          </table:table-cell>
          <table:table-cell table:style-name="ce95" table:formula="of:=IF(MONTH(DATE([.$AJ$2];[.$C13];[.$D$2]))&lt;&gt;MONTH(DATE([.$AJ$2];[.$C13];[.AH$2]));[.$D$16];IF(COM.MICROSOFT.SWITCH(WEEKDAY(DATE([.$AJ$2];[.$C13];[.AH$2]));7;TRUE();1;TRUE();FALSE());[.$D$17];IF(NOT(ISERROR(VLOOKUP(DATE([.$AJ$2];[.$C13];[.AH$2]);[.$AL:.$AL];1;0)));[.$D$18];IF(IF(ISERROR(INDIRECT(&quot;$P$&quot;&amp;MATCH(DATE([.$AJ$2];[.$C13];[.AH$2]);[.$D$27:.$D$65];0)+MATCH(&quot;Za sobotę&quot;;[.$P:.$P];0)));FALSE();NOT(ISBLANK(INDIRECT(&quot;$P$&quot;&amp;MATCH(DATE([.$AJ$2];[.$C13];[.AH$2]);[.$D$27:.$D$65];0)+MATCH(&quot;Za sobotę&quot;;[.$P:.$P];0)))));[.$D$21];IF(IF(ISERROR(INDIRECT(&quot;$G$&quot;&amp;MATCH(DATE([.$AJ$2];[.$C13];[.AH$2]);[.$D$27:.$D$65];0)+MATCH(&quot;Zaległy&quot;;[.$G:.$G];0)));FALSE();NOT(ISBLANK(INDIRECT(&quot;$G$&quot;&amp;MATCH(DATE([.$AJ$2];[.$C13];[.AH$2]);[.$D$27:.$D$65];0)+MATCH(&quot;Zaległy&quot;;[.$G:.$G];0)))));[.$D$20];IF(NOT(ISERROR(VLOOKUP(DATE([.$AJ$2];[.$C13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00" office:value-type="string" calcext:value-type="string">
            <text:p>26.12</text:p>
          </table:table-cell>
          <table:table-cell table:style-name="Default" office:value-type="string" calcext:value-type="string">
            <text:p>SZTYWNE KAŻDEGO ROKU – Boże Narodzenie (drugi dzień)</text:p>
          </table:table-cell>
          <table:table-cell table:formula="of:=IF(NOT(ISBLANK([.$AJ16]));IFERROR(DATEVALUE([.$AJ16]&amp;&quot;.&quot;&amp;[.$AJ$2]);DATE([.$AJ$2];MONTH([.$AJ16]);DAY([.$AJ16])));&quot;&quot;)" office:value-type="date" office:date-value="2023-05-28" calcext:value-type="date">
            <text:p>28 maja 2023 (niedziela)</text:p>
          </table:table-cell>
          <table:table-cell table:style-name="ce62" table:formula="of:=IF(NOT(ISBLANK([.$D38]));IFERROR(DATEVALUE([.$D38]&amp;&quot;.&quot;&amp;[.$AJ$2]);DATE([.$AJ$2];MONTH([.$D38]);DAY([.$D3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4];1)" office:value-type="date" office:date-value="2023-12-01" calcext:value-type="date">
            <text:p>grudzień</text:p>
          </table:table-cell>
          <table:table-cell table:style-name="ce6" office:value-type="float" office:value="12" calcext:value-type="float">
            <text:p>12</text:p>
          </table:table-cell>
          <table:table-cell table:style-name="ce67" table:formula="of:=IF(MONTH(DATE([.$AJ$2];[.$C14];[.$D$2]))&lt;&gt;MONTH(DATE([.$AJ$2];[.$C14];[.D$2]));[.$D$16];IF(COM.MICROSOFT.SWITCH(WEEKDAY(DATE([.$AJ$2];[.$C14];[.D$2]));7;TRUE();1;TRUE();FALSE());[.$D$17];IF(NOT(ISERROR(VLOOKUP(DATE([.$AJ$2];[.$C14];[.D$2]);[.$AL:.$AL];1;0)));[.$D$18];IF(IF(ISERROR(INDIRECT(&quot;$P$&quot;&amp;MATCH(DATE([.$AJ$2];[.$C14];[.D$2]);[.$D$27:.$D$65];0)+MATCH(&quot;Za sobotę&quot;;[.$P:.$P];0)));FALSE();NOT(ISBLANK(INDIRECT(&quot;$P$&quot;&amp;MATCH(DATE([.$AJ$2];[.$C14];[.D$2]);[.$D$27:.$D$65];0)+MATCH(&quot;Za sobotę&quot;;[.$P:.$P];0)))));[.$D$21];IF(IF(ISERROR(INDIRECT(&quot;$G$&quot;&amp;MATCH(DATE([.$AJ$2];[.$C14];[.D$2]);[.$D$27:.$D$65];0)+MATCH(&quot;Zaległy&quot;;[.$G:.$G];0)));FALSE();NOT(ISBLANK(INDIRECT(&quot;$G$&quot;&amp;MATCH(DATE([.$AJ$2];[.$C14];[.D$2]);[.$D$27:.$D$65];0)+MATCH(&quot;Zaległy&quot;;[.$G:.$G];0)))));[.$D$20];IF(NOT(ISERROR(VLOOKUP(DATE([.$AJ$2];[.$C14];[.D$2]);[.$AM:.$AM];1;0)));[.$D$19];&quot;&quot;))))))">
            <text:p/>
          </table:table-cell>
          <table:table-cell table:style-name="ce77" table:formula="of:=IF(MONTH(DATE([.$AJ$2];[.$C14];[.$D$2]))&lt;&gt;MONTH(DATE([.$AJ$2];[.$C14];[.E$2]));[.$D$16];IF(COM.MICROSOFT.SWITCH(WEEKDAY(DATE([.$AJ$2];[.$C14];[.E$2]));7;TRUE();1;TRUE();FALSE());[.$D$17];IF(NOT(ISERROR(VLOOKUP(DATE([.$AJ$2];[.$C14];[.E$2]);[.$AL:.$AL];1;0)));[.$D$18];IF(IF(ISERROR(INDIRECT(&quot;$P$&quot;&amp;MATCH(DATE([.$AJ$2];[.$C14];[.E$2]);[.$D$27:.$D$65];0)+MATCH(&quot;Za sobotę&quot;;[.$P:.$P];0)));FALSE();NOT(ISBLANK(INDIRECT(&quot;$P$&quot;&amp;MATCH(DATE([.$AJ$2];[.$C14];[.E$2]);[.$D$27:.$D$65];0)+MATCH(&quot;Za sobotę&quot;;[.$P:.$P];0)))));[.$D$21];IF(IF(ISERROR(INDIRECT(&quot;$G$&quot;&amp;MATCH(DATE([.$AJ$2];[.$C14];[.E$2]);[.$D$27:.$D$65];0)+MATCH(&quot;Zaległy&quot;;[.$G:.$G];0)));FALSE();NOT(ISBLANK(INDIRECT(&quot;$G$&quot;&amp;MATCH(DATE([.$AJ$2];[.$C14];[.E$2]);[.$D$27:.$D$65];0)+MATCH(&quot;Zaległy&quot;;[.$G:.$G];0)))));[.$D$20];IF(NOT(ISERROR(VLOOKUP(DATE([.$AJ$2];[.$C14];[.E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F$2]));[.$D$16];IF(COM.MICROSOFT.SWITCH(WEEKDAY(DATE([.$AJ$2];[.$C14];[.F$2]));7;TRUE();1;TRUE();FALSE());[.$D$17];IF(NOT(ISERROR(VLOOKUP(DATE([.$AJ$2];[.$C14];[.F$2]);[.$AL:.$AL];1;0)));[.$D$18];IF(IF(ISERROR(INDIRECT(&quot;$P$&quot;&amp;MATCH(DATE([.$AJ$2];[.$C14];[.F$2]);[.$D$27:.$D$65];0)+MATCH(&quot;Za sobotę&quot;;[.$P:.$P];0)));FALSE();NOT(ISBLANK(INDIRECT(&quot;$P$&quot;&amp;MATCH(DATE([.$AJ$2];[.$C14];[.F$2]);[.$D$27:.$D$65];0)+MATCH(&quot;Za sobotę&quot;;[.$P:.$P];0)))));[.$D$21];IF(IF(ISERROR(INDIRECT(&quot;$G$&quot;&amp;MATCH(DATE([.$AJ$2];[.$C14];[.F$2]);[.$D$27:.$D$65];0)+MATCH(&quot;Zaległy&quot;;[.$G:.$G];0)));FALSE();NOT(ISBLANK(INDIRECT(&quot;$G$&quot;&amp;MATCH(DATE([.$AJ$2];[.$C14];[.F$2]);[.$D$27:.$D$65];0)+MATCH(&quot;Zaległy&quot;;[.$G:.$G];0)))));[.$D$20];IF(NOT(ISERROR(VLOOKUP(DATE([.$AJ$2];[.$C14];[.F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G$2]));[.$D$16];IF(COM.MICROSOFT.SWITCH(WEEKDAY(DATE([.$AJ$2];[.$C14];[.G$2]));7;TRUE();1;TRUE();FALSE());[.$D$17];IF(NOT(ISERROR(VLOOKUP(DATE([.$AJ$2];[.$C14];[.G$2]);[.$AL:.$AL];1;0)));[.$D$18];IF(IF(ISERROR(INDIRECT(&quot;$P$&quot;&amp;MATCH(DATE([.$AJ$2];[.$C14];[.G$2]);[.$D$27:.$D$65];0)+MATCH(&quot;Za sobotę&quot;;[.$P:.$P];0)));FALSE();NOT(ISBLANK(INDIRECT(&quot;$P$&quot;&amp;MATCH(DATE([.$AJ$2];[.$C14];[.G$2]);[.$D$27:.$D$65];0)+MATCH(&quot;Za sobotę&quot;;[.$P:.$P];0)))));[.$D$21];IF(IF(ISERROR(INDIRECT(&quot;$G$&quot;&amp;MATCH(DATE([.$AJ$2];[.$C14];[.G$2]);[.$D$27:.$D$65];0)+MATCH(&quot;Zaległy&quot;;[.$G:.$G];0)));FALSE();NOT(ISBLANK(INDIRECT(&quot;$G$&quot;&amp;MATCH(DATE([.$AJ$2];[.$C14];[.G$2]);[.$D$27:.$D$65];0)+MATCH(&quot;Zaległy&quot;;[.$G:.$G];0)))));[.$D$20];IF(NOT(ISERROR(VLOOKUP(DATE([.$AJ$2];[.$C14];[.G$2]);[.$AM:.$AM];1;0)));[.$D$19];&quot;&quot;))))))">
            <text:p/>
          </table:table-cell>
          <table:table-cell table:style-name="ce77" table:formula="of:=IF(MONTH(DATE([.$AJ$2];[.$C14];[.$D$2]))&lt;&gt;MONTH(DATE([.$AJ$2];[.$C14];[.H$2]));[.$D$16];IF(COM.MICROSOFT.SWITCH(WEEKDAY(DATE([.$AJ$2];[.$C14];[.H$2]));7;TRUE();1;TRUE();FALSE());[.$D$17];IF(NOT(ISERROR(VLOOKUP(DATE([.$AJ$2];[.$C14];[.H$2]);[.$AL:.$AL];1;0)));[.$D$18];IF(IF(ISERROR(INDIRECT(&quot;$P$&quot;&amp;MATCH(DATE([.$AJ$2];[.$C14];[.H$2]);[.$D$27:.$D$65];0)+MATCH(&quot;Za sobotę&quot;;[.$P:.$P];0)));FALSE();NOT(ISBLANK(INDIRECT(&quot;$P$&quot;&amp;MATCH(DATE([.$AJ$2];[.$C14];[.H$2]);[.$D$27:.$D$65];0)+MATCH(&quot;Za sobotę&quot;;[.$P:.$P];0)))));[.$D$21];IF(IF(ISERROR(INDIRECT(&quot;$G$&quot;&amp;MATCH(DATE([.$AJ$2];[.$C14];[.H$2]);[.$D$27:.$D$65];0)+MATCH(&quot;Zaległy&quot;;[.$G:.$G];0)));FALSE();NOT(ISBLANK(INDIRECT(&quot;$G$&quot;&amp;MATCH(DATE([.$AJ$2];[.$C14];[.H$2]);[.$D$27:.$D$65];0)+MATCH(&quot;Zaległy&quot;;[.$G:.$G];0)))));[.$D$20];IF(NOT(ISERROR(VLOOKUP(DATE([.$AJ$2];[.$C14];[.H$2]);[.$AM:.$AM];1;0)));[.$D$19];&quot;&quot;))))))">
            <text:p/>
          </table:table-cell>
          <table:table-cell table:style-name="ce77" table:formula="of:=IF(MONTH(DATE([.$AJ$2];[.$C14];[.$D$2]))&lt;&gt;MONTH(DATE([.$AJ$2];[.$C14];[.I$2]));[.$D$16];IF(COM.MICROSOFT.SWITCH(WEEKDAY(DATE([.$AJ$2];[.$C14];[.I$2]));7;TRUE();1;TRUE();FALSE());[.$D$17];IF(NOT(ISERROR(VLOOKUP(DATE([.$AJ$2];[.$C14];[.I$2]);[.$AL:.$AL];1;0)));[.$D$18];IF(IF(ISERROR(INDIRECT(&quot;$P$&quot;&amp;MATCH(DATE([.$AJ$2];[.$C14];[.I$2]);[.$D$27:.$D$65];0)+MATCH(&quot;Za sobotę&quot;;[.$P:.$P];0)));FALSE();NOT(ISBLANK(INDIRECT(&quot;$P$&quot;&amp;MATCH(DATE([.$AJ$2];[.$C14];[.I$2]);[.$D$27:.$D$65];0)+MATCH(&quot;Za sobotę&quot;;[.$P:.$P];0)))));[.$D$21];IF(IF(ISERROR(INDIRECT(&quot;$G$&quot;&amp;MATCH(DATE([.$AJ$2];[.$C14];[.I$2]);[.$D$27:.$D$65];0)+MATCH(&quot;Zaległy&quot;;[.$G:.$G];0)));FALSE();NOT(ISBLANK(INDIRECT(&quot;$G$&quot;&amp;MATCH(DATE([.$AJ$2];[.$C14];[.I$2]);[.$D$27:.$D$65];0)+MATCH(&quot;Zaległy&quot;;[.$G:.$G];0)))));[.$D$20];IF(NOT(ISERROR(VLOOKUP(DATE([.$AJ$2];[.$C14];[.I$2]);[.$AM:.$AM];1;0)));[.$D$19];&quot;&quot;))))))">
            <text:p/>
          </table:table-cell>
          <table:table-cell table:style-name="ce77" table:formula="of:=IF(MONTH(DATE([.$AJ$2];[.$C14];[.$D$2]))&lt;&gt;MONTH(DATE([.$AJ$2];[.$C14];[.J$2]));[.$D$16];IF(COM.MICROSOFT.SWITCH(WEEKDAY(DATE([.$AJ$2];[.$C14];[.J$2]));7;TRUE();1;TRUE();FALSE());[.$D$17];IF(NOT(ISERROR(VLOOKUP(DATE([.$AJ$2];[.$C14];[.J$2]);[.$AL:.$AL];1;0)));[.$D$18];IF(IF(ISERROR(INDIRECT(&quot;$P$&quot;&amp;MATCH(DATE([.$AJ$2];[.$C14];[.J$2]);[.$D$27:.$D$65];0)+MATCH(&quot;Za sobotę&quot;;[.$P:.$P];0)));FALSE();NOT(ISBLANK(INDIRECT(&quot;$P$&quot;&amp;MATCH(DATE([.$AJ$2];[.$C14];[.J$2]);[.$D$27:.$D$65];0)+MATCH(&quot;Za sobotę&quot;;[.$P:.$P];0)))));[.$D$21];IF(IF(ISERROR(INDIRECT(&quot;$G$&quot;&amp;MATCH(DATE([.$AJ$2];[.$C14];[.J$2]);[.$D$27:.$D$65];0)+MATCH(&quot;Zaległy&quot;;[.$G:.$G];0)));FALSE();NOT(ISBLANK(INDIRECT(&quot;$G$&quot;&amp;MATCH(DATE([.$AJ$2];[.$C14];[.J$2]);[.$D$27:.$D$65];0)+MATCH(&quot;Zaległy&quot;;[.$G:.$G];0)))));[.$D$20];IF(NOT(ISERROR(VLOOKUP(DATE([.$AJ$2];[.$C14];[.J$2]);[.$AM:.$AM];1;0)));[.$D$19];&quot;&quot;))))))">
            <text:p/>
          </table:table-cell>
          <table:table-cell table:style-name="ce77" table:formula="of:=IF(MONTH(DATE([.$AJ$2];[.$C14];[.$D$2]))&lt;&gt;MONTH(DATE([.$AJ$2];[.$C14];[.K$2]));[.$D$16];IF(COM.MICROSOFT.SWITCH(WEEKDAY(DATE([.$AJ$2];[.$C14];[.K$2]));7;TRUE();1;TRUE();FALSE());[.$D$17];IF(NOT(ISERROR(VLOOKUP(DATE([.$AJ$2];[.$C14];[.K$2]);[.$AL:.$AL];1;0)));[.$D$18];IF(IF(ISERROR(INDIRECT(&quot;$P$&quot;&amp;MATCH(DATE([.$AJ$2];[.$C14];[.K$2]);[.$D$27:.$D$65];0)+MATCH(&quot;Za sobotę&quot;;[.$P:.$P];0)));FALSE();NOT(ISBLANK(INDIRECT(&quot;$P$&quot;&amp;MATCH(DATE([.$AJ$2];[.$C14];[.K$2]);[.$D$27:.$D$65];0)+MATCH(&quot;Za sobotę&quot;;[.$P:.$P];0)))));[.$D$21];IF(IF(ISERROR(INDIRECT(&quot;$G$&quot;&amp;MATCH(DATE([.$AJ$2];[.$C14];[.K$2]);[.$D$27:.$D$65];0)+MATCH(&quot;Zaległy&quot;;[.$G:.$G];0)));FALSE();NOT(ISBLANK(INDIRECT(&quot;$G$&quot;&amp;MATCH(DATE([.$AJ$2];[.$C14];[.K$2]);[.$D$27:.$D$65];0)+MATCH(&quot;Zaległy&quot;;[.$G:.$G];0)))));[.$D$20];IF(NOT(ISERROR(VLOOKUP(DATE([.$AJ$2];[.$C14];[.K$2]);[.$AM:.$AM];1;0)));[.$D$19];&quot;&quot;))))))">
            <text:p/>
          </table:table-cell>
          <table:table-cell table:style-name="ce77" table:formula="of:=IF(MONTH(DATE([.$AJ$2];[.$C14];[.$D$2]))&lt;&gt;MONTH(DATE([.$AJ$2];[.$C14];[.L$2]));[.$D$16];IF(COM.MICROSOFT.SWITCH(WEEKDAY(DATE([.$AJ$2];[.$C14];[.L$2]));7;TRUE();1;TRUE();FALSE());[.$D$17];IF(NOT(ISERROR(VLOOKUP(DATE([.$AJ$2];[.$C14];[.L$2]);[.$AL:.$AL];1;0)));[.$D$18];IF(IF(ISERROR(INDIRECT(&quot;$P$&quot;&amp;MATCH(DATE([.$AJ$2];[.$C14];[.L$2]);[.$D$27:.$D$65];0)+MATCH(&quot;Za sobotę&quot;;[.$P:.$P];0)));FALSE();NOT(ISBLANK(INDIRECT(&quot;$P$&quot;&amp;MATCH(DATE([.$AJ$2];[.$C14];[.L$2]);[.$D$27:.$D$65];0)+MATCH(&quot;Za sobotę&quot;;[.$P:.$P];0)))));[.$D$21];IF(IF(ISERROR(INDIRECT(&quot;$G$&quot;&amp;MATCH(DATE([.$AJ$2];[.$C14];[.L$2]);[.$D$27:.$D$65];0)+MATCH(&quot;Zaległy&quot;;[.$G:.$G];0)));FALSE();NOT(ISBLANK(INDIRECT(&quot;$G$&quot;&amp;MATCH(DATE([.$AJ$2];[.$C14];[.L$2]);[.$D$27:.$D$65];0)+MATCH(&quot;Zaległy&quot;;[.$G:.$G];0)))));[.$D$20];IF(NOT(ISERROR(VLOOKUP(DATE([.$AJ$2];[.$C14];[.L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M$2]));[.$D$16];IF(COM.MICROSOFT.SWITCH(WEEKDAY(DATE([.$AJ$2];[.$C14];[.M$2]));7;TRUE();1;TRUE();FALSE());[.$D$17];IF(NOT(ISERROR(VLOOKUP(DATE([.$AJ$2];[.$C14];[.M$2]);[.$AL:.$AL];1;0)));[.$D$18];IF(IF(ISERROR(INDIRECT(&quot;$P$&quot;&amp;MATCH(DATE([.$AJ$2];[.$C14];[.M$2]);[.$D$27:.$D$65];0)+MATCH(&quot;Za sobotę&quot;;[.$P:.$P];0)));FALSE();NOT(ISBLANK(INDIRECT(&quot;$P$&quot;&amp;MATCH(DATE([.$AJ$2];[.$C14];[.M$2]);[.$D$27:.$D$65];0)+MATCH(&quot;Za sobotę&quot;;[.$P:.$P];0)))));[.$D$21];IF(IF(ISERROR(INDIRECT(&quot;$G$&quot;&amp;MATCH(DATE([.$AJ$2];[.$C14];[.M$2]);[.$D$27:.$D$65];0)+MATCH(&quot;Zaległy&quot;;[.$G:.$G];0)));FALSE();NOT(ISBLANK(INDIRECT(&quot;$G$&quot;&amp;MATCH(DATE([.$AJ$2];[.$C14];[.M$2]);[.$D$27:.$D$65];0)+MATCH(&quot;Zaległy&quot;;[.$G:.$G];0)))));[.$D$20];IF(NOT(ISERROR(VLOOKUP(DATE([.$AJ$2];[.$C14];[.M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N$2]));[.$D$16];IF(COM.MICROSOFT.SWITCH(WEEKDAY(DATE([.$AJ$2];[.$C14];[.N$2]));7;TRUE();1;TRUE();FALSE());[.$D$17];IF(NOT(ISERROR(VLOOKUP(DATE([.$AJ$2];[.$C14];[.N$2]);[.$AL:.$AL];1;0)));[.$D$18];IF(IF(ISERROR(INDIRECT(&quot;$P$&quot;&amp;MATCH(DATE([.$AJ$2];[.$C14];[.N$2]);[.$D$27:.$D$65];0)+MATCH(&quot;Za sobotę&quot;;[.$P:.$P];0)));FALSE();NOT(ISBLANK(INDIRECT(&quot;$P$&quot;&amp;MATCH(DATE([.$AJ$2];[.$C14];[.N$2]);[.$D$27:.$D$65];0)+MATCH(&quot;Za sobotę&quot;;[.$P:.$P];0)))));[.$D$21];IF(IF(ISERROR(INDIRECT(&quot;$G$&quot;&amp;MATCH(DATE([.$AJ$2];[.$C14];[.N$2]);[.$D$27:.$D$65];0)+MATCH(&quot;Zaległy&quot;;[.$G:.$G];0)));FALSE();NOT(ISBLANK(INDIRECT(&quot;$G$&quot;&amp;MATCH(DATE([.$AJ$2];[.$C14];[.N$2]);[.$D$27:.$D$65];0)+MATCH(&quot;Zaległy&quot;;[.$G:.$G];0)))));[.$D$20];IF(NOT(ISERROR(VLOOKUP(DATE([.$AJ$2];[.$C14];[.N$2]);[.$AM:.$AM];1;0)));[.$D$19];&quot;&quot;))))))">
            <text:p/>
          </table:table-cell>
          <table:table-cell table:style-name="ce77" table:formula="of:=IF(MONTH(DATE([.$AJ$2];[.$C14];[.$D$2]))&lt;&gt;MONTH(DATE([.$AJ$2];[.$C14];[.O$2]));[.$D$16];IF(COM.MICROSOFT.SWITCH(WEEKDAY(DATE([.$AJ$2];[.$C14];[.O$2]));7;TRUE();1;TRUE();FALSE());[.$D$17];IF(NOT(ISERROR(VLOOKUP(DATE([.$AJ$2];[.$C14];[.O$2]);[.$AL:.$AL];1;0)));[.$D$18];IF(IF(ISERROR(INDIRECT(&quot;$P$&quot;&amp;MATCH(DATE([.$AJ$2];[.$C14];[.O$2]);[.$D$27:.$D$65];0)+MATCH(&quot;Za sobotę&quot;;[.$P:.$P];0)));FALSE();NOT(ISBLANK(INDIRECT(&quot;$P$&quot;&amp;MATCH(DATE([.$AJ$2];[.$C14];[.O$2]);[.$D$27:.$D$65];0)+MATCH(&quot;Za sobotę&quot;;[.$P:.$P];0)))));[.$D$21];IF(IF(ISERROR(INDIRECT(&quot;$G$&quot;&amp;MATCH(DATE([.$AJ$2];[.$C14];[.O$2]);[.$D$27:.$D$65];0)+MATCH(&quot;Zaległy&quot;;[.$G:.$G];0)));FALSE();NOT(ISBLANK(INDIRECT(&quot;$G$&quot;&amp;MATCH(DATE([.$AJ$2];[.$C14];[.O$2]);[.$D$27:.$D$65];0)+MATCH(&quot;Zaległy&quot;;[.$G:.$G];0)))));[.$D$20];IF(NOT(ISERROR(VLOOKUP(DATE([.$AJ$2];[.$C14];[.O$2]);[.$AM:.$AM];1;0)));[.$D$19];&quot;&quot;))))))">
            <text:p/>
          </table:table-cell>
          <table:table-cell table:style-name="ce77" table:formula="of:=IF(MONTH(DATE([.$AJ$2];[.$C14];[.$D$2]))&lt;&gt;MONTH(DATE([.$AJ$2];[.$C14];[.P$2]));[.$D$16];IF(COM.MICROSOFT.SWITCH(WEEKDAY(DATE([.$AJ$2];[.$C14];[.P$2]));7;TRUE();1;TRUE();FALSE());[.$D$17];IF(NOT(ISERROR(VLOOKUP(DATE([.$AJ$2];[.$C14];[.P$2]);[.$AL:.$AL];1;0)));[.$D$18];IF(IF(ISERROR(INDIRECT(&quot;$P$&quot;&amp;MATCH(DATE([.$AJ$2];[.$C14];[.P$2]);[.$D$27:.$D$65];0)+MATCH(&quot;Za sobotę&quot;;[.$P:.$P];0)));FALSE();NOT(ISBLANK(INDIRECT(&quot;$P$&quot;&amp;MATCH(DATE([.$AJ$2];[.$C14];[.P$2]);[.$D$27:.$D$65];0)+MATCH(&quot;Za sobotę&quot;;[.$P:.$P];0)))));[.$D$21];IF(IF(ISERROR(INDIRECT(&quot;$G$&quot;&amp;MATCH(DATE([.$AJ$2];[.$C14];[.P$2]);[.$D$27:.$D$65];0)+MATCH(&quot;Zaległy&quot;;[.$G:.$G];0)));FALSE();NOT(ISBLANK(INDIRECT(&quot;$G$&quot;&amp;MATCH(DATE([.$AJ$2];[.$C14];[.P$2]);[.$D$27:.$D$65];0)+MATCH(&quot;Zaległy&quot;;[.$G:.$G];0)))));[.$D$20];IF(NOT(ISERROR(VLOOKUP(DATE([.$AJ$2];[.$C14];[.P$2]);[.$AM:.$AM];1;0)));[.$D$19];&quot;&quot;))))))">
            <text:p/>
          </table:table-cell>
          <table:table-cell table:style-name="ce77" table:formula="of:=IF(MONTH(DATE([.$AJ$2];[.$C14];[.$D$2]))&lt;&gt;MONTH(DATE([.$AJ$2];[.$C14];[.Q$2]));[.$D$16];IF(COM.MICROSOFT.SWITCH(WEEKDAY(DATE([.$AJ$2];[.$C14];[.Q$2]));7;TRUE();1;TRUE();FALSE());[.$D$17];IF(NOT(ISERROR(VLOOKUP(DATE([.$AJ$2];[.$C14];[.Q$2]);[.$AL:.$AL];1;0)));[.$D$18];IF(IF(ISERROR(INDIRECT(&quot;$P$&quot;&amp;MATCH(DATE([.$AJ$2];[.$C14];[.Q$2]);[.$D$27:.$D$65];0)+MATCH(&quot;Za sobotę&quot;;[.$P:.$P];0)));FALSE();NOT(ISBLANK(INDIRECT(&quot;$P$&quot;&amp;MATCH(DATE([.$AJ$2];[.$C14];[.Q$2]);[.$D$27:.$D$65];0)+MATCH(&quot;Za sobotę&quot;;[.$P:.$P];0)))));[.$D$21];IF(IF(ISERROR(INDIRECT(&quot;$G$&quot;&amp;MATCH(DATE([.$AJ$2];[.$C14];[.Q$2]);[.$D$27:.$D$65];0)+MATCH(&quot;Zaległy&quot;;[.$G:.$G];0)));FALSE();NOT(ISBLANK(INDIRECT(&quot;$G$&quot;&amp;MATCH(DATE([.$AJ$2];[.$C14];[.Q$2]);[.$D$27:.$D$65];0)+MATCH(&quot;Zaległy&quot;;[.$G:.$G];0)))));[.$D$20];IF(NOT(ISERROR(VLOOKUP(DATE([.$AJ$2];[.$C14];[.Q$2]);[.$AM:.$AM];1;0)));[.$D$19];&quot;&quot;))))))">
            <text:p/>
          </table:table-cell>
          <table:table-cell table:style-name="ce77" table:formula="of:=IF(MONTH(DATE([.$AJ$2];[.$C14];[.$D$2]))&lt;&gt;MONTH(DATE([.$AJ$2];[.$C14];[.R$2]));[.$D$16];IF(COM.MICROSOFT.SWITCH(WEEKDAY(DATE([.$AJ$2];[.$C14];[.R$2]));7;TRUE();1;TRUE();FALSE());[.$D$17];IF(NOT(ISERROR(VLOOKUP(DATE([.$AJ$2];[.$C14];[.R$2]);[.$AL:.$AL];1;0)));[.$D$18];IF(IF(ISERROR(INDIRECT(&quot;$P$&quot;&amp;MATCH(DATE([.$AJ$2];[.$C14];[.R$2]);[.$D$27:.$D$65];0)+MATCH(&quot;Za sobotę&quot;;[.$P:.$P];0)));FALSE();NOT(ISBLANK(INDIRECT(&quot;$P$&quot;&amp;MATCH(DATE([.$AJ$2];[.$C14];[.R$2]);[.$D$27:.$D$65];0)+MATCH(&quot;Za sobotę&quot;;[.$P:.$P];0)))));[.$D$21];IF(IF(ISERROR(INDIRECT(&quot;$G$&quot;&amp;MATCH(DATE([.$AJ$2];[.$C14];[.R$2]);[.$D$27:.$D$65];0)+MATCH(&quot;Zaległy&quot;;[.$G:.$G];0)));FALSE();NOT(ISBLANK(INDIRECT(&quot;$G$&quot;&amp;MATCH(DATE([.$AJ$2];[.$C14];[.R$2]);[.$D$27:.$D$65];0)+MATCH(&quot;Zaległy&quot;;[.$G:.$G];0)))));[.$D$20];IF(NOT(ISERROR(VLOOKUP(DATE([.$AJ$2];[.$C14];[.R$2]);[.$AM:.$AM];1;0)));[.$D$19];&quot;&quot;))))))">
            <text:p/>
          </table:table-cell>
          <table:table-cell table:style-name="ce77" table:formula="of:=IF(MONTH(DATE([.$AJ$2];[.$C14];[.$D$2]))&lt;&gt;MONTH(DATE([.$AJ$2];[.$C14];[.S$2]));[.$D$16];IF(COM.MICROSOFT.SWITCH(WEEKDAY(DATE([.$AJ$2];[.$C14];[.S$2]));7;TRUE();1;TRUE();FALSE());[.$D$17];IF(NOT(ISERROR(VLOOKUP(DATE([.$AJ$2];[.$C14];[.S$2]);[.$AL:.$AL];1;0)));[.$D$18];IF(IF(ISERROR(INDIRECT(&quot;$P$&quot;&amp;MATCH(DATE([.$AJ$2];[.$C14];[.S$2]);[.$D$27:.$D$65];0)+MATCH(&quot;Za sobotę&quot;;[.$P:.$P];0)));FALSE();NOT(ISBLANK(INDIRECT(&quot;$P$&quot;&amp;MATCH(DATE([.$AJ$2];[.$C14];[.S$2]);[.$D$27:.$D$65];0)+MATCH(&quot;Za sobotę&quot;;[.$P:.$P];0)))));[.$D$21];IF(IF(ISERROR(INDIRECT(&quot;$G$&quot;&amp;MATCH(DATE([.$AJ$2];[.$C14];[.S$2]);[.$D$27:.$D$65];0)+MATCH(&quot;Zaległy&quot;;[.$G:.$G];0)));FALSE();NOT(ISBLANK(INDIRECT(&quot;$G$&quot;&amp;MATCH(DATE([.$AJ$2];[.$C14];[.S$2]);[.$D$27:.$D$65];0)+MATCH(&quot;Zaległy&quot;;[.$G:.$G];0)))));[.$D$20];IF(NOT(ISERROR(VLOOKUP(DATE([.$AJ$2];[.$C14];[.S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T$2]));[.$D$16];IF(COM.MICROSOFT.SWITCH(WEEKDAY(DATE([.$AJ$2];[.$C14];[.T$2]));7;TRUE();1;TRUE();FALSE());[.$D$17];IF(NOT(ISERROR(VLOOKUP(DATE([.$AJ$2];[.$C14];[.T$2]);[.$AL:.$AL];1;0)));[.$D$18];IF(IF(ISERROR(INDIRECT(&quot;$P$&quot;&amp;MATCH(DATE([.$AJ$2];[.$C14];[.T$2]);[.$D$27:.$D$65];0)+MATCH(&quot;Za sobotę&quot;;[.$P:.$P];0)));FALSE();NOT(ISBLANK(INDIRECT(&quot;$P$&quot;&amp;MATCH(DATE([.$AJ$2];[.$C14];[.T$2]);[.$D$27:.$D$65];0)+MATCH(&quot;Za sobotę&quot;;[.$P:.$P];0)))));[.$D$21];IF(IF(ISERROR(INDIRECT(&quot;$G$&quot;&amp;MATCH(DATE([.$AJ$2];[.$C14];[.T$2]);[.$D$27:.$D$65];0)+MATCH(&quot;Zaległy&quot;;[.$G:.$G];0)));FALSE();NOT(ISBLANK(INDIRECT(&quot;$G$&quot;&amp;MATCH(DATE([.$AJ$2];[.$C14];[.T$2]);[.$D$27:.$D$65];0)+MATCH(&quot;Zaległy&quot;;[.$G:.$G];0)))));[.$D$20];IF(NOT(ISERROR(VLOOKUP(DATE([.$AJ$2];[.$C14];[.T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U$2]));[.$D$16];IF(COM.MICROSOFT.SWITCH(WEEKDAY(DATE([.$AJ$2];[.$C14];[.U$2]));7;TRUE();1;TRUE();FALSE());[.$D$17];IF(NOT(ISERROR(VLOOKUP(DATE([.$AJ$2];[.$C14];[.U$2]);[.$AL:.$AL];1;0)));[.$D$18];IF(IF(ISERROR(INDIRECT(&quot;$P$&quot;&amp;MATCH(DATE([.$AJ$2];[.$C14];[.U$2]);[.$D$27:.$D$65];0)+MATCH(&quot;Za sobotę&quot;;[.$P:.$P];0)));FALSE();NOT(ISBLANK(INDIRECT(&quot;$P$&quot;&amp;MATCH(DATE([.$AJ$2];[.$C14];[.U$2]);[.$D$27:.$D$65];0)+MATCH(&quot;Za sobotę&quot;;[.$P:.$P];0)))));[.$D$21];IF(IF(ISERROR(INDIRECT(&quot;$G$&quot;&amp;MATCH(DATE([.$AJ$2];[.$C14];[.U$2]);[.$D$27:.$D$65];0)+MATCH(&quot;Zaległy&quot;;[.$G:.$G];0)));FALSE();NOT(ISBLANK(INDIRECT(&quot;$G$&quot;&amp;MATCH(DATE([.$AJ$2];[.$C14];[.U$2]);[.$D$27:.$D$65];0)+MATCH(&quot;Zaległy&quot;;[.$G:.$G];0)))));[.$D$20];IF(NOT(ISERROR(VLOOKUP(DATE([.$AJ$2];[.$C14];[.U$2]);[.$AM:.$AM];1;0)));[.$D$19];&quot;&quot;))))))">
            <text:p/>
          </table:table-cell>
          <table:table-cell table:style-name="ce77" table:formula="of:=IF(MONTH(DATE([.$AJ$2];[.$C14];[.$D$2]))&lt;&gt;MONTH(DATE([.$AJ$2];[.$C14];[.V$2]));[.$D$16];IF(COM.MICROSOFT.SWITCH(WEEKDAY(DATE([.$AJ$2];[.$C14];[.V$2]));7;TRUE();1;TRUE();FALSE());[.$D$17];IF(NOT(ISERROR(VLOOKUP(DATE([.$AJ$2];[.$C14];[.V$2]);[.$AL:.$AL];1;0)));[.$D$18];IF(IF(ISERROR(INDIRECT(&quot;$P$&quot;&amp;MATCH(DATE([.$AJ$2];[.$C14];[.V$2]);[.$D$27:.$D$65];0)+MATCH(&quot;Za sobotę&quot;;[.$P:.$P];0)));FALSE();NOT(ISBLANK(INDIRECT(&quot;$P$&quot;&amp;MATCH(DATE([.$AJ$2];[.$C14];[.V$2]);[.$D$27:.$D$65];0)+MATCH(&quot;Za sobotę&quot;;[.$P:.$P];0)))));[.$D$21];IF(IF(ISERROR(INDIRECT(&quot;$G$&quot;&amp;MATCH(DATE([.$AJ$2];[.$C14];[.V$2]);[.$D$27:.$D$65];0)+MATCH(&quot;Zaległy&quot;;[.$G:.$G];0)));FALSE();NOT(ISBLANK(INDIRECT(&quot;$G$&quot;&amp;MATCH(DATE([.$AJ$2];[.$C14];[.V$2]);[.$D$27:.$D$65];0)+MATCH(&quot;Zaległy&quot;;[.$G:.$G];0)))));[.$D$20];IF(NOT(ISERROR(VLOOKUP(DATE([.$AJ$2];[.$C14];[.V$2]);[.$AM:.$AM];1;0)));[.$D$19];&quot;&quot;))))))">
            <text:p/>
          </table:table-cell>
          <table:table-cell table:style-name="ce77" table:formula="of:=IF(MONTH(DATE([.$AJ$2];[.$C14];[.$D$2]))&lt;&gt;MONTH(DATE([.$AJ$2];[.$C14];[.W$2]));[.$D$16];IF(COM.MICROSOFT.SWITCH(WEEKDAY(DATE([.$AJ$2];[.$C14];[.W$2]));7;TRUE();1;TRUE();FALSE());[.$D$17];IF(NOT(ISERROR(VLOOKUP(DATE([.$AJ$2];[.$C14];[.W$2]);[.$AL:.$AL];1;0)));[.$D$18];IF(IF(ISERROR(INDIRECT(&quot;$P$&quot;&amp;MATCH(DATE([.$AJ$2];[.$C14];[.W$2]);[.$D$27:.$D$65];0)+MATCH(&quot;Za sobotę&quot;;[.$P:.$P];0)));FALSE();NOT(ISBLANK(INDIRECT(&quot;$P$&quot;&amp;MATCH(DATE([.$AJ$2];[.$C14];[.W$2]);[.$D$27:.$D$65];0)+MATCH(&quot;Za sobotę&quot;;[.$P:.$P];0)))));[.$D$21];IF(IF(ISERROR(INDIRECT(&quot;$G$&quot;&amp;MATCH(DATE([.$AJ$2];[.$C14];[.W$2]);[.$D$27:.$D$65];0)+MATCH(&quot;Zaległy&quot;;[.$G:.$G];0)));FALSE();NOT(ISBLANK(INDIRECT(&quot;$G$&quot;&amp;MATCH(DATE([.$AJ$2];[.$C14];[.W$2]);[.$D$27:.$D$65];0)+MATCH(&quot;Zaległy&quot;;[.$G:.$G];0)))));[.$D$20];IF(NOT(ISERROR(VLOOKUP(DATE([.$AJ$2];[.$C14];[.W$2]);[.$AM:.$AM];1;0)));[.$D$19];&quot;&quot;))))))">
            <text:p/>
          </table:table-cell>
          <table:table-cell table:style-name="ce77" table:formula="of:=IF(MONTH(DATE([.$AJ$2];[.$C14];[.$D$2]))&lt;&gt;MONTH(DATE([.$AJ$2];[.$C14];[.X$2]));[.$D$16];IF(COM.MICROSOFT.SWITCH(WEEKDAY(DATE([.$AJ$2];[.$C14];[.X$2]));7;TRUE();1;TRUE();FALSE());[.$D$17];IF(NOT(ISERROR(VLOOKUP(DATE([.$AJ$2];[.$C14];[.X$2]);[.$AL:.$AL];1;0)));[.$D$18];IF(IF(ISERROR(INDIRECT(&quot;$P$&quot;&amp;MATCH(DATE([.$AJ$2];[.$C14];[.X$2]);[.$D$27:.$D$65];0)+MATCH(&quot;Za sobotę&quot;;[.$P:.$P];0)));FALSE();NOT(ISBLANK(INDIRECT(&quot;$P$&quot;&amp;MATCH(DATE([.$AJ$2];[.$C14];[.X$2]);[.$D$27:.$D$65];0)+MATCH(&quot;Za sobotę&quot;;[.$P:.$P];0)))));[.$D$21];IF(IF(ISERROR(INDIRECT(&quot;$G$&quot;&amp;MATCH(DATE([.$AJ$2];[.$C14];[.X$2]);[.$D$27:.$D$65];0)+MATCH(&quot;Zaległy&quot;;[.$G:.$G];0)));FALSE();NOT(ISBLANK(INDIRECT(&quot;$G$&quot;&amp;MATCH(DATE([.$AJ$2];[.$C14];[.X$2]);[.$D$27:.$D$65];0)+MATCH(&quot;Zaległy&quot;;[.$G:.$G];0)))));[.$D$20];IF(NOT(ISERROR(VLOOKUP(DATE([.$AJ$2];[.$C14];[.X$2]);[.$AM:.$AM];1;0)));[.$D$19];&quot;&quot;))))))">
            <text:p/>
          </table:table-cell>
          <table:table-cell table:style-name="ce77" table:formula="of:=IF(MONTH(DATE([.$AJ$2];[.$C14];[.$D$2]))&lt;&gt;MONTH(DATE([.$AJ$2];[.$C14];[.Y$2]));[.$D$16];IF(COM.MICROSOFT.SWITCH(WEEKDAY(DATE([.$AJ$2];[.$C14];[.Y$2]));7;TRUE();1;TRUE();FALSE());[.$D$17];IF(NOT(ISERROR(VLOOKUP(DATE([.$AJ$2];[.$C14];[.Y$2]);[.$AL:.$AL];1;0)));[.$D$18];IF(IF(ISERROR(INDIRECT(&quot;$P$&quot;&amp;MATCH(DATE([.$AJ$2];[.$C14];[.Y$2]);[.$D$27:.$D$65];0)+MATCH(&quot;Za sobotę&quot;;[.$P:.$P];0)));FALSE();NOT(ISBLANK(INDIRECT(&quot;$P$&quot;&amp;MATCH(DATE([.$AJ$2];[.$C14];[.Y$2]);[.$D$27:.$D$65];0)+MATCH(&quot;Za sobotę&quot;;[.$P:.$P];0)))));[.$D$21];IF(IF(ISERROR(INDIRECT(&quot;$G$&quot;&amp;MATCH(DATE([.$AJ$2];[.$C14];[.Y$2]);[.$D$27:.$D$65];0)+MATCH(&quot;Zaległy&quot;;[.$G:.$G];0)));FALSE();NOT(ISBLANK(INDIRECT(&quot;$G$&quot;&amp;MATCH(DATE([.$AJ$2];[.$C14];[.Y$2]);[.$D$27:.$D$65];0)+MATCH(&quot;Zaległy&quot;;[.$G:.$G];0)))));[.$D$20];IF(NOT(ISERROR(VLOOKUP(DATE([.$AJ$2];[.$C14];[.Y$2]);[.$AM:.$AM];1;0)));[.$D$19];&quot;&quot;))))))">
            <text:p/>
          </table:table-cell>
          <table:table-cell table:style-name="ce77" table:formula="of:=IF(MONTH(DATE([.$AJ$2];[.$C14];[.$D$2]))&lt;&gt;MONTH(DATE([.$AJ$2];[.$C14];[.Z$2]));[.$D$16];IF(COM.MICROSOFT.SWITCH(WEEKDAY(DATE([.$AJ$2];[.$C14];[.Z$2]));7;TRUE();1;TRUE();FALSE());[.$D$17];IF(NOT(ISERROR(VLOOKUP(DATE([.$AJ$2];[.$C14];[.Z$2]);[.$AL:.$AL];1;0)));[.$D$18];IF(IF(ISERROR(INDIRECT(&quot;$P$&quot;&amp;MATCH(DATE([.$AJ$2];[.$C14];[.Z$2]);[.$D$27:.$D$65];0)+MATCH(&quot;Za sobotę&quot;;[.$P:.$P];0)));FALSE();NOT(ISBLANK(INDIRECT(&quot;$P$&quot;&amp;MATCH(DATE([.$AJ$2];[.$C14];[.Z$2]);[.$D$27:.$D$65];0)+MATCH(&quot;Za sobotę&quot;;[.$P:.$P];0)))));[.$D$21];IF(IF(ISERROR(INDIRECT(&quot;$G$&quot;&amp;MATCH(DATE([.$AJ$2];[.$C14];[.Z$2]);[.$D$27:.$D$65];0)+MATCH(&quot;Zaległy&quot;;[.$G:.$G];0)));FALSE();NOT(ISBLANK(INDIRECT(&quot;$G$&quot;&amp;MATCH(DATE([.$AJ$2];[.$C14];[.Z$2]);[.$D$27:.$D$65];0)+MATCH(&quot;Zaległy&quot;;[.$G:.$G];0)))));[.$D$20];IF(NOT(ISERROR(VLOOKUP(DATE([.$AJ$2];[.$C14];[.Z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AA$2]));[.$D$16];IF(COM.MICROSOFT.SWITCH(WEEKDAY(DATE([.$AJ$2];[.$C14];[.AA$2]));7;TRUE();1;TRUE();FALSE());[.$D$17];IF(NOT(ISERROR(VLOOKUP(DATE([.$AJ$2];[.$C14];[.AA$2]);[.$AL:.$AL];1;0)));[.$D$18];IF(IF(ISERROR(INDIRECT(&quot;$P$&quot;&amp;MATCH(DATE([.$AJ$2];[.$C14];[.AA$2]);[.$D$27:.$D$65];0)+MATCH(&quot;Za sobotę&quot;;[.$P:.$P];0)));FALSE();NOT(ISBLANK(INDIRECT(&quot;$P$&quot;&amp;MATCH(DATE([.$AJ$2];[.$C14];[.AA$2]);[.$D$27:.$D$65];0)+MATCH(&quot;Za sobotę&quot;;[.$P:.$P];0)))));[.$D$21];IF(IF(ISERROR(INDIRECT(&quot;$G$&quot;&amp;MATCH(DATE([.$AJ$2];[.$C14];[.AA$2]);[.$D$27:.$D$65];0)+MATCH(&quot;Zaległy&quot;;[.$G:.$G];0)));FALSE();NOT(ISBLANK(INDIRECT(&quot;$G$&quot;&amp;MATCH(DATE([.$AJ$2];[.$C14];[.AA$2]);[.$D$27:.$D$65];0)+MATCH(&quot;Zaległy&quot;;[.$G:.$G];0)))));[.$D$20];IF(NOT(ISERROR(VLOOKUP(DATE([.$AJ$2];[.$C14];[.AA$2]);[.$AM:.$AM];1;0)));[.$D$19];&quot;&quot;))))))" office:value-type="string" office:string-value="–" calcext:value-type="string">
            <text:p>–</text:p>
          </table:table-cell>
          <table:table-cell table:style-name="ce77" table:formula="of:=IF(MONTH(DATE([.$AJ$2];[.$C14];[.$D$2]))&lt;&gt;MONTH(DATE([.$AJ$2];[.$C14];[.AB$2]));[.$D$16];IF(COM.MICROSOFT.SWITCH(WEEKDAY(DATE([.$AJ$2];[.$C14];[.AB$2]));7;TRUE();1;TRUE();FALSE());[.$D$17];IF(NOT(ISERROR(VLOOKUP(DATE([.$AJ$2];[.$C14];[.AB$2]);[.$AL:.$AL];1;0)));[.$D$18];IF(IF(ISERROR(INDIRECT(&quot;$P$&quot;&amp;MATCH(DATE([.$AJ$2];[.$C14];[.AB$2]);[.$D$27:.$D$65];0)+MATCH(&quot;Za sobotę&quot;;[.$P:.$P];0)));FALSE();NOT(ISBLANK(INDIRECT(&quot;$P$&quot;&amp;MATCH(DATE([.$AJ$2];[.$C14];[.AB$2]);[.$D$27:.$D$65];0)+MATCH(&quot;Za sobotę&quot;;[.$P:.$P];0)))));[.$D$21];IF(IF(ISERROR(INDIRECT(&quot;$G$&quot;&amp;MATCH(DATE([.$AJ$2];[.$C14];[.AB$2]);[.$D$27:.$D$65];0)+MATCH(&quot;Zaległy&quot;;[.$G:.$G];0)));FALSE();NOT(ISBLANK(INDIRECT(&quot;$G$&quot;&amp;MATCH(DATE([.$AJ$2];[.$C14];[.AB$2]);[.$D$27:.$D$65];0)+MATCH(&quot;Zaległy&quot;;[.$G:.$G];0)))));[.$D$20];IF(NOT(ISERROR(VLOOKUP(DATE([.$AJ$2];[.$C14];[.AB$2]);[.$AM:.$AM];1;0)));[.$D$19];&quot;&quot;))))))" office:value-type="string" office:string-value="+" calcext:value-type="string">
            <text:p>+</text:p>
          </table:table-cell>
          <table:table-cell table:style-name="ce77" table:formula="of:=IF(MONTH(DATE([.$AJ$2];[.$C14];[.$D$2]))&lt;&gt;MONTH(DATE([.$AJ$2];[.$C14];[.AC$2]));[.$D$16];IF(COM.MICROSOFT.SWITCH(WEEKDAY(DATE([.$AJ$2];[.$C14];[.AC$2]));7;TRUE();1;TRUE();FALSE());[.$D$17];IF(NOT(ISERROR(VLOOKUP(DATE([.$AJ$2];[.$C14];[.AC$2]);[.$AL:.$AL];1;0)));[.$D$18];IF(IF(ISERROR(INDIRECT(&quot;$P$&quot;&amp;MATCH(DATE([.$AJ$2];[.$C14];[.AC$2]);[.$D$27:.$D$65];0)+MATCH(&quot;Za sobotę&quot;;[.$P:.$P];0)));FALSE();NOT(ISBLANK(INDIRECT(&quot;$P$&quot;&amp;MATCH(DATE([.$AJ$2];[.$C14];[.AC$2]);[.$D$27:.$D$65];0)+MATCH(&quot;Za sobotę&quot;;[.$P:.$P];0)))));[.$D$21];IF(IF(ISERROR(INDIRECT(&quot;$G$&quot;&amp;MATCH(DATE([.$AJ$2];[.$C14];[.AC$2]);[.$D$27:.$D$65];0)+MATCH(&quot;Zaległy&quot;;[.$G:.$G];0)));FALSE();NOT(ISBLANK(INDIRECT(&quot;$G$&quot;&amp;MATCH(DATE([.$AJ$2];[.$C14];[.AC$2]);[.$D$27:.$D$65];0)+MATCH(&quot;Zaległy&quot;;[.$G:.$G];0)))));[.$D$20];IF(NOT(ISERROR(VLOOKUP(DATE([.$AJ$2];[.$C14];[.AC$2]);[.$AM:.$AM];1;0)));[.$D$19];&quot;&quot;))))))" office:value-type="string" office:string-value="+" calcext:value-type="string">
            <text:p>+</text:p>
          </table:table-cell>
          <table:table-cell table:style-name="ce77" table:formula="of:=IF(MONTH(DATE([.$AJ$2];[.$C14];[.$D$2]))&lt;&gt;MONTH(DATE([.$AJ$2];[.$C14];[.AD$2]));[.$D$16];IF(COM.MICROSOFT.SWITCH(WEEKDAY(DATE([.$AJ$2];[.$C14];[.AD$2]));7;TRUE();1;TRUE();FALSE());[.$D$17];IF(NOT(ISERROR(VLOOKUP(DATE([.$AJ$2];[.$C14];[.AD$2]);[.$AL:.$AL];1;0)));[.$D$18];IF(IF(ISERROR(INDIRECT(&quot;$P$&quot;&amp;MATCH(DATE([.$AJ$2];[.$C14];[.AD$2]);[.$D$27:.$D$65];0)+MATCH(&quot;Za sobotę&quot;;[.$P:.$P];0)));FALSE();NOT(ISBLANK(INDIRECT(&quot;$P$&quot;&amp;MATCH(DATE([.$AJ$2];[.$C14];[.AD$2]);[.$D$27:.$D$65];0)+MATCH(&quot;Za sobotę&quot;;[.$P:.$P];0)))));[.$D$21];IF(IF(ISERROR(INDIRECT(&quot;$G$&quot;&amp;MATCH(DATE([.$AJ$2];[.$C14];[.AD$2]);[.$D$27:.$D$65];0)+MATCH(&quot;Zaległy&quot;;[.$G:.$G];0)));FALSE();NOT(ISBLANK(INDIRECT(&quot;$G$&quot;&amp;MATCH(DATE([.$AJ$2];[.$C14];[.AD$2]);[.$D$27:.$D$65];0)+MATCH(&quot;Zaległy&quot;;[.$G:.$G];0)))));[.$D$20];IF(NOT(ISERROR(VLOOKUP(DATE([.$AJ$2];[.$C14];[.AD$2]);[.$AM:.$AM];1;0)));[.$D$19];&quot;&quot;))))))">
            <text:p/>
          </table:table-cell>
          <table:table-cell table:style-name="ce77" table:formula="of:=IF(MONTH(DATE([.$AJ$2];[.$C14];[.$D$2]))&lt;&gt;MONTH(DATE([.$AJ$2];[.$C14];[.AE$2]));[.$D$16];IF(COM.MICROSOFT.SWITCH(WEEKDAY(DATE([.$AJ$2];[.$C14];[.AE$2]));7;TRUE();1;TRUE();FALSE());[.$D$17];IF(NOT(ISERROR(VLOOKUP(DATE([.$AJ$2];[.$C14];[.AE$2]);[.$AL:.$AL];1;0)));[.$D$18];IF(IF(ISERROR(INDIRECT(&quot;$P$&quot;&amp;MATCH(DATE([.$AJ$2];[.$C14];[.AE$2]);[.$D$27:.$D$65];0)+MATCH(&quot;Za sobotę&quot;;[.$P:.$P];0)));FALSE();NOT(ISBLANK(INDIRECT(&quot;$P$&quot;&amp;MATCH(DATE([.$AJ$2];[.$C14];[.AE$2]);[.$D$27:.$D$65];0)+MATCH(&quot;Za sobotę&quot;;[.$P:.$P];0)))));[.$D$21];IF(IF(ISERROR(INDIRECT(&quot;$G$&quot;&amp;MATCH(DATE([.$AJ$2];[.$C14];[.AE$2]);[.$D$27:.$D$65];0)+MATCH(&quot;Zaległy&quot;;[.$G:.$G];0)));FALSE();NOT(ISBLANK(INDIRECT(&quot;$G$&quot;&amp;MATCH(DATE([.$AJ$2];[.$C14];[.AE$2]);[.$D$27:.$D$65];0)+MATCH(&quot;Zaległy&quot;;[.$G:.$G];0)))));[.$D$20];IF(NOT(ISERROR(VLOOKUP(DATE([.$AJ$2];[.$C14];[.AE$2]);[.$AM:.$AM];1;0)));[.$D$19];&quot;&quot;))))))">
            <text:p/>
          </table:table-cell>
          <table:table-cell table:style-name="ce77" table:formula="of:=IF(MONTH(DATE([.$AJ$2];[.$C14];[.$D$2]))&lt;&gt;MONTH(DATE([.$AJ$2];[.$C14];[.AF$2]));[.$D$16];IF(COM.MICROSOFT.SWITCH(WEEKDAY(DATE([.$AJ$2];[.$C14];[.AF$2]));7;TRUE();1;TRUE();FALSE());[.$D$17];IF(NOT(ISERROR(VLOOKUP(DATE([.$AJ$2];[.$C14];[.AF$2]);[.$AL:.$AL];1;0)));[.$D$18];IF(IF(ISERROR(INDIRECT(&quot;$P$&quot;&amp;MATCH(DATE([.$AJ$2];[.$C14];[.AF$2]);[.$D$27:.$D$65];0)+MATCH(&quot;Za sobotę&quot;;[.$P:.$P];0)));FALSE();NOT(ISBLANK(INDIRECT(&quot;$P$&quot;&amp;MATCH(DATE([.$AJ$2];[.$C14];[.AF$2]);[.$D$27:.$D$65];0)+MATCH(&quot;Za sobotę&quot;;[.$P:.$P];0)))));[.$D$21];IF(IF(ISERROR(INDIRECT(&quot;$G$&quot;&amp;MATCH(DATE([.$AJ$2];[.$C14];[.AF$2]);[.$D$27:.$D$65];0)+MATCH(&quot;Zaległy&quot;;[.$G:.$G];0)));FALSE();NOT(ISBLANK(INDIRECT(&quot;$G$&quot;&amp;MATCH(DATE([.$AJ$2];[.$C14];[.AF$2]);[.$D$27:.$D$65];0)+MATCH(&quot;Zaległy&quot;;[.$G:.$G];0)))));[.$D$20];IF(NOT(ISERROR(VLOOKUP(DATE([.$AJ$2];[.$C14];[.AF$2]);[.$AM:.$AM];1;0)));[.$D$19];&quot;&quot;))))))">
            <text:p/>
          </table:table-cell>
          <table:table-cell table:style-name="ce77" table:formula="of:=IF(MONTH(DATE([.$AJ$2];[.$C14];[.$D$2]))&lt;&gt;MONTH(DATE([.$AJ$2];[.$C14];[.AG$2]));[.$D$16];IF(COM.MICROSOFT.SWITCH(WEEKDAY(DATE([.$AJ$2];[.$C14];[.AG$2]));7;TRUE();1;TRUE();FALSE());[.$D$17];IF(NOT(ISERROR(VLOOKUP(DATE([.$AJ$2];[.$C14];[.AG$2]);[.$AL:.$AL];1;0)));[.$D$18];IF(IF(ISERROR(INDIRECT(&quot;$P$&quot;&amp;MATCH(DATE([.$AJ$2];[.$C14];[.AG$2]);[.$D$27:.$D$65];0)+MATCH(&quot;Za sobotę&quot;;[.$P:.$P];0)));FALSE();NOT(ISBLANK(INDIRECT(&quot;$P$&quot;&amp;MATCH(DATE([.$AJ$2];[.$C14];[.AG$2]);[.$D$27:.$D$65];0)+MATCH(&quot;Za sobotę&quot;;[.$P:.$P];0)))));[.$D$21];IF(IF(ISERROR(INDIRECT(&quot;$G$&quot;&amp;MATCH(DATE([.$AJ$2];[.$C14];[.AG$2]);[.$D$27:.$D$65];0)+MATCH(&quot;Zaległy&quot;;[.$G:.$G];0)));FALSE();NOT(ISBLANK(INDIRECT(&quot;$G$&quot;&amp;MATCH(DATE([.$AJ$2];[.$C14];[.AG$2]);[.$D$27:.$D$65];0)+MATCH(&quot;Zaległy&quot;;[.$G:.$G];0)))));[.$D$20];IF(NOT(ISERROR(VLOOKUP(DATE([.$AJ$2];[.$C14];[.AG$2]);[.$AM:.$AM];1;0)));[.$D$19];&quot;&quot;))))))" office:value-type="string" office:string-value="–" calcext:value-type="string">
            <text:p>–</text:p>
          </table:table-cell>
          <table:table-cell table:style-name="ce96" table:formula="of:=IF(MONTH(DATE([.$AJ$2];[.$C14];[.$D$2]))&lt;&gt;MONTH(DATE([.$AJ$2];[.$C14];[.AH$2]));[.$D$16];IF(COM.MICROSOFT.SWITCH(WEEKDAY(DATE([.$AJ$2];[.$C14];[.AH$2]));7;TRUE();1;TRUE();FALSE());[.$D$17];IF(NOT(ISERROR(VLOOKUP(DATE([.$AJ$2];[.$C14];[.AH$2]);[.$AL:.$AL];1;0)));[.$D$18];IF(IF(ISERROR(INDIRECT(&quot;$P$&quot;&amp;MATCH(DATE([.$AJ$2];[.$C14];[.AH$2]);[.$D$27:.$D$65];0)+MATCH(&quot;Za sobotę&quot;;[.$P:.$P];0)));FALSE();NOT(ISBLANK(INDIRECT(&quot;$P$&quot;&amp;MATCH(DATE([.$AJ$2];[.$C14];[.AH$2]);[.$D$27:.$D$65];0)+MATCH(&quot;Za sobotę&quot;;[.$P:.$P];0)))));[.$D$21];IF(IF(ISERROR(INDIRECT(&quot;$G$&quot;&amp;MATCH(DATE([.$AJ$2];[.$C14];[.AH$2]);[.$D$27:.$D$65];0)+MATCH(&quot;Zaległy&quot;;[.$G:.$G];0)));FALSE();NOT(ISBLANK(INDIRECT(&quot;$G$&quot;&amp;MATCH(DATE([.$AJ$2];[.$C14];[.AH$2]);[.$D$27:.$D$65];0)+MATCH(&quot;Zaległy&quot;;[.$G:.$G];0)))));[.$D$20];IF(NOT(ISERROR(VLOOKUP(DATE([.$AJ$2];[.$C14];[.AH$2]);[.$AM:.$AM];1;0)));[.$D$19];&quot;&quot;))))))" office:value-type="string" office:string-value="–" calcext:value-type="string">
            <text:p>–</text:p>
          </table:table-cell>
          <table:table-cell table:style-name="Default"/>
          <table:table-cell table:style-name="ce101" table:formula="of:=ORG.OPENOFFICE.EASTERSUNDAY([.$AJ$2])" office:value-type="date" office:date-value="2023-04-09" calcext:value-type="date">
            <text:p>9.04</text:p>
          </table:table-cell>
          <table:table-cell table:style-name="ce35" office:value-type="string" calcext:value-type="string">
            <text:p>RUCHOME (OBLICZONE) - Wielkanoc</text:p>
          </table:table-cell>
          <table:table-cell table:formula="of:=IF(NOT(ISBLANK([.$AJ17]));IFERROR(DATEVALUE([.$AJ17]&amp;&quot;.&quot;&amp;[.$AJ$2]);DATE([.$AJ$2];MONTH([.$AJ17]);DAY([.$AJ17])));&quot;&quot;)" office:value-type="date" office:date-value="2023-06-08" calcext:value-type="date">
            <text:p>8 czerwca 2023 (czwartek)</text:p>
          </table:table-cell>
          <table:table-cell table:style-name="ce62" table:formula="of:=IF(NOT(ISBLANK([.$D39]));IFERROR(DATEVALUE([.$D39]&amp;&quot;.&quot;&amp;[.$AJ$2]);DATE([.$AJ$2];MONTH([.$D39]);DAY([.$D3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4"/>
          <table:table-cell table:style-name="Default"/>
          <table:table-cell table:style-name="ce100" table:formula="of:=ORG.OPENOFFICE.EASTERSUNDAY([.$AJ$2])+1" office:value-type="date" office:date-value="2023-04-10" calcext:value-type="date">
            <text:p>10.04</text:p>
          </table:table-cell>
          <table:table-cell table:style-name="Default" office:value-type="string" calcext:value-type="string">
            <text:p>RUCHOME (OBLICZONE) – Poniedziałek Wielkanocny</text:p>
          </table:table-cell>
          <table:table-cell table:formula="of:=IF(NOT(ISBLANK([.$AJ18]));IFERROR(DATEVALUE([.$AJ18]&amp;&quot;.&quot;&amp;[.$AJ$2]);DATE([.$AJ$2];MONTH([.$AJ18]);DAY([.$AJ18])));&quot;&quot;)">
            <text:p/>
          </table:table-cell>
          <table:table-cell table:style-name="ce62" table:formula="of:=IF(NOT(ISBLANK([.$D40]));IFERROR(DATEVALUE([.$D40]&amp;&quot;.&quot;&amp;[.$AJ$2]);DATE([.$AJ$2];MONTH([.$D40]);DAY([.$D4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53" table:formula="of:=[$Legenda.$A3]" office:value-type="string" office:string-value="•" calcext:value-type="string">
            <text:p>•</text:p>
          </table:table-cell>
          <table:table-cell table:style-name="Default"/>
          <table:table-cell table:style-name="ce21" table:formula="of:=[$Legenda.$C3]" office:value-type="string" office:string-value="nieistniejący dzień" calcext:value-type="string" table:number-columns-spanned="10" table:number-rows-spanned="1">
            <text:p>nieistniejący dzień</text:p>
          </table:table-cell>
          <table:covered-table-cell table:number-columns-repeated="5" table:style-name="ce21"/>
          <table:covered-table-cell table:number-columns-repeated="3" table:style-name="ce29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z zeszłego urlopu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IFERROR(INDIRECT(&quot;$'Urlopy &quot;&amp;([.$AJ$2]-1)&amp;&quot;'.$AG$23&quot;);0)" office:value-type="float" office:value="0" calcext:value-type="float" table:number-columns-spanned="2" table:number-rows-spanned="1">
            <text:p>0</text:p>
          </table:table-cell>
          <table:covered-table-cell table:style-name="ce82" office:value-type="float" office:value="0" calcext:value-type="float">
            <text:p>0</text:p>
          </table:covered-table-cell>
          <table:table-cell table:style-name="Default"/>
          <table:table-cell table:style-name="ce100" table:formula="of:=ORG.OPENOFFICE.EASTERSUNDAY([.$AJ$2])+49" office:value-type="date" office:date-value="2023-05-28" calcext:value-type="date">
            <text:p>28.05</text:p>
          </table:table-cell>
          <table:table-cell table:style-name="Default" office:value-type="string" calcext:value-type="string">
            <text:p>RUCHOME (OBLICZONE) – Zesłanie Ducha Świętego (Zielone Świątki)</text:p>
          </table:table-cell>
          <table:table-cell table:formula="of:=IF(NOT(ISBLANK([.$AJ19]));IFERROR(DATEVALUE([.$AJ19]&amp;&quot;.&quot;&amp;[.$AJ$2]);DATE([.$AJ$2];MONTH([.$AJ19]);DAY([.$AJ19])));&quot;&quot;)">
            <text:p/>
          </table:table-cell>
          <table:table-cell table:style-name="ce62" table:formula="of:=IF(NOT(ISBLANK([.$D41]));IFERROR(DATEVALUE([.$D41]&amp;&quot;.&quot;&amp;[.$AJ$2]);DATE([.$AJ$2];MONTH([.$D41]);DAY([.$D4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53" table:formula="of:=[$Legenda.$A4]" office:value-type="string" office:string-value="–" calcext:value-type="string">
            <text:p>–</text:p>
          </table:table-cell>
          <table:table-cell table:style-name="Default"/>
          <table:table-cell table:style-name="ce21" table:formula="of:=[$Legenda.$C4]" office:value-type="string" office:string-value="weekend" calcext:value-type="string" table:number-columns-spanned="10" table:number-rows-spanned="1">
            <text:p>weekend</text:p>
          </table:table-cell>
          <table:covered-table-cell table:number-columns-repeated="5" table:style-name="ce21"/>
          <table:covered-table-cell table:number-columns-repeated="3" table:style-name="ce29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urlopowych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IF([$'Staż pracy'.$H$3]&gt;=10;26;20)" office:value-type="float" office:value="20" calcext:value-type="float" table:number-columns-spanned="2" table:number-rows-spanned="1">
            <text:p>20</text:p>
          </table:table-cell>
          <table:covered-table-cell table:style-name="ce82"/>
          <table:table-cell table:style-name="Default"/>
          <table:table-cell table:style-name="ce102" table:formula="of:=ORG.OPENOFFICE.EASTERSUNDAY([.$AJ$2])+60" office:value-type="date" office:date-value="2023-06-08" calcext:value-type="date">
            <text:p>8.06</text:p>
          </table:table-cell>
          <table:table-cell table:style-name="ce36" office:value-type="string" calcext:value-type="string">
            <text:p>RUCHOME (OBLICZONE) – Boże Ciało</text:p>
          </table:table-cell>
          <table:table-cell table:formula="of:=IF(NOT(ISBLANK([.$AJ20]));IFERROR(DATEVALUE([.$AJ20]&amp;&quot;.&quot;&amp;[.$AJ$2]);DATE([.$AJ$2];MONTH([.$AJ20]);DAY([.$AJ20])));&quot;&quot;)">
            <text:p/>
          </table:table-cell>
          <table:table-cell table:style-name="ce62" table:formula="of:=IF(NOT(ISBLANK([.$D42]));IFERROR(DATEVALUE([.$D42]&amp;&quot;.&quot;&amp;[.$AJ$2]);DATE([.$AJ$2];MONTH([.$D42]);DAY([.$D4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53" table:formula="of:=[$Legenda.$A5]" office:value-type="string" office:string-value="+" calcext:value-type="string">
            <text:p>+</text:p>
          </table:table-cell>
          <table:table-cell table:style-name="Default"/>
          <table:table-cell table:style-name="ce21" table:formula="of:=[$Legenda.$C5]" office:value-type="string" office:string-value="dzień ustawowo wolny" calcext:value-type="string" table:number-columns-spanned="10" table:number-rows-spanned="1">
            <text:p>dzień ustawowo wolny</text:p>
          </table:table-cell>
          <table:covered-table-cell table:number-columns-repeated="5" table:style-name="ce21"/>
          <table:covered-table-cell table:number-columns-repeated="3" table:style-name="ce29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Dodatkowe dni urlopu/wyjątki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 table:style-name="ce82" table:formula="of:=COUNTIF([.$D$3:.$AH$14];[.$D$18])" office:value-type="float" office:value="9" calcext:value-type="float">
            <text:p>9</text:p>
          </table:covered-table-cell>
          <table:table-cell table:style-name="Default"/>
          <table:table-cell table:style-name="ce100"/>
          <table:table-cell table:style-name="Default"/>
          <table:table-cell table:formula="of:=IF(NOT(ISBLANK([.$AJ21]));IFERROR(DATEVALUE([.$AJ21]&amp;&quot;.&quot;&amp;[.$AJ$2]);DATE([.$AJ$2];MONTH([.$AJ21]);DAY([.$AJ21])));&quot;&quot;)">
            <text:p/>
          </table:table-cell>
          <table:table-cell table:style-name="ce62" table:formula="of:=IF(NOT(ISBLANK([.$D43]));IFERROR(DATEVALUE([.$D43]&amp;&quot;.&quot;&amp;[.$AJ$2]);DATE([.$AJ$2];MONTH([.$D43]);DAY([.$D4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3" table:formula="of:=[$Legenda.$A6]" office:value-type="string" office:string-value="U" calcext:value-type="string">
            <text:p>U</text:p>
          </table:table-cell>
          <table:table-cell table:style-name="Default"/>
          <table:table-cell table:style-name="ce21" table:formula="of:=[$Legenda.$C6]" office:value-type="string" office:string-value="urlop" calcext:value-type="string" table:number-columns-spanned="10" table:number-rows-spanned="1">
            <text:p>urlop</text:p>
          </table:table-cell>
          <table:covered-table-cell table:number-columns-repeated="5" table:style-name="ce21"/>
          <table:covered-table-cell table:number-columns-repeated="3" table:style-name="ce29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świąt w sobotę do odebrania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number-matrix-columns-spanned="2" table:number-matrix-rows-spanned="1" table:formula="of:=SUM(IF(ISNUMBER([.$AL:.$AL]);IF(WEEKDAY([.$AL:.$AL])=7;1;0);0))" office:value-type="float" office:value="1" calcext:value-type="float" table:number-columns-spanned="2" table:number-rows-spanned="1">
            <text:p>1</text:p>
          </table:table-cell>
          <table:covered-table-cell table:style-name="ce82" office:value-type="float" office:value="1" calcext:value-type="float">
            <text:p>1</text:p>
          </table:covered-table-cell>
          <table:table-cell/>
          <table:table-cell table:style-name="ce100"/>
          <table:table-cell table:style-name="ce38"/>
          <table:table-cell table:formula="of:=IF(NOT(ISBLANK([.$AJ22]));IFERROR(DATEVALUE([.$AJ22]&amp;&quot;.&quot;&amp;[.$AJ$2]);DATE([.$AJ$2];MONTH([.$AJ22]);DAY([.$AJ22])));&quot;&quot;)">
            <text:p/>
          </table:table-cell>
          <table:table-cell table:style-name="ce62" table:formula="of:=IF(NOT(ISBLANK([.$D44]));IFERROR(DATEVALUE([.$D44]&amp;&quot;.&quot;&amp;[.$AJ$2]);DATE([.$AJ$2];MONTH([.$D44]);DAY([.$D4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3" table:formula="of:=[$Legenda.$A7]" office:value-type="string" office:string-value="Z" calcext:value-type="string">
            <text:p>Z</text:p>
          </table:table-cell>
          <table:table-cell table:style-name="Default"/>
          <table:table-cell table:style-name="ce21" table:formula="of:=[$Legenda.$C7]" office:value-type="string" office:string-value="urlop zaległy" calcext:value-type="string" table:number-columns-spanned="10" table:number-rows-spanned="1">
            <text:p>urlop zaległy</text:p>
          </table:table-cell>
          <table:covered-table-cell table:number-columns-repeated="5" table:style-name="ce21"/>
          <table:covered-table-cell table:number-columns-repeated="3" table:style-name="ce29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wolnych ustawowo</text:p>
          </table:table-cell>
          <table:covered-table-cell table:number-columns-repeated="15" table:style-name="ce81"/>
          <table:table-cell table:style-name="ce92" table:formula="of:=COUNTIF([.$D$3:.$AH$14];[.$D$18])" office:value-type="float" office:value="9" calcext:value-type="float" table:number-columns-spanned="2" table:number-rows-spanned="1">
            <text:p>9</text:p>
          </table:table-cell>
          <table:covered-table-cell table:style-name="ce82" table:formula="of:=COUNTIF([.$D$3:.$AH$14];[.$D$17])" office:value-type="float" office:value="105" calcext:value-type="float">
            <text:p>105</text:p>
          </table:covered-table-cell>
          <table:table-cell/>
          <table:table-cell table:style-name="ce100"/>
          <table:table-cell table:style-name="ce38"/>
          <table:table-cell table:formula="of:=IF(NOT(ISBLANK([.$AJ23]));IFERROR(DATEVALUE([.$AJ23]&amp;&quot;.&quot;&amp;[.$AJ$2]);DATE([.$AJ$2];MONTH([.$AJ23]);DAY([.$AJ23])));&quot;&quot;)">
            <text:p/>
          </table:table-cell>
          <table:table-cell table:style-name="ce62" table:formula="of:=IF(NOT(ISBLANK([.$D45]));IFERROR(DATEVALUE([.$D45]&amp;&quot;.&quot;&amp;[.$AJ$2]);DATE([.$AJ$2];MONTH([.$D45]);DAY([.$D4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3" table:formula="of:=[$Legenda.$A8]" office:value-type="string" office:string-value="S" calcext:value-type="string">
            <text:p>S</text:p>
          </table:table-cell>
          <table:table-cell table:style-name="Default"/>
          <table:table-cell table:style-name="ce21" table:formula="of:=[$Legenda.$C8]" office:value-type="string" office:string-value="urlop za sobotę" calcext:value-type="string" table:number-columns-spanned="10" table:number-rows-spanned="1">
            <text:p>urlop za sobotę</text:p>
          </table:table-cell>
          <table:covered-table-cell table:number-columns-repeated="5" table:style-name="ce21"/>
          <table:covered-table-cell table:number-columns-repeated="4" table:style-name="ce29"/>
          <table:table-cell table:style-name="Default"/>
          <table:table-cell table:style-name="ce54" office:value-type="string" calcext:value-type="string" table:number-columns-spanned="16" table:number-rows-spanned="1">
            <text:p>Łączna liczba dostępnych dni urlopowych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SUM([.$AG16:.$AG19])" office:value-type="float" office:value="21" calcext:value-type="float" table:number-columns-spanned="2" table:number-rows-spanned="1">
            <text:p>21</text:p>
          </table:table-cell>
          <table:covered-table-cell table:style-name="ce82" table:formula="of:=COUNTIF([.$D$3:.$AH$14];[.$D$18])" office:value-type="float" office:value="9" calcext:value-type="float">
            <text:p>9</text:p>
          </table:covered-table-cell>
          <table:table-cell/>
          <table:table-cell table:style-name="ce100"/>
          <table:table-cell table:style-name="ce38"/>
          <table:table-cell table:formula="of:=IF(NOT(ISBLANK([.$AJ24]));IFERROR(DATEVALUE([.$AJ24]&amp;&quot;.&quot;&amp;[.$AJ$2]);DATE([.$AJ$2];MONTH([.$AJ24]);DAY([.$AJ24])));&quot;&quot;)">
            <text:p/>
          </table:table-cell>
          <table:table-cell table:style-name="ce62" table:formula="of:=IF(NOT(ISBLANK([.$D46]));IFERROR(DATEVALUE([.$D46]&amp;&quot;.&quot;&amp;[.$AJ$2]);DATE([.$AJ$2];MONTH([.$D46]);DAY([.$D4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54" office:value-type="string" calcext:value-type="string" table:number-columns-spanned="16" table:number-rows-spanned="1">
            <text:p>Wykorzystane dni urlopowe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COUNTIF([.$D$3:.$AH$14];[.$D$19])+COUNTIF([.$D$3:.$AH$14];[.$D$20])+COUNTIF([.$D$3:.$AH$14];[.$D$21])" office:value-type="float" office:value="0" calcext:value-type="float" table:number-columns-spanned="2" table:number-rows-spanned="1">
            <text:p>0</text:p>
          </table:table-cell>
          <table:covered-table-cell table:style-name="ce82" table:formula="of:=COUNTIF([.$D$3:.$AH$14];[.$D$18])" office:value-type="float" office:value="9" calcext:value-type="float">
            <text:p>9</text:p>
          </table:covered-table-cell>
          <table:table-cell/>
          <table:table-cell table:style-name="ce100"/>
          <table:table-cell table:style-name="ce38"/>
          <table:table-cell table:formula="of:=IF(NOT(ISBLANK([.$AJ25]));IFERROR(DATEVALUE([.$AJ25]&amp;&quot;.&quot;&amp;[.$AJ$2]);DATE([.$AJ$2];MONTH([.$AJ25]);DAY([.$AJ25])));&quot;&quot;)">
            <text:p/>
          </table:table-cell>
          <table:table-cell table:style-name="ce62" table:formula="of:=IF(NOT(ISBLANK([.$D47]));IFERROR(DATEVALUE([.$D47]&amp;&quot;.&quot;&amp;[.$AJ$2]);DATE([.$AJ$2];MONTH([.$D47]);DAY([.$D4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4" table:number-columns-repeated="13"/>
          <table:table-cell table:style-name="ce54" office:value-type="string" calcext:value-type="string" table:number-columns-spanned="16" table:number-rows-spanned="1">
            <text:p>Pozostałe dni urlopowe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[.$AG21]-[.$AG22]" office:value-type="float" office:value="21" calcext:value-type="float" table:number-columns-spanned="2" table:number-rows-spanned="1">
            <text:p>21</text:p>
          </table:table-cell>
          <table:covered-table-cell table:style-name="ce82" table:formula="of:=[.$AH$16]+[.AH20]-[.$AH$20]" office:value-type="float" office:value="0" calcext:value-type="float">
            <text:p>0</text:p>
          </table:covered-table-cell>
          <table:table-cell/>
          <table:table-cell table:style-name="ce100"/>
          <table:table-cell table:style-name="ce38"/>
          <table:table-cell table:formula="of:=IF(NOT(ISBLANK([.$AJ26]));IFERROR(DATEVALUE([.$AJ26]&amp;&quot;.&quot;&amp;[.$AJ$2]);DATE([.$AJ$2];MONTH([.$AJ26]);DAY([.$AJ26])));&quot;&quot;)">
            <text:p/>
          </table:table-cell>
          <table:table-cell table:style-name="ce62" table:formula="of:=IF(NOT(ISBLANK([.$D48]));IFERROR(DATEVALUE([.$D48]&amp;&quot;.&quot;&amp;[.$AJ$2]);DATE([.$AJ$2];MONTH([.$D48]);DAY([.$D4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5" table:number-columns-repeated="2"/>
          <table:table-cell/>
          <table:table-cell table:style-name="ce62"/>
          <table:table-cell table:number-columns-repeated="3"/>
          <table:table-cell table:style-name="ce54" table:number-columns-repeated="22"/>
          <table:table-cell table:style-name="ce15" table:number-columns-repeated="2"/>
          <table:table-cell/>
          <table:table-cell table:style-name="ce100"/>
          <table:table-cell table:style-name="ce38"/>
          <table:table-cell table:formula="of:=IF(NOT(ISBLANK([.$AJ27]));IFERROR(DATEVALUE([.$AJ27]&amp;&quot;.&quot;&amp;[.$AJ$2]);DATE([.$AJ$2];MONTH([.$AJ27]);DAY([.$AJ27])));&quot;&quot;)">
            <text:p/>
          </table:table-cell>
          <table:table-cell table:style-name="ce62" table:formula="of:=IF(NOT(ISBLANK([.$D49]));IFERROR(DATEVALUE([.$D49]&amp;&quot;.&quot;&amp;[.$AJ$2]);DATE([.$AJ$2];MONTH([.$D49]);DAY([.$D4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32" table:number-rows-spanned="1">
            <text:p>Urlopy</text:p>
          </table:table-cell>
          <table:covered-table-cell table:style-name="ce42"/>
          <table:covered-table-cell table:style-name="ce29"/>
          <table:covered-table-cell table:style-name="ce88"/>
          <table:covered-table-cell table:number-columns-repeated="3" table:style-name="ce29"/>
          <table:covered-table-cell table:number-columns-repeated="22" table:style-name="ce54"/>
          <table:covered-table-cell table:number-columns-repeated="2" table:style-name="ce42"/>
          <table:covered-table-cell table:style-name="ce29"/>
          <table:table-cell table:style-name="ce100"/>
          <table:table-cell table:style-name="ce38"/>
          <table:table-cell table:formula="of:=IF(NOT(ISBLANK([.$AJ28]));IFERROR(DATEVALUE([.$AJ28]&amp;&quot;.&quot;&amp;[.$AJ$2]);DATE([.$AJ$2];MONTH([.$AJ28]);DAY([.$AJ28])));&quot;&quot;)">
            <text:p/>
          </table:table-cell>
          <table:table-cell table:style-name="ce62" table:formula="of:=IF(NOT(ISBLANK([.$D50]));IFERROR(DATEVALUE([.$D50]&amp;&quot;.&quot;&amp;[.$AJ$2]);DATE([.$AJ$2];MONTH([.$D50]);DAY([.$D5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3" table:number-rows-spanned="1">
            <text:p>Dzień</text:p>
          </table:table-cell>
          <table:covered-table-cell table:number-columns-repeated="2" table:style-name="ce61"/>
          <table:table-cell table:style-name="ce42" office:value-type="string" calcext:value-type="string" table:number-columns-spanned="9" table:number-rows-spanned="1">
            <text:p>Zaległy</text:p>
          </table:table-cell>
          <table:covered-table-cell table:number-columns-repeated="2" table:style-name="Default"/>
          <table:covered-table-cell table:number-columns-repeated="5" table:style-name="ce42"/>
          <table:covered-table-cell table:style-name="Default"/>
          <table:table-cell table:style-name="ce42" office:value-type="string" calcext:value-type="string" table:number-columns-spanned="9" table:number-rows-spanned="1">
            <text:p>Za sobotę</text:p>
          </table:table-cell>
          <table:covered-table-cell table:style-name="ce42"/>
          <table:covered-table-cell table:style-name="Default"/>
          <table:covered-table-cell table:number-columns-repeated="6" table:style-name="ce42"/>
          <table:table-cell table:style-name="ce26" office:value-type="string" calcext:value-type="string" table:number-columns-spanned="11" table:number-rows-spanned="1">
            <text:p>Uwagi</text:p>
          </table:table-cell>
          <table:covered-table-cell table:number-columns-repeated="7" table:style-name="ce42"/>
          <table:covered-table-cell table:number-columns-repeated="3" table:style-name="Default"/>
          <table:table-cell table:style-name="ce100"/>
          <table:table-cell table:style-name="ce38"/>
          <table:table-cell table:formula="of:=IF(NOT(ISBLANK([.$AJ29]));IFERROR(DATEVALUE([.$AJ29]&amp;&quot;.&quot;&amp;[.$AJ$2]);DATE([.$AJ$2];MONTH([.$AJ29]);DAY([.$AJ29])));&quot;&quot;)">
            <text:p/>
          </table:table-cell>
          <table:table-cell table:style-name="ce62" table:formula="of:=IF(NOT(ISBLANK([.$D51]));IFERROR(DATEVALUE([.$D51]&amp;&quot;.&quot;&amp;[.$AJ$2]);DATE([.$AJ$2];MONTH([.$D51]);DAY([.$D51])));&quot;&quot;)">
            <text:p/>
          </table:table-cell>
          <table:table-cell table:style-name="ce15" table:number-columns-repeated="3"/>
          <table:table-cell table:style-name="ce5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154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56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0]));IFERROR(DATEVALUE([.$AJ30]&amp;&quot;.&quot;&amp;[.$AJ$2]);DATE([.$AJ$2];MONTH([.$AJ30]);DAY([.$AJ30])));&quot;&quot;)">
            <text:p/>
          </table:table-cell>
          <table:table-cell table:style-name="ce62" table:formula="of:=IF(NOT(ISBLANK([.$D52]));IFERROR(DATEVALUE([.$D52]&amp;&quot;.&quot;&amp;[.$AJ$2]);DATE([.$AJ$2];MONTH([.$D52]);DAY([.$D5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6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1]));IFERROR(DATEVALUE([.$AJ31]&amp;&quot;.&quot;&amp;[.$AJ$2]);DATE([.$AJ$2];MONTH([.$AJ31]);DAY([.$AJ31])));&quot;&quot;)">
            <text:p/>
          </table:table-cell>
          <table:table-cell table:style-name="ce62" table:formula="of:=IF(NOT(ISBLANK([.$D53]));IFERROR(DATEVALUE([.$D53]&amp;&quot;.&quot;&amp;[.$AJ$2]);DATE([.$AJ$2];MONTH([.$D53]);DAY([.$D5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2]));IFERROR(DATEVALUE([.$AJ32]&amp;&quot;.&quot;&amp;[.$AJ$2]);DATE([.$AJ$2];MONTH([.$AJ32]);DAY([.$AJ32])));&quot;&quot;)">
            <text:p/>
          </table:table-cell>
          <table:table-cell table:style-name="ce62" table:formula="of:=IF(NOT(ISBLANK([.$D54]));IFERROR(DATEVALUE([.$D54]&amp;&quot;.&quot;&amp;[.$AJ$2]);DATE([.$AJ$2];MONTH([.$D54]);DAY([.$D5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155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56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3]));IFERROR(DATEVALUE([.$AJ33]&amp;&quot;.&quot;&amp;[.$AJ$2]);DATE([.$AJ$2];MONTH([.$AJ33]);DAY([.$AJ33])));&quot;&quot;)">
            <text:p/>
          </table:table-cell>
          <table:table-cell table:style-name="ce62" table:formula="of:=IF(NOT(ISBLANK([.$D55]));IFERROR(DATEVALUE([.$D55]&amp;&quot;.&quot;&amp;[.$AJ$2]);DATE([.$AJ$2];MONTH([.$D55]);DAY([.$D5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4]));IFERROR(DATEVALUE([.$AJ34]&amp;&quot;.&quot;&amp;[.$AJ$2]);DATE([.$AJ$2];MONTH([.$AJ34]);DAY([.$AJ34])));&quot;&quot;)">
            <text:p/>
          </table:table-cell>
          <table:table-cell table:style-name="ce62" table:formula="of:=IF(NOT(ISBLANK([.$D56]));IFERROR(DATEVALUE([.$D56]&amp;&quot;.&quot;&amp;[.$AJ$2]);DATE([.$AJ$2];MONTH([.$D56]);DAY([.$D5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5]));IFERROR(DATEVALUE([.$AJ35]&amp;&quot;.&quot;&amp;[.$AJ$2]);DATE([.$AJ$2];MONTH([.$AJ35]);DAY([.$AJ35])));&quot;&quot;)">
            <text:p/>
          </table:table-cell>
          <table:table-cell table:style-name="ce62" table:formula="of:=IF(NOT(ISBLANK([.$D57]));IFERROR(DATEVALUE([.$D57]&amp;&quot;.&quot;&amp;[.$AJ$2]);DATE([.$AJ$2];MONTH([.$D57]);DAY([.$D5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6]));IFERROR(DATEVALUE([.$AJ36]&amp;&quot;.&quot;&amp;[.$AJ$2]);DATE([.$AJ$2];MONTH([.$AJ36]);DAY([.$AJ36])));&quot;&quot;)">
            <text:p/>
          </table:table-cell>
          <table:table-cell table:style-name="ce62" table:formula="of:=IF(NOT(ISBLANK([.$D58]));IFERROR(DATEVALUE([.$D58]&amp;&quot;.&quot;&amp;[.$AJ$2]);DATE([.$AJ$2];MONTH([.$D58]);DAY([.$D5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7]));IFERROR(DATEVALUE([.$AJ37]&amp;&quot;.&quot;&amp;[.$AJ$2]);DATE([.$AJ$2];MONTH([.$AJ37]);DAY([.$AJ37])));&quot;&quot;)">
            <text:p/>
          </table:table-cell>
          <table:table-cell table:style-name="ce62" table:formula="of:=IF(NOT(ISBLANK([.$D59]));IFERROR(DATEVALUE([.$D59]&amp;&quot;.&quot;&amp;[.$AJ$2]);DATE([.$AJ$2];MONTH([.$D59]);DAY([.$D5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ce38"/>
          <table:table-cell table:formula="of:=IF(NOT(ISBLANK([.$AJ38]));IFERROR(DATEVALUE([.$AJ38]&amp;&quot;.&quot;&amp;[.$AJ$2]);DATE([.$AJ$2];MONTH([.$AJ38]);DAY([.$AJ38])));&quot;&quot;)">
            <text:p/>
          </table:table-cell>
          <table:table-cell table:style-name="ce62" table:formula="of:=IF(NOT(ISBLANK([.$D60]));IFERROR(DATEVALUE([.$D60]&amp;&quot;.&quot;&amp;[.$AJ$2]);DATE([.$AJ$2];MONTH([.$D60]);DAY([.$D60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39]));IFERROR(DATEVALUE([.$AJ39]&amp;&quot;.&quot;&amp;[.$AJ$2]);DATE([.$AJ$2];MONTH([.$AJ39]);DAY([.$AJ39])));&quot;&quot;)">
            <text:p/>
          </table:table-cell>
          <table:table-cell table:style-name="ce62" table:formula="of:=IF(NOT(ISBLANK([.$D61]));IFERROR(DATEVALUE([.$D61]&amp;&quot;.&quot;&amp;[.$AJ$2]);DATE([.$AJ$2];MONTH([.$D61]);DAY([.$D61])));&quot;&quot;)">
            <text:p/>
          </table:table-cell>
          <table:table-cell table:style-name="Default" table:number-columns-repeated="4"/>
          <table:table-cell table:style-name="ce30"/>
          <table:table-cell table:style-name="Default" table:number-columns-repeated="2"/>
          <table:table-cell table:number-columns-repeated="977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0]));IFERROR(DATEVALUE([.$AJ40]&amp;&quot;.&quot;&amp;[.$AJ$2]);DATE([.$AJ$2];MONTH([.$AJ40]);DAY([.$AJ40])));&quot;&quot;)">
            <text:p/>
          </table:table-cell>
          <table:table-cell table:style-name="ce62" table:formula="of:=IF(NOT(ISBLANK([.$D62]));IFERROR(DATEVALUE([.$D62]&amp;&quot;.&quot;&amp;[.$AJ$2]);DATE([.$AJ$2];MONTH([.$D62]);DAY([.$D62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1]));IFERROR(DATEVALUE([.$AJ41]&amp;&quot;.&quot;&amp;[.$AJ$2]);DATE([.$AJ$2];MONTH([.$AJ41]);DAY([.$AJ41])));&quot;&quot;)">
            <text:p/>
          </table:table-cell>
          <table:table-cell table:style-name="ce62" table:formula="of:=IF(NOT(ISBLANK([.$D63]));IFERROR(DATEVALUE([.$D63]&amp;&quot;.&quot;&amp;[.$AJ$2]);DATE([.$AJ$2];MONTH([.$D63]);DAY([.$D63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2]));IFERROR(DATEVALUE([.$AJ42]&amp;&quot;.&quot;&amp;[.$AJ$2]);DATE([.$AJ$2];MONTH([.$AJ42]);DAY([.$AJ42])));&quot;&quot;)">
            <text:p/>
          </table:table-cell>
          <table:table-cell table:style-name="ce62" table:formula="of:=IF(NOT(ISBLANK([.$D64]));IFERROR(DATEVALUE([.$D64]&amp;&quot;.&quot;&amp;[.$AJ$2]);DATE([.$AJ$2];MONTH([.$D64]);DAY([.$D64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3]));IFERROR(DATEVALUE([.$AJ43]&amp;&quot;.&quot;&amp;[.$AJ$2]);DATE([.$AJ$2];MONTH([.$AJ43]);DAY([.$AJ43])));&quot;&quot;)">
            <text:p/>
          </table:table-cell>
          <table:table-cell table:style-name="ce62" table:formula="of:=IF(NOT(ISBLANK([.$D65]));IFERROR(DATEVALUE([.$D65]&amp;&quot;.&quot;&amp;[.$AJ$2]);DATE([.$AJ$2];MONTH([.$D65]);DAY([.$D65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4]));IFERROR(DATEVALUE([.$AJ44]&amp;&quot;.&quot;&amp;[.$AJ$2]);DATE([.$AJ$2];MONTH([.$AJ44]);DAY([.$AJ44])));&quot;&quot;)">
            <text:p/>
          </table:table-cell>
          <table:table-cell table:style-name="ce62" table:formula="of:=IF(NOT(ISBLANK([.$D66]));IFERROR(DATEVALUE([.$D66]&amp;&quot;.&quot;&amp;[.$AJ$2]);DATE([.$AJ$2];MONTH([.$D66]);DAY([.$D66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5]));IFERROR(DATEVALUE([.$AJ45]&amp;&quot;.&quot;&amp;[.$AJ$2]);DATE([.$AJ$2];MONTH([.$AJ45]);DAY([.$AJ45])));&quot;&quot;)">
            <text:p/>
          </table:table-cell>
          <table:table-cell table:style-name="ce62" table:formula="of:=IF(NOT(ISBLANK([.$D67]));IFERROR(DATEVALUE([.$D67]&amp;&quot;.&quot;&amp;[.$AJ$2]);DATE([.$AJ$2];MONTH([.$D67]);DAY([.$D67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6]));IFERROR(DATEVALUE([.$AJ46]&amp;&quot;.&quot;&amp;[.$AJ$2]);DATE([.$AJ$2];MONTH([.$AJ46]);DAY([.$AJ46])));&quot;&quot;)">
            <text:p/>
          </table:table-cell>
          <table:table-cell table:style-name="ce62" table:formula="of:=IF(NOT(ISBLANK([.$D68]));IFERROR(DATEVALUE([.$D68]&amp;&quot;.&quot;&amp;[.$AJ$2]);DATE([.$AJ$2];MONTH([.$D68]);DAY([.$D68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7]));IFERROR(DATEVALUE([.$AJ47]&amp;&quot;.&quot;&amp;[.$AJ$2]);DATE([.$AJ$2];MONTH([.$AJ47]);DAY([.$AJ47])));&quot;&quot;)">
            <text:p/>
          </table:table-cell>
          <table:table-cell table:style-name="ce62" table:formula="of:=IF(NOT(ISBLANK([.$D69]));IFERROR(DATEVALUE([.$D69]&amp;&quot;.&quot;&amp;[.$AJ$2]);DATE([.$AJ$2];MONTH([.$D69]);DAY([.$D69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8]));IFERROR(DATEVALUE([.$AJ48]&amp;&quot;.&quot;&amp;[.$AJ$2]);DATE([.$AJ$2];MONTH([.$AJ48]);DAY([.$AJ48])));&quot;&quot;)">
            <text:p/>
          </table:table-cell>
          <table:table-cell table:style-name="ce62" table:formula="of:=IF(NOT(ISBLANK([.$D70]));IFERROR(DATEVALUE([.$D70]&amp;&quot;.&quot;&amp;[.$AJ$2]);DATE([.$AJ$2];MONTH([.$D70]);DAY([.$D7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49]));IFERROR(DATEVALUE([.$AJ49]&amp;&quot;.&quot;&amp;[.$AJ$2]);DATE([.$AJ$2];MONTH([.$AJ49]);DAY([.$AJ49])));&quot;&quot;)">
            <text:p/>
          </table:table-cell>
          <table:table-cell table:style-name="ce62" table:formula="of:=IF(NOT(ISBLANK([.$D71]));IFERROR(DATEVALUE([.$D71]&amp;&quot;.&quot;&amp;[.$AJ$2]);DATE([.$AJ$2];MONTH([.$D71]);DAY([.$D7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50]));IFERROR(DATEVALUE([.$AJ50]&amp;&quot;.&quot;&amp;[.$AJ$2]);DATE([.$AJ$2];MONTH([.$AJ50]);DAY([.$AJ50])));&quot;&quot;)">
            <text:p/>
          </table:table-cell>
          <table:table-cell table:style-name="ce62" table:formula="of:=IF(NOT(ISBLANK([.$D72]));IFERROR(DATEVALUE([.$D72]&amp;&quot;.&quot;&amp;[.$AJ$2]);DATE([.$AJ$2];MONTH([.$D72]);DAY([.$D7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51]));IFERROR(DATEVALUE([.$AJ51]&amp;&quot;.&quot;&amp;[.$AJ$2]);DATE([.$AJ$2];MONTH([.$AJ51]);DAY([.$AJ51])));&quot;&quot;)">
            <text:p/>
          </table:table-cell>
          <table:table-cell table:style-name="ce62" table:formula="of:=IF(NOT(ISBLANK([.$D73]));IFERROR(DATEVALUE([.$D73]&amp;&quot;.&quot;&amp;[.$AJ$2]);DATE([.$AJ$2];MONTH([.$D73]);DAY([.$D7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52]));IFERROR(DATEVALUE([.$AJ52]&amp;&quot;.&quot;&amp;[.$AJ$2]);DATE([.$AJ$2];MONTH([.$AJ52]);DAY([.$AJ52])));&quot;&quot;)">
            <text:p/>
          </table:table-cell>
          <table:table-cell table:style-name="ce62" table:formula="of:=IF(NOT(ISBLANK([.$D74]));IFERROR(DATEVALUE([.$D74]&amp;&quot;.&quot;&amp;[.$AJ$2]);DATE([.$AJ$2];MONTH([.$D74]);DAY([.$D7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53]));IFERROR(DATEVALUE([.$AJ53]&amp;&quot;.&quot;&amp;[.$AJ$2]);DATE([.$AJ$2];MONTH([.$AJ53]);DAY([.$AJ53])));&quot;&quot;)">
            <text:p/>
          </table:table-cell>
          <table:table-cell table:style-name="ce62" table:formula="of:=IF(NOT(ISBLANK([.$D75]));IFERROR(DATEVALUE([.$D75]&amp;&quot;.&quot;&amp;[.$AJ$2]);DATE([.$AJ$2];MONTH([.$D75]);DAY([.$D7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 table:style-name="Default"/>
          <table:table-cell table:formula="of:=IF(NOT(ISBLANK([.$AJ54]));IFERROR(DATEVALUE([.$AJ54]&amp;&quot;.&quot;&amp;[.$AJ$2]);DATE([.$AJ$2];MONTH([.$AJ54]);DAY([.$AJ54])));&quot;&quot;)">
            <text:p/>
          </table:table-cell>
          <table:table-cell table:style-name="ce62" table:formula="of:=IF(NOT(ISBLANK([.$D76]));IFERROR(DATEVALUE([.$D76]&amp;&quot;.&quot;&amp;[.$AJ$2]);DATE([.$AJ$2];MONTH([.$D76]);DAY([.$D7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55]));IFERROR(DATEVALUE([.$AJ55]&amp;&quot;.&quot;&amp;[.$AJ$2]);DATE([.$AJ$2];MONTH([.$AJ55]);DAY([.$AJ55])));&quot;&quot;)">
            <text:p/>
          </table:table-cell>
          <table:table-cell table:style-name="ce62" table:formula="of:=IF(NOT(ISBLANK([.$D77]));IFERROR(DATEVALUE([.$D77]&amp;&quot;.&quot;&amp;[.$AJ$2]);DATE([.$AJ$2];MONTH([.$D77]);DAY([.$D77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56]));IFERROR(DATEVALUE([.$AJ56]&amp;&quot;.&quot;&amp;[.$AJ$2]);DATE([.$AJ$2];MONTH([.$AJ56]);DAY([.$AJ56])));&quot;&quot;)">
            <text:p/>
          </table:table-cell>
          <table:table-cell table:style-name="ce62" table:formula="of:=IF(NOT(ISBLANK([.$D78]));IFERROR(DATEVALUE([.$D78]&amp;&quot;.&quot;&amp;[.$AJ$2]);DATE([.$AJ$2];MONTH([.$D78]);DAY([.$D78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57]));IFERROR(DATEVALUE([.$AJ57]&amp;&quot;.&quot;&amp;[.$AJ$2]);DATE([.$AJ$2];MONTH([.$AJ57]);DAY([.$AJ57])));&quot;&quot;)">
            <text:p/>
          </table:table-cell>
          <table:table-cell table:style-name="ce62" table:formula="of:=IF(NOT(ISBLANK([.$D79]));IFERROR(DATEVALUE([.$D79]&amp;&quot;.&quot;&amp;[.$AJ$2]);DATE([.$AJ$2];MONTH([.$D79]);DAY([.$D79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58]));IFERROR(DATEVALUE([.$AJ58]&amp;&quot;.&quot;&amp;[.$AJ$2]);DATE([.$AJ$2];MONTH([.$AJ58]);DAY([.$AJ58])));&quot;&quot;)">
            <text:p/>
          </table:table-cell>
          <table:table-cell table:style-name="ce62" table:formula="of:=IF(NOT(ISBLANK([.$D80]));IFERROR(DATEVALUE([.$D80]&amp;&quot;.&quot;&amp;[.$AJ$2]);DATE([.$AJ$2];MONTH([.$D80]);DAY([.$D80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59]));IFERROR(DATEVALUE([.$AJ59]&amp;&quot;.&quot;&amp;[.$AJ$2]);DATE([.$AJ$2];MONTH([.$AJ59]);DAY([.$AJ59])));&quot;&quot;)">
            <text:p/>
          </table:table-cell>
          <table:table-cell table:style-name="ce62" table:formula="of:=IF(NOT(ISBLANK([.$D81]));IFERROR(DATEVALUE([.$D81]&amp;&quot;.&quot;&amp;[.$AJ$2]);DATE([.$AJ$2];MONTH([.$D81]);DAY([.$D81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0]));IFERROR(DATEVALUE([.$AJ60]&amp;&quot;.&quot;&amp;[.$AJ$2]);DATE([.$AJ$2];MONTH([.$AJ60]);DAY([.$AJ60])));&quot;&quot;)">
            <text:p/>
          </table:table-cell>
          <table:table-cell table:style-name="ce62" table:formula="of:=IF(NOT(ISBLANK([.$D82]));IFERROR(DATEVALUE([.$D82]&amp;&quot;.&quot;&amp;[.$AJ$2]);DATE([.$AJ$2];MONTH([.$D82]);DAY([.$D82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1]));IFERROR(DATEVALUE([.$AJ61]&amp;&quot;.&quot;&amp;[.$AJ$2]);DATE([.$AJ$2];MONTH([.$AJ61]);DAY([.$AJ61])));&quot;&quot;)">
            <text:p/>
          </table:table-cell>
          <table:table-cell table:style-name="ce62" table:formula="of:=IF(NOT(ISBLANK([.$D83]));IFERROR(DATEVALUE([.$D83]&amp;&quot;.&quot;&amp;[.$AJ$2]);DATE([.$AJ$2];MONTH([.$D83]);DAY([.$D83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2]));IFERROR(DATEVALUE([.$AJ62]&amp;&quot;.&quot;&amp;[.$AJ$2]);DATE([.$AJ$2];MONTH([.$AJ62]);DAY([.$AJ62])));&quot;&quot;)">
            <text:p/>
          </table:table-cell>
          <table:table-cell table:style-name="ce62" table:formula="of:=IF(NOT(ISBLANK([.$D84]));IFERROR(DATEVALUE([.$D84]&amp;&quot;.&quot;&amp;[.$AJ$2]);DATE([.$AJ$2];MONTH([.$D84]);DAY([.$D84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3]));IFERROR(DATEVALUE([.$AJ63]&amp;&quot;.&quot;&amp;[.$AJ$2]);DATE([.$AJ$2];MONTH([.$AJ63]);DAY([.$AJ63])));&quot;&quot;)">
            <text:p/>
          </table:table-cell>
          <table:table-cell table:style-name="ce62" table:formula="of:=IF(NOT(ISBLANK([.$D85]));IFERROR(DATEVALUE([.$D85]&amp;&quot;.&quot;&amp;[.$AJ$2]);DATE([.$AJ$2];MONTH([.$D85]);DAY([.$D85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4]));IFERROR(DATEVALUE([.$AJ64]&amp;&quot;.&quot;&amp;[.$AJ$2]);DATE([.$AJ$2];MONTH([.$AJ64]);DAY([.$AJ64])));&quot;&quot;)">
            <text:p/>
          </table:table-cell>
          <table:table-cell table:style-name="ce62" table:formula="of:=IF(NOT(ISBLANK([.$D86]));IFERROR(DATEVALUE([.$D86]&amp;&quot;.&quot;&amp;[.$AJ$2]);DATE([.$AJ$2];MONTH([.$D86]);DAY([.$D86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5]));IFERROR(DATEVALUE([.$AJ65]&amp;&quot;.&quot;&amp;[.$AJ$2]);DATE([.$AJ$2];MONTH([.$AJ65]);DAY([.$AJ65])));&quot;&quot;)">
            <text:p/>
          </table:table-cell>
          <table:table-cell table:style-name="ce62" table:formula="of:=IF(NOT(ISBLANK([.$D87]));IFERROR(DATEVALUE([.$D87]&amp;&quot;.&quot;&amp;[.$AJ$2]);DATE([.$AJ$2];MONTH([.$D87]);DAY([.$D87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6]));IFERROR(DATEVALUE([.$AJ66]&amp;&quot;.&quot;&amp;[.$AJ$2]);DATE([.$AJ$2];MONTH([.$AJ66]);DAY([.$AJ66])));&quot;&quot;)">
            <text:p/>
          </table:table-cell>
          <table:table-cell table:style-name="ce62" table:formula="of:=IF(NOT(ISBLANK([.$D88]));IFERROR(DATEVALUE([.$D88]&amp;&quot;.&quot;&amp;[.$AJ$2]);DATE([.$AJ$2];MONTH([.$D88]);DAY([.$D88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7]));IFERROR(DATEVALUE([.$AJ67]&amp;&quot;.&quot;&amp;[.$AJ$2]);DATE([.$AJ$2];MONTH([.$AJ67]);DAY([.$AJ67])));&quot;&quot;)">
            <text:p/>
          </table:table-cell>
          <table:table-cell table:style-name="ce62" table:formula="of:=IF(NOT(ISBLANK([.$D89]));IFERROR(DATEVALUE([.$D89]&amp;&quot;.&quot;&amp;[.$AJ$2]);DATE([.$AJ$2];MONTH([.$D89]);DAY([.$D89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00"/>
          <table:table-cell/>
          <table:table-cell table:formula="of:=IF(NOT(ISBLANK([.$AJ68]));IFERROR(DATEVALUE([.$AJ68]&amp;&quot;.&quot;&amp;[.$AJ$2]);DATE([.$AJ$2];MONTH([.$AJ68]);DAY([.$AJ68])));&quot;&quot;)">
            <text:p/>
          </table:table-cell>
          <table:table-cell table:style-name="ce62" table:formula="of:=IF(NOT(ISBLANK([.$D90]));IFERROR(DATEVALUE([.$D90]&amp;&quot;.&quot;&amp;[.$AJ$2]);DATE([.$AJ$2];MONTH([.$D90]);DAY([.$D90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99"/>
          <table:table-cell table:number-columns-repeated="2"/>
          <table:table-cell table:style-name="ce62" table:formula="of:=IF(NOT(ISBLANK([.$D91]));IFERROR(DATEVALUE([.$D91]&amp;&quot;.&quot;&amp;[.$AJ$2]);DATE([.$AJ$2];MONTH([.$D91]);DAY([.$D91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99"/>
          <table:table-cell table:number-columns-repeated="2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99"/>
          <table:table-cell table:number-columns-repeated="2"/>
          <table:table-cell table:style-name="Default"/>
          <table:table-cell table:number-columns-repeated="984"/>
        </table:table-row>
        <table:table-row table:style-name="ro1" table:number-rows-repeated="5">
          <table:table-cell table:number-columns-repeated="35"/>
          <table:table-cell table:style-name="ce99"/>
          <table:table-cell table:number-columns-repeated="2"/>
          <table:table-cell table:style-name="Default"/>
          <table:table-cell table:number-columns-repeated="984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Urlopy 2023'.D16:'Urlopy 2023'.D21 'Urlopy 2023'.D3:'Urlopy 2023'.AH14">
            <calcext:condition calcext:apply-style-name="Nieistniejący dzień" calcext:value="=[$Legenda.$A$3]" calcext:base-cell-address="'Urlopy 2023'.D3"/>
            <calcext:condition calcext:apply-style-name="Weekend" calcext:value="=[$Legenda.$A$4]" calcext:base-cell-address="'Urlopy 2023'.D3"/>
            <calcext:condition calcext:apply-style-name="Dzień ustawowo wolny" calcext:value="=[$Legenda.$A$5]" calcext:base-cell-address="'Urlopy 2023'.D3"/>
            <calcext:condition calcext:apply-style-name="Urlop" calcext:value="=[$Legenda.$A$6]" calcext:base-cell-address="'Urlopy 2023'.D3"/>
            <calcext:condition calcext:apply-style-name="Urlop zaległy" calcext:value="=[$Legenda.$A$7]" calcext:base-cell-address="'Urlopy 2023'.D3"/>
            <calcext:condition calcext:apply-style-name="Urlop za sobotę" calcext:value="=[$Legenda.$A$8]" calcext:base-cell-address="'Urlopy 2023'.D3"/>
          </calcext:conditional-format>
          <calcext:conditional-format calcext:target-range-address="'Urlopy 2023'.AJ5:'Urlopy 2023'.AJ65">
            <calcext:condition calcext:apply-style-name="Urlop" calcext:value="formula-is(IF(ISBLANK([.$AJ5]);FALSE();WEEKDAY(IFERROR(DATEVALUE([.$AJ5]&amp;&quot;.&quot;&amp;[.$AJ$2]);DATE([.$AJ$2];MONTH([.$AJ5]);DAY([.$AJ5]))))=7))" calcext:base-cell-address="'Urlopy 2023'.AJ5"/>
          </calcext:conditional-format>
        </calcext:conditional-formats>
      </table:table>
      <table:table table:name="Urlopy 2024" table:style-name="ta1">
        <table:table-column table:style-name="co5" table:default-cell-style-name="ce29"/>
        <table:table-column table:style-name="co6" table:default-cell-style-name="ce29"/>
        <table:table-column table:style-name="co5" table:visibility="collapse" table:default-cell-style-name="ce29"/>
        <table:table-column table:style-name="co4" table:number-columns-repeated="32" table:default-cell-style-name="ce29"/>
        <table:table-column table:style-name="co7" table:default-cell-style-name="ce103"/>
        <table:table-column table:style-name="co8" table:default-cell-style-name="ce29"/>
        <table:table-column table:style-name="co9" table:visibility="collapse" table:default-cell-style-name="ce62"/>
        <table:table-column table:style-name="co10" table:visibility="collapse" table:default-cell-style-name="ce29"/>
        <table:table-column table:style-name="co11" table:number-columns-repeated="4" table:default-cell-style-name="ce29"/>
        <table:table-column table:style-name="co11" table:default-cell-style-name="ce62"/>
        <table:table-column table:style-name="co11" table:number-columns-repeated="11" table:default-cell-style-name="ce29"/>
        <table:table-column table:style-name="co12" table:number-columns-repeated="968" table:default-cell-style-name="ce29"/>
        <table:table-row table:style-name="ro1">
          <table:table-cell table:number-columns-repeated="3"/>
          <table:table-cell table:style-name="ce45" office:value-type="string" calcext:value-type="string" table:number-columns-spanned="31" table:number-rows-spanned="1">
            <text:p>Dzień miesiąca</text:p>
          </table:table-cell>
          <table:covered-table-cell table:number-columns-repeated="30" table:style-name="ce45"/>
          <table:table-cell/>
          <table:table-cell table:style-name="ce56" office:value-type="string" calcext:value-type="string">
            <text:p>Rok</text:p>
          </table:table-cell>
          <table:table-cell table:style-name="ce21" office:value-type="string" calcext:value-type="string" table:number-columns-spanned="1" table:number-rows-spanned="2">
            <text:p>← OBLICZ NA DANY ROK</text:p>
          </table:table-cell>
          <table:table-cell table:style-name="ce24" office:value-type="string" calcext:value-type="string">
            <text:p>Święta</text:p>
          </table:table-cell>
          <table:table-cell table:style-name="ce24" office:value-type="string" calcext:value-type="string">
            <text:p>Urlopy</text:p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style-name="ce98" office:value-type="float" office:value="2024" calcext:value-type="float">
            <text:p>2024</text:p>
          </table:table-cell>
          <table:covered-table-cell table:style-name="ce25"/>
          <table:table-cell table:formula="of:=IF(NOT(ISBLANK([.$AJ5]));IFERROR(DATEVALUE([.$AJ5]&amp;&quot;.&quot;&amp;[.$AJ$2]);DATE([.$AJ$2];MONTH([.$AJ5]);DAY([.$AJ5])));&quot;&quot;)" office:value-type="date" office:date-value="2024-01-01" calcext:value-type="date">
            <text:p>1 stycznia 2024 (poniedziałek)</text:p>
          </table:table-cell>
          <table:table-cell table:style-name="ce62" table:formula="of:=IF(NOT(ISBLANK([.$D27]));IFERROR(DATEVALUE([.$D27]&amp;&quot;.&quot;&amp;[.$AJ$2]);DATE([.$AJ$2];MONTH([.$D27]);DAY([.$D27])));&quot;&quot;)">
            <text:p/>
          </table:table-cell>
          <table:table-cell table:number-columns-repeated="984"/>
        </table:table-row>
        <table:table-row table:style-name="ro1">
          <table:table-cell table:style-name="ce5" office:value-type="string" calcext:value-type="string" table:number-columns-spanned="1" table:number-rows-spanned="12">
            <text:p>Miesiąc</text:p>
          </table:table-cell>
          <table:table-cell table:style-name="ce34" table:formula="of:=DATE([.$AJ$2];[.$C3];1)" office:value-type="date" office:date-value="2024-01-01" calcext:value-type="date">
            <text:p>styczeń</text:p>
          </table:table-cell>
          <table:table-cell table:style-name="ce45" office:value-type="float" office:value="1" calcext:value-type="float">
            <text:p>1</text:p>
          </table:table-cell>
          <table:table-cell table:style-name="ce112" table:formula="of:=IF(MONTH(DATE([.$AJ$2];[.$C3];[.$D$2]))&lt;&gt;MONTH(DATE([.$AJ$2];[.$C3];[.D$2]));[.$D$16];IF(COM.MICROSOFT.SWITCH(WEEKDAY(DATE([.$AJ$2];[.$C3];[.D$2]));7;TRUE();1;TRUE();FALSE());[.$D$17];IF(NOT(ISERROR(VLOOKUP(DATE([.$AJ$2];[.$C3];[.D$2]);[.$AL:.$AL];1;0)));[.$D$18];IF(IF(ISERROR(INDIRECT(&quot;$P$&quot;&amp;MATCH(DATE([.$AJ$2];[.$C3];[.D$2]);[.$D$27:.$D$65];0)+MATCH(&quot;Za sobotę&quot;;[.$P:.$P];0)));FALSE();NOT(ISBLANK(INDIRECT(&quot;$P$&quot;&amp;MATCH(DATE([.$AJ$2];[.$C3];[.D$2]);[.$D$27:.$D$65];0)+MATCH(&quot;Za sobotę&quot;;[.$P:.$P];0)))));[.$D$21];IF(IF(ISERROR(INDIRECT(&quot;$G$&quot;&amp;MATCH(DATE([.$AJ$2];[.$C3];[.D$2]);[.$D$27:.$D$65];0)+MATCH(&quot;Zaległy&quot;;[.$G:.$G];0)));FALSE();NOT(ISBLANK(INDIRECT(&quot;$G$&quot;&amp;MATCH(DATE([.$AJ$2];[.$C3];[.D$2]);[.$D$27:.$D$65];0)+MATCH(&quot;Zaległy&quot;;[.$G:.$G];0)))));[.$D$20];IF(NOT(ISERROR(VLOOKUP(DATE([.$AJ$2];[.$C3];[.D$2]);[.$AM:.$AM];1;0)));[.$D$19];&quot;&quot;))))))" office:value-type="string" office:string-value="+" calcext:value-type="string">
            <text:p>+</text:p>
          </table:table-cell>
          <table:table-cell table:style-name="ce116" table:formula="of:=IF(MONTH(DATE([.$AJ$2];[.$C3];[.$D$2]))&lt;&gt;MONTH(DATE([.$AJ$2];[.$C3];[.E$2]));[.$D$16];IF(COM.MICROSOFT.SWITCH(WEEKDAY(DATE([.$AJ$2];[.$C3];[.E$2]));7;TRUE();1;TRUE();FALSE());[.$D$17];IF(NOT(ISERROR(VLOOKUP(DATE([.$AJ$2];[.$C3];[.E$2]);[.$AL:.$AL];1;0)));[.$D$18];IF(IF(ISERROR(INDIRECT(&quot;$P$&quot;&amp;MATCH(DATE([.$AJ$2];[.$C3];[.E$2]);[.$D$27:.$D$65];0)+MATCH(&quot;Za sobotę&quot;;[.$P:.$P];0)));FALSE();NOT(ISBLANK(INDIRECT(&quot;$P$&quot;&amp;MATCH(DATE([.$AJ$2];[.$C3];[.E$2]);[.$D$27:.$D$65];0)+MATCH(&quot;Za sobotę&quot;;[.$P:.$P];0)))));[.$D$21];IF(IF(ISERROR(INDIRECT(&quot;$G$&quot;&amp;MATCH(DATE([.$AJ$2];[.$C3];[.E$2]);[.$D$27:.$D$65];0)+MATCH(&quot;Zaległy&quot;;[.$G:.$G];0)));FALSE();NOT(ISBLANK(INDIRECT(&quot;$G$&quot;&amp;MATCH(DATE([.$AJ$2];[.$C3];[.E$2]);[.$D$27:.$D$65];0)+MATCH(&quot;Zaległy&quot;;[.$G:.$G];0)))));[.$D$20];IF(NOT(ISERROR(VLOOKUP(DATE([.$AJ$2];[.$C3];[.E$2]);[.$AM:.$AM];1;0)));[.$D$19];&quot;&quot;))))))">
            <text:p/>
          </table:table-cell>
          <table:table-cell table:style-name="ce116" table:formula="of:=IF(MONTH(DATE([.$AJ$2];[.$C3];[.$D$2]))&lt;&gt;MONTH(DATE([.$AJ$2];[.$C3];[.F$2]));[.$D$16];IF(COM.MICROSOFT.SWITCH(WEEKDAY(DATE([.$AJ$2];[.$C3];[.F$2]));7;TRUE();1;TRUE();FALSE());[.$D$17];IF(NOT(ISERROR(VLOOKUP(DATE([.$AJ$2];[.$C3];[.F$2]);[.$AL:.$AL];1;0)));[.$D$18];IF(IF(ISERROR(INDIRECT(&quot;$P$&quot;&amp;MATCH(DATE([.$AJ$2];[.$C3];[.F$2]);[.$D$27:.$D$65];0)+MATCH(&quot;Za sobotę&quot;;[.$P:.$P];0)));FALSE();NOT(ISBLANK(INDIRECT(&quot;$P$&quot;&amp;MATCH(DATE([.$AJ$2];[.$C3];[.F$2]);[.$D$27:.$D$65];0)+MATCH(&quot;Za sobotę&quot;;[.$P:.$P];0)))));[.$D$21];IF(IF(ISERROR(INDIRECT(&quot;$G$&quot;&amp;MATCH(DATE([.$AJ$2];[.$C3];[.F$2]);[.$D$27:.$D$65];0)+MATCH(&quot;Zaległy&quot;;[.$G:.$G];0)));FALSE();NOT(ISBLANK(INDIRECT(&quot;$G$&quot;&amp;MATCH(DATE([.$AJ$2];[.$C3];[.F$2]);[.$D$27:.$D$65];0)+MATCH(&quot;Zaległy&quot;;[.$G:.$G];0)))));[.$D$20];IF(NOT(ISERROR(VLOOKUP(DATE([.$AJ$2];[.$C3];[.F$2]);[.$AM:.$AM];1;0)));[.$D$19];&quot;&quot;))))))">
            <text:p/>
          </table:table-cell>
          <table:table-cell table:style-name="ce116" table:formula="of:=IF(MONTH(DATE([.$AJ$2];[.$C3];[.$D$2]))&lt;&gt;MONTH(DATE([.$AJ$2];[.$C3];[.G$2]));[.$D$16];IF(COM.MICROSOFT.SWITCH(WEEKDAY(DATE([.$AJ$2];[.$C3];[.G$2]));7;TRUE();1;TRUE();FALSE());[.$D$17];IF(NOT(ISERROR(VLOOKUP(DATE([.$AJ$2];[.$C3];[.G$2]);[.$AL:.$AL];1;0)));[.$D$18];IF(IF(ISERROR(INDIRECT(&quot;$P$&quot;&amp;MATCH(DATE([.$AJ$2];[.$C3];[.G$2]);[.$D$27:.$D$65];0)+MATCH(&quot;Za sobotę&quot;;[.$P:.$P];0)));FALSE();NOT(ISBLANK(INDIRECT(&quot;$P$&quot;&amp;MATCH(DATE([.$AJ$2];[.$C3];[.G$2]);[.$D$27:.$D$65];0)+MATCH(&quot;Za sobotę&quot;;[.$P:.$P];0)))));[.$D$21];IF(IF(ISERROR(INDIRECT(&quot;$G$&quot;&amp;MATCH(DATE([.$AJ$2];[.$C3];[.G$2]);[.$D$27:.$D$65];0)+MATCH(&quot;Zaległy&quot;;[.$G:.$G];0)));FALSE();NOT(ISBLANK(INDIRECT(&quot;$G$&quot;&amp;MATCH(DATE([.$AJ$2];[.$C3];[.G$2]);[.$D$27:.$D$65];0)+MATCH(&quot;Zaległy&quot;;[.$G:.$G];0)))));[.$D$20];IF(NOT(ISERROR(VLOOKUP(DATE([.$AJ$2];[.$C3];[.G$2]);[.$AM:.$AM];1;0)));[.$D$19];&quot;&quot;))))))">
            <text:p/>
          </table:table-cell>
          <table:table-cell table:style-name="ce116" table:formula="of:=IF(MONTH(DATE([.$AJ$2];[.$C3];[.$D$2]))&lt;&gt;MONTH(DATE([.$AJ$2];[.$C3];[.H$2]));[.$D$16];IF(COM.MICROSOFT.SWITCH(WEEKDAY(DATE([.$AJ$2];[.$C3];[.H$2]));7;TRUE();1;TRUE();FALSE());[.$D$17];IF(NOT(ISERROR(VLOOKUP(DATE([.$AJ$2];[.$C3];[.H$2]);[.$AL:.$AL];1;0)));[.$D$18];IF(IF(ISERROR(INDIRECT(&quot;$P$&quot;&amp;MATCH(DATE([.$AJ$2];[.$C3];[.H$2]);[.$D$27:.$D$65];0)+MATCH(&quot;Za sobotę&quot;;[.$P:.$P];0)));FALSE();NOT(ISBLANK(INDIRECT(&quot;$P$&quot;&amp;MATCH(DATE([.$AJ$2];[.$C3];[.H$2]);[.$D$27:.$D$65];0)+MATCH(&quot;Za sobotę&quot;;[.$P:.$P];0)))));[.$D$21];IF(IF(ISERROR(INDIRECT(&quot;$G$&quot;&amp;MATCH(DATE([.$AJ$2];[.$C3];[.H$2]);[.$D$27:.$D$65];0)+MATCH(&quot;Zaległy&quot;;[.$G:.$G];0)));FALSE();NOT(ISBLANK(INDIRECT(&quot;$G$&quot;&amp;MATCH(DATE([.$AJ$2];[.$C3];[.H$2]);[.$D$27:.$D$65];0)+MATCH(&quot;Zaległy&quot;;[.$G:.$G];0)))));[.$D$20];IF(NOT(ISERROR(VLOOKUP(DATE([.$AJ$2];[.$C3];[.H$2]);[.$AM:.$AM];1;0)));[.$D$19];&quot;&quot;))))))">
            <text:p/>
          </table:table-cell>
          <table:table-cell table:style-name="ce116" table:formula="of:=IF(MONTH(DATE([.$AJ$2];[.$C3];[.$D$2]))&lt;&gt;MONTH(DATE([.$AJ$2];[.$C3];[.I$2]));[.$D$16];IF(COM.MICROSOFT.SWITCH(WEEKDAY(DATE([.$AJ$2];[.$C3];[.I$2]));7;TRUE();1;TRUE();FALSE());[.$D$17];IF(NOT(ISERROR(VLOOKUP(DATE([.$AJ$2];[.$C3];[.I$2]);[.$AL:.$AL];1;0)));[.$D$18];IF(IF(ISERROR(INDIRECT(&quot;$P$&quot;&amp;MATCH(DATE([.$AJ$2];[.$C3];[.I$2]);[.$D$27:.$D$65];0)+MATCH(&quot;Za sobotę&quot;;[.$P:.$P];0)));FALSE();NOT(ISBLANK(INDIRECT(&quot;$P$&quot;&amp;MATCH(DATE([.$AJ$2];[.$C3];[.I$2]);[.$D$27:.$D$65];0)+MATCH(&quot;Za sobotę&quot;;[.$P:.$P];0)))));[.$D$21];IF(IF(ISERROR(INDIRECT(&quot;$G$&quot;&amp;MATCH(DATE([.$AJ$2];[.$C3];[.I$2]);[.$D$27:.$D$65];0)+MATCH(&quot;Zaległy&quot;;[.$G:.$G];0)));FALSE();NOT(ISBLANK(INDIRECT(&quot;$G$&quot;&amp;MATCH(DATE([.$AJ$2];[.$C3];[.I$2]);[.$D$27:.$D$65];0)+MATCH(&quot;Zaległy&quot;;[.$G:.$G];0)))));[.$D$20];IF(NOT(ISERROR(VLOOKUP(DATE([.$AJ$2];[.$C3];[.I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J$2]));[.$D$16];IF(COM.MICROSOFT.SWITCH(WEEKDAY(DATE([.$AJ$2];[.$C3];[.J$2]));7;TRUE();1;TRUE();FALSE());[.$D$17];IF(NOT(ISERROR(VLOOKUP(DATE([.$AJ$2];[.$C3];[.J$2]);[.$AL:.$AL];1;0)));[.$D$18];IF(IF(ISERROR(INDIRECT(&quot;$P$&quot;&amp;MATCH(DATE([.$AJ$2];[.$C3];[.J$2]);[.$D$27:.$D$65];0)+MATCH(&quot;Za sobotę&quot;;[.$P:.$P];0)));FALSE();NOT(ISBLANK(INDIRECT(&quot;$P$&quot;&amp;MATCH(DATE([.$AJ$2];[.$C3];[.J$2]);[.$D$27:.$D$65];0)+MATCH(&quot;Za sobotę&quot;;[.$P:.$P];0)))));[.$D$21];IF(IF(ISERROR(INDIRECT(&quot;$G$&quot;&amp;MATCH(DATE([.$AJ$2];[.$C3];[.J$2]);[.$D$27:.$D$65];0)+MATCH(&quot;Zaległy&quot;;[.$G:.$G];0)));FALSE();NOT(ISBLANK(INDIRECT(&quot;$G$&quot;&amp;MATCH(DATE([.$AJ$2];[.$C3];[.J$2]);[.$D$27:.$D$65];0)+MATCH(&quot;Zaległy&quot;;[.$G:.$G];0)))));[.$D$20];IF(NOT(ISERROR(VLOOKUP(DATE([.$AJ$2];[.$C3];[.J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K$2]));[.$D$16];IF(COM.MICROSOFT.SWITCH(WEEKDAY(DATE([.$AJ$2];[.$C3];[.K$2]));7;TRUE();1;TRUE();FALSE());[.$D$17];IF(NOT(ISERROR(VLOOKUP(DATE([.$AJ$2];[.$C3];[.K$2]);[.$AL:.$AL];1;0)));[.$D$18];IF(IF(ISERROR(INDIRECT(&quot;$P$&quot;&amp;MATCH(DATE([.$AJ$2];[.$C3];[.K$2]);[.$D$27:.$D$65];0)+MATCH(&quot;Za sobotę&quot;;[.$P:.$P];0)));FALSE();NOT(ISBLANK(INDIRECT(&quot;$P$&quot;&amp;MATCH(DATE([.$AJ$2];[.$C3];[.K$2]);[.$D$27:.$D$65];0)+MATCH(&quot;Za sobotę&quot;;[.$P:.$P];0)))));[.$D$21];IF(IF(ISERROR(INDIRECT(&quot;$G$&quot;&amp;MATCH(DATE([.$AJ$2];[.$C3];[.K$2]);[.$D$27:.$D$65];0)+MATCH(&quot;Zaległy&quot;;[.$G:.$G];0)));FALSE();NOT(ISBLANK(INDIRECT(&quot;$G$&quot;&amp;MATCH(DATE([.$AJ$2];[.$C3];[.K$2]);[.$D$27:.$D$65];0)+MATCH(&quot;Zaległy&quot;;[.$G:.$G];0)))));[.$D$20];IF(NOT(ISERROR(VLOOKUP(DATE([.$AJ$2];[.$C3];[.K$2]);[.$AM:.$AM];1;0)));[.$D$19];&quot;&quot;))))))">
            <text:p/>
          </table:table-cell>
          <table:table-cell table:style-name="ce116" table:formula="of:=IF(MONTH(DATE([.$AJ$2];[.$C3];[.$D$2]))&lt;&gt;MONTH(DATE([.$AJ$2];[.$C3];[.L$2]));[.$D$16];IF(COM.MICROSOFT.SWITCH(WEEKDAY(DATE([.$AJ$2];[.$C3];[.L$2]));7;TRUE();1;TRUE();FALSE());[.$D$17];IF(NOT(ISERROR(VLOOKUP(DATE([.$AJ$2];[.$C3];[.L$2]);[.$AL:.$AL];1;0)));[.$D$18];IF(IF(ISERROR(INDIRECT(&quot;$P$&quot;&amp;MATCH(DATE([.$AJ$2];[.$C3];[.L$2]);[.$D$27:.$D$65];0)+MATCH(&quot;Za sobotę&quot;;[.$P:.$P];0)));FALSE();NOT(ISBLANK(INDIRECT(&quot;$P$&quot;&amp;MATCH(DATE([.$AJ$2];[.$C3];[.L$2]);[.$D$27:.$D$65];0)+MATCH(&quot;Za sobotę&quot;;[.$P:.$P];0)))));[.$D$21];IF(IF(ISERROR(INDIRECT(&quot;$G$&quot;&amp;MATCH(DATE([.$AJ$2];[.$C3];[.L$2]);[.$D$27:.$D$65];0)+MATCH(&quot;Zaległy&quot;;[.$G:.$G];0)));FALSE();NOT(ISBLANK(INDIRECT(&quot;$G$&quot;&amp;MATCH(DATE([.$AJ$2];[.$C3];[.L$2]);[.$D$27:.$D$65];0)+MATCH(&quot;Zaległy&quot;;[.$G:.$G];0)))));[.$D$20];IF(NOT(ISERROR(VLOOKUP(DATE([.$AJ$2];[.$C3];[.L$2]);[.$AM:.$AM];1;0)));[.$D$19];&quot;&quot;))))))">
            <text:p/>
          </table:table-cell>
          <table:table-cell table:style-name="ce116" table:formula="of:=IF(MONTH(DATE([.$AJ$2];[.$C3];[.$D$2]))&lt;&gt;MONTH(DATE([.$AJ$2];[.$C3];[.M$2]));[.$D$16];IF(COM.MICROSOFT.SWITCH(WEEKDAY(DATE([.$AJ$2];[.$C3];[.M$2]));7;TRUE();1;TRUE();FALSE());[.$D$17];IF(NOT(ISERROR(VLOOKUP(DATE([.$AJ$2];[.$C3];[.M$2]);[.$AL:.$AL];1;0)));[.$D$18];IF(IF(ISERROR(INDIRECT(&quot;$P$&quot;&amp;MATCH(DATE([.$AJ$2];[.$C3];[.M$2]);[.$D$27:.$D$65];0)+MATCH(&quot;Za sobotę&quot;;[.$P:.$P];0)));FALSE();NOT(ISBLANK(INDIRECT(&quot;$P$&quot;&amp;MATCH(DATE([.$AJ$2];[.$C3];[.M$2]);[.$D$27:.$D$65];0)+MATCH(&quot;Za sobotę&quot;;[.$P:.$P];0)))));[.$D$21];IF(IF(ISERROR(INDIRECT(&quot;$G$&quot;&amp;MATCH(DATE([.$AJ$2];[.$C3];[.M$2]);[.$D$27:.$D$65];0)+MATCH(&quot;Zaległy&quot;;[.$G:.$G];0)));FALSE();NOT(ISBLANK(INDIRECT(&quot;$G$&quot;&amp;MATCH(DATE([.$AJ$2];[.$C3];[.M$2]);[.$D$27:.$D$65];0)+MATCH(&quot;Zaległy&quot;;[.$G:.$G];0)))));[.$D$20];IF(NOT(ISERROR(VLOOKUP(DATE([.$AJ$2];[.$C3];[.M$2]);[.$AM:.$AM];1;0)));[.$D$19];&quot;&quot;))))))">
            <text:p/>
          </table:table-cell>
          <table:table-cell table:style-name="ce116" table:formula="of:=IF(MONTH(DATE([.$AJ$2];[.$C3];[.$D$2]))&lt;&gt;MONTH(DATE([.$AJ$2];[.$C3];[.N$2]));[.$D$16];IF(COM.MICROSOFT.SWITCH(WEEKDAY(DATE([.$AJ$2];[.$C3];[.N$2]));7;TRUE();1;TRUE();FALSE());[.$D$17];IF(NOT(ISERROR(VLOOKUP(DATE([.$AJ$2];[.$C3];[.N$2]);[.$AL:.$AL];1;0)));[.$D$18];IF(IF(ISERROR(INDIRECT(&quot;$P$&quot;&amp;MATCH(DATE([.$AJ$2];[.$C3];[.N$2]);[.$D$27:.$D$65];0)+MATCH(&quot;Za sobotę&quot;;[.$P:.$P];0)));FALSE();NOT(ISBLANK(INDIRECT(&quot;$P$&quot;&amp;MATCH(DATE([.$AJ$2];[.$C3];[.N$2]);[.$D$27:.$D$65];0)+MATCH(&quot;Za sobotę&quot;;[.$P:.$P];0)))));[.$D$21];IF(IF(ISERROR(INDIRECT(&quot;$G$&quot;&amp;MATCH(DATE([.$AJ$2];[.$C3];[.N$2]);[.$D$27:.$D$65];0)+MATCH(&quot;Zaległy&quot;;[.$G:.$G];0)));FALSE();NOT(ISBLANK(INDIRECT(&quot;$G$&quot;&amp;MATCH(DATE([.$AJ$2];[.$C3];[.N$2]);[.$D$27:.$D$65];0)+MATCH(&quot;Zaległy&quot;;[.$G:.$G];0)))));[.$D$20];IF(NOT(ISERROR(VLOOKUP(DATE([.$AJ$2];[.$C3];[.N$2]);[.$AM:.$AM];1;0)));[.$D$19];&quot;&quot;))))))">
            <text:p/>
          </table:table-cell>
          <table:table-cell table:style-name="ce116" table:formula="of:=IF(MONTH(DATE([.$AJ$2];[.$C3];[.$D$2]))&lt;&gt;MONTH(DATE([.$AJ$2];[.$C3];[.O$2]));[.$D$16];IF(COM.MICROSOFT.SWITCH(WEEKDAY(DATE([.$AJ$2];[.$C3];[.O$2]));7;TRUE();1;TRUE();FALSE());[.$D$17];IF(NOT(ISERROR(VLOOKUP(DATE([.$AJ$2];[.$C3];[.O$2]);[.$AL:.$AL];1;0)));[.$D$18];IF(IF(ISERROR(INDIRECT(&quot;$P$&quot;&amp;MATCH(DATE([.$AJ$2];[.$C3];[.O$2]);[.$D$27:.$D$65];0)+MATCH(&quot;Za sobotę&quot;;[.$P:.$P];0)));FALSE();NOT(ISBLANK(INDIRECT(&quot;$P$&quot;&amp;MATCH(DATE([.$AJ$2];[.$C3];[.O$2]);[.$D$27:.$D$65];0)+MATCH(&quot;Za sobotę&quot;;[.$P:.$P];0)))));[.$D$21];IF(IF(ISERROR(INDIRECT(&quot;$G$&quot;&amp;MATCH(DATE([.$AJ$2];[.$C3];[.O$2]);[.$D$27:.$D$65];0)+MATCH(&quot;Zaległy&quot;;[.$G:.$G];0)));FALSE();NOT(ISBLANK(INDIRECT(&quot;$G$&quot;&amp;MATCH(DATE([.$AJ$2];[.$C3];[.O$2]);[.$D$27:.$D$65];0)+MATCH(&quot;Zaległy&quot;;[.$G:.$G];0)))));[.$D$20];IF(NOT(ISERROR(VLOOKUP(DATE([.$AJ$2];[.$C3];[.O$2]);[.$AM:.$AM];1;0)));[.$D$19];&quot;&quot;))))))">
            <text:p/>
          </table:table-cell>
          <table:table-cell table:style-name="ce116" table:formula="of:=IF(MONTH(DATE([.$AJ$2];[.$C3];[.$D$2]))&lt;&gt;MONTH(DATE([.$AJ$2];[.$C3];[.P$2]));[.$D$16];IF(COM.MICROSOFT.SWITCH(WEEKDAY(DATE([.$AJ$2];[.$C3];[.P$2]));7;TRUE();1;TRUE();FALSE());[.$D$17];IF(NOT(ISERROR(VLOOKUP(DATE([.$AJ$2];[.$C3];[.P$2]);[.$AL:.$AL];1;0)));[.$D$18];IF(IF(ISERROR(INDIRECT(&quot;$P$&quot;&amp;MATCH(DATE([.$AJ$2];[.$C3];[.P$2]);[.$D$27:.$D$65];0)+MATCH(&quot;Za sobotę&quot;;[.$P:.$P];0)));FALSE();NOT(ISBLANK(INDIRECT(&quot;$P$&quot;&amp;MATCH(DATE([.$AJ$2];[.$C3];[.P$2]);[.$D$27:.$D$65];0)+MATCH(&quot;Za sobotę&quot;;[.$P:.$P];0)))));[.$D$21];IF(IF(ISERROR(INDIRECT(&quot;$G$&quot;&amp;MATCH(DATE([.$AJ$2];[.$C3];[.P$2]);[.$D$27:.$D$65];0)+MATCH(&quot;Zaległy&quot;;[.$G:.$G];0)));FALSE();NOT(ISBLANK(INDIRECT(&quot;$G$&quot;&amp;MATCH(DATE([.$AJ$2];[.$C3];[.P$2]);[.$D$27:.$D$65];0)+MATCH(&quot;Zaległy&quot;;[.$G:.$G];0)))));[.$D$20];IF(NOT(ISERROR(VLOOKUP(DATE([.$AJ$2];[.$C3];[.P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Q$2]));[.$D$16];IF(COM.MICROSOFT.SWITCH(WEEKDAY(DATE([.$AJ$2];[.$C3];[.Q$2]));7;TRUE();1;TRUE();FALSE());[.$D$17];IF(NOT(ISERROR(VLOOKUP(DATE([.$AJ$2];[.$C3];[.Q$2]);[.$AL:.$AL];1;0)));[.$D$18];IF(IF(ISERROR(INDIRECT(&quot;$P$&quot;&amp;MATCH(DATE([.$AJ$2];[.$C3];[.Q$2]);[.$D$27:.$D$65];0)+MATCH(&quot;Za sobotę&quot;;[.$P:.$P];0)));FALSE();NOT(ISBLANK(INDIRECT(&quot;$P$&quot;&amp;MATCH(DATE([.$AJ$2];[.$C3];[.Q$2]);[.$D$27:.$D$65];0)+MATCH(&quot;Za sobotę&quot;;[.$P:.$P];0)))));[.$D$21];IF(IF(ISERROR(INDIRECT(&quot;$G$&quot;&amp;MATCH(DATE([.$AJ$2];[.$C3];[.Q$2]);[.$D$27:.$D$65];0)+MATCH(&quot;Zaległy&quot;;[.$G:.$G];0)));FALSE();NOT(ISBLANK(INDIRECT(&quot;$G$&quot;&amp;MATCH(DATE([.$AJ$2];[.$C3];[.Q$2]);[.$D$27:.$D$65];0)+MATCH(&quot;Zaległy&quot;;[.$G:.$G];0)))));[.$D$20];IF(NOT(ISERROR(VLOOKUP(DATE([.$AJ$2];[.$C3];[.Q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R$2]));[.$D$16];IF(COM.MICROSOFT.SWITCH(WEEKDAY(DATE([.$AJ$2];[.$C3];[.R$2]));7;TRUE();1;TRUE();FALSE());[.$D$17];IF(NOT(ISERROR(VLOOKUP(DATE([.$AJ$2];[.$C3];[.R$2]);[.$AL:.$AL];1;0)));[.$D$18];IF(IF(ISERROR(INDIRECT(&quot;$P$&quot;&amp;MATCH(DATE([.$AJ$2];[.$C3];[.R$2]);[.$D$27:.$D$65];0)+MATCH(&quot;Za sobotę&quot;;[.$P:.$P];0)));FALSE();NOT(ISBLANK(INDIRECT(&quot;$P$&quot;&amp;MATCH(DATE([.$AJ$2];[.$C3];[.R$2]);[.$D$27:.$D$65];0)+MATCH(&quot;Za sobotę&quot;;[.$P:.$P];0)))));[.$D$21];IF(IF(ISERROR(INDIRECT(&quot;$G$&quot;&amp;MATCH(DATE([.$AJ$2];[.$C3];[.R$2]);[.$D$27:.$D$65];0)+MATCH(&quot;Zaległy&quot;;[.$G:.$G];0)));FALSE();NOT(ISBLANK(INDIRECT(&quot;$G$&quot;&amp;MATCH(DATE([.$AJ$2];[.$C3];[.R$2]);[.$D$27:.$D$65];0)+MATCH(&quot;Zaległy&quot;;[.$G:.$G];0)))));[.$D$20];IF(NOT(ISERROR(VLOOKUP(DATE([.$AJ$2];[.$C3];[.R$2]);[.$AM:.$AM];1;0)));[.$D$19];&quot;&quot;))))))">
            <text:p/>
          </table:table-cell>
          <table:table-cell table:style-name="ce116" table:formula="of:=IF(MONTH(DATE([.$AJ$2];[.$C3];[.$D$2]))&lt;&gt;MONTH(DATE([.$AJ$2];[.$C3];[.S$2]));[.$D$16];IF(COM.MICROSOFT.SWITCH(WEEKDAY(DATE([.$AJ$2];[.$C3];[.S$2]));7;TRUE();1;TRUE();FALSE());[.$D$17];IF(NOT(ISERROR(VLOOKUP(DATE([.$AJ$2];[.$C3];[.S$2]);[.$AL:.$AL];1;0)));[.$D$18];IF(IF(ISERROR(INDIRECT(&quot;$P$&quot;&amp;MATCH(DATE([.$AJ$2];[.$C3];[.S$2]);[.$D$27:.$D$65];0)+MATCH(&quot;Za sobotę&quot;;[.$P:.$P];0)));FALSE();NOT(ISBLANK(INDIRECT(&quot;$P$&quot;&amp;MATCH(DATE([.$AJ$2];[.$C3];[.S$2]);[.$D$27:.$D$65];0)+MATCH(&quot;Za sobotę&quot;;[.$P:.$P];0)))));[.$D$21];IF(IF(ISERROR(INDIRECT(&quot;$G$&quot;&amp;MATCH(DATE([.$AJ$2];[.$C3];[.S$2]);[.$D$27:.$D$65];0)+MATCH(&quot;Zaległy&quot;;[.$G:.$G];0)));FALSE();NOT(ISBLANK(INDIRECT(&quot;$G$&quot;&amp;MATCH(DATE([.$AJ$2];[.$C3];[.S$2]);[.$D$27:.$D$65];0)+MATCH(&quot;Zaległy&quot;;[.$G:.$G];0)))));[.$D$20];IF(NOT(ISERROR(VLOOKUP(DATE([.$AJ$2];[.$C3];[.S$2]);[.$AM:.$AM];1;0)));[.$D$19];&quot;&quot;))))))">
            <text:p/>
          </table:table-cell>
          <table:table-cell table:style-name="ce116" table:formula="of:=IF(MONTH(DATE([.$AJ$2];[.$C3];[.$D$2]))&lt;&gt;MONTH(DATE([.$AJ$2];[.$C3];[.T$2]));[.$D$16];IF(COM.MICROSOFT.SWITCH(WEEKDAY(DATE([.$AJ$2];[.$C3];[.T$2]));7;TRUE();1;TRUE();FALSE());[.$D$17];IF(NOT(ISERROR(VLOOKUP(DATE([.$AJ$2];[.$C3];[.T$2]);[.$AL:.$AL];1;0)));[.$D$18];IF(IF(ISERROR(INDIRECT(&quot;$P$&quot;&amp;MATCH(DATE([.$AJ$2];[.$C3];[.T$2]);[.$D$27:.$D$65];0)+MATCH(&quot;Za sobotę&quot;;[.$P:.$P];0)));FALSE();NOT(ISBLANK(INDIRECT(&quot;$P$&quot;&amp;MATCH(DATE([.$AJ$2];[.$C3];[.T$2]);[.$D$27:.$D$65];0)+MATCH(&quot;Za sobotę&quot;;[.$P:.$P];0)))));[.$D$21];IF(IF(ISERROR(INDIRECT(&quot;$G$&quot;&amp;MATCH(DATE([.$AJ$2];[.$C3];[.T$2]);[.$D$27:.$D$65];0)+MATCH(&quot;Zaległy&quot;;[.$G:.$G];0)));FALSE();NOT(ISBLANK(INDIRECT(&quot;$G$&quot;&amp;MATCH(DATE([.$AJ$2];[.$C3];[.T$2]);[.$D$27:.$D$65];0)+MATCH(&quot;Zaległy&quot;;[.$G:.$G];0)))));[.$D$20];IF(NOT(ISERROR(VLOOKUP(DATE([.$AJ$2];[.$C3];[.T$2]);[.$AM:.$AM];1;0)));[.$D$19];&quot;&quot;))))))">
            <text:p/>
          </table:table-cell>
          <table:table-cell table:style-name="ce116" table:formula="of:=IF(MONTH(DATE([.$AJ$2];[.$C3];[.$D$2]))&lt;&gt;MONTH(DATE([.$AJ$2];[.$C3];[.U$2]));[.$D$16];IF(COM.MICROSOFT.SWITCH(WEEKDAY(DATE([.$AJ$2];[.$C3];[.U$2]));7;TRUE();1;TRUE();FALSE());[.$D$17];IF(NOT(ISERROR(VLOOKUP(DATE([.$AJ$2];[.$C3];[.U$2]);[.$AL:.$AL];1;0)));[.$D$18];IF(IF(ISERROR(INDIRECT(&quot;$P$&quot;&amp;MATCH(DATE([.$AJ$2];[.$C3];[.U$2]);[.$D$27:.$D$65];0)+MATCH(&quot;Za sobotę&quot;;[.$P:.$P];0)));FALSE();NOT(ISBLANK(INDIRECT(&quot;$P$&quot;&amp;MATCH(DATE([.$AJ$2];[.$C3];[.U$2]);[.$D$27:.$D$65];0)+MATCH(&quot;Za sobotę&quot;;[.$P:.$P];0)))));[.$D$21];IF(IF(ISERROR(INDIRECT(&quot;$G$&quot;&amp;MATCH(DATE([.$AJ$2];[.$C3];[.U$2]);[.$D$27:.$D$65];0)+MATCH(&quot;Zaległy&quot;;[.$G:.$G];0)));FALSE();NOT(ISBLANK(INDIRECT(&quot;$G$&quot;&amp;MATCH(DATE([.$AJ$2];[.$C3];[.U$2]);[.$D$27:.$D$65];0)+MATCH(&quot;Zaległy&quot;;[.$G:.$G];0)))));[.$D$20];IF(NOT(ISERROR(VLOOKUP(DATE([.$AJ$2];[.$C3];[.U$2]);[.$AM:.$AM];1;0)));[.$D$19];&quot;&quot;))))))">
            <text:p/>
          </table:table-cell>
          <table:table-cell table:style-name="ce116" table:formula="of:=IF(MONTH(DATE([.$AJ$2];[.$C3];[.$D$2]))&lt;&gt;MONTH(DATE([.$AJ$2];[.$C3];[.V$2]));[.$D$16];IF(COM.MICROSOFT.SWITCH(WEEKDAY(DATE([.$AJ$2];[.$C3];[.V$2]));7;TRUE();1;TRUE();FALSE());[.$D$17];IF(NOT(ISERROR(VLOOKUP(DATE([.$AJ$2];[.$C3];[.V$2]);[.$AL:.$AL];1;0)));[.$D$18];IF(IF(ISERROR(INDIRECT(&quot;$P$&quot;&amp;MATCH(DATE([.$AJ$2];[.$C3];[.V$2]);[.$D$27:.$D$65];0)+MATCH(&quot;Za sobotę&quot;;[.$P:.$P];0)));FALSE();NOT(ISBLANK(INDIRECT(&quot;$P$&quot;&amp;MATCH(DATE([.$AJ$2];[.$C3];[.V$2]);[.$D$27:.$D$65];0)+MATCH(&quot;Za sobotę&quot;;[.$P:.$P];0)))));[.$D$21];IF(IF(ISERROR(INDIRECT(&quot;$G$&quot;&amp;MATCH(DATE([.$AJ$2];[.$C3];[.V$2]);[.$D$27:.$D$65];0)+MATCH(&quot;Zaległy&quot;;[.$G:.$G];0)));FALSE();NOT(ISBLANK(INDIRECT(&quot;$G$&quot;&amp;MATCH(DATE([.$AJ$2];[.$C3];[.V$2]);[.$D$27:.$D$65];0)+MATCH(&quot;Zaległy&quot;;[.$G:.$G];0)))));[.$D$20];IF(NOT(ISERROR(VLOOKUP(DATE([.$AJ$2];[.$C3];[.V$2]);[.$AM:.$AM];1;0)));[.$D$19];&quot;&quot;))))))">
            <text:p/>
          </table:table-cell>
          <table:table-cell table:style-name="ce116" table:formula="of:=IF(MONTH(DATE([.$AJ$2];[.$C3];[.$D$2]))&lt;&gt;MONTH(DATE([.$AJ$2];[.$C3];[.W$2]));[.$D$16];IF(COM.MICROSOFT.SWITCH(WEEKDAY(DATE([.$AJ$2];[.$C3];[.W$2]));7;TRUE();1;TRUE();FALSE());[.$D$17];IF(NOT(ISERROR(VLOOKUP(DATE([.$AJ$2];[.$C3];[.W$2]);[.$AL:.$AL];1;0)));[.$D$18];IF(IF(ISERROR(INDIRECT(&quot;$P$&quot;&amp;MATCH(DATE([.$AJ$2];[.$C3];[.W$2]);[.$D$27:.$D$65];0)+MATCH(&quot;Za sobotę&quot;;[.$P:.$P];0)));FALSE();NOT(ISBLANK(INDIRECT(&quot;$P$&quot;&amp;MATCH(DATE([.$AJ$2];[.$C3];[.W$2]);[.$D$27:.$D$65];0)+MATCH(&quot;Za sobotę&quot;;[.$P:.$P];0)))));[.$D$21];IF(IF(ISERROR(INDIRECT(&quot;$G$&quot;&amp;MATCH(DATE([.$AJ$2];[.$C3];[.W$2]);[.$D$27:.$D$65];0)+MATCH(&quot;Zaległy&quot;;[.$G:.$G];0)));FALSE();NOT(ISBLANK(INDIRECT(&quot;$G$&quot;&amp;MATCH(DATE([.$AJ$2];[.$C3];[.W$2]);[.$D$27:.$D$65];0)+MATCH(&quot;Zaległy&quot;;[.$G:.$G];0)))));[.$D$20];IF(NOT(ISERROR(VLOOKUP(DATE([.$AJ$2];[.$C3];[.W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X$2]));[.$D$16];IF(COM.MICROSOFT.SWITCH(WEEKDAY(DATE([.$AJ$2];[.$C3];[.X$2]));7;TRUE();1;TRUE();FALSE());[.$D$17];IF(NOT(ISERROR(VLOOKUP(DATE([.$AJ$2];[.$C3];[.X$2]);[.$AL:.$AL];1;0)));[.$D$18];IF(IF(ISERROR(INDIRECT(&quot;$P$&quot;&amp;MATCH(DATE([.$AJ$2];[.$C3];[.X$2]);[.$D$27:.$D$65];0)+MATCH(&quot;Za sobotę&quot;;[.$P:.$P];0)));FALSE();NOT(ISBLANK(INDIRECT(&quot;$P$&quot;&amp;MATCH(DATE([.$AJ$2];[.$C3];[.X$2]);[.$D$27:.$D$65];0)+MATCH(&quot;Za sobotę&quot;;[.$P:.$P];0)))));[.$D$21];IF(IF(ISERROR(INDIRECT(&quot;$G$&quot;&amp;MATCH(DATE([.$AJ$2];[.$C3];[.X$2]);[.$D$27:.$D$65];0)+MATCH(&quot;Zaległy&quot;;[.$G:.$G];0)));FALSE();NOT(ISBLANK(INDIRECT(&quot;$G$&quot;&amp;MATCH(DATE([.$AJ$2];[.$C3];[.X$2]);[.$D$27:.$D$65];0)+MATCH(&quot;Zaległy&quot;;[.$G:.$G];0)))));[.$D$20];IF(NOT(ISERROR(VLOOKUP(DATE([.$AJ$2];[.$C3];[.X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Y$2]));[.$D$16];IF(COM.MICROSOFT.SWITCH(WEEKDAY(DATE([.$AJ$2];[.$C3];[.Y$2]));7;TRUE();1;TRUE();FALSE());[.$D$17];IF(NOT(ISERROR(VLOOKUP(DATE([.$AJ$2];[.$C3];[.Y$2]);[.$AL:.$AL];1;0)));[.$D$18];IF(IF(ISERROR(INDIRECT(&quot;$P$&quot;&amp;MATCH(DATE([.$AJ$2];[.$C3];[.Y$2]);[.$D$27:.$D$65];0)+MATCH(&quot;Za sobotę&quot;;[.$P:.$P];0)));FALSE();NOT(ISBLANK(INDIRECT(&quot;$P$&quot;&amp;MATCH(DATE([.$AJ$2];[.$C3];[.Y$2]);[.$D$27:.$D$65];0)+MATCH(&quot;Za sobotę&quot;;[.$P:.$P];0)))));[.$D$21];IF(IF(ISERROR(INDIRECT(&quot;$G$&quot;&amp;MATCH(DATE([.$AJ$2];[.$C3];[.Y$2]);[.$D$27:.$D$65];0)+MATCH(&quot;Zaległy&quot;;[.$G:.$G];0)));FALSE();NOT(ISBLANK(INDIRECT(&quot;$G$&quot;&amp;MATCH(DATE([.$AJ$2];[.$C3];[.Y$2]);[.$D$27:.$D$65];0)+MATCH(&quot;Zaległy&quot;;[.$G:.$G];0)))));[.$D$20];IF(NOT(ISERROR(VLOOKUP(DATE([.$AJ$2];[.$C3];[.Y$2]);[.$AM:.$AM];1;0)));[.$D$19];&quot;&quot;))))))">
            <text:p/>
          </table:table-cell>
          <table:table-cell table:style-name="ce116" table:formula="of:=IF(MONTH(DATE([.$AJ$2];[.$C3];[.$D$2]))&lt;&gt;MONTH(DATE([.$AJ$2];[.$C3];[.Z$2]));[.$D$16];IF(COM.MICROSOFT.SWITCH(WEEKDAY(DATE([.$AJ$2];[.$C3];[.Z$2]));7;TRUE();1;TRUE();FALSE());[.$D$17];IF(NOT(ISERROR(VLOOKUP(DATE([.$AJ$2];[.$C3];[.Z$2]);[.$AL:.$AL];1;0)));[.$D$18];IF(IF(ISERROR(INDIRECT(&quot;$P$&quot;&amp;MATCH(DATE([.$AJ$2];[.$C3];[.Z$2]);[.$D$27:.$D$65];0)+MATCH(&quot;Za sobotę&quot;;[.$P:.$P];0)));FALSE();NOT(ISBLANK(INDIRECT(&quot;$P$&quot;&amp;MATCH(DATE([.$AJ$2];[.$C3];[.Z$2]);[.$D$27:.$D$65];0)+MATCH(&quot;Za sobotę&quot;;[.$P:.$P];0)))));[.$D$21];IF(IF(ISERROR(INDIRECT(&quot;$G$&quot;&amp;MATCH(DATE([.$AJ$2];[.$C3];[.Z$2]);[.$D$27:.$D$65];0)+MATCH(&quot;Zaległy&quot;;[.$G:.$G];0)));FALSE();NOT(ISBLANK(INDIRECT(&quot;$G$&quot;&amp;MATCH(DATE([.$AJ$2];[.$C3];[.Z$2]);[.$D$27:.$D$65];0)+MATCH(&quot;Zaległy&quot;;[.$G:.$G];0)))));[.$D$20];IF(NOT(ISERROR(VLOOKUP(DATE([.$AJ$2];[.$C3];[.Z$2]);[.$AM:.$AM];1;0)));[.$D$19];&quot;&quot;))))))">
            <text:p/>
          </table:table-cell>
          <table:table-cell table:style-name="ce116" table:formula="of:=IF(MONTH(DATE([.$AJ$2];[.$C3];[.$D$2]))&lt;&gt;MONTH(DATE([.$AJ$2];[.$C3];[.AA$2]));[.$D$16];IF(COM.MICROSOFT.SWITCH(WEEKDAY(DATE([.$AJ$2];[.$C3];[.AA$2]));7;TRUE();1;TRUE();FALSE());[.$D$17];IF(NOT(ISERROR(VLOOKUP(DATE([.$AJ$2];[.$C3];[.AA$2]);[.$AL:.$AL];1;0)));[.$D$18];IF(IF(ISERROR(INDIRECT(&quot;$P$&quot;&amp;MATCH(DATE([.$AJ$2];[.$C3];[.AA$2]);[.$D$27:.$D$65];0)+MATCH(&quot;Za sobotę&quot;;[.$P:.$P];0)));FALSE();NOT(ISBLANK(INDIRECT(&quot;$P$&quot;&amp;MATCH(DATE([.$AJ$2];[.$C3];[.AA$2]);[.$D$27:.$D$65];0)+MATCH(&quot;Za sobotę&quot;;[.$P:.$P];0)))));[.$D$21];IF(IF(ISERROR(INDIRECT(&quot;$G$&quot;&amp;MATCH(DATE([.$AJ$2];[.$C3];[.AA$2]);[.$D$27:.$D$65];0)+MATCH(&quot;Zaległy&quot;;[.$G:.$G];0)));FALSE();NOT(ISBLANK(INDIRECT(&quot;$G$&quot;&amp;MATCH(DATE([.$AJ$2];[.$C3];[.AA$2]);[.$D$27:.$D$65];0)+MATCH(&quot;Zaległy&quot;;[.$G:.$G];0)))));[.$D$20];IF(NOT(ISERROR(VLOOKUP(DATE([.$AJ$2];[.$C3];[.AA$2]);[.$AM:.$AM];1;0)));[.$D$19];&quot;&quot;))))))">
            <text:p/>
          </table:table-cell>
          <table:table-cell table:style-name="ce116" table:formula="of:=IF(MONTH(DATE([.$AJ$2];[.$C3];[.$D$2]))&lt;&gt;MONTH(DATE([.$AJ$2];[.$C3];[.AB$2]));[.$D$16];IF(COM.MICROSOFT.SWITCH(WEEKDAY(DATE([.$AJ$2];[.$C3];[.AB$2]));7;TRUE();1;TRUE();FALSE());[.$D$17];IF(NOT(ISERROR(VLOOKUP(DATE([.$AJ$2];[.$C3];[.AB$2]);[.$AL:.$AL];1;0)));[.$D$18];IF(IF(ISERROR(INDIRECT(&quot;$P$&quot;&amp;MATCH(DATE([.$AJ$2];[.$C3];[.AB$2]);[.$D$27:.$D$65];0)+MATCH(&quot;Za sobotę&quot;;[.$P:.$P];0)));FALSE();NOT(ISBLANK(INDIRECT(&quot;$P$&quot;&amp;MATCH(DATE([.$AJ$2];[.$C3];[.AB$2]);[.$D$27:.$D$65];0)+MATCH(&quot;Za sobotę&quot;;[.$P:.$P];0)))));[.$D$21];IF(IF(ISERROR(INDIRECT(&quot;$G$&quot;&amp;MATCH(DATE([.$AJ$2];[.$C3];[.AB$2]);[.$D$27:.$D$65];0)+MATCH(&quot;Zaległy&quot;;[.$G:.$G];0)));FALSE();NOT(ISBLANK(INDIRECT(&quot;$G$&quot;&amp;MATCH(DATE([.$AJ$2];[.$C3];[.AB$2]);[.$D$27:.$D$65];0)+MATCH(&quot;Zaległy&quot;;[.$G:.$G];0)))));[.$D$20];IF(NOT(ISERROR(VLOOKUP(DATE([.$AJ$2];[.$C3];[.AB$2]);[.$AM:.$AM];1;0)));[.$D$19];&quot;&quot;))))))">
            <text:p/>
          </table:table-cell>
          <table:table-cell table:style-name="ce116" table:formula="of:=IF(MONTH(DATE([.$AJ$2];[.$C3];[.$D$2]))&lt;&gt;MONTH(DATE([.$AJ$2];[.$C3];[.AC$2]));[.$D$16];IF(COM.MICROSOFT.SWITCH(WEEKDAY(DATE([.$AJ$2];[.$C3];[.AC$2]));7;TRUE();1;TRUE();FALSE());[.$D$17];IF(NOT(ISERROR(VLOOKUP(DATE([.$AJ$2];[.$C3];[.AC$2]);[.$AL:.$AL];1;0)));[.$D$18];IF(IF(ISERROR(INDIRECT(&quot;$P$&quot;&amp;MATCH(DATE([.$AJ$2];[.$C3];[.AC$2]);[.$D$27:.$D$65];0)+MATCH(&quot;Za sobotę&quot;;[.$P:.$P];0)));FALSE();NOT(ISBLANK(INDIRECT(&quot;$P$&quot;&amp;MATCH(DATE([.$AJ$2];[.$C3];[.AC$2]);[.$D$27:.$D$65];0)+MATCH(&quot;Za sobotę&quot;;[.$P:.$P];0)))));[.$D$21];IF(IF(ISERROR(INDIRECT(&quot;$G$&quot;&amp;MATCH(DATE([.$AJ$2];[.$C3];[.AC$2]);[.$D$27:.$D$65];0)+MATCH(&quot;Zaległy&quot;;[.$G:.$G];0)));FALSE();NOT(ISBLANK(INDIRECT(&quot;$G$&quot;&amp;MATCH(DATE([.$AJ$2];[.$C3];[.AC$2]);[.$D$27:.$D$65];0)+MATCH(&quot;Zaległy&quot;;[.$G:.$G];0)))));[.$D$20];IF(NOT(ISERROR(VLOOKUP(DATE([.$AJ$2];[.$C3];[.AC$2]);[.$AM:.$AM];1;0)));[.$D$19];&quot;&quot;))))))">
            <text:p/>
          </table:table-cell>
          <table:table-cell table:style-name="ce116" table:formula="of:=IF(MONTH(DATE([.$AJ$2];[.$C3];[.$D$2]))&lt;&gt;MONTH(DATE([.$AJ$2];[.$C3];[.AD$2]));[.$D$16];IF(COM.MICROSOFT.SWITCH(WEEKDAY(DATE([.$AJ$2];[.$C3];[.AD$2]));7;TRUE();1;TRUE();FALSE());[.$D$17];IF(NOT(ISERROR(VLOOKUP(DATE([.$AJ$2];[.$C3];[.AD$2]);[.$AL:.$AL];1;0)));[.$D$18];IF(IF(ISERROR(INDIRECT(&quot;$P$&quot;&amp;MATCH(DATE([.$AJ$2];[.$C3];[.AD$2]);[.$D$27:.$D$65];0)+MATCH(&quot;Za sobotę&quot;;[.$P:.$P];0)));FALSE();NOT(ISBLANK(INDIRECT(&quot;$P$&quot;&amp;MATCH(DATE([.$AJ$2];[.$C3];[.AD$2]);[.$D$27:.$D$65];0)+MATCH(&quot;Za sobotę&quot;;[.$P:.$P];0)))));[.$D$21];IF(IF(ISERROR(INDIRECT(&quot;$G$&quot;&amp;MATCH(DATE([.$AJ$2];[.$C3];[.AD$2]);[.$D$27:.$D$65];0)+MATCH(&quot;Zaległy&quot;;[.$G:.$G];0)));FALSE();NOT(ISBLANK(INDIRECT(&quot;$G$&quot;&amp;MATCH(DATE([.$AJ$2];[.$C3];[.AD$2]);[.$D$27:.$D$65];0)+MATCH(&quot;Zaległy&quot;;[.$G:.$G];0)))));[.$D$20];IF(NOT(ISERROR(VLOOKUP(DATE([.$AJ$2];[.$C3];[.AD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AE$2]));[.$D$16];IF(COM.MICROSOFT.SWITCH(WEEKDAY(DATE([.$AJ$2];[.$C3];[.AE$2]));7;TRUE();1;TRUE();FALSE());[.$D$17];IF(NOT(ISERROR(VLOOKUP(DATE([.$AJ$2];[.$C3];[.AE$2]);[.$AL:.$AL];1;0)));[.$D$18];IF(IF(ISERROR(INDIRECT(&quot;$P$&quot;&amp;MATCH(DATE([.$AJ$2];[.$C3];[.AE$2]);[.$D$27:.$D$65];0)+MATCH(&quot;Za sobotę&quot;;[.$P:.$P];0)));FALSE();NOT(ISBLANK(INDIRECT(&quot;$P$&quot;&amp;MATCH(DATE([.$AJ$2];[.$C3];[.AE$2]);[.$D$27:.$D$65];0)+MATCH(&quot;Za sobotę&quot;;[.$P:.$P];0)))));[.$D$21];IF(IF(ISERROR(INDIRECT(&quot;$G$&quot;&amp;MATCH(DATE([.$AJ$2];[.$C3];[.AE$2]);[.$D$27:.$D$65];0)+MATCH(&quot;Zaległy&quot;;[.$G:.$G];0)));FALSE();NOT(ISBLANK(INDIRECT(&quot;$G$&quot;&amp;MATCH(DATE([.$AJ$2];[.$C3];[.AE$2]);[.$D$27:.$D$65];0)+MATCH(&quot;Zaległy&quot;;[.$G:.$G];0)))));[.$D$20];IF(NOT(ISERROR(VLOOKUP(DATE([.$AJ$2];[.$C3];[.AE$2]);[.$AM:.$AM];1;0)));[.$D$19];&quot;&quot;))))))" office:value-type="string" office:string-value="–" calcext:value-type="string">
            <text:p>–</text:p>
          </table:table-cell>
          <table:table-cell table:style-name="ce116" table:formula="of:=IF(MONTH(DATE([.$AJ$2];[.$C3];[.$D$2]))&lt;&gt;MONTH(DATE([.$AJ$2];[.$C3];[.AF$2]));[.$D$16];IF(COM.MICROSOFT.SWITCH(WEEKDAY(DATE([.$AJ$2];[.$C3];[.AF$2]));7;TRUE();1;TRUE();FALSE());[.$D$17];IF(NOT(ISERROR(VLOOKUP(DATE([.$AJ$2];[.$C3];[.AF$2]);[.$AL:.$AL];1;0)));[.$D$18];IF(IF(ISERROR(INDIRECT(&quot;$P$&quot;&amp;MATCH(DATE([.$AJ$2];[.$C3];[.AF$2]);[.$D$27:.$D$65];0)+MATCH(&quot;Za sobotę&quot;;[.$P:.$P];0)));FALSE();NOT(ISBLANK(INDIRECT(&quot;$P$&quot;&amp;MATCH(DATE([.$AJ$2];[.$C3];[.AF$2]);[.$D$27:.$D$65];0)+MATCH(&quot;Za sobotę&quot;;[.$P:.$P];0)))));[.$D$21];IF(IF(ISERROR(INDIRECT(&quot;$G$&quot;&amp;MATCH(DATE([.$AJ$2];[.$C3];[.AF$2]);[.$D$27:.$D$65];0)+MATCH(&quot;Zaległy&quot;;[.$G:.$G];0)));FALSE();NOT(ISBLANK(INDIRECT(&quot;$G$&quot;&amp;MATCH(DATE([.$AJ$2];[.$C3];[.AF$2]);[.$D$27:.$D$65];0)+MATCH(&quot;Zaległy&quot;;[.$G:.$G];0)))));[.$D$20];IF(NOT(ISERROR(VLOOKUP(DATE([.$AJ$2];[.$C3];[.AF$2]);[.$AM:.$AM];1;0)));[.$D$19];&quot;&quot;))))))">
            <text:p/>
          </table:table-cell>
          <table:table-cell table:style-name="ce116" table:formula="of:=IF(MONTH(DATE([.$AJ$2];[.$C3];[.$D$2]))&lt;&gt;MONTH(DATE([.$AJ$2];[.$C3];[.AG$2]));[.$D$16];IF(COM.MICROSOFT.SWITCH(WEEKDAY(DATE([.$AJ$2];[.$C3];[.AG$2]));7;TRUE();1;TRUE();FALSE());[.$D$17];IF(NOT(ISERROR(VLOOKUP(DATE([.$AJ$2];[.$C3];[.AG$2]);[.$AL:.$AL];1;0)));[.$D$18];IF(IF(ISERROR(INDIRECT(&quot;$P$&quot;&amp;MATCH(DATE([.$AJ$2];[.$C3];[.AG$2]);[.$D$27:.$D$65];0)+MATCH(&quot;Za sobotę&quot;;[.$P:.$P];0)));FALSE();NOT(ISBLANK(INDIRECT(&quot;$P$&quot;&amp;MATCH(DATE([.$AJ$2];[.$C3];[.AG$2]);[.$D$27:.$D$65];0)+MATCH(&quot;Za sobotę&quot;;[.$P:.$P];0)))));[.$D$21];IF(IF(ISERROR(INDIRECT(&quot;$G$&quot;&amp;MATCH(DATE([.$AJ$2];[.$C3];[.AG$2]);[.$D$27:.$D$65];0)+MATCH(&quot;Zaległy&quot;;[.$G:.$G];0)));FALSE();NOT(ISBLANK(INDIRECT(&quot;$G$&quot;&amp;MATCH(DATE([.$AJ$2];[.$C3];[.AG$2]);[.$D$27:.$D$65];0)+MATCH(&quot;Zaległy&quot;;[.$G:.$G];0)))));[.$D$20];IF(NOT(ISERROR(VLOOKUP(DATE([.$AJ$2];[.$C3];[.AG$2]);[.$AM:.$AM];1;0)));[.$D$19];&quot;&quot;))))))">
            <text:p/>
          </table:table-cell>
          <table:table-cell table:style-name="ce119" table:formula="of:=IF(MONTH(DATE([.$AJ$2];[.$C3];[.$D$2]))&lt;&gt;MONTH(DATE([.$AJ$2];[.$C3];[.AH$2]));[.$D$16];IF(COM.MICROSOFT.SWITCH(WEEKDAY(DATE([.$AJ$2];[.$C3];[.AH$2]));7;TRUE();1;TRUE();FALSE());[.$D$17];IF(NOT(ISERROR(VLOOKUP(DATE([.$AJ$2];[.$C3];[.AH$2]);[.$AL:.$AL];1;0)));[.$D$18];IF(IF(ISERROR(INDIRECT(&quot;$P$&quot;&amp;MATCH(DATE([.$AJ$2];[.$C3];[.AH$2]);[.$D$27:.$D$65];0)+MATCH(&quot;Za sobotę&quot;;[.$P:.$P];0)));FALSE();NOT(ISBLANK(INDIRECT(&quot;$P$&quot;&amp;MATCH(DATE([.$AJ$2];[.$C3];[.AH$2]);[.$D$27:.$D$65];0)+MATCH(&quot;Za sobotę&quot;;[.$P:.$P];0)))));[.$D$21];IF(IF(ISERROR(INDIRECT(&quot;$G$&quot;&amp;MATCH(DATE([.$AJ$2];[.$C3];[.AH$2]);[.$D$27:.$D$65];0)+MATCH(&quot;Zaległy&quot;;[.$G:.$G];0)));FALSE();NOT(ISBLANK(INDIRECT(&quot;$G$&quot;&amp;MATCH(DATE([.$AJ$2];[.$C3];[.AH$2]);[.$D$27:.$D$65];0)+MATCH(&quot;Zaległy&quot;;[.$G:.$G];0)))));[.$D$20];IF(NOT(ISERROR(VLOOKUP(DATE([.$AJ$2];[.$C3];[.AH$2]);[.$AM:.$AM];1;0)));[.$D$19];&quot;&quot;))))))">
            <text:p/>
          </table:table-cell>
          <table:table-cell/>
          <table:table-cell table:style-name="ce99"/>
          <table:table-cell table:style-name="Default"/>
          <table:table-cell table:formula="of:=IF(NOT(ISBLANK([.$AJ6]));IFERROR(DATEVALUE([.$AJ6]&amp;&quot;.&quot;&amp;[.$AJ$2]);DATE([.$AJ$2];MONTH([.$AJ6]);DAY([.$AJ6])));&quot;&quot;)" office:value-type="date" office:date-value="2024-01-06" calcext:value-type="date">
            <text:p>6 stycznia 2024 (sobota)</text:p>
          </table:table-cell>
          <table:table-cell table:style-name="ce62" table:formula="of:=IF(NOT(ISBLANK([.$D28]));IFERROR(DATEVALUE([.$D28]&amp;&quot;.&quot;&amp;[.$AJ$2]);DATE([.$AJ$2];MONTH([.$D28]);DAY([.$D28])));&quot;&quot;)">
            <text:p/>
          </table:table-cell>
          <table:table-cell/>
          <table:table-cell table:style-name="Default" table:number-columns-repeated="7"/>
          <table:table-cell table:number-columns-repeated="976"/>
        </table:table-row>
        <table:table-row table:style-name="ro1">
          <table:covered-table-cell table:style-name="ce45"/>
          <table:table-cell table:style-name="ce34" table:formula="of:=DATE([.$AJ$2];[.$C4];1)" office:value-type="date" office:date-value="2024-02-01" calcext:value-type="date">
            <text:p>luty</text:p>
          </table:table-cell>
          <table:table-cell table:style-name="ce45" office:value-type="float" office:value="2" calcext:value-type="float">
            <text:p>2</text:p>
          </table:table-cell>
          <table:table-cell table:style-name="ce113" table:formula="of:=IF(MONTH(DATE([.$AJ$2];[.$C4];[.$D$2]))&lt;&gt;MONTH(DATE([.$AJ$2];[.$C4];[.D$2]));[.$D$16];IF(COM.MICROSOFT.SWITCH(WEEKDAY(DATE([.$AJ$2];[.$C4];[.D$2]));7;TRUE();1;TRUE();FALSE());[.$D$17];IF(NOT(ISERROR(VLOOKUP(DATE([.$AJ$2];[.$C4];[.D$2]);[.$AL:.$AL];1;0)));[.$D$18];IF(IF(ISERROR(INDIRECT(&quot;$P$&quot;&amp;MATCH(DATE([.$AJ$2];[.$C4];[.D$2]);[.$D$27:.$D$65];0)+MATCH(&quot;Za sobotę&quot;;[.$P:.$P];0)));FALSE();NOT(ISBLANK(INDIRECT(&quot;$P$&quot;&amp;MATCH(DATE([.$AJ$2];[.$C4];[.D$2]);[.$D$27:.$D$65];0)+MATCH(&quot;Za sobotę&quot;;[.$P:.$P];0)))));[.$D$21];IF(IF(ISERROR(INDIRECT(&quot;$G$&quot;&amp;MATCH(DATE([.$AJ$2];[.$C4];[.D$2]);[.$D$27:.$D$65];0)+MATCH(&quot;Zaległy&quot;;[.$G:.$G];0)));FALSE();NOT(ISBLANK(INDIRECT(&quot;$G$&quot;&amp;MATCH(DATE([.$AJ$2];[.$C4];[.D$2]);[.$D$27:.$D$65];0)+MATCH(&quot;Zaległy&quot;;[.$G:.$G];0)))));[.$D$20];IF(NOT(ISERROR(VLOOKUP(DATE([.$AJ$2];[.$C4];[.D$2]);[.$AM:.$AM];1;0)));[.$D$19];&quot;&quot;))))))">
            <text:p/>
          </table:table-cell>
          <table:table-cell table:style-name="ce117" table:formula="of:=IF(MONTH(DATE([.$AJ$2];[.$C4];[.$D$2]))&lt;&gt;MONTH(DATE([.$AJ$2];[.$C4];[.E$2]));[.$D$16];IF(COM.MICROSOFT.SWITCH(WEEKDAY(DATE([.$AJ$2];[.$C4];[.E$2]));7;TRUE();1;TRUE();FALSE());[.$D$17];IF(NOT(ISERROR(VLOOKUP(DATE([.$AJ$2];[.$C4];[.E$2]);[.$AL:.$AL];1;0)));[.$D$18];IF(IF(ISERROR(INDIRECT(&quot;$P$&quot;&amp;MATCH(DATE([.$AJ$2];[.$C4];[.E$2]);[.$D$27:.$D$65];0)+MATCH(&quot;Za sobotę&quot;;[.$P:.$P];0)));FALSE();NOT(ISBLANK(INDIRECT(&quot;$P$&quot;&amp;MATCH(DATE([.$AJ$2];[.$C4];[.E$2]);[.$D$27:.$D$65];0)+MATCH(&quot;Za sobotę&quot;;[.$P:.$P];0)))));[.$D$21];IF(IF(ISERROR(INDIRECT(&quot;$G$&quot;&amp;MATCH(DATE([.$AJ$2];[.$C4];[.E$2]);[.$D$27:.$D$65];0)+MATCH(&quot;Zaległy&quot;;[.$G:.$G];0)));FALSE();NOT(ISBLANK(INDIRECT(&quot;$G$&quot;&amp;MATCH(DATE([.$AJ$2];[.$C4];[.E$2]);[.$D$27:.$D$65];0)+MATCH(&quot;Zaległy&quot;;[.$G:.$G];0)))));[.$D$20];IF(NOT(ISERROR(VLOOKUP(DATE([.$AJ$2];[.$C4];[.E$2]);[.$AM:.$AM];1;0)));[.$D$19];&quot;&quot;))))))">
            <text:p/>
          </table:table-cell>
          <table:table-cell table:style-name="ce117" table:formula="of:=IF(MONTH(DATE([.$AJ$2];[.$C4];[.$D$2]))&lt;&gt;MONTH(DATE([.$AJ$2];[.$C4];[.F$2]));[.$D$16];IF(COM.MICROSOFT.SWITCH(WEEKDAY(DATE([.$AJ$2];[.$C4];[.F$2]));7;TRUE();1;TRUE();FALSE());[.$D$17];IF(NOT(ISERROR(VLOOKUP(DATE([.$AJ$2];[.$C4];[.F$2]);[.$AL:.$AL];1;0)));[.$D$18];IF(IF(ISERROR(INDIRECT(&quot;$P$&quot;&amp;MATCH(DATE([.$AJ$2];[.$C4];[.F$2]);[.$D$27:.$D$65];0)+MATCH(&quot;Za sobotę&quot;;[.$P:.$P];0)));FALSE();NOT(ISBLANK(INDIRECT(&quot;$P$&quot;&amp;MATCH(DATE([.$AJ$2];[.$C4];[.F$2]);[.$D$27:.$D$65];0)+MATCH(&quot;Za sobotę&quot;;[.$P:.$P];0)))));[.$D$21];IF(IF(ISERROR(INDIRECT(&quot;$G$&quot;&amp;MATCH(DATE([.$AJ$2];[.$C4];[.F$2]);[.$D$27:.$D$65];0)+MATCH(&quot;Zaległy&quot;;[.$G:.$G];0)));FALSE();NOT(ISBLANK(INDIRECT(&quot;$G$&quot;&amp;MATCH(DATE([.$AJ$2];[.$C4];[.F$2]);[.$D$27:.$D$65];0)+MATCH(&quot;Zaległy&quot;;[.$G:.$G];0)))));[.$D$20];IF(NOT(ISERROR(VLOOKUP(DATE([.$AJ$2];[.$C4];[.F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G$2]));[.$D$16];IF(COM.MICROSOFT.SWITCH(WEEKDAY(DATE([.$AJ$2];[.$C4];[.G$2]));7;TRUE();1;TRUE();FALSE());[.$D$17];IF(NOT(ISERROR(VLOOKUP(DATE([.$AJ$2];[.$C4];[.G$2]);[.$AL:.$AL];1;0)));[.$D$18];IF(IF(ISERROR(INDIRECT(&quot;$P$&quot;&amp;MATCH(DATE([.$AJ$2];[.$C4];[.G$2]);[.$D$27:.$D$65];0)+MATCH(&quot;Za sobotę&quot;;[.$P:.$P];0)));FALSE();NOT(ISBLANK(INDIRECT(&quot;$P$&quot;&amp;MATCH(DATE([.$AJ$2];[.$C4];[.G$2]);[.$D$27:.$D$65];0)+MATCH(&quot;Za sobotę&quot;;[.$P:.$P];0)))));[.$D$21];IF(IF(ISERROR(INDIRECT(&quot;$G$&quot;&amp;MATCH(DATE([.$AJ$2];[.$C4];[.G$2]);[.$D$27:.$D$65];0)+MATCH(&quot;Zaległy&quot;;[.$G:.$G];0)));FALSE();NOT(ISBLANK(INDIRECT(&quot;$G$&quot;&amp;MATCH(DATE([.$AJ$2];[.$C4];[.G$2]);[.$D$27:.$D$65];0)+MATCH(&quot;Zaległy&quot;;[.$G:.$G];0)))));[.$D$20];IF(NOT(ISERROR(VLOOKUP(DATE([.$AJ$2];[.$C4];[.G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H$2]));[.$D$16];IF(COM.MICROSOFT.SWITCH(WEEKDAY(DATE([.$AJ$2];[.$C4];[.H$2]));7;TRUE();1;TRUE();FALSE());[.$D$17];IF(NOT(ISERROR(VLOOKUP(DATE([.$AJ$2];[.$C4];[.H$2]);[.$AL:.$AL];1;0)));[.$D$18];IF(IF(ISERROR(INDIRECT(&quot;$P$&quot;&amp;MATCH(DATE([.$AJ$2];[.$C4];[.H$2]);[.$D$27:.$D$65];0)+MATCH(&quot;Za sobotę&quot;;[.$P:.$P];0)));FALSE();NOT(ISBLANK(INDIRECT(&quot;$P$&quot;&amp;MATCH(DATE([.$AJ$2];[.$C4];[.H$2]);[.$D$27:.$D$65];0)+MATCH(&quot;Za sobotę&quot;;[.$P:.$P];0)))));[.$D$21];IF(IF(ISERROR(INDIRECT(&quot;$G$&quot;&amp;MATCH(DATE([.$AJ$2];[.$C4];[.H$2]);[.$D$27:.$D$65];0)+MATCH(&quot;Zaległy&quot;;[.$G:.$G];0)));FALSE();NOT(ISBLANK(INDIRECT(&quot;$G$&quot;&amp;MATCH(DATE([.$AJ$2];[.$C4];[.H$2]);[.$D$27:.$D$65];0)+MATCH(&quot;Zaległy&quot;;[.$G:.$G];0)))));[.$D$20];IF(NOT(ISERROR(VLOOKUP(DATE([.$AJ$2];[.$C4];[.H$2]);[.$AM:.$AM];1;0)));[.$D$19];&quot;&quot;))))))">
            <text:p/>
          </table:table-cell>
          <table:table-cell table:style-name="ce117" table:formula="of:=IF(MONTH(DATE([.$AJ$2];[.$C4];[.$D$2]))&lt;&gt;MONTH(DATE([.$AJ$2];[.$C4];[.I$2]));[.$D$16];IF(COM.MICROSOFT.SWITCH(WEEKDAY(DATE([.$AJ$2];[.$C4];[.I$2]));7;TRUE();1;TRUE();FALSE());[.$D$17];IF(NOT(ISERROR(VLOOKUP(DATE([.$AJ$2];[.$C4];[.I$2]);[.$AL:.$AL];1;0)));[.$D$18];IF(IF(ISERROR(INDIRECT(&quot;$P$&quot;&amp;MATCH(DATE([.$AJ$2];[.$C4];[.I$2]);[.$D$27:.$D$65];0)+MATCH(&quot;Za sobotę&quot;;[.$P:.$P];0)));FALSE();NOT(ISBLANK(INDIRECT(&quot;$P$&quot;&amp;MATCH(DATE([.$AJ$2];[.$C4];[.I$2]);[.$D$27:.$D$65];0)+MATCH(&quot;Za sobotę&quot;;[.$P:.$P];0)))));[.$D$21];IF(IF(ISERROR(INDIRECT(&quot;$G$&quot;&amp;MATCH(DATE([.$AJ$2];[.$C4];[.I$2]);[.$D$27:.$D$65];0)+MATCH(&quot;Zaległy&quot;;[.$G:.$G];0)));FALSE();NOT(ISBLANK(INDIRECT(&quot;$G$&quot;&amp;MATCH(DATE([.$AJ$2];[.$C4];[.I$2]);[.$D$27:.$D$65];0)+MATCH(&quot;Zaległy&quot;;[.$G:.$G];0)))));[.$D$20];IF(NOT(ISERROR(VLOOKUP(DATE([.$AJ$2];[.$C4];[.I$2]);[.$AM:.$AM];1;0)));[.$D$19];&quot;&quot;))))))">
            <text:p/>
          </table:table-cell>
          <table:table-cell table:style-name="ce117" table:formula="of:=IF(MONTH(DATE([.$AJ$2];[.$C4];[.$D$2]))&lt;&gt;MONTH(DATE([.$AJ$2];[.$C4];[.J$2]));[.$D$16];IF(COM.MICROSOFT.SWITCH(WEEKDAY(DATE([.$AJ$2];[.$C4];[.J$2]));7;TRUE();1;TRUE();FALSE());[.$D$17];IF(NOT(ISERROR(VLOOKUP(DATE([.$AJ$2];[.$C4];[.J$2]);[.$AL:.$AL];1;0)));[.$D$18];IF(IF(ISERROR(INDIRECT(&quot;$P$&quot;&amp;MATCH(DATE([.$AJ$2];[.$C4];[.J$2]);[.$D$27:.$D$65];0)+MATCH(&quot;Za sobotę&quot;;[.$P:.$P];0)));FALSE();NOT(ISBLANK(INDIRECT(&quot;$P$&quot;&amp;MATCH(DATE([.$AJ$2];[.$C4];[.J$2]);[.$D$27:.$D$65];0)+MATCH(&quot;Za sobotę&quot;;[.$P:.$P];0)))));[.$D$21];IF(IF(ISERROR(INDIRECT(&quot;$G$&quot;&amp;MATCH(DATE([.$AJ$2];[.$C4];[.J$2]);[.$D$27:.$D$65];0)+MATCH(&quot;Zaległy&quot;;[.$G:.$G];0)));FALSE();NOT(ISBLANK(INDIRECT(&quot;$G$&quot;&amp;MATCH(DATE([.$AJ$2];[.$C4];[.J$2]);[.$D$27:.$D$65];0)+MATCH(&quot;Zaległy&quot;;[.$G:.$G];0)))));[.$D$20];IF(NOT(ISERROR(VLOOKUP(DATE([.$AJ$2];[.$C4];[.J$2]);[.$AM:.$AM];1;0)));[.$D$19];&quot;&quot;))))))">
            <text:p/>
          </table:table-cell>
          <table:table-cell table:style-name="ce117" table:formula="of:=IF(MONTH(DATE([.$AJ$2];[.$C4];[.$D$2]))&lt;&gt;MONTH(DATE([.$AJ$2];[.$C4];[.K$2]));[.$D$16];IF(COM.MICROSOFT.SWITCH(WEEKDAY(DATE([.$AJ$2];[.$C4];[.K$2]));7;TRUE();1;TRUE();FALSE());[.$D$17];IF(NOT(ISERROR(VLOOKUP(DATE([.$AJ$2];[.$C4];[.K$2]);[.$AL:.$AL];1;0)));[.$D$18];IF(IF(ISERROR(INDIRECT(&quot;$P$&quot;&amp;MATCH(DATE([.$AJ$2];[.$C4];[.K$2]);[.$D$27:.$D$65];0)+MATCH(&quot;Za sobotę&quot;;[.$P:.$P];0)));FALSE();NOT(ISBLANK(INDIRECT(&quot;$P$&quot;&amp;MATCH(DATE([.$AJ$2];[.$C4];[.K$2]);[.$D$27:.$D$65];0)+MATCH(&quot;Za sobotę&quot;;[.$P:.$P];0)))));[.$D$21];IF(IF(ISERROR(INDIRECT(&quot;$G$&quot;&amp;MATCH(DATE([.$AJ$2];[.$C4];[.K$2]);[.$D$27:.$D$65];0)+MATCH(&quot;Zaległy&quot;;[.$G:.$G];0)));FALSE();NOT(ISBLANK(INDIRECT(&quot;$G$&quot;&amp;MATCH(DATE([.$AJ$2];[.$C4];[.K$2]);[.$D$27:.$D$65];0)+MATCH(&quot;Zaległy&quot;;[.$G:.$G];0)))));[.$D$20];IF(NOT(ISERROR(VLOOKUP(DATE([.$AJ$2];[.$C4];[.K$2]);[.$AM:.$AM];1;0)));[.$D$19];&quot;&quot;))))))">
            <text:p/>
          </table:table-cell>
          <table:table-cell table:style-name="ce117" table:formula="of:=IF(MONTH(DATE([.$AJ$2];[.$C4];[.$D$2]))&lt;&gt;MONTH(DATE([.$AJ$2];[.$C4];[.L$2]));[.$D$16];IF(COM.MICROSOFT.SWITCH(WEEKDAY(DATE([.$AJ$2];[.$C4];[.L$2]));7;TRUE();1;TRUE();FALSE());[.$D$17];IF(NOT(ISERROR(VLOOKUP(DATE([.$AJ$2];[.$C4];[.L$2]);[.$AL:.$AL];1;0)));[.$D$18];IF(IF(ISERROR(INDIRECT(&quot;$P$&quot;&amp;MATCH(DATE([.$AJ$2];[.$C4];[.L$2]);[.$D$27:.$D$65];0)+MATCH(&quot;Za sobotę&quot;;[.$P:.$P];0)));FALSE();NOT(ISBLANK(INDIRECT(&quot;$P$&quot;&amp;MATCH(DATE([.$AJ$2];[.$C4];[.L$2]);[.$D$27:.$D$65];0)+MATCH(&quot;Za sobotę&quot;;[.$P:.$P];0)))));[.$D$21];IF(IF(ISERROR(INDIRECT(&quot;$G$&quot;&amp;MATCH(DATE([.$AJ$2];[.$C4];[.L$2]);[.$D$27:.$D$65];0)+MATCH(&quot;Zaległy&quot;;[.$G:.$G];0)));FALSE();NOT(ISBLANK(INDIRECT(&quot;$G$&quot;&amp;MATCH(DATE([.$AJ$2];[.$C4];[.L$2]);[.$D$27:.$D$65];0)+MATCH(&quot;Zaległy&quot;;[.$G:.$G];0)))));[.$D$20];IF(NOT(ISERROR(VLOOKUP(DATE([.$AJ$2];[.$C4];[.L$2]);[.$AM:.$AM];1;0)));[.$D$19];&quot;&quot;))))))">
            <text:p/>
          </table:table-cell>
          <table:table-cell table:style-name="ce117" table:formula="of:=IF(MONTH(DATE([.$AJ$2];[.$C4];[.$D$2]))&lt;&gt;MONTH(DATE([.$AJ$2];[.$C4];[.M$2]));[.$D$16];IF(COM.MICROSOFT.SWITCH(WEEKDAY(DATE([.$AJ$2];[.$C4];[.M$2]));7;TRUE();1;TRUE();FALSE());[.$D$17];IF(NOT(ISERROR(VLOOKUP(DATE([.$AJ$2];[.$C4];[.M$2]);[.$AL:.$AL];1;0)));[.$D$18];IF(IF(ISERROR(INDIRECT(&quot;$P$&quot;&amp;MATCH(DATE([.$AJ$2];[.$C4];[.M$2]);[.$D$27:.$D$65];0)+MATCH(&quot;Za sobotę&quot;;[.$P:.$P];0)));FALSE();NOT(ISBLANK(INDIRECT(&quot;$P$&quot;&amp;MATCH(DATE([.$AJ$2];[.$C4];[.M$2]);[.$D$27:.$D$65];0)+MATCH(&quot;Za sobotę&quot;;[.$P:.$P];0)))));[.$D$21];IF(IF(ISERROR(INDIRECT(&quot;$G$&quot;&amp;MATCH(DATE([.$AJ$2];[.$C4];[.M$2]);[.$D$27:.$D$65];0)+MATCH(&quot;Zaległy&quot;;[.$G:.$G];0)));FALSE();NOT(ISBLANK(INDIRECT(&quot;$G$&quot;&amp;MATCH(DATE([.$AJ$2];[.$C4];[.M$2]);[.$D$27:.$D$65];0)+MATCH(&quot;Zaległy&quot;;[.$G:.$G];0)))));[.$D$20];IF(NOT(ISERROR(VLOOKUP(DATE([.$AJ$2];[.$C4];[.M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N$2]));[.$D$16];IF(COM.MICROSOFT.SWITCH(WEEKDAY(DATE([.$AJ$2];[.$C4];[.N$2]));7;TRUE();1;TRUE();FALSE());[.$D$17];IF(NOT(ISERROR(VLOOKUP(DATE([.$AJ$2];[.$C4];[.N$2]);[.$AL:.$AL];1;0)));[.$D$18];IF(IF(ISERROR(INDIRECT(&quot;$P$&quot;&amp;MATCH(DATE([.$AJ$2];[.$C4];[.N$2]);[.$D$27:.$D$65];0)+MATCH(&quot;Za sobotę&quot;;[.$P:.$P];0)));FALSE();NOT(ISBLANK(INDIRECT(&quot;$P$&quot;&amp;MATCH(DATE([.$AJ$2];[.$C4];[.N$2]);[.$D$27:.$D$65];0)+MATCH(&quot;Za sobotę&quot;;[.$P:.$P];0)))));[.$D$21];IF(IF(ISERROR(INDIRECT(&quot;$G$&quot;&amp;MATCH(DATE([.$AJ$2];[.$C4];[.N$2]);[.$D$27:.$D$65];0)+MATCH(&quot;Zaległy&quot;;[.$G:.$G];0)));FALSE();NOT(ISBLANK(INDIRECT(&quot;$G$&quot;&amp;MATCH(DATE([.$AJ$2];[.$C4];[.N$2]);[.$D$27:.$D$65];0)+MATCH(&quot;Zaległy&quot;;[.$G:.$G];0)))));[.$D$20];IF(NOT(ISERROR(VLOOKUP(DATE([.$AJ$2];[.$C4];[.N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O$2]));[.$D$16];IF(COM.MICROSOFT.SWITCH(WEEKDAY(DATE([.$AJ$2];[.$C4];[.O$2]));7;TRUE();1;TRUE();FALSE());[.$D$17];IF(NOT(ISERROR(VLOOKUP(DATE([.$AJ$2];[.$C4];[.O$2]);[.$AL:.$AL];1;0)));[.$D$18];IF(IF(ISERROR(INDIRECT(&quot;$P$&quot;&amp;MATCH(DATE([.$AJ$2];[.$C4];[.O$2]);[.$D$27:.$D$65];0)+MATCH(&quot;Za sobotę&quot;;[.$P:.$P];0)));FALSE();NOT(ISBLANK(INDIRECT(&quot;$P$&quot;&amp;MATCH(DATE([.$AJ$2];[.$C4];[.O$2]);[.$D$27:.$D$65];0)+MATCH(&quot;Za sobotę&quot;;[.$P:.$P];0)))));[.$D$21];IF(IF(ISERROR(INDIRECT(&quot;$G$&quot;&amp;MATCH(DATE([.$AJ$2];[.$C4];[.O$2]);[.$D$27:.$D$65];0)+MATCH(&quot;Zaległy&quot;;[.$G:.$G];0)));FALSE();NOT(ISBLANK(INDIRECT(&quot;$G$&quot;&amp;MATCH(DATE([.$AJ$2];[.$C4];[.O$2]);[.$D$27:.$D$65];0)+MATCH(&quot;Zaległy&quot;;[.$G:.$G];0)))));[.$D$20];IF(NOT(ISERROR(VLOOKUP(DATE([.$AJ$2];[.$C4];[.O$2]);[.$AM:.$AM];1;0)));[.$D$19];&quot;&quot;))))))">
            <text:p/>
          </table:table-cell>
          <table:table-cell table:style-name="ce117" table:formula="of:=IF(MONTH(DATE([.$AJ$2];[.$C4];[.$D$2]))&lt;&gt;MONTH(DATE([.$AJ$2];[.$C4];[.P$2]));[.$D$16];IF(COM.MICROSOFT.SWITCH(WEEKDAY(DATE([.$AJ$2];[.$C4];[.P$2]));7;TRUE();1;TRUE();FALSE());[.$D$17];IF(NOT(ISERROR(VLOOKUP(DATE([.$AJ$2];[.$C4];[.P$2]);[.$AL:.$AL];1;0)));[.$D$18];IF(IF(ISERROR(INDIRECT(&quot;$P$&quot;&amp;MATCH(DATE([.$AJ$2];[.$C4];[.P$2]);[.$D$27:.$D$65];0)+MATCH(&quot;Za sobotę&quot;;[.$P:.$P];0)));FALSE();NOT(ISBLANK(INDIRECT(&quot;$P$&quot;&amp;MATCH(DATE([.$AJ$2];[.$C4];[.P$2]);[.$D$27:.$D$65];0)+MATCH(&quot;Za sobotę&quot;;[.$P:.$P];0)))));[.$D$21];IF(IF(ISERROR(INDIRECT(&quot;$G$&quot;&amp;MATCH(DATE([.$AJ$2];[.$C4];[.P$2]);[.$D$27:.$D$65];0)+MATCH(&quot;Zaległy&quot;;[.$G:.$G];0)));FALSE();NOT(ISBLANK(INDIRECT(&quot;$G$&quot;&amp;MATCH(DATE([.$AJ$2];[.$C4];[.P$2]);[.$D$27:.$D$65];0)+MATCH(&quot;Zaległy&quot;;[.$G:.$G];0)))));[.$D$20];IF(NOT(ISERROR(VLOOKUP(DATE([.$AJ$2];[.$C4];[.P$2]);[.$AM:.$AM];1;0)));[.$D$19];&quot;&quot;))))))">
            <text:p/>
          </table:table-cell>
          <table:table-cell table:style-name="ce117" table:formula="of:=IF(MONTH(DATE([.$AJ$2];[.$C4];[.$D$2]))&lt;&gt;MONTH(DATE([.$AJ$2];[.$C4];[.Q$2]));[.$D$16];IF(COM.MICROSOFT.SWITCH(WEEKDAY(DATE([.$AJ$2];[.$C4];[.Q$2]));7;TRUE();1;TRUE();FALSE());[.$D$17];IF(NOT(ISERROR(VLOOKUP(DATE([.$AJ$2];[.$C4];[.Q$2]);[.$AL:.$AL];1;0)));[.$D$18];IF(IF(ISERROR(INDIRECT(&quot;$P$&quot;&amp;MATCH(DATE([.$AJ$2];[.$C4];[.Q$2]);[.$D$27:.$D$65];0)+MATCH(&quot;Za sobotę&quot;;[.$P:.$P];0)));FALSE();NOT(ISBLANK(INDIRECT(&quot;$P$&quot;&amp;MATCH(DATE([.$AJ$2];[.$C4];[.Q$2]);[.$D$27:.$D$65];0)+MATCH(&quot;Za sobotę&quot;;[.$P:.$P];0)))));[.$D$21];IF(IF(ISERROR(INDIRECT(&quot;$G$&quot;&amp;MATCH(DATE([.$AJ$2];[.$C4];[.Q$2]);[.$D$27:.$D$65];0)+MATCH(&quot;Zaległy&quot;;[.$G:.$G];0)));FALSE();NOT(ISBLANK(INDIRECT(&quot;$G$&quot;&amp;MATCH(DATE([.$AJ$2];[.$C4];[.Q$2]);[.$D$27:.$D$65];0)+MATCH(&quot;Zaległy&quot;;[.$G:.$G];0)))));[.$D$20];IF(NOT(ISERROR(VLOOKUP(DATE([.$AJ$2];[.$C4];[.Q$2]);[.$AM:.$AM];1;0)));[.$D$19];&quot;&quot;))))))">
            <text:p/>
          </table:table-cell>
          <table:table-cell table:style-name="ce117" table:formula="of:=IF(MONTH(DATE([.$AJ$2];[.$C4];[.$D$2]))&lt;&gt;MONTH(DATE([.$AJ$2];[.$C4];[.R$2]));[.$D$16];IF(COM.MICROSOFT.SWITCH(WEEKDAY(DATE([.$AJ$2];[.$C4];[.R$2]));7;TRUE();1;TRUE();FALSE());[.$D$17];IF(NOT(ISERROR(VLOOKUP(DATE([.$AJ$2];[.$C4];[.R$2]);[.$AL:.$AL];1;0)));[.$D$18];IF(IF(ISERROR(INDIRECT(&quot;$P$&quot;&amp;MATCH(DATE([.$AJ$2];[.$C4];[.R$2]);[.$D$27:.$D$65];0)+MATCH(&quot;Za sobotę&quot;;[.$P:.$P];0)));FALSE();NOT(ISBLANK(INDIRECT(&quot;$P$&quot;&amp;MATCH(DATE([.$AJ$2];[.$C4];[.R$2]);[.$D$27:.$D$65];0)+MATCH(&quot;Za sobotę&quot;;[.$P:.$P];0)))));[.$D$21];IF(IF(ISERROR(INDIRECT(&quot;$G$&quot;&amp;MATCH(DATE([.$AJ$2];[.$C4];[.R$2]);[.$D$27:.$D$65];0)+MATCH(&quot;Zaległy&quot;;[.$G:.$G];0)));FALSE();NOT(ISBLANK(INDIRECT(&quot;$G$&quot;&amp;MATCH(DATE([.$AJ$2];[.$C4];[.R$2]);[.$D$27:.$D$65];0)+MATCH(&quot;Zaległy&quot;;[.$G:.$G];0)))));[.$D$20];IF(NOT(ISERROR(VLOOKUP(DATE([.$AJ$2];[.$C4];[.R$2]);[.$AM:.$AM];1;0)));[.$D$19];&quot;&quot;))))))">
            <text:p/>
          </table:table-cell>
          <table:table-cell table:style-name="ce117" table:formula="of:=IF(MONTH(DATE([.$AJ$2];[.$C4];[.$D$2]))&lt;&gt;MONTH(DATE([.$AJ$2];[.$C4];[.S$2]));[.$D$16];IF(COM.MICROSOFT.SWITCH(WEEKDAY(DATE([.$AJ$2];[.$C4];[.S$2]));7;TRUE();1;TRUE();FALSE());[.$D$17];IF(NOT(ISERROR(VLOOKUP(DATE([.$AJ$2];[.$C4];[.S$2]);[.$AL:.$AL];1;0)));[.$D$18];IF(IF(ISERROR(INDIRECT(&quot;$P$&quot;&amp;MATCH(DATE([.$AJ$2];[.$C4];[.S$2]);[.$D$27:.$D$65];0)+MATCH(&quot;Za sobotę&quot;;[.$P:.$P];0)));FALSE();NOT(ISBLANK(INDIRECT(&quot;$P$&quot;&amp;MATCH(DATE([.$AJ$2];[.$C4];[.S$2]);[.$D$27:.$D$65];0)+MATCH(&quot;Za sobotę&quot;;[.$P:.$P];0)))));[.$D$21];IF(IF(ISERROR(INDIRECT(&quot;$G$&quot;&amp;MATCH(DATE([.$AJ$2];[.$C4];[.S$2]);[.$D$27:.$D$65];0)+MATCH(&quot;Zaległy&quot;;[.$G:.$G];0)));FALSE();NOT(ISBLANK(INDIRECT(&quot;$G$&quot;&amp;MATCH(DATE([.$AJ$2];[.$C4];[.S$2]);[.$D$27:.$D$65];0)+MATCH(&quot;Zaległy&quot;;[.$G:.$G];0)))));[.$D$20];IF(NOT(ISERROR(VLOOKUP(DATE([.$AJ$2];[.$C4];[.S$2]);[.$AM:.$AM];1;0)));[.$D$19];&quot;&quot;))))))">
            <text:p/>
          </table:table-cell>
          <table:table-cell table:style-name="ce117" table:formula="of:=IF(MONTH(DATE([.$AJ$2];[.$C4];[.$D$2]))&lt;&gt;MONTH(DATE([.$AJ$2];[.$C4];[.T$2]));[.$D$16];IF(COM.MICROSOFT.SWITCH(WEEKDAY(DATE([.$AJ$2];[.$C4];[.T$2]));7;TRUE();1;TRUE();FALSE());[.$D$17];IF(NOT(ISERROR(VLOOKUP(DATE([.$AJ$2];[.$C4];[.T$2]);[.$AL:.$AL];1;0)));[.$D$18];IF(IF(ISERROR(INDIRECT(&quot;$P$&quot;&amp;MATCH(DATE([.$AJ$2];[.$C4];[.T$2]);[.$D$27:.$D$65];0)+MATCH(&quot;Za sobotę&quot;;[.$P:.$P];0)));FALSE();NOT(ISBLANK(INDIRECT(&quot;$P$&quot;&amp;MATCH(DATE([.$AJ$2];[.$C4];[.T$2]);[.$D$27:.$D$65];0)+MATCH(&quot;Za sobotę&quot;;[.$P:.$P];0)))));[.$D$21];IF(IF(ISERROR(INDIRECT(&quot;$G$&quot;&amp;MATCH(DATE([.$AJ$2];[.$C4];[.T$2]);[.$D$27:.$D$65];0)+MATCH(&quot;Zaległy&quot;;[.$G:.$G];0)));FALSE();NOT(ISBLANK(INDIRECT(&quot;$G$&quot;&amp;MATCH(DATE([.$AJ$2];[.$C4];[.T$2]);[.$D$27:.$D$65];0)+MATCH(&quot;Zaległy&quot;;[.$G:.$G];0)))));[.$D$20];IF(NOT(ISERROR(VLOOKUP(DATE([.$AJ$2];[.$C4];[.T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U$2]));[.$D$16];IF(COM.MICROSOFT.SWITCH(WEEKDAY(DATE([.$AJ$2];[.$C4];[.U$2]));7;TRUE();1;TRUE();FALSE());[.$D$17];IF(NOT(ISERROR(VLOOKUP(DATE([.$AJ$2];[.$C4];[.U$2]);[.$AL:.$AL];1;0)));[.$D$18];IF(IF(ISERROR(INDIRECT(&quot;$P$&quot;&amp;MATCH(DATE([.$AJ$2];[.$C4];[.U$2]);[.$D$27:.$D$65];0)+MATCH(&quot;Za sobotę&quot;;[.$P:.$P];0)));FALSE();NOT(ISBLANK(INDIRECT(&quot;$P$&quot;&amp;MATCH(DATE([.$AJ$2];[.$C4];[.U$2]);[.$D$27:.$D$65];0)+MATCH(&quot;Za sobotę&quot;;[.$P:.$P];0)))));[.$D$21];IF(IF(ISERROR(INDIRECT(&quot;$G$&quot;&amp;MATCH(DATE([.$AJ$2];[.$C4];[.U$2]);[.$D$27:.$D$65];0)+MATCH(&quot;Zaległy&quot;;[.$G:.$G];0)));FALSE();NOT(ISBLANK(INDIRECT(&quot;$G$&quot;&amp;MATCH(DATE([.$AJ$2];[.$C4];[.U$2]);[.$D$27:.$D$65];0)+MATCH(&quot;Zaległy&quot;;[.$G:.$G];0)))));[.$D$20];IF(NOT(ISERROR(VLOOKUP(DATE([.$AJ$2];[.$C4];[.U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V$2]));[.$D$16];IF(COM.MICROSOFT.SWITCH(WEEKDAY(DATE([.$AJ$2];[.$C4];[.V$2]));7;TRUE();1;TRUE();FALSE());[.$D$17];IF(NOT(ISERROR(VLOOKUP(DATE([.$AJ$2];[.$C4];[.V$2]);[.$AL:.$AL];1;0)));[.$D$18];IF(IF(ISERROR(INDIRECT(&quot;$P$&quot;&amp;MATCH(DATE([.$AJ$2];[.$C4];[.V$2]);[.$D$27:.$D$65];0)+MATCH(&quot;Za sobotę&quot;;[.$P:.$P];0)));FALSE();NOT(ISBLANK(INDIRECT(&quot;$P$&quot;&amp;MATCH(DATE([.$AJ$2];[.$C4];[.V$2]);[.$D$27:.$D$65];0)+MATCH(&quot;Za sobotę&quot;;[.$P:.$P];0)))));[.$D$21];IF(IF(ISERROR(INDIRECT(&quot;$G$&quot;&amp;MATCH(DATE([.$AJ$2];[.$C4];[.V$2]);[.$D$27:.$D$65];0)+MATCH(&quot;Zaległy&quot;;[.$G:.$G];0)));FALSE();NOT(ISBLANK(INDIRECT(&quot;$G$&quot;&amp;MATCH(DATE([.$AJ$2];[.$C4];[.V$2]);[.$D$27:.$D$65];0)+MATCH(&quot;Zaległy&quot;;[.$G:.$G];0)))));[.$D$20];IF(NOT(ISERROR(VLOOKUP(DATE([.$AJ$2];[.$C4];[.V$2]);[.$AM:.$AM];1;0)));[.$D$19];&quot;&quot;))))))">
            <text:p/>
          </table:table-cell>
          <table:table-cell table:style-name="ce117" table:formula="of:=IF(MONTH(DATE([.$AJ$2];[.$C4];[.$D$2]))&lt;&gt;MONTH(DATE([.$AJ$2];[.$C4];[.W$2]));[.$D$16];IF(COM.MICROSOFT.SWITCH(WEEKDAY(DATE([.$AJ$2];[.$C4];[.W$2]));7;TRUE();1;TRUE();FALSE());[.$D$17];IF(NOT(ISERROR(VLOOKUP(DATE([.$AJ$2];[.$C4];[.W$2]);[.$AL:.$AL];1;0)));[.$D$18];IF(IF(ISERROR(INDIRECT(&quot;$P$&quot;&amp;MATCH(DATE([.$AJ$2];[.$C4];[.W$2]);[.$D$27:.$D$65];0)+MATCH(&quot;Za sobotę&quot;;[.$P:.$P];0)));FALSE();NOT(ISBLANK(INDIRECT(&quot;$P$&quot;&amp;MATCH(DATE([.$AJ$2];[.$C4];[.W$2]);[.$D$27:.$D$65];0)+MATCH(&quot;Za sobotę&quot;;[.$P:.$P];0)))));[.$D$21];IF(IF(ISERROR(INDIRECT(&quot;$G$&quot;&amp;MATCH(DATE([.$AJ$2];[.$C4];[.W$2]);[.$D$27:.$D$65];0)+MATCH(&quot;Zaległy&quot;;[.$G:.$G];0)));FALSE();NOT(ISBLANK(INDIRECT(&quot;$G$&quot;&amp;MATCH(DATE([.$AJ$2];[.$C4];[.W$2]);[.$D$27:.$D$65];0)+MATCH(&quot;Zaległy&quot;;[.$G:.$G];0)))));[.$D$20];IF(NOT(ISERROR(VLOOKUP(DATE([.$AJ$2];[.$C4];[.W$2]);[.$AM:.$AM];1;0)));[.$D$19];&quot;&quot;))))))">
            <text:p/>
          </table:table-cell>
          <table:table-cell table:style-name="ce117" table:formula="of:=IF(MONTH(DATE([.$AJ$2];[.$C4];[.$D$2]))&lt;&gt;MONTH(DATE([.$AJ$2];[.$C4];[.X$2]));[.$D$16];IF(COM.MICROSOFT.SWITCH(WEEKDAY(DATE([.$AJ$2];[.$C4];[.X$2]));7;TRUE();1;TRUE();FALSE());[.$D$17];IF(NOT(ISERROR(VLOOKUP(DATE([.$AJ$2];[.$C4];[.X$2]);[.$AL:.$AL];1;0)));[.$D$18];IF(IF(ISERROR(INDIRECT(&quot;$P$&quot;&amp;MATCH(DATE([.$AJ$2];[.$C4];[.X$2]);[.$D$27:.$D$65];0)+MATCH(&quot;Za sobotę&quot;;[.$P:.$P];0)));FALSE();NOT(ISBLANK(INDIRECT(&quot;$P$&quot;&amp;MATCH(DATE([.$AJ$2];[.$C4];[.X$2]);[.$D$27:.$D$65];0)+MATCH(&quot;Za sobotę&quot;;[.$P:.$P];0)))));[.$D$21];IF(IF(ISERROR(INDIRECT(&quot;$G$&quot;&amp;MATCH(DATE([.$AJ$2];[.$C4];[.X$2]);[.$D$27:.$D$65];0)+MATCH(&quot;Zaległy&quot;;[.$G:.$G];0)));FALSE();NOT(ISBLANK(INDIRECT(&quot;$G$&quot;&amp;MATCH(DATE([.$AJ$2];[.$C4];[.X$2]);[.$D$27:.$D$65];0)+MATCH(&quot;Zaległy&quot;;[.$G:.$G];0)))));[.$D$20];IF(NOT(ISERROR(VLOOKUP(DATE([.$AJ$2];[.$C4];[.X$2]);[.$AM:.$AM];1;0)));[.$D$19];&quot;&quot;))))))">
            <text:p/>
          </table:table-cell>
          <table:table-cell table:style-name="ce117" table:formula="of:=IF(MONTH(DATE([.$AJ$2];[.$C4];[.$D$2]))&lt;&gt;MONTH(DATE([.$AJ$2];[.$C4];[.Y$2]));[.$D$16];IF(COM.MICROSOFT.SWITCH(WEEKDAY(DATE([.$AJ$2];[.$C4];[.Y$2]));7;TRUE();1;TRUE();FALSE());[.$D$17];IF(NOT(ISERROR(VLOOKUP(DATE([.$AJ$2];[.$C4];[.Y$2]);[.$AL:.$AL];1;0)));[.$D$18];IF(IF(ISERROR(INDIRECT(&quot;$P$&quot;&amp;MATCH(DATE([.$AJ$2];[.$C4];[.Y$2]);[.$D$27:.$D$65];0)+MATCH(&quot;Za sobotę&quot;;[.$P:.$P];0)));FALSE();NOT(ISBLANK(INDIRECT(&quot;$P$&quot;&amp;MATCH(DATE([.$AJ$2];[.$C4];[.Y$2]);[.$D$27:.$D$65];0)+MATCH(&quot;Za sobotę&quot;;[.$P:.$P];0)))));[.$D$21];IF(IF(ISERROR(INDIRECT(&quot;$G$&quot;&amp;MATCH(DATE([.$AJ$2];[.$C4];[.Y$2]);[.$D$27:.$D$65];0)+MATCH(&quot;Zaległy&quot;;[.$G:.$G];0)));FALSE();NOT(ISBLANK(INDIRECT(&quot;$G$&quot;&amp;MATCH(DATE([.$AJ$2];[.$C4];[.Y$2]);[.$D$27:.$D$65];0)+MATCH(&quot;Zaległy&quot;;[.$G:.$G];0)))));[.$D$20];IF(NOT(ISERROR(VLOOKUP(DATE([.$AJ$2];[.$C4];[.Y$2]);[.$AM:.$AM];1;0)));[.$D$19];&quot;&quot;))))))">
            <text:p/>
          </table:table-cell>
          <table:table-cell table:style-name="ce117" table:formula="of:=IF(MONTH(DATE([.$AJ$2];[.$C4];[.$D$2]))&lt;&gt;MONTH(DATE([.$AJ$2];[.$C4];[.Z$2]));[.$D$16];IF(COM.MICROSOFT.SWITCH(WEEKDAY(DATE([.$AJ$2];[.$C4];[.Z$2]));7;TRUE();1;TRUE();FALSE());[.$D$17];IF(NOT(ISERROR(VLOOKUP(DATE([.$AJ$2];[.$C4];[.Z$2]);[.$AL:.$AL];1;0)));[.$D$18];IF(IF(ISERROR(INDIRECT(&quot;$P$&quot;&amp;MATCH(DATE([.$AJ$2];[.$C4];[.Z$2]);[.$D$27:.$D$65];0)+MATCH(&quot;Za sobotę&quot;;[.$P:.$P];0)));FALSE();NOT(ISBLANK(INDIRECT(&quot;$P$&quot;&amp;MATCH(DATE([.$AJ$2];[.$C4];[.Z$2]);[.$D$27:.$D$65];0)+MATCH(&quot;Za sobotę&quot;;[.$P:.$P];0)))));[.$D$21];IF(IF(ISERROR(INDIRECT(&quot;$G$&quot;&amp;MATCH(DATE([.$AJ$2];[.$C4];[.Z$2]);[.$D$27:.$D$65];0)+MATCH(&quot;Zaległy&quot;;[.$G:.$G];0)));FALSE();NOT(ISBLANK(INDIRECT(&quot;$G$&quot;&amp;MATCH(DATE([.$AJ$2];[.$C4];[.Z$2]);[.$D$27:.$D$65];0)+MATCH(&quot;Zaległy&quot;;[.$G:.$G];0)))));[.$D$20];IF(NOT(ISERROR(VLOOKUP(DATE([.$AJ$2];[.$C4];[.Z$2]);[.$AM:.$AM];1;0)));[.$D$19];&quot;&quot;))))))">
            <text:p/>
          </table:table-cell>
          <table:table-cell table:style-name="ce117" table:formula="of:=IF(MONTH(DATE([.$AJ$2];[.$C4];[.$D$2]))&lt;&gt;MONTH(DATE([.$AJ$2];[.$C4];[.AA$2]));[.$D$16];IF(COM.MICROSOFT.SWITCH(WEEKDAY(DATE([.$AJ$2];[.$C4];[.AA$2]));7;TRUE();1;TRUE();FALSE());[.$D$17];IF(NOT(ISERROR(VLOOKUP(DATE([.$AJ$2];[.$C4];[.AA$2]);[.$AL:.$AL];1;0)));[.$D$18];IF(IF(ISERROR(INDIRECT(&quot;$P$&quot;&amp;MATCH(DATE([.$AJ$2];[.$C4];[.AA$2]);[.$D$27:.$D$65];0)+MATCH(&quot;Za sobotę&quot;;[.$P:.$P];0)));FALSE();NOT(ISBLANK(INDIRECT(&quot;$P$&quot;&amp;MATCH(DATE([.$AJ$2];[.$C4];[.AA$2]);[.$D$27:.$D$65];0)+MATCH(&quot;Za sobotę&quot;;[.$P:.$P];0)))));[.$D$21];IF(IF(ISERROR(INDIRECT(&quot;$G$&quot;&amp;MATCH(DATE([.$AJ$2];[.$C4];[.AA$2]);[.$D$27:.$D$65];0)+MATCH(&quot;Zaległy&quot;;[.$G:.$G];0)));FALSE();NOT(ISBLANK(INDIRECT(&quot;$G$&quot;&amp;MATCH(DATE([.$AJ$2];[.$C4];[.AA$2]);[.$D$27:.$D$65];0)+MATCH(&quot;Zaległy&quot;;[.$G:.$G];0)))));[.$D$20];IF(NOT(ISERROR(VLOOKUP(DATE([.$AJ$2];[.$C4];[.AA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AB$2]));[.$D$16];IF(COM.MICROSOFT.SWITCH(WEEKDAY(DATE([.$AJ$2];[.$C4];[.AB$2]));7;TRUE();1;TRUE();FALSE());[.$D$17];IF(NOT(ISERROR(VLOOKUP(DATE([.$AJ$2];[.$C4];[.AB$2]);[.$AL:.$AL];1;0)));[.$D$18];IF(IF(ISERROR(INDIRECT(&quot;$P$&quot;&amp;MATCH(DATE([.$AJ$2];[.$C4];[.AB$2]);[.$D$27:.$D$65];0)+MATCH(&quot;Za sobotę&quot;;[.$P:.$P];0)));FALSE();NOT(ISBLANK(INDIRECT(&quot;$P$&quot;&amp;MATCH(DATE([.$AJ$2];[.$C4];[.AB$2]);[.$D$27:.$D$65];0)+MATCH(&quot;Za sobotę&quot;;[.$P:.$P];0)))));[.$D$21];IF(IF(ISERROR(INDIRECT(&quot;$G$&quot;&amp;MATCH(DATE([.$AJ$2];[.$C4];[.AB$2]);[.$D$27:.$D$65];0)+MATCH(&quot;Zaległy&quot;;[.$G:.$G];0)));FALSE();NOT(ISBLANK(INDIRECT(&quot;$G$&quot;&amp;MATCH(DATE([.$AJ$2];[.$C4];[.AB$2]);[.$D$27:.$D$65];0)+MATCH(&quot;Zaległy&quot;;[.$G:.$G];0)))));[.$D$20];IF(NOT(ISERROR(VLOOKUP(DATE([.$AJ$2];[.$C4];[.AB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4];[.$D$2]))&lt;&gt;MONTH(DATE([.$AJ$2];[.$C4];[.AC$2]));[.$D$16];IF(COM.MICROSOFT.SWITCH(WEEKDAY(DATE([.$AJ$2];[.$C4];[.AC$2]));7;TRUE();1;TRUE();FALSE());[.$D$17];IF(NOT(ISERROR(VLOOKUP(DATE([.$AJ$2];[.$C4];[.AC$2]);[.$AL:.$AL];1;0)));[.$D$18];IF(IF(ISERROR(INDIRECT(&quot;$P$&quot;&amp;MATCH(DATE([.$AJ$2];[.$C4];[.AC$2]);[.$D$27:.$D$65];0)+MATCH(&quot;Za sobotę&quot;;[.$P:.$P];0)));FALSE();NOT(ISBLANK(INDIRECT(&quot;$P$&quot;&amp;MATCH(DATE([.$AJ$2];[.$C4];[.AC$2]);[.$D$27:.$D$65];0)+MATCH(&quot;Za sobotę&quot;;[.$P:.$P];0)))));[.$D$21];IF(IF(ISERROR(INDIRECT(&quot;$G$&quot;&amp;MATCH(DATE([.$AJ$2];[.$C4];[.AC$2]);[.$D$27:.$D$65];0)+MATCH(&quot;Zaległy&quot;;[.$G:.$G];0)));FALSE();NOT(ISBLANK(INDIRECT(&quot;$G$&quot;&amp;MATCH(DATE([.$AJ$2];[.$C4];[.AC$2]);[.$D$27:.$D$65];0)+MATCH(&quot;Zaległy&quot;;[.$G:.$G];0)))));[.$D$20];IF(NOT(ISERROR(VLOOKUP(DATE([.$AJ$2];[.$C4];[.AC$2]);[.$AM:.$AM];1;0)));[.$D$19];&quot;&quot;))))))">
            <text:p/>
          </table:table-cell>
          <table:table-cell table:style-name="ce117" table:formula="of:=IF(MONTH(DATE([.$AJ$2];[.$C4];[.$D$2]))&lt;&gt;MONTH(DATE([.$AJ$2];[.$C4];[.AD$2]));[.$D$16];IF(COM.MICROSOFT.SWITCH(WEEKDAY(DATE([.$AJ$2];[.$C4];[.AD$2]));7;TRUE();1;TRUE();FALSE());[.$D$17];IF(NOT(ISERROR(VLOOKUP(DATE([.$AJ$2];[.$C4];[.AD$2]);[.$AL:.$AL];1;0)));[.$D$18];IF(IF(ISERROR(INDIRECT(&quot;$P$&quot;&amp;MATCH(DATE([.$AJ$2];[.$C4];[.AD$2]);[.$D$27:.$D$65];0)+MATCH(&quot;Za sobotę&quot;;[.$P:.$P];0)));FALSE();NOT(ISBLANK(INDIRECT(&quot;$P$&quot;&amp;MATCH(DATE([.$AJ$2];[.$C4];[.AD$2]);[.$D$27:.$D$65];0)+MATCH(&quot;Za sobotę&quot;;[.$P:.$P];0)))));[.$D$21];IF(IF(ISERROR(INDIRECT(&quot;$G$&quot;&amp;MATCH(DATE([.$AJ$2];[.$C4];[.AD$2]);[.$D$27:.$D$65];0)+MATCH(&quot;Zaległy&quot;;[.$G:.$G];0)));FALSE();NOT(ISBLANK(INDIRECT(&quot;$G$&quot;&amp;MATCH(DATE([.$AJ$2];[.$C4];[.AD$2]);[.$D$27:.$D$65];0)+MATCH(&quot;Zaległy&quot;;[.$G:.$G];0)))));[.$D$20];IF(NOT(ISERROR(VLOOKUP(DATE([.$AJ$2];[.$C4];[.AD$2]);[.$AM:.$AM];1;0)));[.$D$19];&quot;&quot;))))))">
            <text:p/>
          </table:table-cell>
          <table:table-cell table:style-name="ce117" table:formula="of:=IF(MONTH(DATE([.$AJ$2];[.$C4];[.$D$2]))&lt;&gt;MONTH(DATE([.$AJ$2];[.$C4];[.AE$2]));[.$D$16];IF(COM.MICROSOFT.SWITCH(WEEKDAY(DATE([.$AJ$2];[.$C4];[.AE$2]));7;TRUE();1;TRUE();FALSE());[.$D$17];IF(NOT(ISERROR(VLOOKUP(DATE([.$AJ$2];[.$C4];[.AE$2]);[.$AL:.$AL];1;0)));[.$D$18];IF(IF(ISERROR(INDIRECT(&quot;$P$&quot;&amp;MATCH(DATE([.$AJ$2];[.$C4];[.AE$2]);[.$D$27:.$D$65];0)+MATCH(&quot;Za sobotę&quot;;[.$P:.$P];0)));FALSE();NOT(ISBLANK(INDIRECT(&quot;$P$&quot;&amp;MATCH(DATE([.$AJ$2];[.$C4];[.AE$2]);[.$D$27:.$D$65];0)+MATCH(&quot;Za sobotę&quot;;[.$P:.$P];0)))));[.$D$21];IF(IF(ISERROR(INDIRECT(&quot;$G$&quot;&amp;MATCH(DATE([.$AJ$2];[.$C4];[.AE$2]);[.$D$27:.$D$65];0)+MATCH(&quot;Zaległy&quot;;[.$G:.$G];0)));FALSE();NOT(ISBLANK(INDIRECT(&quot;$G$&quot;&amp;MATCH(DATE([.$AJ$2];[.$C4];[.AE$2]);[.$D$27:.$D$65];0)+MATCH(&quot;Zaległy&quot;;[.$G:.$G];0)))));[.$D$20];IF(NOT(ISERROR(VLOOKUP(DATE([.$AJ$2];[.$C4];[.AE$2]);[.$AM:.$AM];1;0)));[.$D$19];&quot;&quot;))))))">
            <text:p/>
          </table:table-cell>
          <table:table-cell table:style-name="ce117" table:formula="of:=IF(MONTH(DATE([.$AJ$2];[.$C4];[.$D$2]))&lt;&gt;MONTH(DATE([.$AJ$2];[.$C4];[.AF$2]));[.$D$16];IF(COM.MICROSOFT.SWITCH(WEEKDAY(DATE([.$AJ$2];[.$C4];[.AF$2]));7;TRUE();1;TRUE();FALSE());[.$D$17];IF(NOT(ISERROR(VLOOKUP(DATE([.$AJ$2];[.$C4];[.AF$2]);[.$AL:.$AL];1;0)));[.$D$18];IF(IF(ISERROR(INDIRECT(&quot;$P$&quot;&amp;MATCH(DATE([.$AJ$2];[.$C4];[.AF$2]);[.$D$27:.$D$65];0)+MATCH(&quot;Za sobotę&quot;;[.$P:.$P];0)));FALSE();NOT(ISBLANK(INDIRECT(&quot;$P$&quot;&amp;MATCH(DATE([.$AJ$2];[.$C4];[.AF$2]);[.$D$27:.$D$65];0)+MATCH(&quot;Za sobotę&quot;;[.$P:.$P];0)))));[.$D$21];IF(IF(ISERROR(INDIRECT(&quot;$G$&quot;&amp;MATCH(DATE([.$AJ$2];[.$C4];[.AF$2]);[.$D$27:.$D$65];0)+MATCH(&quot;Zaległy&quot;;[.$G:.$G];0)));FALSE();NOT(ISBLANK(INDIRECT(&quot;$G$&quot;&amp;MATCH(DATE([.$AJ$2];[.$C4];[.AF$2]);[.$D$27:.$D$65];0)+MATCH(&quot;Zaległy&quot;;[.$G:.$G];0)))));[.$D$20];IF(NOT(ISERROR(VLOOKUP(DATE([.$AJ$2];[.$C4];[.AF$2]);[.$AM:.$AM];1;0)));[.$D$19];&quot;&quot;))))))">
            <text:p/>
          </table:table-cell>
          <table:table-cell table:style-name="ce117" table:formula="of:=IF(MONTH(DATE([.$AJ$2];[.$C4];[.$D$2]))&lt;&gt;MONTH(DATE([.$AJ$2];[.$C4];[.AG$2]));[.$D$16];IF(COM.MICROSOFT.SWITCH(WEEKDAY(DATE([.$AJ$2];[.$C4];[.AG$2]));7;TRUE();1;TRUE();FALSE());[.$D$17];IF(NOT(ISERROR(VLOOKUP(DATE([.$AJ$2];[.$C4];[.AG$2]);[.$AL:.$AL];1;0)));[.$D$18];IF(IF(ISERROR(INDIRECT(&quot;$P$&quot;&amp;MATCH(DATE([.$AJ$2];[.$C4];[.AG$2]);[.$D$27:.$D$65];0)+MATCH(&quot;Za sobotę&quot;;[.$P:.$P];0)));FALSE();NOT(ISBLANK(INDIRECT(&quot;$P$&quot;&amp;MATCH(DATE([.$AJ$2];[.$C4];[.AG$2]);[.$D$27:.$D$65];0)+MATCH(&quot;Za sobotę&quot;;[.$P:.$P];0)))));[.$D$21];IF(IF(ISERROR(INDIRECT(&quot;$G$&quot;&amp;MATCH(DATE([.$AJ$2];[.$C4];[.AG$2]);[.$D$27:.$D$65];0)+MATCH(&quot;Zaległy&quot;;[.$G:.$G];0)));FALSE();NOT(ISBLANK(INDIRECT(&quot;$G$&quot;&amp;MATCH(DATE([.$AJ$2];[.$C4];[.AG$2]);[.$D$27:.$D$65];0)+MATCH(&quot;Zaległy&quot;;[.$G:.$G];0)))));[.$D$20];IF(NOT(ISERROR(VLOOKUP(DATE([.$AJ$2];[.$C4];[.AG$2]);[.$AM:.$AM];1;0)));[.$D$19];&quot;&quot;))))))" office:value-type="string" office:string-value="•" calcext:value-type="string">
            <text:p>•</text:p>
          </table:table-cell>
          <table:table-cell table:style-name="ce120" table:formula="of:=IF(MONTH(DATE([.$AJ$2];[.$C4];[.$D$2]))&lt;&gt;MONTH(DATE([.$AJ$2];[.$C4];[.AH$2]));[.$D$16];IF(COM.MICROSOFT.SWITCH(WEEKDAY(DATE([.$AJ$2];[.$C4];[.AH$2]));7;TRUE();1;TRUE();FALSE());[.$D$17];IF(NOT(ISERROR(VLOOKUP(DATE([.$AJ$2];[.$C4];[.AH$2]);[.$AL:.$AL];1;0)));[.$D$18];IF(IF(ISERROR(INDIRECT(&quot;$P$&quot;&amp;MATCH(DATE([.$AJ$2];[.$C4];[.AH$2]);[.$D$27:.$D$65];0)+MATCH(&quot;Za sobotę&quot;;[.$P:.$P];0)));FALSE();NOT(ISBLANK(INDIRECT(&quot;$P$&quot;&amp;MATCH(DATE([.$AJ$2];[.$C4];[.AH$2]);[.$D$27:.$D$65];0)+MATCH(&quot;Za sobotę&quot;;[.$P:.$P];0)))));[.$D$21];IF(IF(ISERROR(INDIRECT(&quot;$G$&quot;&amp;MATCH(DATE([.$AJ$2];[.$C4];[.AH$2]);[.$D$27:.$D$65];0)+MATCH(&quot;Zaległy&quot;;[.$G:.$G];0)));FALSE();NOT(ISBLANK(INDIRECT(&quot;$G$&quot;&amp;MATCH(DATE([.$AJ$2];[.$C4];[.AH$2]);[.$D$27:.$D$65];0)+MATCH(&quot;Zaległy&quot;;[.$G:.$G];0)))));[.$D$20];IF(NOT(ISERROR(VLOOKUP(DATE([.$AJ$2];[.$C4];[.AH$2]);[.$AM:.$AM];1;0)));[.$D$19];&quot;&quot;))))))" office:value-type="string" office:string-value="•" calcext:value-type="string">
            <text:p>•</text:p>
          </table:table-cell>
          <table:table-cell/>
          <table:table-cell table:style-name="ce61" office:value-type="string" calcext:value-type="string">
            <text:p>Dzień</text:p>
          </table:table-cell>
          <table:table-cell table:style-name="ce42" office:value-type="string" calcext:value-type="string">
            <text:p>Nazwa święta / wydarzenia</text:p>
          </table:table-cell>
          <table:table-cell table:formula="of:=IF(NOT(ISBLANK([.$AJ7]));IFERROR(DATEVALUE([.$AJ7]&amp;&quot;.&quot;&amp;[.$AJ$2]);DATE([.$AJ$2];MONTH([.$AJ7]);DAY([.$AJ7])));&quot;&quot;)" office:value-type="date" office:date-value="2024-05-01" calcext:value-type="date">
            <text:p>1 maja 2024 (środa)</text:p>
          </table:table-cell>
          <table:table-cell table:style-name="ce62" table:formula="of:=IF(NOT(ISBLANK([.$D29]));IFERROR(DATEVALUE([.$D29]&amp;&quot;.&quot;&amp;[.$AJ$2]);DATE([.$AJ$2];MONTH([.$D29]);DAY([.$D29])));&quot;&quot;)">
            <text:p/>
          </table:table-cell>
          <table:table-cell/>
          <table:table-cell table:style-name="Default" table:number-columns-repeated="7"/>
          <table:table-cell table:number-columns-repeated="976"/>
        </table:table-row>
        <table:table-row table:style-name="ro1">
          <table:covered-table-cell table:style-name="ce45"/>
          <table:table-cell table:style-name="ce34" table:formula="of:=DATE([.$AJ$2];[.$C5];1)" office:value-type="date" office:date-value="2024-03-01" calcext:value-type="date">
            <text:p>marzec</text:p>
          </table:table-cell>
          <table:table-cell table:style-name="ce45" office:value-type="float" office:value="3" calcext:value-type="float">
            <text:p>3</text:p>
          </table:table-cell>
          <table:table-cell table:style-name="ce113" table:formula="of:=IF(MONTH(DATE([.$AJ$2];[.$C5];[.$D$2]))&lt;&gt;MONTH(DATE([.$AJ$2];[.$C5];[.D$2]));[.$D$16];IF(COM.MICROSOFT.SWITCH(WEEKDAY(DATE([.$AJ$2];[.$C5];[.D$2]));7;TRUE();1;TRUE();FALSE());[.$D$17];IF(NOT(ISERROR(VLOOKUP(DATE([.$AJ$2];[.$C5];[.D$2]);[.$AL:.$AL];1;0)));[.$D$18];IF(IF(ISERROR(INDIRECT(&quot;$P$&quot;&amp;MATCH(DATE([.$AJ$2];[.$C5];[.D$2]);[.$D$27:.$D$65];0)+MATCH(&quot;Za sobotę&quot;;[.$P:.$P];0)));FALSE();NOT(ISBLANK(INDIRECT(&quot;$P$&quot;&amp;MATCH(DATE([.$AJ$2];[.$C5];[.D$2]);[.$D$27:.$D$65];0)+MATCH(&quot;Za sobotę&quot;;[.$P:.$P];0)))));[.$D$21];IF(IF(ISERROR(INDIRECT(&quot;$G$&quot;&amp;MATCH(DATE([.$AJ$2];[.$C5];[.D$2]);[.$D$27:.$D$65];0)+MATCH(&quot;Zaległy&quot;;[.$G:.$G];0)));FALSE();NOT(ISBLANK(INDIRECT(&quot;$G$&quot;&amp;MATCH(DATE([.$AJ$2];[.$C5];[.D$2]);[.$D$27:.$D$65];0)+MATCH(&quot;Zaległy&quot;;[.$G:.$G];0)))));[.$D$20];IF(NOT(ISERROR(VLOOKUP(DATE([.$AJ$2];[.$C5];[.D$2]);[.$AM:.$AM];1;0)));[.$D$19];&quot;&quot;))))))">
            <text:p/>
          </table:table-cell>
          <table:table-cell table:style-name="ce117" table:formula="of:=IF(MONTH(DATE([.$AJ$2];[.$C5];[.$D$2]))&lt;&gt;MONTH(DATE([.$AJ$2];[.$C5];[.E$2]));[.$D$16];IF(COM.MICROSOFT.SWITCH(WEEKDAY(DATE([.$AJ$2];[.$C5];[.E$2]));7;TRUE();1;TRUE();FALSE());[.$D$17];IF(NOT(ISERROR(VLOOKUP(DATE([.$AJ$2];[.$C5];[.E$2]);[.$AL:.$AL];1;0)));[.$D$18];IF(IF(ISERROR(INDIRECT(&quot;$P$&quot;&amp;MATCH(DATE([.$AJ$2];[.$C5];[.E$2]);[.$D$27:.$D$65];0)+MATCH(&quot;Za sobotę&quot;;[.$P:.$P];0)));FALSE();NOT(ISBLANK(INDIRECT(&quot;$P$&quot;&amp;MATCH(DATE([.$AJ$2];[.$C5];[.E$2]);[.$D$27:.$D$65];0)+MATCH(&quot;Za sobotę&quot;;[.$P:.$P];0)))));[.$D$21];IF(IF(ISERROR(INDIRECT(&quot;$G$&quot;&amp;MATCH(DATE([.$AJ$2];[.$C5];[.E$2]);[.$D$27:.$D$65];0)+MATCH(&quot;Zaległy&quot;;[.$G:.$G];0)));FALSE();NOT(ISBLANK(INDIRECT(&quot;$G$&quot;&amp;MATCH(DATE([.$AJ$2];[.$C5];[.E$2]);[.$D$27:.$D$65];0)+MATCH(&quot;Zaległy&quot;;[.$G:.$G];0)))));[.$D$20];IF(NOT(ISERROR(VLOOKUP(DATE([.$AJ$2];[.$C5];[.E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F$2]));[.$D$16];IF(COM.MICROSOFT.SWITCH(WEEKDAY(DATE([.$AJ$2];[.$C5];[.F$2]));7;TRUE();1;TRUE();FALSE());[.$D$17];IF(NOT(ISERROR(VLOOKUP(DATE([.$AJ$2];[.$C5];[.F$2]);[.$AL:.$AL];1;0)));[.$D$18];IF(IF(ISERROR(INDIRECT(&quot;$P$&quot;&amp;MATCH(DATE([.$AJ$2];[.$C5];[.F$2]);[.$D$27:.$D$65];0)+MATCH(&quot;Za sobotę&quot;;[.$P:.$P];0)));FALSE();NOT(ISBLANK(INDIRECT(&quot;$P$&quot;&amp;MATCH(DATE([.$AJ$2];[.$C5];[.F$2]);[.$D$27:.$D$65];0)+MATCH(&quot;Za sobotę&quot;;[.$P:.$P];0)))));[.$D$21];IF(IF(ISERROR(INDIRECT(&quot;$G$&quot;&amp;MATCH(DATE([.$AJ$2];[.$C5];[.F$2]);[.$D$27:.$D$65];0)+MATCH(&quot;Zaległy&quot;;[.$G:.$G];0)));FALSE();NOT(ISBLANK(INDIRECT(&quot;$G$&quot;&amp;MATCH(DATE([.$AJ$2];[.$C5];[.F$2]);[.$D$27:.$D$65];0)+MATCH(&quot;Zaległy&quot;;[.$G:.$G];0)))));[.$D$20];IF(NOT(ISERROR(VLOOKUP(DATE([.$AJ$2];[.$C5];[.F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G$2]));[.$D$16];IF(COM.MICROSOFT.SWITCH(WEEKDAY(DATE([.$AJ$2];[.$C5];[.G$2]));7;TRUE();1;TRUE();FALSE());[.$D$17];IF(NOT(ISERROR(VLOOKUP(DATE([.$AJ$2];[.$C5];[.G$2]);[.$AL:.$AL];1;0)));[.$D$18];IF(IF(ISERROR(INDIRECT(&quot;$P$&quot;&amp;MATCH(DATE([.$AJ$2];[.$C5];[.G$2]);[.$D$27:.$D$65];0)+MATCH(&quot;Za sobotę&quot;;[.$P:.$P];0)));FALSE();NOT(ISBLANK(INDIRECT(&quot;$P$&quot;&amp;MATCH(DATE([.$AJ$2];[.$C5];[.G$2]);[.$D$27:.$D$65];0)+MATCH(&quot;Za sobotę&quot;;[.$P:.$P];0)))));[.$D$21];IF(IF(ISERROR(INDIRECT(&quot;$G$&quot;&amp;MATCH(DATE([.$AJ$2];[.$C5];[.G$2]);[.$D$27:.$D$65];0)+MATCH(&quot;Zaległy&quot;;[.$G:.$G];0)));FALSE();NOT(ISBLANK(INDIRECT(&quot;$G$&quot;&amp;MATCH(DATE([.$AJ$2];[.$C5];[.G$2]);[.$D$27:.$D$65];0)+MATCH(&quot;Zaległy&quot;;[.$G:.$G];0)))));[.$D$20];IF(NOT(ISERROR(VLOOKUP(DATE([.$AJ$2];[.$C5];[.G$2]);[.$AM:.$AM];1;0)));[.$D$19];&quot;&quot;))))))">
            <text:p/>
          </table:table-cell>
          <table:table-cell table:style-name="ce117" table:formula="of:=IF(MONTH(DATE([.$AJ$2];[.$C5];[.$D$2]))&lt;&gt;MONTH(DATE([.$AJ$2];[.$C5];[.H$2]));[.$D$16];IF(COM.MICROSOFT.SWITCH(WEEKDAY(DATE([.$AJ$2];[.$C5];[.H$2]));7;TRUE();1;TRUE();FALSE());[.$D$17];IF(NOT(ISERROR(VLOOKUP(DATE([.$AJ$2];[.$C5];[.H$2]);[.$AL:.$AL];1;0)));[.$D$18];IF(IF(ISERROR(INDIRECT(&quot;$P$&quot;&amp;MATCH(DATE([.$AJ$2];[.$C5];[.H$2]);[.$D$27:.$D$65];0)+MATCH(&quot;Za sobotę&quot;;[.$P:.$P];0)));FALSE();NOT(ISBLANK(INDIRECT(&quot;$P$&quot;&amp;MATCH(DATE([.$AJ$2];[.$C5];[.H$2]);[.$D$27:.$D$65];0)+MATCH(&quot;Za sobotę&quot;;[.$P:.$P];0)))));[.$D$21];IF(IF(ISERROR(INDIRECT(&quot;$G$&quot;&amp;MATCH(DATE([.$AJ$2];[.$C5];[.H$2]);[.$D$27:.$D$65];0)+MATCH(&quot;Zaległy&quot;;[.$G:.$G];0)));FALSE();NOT(ISBLANK(INDIRECT(&quot;$G$&quot;&amp;MATCH(DATE([.$AJ$2];[.$C5];[.H$2]);[.$D$27:.$D$65];0)+MATCH(&quot;Zaległy&quot;;[.$G:.$G];0)))));[.$D$20];IF(NOT(ISERROR(VLOOKUP(DATE([.$AJ$2];[.$C5];[.H$2]);[.$AM:.$AM];1;0)));[.$D$19];&quot;&quot;))))))">
            <text:p/>
          </table:table-cell>
          <table:table-cell table:style-name="ce117" table:formula="of:=IF(MONTH(DATE([.$AJ$2];[.$C5];[.$D$2]))&lt;&gt;MONTH(DATE([.$AJ$2];[.$C5];[.I$2]));[.$D$16];IF(COM.MICROSOFT.SWITCH(WEEKDAY(DATE([.$AJ$2];[.$C5];[.I$2]));7;TRUE();1;TRUE();FALSE());[.$D$17];IF(NOT(ISERROR(VLOOKUP(DATE([.$AJ$2];[.$C5];[.I$2]);[.$AL:.$AL];1;0)));[.$D$18];IF(IF(ISERROR(INDIRECT(&quot;$P$&quot;&amp;MATCH(DATE([.$AJ$2];[.$C5];[.I$2]);[.$D$27:.$D$65];0)+MATCH(&quot;Za sobotę&quot;;[.$P:.$P];0)));FALSE();NOT(ISBLANK(INDIRECT(&quot;$P$&quot;&amp;MATCH(DATE([.$AJ$2];[.$C5];[.I$2]);[.$D$27:.$D$65];0)+MATCH(&quot;Za sobotę&quot;;[.$P:.$P];0)))));[.$D$21];IF(IF(ISERROR(INDIRECT(&quot;$G$&quot;&amp;MATCH(DATE([.$AJ$2];[.$C5];[.I$2]);[.$D$27:.$D$65];0)+MATCH(&quot;Zaległy&quot;;[.$G:.$G];0)));FALSE();NOT(ISBLANK(INDIRECT(&quot;$G$&quot;&amp;MATCH(DATE([.$AJ$2];[.$C5];[.I$2]);[.$D$27:.$D$65];0)+MATCH(&quot;Zaległy&quot;;[.$G:.$G];0)))));[.$D$20];IF(NOT(ISERROR(VLOOKUP(DATE([.$AJ$2];[.$C5];[.I$2]);[.$AM:.$AM];1;0)));[.$D$19];&quot;&quot;))))))">
            <text:p/>
          </table:table-cell>
          <table:table-cell table:style-name="ce117" table:formula="of:=IF(MONTH(DATE([.$AJ$2];[.$C5];[.$D$2]))&lt;&gt;MONTH(DATE([.$AJ$2];[.$C5];[.J$2]));[.$D$16];IF(COM.MICROSOFT.SWITCH(WEEKDAY(DATE([.$AJ$2];[.$C5];[.J$2]));7;TRUE();1;TRUE();FALSE());[.$D$17];IF(NOT(ISERROR(VLOOKUP(DATE([.$AJ$2];[.$C5];[.J$2]);[.$AL:.$AL];1;0)));[.$D$18];IF(IF(ISERROR(INDIRECT(&quot;$P$&quot;&amp;MATCH(DATE([.$AJ$2];[.$C5];[.J$2]);[.$D$27:.$D$65];0)+MATCH(&quot;Za sobotę&quot;;[.$P:.$P];0)));FALSE();NOT(ISBLANK(INDIRECT(&quot;$P$&quot;&amp;MATCH(DATE([.$AJ$2];[.$C5];[.J$2]);[.$D$27:.$D$65];0)+MATCH(&quot;Za sobotę&quot;;[.$P:.$P];0)))));[.$D$21];IF(IF(ISERROR(INDIRECT(&quot;$G$&quot;&amp;MATCH(DATE([.$AJ$2];[.$C5];[.J$2]);[.$D$27:.$D$65];0)+MATCH(&quot;Zaległy&quot;;[.$G:.$G];0)));FALSE();NOT(ISBLANK(INDIRECT(&quot;$G$&quot;&amp;MATCH(DATE([.$AJ$2];[.$C5];[.J$2]);[.$D$27:.$D$65];0)+MATCH(&quot;Zaległy&quot;;[.$G:.$G];0)))));[.$D$20];IF(NOT(ISERROR(VLOOKUP(DATE([.$AJ$2];[.$C5];[.J$2]);[.$AM:.$AM];1;0)));[.$D$19];&quot;&quot;))))))">
            <text:p/>
          </table:table-cell>
          <table:table-cell table:style-name="ce117" table:formula="of:=IF(MONTH(DATE([.$AJ$2];[.$C5];[.$D$2]))&lt;&gt;MONTH(DATE([.$AJ$2];[.$C5];[.K$2]));[.$D$16];IF(COM.MICROSOFT.SWITCH(WEEKDAY(DATE([.$AJ$2];[.$C5];[.K$2]));7;TRUE();1;TRUE();FALSE());[.$D$17];IF(NOT(ISERROR(VLOOKUP(DATE([.$AJ$2];[.$C5];[.K$2]);[.$AL:.$AL];1;0)));[.$D$18];IF(IF(ISERROR(INDIRECT(&quot;$P$&quot;&amp;MATCH(DATE([.$AJ$2];[.$C5];[.K$2]);[.$D$27:.$D$65];0)+MATCH(&quot;Za sobotę&quot;;[.$P:.$P];0)));FALSE();NOT(ISBLANK(INDIRECT(&quot;$P$&quot;&amp;MATCH(DATE([.$AJ$2];[.$C5];[.K$2]);[.$D$27:.$D$65];0)+MATCH(&quot;Za sobotę&quot;;[.$P:.$P];0)))));[.$D$21];IF(IF(ISERROR(INDIRECT(&quot;$G$&quot;&amp;MATCH(DATE([.$AJ$2];[.$C5];[.K$2]);[.$D$27:.$D$65];0)+MATCH(&quot;Zaległy&quot;;[.$G:.$G];0)));FALSE();NOT(ISBLANK(INDIRECT(&quot;$G$&quot;&amp;MATCH(DATE([.$AJ$2];[.$C5];[.K$2]);[.$D$27:.$D$65];0)+MATCH(&quot;Zaległy&quot;;[.$G:.$G];0)))));[.$D$20];IF(NOT(ISERROR(VLOOKUP(DATE([.$AJ$2];[.$C5];[.K$2]);[.$AM:.$AM];1;0)));[.$D$19];&quot;&quot;))))))">
            <text:p/>
          </table:table-cell>
          <table:table-cell table:style-name="ce117" table:formula="of:=IF(MONTH(DATE([.$AJ$2];[.$C5];[.$D$2]))&lt;&gt;MONTH(DATE([.$AJ$2];[.$C5];[.L$2]));[.$D$16];IF(COM.MICROSOFT.SWITCH(WEEKDAY(DATE([.$AJ$2];[.$C5];[.L$2]));7;TRUE();1;TRUE();FALSE());[.$D$17];IF(NOT(ISERROR(VLOOKUP(DATE([.$AJ$2];[.$C5];[.L$2]);[.$AL:.$AL];1;0)));[.$D$18];IF(IF(ISERROR(INDIRECT(&quot;$P$&quot;&amp;MATCH(DATE([.$AJ$2];[.$C5];[.L$2]);[.$D$27:.$D$65];0)+MATCH(&quot;Za sobotę&quot;;[.$P:.$P];0)));FALSE();NOT(ISBLANK(INDIRECT(&quot;$P$&quot;&amp;MATCH(DATE([.$AJ$2];[.$C5];[.L$2]);[.$D$27:.$D$65];0)+MATCH(&quot;Za sobotę&quot;;[.$P:.$P];0)))));[.$D$21];IF(IF(ISERROR(INDIRECT(&quot;$G$&quot;&amp;MATCH(DATE([.$AJ$2];[.$C5];[.L$2]);[.$D$27:.$D$65];0)+MATCH(&quot;Zaległy&quot;;[.$G:.$G];0)));FALSE();NOT(ISBLANK(INDIRECT(&quot;$G$&quot;&amp;MATCH(DATE([.$AJ$2];[.$C5];[.L$2]);[.$D$27:.$D$65];0)+MATCH(&quot;Zaległy&quot;;[.$G:.$G];0)))));[.$D$20];IF(NOT(ISERROR(VLOOKUP(DATE([.$AJ$2];[.$C5];[.L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M$2]));[.$D$16];IF(COM.MICROSOFT.SWITCH(WEEKDAY(DATE([.$AJ$2];[.$C5];[.M$2]));7;TRUE();1;TRUE();FALSE());[.$D$17];IF(NOT(ISERROR(VLOOKUP(DATE([.$AJ$2];[.$C5];[.M$2]);[.$AL:.$AL];1;0)));[.$D$18];IF(IF(ISERROR(INDIRECT(&quot;$P$&quot;&amp;MATCH(DATE([.$AJ$2];[.$C5];[.M$2]);[.$D$27:.$D$65];0)+MATCH(&quot;Za sobotę&quot;;[.$P:.$P];0)));FALSE();NOT(ISBLANK(INDIRECT(&quot;$P$&quot;&amp;MATCH(DATE([.$AJ$2];[.$C5];[.M$2]);[.$D$27:.$D$65];0)+MATCH(&quot;Za sobotę&quot;;[.$P:.$P];0)))));[.$D$21];IF(IF(ISERROR(INDIRECT(&quot;$G$&quot;&amp;MATCH(DATE([.$AJ$2];[.$C5];[.M$2]);[.$D$27:.$D$65];0)+MATCH(&quot;Zaległy&quot;;[.$G:.$G];0)));FALSE();NOT(ISBLANK(INDIRECT(&quot;$G$&quot;&amp;MATCH(DATE([.$AJ$2];[.$C5];[.M$2]);[.$D$27:.$D$65];0)+MATCH(&quot;Zaległy&quot;;[.$G:.$G];0)))));[.$D$20];IF(NOT(ISERROR(VLOOKUP(DATE([.$AJ$2];[.$C5];[.M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N$2]));[.$D$16];IF(COM.MICROSOFT.SWITCH(WEEKDAY(DATE([.$AJ$2];[.$C5];[.N$2]));7;TRUE();1;TRUE();FALSE());[.$D$17];IF(NOT(ISERROR(VLOOKUP(DATE([.$AJ$2];[.$C5];[.N$2]);[.$AL:.$AL];1;0)));[.$D$18];IF(IF(ISERROR(INDIRECT(&quot;$P$&quot;&amp;MATCH(DATE([.$AJ$2];[.$C5];[.N$2]);[.$D$27:.$D$65];0)+MATCH(&quot;Za sobotę&quot;;[.$P:.$P];0)));FALSE();NOT(ISBLANK(INDIRECT(&quot;$P$&quot;&amp;MATCH(DATE([.$AJ$2];[.$C5];[.N$2]);[.$D$27:.$D$65];0)+MATCH(&quot;Za sobotę&quot;;[.$P:.$P];0)))));[.$D$21];IF(IF(ISERROR(INDIRECT(&quot;$G$&quot;&amp;MATCH(DATE([.$AJ$2];[.$C5];[.N$2]);[.$D$27:.$D$65];0)+MATCH(&quot;Zaległy&quot;;[.$G:.$G];0)));FALSE();NOT(ISBLANK(INDIRECT(&quot;$G$&quot;&amp;MATCH(DATE([.$AJ$2];[.$C5];[.N$2]);[.$D$27:.$D$65];0)+MATCH(&quot;Zaległy&quot;;[.$G:.$G];0)))));[.$D$20];IF(NOT(ISERROR(VLOOKUP(DATE([.$AJ$2];[.$C5];[.N$2]);[.$AM:.$AM];1;0)));[.$D$19];&quot;&quot;))))))">
            <text:p/>
          </table:table-cell>
          <table:table-cell table:style-name="ce117" table:formula="of:=IF(MONTH(DATE([.$AJ$2];[.$C5];[.$D$2]))&lt;&gt;MONTH(DATE([.$AJ$2];[.$C5];[.O$2]));[.$D$16];IF(COM.MICROSOFT.SWITCH(WEEKDAY(DATE([.$AJ$2];[.$C5];[.O$2]));7;TRUE();1;TRUE();FALSE());[.$D$17];IF(NOT(ISERROR(VLOOKUP(DATE([.$AJ$2];[.$C5];[.O$2]);[.$AL:.$AL];1;0)));[.$D$18];IF(IF(ISERROR(INDIRECT(&quot;$P$&quot;&amp;MATCH(DATE([.$AJ$2];[.$C5];[.O$2]);[.$D$27:.$D$65];0)+MATCH(&quot;Za sobotę&quot;;[.$P:.$P];0)));FALSE();NOT(ISBLANK(INDIRECT(&quot;$P$&quot;&amp;MATCH(DATE([.$AJ$2];[.$C5];[.O$2]);[.$D$27:.$D$65];0)+MATCH(&quot;Za sobotę&quot;;[.$P:.$P];0)))));[.$D$21];IF(IF(ISERROR(INDIRECT(&quot;$G$&quot;&amp;MATCH(DATE([.$AJ$2];[.$C5];[.O$2]);[.$D$27:.$D$65];0)+MATCH(&quot;Zaległy&quot;;[.$G:.$G];0)));FALSE();NOT(ISBLANK(INDIRECT(&quot;$G$&quot;&amp;MATCH(DATE([.$AJ$2];[.$C5];[.O$2]);[.$D$27:.$D$65];0)+MATCH(&quot;Zaległy&quot;;[.$G:.$G];0)))));[.$D$20];IF(NOT(ISERROR(VLOOKUP(DATE([.$AJ$2];[.$C5];[.O$2]);[.$AM:.$AM];1;0)));[.$D$19];&quot;&quot;))))))">
            <text:p/>
          </table:table-cell>
          <table:table-cell table:style-name="ce117" table:formula="of:=IF(MONTH(DATE([.$AJ$2];[.$C5];[.$D$2]))&lt;&gt;MONTH(DATE([.$AJ$2];[.$C5];[.P$2]));[.$D$16];IF(COM.MICROSOFT.SWITCH(WEEKDAY(DATE([.$AJ$2];[.$C5];[.P$2]));7;TRUE();1;TRUE();FALSE());[.$D$17];IF(NOT(ISERROR(VLOOKUP(DATE([.$AJ$2];[.$C5];[.P$2]);[.$AL:.$AL];1;0)));[.$D$18];IF(IF(ISERROR(INDIRECT(&quot;$P$&quot;&amp;MATCH(DATE([.$AJ$2];[.$C5];[.P$2]);[.$D$27:.$D$65];0)+MATCH(&quot;Za sobotę&quot;;[.$P:.$P];0)));FALSE();NOT(ISBLANK(INDIRECT(&quot;$P$&quot;&amp;MATCH(DATE([.$AJ$2];[.$C5];[.P$2]);[.$D$27:.$D$65];0)+MATCH(&quot;Za sobotę&quot;;[.$P:.$P];0)))));[.$D$21];IF(IF(ISERROR(INDIRECT(&quot;$G$&quot;&amp;MATCH(DATE([.$AJ$2];[.$C5];[.P$2]);[.$D$27:.$D$65];0)+MATCH(&quot;Zaległy&quot;;[.$G:.$G];0)));FALSE();NOT(ISBLANK(INDIRECT(&quot;$G$&quot;&amp;MATCH(DATE([.$AJ$2];[.$C5];[.P$2]);[.$D$27:.$D$65];0)+MATCH(&quot;Zaległy&quot;;[.$G:.$G];0)))));[.$D$20];IF(NOT(ISERROR(VLOOKUP(DATE([.$AJ$2];[.$C5];[.P$2]);[.$AM:.$AM];1;0)));[.$D$19];&quot;&quot;))))))">
            <text:p/>
          </table:table-cell>
          <table:table-cell table:style-name="ce117" table:formula="of:=IF(MONTH(DATE([.$AJ$2];[.$C5];[.$D$2]))&lt;&gt;MONTH(DATE([.$AJ$2];[.$C5];[.Q$2]));[.$D$16];IF(COM.MICROSOFT.SWITCH(WEEKDAY(DATE([.$AJ$2];[.$C5];[.Q$2]));7;TRUE();1;TRUE();FALSE());[.$D$17];IF(NOT(ISERROR(VLOOKUP(DATE([.$AJ$2];[.$C5];[.Q$2]);[.$AL:.$AL];1;0)));[.$D$18];IF(IF(ISERROR(INDIRECT(&quot;$P$&quot;&amp;MATCH(DATE([.$AJ$2];[.$C5];[.Q$2]);[.$D$27:.$D$65];0)+MATCH(&quot;Za sobotę&quot;;[.$P:.$P];0)));FALSE();NOT(ISBLANK(INDIRECT(&quot;$P$&quot;&amp;MATCH(DATE([.$AJ$2];[.$C5];[.Q$2]);[.$D$27:.$D$65];0)+MATCH(&quot;Za sobotę&quot;;[.$P:.$P];0)))));[.$D$21];IF(IF(ISERROR(INDIRECT(&quot;$G$&quot;&amp;MATCH(DATE([.$AJ$2];[.$C5];[.Q$2]);[.$D$27:.$D$65];0)+MATCH(&quot;Zaległy&quot;;[.$G:.$G];0)));FALSE();NOT(ISBLANK(INDIRECT(&quot;$G$&quot;&amp;MATCH(DATE([.$AJ$2];[.$C5];[.Q$2]);[.$D$27:.$D$65];0)+MATCH(&quot;Zaległy&quot;;[.$G:.$G];0)))));[.$D$20];IF(NOT(ISERROR(VLOOKUP(DATE([.$AJ$2];[.$C5];[.Q$2]);[.$AM:.$AM];1;0)));[.$D$19];&quot;&quot;))))))">
            <text:p/>
          </table:table-cell>
          <table:table-cell table:style-name="ce117" table:formula="of:=IF(MONTH(DATE([.$AJ$2];[.$C5];[.$D$2]))&lt;&gt;MONTH(DATE([.$AJ$2];[.$C5];[.R$2]));[.$D$16];IF(COM.MICROSOFT.SWITCH(WEEKDAY(DATE([.$AJ$2];[.$C5];[.R$2]));7;TRUE();1;TRUE();FALSE());[.$D$17];IF(NOT(ISERROR(VLOOKUP(DATE([.$AJ$2];[.$C5];[.R$2]);[.$AL:.$AL];1;0)));[.$D$18];IF(IF(ISERROR(INDIRECT(&quot;$P$&quot;&amp;MATCH(DATE([.$AJ$2];[.$C5];[.R$2]);[.$D$27:.$D$65];0)+MATCH(&quot;Za sobotę&quot;;[.$P:.$P];0)));FALSE();NOT(ISBLANK(INDIRECT(&quot;$P$&quot;&amp;MATCH(DATE([.$AJ$2];[.$C5];[.R$2]);[.$D$27:.$D$65];0)+MATCH(&quot;Za sobotę&quot;;[.$P:.$P];0)))));[.$D$21];IF(IF(ISERROR(INDIRECT(&quot;$G$&quot;&amp;MATCH(DATE([.$AJ$2];[.$C5];[.R$2]);[.$D$27:.$D$65];0)+MATCH(&quot;Zaległy&quot;;[.$G:.$G];0)));FALSE();NOT(ISBLANK(INDIRECT(&quot;$G$&quot;&amp;MATCH(DATE([.$AJ$2];[.$C5];[.R$2]);[.$D$27:.$D$65];0)+MATCH(&quot;Zaległy&quot;;[.$G:.$G];0)))));[.$D$20];IF(NOT(ISERROR(VLOOKUP(DATE([.$AJ$2];[.$C5];[.R$2]);[.$AM:.$AM];1;0)));[.$D$19];&quot;&quot;))))))">
            <text:p/>
          </table:table-cell>
          <table:table-cell table:style-name="ce117" table:formula="of:=IF(MONTH(DATE([.$AJ$2];[.$C5];[.$D$2]))&lt;&gt;MONTH(DATE([.$AJ$2];[.$C5];[.S$2]));[.$D$16];IF(COM.MICROSOFT.SWITCH(WEEKDAY(DATE([.$AJ$2];[.$C5];[.S$2]));7;TRUE();1;TRUE();FALSE());[.$D$17];IF(NOT(ISERROR(VLOOKUP(DATE([.$AJ$2];[.$C5];[.S$2]);[.$AL:.$AL];1;0)));[.$D$18];IF(IF(ISERROR(INDIRECT(&quot;$P$&quot;&amp;MATCH(DATE([.$AJ$2];[.$C5];[.S$2]);[.$D$27:.$D$65];0)+MATCH(&quot;Za sobotę&quot;;[.$P:.$P];0)));FALSE();NOT(ISBLANK(INDIRECT(&quot;$P$&quot;&amp;MATCH(DATE([.$AJ$2];[.$C5];[.S$2]);[.$D$27:.$D$65];0)+MATCH(&quot;Za sobotę&quot;;[.$P:.$P];0)))));[.$D$21];IF(IF(ISERROR(INDIRECT(&quot;$G$&quot;&amp;MATCH(DATE([.$AJ$2];[.$C5];[.S$2]);[.$D$27:.$D$65];0)+MATCH(&quot;Zaległy&quot;;[.$G:.$G];0)));FALSE();NOT(ISBLANK(INDIRECT(&quot;$G$&quot;&amp;MATCH(DATE([.$AJ$2];[.$C5];[.S$2]);[.$D$27:.$D$65];0)+MATCH(&quot;Zaległy&quot;;[.$G:.$G];0)))));[.$D$20];IF(NOT(ISERROR(VLOOKUP(DATE([.$AJ$2];[.$C5];[.S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T$2]));[.$D$16];IF(COM.MICROSOFT.SWITCH(WEEKDAY(DATE([.$AJ$2];[.$C5];[.T$2]));7;TRUE();1;TRUE();FALSE());[.$D$17];IF(NOT(ISERROR(VLOOKUP(DATE([.$AJ$2];[.$C5];[.T$2]);[.$AL:.$AL];1;0)));[.$D$18];IF(IF(ISERROR(INDIRECT(&quot;$P$&quot;&amp;MATCH(DATE([.$AJ$2];[.$C5];[.T$2]);[.$D$27:.$D$65];0)+MATCH(&quot;Za sobotę&quot;;[.$P:.$P];0)));FALSE();NOT(ISBLANK(INDIRECT(&quot;$P$&quot;&amp;MATCH(DATE([.$AJ$2];[.$C5];[.T$2]);[.$D$27:.$D$65];0)+MATCH(&quot;Za sobotę&quot;;[.$P:.$P];0)))));[.$D$21];IF(IF(ISERROR(INDIRECT(&quot;$G$&quot;&amp;MATCH(DATE([.$AJ$2];[.$C5];[.T$2]);[.$D$27:.$D$65];0)+MATCH(&quot;Zaległy&quot;;[.$G:.$G];0)));FALSE();NOT(ISBLANK(INDIRECT(&quot;$G$&quot;&amp;MATCH(DATE([.$AJ$2];[.$C5];[.T$2]);[.$D$27:.$D$65];0)+MATCH(&quot;Zaległy&quot;;[.$G:.$G];0)))));[.$D$20];IF(NOT(ISERROR(VLOOKUP(DATE([.$AJ$2];[.$C5];[.T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U$2]));[.$D$16];IF(COM.MICROSOFT.SWITCH(WEEKDAY(DATE([.$AJ$2];[.$C5];[.U$2]));7;TRUE();1;TRUE();FALSE());[.$D$17];IF(NOT(ISERROR(VLOOKUP(DATE([.$AJ$2];[.$C5];[.U$2]);[.$AL:.$AL];1;0)));[.$D$18];IF(IF(ISERROR(INDIRECT(&quot;$P$&quot;&amp;MATCH(DATE([.$AJ$2];[.$C5];[.U$2]);[.$D$27:.$D$65];0)+MATCH(&quot;Za sobotę&quot;;[.$P:.$P];0)));FALSE();NOT(ISBLANK(INDIRECT(&quot;$P$&quot;&amp;MATCH(DATE([.$AJ$2];[.$C5];[.U$2]);[.$D$27:.$D$65];0)+MATCH(&quot;Za sobotę&quot;;[.$P:.$P];0)))));[.$D$21];IF(IF(ISERROR(INDIRECT(&quot;$G$&quot;&amp;MATCH(DATE([.$AJ$2];[.$C5];[.U$2]);[.$D$27:.$D$65];0)+MATCH(&quot;Zaległy&quot;;[.$G:.$G];0)));FALSE();NOT(ISBLANK(INDIRECT(&quot;$G$&quot;&amp;MATCH(DATE([.$AJ$2];[.$C5];[.U$2]);[.$D$27:.$D$65];0)+MATCH(&quot;Zaległy&quot;;[.$G:.$G];0)))));[.$D$20];IF(NOT(ISERROR(VLOOKUP(DATE([.$AJ$2];[.$C5];[.U$2]);[.$AM:.$AM];1;0)));[.$D$19];&quot;&quot;))))))">
            <text:p/>
          </table:table-cell>
          <table:table-cell table:style-name="ce117" table:formula="of:=IF(MONTH(DATE([.$AJ$2];[.$C5];[.$D$2]))&lt;&gt;MONTH(DATE([.$AJ$2];[.$C5];[.V$2]));[.$D$16];IF(COM.MICROSOFT.SWITCH(WEEKDAY(DATE([.$AJ$2];[.$C5];[.V$2]));7;TRUE();1;TRUE();FALSE());[.$D$17];IF(NOT(ISERROR(VLOOKUP(DATE([.$AJ$2];[.$C5];[.V$2]);[.$AL:.$AL];1;0)));[.$D$18];IF(IF(ISERROR(INDIRECT(&quot;$P$&quot;&amp;MATCH(DATE([.$AJ$2];[.$C5];[.V$2]);[.$D$27:.$D$65];0)+MATCH(&quot;Za sobotę&quot;;[.$P:.$P];0)));FALSE();NOT(ISBLANK(INDIRECT(&quot;$P$&quot;&amp;MATCH(DATE([.$AJ$2];[.$C5];[.V$2]);[.$D$27:.$D$65];0)+MATCH(&quot;Za sobotę&quot;;[.$P:.$P];0)))));[.$D$21];IF(IF(ISERROR(INDIRECT(&quot;$G$&quot;&amp;MATCH(DATE([.$AJ$2];[.$C5];[.V$2]);[.$D$27:.$D$65];0)+MATCH(&quot;Zaległy&quot;;[.$G:.$G];0)));FALSE();NOT(ISBLANK(INDIRECT(&quot;$G$&quot;&amp;MATCH(DATE([.$AJ$2];[.$C5];[.V$2]);[.$D$27:.$D$65];0)+MATCH(&quot;Zaległy&quot;;[.$G:.$G];0)))));[.$D$20];IF(NOT(ISERROR(VLOOKUP(DATE([.$AJ$2];[.$C5];[.V$2]);[.$AM:.$AM];1;0)));[.$D$19];&quot;&quot;))))))">
            <text:p/>
          </table:table-cell>
          <table:table-cell table:style-name="ce117" table:formula="of:=IF(MONTH(DATE([.$AJ$2];[.$C5];[.$D$2]))&lt;&gt;MONTH(DATE([.$AJ$2];[.$C5];[.W$2]));[.$D$16];IF(COM.MICROSOFT.SWITCH(WEEKDAY(DATE([.$AJ$2];[.$C5];[.W$2]));7;TRUE();1;TRUE();FALSE());[.$D$17];IF(NOT(ISERROR(VLOOKUP(DATE([.$AJ$2];[.$C5];[.W$2]);[.$AL:.$AL];1;0)));[.$D$18];IF(IF(ISERROR(INDIRECT(&quot;$P$&quot;&amp;MATCH(DATE([.$AJ$2];[.$C5];[.W$2]);[.$D$27:.$D$65];0)+MATCH(&quot;Za sobotę&quot;;[.$P:.$P];0)));FALSE();NOT(ISBLANK(INDIRECT(&quot;$P$&quot;&amp;MATCH(DATE([.$AJ$2];[.$C5];[.W$2]);[.$D$27:.$D$65];0)+MATCH(&quot;Za sobotę&quot;;[.$P:.$P];0)))));[.$D$21];IF(IF(ISERROR(INDIRECT(&quot;$G$&quot;&amp;MATCH(DATE([.$AJ$2];[.$C5];[.W$2]);[.$D$27:.$D$65];0)+MATCH(&quot;Zaległy&quot;;[.$G:.$G];0)));FALSE();NOT(ISBLANK(INDIRECT(&quot;$G$&quot;&amp;MATCH(DATE([.$AJ$2];[.$C5];[.W$2]);[.$D$27:.$D$65];0)+MATCH(&quot;Zaległy&quot;;[.$G:.$G];0)))));[.$D$20];IF(NOT(ISERROR(VLOOKUP(DATE([.$AJ$2];[.$C5];[.W$2]);[.$AM:.$AM];1;0)));[.$D$19];&quot;&quot;))))))">
            <text:p/>
          </table:table-cell>
          <table:table-cell table:style-name="ce117" table:formula="of:=IF(MONTH(DATE([.$AJ$2];[.$C5];[.$D$2]))&lt;&gt;MONTH(DATE([.$AJ$2];[.$C5];[.X$2]));[.$D$16];IF(COM.MICROSOFT.SWITCH(WEEKDAY(DATE([.$AJ$2];[.$C5];[.X$2]));7;TRUE();1;TRUE();FALSE());[.$D$17];IF(NOT(ISERROR(VLOOKUP(DATE([.$AJ$2];[.$C5];[.X$2]);[.$AL:.$AL];1;0)));[.$D$18];IF(IF(ISERROR(INDIRECT(&quot;$P$&quot;&amp;MATCH(DATE([.$AJ$2];[.$C5];[.X$2]);[.$D$27:.$D$65];0)+MATCH(&quot;Za sobotę&quot;;[.$P:.$P];0)));FALSE();NOT(ISBLANK(INDIRECT(&quot;$P$&quot;&amp;MATCH(DATE([.$AJ$2];[.$C5];[.X$2]);[.$D$27:.$D$65];0)+MATCH(&quot;Za sobotę&quot;;[.$P:.$P];0)))));[.$D$21];IF(IF(ISERROR(INDIRECT(&quot;$G$&quot;&amp;MATCH(DATE([.$AJ$2];[.$C5];[.X$2]);[.$D$27:.$D$65];0)+MATCH(&quot;Zaległy&quot;;[.$G:.$G];0)));FALSE();NOT(ISBLANK(INDIRECT(&quot;$G$&quot;&amp;MATCH(DATE([.$AJ$2];[.$C5];[.X$2]);[.$D$27:.$D$65];0)+MATCH(&quot;Zaległy&quot;;[.$G:.$G];0)))));[.$D$20];IF(NOT(ISERROR(VLOOKUP(DATE([.$AJ$2];[.$C5];[.X$2]);[.$AM:.$AM];1;0)));[.$D$19];&quot;&quot;))))))">
            <text:p/>
          </table:table-cell>
          <table:table-cell table:style-name="ce117" table:formula="of:=IF(MONTH(DATE([.$AJ$2];[.$C5];[.$D$2]))&lt;&gt;MONTH(DATE([.$AJ$2];[.$C5];[.Y$2]));[.$D$16];IF(COM.MICROSOFT.SWITCH(WEEKDAY(DATE([.$AJ$2];[.$C5];[.Y$2]));7;TRUE();1;TRUE();FALSE());[.$D$17];IF(NOT(ISERROR(VLOOKUP(DATE([.$AJ$2];[.$C5];[.Y$2]);[.$AL:.$AL];1;0)));[.$D$18];IF(IF(ISERROR(INDIRECT(&quot;$P$&quot;&amp;MATCH(DATE([.$AJ$2];[.$C5];[.Y$2]);[.$D$27:.$D$65];0)+MATCH(&quot;Za sobotę&quot;;[.$P:.$P];0)));FALSE();NOT(ISBLANK(INDIRECT(&quot;$P$&quot;&amp;MATCH(DATE([.$AJ$2];[.$C5];[.Y$2]);[.$D$27:.$D$65];0)+MATCH(&quot;Za sobotę&quot;;[.$P:.$P];0)))));[.$D$21];IF(IF(ISERROR(INDIRECT(&quot;$G$&quot;&amp;MATCH(DATE([.$AJ$2];[.$C5];[.Y$2]);[.$D$27:.$D$65];0)+MATCH(&quot;Zaległy&quot;;[.$G:.$G];0)));FALSE();NOT(ISBLANK(INDIRECT(&quot;$G$&quot;&amp;MATCH(DATE([.$AJ$2];[.$C5];[.Y$2]);[.$D$27:.$D$65];0)+MATCH(&quot;Zaległy&quot;;[.$G:.$G];0)))));[.$D$20];IF(NOT(ISERROR(VLOOKUP(DATE([.$AJ$2];[.$C5];[.Y$2]);[.$AM:.$AM];1;0)));[.$D$19];&quot;&quot;))))))">
            <text:p/>
          </table:table-cell>
          <table:table-cell table:style-name="ce117" table:formula="of:=IF(MONTH(DATE([.$AJ$2];[.$C5];[.$D$2]))&lt;&gt;MONTH(DATE([.$AJ$2];[.$C5];[.Z$2]));[.$D$16];IF(COM.MICROSOFT.SWITCH(WEEKDAY(DATE([.$AJ$2];[.$C5];[.Z$2]));7;TRUE();1;TRUE();FALSE());[.$D$17];IF(NOT(ISERROR(VLOOKUP(DATE([.$AJ$2];[.$C5];[.Z$2]);[.$AL:.$AL];1;0)));[.$D$18];IF(IF(ISERROR(INDIRECT(&quot;$P$&quot;&amp;MATCH(DATE([.$AJ$2];[.$C5];[.Z$2]);[.$D$27:.$D$65];0)+MATCH(&quot;Za sobotę&quot;;[.$P:.$P];0)));FALSE();NOT(ISBLANK(INDIRECT(&quot;$P$&quot;&amp;MATCH(DATE([.$AJ$2];[.$C5];[.Z$2]);[.$D$27:.$D$65];0)+MATCH(&quot;Za sobotę&quot;;[.$P:.$P];0)))));[.$D$21];IF(IF(ISERROR(INDIRECT(&quot;$G$&quot;&amp;MATCH(DATE([.$AJ$2];[.$C5];[.Z$2]);[.$D$27:.$D$65];0)+MATCH(&quot;Zaległy&quot;;[.$G:.$G];0)));FALSE();NOT(ISBLANK(INDIRECT(&quot;$G$&quot;&amp;MATCH(DATE([.$AJ$2];[.$C5];[.Z$2]);[.$D$27:.$D$65];0)+MATCH(&quot;Zaległy&quot;;[.$G:.$G];0)))));[.$D$20];IF(NOT(ISERROR(VLOOKUP(DATE([.$AJ$2];[.$C5];[.Z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AA$2]));[.$D$16];IF(COM.MICROSOFT.SWITCH(WEEKDAY(DATE([.$AJ$2];[.$C5];[.AA$2]));7;TRUE();1;TRUE();FALSE());[.$D$17];IF(NOT(ISERROR(VLOOKUP(DATE([.$AJ$2];[.$C5];[.AA$2]);[.$AL:.$AL];1;0)));[.$D$18];IF(IF(ISERROR(INDIRECT(&quot;$P$&quot;&amp;MATCH(DATE([.$AJ$2];[.$C5];[.AA$2]);[.$D$27:.$D$65];0)+MATCH(&quot;Za sobotę&quot;;[.$P:.$P];0)));FALSE();NOT(ISBLANK(INDIRECT(&quot;$P$&quot;&amp;MATCH(DATE([.$AJ$2];[.$C5];[.AA$2]);[.$D$27:.$D$65];0)+MATCH(&quot;Za sobotę&quot;;[.$P:.$P];0)))));[.$D$21];IF(IF(ISERROR(INDIRECT(&quot;$G$&quot;&amp;MATCH(DATE([.$AJ$2];[.$C5];[.AA$2]);[.$D$27:.$D$65];0)+MATCH(&quot;Zaległy&quot;;[.$G:.$G];0)));FALSE();NOT(ISBLANK(INDIRECT(&quot;$G$&quot;&amp;MATCH(DATE([.$AJ$2];[.$C5];[.AA$2]);[.$D$27:.$D$65];0)+MATCH(&quot;Zaległy&quot;;[.$G:.$G];0)))));[.$D$20];IF(NOT(ISERROR(VLOOKUP(DATE([.$AJ$2];[.$C5];[.AA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5];[.$D$2]))&lt;&gt;MONTH(DATE([.$AJ$2];[.$C5];[.AB$2]));[.$D$16];IF(COM.MICROSOFT.SWITCH(WEEKDAY(DATE([.$AJ$2];[.$C5];[.AB$2]));7;TRUE();1;TRUE();FALSE());[.$D$17];IF(NOT(ISERROR(VLOOKUP(DATE([.$AJ$2];[.$C5];[.AB$2]);[.$AL:.$AL];1;0)));[.$D$18];IF(IF(ISERROR(INDIRECT(&quot;$P$&quot;&amp;MATCH(DATE([.$AJ$2];[.$C5];[.AB$2]);[.$D$27:.$D$65];0)+MATCH(&quot;Za sobotę&quot;;[.$P:.$P];0)));FALSE();NOT(ISBLANK(INDIRECT(&quot;$P$&quot;&amp;MATCH(DATE([.$AJ$2];[.$C5];[.AB$2]);[.$D$27:.$D$65];0)+MATCH(&quot;Za sobotę&quot;;[.$P:.$P];0)))));[.$D$21];IF(IF(ISERROR(INDIRECT(&quot;$G$&quot;&amp;MATCH(DATE([.$AJ$2];[.$C5];[.AB$2]);[.$D$27:.$D$65];0)+MATCH(&quot;Zaległy&quot;;[.$G:.$G];0)));FALSE();NOT(ISBLANK(INDIRECT(&quot;$G$&quot;&amp;MATCH(DATE([.$AJ$2];[.$C5];[.AB$2]);[.$D$27:.$D$65];0)+MATCH(&quot;Zaległy&quot;;[.$G:.$G];0)))));[.$D$20];IF(NOT(ISERROR(VLOOKUP(DATE([.$AJ$2];[.$C5];[.AB$2]);[.$AM:.$AM];1;0)));[.$D$19];&quot;&quot;))))))">
            <text:p/>
          </table:table-cell>
          <table:table-cell table:style-name="ce117" table:formula="of:=IF(MONTH(DATE([.$AJ$2];[.$C5];[.$D$2]))&lt;&gt;MONTH(DATE([.$AJ$2];[.$C5];[.AC$2]));[.$D$16];IF(COM.MICROSOFT.SWITCH(WEEKDAY(DATE([.$AJ$2];[.$C5];[.AC$2]));7;TRUE();1;TRUE();FALSE());[.$D$17];IF(NOT(ISERROR(VLOOKUP(DATE([.$AJ$2];[.$C5];[.AC$2]);[.$AL:.$AL];1;0)));[.$D$18];IF(IF(ISERROR(INDIRECT(&quot;$P$&quot;&amp;MATCH(DATE([.$AJ$2];[.$C5];[.AC$2]);[.$D$27:.$D$65];0)+MATCH(&quot;Za sobotę&quot;;[.$P:.$P];0)));FALSE();NOT(ISBLANK(INDIRECT(&quot;$P$&quot;&amp;MATCH(DATE([.$AJ$2];[.$C5];[.AC$2]);[.$D$27:.$D$65];0)+MATCH(&quot;Za sobotę&quot;;[.$P:.$P];0)))));[.$D$21];IF(IF(ISERROR(INDIRECT(&quot;$G$&quot;&amp;MATCH(DATE([.$AJ$2];[.$C5];[.AC$2]);[.$D$27:.$D$65];0)+MATCH(&quot;Zaległy&quot;;[.$G:.$G];0)));FALSE();NOT(ISBLANK(INDIRECT(&quot;$G$&quot;&amp;MATCH(DATE([.$AJ$2];[.$C5];[.AC$2]);[.$D$27:.$D$65];0)+MATCH(&quot;Zaległy&quot;;[.$G:.$G];0)))));[.$D$20];IF(NOT(ISERROR(VLOOKUP(DATE([.$AJ$2];[.$C5];[.AC$2]);[.$AM:.$AM];1;0)));[.$D$19];&quot;&quot;))))))">
            <text:p/>
          </table:table-cell>
          <table:table-cell table:style-name="ce117" table:formula="of:=IF(MONTH(DATE([.$AJ$2];[.$C5];[.$D$2]))&lt;&gt;MONTH(DATE([.$AJ$2];[.$C5];[.AD$2]));[.$D$16];IF(COM.MICROSOFT.SWITCH(WEEKDAY(DATE([.$AJ$2];[.$C5];[.AD$2]));7;TRUE();1;TRUE();FALSE());[.$D$17];IF(NOT(ISERROR(VLOOKUP(DATE([.$AJ$2];[.$C5];[.AD$2]);[.$AL:.$AL];1;0)));[.$D$18];IF(IF(ISERROR(INDIRECT(&quot;$P$&quot;&amp;MATCH(DATE([.$AJ$2];[.$C5];[.AD$2]);[.$D$27:.$D$65];0)+MATCH(&quot;Za sobotę&quot;;[.$P:.$P];0)));FALSE();NOT(ISBLANK(INDIRECT(&quot;$P$&quot;&amp;MATCH(DATE([.$AJ$2];[.$C5];[.AD$2]);[.$D$27:.$D$65];0)+MATCH(&quot;Za sobotę&quot;;[.$P:.$P];0)))));[.$D$21];IF(IF(ISERROR(INDIRECT(&quot;$G$&quot;&amp;MATCH(DATE([.$AJ$2];[.$C5];[.AD$2]);[.$D$27:.$D$65];0)+MATCH(&quot;Zaległy&quot;;[.$G:.$G];0)));FALSE();NOT(ISBLANK(INDIRECT(&quot;$G$&quot;&amp;MATCH(DATE([.$AJ$2];[.$C5];[.AD$2]);[.$D$27:.$D$65];0)+MATCH(&quot;Zaległy&quot;;[.$G:.$G];0)))));[.$D$20];IF(NOT(ISERROR(VLOOKUP(DATE([.$AJ$2];[.$C5];[.AD$2]);[.$AM:.$AM];1;0)));[.$D$19];&quot;&quot;))))))">
            <text:p/>
          </table:table-cell>
          <table:table-cell table:style-name="ce117" table:formula="of:=IF(MONTH(DATE([.$AJ$2];[.$C5];[.$D$2]))&lt;&gt;MONTH(DATE([.$AJ$2];[.$C5];[.AE$2]));[.$D$16];IF(COM.MICROSOFT.SWITCH(WEEKDAY(DATE([.$AJ$2];[.$C5];[.AE$2]));7;TRUE();1;TRUE();FALSE());[.$D$17];IF(NOT(ISERROR(VLOOKUP(DATE([.$AJ$2];[.$C5];[.AE$2]);[.$AL:.$AL];1;0)));[.$D$18];IF(IF(ISERROR(INDIRECT(&quot;$P$&quot;&amp;MATCH(DATE([.$AJ$2];[.$C5];[.AE$2]);[.$D$27:.$D$65];0)+MATCH(&quot;Za sobotę&quot;;[.$P:.$P];0)));FALSE();NOT(ISBLANK(INDIRECT(&quot;$P$&quot;&amp;MATCH(DATE([.$AJ$2];[.$C5];[.AE$2]);[.$D$27:.$D$65];0)+MATCH(&quot;Za sobotę&quot;;[.$P:.$P];0)))));[.$D$21];IF(IF(ISERROR(INDIRECT(&quot;$G$&quot;&amp;MATCH(DATE([.$AJ$2];[.$C5];[.AE$2]);[.$D$27:.$D$65];0)+MATCH(&quot;Zaległy&quot;;[.$G:.$G];0)));FALSE();NOT(ISBLANK(INDIRECT(&quot;$G$&quot;&amp;MATCH(DATE([.$AJ$2];[.$C5];[.AE$2]);[.$D$27:.$D$65];0)+MATCH(&quot;Zaległy&quot;;[.$G:.$G];0)))));[.$D$20];IF(NOT(ISERROR(VLOOKUP(DATE([.$AJ$2];[.$C5];[.AE$2]);[.$AM:.$AM];1;0)));[.$D$19];&quot;&quot;))))))">
            <text:p/>
          </table:table-cell>
          <table:table-cell table:style-name="ce117" table:formula="of:=IF(MONTH(DATE([.$AJ$2];[.$C5];[.$D$2]))&lt;&gt;MONTH(DATE([.$AJ$2];[.$C5];[.AF$2]));[.$D$16];IF(COM.MICROSOFT.SWITCH(WEEKDAY(DATE([.$AJ$2];[.$C5];[.AF$2]));7;TRUE();1;TRUE();FALSE());[.$D$17];IF(NOT(ISERROR(VLOOKUP(DATE([.$AJ$2];[.$C5];[.AF$2]);[.$AL:.$AL];1;0)));[.$D$18];IF(IF(ISERROR(INDIRECT(&quot;$P$&quot;&amp;MATCH(DATE([.$AJ$2];[.$C5];[.AF$2]);[.$D$27:.$D$65];0)+MATCH(&quot;Za sobotę&quot;;[.$P:.$P];0)));FALSE();NOT(ISBLANK(INDIRECT(&quot;$P$&quot;&amp;MATCH(DATE([.$AJ$2];[.$C5];[.AF$2]);[.$D$27:.$D$65];0)+MATCH(&quot;Za sobotę&quot;;[.$P:.$P];0)))));[.$D$21];IF(IF(ISERROR(INDIRECT(&quot;$G$&quot;&amp;MATCH(DATE([.$AJ$2];[.$C5];[.AF$2]);[.$D$27:.$D$65];0)+MATCH(&quot;Zaległy&quot;;[.$G:.$G];0)));FALSE();NOT(ISBLANK(INDIRECT(&quot;$G$&quot;&amp;MATCH(DATE([.$AJ$2];[.$C5];[.AF$2]);[.$D$27:.$D$65];0)+MATCH(&quot;Zaległy&quot;;[.$G:.$G];0)))));[.$D$20];IF(NOT(ISERROR(VLOOKUP(DATE([.$AJ$2];[.$C5];[.AF$2]);[.$AM:.$AM];1;0)));[.$D$19];&quot;&quot;))))))">
            <text:p/>
          </table:table-cell>
          <table:table-cell table:style-name="ce117" table:formula="of:=IF(MONTH(DATE([.$AJ$2];[.$C5];[.$D$2]))&lt;&gt;MONTH(DATE([.$AJ$2];[.$C5];[.AG$2]));[.$D$16];IF(COM.MICROSOFT.SWITCH(WEEKDAY(DATE([.$AJ$2];[.$C5];[.AG$2]));7;TRUE();1;TRUE();FALSE());[.$D$17];IF(NOT(ISERROR(VLOOKUP(DATE([.$AJ$2];[.$C5];[.AG$2]);[.$AL:.$AL];1;0)));[.$D$18];IF(IF(ISERROR(INDIRECT(&quot;$P$&quot;&amp;MATCH(DATE([.$AJ$2];[.$C5];[.AG$2]);[.$D$27:.$D$65];0)+MATCH(&quot;Za sobotę&quot;;[.$P:.$P];0)));FALSE();NOT(ISBLANK(INDIRECT(&quot;$P$&quot;&amp;MATCH(DATE([.$AJ$2];[.$C5];[.AG$2]);[.$D$27:.$D$65];0)+MATCH(&quot;Za sobotę&quot;;[.$P:.$P];0)))));[.$D$21];IF(IF(ISERROR(INDIRECT(&quot;$G$&quot;&amp;MATCH(DATE([.$AJ$2];[.$C5];[.AG$2]);[.$D$27:.$D$65];0)+MATCH(&quot;Zaległy&quot;;[.$G:.$G];0)));FALSE();NOT(ISBLANK(INDIRECT(&quot;$G$&quot;&amp;MATCH(DATE([.$AJ$2];[.$C5];[.AG$2]);[.$D$27:.$D$65];0)+MATCH(&quot;Zaległy&quot;;[.$G:.$G];0)))));[.$D$20];IF(NOT(ISERROR(VLOOKUP(DATE([.$AJ$2];[.$C5];[.AG$2]);[.$AM:.$AM];1;0)));[.$D$19];&quot;&quot;))))))" office:value-type="string" office:string-value="–" calcext:value-type="string">
            <text:p>–</text:p>
          </table:table-cell>
          <table:table-cell table:style-name="ce120" table:formula="of:=IF(MONTH(DATE([.$AJ$2];[.$C5];[.$D$2]))&lt;&gt;MONTH(DATE([.$AJ$2];[.$C5];[.AH$2]));[.$D$16];IF(COM.MICROSOFT.SWITCH(WEEKDAY(DATE([.$AJ$2];[.$C5];[.AH$2]));7;TRUE();1;TRUE();FALSE());[.$D$17];IF(NOT(ISERROR(VLOOKUP(DATE([.$AJ$2];[.$C5];[.AH$2]);[.$AL:.$AL];1;0)));[.$D$18];IF(IF(ISERROR(INDIRECT(&quot;$P$&quot;&amp;MATCH(DATE([.$AJ$2];[.$C5];[.AH$2]);[.$D$27:.$D$65];0)+MATCH(&quot;Za sobotę&quot;;[.$P:.$P];0)));FALSE();NOT(ISBLANK(INDIRECT(&quot;$P$&quot;&amp;MATCH(DATE([.$AJ$2];[.$C5];[.AH$2]);[.$D$27:.$D$65];0)+MATCH(&quot;Za sobotę&quot;;[.$P:.$P];0)))));[.$D$21];IF(IF(ISERROR(INDIRECT(&quot;$G$&quot;&amp;MATCH(DATE([.$AJ$2];[.$C5];[.AH$2]);[.$D$27:.$D$65];0)+MATCH(&quot;Zaległy&quot;;[.$G:.$G];0)));FALSE();NOT(ISBLANK(INDIRECT(&quot;$G$&quot;&amp;MATCH(DATE([.$AJ$2];[.$C5];[.AH$2]);[.$D$27:.$D$65];0)+MATCH(&quot;Zaległy&quot;;[.$G:.$G];0)))));[.$D$20];IF(NOT(ISERROR(VLOOKUP(DATE([.$AJ$2];[.$C5];[.AH$2]);[.$AM:.$AM];1;0)));[.$D$19];&quot;&quot;))))))" office:value-type="string" office:string-value="–" calcext:value-type="string">
            <text:p>–</text:p>
          </table:table-cell>
          <table:table-cell table:style-name="Default"/>
          <table:table-cell table:style-name="ce122" office:value-type="string" calcext:value-type="string">
            <text:p>1.01</text:p>
          </table:table-cell>
          <table:table-cell table:style-name="ce23" office:value-type="string" calcext:value-type="string">
            <text:p>SZTYWNE KAŻDEGO ROKU – Nowy Rok, Świętej Bożej Rodzicielki</text:p>
          </table:table-cell>
          <table:table-cell table:formula="of:=IF(NOT(ISBLANK([.$AJ8]));IFERROR(DATEVALUE([.$AJ8]&amp;&quot;.&quot;&amp;[.$AJ$2]);DATE([.$AJ$2];MONTH([.$AJ8]);DAY([.$AJ8])));&quot;&quot;)" office:value-type="date" office:date-value="2024-05-03" calcext:value-type="date">
            <text:p>3 maja 2024 (piątek)</text:p>
          </table:table-cell>
          <table:table-cell table:style-name="ce62" table:formula="of:=IF(NOT(ISBLANK([.$D30]));IFERROR(DATEVALUE([.$D30]&amp;&quot;.&quot;&amp;[.$AJ$2]);DATE([.$AJ$2];MONTH([.$D30]);DAY([.$D3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6];1)" office:value-type="date" office:date-value="2024-04-01" calcext:value-type="date">
            <text:p>kwiecień</text:p>
          </table:table-cell>
          <table:table-cell table:style-name="ce45" office:value-type="float" office:value="4" calcext:value-type="float">
            <text:p>4</text:p>
          </table:table-cell>
          <table:table-cell table:style-name="ce113" table:formula="of:=IF(MONTH(DATE([.$AJ$2];[.$C6];[.$D$2]))&lt;&gt;MONTH(DATE([.$AJ$2];[.$C6];[.D$2]));[.$D$16];IF(COM.MICROSOFT.SWITCH(WEEKDAY(DATE([.$AJ$2];[.$C6];[.D$2]));7;TRUE();1;TRUE();FALSE());[.$D$17];IF(NOT(ISERROR(VLOOKUP(DATE([.$AJ$2];[.$C6];[.D$2]);[.$AL:.$AL];1;0)));[.$D$18];IF(IF(ISERROR(INDIRECT(&quot;$P$&quot;&amp;MATCH(DATE([.$AJ$2];[.$C6];[.D$2]);[.$D$27:.$D$65];0)+MATCH(&quot;Za sobotę&quot;;[.$P:.$P];0)));FALSE();NOT(ISBLANK(INDIRECT(&quot;$P$&quot;&amp;MATCH(DATE([.$AJ$2];[.$C6];[.D$2]);[.$D$27:.$D$65];0)+MATCH(&quot;Za sobotę&quot;;[.$P:.$P];0)))));[.$D$21];IF(IF(ISERROR(INDIRECT(&quot;$G$&quot;&amp;MATCH(DATE([.$AJ$2];[.$C6];[.D$2]);[.$D$27:.$D$65];0)+MATCH(&quot;Zaległy&quot;;[.$G:.$G];0)));FALSE();NOT(ISBLANK(INDIRECT(&quot;$G$&quot;&amp;MATCH(DATE([.$AJ$2];[.$C6];[.D$2]);[.$D$27:.$D$65];0)+MATCH(&quot;Zaległy&quot;;[.$G:.$G];0)))));[.$D$20];IF(NOT(ISERROR(VLOOKUP(DATE([.$AJ$2];[.$C6];[.D$2]);[.$AM:.$AM];1;0)));[.$D$19];&quot;&quot;))))))" office:value-type="string" office:string-value="+" calcext:value-type="string">
            <text:p>+</text:p>
          </table:table-cell>
          <table:table-cell table:style-name="ce117" table:formula="of:=IF(MONTH(DATE([.$AJ$2];[.$C6];[.$D$2]))&lt;&gt;MONTH(DATE([.$AJ$2];[.$C6];[.E$2]));[.$D$16];IF(COM.MICROSOFT.SWITCH(WEEKDAY(DATE([.$AJ$2];[.$C6];[.E$2]));7;TRUE();1;TRUE();FALSE());[.$D$17];IF(NOT(ISERROR(VLOOKUP(DATE([.$AJ$2];[.$C6];[.E$2]);[.$AL:.$AL];1;0)));[.$D$18];IF(IF(ISERROR(INDIRECT(&quot;$P$&quot;&amp;MATCH(DATE([.$AJ$2];[.$C6];[.E$2]);[.$D$27:.$D$65];0)+MATCH(&quot;Za sobotę&quot;;[.$P:.$P];0)));FALSE();NOT(ISBLANK(INDIRECT(&quot;$P$&quot;&amp;MATCH(DATE([.$AJ$2];[.$C6];[.E$2]);[.$D$27:.$D$65];0)+MATCH(&quot;Za sobotę&quot;;[.$P:.$P];0)))));[.$D$21];IF(IF(ISERROR(INDIRECT(&quot;$G$&quot;&amp;MATCH(DATE([.$AJ$2];[.$C6];[.E$2]);[.$D$27:.$D$65];0)+MATCH(&quot;Zaległy&quot;;[.$G:.$G];0)));FALSE();NOT(ISBLANK(INDIRECT(&quot;$G$&quot;&amp;MATCH(DATE([.$AJ$2];[.$C6];[.E$2]);[.$D$27:.$D$65];0)+MATCH(&quot;Zaległy&quot;;[.$G:.$G];0)))));[.$D$20];IF(NOT(ISERROR(VLOOKUP(DATE([.$AJ$2];[.$C6];[.E$2]);[.$AM:.$AM];1;0)));[.$D$19];&quot;&quot;))))))">
            <text:p/>
          </table:table-cell>
          <table:table-cell table:style-name="ce117" table:formula="of:=IF(MONTH(DATE([.$AJ$2];[.$C6];[.$D$2]))&lt;&gt;MONTH(DATE([.$AJ$2];[.$C6];[.F$2]));[.$D$16];IF(COM.MICROSOFT.SWITCH(WEEKDAY(DATE([.$AJ$2];[.$C6];[.F$2]));7;TRUE();1;TRUE();FALSE());[.$D$17];IF(NOT(ISERROR(VLOOKUP(DATE([.$AJ$2];[.$C6];[.F$2]);[.$AL:.$AL];1;0)));[.$D$18];IF(IF(ISERROR(INDIRECT(&quot;$P$&quot;&amp;MATCH(DATE([.$AJ$2];[.$C6];[.F$2]);[.$D$27:.$D$65];0)+MATCH(&quot;Za sobotę&quot;;[.$P:.$P];0)));FALSE();NOT(ISBLANK(INDIRECT(&quot;$P$&quot;&amp;MATCH(DATE([.$AJ$2];[.$C6];[.F$2]);[.$D$27:.$D$65];0)+MATCH(&quot;Za sobotę&quot;;[.$P:.$P];0)))));[.$D$21];IF(IF(ISERROR(INDIRECT(&quot;$G$&quot;&amp;MATCH(DATE([.$AJ$2];[.$C6];[.F$2]);[.$D$27:.$D$65];0)+MATCH(&quot;Zaległy&quot;;[.$G:.$G];0)));FALSE();NOT(ISBLANK(INDIRECT(&quot;$G$&quot;&amp;MATCH(DATE([.$AJ$2];[.$C6];[.F$2]);[.$D$27:.$D$65];0)+MATCH(&quot;Zaległy&quot;;[.$G:.$G];0)))));[.$D$20];IF(NOT(ISERROR(VLOOKUP(DATE([.$AJ$2];[.$C6];[.F$2]);[.$AM:.$AM];1;0)));[.$D$19];&quot;&quot;))))))">
            <text:p/>
          </table:table-cell>
          <table:table-cell table:style-name="ce117" table:formula="of:=IF(MONTH(DATE([.$AJ$2];[.$C6];[.$D$2]))&lt;&gt;MONTH(DATE([.$AJ$2];[.$C6];[.G$2]));[.$D$16];IF(COM.MICROSOFT.SWITCH(WEEKDAY(DATE([.$AJ$2];[.$C6];[.G$2]));7;TRUE();1;TRUE();FALSE());[.$D$17];IF(NOT(ISERROR(VLOOKUP(DATE([.$AJ$2];[.$C6];[.G$2]);[.$AL:.$AL];1;0)));[.$D$18];IF(IF(ISERROR(INDIRECT(&quot;$P$&quot;&amp;MATCH(DATE([.$AJ$2];[.$C6];[.G$2]);[.$D$27:.$D$65];0)+MATCH(&quot;Za sobotę&quot;;[.$P:.$P];0)));FALSE();NOT(ISBLANK(INDIRECT(&quot;$P$&quot;&amp;MATCH(DATE([.$AJ$2];[.$C6];[.G$2]);[.$D$27:.$D$65];0)+MATCH(&quot;Za sobotę&quot;;[.$P:.$P];0)))));[.$D$21];IF(IF(ISERROR(INDIRECT(&quot;$G$&quot;&amp;MATCH(DATE([.$AJ$2];[.$C6];[.G$2]);[.$D$27:.$D$65];0)+MATCH(&quot;Zaległy&quot;;[.$G:.$G];0)));FALSE();NOT(ISBLANK(INDIRECT(&quot;$G$&quot;&amp;MATCH(DATE([.$AJ$2];[.$C6];[.G$2]);[.$D$27:.$D$65];0)+MATCH(&quot;Zaległy&quot;;[.$G:.$G];0)))));[.$D$20];IF(NOT(ISERROR(VLOOKUP(DATE([.$AJ$2];[.$C6];[.G$2]);[.$AM:.$AM];1;0)));[.$D$19];&quot;&quot;))))))">
            <text:p/>
          </table:table-cell>
          <table:table-cell table:style-name="ce117" table:formula="of:=IF(MONTH(DATE([.$AJ$2];[.$C6];[.$D$2]))&lt;&gt;MONTH(DATE([.$AJ$2];[.$C6];[.H$2]));[.$D$16];IF(COM.MICROSOFT.SWITCH(WEEKDAY(DATE([.$AJ$2];[.$C6];[.H$2]));7;TRUE();1;TRUE();FALSE());[.$D$17];IF(NOT(ISERROR(VLOOKUP(DATE([.$AJ$2];[.$C6];[.H$2]);[.$AL:.$AL];1;0)));[.$D$18];IF(IF(ISERROR(INDIRECT(&quot;$P$&quot;&amp;MATCH(DATE([.$AJ$2];[.$C6];[.H$2]);[.$D$27:.$D$65];0)+MATCH(&quot;Za sobotę&quot;;[.$P:.$P];0)));FALSE();NOT(ISBLANK(INDIRECT(&quot;$P$&quot;&amp;MATCH(DATE([.$AJ$2];[.$C6];[.H$2]);[.$D$27:.$D$65];0)+MATCH(&quot;Za sobotę&quot;;[.$P:.$P];0)))));[.$D$21];IF(IF(ISERROR(INDIRECT(&quot;$G$&quot;&amp;MATCH(DATE([.$AJ$2];[.$C6];[.H$2]);[.$D$27:.$D$65];0)+MATCH(&quot;Zaległy&quot;;[.$G:.$G];0)));FALSE();NOT(ISBLANK(INDIRECT(&quot;$G$&quot;&amp;MATCH(DATE([.$AJ$2];[.$C6];[.H$2]);[.$D$27:.$D$65];0)+MATCH(&quot;Zaległy&quot;;[.$G:.$G];0)))));[.$D$20];IF(NOT(ISERROR(VLOOKUP(DATE([.$AJ$2];[.$C6];[.H$2]);[.$AM:.$AM];1;0)));[.$D$19];&quot;&quot;))))))">
            <text:p/>
          </table:table-cell>
          <table:table-cell table:style-name="ce117" table:formula="of:=IF(MONTH(DATE([.$AJ$2];[.$C6];[.$D$2]))&lt;&gt;MONTH(DATE([.$AJ$2];[.$C6];[.I$2]));[.$D$16];IF(COM.MICROSOFT.SWITCH(WEEKDAY(DATE([.$AJ$2];[.$C6];[.I$2]));7;TRUE();1;TRUE();FALSE());[.$D$17];IF(NOT(ISERROR(VLOOKUP(DATE([.$AJ$2];[.$C6];[.I$2]);[.$AL:.$AL];1;0)));[.$D$18];IF(IF(ISERROR(INDIRECT(&quot;$P$&quot;&amp;MATCH(DATE([.$AJ$2];[.$C6];[.I$2]);[.$D$27:.$D$65];0)+MATCH(&quot;Za sobotę&quot;;[.$P:.$P];0)));FALSE();NOT(ISBLANK(INDIRECT(&quot;$P$&quot;&amp;MATCH(DATE([.$AJ$2];[.$C6];[.I$2]);[.$D$27:.$D$65];0)+MATCH(&quot;Za sobotę&quot;;[.$P:.$P];0)))));[.$D$21];IF(IF(ISERROR(INDIRECT(&quot;$G$&quot;&amp;MATCH(DATE([.$AJ$2];[.$C6];[.I$2]);[.$D$27:.$D$65];0)+MATCH(&quot;Zaległy&quot;;[.$G:.$G];0)));FALSE();NOT(ISBLANK(INDIRECT(&quot;$G$&quot;&amp;MATCH(DATE([.$AJ$2];[.$C6];[.I$2]);[.$D$27:.$D$65];0)+MATCH(&quot;Zaległy&quot;;[.$G:.$G];0)))));[.$D$20];IF(NOT(ISERROR(VLOOKUP(DATE([.$AJ$2];[.$C6];[.I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J$2]));[.$D$16];IF(COM.MICROSOFT.SWITCH(WEEKDAY(DATE([.$AJ$2];[.$C6];[.J$2]));7;TRUE();1;TRUE();FALSE());[.$D$17];IF(NOT(ISERROR(VLOOKUP(DATE([.$AJ$2];[.$C6];[.J$2]);[.$AL:.$AL];1;0)));[.$D$18];IF(IF(ISERROR(INDIRECT(&quot;$P$&quot;&amp;MATCH(DATE([.$AJ$2];[.$C6];[.J$2]);[.$D$27:.$D$65];0)+MATCH(&quot;Za sobotę&quot;;[.$P:.$P];0)));FALSE();NOT(ISBLANK(INDIRECT(&quot;$P$&quot;&amp;MATCH(DATE([.$AJ$2];[.$C6];[.J$2]);[.$D$27:.$D$65];0)+MATCH(&quot;Za sobotę&quot;;[.$P:.$P];0)))));[.$D$21];IF(IF(ISERROR(INDIRECT(&quot;$G$&quot;&amp;MATCH(DATE([.$AJ$2];[.$C6];[.J$2]);[.$D$27:.$D$65];0)+MATCH(&quot;Zaległy&quot;;[.$G:.$G];0)));FALSE();NOT(ISBLANK(INDIRECT(&quot;$G$&quot;&amp;MATCH(DATE([.$AJ$2];[.$C6];[.J$2]);[.$D$27:.$D$65];0)+MATCH(&quot;Zaległy&quot;;[.$G:.$G];0)))));[.$D$20];IF(NOT(ISERROR(VLOOKUP(DATE([.$AJ$2];[.$C6];[.J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K$2]));[.$D$16];IF(COM.MICROSOFT.SWITCH(WEEKDAY(DATE([.$AJ$2];[.$C6];[.K$2]));7;TRUE();1;TRUE();FALSE());[.$D$17];IF(NOT(ISERROR(VLOOKUP(DATE([.$AJ$2];[.$C6];[.K$2]);[.$AL:.$AL];1;0)));[.$D$18];IF(IF(ISERROR(INDIRECT(&quot;$P$&quot;&amp;MATCH(DATE([.$AJ$2];[.$C6];[.K$2]);[.$D$27:.$D$65];0)+MATCH(&quot;Za sobotę&quot;;[.$P:.$P];0)));FALSE();NOT(ISBLANK(INDIRECT(&quot;$P$&quot;&amp;MATCH(DATE([.$AJ$2];[.$C6];[.K$2]);[.$D$27:.$D$65];0)+MATCH(&quot;Za sobotę&quot;;[.$P:.$P];0)))));[.$D$21];IF(IF(ISERROR(INDIRECT(&quot;$G$&quot;&amp;MATCH(DATE([.$AJ$2];[.$C6];[.K$2]);[.$D$27:.$D$65];0)+MATCH(&quot;Zaległy&quot;;[.$G:.$G];0)));FALSE();NOT(ISBLANK(INDIRECT(&quot;$G$&quot;&amp;MATCH(DATE([.$AJ$2];[.$C6];[.K$2]);[.$D$27:.$D$65];0)+MATCH(&quot;Zaległy&quot;;[.$G:.$G];0)))));[.$D$20];IF(NOT(ISERROR(VLOOKUP(DATE([.$AJ$2];[.$C6];[.K$2]);[.$AM:.$AM];1;0)));[.$D$19];&quot;&quot;))))))">
            <text:p/>
          </table:table-cell>
          <table:table-cell table:style-name="ce117" table:formula="of:=IF(MONTH(DATE([.$AJ$2];[.$C6];[.$D$2]))&lt;&gt;MONTH(DATE([.$AJ$2];[.$C6];[.L$2]));[.$D$16];IF(COM.MICROSOFT.SWITCH(WEEKDAY(DATE([.$AJ$2];[.$C6];[.L$2]));7;TRUE();1;TRUE();FALSE());[.$D$17];IF(NOT(ISERROR(VLOOKUP(DATE([.$AJ$2];[.$C6];[.L$2]);[.$AL:.$AL];1;0)));[.$D$18];IF(IF(ISERROR(INDIRECT(&quot;$P$&quot;&amp;MATCH(DATE([.$AJ$2];[.$C6];[.L$2]);[.$D$27:.$D$65];0)+MATCH(&quot;Za sobotę&quot;;[.$P:.$P];0)));FALSE();NOT(ISBLANK(INDIRECT(&quot;$P$&quot;&amp;MATCH(DATE([.$AJ$2];[.$C6];[.L$2]);[.$D$27:.$D$65];0)+MATCH(&quot;Za sobotę&quot;;[.$P:.$P];0)))));[.$D$21];IF(IF(ISERROR(INDIRECT(&quot;$G$&quot;&amp;MATCH(DATE([.$AJ$2];[.$C6];[.L$2]);[.$D$27:.$D$65];0)+MATCH(&quot;Zaległy&quot;;[.$G:.$G];0)));FALSE();NOT(ISBLANK(INDIRECT(&quot;$G$&quot;&amp;MATCH(DATE([.$AJ$2];[.$C6];[.L$2]);[.$D$27:.$D$65];0)+MATCH(&quot;Zaległy&quot;;[.$G:.$G];0)))));[.$D$20];IF(NOT(ISERROR(VLOOKUP(DATE([.$AJ$2];[.$C6];[.L$2]);[.$AM:.$AM];1;0)));[.$D$19];&quot;&quot;))))))">
            <text:p/>
          </table:table-cell>
          <table:table-cell table:style-name="ce117" table:formula="of:=IF(MONTH(DATE([.$AJ$2];[.$C6];[.$D$2]))&lt;&gt;MONTH(DATE([.$AJ$2];[.$C6];[.M$2]));[.$D$16];IF(COM.MICROSOFT.SWITCH(WEEKDAY(DATE([.$AJ$2];[.$C6];[.M$2]));7;TRUE();1;TRUE();FALSE());[.$D$17];IF(NOT(ISERROR(VLOOKUP(DATE([.$AJ$2];[.$C6];[.M$2]);[.$AL:.$AL];1;0)));[.$D$18];IF(IF(ISERROR(INDIRECT(&quot;$P$&quot;&amp;MATCH(DATE([.$AJ$2];[.$C6];[.M$2]);[.$D$27:.$D$65];0)+MATCH(&quot;Za sobotę&quot;;[.$P:.$P];0)));FALSE();NOT(ISBLANK(INDIRECT(&quot;$P$&quot;&amp;MATCH(DATE([.$AJ$2];[.$C6];[.M$2]);[.$D$27:.$D$65];0)+MATCH(&quot;Za sobotę&quot;;[.$P:.$P];0)))));[.$D$21];IF(IF(ISERROR(INDIRECT(&quot;$G$&quot;&amp;MATCH(DATE([.$AJ$2];[.$C6];[.M$2]);[.$D$27:.$D$65];0)+MATCH(&quot;Zaległy&quot;;[.$G:.$G];0)));FALSE();NOT(ISBLANK(INDIRECT(&quot;$G$&quot;&amp;MATCH(DATE([.$AJ$2];[.$C6];[.M$2]);[.$D$27:.$D$65];0)+MATCH(&quot;Zaległy&quot;;[.$G:.$G];0)))));[.$D$20];IF(NOT(ISERROR(VLOOKUP(DATE([.$AJ$2];[.$C6];[.M$2]);[.$AM:.$AM];1;0)));[.$D$19];&quot;&quot;))))))">
            <text:p/>
          </table:table-cell>
          <table:table-cell table:style-name="ce117" table:formula="of:=IF(MONTH(DATE([.$AJ$2];[.$C6];[.$D$2]))&lt;&gt;MONTH(DATE([.$AJ$2];[.$C6];[.N$2]));[.$D$16];IF(COM.MICROSOFT.SWITCH(WEEKDAY(DATE([.$AJ$2];[.$C6];[.N$2]));7;TRUE();1;TRUE();FALSE());[.$D$17];IF(NOT(ISERROR(VLOOKUP(DATE([.$AJ$2];[.$C6];[.N$2]);[.$AL:.$AL];1;0)));[.$D$18];IF(IF(ISERROR(INDIRECT(&quot;$P$&quot;&amp;MATCH(DATE([.$AJ$2];[.$C6];[.N$2]);[.$D$27:.$D$65];0)+MATCH(&quot;Za sobotę&quot;;[.$P:.$P];0)));FALSE();NOT(ISBLANK(INDIRECT(&quot;$P$&quot;&amp;MATCH(DATE([.$AJ$2];[.$C6];[.N$2]);[.$D$27:.$D$65];0)+MATCH(&quot;Za sobotę&quot;;[.$P:.$P];0)))));[.$D$21];IF(IF(ISERROR(INDIRECT(&quot;$G$&quot;&amp;MATCH(DATE([.$AJ$2];[.$C6];[.N$2]);[.$D$27:.$D$65];0)+MATCH(&quot;Zaległy&quot;;[.$G:.$G];0)));FALSE();NOT(ISBLANK(INDIRECT(&quot;$G$&quot;&amp;MATCH(DATE([.$AJ$2];[.$C6];[.N$2]);[.$D$27:.$D$65];0)+MATCH(&quot;Zaległy&quot;;[.$G:.$G];0)))));[.$D$20];IF(NOT(ISERROR(VLOOKUP(DATE([.$AJ$2];[.$C6];[.N$2]);[.$AM:.$AM];1;0)));[.$D$19];&quot;&quot;))))))">
            <text:p/>
          </table:table-cell>
          <table:table-cell table:style-name="ce117" table:formula="of:=IF(MONTH(DATE([.$AJ$2];[.$C6];[.$D$2]))&lt;&gt;MONTH(DATE([.$AJ$2];[.$C6];[.O$2]));[.$D$16];IF(COM.MICROSOFT.SWITCH(WEEKDAY(DATE([.$AJ$2];[.$C6];[.O$2]));7;TRUE();1;TRUE();FALSE());[.$D$17];IF(NOT(ISERROR(VLOOKUP(DATE([.$AJ$2];[.$C6];[.O$2]);[.$AL:.$AL];1;0)));[.$D$18];IF(IF(ISERROR(INDIRECT(&quot;$P$&quot;&amp;MATCH(DATE([.$AJ$2];[.$C6];[.O$2]);[.$D$27:.$D$65];0)+MATCH(&quot;Za sobotę&quot;;[.$P:.$P];0)));FALSE();NOT(ISBLANK(INDIRECT(&quot;$P$&quot;&amp;MATCH(DATE([.$AJ$2];[.$C6];[.O$2]);[.$D$27:.$D$65];0)+MATCH(&quot;Za sobotę&quot;;[.$P:.$P];0)))));[.$D$21];IF(IF(ISERROR(INDIRECT(&quot;$G$&quot;&amp;MATCH(DATE([.$AJ$2];[.$C6];[.O$2]);[.$D$27:.$D$65];0)+MATCH(&quot;Zaległy&quot;;[.$G:.$G];0)));FALSE();NOT(ISBLANK(INDIRECT(&quot;$G$&quot;&amp;MATCH(DATE([.$AJ$2];[.$C6];[.O$2]);[.$D$27:.$D$65];0)+MATCH(&quot;Zaległy&quot;;[.$G:.$G];0)))));[.$D$20];IF(NOT(ISERROR(VLOOKUP(DATE([.$AJ$2];[.$C6];[.O$2]);[.$AM:.$AM];1;0)));[.$D$19];&quot;&quot;))))))">
            <text:p/>
          </table:table-cell>
          <table:table-cell table:style-name="ce117" table:formula="of:=IF(MONTH(DATE([.$AJ$2];[.$C6];[.$D$2]))&lt;&gt;MONTH(DATE([.$AJ$2];[.$C6];[.P$2]));[.$D$16];IF(COM.MICROSOFT.SWITCH(WEEKDAY(DATE([.$AJ$2];[.$C6];[.P$2]));7;TRUE();1;TRUE();FALSE());[.$D$17];IF(NOT(ISERROR(VLOOKUP(DATE([.$AJ$2];[.$C6];[.P$2]);[.$AL:.$AL];1;0)));[.$D$18];IF(IF(ISERROR(INDIRECT(&quot;$P$&quot;&amp;MATCH(DATE([.$AJ$2];[.$C6];[.P$2]);[.$D$27:.$D$65];0)+MATCH(&quot;Za sobotę&quot;;[.$P:.$P];0)));FALSE();NOT(ISBLANK(INDIRECT(&quot;$P$&quot;&amp;MATCH(DATE([.$AJ$2];[.$C6];[.P$2]);[.$D$27:.$D$65];0)+MATCH(&quot;Za sobotę&quot;;[.$P:.$P];0)))));[.$D$21];IF(IF(ISERROR(INDIRECT(&quot;$G$&quot;&amp;MATCH(DATE([.$AJ$2];[.$C6];[.P$2]);[.$D$27:.$D$65];0)+MATCH(&quot;Zaległy&quot;;[.$G:.$G];0)));FALSE();NOT(ISBLANK(INDIRECT(&quot;$G$&quot;&amp;MATCH(DATE([.$AJ$2];[.$C6];[.P$2]);[.$D$27:.$D$65];0)+MATCH(&quot;Zaległy&quot;;[.$G:.$G];0)))));[.$D$20];IF(NOT(ISERROR(VLOOKUP(DATE([.$AJ$2];[.$C6];[.P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Q$2]));[.$D$16];IF(COM.MICROSOFT.SWITCH(WEEKDAY(DATE([.$AJ$2];[.$C6];[.Q$2]));7;TRUE();1;TRUE();FALSE());[.$D$17];IF(NOT(ISERROR(VLOOKUP(DATE([.$AJ$2];[.$C6];[.Q$2]);[.$AL:.$AL];1;0)));[.$D$18];IF(IF(ISERROR(INDIRECT(&quot;$P$&quot;&amp;MATCH(DATE([.$AJ$2];[.$C6];[.Q$2]);[.$D$27:.$D$65];0)+MATCH(&quot;Za sobotę&quot;;[.$P:.$P];0)));FALSE();NOT(ISBLANK(INDIRECT(&quot;$P$&quot;&amp;MATCH(DATE([.$AJ$2];[.$C6];[.Q$2]);[.$D$27:.$D$65];0)+MATCH(&quot;Za sobotę&quot;;[.$P:.$P];0)))));[.$D$21];IF(IF(ISERROR(INDIRECT(&quot;$G$&quot;&amp;MATCH(DATE([.$AJ$2];[.$C6];[.Q$2]);[.$D$27:.$D$65];0)+MATCH(&quot;Zaległy&quot;;[.$G:.$G];0)));FALSE();NOT(ISBLANK(INDIRECT(&quot;$G$&quot;&amp;MATCH(DATE([.$AJ$2];[.$C6];[.Q$2]);[.$D$27:.$D$65];0)+MATCH(&quot;Zaległy&quot;;[.$G:.$G];0)))));[.$D$20];IF(NOT(ISERROR(VLOOKUP(DATE([.$AJ$2];[.$C6];[.Q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R$2]));[.$D$16];IF(COM.MICROSOFT.SWITCH(WEEKDAY(DATE([.$AJ$2];[.$C6];[.R$2]));7;TRUE();1;TRUE();FALSE());[.$D$17];IF(NOT(ISERROR(VLOOKUP(DATE([.$AJ$2];[.$C6];[.R$2]);[.$AL:.$AL];1;0)));[.$D$18];IF(IF(ISERROR(INDIRECT(&quot;$P$&quot;&amp;MATCH(DATE([.$AJ$2];[.$C6];[.R$2]);[.$D$27:.$D$65];0)+MATCH(&quot;Za sobotę&quot;;[.$P:.$P];0)));FALSE();NOT(ISBLANK(INDIRECT(&quot;$P$&quot;&amp;MATCH(DATE([.$AJ$2];[.$C6];[.R$2]);[.$D$27:.$D$65];0)+MATCH(&quot;Za sobotę&quot;;[.$P:.$P];0)))));[.$D$21];IF(IF(ISERROR(INDIRECT(&quot;$G$&quot;&amp;MATCH(DATE([.$AJ$2];[.$C6];[.R$2]);[.$D$27:.$D$65];0)+MATCH(&quot;Zaległy&quot;;[.$G:.$G];0)));FALSE();NOT(ISBLANK(INDIRECT(&quot;$G$&quot;&amp;MATCH(DATE([.$AJ$2];[.$C6];[.R$2]);[.$D$27:.$D$65];0)+MATCH(&quot;Zaległy&quot;;[.$G:.$G];0)))));[.$D$20];IF(NOT(ISERROR(VLOOKUP(DATE([.$AJ$2];[.$C6];[.R$2]);[.$AM:.$AM];1;0)));[.$D$19];&quot;&quot;))))))">
            <text:p/>
          </table:table-cell>
          <table:table-cell table:style-name="ce117" table:formula="of:=IF(MONTH(DATE([.$AJ$2];[.$C6];[.$D$2]))&lt;&gt;MONTH(DATE([.$AJ$2];[.$C6];[.S$2]));[.$D$16];IF(COM.MICROSOFT.SWITCH(WEEKDAY(DATE([.$AJ$2];[.$C6];[.S$2]));7;TRUE();1;TRUE();FALSE());[.$D$17];IF(NOT(ISERROR(VLOOKUP(DATE([.$AJ$2];[.$C6];[.S$2]);[.$AL:.$AL];1;0)));[.$D$18];IF(IF(ISERROR(INDIRECT(&quot;$P$&quot;&amp;MATCH(DATE([.$AJ$2];[.$C6];[.S$2]);[.$D$27:.$D$65];0)+MATCH(&quot;Za sobotę&quot;;[.$P:.$P];0)));FALSE();NOT(ISBLANK(INDIRECT(&quot;$P$&quot;&amp;MATCH(DATE([.$AJ$2];[.$C6];[.S$2]);[.$D$27:.$D$65];0)+MATCH(&quot;Za sobotę&quot;;[.$P:.$P];0)))));[.$D$21];IF(IF(ISERROR(INDIRECT(&quot;$G$&quot;&amp;MATCH(DATE([.$AJ$2];[.$C6];[.S$2]);[.$D$27:.$D$65];0)+MATCH(&quot;Zaległy&quot;;[.$G:.$G];0)));FALSE();NOT(ISBLANK(INDIRECT(&quot;$G$&quot;&amp;MATCH(DATE([.$AJ$2];[.$C6];[.S$2]);[.$D$27:.$D$65];0)+MATCH(&quot;Zaległy&quot;;[.$G:.$G];0)))));[.$D$20];IF(NOT(ISERROR(VLOOKUP(DATE([.$AJ$2];[.$C6];[.S$2]);[.$AM:.$AM];1;0)));[.$D$19];&quot;&quot;))))))">
            <text:p/>
          </table:table-cell>
          <table:table-cell table:style-name="ce117" table:formula="of:=IF(MONTH(DATE([.$AJ$2];[.$C6];[.$D$2]))&lt;&gt;MONTH(DATE([.$AJ$2];[.$C6];[.T$2]));[.$D$16];IF(COM.MICROSOFT.SWITCH(WEEKDAY(DATE([.$AJ$2];[.$C6];[.T$2]));7;TRUE();1;TRUE();FALSE());[.$D$17];IF(NOT(ISERROR(VLOOKUP(DATE([.$AJ$2];[.$C6];[.T$2]);[.$AL:.$AL];1;0)));[.$D$18];IF(IF(ISERROR(INDIRECT(&quot;$P$&quot;&amp;MATCH(DATE([.$AJ$2];[.$C6];[.T$2]);[.$D$27:.$D$65];0)+MATCH(&quot;Za sobotę&quot;;[.$P:.$P];0)));FALSE();NOT(ISBLANK(INDIRECT(&quot;$P$&quot;&amp;MATCH(DATE([.$AJ$2];[.$C6];[.T$2]);[.$D$27:.$D$65];0)+MATCH(&quot;Za sobotę&quot;;[.$P:.$P];0)))));[.$D$21];IF(IF(ISERROR(INDIRECT(&quot;$G$&quot;&amp;MATCH(DATE([.$AJ$2];[.$C6];[.T$2]);[.$D$27:.$D$65];0)+MATCH(&quot;Zaległy&quot;;[.$G:.$G];0)));FALSE();NOT(ISBLANK(INDIRECT(&quot;$G$&quot;&amp;MATCH(DATE([.$AJ$2];[.$C6];[.T$2]);[.$D$27:.$D$65];0)+MATCH(&quot;Zaległy&quot;;[.$G:.$G];0)))));[.$D$20];IF(NOT(ISERROR(VLOOKUP(DATE([.$AJ$2];[.$C6];[.T$2]);[.$AM:.$AM];1;0)));[.$D$19];&quot;&quot;))))))">
            <text:p/>
          </table:table-cell>
          <table:table-cell table:style-name="ce117" table:formula="of:=IF(MONTH(DATE([.$AJ$2];[.$C6];[.$D$2]))&lt;&gt;MONTH(DATE([.$AJ$2];[.$C6];[.U$2]));[.$D$16];IF(COM.MICROSOFT.SWITCH(WEEKDAY(DATE([.$AJ$2];[.$C6];[.U$2]));7;TRUE();1;TRUE();FALSE());[.$D$17];IF(NOT(ISERROR(VLOOKUP(DATE([.$AJ$2];[.$C6];[.U$2]);[.$AL:.$AL];1;0)));[.$D$18];IF(IF(ISERROR(INDIRECT(&quot;$P$&quot;&amp;MATCH(DATE([.$AJ$2];[.$C6];[.U$2]);[.$D$27:.$D$65];0)+MATCH(&quot;Za sobotę&quot;;[.$P:.$P];0)));FALSE();NOT(ISBLANK(INDIRECT(&quot;$P$&quot;&amp;MATCH(DATE([.$AJ$2];[.$C6];[.U$2]);[.$D$27:.$D$65];0)+MATCH(&quot;Za sobotę&quot;;[.$P:.$P];0)))));[.$D$21];IF(IF(ISERROR(INDIRECT(&quot;$G$&quot;&amp;MATCH(DATE([.$AJ$2];[.$C6];[.U$2]);[.$D$27:.$D$65];0)+MATCH(&quot;Zaległy&quot;;[.$G:.$G];0)));FALSE();NOT(ISBLANK(INDIRECT(&quot;$G$&quot;&amp;MATCH(DATE([.$AJ$2];[.$C6];[.U$2]);[.$D$27:.$D$65];0)+MATCH(&quot;Zaległy&quot;;[.$G:.$G];0)))));[.$D$20];IF(NOT(ISERROR(VLOOKUP(DATE([.$AJ$2];[.$C6];[.U$2]);[.$AM:.$AM];1;0)));[.$D$19];&quot;&quot;))))))">
            <text:p/>
          </table:table-cell>
          <table:table-cell table:style-name="ce117" table:formula="of:=IF(MONTH(DATE([.$AJ$2];[.$C6];[.$D$2]))&lt;&gt;MONTH(DATE([.$AJ$2];[.$C6];[.V$2]));[.$D$16];IF(COM.MICROSOFT.SWITCH(WEEKDAY(DATE([.$AJ$2];[.$C6];[.V$2]));7;TRUE();1;TRUE();FALSE());[.$D$17];IF(NOT(ISERROR(VLOOKUP(DATE([.$AJ$2];[.$C6];[.V$2]);[.$AL:.$AL];1;0)));[.$D$18];IF(IF(ISERROR(INDIRECT(&quot;$P$&quot;&amp;MATCH(DATE([.$AJ$2];[.$C6];[.V$2]);[.$D$27:.$D$65];0)+MATCH(&quot;Za sobotę&quot;;[.$P:.$P];0)));FALSE();NOT(ISBLANK(INDIRECT(&quot;$P$&quot;&amp;MATCH(DATE([.$AJ$2];[.$C6];[.V$2]);[.$D$27:.$D$65];0)+MATCH(&quot;Za sobotę&quot;;[.$P:.$P];0)))));[.$D$21];IF(IF(ISERROR(INDIRECT(&quot;$G$&quot;&amp;MATCH(DATE([.$AJ$2];[.$C6];[.V$2]);[.$D$27:.$D$65];0)+MATCH(&quot;Zaległy&quot;;[.$G:.$G];0)));FALSE();NOT(ISBLANK(INDIRECT(&quot;$G$&quot;&amp;MATCH(DATE([.$AJ$2];[.$C6];[.V$2]);[.$D$27:.$D$65];0)+MATCH(&quot;Zaległy&quot;;[.$G:.$G];0)))));[.$D$20];IF(NOT(ISERROR(VLOOKUP(DATE([.$AJ$2];[.$C6];[.V$2]);[.$AM:.$AM];1;0)));[.$D$19];&quot;&quot;))))))">
            <text:p/>
          </table:table-cell>
          <table:table-cell table:style-name="ce117" table:formula="of:=IF(MONTH(DATE([.$AJ$2];[.$C6];[.$D$2]))&lt;&gt;MONTH(DATE([.$AJ$2];[.$C6];[.W$2]));[.$D$16];IF(COM.MICROSOFT.SWITCH(WEEKDAY(DATE([.$AJ$2];[.$C6];[.W$2]));7;TRUE();1;TRUE();FALSE());[.$D$17];IF(NOT(ISERROR(VLOOKUP(DATE([.$AJ$2];[.$C6];[.W$2]);[.$AL:.$AL];1;0)));[.$D$18];IF(IF(ISERROR(INDIRECT(&quot;$P$&quot;&amp;MATCH(DATE([.$AJ$2];[.$C6];[.W$2]);[.$D$27:.$D$65];0)+MATCH(&quot;Za sobotę&quot;;[.$P:.$P];0)));FALSE();NOT(ISBLANK(INDIRECT(&quot;$P$&quot;&amp;MATCH(DATE([.$AJ$2];[.$C6];[.W$2]);[.$D$27:.$D$65];0)+MATCH(&quot;Za sobotę&quot;;[.$P:.$P];0)))));[.$D$21];IF(IF(ISERROR(INDIRECT(&quot;$G$&quot;&amp;MATCH(DATE([.$AJ$2];[.$C6];[.W$2]);[.$D$27:.$D$65];0)+MATCH(&quot;Zaległy&quot;;[.$G:.$G];0)));FALSE();NOT(ISBLANK(INDIRECT(&quot;$G$&quot;&amp;MATCH(DATE([.$AJ$2];[.$C6];[.W$2]);[.$D$27:.$D$65];0)+MATCH(&quot;Zaległy&quot;;[.$G:.$G];0)))));[.$D$20];IF(NOT(ISERROR(VLOOKUP(DATE([.$AJ$2];[.$C6];[.W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X$2]));[.$D$16];IF(COM.MICROSOFT.SWITCH(WEEKDAY(DATE([.$AJ$2];[.$C6];[.X$2]));7;TRUE();1;TRUE();FALSE());[.$D$17];IF(NOT(ISERROR(VLOOKUP(DATE([.$AJ$2];[.$C6];[.X$2]);[.$AL:.$AL];1;0)));[.$D$18];IF(IF(ISERROR(INDIRECT(&quot;$P$&quot;&amp;MATCH(DATE([.$AJ$2];[.$C6];[.X$2]);[.$D$27:.$D$65];0)+MATCH(&quot;Za sobotę&quot;;[.$P:.$P];0)));FALSE();NOT(ISBLANK(INDIRECT(&quot;$P$&quot;&amp;MATCH(DATE([.$AJ$2];[.$C6];[.X$2]);[.$D$27:.$D$65];0)+MATCH(&quot;Za sobotę&quot;;[.$P:.$P];0)))));[.$D$21];IF(IF(ISERROR(INDIRECT(&quot;$G$&quot;&amp;MATCH(DATE([.$AJ$2];[.$C6];[.X$2]);[.$D$27:.$D$65];0)+MATCH(&quot;Zaległy&quot;;[.$G:.$G];0)));FALSE();NOT(ISBLANK(INDIRECT(&quot;$G$&quot;&amp;MATCH(DATE([.$AJ$2];[.$C6];[.X$2]);[.$D$27:.$D$65];0)+MATCH(&quot;Zaległy&quot;;[.$G:.$G];0)))));[.$D$20];IF(NOT(ISERROR(VLOOKUP(DATE([.$AJ$2];[.$C6];[.X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Y$2]));[.$D$16];IF(COM.MICROSOFT.SWITCH(WEEKDAY(DATE([.$AJ$2];[.$C6];[.Y$2]));7;TRUE();1;TRUE();FALSE());[.$D$17];IF(NOT(ISERROR(VLOOKUP(DATE([.$AJ$2];[.$C6];[.Y$2]);[.$AL:.$AL];1;0)));[.$D$18];IF(IF(ISERROR(INDIRECT(&quot;$P$&quot;&amp;MATCH(DATE([.$AJ$2];[.$C6];[.Y$2]);[.$D$27:.$D$65];0)+MATCH(&quot;Za sobotę&quot;;[.$P:.$P];0)));FALSE();NOT(ISBLANK(INDIRECT(&quot;$P$&quot;&amp;MATCH(DATE([.$AJ$2];[.$C6];[.Y$2]);[.$D$27:.$D$65];0)+MATCH(&quot;Za sobotę&quot;;[.$P:.$P];0)))));[.$D$21];IF(IF(ISERROR(INDIRECT(&quot;$G$&quot;&amp;MATCH(DATE([.$AJ$2];[.$C6];[.Y$2]);[.$D$27:.$D$65];0)+MATCH(&quot;Zaległy&quot;;[.$G:.$G];0)));FALSE();NOT(ISBLANK(INDIRECT(&quot;$G$&quot;&amp;MATCH(DATE([.$AJ$2];[.$C6];[.Y$2]);[.$D$27:.$D$65];0)+MATCH(&quot;Zaległy&quot;;[.$G:.$G];0)))));[.$D$20];IF(NOT(ISERROR(VLOOKUP(DATE([.$AJ$2];[.$C6];[.Y$2]);[.$AM:.$AM];1;0)));[.$D$19];&quot;&quot;))))))">
            <text:p/>
          </table:table-cell>
          <table:table-cell table:style-name="ce117" table:formula="of:=IF(MONTH(DATE([.$AJ$2];[.$C6];[.$D$2]))&lt;&gt;MONTH(DATE([.$AJ$2];[.$C6];[.Z$2]));[.$D$16];IF(COM.MICROSOFT.SWITCH(WEEKDAY(DATE([.$AJ$2];[.$C6];[.Z$2]));7;TRUE();1;TRUE();FALSE());[.$D$17];IF(NOT(ISERROR(VLOOKUP(DATE([.$AJ$2];[.$C6];[.Z$2]);[.$AL:.$AL];1;0)));[.$D$18];IF(IF(ISERROR(INDIRECT(&quot;$P$&quot;&amp;MATCH(DATE([.$AJ$2];[.$C6];[.Z$2]);[.$D$27:.$D$65];0)+MATCH(&quot;Za sobotę&quot;;[.$P:.$P];0)));FALSE();NOT(ISBLANK(INDIRECT(&quot;$P$&quot;&amp;MATCH(DATE([.$AJ$2];[.$C6];[.Z$2]);[.$D$27:.$D$65];0)+MATCH(&quot;Za sobotę&quot;;[.$P:.$P];0)))));[.$D$21];IF(IF(ISERROR(INDIRECT(&quot;$G$&quot;&amp;MATCH(DATE([.$AJ$2];[.$C6];[.Z$2]);[.$D$27:.$D$65];0)+MATCH(&quot;Zaległy&quot;;[.$G:.$G];0)));FALSE();NOT(ISBLANK(INDIRECT(&quot;$G$&quot;&amp;MATCH(DATE([.$AJ$2];[.$C6];[.Z$2]);[.$D$27:.$D$65];0)+MATCH(&quot;Zaległy&quot;;[.$G:.$G];0)))));[.$D$20];IF(NOT(ISERROR(VLOOKUP(DATE([.$AJ$2];[.$C6];[.Z$2]);[.$AM:.$AM];1;0)));[.$D$19];&quot;&quot;))))))">
            <text:p/>
          </table:table-cell>
          <table:table-cell table:style-name="ce117" table:formula="of:=IF(MONTH(DATE([.$AJ$2];[.$C6];[.$D$2]))&lt;&gt;MONTH(DATE([.$AJ$2];[.$C6];[.AA$2]));[.$D$16];IF(COM.MICROSOFT.SWITCH(WEEKDAY(DATE([.$AJ$2];[.$C6];[.AA$2]));7;TRUE();1;TRUE();FALSE());[.$D$17];IF(NOT(ISERROR(VLOOKUP(DATE([.$AJ$2];[.$C6];[.AA$2]);[.$AL:.$AL];1;0)));[.$D$18];IF(IF(ISERROR(INDIRECT(&quot;$P$&quot;&amp;MATCH(DATE([.$AJ$2];[.$C6];[.AA$2]);[.$D$27:.$D$65];0)+MATCH(&quot;Za sobotę&quot;;[.$P:.$P];0)));FALSE();NOT(ISBLANK(INDIRECT(&quot;$P$&quot;&amp;MATCH(DATE([.$AJ$2];[.$C6];[.AA$2]);[.$D$27:.$D$65];0)+MATCH(&quot;Za sobotę&quot;;[.$P:.$P];0)))));[.$D$21];IF(IF(ISERROR(INDIRECT(&quot;$G$&quot;&amp;MATCH(DATE([.$AJ$2];[.$C6];[.AA$2]);[.$D$27:.$D$65];0)+MATCH(&quot;Zaległy&quot;;[.$G:.$G];0)));FALSE();NOT(ISBLANK(INDIRECT(&quot;$G$&quot;&amp;MATCH(DATE([.$AJ$2];[.$C6];[.AA$2]);[.$D$27:.$D$65];0)+MATCH(&quot;Zaległy&quot;;[.$G:.$G];0)))));[.$D$20];IF(NOT(ISERROR(VLOOKUP(DATE([.$AJ$2];[.$C6];[.AA$2]);[.$AM:.$AM];1;0)));[.$D$19];&quot;&quot;))))))">
            <text:p/>
          </table:table-cell>
          <table:table-cell table:style-name="ce117" table:formula="of:=IF(MONTH(DATE([.$AJ$2];[.$C6];[.$D$2]))&lt;&gt;MONTH(DATE([.$AJ$2];[.$C6];[.AB$2]));[.$D$16];IF(COM.MICROSOFT.SWITCH(WEEKDAY(DATE([.$AJ$2];[.$C6];[.AB$2]));7;TRUE();1;TRUE();FALSE());[.$D$17];IF(NOT(ISERROR(VLOOKUP(DATE([.$AJ$2];[.$C6];[.AB$2]);[.$AL:.$AL];1;0)));[.$D$18];IF(IF(ISERROR(INDIRECT(&quot;$P$&quot;&amp;MATCH(DATE([.$AJ$2];[.$C6];[.AB$2]);[.$D$27:.$D$65];0)+MATCH(&quot;Za sobotę&quot;;[.$P:.$P];0)));FALSE();NOT(ISBLANK(INDIRECT(&quot;$P$&quot;&amp;MATCH(DATE([.$AJ$2];[.$C6];[.AB$2]);[.$D$27:.$D$65];0)+MATCH(&quot;Za sobotę&quot;;[.$P:.$P];0)))));[.$D$21];IF(IF(ISERROR(INDIRECT(&quot;$G$&quot;&amp;MATCH(DATE([.$AJ$2];[.$C6];[.AB$2]);[.$D$27:.$D$65];0)+MATCH(&quot;Zaległy&quot;;[.$G:.$G];0)));FALSE();NOT(ISBLANK(INDIRECT(&quot;$G$&quot;&amp;MATCH(DATE([.$AJ$2];[.$C6];[.AB$2]);[.$D$27:.$D$65];0)+MATCH(&quot;Zaległy&quot;;[.$G:.$G];0)))));[.$D$20];IF(NOT(ISERROR(VLOOKUP(DATE([.$AJ$2];[.$C6];[.AB$2]);[.$AM:.$AM];1;0)));[.$D$19];&quot;&quot;))))))">
            <text:p/>
          </table:table-cell>
          <table:table-cell table:style-name="ce117" table:formula="of:=IF(MONTH(DATE([.$AJ$2];[.$C6];[.$D$2]))&lt;&gt;MONTH(DATE([.$AJ$2];[.$C6];[.AC$2]));[.$D$16];IF(COM.MICROSOFT.SWITCH(WEEKDAY(DATE([.$AJ$2];[.$C6];[.AC$2]));7;TRUE();1;TRUE();FALSE());[.$D$17];IF(NOT(ISERROR(VLOOKUP(DATE([.$AJ$2];[.$C6];[.AC$2]);[.$AL:.$AL];1;0)));[.$D$18];IF(IF(ISERROR(INDIRECT(&quot;$P$&quot;&amp;MATCH(DATE([.$AJ$2];[.$C6];[.AC$2]);[.$D$27:.$D$65];0)+MATCH(&quot;Za sobotę&quot;;[.$P:.$P];0)));FALSE();NOT(ISBLANK(INDIRECT(&quot;$P$&quot;&amp;MATCH(DATE([.$AJ$2];[.$C6];[.AC$2]);[.$D$27:.$D$65];0)+MATCH(&quot;Za sobotę&quot;;[.$P:.$P];0)))));[.$D$21];IF(IF(ISERROR(INDIRECT(&quot;$G$&quot;&amp;MATCH(DATE([.$AJ$2];[.$C6];[.AC$2]);[.$D$27:.$D$65];0)+MATCH(&quot;Zaległy&quot;;[.$G:.$G];0)));FALSE();NOT(ISBLANK(INDIRECT(&quot;$G$&quot;&amp;MATCH(DATE([.$AJ$2];[.$C6];[.AC$2]);[.$D$27:.$D$65];0)+MATCH(&quot;Zaległy&quot;;[.$G:.$G];0)))));[.$D$20];IF(NOT(ISERROR(VLOOKUP(DATE([.$AJ$2];[.$C6];[.AC$2]);[.$AM:.$AM];1;0)));[.$D$19];&quot;&quot;))))))">
            <text:p/>
          </table:table-cell>
          <table:table-cell table:style-name="ce117" table:formula="of:=IF(MONTH(DATE([.$AJ$2];[.$C6];[.$D$2]))&lt;&gt;MONTH(DATE([.$AJ$2];[.$C6];[.AD$2]));[.$D$16];IF(COM.MICROSOFT.SWITCH(WEEKDAY(DATE([.$AJ$2];[.$C6];[.AD$2]));7;TRUE();1;TRUE();FALSE());[.$D$17];IF(NOT(ISERROR(VLOOKUP(DATE([.$AJ$2];[.$C6];[.AD$2]);[.$AL:.$AL];1;0)));[.$D$18];IF(IF(ISERROR(INDIRECT(&quot;$P$&quot;&amp;MATCH(DATE([.$AJ$2];[.$C6];[.AD$2]);[.$D$27:.$D$65];0)+MATCH(&quot;Za sobotę&quot;;[.$P:.$P];0)));FALSE();NOT(ISBLANK(INDIRECT(&quot;$P$&quot;&amp;MATCH(DATE([.$AJ$2];[.$C6];[.AD$2]);[.$D$27:.$D$65];0)+MATCH(&quot;Za sobotę&quot;;[.$P:.$P];0)))));[.$D$21];IF(IF(ISERROR(INDIRECT(&quot;$G$&quot;&amp;MATCH(DATE([.$AJ$2];[.$C6];[.AD$2]);[.$D$27:.$D$65];0)+MATCH(&quot;Zaległy&quot;;[.$G:.$G];0)));FALSE();NOT(ISBLANK(INDIRECT(&quot;$G$&quot;&amp;MATCH(DATE([.$AJ$2];[.$C6];[.AD$2]);[.$D$27:.$D$65];0)+MATCH(&quot;Zaległy&quot;;[.$G:.$G];0)))));[.$D$20];IF(NOT(ISERROR(VLOOKUP(DATE([.$AJ$2];[.$C6];[.AD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AE$2]));[.$D$16];IF(COM.MICROSOFT.SWITCH(WEEKDAY(DATE([.$AJ$2];[.$C6];[.AE$2]));7;TRUE();1;TRUE();FALSE());[.$D$17];IF(NOT(ISERROR(VLOOKUP(DATE([.$AJ$2];[.$C6];[.AE$2]);[.$AL:.$AL];1;0)));[.$D$18];IF(IF(ISERROR(INDIRECT(&quot;$P$&quot;&amp;MATCH(DATE([.$AJ$2];[.$C6];[.AE$2]);[.$D$27:.$D$65];0)+MATCH(&quot;Za sobotę&quot;;[.$P:.$P];0)));FALSE();NOT(ISBLANK(INDIRECT(&quot;$P$&quot;&amp;MATCH(DATE([.$AJ$2];[.$C6];[.AE$2]);[.$D$27:.$D$65];0)+MATCH(&quot;Za sobotę&quot;;[.$P:.$P];0)))));[.$D$21];IF(IF(ISERROR(INDIRECT(&quot;$G$&quot;&amp;MATCH(DATE([.$AJ$2];[.$C6];[.AE$2]);[.$D$27:.$D$65];0)+MATCH(&quot;Zaległy&quot;;[.$G:.$G];0)));FALSE();NOT(ISBLANK(INDIRECT(&quot;$G$&quot;&amp;MATCH(DATE([.$AJ$2];[.$C6];[.AE$2]);[.$D$27:.$D$65];0)+MATCH(&quot;Zaległy&quot;;[.$G:.$G];0)))));[.$D$20];IF(NOT(ISERROR(VLOOKUP(DATE([.$AJ$2];[.$C6];[.AE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6];[.$D$2]))&lt;&gt;MONTH(DATE([.$AJ$2];[.$C6];[.AF$2]));[.$D$16];IF(COM.MICROSOFT.SWITCH(WEEKDAY(DATE([.$AJ$2];[.$C6];[.AF$2]));7;TRUE();1;TRUE();FALSE());[.$D$17];IF(NOT(ISERROR(VLOOKUP(DATE([.$AJ$2];[.$C6];[.AF$2]);[.$AL:.$AL];1;0)));[.$D$18];IF(IF(ISERROR(INDIRECT(&quot;$P$&quot;&amp;MATCH(DATE([.$AJ$2];[.$C6];[.AF$2]);[.$D$27:.$D$65];0)+MATCH(&quot;Za sobotę&quot;;[.$P:.$P];0)));FALSE();NOT(ISBLANK(INDIRECT(&quot;$P$&quot;&amp;MATCH(DATE([.$AJ$2];[.$C6];[.AF$2]);[.$D$27:.$D$65];0)+MATCH(&quot;Za sobotę&quot;;[.$P:.$P];0)))));[.$D$21];IF(IF(ISERROR(INDIRECT(&quot;$G$&quot;&amp;MATCH(DATE([.$AJ$2];[.$C6];[.AF$2]);[.$D$27:.$D$65];0)+MATCH(&quot;Zaległy&quot;;[.$G:.$G];0)));FALSE();NOT(ISBLANK(INDIRECT(&quot;$G$&quot;&amp;MATCH(DATE([.$AJ$2];[.$C6];[.AF$2]);[.$D$27:.$D$65];0)+MATCH(&quot;Zaległy&quot;;[.$G:.$G];0)))));[.$D$20];IF(NOT(ISERROR(VLOOKUP(DATE([.$AJ$2];[.$C6];[.AF$2]);[.$AM:.$AM];1;0)));[.$D$19];&quot;&quot;))))))">
            <text:p/>
          </table:table-cell>
          <table:table-cell table:style-name="ce117" table:formula="of:=IF(MONTH(DATE([.$AJ$2];[.$C6];[.$D$2]))&lt;&gt;MONTH(DATE([.$AJ$2];[.$C6];[.AG$2]));[.$D$16];IF(COM.MICROSOFT.SWITCH(WEEKDAY(DATE([.$AJ$2];[.$C6];[.AG$2]));7;TRUE();1;TRUE();FALSE());[.$D$17];IF(NOT(ISERROR(VLOOKUP(DATE([.$AJ$2];[.$C6];[.AG$2]);[.$AL:.$AL];1;0)));[.$D$18];IF(IF(ISERROR(INDIRECT(&quot;$P$&quot;&amp;MATCH(DATE([.$AJ$2];[.$C6];[.AG$2]);[.$D$27:.$D$65];0)+MATCH(&quot;Za sobotę&quot;;[.$P:.$P];0)));FALSE();NOT(ISBLANK(INDIRECT(&quot;$P$&quot;&amp;MATCH(DATE([.$AJ$2];[.$C6];[.AG$2]);[.$D$27:.$D$65];0)+MATCH(&quot;Za sobotę&quot;;[.$P:.$P];0)))));[.$D$21];IF(IF(ISERROR(INDIRECT(&quot;$G$&quot;&amp;MATCH(DATE([.$AJ$2];[.$C6];[.AG$2]);[.$D$27:.$D$65];0)+MATCH(&quot;Zaległy&quot;;[.$G:.$G];0)));FALSE();NOT(ISBLANK(INDIRECT(&quot;$G$&quot;&amp;MATCH(DATE([.$AJ$2];[.$C6];[.AG$2]);[.$D$27:.$D$65];0)+MATCH(&quot;Zaległy&quot;;[.$G:.$G];0)))));[.$D$20];IF(NOT(ISERROR(VLOOKUP(DATE([.$AJ$2];[.$C6];[.AG$2]);[.$AM:.$AM];1;0)));[.$D$19];&quot;&quot;))))))">
            <text:p/>
          </table:table-cell>
          <table:table-cell table:style-name="ce120" table:formula="of:=IF(MONTH(DATE([.$AJ$2];[.$C6];[.$D$2]))&lt;&gt;MONTH(DATE([.$AJ$2];[.$C6];[.AH$2]));[.$D$16];IF(COM.MICROSOFT.SWITCH(WEEKDAY(DATE([.$AJ$2];[.$C6];[.AH$2]));7;TRUE();1;TRUE();FALSE());[.$D$17];IF(NOT(ISERROR(VLOOKUP(DATE([.$AJ$2];[.$C6];[.AH$2]);[.$AL:.$AL];1;0)));[.$D$18];IF(IF(ISERROR(INDIRECT(&quot;$P$&quot;&amp;MATCH(DATE([.$AJ$2];[.$C6];[.AH$2]);[.$D$27:.$D$65];0)+MATCH(&quot;Za sobotę&quot;;[.$P:.$P];0)));FALSE();NOT(ISBLANK(INDIRECT(&quot;$P$&quot;&amp;MATCH(DATE([.$AJ$2];[.$C6];[.AH$2]);[.$D$27:.$D$65];0)+MATCH(&quot;Za sobotę&quot;;[.$P:.$P];0)))));[.$D$21];IF(IF(ISERROR(INDIRECT(&quot;$G$&quot;&amp;MATCH(DATE([.$AJ$2];[.$C6];[.AH$2]);[.$D$27:.$D$65];0)+MATCH(&quot;Zaległy&quot;;[.$G:.$G];0)));FALSE();NOT(ISBLANK(INDIRECT(&quot;$G$&quot;&amp;MATCH(DATE([.$AJ$2];[.$C6];[.AH$2]);[.$D$27:.$D$65];0)+MATCH(&quot;Zaległy&quot;;[.$G:.$G];0)))));[.$D$20];IF(NOT(ISERROR(VLOOKUP(DATE([.$AJ$2];[.$C6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22" office:value-type="string" calcext:value-type="string">
            <text:p>6.01</text:p>
          </table:table-cell>
          <table:table-cell table:style-name="Default" office:value-type="string" calcext:value-type="string">
            <text:p>SZTYWNE KAŻDEGO ROKU – Trzech Króli (Objawienie Pańskie)</text:p>
          </table:table-cell>
          <table:table-cell table:formula="of:=IF(NOT(ISBLANK([.$AJ9]));IFERROR(DATEVALUE([.$AJ9]&amp;&quot;.&quot;&amp;[.$AJ$2]);DATE([.$AJ$2];MONTH([.$AJ9]);DAY([.$AJ9])));&quot;&quot;)" office:value-type="date" office:date-value="2024-08-15" calcext:value-type="date">
            <text:p>15 sierpnia 2024 (czwartek)</text:p>
          </table:table-cell>
          <table:table-cell table:style-name="ce62" table:formula="of:=IF(NOT(ISBLANK([.$D31]));IFERROR(DATEVALUE([.$D31]&amp;&quot;.&quot;&amp;[.$AJ$2]);DATE([.$AJ$2];MONTH([.$D31]);DAY([.$D3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7];1)" office:value-type="date" office:date-value="2024-05-01" calcext:value-type="date">
            <text:p>maj</text:p>
          </table:table-cell>
          <table:table-cell table:style-name="ce45" office:value-type="float" office:value="5" calcext:value-type="float">
            <text:p>5</text:p>
          </table:table-cell>
          <table:table-cell table:style-name="ce113" table:formula="of:=IF(MONTH(DATE([.$AJ$2];[.$C7];[.$D$2]))&lt;&gt;MONTH(DATE([.$AJ$2];[.$C7];[.D$2]));[.$D$16];IF(COM.MICROSOFT.SWITCH(WEEKDAY(DATE([.$AJ$2];[.$C7];[.D$2]));7;TRUE();1;TRUE();FALSE());[.$D$17];IF(NOT(ISERROR(VLOOKUP(DATE([.$AJ$2];[.$C7];[.D$2]);[.$AL:.$AL];1;0)));[.$D$18];IF(IF(ISERROR(INDIRECT(&quot;$P$&quot;&amp;MATCH(DATE([.$AJ$2];[.$C7];[.D$2]);[.$D$27:.$D$65];0)+MATCH(&quot;Za sobotę&quot;;[.$P:.$P];0)));FALSE();NOT(ISBLANK(INDIRECT(&quot;$P$&quot;&amp;MATCH(DATE([.$AJ$2];[.$C7];[.D$2]);[.$D$27:.$D$65];0)+MATCH(&quot;Za sobotę&quot;;[.$P:.$P];0)))));[.$D$21];IF(IF(ISERROR(INDIRECT(&quot;$G$&quot;&amp;MATCH(DATE([.$AJ$2];[.$C7];[.D$2]);[.$D$27:.$D$65];0)+MATCH(&quot;Zaległy&quot;;[.$G:.$G];0)));FALSE();NOT(ISBLANK(INDIRECT(&quot;$G$&quot;&amp;MATCH(DATE([.$AJ$2];[.$C7];[.D$2]);[.$D$27:.$D$65];0)+MATCH(&quot;Zaległy&quot;;[.$G:.$G];0)))));[.$D$20];IF(NOT(ISERROR(VLOOKUP(DATE([.$AJ$2];[.$C7];[.D$2]);[.$AM:.$AM];1;0)));[.$D$19];&quot;&quot;))))))" office:value-type="string" office:string-value="+" calcext:value-type="string">
            <text:p>+</text:p>
          </table:table-cell>
          <table:table-cell table:style-name="ce117" table:formula="of:=IF(MONTH(DATE([.$AJ$2];[.$C7];[.$D$2]))&lt;&gt;MONTH(DATE([.$AJ$2];[.$C7];[.E$2]));[.$D$16];IF(COM.MICROSOFT.SWITCH(WEEKDAY(DATE([.$AJ$2];[.$C7];[.E$2]));7;TRUE();1;TRUE();FALSE());[.$D$17];IF(NOT(ISERROR(VLOOKUP(DATE([.$AJ$2];[.$C7];[.E$2]);[.$AL:.$AL];1;0)));[.$D$18];IF(IF(ISERROR(INDIRECT(&quot;$P$&quot;&amp;MATCH(DATE([.$AJ$2];[.$C7];[.E$2]);[.$D$27:.$D$65];0)+MATCH(&quot;Za sobotę&quot;;[.$P:.$P];0)));FALSE();NOT(ISBLANK(INDIRECT(&quot;$P$&quot;&amp;MATCH(DATE([.$AJ$2];[.$C7];[.E$2]);[.$D$27:.$D$65];0)+MATCH(&quot;Za sobotę&quot;;[.$P:.$P];0)))));[.$D$21];IF(IF(ISERROR(INDIRECT(&quot;$G$&quot;&amp;MATCH(DATE([.$AJ$2];[.$C7];[.E$2]);[.$D$27:.$D$65];0)+MATCH(&quot;Zaległy&quot;;[.$G:.$G];0)));FALSE();NOT(ISBLANK(INDIRECT(&quot;$G$&quot;&amp;MATCH(DATE([.$AJ$2];[.$C7];[.E$2]);[.$D$27:.$D$65];0)+MATCH(&quot;Zaległy&quot;;[.$G:.$G];0)))));[.$D$20];IF(NOT(ISERROR(VLOOKUP(DATE([.$AJ$2];[.$C7];[.E$2]);[.$AM:.$AM];1;0)));[.$D$19];&quot;&quot;))))))">
            <text:p/>
          </table:table-cell>
          <table:table-cell table:style-name="ce117" table:formula="of:=IF(MONTH(DATE([.$AJ$2];[.$C7];[.$D$2]))&lt;&gt;MONTH(DATE([.$AJ$2];[.$C7];[.F$2]));[.$D$16];IF(COM.MICROSOFT.SWITCH(WEEKDAY(DATE([.$AJ$2];[.$C7];[.F$2]));7;TRUE();1;TRUE();FALSE());[.$D$17];IF(NOT(ISERROR(VLOOKUP(DATE([.$AJ$2];[.$C7];[.F$2]);[.$AL:.$AL];1;0)));[.$D$18];IF(IF(ISERROR(INDIRECT(&quot;$P$&quot;&amp;MATCH(DATE([.$AJ$2];[.$C7];[.F$2]);[.$D$27:.$D$65];0)+MATCH(&quot;Za sobotę&quot;;[.$P:.$P];0)));FALSE();NOT(ISBLANK(INDIRECT(&quot;$P$&quot;&amp;MATCH(DATE([.$AJ$2];[.$C7];[.F$2]);[.$D$27:.$D$65];0)+MATCH(&quot;Za sobotę&quot;;[.$P:.$P];0)))));[.$D$21];IF(IF(ISERROR(INDIRECT(&quot;$G$&quot;&amp;MATCH(DATE([.$AJ$2];[.$C7];[.F$2]);[.$D$27:.$D$65];0)+MATCH(&quot;Zaległy&quot;;[.$G:.$G];0)));FALSE();NOT(ISBLANK(INDIRECT(&quot;$G$&quot;&amp;MATCH(DATE([.$AJ$2];[.$C7];[.F$2]);[.$D$27:.$D$65];0)+MATCH(&quot;Zaległy&quot;;[.$G:.$G];0)))));[.$D$20];IF(NOT(ISERROR(VLOOKUP(DATE([.$AJ$2];[.$C7];[.F$2]);[.$AM:.$AM];1;0)));[.$D$19];&quot;&quot;))))))" office:value-type="string" office:string-value="+" calcext:value-type="string">
            <text:p>+</text:p>
          </table:table-cell>
          <table:table-cell table:style-name="ce117" table:formula="of:=IF(MONTH(DATE([.$AJ$2];[.$C7];[.$D$2]))&lt;&gt;MONTH(DATE([.$AJ$2];[.$C7];[.G$2]));[.$D$16];IF(COM.MICROSOFT.SWITCH(WEEKDAY(DATE([.$AJ$2];[.$C7];[.G$2]));7;TRUE();1;TRUE();FALSE());[.$D$17];IF(NOT(ISERROR(VLOOKUP(DATE([.$AJ$2];[.$C7];[.G$2]);[.$AL:.$AL];1;0)));[.$D$18];IF(IF(ISERROR(INDIRECT(&quot;$P$&quot;&amp;MATCH(DATE([.$AJ$2];[.$C7];[.G$2]);[.$D$27:.$D$65];0)+MATCH(&quot;Za sobotę&quot;;[.$P:.$P];0)));FALSE();NOT(ISBLANK(INDIRECT(&quot;$P$&quot;&amp;MATCH(DATE([.$AJ$2];[.$C7];[.G$2]);[.$D$27:.$D$65];0)+MATCH(&quot;Za sobotę&quot;;[.$P:.$P];0)))));[.$D$21];IF(IF(ISERROR(INDIRECT(&quot;$G$&quot;&amp;MATCH(DATE([.$AJ$2];[.$C7];[.G$2]);[.$D$27:.$D$65];0)+MATCH(&quot;Zaległy&quot;;[.$G:.$G];0)));FALSE();NOT(ISBLANK(INDIRECT(&quot;$G$&quot;&amp;MATCH(DATE([.$AJ$2];[.$C7];[.G$2]);[.$D$27:.$D$65];0)+MATCH(&quot;Zaległy&quot;;[.$G:.$G];0)))));[.$D$20];IF(NOT(ISERROR(VLOOKUP(DATE([.$AJ$2];[.$C7];[.G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H$2]));[.$D$16];IF(COM.MICROSOFT.SWITCH(WEEKDAY(DATE([.$AJ$2];[.$C7];[.H$2]));7;TRUE();1;TRUE();FALSE());[.$D$17];IF(NOT(ISERROR(VLOOKUP(DATE([.$AJ$2];[.$C7];[.H$2]);[.$AL:.$AL];1;0)));[.$D$18];IF(IF(ISERROR(INDIRECT(&quot;$P$&quot;&amp;MATCH(DATE([.$AJ$2];[.$C7];[.H$2]);[.$D$27:.$D$65];0)+MATCH(&quot;Za sobotę&quot;;[.$P:.$P];0)));FALSE();NOT(ISBLANK(INDIRECT(&quot;$P$&quot;&amp;MATCH(DATE([.$AJ$2];[.$C7];[.H$2]);[.$D$27:.$D$65];0)+MATCH(&quot;Za sobotę&quot;;[.$P:.$P];0)))));[.$D$21];IF(IF(ISERROR(INDIRECT(&quot;$G$&quot;&amp;MATCH(DATE([.$AJ$2];[.$C7];[.H$2]);[.$D$27:.$D$65];0)+MATCH(&quot;Zaległy&quot;;[.$G:.$G];0)));FALSE();NOT(ISBLANK(INDIRECT(&quot;$G$&quot;&amp;MATCH(DATE([.$AJ$2];[.$C7];[.H$2]);[.$D$27:.$D$65];0)+MATCH(&quot;Zaległy&quot;;[.$G:.$G];0)))));[.$D$20];IF(NOT(ISERROR(VLOOKUP(DATE([.$AJ$2];[.$C7];[.H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I$2]));[.$D$16];IF(COM.MICROSOFT.SWITCH(WEEKDAY(DATE([.$AJ$2];[.$C7];[.I$2]));7;TRUE();1;TRUE();FALSE());[.$D$17];IF(NOT(ISERROR(VLOOKUP(DATE([.$AJ$2];[.$C7];[.I$2]);[.$AL:.$AL];1;0)));[.$D$18];IF(IF(ISERROR(INDIRECT(&quot;$P$&quot;&amp;MATCH(DATE([.$AJ$2];[.$C7];[.I$2]);[.$D$27:.$D$65];0)+MATCH(&quot;Za sobotę&quot;;[.$P:.$P];0)));FALSE();NOT(ISBLANK(INDIRECT(&quot;$P$&quot;&amp;MATCH(DATE([.$AJ$2];[.$C7];[.I$2]);[.$D$27:.$D$65];0)+MATCH(&quot;Za sobotę&quot;;[.$P:.$P];0)))));[.$D$21];IF(IF(ISERROR(INDIRECT(&quot;$G$&quot;&amp;MATCH(DATE([.$AJ$2];[.$C7];[.I$2]);[.$D$27:.$D$65];0)+MATCH(&quot;Zaległy&quot;;[.$G:.$G];0)));FALSE();NOT(ISBLANK(INDIRECT(&quot;$G$&quot;&amp;MATCH(DATE([.$AJ$2];[.$C7];[.I$2]);[.$D$27:.$D$65];0)+MATCH(&quot;Zaległy&quot;;[.$G:.$G];0)))));[.$D$20];IF(NOT(ISERROR(VLOOKUP(DATE([.$AJ$2];[.$C7];[.I$2]);[.$AM:.$AM];1;0)));[.$D$19];&quot;&quot;))))))">
            <text:p/>
          </table:table-cell>
          <table:table-cell table:style-name="ce117" table:formula="of:=IF(MONTH(DATE([.$AJ$2];[.$C7];[.$D$2]))&lt;&gt;MONTH(DATE([.$AJ$2];[.$C7];[.J$2]));[.$D$16];IF(COM.MICROSOFT.SWITCH(WEEKDAY(DATE([.$AJ$2];[.$C7];[.J$2]));7;TRUE();1;TRUE();FALSE());[.$D$17];IF(NOT(ISERROR(VLOOKUP(DATE([.$AJ$2];[.$C7];[.J$2]);[.$AL:.$AL];1;0)));[.$D$18];IF(IF(ISERROR(INDIRECT(&quot;$P$&quot;&amp;MATCH(DATE([.$AJ$2];[.$C7];[.J$2]);[.$D$27:.$D$65];0)+MATCH(&quot;Za sobotę&quot;;[.$P:.$P];0)));FALSE();NOT(ISBLANK(INDIRECT(&quot;$P$&quot;&amp;MATCH(DATE([.$AJ$2];[.$C7];[.J$2]);[.$D$27:.$D$65];0)+MATCH(&quot;Za sobotę&quot;;[.$P:.$P];0)))));[.$D$21];IF(IF(ISERROR(INDIRECT(&quot;$G$&quot;&amp;MATCH(DATE([.$AJ$2];[.$C7];[.J$2]);[.$D$27:.$D$65];0)+MATCH(&quot;Zaległy&quot;;[.$G:.$G];0)));FALSE();NOT(ISBLANK(INDIRECT(&quot;$G$&quot;&amp;MATCH(DATE([.$AJ$2];[.$C7];[.J$2]);[.$D$27:.$D$65];0)+MATCH(&quot;Zaległy&quot;;[.$G:.$G];0)))));[.$D$20];IF(NOT(ISERROR(VLOOKUP(DATE([.$AJ$2];[.$C7];[.J$2]);[.$AM:.$AM];1;0)));[.$D$19];&quot;&quot;))))))">
            <text:p/>
          </table:table-cell>
          <table:table-cell table:style-name="ce117" table:formula="of:=IF(MONTH(DATE([.$AJ$2];[.$C7];[.$D$2]))&lt;&gt;MONTH(DATE([.$AJ$2];[.$C7];[.K$2]));[.$D$16];IF(COM.MICROSOFT.SWITCH(WEEKDAY(DATE([.$AJ$2];[.$C7];[.K$2]));7;TRUE();1;TRUE();FALSE());[.$D$17];IF(NOT(ISERROR(VLOOKUP(DATE([.$AJ$2];[.$C7];[.K$2]);[.$AL:.$AL];1;0)));[.$D$18];IF(IF(ISERROR(INDIRECT(&quot;$P$&quot;&amp;MATCH(DATE([.$AJ$2];[.$C7];[.K$2]);[.$D$27:.$D$65];0)+MATCH(&quot;Za sobotę&quot;;[.$P:.$P];0)));FALSE();NOT(ISBLANK(INDIRECT(&quot;$P$&quot;&amp;MATCH(DATE([.$AJ$2];[.$C7];[.K$2]);[.$D$27:.$D$65];0)+MATCH(&quot;Za sobotę&quot;;[.$P:.$P];0)))));[.$D$21];IF(IF(ISERROR(INDIRECT(&quot;$G$&quot;&amp;MATCH(DATE([.$AJ$2];[.$C7];[.K$2]);[.$D$27:.$D$65];0)+MATCH(&quot;Zaległy&quot;;[.$G:.$G];0)));FALSE();NOT(ISBLANK(INDIRECT(&quot;$G$&quot;&amp;MATCH(DATE([.$AJ$2];[.$C7];[.K$2]);[.$D$27:.$D$65];0)+MATCH(&quot;Zaległy&quot;;[.$G:.$G];0)))));[.$D$20];IF(NOT(ISERROR(VLOOKUP(DATE([.$AJ$2];[.$C7];[.K$2]);[.$AM:.$AM];1;0)));[.$D$19];&quot;&quot;))))))">
            <text:p/>
          </table:table-cell>
          <table:table-cell table:style-name="ce117" table:formula="of:=IF(MONTH(DATE([.$AJ$2];[.$C7];[.$D$2]))&lt;&gt;MONTH(DATE([.$AJ$2];[.$C7];[.L$2]));[.$D$16];IF(COM.MICROSOFT.SWITCH(WEEKDAY(DATE([.$AJ$2];[.$C7];[.L$2]));7;TRUE();1;TRUE();FALSE());[.$D$17];IF(NOT(ISERROR(VLOOKUP(DATE([.$AJ$2];[.$C7];[.L$2]);[.$AL:.$AL];1;0)));[.$D$18];IF(IF(ISERROR(INDIRECT(&quot;$P$&quot;&amp;MATCH(DATE([.$AJ$2];[.$C7];[.L$2]);[.$D$27:.$D$65];0)+MATCH(&quot;Za sobotę&quot;;[.$P:.$P];0)));FALSE();NOT(ISBLANK(INDIRECT(&quot;$P$&quot;&amp;MATCH(DATE([.$AJ$2];[.$C7];[.L$2]);[.$D$27:.$D$65];0)+MATCH(&quot;Za sobotę&quot;;[.$P:.$P];0)))));[.$D$21];IF(IF(ISERROR(INDIRECT(&quot;$G$&quot;&amp;MATCH(DATE([.$AJ$2];[.$C7];[.L$2]);[.$D$27:.$D$65];0)+MATCH(&quot;Zaległy&quot;;[.$G:.$G];0)));FALSE();NOT(ISBLANK(INDIRECT(&quot;$G$&quot;&amp;MATCH(DATE([.$AJ$2];[.$C7];[.L$2]);[.$D$27:.$D$65];0)+MATCH(&quot;Zaległy&quot;;[.$G:.$G];0)))));[.$D$20];IF(NOT(ISERROR(VLOOKUP(DATE([.$AJ$2];[.$C7];[.L$2]);[.$AM:.$AM];1;0)));[.$D$19];&quot;&quot;))))))">
            <text:p/>
          </table:table-cell>
          <table:table-cell table:style-name="ce117" table:formula="of:=IF(MONTH(DATE([.$AJ$2];[.$C7];[.$D$2]))&lt;&gt;MONTH(DATE([.$AJ$2];[.$C7];[.M$2]));[.$D$16];IF(COM.MICROSOFT.SWITCH(WEEKDAY(DATE([.$AJ$2];[.$C7];[.M$2]));7;TRUE();1;TRUE();FALSE());[.$D$17];IF(NOT(ISERROR(VLOOKUP(DATE([.$AJ$2];[.$C7];[.M$2]);[.$AL:.$AL];1;0)));[.$D$18];IF(IF(ISERROR(INDIRECT(&quot;$P$&quot;&amp;MATCH(DATE([.$AJ$2];[.$C7];[.M$2]);[.$D$27:.$D$65];0)+MATCH(&quot;Za sobotę&quot;;[.$P:.$P];0)));FALSE();NOT(ISBLANK(INDIRECT(&quot;$P$&quot;&amp;MATCH(DATE([.$AJ$2];[.$C7];[.M$2]);[.$D$27:.$D$65];0)+MATCH(&quot;Za sobotę&quot;;[.$P:.$P];0)))));[.$D$21];IF(IF(ISERROR(INDIRECT(&quot;$G$&quot;&amp;MATCH(DATE([.$AJ$2];[.$C7];[.M$2]);[.$D$27:.$D$65];0)+MATCH(&quot;Zaległy&quot;;[.$G:.$G];0)));FALSE();NOT(ISBLANK(INDIRECT(&quot;$G$&quot;&amp;MATCH(DATE([.$AJ$2];[.$C7];[.M$2]);[.$D$27:.$D$65];0)+MATCH(&quot;Zaległy&quot;;[.$G:.$G];0)))));[.$D$20];IF(NOT(ISERROR(VLOOKUP(DATE([.$AJ$2];[.$C7];[.M$2]);[.$AM:.$AM];1;0)));[.$D$19];&quot;&quot;))))))">
            <text:p/>
          </table:table-cell>
          <table:table-cell table:style-name="ce117" table:formula="of:=IF(MONTH(DATE([.$AJ$2];[.$C7];[.$D$2]))&lt;&gt;MONTH(DATE([.$AJ$2];[.$C7];[.N$2]));[.$D$16];IF(COM.MICROSOFT.SWITCH(WEEKDAY(DATE([.$AJ$2];[.$C7];[.N$2]));7;TRUE();1;TRUE();FALSE());[.$D$17];IF(NOT(ISERROR(VLOOKUP(DATE([.$AJ$2];[.$C7];[.N$2]);[.$AL:.$AL];1;0)));[.$D$18];IF(IF(ISERROR(INDIRECT(&quot;$P$&quot;&amp;MATCH(DATE([.$AJ$2];[.$C7];[.N$2]);[.$D$27:.$D$65];0)+MATCH(&quot;Za sobotę&quot;;[.$P:.$P];0)));FALSE();NOT(ISBLANK(INDIRECT(&quot;$P$&quot;&amp;MATCH(DATE([.$AJ$2];[.$C7];[.N$2]);[.$D$27:.$D$65];0)+MATCH(&quot;Za sobotę&quot;;[.$P:.$P];0)))));[.$D$21];IF(IF(ISERROR(INDIRECT(&quot;$G$&quot;&amp;MATCH(DATE([.$AJ$2];[.$C7];[.N$2]);[.$D$27:.$D$65];0)+MATCH(&quot;Zaległy&quot;;[.$G:.$G];0)));FALSE();NOT(ISBLANK(INDIRECT(&quot;$G$&quot;&amp;MATCH(DATE([.$AJ$2];[.$C7];[.N$2]);[.$D$27:.$D$65];0)+MATCH(&quot;Zaległy&quot;;[.$G:.$G];0)))));[.$D$20];IF(NOT(ISERROR(VLOOKUP(DATE([.$AJ$2];[.$C7];[.N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O$2]));[.$D$16];IF(COM.MICROSOFT.SWITCH(WEEKDAY(DATE([.$AJ$2];[.$C7];[.O$2]));7;TRUE();1;TRUE();FALSE());[.$D$17];IF(NOT(ISERROR(VLOOKUP(DATE([.$AJ$2];[.$C7];[.O$2]);[.$AL:.$AL];1;0)));[.$D$18];IF(IF(ISERROR(INDIRECT(&quot;$P$&quot;&amp;MATCH(DATE([.$AJ$2];[.$C7];[.O$2]);[.$D$27:.$D$65];0)+MATCH(&quot;Za sobotę&quot;;[.$P:.$P];0)));FALSE();NOT(ISBLANK(INDIRECT(&quot;$P$&quot;&amp;MATCH(DATE([.$AJ$2];[.$C7];[.O$2]);[.$D$27:.$D$65];0)+MATCH(&quot;Za sobotę&quot;;[.$P:.$P];0)))));[.$D$21];IF(IF(ISERROR(INDIRECT(&quot;$G$&quot;&amp;MATCH(DATE([.$AJ$2];[.$C7];[.O$2]);[.$D$27:.$D$65];0)+MATCH(&quot;Zaległy&quot;;[.$G:.$G];0)));FALSE();NOT(ISBLANK(INDIRECT(&quot;$G$&quot;&amp;MATCH(DATE([.$AJ$2];[.$C7];[.O$2]);[.$D$27:.$D$65];0)+MATCH(&quot;Zaległy&quot;;[.$G:.$G];0)))));[.$D$20];IF(NOT(ISERROR(VLOOKUP(DATE([.$AJ$2];[.$C7];[.O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P$2]));[.$D$16];IF(COM.MICROSOFT.SWITCH(WEEKDAY(DATE([.$AJ$2];[.$C7];[.P$2]));7;TRUE();1;TRUE();FALSE());[.$D$17];IF(NOT(ISERROR(VLOOKUP(DATE([.$AJ$2];[.$C7];[.P$2]);[.$AL:.$AL];1;0)));[.$D$18];IF(IF(ISERROR(INDIRECT(&quot;$P$&quot;&amp;MATCH(DATE([.$AJ$2];[.$C7];[.P$2]);[.$D$27:.$D$65];0)+MATCH(&quot;Za sobotę&quot;;[.$P:.$P];0)));FALSE();NOT(ISBLANK(INDIRECT(&quot;$P$&quot;&amp;MATCH(DATE([.$AJ$2];[.$C7];[.P$2]);[.$D$27:.$D$65];0)+MATCH(&quot;Za sobotę&quot;;[.$P:.$P];0)))));[.$D$21];IF(IF(ISERROR(INDIRECT(&quot;$G$&quot;&amp;MATCH(DATE([.$AJ$2];[.$C7];[.P$2]);[.$D$27:.$D$65];0)+MATCH(&quot;Zaległy&quot;;[.$G:.$G];0)));FALSE();NOT(ISBLANK(INDIRECT(&quot;$G$&quot;&amp;MATCH(DATE([.$AJ$2];[.$C7];[.P$2]);[.$D$27:.$D$65];0)+MATCH(&quot;Zaległy&quot;;[.$G:.$G];0)))));[.$D$20];IF(NOT(ISERROR(VLOOKUP(DATE([.$AJ$2];[.$C7];[.P$2]);[.$AM:.$AM];1;0)));[.$D$19];&quot;&quot;))))))">
            <text:p/>
          </table:table-cell>
          <table:table-cell table:style-name="ce117" table:formula="of:=IF(MONTH(DATE([.$AJ$2];[.$C7];[.$D$2]))&lt;&gt;MONTH(DATE([.$AJ$2];[.$C7];[.Q$2]));[.$D$16];IF(COM.MICROSOFT.SWITCH(WEEKDAY(DATE([.$AJ$2];[.$C7];[.Q$2]));7;TRUE();1;TRUE();FALSE());[.$D$17];IF(NOT(ISERROR(VLOOKUP(DATE([.$AJ$2];[.$C7];[.Q$2]);[.$AL:.$AL];1;0)));[.$D$18];IF(IF(ISERROR(INDIRECT(&quot;$P$&quot;&amp;MATCH(DATE([.$AJ$2];[.$C7];[.Q$2]);[.$D$27:.$D$65];0)+MATCH(&quot;Za sobotę&quot;;[.$P:.$P];0)));FALSE();NOT(ISBLANK(INDIRECT(&quot;$P$&quot;&amp;MATCH(DATE([.$AJ$2];[.$C7];[.Q$2]);[.$D$27:.$D$65];0)+MATCH(&quot;Za sobotę&quot;;[.$P:.$P];0)))));[.$D$21];IF(IF(ISERROR(INDIRECT(&quot;$G$&quot;&amp;MATCH(DATE([.$AJ$2];[.$C7];[.Q$2]);[.$D$27:.$D$65];0)+MATCH(&quot;Zaległy&quot;;[.$G:.$G];0)));FALSE();NOT(ISBLANK(INDIRECT(&quot;$G$&quot;&amp;MATCH(DATE([.$AJ$2];[.$C7];[.Q$2]);[.$D$27:.$D$65];0)+MATCH(&quot;Zaległy&quot;;[.$G:.$G];0)))));[.$D$20];IF(NOT(ISERROR(VLOOKUP(DATE([.$AJ$2];[.$C7];[.Q$2]);[.$AM:.$AM];1;0)));[.$D$19];&quot;&quot;))))))">
            <text:p/>
          </table:table-cell>
          <table:table-cell table:style-name="ce117" table:formula="of:=IF(MONTH(DATE([.$AJ$2];[.$C7];[.$D$2]))&lt;&gt;MONTH(DATE([.$AJ$2];[.$C7];[.R$2]));[.$D$16];IF(COM.MICROSOFT.SWITCH(WEEKDAY(DATE([.$AJ$2];[.$C7];[.R$2]));7;TRUE();1;TRUE();FALSE());[.$D$17];IF(NOT(ISERROR(VLOOKUP(DATE([.$AJ$2];[.$C7];[.R$2]);[.$AL:.$AL];1;0)));[.$D$18];IF(IF(ISERROR(INDIRECT(&quot;$P$&quot;&amp;MATCH(DATE([.$AJ$2];[.$C7];[.R$2]);[.$D$27:.$D$65];0)+MATCH(&quot;Za sobotę&quot;;[.$P:.$P];0)));FALSE();NOT(ISBLANK(INDIRECT(&quot;$P$&quot;&amp;MATCH(DATE([.$AJ$2];[.$C7];[.R$2]);[.$D$27:.$D$65];0)+MATCH(&quot;Za sobotę&quot;;[.$P:.$P];0)))));[.$D$21];IF(IF(ISERROR(INDIRECT(&quot;$G$&quot;&amp;MATCH(DATE([.$AJ$2];[.$C7];[.R$2]);[.$D$27:.$D$65];0)+MATCH(&quot;Zaległy&quot;;[.$G:.$G];0)));FALSE();NOT(ISBLANK(INDIRECT(&quot;$G$&quot;&amp;MATCH(DATE([.$AJ$2];[.$C7];[.R$2]);[.$D$27:.$D$65];0)+MATCH(&quot;Zaległy&quot;;[.$G:.$G];0)))));[.$D$20];IF(NOT(ISERROR(VLOOKUP(DATE([.$AJ$2];[.$C7];[.R$2]);[.$AM:.$AM];1;0)));[.$D$19];&quot;&quot;))))))">
            <text:p/>
          </table:table-cell>
          <table:table-cell table:style-name="ce117" table:formula="of:=IF(MONTH(DATE([.$AJ$2];[.$C7];[.$D$2]))&lt;&gt;MONTH(DATE([.$AJ$2];[.$C7];[.S$2]));[.$D$16];IF(COM.MICROSOFT.SWITCH(WEEKDAY(DATE([.$AJ$2];[.$C7];[.S$2]));7;TRUE();1;TRUE();FALSE());[.$D$17];IF(NOT(ISERROR(VLOOKUP(DATE([.$AJ$2];[.$C7];[.S$2]);[.$AL:.$AL];1;0)));[.$D$18];IF(IF(ISERROR(INDIRECT(&quot;$P$&quot;&amp;MATCH(DATE([.$AJ$2];[.$C7];[.S$2]);[.$D$27:.$D$65];0)+MATCH(&quot;Za sobotę&quot;;[.$P:.$P];0)));FALSE();NOT(ISBLANK(INDIRECT(&quot;$P$&quot;&amp;MATCH(DATE([.$AJ$2];[.$C7];[.S$2]);[.$D$27:.$D$65];0)+MATCH(&quot;Za sobotę&quot;;[.$P:.$P];0)))));[.$D$21];IF(IF(ISERROR(INDIRECT(&quot;$G$&quot;&amp;MATCH(DATE([.$AJ$2];[.$C7];[.S$2]);[.$D$27:.$D$65];0)+MATCH(&quot;Zaległy&quot;;[.$G:.$G];0)));FALSE();NOT(ISBLANK(INDIRECT(&quot;$G$&quot;&amp;MATCH(DATE([.$AJ$2];[.$C7];[.S$2]);[.$D$27:.$D$65];0)+MATCH(&quot;Zaległy&quot;;[.$G:.$G];0)))));[.$D$20];IF(NOT(ISERROR(VLOOKUP(DATE([.$AJ$2];[.$C7];[.S$2]);[.$AM:.$AM];1;0)));[.$D$19];&quot;&quot;))))))">
            <text:p/>
          </table:table-cell>
          <table:table-cell table:style-name="ce117" table:formula="of:=IF(MONTH(DATE([.$AJ$2];[.$C7];[.$D$2]))&lt;&gt;MONTH(DATE([.$AJ$2];[.$C7];[.T$2]));[.$D$16];IF(COM.MICROSOFT.SWITCH(WEEKDAY(DATE([.$AJ$2];[.$C7];[.T$2]));7;TRUE();1;TRUE();FALSE());[.$D$17];IF(NOT(ISERROR(VLOOKUP(DATE([.$AJ$2];[.$C7];[.T$2]);[.$AL:.$AL];1;0)));[.$D$18];IF(IF(ISERROR(INDIRECT(&quot;$P$&quot;&amp;MATCH(DATE([.$AJ$2];[.$C7];[.T$2]);[.$D$27:.$D$65];0)+MATCH(&quot;Za sobotę&quot;;[.$P:.$P];0)));FALSE();NOT(ISBLANK(INDIRECT(&quot;$P$&quot;&amp;MATCH(DATE([.$AJ$2];[.$C7];[.T$2]);[.$D$27:.$D$65];0)+MATCH(&quot;Za sobotę&quot;;[.$P:.$P];0)))));[.$D$21];IF(IF(ISERROR(INDIRECT(&quot;$G$&quot;&amp;MATCH(DATE([.$AJ$2];[.$C7];[.T$2]);[.$D$27:.$D$65];0)+MATCH(&quot;Zaległy&quot;;[.$G:.$G];0)));FALSE();NOT(ISBLANK(INDIRECT(&quot;$G$&quot;&amp;MATCH(DATE([.$AJ$2];[.$C7];[.T$2]);[.$D$27:.$D$65];0)+MATCH(&quot;Zaległy&quot;;[.$G:.$G];0)))));[.$D$20];IF(NOT(ISERROR(VLOOKUP(DATE([.$AJ$2];[.$C7];[.T$2]);[.$AM:.$AM];1;0)));[.$D$19];&quot;&quot;))))))">
            <text:p/>
          </table:table-cell>
          <table:table-cell table:style-name="ce117" table:formula="of:=IF(MONTH(DATE([.$AJ$2];[.$C7];[.$D$2]))&lt;&gt;MONTH(DATE([.$AJ$2];[.$C7];[.U$2]));[.$D$16];IF(COM.MICROSOFT.SWITCH(WEEKDAY(DATE([.$AJ$2];[.$C7];[.U$2]));7;TRUE();1;TRUE();FALSE());[.$D$17];IF(NOT(ISERROR(VLOOKUP(DATE([.$AJ$2];[.$C7];[.U$2]);[.$AL:.$AL];1;0)));[.$D$18];IF(IF(ISERROR(INDIRECT(&quot;$P$&quot;&amp;MATCH(DATE([.$AJ$2];[.$C7];[.U$2]);[.$D$27:.$D$65];0)+MATCH(&quot;Za sobotę&quot;;[.$P:.$P];0)));FALSE();NOT(ISBLANK(INDIRECT(&quot;$P$&quot;&amp;MATCH(DATE([.$AJ$2];[.$C7];[.U$2]);[.$D$27:.$D$65];0)+MATCH(&quot;Za sobotę&quot;;[.$P:.$P];0)))));[.$D$21];IF(IF(ISERROR(INDIRECT(&quot;$G$&quot;&amp;MATCH(DATE([.$AJ$2];[.$C7];[.U$2]);[.$D$27:.$D$65];0)+MATCH(&quot;Zaległy&quot;;[.$G:.$G];0)));FALSE();NOT(ISBLANK(INDIRECT(&quot;$G$&quot;&amp;MATCH(DATE([.$AJ$2];[.$C7];[.U$2]);[.$D$27:.$D$65];0)+MATCH(&quot;Zaległy&quot;;[.$G:.$G];0)))));[.$D$20];IF(NOT(ISERROR(VLOOKUP(DATE([.$AJ$2];[.$C7];[.U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V$2]));[.$D$16];IF(COM.MICROSOFT.SWITCH(WEEKDAY(DATE([.$AJ$2];[.$C7];[.V$2]));7;TRUE();1;TRUE();FALSE());[.$D$17];IF(NOT(ISERROR(VLOOKUP(DATE([.$AJ$2];[.$C7];[.V$2]);[.$AL:.$AL];1;0)));[.$D$18];IF(IF(ISERROR(INDIRECT(&quot;$P$&quot;&amp;MATCH(DATE([.$AJ$2];[.$C7];[.V$2]);[.$D$27:.$D$65];0)+MATCH(&quot;Za sobotę&quot;;[.$P:.$P];0)));FALSE();NOT(ISBLANK(INDIRECT(&quot;$P$&quot;&amp;MATCH(DATE([.$AJ$2];[.$C7];[.V$2]);[.$D$27:.$D$65];0)+MATCH(&quot;Za sobotę&quot;;[.$P:.$P];0)))));[.$D$21];IF(IF(ISERROR(INDIRECT(&quot;$G$&quot;&amp;MATCH(DATE([.$AJ$2];[.$C7];[.V$2]);[.$D$27:.$D$65];0)+MATCH(&quot;Zaległy&quot;;[.$G:.$G];0)));FALSE();NOT(ISBLANK(INDIRECT(&quot;$G$&quot;&amp;MATCH(DATE([.$AJ$2];[.$C7];[.V$2]);[.$D$27:.$D$65];0)+MATCH(&quot;Zaległy&quot;;[.$G:.$G];0)))));[.$D$20];IF(NOT(ISERROR(VLOOKUP(DATE([.$AJ$2];[.$C7];[.V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W$2]));[.$D$16];IF(COM.MICROSOFT.SWITCH(WEEKDAY(DATE([.$AJ$2];[.$C7];[.W$2]));7;TRUE();1;TRUE();FALSE());[.$D$17];IF(NOT(ISERROR(VLOOKUP(DATE([.$AJ$2];[.$C7];[.W$2]);[.$AL:.$AL];1;0)));[.$D$18];IF(IF(ISERROR(INDIRECT(&quot;$P$&quot;&amp;MATCH(DATE([.$AJ$2];[.$C7];[.W$2]);[.$D$27:.$D$65];0)+MATCH(&quot;Za sobotę&quot;;[.$P:.$P];0)));FALSE();NOT(ISBLANK(INDIRECT(&quot;$P$&quot;&amp;MATCH(DATE([.$AJ$2];[.$C7];[.W$2]);[.$D$27:.$D$65];0)+MATCH(&quot;Za sobotę&quot;;[.$P:.$P];0)))));[.$D$21];IF(IF(ISERROR(INDIRECT(&quot;$G$&quot;&amp;MATCH(DATE([.$AJ$2];[.$C7];[.W$2]);[.$D$27:.$D$65];0)+MATCH(&quot;Zaległy&quot;;[.$G:.$G];0)));FALSE();NOT(ISBLANK(INDIRECT(&quot;$G$&quot;&amp;MATCH(DATE([.$AJ$2];[.$C7];[.W$2]);[.$D$27:.$D$65];0)+MATCH(&quot;Zaległy&quot;;[.$G:.$G];0)))));[.$D$20];IF(NOT(ISERROR(VLOOKUP(DATE([.$AJ$2];[.$C7];[.W$2]);[.$AM:.$AM];1;0)));[.$D$19];&quot;&quot;))))))">
            <text:p/>
          </table:table-cell>
          <table:table-cell table:style-name="ce117" table:formula="of:=IF(MONTH(DATE([.$AJ$2];[.$C7];[.$D$2]))&lt;&gt;MONTH(DATE([.$AJ$2];[.$C7];[.X$2]));[.$D$16];IF(COM.MICROSOFT.SWITCH(WEEKDAY(DATE([.$AJ$2];[.$C7];[.X$2]));7;TRUE();1;TRUE();FALSE());[.$D$17];IF(NOT(ISERROR(VLOOKUP(DATE([.$AJ$2];[.$C7];[.X$2]);[.$AL:.$AL];1;0)));[.$D$18];IF(IF(ISERROR(INDIRECT(&quot;$P$&quot;&amp;MATCH(DATE([.$AJ$2];[.$C7];[.X$2]);[.$D$27:.$D$65];0)+MATCH(&quot;Za sobotę&quot;;[.$P:.$P];0)));FALSE();NOT(ISBLANK(INDIRECT(&quot;$P$&quot;&amp;MATCH(DATE([.$AJ$2];[.$C7];[.X$2]);[.$D$27:.$D$65];0)+MATCH(&quot;Za sobotę&quot;;[.$P:.$P];0)))));[.$D$21];IF(IF(ISERROR(INDIRECT(&quot;$G$&quot;&amp;MATCH(DATE([.$AJ$2];[.$C7];[.X$2]);[.$D$27:.$D$65];0)+MATCH(&quot;Zaległy&quot;;[.$G:.$G];0)));FALSE();NOT(ISBLANK(INDIRECT(&quot;$G$&quot;&amp;MATCH(DATE([.$AJ$2];[.$C7];[.X$2]);[.$D$27:.$D$65];0)+MATCH(&quot;Zaległy&quot;;[.$G:.$G];0)))));[.$D$20];IF(NOT(ISERROR(VLOOKUP(DATE([.$AJ$2];[.$C7];[.X$2]);[.$AM:.$AM];1;0)));[.$D$19];&quot;&quot;))))))">
            <text:p/>
          </table:table-cell>
          <table:table-cell table:style-name="ce117" table:formula="of:=IF(MONTH(DATE([.$AJ$2];[.$C7];[.$D$2]))&lt;&gt;MONTH(DATE([.$AJ$2];[.$C7];[.Y$2]));[.$D$16];IF(COM.MICROSOFT.SWITCH(WEEKDAY(DATE([.$AJ$2];[.$C7];[.Y$2]));7;TRUE();1;TRUE();FALSE());[.$D$17];IF(NOT(ISERROR(VLOOKUP(DATE([.$AJ$2];[.$C7];[.Y$2]);[.$AL:.$AL];1;0)));[.$D$18];IF(IF(ISERROR(INDIRECT(&quot;$P$&quot;&amp;MATCH(DATE([.$AJ$2];[.$C7];[.Y$2]);[.$D$27:.$D$65];0)+MATCH(&quot;Za sobotę&quot;;[.$P:.$P];0)));FALSE();NOT(ISBLANK(INDIRECT(&quot;$P$&quot;&amp;MATCH(DATE([.$AJ$2];[.$C7];[.Y$2]);[.$D$27:.$D$65];0)+MATCH(&quot;Za sobotę&quot;;[.$P:.$P];0)))));[.$D$21];IF(IF(ISERROR(INDIRECT(&quot;$G$&quot;&amp;MATCH(DATE([.$AJ$2];[.$C7];[.Y$2]);[.$D$27:.$D$65];0)+MATCH(&quot;Zaległy&quot;;[.$G:.$G];0)));FALSE();NOT(ISBLANK(INDIRECT(&quot;$G$&quot;&amp;MATCH(DATE([.$AJ$2];[.$C7];[.Y$2]);[.$D$27:.$D$65];0)+MATCH(&quot;Zaległy&quot;;[.$G:.$G];0)))));[.$D$20];IF(NOT(ISERROR(VLOOKUP(DATE([.$AJ$2];[.$C7];[.Y$2]);[.$AM:.$AM];1;0)));[.$D$19];&quot;&quot;))))))">
            <text:p/>
          </table:table-cell>
          <table:table-cell table:style-name="ce117" table:formula="of:=IF(MONTH(DATE([.$AJ$2];[.$C7];[.$D$2]))&lt;&gt;MONTH(DATE([.$AJ$2];[.$C7];[.Z$2]));[.$D$16];IF(COM.MICROSOFT.SWITCH(WEEKDAY(DATE([.$AJ$2];[.$C7];[.Z$2]));7;TRUE();1;TRUE();FALSE());[.$D$17];IF(NOT(ISERROR(VLOOKUP(DATE([.$AJ$2];[.$C7];[.Z$2]);[.$AL:.$AL];1;0)));[.$D$18];IF(IF(ISERROR(INDIRECT(&quot;$P$&quot;&amp;MATCH(DATE([.$AJ$2];[.$C7];[.Z$2]);[.$D$27:.$D$65];0)+MATCH(&quot;Za sobotę&quot;;[.$P:.$P];0)));FALSE();NOT(ISBLANK(INDIRECT(&quot;$P$&quot;&amp;MATCH(DATE([.$AJ$2];[.$C7];[.Z$2]);[.$D$27:.$D$65];0)+MATCH(&quot;Za sobotę&quot;;[.$P:.$P];0)))));[.$D$21];IF(IF(ISERROR(INDIRECT(&quot;$G$&quot;&amp;MATCH(DATE([.$AJ$2];[.$C7];[.Z$2]);[.$D$27:.$D$65];0)+MATCH(&quot;Zaległy&quot;;[.$G:.$G];0)));FALSE();NOT(ISBLANK(INDIRECT(&quot;$G$&quot;&amp;MATCH(DATE([.$AJ$2];[.$C7];[.Z$2]);[.$D$27:.$D$65];0)+MATCH(&quot;Zaległy&quot;;[.$G:.$G];0)))));[.$D$20];IF(NOT(ISERROR(VLOOKUP(DATE([.$AJ$2];[.$C7];[.Z$2]);[.$AM:.$AM];1;0)));[.$D$19];&quot;&quot;))))))">
            <text:p/>
          </table:table-cell>
          <table:table-cell table:style-name="ce117" table:formula="of:=IF(MONTH(DATE([.$AJ$2];[.$C7];[.$D$2]))&lt;&gt;MONTH(DATE([.$AJ$2];[.$C7];[.AA$2]));[.$D$16];IF(COM.MICROSOFT.SWITCH(WEEKDAY(DATE([.$AJ$2];[.$C7];[.AA$2]));7;TRUE();1;TRUE();FALSE());[.$D$17];IF(NOT(ISERROR(VLOOKUP(DATE([.$AJ$2];[.$C7];[.AA$2]);[.$AL:.$AL];1;0)));[.$D$18];IF(IF(ISERROR(INDIRECT(&quot;$P$&quot;&amp;MATCH(DATE([.$AJ$2];[.$C7];[.AA$2]);[.$D$27:.$D$65];0)+MATCH(&quot;Za sobotę&quot;;[.$P:.$P];0)));FALSE();NOT(ISBLANK(INDIRECT(&quot;$P$&quot;&amp;MATCH(DATE([.$AJ$2];[.$C7];[.AA$2]);[.$D$27:.$D$65];0)+MATCH(&quot;Za sobotę&quot;;[.$P:.$P];0)))));[.$D$21];IF(IF(ISERROR(INDIRECT(&quot;$G$&quot;&amp;MATCH(DATE([.$AJ$2];[.$C7];[.AA$2]);[.$D$27:.$D$65];0)+MATCH(&quot;Zaległy&quot;;[.$G:.$G];0)));FALSE();NOT(ISBLANK(INDIRECT(&quot;$G$&quot;&amp;MATCH(DATE([.$AJ$2];[.$C7];[.AA$2]);[.$D$27:.$D$65];0)+MATCH(&quot;Zaległy&quot;;[.$G:.$G];0)))));[.$D$20];IF(NOT(ISERROR(VLOOKUP(DATE([.$AJ$2];[.$C7];[.AA$2]);[.$AM:.$AM];1;0)));[.$D$19];&quot;&quot;))))))">
            <text:p/>
          </table:table-cell>
          <table:table-cell table:style-name="ce117" table:formula="of:=IF(MONTH(DATE([.$AJ$2];[.$C7];[.$D$2]))&lt;&gt;MONTH(DATE([.$AJ$2];[.$C7];[.AB$2]));[.$D$16];IF(COM.MICROSOFT.SWITCH(WEEKDAY(DATE([.$AJ$2];[.$C7];[.AB$2]));7;TRUE();1;TRUE();FALSE());[.$D$17];IF(NOT(ISERROR(VLOOKUP(DATE([.$AJ$2];[.$C7];[.AB$2]);[.$AL:.$AL];1;0)));[.$D$18];IF(IF(ISERROR(INDIRECT(&quot;$P$&quot;&amp;MATCH(DATE([.$AJ$2];[.$C7];[.AB$2]);[.$D$27:.$D$65];0)+MATCH(&quot;Za sobotę&quot;;[.$P:.$P];0)));FALSE();NOT(ISBLANK(INDIRECT(&quot;$P$&quot;&amp;MATCH(DATE([.$AJ$2];[.$C7];[.AB$2]);[.$D$27:.$D$65];0)+MATCH(&quot;Za sobotę&quot;;[.$P:.$P];0)))));[.$D$21];IF(IF(ISERROR(INDIRECT(&quot;$G$&quot;&amp;MATCH(DATE([.$AJ$2];[.$C7];[.AB$2]);[.$D$27:.$D$65];0)+MATCH(&quot;Zaległy&quot;;[.$G:.$G];0)));FALSE();NOT(ISBLANK(INDIRECT(&quot;$G$&quot;&amp;MATCH(DATE([.$AJ$2];[.$C7];[.AB$2]);[.$D$27:.$D$65];0)+MATCH(&quot;Zaległy&quot;;[.$G:.$G];0)))));[.$D$20];IF(NOT(ISERROR(VLOOKUP(DATE([.$AJ$2];[.$C7];[.AB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AC$2]));[.$D$16];IF(COM.MICROSOFT.SWITCH(WEEKDAY(DATE([.$AJ$2];[.$C7];[.AC$2]));7;TRUE();1;TRUE();FALSE());[.$D$17];IF(NOT(ISERROR(VLOOKUP(DATE([.$AJ$2];[.$C7];[.AC$2]);[.$AL:.$AL];1;0)));[.$D$18];IF(IF(ISERROR(INDIRECT(&quot;$P$&quot;&amp;MATCH(DATE([.$AJ$2];[.$C7];[.AC$2]);[.$D$27:.$D$65];0)+MATCH(&quot;Za sobotę&quot;;[.$P:.$P];0)));FALSE();NOT(ISBLANK(INDIRECT(&quot;$P$&quot;&amp;MATCH(DATE([.$AJ$2];[.$C7];[.AC$2]);[.$D$27:.$D$65];0)+MATCH(&quot;Za sobotę&quot;;[.$P:.$P];0)))));[.$D$21];IF(IF(ISERROR(INDIRECT(&quot;$G$&quot;&amp;MATCH(DATE([.$AJ$2];[.$C7];[.AC$2]);[.$D$27:.$D$65];0)+MATCH(&quot;Zaległy&quot;;[.$G:.$G];0)));FALSE();NOT(ISBLANK(INDIRECT(&quot;$G$&quot;&amp;MATCH(DATE([.$AJ$2];[.$C7];[.AC$2]);[.$D$27:.$D$65];0)+MATCH(&quot;Zaległy&quot;;[.$G:.$G];0)))));[.$D$20];IF(NOT(ISERROR(VLOOKUP(DATE([.$AJ$2];[.$C7];[.AC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7];[.$D$2]))&lt;&gt;MONTH(DATE([.$AJ$2];[.$C7];[.AD$2]));[.$D$16];IF(COM.MICROSOFT.SWITCH(WEEKDAY(DATE([.$AJ$2];[.$C7];[.AD$2]));7;TRUE();1;TRUE();FALSE());[.$D$17];IF(NOT(ISERROR(VLOOKUP(DATE([.$AJ$2];[.$C7];[.AD$2]);[.$AL:.$AL];1;0)));[.$D$18];IF(IF(ISERROR(INDIRECT(&quot;$P$&quot;&amp;MATCH(DATE([.$AJ$2];[.$C7];[.AD$2]);[.$D$27:.$D$65];0)+MATCH(&quot;Za sobotę&quot;;[.$P:.$P];0)));FALSE();NOT(ISBLANK(INDIRECT(&quot;$P$&quot;&amp;MATCH(DATE([.$AJ$2];[.$C7];[.AD$2]);[.$D$27:.$D$65];0)+MATCH(&quot;Za sobotę&quot;;[.$P:.$P];0)))));[.$D$21];IF(IF(ISERROR(INDIRECT(&quot;$G$&quot;&amp;MATCH(DATE([.$AJ$2];[.$C7];[.AD$2]);[.$D$27:.$D$65];0)+MATCH(&quot;Zaległy&quot;;[.$G:.$G];0)));FALSE();NOT(ISBLANK(INDIRECT(&quot;$G$&quot;&amp;MATCH(DATE([.$AJ$2];[.$C7];[.AD$2]);[.$D$27:.$D$65];0)+MATCH(&quot;Zaległy&quot;;[.$G:.$G];0)))));[.$D$20];IF(NOT(ISERROR(VLOOKUP(DATE([.$AJ$2];[.$C7];[.AD$2]);[.$AM:.$AM];1;0)));[.$D$19];&quot;&quot;))))))">
            <text:p/>
          </table:table-cell>
          <table:table-cell table:style-name="ce117" table:formula="of:=IF(MONTH(DATE([.$AJ$2];[.$C7];[.$D$2]))&lt;&gt;MONTH(DATE([.$AJ$2];[.$C7];[.AE$2]));[.$D$16];IF(COM.MICROSOFT.SWITCH(WEEKDAY(DATE([.$AJ$2];[.$C7];[.AE$2]));7;TRUE();1;TRUE();FALSE());[.$D$17];IF(NOT(ISERROR(VLOOKUP(DATE([.$AJ$2];[.$C7];[.AE$2]);[.$AL:.$AL];1;0)));[.$D$18];IF(IF(ISERROR(INDIRECT(&quot;$P$&quot;&amp;MATCH(DATE([.$AJ$2];[.$C7];[.AE$2]);[.$D$27:.$D$65];0)+MATCH(&quot;Za sobotę&quot;;[.$P:.$P];0)));FALSE();NOT(ISBLANK(INDIRECT(&quot;$P$&quot;&amp;MATCH(DATE([.$AJ$2];[.$C7];[.AE$2]);[.$D$27:.$D$65];0)+MATCH(&quot;Za sobotę&quot;;[.$P:.$P];0)))));[.$D$21];IF(IF(ISERROR(INDIRECT(&quot;$G$&quot;&amp;MATCH(DATE([.$AJ$2];[.$C7];[.AE$2]);[.$D$27:.$D$65];0)+MATCH(&quot;Zaległy&quot;;[.$G:.$G];0)));FALSE();NOT(ISBLANK(INDIRECT(&quot;$G$&quot;&amp;MATCH(DATE([.$AJ$2];[.$C7];[.AE$2]);[.$D$27:.$D$65];0)+MATCH(&quot;Zaległy&quot;;[.$G:.$G];0)))));[.$D$20];IF(NOT(ISERROR(VLOOKUP(DATE([.$AJ$2];[.$C7];[.AE$2]);[.$AM:.$AM];1;0)));[.$D$19];&quot;&quot;))))))">
            <text:p/>
          </table:table-cell>
          <table:table-cell table:style-name="ce117" table:formula="of:=IF(MONTH(DATE([.$AJ$2];[.$C7];[.$D$2]))&lt;&gt;MONTH(DATE([.$AJ$2];[.$C7];[.AF$2]));[.$D$16];IF(COM.MICROSOFT.SWITCH(WEEKDAY(DATE([.$AJ$2];[.$C7];[.AF$2]));7;TRUE();1;TRUE();FALSE());[.$D$17];IF(NOT(ISERROR(VLOOKUP(DATE([.$AJ$2];[.$C7];[.AF$2]);[.$AL:.$AL];1;0)));[.$D$18];IF(IF(ISERROR(INDIRECT(&quot;$P$&quot;&amp;MATCH(DATE([.$AJ$2];[.$C7];[.AF$2]);[.$D$27:.$D$65];0)+MATCH(&quot;Za sobotę&quot;;[.$P:.$P];0)));FALSE();NOT(ISBLANK(INDIRECT(&quot;$P$&quot;&amp;MATCH(DATE([.$AJ$2];[.$C7];[.AF$2]);[.$D$27:.$D$65];0)+MATCH(&quot;Za sobotę&quot;;[.$P:.$P];0)))));[.$D$21];IF(IF(ISERROR(INDIRECT(&quot;$G$&quot;&amp;MATCH(DATE([.$AJ$2];[.$C7];[.AF$2]);[.$D$27:.$D$65];0)+MATCH(&quot;Zaległy&quot;;[.$G:.$G];0)));FALSE();NOT(ISBLANK(INDIRECT(&quot;$G$&quot;&amp;MATCH(DATE([.$AJ$2];[.$C7];[.AF$2]);[.$D$27:.$D$65];0)+MATCH(&quot;Zaległy&quot;;[.$G:.$G];0)))));[.$D$20];IF(NOT(ISERROR(VLOOKUP(DATE([.$AJ$2];[.$C7];[.AF$2]);[.$AM:.$AM];1;0)));[.$D$19];&quot;&quot;))))))">
            <text:p/>
          </table:table-cell>
          <table:table-cell table:style-name="ce117" table:formula="of:=IF(MONTH(DATE([.$AJ$2];[.$C7];[.$D$2]))&lt;&gt;MONTH(DATE([.$AJ$2];[.$C7];[.AG$2]));[.$D$16];IF(COM.MICROSOFT.SWITCH(WEEKDAY(DATE([.$AJ$2];[.$C7];[.AG$2]));7;TRUE();1;TRUE();FALSE());[.$D$17];IF(NOT(ISERROR(VLOOKUP(DATE([.$AJ$2];[.$C7];[.AG$2]);[.$AL:.$AL];1;0)));[.$D$18];IF(IF(ISERROR(INDIRECT(&quot;$P$&quot;&amp;MATCH(DATE([.$AJ$2];[.$C7];[.AG$2]);[.$D$27:.$D$65];0)+MATCH(&quot;Za sobotę&quot;;[.$P:.$P];0)));FALSE();NOT(ISBLANK(INDIRECT(&quot;$P$&quot;&amp;MATCH(DATE([.$AJ$2];[.$C7];[.AG$2]);[.$D$27:.$D$65];0)+MATCH(&quot;Za sobotę&quot;;[.$P:.$P];0)))));[.$D$21];IF(IF(ISERROR(INDIRECT(&quot;$G$&quot;&amp;MATCH(DATE([.$AJ$2];[.$C7];[.AG$2]);[.$D$27:.$D$65];0)+MATCH(&quot;Zaległy&quot;;[.$G:.$G];0)));FALSE();NOT(ISBLANK(INDIRECT(&quot;$G$&quot;&amp;MATCH(DATE([.$AJ$2];[.$C7];[.AG$2]);[.$D$27:.$D$65];0)+MATCH(&quot;Zaległy&quot;;[.$G:.$G];0)))));[.$D$20];IF(NOT(ISERROR(VLOOKUP(DATE([.$AJ$2];[.$C7];[.AG$2]);[.$AM:.$AM];1;0)));[.$D$19];&quot;&quot;))))))" office:value-type="string" office:string-value="+" calcext:value-type="string">
            <text:p>+</text:p>
          </table:table-cell>
          <table:table-cell table:style-name="ce120" table:formula="of:=IF(MONTH(DATE([.$AJ$2];[.$C7];[.$D$2]))&lt;&gt;MONTH(DATE([.$AJ$2];[.$C7];[.AH$2]));[.$D$16];IF(COM.MICROSOFT.SWITCH(WEEKDAY(DATE([.$AJ$2];[.$C7];[.AH$2]));7;TRUE();1;TRUE();FALSE());[.$D$17];IF(NOT(ISERROR(VLOOKUP(DATE([.$AJ$2];[.$C7];[.AH$2]);[.$AL:.$AL];1;0)));[.$D$18];IF(IF(ISERROR(INDIRECT(&quot;$P$&quot;&amp;MATCH(DATE([.$AJ$2];[.$C7];[.AH$2]);[.$D$27:.$D$65];0)+MATCH(&quot;Za sobotę&quot;;[.$P:.$P];0)));FALSE();NOT(ISBLANK(INDIRECT(&quot;$P$&quot;&amp;MATCH(DATE([.$AJ$2];[.$C7];[.AH$2]);[.$D$27:.$D$65];0)+MATCH(&quot;Za sobotę&quot;;[.$P:.$P];0)))));[.$D$21];IF(IF(ISERROR(INDIRECT(&quot;$G$&quot;&amp;MATCH(DATE([.$AJ$2];[.$C7];[.AH$2]);[.$D$27:.$D$65];0)+MATCH(&quot;Zaległy&quot;;[.$G:.$G];0)));FALSE();NOT(ISBLANK(INDIRECT(&quot;$G$&quot;&amp;MATCH(DATE([.$AJ$2];[.$C7];[.AH$2]);[.$D$27:.$D$65];0)+MATCH(&quot;Zaległy&quot;;[.$G:.$G];0)))));[.$D$20];IF(NOT(ISERROR(VLOOKUP(DATE([.$AJ$2];[.$C7];[.AH$2]);[.$AM:.$AM];1;0)));[.$D$19];&quot;&quot;))))))">
            <text:p/>
          </table:table-cell>
          <table:table-cell table:style-name="Default"/>
          <table:table-cell table:style-name="ce122" office:value-type="string" calcext:value-type="string">
            <text:p>1.05</text:p>
          </table:table-cell>
          <table:table-cell table:style-name="Default" office:value-type="string" calcext:value-type="string">
            <text:p>SZTYWNE KAŻDEGO ROKU – Święto Pracy</text:p>
          </table:table-cell>
          <table:table-cell table:formula="of:=IF(NOT(ISBLANK([.$AJ10]));IFERROR(DATEVALUE([.$AJ10]&amp;&quot;.&quot;&amp;[.$AJ$2]);DATE([.$AJ$2];MONTH([.$AJ10]);DAY([.$AJ10])));&quot;&quot;)" office:value-type="date" office:date-value="2024-11-01" calcext:value-type="date">
            <text:p>1 listopada 2024 (piątek)</text:p>
          </table:table-cell>
          <table:table-cell table:style-name="ce62" table:formula="of:=IF(NOT(ISBLANK([.$D32]));IFERROR(DATEVALUE([.$D32]&amp;&quot;.&quot;&amp;[.$AJ$2]);DATE([.$AJ$2];MONTH([.$D32]);DAY([.$D3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8];1)" office:value-type="date" office:date-value="2024-06-01" calcext:value-type="date">
            <text:p>czerwiec</text:p>
          </table:table-cell>
          <table:table-cell table:style-name="ce45" office:value-type="float" office:value="6" calcext:value-type="float">
            <text:p>6</text:p>
          </table:table-cell>
          <table:table-cell table:style-name="ce113" table:formula="of:=IF(MONTH(DATE([.$AJ$2];[.$C8];[.$D$2]))&lt;&gt;MONTH(DATE([.$AJ$2];[.$C8];[.D$2]));[.$D$16];IF(COM.MICROSOFT.SWITCH(WEEKDAY(DATE([.$AJ$2];[.$C8];[.D$2]));7;TRUE();1;TRUE();FALSE());[.$D$17];IF(NOT(ISERROR(VLOOKUP(DATE([.$AJ$2];[.$C8];[.D$2]);[.$AL:.$AL];1;0)));[.$D$18];IF(IF(ISERROR(INDIRECT(&quot;$P$&quot;&amp;MATCH(DATE([.$AJ$2];[.$C8];[.D$2]);[.$D$27:.$D$65];0)+MATCH(&quot;Za sobotę&quot;;[.$P:.$P];0)));FALSE();NOT(ISBLANK(INDIRECT(&quot;$P$&quot;&amp;MATCH(DATE([.$AJ$2];[.$C8];[.D$2]);[.$D$27:.$D$65];0)+MATCH(&quot;Za sobotę&quot;;[.$P:.$P];0)))));[.$D$21];IF(IF(ISERROR(INDIRECT(&quot;$G$&quot;&amp;MATCH(DATE([.$AJ$2];[.$C8];[.D$2]);[.$D$27:.$D$65];0)+MATCH(&quot;Zaległy&quot;;[.$G:.$G];0)));FALSE();NOT(ISBLANK(INDIRECT(&quot;$G$&quot;&amp;MATCH(DATE([.$AJ$2];[.$C8];[.D$2]);[.$D$27:.$D$65];0)+MATCH(&quot;Zaległy&quot;;[.$G:.$G];0)))));[.$D$20];IF(NOT(ISERROR(VLOOKUP(DATE([.$AJ$2];[.$C8];[.D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E$2]));[.$D$16];IF(COM.MICROSOFT.SWITCH(WEEKDAY(DATE([.$AJ$2];[.$C8];[.E$2]));7;TRUE();1;TRUE();FALSE());[.$D$17];IF(NOT(ISERROR(VLOOKUP(DATE([.$AJ$2];[.$C8];[.E$2]);[.$AL:.$AL];1;0)));[.$D$18];IF(IF(ISERROR(INDIRECT(&quot;$P$&quot;&amp;MATCH(DATE([.$AJ$2];[.$C8];[.E$2]);[.$D$27:.$D$65];0)+MATCH(&quot;Za sobotę&quot;;[.$P:.$P];0)));FALSE();NOT(ISBLANK(INDIRECT(&quot;$P$&quot;&amp;MATCH(DATE([.$AJ$2];[.$C8];[.E$2]);[.$D$27:.$D$65];0)+MATCH(&quot;Za sobotę&quot;;[.$P:.$P];0)))));[.$D$21];IF(IF(ISERROR(INDIRECT(&quot;$G$&quot;&amp;MATCH(DATE([.$AJ$2];[.$C8];[.E$2]);[.$D$27:.$D$65];0)+MATCH(&quot;Zaległy&quot;;[.$G:.$G];0)));FALSE();NOT(ISBLANK(INDIRECT(&quot;$G$&quot;&amp;MATCH(DATE([.$AJ$2];[.$C8];[.E$2]);[.$D$27:.$D$65];0)+MATCH(&quot;Zaległy&quot;;[.$G:.$G];0)))));[.$D$20];IF(NOT(ISERROR(VLOOKUP(DATE([.$AJ$2];[.$C8];[.E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F$2]));[.$D$16];IF(COM.MICROSOFT.SWITCH(WEEKDAY(DATE([.$AJ$2];[.$C8];[.F$2]));7;TRUE();1;TRUE();FALSE());[.$D$17];IF(NOT(ISERROR(VLOOKUP(DATE([.$AJ$2];[.$C8];[.F$2]);[.$AL:.$AL];1;0)));[.$D$18];IF(IF(ISERROR(INDIRECT(&quot;$P$&quot;&amp;MATCH(DATE([.$AJ$2];[.$C8];[.F$2]);[.$D$27:.$D$65];0)+MATCH(&quot;Za sobotę&quot;;[.$P:.$P];0)));FALSE();NOT(ISBLANK(INDIRECT(&quot;$P$&quot;&amp;MATCH(DATE([.$AJ$2];[.$C8];[.F$2]);[.$D$27:.$D$65];0)+MATCH(&quot;Za sobotę&quot;;[.$P:.$P];0)))));[.$D$21];IF(IF(ISERROR(INDIRECT(&quot;$G$&quot;&amp;MATCH(DATE([.$AJ$2];[.$C8];[.F$2]);[.$D$27:.$D$65];0)+MATCH(&quot;Zaległy&quot;;[.$G:.$G];0)));FALSE();NOT(ISBLANK(INDIRECT(&quot;$G$&quot;&amp;MATCH(DATE([.$AJ$2];[.$C8];[.F$2]);[.$D$27:.$D$65];0)+MATCH(&quot;Zaległy&quot;;[.$G:.$G];0)))));[.$D$20];IF(NOT(ISERROR(VLOOKUP(DATE([.$AJ$2];[.$C8];[.F$2]);[.$AM:.$AM];1;0)));[.$D$19];&quot;&quot;))))))">
            <text:p/>
          </table:table-cell>
          <table:table-cell table:style-name="ce117" table:formula="of:=IF(MONTH(DATE([.$AJ$2];[.$C8];[.$D$2]))&lt;&gt;MONTH(DATE([.$AJ$2];[.$C8];[.G$2]));[.$D$16];IF(COM.MICROSOFT.SWITCH(WEEKDAY(DATE([.$AJ$2];[.$C8];[.G$2]));7;TRUE();1;TRUE();FALSE());[.$D$17];IF(NOT(ISERROR(VLOOKUP(DATE([.$AJ$2];[.$C8];[.G$2]);[.$AL:.$AL];1;0)));[.$D$18];IF(IF(ISERROR(INDIRECT(&quot;$P$&quot;&amp;MATCH(DATE([.$AJ$2];[.$C8];[.G$2]);[.$D$27:.$D$65];0)+MATCH(&quot;Za sobotę&quot;;[.$P:.$P];0)));FALSE();NOT(ISBLANK(INDIRECT(&quot;$P$&quot;&amp;MATCH(DATE([.$AJ$2];[.$C8];[.G$2]);[.$D$27:.$D$65];0)+MATCH(&quot;Za sobotę&quot;;[.$P:.$P];0)))));[.$D$21];IF(IF(ISERROR(INDIRECT(&quot;$G$&quot;&amp;MATCH(DATE([.$AJ$2];[.$C8];[.G$2]);[.$D$27:.$D$65];0)+MATCH(&quot;Zaległy&quot;;[.$G:.$G];0)));FALSE();NOT(ISBLANK(INDIRECT(&quot;$G$&quot;&amp;MATCH(DATE([.$AJ$2];[.$C8];[.G$2]);[.$D$27:.$D$65];0)+MATCH(&quot;Zaległy&quot;;[.$G:.$G];0)))));[.$D$20];IF(NOT(ISERROR(VLOOKUP(DATE([.$AJ$2];[.$C8];[.G$2]);[.$AM:.$AM];1;0)));[.$D$19];&quot;&quot;))))))">
            <text:p/>
          </table:table-cell>
          <table:table-cell table:style-name="ce117" table:formula="of:=IF(MONTH(DATE([.$AJ$2];[.$C8];[.$D$2]))&lt;&gt;MONTH(DATE([.$AJ$2];[.$C8];[.H$2]));[.$D$16];IF(COM.MICROSOFT.SWITCH(WEEKDAY(DATE([.$AJ$2];[.$C8];[.H$2]));7;TRUE();1;TRUE();FALSE());[.$D$17];IF(NOT(ISERROR(VLOOKUP(DATE([.$AJ$2];[.$C8];[.H$2]);[.$AL:.$AL];1;0)));[.$D$18];IF(IF(ISERROR(INDIRECT(&quot;$P$&quot;&amp;MATCH(DATE([.$AJ$2];[.$C8];[.H$2]);[.$D$27:.$D$65];0)+MATCH(&quot;Za sobotę&quot;;[.$P:.$P];0)));FALSE();NOT(ISBLANK(INDIRECT(&quot;$P$&quot;&amp;MATCH(DATE([.$AJ$2];[.$C8];[.H$2]);[.$D$27:.$D$65];0)+MATCH(&quot;Za sobotę&quot;;[.$P:.$P];0)))));[.$D$21];IF(IF(ISERROR(INDIRECT(&quot;$G$&quot;&amp;MATCH(DATE([.$AJ$2];[.$C8];[.H$2]);[.$D$27:.$D$65];0)+MATCH(&quot;Zaległy&quot;;[.$G:.$G];0)));FALSE();NOT(ISBLANK(INDIRECT(&quot;$G$&quot;&amp;MATCH(DATE([.$AJ$2];[.$C8];[.H$2]);[.$D$27:.$D$65];0)+MATCH(&quot;Zaległy&quot;;[.$G:.$G];0)))));[.$D$20];IF(NOT(ISERROR(VLOOKUP(DATE([.$AJ$2];[.$C8];[.H$2]);[.$AM:.$AM];1;0)));[.$D$19];&quot;&quot;))))))">
            <text:p/>
          </table:table-cell>
          <table:table-cell table:style-name="ce117" table:formula="of:=IF(MONTH(DATE([.$AJ$2];[.$C8];[.$D$2]))&lt;&gt;MONTH(DATE([.$AJ$2];[.$C8];[.I$2]));[.$D$16];IF(COM.MICROSOFT.SWITCH(WEEKDAY(DATE([.$AJ$2];[.$C8];[.I$2]));7;TRUE();1;TRUE();FALSE());[.$D$17];IF(NOT(ISERROR(VLOOKUP(DATE([.$AJ$2];[.$C8];[.I$2]);[.$AL:.$AL];1;0)));[.$D$18];IF(IF(ISERROR(INDIRECT(&quot;$P$&quot;&amp;MATCH(DATE([.$AJ$2];[.$C8];[.I$2]);[.$D$27:.$D$65];0)+MATCH(&quot;Za sobotę&quot;;[.$P:.$P];0)));FALSE();NOT(ISBLANK(INDIRECT(&quot;$P$&quot;&amp;MATCH(DATE([.$AJ$2];[.$C8];[.I$2]);[.$D$27:.$D$65];0)+MATCH(&quot;Za sobotę&quot;;[.$P:.$P];0)))));[.$D$21];IF(IF(ISERROR(INDIRECT(&quot;$G$&quot;&amp;MATCH(DATE([.$AJ$2];[.$C8];[.I$2]);[.$D$27:.$D$65];0)+MATCH(&quot;Zaległy&quot;;[.$G:.$G];0)));FALSE();NOT(ISBLANK(INDIRECT(&quot;$G$&quot;&amp;MATCH(DATE([.$AJ$2];[.$C8];[.I$2]);[.$D$27:.$D$65];0)+MATCH(&quot;Zaległy&quot;;[.$G:.$G];0)))));[.$D$20];IF(NOT(ISERROR(VLOOKUP(DATE([.$AJ$2];[.$C8];[.I$2]);[.$AM:.$AM];1;0)));[.$D$19];&quot;&quot;))))))">
            <text:p/>
          </table:table-cell>
          <table:table-cell table:style-name="ce117" table:formula="of:=IF(MONTH(DATE([.$AJ$2];[.$C8];[.$D$2]))&lt;&gt;MONTH(DATE([.$AJ$2];[.$C8];[.J$2]));[.$D$16];IF(COM.MICROSOFT.SWITCH(WEEKDAY(DATE([.$AJ$2];[.$C8];[.J$2]));7;TRUE();1;TRUE();FALSE());[.$D$17];IF(NOT(ISERROR(VLOOKUP(DATE([.$AJ$2];[.$C8];[.J$2]);[.$AL:.$AL];1;0)));[.$D$18];IF(IF(ISERROR(INDIRECT(&quot;$P$&quot;&amp;MATCH(DATE([.$AJ$2];[.$C8];[.J$2]);[.$D$27:.$D$65];0)+MATCH(&quot;Za sobotę&quot;;[.$P:.$P];0)));FALSE();NOT(ISBLANK(INDIRECT(&quot;$P$&quot;&amp;MATCH(DATE([.$AJ$2];[.$C8];[.J$2]);[.$D$27:.$D$65];0)+MATCH(&quot;Za sobotę&quot;;[.$P:.$P];0)))));[.$D$21];IF(IF(ISERROR(INDIRECT(&quot;$G$&quot;&amp;MATCH(DATE([.$AJ$2];[.$C8];[.J$2]);[.$D$27:.$D$65];0)+MATCH(&quot;Zaległy&quot;;[.$G:.$G];0)));FALSE();NOT(ISBLANK(INDIRECT(&quot;$G$&quot;&amp;MATCH(DATE([.$AJ$2];[.$C8];[.J$2]);[.$D$27:.$D$65];0)+MATCH(&quot;Zaległy&quot;;[.$G:.$G];0)))));[.$D$20];IF(NOT(ISERROR(VLOOKUP(DATE([.$AJ$2];[.$C8];[.J$2]);[.$AM:.$AM];1;0)));[.$D$19];&quot;&quot;))))))">
            <text:p/>
          </table:table-cell>
          <table:table-cell table:style-name="ce117" table:formula="of:=IF(MONTH(DATE([.$AJ$2];[.$C8];[.$D$2]))&lt;&gt;MONTH(DATE([.$AJ$2];[.$C8];[.K$2]));[.$D$16];IF(COM.MICROSOFT.SWITCH(WEEKDAY(DATE([.$AJ$2];[.$C8];[.K$2]));7;TRUE();1;TRUE();FALSE());[.$D$17];IF(NOT(ISERROR(VLOOKUP(DATE([.$AJ$2];[.$C8];[.K$2]);[.$AL:.$AL];1;0)));[.$D$18];IF(IF(ISERROR(INDIRECT(&quot;$P$&quot;&amp;MATCH(DATE([.$AJ$2];[.$C8];[.K$2]);[.$D$27:.$D$65];0)+MATCH(&quot;Za sobotę&quot;;[.$P:.$P];0)));FALSE();NOT(ISBLANK(INDIRECT(&quot;$P$&quot;&amp;MATCH(DATE([.$AJ$2];[.$C8];[.K$2]);[.$D$27:.$D$65];0)+MATCH(&quot;Za sobotę&quot;;[.$P:.$P];0)))));[.$D$21];IF(IF(ISERROR(INDIRECT(&quot;$G$&quot;&amp;MATCH(DATE([.$AJ$2];[.$C8];[.K$2]);[.$D$27:.$D$65];0)+MATCH(&quot;Zaległy&quot;;[.$G:.$G];0)));FALSE();NOT(ISBLANK(INDIRECT(&quot;$G$&quot;&amp;MATCH(DATE([.$AJ$2];[.$C8];[.K$2]);[.$D$27:.$D$65];0)+MATCH(&quot;Zaległy&quot;;[.$G:.$G];0)))));[.$D$20];IF(NOT(ISERROR(VLOOKUP(DATE([.$AJ$2];[.$C8];[.K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L$2]));[.$D$16];IF(COM.MICROSOFT.SWITCH(WEEKDAY(DATE([.$AJ$2];[.$C8];[.L$2]));7;TRUE();1;TRUE();FALSE());[.$D$17];IF(NOT(ISERROR(VLOOKUP(DATE([.$AJ$2];[.$C8];[.L$2]);[.$AL:.$AL];1;0)));[.$D$18];IF(IF(ISERROR(INDIRECT(&quot;$P$&quot;&amp;MATCH(DATE([.$AJ$2];[.$C8];[.L$2]);[.$D$27:.$D$65];0)+MATCH(&quot;Za sobotę&quot;;[.$P:.$P];0)));FALSE();NOT(ISBLANK(INDIRECT(&quot;$P$&quot;&amp;MATCH(DATE([.$AJ$2];[.$C8];[.L$2]);[.$D$27:.$D$65];0)+MATCH(&quot;Za sobotę&quot;;[.$P:.$P];0)))));[.$D$21];IF(IF(ISERROR(INDIRECT(&quot;$G$&quot;&amp;MATCH(DATE([.$AJ$2];[.$C8];[.L$2]);[.$D$27:.$D$65];0)+MATCH(&quot;Zaległy&quot;;[.$G:.$G];0)));FALSE();NOT(ISBLANK(INDIRECT(&quot;$G$&quot;&amp;MATCH(DATE([.$AJ$2];[.$C8];[.L$2]);[.$D$27:.$D$65];0)+MATCH(&quot;Zaległy&quot;;[.$G:.$G];0)))));[.$D$20];IF(NOT(ISERROR(VLOOKUP(DATE([.$AJ$2];[.$C8];[.L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M$2]));[.$D$16];IF(COM.MICROSOFT.SWITCH(WEEKDAY(DATE([.$AJ$2];[.$C8];[.M$2]));7;TRUE();1;TRUE();FALSE());[.$D$17];IF(NOT(ISERROR(VLOOKUP(DATE([.$AJ$2];[.$C8];[.M$2]);[.$AL:.$AL];1;0)));[.$D$18];IF(IF(ISERROR(INDIRECT(&quot;$P$&quot;&amp;MATCH(DATE([.$AJ$2];[.$C8];[.M$2]);[.$D$27:.$D$65];0)+MATCH(&quot;Za sobotę&quot;;[.$P:.$P];0)));FALSE();NOT(ISBLANK(INDIRECT(&quot;$P$&quot;&amp;MATCH(DATE([.$AJ$2];[.$C8];[.M$2]);[.$D$27:.$D$65];0)+MATCH(&quot;Za sobotę&quot;;[.$P:.$P];0)))));[.$D$21];IF(IF(ISERROR(INDIRECT(&quot;$G$&quot;&amp;MATCH(DATE([.$AJ$2];[.$C8];[.M$2]);[.$D$27:.$D$65];0)+MATCH(&quot;Zaległy&quot;;[.$G:.$G];0)));FALSE();NOT(ISBLANK(INDIRECT(&quot;$G$&quot;&amp;MATCH(DATE([.$AJ$2];[.$C8];[.M$2]);[.$D$27:.$D$65];0)+MATCH(&quot;Zaległy&quot;;[.$G:.$G];0)))));[.$D$20];IF(NOT(ISERROR(VLOOKUP(DATE([.$AJ$2];[.$C8];[.M$2]);[.$AM:.$AM];1;0)));[.$D$19];&quot;&quot;))))))">
            <text:p/>
          </table:table-cell>
          <table:table-cell table:style-name="ce117" table:formula="of:=IF(MONTH(DATE([.$AJ$2];[.$C8];[.$D$2]))&lt;&gt;MONTH(DATE([.$AJ$2];[.$C8];[.N$2]));[.$D$16];IF(COM.MICROSOFT.SWITCH(WEEKDAY(DATE([.$AJ$2];[.$C8];[.N$2]));7;TRUE();1;TRUE();FALSE());[.$D$17];IF(NOT(ISERROR(VLOOKUP(DATE([.$AJ$2];[.$C8];[.N$2]);[.$AL:.$AL];1;0)));[.$D$18];IF(IF(ISERROR(INDIRECT(&quot;$P$&quot;&amp;MATCH(DATE([.$AJ$2];[.$C8];[.N$2]);[.$D$27:.$D$65];0)+MATCH(&quot;Za sobotę&quot;;[.$P:.$P];0)));FALSE();NOT(ISBLANK(INDIRECT(&quot;$P$&quot;&amp;MATCH(DATE([.$AJ$2];[.$C8];[.N$2]);[.$D$27:.$D$65];0)+MATCH(&quot;Za sobotę&quot;;[.$P:.$P];0)))));[.$D$21];IF(IF(ISERROR(INDIRECT(&quot;$G$&quot;&amp;MATCH(DATE([.$AJ$2];[.$C8];[.N$2]);[.$D$27:.$D$65];0)+MATCH(&quot;Zaległy&quot;;[.$G:.$G];0)));FALSE();NOT(ISBLANK(INDIRECT(&quot;$G$&quot;&amp;MATCH(DATE([.$AJ$2];[.$C8];[.N$2]);[.$D$27:.$D$65];0)+MATCH(&quot;Zaległy&quot;;[.$G:.$G];0)))));[.$D$20];IF(NOT(ISERROR(VLOOKUP(DATE([.$AJ$2];[.$C8];[.N$2]);[.$AM:.$AM];1;0)));[.$D$19];&quot;&quot;))))))">
            <text:p/>
          </table:table-cell>
          <table:table-cell table:style-name="ce117" table:formula="of:=IF(MONTH(DATE([.$AJ$2];[.$C8];[.$D$2]))&lt;&gt;MONTH(DATE([.$AJ$2];[.$C8];[.O$2]));[.$D$16];IF(COM.MICROSOFT.SWITCH(WEEKDAY(DATE([.$AJ$2];[.$C8];[.O$2]));7;TRUE();1;TRUE();FALSE());[.$D$17];IF(NOT(ISERROR(VLOOKUP(DATE([.$AJ$2];[.$C8];[.O$2]);[.$AL:.$AL];1;0)));[.$D$18];IF(IF(ISERROR(INDIRECT(&quot;$P$&quot;&amp;MATCH(DATE([.$AJ$2];[.$C8];[.O$2]);[.$D$27:.$D$65];0)+MATCH(&quot;Za sobotę&quot;;[.$P:.$P];0)));FALSE();NOT(ISBLANK(INDIRECT(&quot;$P$&quot;&amp;MATCH(DATE([.$AJ$2];[.$C8];[.O$2]);[.$D$27:.$D$65];0)+MATCH(&quot;Za sobotę&quot;;[.$P:.$P];0)))));[.$D$21];IF(IF(ISERROR(INDIRECT(&quot;$G$&quot;&amp;MATCH(DATE([.$AJ$2];[.$C8];[.O$2]);[.$D$27:.$D$65];0)+MATCH(&quot;Zaległy&quot;;[.$G:.$G];0)));FALSE();NOT(ISBLANK(INDIRECT(&quot;$G$&quot;&amp;MATCH(DATE([.$AJ$2];[.$C8];[.O$2]);[.$D$27:.$D$65];0)+MATCH(&quot;Zaległy&quot;;[.$G:.$G];0)))));[.$D$20];IF(NOT(ISERROR(VLOOKUP(DATE([.$AJ$2];[.$C8];[.O$2]);[.$AM:.$AM];1;0)));[.$D$19];&quot;&quot;))))))">
            <text:p/>
          </table:table-cell>
          <table:table-cell table:style-name="ce117" table:formula="of:=IF(MONTH(DATE([.$AJ$2];[.$C8];[.$D$2]))&lt;&gt;MONTH(DATE([.$AJ$2];[.$C8];[.P$2]));[.$D$16];IF(COM.MICROSOFT.SWITCH(WEEKDAY(DATE([.$AJ$2];[.$C8];[.P$2]));7;TRUE();1;TRUE();FALSE());[.$D$17];IF(NOT(ISERROR(VLOOKUP(DATE([.$AJ$2];[.$C8];[.P$2]);[.$AL:.$AL];1;0)));[.$D$18];IF(IF(ISERROR(INDIRECT(&quot;$P$&quot;&amp;MATCH(DATE([.$AJ$2];[.$C8];[.P$2]);[.$D$27:.$D$65];0)+MATCH(&quot;Za sobotę&quot;;[.$P:.$P];0)));FALSE();NOT(ISBLANK(INDIRECT(&quot;$P$&quot;&amp;MATCH(DATE([.$AJ$2];[.$C8];[.P$2]);[.$D$27:.$D$65];0)+MATCH(&quot;Za sobotę&quot;;[.$P:.$P];0)))));[.$D$21];IF(IF(ISERROR(INDIRECT(&quot;$G$&quot;&amp;MATCH(DATE([.$AJ$2];[.$C8];[.P$2]);[.$D$27:.$D$65];0)+MATCH(&quot;Zaległy&quot;;[.$G:.$G];0)));FALSE();NOT(ISBLANK(INDIRECT(&quot;$G$&quot;&amp;MATCH(DATE([.$AJ$2];[.$C8];[.P$2]);[.$D$27:.$D$65];0)+MATCH(&quot;Zaległy&quot;;[.$G:.$G];0)))));[.$D$20];IF(NOT(ISERROR(VLOOKUP(DATE([.$AJ$2];[.$C8];[.P$2]);[.$AM:.$AM];1;0)));[.$D$19];&quot;&quot;))))))">
            <text:p/>
          </table:table-cell>
          <table:table-cell table:style-name="ce117" table:formula="of:=IF(MONTH(DATE([.$AJ$2];[.$C8];[.$D$2]))&lt;&gt;MONTH(DATE([.$AJ$2];[.$C8];[.Q$2]));[.$D$16];IF(COM.MICROSOFT.SWITCH(WEEKDAY(DATE([.$AJ$2];[.$C8];[.Q$2]));7;TRUE();1;TRUE();FALSE());[.$D$17];IF(NOT(ISERROR(VLOOKUP(DATE([.$AJ$2];[.$C8];[.Q$2]);[.$AL:.$AL];1;0)));[.$D$18];IF(IF(ISERROR(INDIRECT(&quot;$P$&quot;&amp;MATCH(DATE([.$AJ$2];[.$C8];[.Q$2]);[.$D$27:.$D$65];0)+MATCH(&quot;Za sobotę&quot;;[.$P:.$P];0)));FALSE();NOT(ISBLANK(INDIRECT(&quot;$P$&quot;&amp;MATCH(DATE([.$AJ$2];[.$C8];[.Q$2]);[.$D$27:.$D$65];0)+MATCH(&quot;Za sobotę&quot;;[.$P:.$P];0)))));[.$D$21];IF(IF(ISERROR(INDIRECT(&quot;$G$&quot;&amp;MATCH(DATE([.$AJ$2];[.$C8];[.Q$2]);[.$D$27:.$D$65];0)+MATCH(&quot;Zaległy&quot;;[.$G:.$G];0)));FALSE();NOT(ISBLANK(INDIRECT(&quot;$G$&quot;&amp;MATCH(DATE([.$AJ$2];[.$C8];[.Q$2]);[.$D$27:.$D$65];0)+MATCH(&quot;Zaległy&quot;;[.$G:.$G];0)))));[.$D$20];IF(NOT(ISERROR(VLOOKUP(DATE([.$AJ$2];[.$C8];[.Q$2]);[.$AM:.$AM];1;0)));[.$D$19];&quot;&quot;))))))">
            <text:p/>
          </table:table-cell>
          <table:table-cell table:style-name="ce117" table:formula="of:=IF(MONTH(DATE([.$AJ$2];[.$C8];[.$D$2]))&lt;&gt;MONTH(DATE([.$AJ$2];[.$C8];[.R$2]));[.$D$16];IF(COM.MICROSOFT.SWITCH(WEEKDAY(DATE([.$AJ$2];[.$C8];[.R$2]));7;TRUE();1;TRUE();FALSE());[.$D$17];IF(NOT(ISERROR(VLOOKUP(DATE([.$AJ$2];[.$C8];[.R$2]);[.$AL:.$AL];1;0)));[.$D$18];IF(IF(ISERROR(INDIRECT(&quot;$P$&quot;&amp;MATCH(DATE([.$AJ$2];[.$C8];[.R$2]);[.$D$27:.$D$65];0)+MATCH(&quot;Za sobotę&quot;;[.$P:.$P];0)));FALSE();NOT(ISBLANK(INDIRECT(&quot;$P$&quot;&amp;MATCH(DATE([.$AJ$2];[.$C8];[.R$2]);[.$D$27:.$D$65];0)+MATCH(&quot;Za sobotę&quot;;[.$P:.$P];0)))));[.$D$21];IF(IF(ISERROR(INDIRECT(&quot;$G$&quot;&amp;MATCH(DATE([.$AJ$2];[.$C8];[.R$2]);[.$D$27:.$D$65];0)+MATCH(&quot;Zaległy&quot;;[.$G:.$G];0)));FALSE();NOT(ISBLANK(INDIRECT(&quot;$G$&quot;&amp;MATCH(DATE([.$AJ$2];[.$C8];[.R$2]);[.$D$27:.$D$65];0)+MATCH(&quot;Zaległy&quot;;[.$G:.$G];0)))));[.$D$20];IF(NOT(ISERROR(VLOOKUP(DATE([.$AJ$2];[.$C8];[.R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S$2]));[.$D$16];IF(COM.MICROSOFT.SWITCH(WEEKDAY(DATE([.$AJ$2];[.$C8];[.S$2]));7;TRUE();1;TRUE();FALSE());[.$D$17];IF(NOT(ISERROR(VLOOKUP(DATE([.$AJ$2];[.$C8];[.S$2]);[.$AL:.$AL];1;0)));[.$D$18];IF(IF(ISERROR(INDIRECT(&quot;$P$&quot;&amp;MATCH(DATE([.$AJ$2];[.$C8];[.S$2]);[.$D$27:.$D$65];0)+MATCH(&quot;Za sobotę&quot;;[.$P:.$P];0)));FALSE();NOT(ISBLANK(INDIRECT(&quot;$P$&quot;&amp;MATCH(DATE([.$AJ$2];[.$C8];[.S$2]);[.$D$27:.$D$65];0)+MATCH(&quot;Za sobotę&quot;;[.$P:.$P];0)))));[.$D$21];IF(IF(ISERROR(INDIRECT(&quot;$G$&quot;&amp;MATCH(DATE([.$AJ$2];[.$C8];[.S$2]);[.$D$27:.$D$65];0)+MATCH(&quot;Zaległy&quot;;[.$G:.$G];0)));FALSE();NOT(ISBLANK(INDIRECT(&quot;$G$&quot;&amp;MATCH(DATE([.$AJ$2];[.$C8];[.S$2]);[.$D$27:.$D$65];0)+MATCH(&quot;Zaległy&quot;;[.$G:.$G];0)))));[.$D$20];IF(NOT(ISERROR(VLOOKUP(DATE([.$AJ$2];[.$C8];[.S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T$2]));[.$D$16];IF(COM.MICROSOFT.SWITCH(WEEKDAY(DATE([.$AJ$2];[.$C8];[.T$2]));7;TRUE();1;TRUE();FALSE());[.$D$17];IF(NOT(ISERROR(VLOOKUP(DATE([.$AJ$2];[.$C8];[.T$2]);[.$AL:.$AL];1;0)));[.$D$18];IF(IF(ISERROR(INDIRECT(&quot;$P$&quot;&amp;MATCH(DATE([.$AJ$2];[.$C8];[.T$2]);[.$D$27:.$D$65];0)+MATCH(&quot;Za sobotę&quot;;[.$P:.$P];0)));FALSE();NOT(ISBLANK(INDIRECT(&quot;$P$&quot;&amp;MATCH(DATE([.$AJ$2];[.$C8];[.T$2]);[.$D$27:.$D$65];0)+MATCH(&quot;Za sobotę&quot;;[.$P:.$P];0)))));[.$D$21];IF(IF(ISERROR(INDIRECT(&quot;$G$&quot;&amp;MATCH(DATE([.$AJ$2];[.$C8];[.T$2]);[.$D$27:.$D$65];0)+MATCH(&quot;Zaległy&quot;;[.$G:.$G];0)));FALSE();NOT(ISBLANK(INDIRECT(&quot;$G$&quot;&amp;MATCH(DATE([.$AJ$2];[.$C8];[.T$2]);[.$D$27:.$D$65];0)+MATCH(&quot;Zaległy&quot;;[.$G:.$G];0)))));[.$D$20];IF(NOT(ISERROR(VLOOKUP(DATE([.$AJ$2];[.$C8];[.T$2]);[.$AM:.$AM];1;0)));[.$D$19];&quot;&quot;))))))">
            <text:p/>
          </table:table-cell>
          <table:table-cell table:style-name="ce117" table:formula="of:=IF(MONTH(DATE([.$AJ$2];[.$C8];[.$D$2]))&lt;&gt;MONTH(DATE([.$AJ$2];[.$C8];[.U$2]));[.$D$16];IF(COM.MICROSOFT.SWITCH(WEEKDAY(DATE([.$AJ$2];[.$C8];[.U$2]));7;TRUE();1;TRUE();FALSE());[.$D$17];IF(NOT(ISERROR(VLOOKUP(DATE([.$AJ$2];[.$C8];[.U$2]);[.$AL:.$AL];1;0)));[.$D$18];IF(IF(ISERROR(INDIRECT(&quot;$P$&quot;&amp;MATCH(DATE([.$AJ$2];[.$C8];[.U$2]);[.$D$27:.$D$65];0)+MATCH(&quot;Za sobotę&quot;;[.$P:.$P];0)));FALSE();NOT(ISBLANK(INDIRECT(&quot;$P$&quot;&amp;MATCH(DATE([.$AJ$2];[.$C8];[.U$2]);[.$D$27:.$D$65];0)+MATCH(&quot;Za sobotę&quot;;[.$P:.$P];0)))));[.$D$21];IF(IF(ISERROR(INDIRECT(&quot;$G$&quot;&amp;MATCH(DATE([.$AJ$2];[.$C8];[.U$2]);[.$D$27:.$D$65];0)+MATCH(&quot;Zaległy&quot;;[.$G:.$G];0)));FALSE();NOT(ISBLANK(INDIRECT(&quot;$G$&quot;&amp;MATCH(DATE([.$AJ$2];[.$C8];[.U$2]);[.$D$27:.$D$65];0)+MATCH(&quot;Zaległy&quot;;[.$G:.$G];0)))));[.$D$20];IF(NOT(ISERROR(VLOOKUP(DATE([.$AJ$2];[.$C8];[.U$2]);[.$AM:.$AM];1;0)));[.$D$19];&quot;&quot;))))))">
            <text:p/>
          </table:table-cell>
          <table:table-cell table:style-name="ce117" table:formula="of:=IF(MONTH(DATE([.$AJ$2];[.$C8];[.$D$2]))&lt;&gt;MONTH(DATE([.$AJ$2];[.$C8];[.V$2]));[.$D$16];IF(COM.MICROSOFT.SWITCH(WEEKDAY(DATE([.$AJ$2];[.$C8];[.V$2]));7;TRUE();1;TRUE();FALSE());[.$D$17];IF(NOT(ISERROR(VLOOKUP(DATE([.$AJ$2];[.$C8];[.V$2]);[.$AL:.$AL];1;0)));[.$D$18];IF(IF(ISERROR(INDIRECT(&quot;$P$&quot;&amp;MATCH(DATE([.$AJ$2];[.$C8];[.V$2]);[.$D$27:.$D$65];0)+MATCH(&quot;Za sobotę&quot;;[.$P:.$P];0)));FALSE();NOT(ISBLANK(INDIRECT(&quot;$P$&quot;&amp;MATCH(DATE([.$AJ$2];[.$C8];[.V$2]);[.$D$27:.$D$65];0)+MATCH(&quot;Za sobotę&quot;;[.$P:.$P];0)))));[.$D$21];IF(IF(ISERROR(INDIRECT(&quot;$G$&quot;&amp;MATCH(DATE([.$AJ$2];[.$C8];[.V$2]);[.$D$27:.$D$65];0)+MATCH(&quot;Zaległy&quot;;[.$G:.$G];0)));FALSE();NOT(ISBLANK(INDIRECT(&quot;$G$&quot;&amp;MATCH(DATE([.$AJ$2];[.$C8];[.V$2]);[.$D$27:.$D$65];0)+MATCH(&quot;Zaległy&quot;;[.$G:.$G];0)))));[.$D$20];IF(NOT(ISERROR(VLOOKUP(DATE([.$AJ$2];[.$C8];[.V$2]);[.$AM:.$AM];1;0)));[.$D$19];&quot;&quot;))))))">
            <text:p/>
          </table:table-cell>
          <table:table-cell table:style-name="ce117" table:formula="of:=IF(MONTH(DATE([.$AJ$2];[.$C8];[.$D$2]))&lt;&gt;MONTH(DATE([.$AJ$2];[.$C8];[.W$2]));[.$D$16];IF(COM.MICROSOFT.SWITCH(WEEKDAY(DATE([.$AJ$2];[.$C8];[.W$2]));7;TRUE();1;TRUE();FALSE());[.$D$17];IF(NOT(ISERROR(VLOOKUP(DATE([.$AJ$2];[.$C8];[.W$2]);[.$AL:.$AL];1;0)));[.$D$18];IF(IF(ISERROR(INDIRECT(&quot;$P$&quot;&amp;MATCH(DATE([.$AJ$2];[.$C8];[.W$2]);[.$D$27:.$D$65];0)+MATCH(&quot;Za sobotę&quot;;[.$P:.$P];0)));FALSE();NOT(ISBLANK(INDIRECT(&quot;$P$&quot;&amp;MATCH(DATE([.$AJ$2];[.$C8];[.W$2]);[.$D$27:.$D$65];0)+MATCH(&quot;Za sobotę&quot;;[.$P:.$P];0)))));[.$D$21];IF(IF(ISERROR(INDIRECT(&quot;$G$&quot;&amp;MATCH(DATE([.$AJ$2];[.$C8];[.W$2]);[.$D$27:.$D$65];0)+MATCH(&quot;Zaległy&quot;;[.$G:.$G];0)));FALSE();NOT(ISBLANK(INDIRECT(&quot;$G$&quot;&amp;MATCH(DATE([.$AJ$2];[.$C8];[.W$2]);[.$D$27:.$D$65];0)+MATCH(&quot;Zaległy&quot;;[.$G:.$G];0)))));[.$D$20];IF(NOT(ISERROR(VLOOKUP(DATE([.$AJ$2];[.$C8];[.W$2]);[.$AM:.$AM];1;0)));[.$D$19];&quot;&quot;))))))">
            <text:p/>
          </table:table-cell>
          <table:table-cell table:style-name="ce117" table:formula="of:=IF(MONTH(DATE([.$AJ$2];[.$C8];[.$D$2]))&lt;&gt;MONTH(DATE([.$AJ$2];[.$C8];[.X$2]));[.$D$16];IF(COM.MICROSOFT.SWITCH(WEEKDAY(DATE([.$AJ$2];[.$C8];[.X$2]));7;TRUE();1;TRUE();FALSE());[.$D$17];IF(NOT(ISERROR(VLOOKUP(DATE([.$AJ$2];[.$C8];[.X$2]);[.$AL:.$AL];1;0)));[.$D$18];IF(IF(ISERROR(INDIRECT(&quot;$P$&quot;&amp;MATCH(DATE([.$AJ$2];[.$C8];[.X$2]);[.$D$27:.$D$65];0)+MATCH(&quot;Za sobotę&quot;;[.$P:.$P];0)));FALSE();NOT(ISBLANK(INDIRECT(&quot;$P$&quot;&amp;MATCH(DATE([.$AJ$2];[.$C8];[.X$2]);[.$D$27:.$D$65];0)+MATCH(&quot;Za sobotę&quot;;[.$P:.$P];0)))));[.$D$21];IF(IF(ISERROR(INDIRECT(&quot;$G$&quot;&amp;MATCH(DATE([.$AJ$2];[.$C8];[.X$2]);[.$D$27:.$D$65];0)+MATCH(&quot;Zaległy&quot;;[.$G:.$G];0)));FALSE();NOT(ISBLANK(INDIRECT(&quot;$G$&quot;&amp;MATCH(DATE([.$AJ$2];[.$C8];[.X$2]);[.$D$27:.$D$65];0)+MATCH(&quot;Zaległy&quot;;[.$G:.$G];0)))));[.$D$20];IF(NOT(ISERROR(VLOOKUP(DATE([.$AJ$2];[.$C8];[.X$2]);[.$AM:.$AM];1;0)));[.$D$19];&quot;&quot;))))))">
            <text:p/>
          </table:table-cell>
          <table:table-cell table:style-name="ce117" table:formula="of:=IF(MONTH(DATE([.$AJ$2];[.$C8];[.$D$2]))&lt;&gt;MONTH(DATE([.$AJ$2];[.$C8];[.Y$2]));[.$D$16];IF(COM.MICROSOFT.SWITCH(WEEKDAY(DATE([.$AJ$2];[.$C8];[.Y$2]));7;TRUE();1;TRUE();FALSE());[.$D$17];IF(NOT(ISERROR(VLOOKUP(DATE([.$AJ$2];[.$C8];[.Y$2]);[.$AL:.$AL];1;0)));[.$D$18];IF(IF(ISERROR(INDIRECT(&quot;$P$&quot;&amp;MATCH(DATE([.$AJ$2];[.$C8];[.Y$2]);[.$D$27:.$D$65];0)+MATCH(&quot;Za sobotę&quot;;[.$P:.$P];0)));FALSE();NOT(ISBLANK(INDIRECT(&quot;$P$&quot;&amp;MATCH(DATE([.$AJ$2];[.$C8];[.Y$2]);[.$D$27:.$D$65];0)+MATCH(&quot;Za sobotę&quot;;[.$P:.$P];0)))));[.$D$21];IF(IF(ISERROR(INDIRECT(&quot;$G$&quot;&amp;MATCH(DATE([.$AJ$2];[.$C8];[.Y$2]);[.$D$27:.$D$65];0)+MATCH(&quot;Zaległy&quot;;[.$G:.$G];0)));FALSE();NOT(ISBLANK(INDIRECT(&quot;$G$&quot;&amp;MATCH(DATE([.$AJ$2];[.$C8];[.Y$2]);[.$D$27:.$D$65];0)+MATCH(&quot;Zaległy&quot;;[.$G:.$G];0)))));[.$D$20];IF(NOT(ISERROR(VLOOKUP(DATE([.$AJ$2];[.$C8];[.Y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Z$2]));[.$D$16];IF(COM.MICROSOFT.SWITCH(WEEKDAY(DATE([.$AJ$2];[.$C8];[.Z$2]));7;TRUE();1;TRUE();FALSE());[.$D$17];IF(NOT(ISERROR(VLOOKUP(DATE([.$AJ$2];[.$C8];[.Z$2]);[.$AL:.$AL];1;0)));[.$D$18];IF(IF(ISERROR(INDIRECT(&quot;$P$&quot;&amp;MATCH(DATE([.$AJ$2];[.$C8];[.Z$2]);[.$D$27:.$D$65];0)+MATCH(&quot;Za sobotę&quot;;[.$P:.$P];0)));FALSE();NOT(ISBLANK(INDIRECT(&quot;$P$&quot;&amp;MATCH(DATE([.$AJ$2];[.$C8];[.Z$2]);[.$D$27:.$D$65];0)+MATCH(&quot;Za sobotę&quot;;[.$P:.$P];0)))));[.$D$21];IF(IF(ISERROR(INDIRECT(&quot;$G$&quot;&amp;MATCH(DATE([.$AJ$2];[.$C8];[.Z$2]);[.$D$27:.$D$65];0)+MATCH(&quot;Zaległy&quot;;[.$G:.$G];0)));FALSE();NOT(ISBLANK(INDIRECT(&quot;$G$&quot;&amp;MATCH(DATE([.$AJ$2];[.$C8];[.Z$2]);[.$D$27:.$D$65];0)+MATCH(&quot;Zaległy&quot;;[.$G:.$G];0)))));[.$D$20];IF(NOT(ISERROR(VLOOKUP(DATE([.$AJ$2];[.$C8];[.Z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AA$2]));[.$D$16];IF(COM.MICROSOFT.SWITCH(WEEKDAY(DATE([.$AJ$2];[.$C8];[.AA$2]));7;TRUE();1;TRUE();FALSE());[.$D$17];IF(NOT(ISERROR(VLOOKUP(DATE([.$AJ$2];[.$C8];[.AA$2]);[.$AL:.$AL];1;0)));[.$D$18];IF(IF(ISERROR(INDIRECT(&quot;$P$&quot;&amp;MATCH(DATE([.$AJ$2];[.$C8];[.AA$2]);[.$D$27:.$D$65];0)+MATCH(&quot;Za sobotę&quot;;[.$P:.$P];0)));FALSE();NOT(ISBLANK(INDIRECT(&quot;$P$&quot;&amp;MATCH(DATE([.$AJ$2];[.$C8];[.AA$2]);[.$D$27:.$D$65];0)+MATCH(&quot;Za sobotę&quot;;[.$P:.$P];0)))));[.$D$21];IF(IF(ISERROR(INDIRECT(&quot;$G$&quot;&amp;MATCH(DATE([.$AJ$2];[.$C8];[.AA$2]);[.$D$27:.$D$65];0)+MATCH(&quot;Zaległy&quot;;[.$G:.$G];0)));FALSE();NOT(ISBLANK(INDIRECT(&quot;$G$&quot;&amp;MATCH(DATE([.$AJ$2];[.$C8];[.AA$2]);[.$D$27:.$D$65];0)+MATCH(&quot;Zaległy&quot;;[.$G:.$G];0)))));[.$D$20];IF(NOT(ISERROR(VLOOKUP(DATE([.$AJ$2];[.$C8];[.AA$2]);[.$AM:.$AM];1;0)));[.$D$19];&quot;&quot;))))))">
            <text:p/>
          </table:table-cell>
          <table:table-cell table:style-name="ce117" table:formula="of:=IF(MONTH(DATE([.$AJ$2];[.$C8];[.$D$2]))&lt;&gt;MONTH(DATE([.$AJ$2];[.$C8];[.AB$2]));[.$D$16];IF(COM.MICROSOFT.SWITCH(WEEKDAY(DATE([.$AJ$2];[.$C8];[.AB$2]));7;TRUE();1;TRUE();FALSE());[.$D$17];IF(NOT(ISERROR(VLOOKUP(DATE([.$AJ$2];[.$C8];[.AB$2]);[.$AL:.$AL];1;0)));[.$D$18];IF(IF(ISERROR(INDIRECT(&quot;$P$&quot;&amp;MATCH(DATE([.$AJ$2];[.$C8];[.AB$2]);[.$D$27:.$D$65];0)+MATCH(&quot;Za sobotę&quot;;[.$P:.$P];0)));FALSE();NOT(ISBLANK(INDIRECT(&quot;$P$&quot;&amp;MATCH(DATE([.$AJ$2];[.$C8];[.AB$2]);[.$D$27:.$D$65];0)+MATCH(&quot;Za sobotę&quot;;[.$P:.$P];0)))));[.$D$21];IF(IF(ISERROR(INDIRECT(&quot;$G$&quot;&amp;MATCH(DATE([.$AJ$2];[.$C8];[.AB$2]);[.$D$27:.$D$65];0)+MATCH(&quot;Zaległy&quot;;[.$G:.$G];0)));FALSE();NOT(ISBLANK(INDIRECT(&quot;$G$&quot;&amp;MATCH(DATE([.$AJ$2];[.$C8];[.AB$2]);[.$D$27:.$D$65];0)+MATCH(&quot;Zaległy&quot;;[.$G:.$G];0)))));[.$D$20];IF(NOT(ISERROR(VLOOKUP(DATE([.$AJ$2];[.$C8];[.AB$2]);[.$AM:.$AM];1;0)));[.$D$19];&quot;&quot;))))))">
            <text:p/>
          </table:table-cell>
          <table:table-cell table:style-name="ce117" table:formula="of:=IF(MONTH(DATE([.$AJ$2];[.$C8];[.$D$2]))&lt;&gt;MONTH(DATE([.$AJ$2];[.$C8];[.AC$2]));[.$D$16];IF(COM.MICROSOFT.SWITCH(WEEKDAY(DATE([.$AJ$2];[.$C8];[.AC$2]));7;TRUE();1;TRUE();FALSE());[.$D$17];IF(NOT(ISERROR(VLOOKUP(DATE([.$AJ$2];[.$C8];[.AC$2]);[.$AL:.$AL];1;0)));[.$D$18];IF(IF(ISERROR(INDIRECT(&quot;$P$&quot;&amp;MATCH(DATE([.$AJ$2];[.$C8];[.AC$2]);[.$D$27:.$D$65];0)+MATCH(&quot;Za sobotę&quot;;[.$P:.$P];0)));FALSE();NOT(ISBLANK(INDIRECT(&quot;$P$&quot;&amp;MATCH(DATE([.$AJ$2];[.$C8];[.AC$2]);[.$D$27:.$D$65];0)+MATCH(&quot;Za sobotę&quot;;[.$P:.$P];0)))));[.$D$21];IF(IF(ISERROR(INDIRECT(&quot;$G$&quot;&amp;MATCH(DATE([.$AJ$2];[.$C8];[.AC$2]);[.$D$27:.$D$65];0)+MATCH(&quot;Zaległy&quot;;[.$G:.$G];0)));FALSE();NOT(ISBLANK(INDIRECT(&quot;$G$&quot;&amp;MATCH(DATE([.$AJ$2];[.$C8];[.AC$2]);[.$D$27:.$D$65];0)+MATCH(&quot;Zaległy&quot;;[.$G:.$G];0)))));[.$D$20];IF(NOT(ISERROR(VLOOKUP(DATE([.$AJ$2];[.$C8];[.AC$2]);[.$AM:.$AM];1;0)));[.$D$19];&quot;&quot;))))))">
            <text:p/>
          </table:table-cell>
          <table:table-cell table:style-name="ce117" table:formula="of:=IF(MONTH(DATE([.$AJ$2];[.$C8];[.$D$2]))&lt;&gt;MONTH(DATE([.$AJ$2];[.$C8];[.AD$2]));[.$D$16];IF(COM.MICROSOFT.SWITCH(WEEKDAY(DATE([.$AJ$2];[.$C8];[.AD$2]));7;TRUE();1;TRUE();FALSE());[.$D$17];IF(NOT(ISERROR(VLOOKUP(DATE([.$AJ$2];[.$C8];[.AD$2]);[.$AL:.$AL];1;0)));[.$D$18];IF(IF(ISERROR(INDIRECT(&quot;$P$&quot;&amp;MATCH(DATE([.$AJ$2];[.$C8];[.AD$2]);[.$D$27:.$D$65];0)+MATCH(&quot;Za sobotę&quot;;[.$P:.$P];0)));FALSE();NOT(ISBLANK(INDIRECT(&quot;$P$&quot;&amp;MATCH(DATE([.$AJ$2];[.$C8];[.AD$2]);[.$D$27:.$D$65];0)+MATCH(&quot;Za sobotę&quot;;[.$P:.$P];0)))));[.$D$21];IF(IF(ISERROR(INDIRECT(&quot;$G$&quot;&amp;MATCH(DATE([.$AJ$2];[.$C8];[.AD$2]);[.$D$27:.$D$65];0)+MATCH(&quot;Zaległy&quot;;[.$G:.$G];0)));FALSE();NOT(ISBLANK(INDIRECT(&quot;$G$&quot;&amp;MATCH(DATE([.$AJ$2];[.$C8];[.AD$2]);[.$D$27:.$D$65];0)+MATCH(&quot;Zaległy&quot;;[.$G:.$G];0)))));[.$D$20];IF(NOT(ISERROR(VLOOKUP(DATE([.$AJ$2];[.$C8];[.AD$2]);[.$AM:.$AM];1;0)));[.$D$19];&quot;&quot;))))))">
            <text:p/>
          </table:table-cell>
          <table:table-cell table:style-name="ce117" table:formula="of:=IF(MONTH(DATE([.$AJ$2];[.$C8];[.$D$2]))&lt;&gt;MONTH(DATE([.$AJ$2];[.$C8];[.AE$2]));[.$D$16];IF(COM.MICROSOFT.SWITCH(WEEKDAY(DATE([.$AJ$2];[.$C8];[.AE$2]));7;TRUE();1;TRUE();FALSE());[.$D$17];IF(NOT(ISERROR(VLOOKUP(DATE([.$AJ$2];[.$C8];[.AE$2]);[.$AL:.$AL];1;0)));[.$D$18];IF(IF(ISERROR(INDIRECT(&quot;$P$&quot;&amp;MATCH(DATE([.$AJ$2];[.$C8];[.AE$2]);[.$D$27:.$D$65];0)+MATCH(&quot;Za sobotę&quot;;[.$P:.$P];0)));FALSE();NOT(ISBLANK(INDIRECT(&quot;$P$&quot;&amp;MATCH(DATE([.$AJ$2];[.$C8];[.AE$2]);[.$D$27:.$D$65];0)+MATCH(&quot;Za sobotę&quot;;[.$P:.$P];0)))));[.$D$21];IF(IF(ISERROR(INDIRECT(&quot;$G$&quot;&amp;MATCH(DATE([.$AJ$2];[.$C8];[.AE$2]);[.$D$27:.$D$65];0)+MATCH(&quot;Zaległy&quot;;[.$G:.$G];0)));FALSE();NOT(ISBLANK(INDIRECT(&quot;$G$&quot;&amp;MATCH(DATE([.$AJ$2];[.$C8];[.AE$2]);[.$D$27:.$D$65];0)+MATCH(&quot;Zaległy&quot;;[.$G:.$G];0)))));[.$D$20];IF(NOT(ISERROR(VLOOKUP(DATE([.$AJ$2];[.$C8];[.AE$2]);[.$AM:.$AM];1;0)));[.$D$19];&quot;&quot;))))))">
            <text:p/>
          </table:table-cell>
          <table:table-cell table:style-name="ce117" table:formula="of:=IF(MONTH(DATE([.$AJ$2];[.$C8];[.$D$2]))&lt;&gt;MONTH(DATE([.$AJ$2];[.$C8];[.AF$2]));[.$D$16];IF(COM.MICROSOFT.SWITCH(WEEKDAY(DATE([.$AJ$2];[.$C8];[.AF$2]));7;TRUE();1;TRUE();FALSE());[.$D$17];IF(NOT(ISERROR(VLOOKUP(DATE([.$AJ$2];[.$C8];[.AF$2]);[.$AL:.$AL];1;0)));[.$D$18];IF(IF(ISERROR(INDIRECT(&quot;$P$&quot;&amp;MATCH(DATE([.$AJ$2];[.$C8];[.AF$2]);[.$D$27:.$D$65];0)+MATCH(&quot;Za sobotę&quot;;[.$P:.$P];0)));FALSE();NOT(ISBLANK(INDIRECT(&quot;$P$&quot;&amp;MATCH(DATE([.$AJ$2];[.$C8];[.AF$2]);[.$D$27:.$D$65];0)+MATCH(&quot;Za sobotę&quot;;[.$P:.$P];0)))));[.$D$21];IF(IF(ISERROR(INDIRECT(&quot;$G$&quot;&amp;MATCH(DATE([.$AJ$2];[.$C8];[.AF$2]);[.$D$27:.$D$65];0)+MATCH(&quot;Zaległy&quot;;[.$G:.$G];0)));FALSE();NOT(ISBLANK(INDIRECT(&quot;$G$&quot;&amp;MATCH(DATE([.$AJ$2];[.$C8];[.AF$2]);[.$D$27:.$D$65];0)+MATCH(&quot;Zaległy&quot;;[.$G:.$G];0)))));[.$D$20];IF(NOT(ISERROR(VLOOKUP(DATE([.$AJ$2];[.$C8];[.AF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8];[.$D$2]))&lt;&gt;MONTH(DATE([.$AJ$2];[.$C8];[.AG$2]));[.$D$16];IF(COM.MICROSOFT.SWITCH(WEEKDAY(DATE([.$AJ$2];[.$C8];[.AG$2]));7;TRUE();1;TRUE();FALSE());[.$D$17];IF(NOT(ISERROR(VLOOKUP(DATE([.$AJ$2];[.$C8];[.AG$2]);[.$AL:.$AL];1;0)));[.$D$18];IF(IF(ISERROR(INDIRECT(&quot;$P$&quot;&amp;MATCH(DATE([.$AJ$2];[.$C8];[.AG$2]);[.$D$27:.$D$65];0)+MATCH(&quot;Za sobotę&quot;;[.$P:.$P];0)));FALSE();NOT(ISBLANK(INDIRECT(&quot;$P$&quot;&amp;MATCH(DATE([.$AJ$2];[.$C8];[.AG$2]);[.$D$27:.$D$65];0)+MATCH(&quot;Za sobotę&quot;;[.$P:.$P];0)))));[.$D$21];IF(IF(ISERROR(INDIRECT(&quot;$G$&quot;&amp;MATCH(DATE([.$AJ$2];[.$C8];[.AG$2]);[.$D$27:.$D$65];0)+MATCH(&quot;Zaległy&quot;;[.$G:.$G];0)));FALSE();NOT(ISBLANK(INDIRECT(&quot;$G$&quot;&amp;MATCH(DATE([.$AJ$2];[.$C8];[.AG$2]);[.$D$27:.$D$65];0)+MATCH(&quot;Zaległy&quot;;[.$G:.$G];0)))));[.$D$20];IF(NOT(ISERROR(VLOOKUP(DATE([.$AJ$2];[.$C8];[.AG$2]);[.$AM:.$AM];1;0)));[.$D$19];&quot;&quot;))))))" office:value-type="string" office:string-value="–" calcext:value-type="string">
            <text:p>–</text:p>
          </table:table-cell>
          <table:table-cell table:style-name="ce120" table:formula="of:=IF(MONTH(DATE([.$AJ$2];[.$C8];[.$D$2]))&lt;&gt;MONTH(DATE([.$AJ$2];[.$C8];[.AH$2]));[.$D$16];IF(COM.MICROSOFT.SWITCH(WEEKDAY(DATE([.$AJ$2];[.$C8];[.AH$2]));7;TRUE();1;TRUE();FALSE());[.$D$17];IF(NOT(ISERROR(VLOOKUP(DATE([.$AJ$2];[.$C8];[.AH$2]);[.$AL:.$AL];1;0)));[.$D$18];IF(IF(ISERROR(INDIRECT(&quot;$P$&quot;&amp;MATCH(DATE([.$AJ$2];[.$C8];[.AH$2]);[.$D$27:.$D$65];0)+MATCH(&quot;Za sobotę&quot;;[.$P:.$P];0)));FALSE();NOT(ISBLANK(INDIRECT(&quot;$P$&quot;&amp;MATCH(DATE([.$AJ$2];[.$C8];[.AH$2]);[.$D$27:.$D$65];0)+MATCH(&quot;Za sobotę&quot;;[.$P:.$P];0)))));[.$D$21];IF(IF(ISERROR(INDIRECT(&quot;$G$&quot;&amp;MATCH(DATE([.$AJ$2];[.$C8];[.AH$2]);[.$D$27:.$D$65];0)+MATCH(&quot;Zaległy&quot;;[.$G:.$G];0)));FALSE();NOT(ISBLANK(INDIRECT(&quot;$G$&quot;&amp;MATCH(DATE([.$AJ$2];[.$C8];[.AH$2]);[.$D$27:.$D$65];0)+MATCH(&quot;Zaległy&quot;;[.$G:.$G];0)))));[.$D$20];IF(NOT(ISERROR(VLOOKUP(DATE([.$AJ$2];[.$C8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22" office:value-type="string" calcext:value-type="string">
            <text:p>3.05</text:p>
          </table:table-cell>
          <table:table-cell table:style-name="Default" office:value-type="string" calcext:value-type="string">
            <text:p>SZTYWNE KAŻDEGO ROKU – Święto Konstytucji 3 Maja</text:p>
          </table:table-cell>
          <table:table-cell table:formula="of:=IF(NOT(ISBLANK([.$AJ11]));IFERROR(DATEVALUE([.$AJ11]&amp;&quot;.&quot;&amp;[.$AJ$2]);DATE([.$AJ$2];MONTH([.$AJ11]);DAY([.$AJ11])));&quot;&quot;)" office:value-type="date" office:date-value="2024-11-11" calcext:value-type="date">
            <text:p>11 listopada 2024 (poniedziałek)</text:p>
          </table:table-cell>
          <table:table-cell table:style-name="ce62" table:formula="of:=IF(NOT(ISBLANK([.$D33]));IFERROR(DATEVALUE([.$D33]&amp;&quot;.&quot;&amp;[.$AJ$2]);DATE([.$AJ$2];MONTH([.$D33]);DAY([.$D3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9];1)" office:value-type="date" office:date-value="2024-07-01" calcext:value-type="date">
            <text:p>lipiec</text:p>
          </table:table-cell>
          <table:table-cell table:style-name="ce45" office:value-type="float" office:value="7" calcext:value-type="float">
            <text:p>7</text:p>
          </table:table-cell>
          <table:table-cell table:style-name="ce113" table:formula="of:=IF(MONTH(DATE([.$AJ$2];[.$C9];[.$D$2]))&lt;&gt;MONTH(DATE([.$AJ$2];[.$C9];[.D$2]));[.$D$16];IF(COM.MICROSOFT.SWITCH(WEEKDAY(DATE([.$AJ$2];[.$C9];[.D$2]));7;TRUE();1;TRUE();FALSE());[.$D$17];IF(NOT(ISERROR(VLOOKUP(DATE([.$AJ$2];[.$C9];[.D$2]);[.$AL:.$AL];1;0)));[.$D$18];IF(IF(ISERROR(INDIRECT(&quot;$P$&quot;&amp;MATCH(DATE([.$AJ$2];[.$C9];[.D$2]);[.$D$27:.$D$65];0)+MATCH(&quot;Za sobotę&quot;;[.$P:.$P];0)));FALSE();NOT(ISBLANK(INDIRECT(&quot;$P$&quot;&amp;MATCH(DATE([.$AJ$2];[.$C9];[.D$2]);[.$D$27:.$D$65];0)+MATCH(&quot;Za sobotę&quot;;[.$P:.$P];0)))));[.$D$21];IF(IF(ISERROR(INDIRECT(&quot;$G$&quot;&amp;MATCH(DATE([.$AJ$2];[.$C9];[.D$2]);[.$D$27:.$D$65];0)+MATCH(&quot;Zaległy&quot;;[.$G:.$G];0)));FALSE();NOT(ISBLANK(INDIRECT(&quot;$G$&quot;&amp;MATCH(DATE([.$AJ$2];[.$C9];[.D$2]);[.$D$27:.$D$65];0)+MATCH(&quot;Zaległy&quot;;[.$G:.$G];0)))));[.$D$20];IF(NOT(ISERROR(VLOOKUP(DATE([.$AJ$2];[.$C9];[.D$2]);[.$AM:.$AM];1;0)));[.$D$19];&quot;&quot;))))))">
            <text:p/>
          </table:table-cell>
          <table:table-cell table:style-name="ce117" table:formula="of:=IF(MONTH(DATE([.$AJ$2];[.$C9];[.$D$2]))&lt;&gt;MONTH(DATE([.$AJ$2];[.$C9];[.E$2]));[.$D$16];IF(COM.MICROSOFT.SWITCH(WEEKDAY(DATE([.$AJ$2];[.$C9];[.E$2]));7;TRUE();1;TRUE();FALSE());[.$D$17];IF(NOT(ISERROR(VLOOKUP(DATE([.$AJ$2];[.$C9];[.E$2]);[.$AL:.$AL];1;0)));[.$D$18];IF(IF(ISERROR(INDIRECT(&quot;$P$&quot;&amp;MATCH(DATE([.$AJ$2];[.$C9];[.E$2]);[.$D$27:.$D$65];0)+MATCH(&quot;Za sobotę&quot;;[.$P:.$P];0)));FALSE();NOT(ISBLANK(INDIRECT(&quot;$P$&quot;&amp;MATCH(DATE([.$AJ$2];[.$C9];[.E$2]);[.$D$27:.$D$65];0)+MATCH(&quot;Za sobotę&quot;;[.$P:.$P];0)))));[.$D$21];IF(IF(ISERROR(INDIRECT(&quot;$G$&quot;&amp;MATCH(DATE([.$AJ$2];[.$C9];[.E$2]);[.$D$27:.$D$65];0)+MATCH(&quot;Zaległy&quot;;[.$G:.$G];0)));FALSE();NOT(ISBLANK(INDIRECT(&quot;$G$&quot;&amp;MATCH(DATE([.$AJ$2];[.$C9];[.E$2]);[.$D$27:.$D$65];0)+MATCH(&quot;Zaległy&quot;;[.$G:.$G];0)))));[.$D$20];IF(NOT(ISERROR(VLOOKUP(DATE([.$AJ$2];[.$C9];[.E$2]);[.$AM:.$AM];1;0)));[.$D$19];&quot;&quot;))))))">
            <text:p/>
          </table:table-cell>
          <table:table-cell table:style-name="ce117" table:formula="of:=IF(MONTH(DATE([.$AJ$2];[.$C9];[.$D$2]))&lt;&gt;MONTH(DATE([.$AJ$2];[.$C9];[.F$2]));[.$D$16];IF(COM.MICROSOFT.SWITCH(WEEKDAY(DATE([.$AJ$2];[.$C9];[.F$2]));7;TRUE();1;TRUE();FALSE());[.$D$17];IF(NOT(ISERROR(VLOOKUP(DATE([.$AJ$2];[.$C9];[.F$2]);[.$AL:.$AL];1;0)));[.$D$18];IF(IF(ISERROR(INDIRECT(&quot;$P$&quot;&amp;MATCH(DATE([.$AJ$2];[.$C9];[.F$2]);[.$D$27:.$D$65];0)+MATCH(&quot;Za sobotę&quot;;[.$P:.$P];0)));FALSE();NOT(ISBLANK(INDIRECT(&quot;$P$&quot;&amp;MATCH(DATE([.$AJ$2];[.$C9];[.F$2]);[.$D$27:.$D$65];0)+MATCH(&quot;Za sobotę&quot;;[.$P:.$P];0)))));[.$D$21];IF(IF(ISERROR(INDIRECT(&quot;$G$&quot;&amp;MATCH(DATE([.$AJ$2];[.$C9];[.F$2]);[.$D$27:.$D$65];0)+MATCH(&quot;Zaległy&quot;;[.$G:.$G];0)));FALSE();NOT(ISBLANK(INDIRECT(&quot;$G$&quot;&amp;MATCH(DATE([.$AJ$2];[.$C9];[.F$2]);[.$D$27:.$D$65];0)+MATCH(&quot;Zaległy&quot;;[.$G:.$G];0)))));[.$D$20];IF(NOT(ISERROR(VLOOKUP(DATE([.$AJ$2];[.$C9];[.F$2]);[.$AM:.$AM];1;0)));[.$D$19];&quot;&quot;))))))">
            <text:p/>
          </table:table-cell>
          <table:table-cell table:style-name="ce117" table:formula="of:=IF(MONTH(DATE([.$AJ$2];[.$C9];[.$D$2]))&lt;&gt;MONTH(DATE([.$AJ$2];[.$C9];[.G$2]));[.$D$16];IF(COM.MICROSOFT.SWITCH(WEEKDAY(DATE([.$AJ$2];[.$C9];[.G$2]));7;TRUE();1;TRUE();FALSE());[.$D$17];IF(NOT(ISERROR(VLOOKUP(DATE([.$AJ$2];[.$C9];[.G$2]);[.$AL:.$AL];1;0)));[.$D$18];IF(IF(ISERROR(INDIRECT(&quot;$P$&quot;&amp;MATCH(DATE([.$AJ$2];[.$C9];[.G$2]);[.$D$27:.$D$65];0)+MATCH(&quot;Za sobotę&quot;;[.$P:.$P];0)));FALSE();NOT(ISBLANK(INDIRECT(&quot;$P$&quot;&amp;MATCH(DATE([.$AJ$2];[.$C9];[.G$2]);[.$D$27:.$D$65];0)+MATCH(&quot;Za sobotę&quot;;[.$P:.$P];0)))));[.$D$21];IF(IF(ISERROR(INDIRECT(&quot;$G$&quot;&amp;MATCH(DATE([.$AJ$2];[.$C9];[.G$2]);[.$D$27:.$D$65];0)+MATCH(&quot;Zaległy&quot;;[.$G:.$G];0)));FALSE();NOT(ISBLANK(INDIRECT(&quot;$G$&quot;&amp;MATCH(DATE([.$AJ$2];[.$C9];[.G$2]);[.$D$27:.$D$65];0)+MATCH(&quot;Zaległy&quot;;[.$G:.$G];0)))));[.$D$20];IF(NOT(ISERROR(VLOOKUP(DATE([.$AJ$2];[.$C9];[.G$2]);[.$AM:.$AM];1;0)));[.$D$19];&quot;&quot;))))))">
            <text:p/>
          </table:table-cell>
          <table:table-cell table:style-name="ce117" table:formula="of:=IF(MONTH(DATE([.$AJ$2];[.$C9];[.$D$2]))&lt;&gt;MONTH(DATE([.$AJ$2];[.$C9];[.H$2]));[.$D$16];IF(COM.MICROSOFT.SWITCH(WEEKDAY(DATE([.$AJ$2];[.$C9];[.H$2]));7;TRUE();1;TRUE();FALSE());[.$D$17];IF(NOT(ISERROR(VLOOKUP(DATE([.$AJ$2];[.$C9];[.H$2]);[.$AL:.$AL];1;0)));[.$D$18];IF(IF(ISERROR(INDIRECT(&quot;$P$&quot;&amp;MATCH(DATE([.$AJ$2];[.$C9];[.H$2]);[.$D$27:.$D$65];0)+MATCH(&quot;Za sobotę&quot;;[.$P:.$P];0)));FALSE();NOT(ISBLANK(INDIRECT(&quot;$P$&quot;&amp;MATCH(DATE([.$AJ$2];[.$C9];[.H$2]);[.$D$27:.$D$65];0)+MATCH(&quot;Za sobotę&quot;;[.$P:.$P];0)))));[.$D$21];IF(IF(ISERROR(INDIRECT(&quot;$G$&quot;&amp;MATCH(DATE([.$AJ$2];[.$C9];[.H$2]);[.$D$27:.$D$65];0)+MATCH(&quot;Zaległy&quot;;[.$G:.$G];0)));FALSE();NOT(ISBLANK(INDIRECT(&quot;$G$&quot;&amp;MATCH(DATE([.$AJ$2];[.$C9];[.H$2]);[.$D$27:.$D$65];0)+MATCH(&quot;Zaległy&quot;;[.$G:.$G];0)))));[.$D$20];IF(NOT(ISERROR(VLOOKUP(DATE([.$AJ$2];[.$C9];[.H$2]);[.$AM:.$AM];1;0)));[.$D$19];&quot;&quot;))))))">
            <text:p/>
          </table:table-cell>
          <table:table-cell table:style-name="ce117" table:formula="of:=IF(MONTH(DATE([.$AJ$2];[.$C9];[.$D$2]))&lt;&gt;MONTH(DATE([.$AJ$2];[.$C9];[.I$2]));[.$D$16];IF(COM.MICROSOFT.SWITCH(WEEKDAY(DATE([.$AJ$2];[.$C9];[.I$2]));7;TRUE();1;TRUE();FALSE());[.$D$17];IF(NOT(ISERROR(VLOOKUP(DATE([.$AJ$2];[.$C9];[.I$2]);[.$AL:.$AL];1;0)));[.$D$18];IF(IF(ISERROR(INDIRECT(&quot;$P$&quot;&amp;MATCH(DATE([.$AJ$2];[.$C9];[.I$2]);[.$D$27:.$D$65];0)+MATCH(&quot;Za sobotę&quot;;[.$P:.$P];0)));FALSE();NOT(ISBLANK(INDIRECT(&quot;$P$&quot;&amp;MATCH(DATE([.$AJ$2];[.$C9];[.I$2]);[.$D$27:.$D$65];0)+MATCH(&quot;Za sobotę&quot;;[.$P:.$P];0)))));[.$D$21];IF(IF(ISERROR(INDIRECT(&quot;$G$&quot;&amp;MATCH(DATE([.$AJ$2];[.$C9];[.I$2]);[.$D$27:.$D$65];0)+MATCH(&quot;Zaległy&quot;;[.$G:.$G];0)));FALSE();NOT(ISBLANK(INDIRECT(&quot;$G$&quot;&amp;MATCH(DATE([.$AJ$2];[.$C9];[.I$2]);[.$D$27:.$D$65];0)+MATCH(&quot;Zaległy&quot;;[.$G:.$G];0)))));[.$D$20];IF(NOT(ISERROR(VLOOKUP(DATE([.$AJ$2];[.$C9];[.I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J$2]));[.$D$16];IF(COM.MICROSOFT.SWITCH(WEEKDAY(DATE([.$AJ$2];[.$C9];[.J$2]));7;TRUE();1;TRUE();FALSE());[.$D$17];IF(NOT(ISERROR(VLOOKUP(DATE([.$AJ$2];[.$C9];[.J$2]);[.$AL:.$AL];1;0)));[.$D$18];IF(IF(ISERROR(INDIRECT(&quot;$P$&quot;&amp;MATCH(DATE([.$AJ$2];[.$C9];[.J$2]);[.$D$27:.$D$65];0)+MATCH(&quot;Za sobotę&quot;;[.$P:.$P];0)));FALSE();NOT(ISBLANK(INDIRECT(&quot;$P$&quot;&amp;MATCH(DATE([.$AJ$2];[.$C9];[.J$2]);[.$D$27:.$D$65];0)+MATCH(&quot;Za sobotę&quot;;[.$P:.$P];0)))));[.$D$21];IF(IF(ISERROR(INDIRECT(&quot;$G$&quot;&amp;MATCH(DATE([.$AJ$2];[.$C9];[.J$2]);[.$D$27:.$D$65];0)+MATCH(&quot;Zaległy&quot;;[.$G:.$G];0)));FALSE();NOT(ISBLANK(INDIRECT(&quot;$G$&quot;&amp;MATCH(DATE([.$AJ$2];[.$C9];[.J$2]);[.$D$27:.$D$65];0)+MATCH(&quot;Zaległy&quot;;[.$G:.$G];0)))));[.$D$20];IF(NOT(ISERROR(VLOOKUP(DATE([.$AJ$2];[.$C9];[.J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K$2]));[.$D$16];IF(COM.MICROSOFT.SWITCH(WEEKDAY(DATE([.$AJ$2];[.$C9];[.K$2]));7;TRUE();1;TRUE();FALSE());[.$D$17];IF(NOT(ISERROR(VLOOKUP(DATE([.$AJ$2];[.$C9];[.K$2]);[.$AL:.$AL];1;0)));[.$D$18];IF(IF(ISERROR(INDIRECT(&quot;$P$&quot;&amp;MATCH(DATE([.$AJ$2];[.$C9];[.K$2]);[.$D$27:.$D$65];0)+MATCH(&quot;Za sobotę&quot;;[.$P:.$P];0)));FALSE();NOT(ISBLANK(INDIRECT(&quot;$P$&quot;&amp;MATCH(DATE([.$AJ$2];[.$C9];[.K$2]);[.$D$27:.$D$65];0)+MATCH(&quot;Za sobotę&quot;;[.$P:.$P];0)))));[.$D$21];IF(IF(ISERROR(INDIRECT(&quot;$G$&quot;&amp;MATCH(DATE([.$AJ$2];[.$C9];[.K$2]);[.$D$27:.$D$65];0)+MATCH(&quot;Zaległy&quot;;[.$G:.$G];0)));FALSE();NOT(ISBLANK(INDIRECT(&quot;$G$&quot;&amp;MATCH(DATE([.$AJ$2];[.$C9];[.K$2]);[.$D$27:.$D$65];0)+MATCH(&quot;Zaległy&quot;;[.$G:.$G];0)))));[.$D$20];IF(NOT(ISERROR(VLOOKUP(DATE([.$AJ$2];[.$C9];[.K$2]);[.$AM:.$AM];1;0)));[.$D$19];&quot;&quot;))))))">
            <text:p/>
          </table:table-cell>
          <table:table-cell table:style-name="ce117" table:formula="of:=IF(MONTH(DATE([.$AJ$2];[.$C9];[.$D$2]))&lt;&gt;MONTH(DATE([.$AJ$2];[.$C9];[.L$2]));[.$D$16];IF(COM.MICROSOFT.SWITCH(WEEKDAY(DATE([.$AJ$2];[.$C9];[.L$2]));7;TRUE();1;TRUE();FALSE());[.$D$17];IF(NOT(ISERROR(VLOOKUP(DATE([.$AJ$2];[.$C9];[.L$2]);[.$AL:.$AL];1;0)));[.$D$18];IF(IF(ISERROR(INDIRECT(&quot;$P$&quot;&amp;MATCH(DATE([.$AJ$2];[.$C9];[.L$2]);[.$D$27:.$D$65];0)+MATCH(&quot;Za sobotę&quot;;[.$P:.$P];0)));FALSE();NOT(ISBLANK(INDIRECT(&quot;$P$&quot;&amp;MATCH(DATE([.$AJ$2];[.$C9];[.L$2]);[.$D$27:.$D$65];0)+MATCH(&quot;Za sobotę&quot;;[.$P:.$P];0)))));[.$D$21];IF(IF(ISERROR(INDIRECT(&quot;$G$&quot;&amp;MATCH(DATE([.$AJ$2];[.$C9];[.L$2]);[.$D$27:.$D$65];0)+MATCH(&quot;Zaległy&quot;;[.$G:.$G];0)));FALSE();NOT(ISBLANK(INDIRECT(&quot;$G$&quot;&amp;MATCH(DATE([.$AJ$2];[.$C9];[.L$2]);[.$D$27:.$D$65];0)+MATCH(&quot;Zaległy&quot;;[.$G:.$G];0)))));[.$D$20];IF(NOT(ISERROR(VLOOKUP(DATE([.$AJ$2];[.$C9];[.L$2]);[.$AM:.$AM];1;0)));[.$D$19];&quot;&quot;))))))">
            <text:p/>
          </table:table-cell>
          <table:table-cell table:style-name="ce117" table:formula="of:=IF(MONTH(DATE([.$AJ$2];[.$C9];[.$D$2]))&lt;&gt;MONTH(DATE([.$AJ$2];[.$C9];[.M$2]));[.$D$16];IF(COM.MICROSOFT.SWITCH(WEEKDAY(DATE([.$AJ$2];[.$C9];[.M$2]));7;TRUE();1;TRUE();FALSE());[.$D$17];IF(NOT(ISERROR(VLOOKUP(DATE([.$AJ$2];[.$C9];[.M$2]);[.$AL:.$AL];1;0)));[.$D$18];IF(IF(ISERROR(INDIRECT(&quot;$P$&quot;&amp;MATCH(DATE([.$AJ$2];[.$C9];[.M$2]);[.$D$27:.$D$65];0)+MATCH(&quot;Za sobotę&quot;;[.$P:.$P];0)));FALSE();NOT(ISBLANK(INDIRECT(&quot;$P$&quot;&amp;MATCH(DATE([.$AJ$2];[.$C9];[.M$2]);[.$D$27:.$D$65];0)+MATCH(&quot;Za sobotę&quot;;[.$P:.$P];0)))));[.$D$21];IF(IF(ISERROR(INDIRECT(&quot;$G$&quot;&amp;MATCH(DATE([.$AJ$2];[.$C9];[.M$2]);[.$D$27:.$D$65];0)+MATCH(&quot;Zaległy&quot;;[.$G:.$G];0)));FALSE();NOT(ISBLANK(INDIRECT(&quot;$G$&quot;&amp;MATCH(DATE([.$AJ$2];[.$C9];[.M$2]);[.$D$27:.$D$65];0)+MATCH(&quot;Zaległy&quot;;[.$G:.$G];0)))));[.$D$20];IF(NOT(ISERROR(VLOOKUP(DATE([.$AJ$2];[.$C9];[.M$2]);[.$AM:.$AM];1;0)));[.$D$19];&quot;&quot;))))))">
            <text:p/>
          </table:table-cell>
          <table:table-cell table:style-name="ce117" table:formula="of:=IF(MONTH(DATE([.$AJ$2];[.$C9];[.$D$2]))&lt;&gt;MONTH(DATE([.$AJ$2];[.$C9];[.N$2]));[.$D$16];IF(COM.MICROSOFT.SWITCH(WEEKDAY(DATE([.$AJ$2];[.$C9];[.N$2]));7;TRUE();1;TRUE();FALSE());[.$D$17];IF(NOT(ISERROR(VLOOKUP(DATE([.$AJ$2];[.$C9];[.N$2]);[.$AL:.$AL];1;0)));[.$D$18];IF(IF(ISERROR(INDIRECT(&quot;$P$&quot;&amp;MATCH(DATE([.$AJ$2];[.$C9];[.N$2]);[.$D$27:.$D$65];0)+MATCH(&quot;Za sobotę&quot;;[.$P:.$P];0)));FALSE();NOT(ISBLANK(INDIRECT(&quot;$P$&quot;&amp;MATCH(DATE([.$AJ$2];[.$C9];[.N$2]);[.$D$27:.$D$65];0)+MATCH(&quot;Za sobotę&quot;;[.$P:.$P];0)))));[.$D$21];IF(IF(ISERROR(INDIRECT(&quot;$G$&quot;&amp;MATCH(DATE([.$AJ$2];[.$C9];[.N$2]);[.$D$27:.$D$65];0)+MATCH(&quot;Zaległy&quot;;[.$G:.$G];0)));FALSE();NOT(ISBLANK(INDIRECT(&quot;$G$&quot;&amp;MATCH(DATE([.$AJ$2];[.$C9];[.N$2]);[.$D$27:.$D$65];0)+MATCH(&quot;Zaległy&quot;;[.$G:.$G];0)))));[.$D$20];IF(NOT(ISERROR(VLOOKUP(DATE([.$AJ$2];[.$C9];[.N$2]);[.$AM:.$AM];1;0)));[.$D$19];&quot;&quot;))))))">
            <text:p/>
          </table:table-cell>
          <table:table-cell table:style-name="ce117" table:formula="of:=IF(MONTH(DATE([.$AJ$2];[.$C9];[.$D$2]))&lt;&gt;MONTH(DATE([.$AJ$2];[.$C9];[.O$2]));[.$D$16];IF(COM.MICROSOFT.SWITCH(WEEKDAY(DATE([.$AJ$2];[.$C9];[.O$2]));7;TRUE();1;TRUE();FALSE());[.$D$17];IF(NOT(ISERROR(VLOOKUP(DATE([.$AJ$2];[.$C9];[.O$2]);[.$AL:.$AL];1;0)));[.$D$18];IF(IF(ISERROR(INDIRECT(&quot;$P$&quot;&amp;MATCH(DATE([.$AJ$2];[.$C9];[.O$2]);[.$D$27:.$D$65];0)+MATCH(&quot;Za sobotę&quot;;[.$P:.$P];0)));FALSE();NOT(ISBLANK(INDIRECT(&quot;$P$&quot;&amp;MATCH(DATE([.$AJ$2];[.$C9];[.O$2]);[.$D$27:.$D$65];0)+MATCH(&quot;Za sobotę&quot;;[.$P:.$P];0)))));[.$D$21];IF(IF(ISERROR(INDIRECT(&quot;$G$&quot;&amp;MATCH(DATE([.$AJ$2];[.$C9];[.O$2]);[.$D$27:.$D$65];0)+MATCH(&quot;Zaległy&quot;;[.$G:.$G];0)));FALSE();NOT(ISBLANK(INDIRECT(&quot;$G$&quot;&amp;MATCH(DATE([.$AJ$2];[.$C9];[.O$2]);[.$D$27:.$D$65];0)+MATCH(&quot;Zaległy&quot;;[.$G:.$G];0)))));[.$D$20];IF(NOT(ISERROR(VLOOKUP(DATE([.$AJ$2];[.$C9];[.O$2]);[.$AM:.$AM];1;0)));[.$D$19];&quot;&quot;))))))">
            <text:p/>
          </table:table-cell>
          <table:table-cell table:style-name="ce117" table:formula="of:=IF(MONTH(DATE([.$AJ$2];[.$C9];[.$D$2]))&lt;&gt;MONTH(DATE([.$AJ$2];[.$C9];[.P$2]));[.$D$16];IF(COM.MICROSOFT.SWITCH(WEEKDAY(DATE([.$AJ$2];[.$C9];[.P$2]));7;TRUE();1;TRUE();FALSE());[.$D$17];IF(NOT(ISERROR(VLOOKUP(DATE([.$AJ$2];[.$C9];[.P$2]);[.$AL:.$AL];1;0)));[.$D$18];IF(IF(ISERROR(INDIRECT(&quot;$P$&quot;&amp;MATCH(DATE([.$AJ$2];[.$C9];[.P$2]);[.$D$27:.$D$65];0)+MATCH(&quot;Za sobotę&quot;;[.$P:.$P];0)));FALSE();NOT(ISBLANK(INDIRECT(&quot;$P$&quot;&amp;MATCH(DATE([.$AJ$2];[.$C9];[.P$2]);[.$D$27:.$D$65];0)+MATCH(&quot;Za sobotę&quot;;[.$P:.$P];0)))));[.$D$21];IF(IF(ISERROR(INDIRECT(&quot;$G$&quot;&amp;MATCH(DATE([.$AJ$2];[.$C9];[.P$2]);[.$D$27:.$D$65];0)+MATCH(&quot;Zaległy&quot;;[.$G:.$G];0)));FALSE();NOT(ISBLANK(INDIRECT(&quot;$G$&quot;&amp;MATCH(DATE([.$AJ$2];[.$C9];[.P$2]);[.$D$27:.$D$65];0)+MATCH(&quot;Zaległy&quot;;[.$G:.$G];0)))));[.$D$20];IF(NOT(ISERROR(VLOOKUP(DATE([.$AJ$2];[.$C9];[.P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Q$2]));[.$D$16];IF(COM.MICROSOFT.SWITCH(WEEKDAY(DATE([.$AJ$2];[.$C9];[.Q$2]));7;TRUE();1;TRUE();FALSE());[.$D$17];IF(NOT(ISERROR(VLOOKUP(DATE([.$AJ$2];[.$C9];[.Q$2]);[.$AL:.$AL];1;0)));[.$D$18];IF(IF(ISERROR(INDIRECT(&quot;$P$&quot;&amp;MATCH(DATE([.$AJ$2];[.$C9];[.Q$2]);[.$D$27:.$D$65];0)+MATCH(&quot;Za sobotę&quot;;[.$P:.$P];0)));FALSE();NOT(ISBLANK(INDIRECT(&quot;$P$&quot;&amp;MATCH(DATE([.$AJ$2];[.$C9];[.Q$2]);[.$D$27:.$D$65];0)+MATCH(&quot;Za sobotę&quot;;[.$P:.$P];0)))));[.$D$21];IF(IF(ISERROR(INDIRECT(&quot;$G$&quot;&amp;MATCH(DATE([.$AJ$2];[.$C9];[.Q$2]);[.$D$27:.$D$65];0)+MATCH(&quot;Zaległy&quot;;[.$G:.$G];0)));FALSE();NOT(ISBLANK(INDIRECT(&quot;$G$&quot;&amp;MATCH(DATE([.$AJ$2];[.$C9];[.Q$2]);[.$D$27:.$D$65];0)+MATCH(&quot;Zaległy&quot;;[.$G:.$G];0)))));[.$D$20];IF(NOT(ISERROR(VLOOKUP(DATE([.$AJ$2];[.$C9];[.Q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R$2]));[.$D$16];IF(COM.MICROSOFT.SWITCH(WEEKDAY(DATE([.$AJ$2];[.$C9];[.R$2]));7;TRUE();1;TRUE();FALSE());[.$D$17];IF(NOT(ISERROR(VLOOKUP(DATE([.$AJ$2];[.$C9];[.R$2]);[.$AL:.$AL];1;0)));[.$D$18];IF(IF(ISERROR(INDIRECT(&quot;$P$&quot;&amp;MATCH(DATE([.$AJ$2];[.$C9];[.R$2]);[.$D$27:.$D$65];0)+MATCH(&quot;Za sobotę&quot;;[.$P:.$P];0)));FALSE();NOT(ISBLANK(INDIRECT(&quot;$P$&quot;&amp;MATCH(DATE([.$AJ$2];[.$C9];[.R$2]);[.$D$27:.$D$65];0)+MATCH(&quot;Za sobotę&quot;;[.$P:.$P];0)))));[.$D$21];IF(IF(ISERROR(INDIRECT(&quot;$G$&quot;&amp;MATCH(DATE([.$AJ$2];[.$C9];[.R$2]);[.$D$27:.$D$65];0)+MATCH(&quot;Zaległy&quot;;[.$G:.$G];0)));FALSE();NOT(ISBLANK(INDIRECT(&quot;$G$&quot;&amp;MATCH(DATE([.$AJ$2];[.$C9];[.R$2]);[.$D$27:.$D$65];0)+MATCH(&quot;Zaległy&quot;;[.$G:.$G];0)))));[.$D$20];IF(NOT(ISERROR(VLOOKUP(DATE([.$AJ$2];[.$C9];[.R$2]);[.$AM:.$AM];1;0)));[.$D$19];&quot;&quot;))))))">
            <text:p/>
          </table:table-cell>
          <table:table-cell table:style-name="ce117" table:formula="of:=IF(MONTH(DATE([.$AJ$2];[.$C9];[.$D$2]))&lt;&gt;MONTH(DATE([.$AJ$2];[.$C9];[.S$2]));[.$D$16];IF(COM.MICROSOFT.SWITCH(WEEKDAY(DATE([.$AJ$2];[.$C9];[.S$2]));7;TRUE();1;TRUE();FALSE());[.$D$17];IF(NOT(ISERROR(VLOOKUP(DATE([.$AJ$2];[.$C9];[.S$2]);[.$AL:.$AL];1;0)));[.$D$18];IF(IF(ISERROR(INDIRECT(&quot;$P$&quot;&amp;MATCH(DATE([.$AJ$2];[.$C9];[.S$2]);[.$D$27:.$D$65];0)+MATCH(&quot;Za sobotę&quot;;[.$P:.$P];0)));FALSE();NOT(ISBLANK(INDIRECT(&quot;$P$&quot;&amp;MATCH(DATE([.$AJ$2];[.$C9];[.S$2]);[.$D$27:.$D$65];0)+MATCH(&quot;Za sobotę&quot;;[.$P:.$P];0)))));[.$D$21];IF(IF(ISERROR(INDIRECT(&quot;$G$&quot;&amp;MATCH(DATE([.$AJ$2];[.$C9];[.S$2]);[.$D$27:.$D$65];0)+MATCH(&quot;Zaległy&quot;;[.$G:.$G];0)));FALSE();NOT(ISBLANK(INDIRECT(&quot;$G$&quot;&amp;MATCH(DATE([.$AJ$2];[.$C9];[.S$2]);[.$D$27:.$D$65];0)+MATCH(&quot;Zaległy&quot;;[.$G:.$G];0)))));[.$D$20];IF(NOT(ISERROR(VLOOKUP(DATE([.$AJ$2];[.$C9];[.S$2]);[.$AM:.$AM];1;0)));[.$D$19];&quot;&quot;))))))">
            <text:p/>
          </table:table-cell>
          <table:table-cell table:style-name="ce117" table:formula="of:=IF(MONTH(DATE([.$AJ$2];[.$C9];[.$D$2]))&lt;&gt;MONTH(DATE([.$AJ$2];[.$C9];[.T$2]));[.$D$16];IF(COM.MICROSOFT.SWITCH(WEEKDAY(DATE([.$AJ$2];[.$C9];[.T$2]));7;TRUE();1;TRUE();FALSE());[.$D$17];IF(NOT(ISERROR(VLOOKUP(DATE([.$AJ$2];[.$C9];[.T$2]);[.$AL:.$AL];1;0)));[.$D$18];IF(IF(ISERROR(INDIRECT(&quot;$P$&quot;&amp;MATCH(DATE([.$AJ$2];[.$C9];[.T$2]);[.$D$27:.$D$65];0)+MATCH(&quot;Za sobotę&quot;;[.$P:.$P];0)));FALSE();NOT(ISBLANK(INDIRECT(&quot;$P$&quot;&amp;MATCH(DATE([.$AJ$2];[.$C9];[.T$2]);[.$D$27:.$D$65];0)+MATCH(&quot;Za sobotę&quot;;[.$P:.$P];0)))));[.$D$21];IF(IF(ISERROR(INDIRECT(&quot;$G$&quot;&amp;MATCH(DATE([.$AJ$2];[.$C9];[.T$2]);[.$D$27:.$D$65];0)+MATCH(&quot;Zaległy&quot;;[.$G:.$G];0)));FALSE();NOT(ISBLANK(INDIRECT(&quot;$G$&quot;&amp;MATCH(DATE([.$AJ$2];[.$C9];[.T$2]);[.$D$27:.$D$65];0)+MATCH(&quot;Zaległy&quot;;[.$G:.$G];0)))));[.$D$20];IF(NOT(ISERROR(VLOOKUP(DATE([.$AJ$2];[.$C9];[.T$2]);[.$AM:.$AM];1;0)));[.$D$19];&quot;&quot;))))))">
            <text:p/>
          </table:table-cell>
          <table:table-cell table:style-name="ce117" table:formula="of:=IF(MONTH(DATE([.$AJ$2];[.$C9];[.$D$2]))&lt;&gt;MONTH(DATE([.$AJ$2];[.$C9];[.U$2]));[.$D$16];IF(COM.MICROSOFT.SWITCH(WEEKDAY(DATE([.$AJ$2];[.$C9];[.U$2]));7;TRUE();1;TRUE();FALSE());[.$D$17];IF(NOT(ISERROR(VLOOKUP(DATE([.$AJ$2];[.$C9];[.U$2]);[.$AL:.$AL];1;0)));[.$D$18];IF(IF(ISERROR(INDIRECT(&quot;$P$&quot;&amp;MATCH(DATE([.$AJ$2];[.$C9];[.U$2]);[.$D$27:.$D$65];0)+MATCH(&quot;Za sobotę&quot;;[.$P:.$P];0)));FALSE();NOT(ISBLANK(INDIRECT(&quot;$P$&quot;&amp;MATCH(DATE([.$AJ$2];[.$C9];[.U$2]);[.$D$27:.$D$65];0)+MATCH(&quot;Za sobotę&quot;;[.$P:.$P];0)))));[.$D$21];IF(IF(ISERROR(INDIRECT(&quot;$G$&quot;&amp;MATCH(DATE([.$AJ$2];[.$C9];[.U$2]);[.$D$27:.$D$65];0)+MATCH(&quot;Zaległy&quot;;[.$G:.$G];0)));FALSE();NOT(ISBLANK(INDIRECT(&quot;$G$&quot;&amp;MATCH(DATE([.$AJ$2];[.$C9];[.U$2]);[.$D$27:.$D$65];0)+MATCH(&quot;Zaległy&quot;;[.$G:.$G];0)))));[.$D$20];IF(NOT(ISERROR(VLOOKUP(DATE([.$AJ$2];[.$C9];[.U$2]);[.$AM:.$AM];1;0)));[.$D$19];&quot;&quot;))))))">
            <text:p/>
          </table:table-cell>
          <table:table-cell table:style-name="ce117" table:formula="of:=IF(MONTH(DATE([.$AJ$2];[.$C9];[.$D$2]))&lt;&gt;MONTH(DATE([.$AJ$2];[.$C9];[.V$2]));[.$D$16];IF(COM.MICROSOFT.SWITCH(WEEKDAY(DATE([.$AJ$2];[.$C9];[.V$2]));7;TRUE();1;TRUE();FALSE());[.$D$17];IF(NOT(ISERROR(VLOOKUP(DATE([.$AJ$2];[.$C9];[.V$2]);[.$AL:.$AL];1;0)));[.$D$18];IF(IF(ISERROR(INDIRECT(&quot;$P$&quot;&amp;MATCH(DATE([.$AJ$2];[.$C9];[.V$2]);[.$D$27:.$D$65];0)+MATCH(&quot;Za sobotę&quot;;[.$P:.$P];0)));FALSE();NOT(ISBLANK(INDIRECT(&quot;$P$&quot;&amp;MATCH(DATE([.$AJ$2];[.$C9];[.V$2]);[.$D$27:.$D$65];0)+MATCH(&quot;Za sobotę&quot;;[.$P:.$P];0)))));[.$D$21];IF(IF(ISERROR(INDIRECT(&quot;$G$&quot;&amp;MATCH(DATE([.$AJ$2];[.$C9];[.V$2]);[.$D$27:.$D$65];0)+MATCH(&quot;Zaległy&quot;;[.$G:.$G];0)));FALSE();NOT(ISBLANK(INDIRECT(&quot;$G$&quot;&amp;MATCH(DATE([.$AJ$2];[.$C9];[.V$2]);[.$D$27:.$D$65];0)+MATCH(&quot;Zaległy&quot;;[.$G:.$G];0)))));[.$D$20];IF(NOT(ISERROR(VLOOKUP(DATE([.$AJ$2];[.$C9];[.V$2]);[.$AM:.$AM];1;0)));[.$D$19];&quot;&quot;))))))">
            <text:p/>
          </table:table-cell>
          <table:table-cell table:style-name="ce117" table:formula="of:=IF(MONTH(DATE([.$AJ$2];[.$C9];[.$D$2]))&lt;&gt;MONTH(DATE([.$AJ$2];[.$C9];[.W$2]));[.$D$16];IF(COM.MICROSOFT.SWITCH(WEEKDAY(DATE([.$AJ$2];[.$C9];[.W$2]));7;TRUE();1;TRUE();FALSE());[.$D$17];IF(NOT(ISERROR(VLOOKUP(DATE([.$AJ$2];[.$C9];[.W$2]);[.$AL:.$AL];1;0)));[.$D$18];IF(IF(ISERROR(INDIRECT(&quot;$P$&quot;&amp;MATCH(DATE([.$AJ$2];[.$C9];[.W$2]);[.$D$27:.$D$65];0)+MATCH(&quot;Za sobotę&quot;;[.$P:.$P];0)));FALSE();NOT(ISBLANK(INDIRECT(&quot;$P$&quot;&amp;MATCH(DATE([.$AJ$2];[.$C9];[.W$2]);[.$D$27:.$D$65];0)+MATCH(&quot;Za sobotę&quot;;[.$P:.$P];0)))));[.$D$21];IF(IF(ISERROR(INDIRECT(&quot;$G$&quot;&amp;MATCH(DATE([.$AJ$2];[.$C9];[.W$2]);[.$D$27:.$D$65];0)+MATCH(&quot;Zaległy&quot;;[.$G:.$G];0)));FALSE();NOT(ISBLANK(INDIRECT(&quot;$G$&quot;&amp;MATCH(DATE([.$AJ$2];[.$C9];[.W$2]);[.$D$27:.$D$65];0)+MATCH(&quot;Zaległy&quot;;[.$G:.$G];0)))));[.$D$20];IF(NOT(ISERROR(VLOOKUP(DATE([.$AJ$2];[.$C9];[.W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X$2]));[.$D$16];IF(COM.MICROSOFT.SWITCH(WEEKDAY(DATE([.$AJ$2];[.$C9];[.X$2]));7;TRUE();1;TRUE();FALSE());[.$D$17];IF(NOT(ISERROR(VLOOKUP(DATE([.$AJ$2];[.$C9];[.X$2]);[.$AL:.$AL];1;0)));[.$D$18];IF(IF(ISERROR(INDIRECT(&quot;$P$&quot;&amp;MATCH(DATE([.$AJ$2];[.$C9];[.X$2]);[.$D$27:.$D$65];0)+MATCH(&quot;Za sobotę&quot;;[.$P:.$P];0)));FALSE();NOT(ISBLANK(INDIRECT(&quot;$P$&quot;&amp;MATCH(DATE([.$AJ$2];[.$C9];[.X$2]);[.$D$27:.$D$65];0)+MATCH(&quot;Za sobotę&quot;;[.$P:.$P];0)))));[.$D$21];IF(IF(ISERROR(INDIRECT(&quot;$G$&quot;&amp;MATCH(DATE([.$AJ$2];[.$C9];[.X$2]);[.$D$27:.$D$65];0)+MATCH(&quot;Zaległy&quot;;[.$G:.$G];0)));FALSE();NOT(ISBLANK(INDIRECT(&quot;$G$&quot;&amp;MATCH(DATE([.$AJ$2];[.$C9];[.X$2]);[.$D$27:.$D$65];0)+MATCH(&quot;Zaległy&quot;;[.$G:.$G];0)))));[.$D$20];IF(NOT(ISERROR(VLOOKUP(DATE([.$AJ$2];[.$C9];[.X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Y$2]));[.$D$16];IF(COM.MICROSOFT.SWITCH(WEEKDAY(DATE([.$AJ$2];[.$C9];[.Y$2]));7;TRUE();1;TRUE();FALSE());[.$D$17];IF(NOT(ISERROR(VLOOKUP(DATE([.$AJ$2];[.$C9];[.Y$2]);[.$AL:.$AL];1;0)));[.$D$18];IF(IF(ISERROR(INDIRECT(&quot;$P$&quot;&amp;MATCH(DATE([.$AJ$2];[.$C9];[.Y$2]);[.$D$27:.$D$65];0)+MATCH(&quot;Za sobotę&quot;;[.$P:.$P];0)));FALSE();NOT(ISBLANK(INDIRECT(&quot;$P$&quot;&amp;MATCH(DATE([.$AJ$2];[.$C9];[.Y$2]);[.$D$27:.$D$65];0)+MATCH(&quot;Za sobotę&quot;;[.$P:.$P];0)))));[.$D$21];IF(IF(ISERROR(INDIRECT(&quot;$G$&quot;&amp;MATCH(DATE([.$AJ$2];[.$C9];[.Y$2]);[.$D$27:.$D$65];0)+MATCH(&quot;Zaległy&quot;;[.$G:.$G];0)));FALSE();NOT(ISBLANK(INDIRECT(&quot;$G$&quot;&amp;MATCH(DATE([.$AJ$2];[.$C9];[.Y$2]);[.$D$27:.$D$65];0)+MATCH(&quot;Zaległy&quot;;[.$G:.$G];0)))));[.$D$20];IF(NOT(ISERROR(VLOOKUP(DATE([.$AJ$2];[.$C9];[.Y$2]);[.$AM:.$AM];1;0)));[.$D$19];&quot;&quot;))))))">
            <text:p/>
          </table:table-cell>
          <table:table-cell table:style-name="ce117" table:formula="of:=IF(MONTH(DATE([.$AJ$2];[.$C9];[.$D$2]))&lt;&gt;MONTH(DATE([.$AJ$2];[.$C9];[.Z$2]));[.$D$16];IF(COM.MICROSOFT.SWITCH(WEEKDAY(DATE([.$AJ$2];[.$C9];[.Z$2]));7;TRUE();1;TRUE();FALSE());[.$D$17];IF(NOT(ISERROR(VLOOKUP(DATE([.$AJ$2];[.$C9];[.Z$2]);[.$AL:.$AL];1;0)));[.$D$18];IF(IF(ISERROR(INDIRECT(&quot;$P$&quot;&amp;MATCH(DATE([.$AJ$2];[.$C9];[.Z$2]);[.$D$27:.$D$65];0)+MATCH(&quot;Za sobotę&quot;;[.$P:.$P];0)));FALSE();NOT(ISBLANK(INDIRECT(&quot;$P$&quot;&amp;MATCH(DATE([.$AJ$2];[.$C9];[.Z$2]);[.$D$27:.$D$65];0)+MATCH(&quot;Za sobotę&quot;;[.$P:.$P];0)))));[.$D$21];IF(IF(ISERROR(INDIRECT(&quot;$G$&quot;&amp;MATCH(DATE([.$AJ$2];[.$C9];[.Z$2]);[.$D$27:.$D$65];0)+MATCH(&quot;Zaległy&quot;;[.$G:.$G];0)));FALSE();NOT(ISBLANK(INDIRECT(&quot;$G$&quot;&amp;MATCH(DATE([.$AJ$2];[.$C9];[.Z$2]);[.$D$27:.$D$65];0)+MATCH(&quot;Zaległy&quot;;[.$G:.$G];0)))));[.$D$20];IF(NOT(ISERROR(VLOOKUP(DATE([.$AJ$2];[.$C9];[.Z$2]);[.$AM:.$AM];1;0)));[.$D$19];&quot;&quot;))))))">
            <text:p/>
          </table:table-cell>
          <table:table-cell table:style-name="ce117" table:formula="of:=IF(MONTH(DATE([.$AJ$2];[.$C9];[.$D$2]))&lt;&gt;MONTH(DATE([.$AJ$2];[.$C9];[.AA$2]));[.$D$16];IF(COM.MICROSOFT.SWITCH(WEEKDAY(DATE([.$AJ$2];[.$C9];[.AA$2]));7;TRUE();1;TRUE();FALSE());[.$D$17];IF(NOT(ISERROR(VLOOKUP(DATE([.$AJ$2];[.$C9];[.AA$2]);[.$AL:.$AL];1;0)));[.$D$18];IF(IF(ISERROR(INDIRECT(&quot;$P$&quot;&amp;MATCH(DATE([.$AJ$2];[.$C9];[.AA$2]);[.$D$27:.$D$65];0)+MATCH(&quot;Za sobotę&quot;;[.$P:.$P];0)));FALSE();NOT(ISBLANK(INDIRECT(&quot;$P$&quot;&amp;MATCH(DATE([.$AJ$2];[.$C9];[.AA$2]);[.$D$27:.$D$65];0)+MATCH(&quot;Za sobotę&quot;;[.$P:.$P];0)))));[.$D$21];IF(IF(ISERROR(INDIRECT(&quot;$G$&quot;&amp;MATCH(DATE([.$AJ$2];[.$C9];[.AA$2]);[.$D$27:.$D$65];0)+MATCH(&quot;Zaległy&quot;;[.$G:.$G];0)));FALSE();NOT(ISBLANK(INDIRECT(&quot;$G$&quot;&amp;MATCH(DATE([.$AJ$2];[.$C9];[.AA$2]);[.$D$27:.$D$65];0)+MATCH(&quot;Zaległy&quot;;[.$G:.$G];0)))));[.$D$20];IF(NOT(ISERROR(VLOOKUP(DATE([.$AJ$2];[.$C9];[.AA$2]);[.$AM:.$AM];1;0)));[.$D$19];&quot;&quot;))))))">
            <text:p/>
          </table:table-cell>
          <table:table-cell table:style-name="ce117" table:formula="of:=IF(MONTH(DATE([.$AJ$2];[.$C9];[.$D$2]))&lt;&gt;MONTH(DATE([.$AJ$2];[.$C9];[.AB$2]));[.$D$16];IF(COM.MICROSOFT.SWITCH(WEEKDAY(DATE([.$AJ$2];[.$C9];[.AB$2]));7;TRUE();1;TRUE();FALSE());[.$D$17];IF(NOT(ISERROR(VLOOKUP(DATE([.$AJ$2];[.$C9];[.AB$2]);[.$AL:.$AL];1;0)));[.$D$18];IF(IF(ISERROR(INDIRECT(&quot;$P$&quot;&amp;MATCH(DATE([.$AJ$2];[.$C9];[.AB$2]);[.$D$27:.$D$65];0)+MATCH(&quot;Za sobotę&quot;;[.$P:.$P];0)));FALSE();NOT(ISBLANK(INDIRECT(&quot;$P$&quot;&amp;MATCH(DATE([.$AJ$2];[.$C9];[.AB$2]);[.$D$27:.$D$65];0)+MATCH(&quot;Za sobotę&quot;;[.$P:.$P];0)))));[.$D$21];IF(IF(ISERROR(INDIRECT(&quot;$G$&quot;&amp;MATCH(DATE([.$AJ$2];[.$C9];[.AB$2]);[.$D$27:.$D$65];0)+MATCH(&quot;Zaległy&quot;;[.$G:.$G];0)));FALSE();NOT(ISBLANK(INDIRECT(&quot;$G$&quot;&amp;MATCH(DATE([.$AJ$2];[.$C9];[.AB$2]);[.$D$27:.$D$65];0)+MATCH(&quot;Zaległy&quot;;[.$G:.$G];0)))));[.$D$20];IF(NOT(ISERROR(VLOOKUP(DATE([.$AJ$2];[.$C9];[.AB$2]);[.$AM:.$AM];1;0)));[.$D$19];&quot;&quot;))))))">
            <text:p/>
          </table:table-cell>
          <table:table-cell table:style-name="ce117" table:formula="of:=IF(MONTH(DATE([.$AJ$2];[.$C9];[.$D$2]))&lt;&gt;MONTH(DATE([.$AJ$2];[.$C9];[.AC$2]));[.$D$16];IF(COM.MICROSOFT.SWITCH(WEEKDAY(DATE([.$AJ$2];[.$C9];[.AC$2]));7;TRUE();1;TRUE();FALSE());[.$D$17];IF(NOT(ISERROR(VLOOKUP(DATE([.$AJ$2];[.$C9];[.AC$2]);[.$AL:.$AL];1;0)));[.$D$18];IF(IF(ISERROR(INDIRECT(&quot;$P$&quot;&amp;MATCH(DATE([.$AJ$2];[.$C9];[.AC$2]);[.$D$27:.$D$65];0)+MATCH(&quot;Za sobotę&quot;;[.$P:.$P];0)));FALSE();NOT(ISBLANK(INDIRECT(&quot;$P$&quot;&amp;MATCH(DATE([.$AJ$2];[.$C9];[.AC$2]);[.$D$27:.$D$65];0)+MATCH(&quot;Za sobotę&quot;;[.$P:.$P];0)))));[.$D$21];IF(IF(ISERROR(INDIRECT(&quot;$G$&quot;&amp;MATCH(DATE([.$AJ$2];[.$C9];[.AC$2]);[.$D$27:.$D$65];0)+MATCH(&quot;Zaległy&quot;;[.$G:.$G];0)));FALSE();NOT(ISBLANK(INDIRECT(&quot;$G$&quot;&amp;MATCH(DATE([.$AJ$2];[.$C9];[.AC$2]);[.$D$27:.$D$65];0)+MATCH(&quot;Zaległy&quot;;[.$G:.$G];0)))));[.$D$20];IF(NOT(ISERROR(VLOOKUP(DATE([.$AJ$2];[.$C9];[.AC$2]);[.$AM:.$AM];1;0)));[.$D$19];&quot;&quot;))))))">
            <text:p/>
          </table:table-cell>
          <table:table-cell table:style-name="ce117" table:formula="of:=IF(MONTH(DATE([.$AJ$2];[.$C9];[.$D$2]))&lt;&gt;MONTH(DATE([.$AJ$2];[.$C9];[.AD$2]));[.$D$16];IF(COM.MICROSOFT.SWITCH(WEEKDAY(DATE([.$AJ$2];[.$C9];[.AD$2]));7;TRUE();1;TRUE();FALSE());[.$D$17];IF(NOT(ISERROR(VLOOKUP(DATE([.$AJ$2];[.$C9];[.AD$2]);[.$AL:.$AL];1;0)));[.$D$18];IF(IF(ISERROR(INDIRECT(&quot;$P$&quot;&amp;MATCH(DATE([.$AJ$2];[.$C9];[.AD$2]);[.$D$27:.$D$65];0)+MATCH(&quot;Za sobotę&quot;;[.$P:.$P];0)));FALSE();NOT(ISBLANK(INDIRECT(&quot;$P$&quot;&amp;MATCH(DATE([.$AJ$2];[.$C9];[.AD$2]);[.$D$27:.$D$65];0)+MATCH(&quot;Za sobotę&quot;;[.$P:.$P];0)))));[.$D$21];IF(IF(ISERROR(INDIRECT(&quot;$G$&quot;&amp;MATCH(DATE([.$AJ$2];[.$C9];[.AD$2]);[.$D$27:.$D$65];0)+MATCH(&quot;Zaległy&quot;;[.$G:.$G];0)));FALSE();NOT(ISBLANK(INDIRECT(&quot;$G$&quot;&amp;MATCH(DATE([.$AJ$2];[.$C9];[.AD$2]);[.$D$27:.$D$65];0)+MATCH(&quot;Zaległy&quot;;[.$G:.$G];0)))));[.$D$20];IF(NOT(ISERROR(VLOOKUP(DATE([.$AJ$2];[.$C9];[.AD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AE$2]));[.$D$16];IF(COM.MICROSOFT.SWITCH(WEEKDAY(DATE([.$AJ$2];[.$C9];[.AE$2]));7;TRUE();1;TRUE();FALSE());[.$D$17];IF(NOT(ISERROR(VLOOKUP(DATE([.$AJ$2];[.$C9];[.AE$2]);[.$AL:.$AL];1;0)));[.$D$18];IF(IF(ISERROR(INDIRECT(&quot;$P$&quot;&amp;MATCH(DATE([.$AJ$2];[.$C9];[.AE$2]);[.$D$27:.$D$65];0)+MATCH(&quot;Za sobotę&quot;;[.$P:.$P];0)));FALSE();NOT(ISBLANK(INDIRECT(&quot;$P$&quot;&amp;MATCH(DATE([.$AJ$2];[.$C9];[.AE$2]);[.$D$27:.$D$65];0)+MATCH(&quot;Za sobotę&quot;;[.$P:.$P];0)))));[.$D$21];IF(IF(ISERROR(INDIRECT(&quot;$G$&quot;&amp;MATCH(DATE([.$AJ$2];[.$C9];[.AE$2]);[.$D$27:.$D$65];0)+MATCH(&quot;Zaległy&quot;;[.$G:.$G];0)));FALSE();NOT(ISBLANK(INDIRECT(&quot;$G$&quot;&amp;MATCH(DATE([.$AJ$2];[.$C9];[.AE$2]);[.$D$27:.$D$65];0)+MATCH(&quot;Zaległy&quot;;[.$G:.$G];0)))));[.$D$20];IF(NOT(ISERROR(VLOOKUP(DATE([.$AJ$2];[.$C9];[.AE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9];[.$D$2]))&lt;&gt;MONTH(DATE([.$AJ$2];[.$C9];[.AF$2]));[.$D$16];IF(COM.MICROSOFT.SWITCH(WEEKDAY(DATE([.$AJ$2];[.$C9];[.AF$2]));7;TRUE();1;TRUE();FALSE());[.$D$17];IF(NOT(ISERROR(VLOOKUP(DATE([.$AJ$2];[.$C9];[.AF$2]);[.$AL:.$AL];1;0)));[.$D$18];IF(IF(ISERROR(INDIRECT(&quot;$P$&quot;&amp;MATCH(DATE([.$AJ$2];[.$C9];[.AF$2]);[.$D$27:.$D$65];0)+MATCH(&quot;Za sobotę&quot;;[.$P:.$P];0)));FALSE();NOT(ISBLANK(INDIRECT(&quot;$P$&quot;&amp;MATCH(DATE([.$AJ$2];[.$C9];[.AF$2]);[.$D$27:.$D$65];0)+MATCH(&quot;Za sobotę&quot;;[.$P:.$P];0)))));[.$D$21];IF(IF(ISERROR(INDIRECT(&quot;$G$&quot;&amp;MATCH(DATE([.$AJ$2];[.$C9];[.AF$2]);[.$D$27:.$D$65];0)+MATCH(&quot;Zaległy&quot;;[.$G:.$G];0)));FALSE();NOT(ISBLANK(INDIRECT(&quot;$G$&quot;&amp;MATCH(DATE([.$AJ$2];[.$C9];[.AF$2]);[.$D$27:.$D$65];0)+MATCH(&quot;Zaległy&quot;;[.$G:.$G];0)))));[.$D$20];IF(NOT(ISERROR(VLOOKUP(DATE([.$AJ$2];[.$C9];[.AF$2]);[.$AM:.$AM];1;0)));[.$D$19];&quot;&quot;))))))">
            <text:p/>
          </table:table-cell>
          <table:table-cell table:style-name="ce117" table:formula="of:=IF(MONTH(DATE([.$AJ$2];[.$C9];[.$D$2]))&lt;&gt;MONTH(DATE([.$AJ$2];[.$C9];[.AG$2]));[.$D$16];IF(COM.MICROSOFT.SWITCH(WEEKDAY(DATE([.$AJ$2];[.$C9];[.AG$2]));7;TRUE();1;TRUE();FALSE());[.$D$17];IF(NOT(ISERROR(VLOOKUP(DATE([.$AJ$2];[.$C9];[.AG$2]);[.$AL:.$AL];1;0)));[.$D$18];IF(IF(ISERROR(INDIRECT(&quot;$P$&quot;&amp;MATCH(DATE([.$AJ$2];[.$C9];[.AG$2]);[.$D$27:.$D$65];0)+MATCH(&quot;Za sobotę&quot;;[.$P:.$P];0)));FALSE();NOT(ISBLANK(INDIRECT(&quot;$P$&quot;&amp;MATCH(DATE([.$AJ$2];[.$C9];[.AG$2]);[.$D$27:.$D$65];0)+MATCH(&quot;Za sobotę&quot;;[.$P:.$P];0)))));[.$D$21];IF(IF(ISERROR(INDIRECT(&quot;$G$&quot;&amp;MATCH(DATE([.$AJ$2];[.$C9];[.AG$2]);[.$D$27:.$D$65];0)+MATCH(&quot;Zaległy&quot;;[.$G:.$G];0)));FALSE();NOT(ISBLANK(INDIRECT(&quot;$G$&quot;&amp;MATCH(DATE([.$AJ$2];[.$C9];[.AG$2]);[.$D$27:.$D$65];0)+MATCH(&quot;Zaległy&quot;;[.$G:.$G];0)))));[.$D$20];IF(NOT(ISERROR(VLOOKUP(DATE([.$AJ$2];[.$C9];[.AG$2]);[.$AM:.$AM];1;0)));[.$D$19];&quot;&quot;))))))">
            <text:p/>
          </table:table-cell>
          <table:table-cell table:style-name="ce120" table:formula="of:=IF(MONTH(DATE([.$AJ$2];[.$C9];[.$D$2]))&lt;&gt;MONTH(DATE([.$AJ$2];[.$C9];[.AH$2]));[.$D$16];IF(COM.MICROSOFT.SWITCH(WEEKDAY(DATE([.$AJ$2];[.$C9];[.AH$2]));7;TRUE();1;TRUE();FALSE());[.$D$17];IF(NOT(ISERROR(VLOOKUP(DATE([.$AJ$2];[.$C9];[.AH$2]);[.$AL:.$AL];1;0)));[.$D$18];IF(IF(ISERROR(INDIRECT(&quot;$P$&quot;&amp;MATCH(DATE([.$AJ$2];[.$C9];[.AH$2]);[.$D$27:.$D$65];0)+MATCH(&quot;Za sobotę&quot;;[.$P:.$P];0)));FALSE();NOT(ISBLANK(INDIRECT(&quot;$P$&quot;&amp;MATCH(DATE([.$AJ$2];[.$C9];[.AH$2]);[.$D$27:.$D$65];0)+MATCH(&quot;Za sobotę&quot;;[.$P:.$P];0)))));[.$D$21];IF(IF(ISERROR(INDIRECT(&quot;$G$&quot;&amp;MATCH(DATE([.$AJ$2];[.$C9];[.AH$2]);[.$D$27:.$D$65];0)+MATCH(&quot;Zaległy&quot;;[.$G:.$G];0)));FALSE();NOT(ISBLANK(INDIRECT(&quot;$G$&quot;&amp;MATCH(DATE([.$AJ$2];[.$C9];[.AH$2]);[.$D$27:.$D$65];0)+MATCH(&quot;Zaległy&quot;;[.$G:.$G];0)))));[.$D$20];IF(NOT(ISERROR(VLOOKUP(DATE([.$AJ$2];[.$C9];[.AH$2]);[.$AM:.$AM];1;0)));[.$D$19];&quot;&quot;))))))">
            <text:p/>
          </table:table-cell>
          <table:table-cell table:style-name="Default"/>
          <table:table-cell table:style-name="ce122" office:value-type="string" calcext:value-type="string">
            <text:p>15.08</text:p>
          </table:table-cell>
          <table:table-cell table:style-name="ce23" office:value-type="string" calcext:value-type="string">
            <text:p>SZTYWNE KAŻDEGO ROKU – Święto Wojska Polskiego, Wniebowzięcie Najświętszej Maryi Panny</text:p>
          </table:table-cell>
          <table:table-cell table:formula="of:=IF(NOT(ISBLANK([.$AJ12]));IFERROR(DATEVALUE([.$AJ12]&amp;&quot;.&quot;&amp;[.$AJ$2]);DATE([.$AJ$2];MONTH([.$AJ12]);DAY([.$AJ12])));&quot;&quot;)" office:value-type="date" office:date-value="2024-12-25" calcext:value-type="date">
            <text:p>25 grudnia 2024 (środa)</text:p>
          </table:table-cell>
          <table:table-cell table:style-name="ce62" table:formula="of:=IF(NOT(ISBLANK([.$D34]));IFERROR(DATEVALUE([.$D34]&amp;&quot;.&quot;&amp;[.$AJ$2]);DATE([.$AJ$2];MONTH([.$D34]);DAY([.$D3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0];1)" office:value-type="date" office:date-value="2024-08-01" calcext:value-type="date">
            <text:p>sierpień</text:p>
          </table:table-cell>
          <table:table-cell table:style-name="ce45" office:value-type="float" office:value="8" calcext:value-type="float">
            <text:p>8</text:p>
          </table:table-cell>
          <table:table-cell table:style-name="ce113" table:formula="of:=IF(MONTH(DATE([.$AJ$2];[.$C10];[.$D$2]))&lt;&gt;MONTH(DATE([.$AJ$2];[.$C10];[.D$2]));[.$D$16];IF(COM.MICROSOFT.SWITCH(WEEKDAY(DATE([.$AJ$2];[.$C10];[.D$2]));7;TRUE();1;TRUE();FALSE());[.$D$17];IF(NOT(ISERROR(VLOOKUP(DATE([.$AJ$2];[.$C10];[.D$2]);[.$AL:.$AL];1;0)));[.$D$18];IF(IF(ISERROR(INDIRECT(&quot;$P$&quot;&amp;MATCH(DATE([.$AJ$2];[.$C10];[.D$2]);[.$D$27:.$D$65];0)+MATCH(&quot;Za sobotę&quot;;[.$P:.$P];0)));FALSE();NOT(ISBLANK(INDIRECT(&quot;$P$&quot;&amp;MATCH(DATE([.$AJ$2];[.$C10];[.D$2]);[.$D$27:.$D$65];0)+MATCH(&quot;Za sobotę&quot;;[.$P:.$P];0)))));[.$D$21];IF(IF(ISERROR(INDIRECT(&quot;$G$&quot;&amp;MATCH(DATE([.$AJ$2];[.$C10];[.D$2]);[.$D$27:.$D$65];0)+MATCH(&quot;Zaległy&quot;;[.$G:.$G];0)));FALSE();NOT(ISBLANK(INDIRECT(&quot;$G$&quot;&amp;MATCH(DATE([.$AJ$2];[.$C10];[.D$2]);[.$D$27:.$D$65];0)+MATCH(&quot;Zaległy&quot;;[.$G:.$G];0)))));[.$D$20];IF(NOT(ISERROR(VLOOKUP(DATE([.$AJ$2];[.$C10];[.D$2]);[.$AM:.$AM];1;0)));[.$D$19];&quot;&quot;))))))">
            <text:p/>
          </table:table-cell>
          <table:table-cell table:style-name="ce117" table:formula="of:=IF(MONTH(DATE([.$AJ$2];[.$C10];[.$D$2]))&lt;&gt;MONTH(DATE([.$AJ$2];[.$C10];[.E$2]));[.$D$16];IF(COM.MICROSOFT.SWITCH(WEEKDAY(DATE([.$AJ$2];[.$C10];[.E$2]));7;TRUE();1;TRUE();FALSE());[.$D$17];IF(NOT(ISERROR(VLOOKUP(DATE([.$AJ$2];[.$C10];[.E$2]);[.$AL:.$AL];1;0)));[.$D$18];IF(IF(ISERROR(INDIRECT(&quot;$P$&quot;&amp;MATCH(DATE([.$AJ$2];[.$C10];[.E$2]);[.$D$27:.$D$65];0)+MATCH(&quot;Za sobotę&quot;;[.$P:.$P];0)));FALSE();NOT(ISBLANK(INDIRECT(&quot;$P$&quot;&amp;MATCH(DATE([.$AJ$2];[.$C10];[.E$2]);[.$D$27:.$D$65];0)+MATCH(&quot;Za sobotę&quot;;[.$P:.$P];0)))));[.$D$21];IF(IF(ISERROR(INDIRECT(&quot;$G$&quot;&amp;MATCH(DATE([.$AJ$2];[.$C10];[.E$2]);[.$D$27:.$D$65];0)+MATCH(&quot;Zaległy&quot;;[.$G:.$G];0)));FALSE();NOT(ISBLANK(INDIRECT(&quot;$G$&quot;&amp;MATCH(DATE([.$AJ$2];[.$C10];[.E$2]);[.$D$27:.$D$65];0)+MATCH(&quot;Zaległy&quot;;[.$G:.$G];0)))));[.$D$20];IF(NOT(ISERROR(VLOOKUP(DATE([.$AJ$2];[.$C10];[.E$2]);[.$AM:.$AM];1;0)));[.$D$19];&quot;&quot;))))))">
            <text:p/>
          </table:table-cell>
          <table:table-cell table:style-name="ce117" table:formula="of:=IF(MONTH(DATE([.$AJ$2];[.$C10];[.$D$2]))&lt;&gt;MONTH(DATE([.$AJ$2];[.$C10];[.F$2]));[.$D$16];IF(COM.MICROSOFT.SWITCH(WEEKDAY(DATE([.$AJ$2];[.$C10];[.F$2]));7;TRUE();1;TRUE();FALSE());[.$D$17];IF(NOT(ISERROR(VLOOKUP(DATE([.$AJ$2];[.$C10];[.F$2]);[.$AL:.$AL];1;0)));[.$D$18];IF(IF(ISERROR(INDIRECT(&quot;$P$&quot;&amp;MATCH(DATE([.$AJ$2];[.$C10];[.F$2]);[.$D$27:.$D$65];0)+MATCH(&quot;Za sobotę&quot;;[.$P:.$P];0)));FALSE();NOT(ISBLANK(INDIRECT(&quot;$P$&quot;&amp;MATCH(DATE([.$AJ$2];[.$C10];[.F$2]);[.$D$27:.$D$65];0)+MATCH(&quot;Za sobotę&quot;;[.$P:.$P];0)))));[.$D$21];IF(IF(ISERROR(INDIRECT(&quot;$G$&quot;&amp;MATCH(DATE([.$AJ$2];[.$C10];[.F$2]);[.$D$27:.$D$65];0)+MATCH(&quot;Zaległy&quot;;[.$G:.$G];0)));FALSE();NOT(ISBLANK(INDIRECT(&quot;$G$&quot;&amp;MATCH(DATE([.$AJ$2];[.$C10];[.F$2]);[.$D$27:.$D$65];0)+MATCH(&quot;Zaległy&quot;;[.$G:.$G];0)))));[.$D$20];IF(NOT(ISERROR(VLOOKUP(DATE([.$AJ$2];[.$C10];[.F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G$2]));[.$D$16];IF(COM.MICROSOFT.SWITCH(WEEKDAY(DATE([.$AJ$2];[.$C10];[.G$2]));7;TRUE();1;TRUE();FALSE());[.$D$17];IF(NOT(ISERROR(VLOOKUP(DATE([.$AJ$2];[.$C10];[.G$2]);[.$AL:.$AL];1;0)));[.$D$18];IF(IF(ISERROR(INDIRECT(&quot;$P$&quot;&amp;MATCH(DATE([.$AJ$2];[.$C10];[.G$2]);[.$D$27:.$D$65];0)+MATCH(&quot;Za sobotę&quot;;[.$P:.$P];0)));FALSE();NOT(ISBLANK(INDIRECT(&quot;$P$&quot;&amp;MATCH(DATE([.$AJ$2];[.$C10];[.G$2]);[.$D$27:.$D$65];0)+MATCH(&quot;Za sobotę&quot;;[.$P:.$P];0)))));[.$D$21];IF(IF(ISERROR(INDIRECT(&quot;$G$&quot;&amp;MATCH(DATE([.$AJ$2];[.$C10];[.G$2]);[.$D$27:.$D$65];0)+MATCH(&quot;Zaległy&quot;;[.$G:.$G];0)));FALSE();NOT(ISBLANK(INDIRECT(&quot;$G$&quot;&amp;MATCH(DATE([.$AJ$2];[.$C10];[.G$2]);[.$D$27:.$D$65];0)+MATCH(&quot;Zaległy&quot;;[.$G:.$G];0)))));[.$D$20];IF(NOT(ISERROR(VLOOKUP(DATE([.$AJ$2];[.$C10];[.G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H$2]));[.$D$16];IF(COM.MICROSOFT.SWITCH(WEEKDAY(DATE([.$AJ$2];[.$C10];[.H$2]));7;TRUE();1;TRUE();FALSE());[.$D$17];IF(NOT(ISERROR(VLOOKUP(DATE([.$AJ$2];[.$C10];[.H$2]);[.$AL:.$AL];1;0)));[.$D$18];IF(IF(ISERROR(INDIRECT(&quot;$P$&quot;&amp;MATCH(DATE([.$AJ$2];[.$C10];[.H$2]);[.$D$27:.$D$65];0)+MATCH(&quot;Za sobotę&quot;;[.$P:.$P];0)));FALSE();NOT(ISBLANK(INDIRECT(&quot;$P$&quot;&amp;MATCH(DATE([.$AJ$2];[.$C10];[.H$2]);[.$D$27:.$D$65];0)+MATCH(&quot;Za sobotę&quot;;[.$P:.$P];0)))));[.$D$21];IF(IF(ISERROR(INDIRECT(&quot;$G$&quot;&amp;MATCH(DATE([.$AJ$2];[.$C10];[.H$2]);[.$D$27:.$D$65];0)+MATCH(&quot;Zaległy&quot;;[.$G:.$G];0)));FALSE();NOT(ISBLANK(INDIRECT(&quot;$G$&quot;&amp;MATCH(DATE([.$AJ$2];[.$C10];[.H$2]);[.$D$27:.$D$65];0)+MATCH(&quot;Zaległy&quot;;[.$G:.$G];0)))));[.$D$20];IF(NOT(ISERROR(VLOOKUP(DATE([.$AJ$2];[.$C10];[.H$2]);[.$AM:.$AM];1;0)));[.$D$19];&quot;&quot;))))))">
            <text:p/>
          </table:table-cell>
          <table:table-cell table:style-name="ce117" table:formula="of:=IF(MONTH(DATE([.$AJ$2];[.$C10];[.$D$2]))&lt;&gt;MONTH(DATE([.$AJ$2];[.$C10];[.I$2]));[.$D$16];IF(COM.MICROSOFT.SWITCH(WEEKDAY(DATE([.$AJ$2];[.$C10];[.I$2]));7;TRUE();1;TRUE();FALSE());[.$D$17];IF(NOT(ISERROR(VLOOKUP(DATE([.$AJ$2];[.$C10];[.I$2]);[.$AL:.$AL];1;0)));[.$D$18];IF(IF(ISERROR(INDIRECT(&quot;$P$&quot;&amp;MATCH(DATE([.$AJ$2];[.$C10];[.I$2]);[.$D$27:.$D$65];0)+MATCH(&quot;Za sobotę&quot;;[.$P:.$P];0)));FALSE();NOT(ISBLANK(INDIRECT(&quot;$P$&quot;&amp;MATCH(DATE([.$AJ$2];[.$C10];[.I$2]);[.$D$27:.$D$65];0)+MATCH(&quot;Za sobotę&quot;;[.$P:.$P];0)))));[.$D$21];IF(IF(ISERROR(INDIRECT(&quot;$G$&quot;&amp;MATCH(DATE([.$AJ$2];[.$C10];[.I$2]);[.$D$27:.$D$65];0)+MATCH(&quot;Zaległy&quot;;[.$G:.$G];0)));FALSE();NOT(ISBLANK(INDIRECT(&quot;$G$&quot;&amp;MATCH(DATE([.$AJ$2];[.$C10];[.I$2]);[.$D$27:.$D$65];0)+MATCH(&quot;Zaległy&quot;;[.$G:.$G];0)))));[.$D$20];IF(NOT(ISERROR(VLOOKUP(DATE([.$AJ$2];[.$C10];[.I$2]);[.$AM:.$AM];1;0)));[.$D$19];&quot;&quot;))))))">
            <text:p/>
          </table:table-cell>
          <table:table-cell table:style-name="ce117" table:formula="of:=IF(MONTH(DATE([.$AJ$2];[.$C10];[.$D$2]))&lt;&gt;MONTH(DATE([.$AJ$2];[.$C10];[.J$2]));[.$D$16];IF(COM.MICROSOFT.SWITCH(WEEKDAY(DATE([.$AJ$2];[.$C10];[.J$2]));7;TRUE();1;TRUE();FALSE());[.$D$17];IF(NOT(ISERROR(VLOOKUP(DATE([.$AJ$2];[.$C10];[.J$2]);[.$AL:.$AL];1;0)));[.$D$18];IF(IF(ISERROR(INDIRECT(&quot;$P$&quot;&amp;MATCH(DATE([.$AJ$2];[.$C10];[.J$2]);[.$D$27:.$D$65];0)+MATCH(&quot;Za sobotę&quot;;[.$P:.$P];0)));FALSE();NOT(ISBLANK(INDIRECT(&quot;$P$&quot;&amp;MATCH(DATE([.$AJ$2];[.$C10];[.J$2]);[.$D$27:.$D$65];0)+MATCH(&quot;Za sobotę&quot;;[.$P:.$P];0)))));[.$D$21];IF(IF(ISERROR(INDIRECT(&quot;$G$&quot;&amp;MATCH(DATE([.$AJ$2];[.$C10];[.J$2]);[.$D$27:.$D$65];0)+MATCH(&quot;Zaległy&quot;;[.$G:.$G];0)));FALSE();NOT(ISBLANK(INDIRECT(&quot;$G$&quot;&amp;MATCH(DATE([.$AJ$2];[.$C10];[.J$2]);[.$D$27:.$D$65];0)+MATCH(&quot;Zaległy&quot;;[.$G:.$G];0)))));[.$D$20];IF(NOT(ISERROR(VLOOKUP(DATE([.$AJ$2];[.$C10];[.J$2]);[.$AM:.$AM];1;0)));[.$D$19];&quot;&quot;))))))">
            <text:p/>
          </table:table-cell>
          <table:table-cell table:style-name="ce117" table:formula="of:=IF(MONTH(DATE([.$AJ$2];[.$C10];[.$D$2]))&lt;&gt;MONTH(DATE([.$AJ$2];[.$C10];[.K$2]));[.$D$16];IF(COM.MICROSOFT.SWITCH(WEEKDAY(DATE([.$AJ$2];[.$C10];[.K$2]));7;TRUE();1;TRUE();FALSE());[.$D$17];IF(NOT(ISERROR(VLOOKUP(DATE([.$AJ$2];[.$C10];[.K$2]);[.$AL:.$AL];1;0)));[.$D$18];IF(IF(ISERROR(INDIRECT(&quot;$P$&quot;&amp;MATCH(DATE([.$AJ$2];[.$C10];[.K$2]);[.$D$27:.$D$65];0)+MATCH(&quot;Za sobotę&quot;;[.$P:.$P];0)));FALSE();NOT(ISBLANK(INDIRECT(&quot;$P$&quot;&amp;MATCH(DATE([.$AJ$2];[.$C10];[.K$2]);[.$D$27:.$D$65];0)+MATCH(&quot;Za sobotę&quot;;[.$P:.$P];0)))));[.$D$21];IF(IF(ISERROR(INDIRECT(&quot;$G$&quot;&amp;MATCH(DATE([.$AJ$2];[.$C10];[.K$2]);[.$D$27:.$D$65];0)+MATCH(&quot;Zaległy&quot;;[.$G:.$G];0)));FALSE();NOT(ISBLANK(INDIRECT(&quot;$G$&quot;&amp;MATCH(DATE([.$AJ$2];[.$C10];[.K$2]);[.$D$27:.$D$65];0)+MATCH(&quot;Zaległy&quot;;[.$G:.$G];0)))));[.$D$20];IF(NOT(ISERROR(VLOOKUP(DATE([.$AJ$2];[.$C10];[.K$2]);[.$AM:.$AM];1;0)));[.$D$19];&quot;&quot;))))))">
            <text:p/>
          </table:table-cell>
          <table:table-cell table:style-name="ce117" table:formula="of:=IF(MONTH(DATE([.$AJ$2];[.$C10];[.$D$2]))&lt;&gt;MONTH(DATE([.$AJ$2];[.$C10];[.L$2]));[.$D$16];IF(COM.MICROSOFT.SWITCH(WEEKDAY(DATE([.$AJ$2];[.$C10];[.L$2]));7;TRUE();1;TRUE();FALSE());[.$D$17];IF(NOT(ISERROR(VLOOKUP(DATE([.$AJ$2];[.$C10];[.L$2]);[.$AL:.$AL];1;0)));[.$D$18];IF(IF(ISERROR(INDIRECT(&quot;$P$&quot;&amp;MATCH(DATE([.$AJ$2];[.$C10];[.L$2]);[.$D$27:.$D$65];0)+MATCH(&quot;Za sobotę&quot;;[.$P:.$P];0)));FALSE();NOT(ISBLANK(INDIRECT(&quot;$P$&quot;&amp;MATCH(DATE([.$AJ$2];[.$C10];[.L$2]);[.$D$27:.$D$65];0)+MATCH(&quot;Za sobotę&quot;;[.$P:.$P];0)))));[.$D$21];IF(IF(ISERROR(INDIRECT(&quot;$G$&quot;&amp;MATCH(DATE([.$AJ$2];[.$C10];[.L$2]);[.$D$27:.$D$65];0)+MATCH(&quot;Zaległy&quot;;[.$G:.$G];0)));FALSE();NOT(ISBLANK(INDIRECT(&quot;$G$&quot;&amp;MATCH(DATE([.$AJ$2];[.$C10];[.L$2]);[.$D$27:.$D$65];0)+MATCH(&quot;Zaległy&quot;;[.$G:.$G];0)))));[.$D$20];IF(NOT(ISERROR(VLOOKUP(DATE([.$AJ$2];[.$C10];[.L$2]);[.$AM:.$AM];1;0)));[.$D$19];&quot;&quot;))))))">
            <text:p/>
          </table:table-cell>
          <table:table-cell table:style-name="ce117" table:formula="of:=IF(MONTH(DATE([.$AJ$2];[.$C10];[.$D$2]))&lt;&gt;MONTH(DATE([.$AJ$2];[.$C10];[.M$2]));[.$D$16];IF(COM.MICROSOFT.SWITCH(WEEKDAY(DATE([.$AJ$2];[.$C10];[.M$2]));7;TRUE();1;TRUE();FALSE());[.$D$17];IF(NOT(ISERROR(VLOOKUP(DATE([.$AJ$2];[.$C10];[.M$2]);[.$AL:.$AL];1;0)));[.$D$18];IF(IF(ISERROR(INDIRECT(&quot;$P$&quot;&amp;MATCH(DATE([.$AJ$2];[.$C10];[.M$2]);[.$D$27:.$D$65];0)+MATCH(&quot;Za sobotę&quot;;[.$P:.$P];0)));FALSE();NOT(ISBLANK(INDIRECT(&quot;$P$&quot;&amp;MATCH(DATE([.$AJ$2];[.$C10];[.M$2]);[.$D$27:.$D$65];0)+MATCH(&quot;Za sobotę&quot;;[.$P:.$P];0)))));[.$D$21];IF(IF(ISERROR(INDIRECT(&quot;$G$&quot;&amp;MATCH(DATE([.$AJ$2];[.$C10];[.M$2]);[.$D$27:.$D$65];0)+MATCH(&quot;Zaległy&quot;;[.$G:.$G];0)));FALSE();NOT(ISBLANK(INDIRECT(&quot;$G$&quot;&amp;MATCH(DATE([.$AJ$2];[.$C10];[.M$2]);[.$D$27:.$D$65];0)+MATCH(&quot;Zaległy&quot;;[.$G:.$G];0)))));[.$D$20];IF(NOT(ISERROR(VLOOKUP(DATE([.$AJ$2];[.$C10];[.M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N$2]));[.$D$16];IF(COM.MICROSOFT.SWITCH(WEEKDAY(DATE([.$AJ$2];[.$C10];[.N$2]));7;TRUE();1;TRUE();FALSE());[.$D$17];IF(NOT(ISERROR(VLOOKUP(DATE([.$AJ$2];[.$C10];[.N$2]);[.$AL:.$AL];1;0)));[.$D$18];IF(IF(ISERROR(INDIRECT(&quot;$P$&quot;&amp;MATCH(DATE([.$AJ$2];[.$C10];[.N$2]);[.$D$27:.$D$65];0)+MATCH(&quot;Za sobotę&quot;;[.$P:.$P];0)));FALSE();NOT(ISBLANK(INDIRECT(&quot;$P$&quot;&amp;MATCH(DATE([.$AJ$2];[.$C10];[.N$2]);[.$D$27:.$D$65];0)+MATCH(&quot;Za sobotę&quot;;[.$P:.$P];0)))));[.$D$21];IF(IF(ISERROR(INDIRECT(&quot;$G$&quot;&amp;MATCH(DATE([.$AJ$2];[.$C10];[.N$2]);[.$D$27:.$D$65];0)+MATCH(&quot;Zaległy&quot;;[.$G:.$G];0)));FALSE();NOT(ISBLANK(INDIRECT(&quot;$G$&quot;&amp;MATCH(DATE([.$AJ$2];[.$C10];[.N$2]);[.$D$27:.$D$65];0)+MATCH(&quot;Zaległy&quot;;[.$G:.$G];0)))));[.$D$20];IF(NOT(ISERROR(VLOOKUP(DATE([.$AJ$2];[.$C10];[.N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O$2]));[.$D$16];IF(COM.MICROSOFT.SWITCH(WEEKDAY(DATE([.$AJ$2];[.$C10];[.O$2]));7;TRUE();1;TRUE();FALSE());[.$D$17];IF(NOT(ISERROR(VLOOKUP(DATE([.$AJ$2];[.$C10];[.O$2]);[.$AL:.$AL];1;0)));[.$D$18];IF(IF(ISERROR(INDIRECT(&quot;$P$&quot;&amp;MATCH(DATE([.$AJ$2];[.$C10];[.O$2]);[.$D$27:.$D$65];0)+MATCH(&quot;Za sobotę&quot;;[.$P:.$P];0)));FALSE();NOT(ISBLANK(INDIRECT(&quot;$P$&quot;&amp;MATCH(DATE([.$AJ$2];[.$C10];[.O$2]);[.$D$27:.$D$65];0)+MATCH(&quot;Za sobotę&quot;;[.$P:.$P];0)))));[.$D$21];IF(IF(ISERROR(INDIRECT(&quot;$G$&quot;&amp;MATCH(DATE([.$AJ$2];[.$C10];[.O$2]);[.$D$27:.$D$65];0)+MATCH(&quot;Zaległy&quot;;[.$G:.$G];0)));FALSE();NOT(ISBLANK(INDIRECT(&quot;$G$&quot;&amp;MATCH(DATE([.$AJ$2];[.$C10];[.O$2]);[.$D$27:.$D$65];0)+MATCH(&quot;Zaległy&quot;;[.$G:.$G];0)))));[.$D$20];IF(NOT(ISERROR(VLOOKUP(DATE([.$AJ$2];[.$C10];[.O$2]);[.$AM:.$AM];1;0)));[.$D$19];&quot;&quot;))))))">
            <text:p/>
          </table:table-cell>
          <table:table-cell table:style-name="ce117" table:formula="of:=IF(MONTH(DATE([.$AJ$2];[.$C10];[.$D$2]))&lt;&gt;MONTH(DATE([.$AJ$2];[.$C10];[.P$2]));[.$D$16];IF(COM.MICROSOFT.SWITCH(WEEKDAY(DATE([.$AJ$2];[.$C10];[.P$2]));7;TRUE();1;TRUE();FALSE());[.$D$17];IF(NOT(ISERROR(VLOOKUP(DATE([.$AJ$2];[.$C10];[.P$2]);[.$AL:.$AL];1;0)));[.$D$18];IF(IF(ISERROR(INDIRECT(&quot;$P$&quot;&amp;MATCH(DATE([.$AJ$2];[.$C10];[.P$2]);[.$D$27:.$D$65];0)+MATCH(&quot;Za sobotę&quot;;[.$P:.$P];0)));FALSE();NOT(ISBLANK(INDIRECT(&quot;$P$&quot;&amp;MATCH(DATE([.$AJ$2];[.$C10];[.P$2]);[.$D$27:.$D$65];0)+MATCH(&quot;Za sobotę&quot;;[.$P:.$P];0)))));[.$D$21];IF(IF(ISERROR(INDIRECT(&quot;$G$&quot;&amp;MATCH(DATE([.$AJ$2];[.$C10];[.P$2]);[.$D$27:.$D$65];0)+MATCH(&quot;Zaległy&quot;;[.$G:.$G];0)));FALSE();NOT(ISBLANK(INDIRECT(&quot;$G$&quot;&amp;MATCH(DATE([.$AJ$2];[.$C10];[.P$2]);[.$D$27:.$D$65];0)+MATCH(&quot;Zaległy&quot;;[.$G:.$G];0)))));[.$D$20];IF(NOT(ISERROR(VLOOKUP(DATE([.$AJ$2];[.$C10];[.P$2]);[.$AM:.$AM];1;0)));[.$D$19];&quot;&quot;))))))">
            <text:p/>
          </table:table-cell>
          <table:table-cell table:style-name="ce117" table:formula="of:=IF(MONTH(DATE([.$AJ$2];[.$C10];[.$D$2]))&lt;&gt;MONTH(DATE([.$AJ$2];[.$C10];[.Q$2]));[.$D$16];IF(COM.MICROSOFT.SWITCH(WEEKDAY(DATE([.$AJ$2];[.$C10];[.Q$2]));7;TRUE();1;TRUE();FALSE());[.$D$17];IF(NOT(ISERROR(VLOOKUP(DATE([.$AJ$2];[.$C10];[.Q$2]);[.$AL:.$AL];1;0)));[.$D$18];IF(IF(ISERROR(INDIRECT(&quot;$P$&quot;&amp;MATCH(DATE([.$AJ$2];[.$C10];[.Q$2]);[.$D$27:.$D$65];0)+MATCH(&quot;Za sobotę&quot;;[.$P:.$P];0)));FALSE();NOT(ISBLANK(INDIRECT(&quot;$P$&quot;&amp;MATCH(DATE([.$AJ$2];[.$C10];[.Q$2]);[.$D$27:.$D$65];0)+MATCH(&quot;Za sobotę&quot;;[.$P:.$P];0)))));[.$D$21];IF(IF(ISERROR(INDIRECT(&quot;$G$&quot;&amp;MATCH(DATE([.$AJ$2];[.$C10];[.Q$2]);[.$D$27:.$D$65];0)+MATCH(&quot;Zaległy&quot;;[.$G:.$G];0)));FALSE();NOT(ISBLANK(INDIRECT(&quot;$G$&quot;&amp;MATCH(DATE([.$AJ$2];[.$C10];[.Q$2]);[.$D$27:.$D$65];0)+MATCH(&quot;Zaległy&quot;;[.$G:.$G];0)))));[.$D$20];IF(NOT(ISERROR(VLOOKUP(DATE([.$AJ$2];[.$C10];[.Q$2]);[.$AM:.$AM];1;0)));[.$D$19];&quot;&quot;))))))">
            <text:p/>
          </table:table-cell>
          <table:table-cell table:style-name="ce117" table:formula="of:=IF(MONTH(DATE([.$AJ$2];[.$C10];[.$D$2]))&lt;&gt;MONTH(DATE([.$AJ$2];[.$C10];[.R$2]));[.$D$16];IF(COM.MICROSOFT.SWITCH(WEEKDAY(DATE([.$AJ$2];[.$C10];[.R$2]));7;TRUE();1;TRUE();FALSE());[.$D$17];IF(NOT(ISERROR(VLOOKUP(DATE([.$AJ$2];[.$C10];[.R$2]);[.$AL:.$AL];1;0)));[.$D$18];IF(IF(ISERROR(INDIRECT(&quot;$P$&quot;&amp;MATCH(DATE([.$AJ$2];[.$C10];[.R$2]);[.$D$27:.$D$65];0)+MATCH(&quot;Za sobotę&quot;;[.$P:.$P];0)));FALSE();NOT(ISBLANK(INDIRECT(&quot;$P$&quot;&amp;MATCH(DATE([.$AJ$2];[.$C10];[.R$2]);[.$D$27:.$D$65];0)+MATCH(&quot;Za sobotę&quot;;[.$P:.$P];0)))));[.$D$21];IF(IF(ISERROR(INDIRECT(&quot;$G$&quot;&amp;MATCH(DATE([.$AJ$2];[.$C10];[.R$2]);[.$D$27:.$D$65];0)+MATCH(&quot;Zaległy&quot;;[.$G:.$G];0)));FALSE();NOT(ISBLANK(INDIRECT(&quot;$G$&quot;&amp;MATCH(DATE([.$AJ$2];[.$C10];[.R$2]);[.$D$27:.$D$65];0)+MATCH(&quot;Zaległy&quot;;[.$G:.$G];0)))));[.$D$20];IF(NOT(ISERROR(VLOOKUP(DATE([.$AJ$2];[.$C10];[.R$2]);[.$AM:.$AM];1;0)));[.$D$19];&quot;&quot;))))))" office:value-type="string" office:string-value="+" calcext:value-type="string">
            <text:p>+</text:p>
          </table:table-cell>
          <table:table-cell table:style-name="ce117" table:formula="of:=IF(MONTH(DATE([.$AJ$2];[.$C10];[.$D$2]))&lt;&gt;MONTH(DATE([.$AJ$2];[.$C10];[.S$2]));[.$D$16];IF(COM.MICROSOFT.SWITCH(WEEKDAY(DATE([.$AJ$2];[.$C10];[.S$2]));7;TRUE();1;TRUE();FALSE());[.$D$17];IF(NOT(ISERROR(VLOOKUP(DATE([.$AJ$2];[.$C10];[.S$2]);[.$AL:.$AL];1;0)));[.$D$18];IF(IF(ISERROR(INDIRECT(&quot;$P$&quot;&amp;MATCH(DATE([.$AJ$2];[.$C10];[.S$2]);[.$D$27:.$D$65];0)+MATCH(&quot;Za sobotę&quot;;[.$P:.$P];0)));FALSE();NOT(ISBLANK(INDIRECT(&quot;$P$&quot;&amp;MATCH(DATE([.$AJ$2];[.$C10];[.S$2]);[.$D$27:.$D$65];0)+MATCH(&quot;Za sobotę&quot;;[.$P:.$P];0)))));[.$D$21];IF(IF(ISERROR(INDIRECT(&quot;$G$&quot;&amp;MATCH(DATE([.$AJ$2];[.$C10];[.S$2]);[.$D$27:.$D$65];0)+MATCH(&quot;Zaległy&quot;;[.$G:.$G];0)));FALSE();NOT(ISBLANK(INDIRECT(&quot;$G$&quot;&amp;MATCH(DATE([.$AJ$2];[.$C10];[.S$2]);[.$D$27:.$D$65];0)+MATCH(&quot;Zaległy&quot;;[.$G:.$G];0)))));[.$D$20];IF(NOT(ISERROR(VLOOKUP(DATE([.$AJ$2];[.$C10];[.S$2]);[.$AM:.$AM];1;0)));[.$D$19];&quot;&quot;))))))">
            <text:p/>
          </table:table-cell>
          <table:table-cell table:style-name="ce117" table:formula="of:=IF(MONTH(DATE([.$AJ$2];[.$C10];[.$D$2]))&lt;&gt;MONTH(DATE([.$AJ$2];[.$C10];[.T$2]));[.$D$16];IF(COM.MICROSOFT.SWITCH(WEEKDAY(DATE([.$AJ$2];[.$C10];[.T$2]));7;TRUE();1;TRUE();FALSE());[.$D$17];IF(NOT(ISERROR(VLOOKUP(DATE([.$AJ$2];[.$C10];[.T$2]);[.$AL:.$AL];1;0)));[.$D$18];IF(IF(ISERROR(INDIRECT(&quot;$P$&quot;&amp;MATCH(DATE([.$AJ$2];[.$C10];[.T$2]);[.$D$27:.$D$65];0)+MATCH(&quot;Za sobotę&quot;;[.$P:.$P];0)));FALSE();NOT(ISBLANK(INDIRECT(&quot;$P$&quot;&amp;MATCH(DATE([.$AJ$2];[.$C10];[.T$2]);[.$D$27:.$D$65];0)+MATCH(&quot;Za sobotę&quot;;[.$P:.$P];0)))));[.$D$21];IF(IF(ISERROR(INDIRECT(&quot;$G$&quot;&amp;MATCH(DATE([.$AJ$2];[.$C10];[.T$2]);[.$D$27:.$D$65];0)+MATCH(&quot;Zaległy&quot;;[.$G:.$G];0)));FALSE();NOT(ISBLANK(INDIRECT(&quot;$G$&quot;&amp;MATCH(DATE([.$AJ$2];[.$C10];[.T$2]);[.$D$27:.$D$65];0)+MATCH(&quot;Zaległy&quot;;[.$G:.$G];0)))));[.$D$20];IF(NOT(ISERROR(VLOOKUP(DATE([.$AJ$2];[.$C10];[.T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U$2]));[.$D$16];IF(COM.MICROSOFT.SWITCH(WEEKDAY(DATE([.$AJ$2];[.$C10];[.U$2]));7;TRUE();1;TRUE();FALSE());[.$D$17];IF(NOT(ISERROR(VLOOKUP(DATE([.$AJ$2];[.$C10];[.U$2]);[.$AL:.$AL];1;0)));[.$D$18];IF(IF(ISERROR(INDIRECT(&quot;$P$&quot;&amp;MATCH(DATE([.$AJ$2];[.$C10];[.U$2]);[.$D$27:.$D$65];0)+MATCH(&quot;Za sobotę&quot;;[.$P:.$P];0)));FALSE();NOT(ISBLANK(INDIRECT(&quot;$P$&quot;&amp;MATCH(DATE([.$AJ$2];[.$C10];[.U$2]);[.$D$27:.$D$65];0)+MATCH(&quot;Za sobotę&quot;;[.$P:.$P];0)))));[.$D$21];IF(IF(ISERROR(INDIRECT(&quot;$G$&quot;&amp;MATCH(DATE([.$AJ$2];[.$C10];[.U$2]);[.$D$27:.$D$65];0)+MATCH(&quot;Zaległy&quot;;[.$G:.$G];0)));FALSE();NOT(ISBLANK(INDIRECT(&quot;$G$&quot;&amp;MATCH(DATE([.$AJ$2];[.$C10];[.U$2]);[.$D$27:.$D$65];0)+MATCH(&quot;Zaległy&quot;;[.$G:.$G];0)))));[.$D$20];IF(NOT(ISERROR(VLOOKUP(DATE([.$AJ$2];[.$C10];[.U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V$2]));[.$D$16];IF(COM.MICROSOFT.SWITCH(WEEKDAY(DATE([.$AJ$2];[.$C10];[.V$2]));7;TRUE();1;TRUE();FALSE());[.$D$17];IF(NOT(ISERROR(VLOOKUP(DATE([.$AJ$2];[.$C10];[.V$2]);[.$AL:.$AL];1;0)));[.$D$18];IF(IF(ISERROR(INDIRECT(&quot;$P$&quot;&amp;MATCH(DATE([.$AJ$2];[.$C10];[.V$2]);[.$D$27:.$D$65];0)+MATCH(&quot;Za sobotę&quot;;[.$P:.$P];0)));FALSE();NOT(ISBLANK(INDIRECT(&quot;$P$&quot;&amp;MATCH(DATE([.$AJ$2];[.$C10];[.V$2]);[.$D$27:.$D$65];0)+MATCH(&quot;Za sobotę&quot;;[.$P:.$P];0)))));[.$D$21];IF(IF(ISERROR(INDIRECT(&quot;$G$&quot;&amp;MATCH(DATE([.$AJ$2];[.$C10];[.V$2]);[.$D$27:.$D$65];0)+MATCH(&quot;Zaległy&quot;;[.$G:.$G];0)));FALSE();NOT(ISBLANK(INDIRECT(&quot;$G$&quot;&amp;MATCH(DATE([.$AJ$2];[.$C10];[.V$2]);[.$D$27:.$D$65];0)+MATCH(&quot;Zaległy&quot;;[.$G:.$G];0)))));[.$D$20];IF(NOT(ISERROR(VLOOKUP(DATE([.$AJ$2];[.$C10];[.V$2]);[.$AM:.$AM];1;0)));[.$D$19];&quot;&quot;))))))">
            <text:p/>
          </table:table-cell>
          <table:table-cell table:style-name="ce117" table:formula="of:=IF(MONTH(DATE([.$AJ$2];[.$C10];[.$D$2]))&lt;&gt;MONTH(DATE([.$AJ$2];[.$C10];[.W$2]));[.$D$16];IF(COM.MICROSOFT.SWITCH(WEEKDAY(DATE([.$AJ$2];[.$C10];[.W$2]));7;TRUE();1;TRUE();FALSE());[.$D$17];IF(NOT(ISERROR(VLOOKUP(DATE([.$AJ$2];[.$C10];[.W$2]);[.$AL:.$AL];1;0)));[.$D$18];IF(IF(ISERROR(INDIRECT(&quot;$P$&quot;&amp;MATCH(DATE([.$AJ$2];[.$C10];[.W$2]);[.$D$27:.$D$65];0)+MATCH(&quot;Za sobotę&quot;;[.$P:.$P];0)));FALSE();NOT(ISBLANK(INDIRECT(&quot;$P$&quot;&amp;MATCH(DATE([.$AJ$2];[.$C10];[.W$2]);[.$D$27:.$D$65];0)+MATCH(&quot;Za sobotę&quot;;[.$P:.$P];0)))));[.$D$21];IF(IF(ISERROR(INDIRECT(&quot;$G$&quot;&amp;MATCH(DATE([.$AJ$2];[.$C10];[.W$2]);[.$D$27:.$D$65];0)+MATCH(&quot;Zaległy&quot;;[.$G:.$G];0)));FALSE();NOT(ISBLANK(INDIRECT(&quot;$G$&quot;&amp;MATCH(DATE([.$AJ$2];[.$C10];[.W$2]);[.$D$27:.$D$65];0)+MATCH(&quot;Zaległy&quot;;[.$G:.$G];0)))));[.$D$20];IF(NOT(ISERROR(VLOOKUP(DATE([.$AJ$2];[.$C10];[.W$2]);[.$AM:.$AM];1;0)));[.$D$19];&quot;&quot;))))))">
            <text:p/>
          </table:table-cell>
          <table:table-cell table:style-name="ce117" table:formula="of:=IF(MONTH(DATE([.$AJ$2];[.$C10];[.$D$2]))&lt;&gt;MONTH(DATE([.$AJ$2];[.$C10];[.X$2]));[.$D$16];IF(COM.MICROSOFT.SWITCH(WEEKDAY(DATE([.$AJ$2];[.$C10];[.X$2]));7;TRUE();1;TRUE();FALSE());[.$D$17];IF(NOT(ISERROR(VLOOKUP(DATE([.$AJ$2];[.$C10];[.X$2]);[.$AL:.$AL];1;0)));[.$D$18];IF(IF(ISERROR(INDIRECT(&quot;$P$&quot;&amp;MATCH(DATE([.$AJ$2];[.$C10];[.X$2]);[.$D$27:.$D$65];0)+MATCH(&quot;Za sobotę&quot;;[.$P:.$P];0)));FALSE();NOT(ISBLANK(INDIRECT(&quot;$P$&quot;&amp;MATCH(DATE([.$AJ$2];[.$C10];[.X$2]);[.$D$27:.$D$65];0)+MATCH(&quot;Za sobotę&quot;;[.$P:.$P];0)))));[.$D$21];IF(IF(ISERROR(INDIRECT(&quot;$G$&quot;&amp;MATCH(DATE([.$AJ$2];[.$C10];[.X$2]);[.$D$27:.$D$65];0)+MATCH(&quot;Zaległy&quot;;[.$G:.$G];0)));FALSE();NOT(ISBLANK(INDIRECT(&quot;$G$&quot;&amp;MATCH(DATE([.$AJ$2];[.$C10];[.X$2]);[.$D$27:.$D$65];0)+MATCH(&quot;Zaległy&quot;;[.$G:.$G];0)))));[.$D$20];IF(NOT(ISERROR(VLOOKUP(DATE([.$AJ$2];[.$C10];[.X$2]);[.$AM:.$AM];1;0)));[.$D$19];&quot;&quot;))))))">
            <text:p/>
          </table:table-cell>
          <table:table-cell table:style-name="ce117" table:formula="of:=IF(MONTH(DATE([.$AJ$2];[.$C10];[.$D$2]))&lt;&gt;MONTH(DATE([.$AJ$2];[.$C10];[.Y$2]));[.$D$16];IF(COM.MICROSOFT.SWITCH(WEEKDAY(DATE([.$AJ$2];[.$C10];[.Y$2]));7;TRUE();1;TRUE();FALSE());[.$D$17];IF(NOT(ISERROR(VLOOKUP(DATE([.$AJ$2];[.$C10];[.Y$2]);[.$AL:.$AL];1;0)));[.$D$18];IF(IF(ISERROR(INDIRECT(&quot;$P$&quot;&amp;MATCH(DATE([.$AJ$2];[.$C10];[.Y$2]);[.$D$27:.$D$65];0)+MATCH(&quot;Za sobotę&quot;;[.$P:.$P];0)));FALSE();NOT(ISBLANK(INDIRECT(&quot;$P$&quot;&amp;MATCH(DATE([.$AJ$2];[.$C10];[.Y$2]);[.$D$27:.$D$65];0)+MATCH(&quot;Za sobotę&quot;;[.$P:.$P];0)))));[.$D$21];IF(IF(ISERROR(INDIRECT(&quot;$G$&quot;&amp;MATCH(DATE([.$AJ$2];[.$C10];[.Y$2]);[.$D$27:.$D$65];0)+MATCH(&quot;Zaległy&quot;;[.$G:.$G];0)));FALSE();NOT(ISBLANK(INDIRECT(&quot;$G$&quot;&amp;MATCH(DATE([.$AJ$2];[.$C10];[.Y$2]);[.$D$27:.$D$65];0)+MATCH(&quot;Zaległy&quot;;[.$G:.$G];0)))));[.$D$20];IF(NOT(ISERROR(VLOOKUP(DATE([.$AJ$2];[.$C10];[.Y$2]);[.$AM:.$AM];1;0)));[.$D$19];&quot;&quot;))))))">
            <text:p/>
          </table:table-cell>
          <table:table-cell table:style-name="ce117" table:formula="of:=IF(MONTH(DATE([.$AJ$2];[.$C10];[.$D$2]))&lt;&gt;MONTH(DATE([.$AJ$2];[.$C10];[.Z$2]));[.$D$16];IF(COM.MICROSOFT.SWITCH(WEEKDAY(DATE([.$AJ$2];[.$C10];[.Z$2]));7;TRUE();1;TRUE();FALSE());[.$D$17];IF(NOT(ISERROR(VLOOKUP(DATE([.$AJ$2];[.$C10];[.Z$2]);[.$AL:.$AL];1;0)));[.$D$18];IF(IF(ISERROR(INDIRECT(&quot;$P$&quot;&amp;MATCH(DATE([.$AJ$2];[.$C10];[.Z$2]);[.$D$27:.$D$65];0)+MATCH(&quot;Za sobotę&quot;;[.$P:.$P];0)));FALSE();NOT(ISBLANK(INDIRECT(&quot;$P$&quot;&amp;MATCH(DATE([.$AJ$2];[.$C10];[.Z$2]);[.$D$27:.$D$65];0)+MATCH(&quot;Za sobotę&quot;;[.$P:.$P];0)))));[.$D$21];IF(IF(ISERROR(INDIRECT(&quot;$G$&quot;&amp;MATCH(DATE([.$AJ$2];[.$C10];[.Z$2]);[.$D$27:.$D$65];0)+MATCH(&quot;Zaległy&quot;;[.$G:.$G];0)));FALSE();NOT(ISBLANK(INDIRECT(&quot;$G$&quot;&amp;MATCH(DATE([.$AJ$2];[.$C10];[.Z$2]);[.$D$27:.$D$65];0)+MATCH(&quot;Zaległy&quot;;[.$G:.$G];0)))));[.$D$20];IF(NOT(ISERROR(VLOOKUP(DATE([.$AJ$2];[.$C10];[.Z$2]);[.$AM:.$AM];1;0)));[.$D$19];&quot;&quot;))))))">
            <text:p/>
          </table:table-cell>
          <table:table-cell table:style-name="ce117" table:formula="of:=IF(MONTH(DATE([.$AJ$2];[.$C10];[.$D$2]))&lt;&gt;MONTH(DATE([.$AJ$2];[.$C10];[.AA$2]));[.$D$16];IF(COM.MICROSOFT.SWITCH(WEEKDAY(DATE([.$AJ$2];[.$C10];[.AA$2]));7;TRUE();1;TRUE();FALSE());[.$D$17];IF(NOT(ISERROR(VLOOKUP(DATE([.$AJ$2];[.$C10];[.AA$2]);[.$AL:.$AL];1;0)));[.$D$18];IF(IF(ISERROR(INDIRECT(&quot;$P$&quot;&amp;MATCH(DATE([.$AJ$2];[.$C10];[.AA$2]);[.$D$27:.$D$65];0)+MATCH(&quot;Za sobotę&quot;;[.$P:.$P];0)));FALSE();NOT(ISBLANK(INDIRECT(&quot;$P$&quot;&amp;MATCH(DATE([.$AJ$2];[.$C10];[.AA$2]);[.$D$27:.$D$65];0)+MATCH(&quot;Za sobotę&quot;;[.$P:.$P];0)))));[.$D$21];IF(IF(ISERROR(INDIRECT(&quot;$G$&quot;&amp;MATCH(DATE([.$AJ$2];[.$C10];[.AA$2]);[.$D$27:.$D$65];0)+MATCH(&quot;Zaległy&quot;;[.$G:.$G];0)));FALSE();NOT(ISBLANK(INDIRECT(&quot;$G$&quot;&amp;MATCH(DATE([.$AJ$2];[.$C10];[.AA$2]);[.$D$27:.$D$65];0)+MATCH(&quot;Zaległy&quot;;[.$G:.$G];0)))));[.$D$20];IF(NOT(ISERROR(VLOOKUP(DATE([.$AJ$2];[.$C10];[.AA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AB$2]));[.$D$16];IF(COM.MICROSOFT.SWITCH(WEEKDAY(DATE([.$AJ$2];[.$C10];[.AB$2]));7;TRUE();1;TRUE();FALSE());[.$D$17];IF(NOT(ISERROR(VLOOKUP(DATE([.$AJ$2];[.$C10];[.AB$2]);[.$AL:.$AL];1;0)));[.$D$18];IF(IF(ISERROR(INDIRECT(&quot;$P$&quot;&amp;MATCH(DATE([.$AJ$2];[.$C10];[.AB$2]);[.$D$27:.$D$65];0)+MATCH(&quot;Za sobotę&quot;;[.$P:.$P];0)));FALSE();NOT(ISBLANK(INDIRECT(&quot;$P$&quot;&amp;MATCH(DATE([.$AJ$2];[.$C10];[.AB$2]);[.$D$27:.$D$65];0)+MATCH(&quot;Za sobotę&quot;;[.$P:.$P];0)))));[.$D$21];IF(IF(ISERROR(INDIRECT(&quot;$G$&quot;&amp;MATCH(DATE([.$AJ$2];[.$C10];[.AB$2]);[.$D$27:.$D$65];0)+MATCH(&quot;Zaległy&quot;;[.$G:.$G];0)));FALSE();NOT(ISBLANK(INDIRECT(&quot;$G$&quot;&amp;MATCH(DATE([.$AJ$2];[.$C10];[.AB$2]);[.$D$27:.$D$65];0)+MATCH(&quot;Zaległy&quot;;[.$G:.$G];0)))));[.$D$20];IF(NOT(ISERROR(VLOOKUP(DATE([.$AJ$2];[.$C10];[.AB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0];[.$D$2]))&lt;&gt;MONTH(DATE([.$AJ$2];[.$C10];[.AC$2]));[.$D$16];IF(COM.MICROSOFT.SWITCH(WEEKDAY(DATE([.$AJ$2];[.$C10];[.AC$2]));7;TRUE();1;TRUE();FALSE());[.$D$17];IF(NOT(ISERROR(VLOOKUP(DATE([.$AJ$2];[.$C10];[.AC$2]);[.$AL:.$AL];1;0)));[.$D$18];IF(IF(ISERROR(INDIRECT(&quot;$P$&quot;&amp;MATCH(DATE([.$AJ$2];[.$C10];[.AC$2]);[.$D$27:.$D$65];0)+MATCH(&quot;Za sobotę&quot;;[.$P:.$P];0)));FALSE();NOT(ISBLANK(INDIRECT(&quot;$P$&quot;&amp;MATCH(DATE([.$AJ$2];[.$C10];[.AC$2]);[.$D$27:.$D$65];0)+MATCH(&quot;Za sobotę&quot;;[.$P:.$P];0)))));[.$D$21];IF(IF(ISERROR(INDIRECT(&quot;$G$&quot;&amp;MATCH(DATE([.$AJ$2];[.$C10];[.AC$2]);[.$D$27:.$D$65];0)+MATCH(&quot;Zaległy&quot;;[.$G:.$G];0)));FALSE();NOT(ISBLANK(INDIRECT(&quot;$G$&quot;&amp;MATCH(DATE([.$AJ$2];[.$C10];[.AC$2]);[.$D$27:.$D$65];0)+MATCH(&quot;Zaległy&quot;;[.$G:.$G];0)))));[.$D$20];IF(NOT(ISERROR(VLOOKUP(DATE([.$AJ$2];[.$C10];[.AC$2]);[.$AM:.$AM];1;0)));[.$D$19];&quot;&quot;))))))">
            <text:p/>
          </table:table-cell>
          <table:table-cell table:style-name="ce117" table:formula="of:=IF(MONTH(DATE([.$AJ$2];[.$C10];[.$D$2]))&lt;&gt;MONTH(DATE([.$AJ$2];[.$C10];[.AD$2]));[.$D$16];IF(COM.MICROSOFT.SWITCH(WEEKDAY(DATE([.$AJ$2];[.$C10];[.AD$2]));7;TRUE();1;TRUE();FALSE());[.$D$17];IF(NOT(ISERROR(VLOOKUP(DATE([.$AJ$2];[.$C10];[.AD$2]);[.$AL:.$AL];1;0)));[.$D$18];IF(IF(ISERROR(INDIRECT(&quot;$P$&quot;&amp;MATCH(DATE([.$AJ$2];[.$C10];[.AD$2]);[.$D$27:.$D$65];0)+MATCH(&quot;Za sobotę&quot;;[.$P:.$P];0)));FALSE();NOT(ISBLANK(INDIRECT(&quot;$P$&quot;&amp;MATCH(DATE([.$AJ$2];[.$C10];[.AD$2]);[.$D$27:.$D$65];0)+MATCH(&quot;Za sobotę&quot;;[.$P:.$P];0)))));[.$D$21];IF(IF(ISERROR(INDIRECT(&quot;$G$&quot;&amp;MATCH(DATE([.$AJ$2];[.$C10];[.AD$2]);[.$D$27:.$D$65];0)+MATCH(&quot;Zaległy&quot;;[.$G:.$G];0)));FALSE();NOT(ISBLANK(INDIRECT(&quot;$G$&quot;&amp;MATCH(DATE([.$AJ$2];[.$C10];[.AD$2]);[.$D$27:.$D$65];0)+MATCH(&quot;Zaległy&quot;;[.$G:.$G];0)))));[.$D$20];IF(NOT(ISERROR(VLOOKUP(DATE([.$AJ$2];[.$C10];[.AD$2]);[.$AM:.$AM];1;0)));[.$D$19];&quot;&quot;))))))">
            <text:p/>
          </table:table-cell>
          <table:table-cell table:style-name="ce117" table:formula="of:=IF(MONTH(DATE([.$AJ$2];[.$C10];[.$D$2]))&lt;&gt;MONTH(DATE([.$AJ$2];[.$C10];[.AE$2]));[.$D$16];IF(COM.MICROSOFT.SWITCH(WEEKDAY(DATE([.$AJ$2];[.$C10];[.AE$2]));7;TRUE();1;TRUE();FALSE());[.$D$17];IF(NOT(ISERROR(VLOOKUP(DATE([.$AJ$2];[.$C10];[.AE$2]);[.$AL:.$AL];1;0)));[.$D$18];IF(IF(ISERROR(INDIRECT(&quot;$P$&quot;&amp;MATCH(DATE([.$AJ$2];[.$C10];[.AE$2]);[.$D$27:.$D$65];0)+MATCH(&quot;Za sobotę&quot;;[.$P:.$P];0)));FALSE();NOT(ISBLANK(INDIRECT(&quot;$P$&quot;&amp;MATCH(DATE([.$AJ$2];[.$C10];[.AE$2]);[.$D$27:.$D$65];0)+MATCH(&quot;Za sobotę&quot;;[.$P:.$P];0)))));[.$D$21];IF(IF(ISERROR(INDIRECT(&quot;$G$&quot;&amp;MATCH(DATE([.$AJ$2];[.$C10];[.AE$2]);[.$D$27:.$D$65];0)+MATCH(&quot;Zaległy&quot;;[.$G:.$G];0)));FALSE();NOT(ISBLANK(INDIRECT(&quot;$G$&quot;&amp;MATCH(DATE([.$AJ$2];[.$C10];[.AE$2]);[.$D$27:.$D$65];0)+MATCH(&quot;Zaległy&quot;;[.$G:.$G];0)))));[.$D$20];IF(NOT(ISERROR(VLOOKUP(DATE([.$AJ$2];[.$C10];[.AE$2]);[.$AM:.$AM];1;0)));[.$D$19];&quot;&quot;))))))">
            <text:p/>
          </table:table-cell>
          <table:table-cell table:style-name="ce117" table:formula="of:=IF(MONTH(DATE([.$AJ$2];[.$C10];[.$D$2]))&lt;&gt;MONTH(DATE([.$AJ$2];[.$C10];[.AF$2]));[.$D$16];IF(COM.MICROSOFT.SWITCH(WEEKDAY(DATE([.$AJ$2];[.$C10];[.AF$2]));7;TRUE();1;TRUE();FALSE());[.$D$17];IF(NOT(ISERROR(VLOOKUP(DATE([.$AJ$2];[.$C10];[.AF$2]);[.$AL:.$AL];1;0)));[.$D$18];IF(IF(ISERROR(INDIRECT(&quot;$P$&quot;&amp;MATCH(DATE([.$AJ$2];[.$C10];[.AF$2]);[.$D$27:.$D$65];0)+MATCH(&quot;Za sobotę&quot;;[.$P:.$P];0)));FALSE();NOT(ISBLANK(INDIRECT(&quot;$P$&quot;&amp;MATCH(DATE([.$AJ$2];[.$C10];[.AF$2]);[.$D$27:.$D$65];0)+MATCH(&quot;Za sobotę&quot;;[.$P:.$P];0)))));[.$D$21];IF(IF(ISERROR(INDIRECT(&quot;$G$&quot;&amp;MATCH(DATE([.$AJ$2];[.$C10];[.AF$2]);[.$D$27:.$D$65];0)+MATCH(&quot;Zaległy&quot;;[.$G:.$G];0)));FALSE();NOT(ISBLANK(INDIRECT(&quot;$G$&quot;&amp;MATCH(DATE([.$AJ$2];[.$C10];[.AF$2]);[.$D$27:.$D$65];0)+MATCH(&quot;Zaległy&quot;;[.$G:.$G];0)))));[.$D$20];IF(NOT(ISERROR(VLOOKUP(DATE([.$AJ$2];[.$C10];[.AF$2]);[.$AM:.$AM];1;0)));[.$D$19];&quot;&quot;))))))">
            <text:p/>
          </table:table-cell>
          <table:table-cell table:style-name="ce117" table:formula="of:=IF(MONTH(DATE([.$AJ$2];[.$C10];[.$D$2]))&lt;&gt;MONTH(DATE([.$AJ$2];[.$C10];[.AG$2]));[.$D$16];IF(COM.MICROSOFT.SWITCH(WEEKDAY(DATE([.$AJ$2];[.$C10];[.AG$2]));7;TRUE();1;TRUE();FALSE());[.$D$17];IF(NOT(ISERROR(VLOOKUP(DATE([.$AJ$2];[.$C10];[.AG$2]);[.$AL:.$AL];1;0)));[.$D$18];IF(IF(ISERROR(INDIRECT(&quot;$P$&quot;&amp;MATCH(DATE([.$AJ$2];[.$C10];[.AG$2]);[.$D$27:.$D$65];0)+MATCH(&quot;Za sobotę&quot;;[.$P:.$P];0)));FALSE();NOT(ISBLANK(INDIRECT(&quot;$P$&quot;&amp;MATCH(DATE([.$AJ$2];[.$C10];[.AG$2]);[.$D$27:.$D$65];0)+MATCH(&quot;Za sobotę&quot;;[.$P:.$P];0)))));[.$D$21];IF(IF(ISERROR(INDIRECT(&quot;$G$&quot;&amp;MATCH(DATE([.$AJ$2];[.$C10];[.AG$2]);[.$D$27:.$D$65];0)+MATCH(&quot;Zaległy&quot;;[.$G:.$G];0)));FALSE();NOT(ISBLANK(INDIRECT(&quot;$G$&quot;&amp;MATCH(DATE([.$AJ$2];[.$C10];[.AG$2]);[.$D$27:.$D$65];0)+MATCH(&quot;Zaległy&quot;;[.$G:.$G];0)))));[.$D$20];IF(NOT(ISERROR(VLOOKUP(DATE([.$AJ$2];[.$C10];[.AG$2]);[.$AM:.$AM];1;0)));[.$D$19];&quot;&quot;))))))">
            <text:p/>
          </table:table-cell>
          <table:table-cell table:style-name="ce120" table:formula="of:=IF(MONTH(DATE([.$AJ$2];[.$C10];[.$D$2]))&lt;&gt;MONTH(DATE([.$AJ$2];[.$C10];[.AH$2]));[.$D$16];IF(COM.MICROSOFT.SWITCH(WEEKDAY(DATE([.$AJ$2];[.$C10];[.AH$2]));7;TRUE();1;TRUE();FALSE());[.$D$17];IF(NOT(ISERROR(VLOOKUP(DATE([.$AJ$2];[.$C10];[.AH$2]);[.$AL:.$AL];1;0)));[.$D$18];IF(IF(ISERROR(INDIRECT(&quot;$P$&quot;&amp;MATCH(DATE([.$AJ$2];[.$C10];[.AH$2]);[.$D$27:.$D$65];0)+MATCH(&quot;Za sobotę&quot;;[.$P:.$P];0)));FALSE();NOT(ISBLANK(INDIRECT(&quot;$P$&quot;&amp;MATCH(DATE([.$AJ$2];[.$C10];[.AH$2]);[.$D$27:.$D$65];0)+MATCH(&quot;Za sobotę&quot;;[.$P:.$P];0)))));[.$D$21];IF(IF(ISERROR(INDIRECT(&quot;$G$&quot;&amp;MATCH(DATE([.$AJ$2];[.$C10];[.AH$2]);[.$D$27:.$D$65];0)+MATCH(&quot;Zaległy&quot;;[.$G:.$G];0)));FALSE();NOT(ISBLANK(INDIRECT(&quot;$G$&quot;&amp;MATCH(DATE([.$AJ$2];[.$C10];[.AH$2]);[.$D$27:.$D$65];0)+MATCH(&quot;Zaległy&quot;;[.$G:.$G];0)))));[.$D$20];IF(NOT(ISERROR(VLOOKUP(DATE([.$AJ$2];[.$C10];[.AH$2]);[.$AM:.$AM];1;0)));[.$D$19];&quot;&quot;))))))" office:value-type="string" office:string-value="–" calcext:value-type="string">
            <text:p>–</text:p>
          </table:table-cell>
          <table:table-cell table:style-name="Default"/>
          <table:table-cell table:style-name="ce122" office:value-type="string" calcext:value-type="string">
            <text:p>1.11</text:p>
          </table:table-cell>
          <table:table-cell table:style-name="Default" office:value-type="string" calcext:value-type="string">
            <text:p>SZTYWNE KAŻDEGO ROKU – Wszystkich Świętych</text:p>
          </table:table-cell>
          <table:table-cell table:formula="of:=IF(NOT(ISBLANK([.$AJ13]));IFERROR(DATEVALUE([.$AJ13]&amp;&quot;.&quot;&amp;[.$AJ$2]);DATE([.$AJ$2];MONTH([.$AJ13]);DAY([.$AJ13])));&quot;&quot;)" office:value-type="date" office:date-value="2024-12-26" calcext:value-type="date">
            <text:p>26 grudnia 2024 (czwartek)</text:p>
          </table:table-cell>
          <table:table-cell table:style-name="ce62" table:formula="of:=IF(NOT(ISBLANK([.$D35]));IFERROR(DATEVALUE([.$D35]&amp;&quot;.&quot;&amp;[.$AJ$2]);DATE([.$AJ$2];MONTH([.$D35]);DAY([.$D3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1];1)" office:value-type="date" office:date-value="2024-09-01" calcext:value-type="date">
            <text:p>wrzesień</text:p>
          </table:table-cell>
          <table:table-cell table:style-name="ce45" office:value-type="float" office:value="9" calcext:value-type="float">
            <text:p>9</text:p>
          </table:table-cell>
          <table:table-cell table:style-name="ce113" table:formula="of:=IF(MONTH(DATE([.$AJ$2];[.$C11];[.$D$2]))&lt;&gt;MONTH(DATE([.$AJ$2];[.$C11];[.D$2]));[.$D$16];IF(COM.MICROSOFT.SWITCH(WEEKDAY(DATE([.$AJ$2];[.$C11];[.D$2]));7;TRUE();1;TRUE();FALSE());[.$D$17];IF(NOT(ISERROR(VLOOKUP(DATE([.$AJ$2];[.$C11];[.D$2]);[.$AL:.$AL];1;0)));[.$D$18];IF(IF(ISERROR(INDIRECT(&quot;$P$&quot;&amp;MATCH(DATE([.$AJ$2];[.$C11];[.D$2]);[.$D$27:.$D$65];0)+MATCH(&quot;Za sobotę&quot;;[.$P:.$P];0)));FALSE();NOT(ISBLANK(INDIRECT(&quot;$P$&quot;&amp;MATCH(DATE([.$AJ$2];[.$C11];[.D$2]);[.$D$27:.$D$65];0)+MATCH(&quot;Za sobotę&quot;;[.$P:.$P];0)))));[.$D$21];IF(IF(ISERROR(INDIRECT(&quot;$G$&quot;&amp;MATCH(DATE([.$AJ$2];[.$C11];[.D$2]);[.$D$27:.$D$65];0)+MATCH(&quot;Zaległy&quot;;[.$G:.$G];0)));FALSE();NOT(ISBLANK(INDIRECT(&quot;$G$&quot;&amp;MATCH(DATE([.$AJ$2];[.$C11];[.D$2]);[.$D$27:.$D$65];0)+MATCH(&quot;Zaległy&quot;;[.$G:.$G];0)))));[.$D$20];IF(NOT(ISERROR(VLOOKUP(DATE([.$AJ$2];[.$C11];[.D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E$2]));[.$D$16];IF(COM.MICROSOFT.SWITCH(WEEKDAY(DATE([.$AJ$2];[.$C11];[.E$2]));7;TRUE();1;TRUE();FALSE());[.$D$17];IF(NOT(ISERROR(VLOOKUP(DATE([.$AJ$2];[.$C11];[.E$2]);[.$AL:.$AL];1;0)));[.$D$18];IF(IF(ISERROR(INDIRECT(&quot;$P$&quot;&amp;MATCH(DATE([.$AJ$2];[.$C11];[.E$2]);[.$D$27:.$D$65];0)+MATCH(&quot;Za sobotę&quot;;[.$P:.$P];0)));FALSE();NOT(ISBLANK(INDIRECT(&quot;$P$&quot;&amp;MATCH(DATE([.$AJ$2];[.$C11];[.E$2]);[.$D$27:.$D$65];0)+MATCH(&quot;Za sobotę&quot;;[.$P:.$P];0)))));[.$D$21];IF(IF(ISERROR(INDIRECT(&quot;$G$&quot;&amp;MATCH(DATE([.$AJ$2];[.$C11];[.E$2]);[.$D$27:.$D$65];0)+MATCH(&quot;Zaległy&quot;;[.$G:.$G];0)));FALSE();NOT(ISBLANK(INDIRECT(&quot;$G$&quot;&amp;MATCH(DATE([.$AJ$2];[.$C11];[.E$2]);[.$D$27:.$D$65];0)+MATCH(&quot;Zaległy&quot;;[.$G:.$G];0)))));[.$D$20];IF(NOT(ISERROR(VLOOKUP(DATE([.$AJ$2];[.$C11];[.E$2]);[.$AM:.$AM];1;0)));[.$D$19];&quot;&quot;))))))">
            <text:p/>
          </table:table-cell>
          <table:table-cell table:style-name="ce117" table:formula="of:=IF(MONTH(DATE([.$AJ$2];[.$C11];[.$D$2]))&lt;&gt;MONTH(DATE([.$AJ$2];[.$C11];[.F$2]));[.$D$16];IF(COM.MICROSOFT.SWITCH(WEEKDAY(DATE([.$AJ$2];[.$C11];[.F$2]));7;TRUE();1;TRUE();FALSE());[.$D$17];IF(NOT(ISERROR(VLOOKUP(DATE([.$AJ$2];[.$C11];[.F$2]);[.$AL:.$AL];1;0)));[.$D$18];IF(IF(ISERROR(INDIRECT(&quot;$P$&quot;&amp;MATCH(DATE([.$AJ$2];[.$C11];[.F$2]);[.$D$27:.$D$65];0)+MATCH(&quot;Za sobotę&quot;;[.$P:.$P];0)));FALSE();NOT(ISBLANK(INDIRECT(&quot;$P$&quot;&amp;MATCH(DATE([.$AJ$2];[.$C11];[.F$2]);[.$D$27:.$D$65];0)+MATCH(&quot;Za sobotę&quot;;[.$P:.$P];0)))));[.$D$21];IF(IF(ISERROR(INDIRECT(&quot;$G$&quot;&amp;MATCH(DATE([.$AJ$2];[.$C11];[.F$2]);[.$D$27:.$D$65];0)+MATCH(&quot;Zaległy&quot;;[.$G:.$G];0)));FALSE();NOT(ISBLANK(INDIRECT(&quot;$G$&quot;&amp;MATCH(DATE([.$AJ$2];[.$C11];[.F$2]);[.$D$27:.$D$65];0)+MATCH(&quot;Zaległy&quot;;[.$G:.$G];0)))));[.$D$20];IF(NOT(ISERROR(VLOOKUP(DATE([.$AJ$2];[.$C11];[.F$2]);[.$AM:.$AM];1;0)));[.$D$19];&quot;&quot;))))))">
            <text:p/>
          </table:table-cell>
          <table:table-cell table:style-name="ce117" table:formula="of:=IF(MONTH(DATE([.$AJ$2];[.$C11];[.$D$2]))&lt;&gt;MONTH(DATE([.$AJ$2];[.$C11];[.G$2]));[.$D$16];IF(COM.MICROSOFT.SWITCH(WEEKDAY(DATE([.$AJ$2];[.$C11];[.G$2]));7;TRUE();1;TRUE();FALSE());[.$D$17];IF(NOT(ISERROR(VLOOKUP(DATE([.$AJ$2];[.$C11];[.G$2]);[.$AL:.$AL];1;0)));[.$D$18];IF(IF(ISERROR(INDIRECT(&quot;$P$&quot;&amp;MATCH(DATE([.$AJ$2];[.$C11];[.G$2]);[.$D$27:.$D$65];0)+MATCH(&quot;Za sobotę&quot;;[.$P:.$P];0)));FALSE();NOT(ISBLANK(INDIRECT(&quot;$P$&quot;&amp;MATCH(DATE([.$AJ$2];[.$C11];[.G$2]);[.$D$27:.$D$65];0)+MATCH(&quot;Za sobotę&quot;;[.$P:.$P];0)))));[.$D$21];IF(IF(ISERROR(INDIRECT(&quot;$G$&quot;&amp;MATCH(DATE([.$AJ$2];[.$C11];[.G$2]);[.$D$27:.$D$65];0)+MATCH(&quot;Zaległy&quot;;[.$G:.$G];0)));FALSE();NOT(ISBLANK(INDIRECT(&quot;$G$&quot;&amp;MATCH(DATE([.$AJ$2];[.$C11];[.G$2]);[.$D$27:.$D$65];0)+MATCH(&quot;Zaległy&quot;;[.$G:.$G];0)))));[.$D$20];IF(NOT(ISERROR(VLOOKUP(DATE([.$AJ$2];[.$C11];[.G$2]);[.$AM:.$AM];1;0)));[.$D$19];&quot;&quot;))))))">
            <text:p/>
          </table:table-cell>
          <table:table-cell table:style-name="ce117" table:formula="of:=IF(MONTH(DATE([.$AJ$2];[.$C11];[.$D$2]))&lt;&gt;MONTH(DATE([.$AJ$2];[.$C11];[.H$2]));[.$D$16];IF(COM.MICROSOFT.SWITCH(WEEKDAY(DATE([.$AJ$2];[.$C11];[.H$2]));7;TRUE();1;TRUE();FALSE());[.$D$17];IF(NOT(ISERROR(VLOOKUP(DATE([.$AJ$2];[.$C11];[.H$2]);[.$AL:.$AL];1;0)));[.$D$18];IF(IF(ISERROR(INDIRECT(&quot;$P$&quot;&amp;MATCH(DATE([.$AJ$2];[.$C11];[.H$2]);[.$D$27:.$D$65];0)+MATCH(&quot;Za sobotę&quot;;[.$P:.$P];0)));FALSE();NOT(ISBLANK(INDIRECT(&quot;$P$&quot;&amp;MATCH(DATE([.$AJ$2];[.$C11];[.H$2]);[.$D$27:.$D$65];0)+MATCH(&quot;Za sobotę&quot;;[.$P:.$P];0)))));[.$D$21];IF(IF(ISERROR(INDIRECT(&quot;$G$&quot;&amp;MATCH(DATE([.$AJ$2];[.$C11];[.H$2]);[.$D$27:.$D$65];0)+MATCH(&quot;Zaległy&quot;;[.$G:.$G];0)));FALSE();NOT(ISBLANK(INDIRECT(&quot;$G$&quot;&amp;MATCH(DATE([.$AJ$2];[.$C11];[.H$2]);[.$D$27:.$D$65];0)+MATCH(&quot;Zaległy&quot;;[.$G:.$G];0)))));[.$D$20];IF(NOT(ISERROR(VLOOKUP(DATE([.$AJ$2];[.$C11];[.H$2]);[.$AM:.$AM];1;0)));[.$D$19];&quot;&quot;))))))">
            <text:p/>
          </table:table-cell>
          <table:table-cell table:style-name="ce117" table:formula="of:=IF(MONTH(DATE([.$AJ$2];[.$C11];[.$D$2]))&lt;&gt;MONTH(DATE([.$AJ$2];[.$C11];[.I$2]));[.$D$16];IF(COM.MICROSOFT.SWITCH(WEEKDAY(DATE([.$AJ$2];[.$C11];[.I$2]));7;TRUE();1;TRUE();FALSE());[.$D$17];IF(NOT(ISERROR(VLOOKUP(DATE([.$AJ$2];[.$C11];[.I$2]);[.$AL:.$AL];1;0)));[.$D$18];IF(IF(ISERROR(INDIRECT(&quot;$P$&quot;&amp;MATCH(DATE([.$AJ$2];[.$C11];[.I$2]);[.$D$27:.$D$65];0)+MATCH(&quot;Za sobotę&quot;;[.$P:.$P];0)));FALSE();NOT(ISBLANK(INDIRECT(&quot;$P$&quot;&amp;MATCH(DATE([.$AJ$2];[.$C11];[.I$2]);[.$D$27:.$D$65];0)+MATCH(&quot;Za sobotę&quot;;[.$P:.$P];0)))));[.$D$21];IF(IF(ISERROR(INDIRECT(&quot;$G$&quot;&amp;MATCH(DATE([.$AJ$2];[.$C11];[.I$2]);[.$D$27:.$D$65];0)+MATCH(&quot;Zaległy&quot;;[.$G:.$G];0)));FALSE();NOT(ISBLANK(INDIRECT(&quot;$G$&quot;&amp;MATCH(DATE([.$AJ$2];[.$C11];[.I$2]);[.$D$27:.$D$65];0)+MATCH(&quot;Zaległy&quot;;[.$G:.$G];0)))));[.$D$20];IF(NOT(ISERROR(VLOOKUP(DATE([.$AJ$2];[.$C11];[.I$2]);[.$AM:.$AM];1;0)));[.$D$19];&quot;&quot;))))))">
            <text:p/>
          </table:table-cell>
          <table:table-cell table:style-name="ce117" table:formula="of:=IF(MONTH(DATE([.$AJ$2];[.$C11];[.$D$2]))&lt;&gt;MONTH(DATE([.$AJ$2];[.$C11];[.J$2]));[.$D$16];IF(COM.MICROSOFT.SWITCH(WEEKDAY(DATE([.$AJ$2];[.$C11];[.J$2]));7;TRUE();1;TRUE();FALSE());[.$D$17];IF(NOT(ISERROR(VLOOKUP(DATE([.$AJ$2];[.$C11];[.J$2]);[.$AL:.$AL];1;0)));[.$D$18];IF(IF(ISERROR(INDIRECT(&quot;$P$&quot;&amp;MATCH(DATE([.$AJ$2];[.$C11];[.J$2]);[.$D$27:.$D$65];0)+MATCH(&quot;Za sobotę&quot;;[.$P:.$P];0)));FALSE();NOT(ISBLANK(INDIRECT(&quot;$P$&quot;&amp;MATCH(DATE([.$AJ$2];[.$C11];[.J$2]);[.$D$27:.$D$65];0)+MATCH(&quot;Za sobotę&quot;;[.$P:.$P];0)))));[.$D$21];IF(IF(ISERROR(INDIRECT(&quot;$G$&quot;&amp;MATCH(DATE([.$AJ$2];[.$C11];[.J$2]);[.$D$27:.$D$65];0)+MATCH(&quot;Zaległy&quot;;[.$G:.$G];0)));FALSE();NOT(ISBLANK(INDIRECT(&quot;$G$&quot;&amp;MATCH(DATE([.$AJ$2];[.$C11];[.J$2]);[.$D$27:.$D$65];0)+MATCH(&quot;Zaległy&quot;;[.$G:.$G];0)))));[.$D$20];IF(NOT(ISERROR(VLOOKUP(DATE([.$AJ$2];[.$C11];[.J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K$2]));[.$D$16];IF(COM.MICROSOFT.SWITCH(WEEKDAY(DATE([.$AJ$2];[.$C11];[.K$2]));7;TRUE();1;TRUE();FALSE());[.$D$17];IF(NOT(ISERROR(VLOOKUP(DATE([.$AJ$2];[.$C11];[.K$2]);[.$AL:.$AL];1;0)));[.$D$18];IF(IF(ISERROR(INDIRECT(&quot;$P$&quot;&amp;MATCH(DATE([.$AJ$2];[.$C11];[.K$2]);[.$D$27:.$D$65];0)+MATCH(&quot;Za sobotę&quot;;[.$P:.$P];0)));FALSE();NOT(ISBLANK(INDIRECT(&quot;$P$&quot;&amp;MATCH(DATE([.$AJ$2];[.$C11];[.K$2]);[.$D$27:.$D$65];0)+MATCH(&quot;Za sobotę&quot;;[.$P:.$P];0)))));[.$D$21];IF(IF(ISERROR(INDIRECT(&quot;$G$&quot;&amp;MATCH(DATE([.$AJ$2];[.$C11];[.K$2]);[.$D$27:.$D$65];0)+MATCH(&quot;Zaległy&quot;;[.$G:.$G];0)));FALSE();NOT(ISBLANK(INDIRECT(&quot;$G$&quot;&amp;MATCH(DATE([.$AJ$2];[.$C11];[.K$2]);[.$D$27:.$D$65];0)+MATCH(&quot;Zaległy&quot;;[.$G:.$G];0)))));[.$D$20];IF(NOT(ISERROR(VLOOKUP(DATE([.$AJ$2];[.$C11];[.K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L$2]));[.$D$16];IF(COM.MICROSOFT.SWITCH(WEEKDAY(DATE([.$AJ$2];[.$C11];[.L$2]));7;TRUE();1;TRUE();FALSE());[.$D$17];IF(NOT(ISERROR(VLOOKUP(DATE([.$AJ$2];[.$C11];[.L$2]);[.$AL:.$AL];1;0)));[.$D$18];IF(IF(ISERROR(INDIRECT(&quot;$P$&quot;&amp;MATCH(DATE([.$AJ$2];[.$C11];[.L$2]);[.$D$27:.$D$65];0)+MATCH(&quot;Za sobotę&quot;;[.$P:.$P];0)));FALSE();NOT(ISBLANK(INDIRECT(&quot;$P$&quot;&amp;MATCH(DATE([.$AJ$2];[.$C11];[.L$2]);[.$D$27:.$D$65];0)+MATCH(&quot;Za sobotę&quot;;[.$P:.$P];0)))));[.$D$21];IF(IF(ISERROR(INDIRECT(&quot;$G$&quot;&amp;MATCH(DATE([.$AJ$2];[.$C11];[.L$2]);[.$D$27:.$D$65];0)+MATCH(&quot;Zaległy&quot;;[.$G:.$G];0)));FALSE();NOT(ISBLANK(INDIRECT(&quot;$G$&quot;&amp;MATCH(DATE([.$AJ$2];[.$C11];[.L$2]);[.$D$27:.$D$65];0)+MATCH(&quot;Zaległy&quot;;[.$G:.$G];0)))));[.$D$20];IF(NOT(ISERROR(VLOOKUP(DATE([.$AJ$2];[.$C11];[.L$2]);[.$AM:.$AM];1;0)));[.$D$19];&quot;&quot;))))))">
            <text:p/>
          </table:table-cell>
          <table:table-cell table:style-name="ce117" table:formula="of:=IF(MONTH(DATE([.$AJ$2];[.$C11];[.$D$2]))&lt;&gt;MONTH(DATE([.$AJ$2];[.$C11];[.M$2]));[.$D$16];IF(COM.MICROSOFT.SWITCH(WEEKDAY(DATE([.$AJ$2];[.$C11];[.M$2]));7;TRUE();1;TRUE();FALSE());[.$D$17];IF(NOT(ISERROR(VLOOKUP(DATE([.$AJ$2];[.$C11];[.M$2]);[.$AL:.$AL];1;0)));[.$D$18];IF(IF(ISERROR(INDIRECT(&quot;$P$&quot;&amp;MATCH(DATE([.$AJ$2];[.$C11];[.M$2]);[.$D$27:.$D$65];0)+MATCH(&quot;Za sobotę&quot;;[.$P:.$P];0)));FALSE();NOT(ISBLANK(INDIRECT(&quot;$P$&quot;&amp;MATCH(DATE([.$AJ$2];[.$C11];[.M$2]);[.$D$27:.$D$65];0)+MATCH(&quot;Za sobotę&quot;;[.$P:.$P];0)))));[.$D$21];IF(IF(ISERROR(INDIRECT(&quot;$G$&quot;&amp;MATCH(DATE([.$AJ$2];[.$C11];[.M$2]);[.$D$27:.$D$65];0)+MATCH(&quot;Zaległy&quot;;[.$G:.$G];0)));FALSE();NOT(ISBLANK(INDIRECT(&quot;$G$&quot;&amp;MATCH(DATE([.$AJ$2];[.$C11];[.M$2]);[.$D$27:.$D$65];0)+MATCH(&quot;Zaległy&quot;;[.$G:.$G];0)))));[.$D$20];IF(NOT(ISERROR(VLOOKUP(DATE([.$AJ$2];[.$C11];[.M$2]);[.$AM:.$AM];1;0)));[.$D$19];&quot;&quot;))))))">
            <text:p/>
          </table:table-cell>
          <table:table-cell table:style-name="ce117" table:formula="of:=IF(MONTH(DATE([.$AJ$2];[.$C11];[.$D$2]))&lt;&gt;MONTH(DATE([.$AJ$2];[.$C11];[.N$2]));[.$D$16];IF(COM.MICROSOFT.SWITCH(WEEKDAY(DATE([.$AJ$2];[.$C11];[.N$2]));7;TRUE();1;TRUE();FALSE());[.$D$17];IF(NOT(ISERROR(VLOOKUP(DATE([.$AJ$2];[.$C11];[.N$2]);[.$AL:.$AL];1;0)));[.$D$18];IF(IF(ISERROR(INDIRECT(&quot;$P$&quot;&amp;MATCH(DATE([.$AJ$2];[.$C11];[.N$2]);[.$D$27:.$D$65];0)+MATCH(&quot;Za sobotę&quot;;[.$P:.$P];0)));FALSE();NOT(ISBLANK(INDIRECT(&quot;$P$&quot;&amp;MATCH(DATE([.$AJ$2];[.$C11];[.N$2]);[.$D$27:.$D$65];0)+MATCH(&quot;Za sobotę&quot;;[.$P:.$P];0)))));[.$D$21];IF(IF(ISERROR(INDIRECT(&quot;$G$&quot;&amp;MATCH(DATE([.$AJ$2];[.$C11];[.N$2]);[.$D$27:.$D$65];0)+MATCH(&quot;Zaległy&quot;;[.$G:.$G];0)));FALSE();NOT(ISBLANK(INDIRECT(&quot;$G$&quot;&amp;MATCH(DATE([.$AJ$2];[.$C11];[.N$2]);[.$D$27:.$D$65];0)+MATCH(&quot;Zaległy&quot;;[.$G:.$G];0)))));[.$D$20];IF(NOT(ISERROR(VLOOKUP(DATE([.$AJ$2];[.$C11];[.N$2]);[.$AM:.$AM];1;0)));[.$D$19];&quot;&quot;))))))">
            <text:p/>
          </table:table-cell>
          <table:table-cell table:style-name="ce117" table:formula="of:=IF(MONTH(DATE([.$AJ$2];[.$C11];[.$D$2]))&lt;&gt;MONTH(DATE([.$AJ$2];[.$C11];[.O$2]));[.$D$16];IF(COM.MICROSOFT.SWITCH(WEEKDAY(DATE([.$AJ$2];[.$C11];[.O$2]));7;TRUE();1;TRUE();FALSE());[.$D$17];IF(NOT(ISERROR(VLOOKUP(DATE([.$AJ$2];[.$C11];[.O$2]);[.$AL:.$AL];1;0)));[.$D$18];IF(IF(ISERROR(INDIRECT(&quot;$P$&quot;&amp;MATCH(DATE([.$AJ$2];[.$C11];[.O$2]);[.$D$27:.$D$65];0)+MATCH(&quot;Za sobotę&quot;;[.$P:.$P];0)));FALSE();NOT(ISBLANK(INDIRECT(&quot;$P$&quot;&amp;MATCH(DATE([.$AJ$2];[.$C11];[.O$2]);[.$D$27:.$D$65];0)+MATCH(&quot;Za sobotę&quot;;[.$P:.$P];0)))));[.$D$21];IF(IF(ISERROR(INDIRECT(&quot;$G$&quot;&amp;MATCH(DATE([.$AJ$2];[.$C11];[.O$2]);[.$D$27:.$D$65];0)+MATCH(&quot;Zaległy&quot;;[.$G:.$G];0)));FALSE();NOT(ISBLANK(INDIRECT(&quot;$G$&quot;&amp;MATCH(DATE([.$AJ$2];[.$C11];[.O$2]);[.$D$27:.$D$65];0)+MATCH(&quot;Zaległy&quot;;[.$G:.$G];0)))));[.$D$20];IF(NOT(ISERROR(VLOOKUP(DATE([.$AJ$2];[.$C11];[.O$2]);[.$AM:.$AM];1;0)));[.$D$19];&quot;&quot;))))))">
            <text:p/>
          </table:table-cell>
          <table:table-cell table:style-name="ce117" table:formula="of:=IF(MONTH(DATE([.$AJ$2];[.$C11];[.$D$2]))&lt;&gt;MONTH(DATE([.$AJ$2];[.$C11];[.P$2]));[.$D$16];IF(COM.MICROSOFT.SWITCH(WEEKDAY(DATE([.$AJ$2];[.$C11];[.P$2]));7;TRUE();1;TRUE();FALSE());[.$D$17];IF(NOT(ISERROR(VLOOKUP(DATE([.$AJ$2];[.$C11];[.P$2]);[.$AL:.$AL];1;0)));[.$D$18];IF(IF(ISERROR(INDIRECT(&quot;$P$&quot;&amp;MATCH(DATE([.$AJ$2];[.$C11];[.P$2]);[.$D$27:.$D$65];0)+MATCH(&quot;Za sobotę&quot;;[.$P:.$P];0)));FALSE();NOT(ISBLANK(INDIRECT(&quot;$P$&quot;&amp;MATCH(DATE([.$AJ$2];[.$C11];[.P$2]);[.$D$27:.$D$65];0)+MATCH(&quot;Za sobotę&quot;;[.$P:.$P];0)))));[.$D$21];IF(IF(ISERROR(INDIRECT(&quot;$G$&quot;&amp;MATCH(DATE([.$AJ$2];[.$C11];[.P$2]);[.$D$27:.$D$65];0)+MATCH(&quot;Zaległy&quot;;[.$G:.$G];0)));FALSE();NOT(ISBLANK(INDIRECT(&quot;$G$&quot;&amp;MATCH(DATE([.$AJ$2];[.$C11];[.P$2]);[.$D$27:.$D$65];0)+MATCH(&quot;Zaległy&quot;;[.$G:.$G];0)))));[.$D$20];IF(NOT(ISERROR(VLOOKUP(DATE([.$AJ$2];[.$C11];[.P$2]);[.$AM:.$AM];1;0)));[.$D$19];&quot;&quot;))))))">
            <text:p/>
          </table:table-cell>
          <table:table-cell table:style-name="ce117" table:formula="of:=IF(MONTH(DATE([.$AJ$2];[.$C11];[.$D$2]))&lt;&gt;MONTH(DATE([.$AJ$2];[.$C11];[.Q$2]));[.$D$16];IF(COM.MICROSOFT.SWITCH(WEEKDAY(DATE([.$AJ$2];[.$C11];[.Q$2]));7;TRUE();1;TRUE();FALSE());[.$D$17];IF(NOT(ISERROR(VLOOKUP(DATE([.$AJ$2];[.$C11];[.Q$2]);[.$AL:.$AL];1;0)));[.$D$18];IF(IF(ISERROR(INDIRECT(&quot;$P$&quot;&amp;MATCH(DATE([.$AJ$2];[.$C11];[.Q$2]);[.$D$27:.$D$65];0)+MATCH(&quot;Za sobotę&quot;;[.$P:.$P];0)));FALSE();NOT(ISBLANK(INDIRECT(&quot;$P$&quot;&amp;MATCH(DATE([.$AJ$2];[.$C11];[.Q$2]);[.$D$27:.$D$65];0)+MATCH(&quot;Za sobotę&quot;;[.$P:.$P];0)))));[.$D$21];IF(IF(ISERROR(INDIRECT(&quot;$G$&quot;&amp;MATCH(DATE([.$AJ$2];[.$C11];[.Q$2]);[.$D$27:.$D$65];0)+MATCH(&quot;Zaległy&quot;;[.$G:.$G];0)));FALSE();NOT(ISBLANK(INDIRECT(&quot;$G$&quot;&amp;MATCH(DATE([.$AJ$2];[.$C11];[.Q$2]);[.$D$27:.$D$65];0)+MATCH(&quot;Zaległy&quot;;[.$G:.$G];0)))));[.$D$20];IF(NOT(ISERROR(VLOOKUP(DATE([.$AJ$2];[.$C11];[.Q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R$2]));[.$D$16];IF(COM.MICROSOFT.SWITCH(WEEKDAY(DATE([.$AJ$2];[.$C11];[.R$2]));7;TRUE();1;TRUE();FALSE());[.$D$17];IF(NOT(ISERROR(VLOOKUP(DATE([.$AJ$2];[.$C11];[.R$2]);[.$AL:.$AL];1;0)));[.$D$18];IF(IF(ISERROR(INDIRECT(&quot;$P$&quot;&amp;MATCH(DATE([.$AJ$2];[.$C11];[.R$2]);[.$D$27:.$D$65];0)+MATCH(&quot;Za sobotę&quot;;[.$P:.$P];0)));FALSE();NOT(ISBLANK(INDIRECT(&quot;$P$&quot;&amp;MATCH(DATE([.$AJ$2];[.$C11];[.R$2]);[.$D$27:.$D$65];0)+MATCH(&quot;Za sobotę&quot;;[.$P:.$P];0)))));[.$D$21];IF(IF(ISERROR(INDIRECT(&quot;$G$&quot;&amp;MATCH(DATE([.$AJ$2];[.$C11];[.R$2]);[.$D$27:.$D$65];0)+MATCH(&quot;Zaległy&quot;;[.$G:.$G];0)));FALSE();NOT(ISBLANK(INDIRECT(&quot;$G$&quot;&amp;MATCH(DATE([.$AJ$2];[.$C11];[.R$2]);[.$D$27:.$D$65];0)+MATCH(&quot;Zaległy&quot;;[.$G:.$G];0)))));[.$D$20];IF(NOT(ISERROR(VLOOKUP(DATE([.$AJ$2];[.$C11];[.R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S$2]));[.$D$16];IF(COM.MICROSOFT.SWITCH(WEEKDAY(DATE([.$AJ$2];[.$C11];[.S$2]));7;TRUE();1;TRUE();FALSE());[.$D$17];IF(NOT(ISERROR(VLOOKUP(DATE([.$AJ$2];[.$C11];[.S$2]);[.$AL:.$AL];1;0)));[.$D$18];IF(IF(ISERROR(INDIRECT(&quot;$P$&quot;&amp;MATCH(DATE([.$AJ$2];[.$C11];[.S$2]);[.$D$27:.$D$65];0)+MATCH(&quot;Za sobotę&quot;;[.$P:.$P];0)));FALSE();NOT(ISBLANK(INDIRECT(&quot;$P$&quot;&amp;MATCH(DATE([.$AJ$2];[.$C11];[.S$2]);[.$D$27:.$D$65];0)+MATCH(&quot;Za sobotę&quot;;[.$P:.$P];0)))));[.$D$21];IF(IF(ISERROR(INDIRECT(&quot;$G$&quot;&amp;MATCH(DATE([.$AJ$2];[.$C11];[.S$2]);[.$D$27:.$D$65];0)+MATCH(&quot;Zaległy&quot;;[.$G:.$G];0)));FALSE();NOT(ISBLANK(INDIRECT(&quot;$G$&quot;&amp;MATCH(DATE([.$AJ$2];[.$C11];[.S$2]);[.$D$27:.$D$65];0)+MATCH(&quot;Zaległy&quot;;[.$G:.$G];0)))));[.$D$20];IF(NOT(ISERROR(VLOOKUP(DATE([.$AJ$2];[.$C11];[.S$2]);[.$AM:.$AM];1;0)));[.$D$19];&quot;&quot;))))))">
            <text:p/>
          </table:table-cell>
          <table:table-cell table:style-name="ce117" table:formula="of:=IF(MONTH(DATE([.$AJ$2];[.$C11];[.$D$2]))&lt;&gt;MONTH(DATE([.$AJ$2];[.$C11];[.T$2]));[.$D$16];IF(COM.MICROSOFT.SWITCH(WEEKDAY(DATE([.$AJ$2];[.$C11];[.T$2]));7;TRUE();1;TRUE();FALSE());[.$D$17];IF(NOT(ISERROR(VLOOKUP(DATE([.$AJ$2];[.$C11];[.T$2]);[.$AL:.$AL];1;0)));[.$D$18];IF(IF(ISERROR(INDIRECT(&quot;$P$&quot;&amp;MATCH(DATE([.$AJ$2];[.$C11];[.T$2]);[.$D$27:.$D$65];0)+MATCH(&quot;Za sobotę&quot;;[.$P:.$P];0)));FALSE();NOT(ISBLANK(INDIRECT(&quot;$P$&quot;&amp;MATCH(DATE([.$AJ$2];[.$C11];[.T$2]);[.$D$27:.$D$65];0)+MATCH(&quot;Za sobotę&quot;;[.$P:.$P];0)))));[.$D$21];IF(IF(ISERROR(INDIRECT(&quot;$G$&quot;&amp;MATCH(DATE([.$AJ$2];[.$C11];[.T$2]);[.$D$27:.$D$65];0)+MATCH(&quot;Zaległy&quot;;[.$G:.$G];0)));FALSE();NOT(ISBLANK(INDIRECT(&quot;$G$&quot;&amp;MATCH(DATE([.$AJ$2];[.$C11];[.T$2]);[.$D$27:.$D$65];0)+MATCH(&quot;Zaległy&quot;;[.$G:.$G];0)))));[.$D$20];IF(NOT(ISERROR(VLOOKUP(DATE([.$AJ$2];[.$C11];[.T$2]);[.$AM:.$AM];1;0)));[.$D$19];&quot;&quot;))))))">
            <text:p/>
          </table:table-cell>
          <table:table-cell table:style-name="ce117" table:formula="of:=IF(MONTH(DATE([.$AJ$2];[.$C11];[.$D$2]))&lt;&gt;MONTH(DATE([.$AJ$2];[.$C11];[.U$2]));[.$D$16];IF(COM.MICROSOFT.SWITCH(WEEKDAY(DATE([.$AJ$2];[.$C11];[.U$2]));7;TRUE();1;TRUE();FALSE());[.$D$17];IF(NOT(ISERROR(VLOOKUP(DATE([.$AJ$2];[.$C11];[.U$2]);[.$AL:.$AL];1;0)));[.$D$18];IF(IF(ISERROR(INDIRECT(&quot;$P$&quot;&amp;MATCH(DATE([.$AJ$2];[.$C11];[.U$2]);[.$D$27:.$D$65];0)+MATCH(&quot;Za sobotę&quot;;[.$P:.$P];0)));FALSE();NOT(ISBLANK(INDIRECT(&quot;$P$&quot;&amp;MATCH(DATE([.$AJ$2];[.$C11];[.U$2]);[.$D$27:.$D$65];0)+MATCH(&quot;Za sobotę&quot;;[.$P:.$P];0)))));[.$D$21];IF(IF(ISERROR(INDIRECT(&quot;$G$&quot;&amp;MATCH(DATE([.$AJ$2];[.$C11];[.U$2]);[.$D$27:.$D$65];0)+MATCH(&quot;Zaległy&quot;;[.$G:.$G];0)));FALSE();NOT(ISBLANK(INDIRECT(&quot;$G$&quot;&amp;MATCH(DATE([.$AJ$2];[.$C11];[.U$2]);[.$D$27:.$D$65];0)+MATCH(&quot;Zaległy&quot;;[.$G:.$G];0)))));[.$D$20];IF(NOT(ISERROR(VLOOKUP(DATE([.$AJ$2];[.$C11];[.U$2]);[.$AM:.$AM];1;0)));[.$D$19];&quot;&quot;))))))">
            <text:p/>
          </table:table-cell>
          <table:table-cell table:style-name="ce117" table:formula="of:=IF(MONTH(DATE([.$AJ$2];[.$C11];[.$D$2]))&lt;&gt;MONTH(DATE([.$AJ$2];[.$C11];[.V$2]));[.$D$16];IF(COM.MICROSOFT.SWITCH(WEEKDAY(DATE([.$AJ$2];[.$C11];[.V$2]));7;TRUE();1;TRUE();FALSE());[.$D$17];IF(NOT(ISERROR(VLOOKUP(DATE([.$AJ$2];[.$C11];[.V$2]);[.$AL:.$AL];1;0)));[.$D$18];IF(IF(ISERROR(INDIRECT(&quot;$P$&quot;&amp;MATCH(DATE([.$AJ$2];[.$C11];[.V$2]);[.$D$27:.$D$65];0)+MATCH(&quot;Za sobotę&quot;;[.$P:.$P];0)));FALSE();NOT(ISBLANK(INDIRECT(&quot;$P$&quot;&amp;MATCH(DATE([.$AJ$2];[.$C11];[.V$2]);[.$D$27:.$D$65];0)+MATCH(&quot;Za sobotę&quot;;[.$P:.$P];0)))));[.$D$21];IF(IF(ISERROR(INDIRECT(&quot;$G$&quot;&amp;MATCH(DATE([.$AJ$2];[.$C11];[.V$2]);[.$D$27:.$D$65];0)+MATCH(&quot;Zaległy&quot;;[.$G:.$G];0)));FALSE();NOT(ISBLANK(INDIRECT(&quot;$G$&quot;&amp;MATCH(DATE([.$AJ$2];[.$C11];[.V$2]);[.$D$27:.$D$65];0)+MATCH(&quot;Zaległy&quot;;[.$G:.$G];0)))));[.$D$20];IF(NOT(ISERROR(VLOOKUP(DATE([.$AJ$2];[.$C11];[.V$2]);[.$AM:.$AM];1;0)));[.$D$19];&quot;&quot;))))))">
            <text:p/>
          </table:table-cell>
          <table:table-cell table:style-name="ce117" table:formula="of:=IF(MONTH(DATE([.$AJ$2];[.$C11];[.$D$2]))&lt;&gt;MONTH(DATE([.$AJ$2];[.$C11];[.W$2]));[.$D$16];IF(COM.MICROSOFT.SWITCH(WEEKDAY(DATE([.$AJ$2];[.$C11];[.W$2]));7;TRUE();1;TRUE();FALSE());[.$D$17];IF(NOT(ISERROR(VLOOKUP(DATE([.$AJ$2];[.$C11];[.W$2]);[.$AL:.$AL];1;0)));[.$D$18];IF(IF(ISERROR(INDIRECT(&quot;$P$&quot;&amp;MATCH(DATE([.$AJ$2];[.$C11];[.W$2]);[.$D$27:.$D$65];0)+MATCH(&quot;Za sobotę&quot;;[.$P:.$P];0)));FALSE();NOT(ISBLANK(INDIRECT(&quot;$P$&quot;&amp;MATCH(DATE([.$AJ$2];[.$C11];[.W$2]);[.$D$27:.$D$65];0)+MATCH(&quot;Za sobotę&quot;;[.$P:.$P];0)))));[.$D$21];IF(IF(ISERROR(INDIRECT(&quot;$G$&quot;&amp;MATCH(DATE([.$AJ$2];[.$C11];[.W$2]);[.$D$27:.$D$65];0)+MATCH(&quot;Zaległy&quot;;[.$G:.$G];0)));FALSE();NOT(ISBLANK(INDIRECT(&quot;$G$&quot;&amp;MATCH(DATE([.$AJ$2];[.$C11];[.W$2]);[.$D$27:.$D$65];0)+MATCH(&quot;Zaległy&quot;;[.$G:.$G];0)))));[.$D$20];IF(NOT(ISERROR(VLOOKUP(DATE([.$AJ$2];[.$C11];[.W$2]);[.$AM:.$AM];1;0)));[.$D$19];&quot;&quot;))))))">
            <text:p/>
          </table:table-cell>
          <table:table-cell table:style-name="ce117" table:formula="of:=IF(MONTH(DATE([.$AJ$2];[.$C11];[.$D$2]))&lt;&gt;MONTH(DATE([.$AJ$2];[.$C11];[.X$2]));[.$D$16];IF(COM.MICROSOFT.SWITCH(WEEKDAY(DATE([.$AJ$2];[.$C11];[.X$2]));7;TRUE();1;TRUE();FALSE());[.$D$17];IF(NOT(ISERROR(VLOOKUP(DATE([.$AJ$2];[.$C11];[.X$2]);[.$AL:.$AL];1;0)));[.$D$18];IF(IF(ISERROR(INDIRECT(&quot;$P$&quot;&amp;MATCH(DATE([.$AJ$2];[.$C11];[.X$2]);[.$D$27:.$D$65];0)+MATCH(&quot;Za sobotę&quot;;[.$P:.$P];0)));FALSE();NOT(ISBLANK(INDIRECT(&quot;$P$&quot;&amp;MATCH(DATE([.$AJ$2];[.$C11];[.X$2]);[.$D$27:.$D$65];0)+MATCH(&quot;Za sobotę&quot;;[.$P:.$P];0)))));[.$D$21];IF(IF(ISERROR(INDIRECT(&quot;$G$&quot;&amp;MATCH(DATE([.$AJ$2];[.$C11];[.X$2]);[.$D$27:.$D$65];0)+MATCH(&quot;Zaległy&quot;;[.$G:.$G];0)));FALSE();NOT(ISBLANK(INDIRECT(&quot;$G$&quot;&amp;MATCH(DATE([.$AJ$2];[.$C11];[.X$2]);[.$D$27:.$D$65];0)+MATCH(&quot;Zaległy&quot;;[.$G:.$G];0)))));[.$D$20];IF(NOT(ISERROR(VLOOKUP(DATE([.$AJ$2];[.$C11];[.X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Y$2]));[.$D$16];IF(COM.MICROSOFT.SWITCH(WEEKDAY(DATE([.$AJ$2];[.$C11];[.Y$2]));7;TRUE();1;TRUE();FALSE());[.$D$17];IF(NOT(ISERROR(VLOOKUP(DATE([.$AJ$2];[.$C11];[.Y$2]);[.$AL:.$AL];1;0)));[.$D$18];IF(IF(ISERROR(INDIRECT(&quot;$P$&quot;&amp;MATCH(DATE([.$AJ$2];[.$C11];[.Y$2]);[.$D$27:.$D$65];0)+MATCH(&quot;Za sobotę&quot;;[.$P:.$P];0)));FALSE();NOT(ISBLANK(INDIRECT(&quot;$P$&quot;&amp;MATCH(DATE([.$AJ$2];[.$C11];[.Y$2]);[.$D$27:.$D$65];0)+MATCH(&quot;Za sobotę&quot;;[.$P:.$P];0)))));[.$D$21];IF(IF(ISERROR(INDIRECT(&quot;$G$&quot;&amp;MATCH(DATE([.$AJ$2];[.$C11];[.Y$2]);[.$D$27:.$D$65];0)+MATCH(&quot;Zaległy&quot;;[.$G:.$G];0)));FALSE();NOT(ISBLANK(INDIRECT(&quot;$G$&quot;&amp;MATCH(DATE([.$AJ$2];[.$C11];[.Y$2]);[.$D$27:.$D$65];0)+MATCH(&quot;Zaległy&quot;;[.$G:.$G];0)))));[.$D$20];IF(NOT(ISERROR(VLOOKUP(DATE([.$AJ$2];[.$C11];[.Y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Z$2]));[.$D$16];IF(COM.MICROSOFT.SWITCH(WEEKDAY(DATE([.$AJ$2];[.$C11];[.Z$2]));7;TRUE();1;TRUE();FALSE());[.$D$17];IF(NOT(ISERROR(VLOOKUP(DATE([.$AJ$2];[.$C11];[.Z$2]);[.$AL:.$AL];1;0)));[.$D$18];IF(IF(ISERROR(INDIRECT(&quot;$P$&quot;&amp;MATCH(DATE([.$AJ$2];[.$C11];[.Z$2]);[.$D$27:.$D$65];0)+MATCH(&quot;Za sobotę&quot;;[.$P:.$P];0)));FALSE();NOT(ISBLANK(INDIRECT(&quot;$P$&quot;&amp;MATCH(DATE([.$AJ$2];[.$C11];[.Z$2]);[.$D$27:.$D$65];0)+MATCH(&quot;Za sobotę&quot;;[.$P:.$P];0)))));[.$D$21];IF(IF(ISERROR(INDIRECT(&quot;$G$&quot;&amp;MATCH(DATE([.$AJ$2];[.$C11];[.Z$2]);[.$D$27:.$D$65];0)+MATCH(&quot;Zaległy&quot;;[.$G:.$G];0)));FALSE();NOT(ISBLANK(INDIRECT(&quot;$G$&quot;&amp;MATCH(DATE([.$AJ$2];[.$C11];[.Z$2]);[.$D$27:.$D$65];0)+MATCH(&quot;Zaległy&quot;;[.$G:.$G];0)))));[.$D$20];IF(NOT(ISERROR(VLOOKUP(DATE([.$AJ$2];[.$C11];[.Z$2]);[.$AM:.$AM];1;0)));[.$D$19];&quot;&quot;))))))">
            <text:p/>
          </table:table-cell>
          <table:table-cell table:style-name="ce117" table:formula="of:=IF(MONTH(DATE([.$AJ$2];[.$C11];[.$D$2]))&lt;&gt;MONTH(DATE([.$AJ$2];[.$C11];[.AA$2]));[.$D$16];IF(COM.MICROSOFT.SWITCH(WEEKDAY(DATE([.$AJ$2];[.$C11];[.AA$2]));7;TRUE();1;TRUE();FALSE());[.$D$17];IF(NOT(ISERROR(VLOOKUP(DATE([.$AJ$2];[.$C11];[.AA$2]);[.$AL:.$AL];1;0)));[.$D$18];IF(IF(ISERROR(INDIRECT(&quot;$P$&quot;&amp;MATCH(DATE([.$AJ$2];[.$C11];[.AA$2]);[.$D$27:.$D$65];0)+MATCH(&quot;Za sobotę&quot;;[.$P:.$P];0)));FALSE();NOT(ISBLANK(INDIRECT(&quot;$P$&quot;&amp;MATCH(DATE([.$AJ$2];[.$C11];[.AA$2]);[.$D$27:.$D$65];0)+MATCH(&quot;Za sobotę&quot;;[.$P:.$P];0)))));[.$D$21];IF(IF(ISERROR(INDIRECT(&quot;$G$&quot;&amp;MATCH(DATE([.$AJ$2];[.$C11];[.AA$2]);[.$D$27:.$D$65];0)+MATCH(&quot;Zaległy&quot;;[.$G:.$G];0)));FALSE();NOT(ISBLANK(INDIRECT(&quot;$G$&quot;&amp;MATCH(DATE([.$AJ$2];[.$C11];[.AA$2]);[.$D$27:.$D$65];0)+MATCH(&quot;Zaległy&quot;;[.$G:.$G];0)))));[.$D$20];IF(NOT(ISERROR(VLOOKUP(DATE([.$AJ$2];[.$C11];[.AA$2]);[.$AM:.$AM];1;0)));[.$D$19];&quot;&quot;))))))">
            <text:p/>
          </table:table-cell>
          <table:table-cell table:style-name="ce117" table:formula="of:=IF(MONTH(DATE([.$AJ$2];[.$C11];[.$D$2]))&lt;&gt;MONTH(DATE([.$AJ$2];[.$C11];[.AB$2]));[.$D$16];IF(COM.MICROSOFT.SWITCH(WEEKDAY(DATE([.$AJ$2];[.$C11];[.AB$2]));7;TRUE();1;TRUE();FALSE());[.$D$17];IF(NOT(ISERROR(VLOOKUP(DATE([.$AJ$2];[.$C11];[.AB$2]);[.$AL:.$AL];1;0)));[.$D$18];IF(IF(ISERROR(INDIRECT(&quot;$P$&quot;&amp;MATCH(DATE([.$AJ$2];[.$C11];[.AB$2]);[.$D$27:.$D$65];0)+MATCH(&quot;Za sobotę&quot;;[.$P:.$P];0)));FALSE();NOT(ISBLANK(INDIRECT(&quot;$P$&quot;&amp;MATCH(DATE([.$AJ$2];[.$C11];[.AB$2]);[.$D$27:.$D$65];0)+MATCH(&quot;Za sobotę&quot;;[.$P:.$P];0)))));[.$D$21];IF(IF(ISERROR(INDIRECT(&quot;$G$&quot;&amp;MATCH(DATE([.$AJ$2];[.$C11];[.AB$2]);[.$D$27:.$D$65];0)+MATCH(&quot;Zaległy&quot;;[.$G:.$G];0)));FALSE();NOT(ISBLANK(INDIRECT(&quot;$G$&quot;&amp;MATCH(DATE([.$AJ$2];[.$C11];[.AB$2]);[.$D$27:.$D$65];0)+MATCH(&quot;Zaległy&quot;;[.$G:.$G];0)))));[.$D$20];IF(NOT(ISERROR(VLOOKUP(DATE([.$AJ$2];[.$C11];[.AB$2]);[.$AM:.$AM];1;0)));[.$D$19];&quot;&quot;))))))">
            <text:p/>
          </table:table-cell>
          <table:table-cell table:style-name="ce117" table:formula="of:=IF(MONTH(DATE([.$AJ$2];[.$C11];[.$D$2]))&lt;&gt;MONTH(DATE([.$AJ$2];[.$C11];[.AC$2]));[.$D$16];IF(COM.MICROSOFT.SWITCH(WEEKDAY(DATE([.$AJ$2];[.$C11];[.AC$2]));7;TRUE();1;TRUE();FALSE());[.$D$17];IF(NOT(ISERROR(VLOOKUP(DATE([.$AJ$2];[.$C11];[.AC$2]);[.$AL:.$AL];1;0)));[.$D$18];IF(IF(ISERROR(INDIRECT(&quot;$P$&quot;&amp;MATCH(DATE([.$AJ$2];[.$C11];[.AC$2]);[.$D$27:.$D$65];0)+MATCH(&quot;Za sobotę&quot;;[.$P:.$P];0)));FALSE();NOT(ISBLANK(INDIRECT(&quot;$P$&quot;&amp;MATCH(DATE([.$AJ$2];[.$C11];[.AC$2]);[.$D$27:.$D$65];0)+MATCH(&quot;Za sobotę&quot;;[.$P:.$P];0)))));[.$D$21];IF(IF(ISERROR(INDIRECT(&quot;$G$&quot;&amp;MATCH(DATE([.$AJ$2];[.$C11];[.AC$2]);[.$D$27:.$D$65];0)+MATCH(&quot;Zaległy&quot;;[.$G:.$G];0)));FALSE();NOT(ISBLANK(INDIRECT(&quot;$G$&quot;&amp;MATCH(DATE([.$AJ$2];[.$C11];[.AC$2]);[.$D$27:.$D$65];0)+MATCH(&quot;Zaległy&quot;;[.$G:.$G];0)))));[.$D$20];IF(NOT(ISERROR(VLOOKUP(DATE([.$AJ$2];[.$C11];[.AC$2]);[.$AM:.$AM];1;0)));[.$D$19];&quot;&quot;))))))">
            <text:p/>
          </table:table-cell>
          <table:table-cell table:style-name="ce117" table:formula="of:=IF(MONTH(DATE([.$AJ$2];[.$C11];[.$D$2]))&lt;&gt;MONTH(DATE([.$AJ$2];[.$C11];[.AD$2]));[.$D$16];IF(COM.MICROSOFT.SWITCH(WEEKDAY(DATE([.$AJ$2];[.$C11];[.AD$2]));7;TRUE();1;TRUE();FALSE());[.$D$17];IF(NOT(ISERROR(VLOOKUP(DATE([.$AJ$2];[.$C11];[.AD$2]);[.$AL:.$AL];1;0)));[.$D$18];IF(IF(ISERROR(INDIRECT(&quot;$P$&quot;&amp;MATCH(DATE([.$AJ$2];[.$C11];[.AD$2]);[.$D$27:.$D$65];0)+MATCH(&quot;Za sobotę&quot;;[.$P:.$P];0)));FALSE();NOT(ISBLANK(INDIRECT(&quot;$P$&quot;&amp;MATCH(DATE([.$AJ$2];[.$C11];[.AD$2]);[.$D$27:.$D$65];0)+MATCH(&quot;Za sobotę&quot;;[.$P:.$P];0)))));[.$D$21];IF(IF(ISERROR(INDIRECT(&quot;$G$&quot;&amp;MATCH(DATE([.$AJ$2];[.$C11];[.AD$2]);[.$D$27:.$D$65];0)+MATCH(&quot;Zaległy&quot;;[.$G:.$G];0)));FALSE();NOT(ISBLANK(INDIRECT(&quot;$G$&quot;&amp;MATCH(DATE([.$AJ$2];[.$C11];[.AD$2]);[.$D$27:.$D$65];0)+MATCH(&quot;Zaległy&quot;;[.$G:.$G];0)))));[.$D$20];IF(NOT(ISERROR(VLOOKUP(DATE([.$AJ$2];[.$C11];[.AD$2]);[.$AM:.$AM];1;0)));[.$D$19];&quot;&quot;))))))">
            <text:p/>
          </table:table-cell>
          <table:table-cell table:style-name="ce117" table:formula="of:=IF(MONTH(DATE([.$AJ$2];[.$C11];[.$D$2]))&lt;&gt;MONTH(DATE([.$AJ$2];[.$C11];[.AE$2]));[.$D$16];IF(COM.MICROSOFT.SWITCH(WEEKDAY(DATE([.$AJ$2];[.$C11];[.AE$2]));7;TRUE();1;TRUE();FALSE());[.$D$17];IF(NOT(ISERROR(VLOOKUP(DATE([.$AJ$2];[.$C11];[.AE$2]);[.$AL:.$AL];1;0)));[.$D$18];IF(IF(ISERROR(INDIRECT(&quot;$P$&quot;&amp;MATCH(DATE([.$AJ$2];[.$C11];[.AE$2]);[.$D$27:.$D$65];0)+MATCH(&quot;Za sobotę&quot;;[.$P:.$P];0)));FALSE();NOT(ISBLANK(INDIRECT(&quot;$P$&quot;&amp;MATCH(DATE([.$AJ$2];[.$C11];[.AE$2]);[.$D$27:.$D$65];0)+MATCH(&quot;Za sobotę&quot;;[.$P:.$P];0)))));[.$D$21];IF(IF(ISERROR(INDIRECT(&quot;$G$&quot;&amp;MATCH(DATE([.$AJ$2];[.$C11];[.AE$2]);[.$D$27:.$D$65];0)+MATCH(&quot;Zaległy&quot;;[.$G:.$G];0)));FALSE();NOT(ISBLANK(INDIRECT(&quot;$G$&quot;&amp;MATCH(DATE([.$AJ$2];[.$C11];[.AE$2]);[.$D$27:.$D$65];0)+MATCH(&quot;Zaległy&quot;;[.$G:.$G];0)))));[.$D$20];IF(NOT(ISERROR(VLOOKUP(DATE([.$AJ$2];[.$C11];[.AE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AF$2]));[.$D$16];IF(COM.MICROSOFT.SWITCH(WEEKDAY(DATE([.$AJ$2];[.$C11];[.AF$2]));7;TRUE();1;TRUE();FALSE());[.$D$17];IF(NOT(ISERROR(VLOOKUP(DATE([.$AJ$2];[.$C11];[.AF$2]);[.$AL:.$AL];1;0)));[.$D$18];IF(IF(ISERROR(INDIRECT(&quot;$P$&quot;&amp;MATCH(DATE([.$AJ$2];[.$C11];[.AF$2]);[.$D$27:.$D$65];0)+MATCH(&quot;Za sobotę&quot;;[.$P:.$P];0)));FALSE();NOT(ISBLANK(INDIRECT(&quot;$P$&quot;&amp;MATCH(DATE([.$AJ$2];[.$C11];[.AF$2]);[.$D$27:.$D$65];0)+MATCH(&quot;Za sobotę&quot;;[.$P:.$P];0)))));[.$D$21];IF(IF(ISERROR(INDIRECT(&quot;$G$&quot;&amp;MATCH(DATE([.$AJ$2];[.$C11];[.AF$2]);[.$D$27:.$D$65];0)+MATCH(&quot;Zaległy&quot;;[.$G:.$G];0)));FALSE();NOT(ISBLANK(INDIRECT(&quot;$G$&quot;&amp;MATCH(DATE([.$AJ$2];[.$C11];[.AF$2]);[.$D$27:.$D$65];0)+MATCH(&quot;Zaległy&quot;;[.$G:.$G];0)))));[.$D$20];IF(NOT(ISERROR(VLOOKUP(DATE([.$AJ$2];[.$C11];[.AF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1];[.$D$2]))&lt;&gt;MONTH(DATE([.$AJ$2];[.$C11];[.AG$2]));[.$D$16];IF(COM.MICROSOFT.SWITCH(WEEKDAY(DATE([.$AJ$2];[.$C11];[.AG$2]));7;TRUE();1;TRUE();FALSE());[.$D$17];IF(NOT(ISERROR(VLOOKUP(DATE([.$AJ$2];[.$C11];[.AG$2]);[.$AL:.$AL];1;0)));[.$D$18];IF(IF(ISERROR(INDIRECT(&quot;$P$&quot;&amp;MATCH(DATE([.$AJ$2];[.$C11];[.AG$2]);[.$D$27:.$D$65];0)+MATCH(&quot;Za sobotę&quot;;[.$P:.$P];0)));FALSE();NOT(ISBLANK(INDIRECT(&quot;$P$&quot;&amp;MATCH(DATE([.$AJ$2];[.$C11];[.AG$2]);[.$D$27:.$D$65];0)+MATCH(&quot;Za sobotę&quot;;[.$P:.$P];0)))));[.$D$21];IF(IF(ISERROR(INDIRECT(&quot;$G$&quot;&amp;MATCH(DATE([.$AJ$2];[.$C11];[.AG$2]);[.$D$27:.$D$65];0)+MATCH(&quot;Zaległy&quot;;[.$G:.$G];0)));FALSE();NOT(ISBLANK(INDIRECT(&quot;$G$&quot;&amp;MATCH(DATE([.$AJ$2];[.$C11];[.AG$2]);[.$D$27:.$D$65];0)+MATCH(&quot;Zaległy&quot;;[.$G:.$G];0)))));[.$D$20];IF(NOT(ISERROR(VLOOKUP(DATE([.$AJ$2];[.$C11];[.AG$2]);[.$AM:.$AM];1;0)));[.$D$19];&quot;&quot;))))))">
            <text:p/>
          </table:table-cell>
          <table:table-cell table:style-name="ce120" table:formula="of:=IF(MONTH(DATE([.$AJ$2];[.$C11];[.$D$2]))&lt;&gt;MONTH(DATE([.$AJ$2];[.$C11];[.AH$2]));[.$D$16];IF(COM.MICROSOFT.SWITCH(WEEKDAY(DATE([.$AJ$2];[.$C11];[.AH$2]));7;TRUE();1;TRUE();FALSE());[.$D$17];IF(NOT(ISERROR(VLOOKUP(DATE([.$AJ$2];[.$C11];[.AH$2]);[.$AL:.$AL];1;0)));[.$D$18];IF(IF(ISERROR(INDIRECT(&quot;$P$&quot;&amp;MATCH(DATE([.$AJ$2];[.$C11];[.AH$2]);[.$D$27:.$D$65];0)+MATCH(&quot;Za sobotę&quot;;[.$P:.$P];0)));FALSE();NOT(ISBLANK(INDIRECT(&quot;$P$&quot;&amp;MATCH(DATE([.$AJ$2];[.$C11];[.AH$2]);[.$D$27:.$D$65];0)+MATCH(&quot;Za sobotę&quot;;[.$P:.$P];0)))));[.$D$21];IF(IF(ISERROR(INDIRECT(&quot;$G$&quot;&amp;MATCH(DATE([.$AJ$2];[.$C11];[.AH$2]);[.$D$27:.$D$65];0)+MATCH(&quot;Zaległy&quot;;[.$G:.$G];0)));FALSE();NOT(ISBLANK(INDIRECT(&quot;$G$&quot;&amp;MATCH(DATE([.$AJ$2];[.$C11];[.AH$2]);[.$D$27:.$D$65];0)+MATCH(&quot;Zaległy&quot;;[.$G:.$G];0)))));[.$D$20];IF(NOT(ISERROR(VLOOKUP(DATE([.$AJ$2];[.$C11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22" office:value-type="string" calcext:value-type="string">
            <text:p>11.11</text:p>
          </table:table-cell>
          <table:table-cell table:style-name="Default" office:value-type="string" calcext:value-type="string">
            <text:p>SZTYWNE KAŻDEGO ROKU – Święto Niepodległości</text:p>
          </table:table-cell>
          <table:table-cell table:formula="of:=IF(NOT(ISBLANK([.$AJ14]));IFERROR(DATEVALUE([.$AJ14]&amp;&quot;.&quot;&amp;[.$AJ$2]);DATE([.$AJ$2];MONTH([.$AJ14]);DAY([.$AJ14])));&quot;&quot;)" office:value-type="date" office:date-value="2024-03-31" calcext:value-type="date">
            <text:p>31 marca 2024 (niedziela)</text:p>
          </table:table-cell>
          <table:table-cell table:style-name="ce62" table:formula="of:=IF(NOT(ISBLANK([.$D36]));IFERROR(DATEVALUE([.$D36]&amp;&quot;.&quot;&amp;[.$AJ$2]);DATE([.$AJ$2];MONTH([.$D36]);DAY([.$D36])));&quot;&quot;)">
            <text:p/>
          </table:table-cell>
          <table:table-cell table:number-columns-repeated="4"/>
          <table:table-cell table:style-name="ce30"/>
          <table:table-cell table:style-name="Default"/>
          <table:table-cell table:number-columns-repeated="978"/>
        </table:table-row>
        <table:table-row table:style-name="ro1">
          <table:covered-table-cell table:style-name="ce45"/>
          <table:table-cell table:style-name="ce34" table:formula="of:=DATE([.$AJ$2];[.$C12];1)" office:value-type="date" office:date-value="2024-10-01" calcext:value-type="date">
            <text:p>październik</text:p>
          </table:table-cell>
          <table:table-cell table:style-name="ce45" office:value-type="float" office:value="10" calcext:value-type="float">
            <text:p>10</text:p>
          </table:table-cell>
          <table:table-cell table:style-name="ce113" table:formula="of:=IF(MONTH(DATE([.$AJ$2];[.$C12];[.$D$2]))&lt;&gt;MONTH(DATE([.$AJ$2];[.$C12];[.D$2]));[.$D$16];IF(COM.MICROSOFT.SWITCH(WEEKDAY(DATE([.$AJ$2];[.$C12];[.D$2]));7;TRUE();1;TRUE();FALSE());[.$D$17];IF(NOT(ISERROR(VLOOKUP(DATE([.$AJ$2];[.$C12];[.D$2]);[.$AL:.$AL];1;0)));[.$D$18];IF(IF(ISERROR(INDIRECT(&quot;$P$&quot;&amp;MATCH(DATE([.$AJ$2];[.$C12];[.D$2]);[.$D$27:.$D$65];0)+MATCH(&quot;Za sobotę&quot;;[.$P:.$P];0)));FALSE();NOT(ISBLANK(INDIRECT(&quot;$P$&quot;&amp;MATCH(DATE([.$AJ$2];[.$C12];[.D$2]);[.$D$27:.$D$65];0)+MATCH(&quot;Za sobotę&quot;;[.$P:.$P];0)))));[.$D$21];IF(IF(ISERROR(INDIRECT(&quot;$G$&quot;&amp;MATCH(DATE([.$AJ$2];[.$C12];[.D$2]);[.$D$27:.$D$65];0)+MATCH(&quot;Zaległy&quot;;[.$G:.$G];0)));FALSE();NOT(ISBLANK(INDIRECT(&quot;$G$&quot;&amp;MATCH(DATE([.$AJ$2];[.$C12];[.D$2]);[.$D$27:.$D$65];0)+MATCH(&quot;Zaległy&quot;;[.$G:.$G];0)))));[.$D$20];IF(NOT(ISERROR(VLOOKUP(DATE([.$AJ$2];[.$C12];[.D$2]);[.$AM:.$AM];1;0)));[.$D$19];&quot;&quot;))))))">
            <text:p/>
          </table:table-cell>
          <table:table-cell table:style-name="ce117" table:formula="of:=IF(MONTH(DATE([.$AJ$2];[.$C12];[.$D$2]))&lt;&gt;MONTH(DATE([.$AJ$2];[.$C12];[.E$2]));[.$D$16];IF(COM.MICROSOFT.SWITCH(WEEKDAY(DATE([.$AJ$2];[.$C12];[.E$2]));7;TRUE();1;TRUE();FALSE());[.$D$17];IF(NOT(ISERROR(VLOOKUP(DATE([.$AJ$2];[.$C12];[.E$2]);[.$AL:.$AL];1;0)));[.$D$18];IF(IF(ISERROR(INDIRECT(&quot;$P$&quot;&amp;MATCH(DATE([.$AJ$2];[.$C12];[.E$2]);[.$D$27:.$D$65];0)+MATCH(&quot;Za sobotę&quot;;[.$P:.$P];0)));FALSE();NOT(ISBLANK(INDIRECT(&quot;$P$&quot;&amp;MATCH(DATE([.$AJ$2];[.$C12];[.E$2]);[.$D$27:.$D$65];0)+MATCH(&quot;Za sobotę&quot;;[.$P:.$P];0)))));[.$D$21];IF(IF(ISERROR(INDIRECT(&quot;$G$&quot;&amp;MATCH(DATE([.$AJ$2];[.$C12];[.E$2]);[.$D$27:.$D$65];0)+MATCH(&quot;Zaległy&quot;;[.$G:.$G];0)));FALSE();NOT(ISBLANK(INDIRECT(&quot;$G$&quot;&amp;MATCH(DATE([.$AJ$2];[.$C12];[.E$2]);[.$D$27:.$D$65];0)+MATCH(&quot;Zaległy&quot;;[.$G:.$G];0)))));[.$D$20];IF(NOT(ISERROR(VLOOKUP(DATE([.$AJ$2];[.$C12];[.E$2]);[.$AM:.$AM];1;0)));[.$D$19];&quot;&quot;))))))">
            <text:p/>
          </table:table-cell>
          <table:table-cell table:style-name="ce117" table:formula="of:=IF(MONTH(DATE([.$AJ$2];[.$C12];[.$D$2]))&lt;&gt;MONTH(DATE([.$AJ$2];[.$C12];[.F$2]));[.$D$16];IF(COM.MICROSOFT.SWITCH(WEEKDAY(DATE([.$AJ$2];[.$C12];[.F$2]));7;TRUE();1;TRUE();FALSE());[.$D$17];IF(NOT(ISERROR(VLOOKUP(DATE([.$AJ$2];[.$C12];[.F$2]);[.$AL:.$AL];1;0)));[.$D$18];IF(IF(ISERROR(INDIRECT(&quot;$P$&quot;&amp;MATCH(DATE([.$AJ$2];[.$C12];[.F$2]);[.$D$27:.$D$65];0)+MATCH(&quot;Za sobotę&quot;;[.$P:.$P];0)));FALSE();NOT(ISBLANK(INDIRECT(&quot;$P$&quot;&amp;MATCH(DATE([.$AJ$2];[.$C12];[.F$2]);[.$D$27:.$D$65];0)+MATCH(&quot;Za sobotę&quot;;[.$P:.$P];0)))));[.$D$21];IF(IF(ISERROR(INDIRECT(&quot;$G$&quot;&amp;MATCH(DATE([.$AJ$2];[.$C12];[.F$2]);[.$D$27:.$D$65];0)+MATCH(&quot;Zaległy&quot;;[.$G:.$G];0)));FALSE();NOT(ISBLANK(INDIRECT(&quot;$G$&quot;&amp;MATCH(DATE([.$AJ$2];[.$C12];[.F$2]);[.$D$27:.$D$65];0)+MATCH(&quot;Zaległy&quot;;[.$G:.$G];0)))));[.$D$20];IF(NOT(ISERROR(VLOOKUP(DATE([.$AJ$2];[.$C12];[.F$2]);[.$AM:.$AM];1;0)));[.$D$19];&quot;&quot;))))))">
            <text:p/>
          </table:table-cell>
          <table:table-cell table:style-name="ce117" table:formula="of:=IF(MONTH(DATE([.$AJ$2];[.$C12];[.$D$2]))&lt;&gt;MONTH(DATE([.$AJ$2];[.$C12];[.G$2]));[.$D$16];IF(COM.MICROSOFT.SWITCH(WEEKDAY(DATE([.$AJ$2];[.$C12];[.G$2]));7;TRUE();1;TRUE();FALSE());[.$D$17];IF(NOT(ISERROR(VLOOKUP(DATE([.$AJ$2];[.$C12];[.G$2]);[.$AL:.$AL];1;0)));[.$D$18];IF(IF(ISERROR(INDIRECT(&quot;$P$&quot;&amp;MATCH(DATE([.$AJ$2];[.$C12];[.G$2]);[.$D$27:.$D$65];0)+MATCH(&quot;Za sobotę&quot;;[.$P:.$P];0)));FALSE();NOT(ISBLANK(INDIRECT(&quot;$P$&quot;&amp;MATCH(DATE([.$AJ$2];[.$C12];[.G$2]);[.$D$27:.$D$65];0)+MATCH(&quot;Za sobotę&quot;;[.$P:.$P];0)))));[.$D$21];IF(IF(ISERROR(INDIRECT(&quot;$G$&quot;&amp;MATCH(DATE([.$AJ$2];[.$C12];[.G$2]);[.$D$27:.$D$65];0)+MATCH(&quot;Zaległy&quot;;[.$G:.$G];0)));FALSE();NOT(ISBLANK(INDIRECT(&quot;$G$&quot;&amp;MATCH(DATE([.$AJ$2];[.$C12];[.G$2]);[.$D$27:.$D$65];0)+MATCH(&quot;Zaległy&quot;;[.$G:.$G];0)))));[.$D$20];IF(NOT(ISERROR(VLOOKUP(DATE([.$AJ$2];[.$C12];[.G$2]);[.$AM:.$AM];1;0)));[.$D$19];&quot;&quot;))))))">
            <text:p/>
          </table:table-cell>
          <table:table-cell table:style-name="ce117" table:formula="of:=IF(MONTH(DATE([.$AJ$2];[.$C12];[.$D$2]))&lt;&gt;MONTH(DATE([.$AJ$2];[.$C12];[.H$2]));[.$D$16];IF(COM.MICROSOFT.SWITCH(WEEKDAY(DATE([.$AJ$2];[.$C12];[.H$2]));7;TRUE();1;TRUE();FALSE());[.$D$17];IF(NOT(ISERROR(VLOOKUP(DATE([.$AJ$2];[.$C12];[.H$2]);[.$AL:.$AL];1;0)));[.$D$18];IF(IF(ISERROR(INDIRECT(&quot;$P$&quot;&amp;MATCH(DATE([.$AJ$2];[.$C12];[.H$2]);[.$D$27:.$D$65];0)+MATCH(&quot;Za sobotę&quot;;[.$P:.$P];0)));FALSE();NOT(ISBLANK(INDIRECT(&quot;$P$&quot;&amp;MATCH(DATE([.$AJ$2];[.$C12];[.H$2]);[.$D$27:.$D$65];0)+MATCH(&quot;Za sobotę&quot;;[.$P:.$P];0)))));[.$D$21];IF(IF(ISERROR(INDIRECT(&quot;$G$&quot;&amp;MATCH(DATE([.$AJ$2];[.$C12];[.H$2]);[.$D$27:.$D$65];0)+MATCH(&quot;Zaległy&quot;;[.$G:.$G];0)));FALSE();NOT(ISBLANK(INDIRECT(&quot;$G$&quot;&amp;MATCH(DATE([.$AJ$2];[.$C12];[.H$2]);[.$D$27:.$D$65];0)+MATCH(&quot;Zaległy&quot;;[.$G:.$G];0)))));[.$D$20];IF(NOT(ISERROR(VLOOKUP(DATE([.$AJ$2];[.$C12];[.H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I$2]));[.$D$16];IF(COM.MICROSOFT.SWITCH(WEEKDAY(DATE([.$AJ$2];[.$C12];[.I$2]));7;TRUE();1;TRUE();FALSE());[.$D$17];IF(NOT(ISERROR(VLOOKUP(DATE([.$AJ$2];[.$C12];[.I$2]);[.$AL:.$AL];1;0)));[.$D$18];IF(IF(ISERROR(INDIRECT(&quot;$P$&quot;&amp;MATCH(DATE([.$AJ$2];[.$C12];[.I$2]);[.$D$27:.$D$65];0)+MATCH(&quot;Za sobotę&quot;;[.$P:.$P];0)));FALSE();NOT(ISBLANK(INDIRECT(&quot;$P$&quot;&amp;MATCH(DATE([.$AJ$2];[.$C12];[.I$2]);[.$D$27:.$D$65];0)+MATCH(&quot;Za sobotę&quot;;[.$P:.$P];0)))));[.$D$21];IF(IF(ISERROR(INDIRECT(&quot;$G$&quot;&amp;MATCH(DATE([.$AJ$2];[.$C12];[.I$2]);[.$D$27:.$D$65];0)+MATCH(&quot;Zaległy&quot;;[.$G:.$G];0)));FALSE();NOT(ISBLANK(INDIRECT(&quot;$G$&quot;&amp;MATCH(DATE([.$AJ$2];[.$C12];[.I$2]);[.$D$27:.$D$65];0)+MATCH(&quot;Zaległy&quot;;[.$G:.$G];0)))));[.$D$20];IF(NOT(ISERROR(VLOOKUP(DATE([.$AJ$2];[.$C12];[.I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J$2]));[.$D$16];IF(COM.MICROSOFT.SWITCH(WEEKDAY(DATE([.$AJ$2];[.$C12];[.J$2]));7;TRUE();1;TRUE();FALSE());[.$D$17];IF(NOT(ISERROR(VLOOKUP(DATE([.$AJ$2];[.$C12];[.J$2]);[.$AL:.$AL];1;0)));[.$D$18];IF(IF(ISERROR(INDIRECT(&quot;$P$&quot;&amp;MATCH(DATE([.$AJ$2];[.$C12];[.J$2]);[.$D$27:.$D$65];0)+MATCH(&quot;Za sobotę&quot;;[.$P:.$P];0)));FALSE();NOT(ISBLANK(INDIRECT(&quot;$P$&quot;&amp;MATCH(DATE([.$AJ$2];[.$C12];[.J$2]);[.$D$27:.$D$65];0)+MATCH(&quot;Za sobotę&quot;;[.$P:.$P];0)))));[.$D$21];IF(IF(ISERROR(INDIRECT(&quot;$G$&quot;&amp;MATCH(DATE([.$AJ$2];[.$C12];[.J$2]);[.$D$27:.$D$65];0)+MATCH(&quot;Zaległy&quot;;[.$G:.$G];0)));FALSE();NOT(ISBLANK(INDIRECT(&quot;$G$&quot;&amp;MATCH(DATE([.$AJ$2];[.$C12];[.J$2]);[.$D$27:.$D$65];0)+MATCH(&quot;Zaległy&quot;;[.$G:.$G];0)))));[.$D$20];IF(NOT(ISERROR(VLOOKUP(DATE([.$AJ$2];[.$C12];[.J$2]);[.$AM:.$AM];1;0)));[.$D$19];&quot;&quot;))))))">
            <text:p/>
          </table:table-cell>
          <table:table-cell table:style-name="ce117" table:formula="of:=IF(MONTH(DATE([.$AJ$2];[.$C12];[.$D$2]))&lt;&gt;MONTH(DATE([.$AJ$2];[.$C12];[.K$2]));[.$D$16];IF(COM.MICROSOFT.SWITCH(WEEKDAY(DATE([.$AJ$2];[.$C12];[.K$2]));7;TRUE();1;TRUE();FALSE());[.$D$17];IF(NOT(ISERROR(VLOOKUP(DATE([.$AJ$2];[.$C12];[.K$2]);[.$AL:.$AL];1;0)));[.$D$18];IF(IF(ISERROR(INDIRECT(&quot;$P$&quot;&amp;MATCH(DATE([.$AJ$2];[.$C12];[.K$2]);[.$D$27:.$D$65];0)+MATCH(&quot;Za sobotę&quot;;[.$P:.$P];0)));FALSE();NOT(ISBLANK(INDIRECT(&quot;$P$&quot;&amp;MATCH(DATE([.$AJ$2];[.$C12];[.K$2]);[.$D$27:.$D$65];0)+MATCH(&quot;Za sobotę&quot;;[.$P:.$P];0)))));[.$D$21];IF(IF(ISERROR(INDIRECT(&quot;$G$&quot;&amp;MATCH(DATE([.$AJ$2];[.$C12];[.K$2]);[.$D$27:.$D$65];0)+MATCH(&quot;Zaległy&quot;;[.$G:.$G];0)));FALSE();NOT(ISBLANK(INDIRECT(&quot;$G$&quot;&amp;MATCH(DATE([.$AJ$2];[.$C12];[.K$2]);[.$D$27:.$D$65];0)+MATCH(&quot;Zaległy&quot;;[.$G:.$G];0)))));[.$D$20];IF(NOT(ISERROR(VLOOKUP(DATE([.$AJ$2];[.$C12];[.K$2]);[.$AM:.$AM];1;0)));[.$D$19];&quot;&quot;))))))">
            <text:p/>
          </table:table-cell>
          <table:table-cell table:style-name="ce117" table:formula="of:=IF(MONTH(DATE([.$AJ$2];[.$C12];[.$D$2]))&lt;&gt;MONTH(DATE([.$AJ$2];[.$C12];[.L$2]));[.$D$16];IF(COM.MICROSOFT.SWITCH(WEEKDAY(DATE([.$AJ$2];[.$C12];[.L$2]));7;TRUE();1;TRUE();FALSE());[.$D$17];IF(NOT(ISERROR(VLOOKUP(DATE([.$AJ$2];[.$C12];[.L$2]);[.$AL:.$AL];1;0)));[.$D$18];IF(IF(ISERROR(INDIRECT(&quot;$P$&quot;&amp;MATCH(DATE([.$AJ$2];[.$C12];[.L$2]);[.$D$27:.$D$65];0)+MATCH(&quot;Za sobotę&quot;;[.$P:.$P];0)));FALSE();NOT(ISBLANK(INDIRECT(&quot;$P$&quot;&amp;MATCH(DATE([.$AJ$2];[.$C12];[.L$2]);[.$D$27:.$D$65];0)+MATCH(&quot;Za sobotę&quot;;[.$P:.$P];0)))));[.$D$21];IF(IF(ISERROR(INDIRECT(&quot;$G$&quot;&amp;MATCH(DATE([.$AJ$2];[.$C12];[.L$2]);[.$D$27:.$D$65];0)+MATCH(&quot;Zaległy&quot;;[.$G:.$G];0)));FALSE();NOT(ISBLANK(INDIRECT(&quot;$G$&quot;&amp;MATCH(DATE([.$AJ$2];[.$C12];[.L$2]);[.$D$27:.$D$65];0)+MATCH(&quot;Zaległy&quot;;[.$G:.$G];0)))));[.$D$20];IF(NOT(ISERROR(VLOOKUP(DATE([.$AJ$2];[.$C12];[.L$2]);[.$AM:.$AM];1;0)));[.$D$19];&quot;&quot;))))))">
            <text:p/>
          </table:table-cell>
          <table:table-cell table:style-name="ce117" table:formula="of:=IF(MONTH(DATE([.$AJ$2];[.$C12];[.$D$2]))&lt;&gt;MONTH(DATE([.$AJ$2];[.$C12];[.M$2]));[.$D$16];IF(COM.MICROSOFT.SWITCH(WEEKDAY(DATE([.$AJ$2];[.$C12];[.M$2]));7;TRUE();1;TRUE();FALSE());[.$D$17];IF(NOT(ISERROR(VLOOKUP(DATE([.$AJ$2];[.$C12];[.M$2]);[.$AL:.$AL];1;0)));[.$D$18];IF(IF(ISERROR(INDIRECT(&quot;$P$&quot;&amp;MATCH(DATE([.$AJ$2];[.$C12];[.M$2]);[.$D$27:.$D$65];0)+MATCH(&quot;Za sobotę&quot;;[.$P:.$P];0)));FALSE();NOT(ISBLANK(INDIRECT(&quot;$P$&quot;&amp;MATCH(DATE([.$AJ$2];[.$C12];[.M$2]);[.$D$27:.$D$65];0)+MATCH(&quot;Za sobotę&quot;;[.$P:.$P];0)))));[.$D$21];IF(IF(ISERROR(INDIRECT(&quot;$G$&quot;&amp;MATCH(DATE([.$AJ$2];[.$C12];[.M$2]);[.$D$27:.$D$65];0)+MATCH(&quot;Zaległy&quot;;[.$G:.$G];0)));FALSE();NOT(ISBLANK(INDIRECT(&quot;$G$&quot;&amp;MATCH(DATE([.$AJ$2];[.$C12];[.M$2]);[.$D$27:.$D$65];0)+MATCH(&quot;Zaległy&quot;;[.$G:.$G];0)))));[.$D$20];IF(NOT(ISERROR(VLOOKUP(DATE([.$AJ$2];[.$C12];[.M$2]);[.$AM:.$AM];1;0)));[.$D$19];&quot;&quot;))))))">
            <text:p/>
          </table:table-cell>
          <table:table-cell table:style-name="ce117" table:formula="of:=IF(MONTH(DATE([.$AJ$2];[.$C12];[.$D$2]))&lt;&gt;MONTH(DATE([.$AJ$2];[.$C12];[.N$2]));[.$D$16];IF(COM.MICROSOFT.SWITCH(WEEKDAY(DATE([.$AJ$2];[.$C12];[.N$2]));7;TRUE();1;TRUE();FALSE());[.$D$17];IF(NOT(ISERROR(VLOOKUP(DATE([.$AJ$2];[.$C12];[.N$2]);[.$AL:.$AL];1;0)));[.$D$18];IF(IF(ISERROR(INDIRECT(&quot;$P$&quot;&amp;MATCH(DATE([.$AJ$2];[.$C12];[.N$2]);[.$D$27:.$D$65];0)+MATCH(&quot;Za sobotę&quot;;[.$P:.$P];0)));FALSE();NOT(ISBLANK(INDIRECT(&quot;$P$&quot;&amp;MATCH(DATE([.$AJ$2];[.$C12];[.N$2]);[.$D$27:.$D$65];0)+MATCH(&quot;Za sobotę&quot;;[.$P:.$P];0)))));[.$D$21];IF(IF(ISERROR(INDIRECT(&quot;$G$&quot;&amp;MATCH(DATE([.$AJ$2];[.$C12];[.N$2]);[.$D$27:.$D$65];0)+MATCH(&quot;Zaległy&quot;;[.$G:.$G];0)));FALSE();NOT(ISBLANK(INDIRECT(&quot;$G$&quot;&amp;MATCH(DATE([.$AJ$2];[.$C12];[.N$2]);[.$D$27:.$D$65];0)+MATCH(&quot;Zaległy&quot;;[.$G:.$G];0)))));[.$D$20];IF(NOT(ISERROR(VLOOKUP(DATE([.$AJ$2];[.$C12];[.N$2]);[.$AM:.$AM];1;0)));[.$D$19];&quot;&quot;))))))">
            <text:p/>
          </table:table-cell>
          <table:table-cell table:style-name="ce117" table:formula="of:=IF(MONTH(DATE([.$AJ$2];[.$C12];[.$D$2]))&lt;&gt;MONTH(DATE([.$AJ$2];[.$C12];[.O$2]));[.$D$16];IF(COM.MICROSOFT.SWITCH(WEEKDAY(DATE([.$AJ$2];[.$C12];[.O$2]));7;TRUE();1;TRUE();FALSE());[.$D$17];IF(NOT(ISERROR(VLOOKUP(DATE([.$AJ$2];[.$C12];[.O$2]);[.$AL:.$AL];1;0)));[.$D$18];IF(IF(ISERROR(INDIRECT(&quot;$P$&quot;&amp;MATCH(DATE([.$AJ$2];[.$C12];[.O$2]);[.$D$27:.$D$65];0)+MATCH(&quot;Za sobotę&quot;;[.$P:.$P];0)));FALSE();NOT(ISBLANK(INDIRECT(&quot;$P$&quot;&amp;MATCH(DATE([.$AJ$2];[.$C12];[.O$2]);[.$D$27:.$D$65];0)+MATCH(&quot;Za sobotę&quot;;[.$P:.$P];0)))));[.$D$21];IF(IF(ISERROR(INDIRECT(&quot;$G$&quot;&amp;MATCH(DATE([.$AJ$2];[.$C12];[.O$2]);[.$D$27:.$D$65];0)+MATCH(&quot;Zaległy&quot;;[.$G:.$G];0)));FALSE();NOT(ISBLANK(INDIRECT(&quot;$G$&quot;&amp;MATCH(DATE([.$AJ$2];[.$C12];[.O$2]);[.$D$27:.$D$65];0)+MATCH(&quot;Zaległy&quot;;[.$G:.$G];0)))));[.$D$20];IF(NOT(ISERROR(VLOOKUP(DATE([.$AJ$2];[.$C12];[.O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P$2]));[.$D$16];IF(COM.MICROSOFT.SWITCH(WEEKDAY(DATE([.$AJ$2];[.$C12];[.P$2]));7;TRUE();1;TRUE();FALSE());[.$D$17];IF(NOT(ISERROR(VLOOKUP(DATE([.$AJ$2];[.$C12];[.P$2]);[.$AL:.$AL];1;0)));[.$D$18];IF(IF(ISERROR(INDIRECT(&quot;$P$&quot;&amp;MATCH(DATE([.$AJ$2];[.$C12];[.P$2]);[.$D$27:.$D$65];0)+MATCH(&quot;Za sobotę&quot;;[.$P:.$P];0)));FALSE();NOT(ISBLANK(INDIRECT(&quot;$P$&quot;&amp;MATCH(DATE([.$AJ$2];[.$C12];[.P$2]);[.$D$27:.$D$65];0)+MATCH(&quot;Za sobotę&quot;;[.$P:.$P];0)))));[.$D$21];IF(IF(ISERROR(INDIRECT(&quot;$G$&quot;&amp;MATCH(DATE([.$AJ$2];[.$C12];[.P$2]);[.$D$27:.$D$65];0)+MATCH(&quot;Zaległy&quot;;[.$G:.$G];0)));FALSE();NOT(ISBLANK(INDIRECT(&quot;$G$&quot;&amp;MATCH(DATE([.$AJ$2];[.$C12];[.P$2]);[.$D$27:.$D$65];0)+MATCH(&quot;Zaległy&quot;;[.$G:.$G];0)))));[.$D$20];IF(NOT(ISERROR(VLOOKUP(DATE([.$AJ$2];[.$C12];[.P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Q$2]));[.$D$16];IF(COM.MICROSOFT.SWITCH(WEEKDAY(DATE([.$AJ$2];[.$C12];[.Q$2]));7;TRUE();1;TRUE();FALSE());[.$D$17];IF(NOT(ISERROR(VLOOKUP(DATE([.$AJ$2];[.$C12];[.Q$2]);[.$AL:.$AL];1;0)));[.$D$18];IF(IF(ISERROR(INDIRECT(&quot;$P$&quot;&amp;MATCH(DATE([.$AJ$2];[.$C12];[.Q$2]);[.$D$27:.$D$65];0)+MATCH(&quot;Za sobotę&quot;;[.$P:.$P];0)));FALSE();NOT(ISBLANK(INDIRECT(&quot;$P$&quot;&amp;MATCH(DATE([.$AJ$2];[.$C12];[.Q$2]);[.$D$27:.$D$65];0)+MATCH(&quot;Za sobotę&quot;;[.$P:.$P];0)))));[.$D$21];IF(IF(ISERROR(INDIRECT(&quot;$G$&quot;&amp;MATCH(DATE([.$AJ$2];[.$C12];[.Q$2]);[.$D$27:.$D$65];0)+MATCH(&quot;Zaległy&quot;;[.$G:.$G];0)));FALSE();NOT(ISBLANK(INDIRECT(&quot;$G$&quot;&amp;MATCH(DATE([.$AJ$2];[.$C12];[.Q$2]);[.$D$27:.$D$65];0)+MATCH(&quot;Zaległy&quot;;[.$G:.$G];0)))));[.$D$20];IF(NOT(ISERROR(VLOOKUP(DATE([.$AJ$2];[.$C12];[.Q$2]);[.$AM:.$AM];1;0)));[.$D$19];&quot;&quot;))))))">
            <text:p/>
          </table:table-cell>
          <table:table-cell table:style-name="ce117" table:formula="of:=IF(MONTH(DATE([.$AJ$2];[.$C12];[.$D$2]))&lt;&gt;MONTH(DATE([.$AJ$2];[.$C12];[.R$2]));[.$D$16];IF(COM.MICROSOFT.SWITCH(WEEKDAY(DATE([.$AJ$2];[.$C12];[.R$2]));7;TRUE();1;TRUE();FALSE());[.$D$17];IF(NOT(ISERROR(VLOOKUP(DATE([.$AJ$2];[.$C12];[.R$2]);[.$AL:.$AL];1;0)));[.$D$18];IF(IF(ISERROR(INDIRECT(&quot;$P$&quot;&amp;MATCH(DATE([.$AJ$2];[.$C12];[.R$2]);[.$D$27:.$D$65];0)+MATCH(&quot;Za sobotę&quot;;[.$P:.$P];0)));FALSE();NOT(ISBLANK(INDIRECT(&quot;$P$&quot;&amp;MATCH(DATE([.$AJ$2];[.$C12];[.R$2]);[.$D$27:.$D$65];0)+MATCH(&quot;Za sobotę&quot;;[.$P:.$P];0)))));[.$D$21];IF(IF(ISERROR(INDIRECT(&quot;$G$&quot;&amp;MATCH(DATE([.$AJ$2];[.$C12];[.R$2]);[.$D$27:.$D$65];0)+MATCH(&quot;Zaległy&quot;;[.$G:.$G];0)));FALSE();NOT(ISBLANK(INDIRECT(&quot;$G$&quot;&amp;MATCH(DATE([.$AJ$2];[.$C12];[.R$2]);[.$D$27:.$D$65];0)+MATCH(&quot;Zaległy&quot;;[.$G:.$G];0)))));[.$D$20];IF(NOT(ISERROR(VLOOKUP(DATE([.$AJ$2];[.$C12];[.R$2]);[.$AM:.$AM];1;0)));[.$D$19];&quot;&quot;))))))">
            <text:p/>
          </table:table-cell>
          <table:table-cell table:style-name="ce117" table:formula="of:=IF(MONTH(DATE([.$AJ$2];[.$C12];[.$D$2]))&lt;&gt;MONTH(DATE([.$AJ$2];[.$C12];[.S$2]));[.$D$16];IF(COM.MICROSOFT.SWITCH(WEEKDAY(DATE([.$AJ$2];[.$C12];[.S$2]));7;TRUE();1;TRUE();FALSE());[.$D$17];IF(NOT(ISERROR(VLOOKUP(DATE([.$AJ$2];[.$C12];[.S$2]);[.$AL:.$AL];1;0)));[.$D$18];IF(IF(ISERROR(INDIRECT(&quot;$P$&quot;&amp;MATCH(DATE([.$AJ$2];[.$C12];[.S$2]);[.$D$27:.$D$65];0)+MATCH(&quot;Za sobotę&quot;;[.$P:.$P];0)));FALSE();NOT(ISBLANK(INDIRECT(&quot;$P$&quot;&amp;MATCH(DATE([.$AJ$2];[.$C12];[.S$2]);[.$D$27:.$D$65];0)+MATCH(&quot;Za sobotę&quot;;[.$P:.$P];0)))));[.$D$21];IF(IF(ISERROR(INDIRECT(&quot;$G$&quot;&amp;MATCH(DATE([.$AJ$2];[.$C12];[.S$2]);[.$D$27:.$D$65];0)+MATCH(&quot;Zaległy&quot;;[.$G:.$G];0)));FALSE();NOT(ISBLANK(INDIRECT(&quot;$G$&quot;&amp;MATCH(DATE([.$AJ$2];[.$C12];[.S$2]);[.$D$27:.$D$65];0)+MATCH(&quot;Zaległy&quot;;[.$G:.$G];0)))));[.$D$20];IF(NOT(ISERROR(VLOOKUP(DATE([.$AJ$2];[.$C12];[.S$2]);[.$AM:.$AM];1;0)));[.$D$19];&quot;&quot;))))))">
            <text:p/>
          </table:table-cell>
          <table:table-cell table:style-name="ce117" table:formula="of:=IF(MONTH(DATE([.$AJ$2];[.$C12];[.$D$2]))&lt;&gt;MONTH(DATE([.$AJ$2];[.$C12];[.T$2]));[.$D$16];IF(COM.MICROSOFT.SWITCH(WEEKDAY(DATE([.$AJ$2];[.$C12];[.T$2]));7;TRUE();1;TRUE();FALSE());[.$D$17];IF(NOT(ISERROR(VLOOKUP(DATE([.$AJ$2];[.$C12];[.T$2]);[.$AL:.$AL];1;0)));[.$D$18];IF(IF(ISERROR(INDIRECT(&quot;$P$&quot;&amp;MATCH(DATE([.$AJ$2];[.$C12];[.T$2]);[.$D$27:.$D$65];0)+MATCH(&quot;Za sobotę&quot;;[.$P:.$P];0)));FALSE();NOT(ISBLANK(INDIRECT(&quot;$P$&quot;&amp;MATCH(DATE([.$AJ$2];[.$C12];[.T$2]);[.$D$27:.$D$65];0)+MATCH(&quot;Za sobotę&quot;;[.$P:.$P];0)))));[.$D$21];IF(IF(ISERROR(INDIRECT(&quot;$G$&quot;&amp;MATCH(DATE([.$AJ$2];[.$C12];[.T$2]);[.$D$27:.$D$65];0)+MATCH(&quot;Zaległy&quot;;[.$G:.$G];0)));FALSE();NOT(ISBLANK(INDIRECT(&quot;$G$&quot;&amp;MATCH(DATE([.$AJ$2];[.$C12];[.T$2]);[.$D$27:.$D$65];0)+MATCH(&quot;Zaległy&quot;;[.$G:.$G];0)))));[.$D$20];IF(NOT(ISERROR(VLOOKUP(DATE([.$AJ$2];[.$C12];[.T$2]);[.$AM:.$AM];1;0)));[.$D$19];&quot;&quot;))))))">
            <text:p/>
          </table:table-cell>
          <table:table-cell table:style-name="ce117" table:formula="of:=IF(MONTH(DATE([.$AJ$2];[.$C12];[.$D$2]))&lt;&gt;MONTH(DATE([.$AJ$2];[.$C12];[.U$2]));[.$D$16];IF(COM.MICROSOFT.SWITCH(WEEKDAY(DATE([.$AJ$2];[.$C12];[.U$2]));7;TRUE();1;TRUE();FALSE());[.$D$17];IF(NOT(ISERROR(VLOOKUP(DATE([.$AJ$2];[.$C12];[.U$2]);[.$AL:.$AL];1;0)));[.$D$18];IF(IF(ISERROR(INDIRECT(&quot;$P$&quot;&amp;MATCH(DATE([.$AJ$2];[.$C12];[.U$2]);[.$D$27:.$D$65];0)+MATCH(&quot;Za sobotę&quot;;[.$P:.$P];0)));FALSE();NOT(ISBLANK(INDIRECT(&quot;$P$&quot;&amp;MATCH(DATE([.$AJ$2];[.$C12];[.U$2]);[.$D$27:.$D$65];0)+MATCH(&quot;Za sobotę&quot;;[.$P:.$P];0)))));[.$D$21];IF(IF(ISERROR(INDIRECT(&quot;$G$&quot;&amp;MATCH(DATE([.$AJ$2];[.$C12];[.U$2]);[.$D$27:.$D$65];0)+MATCH(&quot;Zaległy&quot;;[.$G:.$G];0)));FALSE();NOT(ISBLANK(INDIRECT(&quot;$G$&quot;&amp;MATCH(DATE([.$AJ$2];[.$C12];[.U$2]);[.$D$27:.$D$65];0)+MATCH(&quot;Zaległy&quot;;[.$G:.$G];0)))));[.$D$20];IF(NOT(ISERROR(VLOOKUP(DATE([.$AJ$2];[.$C12];[.U$2]);[.$AM:.$AM];1;0)));[.$D$19];&quot;&quot;))))))">
            <text:p/>
          </table:table-cell>
          <table:table-cell table:style-name="ce117" table:formula="of:=IF(MONTH(DATE([.$AJ$2];[.$C12];[.$D$2]))&lt;&gt;MONTH(DATE([.$AJ$2];[.$C12];[.V$2]));[.$D$16];IF(COM.MICROSOFT.SWITCH(WEEKDAY(DATE([.$AJ$2];[.$C12];[.V$2]));7;TRUE();1;TRUE();FALSE());[.$D$17];IF(NOT(ISERROR(VLOOKUP(DATE([.$AJ$2];[.$C12];[.V$2]);[.$AL:.$AL];1;0)));[.$D$18];IF(IF(ISERROR(INDIRECT(&quot;$P$&quot;&amp;MATCH(DATE([.$AJ$2];[.$C12];[.V$2]);[.$D$27:.$D$65];0)+MATCH(&quot;Za sobotę&quot;;[.$P:.$P];0)));FALSE();NOT(ISBLANK(INDIRECT(&quot;$P$&quot;&amp;MATCH(DATE([.$AJ$2];[.$C12];[.V$2]);[.$D$27:.$D$65];0)+MATCH(&quot;Za sobotę&quot;;[.$P:.$P];0)))));[.$D$21];IF(IF(ISERROR(INDIRECT(&quot;$G$&quot;&amp;MATCH(DATE([.$AJ$2];[.$C12];[.V$2]);[.$D$27:.$D$65];0)+MATCH(&quot;Zaległy&quot;;[.$G:.$G];0)));FALSE();NOT(ISBLANK(INDIRECT(&quot;$G$&quot;&amp;MATCH(DATE([.$AJ$2];[.$C12];[.V$2]);[.$D$27:.$D$65];0)+MATCH(&quot;Zaległy&quot;;[.$G:.$G];0)))));[.$D$20];IF(NOT(ISERROR(VLOOKUP(DATE([.$AJ$2];[.$C12];[.V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W$2]));[.$D$16];IF(COM.MICROSOFT.SWITCH(WEEKDAY(DATE([.$AJ$2];[.$C12];[.W$2]));7;TRUE();1;TRUE();FALSE());[.$D$17];IF(NOT(ISERROR(VLOOKUP(DATE([.$AJ$2];[.$C12];[.W$2]);[.$AL:.$AL];1;0)));[.$D$18];IF(IF(ISERROR(INDIRECT(&quot;$P$&quot;&amp;MATCH(DATE([.$AJ$2];[.$C12];[.W$2]);[.$D$27:.$D$65];0)+MATCH(&quot;Za sobotę&quot;;[.$P:.$P];0)));FALSE();NOT(ISBLANK(INDIRECT(&quot;$P$&quot;&amp;MATCH(DATE([.$AJ$2];[.$C12];[.W$2]);[.$D$27:.$D$65];0)+MATCH(&quot;Za sobotę&quot;;[.$P:.$P];0)))));[.$D$21];IF(IF(ISERROR(INDIRECT(&quot;$G$&quot;&amp;MATCH(DATE([.$AJ$2];[.$C12];[.W$2]);[.$D$27:.$D$65];0)+MATCH(&quot;Zaległy&quot;;[.$G:.$G];0)));FALSE();NOT(ISBLANK(INDIRECT(&quot;$G$&quot;&amp;MATCH(DATE([.$AJ$2];[.$C12];[.W$2]);[.$D$27:.$D$65];0)+MATCH(&quot;Zaległy&quot;;[.$G:.$G];0)))));[.$D$20];IF(NOT(ISERROR(VLOOKUP(DATE([.$AJ$2];[.$C12];[.W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X$2]));[.$D$16];IF(COM.MICROSOFT.SWITCH(WEEKDAY(DATE([.$AJ$2];[.$C12];[.X$2]));7;TRUE();1;TRUE();FALSE());[.$D$17];IF(NOT(ISERROR(VLOOKUP(DATE([.$AJ$2];[.$C12];[.X$2]);[.$AL:.$AL];1;0)));[.$D$18];IF(IF(ISERROR(INDIRECT(&quot;$P$&quot;&amp;MATCH(DATE([.$AJ$2];[.$C12];[.X$2]);[.$D$27:.$D$65];0)+MATCH(&quot;Za sobotę&quot;;[.$P:.$P];0)));FALSE();NOT(ISBLANK(INDIRECT(&quot;$P$&quot;&amp;MATCH(DATE([.$AJ$2];[.$C12];[.X$2]);[.$D$27:.$D$65];0)+MATCH(&quot;Za sobotę&quot;;[.$P:.$P];0)))));[.$D$21];IF(IF(ISERROR(INDIRECT(&quot;$G$&quot;&amp;MATCH(DATE([.$AJ$2];[.$C12];[.X$2]);[.$D$27:.$D$65];0)+MATCH(&quot;Zaległy&quot;;[.$G:.$G];0)));FALSE();NOT(ISBLANK(INDIRECT(&quot;$G$&quot;&amp;MATCH(DATE([.$AJ$2];[.$C12];[.X$2]);[.$D$27:.$D$65];0)+MATCH(&quot;Zaległy&quot;;[.$G:.$G];0)))));[.$D$20];IF(NOT(ISERROR(VLOOKUP(DATE([.$AJ$2];[.$C12];[.X$2]);[.$AM:.$AM];1;0)));[.$D$19];&quot;&quot;))))))">
            <text:p/>
          </table:table-cell>
          <table:table-cell table:style-name="ce117" table:formula="of:=IF(MONTH(DATE([.$AJ$2];[.$C12];[.$D$2]))&lt;&gt;MONTH(DATE([.$AJ$2];[.$C12];[.Y$2]));[.$D$16];IF(COM.MICROSOFT.SWITCH(WEEKDAY(DATE([.$AJ$2];[.$C12];[.Y$2]));7;TRUE();1;TRUE();FALSE());[.$D$17];IF(NOT(ISERROR(VLOOKUP(DATE([.$AJ$2];[.$C12];[.Y$2]);[.$AL:.$AL];1;0)));[.$D$18];IF(IF(ISERROR(INDIRECT(&quot;$P$&quot;&amp;MATCH(DATE([.$AJ$2];[.$C12];[.Y$2]);[.$D$27:.$D$65];0)+MATCH(&quot;Za sobotę&quot;;[.$P:.$P];0)));FALSE();NOT(ISBLANK(INDIRECT(&quot;$P$&quot;&amp;MATCH(DATE([.$AJ$2];[.$C12];[.Y$2]);[.$D$27:.$D$65];0)+MATCH(&quot;Za sobotę&quot;;[.$P:.$P];0)))));[.$D$21];IF(IF(ISERROR(INDIRECT(&quot;$G$&quot;&amp;MATCH(DATE([.$AJ$2];[.$C12];[.Y$2]);[.$D$27:.$D$65];0)+MATCH(&quot;Zaległy&quot;;[.$G:.$G];0)));FALSE();NOT(ISBLANK(INDIRECT(&quot;$G$&quot;&amp;MATCH(DATE([.$AJ$2];[.$C12];[.Y$2]);[.$D$27:.$D$65];0)+MATCH(&quot;Zaległy&quot;;[.$G:.$G];0)))));[.$D$20];IF(NOT(ISERROR(VLOOKUP(DATE([.$AJ$2];[.$C12];[.Y$2]);[.$AM:.$AM];1;0)));[.$D$19];&quot;&quot;))))))">
            <text:p/>
          </table:table-cell>
          <table:table-cell table:style-name="ce117" table:formula="of:=IF(MONTH(DATE([.$AJ$2];[.$C12];[.$D$2]))&lt;&gt;MONTH(DATE([.$AJ$2];[.$C12];[.Z$2]));[.$D$16];IF(COM.MICROSOFT.SWITCH(WEEKDAY(DATE([.$AJ$2];[.$C12];[.Z$2]));7;TRUE();1;TRUE();FALSE());[.$D$17];IF(NOT(ISERROR(VLOOKUP(DATE([.$AJ$2];[.$C12];[.Z$2]);[.$AL:.$AL];1;0)));[.$D$18];IF(IF(ISERROR(INDIRECT(&quot;$P$&quot;&amp;MATCH(DATE([.$AJ$2];[.$C12];[.Z$2]);[.$D$27:.$D$65];0)+MATCH(&quot;Za sobotę&quot;;[.$P:.$P];0)));FALSE();NOT(ISBLANK(INDIRECT(&quot;$P$&quot;&amp;MATCH(DATE([.$AJ$2];[.$C12];[.Z$2]);[.$D$27:.$D$65];0)+MATCH(&quot;Za sobotę&quot;;[.$P:.$P];0)))));[.$D$21];IF(IF(ISERROR(INDIRECT(&quot;$G$&quot;&amp;MATCH(DATE([.$AJ$2];[.$C12];[.Z$2]);[.$D$27:.$D$65];0)+MATCH(&quot;Zaległy&quot;;[.$G:.$G];0)));FALSE();NOT(ISBLANK(INDIRECT(&quot;$G$&quot;&amp;MATCH(DATE([.$AJ$2];[.$C12];[.Z$2]);[.$D$27:.$D$65];0)+MATCH(&quot;Zaległy&quot;;[.$G:.$G];0)))));[.$D$20];IF(NOT(ISERROR(VLOOKUP(DATE([.$AJ$2];[.$C12];[.Z$2]);[.$AM:.$AM];1;0)));[.$D$19];&quot;&quot;))))))">
            <text:p/>
          </table:table-cell>
          <table:table-cell table:style-name="ce117" table:formula="of:=IF(MONTH(DATE([.$AJ$2];[.$C12];[.$D$2]))&lt;&gt;MONTH(DATE([.$AJ$2];[.$C12];[.AA$2]));[.$D$16];IF(COM.MICROSOFT.SWITCH(WEEKDAY(DATE([.$AJ$2];[.$C12];[.AA$2]));7;TRUE();1;TRUE();FALSE());[.$D$17];IF(NOT(ISERROR(VLOOKUP(DATE([.$AJ$2];[.$C12];[.AA$2]);[.$AL:.$AL];1;0)));[.$D$18];IF(IF(ISERROR(INDIRECT(&quot;$P$&quot;&amp;MATCH(DATE([.$AJ$2];[.$C12];[.AA$2]);[.$D$27:.$D$65];0)+MATCH(&quot;Za sobotę&quot;;[.$P:.$P];0)));FALSE();NOT(ISBLANK(INDIRECT(&quot;$P$&quot;&amp;MATCH(DATE([.$AJ$2];[.$C12];[.AA$2]);[.$D$27:.$D$65];0)+MATCH(&quot;Za sobotę&quot;;[.$P:.$P];0)))));[.$D$21];IF(IF(ISERROR(INDIRECT(&quot;$G$&quot;&amp;MATCH(DATE([.$AJ$2];[.$C12];[.AA$2]);[.$D$27:.$D$65];0)+MATCH(&quot;Zaległy&quot;;[.$G:.$G];0)));FALSE();NOT(ISBLANK(INDIRECT(&quot;$G$&quot;&amp;MATCH(DATE([.$AJ$2];[.$C12];[.AA$2]);[.$D$27:.$D$65];0)+MATCH(&quot;Zaległy&quot;;[.$G:.$G];0)))));[.$D$20];IF(NOT(ISERROR(VLOOKUP(DATE([.$AJ$2];[.$C12];[.AA$2]);[.$AM:.$AM];1;0)));[.$D$19];&quot;&quot;))))))">
            <text:p/>
          </table:table-cell>
          <table:table-cell table:style-name="ce117" table:formula="of:=IF(MONTH(DATE([.$AJ$2];[.$C12];[.$D$2]))&lt;&gt;MONTH(DATE([.$AJ$2];[.$C12];[.AB$2]));[.$D$16];IF(COM.MICROSOFT.SWITCH(WEEKDAY(DATE([.$AJ$2];[.$C12];[.AB$2]));7;TRUE();1;TRUE();FALSE());[.$D$17];IF(NOT(ISERROR(VLOOKUP(DATE([.$AJ$2];[.$C12];[.AB$2]);[.$AL:.$AL];1;0)));[.$D$18];IF(IF(ISERROR(INDIRECT(&quot;$P$&quot;&amp;MATCH(DATE([.$AJ$2];[.$C12];[.AB$2]);[.$D$27:.$D$65];0)+MATCH(&quot;Za sobotę&quot;;[.$P:.$P];0)));FALSE();NOT(ISBLANK(INDIRECT(&quot;$P$&quot;&amp;MATCH(DATE([.$AJ$2];[.$C12];[.AB$2]);[.$D$27:.$D$65];0)+MATCH(&quot;Za sobotę&quot;;[.$P:.$P];0)))));[.$D$21];IF(IF(ISERROR(INDIRECT(&quot;$G$&quot;&amp;MATCH(DATE([.$AJ$2];[.$C12];[.AB$2]);[.$D$27:.$D$65];0)+MATCH(&quot;Zaległy&quot;;[.$G:.$G];0)));FALSE();NOT(ISBLANK(INDIRECT(&quot;$G$&quot;&amp;MATCH(DATE([.$AJ$2];[.$C12];[.AB$2]);[.$D$27:.$D$65];0)+MATCH(&quot;Zaległy&quot;;[.$G:.$G];0)))));[.$D$20];IF(NOT(ISERROR(VLOOKUP(DATE([.$AJ$2];[.$C12];[.AB$2]);[.$AM:.$AM];1;0)));[.$D$19];&quot;&quot;))))))">
            <text:p/>
          </table:table-cell>
          <table:table-cell table:style-name="ce117" table:formula="of:=IF(MONTH(DATE([.$AJ$2];[.$C12];[.$D$2]))&lt;&gt;MONTH(DATE([.$AJ$2];[.$C12];[.AC$2]));[.$D$16];IF(COM.MICROSOFT.SWITCH(WEEKDAY(DATE([.$AJ$2];[.$C12];[.AC$2]));7;TRUE();1;TRUE();FALSE());[.$D$17];IF(NOT(ISERROR(VLOOKUP(DATE([.$AJ$2];[.$C12];[.AC$2]);[.$AL:.$AL];1;0)));[.$D$18];IF(IF(ISERROR(INDIRECT(&quot;$P$&quot;&amp;MATCH(DATE([.$AJ$2];[.$C12];[.AC$2]);[.$D$27:.$D$65];0)+MATCH(&quot;Za sobotę&quot;;[.$P:.$P];0)));FALSE();NOT(ISBLANK(INDIRECT(&quot;$P$&quot;&amp;MATCH(DATE([.$AJ$2];[.$C12];[.AC$2]);[.$D$27:.$D$65];0)+MATCH(&quot;Za sobotę&quot;;[.$P:.$P];0)))));[.$D$21];IF(IF(ISERROR(INDIRECT(&quot;$G$&quot;&amp;MATCH(DATE([.$AJ$2];[.$C12];[.AC$2]);[.$D$27:.$D$65];0)+MATCH(&quot;Zaległy&quot;;[.$G:.$G];0)));FALSE();NOT(ISBLANK(INDIRECT(&quot;$G$&quot;&amp;MATCH(DATE([.$AJ$2];[.$C12];[.AC$2]);[.$D$27:.$D$65];0)+MATCH(&quot;Zaległy&quot;;[.$G:.$G];0)))));[.$D$20];IF(NOT(ISERROR(VLOOKUP(DATE([.$AJ$2];[.$C12];[.AC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AD$2]));[.$D$16];IF(COM.MICROSOFT.SWITCH(WEEKDAY(DATE([.$AJ$2];[.$C12];[.AD$2]));7;TRUE();1;TRUE();FALSE());[.$D$17];IF(NOT(ISERROR(VLOOKUP(DATE([.$AJ$2];[.$C12];[.AD$2]);[.$AL:.$AL];1;0)));[.$D$18];IF(IF(ISERROR(INDIRECT(&quot;$P$&quot;&amp;MATCH(DATE([.$AJ$2];[.$C12];[.AD$2]);[.$D$27:.$D$65];0)+MATCH(&quot;Za sobotę&quot;;[.$P:.$P];0)));FALSE();NOT(ISBLANK(INDIRECT(&quot;$P$&quot;&amp;MATCH(DATE([.$AJ$2];[.$C12];[.AD$2]);[.$D$27:.$D$65];0)+MATCH(&quot;Za sobotę&quot;;[.$P:.$P];0)))));[.$D$21];IF(IF(ISERROR(INDIRECT(&quot;$G$&quot;&amp;MATCH(DATE([.$AJ$2];[.$C12];[.AD$2]);[.$D$27:.$D$65];0)+MATCH(&quot;Zaległy&quot;;[.$G:.$G];0)));FALSE();NOT(ISBLANK(INDIRECT(&quot;$G$&quot;&amp;MATCH(DATE([.$AJ$2];[.$C12];[.AD$2]);[.$D$27:.$D$65];0)+MATCH(&quot;Zaległy&quot;;[.$G:.$G];0)))));[.$D$20];IF(NOT(ISERROR(VLOOKUP(DATE([.$AJ$2];[.$C12];[.AD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2];[.$D$2]))&lt;&gt;MONTH(DATE([.$AJ$2];[.$C12];[.AE$2]));[.$D$16];IF(COM.MICROSOFT.SWITCH(WEEKDAY(DATE([.$AJ$2];[.$C12];[.AE$2]));7;TRUE();1;TRUE();FALSE());[.$D$17];IF(NOT(ISERROR(VLOOKUP(DATE([.$AJ$2];[.$C12];[.AE$2]);[.$AL:.$AL];1;0)));[.$D$18];IF(IF(ISERROR(INDIRECT(&quot;$P$&quot;&amp;MATCH(DATE([.$AJ$2];[.$C12];[.AE$2]);[.$D$27:.$D$65];0)+MATCH(&quot;Za sobotę&quot;;[.$P:.$P];0)));FALSE();NOT(ISBLANK(INDIRECT(&quot;$P$&quot;&amp;MATCH(DATE([.$AJ$2];[.$C12];[.AE$2]);[.$D$27:.$D$65];0)+MATCH(&quot;Za sobotę&quot;;[.$P:.$P];0)))));[.$D$21];IF(IF(ISERROR(INDIRECT(&quot;$G$&quot;&amp;MATCH(DATE([.$AJ$2];[.$C12];[.AE$2]);[.$D$27:.$D$65];0)+MATCH(&quot;Zaległy&quot;;[.$G:.$G];0)));FALSE();NOT(ISBLANK(INDIRECT(&quot;$G$&quot;&amp;MATCH(DATE([.$AJ$2];[.$C12];[.AE$2]);[.$D$27:.$D$65];0)+MATCH(&quot;Zaległy&quot;;[.$G:.$G];0)))));[.$D$20];IF(NOT(ISERROR(VLOOKUP(DATE([.$AJ$2];[.$C12];[.AE$2]);[.$AM:.$AM];1;0)));[.$D$19];&quot;&quot;))))))">
            <text:p/>
          </table:table-cell>
          <table:table-cell table:style-name="ce117" table:formula="of:=IF(MONTH(DATE([.$AJ$2];[.$C12];[.$D$2]))&lt;&gt;MONTH(DATE([.$AJ$2];[.$C12];[.AF$2]));[.$D$16];IF(COM.MICROSOFT.SWITCH(WEEKDAY(DATE([.$AJ$2];[.$C12];[.AF$2]));7;TRUE();1;TRUE();FALSE());[.$D$17];IF(NOT(ISERROR(VLOOKUP(DATE([.$AJ$2];[.$C12];[.AF$2]);[.$AL:.$AL];1;0)));[.$D$18];IF(IF(ISERROR(INDIRECT(&quot;$P$&quot;&amp;MATCH(DATE([.$AJ$2];[.$C12];[.AF$2]);[.$D$27:.$D$65];0)+MATCH(&quot;Za sobotę&quot;;[.$P:.$P];0)));FALSE();NOT(ISBLANK(INDIRECT(&quot;$P$&quot;&amp;MATCH(DATE([.$AJ$2];[.$C12];[.AF$2]);[.$D$27:.$D$65];0)+MATCH(&quot;Za sobotę&quot;;[.$P:.$P];0)))));[.$D$21];IF(IF(ISERROR(INDIRECT(&quot;$G$&quot;&amp;MATCH(DATE([.$AJ$2];[.$C12];[.AF$2]);[.$D$27:.$D$65];0)+MATCH(&quot;Zaległy&quot;;[.$G:.$G];0)));FALSE();NOT(ISBLANK(INDIRECT(&quot;$G$&quot;&amp;MATCH(DATE([.$AJ$2];[.$C12];[.AF$2]);[.$D$27:.$D$65];0)+MATCH(&quot;Zaległy&quot;;[.$G:.$G];0)))));[.$D$20];IF(NOT(ISERROR(VLOOKUP(DATE([.$AJ$2];[.$C12];[.AF$2]);[.$AM:.$AM];1;0)));[.$D$19];&quot;&quot;))))))">
            <text:p/>
          </table:table-cell>
          <table:table-cell table:style-name="ce117" table:formula="of:=IF(MONTH(DATE([.$AJ$2];[.$C12];[.$D$2]))&lt;&gt;MONTH(DATE([.$AJ$2];[.$C12];[.AG$2]));[.$D$16];IF(COM.MICROSOFT.SWITCH(WEEKDAY(DATE([.$AJ$2];[.$C12];[.AG$2]));7;TRUE();1;TRUE();FALSE());[.$D$17];IF(NOT(ISERROR(VLOOKUP(DATE([.$AJ$2];[.$C12];[.AG$2]);[.$AL:.$AL];1;0)));[.$D$18];IF(IF(ISERROR(INDIRECT(&quot;$P$&quot;&amp;MATCH(DATE([.$AJ$2];[.$C12];[.AG$2]);[.$D$27:.$D$65];0)+MATCH(&quot;Za sobotę&quot;;[.$P:.$P];0)));FALSE();NOT(ISBLANK(INDIRECT(&quot;$P$&quot;&amp;MATCH(DATE([.$AJ$2];[.$C12];[.AG$2]);[.$D$27:.$D$65];0)+MATCH(&quot;Za sobotę&quot;;[.$P:.$P];0)))));[.$D$21];IF(IF(ISERROR(INDIRECT(&quot;$G$&quot;&amp;MATCH(DATE([.$AJ$2];[.$C12];[.AG$2]);[.$D$27:.$D$65];0)+MATCH(&quot;Zaległy&quot;;[.$G:.$G];0)));FALSE();NOT(ISBLANK(INDIRECT(&quot;$G$&quot;&amp;MATCH(DATE([.$AJ$2];[.$C12];[.AG$2]);[.$D$27:.$D$65];0)+MATCH(&quot;Zaległy&quot;;[.$G:.$G];0)))));[.$D$20];IF(NOT(ISERROR(VLOOKUP(DATE([.$AJ$2];[.$C12];[.AG$2]);[.$AM:.$AM];1;0)));[.$D$19];&quot;&quot;))))))">
            <text:p/>
          </table:table-cell>
          <table:table-cell table:style-name="ce120" table:formula="of:=IF(MONTH(DATE([.$AJ$2];[.$C12];[.$D$2]))&lt;&gt;MONTH(DATE([.$AJ$2];[.$C12];[.AH$2]));[.$D$16];IF(COM.MICROSOFT.SWITCH(WEEKDAY(DATE([.$AJ$2];[.$C12];[.AH$2]));7;TRUE();1;TRUE();FALSE());[.$D$17];IF(NOT(ISERROR(VLOOKUP(DATE([.$AJ$2];[.$C12];[.AH$2]);[.$AL:.$AL];1;0)));[.$D$18];IF(IF(ISERROR(INDIRECT(&quot;$P$&quot;&amp;MATCH(DATE([.$AJ$2];[.$C12];[.AH$2]);[.$D$27:.$D$65];0)+MATCH(&quot;Za sobotę&quot;;[.$P:.$P];0)));FALSE();NOT(ISBLANK(INDIRECT(&quot;$P$&quot;&amp;MATCH(DATE([.$AJ$2];[.$C12];[.AH$2]);[.$D$27:.$D$65];0)+MATCH(&quot;Za sobotę&quot;;[.$P:.$P];0)))));[.$D$21];IF(IF(ISERROR(INDIRECT(&quot;$G$&quot;&amp;MATCH(DATE([.$AJ$2];[.$C12];[.AH$2]);[.$D$27:.$D$65];0)+MATCH(&quot;Zaległy&quot;;[.$G:.$G];0)));FALSE();NOT(ISBLANK(INDIRECT(&quot;$G$&quot;&amp;MATCH(DATE([.$AJ$2];[.$C12];[.AH$2]);[.$D$27:.$D$65];0)+MATCH(&quot;Zaległy&quot;;[.$G:.$G];0)))));[.$D$20];IF(NOT(ISERROR(VLOOKUP(DATE([.$AJ$2];[.$C12];[.AH$2]);[.$AM:.$AM];1;0)));[.$D$19];&quot;&quot;))))))">
            <text:p/>
          </table:table-cell>
          <table:table-cell table:style-name="Default"/>
          <table:table-cell table:style-name="ce122" office:value-type="string" calcext:value-type="string">
            <text:p>25.12</text:p>
          </table:table-cell>
          <table:table-cell table:style-name="Default" office:value-type="string" calcext:value-type="string">
            <text:p>SZTYWNE KAŻDEGO ROKU – Boże Narodzenie (pierwszy dzień)</text:p>
          </table:table-cell>
          <table:table-cell table:formula="of:=IF(NOT(ISBLANK([.$AJ15]));IFERROR(DATEVALUE([.$AJ15]&amp;&quot;.&quot;&amp;[.$AJ$2]);DATE([.$AJ$2];MONTH([.$AJ15]);DAY([.$AJ15])));&quot;&quot;)" office:value-type="date" office:date-value="2024-04-01" calcext:value-type="date">
            <text:p>1 kwietnia 2024 (poniedziałek)</text:p>
          </table:table-cell>
          <table:table-cell table:style-name="ce62" table:formula="of:=IF(NOT(ISBLANK([.$D37]));IFERROR(DATEVALUE([.$D37]&amp;&quot;.&quot;&amp;[.$AJ$2]);DATE([.$AJ$2];MONTH([.$D37]);DAY([.$D3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3];1)" office:value-type="date" office:date-value="2024-11-01" calcext:value-type="date">
            <text:p>listopad</text:p>
          </table:table-cell>
          <table:table-cell table:style-name="ce45" office:value-type="float" office:value="11" calcext:value-type="float">
            <text:p>11</text:p>
          </table:table-cell>
          <table:table-cell table:style-name="ce113" table:formula="of:=IF(MONTH(DATE([.$AJ$2];[.$C13];[.$D$2]))&lt;&gt;MONTH(DATE([.$AJ$2];[.$C13];[.D$2]));[.$D$16];IF(COM.MICROSOFT.SWITCH(WEEKDAY(DATE([.$AJ$2];[.$C13];[.D$2]));7;TRUE();1;TRUE();FALSE());[.$D$17];IF(NOT(ISERROR(VLOOKUP(DATE([.$AJ$2];[.$C13];[.D$2]);[.$AL:.$AL];1;0)));[.$D$18];IF(IF(ISERROR(INDIRECT(&quot;$P$&quot;&amp;MATCH(DATE([.$AJ$2];[.$C13];[.D$2]);[.$D$27:.$D$65];0)+MATCH(&quot;Za sobotę&quot;;[.$P:.$P];0)));FALSE();NOT(ISBLANK(INDIRECT(&quot;$P$&quot;&amp;MATCH(DATE([.$AJ$2];[.$C13];[.D$2]);[.$D$27:.$D$65];0)+MATCH(&quot;Za sobotę&quot;;[.$P:.$P];0)))));[.$D$21];IF(IF(ISERROR(INDIRECT(&quot;$G$&quot;&amp;MATCH(DATE([.$AJ$2];[.$C13];[.D$2]);[.$D$27:.$D$65];0)+MATCH(&quot;Zaległy&quot;;[.$G:.$G];0)));FALSE();NOT(ISBLANK(INDIRECT(&quot;$G$&quot;&amp;MATCH(DATE([.$AJ$2];[.$C13];[.D$2]);[.$D$27:.$D$65];0)+MATCH(&quot;Zaległy&quot;;[.$G:.$G];0)))));[.$D$20];IF(NOT(ISERROR(VLOOKUP(DATE([.$AJ$2];[.$C13];[.D$2]);[.$AM:.$AM];1;0)));[.$D$19];&quot;&quot;))))))" office:value-type="string" office:string-value="+" calcext:value-type="string">
            <text:p>+</text:p>
          </table:table-cell>
          <table:table-cell table:style-name="ce117" table:formula="of:=IF(MONTH(DATE([.$AJ$2];[.$C13];[.$D$2]))&lt;&gt;MONTH(DATE([.$AJ$2];[.$C13];[.E$2]));[.$D$16];IF(COM.MICROSOFT.SWITCH(WEEKDAY(DATE([.$AJ$2];[.$C13];[.E$2]));7;TRUE();1;TRUE();FALSE());[.$D$17];IF(NOT(ISERROR(VLOOKUP(DATE([.$AJ$2];[.$C13];[.E$2]);[.$AL:.$AL];1;0)));[.$D$18];IF(IF(ISERROR(INDIRECT(&quot;$P$&quot;&amp;MATCH(DATE([.$AJ$2];[.$C13];[.E$2]);[.$D$27:.$D$65];0)+MATCH(&quot;Za sobotę&quot;;[.$P:.$P];0)));FALSE();NOT(ISBLANK(INDIRECT(&quot;$P$&quot;&amp;MATCH(DATE([.$AJ$2];[.$C13];[.E$2]);[.$D$27:.$D$65];0)+MATCH(&quot;Za sobotę&quot;;[.$P:.$P];0)))));[.$D$21];IF(IF(ISERROR(INDIRECT(&quot;$G$&quot;&amp;MATCH(DATE([.$AJ$2];[.$C13];[.E$2]);[.$D$27:.$D$65];0)+MATCH(&quot;Zaległy&quot;;[.$G:.$G];0)));FALSE();NOT(ISBLANK(INDIRECT(&quot;$G$&quot;&amp;MATCH(DATE([.$AJ$2];[.$C13];[.E$2]);[.$D$27:.$D$65];0)+MATCH(&quot;Zaległy&quot;;[.$G:.$G];0)))));[.$D$20];IF(NOT(ISERROR(VLOOKUP(DATE([.$AJ$2];[.$C13];[.E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F$2]));[.$D$16];IF(COM.MICROSOFT.SWITCH(WEEKDAY(DATE([.$AJ$2];[.$C13];[.F$2]));7;TRUE();1;TRUE();FALSE());[.$D$17];IF(NOT(ISERROR(VLOOKUP(DATE([.$AJ$2];[.$C13];[.F$2]);[.$AL:.$AL];1;0)));[.$D$18];IF(IF(ISERROR(INDIRECT(&quot;$P$&quot;&amp;MATCH(DATE([.$AJ$2];[.$C13];[.F$2]);[.$D$27:.$D$65];0)+MATCH(&quot;Za sobotę&quot;;[.$P:.$P];0)));FALSE();NOT(ISBLANK(INDIRECT(&quot;$P$&quot;&amp;MATCH(DATE([.$AJ$2];[.$C13];[.F$2]);[.$D$27:.$D$65];0)+MATCH(&quot;Za sobotę&quot;;[.$P:.$P];0)))));[.$D$21];IF(IF(ISERROR(INDIRECT(&quot;$G$&quot;&amp;MATCH(DATE([.$AJ$2];[.$C13];[.F$2]);[.$D$27:.$D$65];0)+MATCH(&quot;Zaległy&quot;;[.$G:.$G];0)));FALSE();NOT(ISBLANK(INDIRECT(&quot;$G$&quot;&amp;MATCH(DATE([.$AJ$2];[.$C13];[.F$2]);[.$D$27:.$D$65];0)+MATCH(&quot;Zaległy&quot;;[.$G:.$G];0)))));[.$D$20];IF(NOT(ISERROR(VLOOKUP(DATE([.$AJ$2];[.$C13];[.F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G$2]));[.$D$16];IF(COM.MICROSOFT.SWITCH(WEEKDAY(DATE([.$AJ$2];[.$C13];[.G$2]));7;TRUE();1;TRUE();FALSE());[.$D$17];IF(NOT(ISERROR(VLOOKUP(DATE([.$AJ$2];[.$C13];[.G$2]);[.$AL:.$AL];1;0)));[.$D$18];IF(IF(ISERROR(INDIRECT(&quot;$P$&quot;&amp;MATCH(DATE([.$AJ$2];[.$C13];[.G$2]);[.$D$27:.$D$65];0)+MATCH(&quot;Za sobotę&quot;;[.$P:.$P];0)));FALSE();NOT(ISBLANK(INDIRECT(&quot;$P$&quot;&amp;MATCH(DATE([.$AJ$2];[.$C13];[.G$2]);[.$D$27:.$D$65];0)+MATCH(&quot;Za sobotę&quot;;[.$P:.$P];0)))));[.$D$21];IF(IF(ISERROR(INDIRECT(&quot;$G$&quot;&amp;MATCH(DATE([.$AJ$2];[.$C13];[.G$2]);[.$D$27:.$D$65];0)+MATCH(&quot;Zaległy&quot;;[.$G:.$G];0)));FALSE();NOT(ISBLANK(INDIRECT(&quot;$G$&quot;&amp;MATCH(DATE([.$AJ$2];[.$C13];[.G$2]);[.$D$27:.$D$65];0)+MATCH(&quot;Zaległy&quot;;[.$G:.$G];0)))));[.$D$20];IF(NOT(ISERROR(VLOOKUP(DATE([.$AJ$2];[.$C13];[.G$2]);[.$AM:.$AM];1;0)));[.$D$19];&quot;&quot;))))))">
            <text:p/>
          </table:table-cell>
          <table:table-cell table:style-name="ce117" table:formula="of:=IF(MONTH(DATE([.$AJ$2];[.$C13];[.$D$2]))&lt;&gt;MONTH(DATE([.$AJ$2];[.$C13];[.H$2]));[.$D$16];IF(COM.MICROSOFT.SWITCH(WEEKDAY(DATE([.$AJ$2];[.$C13];[.H$2]));7;TRUE();1;TRUE();FALSE());[.$D$17];IF(NOT(ISERROR(VLOOKUP(DATE([.$AJ$2];[.$C13];[.H$2]);[.$AL:.$AL];1;0)));[.$D$18];IF(IF(ISERROR(INDIRECT(&quot;$P$&quot;&amp;MATCH(DATE([.$AJ$2];[.$C13];[.H$2]);[.$D$27:.$D$65];0)+MATCH(&quot;Za sobotę&quot;;[.$P:.$P];0)));FALSE();NOT(ISBLANK(INDIRECT(&quot;$P$&quot;&amp;MATCH(DATE([.$AJ$2];[.$C13];[.H$2]);[.$D$27:.$D$65];0)+MATCH(&quot;Za sobotę&quot;;[.$P:.$P];0)))));[.$D$21];IF(IF(ISERROR(INDIRECT(&quot;$G$&quot;&amp;MATCH(DATE([.$AJ$2];[.$C13];[.H$2]);[.$D$27:.$D$65];0)+MATCH(&quot;Zaległy&quot;;[.$G:.$G];0)));FALSE();NOT(ISBLANK(INDIRECT(&quot;$G$&quot;&amp;MATCH(DATE([.$AJ$2];[.$C13];[.H$2]);[.$D$27:.$D$65];0)+MATCH(&quot;Zaległy&quot;;[.$G:.$G];0)))));[.$D$20];IF(NOT(ISERROR(VLOOKUP(DATE([.$AJ$2];[.$C13];[.H$2]);[.$AM:.$AM];1;0)));[.$D$19];&quot;&quot;))))))">
            <text:p/>
          </table:table-cell>
          <table:table-cell table:style-name="ce117" table:formula="of:=IF(MONTH(DATE([.$AJ$2];[.$C13];[.$D$2]))&lt;&gt;MONTH(DATE([.$AJ$2];[.$C13];[.I$2]));[.$D$16];IF(COM.MICROSOFT.SWITCH(WEEKDAY(DATE([.$AJ$2];[.$C13];[.I$2]));7;TRUE();1;TRUE();FALSE());[.$D$17];IF(NOT(ISERROR(VLOOKUP(DATE([.$AJ$2];[.$C13];[.I$2]);[.$AL:.$AL];1;0)));[.$D$18];IF(IF(ISERROR(INDIRECT(&quot;$P$&quot;&amp;MATCH(DATE([.$AJ$2];[.$C13];[.I$2]);[.$D$27:.$D$65];0)+MATCH(&quot;Za sobotę&quot;;[.$P:.$P];0)));FALSE();NOT(ISBLANK(INDIRECT(&quot;$P$&quot;&amp;MATCH(DATE([.$AJ$2];[.$C13];[.I$2]);[.$D$27:.$D$65];0)+MATCH(&quot;Za sobotę&quot;;[.$P:.$P];0)))));[.$D$21];IF(IF(ISERROR(INDIRECT(&quot;$G$&quot;&amp;MATCH(DATE([.$AJ$2];[.$C13];[.I$2]);[.$D$27:.$D$65];0)+MATCH(&quot;Zaległy&quot;;[.$G:.$G];0)));FALSE();NOT(ISBLANK(INDIRECT(&quot;$G$&quot;&amp;MATCH(DATE([.$AJ$2];[.$C13];[.I$2]);[.$D$27:.$D$65];0)+MATCH(&quot;Zaległy&quot;;[.$G:.$G];0)))));[.$D$20];IF(NOT(ISERROR(VLOOKUP(DATE([.$AJ$2];[.$C13];[.I$2]);[.$AM:.$AM];1;0)));[.$D$19];&quot;&quot;))))))">
            <text:p/>
          </table:table-cell>
          <table:table-cell table:style-name="ce117" table:formula="of:=IF(MONTH(DATE([.$AJ$2];[.$C13];[.$D$2]))&lt;&gt;MONTH(DATE([.$AJ$2];[.$C13];[.J$2]));[.$D$16];IF(COM.MICROSOFT.SWITCH(WEEKDAY(DATE([.$AJ$2];[.$C13];[.J$2]));7;TRUE();1;TRUE();FALSE());[.$D$17];IF(NOT(ISERROR(VLOOKUP(DATE([.$AJ$2];[.$C13];[.J$2]);[.$AL:.$AL];1;0)));[.$D$18];IF(IF(ISERROR(INDIRECT(&quot;$P$&quot;&amp;MATCH(DATE([.$AJ$2];[.$C13];[.J$2]);[.$D$27:.$D$65];0)+MATCH(&quot;Za sobotę&quot;;[.$P:.$P];0)));FALSE();NOT(ISBLANK(INDIRECT(&quot;$P$&quot;&amp;MATCH(DATE([.$AJ$2];[.$C13];[.J$2]);[.$D$27:.$D$65];0)+MATCH(&quot;Za sobotę&quot;;[.$P:.$P];0)))));[.$D$21];IF(IF(ISERROR(INDIRECT(&quot;$G$&quot;&amp;MATCH(DATE([.$AJ$2];[.$C13];[.J$2]);[.$D$27:.$D$65];0)+MATCH(&quot;Zaległy&quot;;[.$G:.$G];0)));FALSE();NOT(ISBLANK(INDIRECT(&quot;$G$&quot;&amp;MATCH(DATE([.$AJ$2];[.$C13];[.J$2]);[.$D$27:.$D$65];0)+MATCH(&quot;Zaległy&quot;;[.$G:.$G];0)))));[.$D$20];IF(NOT(ISERROR(VLOOKUP(DATE([.$AJ$2];[.$C13];[.J$2]);[.$AM:.$AM];1;0)));[.$D$19];&quot;&quot;))))))">
            <text:p/>
          </table:table-cell>
          <table:table-cell table:style-name="ce117" table:formula="of:=IF(MONTH(DATE([.$AJ$2];[.$C13];[.$D$2]))&lt;&gt;MONTH(DATE([.$AJ$2];[.$C13];[.K$2]));[.$D$16];IF(COM.MICROSOFT.SWITCH(WEEKDAY(DATE([.$AJ$2];[.$C13];[.K$2]));7;TRUE();1;TRUE();FALSE());[.$D$17];IF(NOT(ISERROR(VLOOKUP(DATE([.$AJ$2];[.$C13];[.K$2]);[.$AL:.$AL];1;0)));[.$D$18];IF(IF(ISERROR(INDIRECT(&quot;$P$&quot;&amp;MATCH(DATE([.$AJ$2];[.$C13];[.K$2]);[.$D$27:.$D$65];0)+MATCH(&quot;Za sobotę&quot;;[.$P:.$P];0)));FALSE();NOT(ISBLANK(INDIRECT(&quot;$P$&quot;&amp;MATCH(DATE([.$AJ$2];[.$C13];[.K$2]);[.$D$27:.$D$65];0)+MATCH(&quot;Za sobotę&quot;;[.$P:.$P];0)))));[.$D$21];IF(IF(ISERROR(INDIRECT(&quot;$G$&quot;&amp;MATCH(DATE([.$AJ$2];[.$C13];[.K$2]);[.$D$27:.$D$65];0)+MATCH(&quot;Zaległy&quot;;[.$G:.$G];0)));FALSE();NOT(ISBLANK(INDIRECT(&quot;$G$&quot;&amp;MATCH(DATE([.$AJ$2];[.$C13];[.K$2]);[.$D$27:.$D$65];0)+MATCH(&quot;Zaległy&quot;;[.$G:.$G];0)))));[.$D$20];IF(NOT(ISERROR(VLOOKUP(DATE([.$AJ$2];[.$C13];[.K$2]);[.$AM:.$AM];1;0)));[.$D$19];&quot;&quot;))))))">
            <text:p/>
          </table:table-cell>
          <table:table-cell table:style-name="ce117" table:formula="of:=IF(MONTH(DATE([.$AJ$2];[.$C13];[.$D$2]))&lt;&gt;MONTH(DATE([.$AJ$2];[.$C13];[.L$2]));[.$D$16];IF(COM.MICROSOFT.SWITCH(WEEKDAY(DATE([.$AJ$2];[.$C13];[.L$2]));7;TRUE();1;TRUE();FALSE());[.$D$17];IF(NOT(ISERROR(VLOOKUP(DATE([.$AJ$2];[.$C13];[.L$2]);[.$AL:.$AL];1;0)));[.$D$18];IF(IF(ISERROR(INDIRECT(&quot;$P$&quot;&amp;MATCH(DATE([.$AJ$2];[.$C13];[.L$2]);[.$D$27:.$D$65];0)+MATCH(&quot;Za sobotę&quot;;[.$P:.$P];0)));FALSE();NOT(ISBLANK(INDIRECT(&quot;$P$&quot;&amp;MATCH(DATE([.$AJ$2];[.$C13];[.L$2]);[.$D$27:.$D$65];0)+MATCH(&quot;Za sobotę&quot;;[.$P:.$P];0)))));[.$D$21];IF(IF(ISERROR(INDIRECT(&quot;$G$&quot;&amp;MATCH(DATE([.$AJ$2];[.$C13];[.L$2]);[.$D$27:.$D$65];0)+MATCH(&quot;Zaległy&quot;;[.$G:.$G];0)));FALSE();NOT(ISBLANK(INDIRECT(&quot;$G$&quot;&amp;MATCH(DATE([.$AJ$2];[.$C13];[.L$2]);[.$D$27:.$D$65];0)+MATCH(&quot;Zaległy&quot;;[.$G:.$G];0)))));[.$D$20];IF(NOT(ISERROR(VLOOKUP(DATE([.$AJ$2];[.$C13];[.L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M$2]));[.$D$16];IF(COM.MICROSOFT.SWITCH(WEEKDAY(DATE([.$AJ$2];[.$C13];[.M$2]));7;TRUE();1;TRUE();FALSE());[.$D$17];IF(NOT(ISERROR(VLOOKUP(DATE([.$AJ$2];[.$C13];[.M$2]);[.$AL:.$AL];1;0)));[.$D$18];IF(IF(ISERROR(INDIRECT(&quot;$P$&quot;&amp;MATCH(DATE([.$AJ$2];[.$C13];[.M$2]);[.$D$27:.$D$65];0)+MATCH(&quot;Za sobotę&quot;;[.$P:.$P];0)));FALSE();NOT(ISBLANK(INDIRECT(&quot;$P$&quot;&amp;MATCH(DATE([.$AJ$2];[.$C13];[.M$2]);[.$D$27:.$D$65];0)+MATCH(&quot;Za sobotę&quot;;[.$P:.$P];0)))));[.$D$21];IF(IF(ISERROR(INDIRECT(&quot;$G$&quot;&amp;MATCH(DATE([.$AJ$2];[.$C13];[.M$2]);[.$D$27:.$D$65];0)+MATCH(&quot;Zaległy&quot;;[.$G:.$G];0)));FALSE();NOT(ISBLANK(INDIRECT(&quot;$G$&quot;&amp;MATCH(DATE([.$AJ$2];[.$C13];[.M$2]);[.$D$27:.$D$65];0)+MATCH(&quot;Zaległy&quot;;[.$G:.$G];0)))));[.$D$20];IF(NOT(ISERROR(VLOOKUP(DATE([.$AJ$2];[.$C13];[.M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N$2]));[.$D$16];IF(COM.MICROSOFT.SWITCH(WEEKDAY(DATE([.$AJ$2];[.$C13];[.N$2]));7;TRUE();1;TRUE();FALSE());[.$D$17];IF(NOT(ISERROR(VLOOKUP(DATE([.$AJ$2];[.$C13];[.N$2]);[.$AL:.$AL];1;0)));[.$D$18];IF(IF(ISERROR(INDIRECT(&quot;$P$&quot;&amp;MATCH(DATE([.$AJ$2];[.$C13];[.N$2]);[.$D$27:.$D$65];0)+MATCH(&quot;Za sobotę&quot;;[.$P:.$P];0)));FALSE();NOT(ISBLANK(INDIRECT(&quot;$P$&quot;&amp;MATCH(DATE([.$AJ$2];[.$C13];[.N$2]);[.$D$27:.$D$65];0)+MATCH(&quot;Za sobotę&quot;;[.$P:.$P];0)))));[.$D$21];IF(IF(ISERROR(INDIRECT(&quot;$G$&quot;&amp;MATCH(DATE([.$AJ$2];[.$C13];[.N$2]);[.$D$27:.$D$65];0)+MATCH(&quot;Zaległy&quot;;[.$G:.$G];0)));FALSE();NOT(ISBLANK(INDIRECT(&quot;$G$&quot;&amp;MATCH(DATE([.$AJ$2];[.$C13];[.N$2]);[.$D$27:.$D$65];0)+MATCH(&quot;Zaległy&quot;;[.$G:.$G];0)))));[.$D$20];IF(NOT(ISERROR(VLOOKUP(DATE([.$AJ$2];[.$C13];[.N$2]);[.$AM:.$AM];1;0)));[.$D$19];&quot;&quot;))))))" office:value-type="string" office:string-value="+" calcext:value-type="string">
            <text:p>+</text:p>
          </table:table-cell>
          <table:table-cell table:style-name="ce117" table:formula="of:=IF(MONTH(DATE([.$AJ$2];[.$C13];[.$D$2]))&lt;&gt;MONTH(DATE([.$AJ$2];[.$C13];[.O$2]));[.$D$16];IF(COM.MICROSOFT.SWITCH(WEEKDAY(DATE([.$AJ$2];[.$C13];[.O$2]));7;TRUE();1;TRUE();FALSE());[.$D$17];IF(NOT(ISERROR(VLOOKUP(DATE([.$AJ$2];[.$C13];[.O$2]);[.$AL:.$AL];1;0)));[.$D$18];IF(IF(ISERROR(INDIRECT(&quot;$P$&quot;&amp;MATCH(DATE([.$AJ$2];[.$C13];[.O$2]);[.$D$27:.$D$65];0)+MATCH(&quot;Za sobotę&quot;;[.$P:.$P];0)));FALSE();NOT(ISBLANK(INDIRECT(&quot;$P$&quot;&amp;MATCH(DATE([.$AJ$2];[.$C13];[.O$2]);[.$D$27:.$D$65];0)+MATCH(&quot;Za sobotę&quot;;[.$P:.$P];0)))));[.$D$21];IF(IF(ISERROR(INDIRECT(&quot;$G$&quot;&amp;MATCH(DATE([.$AJ$2];[.$C13];[.O$2]);[.$D$27:.$D$65];0)+MATCH(&quot;Zaległy&quot;;[.$G:.$G];0)));FALSE();NOT(ISBLANK(INDIRECT(&quot;$G$&quot;&amp;MATCH(DATE([.$AJ$2];[.$C13];[.O$2]);[.$D$27:.$D$65];0)+MATCH(&quot;Zaległy&quot;;[.$G:.$G];0)))));[.$D$20];IF(NOT(ISERROR(VLOOKUP(DATE([.$AJ$2];[.$C13];[.O$2]);[.$AM:.$AM];1;0)));[.$D$19];&quot;&quot;))))))">
            <text:p/>
          </table:table-cell>
          <table:table-cell table:style-name="ce117" table:formula="of:=IF(MONTH(DATE([.$AJ$2];[.$C13];[.$D$2]))&lt;&gt;MONTH(DATE([.$AJ$2];[.$C13];[.P$2]));[.$D$16];IF(COM.MICROSOFT.SWITCH(WEEKDAY(DATE([.$AJ$2];[.$C13];[.P$2]));7;TRUE();1;TRUE();FALSE());[.$D$17];IF(NOT(ISERROR(VLOOKUP(DATE([.$AJ$2];[.$C13];[.P$2]);[.$AL:.$AL];1;0)));[.$D$18];IF(IF(ISERROR(INDIRECT(&quot;$P$&quot;&amp;MATCH(DATE([.$AJ$2];[.$C13];[.P$2]);[.$D$27:.$D$65];0)+MATCH(&quot;Za sobotę&quot;;[.$P:.$P];0)));FALSE();NOT(ISBLANK(INDIRECT(&quot;$P$&quot;&amp;MATCH(DATE([.$AJ$2];[.$C13];[.P$2]);[.$D$27:.$D$65];0)+MATCH(&quot;Za sobotę&quot;;[.$P:.$P];0)))));[.$D$21];IF(IF(ISERROR(INDIRECT(&quot;$G$&quot;&amp;MATCH(DATE([.$AJ$2];[.$C13];[.P$2]);[.$D$27:.$D$65];0)+MATCH(&quot;Zaległy&quot;;[.$G:.$G];0)));FALSE();NOT(ISBLANK(INDIRECT(&quot;$G$&quot;&amp;MATCH(DATE([.$AJ$2];[.$C13];[.P$2]);[.$D$27:.$D$65];0)+MATCH(&quot;Zaległy&quot;;[.$G:.$G];0)))));[.$D$20];IF(NOT(ISERROR(VLOOKUP(DATE([.$AJ$2];[.$C13];[.P$2]);[.$AM:.$AM];1;0)));[.$D$19];&quot;&quot;))))))">
            <text:p/>
          </table:table-cell>
          <table:table-cell table:style-name="ce117" table:formula="of:=IF(MONTH(DATE([.$AJ$2];[.$C13];[.$D$2]))&lt;&gt;MONTH(DATE([.$AJ$2];[.$C13];[.Q$2]));[.$D$16];IF(COM.MICROSOFT.SWITCH(WEEKDAY(DATE([.$AJ$2];[.$C13];[.Q$2]));7;TRUE();1;TRUE();FALSE());[.$D$17];IF(NOT(ISERROR(VLOOKUP(DATE([.$AJ$2];[.$C13];[.Q$2]);[.$AL:.$AL];1;0)));[.$D$18];IF(IF(ISERROR(INDIRECT(&quot;$P$&quot;&amp;MATCH(DATE([.$AJ$2];[.$C13];[.Q$2]);[.$D$27:.$D$65];0)+MATCH(&quot;Za sobotę&quot;;[.$P:.$P];0)));FALSE();NOT(ISBLANK(INDIRECT(&quot;$P$&quot;&amp;MATCH(DATE([.$AJ$2];[.$C13];[.Q$2]);[.$D$27:.$D$65];0)+MATCH(&quot;Za sobotę&quot;;[.$P:.$P];0)))));[.$D$21];IF(IF(ISERROR(INDIRECT(&quot;$G$&quot;&amp;MATCH(DATE([.$AJ$2];[.$C13];[.Q$2]);[.$D$27:.$D$65];0)+MATCH(&quot;Zaległy&quot;;[.$G:.$G];0)));FALSE();NOT(ISBLANK(INDIRECT(&quot;$G$&quot;&amp;MATCH(DATE([.$AJ$2];[.$C13];[.Q$2]);[.$D$27:.$D$65];0)+MATCH(&quot;Zaległy&quot;;[.$G:.$G];0)))));[.$D$20];IF(NOT(ISERROR(VLOOKUP(DATE([.$AJ$2];[.$C13];[.Q$2]);[.$AM:.$AM];1;0)));[.$D$19];&quot;&quot;))))))">
            <text:p/>
          </table:table-cell>
          <table:table-cell table:style-name="ce117" table:formula="of:=IF(MONTH(DATE([.$AJ$2];[.$C13];[.$D$2]))&lt;&gt;MONTH(DATE([.$AJ$2];[.$C13];[.R$2]));[.$D$16];IF(COM.MICROSOFT.SWITCH(WEEKDAY(DATE([.$AJ$2];[.$C13];[.R$2]));7;TRUE();1;TRUE();FALSE());[.$D$17];IF(NOT(ISERROR(VLOOKUP(DATE([.$AJ$2];[.$C13];[.R$2]);[.$AL:.$AL];1;0)));[.$D$18];IF(IF(ISERROR(INDIRECT(&quot;$P$&quot;&amp;MATCH(DATE([.$AJ$2];[.$C13];[.R$2]);[.$D$27:.$D$65];0)+MATCH(&quot;Za sobotę&quot;;[.$P:.$P];0)));FALSE();NOT(ISBLANK(INDIRECT(&quot;$P$&quot;&amp;MATCH(DATE([.$AJ$2];[.$C13];[.R$2]);[.$D$27:.$D$65];0)+MATCH(&quot;Za sobotę&quot;;[.$P:.$P];0)))));[.$D$21];IF(IF(ISERROR(INDIRECT(&quot;$G$&quot;&amp;MATCH(DATE([.$AJ$2];[.$C13];[.R$2]);[.$D$27:.$D$65];0)+MATCH(&quot;Zaległy&quot;;[.$G:.$G];0)));FALSE();NOT(ISBLANK(INDIRECT(&quot;$G$&quot;&amp;MATCH(DATE([.$AJ$2];[.$C13];[.R$2]);[.$D$27:.$D$65];0)+MATCH(&quot;Zaległy&quot;;[.$G:.$G];0)))));[.$D$20];IF(NOT(ISERROR(VLOOKUP(DATE([.$AJ$2];[.$C13];[.R$2]);[.$AM:.$AM];1;0)));[.$D$19];&quot;&quot;))))))">
            <text:p/>
          </table:table-cell>
          <table:table-cell table:style-name="ce117" table:formula="of:=IF(MONTH(DATE([.$AJ$2];[.$C13];[.$D$2]))&lt;&gt;MONTH(DATE([.$AJ$2];[.$C13];[.S$2]));[.$D$16];IF(COM.MICROSOFT.SWITCH(WEEKDAY(DATE([.$AJ$2];[.$C13];[.S$2]));7;TRUE();1;TRUE();FALSE());[.$D$17];IF(NOT(ISERROR(VLOOKUP(DATE([.$AJ$2];[.$C13];[.S$2]);[.$AL:.$AL];1;0)));[.$D$18];IF(IF(ISERROR(INDIRECT(&quot;$P$&quot;&amp;MATCH(DATE([.$AJ$2];[.$C13];[.S$2]);[.$D$27:.$D$65];0)+MATCH(&quot;Za sobotę&quot;;[.$P:.$P];0)));FALSE();NOT(ISBLANK(INDIRECT(&quot;$P$&quot;&amp;MATCH(DATE([.$AJ$2];[.$C13];[.S$2]);[.$D$27:.$D$65];0)+MATCH(&quot;Za sobotę&quot;;[.$P:.$P];0)))));[.$D$21];IF(IF(ISERROR(INDIRECT(&quot;$G$&quot;&amp;MATCH(DATE([.$AJ$2];[.$C13];[.S$2]);[.$D$27:.$D$65];0)+MATCH(&quot;Zaległy&quot;;[.$G:.$G];0)));FALSE();NOT(ISBLANK(INDIRECT(&quot;$G$&quot;&amp;MATCH(DATE([.$AJ$2];[.$C13];[.S$2]);[.$D$27:.$D$65];0)+MATCH(&quot;Zaległy&quot;;[.$G:.$G];0)))));[.$D$20];IF(NOT(ISERROR(VLOOKUP(DATE([.$AJ$2];[.$C13];[.S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T$2]));[.$D$16];IF(COM.MICROSOFT.SWITCH(WEEKDAY(DATE([.$AJ$2];[.$C13];[.T$2]));7;TRUE();1;TRUE();FALSE());[.$D$17];IF(NOT(ISERROR(VLOOKUP(DATE([.$AJ$2];[.$C13];[.T$2]);[.$AL:.$AL];1;0)));[.$D$18];IF(IF(ISERROR(INDIRECT(&quot;$P$&quot;&amp;MATCH(DATE([.$AJ$2];[.$C13];[.T$2]);[.$D$27:.$D$65];0)+MATCH(&quot;Za sobotę&quot;;[.$P:.$P];0)));FALSE();NOT(ISBLANK(INDIRECT(&quot;$P$&quot;&amp;MATCH(DATE([.$AJ$2];[.$C13];[.T$2]);[.$D$27:.$D$65];0)+MATCH(&quot;Za sobotę&quot;;[.$P:.$P];0)))));[.$D$21];IF(IF(ISERROR(INDIRECT(&quot;$G$&quot;&amp;MATCH(DATE([.$AJ$2];[.$C13];[.T$2]);[.$D$27:.$D$65];0)+MATCH(&quot;Zaległy&quot;;[.$G:.$G];0)));FALSE();NOT(ISBLANK(INDIRECT(&quot;$G$&quot;&amp;MATCH(DATE([.$AJ$2];[.$C13];[.T$2]);[.$D$27:.$D$65];0)+MATCH(&quot;Zaległy&quot;;[.$G:.$G];0)))));[.$D$20];IF(NOT(ISERROR(VLOOKUP(DATE([.$AJ$2];[.$C13];[.T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U$2]));[.$D$16];IF(COM.MICROSOFT.SWITCH(WEEKDAY(DATE([.$AJ$2];[.$C13];[.U$2]));7;TRUE();1;TRUE();FALSE());[.$D$17];IF(NOT(ISERROR(VLOOKUP(DATE([.$AJ$2];[.$C13];[.U$2]);[.$AL:.$AL];1;0)));[.$D$18];IF(IF(ISERROR(INDIRECT(&quot;$P$&quot;&amp;MATCH(DATE([.$AJ$2];[.$C13];[.U$2]);[.$D$27:.$D$65];0)+MATCH(&quot;Za sobotę&quot;;[.$P:.$P];0)));FALSE();NOT(ISBLANK(INDIRECT(&quot;$P$&quot;&amp;MATCH(DATE([.$AJ$2];[.$C13];[.U$2]);[.$D$27:.$D$65];0)+MATCH(&quot;Za sobotę&quot;;[.$P:.$P];0)))));[.$D$21];IF(IF(ISERROR(INDIRECT(&quot;$G$&quot;&amp;MATCH(DATE([.$AJ$2];[.$C13];[.U$2]);[.$D$27:.$D$65];0)+MATCH(&quot;Zaległy&quot;;[.$G:.$G];0)));FALSE();NOT(ISBLANK(INDIRECT(&quot;$G$&quot;&amp;MATCH(DATE([.$AJ$2];[.$C13];[.U$2]);[.$D$27:.$D$65];0)+MATCH(&quot;Zaległy&quot;;[.$G:.$G];0)))));[.$D$20];IF(NOT(ISERROR(VLOOKUP(DATE([.$AJ$2];[.$C13];[.U$2]);[.$AM:.$AM];1;0)));[.$D$19];&quot;&quot;))))))">
            <text:p/>
          </table:table-cell>
          <table:table-cell table:style-name="ce117" table:formula="of:=IF(MONTH(DATE([.$AJ$2];[.$C13];[.$D$2]))&lt;&gt;MONTH(DATE([.$AJ$2];[.$C13];[.V$2]));[.$D$16];IF(COM.MICROSOFT.SWITCH(WEEKDAY(DATE([.$AJ$2];[.$C13];[.V$2]));7;TRUE();1;TRUE();FALSE());[.$D$17];IF(NOT(ISERROR(VLOOKUP(DATE([.$AJ$2];[.$C13];[.V$2]);[.$AL:.$AL];1;0)));[.$D$18];IF(IF(ISERROR(INDIRECT(&quot;$P$&quot;&amp;MATCH(DATE([.$AJ$2];[.$C13];[.V$2]);[.$D$27:.$D$65];0)+MATCH(&quot;Za sobotę&quot;;[.$P:.$P];0)));FALSE();NOT(ISBLANK(INDIRECT(&quot;$P$&quot;&amp;MATCH(DATE([.$AJ$2];[.$C13];[.V$2]);[.$D$27:.$D$65];0)+MATCH(&quot;Za sobotę&quot;;[.$P:.$P];0)))));[.$D$21];IF(IF(ISERROR(INDIRECT(&quot;$G$&quot;&amp;MATCH(DATE([.$AJ$2];[.$C13];[.V$2]);[.$D$27:.$D$65];0)+MATCH(&quot;Zaległy&quot;;[.$G:.$G];0)));FALSE();NOT(ISBLANK(INDIRECT(&quot;$G$&quot;&amp;MATCH(DATE([.$AJ$2];[.$C13];[.V$2]);[.$D$27:.$D$65];0)+MATCH(&quot;Zaległy&quot;;[.$G:.$G];0)))));[.$D$20];IF(NOT(ISERROR(VLOOKUP(DATE([.$AJ$2];[.$C13];[.V$2]);[.$AM:.$AM];1;0)));[.$D$19];&quot;&quot;))))))">
            <text:p/>
          </table:table-cell>
          <table:table-cell table:style-name="ce117" table:formula="of:=IF(MONTH(DATE([.$AJ$2];[.$C13];[.$D$2]))&lt;&gt;MONTH(DATE([.$AJ$2];[.$C13];[.W$2]));[.$D$16];IF(COM.MICROSOFT.SWITCH(WEEKDAY(DATE([.$AJ$2];[.$C13];[.W$2]));7;TRUE();1;TRUE();FALSE());[.$D$17];IF(NOT(ISERROR(VLOOKUP(DATE([.$AJ$2];[.$C13];[.W$2]);[.$AL:.$AL];1;0)));[.$D$18];IF(IF(ISERROR(INDIRECT(&quot;$P$&quot;&amp;MATCH(DATE([.$AJ$2];[.$C13];[.W$2]);[.$D$27:.$D$65];0)+MATCH(&quot;Za sobotę&quot;;[.$P:.$P];0)));FALSE();NOT(ISBLANK(INDIRECT(&quot;$P$&quot;&amp;MATCH(DATE([.$AJ$2];[.$C13];[.W$2]);[.$D$27:.$D$65];0)+MATCH(&quot;Za sobotę&quot;;[.$P:.$P];0)))));[.$D$21];IF(IF(ISERROR(INDIRECT(&quot;$G$&quot;&amp;MATCH(DATE([.$AJ$2];[.$C13];[.W$2]);[.$D$27:.$D$65];0)+MATCH(&quot;Zaległy&quot;;[.$G:.$G];0)));FALSE();NOT(ISBLANK(INDIRECT(&quot;$G$&quot;&amp;MATCH(DATE([.$AJ$2];[.$C13];[.W$2]);[.$D$27:.$D$65];0)+MATCH(&quot;Zaległy&quot;;[.$G:.$G];0)))));[.$D$20];IF(NOT(ISERROR(VLOOKUP(DATE([.$AJ$2];[.$C13];[.W$2]);[.$AM:.$AM];1;0)));[.$D$19];&quot;&quot;))))))">
            <text:p/>
          </table:table-cell>
          <table:table-cell table:style-name="ce117" table:formula="of:=IF(MONTH(DATE([.$AJ$2];[.$C13];[.$D$2]))&lt;&gt;MONTH(DATE([.$AJ$2];[.$C13];[.X$2]));[.$D$16];IF(COM.MICROSOFT.SWITCH(WEEKDAY(DATE([.$AJ$2];[.$C13];[.X$2]));7;TRUE();1;TRUE();FALSE());[.$D$17];IF(NOT(ISERROR(VLOOKUP(DATE([.$AJ$2];[.$C13];[.X$2]);[.$AL:.$AL];1;0)));[.$D$18];IF(IF(ISERROR(INDIRECT(&quot;$P$&quot;&amp;MATCH(DATE([.$AJ$2];[.$C13];[.X$2]);[.$D$27:.$D$65];0)+MATCH(&quot;Za sobotę&quot;;[.$P:.$P];0)));FALSE();NOT(ISBLANK(INDIRECT(&quot;$P$&quot;&amp;MATCH(DATE([.$AJ$2];[.$C13];[.X$2]);[.$D$27:.$D$65];0)+MATCH(&quot;Za sobotę&quot;;[.$P:.$P];0)))));[.$D$21];IF(IF(ISERROR(INDIRECT(&quot;$G$&quot;&amp;MATCH(DATE([.$AJ$2];[.$C13];[.X$2]);[.$D$27:.$D$65];0)+MATCH(&quot;Zaległy&quot;;[.$G:.$G];0)));FALSE();NOT(ISBLANK(INDIRECT(&quot;$G$&quot;&amp;MATCH(DATE([.$AJ$2];[.$C13];[.X$2]);[.$D$27:.$D$65];0)+MATCH(&quot;Zaległy&quot;;[.$G:.$G];0)))));[.$D$20];IF(NOT(ISERROR(VLOOKUP(DATE([.$AJ$2];[.$C13];[.X$2]);[.$AM:.$AM];1;0)));[.$D$19];&quot;&quot;))))))">
            <text:p/>
          </table:table-cell>
          <table:table-cell table:style-name="ce117" table:formula="of:=IF(MONTH(DATE([.$AJ$2];[.$C13];[.$D$2]))&lt;&gt;MONTH(DATE([.$AJ$2];[.$C13];[.Y$2]));[.$D$16];IF(COM.MICROSOFT.SWITCH(WEEKDAY(DATE([.$AJ$2];[.$C13];[.Y$2]));7;TRUE();1;TRUE();FALSE());[.$D$17];IF(NOT(ISERROR(VLOOKUP(DATE([.$AJ$2];[.$C13];[.Y$2]);[.$AL:.$AL];1;0)));[.$D$18];IF(IF(ISERROR(INDIRECT(&quot;$P$&quot;&amp;MATCH(DATE([.$AJ$2];[.$C13];[.Y$2]);[.$D$27:.$D$65];0)+MATCH(&quot;Za sobotę&quot;;[.$P:.$P];0)));FALSE();NOT(ISBLANK(INDIRECT(&quot;$P$&quot;&amp;MATCH(DATE([.$AJ$2];[.$C13];[.Y$2]);[.$D$27:.$D$65];0)+MATCH(&quot;Za sobotę&quot;;[.$P:.$P];0)))));[.$D$21];IF(IF(ISERROR(INDIRECT(&quot;$G$&quot;&amp;MATCH(DATE([.$AJ$2];[.$C13];[.Y$2]);[.$D$27:.$D$65];0)+MATCH(&quot;Zaległy&quot;;[.$G:.$G];0)));FALSE();NOT(ISBLANK(INDIRECT(&quot;$G$&quot;&amp;MATCH(DATE([.$AJ$2];[.$C13];[.Y$2]);[.$D$27:.$D$65];0)+MATCH(&quot;Zaległy&quot;;[.$G:.$G];0)))));[.$D$20];IF(NOT(ISERROR(VLOOKUP(DATE([.$AJ$2];[.$C13];[.Y$2]);[.$AM:.$AM];1;0)));[.$D$19];&quot;&quot;))))))">
            <text:p/>
          </table:table-cell>
          <table:table-cell table:style-name="ce117" table:formula="of:=IF(MONTH(DATE([.$AJ$2];[.$C13];[.$D$2]))&lt;&gt;MONTH(DATE([.$AJ$2];[.$C13];[.Z$2]));[.$D$16];IF(COM.MICROSOFT.SWITCH(WEEKDAY(DATE([.$AJ$2];[.$C13];[.Z$2]));7;TRUE();1;TRUE();FALSE());[.$D$17];IF(NOT(ISERROR(VLOOKUP(DATE([.$AJ$2];[.$C13];[.Z$2]);[.$AL:.$AL];1;0)));[.$D$18];IF(IF(ISERROR(INDIRECT(&quot;$P$&quot;&amp;MATCH(DATE([.$AJ$2];[.$C13];[.Z$2]);[.$D$27:.$D$65];0)+MATCH(&quot;Za sobotę&quot;;[.$P:.$P];0)));FALSE();NOT(ISBLANK(INDIRECT(&quot;$P$&quot;&amp;MATCH(DATE([.$AJ$2];[.$C13];[.Z$2]);[.$D$27:.$D$65];0)+MATCH(&quot;Za sobotę&quot;;[.$P:.$P];0)))));[.$D$21];IF(IF(ISERROR(INDIRECT(&quot;$G$&quot;&amp;MATCH(DATE([.$AJ$2];[.$C13];[.Z$2]);[.$D$27:.$D$65];0)+MATCH(&quot;Zaległy&quot;;[.$G:.$G];0)));FALSE();NOT(ISBLANK(INDIRECT(&quot;$G$&quot;&amp;MATCH(DATE([.$AJ$2];[.$C13];[.Z$2]);[.$D$27:.$D$65];0)+MATCH(&quot;Zaległy&quot;;[.$G:.$G];0)))));[.$D$20];IF(NOT(ISERROR(VLOOKUP(DATE([.$AJ$2];[.$C13];[.Z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AA$2]));[.$D$16];IF(COM.MICROSOFT.SWITCH(WEEKDAY(DATE([.$AJ$2];[.$C13];[.AA$2]));7;TRUE();1;TRUE();FALSE());[.$D$17];IF(NOT(ISERROR(VLOOKUP(DATE([.$AJ$2];[.$C13];[.AA$2]);[.$AL:.$AL];1;0)));[.$D$18];IF(IF(ISERROR(INDIRECT(&quot;$P$&quot;&amp;MATCH(DATE([.$AJ$2];[.$C13];[.AA$2]);[.$D$27:.$D$65];0)+MATCH(&quot;Za sobotę&quot;;[.$P:.$P];0)));FALSE();NOT(ISBLANK(INDIRECT(&quot;$P$&quot;&amp;MATCH(DATE([.$AJ$2];[.$C13];[.AA$2]);[.$D$27:.$D$65];0)+MATCH(&quot;Za sobotę&quot;;[.$P:.$P];0)))));[.$D$21];IF(IF(ISERROR(INDIRECT(&quot;$G$&quot;&amp;MATCH(DATE([.$AJ$2];[.$C13];[.AA$2]);[.$D$27:.$D$65];0)+MATCH(&quot;Zaległy&quot;;[.$G:.$G];0)));FALSE();NOT(ISBLANK(INDIRECT(&quot;$G$&quot;&amp;MATCH(DATE([.$AJ$2];[.$C13];[.AA$2]);[.$D$27:.$D$65];0)+MATCH(&quot;Zaległy&quot;;[.$G:.$G];0)))));[.$D$20];IF(NOT(ISERROR(VLOOKUP(DATE([.$AJ$2];[.$C13];[.AA$2]);[.$AM:.$AM];1;0)));[.$D$19];&quot;&quot;))))))" office:value-type="string" office:string-value="–" calcext:value-type="string">
            <text:p>–</text:p>
          </table:table-cell>
          <table:table-cell table:style-name="ce117" table:formula="of:=IF(MONTH(DATE([.$AJ$2];[.$C13];[.$D$2]))&lt;&gt;MONTH(DATE([.$AJ$2];[.$C13];[.AB$2]));[.$D$16];IF(COM.MICROSOFT.SWITCH(WEEKDAY(DATE([.$AJ$2];[.$C13];[.AB$2]));7;TRUE();1;TRUE();FALSE());[.$D$17];IF(NOT(ISERROR(VLOOKUP(DATE([.$AJ$2];[.$C13];[.AB$2]);[.$AL:.$AL];1;0)));[.$D$18];IF(IF(ISERROR(INDIRECT(&quot;$P$&quot;&amp;MATCH(DATE([.$AJ$2];[.$C13];[.AB$2]);[.$D$27:.$D$65];0)+MATCH(&quot;Za sobotę&quot;;[.$P:.$P];0)));FALSE();NOT(ISBLANK(INDIRECT(&quot;$P$&quot;&amp;MATCH(DATE([.$AJ$2];[.$C13];[.AB$2]);[.$D$27:.$D$65];0)+MATCH(&quot;Za sobotę&quot;;[.$P:.$P];0)))));[.$D$21];IF(IF(ISERROR(INDIRECT(&quot;$G$&quot;&amp;MATCH(DATE([.$AJ$2];[.$C13];[.AB$2]);[.$D$27:.$D$65];0)+MATCH(&quot;Zaległy&quot;;[.$G:.$G];0)));FALSE();NOT(ISBLANK(INDIRECT(&quot;$G$&quot;&amp;MATCH(DATE([.$AJ$2];[.$C13];[.AB$2]);[.$D$27:.$D$65];0)+MATCH(&quot;Zaległy&quot;;[.$G:.$G];0)))));[.$D$20];IF(NOT(ISERROR(VLOOKUP(DATE([.$AJ$2];[.$C13];[.AB$2]);[.$AM:.$AM];1;0)));[.$D$19];&quot;&quot;))))))">
            <text:p/>
          </table:table-cell>
          <table:table-cell table:style-name="ce117" table:formula="of:=IF(MONTH(DATE([.$AJ$2];[.$C13];[.$D$2]))&lt;&gt;MONTH(DATE([.$AJ$2];[.$C13];[.AC$2]));[.$D$16];IF(COM.MICROSOFT.SWITCH(WEEKDAY(DATE([.$AJ$2];[.$C13];[.AC$2]));7;TRUE();1;TRUE();FALSE());[.$D$17];IF(NOT(ISERROR(VLOOKUP(DATE([.$AJ$2];[.$C13];[.AC$2]);[.$AL:.$AL];1;0)));[.$D$18];IF(IF(ISERROR(INDIRECT(&quot;$P$&quot;&amp;MATCH(DATE([.$AJ$2];[.$C13];[.AC$2]);[.$D$27:.$D$65];0)+MATCH(&quot;Za sobotę&quot;;[.$P:.$P];0)));FALSE();NOT(ISBLANK(INDIRECT(&quot;$P$&quot;&amp;MATCH(DATE([.$AJ$2];[.$C13];[.AC$2]);[.$D$27:.$D$65];0)+MATCH(&quot;Za sobotę&quot;;[.$P:.$P];0)))));[.$D$21];IF(IF(ISERROR(INDIRECT(&quot;$G$&quot;&amp;MATCH(DATE([.$AJ$2];[.$C13];[.AC$2]);[.$D$27:.$D$65];0)+MATCH(&quot;Zaległy&quot;;[.$G:.$G];0)));FALSE();NOT(ISBLANK(INDIRECT(&quot;$G$&quot;&amp;MATCH(DATE([.$AJ$2];[.$C13];[.AC$2]);[.$D$27:.$D$65];0)+MATCH(&quot;Zaległy&quot;;[.$G:.$G];0)))));[.$D$20];IF(NOT(ISERROR(VLOOKUP(DATE([.$AJ$2];[.$C13];[.AC$2]);[.$AM:.$AM];1;0)));[.$D$19];&quot;&quot;))))))">
            <text:p/>
          </table:table-cell>
          <table:table-cell table:style-name="ce117" table:formula="of:=IF(MONTH(DATE([.$AJ$2];[.$C13];[.$D$2]))&lt;&gt;MONTH(DATE([.$AJ$2];[.$C13];[.AD$2]));[.$D$16];IF(COM.MICROSOFT.SWITCH(WEEKDAY(DATE([.$AJ$2];[.$C13];[.AD$2]));7;TRUE();1;TRUE();FALSE());[.$D$17];IF(NOT(ISERROR(VLOOKUP(DATE([.$AJ$2];[.$C13];[.AD$2]);[.$AL:.$AL];1;0)));[.$D$18];IF(IF(ISERROR(INDIRECT(&quot;$P$&quot;&amp;MATCH(DATE([.$AJ$2];[.$C13];[.AD$2]);[.$D$27:.$D$65];0)+MATCH(&quot;Za sobotę&quot;;[.$P:.$P];0)));FALSE();NOT(ISBLANK(INDIRECT(&quot;$P$&quot;&amp;MATCH(DATE([.$AJ$2];[.$C13];[.AD$2]);[.$D$27:.$D$65];0)+MATCH(&quot;Za sobotę&quot;;[.$P:.$P];0)))));[.$D$21];IF(IF(ISERROR(INDIRECT(&quot;$G$&quot;&amp;MATCH(DATE([.$AJ$2];[.$C13];[.AD$2]);[.$D$27:.$D$65];0)+MATCH(&quot;Zaległy&quot;;[.$G:.$G];0)));FALSE();NOT(ISBLANK(INDIRECT(&quot;$G$&quot;&amp;MATCH(DATE([.$AJ$2];[.$C13];[.AD$2]);[.$D$27:.$D$65];0)+MATCH(&quot;Zaległy&quot;;[.$G:.$G];0)))));[.$D$20];IF(NOT(ISERROR(VLOOKUP(DATE([.$AJ$2];[.$C13];[.AD$2]);[.$AM:.$AM];1;0)));[.$D$19];&quot;&quot;))))))">
            <text:p/>
          </table:table-cell>
          <table:table-cell table:style-name="ce117" table:formula="of:=IF(MONTH(DATE([.$AJ$2];[.$C13];[.$D$2]))&lt;&gt;MONTH(DATE([.$AJ$2];[.$C13];[.AE$2]));[.$D$16];IF(COM.MICROSOFT.SWITCH(WEEKDAY(DATE([.$AJ$2];[.$C13];[.AE$2]));7;TRUE();1;TRUE();FALSE());[.$D$17];IF(NOT(ISERROR(VLOOKUP(DATE([.$AJ$2];[.$C13];[.AE$2]);[.$AL:.$AL];1;0)));[.$D$18];IF(IF(ISERROR(INDIRECT(&quot;$P$&quot;&amp;MATCH(DATE([.$AJ$2];[.$C13];[.AE$2]);[.$D$27:.$D$65];0)+MATCH(&quot;Za sobotę&quot;;[.$P:.$P];0)));FALSE();NOT(ISBLANK(INDIRECT(&quot;$P$&quot;&amp;MATCH(DATE([.$AJ$2];[.$C13];[.AE$2]);[.$D$27:.$D$65];0)+MATCH(&quot;Za sobotę&quot;;[.$P:.$P];0)))));[.$D$21];IF(IF(ISERROR(INDIRECT(&quot;$G$&quot;&amp;MATCH(DATE([.$AJ$2];[.$C13];[.AE$2]);[.$D$27:.$D$65];0)+MATCH(&quot;Zaległy&quot;;[.$G:.$G];0)));FALSE();NOT(ISBLANK(INDIRECT(&quot;$G$&quot;&amp;MATCH(DATE([.$AJ$2];[.$C13];[.AE$2]);[.$D$27:.$D$65];0)+MATCH(&quot;Zaległy&quot;;[.$G:.$G];0)))));[.$D$20];IF(NOT(ISERROR(VLOOKUP(DATE([.$AJ$2];[.$C13];[.AE$2]);[.$AM:.$AM];1;0)));[.$D$19];&quot;&quot;))))))">
            <text:p/>
          </table:table-cell>
          <table:table-cell table:style-name="ce117" table:formula="of:=IF(MONTH(DATE([.$AJ$2];[.$C13];[.$D$2]))&lt;&gt;MONTH(DATE([.$AJ$2];[.$C13];[.AF$2]));[.$D$16];IF(COM.MICROSOFT.SWITCH(WEEKDAY(DATE([.$AJ$2];[.$C13];[.AF$2]));7;TRUE();1;TRUE();FALSE());[.$D$17];IF(NOT(ISERROR(VLOOKUP(DATE([.$AJ$2];[.$C13];[.AF$2]);[.$AL:.$AL];1;0)));[.$D$18];IF(IF(ISERROR(INDIRECT(&quot;$P$&quot;&amp;MATCH(DATE([.$AJ$2];[.$C13];[.AF$2]);[.$D$27:.$D$65];0)+MATCH(&quot;Za sobotę&quot;;[.$P:.$P];0)));FALSE();NOT(ISBLANK(INDIRECT(&quot;$P$&quot;&amp;MATCH(DATE([.$AJ$2];[.$C13];[.AF$2]);[.$D$27:.$D$65];0)+MATCH(&quot;Za sobotę&quot;;[.$P:.$P];0)))));[.$D$21];IF(IF(ISERROR(INDIRECT(&quot;$G$&quot;&amp;MATCH(DATE([.$AJ$2];[.$C13];[.AF$2]);[.$D$27:.$D$65];0)+MATCH(&quot;Zaległy&quot;;[.$G:.$G];0)));FALSE();NOT(ISBLANK(INDIRECT(&quot;$G$&quot;&amp;MATCH(DATE([.$AJ$2];[.$C13];[.AF$2]);[.$D$27:.$D$65];0)+MATCH(&quot;Zaległy&quot;;[.$G:.$G];0)))));[.$D$20];IF(NOT(ISERROR(VLOOKUP(DATE([.$AJ$2];[.$C13];[.AF$2]);[.$AM:.$AM];1;0)));[.$D$19];&quot;&quot;))))))">
            <text:p/>
          </table:table-cell>
          <table:table-cell table:style-name="ce117" table:formula="of:=IF(MONTH(DATE([.$AJ$2];[.$C13];[.$D$2]))&lt;&gt;MONTH(DATE([.$AJ$2];[.$C13];[.AG$2]));[.$D$16];IF(COM.MICROSOFT.SWITCH(WEEKDAY(DATE([.$AJ$2];[.$C13];[.AG$2]));7;TRUE();1;TRUE();FALSE());[.$D$17];IF(NOT(ISERROR(VLOOKUP(DATE([.$AJ$2];[.$C13];[.AG$2]);[.$AL:.$AL];1;0)));[.$D$18];IF(IF(ISERROR(INDIRECT(&quot;$P$&quot;&amp;MATCH(DATE([.$AJ$2];[.$C13];[.AG$2]);[.$D$27:.$D$65];0)+MATCH(&quot;Za sobotę&quot;;[.$P:.$P];0)));FALSE();NOT(ISBLANK(INDIRECT(&quot;$P$&quot;&amp;MATCH(DATE([.$AJ$2];[.$C13];[.AG$2]);[.$D$27:.$D$65];0)+MATCH(&quot;Za sobotę&quot;;[.$P:.$P];0)))));[.$D$21];IF(IF(ISERROR(INDIRECT(&quot;$G$&quot;&amp;MATCH(DATE([.$AJ$2];[.$C13];[.AG$2]);[.$D$27:.$D$65];0)+MATCH(&quot;Zaległy&quot;;[.$G:.$G];0)));FALSE();NOT(ISBLANK(INDIRECT(&quot;$G$&quot;&amp;MATCH(DATE([.$AJ$2];[.$C13];[.AG$2]);[.$D$27:.$D$65];0)+MATCH(&quot;Zaległy&quot;;[.$G:.$G];0)))));[.$D$20];IF(NOT(ISERROR(VLOOKUP(DATE([.$AJ$2];[.$C13];[.AG$2]);[.$AM:.$AM];1;0)));[.$D$19];&quot;&quot;))))))" office:value-type="string" office:string-value="–" calcext:value-type="string">
            <text:p>–</text:p>
          </table:table-cell>
          <table:table-cell table:style-name="ce120" table:formula="of:=IF(MONTH(DATE([.$AJ$2];[.$C13];[.$D$2]))&lt;&gt;MONTH(DATE([.$AJ$2];[.$C13];[.AH$2]));[.$D$16];IF(COM.MICROSOFT.SWITCH(WEEKDAY(DATE([.$AJ$2];[.$C13];[.AH$2]));7;TRUE();1;TRUE();FALSE());[.$D$17];IF(NOT(ISERROR(VLOOKUP(DATE([.$AJ$2];[.$C13];[.AH$2]);[.$AL:.$AL];1;0)));[.$D$18];IF(IF(ISERROR(INDIRECT(&quot;$P$&quot;&amp;MATCH(DATE([.$AJ$2];[.$C13];[.AH$2]);[.$D$27:.$D$65];0)+MATCH(&quot;Za sobotę&quot;;[.$P:.$P];0)));FALSE();NOT(ISBLANK(INDIRECT(&quot;$P$&quot;&amp;MATCH(DATE([.$AJ$2];[.$C13];[.AH$2]);[.$D$27:.$D$65];0)+MATCH(&quot;Za sobotę&quot;;[.$P:.$P];0)))));[.$D$21];IF(IF(ISERROR(INDIRECT(&quot;$G$&quot;&amp;MATCH(DATE([.$AJ$2];[.$C13];[.AH$2]);[.$D$27:.$D$65];0)+MATCH(&quot;Zaległy&quot;;[.$G:.$G];0)));FALSE();NOT(ISBLANK(INDIRECT(&quot;$G$&quot;&amp;MATCH(DATE([.$AJ$2];[.$C13];[.AH$2]);[.$D$27:.$D$65];0)+MATCH(&quot;Zaległy&quot;;[.$G:.$G];0)))));[.$D$20];IF(NOT(ISERROR(VLOOKUP(DATE([.$AJ$2];[.$C13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22" office:value-type="string" calcext:value-type="string">
            <text:p>26.12</text:p>
          </table:table-cell>
          <table:table-cell table:style-name="Default" office:value-type="string" calcext:value-type="string">
            <text:p>SZTYWNE KAŻDEGO ROKU – Boże Narodzenie (drugi dzień)</text:p>
          </table:table-cell>
          <table:table-cell table:formula="of:=IF(NOT(ISBLANK([.$AJ16]));IFERROR(DATEVALUE([.$AJ16]&amp;&quot;.&quot;&amp;[.$AJ$2]);DATE([.$AJ$2];MONTH([.$AJ16]);DAY([.$AJ16])));&quot;&quot;)" office:value-type="date" office:date-value="2024-05-19" calcext:value-type="date">
            <text:p>19 maja 2024 (niedziela)</text:p>
          </table:table-cell>
          <table:table-cell table:style-name="ce62" table:formula="of:=IF(NOT(ISBLANK([.$D38]));IFERROR(DATEVALUE([.$D38]&amp;&quot;.&quot;&amp;[.$AJ$2]);DATE([.$AJ$2];MONTH([.$D38]);DAY([.$D3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4];1)" office:value-type="date" office:date-value="2024-12-01" calcext:value-type="date">
            <text:p>grudzień</text:p>
          </table:table-cell>
          <table:table-cell table:style-name="ce45" office:value-type="float" office:value="12" calcext:value-type="float">
            <text:p>12</text:p>
          </table:table-cell>
          <table:table-cell table:style-name="ce114" table:formula="of:=IF(MONTH(DATE([.$AJ$2];[.$C14];[.$D$2]))&lt;&gt;MONTH(DATE([.$AJ$2];[.$C14];[.D$2]));[.$D$16];IF(COM.MICROSOFT.SWITCH(WEEKDAY(DATE([.$AJ$2];[.$C14];[.D$2]));7;TRUE();1;TRUE();FALSE());[.$D$17];IF(NOT(ISERROR(VLOOKUP(DATE([.$AJ$2];[.$C14];[.D$2]);[.$AL:.$AL];1;0)));[.$D$18];IF(IF(ISERROR(INDIRECT(&quot;$P$&quot;&amp;MATCH(DATE([.$AJ$2];[.$C14];[.D$2]);[.$D$27:.$D$65];0)+MATCH(&quot;Za sobotę&quot;;[.$P:.$P];0)));FALSE();NOT(ISBLANK(INDIRECT(&quot;$P$&quot;&amp;MATCH(DATE([.$AJ$2];[.$C14];[.D$2]);[.$D$27:.$D$65];0)+MATCH(&quot;Za sobotę&quot;;[.$P:.$P];0)))));[.$D$21];IF(IF(ISERROR(INDIRECT(&quot;$G$&quot;&amp;MATCH(DATE([.$AJ$2];[.$C14];[.D$2]);[.$D$27:.$D$65];0)+MATCH(&quot;Zaległy&quot;;[.$G:.$G];0)));FALSE();NOT(ISBLANK(INDIRECT(&quot;$G$&quot;&amp;MATCH(DATE([.$AJ$2];[.$C14];[.D$2]);[.$D$27:.$D$65];0)+MATCH(&quot;Zaległy&quot;;[.$G:.$G];0)))));[.$D$20];IF(NOT(ISERROR(VLOOKUP(DATE([.$AJ$2];[.$C14];[.D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E$2]));[.$D$16];IF(COM.MICROSOFT.SWITCH(WEEKDAY(DATE([.$AJ$2];[.$C14];[.E$2]));7;TRUE();1;TRUE();FALSE());[.$D$17];IF(NOT(ISERROR(VLOOKUP(DATE([.$AJ$2];[.$C14];[.E$2]);[.$AL:.$AL];1;0)));[.$D$18];IF(IF(ISERROR(INDIRECT(&quot;$P$&quot;&amp;MATCH(DATE([.$AJ$2];[.$C14];[.E$2]);[.$D$27:.$D$65];0)+MATCH(&quot;Za sobotę&quot;;[.$P:.$P];0)));FALSE();NOT(ISBLANK(INDIRECT(&quot;$P$&quot;&amp;MATCH(DATE([.$AJ$2];[.$C14];[.E$2]);[.$D$27:.$D$65];0)+MATCH(&quot;Za sobotę&quot;;[.$P:.$P];0)))));[.$D$21];IF(IF(ISERROR(INDIRECT(&quot;$G$&quot;&amp;MATCH(DATE([.$AJ$2];[.$C14];[.E$2]);[.$D$27:.$D$65];0)+MATCH(&quot;Zaległy&quot;;[.$G:.$G];0)));FALSE();NOT(ISBLANK(INDIRECT(&quot;$G$&quot;&amp;MATCH(DATE([.$AJ$2];[.$C14];[.E$2]);[.$D$27:.$D$65];0)+MATCH(&quot;Zaległy&quot;;[.$G:.$G];0)))));[.$D$20];IF(NOT(ISERROR(VLOOKUP(DATE([.$AJ$2];[.$C14];[.E$2]);[.$AM:.$AM];1;0)));[.$D$19];&quot;&quot;))))))">
            <text:p/>
          </table:table-cell>
          <table:table-cell table:style-name="ce118" table:formula="of:=IF(MONTH(DATE([.$AJ$2];[.$C14];[.$D$2]))&lt;&gt;MONTH(DATE([.$AJ$2];[.$C14];[.F$2]));[.$D$16];IF(COM.MICROSOFT.SWITCH(WEEKDAY(DATE([.$AJ$2];[.$C14];[.F$2]));7;TRUE();1;TRUE();FALSE());[.$D$17];IF(NOT(ISERROR(VLOOKUP(DATE([.$AJ$2];[.$C14];[.F$2]);[.$AL:.$AL];1;0)));[.$D$18];IF(IF(ISERROR(INDIRECT(&quot;$P$&quot;&amp;MATCH(DATE([.$AJ$2];[.$C14];[.F$2]);[.$D$27:.$D$65];0)+MATCH(&quot;Za sobotę&quot;;[.$P:.$P];0)));FALSE();NOT(ISBLANK(INDIRECT(&quot;$P$&quot;&amp;MATCH(DATE([.$AJ$2];[.$C14];[.F$2]);[.$D$27:.$D$65];0)+MATCH(&quot;Za sobotę&quot;;[.$P:.$P];0)))));[.$D$21];IF(IF(ISERROR(INDIRECT(&quot;$G$&quot;&amp;MATCH(DATE([.$AJ$2];[.$C14];[.F$2]);[.$D$27:.$D$65];0)+MATCH(&quot;Zaległy&quot;;[.$G:.$G];0)));FALSE();NOT(ISBLANK(INDIRECT(&quot;$G$&quot;&amp;MATCH(DATE([.$AJ$2];[.$C14];[.F$2]);[.$D$27:.$D$65];0)+MATCH(&quot;Zaległy&quot;;[.$G:.$G];0)))));[.$D$20];IF(NOT(ISERROR(VLOOKUP(DATE([.$AJ$2];[.$C14];[.F$2]);[.$AM:.$AM];1;0)));[.$D$19];&quot;&quot;))))))">
            <text:p/>
          </table:table-cell>
          <table:table-cell table:style-name="ce118" table:formula="of:=IF(MONTH(DATE([.$AJ$2];[.$C14];[.$D$2]))&lt;&gt;MONTH(DATE([.$AJ$2];[.$C14];[.G$2]));[.$D$16];IF(COM.MICROSOFT.SWITCH(WEEKDAY(DATE([.$AJ$2];[.$C14];[.G$2]));7;TRUE();1;TRUE();FALSE());[.$D$17];IF(NOT(ISERROR(VLOOKUP(DATE([.$AJ$2];[.$C14];[.G$2]);[.$AL:.$AL];1;0)));[.$D$18];IF(IF(ISERROR(INDIRECT(&quot;$P$&quot;&amp;MATCH(DATE([.$AJ$2];[.$C14];[.G$2]);[.$D$27:.$D$65];0)+MATCH(&quot;Za sobotę&quot;;[.$P:.$P];0)));FALSE();NOT(ISBLANK(INDIRECT(&quot;$P$&quot;&amp;MATCH(DATE([.$AJ$2];[.$C14];[.G$2]);[.$D$27:.$D$65];0)+MATCH(&quot;Za sobotę&quot;;[.$P:.$P];0)))));[.$D$21];IF(IF(ISERROR(INDIRECT(&quot;$G$&quot;&amp;MATCH(DATE([.$AJ$2];[.$C14];[.G$2]);[.$D$27:.$D$65];0)+MATCH(&quot;Zaległy&quot;;[.$G:.$G];0)));FALSE();NOT(ISBLANK(INDIRECT(&quot;$G$&quot;&amp;MATCH(DATE([.$AJ$2];[.$C14];[.G$2]);[.$D$27:.$D$65];0)+MATCH(&quot;Zaległy&quot;;[.$G:.$G];0)))));[.$D$20];IF(NOT(ISERROR(VLOOKUP(DATE([.$AJ$2];[.$C14];[.G$2]);[.$AM:.$AM];1;0)));[.$D$19];&quot;&quot;))))))">
            <text:p/>
          </table:table-cell>
          <table:table-cell table:style-name="ce118" table:formula="of:=IF(MONTH(DATE([.$AJ$2];[.$C14];[.$D$2]))&lt;&gt;MONTH(DATE([.$AJ$2];[.$C14];[.H$2]));[.$D$16];IF(COM.MICROSOFT.SWITCH(WEEKDAY(DATE([.$AJ$2];[.$C14];[.H$2]));7;TRUE();1;TRUE();FALSE());[.$D$17];IF(NOT(ISERROR(VLOOKUP(DATE([.$AJ$2];[.$C14];[.H$2]);[.$AL:.$AL];1;0)));[.$D$18];IF(IF(ISERROR(INDIRECT(&quot;$P$&quot;&amp;MATCH(DATE([.$AJ$2];[.$C14];[.H$2]);[.$D$27:.$D$65];0)+MATCH(&quot;Za sobotę&quot;;[.$P:.$P];0)));FALSE();NOT(ISBLANK(INDIRECT(&quot;$P$&quot;&amp;MATCH(DATE([.$AJ$2];[.$C14];[.H$2]);[.$D$27:.$D$65];0)+MATCH(&quot;Za sobotę&quot;;[.$P:.$P];0)))));[.$D$21];IF(IF(ISERROR(INDIRECT(&quot;$G$&quot;&amp;MATCH(DATE([.$AJ$2];[.$C14];[.H$2]);[.$D$27:.$D$65];0)+MATCH(&quot;Zaległy&quot;;[.$G:.$G];0)));FALSE();NOT(ISBLANK(INDIRECT(&quot;$G$&quot;&amp;MATCH(DATE([.$AJ$2];[.$C14];[.H$2]);[.$D$27:.$D$65];0)+MATCH(&quot;Zaległy&quot;;[.$G:.$G];0)))));[.$D$20];IF(NOT(ISERROR(VLOOKUP(DATE([.$AJ$2];[.$C14];[.H$2]);[.$AM:.$AM];1;0)));[.$D$19];&quot;&quot;))))))">
            <text:p/>
          </table:table-cell>
          <table:table-cell table:style-name="ce118" table:formula="of:=IF(MONTH(DATE([.$AJ$2];[.$C14];[.$D$2]))&lt;&gt;MONTH(DATE([.$AJ$2];[.$C14];[.I$2]));[.$D$16];IF(COM.MICROSOFT.SWITCH(WEEKDAY(DATE([.$AJ$2];[.$C14];[.I$2]));7;TRUE();1;TRUE();FALSE());[.$D$17];IF(NOT(ISERROR(VLOOKUP(DATE([.$AJ$2];[.$C14];[.I$2]);[.$AL:.$AL];1;0)));[.$D$18];IF(IF(ISERROR(INDIRECT(&quot;$P$&quot;&amp;MATCH(DATE([.$AJ$2];[.$C14];[.I$2]);[.$D$27:.$D$65];0)+MATCH(&quot;Za sobotę&quot;;[.$P:.$P];0)));FALSE();NOT(ISBLANK(INDIRECT(&quot;$P$&quot;&amp;MATCH(DATE([.$AJ$2];[.$C14];[.I$2]);[.$D$27:.$D$65];0)+MATCH(&quot;Za sobotę&quot;;[.$P:.$P];0)))));[.$D$21];IF(IF(ISERROR(INDIRECT(&quot;$G$&quot;&amp;MATCH(DATE([.$AJ$2];[.$C14];[.I$2]);[.$D$27:.$D$65];0)+MATCH(&quot;Zaległy&quot;;[.$G:.$G];0)));FALSE();NOT(ISBLANK(INDIRECT(&quot;$G$&quot;&amp;MATCH(DATE([.$AJ$2];[.$C14];[.I$2]);[.$D$27:.$D$65];0)+MATCH(&quot;Zaległy&quot;;[.$G:.$G];0)))));[.$D$20];IF(NOT(ISERROR(VLOOKUP(DATE([.$AJ$2];[.$C14];[.I$2]);[.$AM:.$AM];1;0)));[.$D$19];&quot;&quot;))))))">
            <text:p/>
          </table:table-cell>
          <table:table-cell table:style-name="ce118" table:formula="of:=IF(MONTH(DATE([.$AJ$2];[.$C14];[.$D$2]))&lt;&gt;MONTH(DATE([.$AJ$2];[.$C14];[.J$2]));[.$D$16];IF(COM.MICROSOFT.SWITCH(WEEKDAY(DATE([.$AJ$2];[.$C14];[.J$2]));7;TRUE();1;TRUE();FALSE());[.$D$17];IF(NOT(ISERROR(VLOOKUP(DATE([.$AJ$2];[.$C14];[.J$2]);[.$AL:.$AL];1;0)));[.$D$18];IF(IF(ISERROR(INDIRECT(&quot;$P$&quot;&amp;MATCH(DATE([.$AJ$2];[.$C14];[.J$2]);[.$D$27:.$D$65];0)+MATCH(&quot;Za sobotę&quot;;[.$P:.$P];0)));FALSE();NOT(ISBLANK(INDIRECT(&quot;$P$&quot;&amp;MATCH(DATE([.$AJ$2];[.$C14];[.J$2]);[.$D$27:.$D$65];0)+MATCH(&quot;Za sobotę&quot;;[.$P:.$P];0)))));[.$D$21];IF(IF(ISERROR(INDIRECT(&quot;$G$&quot;&amp;MATCH(DATE([.$AJ$2];[.$C14];[.J$2]);[.$D$27:.$D$65];0)+MATCH(&quot;Zaległy&quot;;[.$G:.$G];0)));FALSE();NOT(ISBLANK(INDIRECT(&quot;$G$&quot;&amp;MATCH(DATE([.$AJ$2];[.$C14];[.J$2]);[.$D$27:.$D$65];0)+MATCH(&quot;Zaległy&quot;;[.$G:.$G];0)))));[.$D$20];IF(NOT(ISERROR(VLOOKUP(DATE([.$AJ$2];[.$C14];[.J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K$2]));[.$D$16];IF(COM.MICROSOFT.SWITCH(WEEKDAY(DATE([.$AJ$2];[.$C14];[.K$2]));7;TRUE();1;TRUE();FALSE());[.$D$17];IF(NOT(ISERROR(VLOOKUP(DATE([.$AJ$2];[.$C14];[.K$2]);[.$AL:.$AL];1;0)));[.$D$18];IF(IF(ISERROR(INDIRECT(&quot;$P$&quot;&amp;MATCH(DATE([.$AJ$2];[.$C14];[.K$2]);[.$D$27:.$D$65];0)+MATCH(&quot;Za sobotę&quot;;[.$P:.$P];0)));FALSE();NOT(ISBLANK(INDIRECT(&quot;$P$&quot;&amp;MATCH(DATE([.$AJ$2];[.$C14];[.K$2]);[.$D$27:.$D$65];0)+MATCH(&quot;Za sobotę&quot;;[.$P:.$P];0)))));[.$D$21];IF(IF(ISERROR(INDIRECT(&quot;$G$&quot;&amp;MATCH(DATE([.$AJ$2];[.$C14];[.K$2]);[.$D$27:.$D$65];0)+MATCH(&quot;Zaległy&quot;;[.$G:.$G];0)));FALSE();NOT(ISBLANK(INDIRECT(&quot;$G$&quot;&amp;MATCH(DATE([.$AJ$2];[.$C14];[.K$2]);[.$D$27:.$D$65];0)+MATCH(&quot;Zaległy&quot;;[.$G:.$G];0)))));[.$D$20];IF(NOT(ISERROR(VLOOKUP(DATE([.$AJ$2];[.$C14];[.K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L$2]));[.$D$16];IF(COM.MICROSOFT.SWITCH(WEEKDAY(DATE([.$AJ$2];[.$C14];[.L$2]));7;TRUE();1;TRUE();FALSE());[.$D$17];IF(NOT(ISERROR(VLOOKUP(DATE([.$AJ$2];[.$C14];[.L$2]);[.$AL:.$AL];1;0)));[.$D$18];IF(IF(ISERROR(INDIRECT(&quot;$P$&quot;&amp;MATCH(DATE([.$AJ$2];[.$C14];[.L$2]);[.$D$27:.$D$65];0)+MATCH(&quot;Za sobotę&quot;;[.$P:.$P];0)));FALSE();NOT(ISBLANK(INDIRECT(&quot;$P$&quot;&amp;MATCH(DATE([.$AJ$2];[.$C14];[.L$2]);[.$D$27:.$D$65];0)+MATCH(&quot;Za sobotę&quot;;[.$P:.$P];0)))));[.$D$21];IF(IF(ISERROR(INDIRECT(&quot;$G$&quot;&amp;MATCH(DATE([.$AJ$2];[.$C14];[.L$2]);[.$D$27:.$D$65];0)+MATCH(&quot;Zaległy&quot;;[.$G:.$G];0)));FALSE();NOT(ISBLANK(INDIRECT(&quot;$G$&quot;&amp;MATCH(DATE([.$AJ$2];[.$C14];[.L$2]);[.$D$27:.$D$65];0)+MATCH(&quot;Zaległy&quot;;[.$G:.$G];0)))));[.$D$20];IF(NOT(ISERROR(VLOOKUP(DATE([.$AJ$2];[.$C14];[.L$2]);[.$AM:.$AM];1;0)));[.$D$19];&quot;&quot;))))))">
            <text:p/>
          </table:table-cell>
          <table:table-cell table:style-name="ce118" table:formula="of:=IF(MONTH(DATE([.$AJ$2];[.$C14];[.$D$2]))&lt;&gt;MONTH(DATE([.$AJ$2];[.$C14];[.M$2]));[.$D$16];IF(COM.MICROSOFT.SWITCH(WEEKDAY(DATE([.$AJ$2];[.$C14];[.M$2]));7;TRUE();1;TRUE();FALSE());[.$D$17];IF(NOT(ISERROR(VLOOKUP(DATE([.$AJ$2];[.$C14];[.M$2]);[.$AL:.$AL];1;0)));[.$D$18];IF(IF(ISERROR(INDIRECT(&quot;$P$&quot;&amp;MATCH(DATE([.$AJ$2];[.$C14];[.M$2]);[.$D$27:.$D$65];0)+MATCH(&quot;Za sobotę&quot;;[.$P:.$P];0)));FALSE();NOT(ISBLANK(INDIRECT(&quot;$P$&quot;&amp;MATCH(DATE([.$AJ$2];[.$C14];[.M$2]);[.$D$27:.$D$65];0)+MATCH(&quot;Za sobotę&quot;;[.$P:.$P];0)))));[.$D$21];IF(IF(ISERROR(INDIRECT(&quot;$G$&quot;&amp;MATCH(DATE([.$AJ$2];[.$C14];[.M$2]);[.$D$27:.$D$65];0)+MATCH(&quot;Zaległy&quot;;[.$G:.$G];0)));FALSE();NOT(ISBLANK(INDIRECT(&quot;$G$&quot;&amp;MATCH(DATE([.$AJ$2];[.$C14];[.M$2]);[.$D$27:.$D$65];0)+MATCH(&quot;Zaległy&quot;;[.$G:.$G];0)))));[.$D$20];IF(NOT(ISERROR(VLOOKUP(DATE([.$AJ$2];[.$C14];[.M$2]);[.$AM:.$AM];1;0)));[.$D$19];&quot;&quot;))))))">
            <text:p/>
          </table:table-cell>
          <table:table-cell table:style-name="ce118" table:formula="of:=IF(MONTH(DATE([.$AJ$2];[.$C14];[.$D$2]))&lt;&gt;MONTH(DATE([.$AJ$2];[.$C14];[.N$2]));[.$D$16];IF(COM.MICROSOFT.SWITCH(WEEKDAY(DATE([.$AJ$2];[.$C14];[.N$2]));7;TRUE();1;TRUE();FALSE());[.$D$17];IF(NOT(ISERROR(VLOOKUP(DATE([.$AJ$2];[.$C14];[.N$2]);[.$AL:.$AL];1;0)));[.$D$18];IF(IF(ISERROR(INDIRECT(&quot;$P$&quot;&amp;MATCH(DATE([.$AJ$2];[.$C14];[.N$2]);[.$D$27:.$D$65];0)+MATCH(&quot;Za sobotę&quot;;[.$P:.$P];0)));FALSE();NOT(ISBLANK(INDIRECT(&quot;$P$&quot;&amp;MATCH(DATE([.$AJ$2];[.$C14];[.N$2]);[.$D$27:.$D$65];0)+MATCH(&quot;Za sobotę&quot;;[.$P:.$P];0)))));[.$D$21];IF(IF(ISERROR(INDIRECT(&quot;$G$&quot;&amp;MATCH(DATE([.$AJ$2];[.$C14];[.N$2]);[.$D$27:.$D$65];0)+MATCH(&quot;Zaległy&quot;;[.$G:.$G];0)));FALSE();NOT(ISBLANK(INDIRECT(&quot;$G$&quot;&amp;MATCH(DATE([.$AJ$2];[.$C14];[.N$2]);[.$D$27:.$D$65];0)+MATCH(&quot;Zaległy&quot;;[.$G:.$G];0)))));[.$D$20];IF(NOT(ISERROR(VLOOKUP(DATE([.$AJ$2];[.$C14];[.N$2]);[.$AM:.$AM];1;0)));[.$D$19];&quot;&quot;))))))">
            <text:p/>
          </table:table-cell>
          <table:table-cell table:style-name="ce118" table:formula="of:=IF(MONTH(DATE([.$AJ$2];[.$C14];[.$D$2]))&lt;&gt;MONTH(DATE([.$AJ$2];[.$C14];[.O$2]));[.$D$16];IF(COM.MICROSOFT.SWITCH(WEEKDAY(DATE([.$AJ$2];[.$C14];[.O$2]));7;TRUE();1;TRUE();FALSE());[.$D$17];IF(NOT(ISERROR(VLOOKUP(DATE([.$AJ$2];[.$C14];[.O$2]);[.$AL:.$AL];1;0)));[.$D$18];IF(IF(ISERROR(INDIRECT(&quot;$P$&quot;&amp;MATCH(DATE([.$AJ$2];[.$C14];[.O$2]);[.$D$27:.$D$65];0)+MATCH(&quot;Za sobotę&quot;;[.$P:.$P];0)));FALSE();NOT(ISBLANK(INDIRECT(&quot;$P$&quot;&amp;MATCH(DATE([.$AJ$2];[.$C14];[.O$2]);[.$D$27:.$D$65];0)+MATCH(&quot;Za sobotę&quot;;[.$P:.$P];0)))));[.$D$21];IF(IF(ISERROR(INDIRECT(&quot;$G$&quot;&amp;MATCH(DATE([.$AJ$2];[.$C14];[.O$2]);[.$D$27:.$D$65];0)+MATCH(&quot;Zaległy&quot;;[.$G:.$G];0)));FALSE();NOT(ISBLANK(INDIRECT(&quot;$G$&quot;&amp;MATCH(DATE([.$AJ$2];[.$C14];[.O$2]);[.$D$27:.$D$65];0)+MATCH(&quot;Zaległy&quot;;[.$G:.$G];0)))));[.$D$20];IF(NOT(ISERROR(VLOOKUP(DATE([.$AJ$2];[.$C14];[.O$2]);[.$AM:.$AM];1;0)));[.$D$19];&quot;&quot;))))))">
            <text:p/>
          </table:table-cell>
          <table:table-cell table:style-name="ce118" table:formula="of:=IF(MONTH(DATE([.$AJ$2];[.$C14];[.$D$2]))&lt;&gt;MONTH(DATE([.$AJ$2];[.$C14];[.P$2]));[.$D$16];IF(COM.MICROSOFT.SWITCH(WEEKDAY(DATE([.$AJ$2];[.$C14];[.P$2]));7;TRUE();1;TRUE();FALSE());[.$D$17];IF(NOT(ISERROR(VLOOKUP(DATE([.$AJ$2];[.$C14];[.P$2]);[.$AL:.$AL];1;0)));[.$D$18];IF(IF(ISERROR(INDIRECT(&quot;$P$&quot;&amp;MATCH(DATE([.$AJ$2];[.$C14];[.P$2]);[.$D$27:.$D$65];0)+MATCH(&quot;Za sobotę&quot;;[.$P:.$P];0)));FALSE();NOT(ISBLANK(INDIRECT(&quot;$P$&quot;&amp;MATCH(DATE([.$AJ$2];[.$C14];[.P$2]);[.$D$27:.$D$65];0)+MATCH(&quot;Za sobotę&quot;;[.$P:.$P];0)))));[.$D$21];IF(IF(ISERROR(INDIRECT(&quot;$G$&quot;&amp;MATCH(DATE([.$AJ$2];[.$C14];[.P$2]);[.$D$27:.$D$65];0)+MATCH(&quot;Zaległy&quot;;[.$G:.$G];0)));FALSE();NOT(ISBLANK(INDIRECT(&quot;$G$&quot;&amp;MATCH(DATE([.$AJ$2];[.$C14];[.P$2]);[.$D$27:.$D$65];0)+MATCH(&quot;Zaległy&quot;;[.$G:.$G];0)))));[.$D$20];IF(NOT(ISERROR(VLOOKUP(DATE([.$AJ$2];[.$C14];[.P$2]);[.$AM:.$AM];1;0)));[.$D$19];&quot;&quot;))))))">
            <text:p/>
          </table:table-cell>
          <table:table-cell table:style-name="ce118" table:formula="of:=IF(MONTH(DATE([.$AJ$2];[.$C14];[.$D$2]))&lt;&gt;MONTH(DATE([.$AJ$2];[.$C14];[.Q$2]));[.$D$16];IF(COM.MICROSOFT.SWITCH(WEEKDAY(DATE([.$AJ$2];[.$C14];[.Q$2]));7;TRUE();1;TRUE();FALSE());[.$D$17];IF(NOT(ISERROR(VLOOKUP(DATE([.$AJ$2];[.$C14];[.Q$2]);[.$AL:.$AL];1;0)));[.$D$18];IF(IF(ISERROR(INDIRECT(&quot;$P$&quot;&amp;MATCH(DATE([.$AJ$2];[.$C14];[.Q$2]);[.$D$27:.$D$65];0)+MATCH(&quot;Za sobotę&quot;;[.$P:.$P];0)));FALSE();NOT(ISBLANK(INDIRECT(&quot;$P$&quot;&amp;MATCH(DATE([.$AJ$2];[.$C14];[.Q$2]);[.$D$27:.$D$65];0)+MATCH(&quot;Za sobotę&quot;;[.$P:.$P];0)))));[.$D$21];IF(IF(ISERROR(INDIRECT(&quot;$G$&quot;&amp;MATCH(DATE([.$AJ$2];[.$C14];[.Q$2]);[.$D$27:.$D$65];0)+MATCH(&quot;Zaległy&quot;;[.$G:.$G];0)));FALSE();NOT(ISBLANK(INDIRECT(&quot;$G$&quot;&amp;MATCH(DATE([.$AJ$2];[.$C14];[.Q$2]);[.$D$27:.$D$65];0)+MATCH(&quot;Zaległy&quot;;[.$G:.$G];0)))));[.$D$20];IF(NOT(ISERROR(VLOOKUP(DATE([.$AJ$2];[.$C14];[.Q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R$2]));[.$D$16];IF(COM.MICROSOFT.SWITCH(WEEKDAY(DATE([.$AJ$2];[.$C14];[.R$2]));7;TRUE();1;TRUE();FALSE());[.$D$17];IF(NOT(ISERROR(VLOOKUP(DATE([.$AJ$2];[.$C14];[.R$2]);[.$AL:.$AL];1;0)));[.$D$18];IF(IF(ISERROR(INDIRECT(&quot;$P$&quot;&amp;MATCH(DATE([.$AJ$2];[.$C14];[.R$2]);[.$D$27:.$D$65];0)+MATCH(&quot;Za sobotę&quot;;[.$P:.$P];0)));FALSE();NOT(ISBLANK(INDIRECT(&quot;$P$&quot;&amp;MATCH(DATE([.$AJ$2];[.$C14];[.R$2]);[.$D$27:.$D$65];0)+MATCH(&quot;Za sobotę&quot;;[.$P:.$P];0)))));[.$D$21];IF(IF(ISERROR(INDIRECT(&quot;$G$&quot;&amp;MATCH(DATE([.$AJ$2];[.$C14];[.R$2]);[.$D$27:.$D$65];0)+MATCH(&quot;Zaległy&quot;;[.$G:.$G];0)));FALSE();NOT(ISBLANK(INDIRECT(&quot;$G$&quot;&amp;MATCH(DATE([.$AJ$2];[.$C14];[.R$2]);[.$D$27:.$D$65];0)+MATCH(&quot;Zaległy&quot;;[.$G:.$G];0)))));[.$D$20];IF(NOT(ISERROR(VLOOKUP(DATE([.$AJ$2];[.$C14];[.R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S$2]));[.$D$16];IF(COM.MICROSOFT.SWITCH(WEEKDAY(DATE([.$AJ$2];[.$C14];[.S$2]));7;TRUE();1;TRUE();FALSE());[.$D$17];IF(NOT(ISERROR(VLOOKUP(DATE([.$AJ$2];[.$C14];[.S$2]);[.$AL:.$AL];1;0)));[.$D$18];IF(IF(ISERROR(INDIRECT(&quot;$P$&quot;&amp;MATCH(DATE([.$AJ$2];[.$C14];[.S$2]);[.$D$27:.$D$65];0)+MATCH(&quot;Za sobotę&quot;;[.$P:.$P];0)));FALSE();NOT(ISBLANK(INDIRECT(&quot;$P$&quot;&amp;MATCH(DATE([.$AJ$2];[.$C14];[.S$2]);[.$D$27:.$D$65];0)+MATCH(&quot;Za sobotę&quot;;[.$P:.$P];0)))));[.$D$21];IF(IF(ISERROR(INDIRECT(&quot;$G$&quot;&amp;MATCH(DATE([.$AJ$2];[.$C14];[.S$2]);[.$D$27:.$D$65];0)+MATCH(&quot;Zaległy&quot;;[.$G:.$G];0)));FALSE();NOT(ISBLANK(INDIRECT(&quot;$G$&quot;&amp;MATCH(DATE([.$AJ$2];[.$C14];[.S$2]);[.$D$27:.$D$65];0)+MATCH(&quot;Zaległy&quot;;[.$G:.$G];0)))));[.$D$20];IF(NOT(ISERROR(VLOOKUP(DATE([.$AJ$2];[.$C14];[.S$2]);[.$AM:.$AM];1;0)));[.$D$19];&quot;&quot;))))))">
            <text:p/>
          </table:table-cell>
          <table:table-cell table:style-name="ce118" table:formula="of:=IF(MONTH(DATE([.$AJ$2];[.$C14];[.$D$2]))&lt;&gt;MONTH(DATE([.$AJ$2];[.$C14];[.T$2]));[.$D$16];IF(COM.MICROSOFT.SWITCH(WEEKDAY(DATE([.$AJ$2];[.$C14];[.T$2]));7;TRUE();1;TRUE();FALSE());[.$D$17];IF(NOT(ISERROR(VLOOKUP(DATE([.$AJ$2];[.$C14];[.T$2]);[.$AL:.$AL];1;0)));[.$D$18];IF(IF(ISERROR(INDIRECT(&quot;$P$&quot;&amp;MATCH(DATE([.$AJ$2];[.$C14];[.T$2]);[.$D$27:.$D$65];0)+MATCH(&quot;Za sobotę&quot;;[.$P:.$P];0)));FALSE();NOT(ISBLANK(INDIRECT(&quot;$P$&quot;&amp;MATCH(DATE([.$AJ$2];[.$C14];[.T$2]);[.$D$27:.$D$65];0)+MATCH(&quot;Za sobotę&quot;;[.$P:.$P];0)))));[.$D$21];IF(IF(ISERROR(INDIRECT(&quot;$G$&quot;&amp;MATCH(DATE([.$AJ$2];[.$C14];[.T$2]);[.$D$27:.$D$65];0)+MATCH(&quot;Zaległy&quot;;[.$G:.$G];0)));FALSE();NOT(ISBLANK(INDIRECT(&quot;$G$&quot;&amp;MATCH(DATE([.$AJ$2];[.$C14];[.T$2]);[.$D$27:.$D$65];0)+MATCH(&quot;Zaległy&quot;;[.$G:.$G];0)))));[.$D$20];IF(NOT(ISERROR(VLOOKUP(DATE([.$AJ$2];[.$C14];[.T$2]);[.$AM:.$AM];1;0)));[.$D$19];&quot;&quot;))))))">
            <text:p/>
          </table:table-cell>
          <table:table-cell table:style-name="ce118" table:formula="of:=IF(MONTH(DATE([.$AJ$2];[.$C14];[.$D$2]))&lt;&gt;MONTH(DATE([.$AJ$2];[.$C14];[.U$2]));[.$D$16];IF(COM.MICROSOFT.SWITCH(WEEKDAY(DATE([.$AJ$2];[.$C14];[.U$2]));7;TRUE();1;TRUE();FALSE());[.$D$17];IF(NOT(ISERROR(VLOOKUP(DATE([.$AJ$2];[.$C14];[.U$2]);[.$AL:.$AL];1;0)));[.$D$18];IF(IF(ISERROR(INDIRECT(&quot;$P$&quot;&amp;MATCH(DATE([.$AJ$2];[.$C14];[.U$2]);[.$D$27:.$D$65];0)+MATCH(&quot;Za sobotę&quot;;[.$P:.$P];0)));FALSE();NOT(ISBLANK(INDIRECT(&quot;$P$&quot;&amp;MATCH(DATE([.$AJ$2];[.$C14];[.U$2]);[.$D$27:.$D$65];0)+MATCH(&quot;Za sobotę&quot;;[.$P:.$P];0)))));[.$D$21];IF(IF(ISERROR(INDIRECT(&quot;$G$&quot;&amp;MATCH(DATE([.$AJ$2];[.$C14];[.U$2]);[.$D$27:.$D$65];0)+MATCH(&quot;Zaległy&quot;;[.$G:.$G];0)));FALSE();NOT(ISBLANK(INDIRECT(&quot;$G$&quot;&amp;MATCH(DATE([.$AJ$2];[.$C14];[.U$2]);[.$D$27:.$D$65];0)+MATCH(&quot;Zaległy&quot;;[.$G:.$G];0)))));[.$D$20];IF(NOT(ISERROR(VLOOKUP(DATE([.$AJ$2];[.$C14];[.U$2]);[.$AM:.$AM];1;0)));[.$D$19];&quot;&quot;))))))">
            <text:p/>
          </table:table-cell>
          <table:table-cell table:style-name="ce118" table:formula="of:=IF(MONTH(DATE([.$AJ$2];[.$C14];[.$D$2]))&lt;&gt;MONTH(DATE([.$AJ$2];[.$C14];[.V$2]));[.$D$16];IF(COM.MICROSOFT.SWITCH(WEEKDAY(DATE([.$AJ$2];[.$C14];[.V$2]));7;TRUE();1;TRUE();FALSE());[.$D$17];IF(NOT(ISERROR(VLOOKUP(DATE([.$AJ$2];[.$C14];[.V$2]);[.$AL:.$AL];1;0)));[.$D$18];IF(IF(ISERROR(INDIRECT(&quot;$P$&quot;&amp;MATCH(DATE([.$AJ$2];[.$C14];[.V$2]);[.$D$27:.$D$65];0)+MATCH(&quot;Za sobotę&quot;;[.$P:.$P];0)));FALSE();NOT(ISBLANK(INDIRECT(&quot;$P$&quot;&amp;MATCH(DATE([.$AJ$2];[.$C14];[.V$2]);[.$D$27:.$D$65];0)+MATCH(&quot;Za sobotę&quot;;[.$P:.$P];0)))));[.$D$21];IF(IF(ISERROR(INDIRECT(&quot;$G$&quot;&amp;MATCH(DATE([.$AJ$2];[.$C14];[.V$2]);[.$D$27:.$D$65];0)+MATCH(&quot;Zaległy&quot;;[.$G:.$G];0)));FALSE();NOT(ISBLANK(INDIRECT(&quot;$G$&quot;&amp;MATCH(DATE([.$AJ$2];[.$C14];[.V$2]);[.$D$27:.$D$65];0)+MATCH(&quot;Zaległy&quot;;[.$G:.$G];0)))));[.$D$20];IF(NOT(ISERROR(VLOOKUP(DATE([.$AJ$2];[.$C14];[.V$2]);[.$AM:.$AM];1;0)));[.$D$19];&quot;&quot;))))))">
            <text:p/>
          </table:table-cell>
          <table:table-cell table:style-name="ce118" table:formula="of:=IF(MONTH(DATE([.$AJ$2];[.$C14];[.$D$2]))&lt;&gt;MONTH(DATE([.$AJ$2];[.$C14];[.W$2]));[.$D$16];IF(COM.MICROSOFT.SWITCH(WEEKDAY(DATE([.$AJ$2];[.$C14];[.W$2]));7;TRUE();1;TRUE();FALSE());[.$D$17];IF(NOT(ISERROR(VLOOKUP(DATE([.$AJ$2];[.$C14];[.W$2]);[.$AL:.$AL];1;0)));[.$D$18];IF(IF(ISERROR(INDIRECT(&quot;$P$&quot;&amp;MATCH(DATE([.$AJ$2];[.$C14];[.W$2]);[.$D$27:.$D$65];0)+MATCH(&quot;Za sobotę&quot;;[.$P:.$P];0)));FALSE();NOT(ISBLANK(INDIRECT(&quot;$P$&quot;&amp;MATCH(DATE([.$AJ$2];[.$C14];[.W$2]);[.$D$27:.$D$65];0)+MATCH(&quot;Za sobotę&quot;;[.$P:.$P];0)))));[.$D$21];IF(IF(ISERROR(INDIRECT(&quot;$G$&quot;&amp;MATCH(DATE([.$AJ$2];[.$C14];[.W$2]);[.$D$27:.$D$65];0)+MATCH(&quot;Zaległy&quot;;[.$G:.$G];0)));FALSE();NOT(ISBLANK(INDIRECT(&quot;$G$&quot;&amp;MATCH(DATE([.$AJ$2];[.$C14];[.W$2]);[.$D$27:.$D$65];0)+MATCH(&quot;Zaległy&quot;;[.$G:.$G];0)))));[.$D$20];IF(NOT(ISERROR(VLOOKUP(DATE([.$AJ$2];[.$C14];[.W$2]);[.$AM:.$AM];1;0)));[.$D$19];&quot;&quot;))))))">
            <text:p/>
          </table:table-cell>
          <table:table-cell table:style-name="ce118" table:formula="of:=IF(MONTH(DATE([.$AJ$2];[.$C14];[.$D$2]))&lt;&gt;MONTH(DATE([.$AJ$2];[.$C14];[.X$2]));[.$D$16];IF(COM.MICROSOFT.SWITCH(WEEKDAY(DATE([.$AJ$2];[.$C14];[.X$2]));7;TRUE();1;TRUE();FALSE());[.$D$17];IF(NOT(ISERROR(VLOOKUP(DATE([.$AJ$2];[.$C14];[.X$2]);[.$AL:.$AL];1;0)));[.$D$18];IF(IF(ISERROR(INDIRECT(&quot;$P$&quot;&amp;MATCH(DATE([.$AJ$2];[.$C14];[.X$2]);[.$D$27:.$D$65];0)+MATCH(&quot;Za sobotę&quot;;[.$P:.$P];0)));FALSE();NOT(ISBLANK(INDIRECT(&quot;$P$&quot;&amp;MATCH(DATE([.$AJ$2];[.$C14];[.X$2]);[.$D$27:.$D$65];0)+MATCH(&quot;Za sobotę&quot;;[.$P:.$P];0)))));[.$D$21];IF(IF(ISERROR(INDIRECT(&quot;$G$&quot;&amp;MATCH(DATE([.$AJ$2];[.$C14];[.X$2]);[.$D$27:.$D$65];0)+MATCH(&quot;Zaległy&quot;;[.$G:.$G];0)));FALSE();NOT(ISBLANK(INDIRECT(&quot;$G$&quot;&amp;MATCH(DATE([.$AJ$2];[.$C14];[.X$2]);[.$D$27:.$D$65];0)+MATCH(&quot;Zaległy&quot;;[.$G:.$G];0)))));[.$D$20];IF(NOT(ISERROR(VLOOKUP(DATE([.$AJ$2];[.$C14];[.X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Y$2]));[.$D$16];IF(COM.MICROSOFT.SWITCH(WEEKDAY(DATE([.$AJ$2];[.$C14];[.Y$2]));7;TRUE();1;TRUE();FALSE());[.$D$17];IF(NOT(ISERROR(VLOOKUP(DATE([.$AJ$2];[.$C14];[.Y$2]);[.$AL:.$AL];1;0)));[.$D$18];IF(IF(ISERROR(INDIRECT(&quot;$P$&quot;&amp;MATCH(DATE([.$AJ$2];[.$C14];[.Y$2]);[.$D$27:.$D$65];0)+MATCH(&quot;Za sobotę&quot;;[.$P:.$P];0)));FALSE();NOT(ISBLANK(INDIRECT(&quot;$P$&quot;&amp;MATCH(DATE([.$AJ$2];[.$C14];[.Y$2]);[.$D$27:.$D$65];0)+MATCH(&quot;Za sobotę&quot;;[.$P:.$P];0)))));[.$D$21];IF(IF(ISERROR(INDIRECT(&quot;$G$&quot;&amp;MATCH(DATE([.$AJ$2];[.$C14];[.Y$2]);[.$D$27:.$D$65];0)+MATCH(&quot;Zaległy&quot;;[.$G:.$G];0)));FALSE();NOT(ISBLANK(INDIRECT(&quot;$G$&quot;&amp;MATCH(DATE([.$AJ$2];[.$C14];[.Y$2]);[.$D$27:.$D$65];0)+MATCH(&quot;Zaległy&quot;;[.$G:.$G];0)))));[.$D$20];IF(NOT(ISERROR(VLOOKUP(DATE([.$AJ$2];[.$C14];[.Y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Z$2]));[.$D$16];IF(COM.MICROSOFT.SWITCH(WEEKDAY(DATE([.$AJ$2];[.$C14];[.Z$2]));7;TRUE();1;TRUE();FALSE());[.$D$17];IF(NOT(ISERROR(VLOOKUP(DATE([.$AJ$2];[.$C14];[.Z$2]);[.$AL:.$AL];1;0)));[.$D$18];IF(IF(ISERROR(INDIRECT(&quot;$P$&quot;&amp;MATCH(DATE([.$AJ$2];[.$C14];[.Z$2]);[.$D$27:.$D$65];0)+MATCH(&quot;Za sobotę&quot;;[.$P:.$P];0)));FALSE();NOT(ISBLANK(INDIRECT(&quot;$P$&quot;&amp;MATCH(DATE([.$AJ$2];[.$C14];[.Z$2]);[.$D$27:.$D$65];0)+MATCH(&quot;Za sobotę&quot;;[.$P:.$P];0)))));[.$D$21];IF(IF(ISERROR(INDIRECT(&quot;$G$&quot;&amp;MATCH(DATE([.$AJ$2];[.$C14];[.Z$2]);[.$D$27:.$D$65];0)+MATCH(&quot;Zaległy&quot;;[.$G:.$G];0)));FALSE();NOT(ISBLANK(INDIRECT(&quot;$G$&quot;&amp;MATCH(DATE([.$AJ$2];[.$C14];[.Z$2]);[.$D$27:.$D$65];0)+MATCH(&quot;Zaległy&quot;;[.$G:.$G];0)))));[.$D$20];IF(NOT(ISERROR(VLOOKUP(DATE([.$AJ$2];[.$C14];[.Z$2]);[.$AM:.$AM];1;0)));[.$D$19];&quot;&quot;))))))">
            <text:p/>
          </table:table-cell>
          <table:table-cell table:style-name="ce118" table:formula="of:=IF(MONTH(DATE([.$AJ$2];[.$C14];[.$D$2]))&lt;&gt;MONTH(DATE([.$AJ$2];[.$C14];[.AA$2]));[.$D$16];IF(COM.MICROSOFT.SWITCH(WEEKDAY(DATE([.$AJ$2];[.$C14];[.AA$2]));7;TRUE();1;TRUE();FALSE());[.$D$17];IF(NOT(ISERROR(VLOOKUP(DATE([.$AJ$2];[.$C14];[.AA$2]);[.$AL:.$AL];1;0)));[.$D$18];IF(IF(ISERROR(INDIRECT(&quot;$P$&quot;&amp;MATCH(DATE([.$AJ$2];[.$C14];[.AA$2]);[.$D$27:.$D$65];0)+MATCH(&quot;Za sobotę&quot;;[.$P:.$P];0)));FALSE();NOT(ISBLANK(INDIRECT(&quot;$P$&quot;&amp;MATCH(DATE([.$AJ$2];[.$C14];[.AA$2]);[.$D$27:.$D$65];0)+MATCH(&quot;Za sobotę&quot;;[.$P:.$P];0)))));[.$D$21];IF(IF(ISERROR(INDIRECT(&quot;$G$&quot;&amp;MATCH(DATE([.$AJ$2];[.$C14];[.AA$2]);[.$D$27:.$D$65];0)+MATCH(&quot;Zaległy&quot;;[.$G:.$G];0)));FALSE();NOT(ISBLANK(INDIRECT(&quot;$G$&quot;&amp;MATCH(DATE([.$AJ$2];[.$C14];[.AA$2]);[.$D$27:.$D$65];0)+MATCH(&quot;Zaległy&quot;;[.$G:.$G];0)))));[.$D$20];IF(NOT(ISERROR(VLOOKUP(DATE([.$AJ$2];[.$C14];[.AA$2]);[.$AM:.$AM];1;0)));[.$D$19];&quot;&quot;))))))">
            <text:p/>
          </table:table-cell>
          <table:table-cell table:style-name="ce118" table:formula="of:=IF(MONTH(DATE([.$AJ$2];[.$C14];[.$D$2]))&lt;&gt;MONTH(DATE([.$AJ$2];[.$C14];[.AB$2]));[.$D$16];IF(COM.MICROSOFT.SWITCH(WEEKDAY(DATE([.$AJ$2];[.$C14];[.AB$2]));7;TRUE();1;TRUE();FALSE());[.$D$17];IF(NOT(ISERROR(VLOOKUP(DATE([.$AJ$2];[.$C14];[.AB$2]);[.$AL:.$AL];1;0)));[.$D$18];IF(IF(ISERROR(INDIRECT(&quot;$P$&quot;&amp;MATCH(DATE([.$AJ$2];[.$C14];[.AB$2]);[.$D$27:.$D$65];0)+MATCH(&quot;Za sobotę&quot;;[.$P:.$P];0)));FALSE();NOT(ISBLANK(INDIRECT(&quot;$P$&quot;&amp;MATCH(DATE([.$AJ$2];[.$C14];[.AB$2]);[.$D$27:.$D$65];0)+MATCH(&quot;Za sobotę&quot;;[.$P:.$P];0)))));[.$D$21];IF(IF(ISERROR(INDIRECT(&quot;$G$&quot;&amp;MATCH(DATE([.$AJ$2];[.$C14];[.AB$2]);[.$D$27:.$D$65];0)+MATCH(&quot;Zaległy&quot;;[.$G:.$G];0)));FALSE();NOT(ISBLANK(INDIRECT(&quot;$G$&quot;&amp;MATCH(DATE([.$AJ$2];[.$C14];[.AB$2]);[.$D$27:.$D$65];0)+MATCH(&quot;Zaległy&quot;;[.$G:.$G];0)))));[.$D$20];IF(NOT(ISERROR(VLOOKUP(DATE([.$AJ$2];[.$C14];[.AB$2]);[.$AM:.$AM];1;0)));[.$D$19];&quot;&quot;))))))" office:value-type="string" office:string-value="+" calcext:value-type="string">
            <text:p>+</text:p>
          </table:table-cell>
          <table:table-cell table:style-name="ce118" table:formula="of:=IF(MONTH(DATE([.$AJ$2];[.$C14];[.$D$2]))&lt;&gt;MONTH(DATE([.$AJ$2];[.$C14];[.AC$2]));[.$D$16];IF(COM.MICROSOFT.SWITCH(WEEKDAY(DATE([.$AJ$2];[.$C14];[.AC$2]));7;TRUE();1;TRUE();FALSE());[.$D$17];IF(NOT(ISERROR(VLOOKUP(DATE([.$AJ$2];[.$C14];[.AC$2]);[.$AL:.$AL];1;0)));[.$D$18];IF(IF(ISERROR(INDIRECT(&quot;$P$&quot;&amp;MATCH(DATE([.$AJ$2];[.$C14];[.AC$2]);[.$D$27:.$D$65];0)+MATCH(&quot;Za sobotę&quot;;[.$P:.$P];0)));FALSE();NOT(ISBLANK(INDIRECT(&quot;$P$&quot;&amp;MATCH(DATE([.$AJ$2];[.$C14];[.AC$2]);[.$D$27:.$D$65];0)+MATCH(&quot;Za sobotę&quot;;[.$P:.$P];0)))));[.$D$21];IF(IF(ISERROR(INDIRECT(&quot;$G$&quot;&amp;MATCH(DATE([.$AJ$2];[.$C14];[.AC$2]);[.$D$27:.$D$65];0)+MATCH(&quot;Zaległy&quot;;[.$G:.$G];0)));FALSE();NOT(ISBLANK(INDIRECT(&quot;$G$&quot;&amp;MATCH(DATE([.$AJ$2];[.$C14];[.AC$2]);[.$D$27:.$D$65];0)+MATCH(&quot;Zaległy&quot;;[.$G:.$G];0)))));[.$D$20];IF(NOT(ISERROR(VLOOKUP(DATE([.$AJ$2];[.$C14];[.AC$2]);[.$AM:.$AM];1;0)));[.$D$19];&quot;&quot;))))))" office:value-type="string" office:string-value="+" calcext:value-type="string">
            <text:p>+</text:p>
          </table:table-cell>
          <table:table-cell table:style-name="ce118" table:formula="of:=IF(MONTH(DATE([.$AJ$2];[.$C14];[.$D$2]))&lt;&gt;MONTH(DATE([.$AJ$2];[.$C14];[.AD$2]));[.$D$16];IF(COM.MICROSOFT.SWITCH(WEEKDAY(DATE([.$AJ$2];[.$C14];[.AD$2]));7;TRUE();1;TRUE();FALSE());[.$D$17];IF(NOT(ISERROR(VLOOKUP(DATE([.$AJ$2];[.$C14];[.AD$2]);[.$AL:.$AL];1;0)));[.$D$18];IF(IF(ISERROR(INDIRECT(&quot;$P$&quot;&amp;MATCH(DATE([.$AJ$2];[.$C14];[.AD$2]);[.$D$27:.$D$65];0)+MATCH(&quot;Za sobotę&quot;;[.$P:.$P];0)));FALSE();NOT(ISBLANK(INDIRECT(&quot;$P$&quot;&amp;MATCH(DATE([.$AJ$2];[.$C14];[.AD$2]);[.$D$27:.$D$65];0)+MATCH(&quot;Za sobotę&quot;;[.$P:.$P];0)))));[.$D$21];IF(IF(ISERROR(INDIRECT(&quot;$G$&quot;&amp;MATCH(DATE([.$AJ$2];[.$C14];[.AD$2]);[.$D$27:.$D$65];0)+MATCH(&quot;Zaległy&quot;;[.$G:.$G];0)));FALSE();NOT(ISBLANK(INDIRECT(&quot;$G$&quot;&amp;MATCH(DATE([.$AJ$2];[.$C14];[.AD$2]);[.$D$27:.$D$65];0)+MATCH(&quot;Zaległy&quot;;[.$G:.$G];0)))));[.$D$20];IF(NOT(ISERROR(VLOOKUP(DATE([.$AJ$2];[.$C14];[.AD$2]);[.$AM:.$AM];1;0)));[.$D$19];&quot;&quot;))))))">
            <text:p/>
          </table:table-cell>
          <table:table-cell table:style-name="ce118" table:formula="of:=IF(MONTH(DATE([.$AJ$2];[.$C14];[.$D$2]))&lt;&gt;MONTH(DATE([.$AJ$2];[.$C14];[.AE$2]));[.$D$16];IF(COM.MICROSOFT.SWITCH(WEEKDAY(DATE([.$AJ$2];[.$C14];[.AE$2]));7;TRUE();1;TRUE();FALSE());[.$D$17];IF(NOT(ISERROR(VLOOKUP(DATE([.$AJ$2];[.$C14];[.AE$2]);[.$AL:.$AL];1;0)));[.$D$18];IF(IF(ISERROR(INDIRECT(&quot;$P$&quot;&amp;MATCH(DATE([.$AJ$2];[.$C14];[.AE$2]);[.$D$27:.$D$65];0)+MATCH(&quot;Za sobotę&quot;;[.$P:.$P];0)));FALSE();NOT(ISBLANK(INDIRECT(&quot;$P$&quot;&amp;MATCH(DATE([.$AJ$2];[.$C14];[.AE$2]);[.$D$27:.$D$65];0)+MATCH(&quot;Za sobotę&quot;;[.$P:.$P];0)))));[.$D$21];IF(IF(ISERROR(INDIRECT(&quot;$G$&quot;&amp;MATCH(DATE([.$AJ$2];[.$C14];[.AE$2]);[.$D$27:.$D$65];0)+MATCH(&quot;Zaległy&quot;;[.$G:.$G];0)));FALSE();NOT(ISBLANK(INDIRECT(&quot;$G$&quot;&amp;MATCH(DATE([.$AJ$2];[.$C14];[.AE$2]);[.$D$27:.$D$65];0)+MATCH(&quot;Zaległy&quot;;[.$G:.$G];0)))));[.$D$20];IF(NOT(ISERROR(VLOOKUP(DATE([.$AJ$2];[.$C14];[.AE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AF$2]));[.$D$16];IF(COM.MICROSOFT.SWITCH(WEEKDAY(DATE([.$AJ$2];[.$C14];[.AF$2]));7;TRUE();1;TRUE();FALSE());[.$D$17];IF(NOT(ISERROR(VLOOKUP(DATE([.$AJ$2];[.$C14];[.AF$2]);[.$AL:.$AL];1;0)));[.$D$18];IF(IF(ISERROR(INDIRECT(&quot;$P$&quot;&amp;MATCH(DATE([.$AJ$2];[.$C14];[.AF$2]);[.$D$27:.$D$65];0)+MATCH(&quot;Za sobotę&quot;;[.$P:.$P];0)));FALSE();NOT(ISBLANK(INDIRECT(&quot;$P$&quot;&amp;MATCH(DATE([.$AJ$2];[.$C14];[.AF$2]);[.$D$27:.$D$65];0)+MATCH(&quot;Za sobotę&quot;;[.$P:.$P];0)))));[.$D$21];IF(IF(ISERROR(INDIRECT(&quot;$G$&quot;&amp;MATCH(DATE([.$AJ$2];[.$C14];[.AF$2]);[.$D$27:.$D$65];0)+MATCH(&quot;Zaległy&quot;;[.$G:.$G];0)));FALSE();NOT(ISBLANK(INDIRECT(&quot;$G$&quot;&amp;MATCH(DATE([.$AJ$2];[.$C14];[.AF$2]);[.$D$27:.$D$65];0)+MATCH(&quot;Zaległy&quot;;[.$G:.$G];0)))));[.$D$20];IF(NOT(ISERROR(VLOOKUP(DATE([.$AJ$2];[.$C14];[.AF$2]);[.$AM:.$AM];1;0)));[.$D$19];&quot;&quot;))))))" office:value-type="string" office:string-value="–" calcext:value-type="string">
            <text:p>–</text:p>
          </table:table-cell>
          <table:table-cell table:style-name="ce118" table:formula="of:=IF(MONTH(DATE([.$AJ$2];[.$C14];[.$D$2]))&lt;&gt;MONTH(DATE([.$AJ$2];[.$C14];[.AG$2]));[.$D$16];IF(COM.MICROSOFT.SWITCH(WEEKDAY(DATE([.$AJ$2];[.$C14];[.AG$2]));7;TRUE();1;TRUE();FALSE());[.$D$17];IF(NOT(ISERROR(VLOOKUP(DATE([.$AJ$2];[.$C14];[.AG$2]);[.$AL:.$AL];1;0)));[.$D$18];IF(IF(ISERROR(INDIRECT(&quot;$P$&quot;&amp;MATCH(DATE([.$AJ$2];[.$C14];[.AG$2]);[.$D$27:.$D$65];0)+MATCH(&quot;Za sobotę&quot;;[.$P:.$P];0)));FALSE();NOT(ISBLANK(INDIRECT(&quot;$P$&quot;&amp;MATCH(DATE([.$AJ$2];[.$C14];[.AG$2]);[.$D$27:.$D$65];0)+MATCH(&quot;Za sobotę&quot;;[.$P:.$P];0)))));[.$D$21];IF(IF(ISERROR(INDIRECT(&quot;$G$&quot;&amp;MATCH(DATE([.$AJ$2];[.$C14];[.AG$2]);[.$D$27:.$D$65];0)+MATCH(&quot;Zaległy&quot;;[.$G:.$G];0)));FALSE();NOT(ISBLANK(INDIRECT(&quot;$G$&quot;&amp;MATCH(DATE([.$AJ$2];[.$C14];[.AG$2]);[.$D$27:.$D$65];0)+MATCH(&quot;Zaległy&quot;;[.$G:.$G];0)))));[.$D$20];IF(NOT(ISERROR(VLOOKUP(DATE([.$AJ$2];[.$C14];[.AG$2]);[.$AM:.$AM];1;0)));[.$D$19];&quot;&quot;))))))">
            <text:p/>
          </table:table-cell>
          <table:table-cell table:style-name="ce121" table:formula="of:=IF(MONTH(DATE([.$AJ$2];[.$C14];[.$D$2]))&lt;&gt;MONTH(DATE([.$AJ$2];[.$C14];[.AH$2]));[.$D$16];IF(COM.MICROSOFT.SWITCH(WEEKDAY(DATE([.$AJ$2];[.$C14];[.AH$2]));7;TRUE();1;TRUE();FALSE());[.$D$17];IF(NOT(ISERROR(VLOOKUP(DATE([.$AJ$2];[.$C14];[.AH$2]);[.$AL:.$AL];1;0)));[.$D$18];IF(IF(ISERROR(INDIRECT(&quot;$P$&quot;&amp;MATCH(DATE([.$AJ$2];[.$C14];[.AH$2]);[.$D$27:.$D$65];0)+MATCH(&quot;Za sobotę&quot;;[.$P:.$P];0)));FALSE();NOT(ISBLANK(INDIRECT(&quot;$P$&quot;&amp;MATCH(DATE([.$AJ$2];[.$C14];[.AH$2]);[.$D$27:.$D$65];0)+MATCH(&quot;Za sobotę&quot;;[.$P:.$P];0)))));[.$D$21];IF(IF(ISERROR(INDIRECT(&quot;$G$&quot;&amp;MATCH(DATE([.$AJ$2];[.$C14];[.AH$2]);[.$D$27:.$D$65];0)+MATCH(&quot;Zaległy&quot;;[.$G:.$G];0)));FALSE();NOT(ISBLANK(INDIRECT(&quot;$G$&quot;&amp;MATCH(DATE([.$AJ$2];[.$C14];[.AH$2]);[.$D$27:.$D$65];0)+MATCH(&quot;Zaległy&quot;;[.$G:.$G];0)))));[.$D$20];IF(NOT(ISERROR(VLOOKUP(DATE([.$AJ$2];[.$C14];[.AH$2]);[.$AM:.$AM];1;0)));[.$D$19];&quot;&quot;))))))">
            <text:p/>
          </table:table-cell>
          <table:table-cell table:style-name="Default"/>
          <table:table-cell table:style-name="ce123" table:formula="of:=ORG.OPENOFFICE.EASTERSUNDAY([.$AJ$2])" office:value-type="date" office:date-value="2024-03-31" calcext:value-type="date">
            <text:p>31.03</text:p>
          </table:table-cell>
          <table:table-cell table:style-name="ce35" office:value-type="string" calcext:value-type="string">
            <text:p>RUCHOME (OBLICZONE) - Wielkanoc</text:p>
          </table:table-cell>
          <table:table-cell table:formula="of:=IF(NOT(ISBLANK([.$AJ17]));IFERROR(DATEVALUE([.$AJ17]&amp;&quot;.&quot;&amp;[.$AJ$2]);DATE([.$AJ$2];MONTH([.$AJ17]);DAY([.$AJ17])));&quot;&quot;)" office:value-type="date" office:date-value="2024-05-30" calcext:value-type="date">
            <text:p>30 maja 2024 (czwartek)</text:p>
          </table:table-cell>
          <table:table-cell table:style-name="ce62" table:formula="of:=IF(NOT(ISBLANK([.$D39]));IFERROR(DATEVALUE([.$D39]&amp;&quot;.&quot;&amp;[.$AJ$2]);DATE([.$AJ$2];MONTH([.$D39]);DAY([.$D3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4"/>
          <table:table-cell table:style-name="Default"/>
          <table:table-cell table:style-name="ce122" table:formula="of:=ORG.OPENOFFICE.EASTERSUNDAY([.$AJ$2])+1" office:value-type="date" office:date-value="2024-04-01" calcext:value-type="date">
            <text:p>1.04</text:p>
          </table:table-cell>
          <table:table-cell table:style-name="Default" office:value-type="string" calcext:value-type="string">
            <text:p>RUCHOME (OBLICZONE) – Poniedziałek Wielkanocny</text:p>
          </table:table-cell>
          <table:table-cell table:formula="of:=IF(NOT(ISBLANK([.$AJ18]));IFERROR(DATEVALUE([.$AJ18]&amp;&quot;.&quot;&amp;[.$AJ$2]);DATE([.$AJ$2];MONTH([.$AJ18]);DAY([.$AJ18])));&quot;&quot;)">
            <text:p/>
          </table:table-cell>
          <table:table-cell table:style-name="ce62" table:formula="of:=IF(NOT(ISBLANK([.$D40]));IFERROR(DATEVALUE([.$D40]&amp;&quot;.&quot;&amp;[.$AJ$2]);DATE([.$AJ$2];MONTH([.$D40]);DAY([.$D4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115" table:formula="of:=[$Legenda.$A3]" office:value-type="string" office:string-value="•" calcext:value-type="string">
            <text:p>•</text:p>
          </table:table-cell>
          <table:table-cell table:style-name="Default"/>
          <table:table-cell table:style-name="ce21" table:formula="of:=[$Legenda.$C3]" office:value-type="string" office:string-value="nieistniejący dzień" calcext:value-type="string" table:number-columns-spanned="10" table:number-rows-spanned="1">
            <text:p>nieistniejący dzień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z zeszłego urlopu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IFERROR(INDIRECT(&quot;$'Urlopy &quot;&amp;([.$AJ$2]-1)&amp;&quot;'.$AG$23&quot;);0)" office:value-type="float" office:value="21" calcext:value-type="float" table:number-columns-spanned="2" table:number-rows-spanned="1">
            <text:p>21</text:p>
          </table:table-cell>
          <table:covered-table-cell table:style-name="ce92" office:value-type="float" office:value="0" calcext:value-type="float">
            <text:p>0</text:p>
          </table:covered-table-cell>
          <table:table-cell table:style-name="Default"/>
          <table:table-cell table:style-name="ce122" table:formula="of:=ORG.OPENOFFICE.EASTERSUNDAY([.$AJ$2])+49" office:value-type="date" office:date-value="2024-05-19" calcext:value-type="date">
            <text:p>19.05</text:p>
          </table:table-cell>
          <table:table-cell table:style-name="Default" office:value-type="string" calcext:value-type="string">
            <text:p>RUCHOME (OBLICZONE) – Zesłanie Ducha Świętego (Zielone Świątki)</text:p>
          </table:table-cell>
          <table:table-cell table:formula="of:=IF(NOT(ISBLANK([.$AJ19]));IFERROR(DATEVALUE([.$AJ19]&amp;&quot;.&quot;&amp;[.$AJ$2]);DATE([.$AJ$2];MONTH([.$AJ19]);DAY([.$AJ19])));&quot;&quot;)">
            <text:p/>
          </table:table-cell>
          <table:table-cell table:style-name="ce62" table:formula="of:=IF(NOT(ISBLANK([.$D41]));IFERROR(DATEVALUE([.$D41]&amp;&quot;.&quot;&amp;[.$AJ$2]);DATE([.$AJ$2];MONTH([.$D41]);DAY([.$D4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115" table:formula="of:=[$Legenda.$A4]" office:value-type="string" office:string-value="–" calcext:value-type="string">
            <text:p>–</text:p>
          </table:table-cell>
          <table:table-cell table:style-name="Default"/>
          <table:table-cell table:style-name="ce21" table:formula="of:=[$Legenda.$C4]" office:value-type="string" office:string-value="weekend" calcext:value-type="string" table:number-columns-spanned="10" table:number-rows-spanned="1">
            <text:p>weekend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urlopowych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IF([$'Staż pracy'.$H$3]&gt;=10;26;20)" office:value-type="float" office:value="20" calcext:value-type="float" table:number-columns-spanned="2" table:number-rows-spanned="1">
            <text:p>20</text:p>
          </table:table-cell>
          <table:covered-table-cell table:style-name="ce92"/>
          <table:table-cell table:style-name="Default"/>
          <table:table-cell table:style-name="ce124" table:formula="of:=ORG.OPENOFFICE.EASTERSUNDAY([.$AJ$2])+60" office:value-type="date" office:date-value="2024-05-30" calcext:value-type="date">
            <text:p>30.05</text:p>
          </table:table-cell>
          <table:table-cell table:style-name="ce36" office:value-type="string" calcext:value-type="string">
            <text:p>RUCHOME (OBLICZONE) – Boże Ciało</text:p>
          </table:table-cell>
          <table:table-cell table:formula="of:=IF(NOT(ISBLANK([.$AJ20]));IFERROR(DATEVALUE([.$AJ20]&amp;&quot;.&quot;&amp;[.$AJ$2]);DATE([.$AJ$2];MONTH([.$AJ20]);DAY([.$AJ20])));&quot;&quot;)">
            <text:p/>
          </table:table-cell>
          <table:table-cell table:style-name="ce62" table:formula="of:=IF(NOT(ISBLANK([.$D42]));IFERROR(DATEVALUE([.$D42]&amp;&quot;.&quot;&amp;[.$AJ$2]);DATE([.$AJ$2];MONTH([.$D42]);DAY([.$D4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115" table:formula="of:=[$Legenda.$A5]" office:value-type="string" office:string-value="+" calcext:value-type="string">
            <text:p>+</text:p>
          </table:table-cell>
          <table:table-cell table:style-name="Default"/>
          <table:table-cell table:style-name="ce21" table:formula="of:=[$Legenda.$C5]" office:value-type="string" office:string-value="dzień ustawowo wolny" calcext:value-type="string" table:number-columns-spanned="10" table:number-rows-spanned="1">
            <text:p>dzień ustawowo wolny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Dodatkowe dni urlopu/wyjątki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 table:style-name="ce92" table:formula="of:=COUNTIF([.$D$3:.$AH$14];[.$D$18])" office:value-type="float" office:value="10" calcext:value-type="float">
            <text:p>10</text:p>
          </table:covered-table-cell>
          <table:table-cell table:style-name="Default"/>
          <table:table-cell table:style-name="ce122"/>
          <table:table-cell table:style-name="Default"/>
          <table:table-cell table:formula="of:=IF(NOT(ISBLANK([.$AJ21]));IFERROR(DATEVALUE([.$AJ21]&amp;&quot;.&quot;&amp;[.$AJ$2]);DATE([.$AJ$2];MONTH([.$AJ21]);DAY([.$AJ21])));&quot;&quot;)">
            <text:p/>
          </table:table-cell>
          <table:table-cell table:style-name="ce62" table:formula="of:=IF(NOT(ISBLANK([.$D43]));IFERROR(DATEVALUE([.$D43]&amp;&quot;.&quot;&amp;[.$AJ$2]);DATE([.$AJ$2];MONTH([.$D43]);DAY([.$D4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15" table:formula="of:=[$Legenda.$A6]" office:value-type="string" office:string-value="U" calcext:value-type="string">
            <text:p>U</text:p>
          </table:table-cell>
          <table:table-cell table:style-name="Default"/>
          <table:table-cell table:style-name="ce21" table:formula="of:=[$Legenda.$C6]" office:value-type="string" office:string-value="urlop" calcext:value-type="string" table:number-columns-spanned="10" table:number-rows-spanned="1">
            <text:p>urlop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świąt w sobotę do odebrania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number-matrix-columns-spanned="2" table:number-matrix-rows-spanned="1" table:formula="of:=SUM(IF(ISNUMBER([.$AL:.$AL]);IF(WEEKDAY([.$AL:.$AL])=7;1;0);0))" office:value-type="float" office:value="1" calcext:value-type="float" table:number-columns-spanned="2" table:number-rows-spanned="1">
            <text:p>1</text:p>
          </table:table-cell>
          <table:covered-table-cell table:style-name="ce92" office:value-type="float" office:value="1" calcext:value-type="float">
            <text:p>1</text:p>
          </table:covered-table-cell>
          <table:table-cell/>
          <table:table-cell table:style-name="ce122"/>
          <table:table-cell table:style-name="ce38"/>
          <table:table-cell table:formula="of:=IF(NOT(ISBLANK([.$AJ22]));IFERROR(DATEVALUE([.$AJ22]&amp;&quot;.&quot;&amp;[.$AJ$2]);DATE([.$AJ$2];MONTH([.$AJ22]);DAY([.$AJ22])));&quot;&quot;)">
            <text:p/>
          </table:table-cell>
          <table:table-cell table:style-name="ce62" table:formula="of:=IF(NOT(ISBLANK([.$D44]));IFERROR(DATEVALUE([.$D44]&amp;&quot;.&quot;&amp;[.$AJ$2]);DATE([.$AJ$2];MONTH([.$D44]);DAY([.$D4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15" table:formula="of:=[$Legenda.$A7]" office:value-type="string" office:string-value="Z" calcext:value-type="string">
            <text:p>Z</text:p>
          </table:table-cell>
          <table:table-cell table:style-name="Default"/>
          <table:table-cell table:style-name="ce21" table:formula="of:=[$Legenda.$C7]" office:value-type="string" office:string-value="urlop zaległy" calcext:value-type="string" table:number-columns-spanned="10" table:number-rows-spanned="1">
            <text:p>urlop zaległy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wolnych ustawowo</text:p>
          </table:table-cell>
          <table:covered-table-cell table:number-columns-repeated="15" table:style-name="ce81"/>
          <table:table-cell table:style-name="ce92" table:formula="of:=COUNTIF([.$D$3:.$AH$14];[.$D$18])" office:value-type="float" office:value="10" calcext:value-type="float" table:number-columns-spanned="2" table:number-rows-spanned="1">
            <text:p>10</text:p>
          </table:table-cell>
          <table:covered-table-cell table:style-name="ce92" table:formula="of:=COUNTIF([.$D$3:.$AH$14];[.$D$17])" office:value-type="float" office:value="104" calcext:value-type="float">
            <text:p>104</text:p>
          </table:covered-table-cell>
          <table:table-cell/>
          <table:table-cell table:style-name="ce122"/>
          <table:table-cell table:style-name="ce38"/>
          <table:table-cell table:formula="of:=IF(NOT(ISBLANK([.$AJ23]));IFERROR(DATEVALUE([.$AJ23]&amp;&quot;.&quot;&amp;[.$AJ$2]);DATE([.$AJ$2];MONTH([.$AJ23]);DAY([.$AJ23])));&quot;&quot;)">
            <text:p/>
          </table:table-cell>
          <table:table-cell table:style-name="ce62" table:formula="of:=IF(NOT(ISBLANK([.$D45]));IFERROR(DATEVALUE([.$D45]&amp;&quot;.&quot;&amp;[.$AJ$2]);DATE([.$AJ$2];MONTH([.$D45]);DAY([.$D4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15" table:formula="of:=[$Legenda.$A8]" office:value-type="string" office:string-value="S" calcext:value-type="string">
            <text:p>S</text:p>
          </table:table-cell>
          <table:table-cell table:style-name="Default"/>
          <table:table-cell table:style-name="ce21" table:formula="of:=[$Legenda.$C8]" office:value-type="string" office:string-value="urlop za sobotę" calcext:value-type="string" table:number-columns-spanned="10" table:number-rows-spanned="1">
            <text:p>urlop za sobotę</text:p>
          </table:table-cell>
          <table:covered-table-cell table:number-columns-repeated="5" table:style-name="ce21"/>
          <table:covered-table-cell table:number-columns-repeated="4"/>
          <table:table-cell table:style-name="Default"/>
          <table:table-cell table:style-name="ce54" office:value-type="string" calcext:value-type="string" table:number-columns-spanned="16" table:number-rows-spanned="1">
            <text:p>Łączna liczba dostępnych dni urlopowych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SUM([.$AG16:.$AG19])" office:value-type="float" office:value="42" calcext:value-type="float" table:number-columns-spanned="2" table:number-rows-spanned="1">
            <text:p>42</text:p>
          </table:table-cell>
          <table:covered-table-cell table:style-name="ce92" table:formula="of:=COUNTIF([.$D$3:.$AH$14];[.$D$18])" office:value-type="float" office:value="10" calcext:value-type="float">
            <text:p>10</text:p>
          </table:covered-table-cell>
          <table:table-cell/>
          <table:table-cell table:style-name="ce122"/>
          <table:table-cell table:style-name="ce38"/>
          <table:table-cell table:formula="of:=IF(NOT(ISBLANK([.$AJ24]));IFERROR(DATEVALUE([.$AJ24]&amp;&quot;.&quot;&amp;[.$AJ$2]);DATE([.$AJ$2];MONTH([.$AJ24]);DAY([.$AJ24])));&quot;&quot;)">
            <text:p/>
          </table:table-cell>
          <table:table-cell table:style-name="ce62" table:formula="of:=IF(NOT(ISBLANK([.$D46]));IFERROR(DATEVALUE([.$D46]&amp;&quot;.&quot;&amp;[.$AJ$2]);DATE([.$AJ$2];MONTH([.$D46]);DAY([.$D4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54" office:value-type="string" calcext:value-type="string" table:number-columns-spanned="16" table:number-rows-spanned="1">
            <text:p>Wykorzystane dni urlopowe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COUNTIF([.$D$3:.$AH$14];[.$D$19])+COUNTIF([.$D$3:.$AH$14];[.$D$20])+COUNTIF([.$D$3:.$AH$14];[.$D$21])" office:value-type="float" office:value="0" calcext:value-type="float" table:number-columns-spanned="2" table:number-rows-spanned="1">
            <text:p>0</text:p>
          </table:table-cell>
          <table:covered-table-cell table:style-name="ce92" table:formula="of:=COUNTIF([.$D$3:.$AH$14];[.$D$18])" office:value-type="float" office:value="10" calcext:value-type="float">
            <text:p>10</text:p>
          </table:covered-table-cell>
          <table:table-cell/>
          <table:table-cell table:style-name="ce122"/>
          <table:table-cell table:style-name="ce38"/>
          <table:table-cell table:formula="of:=IF(NOT(ISBLANK([.$AJ25]));IFERROR(DATEVALUE([.$AJ25]&amp;&quot;.&quot;&amp;[.$AJ$2]);DATE([.$AJ$2];MONTH([.$AJ25]);DAY([.$AJ25])));&quot;&quot;)">
            <text:p/>
          </table:table-cell>
          <table:table-cell table:style-name="ce62" table:formula="of:=IF(NOT(ISBLANK([.$D47]));IFERROR(DATEVALUE([.$D47]&amp;&quot;.&quot;&amp;[.$AJ$2]);DATE([.$AJ$2];MONTH([.$D47]);DAY([.$D4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4" table:number-columns-repeated="13"/>
          <table:table-cell table:style-name="ce54" office:value-type="string" calcext:value-type="string" table:number-columns-spanned="16" table:number-rows-spanned="1">
            <text:p>Pozostałe dni urlopowe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[.$AG21]-[.$AG22]" office:value-type="float" office:value="42" calcext:value-type="float" table:number-columns-spanned="2" table:number-rows-spanned="1">
            <text:p>42</text:p>
          </table:table-cell>
          <table:covered-table-cell table:style-name="ce92" table:formula="of:=[.$AH$16]+[.AH20]-[.$AH$20]" office:value-type="float" office:value="0" calcext:value-type="float">
            <text:p>0</text:p>
          </table:covered-table-cell>
          <table:table-cell/>
          <table:table-cell table:style-name="ce122"/>
          <table:table-cell table:style-name="ce38"/>
          <table:table-cell table:formula="of:=IF(NOT(ISBLANK([.$AJ26]));IFERROR(DATEVALUE([.$AJ26]&amp;&quot;.&quot;&amp;[.$AJ$2]);DATE([.$AJ$2];MONTH([.$AJ26]);DAY([.$AJ26])));&quot;&quot;)">
            <text:p/>
          </table:table-cell>
          <table:table-cell table:style-name="ce62" table:formula="of:=IF(NOT(ISBLANK([.$D48]));IFERROR(DATEVALUE([.$D48]&amp;&quot;.&quot;&amp;[.$AJ$2]);DATE([.$AJ$2];MONTH([.$D48]);DAY([.$D4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42" table:number-columns-repeated="2"/>
          <table:table-cell/>
          <table:table-cell table:style-name="ce62"/>
          <table:table-cell table:number-columns-repeated="3"/>
          <table:table-cell table:style-name="ce54" table:number-columns-repeated="22"/>
          <table:table-cell table:style-name="ce42" table:number-columns-repeated="2"/>
          <table:table-cell/>
          <table:table-cell table:style-name="ce122"/>
          <table:table-cell table:style-name="ce38"/>
          <table:table-cell table:formula="of:=IF(NOT(ISBLANK([.$AJ27]));IFERROR(DATEVALUE([.$AJ27]&amp;&quot;.&quot;&amp;[.$AJ$2]);DATE([.$AJ$2];MONTH([.$AJ27]);DAY([.$AJ27])));&quot;&quot;)">
            <text:p/>
          </table:table-cell>
          <table:table-cell table:style-name="ce62" table:formula="of:=IF(NOT(ISBLANK([.$D49]));IFERROR(DATEVALUE([.$D49]&amp;&quot;.&quot;&amp;[.$AJ$2]);DATE([.$AJ$2];MONTH([.$D49]);DAY([.$D4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32" table:number-rows-spanned="1">
            <text:p>Urlopy</text:p>
          </table:table-cell>
          <table:covered-table-cell table:style-name="ce42"/>
          <table:covered-table-cell/>
          <table:covered-table-cell table:style-name="ce62"/>
          <table:covered-table-cell table:number-columns-repeated="3"/>
          <table:covered-table-cell table:number-columns-repeated="22" table:style-name="ce54"/>
          <table:covered-table-cell table:number-columns-repeated="2" table:style-name="ce42"/>
          <table:covered-table-cell/>
          <table:table-cell table:style-name="ce122"/>
          <table:table-cell table:style-name="ce38"/>
          <table:table-cell table:formula="of:=IF(NOT(ISBLANK([.$AJ28]));IFERROR(DATEVALUE([.$AJ28]&amp;&quot;.&quot;&amp;[.$AJ$2]);DATE([.$AJ$2];MONTH([.$AJ28]);DAY([.$AJ28])));&quot;&quot;)">
            <text:p/>
          </table:table-cell>
          <table:table-cell table:style-name="ce62" table:formula="of:=IF(NOT(ISBLANK([.$D50]));IFERROR(DATEVALUE([.$D50]&amp;&quot;.&quot;&amp;[.$AJ$2]);DATE([.$AJ$2];MONTH([.$D50]);DAY([.$D5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3" table:number-rows-spanned="1">
            <text:p>Dzień</text:p>
          </table:table-cell>
          <table:covered-table-cell table:number-columns-repeated="2" table:style-name="ce61"/>
          <table:table-cell table:style-name="ce42" office:value-type="string" calcext:value-type="string" table:number-columns-spanned="9" table:number-rows-spanned="1">
            <text:p>Zaległy</text:p>
          </table:table-cell>
          <table:covered-table-cell table:number-columns-repeated="2" table:style-name="Default"/>
          <table:covered-table-cell table:number-columns-repeated="5" table:style-name="ce42"/>
          <table:covered-table-cell table:style-name="Default"/>
          <table:table-cell table:style-name="ce42" office:value-type="string" calcext:value-type="string" table:number-columns-spanned="9" table:number-rows-spanned="1">
            <text:p>Za sobotę</text:p>
          </table:table-cell>
          <table:covered-table-cell table:style-name="ce42"/>
          <table:covered-table-cell table:style-name="Default"/>
          <table:covered-table-cell table:number-columns-repeated="6" table:style-name="ce42"/>
          <table:table-cell table:style-name="ce22" office:value-type="string" calcext:value-type="string" table:number-columns-spanned="11" table:number-rows-spanned="1">
            <text:p>Uwagi</text:p>
          </table:table-cell>
          <table:covered-table-cell table:number-columns-repeated="7" table:style-name="ce42"/>
          <table:covered-table-cell table:number-columns-repeated="3" table:style-name="Default"/>
          <table:table-cell table:style-name="ce122"/>
          <table:table-cell table:style-name="ce38"/>
          <table:table-cell table:formula="of:=IF(NOT(ISBLANK([.$AJ29]));IFERROR(DATEVALUE([.$AJ29]&amp;&quot;.&quot;&amp;[.$AJ$2]);DATE([.$AJ$2];MONTH([.$AJ29]);DAY([.$AJ29])));&quot;&quot;)">
            <text:p/>
          </table:table-cell>
          <table:table-cell table:style-name="ce62" table:formula="of:=IF(NOT(ISBLANK([.$D51]));IFERROR(DATEVALUE([.$D51]&amp;&quot;.&quot;&amp;[.$AJ$2]);DATE([.$AJ$2];MONTH([.$D51]);DAY([.$D51])));&quot;&quot;)">
            <text:p/>
          </table:table-cell>
          <table:table-cell table:style-name="ce42" table:number-columns-repeated="3"/>
          <table:table-cell table:style-name="ce5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56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0]));IFERROR(DATEVALUE([.$AJ30]&amp;&quot;.&quot;&amp;[.$AJ$2]);DATE([.$AJ$2];MONTH([.$AJ30]);DAY([.$AJ30])));&quot;&quot;)">
            <text:p/>
          </table:table-cell>
          <table:table-cell table:style-name="ce62" table:formula="of:=IF(NOT(ISBLANK([.$D52]));IFERROR(DATEVALUE([.$D52]&amp;&quot;.&quot;&amp;[.$AJ$2]);DATE([.$AJ$2];MONTH([.$D52]);DAY([.$D5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6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1]));IFERROR(DATEVALUE([.$AJ31]&amp;&quot;.&quot;&amp;[.$AJ$2]);DATE([.$AJ$2];MONTH([.$AJ31]);DAY([.$AJ31])));&quot;&quot;)">
            <text:p/>
          </table:table-cell>
          <table:table-cell table:style-name="ce62" table:formula="of:=IF(NOT(ISBLANK([.$D53]));IFERROR(DATEVALUE([.$D53]&amp;&quot;.&quot;&amp;[.$AJ$2]);DATE([.$AJ$2];MONTH([.$D53]);DAY([.$D5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2]));IFERROR(DATEVALUE([.$AJ32]&amp;&quot;.&quot;&amp;[.$AJ$2]);DATE([.$AJ$2];MONTH([.$AJ32]);DAY([.$AJ32])));&quot;&quot;)">
            <text:p/>
          </table:table-cell>
          <table:table-cell table:style-name="ce62" table:formula="of:=IF(NOT(ISBLANK([.$D54]));IFERROR(DATEVALUE([.$D54]&amp;&quot;.&quot;&amp;[.$AJ$2]);DATE([.$AJ$2];MONTH([.$D54]);DAY([.$D5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56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3]));IFERROR(DATEVALUE([.$AJ33]&amp;&quot;.&quot;&amp;[.$AJ$2]);DATE([.$AJ$2];MONTH([.$AJ33]);DAY([.$AJ33])));&quot;&quot;)">
            <text:p/>
          </table:table-cell>
          <table:table-cell table:style-name="ce62" table:formula="of:=IF(NOT(ISBLANK([.$D55]));IFERROR(DATEVALUE([.$D55]&amp;&quot;.&quot;&amp;[.$AJ$2]);DATE([.$AJ$2];MONTH([.$D55]);DAY([.$D5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4]));IFERROR(DATEVALUE([.$AJ34]&amp;&quot;.&quot;&amp;[.$AJ$2]);DATE([.$AJ$2];MONTH([.$AJ34]);DAY([.$AJ34])));&quot;&quot;)">
            <text:p/>
          </table:table-cell>
          <table:table-cell table:style-name="ce62" table:formula="of:=IF(NOT(ISBLANK([.$D56]));IFERROR(DATEVALUE([.$D56]&amp;&quot;.&quot;&amp;[.$AJ$2]);DATE([.$AJ$2];MONTH([.$D56]);DAY([.$D5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5]));IFERROR(DATEVALUE([.$AJ35]&amp;&quot;.&quot;&amp;[.$AJ$2]);DATE([.$AJ$2];MONTH([.$AJ35]);DAY([.$AJ35])));&quot;&quot;)">
            <text:p/>
          </table:table-cell>
          <table:table-cell table:style-name="ce62" table:formula="of:=IF(NOT(ISBLANK([.$D57]));IFERROR(DATEVALUE([.$D57]&amp;&quot;.&quot;&amp;[.$AJ$2]);DATE([.$AJ$2];MONTH([.$D57]);DAY([.$D5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6]));IFERROR(DATEVALUE([.$AJ36]&amp;&quot;.&quot;&amp;[.$AJ$2]);DATE([.$AJ$2];MONTH([.$AJ36]);DAY([.$AJ36])));&quot;&quot;)">
            <text:p/>
          </table:table-cell>
          <table:table-cell table:style-name="ce62" table:formula="of:=IF(NOT(ISBLANK([.$D58]));IFERROR(DATEVALUE([.$D58]&amp;&quot;.&quot;&amp;[.$AJ$2]);DATE([.$AJ$2];MONTH([.$D58]);DAY([.$D5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7]));IFERROR(DATEVALUE([.$AJ37]&amp;&quot;.&quot;&amp;[.$AJ$2]);DATE([.$AJ$2];MONTH([.$AJ37]);DAY([.$AJ37])));&quot;&quot;)">
            <text:p/>
          </table:table-cell>
          <table:table-cell table:style-name="ce62" table:formula="of:=IF(NOT(ISBLANK([.$D59]));IFERROR(DATEVALUE([.$D59]&amp;&quot;.&quot;&amp;[.$AJ$2]);DATE([.$AJ$2];MONTH([.$D59]);DAY([.$D5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ce38"/>
          <table:table-cell table:formula="of:=IF(NOT(ISBLANK([.$AJ38]));IFERROR(DATEVALUE([.$AJ38]&amp;&quot;.&quot;&amp;[.$AJ$2]);DATE([.$AJ$2];MONTH([.$AJ38]);DAY([.$AJ38])));&quot;&quot;)">
            <text:p/>
          </table:table-cell>
          <table:table-cell table:style-name="ce62" table:formula="of:=IF(NOT(ISBLANK([.$D60]));IFERROR(DATEVALUE([.$D60]&amp;&quot;.&quot;&amp;[.$AJ$2]);DATE([.$AJ$2];MONTH([.$D60]);DAY([.$D60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39]));IFERROR(DATEVALUE([.$AJ39]&amp;&quot;.&quot;&amp;[.$AJ$2]);DATE([.$AJ$2];MONTH([.$AJ39]);DAY([.$AJ39])));&quot;&quot;)">
            <text:p/>
          </table:table-cell>
          <table:table-cell table:style-name="ce62" table:formula="of:=IF(NOT(ISBLANK([.$D61]));IFERROR(DATEVALUE([.$D61]&amp;&quot;.&quot;&amp;[.$AJ$2]);DATE([.$AJ$2];MONTH([.$D61]);DAY([.$D61])));&quot;&quot;)">
            <text:p/>
          </table:table-cell>
          <table:table-cell table:style-name="Default" table:number-columns-repeated="4"/>
          <table:table-cell table:style-name="ce30"/>
          <table:table-cell table:style-name="Default" table:number-columns-repeated="2"/>
          <table:table-cell table:number-columns-repeated="977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0]));IFERROR(DATEVALUE([.$AJ40]&amp;&quot;.&quot;&amp;[.$AJ$2]);DATE([.$AJ$2];MONTH([.$AJ40]);DAY([.$AJ40])));&quot;&quot;)">
            <text:p/>
          </table:table-cell>
          <table:table-cell table:style-name="ce62" table:formula="of:=IF(NOT(ISBLANK([.$D62]));IFERROR(DATEVALUE([.$D62]&amp;&quot;.&quot;&amp;[.$AJ$2]);DATE([.$AJ$2];MONTH([.$D62]);DAY([.$D62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1]));IFERROR(DATEVALUE([.$AJ41]&amp;&quot;.&quot;&amp;[.$AJ$2]);DATE([.$AJ$2];MONTH([.$AJ41]);DAY([.$AJ41])));&quot;&quot;)">
            <text:p/>
          </table:table-cell>
          <table:table-cell table:style-name="ce62" table:formula="of:=IF(NOT(ISBLANK([.$D63]));IFERROR(DATEVALUE([.$D63]&amp;&quot;.&quot;&amp;[.$AJ$2]);DATE([.$AJ$2];MONTH([.$D63]);DAY([.$D63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2]));IFERROR(DATEVALUE([.$AJ42]&amp;&quot;.&quot;&amp;[.$AJ$2]);DATE([.$AJ$2];MONTH([.$AJ42]);DAY([.$AJ42])));&quot;&quot;)">
            <text:p/>
          </table:table-cell>
          <table:table-cell table:style-name="ce62" table:formula="of:=IF(NOT(ISBLANK([.$D64]));IFERROR(DATEVALUE([.$D64]&amp;&quot;.&quot;&amp;[.$AJ$2]);DATE([.$AJ$2];MONTH([.$D64]);DAY([.$D64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3]));IFERROR(DATEVALUE([.$AJ43]&amp;&quot;.&quot;&amp;[.$AJ$2]);DATE([.$AJ$2];MONTH([.$AJ43]);DAY([.$AJ43])));&quot;&quot;)">
            <text:p/>
          </table:table-cell>
          <table:table-cell table:style-name="ce62" table:formula="of:=IF(NOT(ISBLANK([.$D65]));IFERROR(DATEVALUE([.$D65]&amp;&quot;.&quot;&amp;[.$AJ$2]);DATE([.$AJ$2];MONTH([.$D65]);DAY([.$D65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4]));IFERROR(DATEVALUE([.$AJ44]&amp;&quot;.&quot;&amp;[.$AJ$2]);DATE([.$AJ$2];MONTH([.$AJ44]);DAY([.$AJ44])));&quot;&quot;)">
            <text:p/>
          </table:table-cell>
          <table:table-cell table:style-name="ce62" table:formula="of:=IF(NOT(ISBLANK([.$D66]));IFERROR(DATEVALUE([.$D66]&amp;&quot;.&quot;&amp;[.$AJ$2]);DATE([.$AJ$2];MONTH([.$D66]);DAY([.$D66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5]));IFERROR(DATEVALUE([.$AJ45]&amp;&quot;.&quot;&amp;[.$AJ$2]);DATE([.$AJ$2];MONTH([.$AJ45]);DAY([.$AJ45])));&quot;&quot;)">
            <text:p/>
          </table:table-cell>
          <table:table-cell table:style-name="ce62" table:formula="of:=IF(NOT(ISBLANK([.$D67]));IFERROR(DATEVALUE([.$D67]&amp;&quot;.&quot;&amp;[.$AJ$2]);DATE([.$AJ$2];MONTH([.$D67]);DAY([.$D67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6]));IFERROR(DATEVALUE([.$AJ46]&amp;&quot;.&quot;&amp;[.$AJ$2]);DATE([.$AJ$2];MONTH([.$AJ46]);DAY([.$AJ46])));&quot;&quot;)">
            <text:p/>
          </table:table-cell>
          <table:table-cell table:style-name="ce62" table:formula="of:=IF(NOT(ISBLANK([.$D68]));IFERROR(DATEVALUE([.$D68]&amp;&quot;.&quot;&amp;[.$AJ$2]);DATE([.$AJ$2];MONTH([.$D68]);DAY([.$D68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7]));IFERROR(DATEVALUE([.$AJ47]&amp;&quot;.&quot;&amp;[.$AJ$2]);DATE([.$AJ$2];MONTH([.$AJ47]);DAY([.$AJ47])));&quot;&quot;)">
            <text:p/>
          </table:table-cell>
          <table:table-cell table:style-name="ce62" table:formula="of:=IF(NOT(ISBLANK([.$D69]));IFERROR(DATEVALUE([.$D69]&amp;&quot;.&quot;&amp;[.$AJ$2]);DATE([.$AJ$2];MONTH([.$D69]);DAY([.$D69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8]));IFERROR(DATEVALUE([.$AJ48]&amp;&quot;.&quot;&amp;[.$AJ$2]);DATE([.$AJ$2];MONTH([.$AJ48]);DAY([.$AJ48])));&quot;&quot;)">
            <text:p/>
          </table:table-cell>
          <table:table-cell table:style-name="ce62" table:formula="of:=IF(NOT(ISBLANK([.$D70]));IFERROR(DATEVALUE([.$D70]&amp;&quot;.&quot;&amp;[.$AJ$2]);DATE([.$AJ$2];MONTH([.$D70]);DAY([.$D7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49]));IFERROR(DATEVALUE([.$AJ49]&amp;&quot;.&quot;&amp;[.$AJ$2]);DATE([.$AJ$2];MONTH([.$AJ49]);DAY([.$AJ49])));&quot;&quot;)">
            <text:p/>
          </table:table-cell>
          <table:table-cell table:style-name="ce62" table:formula="of:=IF(NOT(ISBLANK([.$D71]));IFERROR(DATEVALUE([.$D71]&amp;&quot;.&quot;&amp;[.$AJ$2]);DATE([.$AJ$2];MONTH([.$D71]);DAY([.$D7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50]));IFERROR(DATEVALUE([.$AJ50]&amp;&quot;.&quot;&amp;[.$AJ$2]);DATE([.$AJ$2];MONTH([.$AJ50]);DAY([.$AJ50])));&quot;&quot;)">
            <text:p/>
          </table:table-cell>
          <table:table-cell table:style-name="ce62" table:formula="of:=IF(NOT(ISBLANK([.$D72]));IFERROR(DATEVALUE([.$D72]&amp;&quot;.&quot;&amp;[.$AJ$2]);DATE([.$AJ$2];MONTH([.$D72]);DAY([.$D7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51]));IFERROR(DATEVALUE([.$AJ51]&amp;&quot;.&quot;&amp;[.$AJ$2]);DATE([.$AJ$2];MONTH([.$AJ51]);DAY([.$AJ51])));&quot;&quot;)">
            <text:p/>
          </table:table-cell>
          <table:table-cell table:style-name="ce62" table:formula="of:=IF(NOT(ISBLANK([.$D73]));IFERROR(DATEVALUE([.$D73]&amp;&quot;.&quot;&amp;[.$AJ$2]);DATE([.$AJ$2];MONTH([.$D73]);DAY([.$D7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52]));IFERROR(DATEVALUE([.$AJ52]&amp;&quot;.&quot;&amp;[.$AJ$2]);DATE([.$AJ$2];MONTH([.$AJ52]);DAY([.$AJ52])));&quot;&quot;)">
            <text:p/>
          </table:table-cell>
          <table:table-cell table:style-name="ce62" table:formula="of:=IF(NOT(ISBLANK([.$D74]));IFERROR(DATEVALUE([.$D74]&amp;&quot;.&quot;&amp;[.$AJ$2]);DATE([.$AJ$2];MONTH([.$D74]);DAY([.$D7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53]));IFERROR(DATEVALUE([.$AJ53]&amp;&quot;.&quot;&amp;[.$AJ$2]);DATE([.$AJ$2];MONTH([.$AJ53]);DAY([.$AJ53])));&quot;&quot;)">
            <text:p/>
          </table:table-cell>
          <table:table-cell table:style-name="ce62" table:formula="of:=IF(NOT(ISBLANK([.$D75]));IFERROR(DATEVALUE([.$D75]&amp;&quot;.&quot;&amp;[.$AJ$2]);DATE([.$AJ$2];MONTH([.$D75]);DAY([.$D7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 table:style-name="Default"/>
          <table:table-cell table:formula="of:=IF(NOT(ISBLANK([.$AJ54]));IFERROR(DATEVALUE([.$AJ54]&amp;&quot;.&quot;&amp;[.$AJ$2]);DATE([.$AJ$2];MONTH([.$AJ54]);DAY([.$AJ54])));&quot;&quot;)">
            <text:p/>
          </table:table-cell>
          <table:table-cell table:style-name="ce62" table:formula="of:=IF(NOT(ISBLANK([.$D76]));IFERROR(DATEVALUE([.$D76]&amp;&quot;.&quot;&amp;[.$AJ$2]);DATE([.$AJ$2];MONTH([.$D76]);DAY([.$D7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55]));IFERROR(DATEVALUE([.$AJ55]&amp;&quot;.&quot;&amp;[.$AJ$2]);DATE([.$AJ$2];MONTH([.$AJ55]);DAY([.$AJ55])));&quot;&quot;)">
            <text:p/>
          </table:table-cell>
          <table:table-cell table:style-name="ce62" table:formula="of:=IF(NOT(ISBLANK([.$D77]));IFERROR(DATEVALUE([.$D77]&amp;&quot;.&quot;&amp;[.$AJ$2]);DATE([.$AJ$2];MONTH([.$D77]);DAY([.$D77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56]));IFERROR(DATEVALUE([.$AJ56]&amp;&quot;.&quot;&amp;[.$AJ$2]);DATE([.$AJ$2];MONTH([.$AJ56]);DAY([.$AJ56])));&quot;&quot;)">
            <text:p/>
          </table:table-cell>
          <table:table-cell table:style-name="ce62" table:formula="of:=IF(NOT(ISBLANK([.$D78]));IFERROR(DATEVALUE([.$D78]&amp;&quot;.&quot;&amp;[.$AJ$2]);DATE([.$AJ$2];MONTH([.$D78]);DAY([.$D78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57]));IFERROR(DATEVALUE([.$AJ57]&amp;&quot;.&quot;&amp;[.$AJ$2]);DATE([.$AJ$2];MONTH([.$AJ57]);DAY([.$AJ57])));&quot;&quot;)">
            <text:p/>
          </table:table-cell>
          <table:table-cell table:style-name="ce62" table:formula="of:=IF(NOT(ISBLANK([.$D79]));IFERROR(DATEVALUE([.$D79]&amp;&quot;.&quot;&amp;[.$AJ$2]);DATE([.$AJ$2];MONTH([.$D79]);DAY([.$D79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58]));IFERROR(DATEVALUE([.$AJ58]&amp;&quot;.&quot;&amp;[.$AJ$2]);DATE([.$AJ$2];MONTH([.$AJ58]);DAY([.$AJ58])));&quot;&quot;)">
            <text:p/>
          </table:table-cell>
          <table:table-cell table:style-name="ce62" table:formula="of:=IF(NOT(ISBLANK([.$D80]));IFERROR(DATEVALUE([.$D80]&amp;&quot;.&quot;&amp;[.$AJ$2]);DATE([.$AJ$2];MONTH([.$D80]);DAY([.$D80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59]));IFERROR(DATEVALUE([.$AJ59]&amp;&quot;.&quot;&amp;[.$AJ$2]);DATE([.$AJ$2];MONTH([.$AJ59]);DAY([.$AJ59])));&quot;&quot;)">
            <text:p/>
          </table:table-cell>
          <table:table-cell table:style-name="ce62" table:formula="of:=IF(NOT(ISBLANK([.$D81]));IFERROR(DATEVALUE([.$D81]&amp;&quot;.&quot;&amp;[.$AJ$2]);DATE([.$AJ$2];MONTH([.$D81]);DAY([.$D81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0]));IFERROR(DATEVALUE([.$AJ60]&amp;&quot;.&quot;&amp;[.$AJ$2]);DATE([.$AJ$2];MONTH([.$AJ60]);DAY([.$AJ60])));&quot;&quot;)">
            <text:p/>
          </table:table-cell>
          <table:table-cell table:style-name="ce62" table:formula="of:=IF(NOT(ISBLANK([.$D82]));IFERROR(DATEVALUE([.$D82]&amp;&quot;.&quot;&amp;[.$AJ$2]);DATE([.$AJ$2];MONTH([.$D82]);DAY([.$D82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1]));IFERROR(DATEVALUE([.$AJ61]&amp;&quot;.&quot;&amp;[.$AJ$2]);DATE([.$AJ$2];MONTH([.$AJ61]);DAY([.$AJ61])));&quot;&quot;)">
            <text:p/>
          </table:table-cell>
          <table:table-cell table:style-name="ce62" table:formula="of:=IF(NOT(ISBLANK([.$D83]));IFERROR(DATEVALUE([.$D83]&amp;&quot;.&quot;&amp;[.$AJ$2]);DATE([.$AJ$2];MONTH([.$D83]);DAY([.$D83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2]));IFERROR(DATEVALUE([.$AJ62]&amp;&quot;.&quot;&amp;[.$AJ$2]);DATE([.$AJ$2];MONTH([.$AJ62]);DAY([.$AJ62])));&quot;&quot;)">
            <text:p/>
          </table:table-cell>
          <table:table-cell table:style-name="ce62" table:formula="of:=IF(NOT(ISBLANK([.$D84]));IFERROR(DATEVALUE([.$D84]&amp;&quot;.&quot;&amp;[.$AJ$2]);DATE([.$AJ$2];MONTH([.$D84]);DAY([.$D84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3]));IFERROR(DATEVALUE([.$AJ63]&amp;&quot;.&quot;&amp;[.$AJ$2]);DATE([.$AJ$2];MONTH([.$AJ63]);DAY([.$AJ63])));&quot;&quot;)">
            <text:p/>
          </table:table-cell>
          <table:table-cell table:style-name="ce62" table:formula="of:=IF(NOT(ISBLANK([.$D85]));IFERROR(DATEVALUE([.$D85]&amp;&quot;.&quot;&amp;[.$AJ$2]);DATE([.$AJ$2];MONTH([.$D85]);DAY([.$D85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4]));IFERROR(DATEVALUE([.$AJ64]&amp;&quot;.&quot;&amp;[.$AJ$2]);DATE([.$AJ$2];MONTH([.$AJ64]);DAY([.$AJ64])));&quot;&quot;)">
            <text:p/>
          </table:table-cell>
          <table:table-cell table:style-name="ce62" table:formula="of:=IF(NOT(ISBLANK([.$D86]));IFERROR(DATEVALUE([.$D86]&amp;&quot;.&quot;&amp;[.$AJ$2]);DATE([.$AJ$2];MONTH([.$D86]);DAY([.$D86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5]));IFERROR(DATEVALUE([.$AJ65]&amp;&quot;.&quot;&amp;[.$AJ$2]);DATE([.$AJ$2];MONTH([.$AJ65]);DAY([.$AJ65])));&quot;&quot;)">
            <text:p/>
          </table:table-cell>
          <table:table-cell table:style-name="ce62" table:formula="of:=IF(NOT(ISBLANK([.$D87]));IFERROR(DATEVALUE([.$D87]&amp;&quot;.&quot;&amp;[.$AJ$2]);DATE([.$AJ$2];MONTH([.$D87]);DAY([.$D87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6]));IFERROR(DATEVALUE([.$AJ66]&amp;&quot;.&quot;&amp;[.$AJ$2]);DATE([.$AJ$2];MONTH([.$AJ66]);DAY([.$AJ66])));&quot;&quot;)">
            <text:p/>
          </table:table-cell>
          <table:table-cell table:style-name="ce62" table:formula="of:=IF(NOT(ISBLANK([.$D88]));IFERROR(DATEVALUE([.$D88]&amp;&quot;.&quot;&amp;[.$AJ$2]);DATE([.$AJ$2];MONTH([.$D88]);DAY([.$D88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7]));IFERROR(DATEVALUE([.$AJ67]&amp;&quot;.&quot;&amp;[.$AJ$2]);DATE([.$AJ$2];MONTH([.$AJ67]);DAY([.$AJ67])));&quot;&quot;)">
            <text:p/>
          </table:table-cell>
          <table:table-cell table:style-name="ce62" table:formula="of:=IF(NOT(ISBLANK([.$D89]));IFERROR(DATEVALUE([.$D89]&amp;&quot;.&quot;&amp;[.$AJ$2]);DATE([.$AJ$2];MONTH([.$D89]);DAY([.$D89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22"/>
          <table:table-cell/>
          <table:table-cell table:formula="of:=IF(NOT(ISBLANK([.$AJ68]));IFERROR(DATEVALUE([.$AJ68]&amp;&quot;.&quot;&amp;[.$AJ$2]);DATE([.$AJ$2];MONTH([.$AJ68]);DAY([.$AJ68])));&quot;&quot;)">
            <text:p/>
          </table:table-cell>
          <table:table-cell table:style-name="ce62" table:formula="of:=IF(NOT(ISBLANK([.$D90]));IFERROR(DATEVALUE([.$D90]&amp;&quot;.&quot;&amp;[.$AJ$2]);DATE([.$AJ$2];MONTH([.$D90]);DAY([.$D90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99"/>
          <table:table-cell table:number-columns-repeated="2"/>
          <table:table-cell table:style-name="ce62" table:formula="of:=IF(NOT(ISBLANK([.$D91]));IFERROR(DATEVALUE([.$D91]&amp;&quot;.&quot;&amp;[.$AJ$2]);DATE([.$AJ$2];MONTH([.$D91]);DAY([.$D91])));&quot;&quot;)">
            <text:p/>
          </table:table-cell>
          <table:table-cell table:number-columns-repeated="984"/>
        </table:table-row>
        <table:table-row table:style-name="ro1" table:number-rows-repeated="7">
          <table:table-cell table:number-columns-repeated="35"/>
          <table:table-cell table:style-name="ce99"/>
          <table:table-cell table:number-columns-repeated="2"/>
          <table:table-cell table:style-name="Default"/>
          <table:table-cell table:number-columns-repeated="984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Urlopy 2024'.D16:'Urlopy 2024'.D21 'Urlopy 2024'.D3:'Urlopy 2024'.AH14">
            <calcext:condition calcext:apply-style-name="Nieistniejący dzień" calcext:value="=[$Legenda.$A$3]" calcext:base-cell-address="'Urlopy 2024'.D3"/>
            <calcext:condition calcext:apply-style-name="Weekend" calcext:value="=[$Legenda.$A$4]" calcext:base-cell-address="'Urlopy 2024'.D3"/>
            <calcext:condition calcext:apply-style-name="Dzień ustawowo wolny" calcext:value="=[$Legenda.$A$5]" calcext:base-cell-address="'Urlopy 2024'.D3"/>
            <calcext:condition calcext:apply-style-name="Urlop" calcext:value="=[$Legenda.$A$6]" calcext:base-cell-address="'Urlopy 2024'.D3"/>
            <calcext:condition calcext:apply-style-name="Urlop zaległy" calcext:value="=[$Legenda.$A$7]" calcext:base-cell-address="'Urlopy 2024'.D3"/>
            <calcext:condition calcext:apply-style-name="Urlop za sobotę" calcext:value="=[$Legenda.$A$8]" calcext:base-cell-address="'Urlopy 2024'.D3"/>
          </calcext:conditional-format>
          <calcext:conditional-format calcext:target-range-address="'Urlopy 2024'.AJ5:'Urlopy 2024'.AJ65">
            <calcext:condition calcext:apply-style-name="Urlop" calcext:value="formula-is(IF(ISBLANK([.$AJ5]);FALSE();WEEKDAY(IFERROR(DATEVALUE([.$AJ5]&amp;&quot;.&quot;&amp;[.$AJ$2]);DATE([.$AJ$2];MONTH([.$AJ5]);DAY([.$AJ5]))))=7))" calcext:base-cell-address="'Urlopy 2024'.AJ5"/>
          </calcext:conditional-format>
        </calcext:conditional-formats>
      </table:table>
      <table:table table:name="Urlopy 2025" table:style-name="ta1">
        <table:table-column table:style-name="co5" table:default-cell-style-name="ce29"/>
        <table:table-column table:style-name="co6" table:default-cell-style-name="ce29"/>
        <table:table-column table:style-name="co5" table:visibility="collapse" table:default-cell-style-name="ce29"/>
        <table:table-column table:style-name="co4" table:number-columns-repeated="32" table:default-cell-style-name="ce29"/>
        <table:table-column table:style-name="co7" table:default-cell-style-name="ce103"/>
        <table:table-column table:style-name="co8" table:default-cell-style-name="ce29"/>
        <table:table-column table:style-name="co9" table:visibility="collapse" table:default-cell-style-name="ce62"/>
        <table:table-column table:style-name="co10" table:visibility="collapse" table:default-cell-style-name="ce29"/>
        <table:table-column table:style-name="co11" table:number-columns-repeated="4" table:default-cell-style-name="ce29"/>
        <table:table-column table:style-name="co11" table:default-cell-style-name="ce62"/>
        <table:table-column table:style-name="co11" table:number-columns-repeated="11" table:default-cell-style-name="ce29"/>
        <table:table-column table:style-name="co12" table:number-columns-repeated="968" table:default-cell-style-name="ce29"/>
        <table:table-row table:style-name="ro1">
          <table:table-cell table:number-columns-repeated="3"/>
          <table:table-cell table:style-name="ce45" office:value-type="string" calcext:value-type="string" table:number-columns-spanned="31" table:number-rows-spanned="1">
            <text:p>Dzień miesiąca</text:p>
          </table:table-cell>
          <table:covered-table-cell table:number-columns-repeated="30" table:style-name="ce45"/>
          <table:table-cell/>
          <table:table-cell table:style-name="ce56" office:value-type="string" calcext:value-type="string">
            <text:p>Rok</text:p>
          </table:table-cell>
          <table:table-cell table:style-name="ce21" office:value-type="string" calcext:value-type="string" table:number-columns-spanned="1" table:number-rows-spanned="2">
            <text:p>← OBLICZ NA DANY ROK</text:p>
          </table:table-cell>
          <table:table-cell table:style-name="ce24" office:value-type="string" calcext:value-type="string">
            <text:p>Święta</text:p>
          </table:table-cell>
          <table:table-cell table:style-name="ce24" office:value-type="string" calcext:value-type="string">
            <text:p>Urlopy</text:p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style-name="ce98" office:value-type="float" office:value="2025" calcext:value-type="float">
            <text:p>2025</text:p>
          </table:table-cell>
          <table:covered-table-cell table:style-name="ce25"/>
          <table:table-cell table:formula="of:=IF(NOT(ISBLANK([.$AJ5]));IFERROR(DATEVALUE([.$AJ5]&amp;&quot;.&quot;&amp;[.$AJ$2]);DATE([.$AJ$2];MONTH([.$AJ5]);DAY([.$AJ5])));&quot;&quot;)" office:value-type="date" office:date-value="2025-01-01" calcext:value-type="date">
            <text:p>1 stycznia 2025 (środa)</text:p>
          </table:table-cell>
          <table:table-cell table:style-name="ce62" table:formula="of:=IF(NOT(ISBLANK([.$D27]));IFERROR(DATEVALUE([.$D27]&amp;&quot;.&quot;&amp;[.$AJ$2]);DATE([.$AJ$2];MONTH([.$D27]);DAY([.$D27])));&quot;&quot;)">
            <text:p/>
          </table:table-cell>
          <table:table-cell table:number-columns-repeated="984"/>
        </table:table-row>
        <table:table-row table:style-name="ro1">
          <table:table-cell table:style-name="ce5" office:value-type="string" calcext:value-type="string" table:number-columns-spanned="1" table:number-rows-spanned="12">
            <text:p>Miesiąc</text:p>
          </table:table-cell>
          <table:table-cell table:style-name="ce34" table:formula="of:=DATE([.$AJ$2];[.$C3];1)" office:value-type="date" office:date-value="2025-01-01" calcext:value-type="date">
            <text:p>styczeń</text:p>
          </table:table-cell>
          <table:table-cell table:style-name="ce45" office:value-type="float" office:value="1" calcext:value-type="float">
            <text:p>1</text:p>
          </table:table-cell>
          <table:table-cell table:style-name="ce125" table:formula="of:=IF(MONTH(DATE([.$AJ$2];[.$C3];[.$D$2]))&lt;&gt;MONTH(DATE([.$AJ$2];[.$C3];[.D$2]));[.$D$16];IF(COM.MICROSOFT.SWITCH(WEEKDAY(DATE([.$AJ$2];[.$C3];[.D$2]));7;TRUE();1;TRUE();FALSE());[.$D$17];IF(NOT(ISERROR(VLOOKUP(DATE([.$AJ$2];[.$C3];[.D$2]);[.$AL:.$AL];1;0)));[.$D$18];IF(IF(ISERROR(INDIRECT(&quot;$P$&quot;&amp;MATCH(DATE([.$AJ$2];[.$C3];[.D$2]);[.$D$27:.$D$65];0)+MATCH(&quot;Za sobotę&quot;;[.$P:.$P];0)));FALSE();NOT(ISBLANK(INDIRECT(&quot;$P$&quot;&amp;MATCH(DATE([.$AJ$2];[.$C3];[.D$2]);[.$D$27:.$D$65];0)+MATCH(&quot;Za sobotę&quot;;[.$P:.$P];0)))));[.$D$21];IF(IF(ISERROR(INDIRECT(&quot;$G$&quot;&amp;MATCH(DATE([.$AJ$2];[.$C3];[.D$2]);[.$D$27:.$D$65];0)+MATCH(&quot;Zaległy&quot;;[.$G:.$G];0)));FALSE();NOT(ISBLANK(INDIRECT(&quot;$G$&quot;&amp;MATCH(DATE([.$AJ$2];[.$C3];[.D$2]);[.$D$27:.$D$65];0)+MATCH(&quot;Zaległy&quot;;[.$G:.$G];0)))));[.$D$20];IF(NOT(ISERROR(VLOOKUP(DATE([.$AJ$2];[.$C3];[.D$2]);[.$AM:.$AM];1;0)));[.$D$19];&quot;&quot;))))))" office:value-type="string" office:string-value="+" calcext:value-type="string">
            <text:p>+</text:p>
          </table:table-cell>
          <table:table-cell table:style-name="ce129" table:formula="of:=IF(MONTH(DATE([.$AJ$2];[.$C3];[.$D$2]))&lt;&gt;MONTH(DATE([.$AJ$2];[.$C3];[.E$2]));[.$D$16];IF(COM.MICROSOFT.SWITCH(WEEKDAY(DATE([.$AJ$2];[.$C3];[.E$2]));7;TRUE();1;TRUE();FALSE());[.$D$17];IF(NOT(ISERROR(VLOOKUP(DATE([.$AJ$2];[.$C3];[.E$2]);[.$AL:.$AL];1;0)));[.$D$18];IF(IF(ISERROR(INDIRECT(&quot;$P$&quot;&amp;MATCH(DATE([.$AJ$2];[.$C3];[.E$2]);[.$D$27:.$D$65];0)+MATCH(&quot;Za sobotę&quot;;[.$P:.$P];0)));FALSE();NOT(ISBLANK(INDIRECT(&quot;$P$&quot;&amp;MATCH(DATE([.$AJ$2];[.$C3];[.E$2]);[.$D$27:.$D$65];0)+MATCH(&quot;Za sobotę&quot;;[.$P:.$P];0)))));[.$D$21];IF(IF(ISERROR(INDIRECT(&quot;$G$&quot;&amp;MATCH(DATE([.$AJ$2];[.$C3];[.E$2]);[.$D$27:.$D$65];0)+MATCH(&quot;Zaległy&quot;;[.$G:.$G];0)));FALSE();NOT(ISBLANK(INDIRECT(&quot;$G$&quot;&amp;MATCH(DATE([.$AJ$2];[.$C3];[.E$2]);[.$D$27:.$D$65];0)+MATCH(&quot;Zaległy&quot;;[.$G:.$G];0)))));[.$D$20];IF(NOT(ISERROR(VLOOKUP(DATE([.$AJ$2];[.$C3];[.E$2]);[.$AM:.$AM];1;0)));[.$D$19];&quot;&quot;))))))">
            <text:p/>
          </table:table-cell>
          <table:table-cell table:style-name="ce129" table:formula="of:=IF(MONTH(DATE([.$AJ$2];[.$C3];[.$D$2]))&lt;&gt;MONTH(DATE([.$AJ$2];[.$C3];[.F$2]));[.$D$16];IF(COM.MICROSOFT.SWITCH(WEEKDAY(DATE([.$AJ$2];[.$C3];[.F$2]));7;TRUE();1;TRUE();FALSE());[.$D$17];IF(NOT(ISERROR(VLOOKUP(DATE([.$AJ$2];[.$C3];[.F$2]);[.$AL:.$AL];1;0)));[.$D$18];IF(IF(ISERROR(INDIRECT(&quot;$P$&quot;&amp;MATCH(DATE([.$AJ$2];[.$C3];[.F$2]);[.$D$27:.$D$65];0)+MATCH(&quot;Za sobotę&quot;;[.$P:.$P];0)));FALSE();NOT(ISBLANK(INDIRECT(&quot;$P$&quot;&amp;MATCH(DATE([.$AJ$2];[.$C3];[.F$2]);[.$D$27:.$D$65];0)+MATCH(&quot;Za sobotę&quot;;[.$P:.$P];0)))));[.$D$21];IF(IF(ISERROR(INDIRECT(&quot;$G$&quot;&amp;MATCH(DATE([.$AJ$2];[.$C3];[.F$2]);[.$D$27:.$D$65];0)+MATCH(&quot;Zaległy&quot;;[.$G:.$G];0)));FALSE();NOT(ISBLANK(INDIRECT(&quot;$G$&quot;&amp;MATCH(DATE([.$AJ$2];[.$C3];[.F$2]);[.$D$27:.$D$65];0)+MATCH(&quot;Zaległy&quot;;[.$G:.$G];0)))));[.$D$20];IF(NOT(ISERROR(VLOOKUP(DATE([.$AJ$2];[.$C3];[.F$2]);[.$AM:.$AM];1;0)));[.$D$19];&quot;&quot;))))))">
            <text:p/>
          </table:table-cell>
          <table:table-cell table:style-name="ce129" table:formula="of:=IF(MONTH(DATE([.$AJ$2];[.$C3];[.$D$2]))&lt;&gt;MONTH(DATE([.$AJ$2];[.$C3];[.G$2]));[.$D$16];IF(COM.MICROSOFT.SWITCH(WEEKDAY(DATE([.$AJ$2];[.$C3];[.G$2]));7;TRUE();1;TRUE();FALSE());[.$D$17];IF(NOT(ISERROR(VLOOKUP(DATE([.$AJ$2];[.$C3];[.G$2]);[.$AL:.$AL];1;0)));[.$D$18];IF(IF(ISERROR(INDIRECT(&quot;$P$&quot;&amp;MATCH(DATE([.$AJ$2];[.$C3];[.G$2]);[.$D$27:.$D$65];0)+MATCH(&quot;Za sobotę&quot;;[.$P:.$P];0)));FALSE();NOT(ISBLANK(INDIRECT(&quot;$P$&quot;&amp;MATCH(DATE([.$AJ$2];[.$C3];[.G$2]);[.$D$27:.$D$65];0)+MATCH(&quot;Za sobotę&quot;;[.$P:.$P];0)))));[.$D$21];IF(IF(ISERROR(INDIRECT(&quot;$G$&quot;&amp;MATCH(DATE([.$AJ$2];[.$C3];[.G$2]);[.$D$27:.$D$65];0)+MATCH(&quot;Zaległy&quot;;[.$G:.$G];0)));FALSE();NOT(ISBLANK(INDIRECT(&quot;$G$&quot;&amp;MATCH(DATE([.$AJ$2];[.$C3];[.G$2]);[.$D$27:.$D$65];0)+MATCH(&quot;Zaległy&quot;;[.$G:.$G];0)))));[.$D$20];IF(NOT(ISERROR(VLOOKUP(DATE([.$AJ$2];[.$C3];[.G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H$2]));[.$D$16];IF(COM.MICROSOFT.SWITCH(WEEKDAY(DATE([.$AJ$2];[.$C3];[.H$2]));7;TRUE();1;TRUE();FALSE());[.$D$17];IF(NOT(ISERROR(VLOOKUP(DATE([.$AJ$2];[.$C3];[.H$2]);[.$AL:.$AL];1;0)));[.$D$18];IF(IF(ISERROR(INDIRECT(&quot;$P$&quot;&amp;MATCH(DATE([.$AJ$2];[.$C3];[.H$2]);[.$D$27:.$D$65];0)+MATCH(&quot;Za sobotę&quot;;[.$P:.$P];0)));FALSE();NOT(ISBLANK(INDIRECT(&quot;$P$&quot;&amp;MATCH(DATE([.$AJ$2];[.$C3];[.H$2]);[.$D$27:.$D$65];0)+MATCH(&quot;Za sobotę&quot;;[.$P:.$P];0)))));[.$D$21];IF(IF(ISERROR(INDIRECT(&quot;$G$&quot;&amp;MATCH(DATE([.$AJ$2];[.$C3];[.H$2]);[.$D$27:.$D$65];0)+MATCH(&quot;Zaległy&quot;;[.$G:.$G];0)));FALSE();NOT(ISBLANK(INDIRECT(&quot;$G$&quot;&amp;MATCH(DATE([.$AJ$2];[.$C3];[.H$2]);[.$D$27:.$D$65];0)+MATCH(&quot;Zaległy&quot;;[.$G:.$G];0)))));[.$D$20];IF(NOT(ISERROR(VLOOKUP(DATE([.$AJ$2];[.$C3];[.H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I$2]));[.$D$16];IF(COM.MICROSOFT.SWITCH(WEEKDAY(DATE([.$AJ$2];[.$C3];[.I$2]));7;TRUE();1;TRUE();FALSE());[.$D$17];IF(NOT(ISERROR(VLOOKUP(DATE([.$AJ$2];[.$C3];[.I$2]);[.$AL:.$AL];1;0)));[.$D$18];IF(IF(ISERROR(INDIRECT(&quot;$P$&quot;&amp;MATCH(DATE([.$AJ$2];[.$C3];[.I$2]);[.$D$27:.$D$65];0)+MATCH(&quot;Za sobotę&quot;;[.$P:.$P];0)));FALSE();NOT(ISBLANK(INDIRECT(&quot;$P$&quot;&amp;MATCH(DATE([.$AJ$2];[.$C3];[.I$2]);[.$D$27:.$D$65];0)+MATCH(&quot;Za sobotę&quot;;[.$P:.$P];0)))));[.$D$21];IF(IF(ISERROR(INDIRECT(&quot;$G$&quot;&amp;MATCH(DATE([.$AJ$2];[.$C3];[.I$2]);[.$D$27:.$D$65];0)+MATCH(&quot;Zaległy&quot;;[.$G:.$G];0)));FALSE();NOT(ISBLANK(INDIRECT(&quot;$G$&quot;&amp;MATCH(DATE([.$AJ$2];[.$C3];[.I$2]);[.$D$27:.$D$65];0)+MATCH(&quot;Zaległy&quot;;[.$G:.$G];0)))));[.$D$20];IF(NOT(ISERROR(VLOOKUP(DATE([.$AJ$2];[.$C3];[.I$2]);[.$AM:.$AM];1;0)));[.$D$19];&quot;&quot;))))))" office:value-type="string" office:string-value="+" calcext:value-type="string">
            <text:p>+</text:p>
          </table:table-cell>
          <table:table-cell table:style-name="ce129" table:formula="of:=IF(MONTH(DATE([.$AJ$2];[.$C3];[.$D$2]))&lt;&gt;MONTH(DATE([.$AJ$2];[.$C3];[.J$2]));[.$D$16];IF(COM.MICROSOFT.SWITCH(WEEKDAY(DATE([.$AJ$2];[.$C3];[.J$2]));7;TRUE();1;TRUE();FALSE());[.$D$17];IF(NOT(ISERROR(VLOOKUP(DATE([.$AJ$2];[.$C3];[.J$2]);[.$AL:.$AL];1;0)));[.$D$18];IF(IF(ISERROR(INDIRECT(&quot;$P$&quot;&amp;MATCH(DATE([.$AJ$2];[.$C3];[.J$2]);[.$D$27:.$D$65];0)+MATCH(&quot;Za sobotę&quot;;[.$P:.$P];0)));FALSE();NOT(ISBLANK(INDIRECT(&quot;$P$&quot;&amp;MATCH(DATE([.$AJ$2];[.$C3];[.J$2]);[.$D$27:.$D$65];0)+MATCH(&quot;Za sobotę&quot;;[.$P:.$P];0)))));[.$D$21];IF(IF(ISERROR(INDIRECT(&quot;$G$&quot;&amp;MATCH(DATE([.$AJ$2];[.$C3];[.J$2]);[.$D$27:.$D$65];0)+MATCH(&quot;Zaległy&quot;;[.$G:.$G];0)));FALSE();NOT(ISBLANK(INDIRECT(&quot;$G$&quot;&amp;MATCH(DATE([.$AJ$2];[.$C3];[.J$2]);[.$D$27:.$D$65];0)+MATCH(&quot;Zaległy&quot;;[.$G:.$G];0)))));[.$D$20];IF(NOT(ISERROR(VLOOKUP(DATE([.$AJ$2];[.$C3];[.J$2]);[.$AM:.$AM];1;0)));[.$D$19];&quot;&quot;))))))">
            <text:p/>
          </table:table-cell>
          <table:table-cell table:style-name="ce129" table:formula="of:=IF(MONTH(DATE([.$AJ$2];[.$C3];[.$D$2]))&lt;&gt;MONTH(DATE([.$AJ$2];[.$C3];[.K$2]));[.$D$16];IF(COM.MICROSOFT.SWITCH(WEEKDAY(DATE([.$AJ$2];[.$C3];[.K$2]));7;TRUE();1;TRUE();FALSE());[.$D$17];IF(NOT(ISERROR(VLOOKUP(DATE([.$AJ$2];[.$C3];[.K$2]);[.$AL:.$AL];1;0)));[.$D$18];IF(IF(ISERROR(INDIRECT(&quot;$P$&quot;&amp;MATCH(DATE([.$AJ$2];[.$C3];[.K$2]);[.$D$27:.$D$65];0)+MATCH(&quot;Za sobotę&quot;;[.$P:.$P];0)));FALSE();NOT(ISBLANK(INDIRECT(&quot;$P$&quot;&amp;MATCH(DATE([.$AJ$2];[.$C3];[.K$2]);[.$D$27:.$D$65];0)+MATCH(&quot;Za sobotę&quot;;[.$P:.$P];0)))));[.$D$21];IF(IF(ISERROR(INDIRECT(&quot;$G$&quot;&amp;MATCH(DATE([.$AJ$2];[.$C3];[.K$2]);[.$D$27:.$D$65];0)+MATCH(&quot;Zaległy&quot;;[.$G:.$G];0)));FALSE();NOT(ISBLANK(INDIRECT(&quot;$G$&quot;&amp;MATCH(DATE([.$AJ$2];[.$C3];[.K$2]);[.$D$27:.$D$65];0)+MATCH(&quot;Zaległy&quot;;[.$G:.$G];0)))));[.$D$20];IF(NOT(ISERROR(VLOOKUP(DATE([.$AJ$2];[.$C3];[.K$2]);[.$AM:.$AM];1;0)));[.$D$19];&quot;&quot;))))))">
            <text:p/>
          </table:table-cell>
          <table:table-cell table:style-name="ce129" table:formula="of:=IF(MONTH(DATE([.$AJ$2];[.$C3];[.$D$2]))&lt;&gt;MONTH(DATE([.$AJ$2];[.$C3];[.L$2]));[.$D$16];IF(COM.MICROSOFT.SWITCH(WEEKDAY(DATE([.$AJ$2];[.$C3];[.L$2]));7;TRUE();1;TRUE();FALSE());[.$D$17];IF(NOT(ISERROR(VLOOKUP(DATE([.$AJ$2];[.$C3];[.L$2]);[.$AL:.$AL];1;0)));[.$D$18];IF(IF(ISERROR(INDIRECT(&quot;$P$&quot;&amp;MATCH(DATE([.$AJ$2];[.$C3];[.L$2]);[.$D$27:.$D$65];0)+MATCH(&quot;Za sobotę&quot;;[.$P:.$P];0)));FALSE();NOT(ISBLANK(INDIRECT(&quot;$P$&quot;&amp;MATCH(DATE([.$AJ$2];[.$C3];[.L$2]);[.$D$27:.$D$65];0)+MATCH(&quot;Za sobotę&quot;;[.$P:.$P];0)))));[.$D$21];IF(IF(ISERROR(INDIRECT(&quot;$G$&quot;&amp;MATCH(DATE([.$AJ$2];[.$C3];[.L$2]);[.$D$27:.$D$65];0)+MATCH(&quot;Zaległy&quot;;[.$G:.$G];0)));FALSE();NOT(ISBLANK(INDIRECT(&quot;$G$&quot;&amp;MATCH(DATE([.$AJ$2];[.$C3];[.L$2]);[.$D$27:.$D$65];0)+MATCH(&quot;Zaległy&quot;;[.$G:.$G];0)))));[.$D$20];IF(NOT(ISERROR(VLOOKUP(DATE([.$AJ$2];[.$C3];[.L$2]);[.$AM:.$AM];1;0)));[.$D$19];&quot;&quot;))))))">
            <text:p/>
          </table:table-cell>
          <table:table-cell table:style-name="ce129" table:formula="of:=IF(MONTH(DATE([.$AJ$2];[.$C3];[.$D$2]))&lt;&gt;MONTH(DATE([.$AJ$2];[.$C3];[.M$2]));[.$D$16];IF(COM.MICROSOFT.SWITCH(WEEKDAY(DATE([.$AJ$2];[.$C3];[.M$2]));7;TRUE();1;TRUE();FALSE());[.$D$17];IF(NOT(ISERROR(VLOOKUP(DATE([.$AJ$2];[.$C3];[.M$2]);[.$AL:.$AL];1;0)));[.$D$18];IF(IF(ISERROR(INDIRECT(&quot;$P$&quot;&amp;MATCH(DATE([.$AJ$2];[.$C3];[.M$2]);[.$D$27:.$D$65];0)+MATCH(&quot;Za sobotę&quot;;[.$P:.$P];0)));FALSE();NOT(ISBLANK(INDIRECT(&quot;$P$&quot;&amp;MATCH(DATE([.$AJ$2];[.$C3];[.M$2]);[.$D$27:.$D$65];0)+MATCH(&quot;Za sobotę&quot;;[.$P:.$P];0)))));[.$D$21];IF(IF(ISERROR(INDIRECT(&quot;$G$&quot;&amp;MATCH(DATE([.$AJ$2];[.$C3];[.M$2]);[.$D$27:.$D$65];0)+MATCH(&quot;Zaległy&quot;;[.$G:.$G];0)));FALSE();NOT(ISBLANK(INDIRECT(&quot;$G$&quot;&amp;MATCH(DATE([.$AJ$2];[.$C3];[.M$2]);[.$D$27:.$D$65];0)+MATCH(&quot;Zaległy&quot;;[.$G:.$G];0)))));[.$D$20];IF(NOT(ISERROR(VLOOKUP(DATE([.$AJ$2];[.$C3];[.M$2]);[.$AM:.$AM];1;0)));[.$D$19];&quot;&quot;))))))">
            <text:p/>
          </table:table-cell>
          <table:table-cell table:style-name="ce129" table:formula="of:=IF(MONTH(DATE([.$AJ$2];[.$C3];[.$D$2]))&lt;&gt;MONTH(DATE([.$AJ$2];[.$C3];[.N$2]));[.$D$16];IF(COM.MICROSOFT.SWITCH(WEEKDAY(DATE([.$AJ$2];[.$C3];[.N$2]));7;TRUE();1;TRUE();FALSE());[.$D$17];IF(NOT(ISERROR(VLOOKUP(DATE([.$AJ$2];[.$C3];[.N$2]);[.$AL:.$AL];1;0)));[.$D$18];IF(IF(ISERROR(INDIRECT(&quot;$P$&quot;&amp;MATCH(DATE([.$AJ$2];[.$C3];[.N$2]);[.$D$27:.$D$65];0)+MATCH(&quot;Za sobotę&quot;;[.$P:.$P];0)));FALSE();NOT(ISBLANK(INDIRECT(&quot;$P$&quot;&amp;MATCH(DATE([.$AJ$2];[.$C3];[.N$2]);[.$D$27:.$D$65];0)+MATCH(&quot;Za sobotę&quot;;[.$P:.$P];0)))));[.$D$21];IF(IF(ISERROR(INDIRECT(&quot;$G$&quot;&amp;MATCH(DATE([.$AJ$2];[.$C3];[.N$2]);[.$D$27:.$D$65];0)+MATCH(&quot;Zaległy&quot;;[.$G:.$G];0)));FALSE();NOT(ISBLANK(INDIRECT(&quot;$G$&quot;&amp;MATCH(DATE([.$AJ$2];[.$C3];[.N$2]);[.$D$27:.$D$65];0)+MATCH(&quot;Zaległy&quot;;[.$G:.$G];0)))));[.$D$20];IF(NOT(ISERROR(VLOOKUP(DATE([.$AJ$2];[.$C3];[.N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O$2]));[.$D$16];IF(COM.MICROSOFT.SWITCH(WEEKDAY(DATE([.$AJ$2];[.$C3];[.O$2]));7;TRUE();1;TRUE();FALSE());[.$D$17];IF(NOT(ISERROR(VLOOKUP(DATE([.$AJ$2];[.$C3];[.O$2]);[.$AL:.$AL];1;0)));[.$D$18];IF(IF(ISERROR(INDIRECT(&quot;$P$&quot;&amp;MATCH(DATE([.$AJ$2];[.$C3];[.O$2]);[.$D$27:.$D$65];0)+MATCH(&quot;Za sobotę&quot;;[.$P:.$P];0)));FALSE();NOT(ISBLANK(INDIRECT(&quot;$P$&quot;&amp;MATCH(DATE([.$AJ$2];[.$C3];[.O$2]);[.$D$27:.$D$65];0)+MATCH(&quot;Za sobotę&quot;;[.$P:.$P];0)))));[.$D$21];IF(IF(ISERROR(INDIRECT(&quot;$G$&quot;&amp;MATCH(DATE([.$AJ$2];[.$C3];[.O$2]);[.$D$27:.$D$65];0)+MATCH(&quot;Zaległy&quot;;[.$G:.$G];0)));FALSE();NOT(ISBLANK(INDIRECT(&quot;$G$&quot;&amp;MATCH(DATE([.$AJ$2];[.$C3];[.O$2]);[.$D$27:.$D$65];0)+MATCH(&quot;Zaległy&quot;;[.$G:.$G];0)))));[.$D$20];IF(NOT(ISERROR(VLOOKUP(DATE([.$AJ$2];[.$C3];[.O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P$2]));[.$D$16];IF(COM.MICROSOFT.SWITCH(WEEKDAY(DATE([.$AJ$2];[.$C3];[.P$2]));7;TRUE();1;TRUE();FALSE());[.$D$17];IF(NOT(ISERROR(VLOOKUP(DATE([.$AJ$2];[.$C3];[.P$2]);[.$AL:.$AL];1;0)));[.$D$18];IF(IF(ISERROR(INDIRECT(&quot;$P$&quot;&amp;MATCH(DATE([.$AJ$2];[.$C3];[.P$2]);[.$D$27:.$D$65];0)+MATCH(&quot;Za sobotę&quot;;[.$P:.$P];0)));FALSE();NOT(ISBLANK(INDIRECT(&quot;$P$&quot;&amp;MATCH(DATE([.$AJ$2];[.$C3];[.P$2]);[.$D$27:.$D$65];0)+MATCH(&quot;Za sobotę&quot;;[.$P:.$P];0)))));[.$D$21];IF(IF(ISERROR(INDIRECT(&quot;$G$&quot;&amp;MATCH(DATE([.$AJ$2];[.$C3];[.P$2]);[.$D$27:.$D$65];0)+MATCH(&quot;Zaległy&quot;;[.$G:.$G];0)));FALSE();NOT(ISBLANK(INDIRECT(&quot;$G$&quot;&amp;MATCH(DATE([.$AJ$2];[.$C3];[.P$2]);[.$D$27:.$D$65];0)+MATCH(&quot;Zaległy&quot;;[.$G:.$G];0)))));[.$D$20];IF(NOT(ISERROR(VLOOKUP(DATE([.$AJ$2];[.$C3];[.P$2]);[.$AM:.$AM];1;0)));[.$D$19];&quot;&quot;))))))">
            <text:p/>
          </table:table-cell>
          <table:table-cell table:style-name="ce129" table:formula="of:=IF(MONTH(DATE([.$AJ$2];[.$C3];[.$D$2]))&lt;&gt;MONTH(DATE([.$AJ$2];[.$C3];[.Q$2]));[.$D$16];IF(COM.MICROSOFT.SWITCH(WEEKDAY(DATE([.$AJ$2];[.$C3];[.Q$2]));7;TRUE();1;TRUE();FALSE());[.$D$17];IF(NOT(ISERROR(VLOOKUP(DATE([.$AJ$2];[.$C3];[.Q$2]);[.$AL:.$AL];1;0)));[.$D$18];IF(IF(ISERROR(INDIRECT(&quot;$P$&quot;&amp;MATCH(DATE([.$AJ$2];[.$C3];[.Q$2]);[.$D$27:.$D$65];0)+MATCH(&quot;Za sobotę&quot;;[.$P:.$P];0)));FALSE();NOT(ISBLANK(INDIRECT(&quot;$P$&quot;&amp;MATCH(DATE([.$AJ$2];[.$C3];[.Q$2]);[.$D$27:.$D$65];0)+MATCH(&quot;Za sobotę&quot;;[.$P:.$P];0)))));[.$D$21];IF(IF(ISERROR(INDIRECT(&quot;$G$&quot;&amp;MATCH(DATE([.$AJ$2];[.$C3];[.Q$2]);[.$D$27:.$D$65];0)+MATCH(&quot;Zaległy&quot;;[.$G:.$G];0)));FALSE();NOT(ISBLANK(INDIRECT(&quot;$G$&quot;&amp;MATCH(DATE([.$AJ$2];[.$C3];[.Q$2]);[.$D$27:.$D$65];0)+MATCH(&quot;Zaległy&quot;;[.$G:.$G];0)))));[.$D$20];IF(NOT(ISERROR(VLOOKUP(DATE([.$AJ$2];[.$C3];[.Q$2]);[.$AM:.$AM];1;0)));[.$D$19];&quot;&quot;))))))">
            <text:p/>
          </table:table-cell>
          <table:table-cell table:style-name="ce129" table:formula="of:=IF(MONTH(DATE([.$AJ$2];[.$C3];[.$D$2]))&lt;&gt;MONTH(DATE([.$AJ$2];[.$C3];[.R$2]));[.$D$16];IF(COM.MICROSOFT.SWITCH(WEEKDAY(DATE([.$AJ$2];[.$C3];[.R$2]));7;TRUE();1;TRUE();FALSE());[.$D$17];IF(NOT(ISERROR(VLOOKUP(DATE([.$AJ$2];[.$C3];[.R$2]);[.$AL:.$AL];1;0)));[.$D$18];IF(IF(ISERROR(INDIRECT(&quot;$P$&quot;&amp;MATCH(DATE([.$AJ$2];[.$C3];[.R$2]);[.$D$27:.$D$65];0)+MATCH(&quot;Za sobotę&quot;;[.$P:.$P];0)));FALSE();NOT(ISBLANK(INDIRECT(&quot;$P$&quot;&amp;MATCH(DATE([.$AJ$2];[.$C3];[.R$2]);[.$D$27:.$D$65];0)+MATCH(&quot;Za sobotę&quot;;[.$P:.$P];0)))));[.$D$21];IF(IF(ISERROR(INDIRECT(&quot;$G$&quot;&amp;MATCH(DATE([.$AJ$2];[.$C3];[.R$2]);[.$D$27:.$D$65];0)+MATCH(&quot;Zaległy&quot;;[.$G:.$G];0)));FALSE();NOT(ISBLANK(INDIRECT(&quot;$G$&quot;&amp;MATCH(DATE([.$AJ$2];[.$C3];[.R$2]);[.$D$27:.$D$65];0)+MATCH(&quot;Zaległy&quot;;[.$G:.$G];0)))));[.$D$20];IF(NOT(ISERROR(VLOOKUP(DATE([.$AJ$2];[.$C3];[.R$2]);[.$AM:.$AM];1;0)));[.$D$19];&quot;&quot;))))))">
            <text:p/>
          </table:table-cell>
          <table:table-cell table:style-name="ce129" table:formula="of:=IF(MONTH(DATE([.$AJ$2];[.$C3];[.$D$2]))&lt;&gt;MONTH(DATE([.$AJ$2];[.$C3];[.S$2]));[.$D$16];IF(COM.MICROSOFT.SWITCH(WEEKDAY(DATE([.$AJ$2];[.$C3];[.S$2]));7;TRUE();1;TRUE();FALSE());[.$D$17];IF(NOT(ISERROR(VLOOKUP(DATE([.$AJ$2];[.$C3];[.S$2]);[.$AL:.$AL];1;0)));[.$D$18];IF(IF(ISERROR(INDIRECT(&quot;$P$&quot;&amp;MATCH(DATE([.$AJ$2];[.$C3];[.S$2]);[.$D$27:.$D$65];0)+MATCH(&quot;Za sobotę&quot;;[.$P:.$P];0)));FALSE();NOT(ISBLANK(INDIRECT(&quot;$P$&quot;&amp;MATCH(DATE([.$AJ$2];[.$C3];[.S$2]);[.$D$27:.$D$65];0)+MATCH(&quot;Za sobotę&quot;;[.$P:.$P];0)))));[.$D$21];IF(IF(ISERROR(INDIRECT(&quot;$G$&quot;&amp;MATCH(DATE([.$AJ$2];[.$C3];[.S$2]);[.$D$27:.$D$65];0)+MATCH(&quot;Zaległy&quot;;[.$G:.$G];0)));FALSE();NOT(ISBLANK(INDIRECT(&quot;$G$&quot;&amp;MATCH(DATE([.$AJ$2];[.$C3];[.S$2]);[.$D$27:.$D$65];0)+MATCH(&quot;Zaległy&quot;;[.$G:.$G];0)))));[.$D$20];IF(NOT(ISERROR(VLOOKUP(DATE([.$AJ$2];[.$C3];[.S$2]);[.$AM:.$AM];1;0)));[.$D$19];&quot;&quot;))))))">
            <text:p/>
          </table:table-cell>
          <table:table-cell table:style-name="ce129" table:formula="of:=IF(MONTH(DATE([.$AJ$2];[.$C3];[.$D$2]))&lt;&gt;MONTH(DATE([.$AJ$2];[.$C3];[.T$2]));[.$D$16];IF(COM.MICROSOFT.SWITCH(WEEKDAY(DATE([.$AJ$2];[.$C3];[.T$2]));7;TRUE();1;TRUE();FALSE());[.$D$17];IF(NOT(ISERROR(VLOOKUP(DATE([.$AJ$2];[.$C3];[.T$2]);[.$AL:.$AL];1;0)));[.$D$18];IF(IF(ISERROR(INDIRECT(&quot;$P$&quot;&amp;MATCH(DATE([.$AJ$2];[.$C3];[.T$2]);[.$D$27:.$D$65];0)+MATCH(&quot;Za sobotę&quot;;[.$P:.$P];0)));FALSE();NOT(ISBLANK(INDIRECT(&quot;$P$&quot;&amp;MATCH(DATE([.$AJ$2];[.$C3];[.T$2]);[.$D$27:.$D$65];0)+MATCH(&quot;Za sobotę&quot;;[.$P:.$P];0)))));[.$D$21];IF(IF(ISERROR(INDIRECT(&quot;$G$&quot;&amp;MATCH(DATE([.$AJ$2];[.$C3];[.T$2]);[.$D$27:.$D$65];0)+MATCH(&quot;Zaległy&quot;;[.$G:.$G];0)));FALSE();NOT(ISBLANK(INDIRECT(&quot;$G$&quot;&amp;MATCH(DATE([.$AJ$2];[.$C3];[.T$2]);[.$D$27:.$D$65];0)+MATCH(&quot;Zaległy&quot;;[.$G:.$G];0)))));[.$D$20];IF(NOT(ISERROR(VLOOKUP(DATE([.$AJ$2];[.$C3];[.T$2]);[.$AM:.$AM];1;0)));[.$D$19];&quot;&quot;))))))">
            <text:p/>
          </table:table-cell>
          <table:table-cell table:style-name="ce129" table:formula="of:=IF(MONTH(DATE([.$AJ$2];[.$C3];[.$D$2]))&lt;&gt;MONTH(DATE([.$AJ$2];[.$C3];[.U$2]));[.$D$16];IF(COM.MICROSOFT.SWITCH(WEEKDAY(DATE([.$AJ$2];[.$C3];[.U$2]));7;TRUE();1;TRUE();FALSE());[.$D$17];IF(NOT(ISERROR(VLOOKUP(DATE([.$AJ$2];[.$C3];[.U$2]);[.$AL:.$AL];1;0)));[.$D$18];IF(IF(ISERROR(INDIRECT(&quot;$P$&quot;&amp;MATCH(DATE([.$AJ$2];[.$C3];[.U$2]);[.$D$27:.$D$65];0)+MATCH(&quot;Za sobotę&quot;;[.$P:.$P];0)));FALSE();NOT(ISBLANK(INDIRECT(&quot;$P$&quot;&amp;MATCH(DATE([.$AJ$2];[.$C3];[.U$2]);[.$D$27:.$D$65];0)+MATCH(&quot;Za sobotę&quot;;[.$P:.$P];0)))));[.$D$21];IF(IF(ISERROR(INDIRECT(&quot;$G$&quot;&amp;MATCH(DATE([.$AJ$2];[.$C3];[.U$2]);[.$D$27:.$D$65];0)+MATCH(&quot;Zaległy&quot;;[.$G:.$G];0)));FALSE();NOT(ISBLANK(INDIRECT(&quot;$G$&quot;&amp;MATCH(DATE([.$AJ$2];[.$C3];[.U$2]);[.$D$27:.$D$65];0)+MATCH(&quot;Zaległy&quot;;[.$G:.$G];0)))));[.$D$20];IF(NOT(ISERROR(VLOOKUP(DATE([.$AJ$2];[.$C3];[.U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V$2]));[.$D$16];IF(COM.MICROSOFT.SWITCH(WEEKDAY(DATE([.$AJ$2];[.$C3];[.V$2]));7;TRUE();1;TRUE();FALSE());[.$D$17];IF(NOT(ISERROR(VLOOKUP(DATE([.$AJ$2];[.$C3];[.V$2]);[.$AL:.$AL];1;0)));[.$D$18];IF(IF(ISERROR(INDIRECT(&quot;$P$&quot;&amp;MATCH(DATE([.$AJ$2];[.$C3];[.V$2]);[.$D$27:.$D$65];0)+MATCH(&quot;Za sobotę&quot;;[.$P:.$P];0)));FALSE();NOT(ISBLANK(INDIRECT(&quot;$P$&quot;&amp;MATCH(DATE([.$AJ$2];[.$C3];[.V$2]);[.$D$27:.$D$65];0)+MATCH(&quot;Za sobotę&quot;;[.$P:.$P];0)))));[.$D$21];IF(IF(ISERROR(INDIRECT(&quot;$G$&quot;&amp;MATCH(DATE([.$AJ$2];[.$C3];[.V$2]);[.$D$27:.$D$65];0)+MATCH(&quot;Zaległy&quot;;[.$G:.$G];0)));FALSE();NOT(ISBLANK(INDIRECT(&quot;$G$&quot;&amp;MATCH(DATE([.$AJ$2];[.$C3];[.V$2]);[.$D$27:.$D$65];0)+MATCH(&quot;Zaległy&quot;;[.$G:.$G];0)))));[.$D$20];IF(NOT(ISERROR(VLOOKUP(DATE([.$AJ$2];[.$C3];[.V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W$2]));[.$D$16];IF(COM.MICROSOFT.SWITCH(WEEKDAY(DATE([.$AJ$2];[.$C3];[.W$2]));7;TRUE();1;TRUE();FALSE());[.$D$17];IF(NOT(ISERROR(VLOOKUP(DATE([.$AJ$2];[.$C3];[.W$2]);[.$AL:.$AL];1;0)));[.$D$18];IF(IF(ISERROR(INDIRECT(&quot;$P$&quot;&amp;MATCH(DATE([.$AJ$2];[.$C3];[.W$2]);[.$D$27:.$D$65];0)+MATCH(&quot;Za sobotę&quot;;[.$P:.$P];0)));FALSE();NOT(ISBLANK(INDIRECT(&quot;$P$&quot;&amp;MATCH(DATE([.$AJ$2];[.$C3];[.W$2]);[.$D$27:.$D$65];0)+MATCH(&quot;Za sobotę&quot;;[.$P:.$P];0)))));[.$D$21];IF(IF(ISERROR(INDIRECT(&quot;$G$&quot;&amp;MATCH(DATE([.$AJ$2];[.$C3];[.W$2]);[.$D$27:.$D$65];0)+MATCH(&quot;Zaległy&quot;;[.$G:.$G];0)));FALSE();NOT(ISBLANK(INDIRECT(&quot;$G$&quot;&amp;MATCH(DATE([.$AJ$2];[.$C3];[.W$2]);[.$D$27:.$D$65];0)+MATCH(&quot;Zaległy&quot;;[.$G:.$G];0)))));[.$D$20];IF(NOT(ISERROR(VLOOKUP(DATE([.$AJ$2];[.$C3];[.W$2]);[.$AM:.$AM];1;0)));[.$D$19];&quot;&quot;))))))">
            <text:p/>
          </table:table-cell>
          <table:table-cell table:style-name="ce129" table:formula="of:=IF(MONTH(DATE([.$AJ$2];[.$C3];[.$D$2]))&lt;&gt;MONTH(DATE([.$AJ$2];[.$C3];[.X$2]));[.$D$16];IF(COM.MICROSOFT.SWITCH(WEEKDAY(DATE([.$AJ$2];[.$C3];[.X$2]));7;TRUE();1;TRUE();FALSE());[.$D$17];IF(NOT(ISERROR(VLOOKUP(DATE([.$AJ$2];[.$C3];[.X$2]);[.$AL:.$AL];1;0)));[.$D$18];IF(IF(ISERROR(INDIRECT(&quot;$P$&quot;&amp;MATCH(DATE([.$AJ$2];[.$C3];[.X$2]);[.$D$27:.$D$65];0)+MATCH(&quot;Za sobotę&quot;;[.$P:.$P];0)));FALSE();NOT(ISBLANK(INDIRECT(&quot;$P$&quot;&amp;MATCH(DATE([.$AJ$2];[.$C3];[.X$2]);[.$D$27:.$D$65];0)+MATCH(&quot;Za sobotę&quot;;[.$P:.$P];0)))));[.$D$21];IF(IF(ISERROR(INDIRECT(&quot;$G$&quot;&amp;MATCH(DATE([.$AJ$2];[.$C3];[.X$2]);[.$D$27:.$D$65];0)+MATCH(&quot;Zaległy&quot;;[.$G:.$G];0)));FALSE();NOT(ISBLANK(INDIRECT(&quot;$G$&quot;&amp;MATCH(DATE([.$AJ$2];[.$C3];[.X$2]);[.$D$27:.$D$65];0)+MATCH(&quot;Zaległy&quot;;[.$G:.$G];0)))));[.$D$20];IF(NOT(ISERROR(VLOOKUP(DATE([.$AJ$2];[.$C3];[.X$2]);[.$AM:.$AM];1;0)));[.$D$19];&quot;&quot;))))))">
            <text:p/>
          </table:table-cell>
          <table:table-cell table:style-name="ce129" table:formula="of:=IF(MONTH(DATE([.$AJ$2];[.$C3];[.$D$2]))&lt;&gt;MONTH(DATE([.$AJ$2];[.$C3];[.Y$2]));[.$D$16];IF(COM.MICROSOFT.SWITCH(WEEKDAY(DATE([.$AJ$2];[.$C3];[.Y$2]));7;TRUE();1;TRUE();FALSE());[.$D$17];IF(NOT(ISERROR(VLOOKUP(DATE([.$AJ$2];[.$C3];[.Y$2]);[.$AL:.$AL];1;0)));[.$D$18];IF(IF(ISERROR(INDIRECT(&quot;$P$&quot;&amp;MATCH(DATE([.$AJ$2];[.$C3];[.Y$2]);[.$D$27:.$D$65];0)+MATCH(&quot;Za sobotę&quot;;[.$P:.$P];0)));FALSE();NOT(ISBLANK(INDIRECT(&quot;$P$&quot;&amp;MATCH(DATE([.$AJ$2];[.$C3];[.Y$2]);[.$D$27:.$D$65];0)+MATCH(&quot;Za sobotę&quot;;[.$P:.$P];0)))));[.$D$21];IF(IF(ISERROR(INDIRECT(&quot;$G$&quot;&amp;MATCH(DATE([.$AJ$2];[.$C3];[.Y$2]);[.$D$27:.$D$65];0)+MATCH(&quot;Zaległy&quot;;[.$G:.$G];0)));FALSE();NOT(ISBLANK(INDIRECT(&quot;$G$&quot;&amp;MATCH(DATE([.$AJ$2];[.$C3];[.Y$2]);[.$D$27:.$D$65];0)+MATCH(&quot;Zaległy&quot;;[.$G:.$G];0)))));[.$D$20];IF(NOT(ISERROR(VLOOKUP(DATE([.$AJ$2];[.$C3];[.Y$2]);[.$AM:.$AM];1;0)));[.$D$19];&quot;&quot;))))))">
            <text:p/>
          </table:table-cell>
          <table:table-cell table:style-name="ce129" table:formula="of:=IF(MONTH(DATE([.$AJ$2];[.$C3];[.$D$2]))&lt;&gt;MONTH(DATE([.$AJ$2];[.$C3];[.Z$2]));[.$D$16];IF(COM.MICROSOFT.SWITCH(WEEKDAY(DATE([.$AJ$2];[.$C3];[.Z$2]));7;TRUE();1;TRUE();FALSE());[.$D$17];IF(NOT(ISERROR(VLOOKUP(DATE([.$AJ$2];[.$C3];[.Z$2]);[.$AL:.$AL];1;0)));[.$D$18];IF(IF(ISERROR(INDIRECT(&quot;$P$&quot;&amp;MATCH(DATE([.$AJ$2];[.$C3];[.Z$2]);[.$D$27:.$D$65];0)+MATCH(&quot;Za sobotę&quot;;[.$P:.$P];0)));FALSE();NOT(ISBLANK(INDIRECT(&quot;$P$&quot;&amp;MATCH(DATE([.$AJ$2];[.$C3];[.Z$2]);[.$D$27:.$D$65];0)+MATCH(&quot;Za sobotę&quot;;[.$P:.$P];0)))));[.$D$21];IF(IF(ISERROR(INDIRECT(&quot;$G$&quot;&amp;MATCH(DATE([.$AJ$2];[.$C3];[.Z$2]);[.$D$27:.$D$65];0)+MATCH(&quot;Zaległy&quot;;[.$G:.$G];0)));FALSE();NOT(ISBLANK(INDIRECT(&quot;$G$&quot;&amp;MATCH(DATE([.$AJ$2];[.$C3];[.Z$2]);[.$D$27:.$D$65];0)+MATCH(&quot;Zaległy&quot;;[.$G:.$G];0)))));[.$D$20];IF(NOT(ISERROR(VLOOKUP(DATE([.$AJ$2];[.$C3];[.Z$2]);[.$AM:.$AM];1;0)));[.$D$19];&quot;&quot;))))))">
            <text:p/>
          </table:table-cell>
          <table:table-cell table:style-name="ce129" table:formula="of:=IF(MONTH(DATE([.$AJ$2];[.$C3];[.$D$2]))&lt;&gt;MONTH(DATE([.$AJ$2];[.$C3];[.AA$2]));[.$D$16];IF(COM.MICROSOFT.SWITCH(WEEKDAY(DATE([.$AJ$2];[.$C3];[.AA$2]));7;TRUE();1;TRUE();FALSE());[.$D$17];IF(NOT(ISERROR(VLOOKUP(DATE([.$AJ$2];[.$C3];[.AA$2]);[.$AL:.$AL];1;0)));[.$D$18];IF(IF(ISERROR(INDIRECT(&quot;$P$&quot;&amp;MATCH(DATE([.$AJ$2];[.$C3];[.AA$2]);[.$D$27:.$D$65];0)+MATCH(&quot;Za sobotę&quot;;[.$P:.$P];0)));FALSE();NOT(ISBLANK(INDIRECT(&quot;$P$&quot;&amp;MATCH(DATE([.$AJ$2];[.$C3];[.AA$2]);[.$D$27:.$D$65];0)+MATCH(&quot;Za sobotę&quot;;[.$P:.$P];0)))));[.$D$21];IF(IF(ISERROR(INDIRECT(&quot;$G$&quot;&amp;MATCH(DATE([.$AJ$2];[.$C3];[.AA$2]);[.$D$27:.$D$65];0)+MATCH(&quot;Zaległy&quot;;[.$G:.$G];0)));FALSE();NOT(ISBLANK(INDIRECT(&quot;$G$&quot;&amp;MATCH(DATE([.$AJ$2];[.$C3];[.AA$2]);[.$D$27:.$D$65];0)+MATCH(&quot;Zaległy&quot;;[.$G:.$G];0)))));[.$D$20];IF(NOT(ISERROR(VLOOKUP(DATE([.$AJ$2];[.$C3];[.AA$2]);[.$AM:.$AM];1;0)));[.$D$19];&quot;&quot;))))))">
            <text:p/>
          </table:table-cell>
          <table:table-cell table:style-name="ce129" table:formula="of:=IF(MONTH(DATE([.$AJ$2];[.$C3];[.$D$2]))&lt;&gt;MONTH(DATE([.$AJ$2];[.$C3];[.AB$2]));[.$D$16];IF(COM.MICROSOFT.SWITCH(WEEKDAY(DATE([.$AJ$2];[.$C3];[.AB$2]));7;TRUE();1;TRUE();FALSE());[.$D$17];IF(NOT(ISERROR(VLOOKUP(DATE([.$AJ$2];[.$C3];[.AB$2]);[.$AL:.$AL];1;0)));[.$D$18];IF(IF(ISERROR(INDIRECT(&quot;$P$&quot;&amp;MATCH(DATE([.$AJ$2];[.$C3];[.AB$2]);[.$D$27:.$D$65];0)+MATCH(&quot;Za sobotę&quot;;[.$P:.$P];0)));FALSE();NOT(ISBLANK(INDIRECT(&quot;$P$&quot;&amp;MATCH(DATE([.$AJ$2];[.$C3];[.AB$2]);[.$D$27:.$D$65];0)+MATCH(&quot;Za sobotę&quot;;[.$P:.$P];0)))));[.$D$21];IF(IF(ISERROR(INDIRECT(&quot;$G$&quot;&amp;MATCH(DATE([.$AJ$2];[.$C3];[.AB$2]);[.$D$27:.$D$65];0)+MATCH(&quot;Zaległy&quot;;[.$G:.$G];0)));FALSE();NOT(ISBLANK(INDIRECT(&quot;$G$&quot;&amp;MATCH(DATE([.$AJ$2];[.$C3];[.AB$2]);[.$D$27:.$D$65];0)+MATCH(&quot;Zaległy&quot;;[.$G:.$G];0)))));[.$D$20];IF(NOT(ISERROR(VLOOKUP(DATE([.$AJ$2];[.$C3];[.AB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AC$2]));[.$D$16];IF(COM.MICROSOFT.SWITCH(WEEKDAY(DATE([.$AJ$2];[.$C3];[.AC$2]));7;TRUE();1;TRUE();FALSE());[.$D$17];IF(NOT(ISERROR(VLOOKUP(DATE([.$AJ$2];[.$C3];[.AC$2]);[.$AL:.$AL];1;0)));[.$D$18];IF(IF(ISERROR(INDIRECT(&quot;$P$&quot;&amp;MATCH(DATE([.$AJ$2];[.$C3];[.AC$2]);[.$D$27:.$D$65];0)+MATCH(&quot;Za sobotę&quot;;[.$P:.$P];0)));FALSE();NOT(ISBLANK(INDIRECT(&quot;$P$&quot;&amp;MATCH(DATE([.$AJ$2];[.$C3];[.AC$2]);[.$D$27:.$D$65];0)+MATCH(&quot;Za sobotę&quot;;[.$P:.$P];0)))));[.$D$21];IF(IF(ISERROR(INDIRECT(&quot;$G$&quot;&amp;MATCH(DATE([.$AJ$2];[.$C3];[.AC$2]);[.$D$27:.$D$65];0)+MATCH(&quot;Zaległy&quot;;[.$G:.$G];0)));FALSE();NOT(ISBLANK(INDIRECT(&quot;$G$&quot;&amp;MATCH(DATE([.$AJ$2];[.$C3];[.AC$2]);[.$D$27:.$D$65];0)+MATCH(&quot;Zaległy&quot;;[.$G:.$G];0)))));[.$D$20];IF(NOT(ISERROR(VLOOKUP(DATE([.$AJ$2];[.$C3];[.AC$2]);[.$AM:.$AM];1;0)));[.$D$19];&quot;&quot;))))))" office:value-type="string" office:string-value="–" calcext:value-type="string">
            <text:p>–</text:p>
          </table:table-cell>
          <table:table-cell table:style-name="ce129" table:formula="of:=IF(MONTH(DATE([.$AJ$2];[.$C3];[.$D$2]))&lt;&gt;MONTH(DATE([.$AJ$2];[.$C3];[.AD$2]));[.$D$16];IF(COM.MICROSOFT.SWITCH(WEEKDAY(DATE([.$AJ$2];[.$C3];[.AD$2]));7;TRUE();1;TRUE();FALSE());[.$D$17];IF(NOT(ISERROR(VLOOKUP(DATE([.$AJ$2];[.$C3];[.AD$2]);[.$AL:.$AL];1;0)));[.$D$18];IF(IF(ISERROR(INDIRECT(&quot;$P$&quot;&amp;MATCH(DATE([.$AJ$2];[.$C3];[.AD$2]);[.$D$27:.$D$65];0)+MATCH(&quot;Za sobotę&quot;;[.$P:.$P];0)));FALSE();NOT(ISBLANK(INDIRECT(&quot;$P$&quot;&amp;MATCH(DATE([.$AJ$2];[.$C3];[.AD$2]);[.$D$27:.$D$65];0)+MATCH(&quot;Za sobotę&quot;;[.$P:.$P];0)))));[.$D$21];IF(IF(ISERROR(INDIRECT(&quot;$G$&quot;&amp;MATCH(DATE([.$AJ$2];[.$C3];[.AD$2]);[.$D$27:.$D$65];0)+MATCH(&quot;Zaległy&quot;;[.$G:.$G];0)));FALSE();NOT(ISBLANK(INDIRECT(&quot;$G$&quot;&amp;MATCH(DATE([.$AJ$2];[.$C3];[.AD$2]);[.$D$27:.$D$65];0)+MATCH(&quot;Zaległy&quot;;[.$G:.$G];0)))));[.$D$20];IF(NOT(ISERROR(VLOOKUP(DATE([.$AJ$2];[.$C3];[.AD$2]);[.$AM:.$AM];1;0)));[.$D$19];&quot;&quot;))))))">
            <text:p/>
          </table:table-cell>
          <table:table-cell table:style-name="ce129" table:formula="of:=IF(MONTH(DATE([.$AJ$2];[.$C3];[.$D$2]))&lt;&gt;MONTH(DATE([.$AJ$2];[.$C3];[.AE$2]));[.$D$16];IF(COM.MICROSOFT.SWITCH(WEEKDAY(DATE([.$AJ$2];[.$C3];[.AE$2]));7;TRUE();1;TRUE();FALSE());[.$D$17];IF(NOT(ISERROR(VLOOKUP(DATE([.$AJ$2];[.$C3];[.AE$2]);[.$AL:.$AL];1;0)));[.$D$18];IF(IF(ISERROR(INDIRECT(&quot;$P$&quot;&amp;MATCH(DATE([.$AJ$2];[.$C3];[.AE$2]);[.$D$27:.$D$65];0)+MATCH(&quot;Za sobotę&quot;;[.$P:.$P];0)));FALSE();NOT(ISBLANK(INDIRECT(&quot;$P$&quot;&amp;MATCH(DATE([.$AJ$2];[.$C3];[.AE$2]);[.$D$27:.$D$65];0)+MATCH(&quot;Za sobotę&quot;;[.$P:.$P];0)))));[.$D$21];IF(IF(ISERROR(INDIRECT(&quot;$G$&quot;&amp;MATCH(DATE([.$AJ$2];[.$C3];[.AE$2]);[.$D$27:.$D$65];0)+MATCH(&quot;Zaległy&quot;;[.$G:.$G];0)));FALSE();NOT(ISBLANK(INDIRECT(&quot;$G$&quot;&amp;MATCH(DATE([.$AJ$2];[.$C3];[.AE$2]);[.$D$27:.$D$65];0)+MATCH(&quot;Zaległy&quot;;[.$G:.$G];0)))));[.$D$20];IF(NOT(ISERROR(VLOOKUP(DATE([.$AJ$2];[.$C3];[.AE$2]);[.$AM:.$AM];1;0)));[.$D$19];&quot;&quot;))))))">
            <text:p/>
          </table:table-cell>
          <table:table-cell table:style-name="ce129" table:formula="of:=IF(MONTH(DATE([.$AJ$2];[.$C3];[.$D$2]))&lt;&gt;MONTH(DATE([.$AJ$2];[.$C3];[.AF$2]));[.$D$16];IF(COM.MICROSOFT.SWITCH(WEEKDAY(DATE([.$AJ$2];[.$C3];[.AF$2]));7;TRUE();1;TRUE();FALSE());[.$D$17];IF(NOT(ISERROR(VLOOKUP(DATE([.$AJ$2];[.$C3];[.AF$2]);[.$AL:.$AL];1;0)));[.$D$18];IF(IF(ISERROR(INDIRECT(&quot;$P$&quot;&amp;MATCH(DATE([.$AJ$2];[.$C3];[.AF$2]);[.$D$27:.$D$65];0)+MATCH(&quot;Za sobotę&quot;;[.$P:.$P];0)));FALSE();NOT(ISBLANK(INDIRECT(&quot;$P$&quot;&amp;MATCH(DATE([.$AJ$2];[.$C3];[.AF$2]);[.$D$27:.$D$65];0)+MATCH(&quot;Za sobotę&quot;;[.$P:.$P];0)))));[.$D$21];IF(IF(ISERROR(INDIRECT(&quot;$G$&quot;&amp;MATCH(DATE([.$AJ$2];[.$C3];[.AF$2]);[.$D$27:.$D$65];0)+MATCH(&quot;Zaległy&quot;;[.$G:.$G];0)));FALSE();NOT(ISBLANK(INDIRECT(&quot;$G$&quot;&amp;MATCH(DATE([.$AJ$2];[.$C3];[.AF$2]);[.$D$27:.$D$65];0)+MATCH(&quot;Zaległy&quot;;[.$G:.$G];0)))));[.$D$20];IF(NOT(ISERROR(VLOOKUP(DATE([.$AJ$2];[.$C3];[.AF$2]);[.$AM:.$AM];1;0)));[.$D$19];&quot;&quot;))))))">
            <text:p/>
          </table:table-cell>
          <table:table-cell table:style-name="ce129" table:formula="of:=IF(MONTH(DATE([.$AJ$2];[.$C3];[.$D$2]))&lt;&gt;MONTH(DATE([.$AJ$2];[.$C3];[.AG$2]));[.$D$16];IF(COM.MICROSOFT.SWITCH(WEEKDAY(DATE([.$AJ$2];[.$C3];[.AG$2]));7;TRUE();1;TRUE();FALSE());[.$D$17];IF(NOT(ISERROR(VLOOKUP(DATE([.$AJ$2];[.$C3];[.AG$2]);[.$AL:.$AL];1;0)));[.$D$18];IF(IF(ISERROR(INDIRECT(&quot;$P$&quot;&amp;MATCH(DATE([.$AJ$2];[.$C3];[.AG$2]);[.$D$27:.$D$65];0)+MATCH(&quot;Za sobotę&quot;;[.$P:.$P];0)));FALSE();NOT(ISBLANK(INDIRECT(&quot;$P$&quot;&amp;MATCH(DATE([.$AJ$2];[.$C3];[.AG$2]);[.$D$27:.$D$65];0)+MATCH(&quot;Za sobotę&quot;;[.$P:.$P];0)))));[.$D$21];IF(IF(ISERROR(INDIRECT(&quot;$G$&quot;&amp;MATCH(DATE([.$AJ$2];[.$C3];[.AG$2]);[.$D$27:.$D$65];0)+MATCH(&quot;Zaległy&quot;;[.$G:.$G];0)));FALSE();NOT(ISBLANK(INDIRECT(&quot;$G$&quot;&amp;MATCH(DATE([.$AJ$2];[.$C3];[.AG$2]);[.$D$27:.$D$65];0)+MATCH(&quot;Zaległy&quot;;[.$G:.$G];0)))));[.$D$20];IF(NOT(ISERROR(VLOOKUP(DATE([.$AJ$2];[.$C3];[.AG$2]);[.$AM:.$AM];1;0)));[.$D$19];&quot;&quot;))))))">
            <text:p/>
          </table:table-cell>
          <table:table-cell table:style-name="ce132" table:formula="of:=IF(MONTH(DATE([.$AJ$2];[.$C3];[.$D$2]))&lt;&gt;MONTH(DATE([.$AJ$2];[.$C3];[.AH$2]));[.$D$16];IF(COM.MICROSOFT.SWITCH(WEEKDAY(DATE([.$AJ$2];[.$C3];[.AH$2]));7;TRUE();1;TRUE();FALSE());[.$D$17];IF(NOT(ISERROR(VLOOKUP(DATE([.$AJ$2];[.$C3];[.AH$2]);[.$AL:.$AL];1;0)));[.$D$18];IF(IF(ISERROR(INDIRECT(&quot;$P$&quot;&amp;MATCH(DATE([.$AJ$2];[.$C3];[.AH$2]);[.$D$27:.$D$65];0)+MATCH(&quot;Za sobotę&quot;;[.$P:.$P];0)));FALSE();NOT(ISBLANK(INDIRECT(&quot;$P$&quot;&amp;MATCH(DATE([.$AJ$2];[.$C3];[.AH$2]);[.$D$27:.$D$65];0)+MATCH(&quot;Za sobotę&quot;;[.$P:.$P];0)))));[.$D$21];IF(IF(ISERROR(INDIRECT(&quot;$G$&quot;&amp;MATCH(DATE([.$AJ$2];[.$C3];[.AH$2]);[.$D$27:.$D$65];0)+MATCH(&quot;Zaległy&quot;;[.$G:.$G];0)));FALSE();NOT(ISBLANK(INDIRECT(&quot;$G$&quot;&amp;MATCH(DATE([.$AJ$2];[.$C3];[.AH$2]);[.$D$27:.$D$65];0)+MATCH(&quot;Zaległy&quot;;[.$G:.$G];0)))));[.$D$20];IF(NOT(ISERROR(VLOOKUP(DATE([.$AJ$2];[.$C3];[.AH$2]);[.$AM:.$AM];1;0)));[.$D$19];&quot;&quot;))))))">
            <text:p/>
          </table:table-cell>
          <table:table-cell/>
          <table:table-cell table:style-name="ce99"/>
          <table:table-cell table:style-name="Default"/>
          <table:table-cell table:formula="of:=IF(NOT(ISBLANK([.$AJ6]));IFERROR(DATEVALUE([.$AJ6]&amp;&quot;.&quot;&amp;[.$AJ$2]);DATE([.$AJ$2];MONTH([.$AJ6]);DAY([.$AJ6])));&quot;&quot;)" office:value-type="date" office:date-value="2025-01-06" calcext:value-type="date">
            <text:p>6 stycznia 2025 (poniedziałek)</text:p>
          </table:table-cell>
          <table:table-cell table:style-name="ce62" table:formula="of:=IF(NOT(ISBLANK([.$D28]));IFERROR(DATEVALUE([.$D28]&amp;&quot;.&quot;&amp;[.$AJ$2]);DATE([.$AJ$2];MONTH([.$D28]);DAY([.$D28])));&quot;&quot;)">
            <text:p/>
          </table:table-cell>
          <table:table-cell/>
          <table:table-cell table:style-name="Default" table:number-columns-repeated="7"/>
          <table:table-cell table:number-columns-repeated="976"/>
        </table:table-row>
        <table:table-row table:style-name="ro1">
          <table:covered-table-cell table:style-name="ce45"/>
          <table:table-cell table:style-name="ce34" table:formula="of:=DATE([.$AJ$2];[.$C4];1)" office:value-type="date" office:date-value="2025-02-01" calcext:value-type="date">
            <text:p>luty</text:p>
          </table:table-cell>
          <table:table-cell table:style-name="ce45" office:value-type="float" office:value="2" calcext:value-type="float">
            <text:p>2</text:p>
          </table:table-cell>
          <table:table-cell table:style-name="ce126" table:formula="of:=IF(MONTH(DATE([.$AJ$2];[.$C4];[.$D$2]))&lt;&gt;MONTH(DATE([.$AJ$2];[.$C4];[.D$2]));[.$D$16];IF(COM.MICROSOFT.SWITCH(WEEKDAY(DATE([.$AJ$2];[.$C4];[.D$2]));7;TRUE();1;TRUE();FALSE());[.$D$17];IF(NOT(ISERROR(VLOOKUP(DATE([.$AJ$2];[.$C4];[.D$2]);[.$AL:.$AL];1;0)));[.$D$18];IF(IF(ISERROR(INDIRECT(&quot;$P$&quot;&amp;MATCH(DATE([.$AJ$2];[.$C4];[.D$2]);[.$D$27:.$D$65];0)+MATCH(&quot;Za sobotę&quot;;[.$P:.$P];0)));FALSE();NOT(ISBLANK(INDIRECT(&quot;$P$&quot;&amp;MATCH(DATE([.$AJ$2];[.$C4];[.D$2]);[.$D$27:.$D$65];0)+MATCH(&quot;Za sobotę&quot;;[.$P:.$P];0)))));[.$D$21];IF(IF(ISERROR(INDIRECT(&quot;$G$&quot;&amp;MATCH(DATE([.$AJ$2];[.$C4];[.D$2]);[.$D$27:.$D$65];0)+MATCH(&quot;Zaległy&quot;;[.$G:.$G];0)));FALSE();NOT(ISBLANK(INDIRECT(&quot;$G$&quot;&amp;MATCH(DATE([.$AJ$2];[.$C4];[.D$2]);[.$D$27:.$D$65];0)+MATCH(&quot;Zaległy&quot;;[.$G:.$G];0)))));[.$D$20];IF(NOT(ISERROR(VLOOKUP(DATE([.$AJ$2];[.$C4];[.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E$2]));[.$D$16];IF(COM.MICROSOFT.SWITCH(WEEKDAY(DATE([.$AJ$2];[.$C4];[.E$2]));7;TRUE();1;TRUE();FALSE());[.$D$17];IF(NOT(ISERROR(VLOOKUP(DATE([.$AJ$2];[.$C4];[.E$2]);[.$AL:.$AL];1;0)));[.$D$18];IF(IF(ISERROR(INDIRECT(&quot;$P$&quot;&amp;MATCH(DATE([.$AJ$2];[.$C4];[.E$2]);[.$D$27:.$D$65];0)+MATCH(&quot;Za sobotę&quot;;[.$P:.$P];0)));FALSE();NOT(ISBLANK(INDIRECT(&quot;$P$&quot;&amp;MATCH(DATE([.$AJ$2];[.$C4];[.E$2]);[.$D$27:.$D$65];0)+MATCH(&quot;Za sobotę&quot;;[.$P:.$P];0)))));[.$D$21];IF(IF(ISERROR(INDIRECT(&quot;$G$&quot;&amp;MATCH(DATE([.$AJ$2];[.$C4];[.E$2]);[.$D$27:.$D$65];0)+MATCH(&quot;Zaległy&quot;;[.$G:.$G];0)));FALSE();NOT(ISBLANK(INDIRECT(&quot;$G$&quot;&amp;MATCH(DATE([.$AJ$2];[.$C4];[.E$2]);[.$D$27:.$D$65];0)+MATCH(&quot;Zaległy&quot;;[.$G:.$G];0)))));[.$D$20];IF(NOT(ISERROR(VLOOKUP(DATE([.$AJ$2];[.$C4];[.E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F$2]));[.$D$16];IF(COM.MICROSOFT.SWITCH(WEEKDAY(DATE([.$AJ$2];[.$C4];[.F$2]));7;TRUE();1;TRUE();FALSE());[.$D$17];IF(NOT(ISERROR(VLOOKUP(DATE([.$AJ$2];[.$C4];[.F$2]);[.$AL:.$AL];1;0)));[.$D$18];IF(IF(ISERROR(INDIRECT(&quot;$P$&quot;&amp;MATCH(DATE([.$AJ$2];[.$C4];[.F$2]);[.$D$27:.$D$65];0)+MATCH(&quot;Za sobotę&quot;;[.$P:.$P];0)));FALSE();NOT(ISBLANK(INDIRECT(&quot;$P$&quot;&amp;MATCH(DATE([.$AJ$2];[.$C4];[.F$2]);[.$D$27:.$D$65];0)+MATCH(&quot;Za sobotę&quot;;[.$P:.$P];0)))));[.$D$21];IF(IF(ISERROR(INDIRECT(&quot;$G$&quot;&amp;MATCH(DATE([.$AJ$2];[.$C4];[.F$2]);[.$D$27:.$D$65];0)+MATCH(&quot;Zaległy&quot;;[.$G:.$G];0)));FALSE();NOT(ISBLANK(INDIRECT(&quot;$G$&quot;&amp;MATCH(DATE([.$AJ$2];[.$C4];[.F$2]);[.$D$27:.$D$65];0)+MATCH(&quot;Zaległy&quot;;[.$G:.$G];0)))));[.$D$20];IF(NOT(ISERROR(VLOOKUP(DATE([.$AJ$2];[.$C4];[.F$2]);[.$AM:.$AM];1;0)));[.$D$19];&quot;&quot;))))))">
            <text:p/>
          </table:table-cell>
          <table:table-cell table:style-name="ce130" table:formula="of:=IF(MONTH(DATE([.$AJ$2];[.$C4];[.$D$2]))&lt;&gt;MONTH(DATE([.$AJ$2];[.$C4];[.G$2]));[.$D$16];IF(COM.MICROSOFT.SWITCH(WEEKDAY(DATE([.$AJ$2];[.$C4];[.G$2]));7;TRUE();1;TRUE();FALSE());[.$D$17];IF(NOT(ISERROR(VLOOKUP(DATE([.$AJ$2];[.$C4];[.G$2]);[.$AL:.$AL];1;0)));[.$D$18];IF(IF(ISERROR(INDIRECT(&quot;$P$&quot;&amp;MATCH(DATE([.$AJ$2];[.$C4];[.G$2]);[.$D$27:.$D$65];0)+MATCH(&quot;Za sobotę&quot;;[.$P:.$P];0)));FALSE();NOT(ISBLANK(INDIRECT(&quot;$P$&quot;&amp;MATCH(DATE([.$AJ$2];[.$C4];[.G$2]);[.$D$27:.$D$65];0)+MATCH(&quot;Za sobotę&quot;;[.$P:.$P];0)))));[.$D$21];IF(IF(ISERROR(INDIRECT(&quot;$G$&quot;&amp;MATCH(DATE([.$AJ$2];[.$C4];[.G$2]);[.$D$27:.$D$65];0)+MATCH(&quot;Zaległy&quot;;[.$G:.$G];0)));FALSE();NOT(ISBLANK(INDIRECT(&quot;$G$&quot;&amp;MATCH(DATE([.$AJ$2];[.$C4];[.G$2]);[.$D$27:.$D$65];0)+MATCH(&quot;Zaległy&quot;;[.$G:.$G];0)))));[.$D$20];IF(NOT(ISERROR(VLOOKUP(DATE([.$AJ$2];[.$C4];[.G$2]);[.$AM:.$AM];1;0)));[.$D$19];&quot;&quot;))))))">
            <text:p/>
          </table:table-cell>
          <table:table-cell table:style-name="ce130" table:formula="of:=IF(MONTH(DATE([.$AJ$2];[.$C4];[.$D$2]))&lt;&gt;MONTH(DATE([.$AJ$2];[.$C4];[.H$2]));[.$D$16];IF(COM.MICROSOFT.SWITCH(WEEKDAY(DATE([.$AJ$2];[.$C4];[.H$2]));7;TRUE();1;TRUE();FALSE());[.$D$17];IF(NOT(ISERROR(VLOOKUP(DATE([.$AJ$2];[.$C4];[.H$2]);[.$AL:.$AL];1;0)));[.$D$18];IF(IF(ISERROR(INDIRECT(&quot;$P$&quot;&amp;MATCH(DATE([.$AJ$2];[.$C4];[.H$2]);[.$D$27:.$D$65];0)+MATCH(&quot;Za sobotę&quot;;[.$P:.$P];0)));FALSE();NOT(ISBLANK(INDIRECT(&quot;$P$&quot;&amp;MATCH(DATE([.$AJ$2];[.$C4];[.H$2]);[.$D$27:.$D$65];0)+MATCH(&quot;Za sobotę&quot;;[.$P:.$P];0)))));[.$D$21];IF(IF(ISERROR(INDIRECT(&quot;$G$&quot;&amp;MATCH(DATE([.$AJ$2];[.$C4];[.H$2]);[.$D$27:.$D$65];0)+MATCH(&quot;Zaległy&quot;;[.$G:.$G];0)));FALSE();NOT(ISBLANK(INDIRECT(&quot;$G$&quot;&amp;MATCH(DATE([.$AJ$2];[.$C4];[.H$2]);[.$D$27:.$D$65];0)+MATCH(&quot;Zaległy&quot;;[.$G:.$G];0)))));[.$D$20];IF(NOT(ISERROR(VLOOKUP(DATE([.$AJ$2];[.$C4];[.H$2]);[.$AM:.$AM];1;0)));[.$D$19];&quot;&quot;))))))">
            <text:p/>
          </table:table-cell>
          <table:table-cell table:style-name="ce130" table:formula="of:=IF(MONTH(DATE([.$AJ$2];[.$C4];[.$D$2]))&lt;&gt;MONTH(DATE([.$AJ$2];[.$C4];[.I$2]));[.$D$16];IF(COM.MICROSOFT.SWITCH(WEEKDAY(DATE([.$AJ$2];[.$C4];[.I$2]));7;TRUE();1;TRUE();FALSE());[.$D$17];IF(NOT(ISERROR(VLOOKUP(DATE([.$AJ$2];[.$C4];[.I$2]);[.$AL:.$AL];1;0)));[.$D$18];IF(IF(ISERROR(INDIRECT(&quot;$P$&quot;&amp;MATCH(DATE([.$AJ$2];[.$C4];[.I$2]);[.$D$27:.$D$65];0)+MATCH(&quot;Za sobotę&quot;;[.$P:.$P];0)));FALSE();NOT(ISBLANK(INDIRECT(&quot;$P$&quot;&amp;MATCH(DATE([.$AJ$2];[.$C4];[.I$2]);[.$D$27:.$D$65];0)+MATCH(&quot;Za sobotę&quot;;[.$P:.$P];0)))));[.$D$21];IF(IF(ISERROR(INDIRECT(&quot;$G$&quot;&amp;MATCH(DATE([.$AJ$2];[.$C4];[.I$2]);[.$D$27:.$D$65];0)+MATCH(&quot;Zaległy&quot;;[.$G:.$G];0)));FALSE();NOT(ISBLANK(INDIRECT(&quot;$G$&quot;&amp;MATCH(DATE([.$AJ$2];[.$C4];[.I$2]);[.$D$27:.$D$65];0)+MATCH(&quot;Zaległy&quot;;[.$G:.$G];0)))));[.$D$20];IF(NOT(ISERROR(VLOOKUP(DATE([.$AJ$2];[.$C4];[.I$2]);[.$AM:.$AM];1;0)));[.$D$19];&quot;&quot;))))))">
            <text:p/>
          </table:table-cell>
          <table:table-cell table:style-name="ce130" table:formula="of:=IF(MONTH(DATE([.$AJ$2];[.$C4];[.$D$2]))&lt;&gt;MONTH(DATE([.$AJ$2];[.$C4];[.J$2]));[.$D$16];IF(COM.MICROSOFT.SWITCH(WEEKDAY(DATE([.$AJ$2];[.$C4];[.J$2]));7;TRUE();1;TRUE();FALSE());[.$D$17];IF(NOT(ISERROR(VLOOKUP(DATE([.$AJ$2];[.$C4];[.J$2]);[.$AL:.$AL];1;0)));[.$D$18];IF(IF(ISERROR(INDIRECT(&quot;$P$&quot;&amp;MATCH(DATE([.$AJ$2];[.$C4];[.J$2]);[.$D$27:.$D$65];0)+MATCH(&quot;Za sobotę&quot;;[.$P:.$P];0)));FALSE();NOT(ISBLANK(INDIRECT(&quot;$P$&quot;&amp;MATCH(DATE([.$AJ$2];[.$C4];[.J$2]);[.$D$27:.$D$65];0)+MATCH(&quot;Za sobotę&quot;;[.$P:.$P];0)))));[.$D$21];IF(IF(ISERROR(INDIRECT(&quot;$G$&quot;&amp;MATCH(DATE([.$AJ$2];[.$C4];[.J$2]);[.$D$27:.$D$65];0)+MATCH(&quot;Zaległy&quot;;[.$G:.$G];0)));FALSE();NOT(ISBLANK(INDIRECT(&quot;$G$&quot;&amp;MATCH(DATE([.$AJ$2];[.$C4];[.J$2]);[.$D$27:.$D$65];0)+MATCH(&quot;Zaległy&quot;;[.$G:.$G];0)))));[.$D$20];IF(NOT(ISERROR(VLOOKUP(DATE([.$AJ$2];[.$C4];[.J$2]);[.$AM:.$AM];1;0)));[.$D$19];&quot;&quot;))))))">
            <text:p/>
          </table:table-cell>
          <table:table-cell table:style-name="ce130" table:formula="of:=IF(MONTH(DATE([.$AJ$2];[.$C4];[.$D$2]))&lt;&gt;MONTH(DATE([.$AJ$2];[.$C4];[.K$2]));[.$D$16];IF(COM.MICROSOFT.SWITCH(WEEKDAY(DATE([.$AJ$2];[.$C4];[.K$2]));7;TRUE();1;TRUE();FALSE());[.$D$17];IF(NOT(ISERROR(VLOOKUP(DATE([.$AJ$2];[.$C4];[.K$2]);[.$AL:.$AL];1;0)));[.$D$18];IF(IF(ISERROR(INDIRECT(&quot;$P$&quot;&amp;MATCH(DATE([.$AJ$2];[.$C4];[.K$2]);[.$D$27:.$D$65];0)+MATCH(&quot;Za sobotę&quot;;[.$P:.$P];0)));FALSE();NOT(ISBLANK(INDIRECT(&quot;$P$&quot;&amp;MATCH(DATE([.$AJ$2];[.$C4];[.K$2]);[.$D$27:.$D$65];0)+MATCH(&quot;Za sobotę&quot;;[.$P:.$P];0)))));[.$D$21];IF(IF(ISERROR(INDIRECT(&quot;$G$&quot;&amp;MATCH(DATE([.$AJ$2];[.$C4];[.K$2]);[.$D$27:.$D$65];0)+MATCH(&quot;Zaległy&quot;;[.$G:.$G];0)));FALSE();NOT(ISBLANK(INDIRECT(&quot;$G$&quot;&amp;MATCH(DATE([.$AJ$2];[.$C4];[.K$2]);[.$D$27:.$D$65];0)+MATCH(&quot;Zaległy&quot;;[.$G:.$G];0)))));[.$D$20];IF(NOT(ISERROR(VLOOKUP(DATE([.$AJ$2];[.$C4];[.K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L$2]));[.$D$16];IF(COM.MICROSOFT.SWITCH(WEEKDAY(DATE([.$AJ$2];[.$C4];[.L$2]));7;TRUE();1;TRUE();FALSE());[.$D$17];IF(NOT(ISERROR(VLOOKUP(DATE([.$AJ$2];[.$C4];[.L$2]);[.$AL:.$AL];1;0)));[.$D$18];IF(IF(ISERROR(INDIRECT(&quot;$P$&quot;&amp;MATCH(DATE([.$AJ$2];[.$C4];[.L$2]);[.$D$27:.$D$65];0)+MATCH(&quot;Za sobotę&quot;;[.$P:.$P];0)));FALSE();NOT(ISBLANK(INDIRECT(&quot;$P$&quot;&amp;MATCH(DATE([.$AJ$2];[.$C4];[.L$2]);[.$D$27:.$D$65];0)+MATCH(&quot;Za sobotę&quot;;[.$P:.$P];0)))));[.$D$21];IF(IF(ISERROR(INDIRECT(&quot;$G$&quot;&amp;MATCH(DATE([.$AJ$2];[.$C4];[.L$2]);[.$D$27:.$D$65];0)+MATCH(&quot;Zaległy&quot;;[.$G:.$G];0)));FALSE();NOT(ISBLANK(INDIRECT(&quot;$G$&quot;&amp;MATCH(DATE([.$AJ$2];[.$C4];[.L$2]);[.$D$27:.$D$65];0)+MATCH(&quot;Zaległy&quot;;[.$G:.$G];0)))));[.$D$20];IF(NOT(ISERROR(VLOOKUP(DATE([.$AJ$2];[.$C4];[.L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M$2]));[.$D$16];IF(COM.MICROSOFT.SWITCH(WEEKDAY(DATE([.$AJ$2];[.$C4];[.M$2]));7;TRUE();1;TRUE();FALSE());[.$D$17];IF(NOT(ISERROR(VLOOKUP(DATE([.$AJ$2];[.$C4];[.M$2]);[.$AL:.$AL];1;0)));[.$D$18];IF(IF(ISERROR(INDIRECT(&quot;$P$&quot;&amp;MATCH(DATE([.$AJ$2];[.$C4];[.M$2]);[.$D$27:.$D$65];0)+MATCH(&quot;Za sobotę&quot;;[.$P:.$P];0)));FALSE();NOT(ISBLANK(INDIRECT(&quot;$P$&quot;&amp;MATCH(DATE([.$AJ$2];[.$C4];[.M$2]);[.$D$27:.$D$65];0)+MATCH(&quot;Za sobotę&quot;;[.$P:.$P];0)))));[.$D$21];IF(IF(ISERROR(INDIRECT(&quot;$G$&quot;&amp;MATCH(DATE([.$AJ$2];[.$C4];[.M$2]);[.$D$27:.$D$65];0)+MATCH(&quot;Zaległy&quot;;[.$G:.$G];0)));FALSE();NOT(ISBLANK(INDIRECT(&quot;$G$&quot;&amp;MATCH(DATE([.$AJ$2];[.$C4];[.M$2]);[.$D$27:.$D$65];0)+MATCH(&quot;Zaległy&quot;;[.$G:.$G];0)))));[.$D$20];IF(NOT(ISERROR(VLOOKUP(DATE([.$AJ$2];[.$C4];[.M$2]);[.$AM:.$AM];1;0)));[.$D$19];&quot;&quot;))))))">
            <text:p/>
          </table:table-cell>
          <table:table-cell table:style-name="ce130" table:formula="of:=IF(MONTH(DATE([.$AJ$2];[.$C4];[.$D$2]))&lt;&gt;MONTH(DATE([.$AJ$2];[.$C4];[.N$2]));[.$D$16];IF(COM.MICROSOFT.SWITCH(WEEKDAY(DATE([.$AJ$2];[.$C4];[.N$2]));7;TRUE();1;TRUE();FALSE());[.$D$17];IF(NOT(ISERROR(VLOOKUP(DATE([.$AJ$2];[.$C4];[.N$2]);[.$AL:.$AL];1;0)));[.$D$18];IF(IF(ISERROR(INDIRECT(&quot;$P$&quot;&amp;MATCH(DATE([.$AJ$2];[.$C4];[.N$2]);[.$D$27:.$D$65];0)+MATCH(&quot;Za sobotę&quot;;[.$P:.$P];0)));FALSE();NOT(ISBLANK(INDIRECT(&quot;$P$&quot;&amp;MATCH(DATE([.$AJ$2];[.$C4];[.N$2]);[.$D$27:.$D$65];0)+MATCH(&quot;Za sobotę&quot;;[.$P:.$P];0)))));[.$D$21];IF(IF(ISERROR(INDIRECT(&quot;$G$&quot;&amp;MATCH(DATE([.$AJ$2];[.$C4];[.N$2]);[.$D$27:.$D$65];0)+MATCH(&quot;Zaległy&quot;;[.$G:.$G];0)));FALSE();NOT(ISBLANK(INDIRECT(&quot;$G$&quot;&amp;MATCH(DATE([.$AJ$2];[.$C4];[.N$2]);[.$D$27:.$D$65];0)+MATCH(&quot;Zaległy&quot;;[.$G:.$G];0)))));[.$D$20];IF(NOT(ISERROR(VLOOKUP(DATE([.$AJ$2];[.$C4];[.N$2]);[.$AM:.$AM];1;0)));[.$D$19];&quot;&quot;))))))">
            <text:p/>
          </table:table-cell>
          <table:table-cell table:style-name="ce130" table:formula="of:=IF(MONTH(DATE([.$AJ$2];[.$C4];[.$D$2]))&lt;&gt;MONTH(DATE([.$AJ$2];[.$C4];[.O$2]));[.$D$16];IF(COM.MICROSOFT.SWITCH(WEEKDAY(DATE([.$AJ$2];[.$C4];[.O$2]));7;TRUE();1;TRUE();FALSE());[.$D$17];IF(NOT(ISERROR(VLOOKUP(DATE([.$AJ$2];[.$C4];[.O$2]);[.$AL:.$AL];1;0)));[.$D$18];IF(IF(ISERROR(INDIRECT(&quot;$P$&quot;&amp;MATCH(DATE([.$AJ$2];[.$C4];[.O$2]);[.$D$27:.$D$65];0)+MATCH(&quot;Za sobotę&quot;;[.$P:.$P];0)));FALSE();NOT(ISBLANK(INDIRECT(&quot;$P$&quot;&amp;MATCH(DATE([.$AJ$2];[.$C4];[.O$2]);[.$D$27:.$D$65];0)+MATCH(&quot;Za sobotę&quot;;[.$P:.$P];0)))));[.$D$21];IF(IF(ISERROR(INDIRECT(&quot;$G$&quot;&amp;MATCH(DATE([.$AJ$2];[.$C4];[.O$2]);[.$D$27:.$D$65];0)+MATCH(&quot;Zaległy&quot;;[.$G:.$G];0)));FALSE();NOT(ISBLANK(INDIRECT(&quot;$G$&quot;&amp;MATCH(DATE([.$AJ$2];[.$C4];[.O$2]);[.$D$27:.$D$65];0)+MATCH(&quot;Zaległy&quot;;[.$G:.$G];0)))));[.$D$20];IF(NOT(ISERROR(VLOOKUP(DATE([.$AJ$2];[.$C4];[.O$2]);[.$AM:.$AM];1;0)));[.$D$19];&quot;&quot;))))))">
            <text:p/>
          </table:table-cell>
          <table:table-cell table:style-name="ce130" table:formula="of:=IF(MONTH(DATE([.$AJ$2];[.$C4];[.$D$2]))&lt;&gt;MONTH(DATE([.$AJ$2];[.$C4];[.P$2]));[.$D$16];IF(COM.MICROSOFT.SWITCH(WEEKDAY(DATE([.$AJ$2];[.$C4];[.P$2]));7;TRUE();1;TRUE();FALSE());[.$D$17];IF(NOT(ISERROR(VLOOKUP(DATE([.$AJ$2];[.$C4];[.P$2]);[.$AL:.$AL];1;0)));[.$D$18];IF(IF(ISERROR(INDIRECT(&quot;$P$&quot;&amp;MATCH(DATE([.$AJ$2];[.$C4];[.P$2]);[.$D$27:.$D$65];0)+MATCH(&quot;Za sobotę&quot;;[.$P:.$P];0)));FALSE();NOT(ISBLANK(INDIRECT(&quot;$P$&quot;&amp;MATCH(DATE([.$AJ$2];[.$C4];[.P$2]);[.$D$27:.$D$65];0)+MATCH(&quot;Za sobotę&quot;;[.$P:.$P];0)))));[.$D$21];IF(IF(ISERROR(INDIRECT(&quot;$G$&quot;&amp;MATCH(DATE([.$AJ$2];[.$C4];[.P$2]);[.$D$27:.$D$65];0)+MATCH(&quot;Zaległy&quot;;[.$G:.$G];0)));FALSE();NOT(ISBLANK(INDIRECT(&quot;$G$&quot;&amp;MATCH(DATE([.$AJ$2];[.$C4];[.P$2]);[.$D$27:.$D$65];0)+MATCH(&quot;Zaległy&quot;;[.$G:.$G];0)))));[.$D$20];IF(NOT(ISERROR(VLOOKUP(DATE([.$AJ$2];[.$C4];[.P$2]);[.$AM:.$AM];1;0)));[.$D$19];&quot;&quot;))))))">
            <text:p/>
          </table:table-cell>
          <table:table-cell table:style-name="ce130" table:formula="of:=IF(MONTH(DATE([.$AJ$2];[.$C4];[.$D$2]))&lt;&gt;MONTH(DATE([.$AJ$2];[.$C4];[.Q$2]));[.$D$16];IF(COM.MICROSOFT.SWITCH(WEEKDAY(DATE([.$AJ$2];[.$C4];[.Q$2]));7;TRUE();1;TRUE();FALSE());[.$D$17];IF(NOT(ISERROR(VLOOKUP(DATE([.$AJ$2];[.$C4];[.Q$2]);[.$AL:.$AL];1;0)));[.$D$18];IF(IF(ISERROR(INDIRECT(&quot;$P$&quot;&amp;MATCH(DATE([.$AJ$2];[.$C4];[.Q$2]);[.$D$27:.$D$65];0)+MATCH(&quot;Za sobotę&quot;;[.$P:.$P];0)));FALSE();NOT(ISBLANK(INDIRECT(&quot;$P$&quot;&amp;MATCH(DATE([.$AJ$2];[.$C4];[.Q$2]);[.$D$27:.$D$65];0)+MATCH(&quot;Za sobotę&quot;;[.$P:.$P];0)))));[.$D$21];IF(IF(ISERROR(INDIRECT(&quot;$G$&quot;&amp;MATCH(DATE([.$AJ$2];[.$C4];[.Q$2]);[.$D$27:.$D$65];0)+MATCH(&quot;Zaległy&quot;;[.$G:.$G];0)));FALSE();NOT(ISBLANK(INDIRECT(&quot;$G$&quot;&amp;MATCH(DATE([.$AJ$2];[.$C4];[.Q$2]);[.$D$27:.$D$65];0)+MATCH(&quot;Zaległy&quot;;[.$G:.$G];0)))));[.$D$20];IF(NOT(ISERROR(VLOOKUP(DATE([.$AJ$2];[.$C4];[.Q$2]);[.$AM:.$AM];1;0)));[.$D$19];&quot;&quot;))))))">
            <text:p/>
          </table:table-cell>
          <table:table-cell table:style-name="ce130" table:formula="of:=IF(MONTH(DATE([.$AJ$2];[.$C4];[.$D$2]))&lt;&gt;MONTH(DATE([.$AJ$2];[.$C4];[.R$2]));[.$D$16];IF(COM.MICROSOFT.SWITCH(WEEKDAY(DATE([.$AJ$2];[.$C4];[.R$2]));7;TRUE();1;TRUE();FALSE());[.$D$17];IF(NOT(ISERROR(VLOOKUP(DATE([.$AJ$2];[.$C4];[.R$2]);[.$AL:.$AL];1;0)));[.$D$18];IF(IF(ISERROR(INDIRECT(&quot;$P$&quot;&amp;MATCH(DATE([.$AJ$2];[.$C4];[.R$2]);[.$D$27:.$D$65];0)+MATCH(&quot;Za sobotę&quot;;[.$P:.$P];0)));FALSE();NOT(ISBLANK(INDIRECT(&quot;$P$&quot;&amp;MATCH(DATE([.$AJ$2];[.$C4];[.R$2]);[.$D$27:.$D$65];0)+MATCH(&quot;Za sobotę&quot;;[.$P:.$P];0)))));[.$D$21];IF(IF(ISERROR(INDIRECT(&quot;$G$&quot;&amp;MATCH(DATE([.$AJ$2];[.$C4];[.R$2]);[.$D$27:.$D$65];0)+MATCH(&quot;Zaległy&quot;;[.$G:.$G];0)));FALSE();NOT(ISBLANK(INDIRECT(&quot;$G$&quot;&amp;MATCH(DATE([.$AJ$2];[.$C4];[.R$2]);[.$D$27:.$D$65];0)+MATCH(&quot;Zaległy&quot;;[.$G:.$G];0)))));[.$D$20];IF(NOT(ISERROR(VLOOKUP(DATE([.$AJ$2];[.$C4];[.R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S$2]));[.$D$16];IF(COM.MICROSOFT.SWITCH(WEEKDAY(DATE([.$AJ$2];[.$C4];[.S$2]));7;TRUE();1;TRUE();FALSE());[.$D$17];IF(NOT(ISERROR(VLOOKUP(DATE([.$AJ$2];[.$C4];[.S$2]);[.$AL:.$AL];1;0)));[.$D$18];IF(IF(ISERROR(INDIRECT(&quot;$P$&quot;&amp;MATCH(DATE([.$AJ$2];[.$C4];[.S$2]);[.$D$27:.$D$65];0)+MATCH(&quot;Za sobotę&quot;;[.$P:.$P];0)));FALSE();NOT(ISBLANK(INDIRECT(&quot;$P$&quot;&amp;MATCH(DATE([.$AJ$2];[.$C4];[.S$2]);[.$D$27:.$D$65];0)+MATCH(&quot;Za sobotę&quot;;[.$P:.$P];0)))));[.$D$21];IF(IF(ISERROR(INDIRECT(&quot;$G$&quot;&amp;MATCH(DATE([.$AJ$2];[.$C4];[.S$2]);[.$D$27:.$D$65];0)+MATCH(&quot;Zaległy&quot;;[.$G:.$G];0)));FALSE();NOT(ISBLANK(INDIRECT(&quot;$G$&quot;&amp;MATCH(DATE([.$AJ$2];[.$C4];[.S$2]);[.$D$27:.$D$65];0)+MATCH(&quot;Zaległy&quot;;[.$G:.$G];0)))));[.$D$20];IF(NOT(ISERROR(VLOOKUP(DATE([.$AJ$2];[.$C4];[.S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T$2]));[.$D$16];IF(COM.MICROSOFT.SWITCH(WEEKDAY(DATE([.$AJ$2];[.$C4];[.T$2]));7;TRUE();1;TRUE();FALSE());[.$D$17];IF(NOT(ISERROR(VLOOKUP(DATE([.$AJ$2];[.$C4];[.T$2]);[.$AL:.$AL];1;0)));[.$D$18];IF(IF(ISERROR(INDIRECT(&quot;$P$&quot;&amp;MATCH(DATE([.$AJ$2];[.$C4];[.T$2]);[.$D$27:.$D$65];0)+MATCH(&quot;Za sobotę&quot;;[.$P:.$P];0)));FALSE();NOT(ISBLANK(INDIRECT(&quot;$P$&quot;&amp;MATCH(DATE([.$AJ$2];[.$C4];[.T$2]);[.$D$27:.$D$65];0)+MATCH(&quot;Za sobotę&quot;;[.$P:.$P];0)))));[.$D$21];IF(IF(ISERROR(INDIRECT(&quot;$G$&quot;&amp;MATCH(DATE([.$AJ$2];[.$C4];[.T$2]);[.$D$27:.$D$65];0)+MATCH(&quot;Zaległy&quot;;[.$G:.$G];0)));FALSE();NOT(ISBLANK(INDIRECT(&quot;$G$&quot;&amp;MATCH(DATE([.$AJ$2];[.$C4];[.T$2]);[.$D$27:.$D$65];0)+MATCH(&quot;Zaległy&quot;;[.$G:.$G];0)))));[.$D$20];IF(NOT(ISERROR(VLOOKUP(DATE([.$AJ$2];[.$C4];[.T$2]);[.$AM:.$AM];1;0)));[.$D$19];&quot;&quot;))))))">
            <text:p/>
          </table:table-cell>
          <table:table-cell table:style-name="ce130" table:formula="of:=IF(MONTH(DATE([.$AJ$2];[.$C4];[.$D$2]))&lt;&gt;MONTH(DATE([.$AJ$2];[.$C4];[.U$2]));[.$D$16];IF(COM.MICROSOFT.SWITCH(WEEKDAY(DATE([.$AJ$2];[.$C4];[.U$2]));7;TRUE();1;TRUE();FALSE());[.$D$17];IF(NOT(ISERROR(VLOOKUP(DATE([.$AJ$2];[.$C4];[.U$2]);[.$AL:.$AL];1;0)));[.$D$18];IF(IF(ISERROR(INDIRECT(&quot;$P$&quot;&amp;MATCH(DATE([.$AJ$2];[.$C4];[.U$2]);[.$D$27:.$D$65];0)+MATCH(&quot;Za sobotę&quot;;[.$P:.$P];0)));FALSE();NOT(ISBLANK(INDIRECT(&quot;$P$&quot;&amp;MATCH(DATE([.$AJ$2];[.$C4];[.U$2]);[.$D$27:.$D$65];0)+MATCH(&quot;Za sobotę&quot;;[.$P:.$P];0)))));[.$D$21];IF(IF(ISERROR(INDIRECT(&quot;$G$&quot;&amp;MATCH(DATE([.$AJ$2];[.$C4];[.U$2]);[.$D$27:.$D$65];0)+MATCH(&quot;Zaległy&quot;;[.$G:.$G];0)));FALSE();NOT(ISBLANK(INDIRECT(&quot;$G$&quot;&amp;MATCH(DATE([.$AJ$2];[.$C4];[.U$2]);[.$D$27:.$D$65];0)+MATCH(&quot;Zaległy&quot;;[.$G:.$G];0)))));[.$D$20];IF(NOT(ISERROR(VLOOKUP(DATE([.$AJ$2];[.$C4];[.U$2]);[.$AM:.$AM];1;0)));[.$D$19];&quot;&quot;))))))">
            <text:p/>
          </table:table-cell>
          <table:table-cell table:style-name="ce130" table:formula="of:=IF(MONTH(DATE([.$AJ$2];[.$C4];[.$D$2]))&lt;&gt;MONTH(DATE([.$AJ$2];[.$C4];[.V$2]));[.$D$16];IF(COM.MICROSOFT.SWITCH(WEEKDAY(DATE([.$AJ$2];[.$C4];[.V$2]));7;TRUE();1;TRUE();FALSE());[.$D$17];IF(NOT(ISERROR(VLOOKUP(DATE([.$AJ$2];[.$C4];[.V$2]);[.$AL:.$AL];1;0)));[.$D$18];IF(IF(ISERROR(INDIRECT(&quot;$P$&quot;&amp;MATCH(DATE([.$AJ$2];[.$C4];[.V$2]);[.$D$27:.$D$65];0)+MATCH(&quot;Za sobotę&quot;;[.$P:.$P];0)));FALSE();NOT(ISBLANK(INDIRECT(&quot;$P$&quot;&amp;MATCH(DATE([.$AJ$2];[.$C4];[.V$2]);[.$D$27:.$D$65];0)+MATCH(&quot;Za sobotę&quot;;[.$P:.$P];0)))));[.$D$21];IF(IF(ISERROR(INDIRECT(&quot;$G$&quot;&amp;MATCH(DATE([.$AJ$2];[.$C4];[.V$2]);[.$D$27:.$D$65];0)+MATCH(&quot;Zaległy&quot;;[.$G:.$G];0)));FALSE();NOT(ISBLANK(INDIRECT(&quot;$G$&quot;&amp;MATCH(DATE([.$AJ$2];[.$C4];[.V$2]);[.$D$27:.$D$65];0)+MATCH(&quot;Zaległy&quot;;[.$G:.$G];0)))));[.$D$20];IF(NOT(ISERROR(VLOOKUP(DATE([.$AJ$2];[.$C4];[.V$2]);[.$AM:.$AM];1;0)));[.$D$19];&quot;&quot;))))))">
            <text:p/>
          </table:table-cell>
          <table:table-cell table:style-name="ce130" table:formula="of:=IF(MONTH(DATE([.$AJ$2];[.$C4];[.$D$2]))&lt;&gt;MONTH(DATE([.$AJ$2];[.$C4];[.W$2]));[.$D$16];IF(COM.MICROSOFT.SWITCH(WEEKDAY(DATE([.$AJ$2];[.$C4];[.W$2]));7;TRUE();1;TRUE();FALSE());[.$D$17];IF(NOT(ISERROR(VLOOKUP(DATE([.$AJ$2];[.$C4];[.W$2]);[.$AL:.$AL];1;0)));[.$D$18];IF(IF(ISERROR(INDIRECT(&quot;$P$&quot;&amp;MATCH(DATE([.$AJ$2];[.$C4];[.W$2]);[.$D$27:.$D$65];0)+MATCH(&quot;Za sobotę&quot;;[.$P:.$P];0)));FALSE();NOT(ISBLANK(INDIRECT(&quot;$P$&quot;&amp;MATCH(DATE([.$AJ$2];[.$C4];[.W$2]);[.$D$27:.$D$65];0)+MATCH(&quot;Za sobotę&quot;;[.$P:.$P];0)))));[.$D$21];IF(IF(ISERROR(INDIRECT(&quot;$G$&quot;&amp;MATCH(DATE([.$AJ$2];[.$C4];[.W$2]);[.$D$27:.$D$65];0)+MATCH(&quot;Zaległy&quot;;[.$G:.$G];0)));FALSE();NOT(ISBLANK(INDIRECT(&quot;$G$&quot;&amp;MATCH(DATE([.$AJ$2];[.$C4];[.W$2]);[.$D$27:.$D$65];0)+MATCH(&quot;Zaległy&quot;;[.$G:.$G];0)))));[.$D$20];IF(NOT(ISERROR(VLOOKUP(DATE([.$AJ$2];[.$C4];[.W$2]);[.$AM:.$AM];1;0)));[.$D$19];&quot;&quot;))))))">
            <text:p/>
          </table:table-cell>
          <table:table-cell table:style-name="ce130" table:formula="of:=IF(MONTH(DATE([.$AJ$2];[.$C4];[.$D$2]))&lt;&gt;MONTH(DATE([.$AJ$2];[.$C4];[.X$2]));[.$D$16];IF(COM.MICROSOFT.SWITCH(WEEKDAY(DATE([.$AJ$2];[.$C4];[.X$2]));7;TRUE();1;TRUE();FALSE());[.$D$17];IF(NOT(ISERROR(VLOOKUP(DATE([.$AJ$2];[.$C4];[.X$2]);[.$AL:.$AL];1;0)));[.$D$18];IF(IF(ISERROR(INDIRECT(&quot;$P$&quot;&amp;MATCH(DATE([.$AJ$2];[.$C4];[.X$2]);[.$D$27:.$D$65];0)+MATCH(&quot;Za sobotę&quot;;[.$P:.$P];0)));FALSE();NOT(ISBLANK(INDIRECT(&quot;$P$&quot;&amp;MATCH(DATE([.$AJ$2];[.$C4];[.X$2]);[.$D$27:.$D$65];0)+MATCH(&quot;Za sobotę&quot;;[.$P:.$P];0)))));[.$D$21];IF(IF(ISERROR(INDIRECT(&quot;$G$&quot;&amp;MATCH(DATE([.$AJ$2];[.$C4];[.X$2]);[.$D$27:.$D$65];0)+MATCH(&quot;Zaległy&quot;;[.$G:.$G];0)));FALSE();NOT(ISBLANK(INDIRECT(&quot;$G$&quot;&amp;MATCH(DATE([.$AJ$2];[.$C4];[.X$2]);[.$D$27:.$D$65];0)+MATCH(&quot;Zaległy&quot;;[.$G:.$G];0)))));[.$D$20];IF(NOT(ISERROR(VLOOKUP(DATE([.$AJ$2];[.$C4];[.X$2]);[.$AM:.$AM];1;0)));[.$D$19];&quot;&quot;))))))">
            <text:p/>
          </table:table-cell>
          <table:table-cell table:style-name="ce130" table:formula="of:=IF(MONTH(DATE([.$AJ$2];[.$C4];[.$D$2]))&lt;&gt;MONTH(DATE([.$AJ$2];[.$C4];[.Y$2]));[.$D$16];IF(COM.MICROSOFT.SWITCH(WEEKDAY(DATE([.$AJ$2];[.$C4];[.Y$2]));7;TRUE();1;TRUE();FALSE());[.$D$17];IF(NOT(ISERROR(VLOOKUP(DATE([.$AJ$2];[.$C4];[.Y$2]);[.$AL:.$AL];1;0)));[.$D$18];IF(IF(ISERROR(INDIRECT(&quot;$P$&quot;&amp;MATCH(DATE([.$AJ$2];[.$C4];[.Y$2]);[.$D$27:.$D$65];0)+MATCH(&quot;Za sobotę&quot;;[.$P:.$P];0)));FALSE();NOT(ISBLANK(INDIRECT(&quot;$P$&quot;&amp;MATCH(DATE([.$AJ$2];[.$C4];[.Y$2]);[.$D$27:.$D$65];0)+MATCH(&quot;Za sobotę&quot;;[.$P:.$P];0)))));[.$D$21];IF(IF(ISERROR(INDIRECT(&quot;$G$&quot;&amp;MATCH(DATE([.$AJ$2];[.$C4];[.Y$2]);[.$D$27:.$D$65];0)+MATCH(&quot;Zaległy&quot;;[.$G:.$G];0)));FALSE();NOT(ISBLANK(INDIRECT(&quot;$G$&quot;&amp;MATCH(DATE([.$AJ$2];[.$C4];[.Y$2]);[.$D$27:.$D$65];0)+MATCH(&quot;Zaległy&quot;;[.$G:.$G];0)))));[.$D$20];IF(NOT(ISERROR(VLOOKUP(DATE([.$AJ$2];[.$C4];[.Y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Z$2]));[.$D$16];IF(COM.MICROSOFT.SWITCH(WEEKDAY(DATE([.$AJ$2];[.$C4];[.Z$2]));7;TRUE();1;TRUE();FALSE());[.$D$17];IF(NOT(ISERROR(VLOOKUP(DATE([.$AJ$2];[.$C4];[.Z$2]);[.$AL:.$AL];1;0)));[.$D$18];IF(IF(ISERROR(INDIRECT(&quot;$P$&quot;&amp;MATCH(DATE([.$AJ$2];[.$C4];[.Z$2]);[.$D$27:.$D$65];0)+MATCH(&quot;Za sobotę&quot;;[.$P:.$P];0)));FALSE();NOT(ISBLANK(INDIRECT(&quot;$P$&quot;&amp;MATCH(DATE([.$AJ$2];[.$C4];[.Z$2]);[.$D$27:.$D$65];0)+MATCH(&quot;Za sobotę&quot;;[.$P:.$P];0)))));[.$D$21];IF(IF(ISERROR(INDIRECT(&quot;$G$&quot;&amp;MATCH(DATE([.$AJ$2];[.$C4];[.Z$2]);[.$D$27:.$D$65];0)+MATCH(&quot;Zaległy&quot;;[.$G:.$G];0)));FALSE();NOT(ISBLANK(INDIRECT(&quot;$G$&quot;&amp;MATCH(DATE([.$AJ$2];[.$C4];[.Z$2]);[.$D$27:.$D$65];0)+MATCH(&quot;Zaległy&quot;;[.$G:.$G];0)))));[.$D$20];IF(NOT(ISERROR(VLOOKUP(DATE([.$AJ$2];[.$C4];[.Z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4];[.$D$2]))&lt;&gt;MONTH(DATE([.$AJ$2];[.$C4];[.AA$2]));[.$D$16];IF(COM.MICROSOFT.SWITCH(WEEKDAY(DATE([.$AJ$2];[.$C4];[.AA$2]));7;TRUE();1;TRUE();FALSE());[.$D$17];IF(NOT(ISERROR(VLOOKUP(DATE([.$AJ$2];[.$C4];[.AA$2]);[.$AL:.$AL];1;0)));[.$D$18];IF(IF(ISERROR(INDIRECT(&quot;$P$&quot;&amp;MATCH(DATE([.$AJ$2];[.$C4];[.AA$2]);[.$D$27:.$D$65];0)+MATCH(&quot;Za sobotę&quot;;[.$P:.$P];0)));FALSE();NOT(ISBLANK(INDIRECT(&quot;$P$&quot;&amp;MATCH(DATE([.$AJ$2];[.$C4];[.AA$2]);[.$D$27:.$D$65];0)+MATCH(&quot;Za sobotę&quot;;[.$P:.$P];0)))));[.$D$21];IF(IF(ISERROR(INDIRECT(&quot;$G$&quot;&amp;MATCH(DATE([.$AJ$2];[.$C4];[.AA$2]);[.$D$27:.$D$65];0)+MATCH(&quot;Zaległy&quot;;[.$G:.$G];0)));FALSE();NOT(ISBLANK(INDIRECT(&quot;$G$&quot;&amp;MATCH(DATE([.$AJ$2];[.$C4];[.AA$2]);[.$D$27:.$D$65];0)+MATCH(&quot;Zaległy&quot;;[.$G:.$G];0)))));[.$D$20];IF(NOT(ISERROR(VLOOKUP(DATE([.$AJ$2];[.$C4];[.AA$2]);[.$AM:.$AM];1;0)));[.$D$19];&quot;&quot;))))))">
            <text:p/>
          </table:table-cell>
          <table:table-cell table:style-name="ce130" table:formula="of:=IF(MONTH(DATE([.$AJ$2];[.$C4];[.$D$2]))&lt;&gt;MONTH(DATE([.$AJ$2];[.$C4];[.AB$2]));[.$D$16];IF(COM.MICROSOFT.SWITCH(WEEKDAY(DATE([.$AJ$2];[.$C4];[.AB$2]));7;TRUE();1;TRUE();FALSE());[.$D$17];IF(NOT(ISERROR(VLOOKUP(DATE([.$AJ$2];[.$C4];[.AB$2]);[.$AL:.$AL];1;0)));[.$D$18];IF(IF(ISERROR(INDIRECT(&quot;$P$&quot;&amp;MATCH(DATE([.$AJ$2];[.$C4];[.AB$2]);[.$D$27:.$D$65];0)+MATCH(&quot;Za sobotę&quot;;[.$P:.$P];0)));FALSE();NOT(ISBLANK(INDIRECT(&quot;$P$&quot;&amp;MATCH(DATE([.$AJ$2];[.$C4];[.AB$2]);[.$D$27:.$D$65];0)+MATCH(&quot;Za sobotę&quot;;[.$P:.$P];0)))));[.$D$21];IF(IF(ISERROR(INDIRECT(&quot;$G$&quot;&amp;MATCH(DATE([.$AJ$2];[.$C4];[.AB$2]);[.$D$27:.$D$65];0)+MATCH(&quot;Zaległy&quot;;[.$G:.$G];0)));FALSE();NOT(ISBLANK(INDIRECT(&quot;$G$&quot;&amp;MATCH(DATE([.$AJ$2];[.$C4];[.AB$2]);[.$D$27:.$D$65];0)+MATCH(&quot;Zaległy&quot;;[.$G:.$G];0)))));[.$D$20];IF(NOT(ISERROR(VLOOKUP(DATE([.$AJ$2];[.$C4];[.AB$2]);[.$AM:.$AM];1;0)));[.$D$19];&quot;&quot;))))))">
            <text:p/>
          </table:table-cell>
          <table:table-cell table:style-name="ce130" table:formula="of:=IF(MONTH(DATE([.$AJ$2];[.$C4];[.$D$2]))&lt;&gt;MONTH(DATE([.$AJ$2];[.$C4];[.AC$2]));[.$D$16];IF(COM.MICROSOFT.SWITCH(WEEKDAY(DATE([.$AJ$2];[.$C4];[.AC$2]));7;TRUE();1;TRUE();FALSE());[.$D$17];IF(NOT(ISERROR(VLOOKUP(DATE([.$AJ$2];[.$C4];[.AC$2]);[.$AL:.$AL];1;0)));[.$D$18];IF(IF(ISERROR(INDIRECT(&quot;$P$&quot;&amp;MATCH(DATE([.$AJ$2];[.$C4];[.AC$2]);[.$D$27:.$D$65];0)+MATCH(&quot;Za sobotę&quot;;[.$P:.$P];0)));FALSE();NOT(ISBLANK(INDIRECT(&quot;$P$&quot;&amp;MATCH(DATE([.$AJ$2];[.$C4];[.AC$2]);[.$D$27:.$D$65];0)+MATCH(&quot;Za sobotę&quot;;[.$P:.$P];0)))));[.$D$21];IF(IF(ISERROR(INDIRECT(&quot;$G$&quot;&amp;MATCH(DATE([.$AJ$2];[.$C4];[.AC$2]);[.$D$27:.$D$65];0)+MATCH(&quot;Zaległy&quot;;[.$G:.$G];0)));FALSE();NOT(ISBLANK(INDIRECT(&quot;$G$&quot;&amp;MATCH(DATE([.$AJ$2];[.$C4];[.AC$2]);[.$D$27:.$D$65];0)+MATCH(&quot;Zaległy&quot;;[.$G:.$G];0)))));[.$D$20];IF(NOT(ISERROR(VLOOKUP(DATE([.$AJ$2];[.$C4];[.AC$2]);[.$AM:.$AM];1;0)));[.$D$19];&quot;&quot;))))))">
            <text:p/>
          </table:table-cell>
          <table:table-cell table:style-name="ce130" table:formula="of:=IF(MONTH(DATE([.$AJ$2];[.$C4];[.$D$2]))&lt;&gt;MONTH(DATE([.$AJ$2];[.$C4];[.AD$2]));[.$D$16];IF(COM.MICROSOFT.SWITCH(WEEKDAY(DATE([.$AJ$2];[.$C4];[.AD$2]));7;TRUE();1;TRUE();FALSE());[.$D$17];IF(NOT(ISERROR(VLOOKUP(DATE([.$AJ$2];[.$C4];[.AD$2]);[.$AL:.$AL];1;0)));[.$D$18];IF(IF(ISERROR(INDIRECT(&quot;$P$&quot;&amp;MATCH(DATE([.$AJ$2];[.$C4];[.AD$2]);[.$D$27:.$D$65];0)+MATCH(&quot;Za sobotę&quot;;[.$P:.$P];0)));FALSE();NOT(ISBLANK(INDIRECT(&quot;$P$&quot;&amp;MATCH(DATE([.$AJ$2];[.$C4];[.AD$2]);[.$D$27:.$D$65];0)+MATCH(&quot;Za sobotę&quot;;[.$P:.$P];0)))));[.$D$21];IF(IF(ISERROR(INDIRECT(&quot;$G$&quot;&amp;MATCH(DATE([.$AJ$2];[.$C4];[.AD$2]);[.$D$27:.$D$65];0)+MATCH(&quot;Zaległy&quot;;[.$G:.$G];0)));FALSE();NOT(ISBLANK(INDIRECT(&quot;$G$&quot;&amp;MATCH(DATE([.$AJ$2];[.$C4];[.AD$2]);[.$D$27:.$D$65];0)+MATCH(&quot;Zaległy&quot;;[.$G:.$G];0)))));[.$D$20];IF(NOT(ISERROR(VLOOKUP(DATE([.$AJ$2];[.$C4];[.AD$2]);[.$AM:.$AM];1;0)));[.$D$19];&quot;&quot;))))))">
            <text:p/>
          </table:table-cell>
          <table:table-cell table:style-name="ce130" table:formula="of:=IF(MONTH(DATE([.$AJ$2];[.$C4];[.$D$2]))&lt;&gt;MONTH(DATE([.$AJ$2];[.$C4];[.AE$2]));[.$D$16];IF(COM.MICROSOFT.SWITCH(WEEKDAY(DATE([.$AJ$2];[.$C4];[.AE$2]));7;TRUE();1;TRUE();FALSE());[.$D$17];IF(NOT(ISERROR(VLOOKUP(DATE([.$AJ$2];[.$C4];[.AE$2]);[.$AL:.$AL];1;0)));[.$D$18];IF(IF(ISERROR(INDIRECT(&quot;$P$&quot;&amp;MATCH(DATE([.$AJ$2];[.$C4];[.AE$2]);[.$D$27:.$D$65];0)+MATCH(&quot;Za sobotę&quot;;[.$P:.$P];0)));FALSE();NOT(ISBLANK(INDIRECT(&quot;$P$&quot;&amp;MATCH(DATE([.$AJ$2];[.$C4];[.AE$2]);[.$D$27:.$D$65];0)+MATCH(&quot;Za sobotę&quot;;[.$P:.$P];0)))));[.$D$21];IF(IF(ISERROR(INDIRECT(&quot;$G$&quot;&amp;MATCH(DATE([.$AJ$2];[.$C4];[.AE$2]);[.$D$27:.$D$65];0)+MATCH(&quot;Zaległy&quot;;[.$G:.$G];0)));FALSE();NOT(ISBLANK(INDIRECT(&quot;$G$&quot;&amp;MATCH(DATE([.$AJ$2];[.$C4];[.AE$2]);[.$D$27:.$D$65];0)+MATCH(&quot;Zaległy&quot;;[.$G:.$G];0)))));[.$D$20];IF(NOT(ISERROR(VLOOKUP(DATE([.$AJ$2];[.$C4];[.AE$2]);[.$AM:.$AM];1;0)));[.$D$19];&quot;&quot;))))))">
            <text:p/>
          </table:table-cell>
          <table:table-cell table:style-name="ce130" table:formula="of:=IF(MONTH(DATE([.$AJ$2];[.$C4];[.$D$2]))&lt;&gt;MONTH(DATE([.$AJ$2];[.$C4];[.AF$2]));[.$D$16];IF(COM.MICROSOFT.SWITCH(WEEKDAY(DATE([.$AJ$2];[.$C4];[.AF$2]));7;TRUE();1;TRUE();FALSE());[.$D$17];IF(NOT(ISERROR(VLOOKUP(DATE([.$AJ$2];[.$C4];[.AF$2]);[.$AL:.$AL];1;0)));[.$D$18];IF(IF(ISERROR(INDIRECT(&quot;$P$&quot;&amp;MATCH(DATE([.$AJ$2];[.$C4];[.AF$2]);[.$D$27:.$D$65];0)+MATCH(&quot;Za sobotę&quot;;[.$P:.$P];0)));FALSE();NOT(ISBLANK(INDIRECT(&quot;$P$&quot;&amp;MATCH(DATE([.$AJ$2];[.$C4];[.AF$2]);[.$D$27:.$D$65];0)+MATCH(&quot;Za sobotę&quot;;[.$P:.$P];0)))));[.$D$21];IF(IF(ISERROR(INDIRECT(&quot;$G$&quot;&amp;MATCH(DATE([.$AJ$2];[.$C4];[.AF$2]);[.$D$27:.$D$65];0)+MATCH(&quot;Zaległy&quot;;[.$G:.$G];0)));FALSE();NOT(ISBLANK(INDIRECT(&quot;$G$&quot;&amp;MATCH(DATE([.$AJ$2];[.$C4];[.AF$2]);[.$D$27:.$D$65];0)+MATCH(&quot;Zaległy&quot;;[.$G:.$G];0)))));[.$D$20];IF(NOT(ISERROR(VLOOKUP(DATE([.$AJ$2];[.$C4];[.AF$2]);[.$AM:.$AM];1;0)));[.$D$19];&quot;&quot;))))))" office:value-type="string" office:string-value="•" calcext:value-type="string">
            <text:p>•</text:p>
          </table:table-cell>
          <table:table-cell table:style-name="ce130" table:formula="of:=IF(MONTH(DATE([.$AJ$2];[.$C4];[.$D$2]))&lt;&gt;MONTH(DATE([.$AJ$2];[.$C4];[.AG$2]));[.$D$16];IF(COM.MICROSOFT.SWITCH(WEEKDAY(DATE([.$AJ$2];[.$C4];[.AG$2]));7;TRUE();1;TRUE();FALSE());[.$D$17];IF(NOT(ISERROR(VLOOKUP(DATE([.$AJ$2];[.$C4];[.AG$2]);[.$AL:.$AL];1;0)));[.$D$18];IF(IF(ISERROR(INDIRECT(&quot;$P$&quot;&amp;MATCH(DATE([.$AJ$2];[.$C4];[.AG$2]);[.$D$27:.$D$65];0)+MATCH(&quot;Za sobotę&quot;;[.$P:.$P];0)));FALSE();NOT(ISBLANK(INDIRECT(&quot;$P$&quot;&amp;MATCH(DATE([.$AJ$2];[.$C4];[.AG$2]);[.$D$27:.$D$65];0)+MATCH(&quot;Za sobotę&quot;;[.$P:.$P];0)))));[.$D$21];IF(IF(ISERROR(INDIRECT(&quot;$G$&quot;&amp;MATCH(DATE([.$AJ$2];[.$C4];[.AG$2]);[.$D$27:.$D$65];0)+MATCH(&quot;Zaległy&quot;;[.$G:.$G];0)));FALSE();NOT(ISBLANK(INDIRECT(&quot;$G$&quot;&amp;MATCH(DATE([.$AJ$2];[.$C4];[.AG$2]);[.$D$27:.$D$65];0)+MATCH(&quot;Zaległy&quot;;[.$G:.$G];0)))));[.$D$20];IF(NOT(ISERROR(VLOOKUP(DATE([.$AJ$2];[.$C4];[.AG$2]);[.$AM:.$AM];1;0)));[.$D$19];&quot;&quot;))))))" office:value-type="string" office:string-value="•" calcext:value-type="string">
            <text:p>•</text:p>
          </table:table-cell>
          <table:table-cell table:style-name="ce133" table:formula="of:=IF(MONTH(DATE([.$AJ$2];[.$C4];[.$D$2]))&lt;&gt;MONTH(DATE([.$AJ$2];[.$C4];[.AH$2]));[.$D$16];IF(COM.MICROSOFT.SWITCH(WEEKDAY(DATE([.$AJ$2];[.$C4];[.AH$2]));7;TRUE();1;TRUE();FALSE());[.$D$17];IF(NOT(ISERROR(VLOOKUP(DATE([.$AJ$2];[.$C4];[.AH$2]);[.$AL:.$AL];1;0)));[.$D$18];IF(IF(ISERROR(INDIRECT(&quot;$P$&quot;&amp;MATCH(DATE([.$AJ$2];[.$C4];[.AH$2]);[.$D$27:.$D$65];0)+MATCH(&quot;Za sobotę&quot;;[.$P:.$P];0)));FALSE();NOT(ISBLANK(INDIRECT(&quot;$P$&quot;&amp;MATCH(DATE([.$AJ$2];[.$C4];[.AH$2]);[.$D$27:.$D$65];0)+MATCH(&quot;Za sobotę&quot;;[.$P:.$P];0)))));[.$D$21];IF(IF(ISERROR(INDIRECT(&quot;$G$&quot;&amp;MATCH(DATE([.$AJ$2];[.$C4];[.AH$2]);[.$D$27:.$D$65];0)+MATCH(&quot;Zaległy&quot;;[.$G:.$G];0)));FALSE();NOT(ISBLANK(INDIRECT(&quot;$G$&quot;&amp;MATCH(DATE([.$AJ$2];[.$C4];[.AH$2]);[.$D$27:.$D$65];0)+MATCH(&quot;Zaległy&quot;;[.$G:.$G];0)))));[.$D$20];IF(NOT(ISERROR(VLOOKUP(DATE([.$AJ$2];[.$C4];[.AH$2]);[.$AM:.$AM];1;0)));[.$D$19];&quot;&quot;))))))" office:value-type="string" office:string-value="•" calcext:value-type="string">
            <text:p>•</text:p>
          </table:table-cell>
          <table:table-cell/>
          <table:table-cell table:style-name="ce61" office:value-type="string" calcext:value-type="string">
            <text:p>Dzień</text:p>
          </table:table-cell>
          <table:table-cell table:style-name="ce42" office:value-type="string" calcext:value-type="string">
            <text:p>Nazwa święta / wydarzenia</text:p>
          </table:table-cell>
          <table:table-cell table:formula="of:=IF(NOT(ISBLANK([.$AJ7]));IFERROR(DATEVALUE([.$AJ7]&amp;&quot;.&quot;&amp;[.$AJ$2]);DATE([.$AJ$2];MONTH([.$AJ7]);DAY([.$AJ7])));&quot;&quot;)" office:value-type="date" office:date-value="2025-05-01" calcext:value-type="date">
            <text:p>1 maja 2025 (czwartek)</text:p>
          </table:table-cell>
          <table:table-cell table:style-name="ce62" table:formula="of:=IF(NOT(ISBLANK([.$D29]));IFERROR(DATEVALUE([.$D29]&amp;&quot;.&quot;&amp;[.$AJ$2]);DATE([.$AJ$2];MONTH([.$D29]);DAY([.$D29])));&quot;&quot;)">
            <text:p/>
          </table:table-cell>
          <table:table-cell/>
          <table:table-cell table:style-name="Default" table:number-columns-repeated="7"/>
          <table:table-cell table:number-columns-repeated="976"/>
        </table:table-row>
        <table:table-row table:style-name="ro1">
          <table:covered-table-cell table:style-name="ce45"/>
          <table:table-cell table:style-name="ce34" table:formula="of:=DATE([.$AJ$2];[.$C5];1)" office:value-type="date" office:date-value="2025-03-01" calcext:value-type="date">
            <text:p>marzec</text:p>
          </table:table-cell>
          <table:table-cell table:style-name="ce45" office:value-type="float" office:value="3" calcext:value-type="float">
            <text:p>3</text:p>
          </table:table-cell>
          <table:table-cell table:style-name="ce126" table:formula="of:=IF(MONTH(DATE([.$AJ$2];[.$C5];[.$D$2]))&lt;&gt;MONTH(DATE([.$AJ$2];[.$C5];[.D$2]));[.$D$16];IF(COM.MICROSOFT.SWITCH(WEEKDAY(DATE([.$AJ$2];[.$C5];[.D$2]));7;TRUE();1;TRUE();FALSE());[.$D$17];IF(NOT(ISERROR(VLOOKUP(DATE([.$AJ$2];[.$C5];[.D$2]);[.$AL:.$AL];1;0)));[.$D$18];IF(IF(ISERROR(INDIRECT(&quot;$P$&quot;&amp;MATCH(DATE([.$AJ$2];[.$C5];[.D$2]);[.$D$27:.$D$65];0)+MATCH(&quot;Za sobotę&quot;;[.$P:.$P];0)));FALSE();NOT(ISBLANK(INDIRECT(&quot;$P$&quot;&amp;MATCH(DATE([.$AJ$2];[.$C5];[.D$2]);[.$D$27:.$D$65];0)+MATCH(&quot;Za sobotę&quot;;[.$P:.$P];0)))));[.$D$21];IF(IF(ISERROR(INDIRECT(&quot;$G$&quot;&amp;MATCH(DATE([.$AJ$2];[.$C5];[.D$2]);[.$D$27:.$D$65];0)+MATCH(&quot;Zaległy&quot;;[.$G:.$G];0)));FALSE();NOT(ISBLANK(INDIRECT(&quot;$G$&quot;&amp;MATCH(DATE([.$AJ$2];[.$C5];[.D$2]);[.$D$27:.$D$65];0)+MATCH(&quot;Zaległy&quot;;[.$G:.$G];0)))));[.$D$20];IF(NOT(ISERROR(VLOOKUP(DATE([.$AJ$2];[.$C5];[.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E$2]));[.$D$16];IF(COM.MICROSOFT.SWITCH(WEEKDAY(DATE([.$AJ$2];[.$C5];[.E$2]));7;TRUE();1;TRUE();FALSE());[.$D$17];IF(NOT(ISERROR(VLOOKUP(DATE([.$AJ$2];[.$C5];[.E$2]);[.$AL:.$AL];1;0)));[.$D$18];IF(IF(ISERROR(INDIRECT(&quot;$P$&quot;&amp;MATCH(DATE([.$AJ$2];[.$C5];[.E$2]);[.$D$27:.$D$65];0)+MATCH(&quot;Za sobotę&quot;;[.$P:.$P];0)));FALSE();NOT(ISBLANK(INDIRECT(&quot;$P$&quot;&amp;MATCH(DATE([.$AJ$2];[.$C5];[.E$2]);[.$D$27:.$D$65];0)+MATCH(&quot;Za sobotę&quot;;[.$P:.$P];0)))));[.$D$21];IF(IF(ISERROR(INDIRECT(&quot;$G$&quot;&amp;MATCH(DATE([.$AJ$2];[.$C5];[.E$2]);[.$D$27:.$D$65];0)+MATCH(&quot;Zaległy&quot;;[.$G:.$G];0)));FALSE();NOT(ISBLANK(INDIRECT(&quot;$G$&quot;&amp;MATCH(DATE([.$AJ$2];[.$C5];[.E$2]);[.$D$27:.$D$65];0)+MATCH(&quot;Zaległy&quot;;[.$G:.$G];0)))));[.$D$20];IF(NOT(ISERROR(VLOOKUP(DATE([.$AJ$2];[.$C5];[.E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F$2]));[.$D$16];IF(COM.MICROSOFT.SWITCH(WEEKDAY(DATE([.$AJ$2];[.$C5];[.F$2]));7;TRUE();1;TRUE();FALSE());[.$D$17];IF(NOT(ISERROR(VLOOKUP(DATE([.$AJ$2];[.$C5];[.F$2]);[.$AL:.$AL];1;0)));[.$D$18];IF(IF(ISERROR(INDIRECT(&quot;$P$&quot;&amp;MATCH(DATE([.$AJ$2];[.$C5];[.F$2]);[.$D$27:.$D$65];0)+MATCH(&quot;Za sobotę&quot;;[.$P:.$P];0)));FALSE();NOT(ISBLANK(INDIRECT(&quot;$P$&quot;&amp;MATCH(DATE([.$AJ$2];[.$C5];[.F$2]);[.$D$27:.$D$65];0)+MATCH(&quot;Za sobotę&quot;;[.$P:.$P];0)))));[.$D$21];IF(IF(ISERROR(INDIRECT(&quot;$G$&quot;&amp;MATCH(DATE([.$AJ$2];[.$C5];[.F$2]);[.$D$27:.$D$65];0)+MATCH(&quot;Zaległy&quot;;[.$G:.$G];0)));FALSE();NOT(ISBLANK(INDIRECT(&quot;$G$&quot;&amp;MATCH(DATE([.$AJ$2];[.$C5];[.F$2]);[.$D$27:.$D$65];0)+MATCH(&quot;Zaległy&quot;;[.$G:.$G];0)))));[.$D$20];IF(NOT(ISERROR(VLOOKUP(DATE([.$AJ$2];[.$C5];[.F$2]);[.$AM:.$AM];1;0)));[.$D$19];&quot;&quot;))))))">
            <text:p/>
          </table:table-cell>
          <table:table-cell table:style-name="ce130" table:formula="of:=IF(MONTH(DATE([.$AJ$2];[.$C5];[.$D$2]))&lt;&gt;MONTH(DATE([.$AJ$2];[.$C5];[.G$2]));[.$D$16];IF(COM.MICROSOFT.SWITCH(WEEKDAY(DATE([.$AJ$2];[.$C5];[.G$2]));7;TRUE();1;TRUE();FALSE());[.$D$17];IF(NOT(ISERROR(VLOOKUP(DATE([.$AJ$2];[.$C5];[.G$2]);[.$AL:.$AL];1;0)));[.$D$18];IF(IF(ISERROR(INDIRECT(&quot;$P$&quot;&amp;MATCH(DATE([.$AJ$2];[.$C5];[.G$2]);[.$D$27:.$D$65];0)+MATCH(&quot;Za sobotę&quot;;[.$P:.$P];0)));FALSE();NOT(ISBLANK(INDIRECT(&quot;$P$&quot;&amp;MATCH(DATE([.$AJ$2];[.$C5];[.G$2]);[.$D$27:.$D$65];0)+MATCH(&quot;Za sobotę&quot;;[.$P:.$P];0)))));[.$D$21];IF(IF(ISERROR(INDIRECT(&quot;$G$&quot;&amp;MATCH(DATE([.$AJ$2];[.$C5];[.G$2]);[.$D$27:.$D$65];0)+MATCH(&quot;Zaległy&quot;;[.$G:.$G];0)));FALSE();NOT(ISBLANK(INDIRECT(&quot;$G$&quot;&amp;MATCH(DATE([.$AJ$2];[.$C5];[.G$2]);[.$D$27:.$D$65];0)+MATCH(&quot;Zaległy&quot;;[.$G:.$G];0)))));[.$D$20];IF(NOT(ISERROR(VLOOKUP(DATE([.$AJ$2];[.$C5];[.G$2]);[.$AM:.$AM];1;0)));[.$D$19];&quot;&quot;))))))">
            <text:p/>
          </table:table-cell>
          <table:table-cell table:style-name="ce130" table:formula="of:=IF(MONTH(DATE([.$AJ$2];[.$C5];[.$D$2]))&lt;&gt;MONTH(DATE([.$AJ$2];[.$C5];[.H$2]));[.$D$16];IF(COM.MICROSOFT.SWITCH(WEEKDAY(DATE([.$AJ$2];[.$C5];[.H$2]));7;TRUE();1;TRUE();FALSE());[.$D$17];IF(NOT(ISERROR(VLOOKUP(DATE([.$AJ$2];[.$C5];[.H$2]);[.$AL:.$AL];1;0)));[.$D$18];IF(IF(ISERROR(INDIRECT(&quot;$P$&quot;&amp;MATCH(DATE([.$AJ$2];[.$C5];[.H$2]);[.$D$27:.$D$65];0)+MATCH(&quot;Za sobotę&quot;;[.$P:.$P];0)));FALSE();NOT(ISBLANK(INDIRECT(&quot;$P$&quot;&amp;MATCH(DATE([.$AJ$2];[.$C5];[.H$2]);[.$D$27:.$D$65];0)+MATCH(&quot;Za sobotę&quot;;[.$P:.$P];0)))));[.$D$21];IF(IF(ISERROR(INDIRECT(&quot;$G$&quot;&amp;MATCH(DATE([.$AJ$2];[.$C5];[.H$2]);[.$D$27:.$D$65];0)+MATCH(&quot;Zaległy&quot;;[.$G:.$G];0)));FALSE();NOT(ISBLANK(INDIRECT(&quot;$G$&quot;&amp;MATCH(DATE([.$AJ$2];[.$C5];[.H$2]);[.$D$27:.$D$65];0)+MATCH(&quot;Zaległy&quot;;[.$G:.$G];0)))));[.$D$20];IF(NOT(ISERROR(VLOOKUP(DATE([.$AJ$2];[.$C5];[.H$2]);[.$AM:.$AM];1;0)));[.$D$19];&quot;&quot;))))))">
            <text:p/>
          </table:table-cell>
          <table:table-cell table:style-name="ce130" table:formula="of:=IF(MONTH(DATE([.$AJ$2];[.$C5];[.$D$2]))&lt;&gt;MONTH(DATE([.$AJ$2];[.$C5];[.I$2]));[.$D$16];IF(COM.MICROSOFT.SWITCH(WEEKDAY(DATE([.$AJ$2];[.$C5];[.I$2]));7;TRUE();1;TRUE();FALSE());[.$D$17];IF(NOT(ISERROR(VLOOKUP(DATE([.$AJ$2];[.$C5];[.I$2]);[.$AL:.$AL];1;0)));[.$D$18];IF(IF(ISERROR(INDIRECT(&quot;$P$&quot;&amp;MATCH(DATE([.$AJ$2];[.$C5];[.I$2]);[.$D$27:.$D$65];0)+MATCH(&quot;Za sobotę&quot;;[.$P:.$P];0)));FALSE();NOT(ISBLANK(INDIRECT(&quot;$P$&quot;&amp;MATCH(DATE([.$AJ$2];[.$C5];[.I$2]);[.$D$27:.$D$65];0)+MATCH(&quot;Za sobotę&quot;;[.$P:.$P];0)))));[.$D$21];IF(IF(ISERROR(INDIRECT(&quot;$G$&quot;&amp;MATCH(DATE([.$AJ$2];[.$C5];[.I$2]);[.$D$27:.$D$65];0)+MATCH(&quot;Zaległy&quot;;[.$G:.$G];0)));FALSE();NOT(ISBLANK(INDIRECT(&quot;$G$&quot;&amp;MATCH(DATE([.$AJ$2];[.$C5];[.I$2]);[.$D$27:.$D$65];0)+MATCH(&quot;Zaległy&quot;;[.$G:.$G];0)))));[.$D$20];IF(NOT(ISERROR(VLOOKUP(DATE([.$AJ$2];[.$C5];[.I$2]);[.$AM:.$AM];1;0)));[.$D$19];&quot;&quot;))))))">
            <text:p/>
          </table:table-cell>
          <table:table-cell table:style-name="ce130" table:formula="of:=IF(MONTH(DATE([.$AJ$2];[.$C5];[.$D$2]))&lt;&gt;MONTH(DATE([.$AJ$2];[.$C5];[.J$2]));[.$D$16];IF(COM.MICROSOFT.SWITCH(WEEKDAY(DATE([.$AJ$2];[.$C5];[.J$2]));7;TRUE();1;TRUE();FALSE());[.$D$17];IF(NOT(ISERROR(VLOOKUP(DATE([.$AJ$2];[.$C5];[.J$2]);[.$AL:.$AL];1;0)));[.$D$18];IF(IF(ISERROR(INDIRECT(&quot;$P$&quot;&amp;MATCH(DATE([.$AJ$2];[.$C5];[.J$2]);[.$D$27:.$D$65];0)+MATCH(&quot;Za sobotę&quot;;[.$P:.$P];0)));FALSE();NOT(ISBLANK(INDIRECT(&quot;$P$&quot;&amp;MATCH(DATE([.$AJ$2];[.$C5];[.J$2]);[.$D$27:.$D$65];0)+MATCH(&quot;Za sobotę&quot;;[.$P:.$P];0)))));[.$D$21];IF(IF(ISERROR(INDIRECT(&quot;$G$&quot;&amp;MATCH(DATE([.$AJ$2];[.$C5];[.J$2]);[.$D$27:.$D$65];0)+MATCH(&quot;Zaległy&quot;;[.$G:.$G];0)));FALSE();NOT(ISBLANK(INDIRECT(&quot;$G$&quot;&amp;MATCH(DATE([.$AJ$2];[.$C5];[.J$2]);[.$D$27:.$D$65];0)+MATCH(&quot;Zaległy&quot;;[.$G:.$G];0)))));[.$D$20];IF(NOT(ISERROR(VLOOKUP(DATE([.$AJ$2];[.$C5];[.J$2]);[.$AM:.$AM];1;0)));[.$D$19];&quot;&quot;))))))">
            <text:p/>
          </table:table-cell>
          <table:table-cell table:style-name="ce130" table:formula="of:=IF(MONTH(DATE([.$AJ$2];[.$C5];[.$D$2]))&lt;&gt;MONTH(DATE([.$AJ$2];[.$C5];[.K$2]));[.$D$16];IF(COM.MICROSOFT.SWITCH(WEEKDAY(DATE([.$AJ$2];[.$C5];[.K$2]));7;TRUE();1;TRUE();FALSE());[.$D$17];IF(NOT(ISERROR(VLOOKUP(DATE([.$AJ$2];[.$C5];[.K$2]);[.$AL:.$AL];1;0)));[.$D$18];IF(IF(ISERROR(INDIRECT(&quot;$P$&quot;&amp;MATCH(DATE([.$AJ$2];[.$C5];[.K$2]);[.$D$27:.$D$65];0)+MATCH(&quot;Za sobotę&quot;;[.$P:.$P];0)));FALSE();NOT(ISBLANK(INDIRECT(&quot;$P$&quot;&amp;MATCH(DATE([.$AJ$2];[.$C5];[.K$2]);[.$D$27:.$D$65];0)+MATCH(&quot;Za sobotę&quot;;[.$P:.$P];0)))));[.$D$21];IF(IF(ISERROR(INDIRECT(&quot;$G$&quot;&amp;MATCH(DATE([.$AJ$2];[.$C5];[.K$2]);[.$D$27:.$D$65];0)+MATCH(&quot;Zaległy&quot;;[.$G:.$G];0)));FALSE();NOT(ISBLANK(INDIRECT(&quot;$G$&quot;&amp;MATCH(DATE([.$AJ$2];[.$C5];[.K$2]);[.$D$27:.$D$65];0)+MATCH(&quot;Zaległy&quot;;[.$G:.$G];0)))));[.$D$20];IF(NOT(ISERROR(VLOOKUP(DATE([.$AJ$2];[.$C5];[.K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L$2]));[.$D$16];IF(COM.MICROSOFT.SWITCH(WEEKDAY(DATE([.$AJ$2];[.$C5];[.L$2]));7;TRUE();1;TRUE();FALSE());[.$D$17];IF(NOT(ISERROR(VLOOKUP(DATE([.$AJ$2];[.$C5];[.L$2]);[.$AL:.$AL];1;0)));[.$D$18];IF(IF(ISERROR(INDIRECT(&quot;$P$&quot;&amp;MATCH(DATE([.$AJ$2];[.$C5];[.L$2]);[.$D$27:.$D$65];0)+MATCH(&quot;Za sobotę&quot;;[.$P:.$P];0)));FALSE();NOT(ISBLANK(INDIRECT(&quot;$P$&quot;&amp;MATCH(DATE([.$AJ$2];[.$C5];[.L$2]);[.$D$27:.$D$65];0)+MATCH(&quot;Za sobotę&quot;;[.$P:.$P];0)))));[.$D$21];IF(IF(ISERROR(INDIRECT(&quot;$G$&quot;&amp;MATCH(DATE([.$AJ$2];[.$C5];[.L$2]);[.$D$27:.$D$65];0)+MATCH(&quot;Zaległy&quot;;[.$G:.$G];0)));FALSE();NOT(ISBLANK(INDIRECT(&quot;$G$&quot;&amp;MATCH(DATE([.$AJ$2];[.$C5];[.L$2]);[.$D$27:.$D$65];0)+MATCH(&quot;Zaległy&quot;;[.$G:.$G];0)))));[.$D$20];IF(NOT(ISERROR(VLOOKUP(DATE([.$AJ$2];[.$C5];[.L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M$2]));[.$D$16];IF(COM.MICROSOFT.SWITCH(WEEKDAY(DATE([.$AJ$2];[.$C5];[.M$2]));7;TRUE();1;TRUE();FALSE());[.$D$17];IF(NOT(ISERROR(VLOOKUP(DATE([.$AJ$2];[.$C5];[.M$2]);[.$AL:.$AL];1;0)));[.$D$18];IF(IF(ISERROR(INDIRECT(&quot;$P$&quot;&amp;MATCH(DATE([.$AJ$2];[.$C5];[.M$2]);[.$D$27:.$D$65];0)+MATCH(&quot;Za sobotę&quot;;[.$P:.$P];0)));FALSE();NOT(ISBLANK(INDIRECT(&quot;$P$&quot;&amp;MATCH(DATE([.$AJ$2];[.$C5];[.M$2]);[.$D$27:.$D$65];0)+MATCH(&quot;Za sobotę&quot;;[.$P:.$P];0)))));[.$D$21];IF(IF(ISERROR(INDIRECT(&quot;$G$&quot;&amp;MATCH(DATE([.$AJ$2];[.$C5];[.M$2]);[.$D$27:.$D$65];0)+MATCH(&quot;Zaległy&quot;;[.$G:.$G];0)));FALSE();NOT(ISBLANK(INDIRECT(&quot;$G$&quot;&amp;MATCH(DATE([.$AJ$2];[.$C5];[.M$2]);[.$D$27:.$D$65];0)+MATCH(&quot;Zaległy&quot;;[.$G:.$G];0)))));[.$D$20];IF(NOT(ISERROR(VLOOKUP(DATE([.$AJ$2];[.$C5];[.M$2]);[.$AM:.$AM];1;0)));[.$D$19];&quot;&quot;))))))">
            <text:p/>
          </table:table-cell>
          <table:table-cell table:style-name="ce130" table:formula="of:=IF(MONTH(DATE([.$AJ$2];[.$C5];[.$D$2]))&lt;&gt;MONTH(DATE([.$AJ$2];[.$C5];[.N$2]));[.$D$16];IF(COM.MICROSOFT.SWITCH(WEEKDAY(DATE([.$AJ$2];[.$C5];[.N$2]));7;TRUE();1;TRUE();FALSE());[.$D$17];IF(NOT(ISERROR(VLOOKUP(DATE([.$AJ$2];[.$C5];[.N$2]);[.$AL:.$AL];1;0)));[.$D$18];IF(IF(ISERROR(INDIRECT(&quot;$P$&quot;&amp;MATCH(DATE([.$AJ$2];[.$C5];[.N$2]);[.$D$27:.$D$65];0)+MATCH(&quot;Za sobotę&quot;;[.$P:.$P];0)));FALSE();NOT(ISBLANK(INDIRECT(&quot;$P$&quot;&amp;MATCH(DATE([.$AJ$2];[.$C5];[.N$2]);[.$D$27:.$D$65];0)+MATCH(&quot;Za sobotę&quot;;[.$P:.$P];0)))));[.$D$21];IF(IF(ISERROR(INDIRECT(&quot;$G$&quot;&amp;MATCH(DATE([.$AJ$2];[.$C5];[.N$2]);[.$D$27:.$D$65];0)+MATCH(&quot;Zaległy&quot;;[.$G:.$G];0)));FALSE();NOT(ISBLANK(INDIRECT(&quot;$G$&quot;&amp;MATCH(DATE([.$AJ$2];[.$C5];[.N$2]);[.$D$27:.$D$65];0)+MATCH(&quot;Zaległy&quot;;[.$G:.$G];0)))));[.$D$20];IF(NOT(ISERROR(VLOOKUP(DATE([.$AJ$2];[.$C5];[.N$2]);[.$AM:.$AM];1;0)));[.$D$19];&quot;&quot;))))))">
            <text:p/>
          </table:table-cell>
          <table:table-cell table:style-name="ce130" table:formula="of:=IF(MONTH(DATE([.$AJ$2];[.$C5];[.$D$2]))&lt;&gt;MONTH(DATE([.$AJ$2];[.$C5];[.O$2]));[.$D$16];IF(COM.MICROSOFT.SWITCH(WEEKDAY(DATE([.$AJ$2];[.$C5];[.O$2]));7;TRUE();1;TRUE();FALSE());[.$D$17];IF(NOT(ISERROR(VLOOKUP(DATE([.$AJ$2];[.$C5];[.O$2]);[.$AL:.$AL];1;0)));[.$D$18];IF(IF(ISERROR(INDIRECT(&quot;$P$&quot;&amp;MATCH(DATE([.$AJ$2];[.$C5];[.O$2]);[.$D$27:.$D$65];0)+MATCH(&quot;Za sobotę&quot;;[.$P:.$P];0)));FALSE();NOT(ISBLANK(INDIRECT(&quot;$P$&quot;&amp;MATCH(DATE([.$AJ$2];[.$C5];[.O$2]);[.$D$27:.$D$65];0)+MATCH(&quot;Za sobotę&quot;;[.$P:.$P];0)))));[.$D$21];IF(IF(ISERROR(INDIRECT(&quot;$G$&quot;&amp;MATCH(DATE([.$AJ$2];[.$C5];[.O$2]);[.$D$27:.$D$65];0)+MATCH(&quot;Zaległy&quot;;[.$G:.$G];0)));FALSE();NOT(ISBLANK(INDIRECT(&quot;$G$&quot;&amp;MATCH(DATE([.$AJ$2];[.$C5];[.O$2]);[.$D$27:.$D$65];0)+MATCH(&quot;Zaległy&quot;;[.$G:.$G];0)))));[.$D$20];IF(NOT(ISERROR(VLOOKUP(DATE([.$AJ$2];[.$C5];[.O$2]);[.$AM:.$AM];1;0)));[.$D$19];&quot;&quot;))))))">
            <text:p/>
          </table:table-cell>
          <table:table-cell table:style-name="ce130" table:formula="of:=IF(MONTH(DATE([.$AJ$2];[.$C5];[.$D$2]))&lt;&gt;MONTH(DATE([.$AJ$2];[.$C5];[.P$2]));[.$D$16];IF(COM.MICROSOFT.SWITCH(WEEKDAY(DATE([.$AJ$2];[.$C5];[.P$2]));7;TRUE();1;TRUE();FALSE());[.$D$17];IF(NOT(ISERROR(VLOOKUP(DATE([.$AJ$2];[.$C5];[.P$2]);[.$AL:.$AL];1;0)));[.$D$18];IF(IF(ISERROR(INDIRECT(&quot;$P$&quot;&amp;MATCH(DATE([.$AJ$2];[.$C5];[.P$2]);[.$D$27:.$D$65];0)+MATCH(&quot;Za sobotę&quot;;[.$P:.$P];0)));FALSE();NOT(ISBLANK(INDIRECT(&quot;$P$&quot;&amp;MATCH(DATE([.$AJ$2];[.$C5];[.P$2]);[.$D$27:.$D$65];0)+MATCH(&quot;Za sobotę&quot;;[.$P:.$P];0)))));[.$D$21];IF(IF(ISERROR(INDIRECT(&quot;$G$&quot;&amp;MATCH(DATE([.$AJ$2];[.$C5];[.P$2]);[.$D$27:.$D$65];0)+MATCH(&quot;Zaległy&quot;;[.$G:.$G];0)));FALSE();NOT(ISBLANK(INDIRECT(&quot;$G$&quot;&amp;MATCH(DATE([.$AJ$2];[.$C5];[.P$2]);[.$D$27:.$D$65];0)+MATCH(&quot;Zaległy&quot;;[.$G:.$G];0)))));[.$D$20];IF(NOT(ISERROR(VLOOKUP(DATE([.$AJ$2];[.$C5];[.P$2]);[.$AM:.$AM];1;0)));[.$D$19];&quot;&quot;))))))">
            <text:p/>
          </table:table-cell>
          <table:table-cell table:style-name="ce130" table:formula="of:=IF(MONTH(DATE([.$AJ$2];[.$C5];[.$D$2]))&lt;&gt;MONTH(DATE([.$AJ$2];[.$C5];[.Q$2]));[.$D$16];IF(COM.MICROSOFT.SWITCH(WEEKDAY(DATE([.$AJ$2];[.$C5];[.Q$2]));7;TRUE();1;TRUE();FALSE());[.$D$17];IF(NOT(ISERROR(VLOOKUP(DATE([.$AJ$2];[.$C5];[.Q$2]);[.$AL:.$AL];1;0)));[.$D$18];IF(IF(ISERROR(INDIRECT(&quot;$P$&quot;&amp;MATCH(DATE([.$AJ$2];[.$C5];[.Q$2]);[.$D$27:.$D$65];0)+MATCH(&quot;Za sobotę&quot;;[.$P:.$P];0)));FALSE();NOT(ISBLANK(INDIRECT(&quot;$P$&quot;&amp;MATCH(DATE([.$AJ$2];[.$C5];[.Q$2]);[.$D$27:.$D$65];0)+MATCH(&quot;Za sobotę&quot;;[.$P:.$P];0)))));[.$D$21];IF(IF(ISERROR(INDIRECT(&quot;$G$&quot;&amp;MATCH(DATE([.$AJ$2];[.$C5];[.Q$2]);[.$D$27:.$D$65];0)+MATCH(&quot;Zaległy&quot;;[.$G:.$G];0)));FALSE();NOT(ISBLANK(INDIRECT(&quot;$G$&quot;&amp;MATCH(DATE([.$AJ$2];[.$C5];[.Q$2]);[.$D$27:.$D$65];0)+MATCH(&quot;Zaległy&quot;;[.$G:.$G];0)))));[.$D$20];IF(NOT(ISERROR(VLOOKUP(DATE([.$AJ$2];[.$C5];[.Q$2]);[.$AM:.$AM];1;0)));[.$D$19];&quot;&quot;))))))">
            <text:p/>
          </table:table-cell>
          <table:table-cell table:style-name="ce130" table:formula="of:=IF(MONTH(DATE([.$AJ$2];[.$C5];[.$D$2]))&lt;&gt;MONTH(DATE([.$AJ$2];[.$C5];[.R$2]));[.$D$16];IF(COM.MICROSOFT.SWITCH(WEEKDAY(DATE([.$AJ$2];[.$C5];[.R$2]));7;TRUE();1;TRUE();FALSE());[.$D$17];IF(NOT(ISERROR(VLOOKUP(DATE([.$AJ$2];[.$C5];[.R$2]);[.$AL:.$AL];1;0)));[.$D$18];IF(IF(ISERROR(INDIRECT(&quot;$P$&quot;&amp;MATCH(DATE([.$AJ$2];[.$C5];[.R$2]);[.$D$27:.$D$65];0)+MATCH(&quot;Za sobotę&quot;;[.$P:.$P];0)));FALSE();NOT(ISBLANK(INDIRECT(&quot;$P$&quot;&amp;MATCH(DATE([.$AJ$2];[.$C5];[.R$2]);[.$D$27:.$D$65];0)+MATCH(&quot;Za sobotę&quot;;[.$P:.$P];0)))));[.$D$21];IF(IF(ISERROR(INDIRECT(&quot;$G$&quot;&amp;MATCH(DATE([.$AJ$2];[.$C5];[.R$2]);[.$D$27:.$D$65];0)+MATCH(&quot;Zaległy&quot;;[.$G:.$G];0)));FALSE();NOT(ISBLANK(INDIRECT(&quot;$G$&quot;&amp;MATCH(DATE([.$AJ$2];[.$C5];[.R$2]);[.$D$27:.$D$65];0)+MATCH(&quot;Zaległy&quot;;[.$G:.$G];0)))));[.$D$20];IF(NOT(ISERROR(VLOOKUP(DATE([.$AJ$2];[.$C5];[.R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S$2]));[.$D$16];IF(COM.MICROSOFT.SWITCH(WEEKDAY(DATE([.$AJ$2];[.$C5];[.S$2]));7;TRUE();1;TRUE();FALSE());[.$D$17];IF(NOT(ISERROR(VLOOKUP(DATE([.$AJ$2];[.$C5];[.S$2]);[.$AL:.$AL];1;0)));[.$D$18];IF(IF(ISERROR(INDIRECT(&quot;$P$&quot;&amp;MATCH(DATE([.$AJ$2];[.$C5];[.S$2]);[.$D$27:.$D$65];0)+MATCH(&quot;Za sobotę&quot;;[.$P:.$P];0)));FALSE();NOT(ISBLANK(INDIRECT(&quot;$P$&quot;&amp;MATCH(DATE([.$AJ$2];[.$C5];[.S$2]);[.$D$27:.$D$65];0)+MATCH(&quot;Za sobotę&quot;;[.$P:.$P];0)))));[.$D$21];IF(IF(ISERROR(INDIRECT(&quot;$G$&quot;&amp;MATCH(DATE([.$AJ$2];[.$C5];[.S$2]);[.$D$27:.$D$65];0)+MATCH(&quot;Zaległy&quot;;[.$G:.$G];0)));FALSE();NOT(ISBLANK(INDIRECT(&quot;$G$&quot;&amp;MATCH(DATE([.$AJ$2];[.$C5];[.S$2]);[.$D$27:.$D$65];0)+MATCH(&quot;Zaległy&quot;;[.$G:.$G];0)))));[.$D$20];IF(NOT(ISERROR(VLOOKUP(DATE([.$AJ$2];[.$C5];[.S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T$2]));[.$D$16];IF(COM.MICROSOFT.SWITCH(WEEKDAY(DATE([.$AJ$2];[.$C5];[.T$2]));7;TRUE();1;TRUE();FALSE());[.$D$17];IF(NOT(ISERROR(VLOOKUP(DATE([.$AJ$2];[.$C5];[.T$2]);[.$AL:.$AL];1;0)));[.$D$18];IF(IF(ISERROR(INDIRECT(&quot;$P$&quot;&amp;MATCH(DATE([.$AJ$2];[.$C5];[.T$2]);[.$D$27:.$D$65];0)+MATCH(&quot;Za sobotę&quot;;[.$P:.$P];0)));FALSE();NOT(ISBLANK(INDIRECT(&quot;$P$&quot;&amp;MATCH(DATE([.$AJ$2];[.$C5];[.T$2]);[.$D$27:.$D$65];0)+MATCH(&quot;Za sobotę&quot;;[.$P:.$P];0)))));[.$D$21];IF(IF(ISERROR(INDIRECT(&quot;$G$&quot;&amp;MATCH(DATE([.$AJ$2];[.$C5];[.T$2]);[.$D$27:.$D$65];0)+MATCH(&quot;Zaległy&quot;;[.$G:.$G];0)));FALSE();NOT(ISBLANK(INDIRECT(&quot;$G$&quot;&amp;MATCH(DATE([.$AJ$2];[.$C5];[.T$2]);[.$D$27:.$D$65];0)+MATCH(&quot;Zaległy&quot;;[.$G:.$G];0)))));[.$D$20];IF(NOT(ISERROR(VLOOKUP(DATE([.$AJ$2];[.$C5];[.T$2]);[.$AM:.$AM];1;0)));[.$D$19];&quot;&quot;))))))">
            <text:p/>
          </table:table-cell>
          <table:table-cell table:style-name="ce130" table:formula="of:=IF(MONTH(DATE([.$AJ$2];[.$C5];[.$D$2]))&lt;&gt;MONTH(DATE([.$AJ$2];[.$C5];[.U$2]));[.$D$16];IF(COM.MICROSOFT.SWITCH(WEEKDAY(DATE([.$AJ$2];[.$C5];[.U$2]));7;TRUE();1;TRUE();FALSE());[.$D$17];IF(NOT(ISERROR(VLOOKUP(DATE([.$AJ$2];[.$C5];[.U$2]);[.$AL:.$AL];1;0)));[.$D$18];IF(IF(ISERROR(INDIRECT(&quot;$P$&quot;&amp;MATCH(DATE([.$AJ$2];[.$C5];[.U$2]);[.$D$27:.$D$65];0)+MATCH(&quot;Za sobotę&quot;;[.$P:.$P];0)));FALSE();NOT(ISBLANK(INDIRECT(&quot;$P$&quot;&amp;MATCH(DATE([.$AJ$2];[.$C5];[.U$2]);[.$D$27:.$D$65];0)+MATCH(&quot;Za sobotę&quot;;[.$P:.$P];0)))));[.$D$21];IF(IF(ISERROR(INDIRECT(&quot;$G$&quot;&amp;MATCH(DATE([.$AJ$2];[.$C5];[.U$2]);[.$D$27:.$D$65];0)+MATCH(&quot;Zaległy&quot;;[.$G:.$G];0)));FALSE();NOT(ISBLANK(INDIRECT(&quot;$G$&quot;&amp;MATCH(DATE([.$AJ$2];[.$C5];[.U$2]);[.$D$27:.$D$65];0)+MATCH(&quot;Zaległy&quot;;[.$G:.$G];0)))));[.$D$20];IF(NOT(ISERROR(VLOOKUP(DATE([.$AJ$2];[.$C5];[.U$2]);[.$AM:.$AM];1;0)));[.$D$19];&quot;&quot;))))))">
            <text:p/>
          </table:table-cell>
          <table:table-cell table:style-name="ce130" table:formula="of:=IF(MONTH(DATE([.$AJ$2];[.$C5];[.$D$2]))&lt;&gt;MONTH(DATE([.$AJ$2];[.$C5];[.V$2]));[.$D$16];IF(COM.MICROSOFT.SWITCH(WEEKDAY(DATE([.$AJ$2];[.$C5];[.V$2]));7;TRUE();1;TRUE();FALSE());[.$D$17];IF(NOT(ISERROR(VLOOKUP(DATE([.$AJ$2];[.$C5];[.V$2]);[.$AL:.$AL];1;0)));[.$D$18];IF(IF(ISERROR(INDIRECT(&quot;$P$&quot;&amp;MATCH(DATE([.$AJ$2];[.$C5];[.V$2]);[.$D$27:.$D$65];0)+MATCH(&quot;Za sobotę&quot;;[.$P:.$P];0)));FALSE();NOT(ISBLANK(INDIRECT(&quot;$P$&quot;&amp;MATCH(DATE([.$AJ$2];[.$C5];[.V$2]);[.$D$27:.$D$65];0)+MATCH(&quot;Za sobotę&quot;;[.$P:.$P];0)))));[.$D$21];IF(IF(ISERROR(INDIRECT(&quot;$G$&quot;&amp;MATCH(DATE([.$AJ$2];[.$C5];[.V$2]);[.$D$27:.$D$65];0)+MATCH(&quot;Zaległy&quot;;[.$G:.$G];0)));FALSE();NOT(ISBLANK(INDIRECT(&quot;$G$&quot;&amp;MATCH(DATE([.$AJ$2];[.$C5];[.V$2]);[.$D$27:.$D$65];0)+MATCH(&quot;Zaległy&quot;;[.$G:.$G];0)))));[.$D$20];IF(NOT(ISERROR(VLOOKUP(DATE([.$AJ$2];[.$C5];[.V$2]);[.$AM:.$AM];1;0)));[.$D$19];&quot;&quot;))))))">
            <text:p/>
          </table:table-cell>
          <table:table-cell table:style-name="ce130" table:formula="of:=IF(MONTH(DATE([.$AJ$2];[.$C5];[.$D$2]))&lt;&gt;MONTH(DATE([.$AJ$2];[.$C5];[.W$2]));[.$D$16];IF(COM.MICROSOFT.SWITCH(WEEKDAY(DATE([.$AJ$2];[.$C5];[.W$2]));7;TRUE();1;TRUE();FALSE());[.$D$17];IF(NOT(ISERROR(VLOOKUP(DATE([.$AJ$2];[.$C5];[.W$2]);[.$AL:.$AL];1;0)));[.$D$18];IF(IF(ISERROR(INDIRECT(&quot;$P$&quot;&amp;MATCH(DATE([.$AJ$2];[.$C5];[.W$2]);[.$D$27:.$D$65];0)+MATCH(&quot;Za sobotę&quot;;[.$P:.$P];0)));FALSE();NOT(ISBLANK(INDIRECT(&quot;$P$&quot;&amp;MATCH(DATE([.$AJ$2];[.$C5];[.W$2]);[.$D$27:.$D$65];0)+MATCH(&quot;Za sobotę&quot;;[.$P:.$P];0)))));[.$D$21];IF(IF(ISERROR(INDIRECT(&quot;$G$&quot;&amp;MATCH(DATE([.$AJ$2];[.$C5];[.W$2]);[.$D$27:.$D$65];0)+MATCH(&quot;Zaległy&quot;;[.$G:.$G];0)));FALSE();NOT(ISBLANK(INDIRECT(&quot;$G$&quot;&amp;MATCH(DATE([.$AJ$2];[.$C5];[.W$2]);[.$D$27:.$D$65];0)+MATCH(&quot;Zaległy&quot;;[.$G:.$G];0)))));[.$D$20];IF(NOT(ISERROR(VLOOKUP(DATE([.$AJ$2];[.$C5];[.W$2]);[.$AM:.$AM];1;0)));[.$D$19];&quot;&quot;))))))">
            <text:p/>
          </table:table-cell>
          <table:table-cell table:style-name="ce130" table:formula="of:=IF(MONTH(DATE([.$AJ$2];[.$C5];[.$D$2]))&lt;&gt;MONTH(DATE([.$AJ$2];[.$C5];[.X$2]));[.$D$16];IF(COM.MICROSOFT.SWITCH(WEEKDAY(DATE([.$AJ$2];[.$C5];[.X$2]));7;TRUE();1;TRUE();FALSE());[.$D$17];IF(NOT(ISERROR(VLOOKUP(DATE([.$AJ$2];[.$C5];[.X$2]);[.$AL:.$AL];1;0)));[.$D$18];IF(IF(ISERROR(INDIRECT(&quot;$P$&quot;&amp;MATCH(DATE([.$AJ$2];[.$C5];[.X$2]);[.$D$27:.$D$65];0)+MATCH(&quot;Za sobotę&quot;;[.$P:.$P];0)));FALSE();NOT(ISBLANK(INDIRECT(&quot;$P$&quot;&amp;MATCH(DATE([.$AJ$2];[.$C5];[.X$2]);[.$D$27:.$D$65];0)+MATCH(&quot;Za sobotę&quot;;[.$P:.$P];0)))));[.$D$21];IF(IF(ISERROR(INDIRECT(&quot;$G$&quot;&amp;MATCH(DATE([.$AJ$2];[.$C5];[.X$2]);[.$D$27:.$D$65];0)+MATCH(&quot;Zaległy&quot;;[.$G:.$G];0)));FALSE();NOT(ISBLANK(INDIRECT(&quot;$G$&quot;&amp;MATCH(DATE([.$AJ$2];[.$C5];[.X$2]);[.$D$27:.$D$65];0)+MATCH(&quot;Zaległy&quot;;[.$G:.$G];0)))));[.$D$20];IF(NOT(ISERROR(VLOOKUP(DATE([.$AJ$2];[.$C5];[.X$2]);[.$AM:.$AM];1;0)));[.$D$19];&quot;&quot;))))))">
            <text:p/>
          </table:table-cell>
          <table:table-cell table:style-name="ce130" table:formula="of:=IF(MONTH(DATE([.$AJ$2];[.$C5];[.$D$2]))&lt;&gt;MONTH(DATE([.$AJ$2];[.$C5];[.Y$2]));[.$D$16];IF(COM.MICROSOFT.SWITCH(WEEKDAY(DATE([.$AJ$2];[.$C5];[.Y$2]));7;TRUE();1;TRUE();FALSE());[.$D$17];IF(NOT(ISERROR(VLOOKUP(DATE([.$AJ$2];[.$C5];[.Y$2]);[.$AL:.$AL];1;0)));[.$D$18];IF(IF(ISERROR(INDIRECT(&quot;$P$&quot;&amp;MATCH(DATE([.$AJ$2];[.$C5];[.Y$2]);[.$D$27:.$D$65];0)+MATCH(&quot;Za sobotę&quot;;[.$P:.$P];0)));FALSE();NOT(ISBLANK(INDIRECT(&quot;$P$&quot;&amp;MATCH(DATE([.$AJ$2];[.$C5];[.Y$2]);[.$D$27:.$D$65];0)+MATCH(&quot;Za sobotę&quot;;[.$P:.$P];0)))));[.$D$21];IF(IF(ISERROR(INDIRECT(&quot;$G$&quot;&amp;MATCH(DATE([.$AJ$2];[.$C5];[.Y$2]);[.$D$27:.$D$65];0)+MATCH(&quot;Zaległy&quot;;[.$G:.$G];0)));FALSE();NOT(ISBLANK(INDIRECT(&quot;$G$&quot;&amp;MATCH(DATE([.$AJ$2];[.$C5];[.Y$2]);[.$D$27:.$D$65];0)+MATCH(&quot;Zaległy&quot;;[.$G:.$G];0)))));[.$D$20];IF(NOT(ISERROR(VLOOKUP(DATE([.$AJ$2];[.$C5];[.Y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Z$2]));[.$D$16];IF(COM.MICROSOFT.SWITCH(WEEKDAY(DATE([.$AJ$2];[.$C5];[.Z$2]));7;TRUE();1;TRUE();FALSE());[.$D$17];IF(NOT(ISERROR(VLOOKUP(DATE([.$AJ$2];[.$C5];[.Z$2]);[.$AL:.$AL];1;0)));[.$D$18];IF(IF(ISERROR(INDIRECT(&quot;$P$&quot;&amp;MATCH(DATE([.$AJ$2];[.$C5];[.Z$2]);[.$D$27:.$D$65];0)+MATCH(&quot;Za sobotę&quot;;[.$P:.$P];0)));FALSE();NOT(ISBLANK(INDIRECT(&quot;$P$&quot;&amp;MATCH(DATE([.$AJ$2];[.$C5];[.Z$2]);[.$D$27:.$D$65];0)+MATCH(&quot;Za sobotę&quot;;[.$P:.$P];0)))));[.$D$21];IF(IF(ISERROR(INDIRECT(&quot;$G$&quot;&amp;MATCH(DATE([.$AJ$2];[.$C5];[.Z$2]);[.$D$27:.$D$65];0)+MATCH(&quot;Zaległy&quot;;[.$G:.$G];0)));FALSE();NOT(ISBLANK(INDIRECT(&quot;$G$&quot;&amp;MATCH(DATE([.$AJ$2];[.$C5];[.Z$2]);[.$D$27:.$D$65];0)+MATCH(&quot;Zaległy&quot;;[.$G:.$G];0)))));[.$D$20];IF(NOT(ISERROR(VLOOKUP(DATE([.$AJ$2];[.$C5];[.Z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AA$2]));[.$D$16];IF(COM.MICROSOFT.SWITCH(WEEKDAY(DATE([.$AJ$2];[.$C5];[.AA$2]));7;TRUE();1;TRUE();FALSE());[.$D$17];IF(NOT(ISERROR(VLOOKUP(DATE([.$AJ$2];[.$C5];[.AA$2]);[.$AL:.$AL];1;0)));[.$D$18];IF(IF(ISERROR(INDIRECT(&quot;$P$&quot;&amp;MATCH(DATE([.$AJ$2];[.$C5];[.AA$2]);[.$D$27:.$D$65];0)+MATCH(&quot;Za sobotę&quot;;[.$P:.$P];0)));FALSE();NOT(ISBLANK(INDIRECT(&quot;$P$&quot;&amp;MATCH(DATE([.$AJ$2];[.$C5];[.AA$2]);[.$D$27:.$D$65];0)+MATCH(&quot;Za sobotę&quot;;[.$P:.$P];0)))));[.$D$21];IF(IF(ISERROR(INDIRECT(&quot;$G$&quot;&amp;MATCH(DATE([.$AJ$2];[.$C5];[.AA$2]);[.$D$27:.$D$65];0)+MATCH(&quot;Zaległy&quot;;[.$G:.$G];0)));FALSE();NOT(ISBLANK(INDIRECT(&quot;$G$&quot;&amp;MATCH(DATE([.$AJ$2];[.$C5];[.AA$2]);[.$D$27:.$D$65];0)+MATCH(&quot;Zaległy&quot;;[.$G:.$G];0)))));[.$D$20];IF(NOT(ISERROR(VLOOKUP(DATE([.$AJ$2];[.$C5];[.AA$2]);[.$AM:.$AM];1;0)));[.$D$19];&quot;&quot;))))))">
            <text:p/>
          </table:table-cell>
          <table:table-cell table:style-name="ce130" table:formula="of:=IF(MONTH(DATE([.$AJ$2];[.$C5];[.$D$2]))&lt;&gt;MONTH(DATE([.$AJ$2];[.$C5];[.AB$2]));[.$D$16];IF(COM.MICROSOFT.SWITCH(WEEKDAY(DATE([.$AJ$2];[.$C5];[.AB$2]));7;TRUE();1;TRUE();FALSE());[.$D$17];IF(NOT(ISERROR(VLOOKUP(DATE([.$AJ$2];[.$C5];[.AB$2]);[.$AL:.$AL];1;0)));[.$D$18];IF(IF(ISERROR(INDIRECT(&quot;$P$&quot;&amp;MATCH(DATE([.$AJ$2];[.$C5];[.AB$2]);[.$D$27:.$D$65];0)+MATCH(&quot;Za sobotę&quot;;[.$P:.$P];0)));FALSE();NOT(ISBLANK(INDIRECT(&quot;$P$&quot;&amp;MATCH(DATE([.$AJ$2];[.$C5];[.AB$2]);[.$D$27:.$D$65];0)+MATCH(&quot;Za sobotę&quot;;[.$P:.$P];0)))));[.$D$21];IF(IF(ISERROR(INDIRECT(&quot;$G$&quot;&amp;MATCH(DATE([.$AJ$2];[.$C5];[.AB$2]);[.$D$27:.$D$65];0)+MATCH(&quot;Zaległy&quot;;[.$G:.$G];0)));FALSE();NOT(ISBLANK(INDIRECT(&quot;$G$&quot;&amp;MATCH(DATE([.$AJ$2];[.$C5];[.AB$2]);[.$D$27:.$D$65];0)+MATCH(&quot;Zaległy&quot;;[.$G:.$G];0)))));[.$D$20];IF(NOT(ISERROR(VLOOKUP(DATE([.$AJ$2];[.$C5];[.AB$2]);[.$AM:.$AM];1;0)));[.$D$19];&quot;&quot;))))))">
            <text:p/>
          </table:table-cell>
          <table:table-cell table:style-name="ce130" table:formula="of:=IF(MONTH(DATE([.$AJ$2];[.$C5];[.$D$2]))&lt;&gt;MONTH(DATE([.$AJ$2];[.$C5];[.AC$2]));[.$D$16];IF(COM.MICROSOFT.SWITCH(WEEKDAY(DATE([.$AJ$2];[.$C5];[.AC$2]));7;TRUE();1;TRUE();FALSE());[.$D$17];IF(NOT(ISERROR(VLOOKUP(DATE([.$AJ$2];[.$C5];[.AC$2]);[.$AL:.$AL];1;0)));[.$D$18];IF(IF(ISERROR(INDIRECT(&quot;$P$&quot;&amp;MATCH(DATE([.$AJ$2];[.$C5];[.AC$2]);[.$D$27:.$D$65];0)+MATCH(&quot;Za sobotę&quot;;[.$P:.$P];0)));FALSE();NOT(ISBLANK(INDIRECT(&quot;$P$&quot;&amp;MATCH(DATE([.$AJ$2];[.$C5];[.AC$2]);[.$D$27:.$D$65];0)+MATCH(&quot;Za sobotę&quot;;[.$P:.$P];0)))));[.$D$21];IF(IF(ISERROR(INDIRECT(&quot;$G$&quot;&amp;MATCH(DATE([.$AJ$2];[.$C5];[.AC$2]);[.$D$27:.$D$65];0)+MATCH(&quot;Zaległy&quot;;[.$G:.$G];0)));FALSE();NOT(ISBLANK(INDIRECT(&quot;$G$&quot;&amp;MATCH(DATE([.$AJ$2];[.$C5];[.AC$2]);[.$D$27:.$D$65];0)+MATCH(&quot;Zaległy&quot;;[.$G:.$G];0)))));[.$D$20];IF(NOT(ISERROR(VLOOKUP(DATE([.$AJ$2];[.$C5];[.AC$2]);[.$AM:.$AM];1;0)));[.$D$19];&quot;&quot;))))))">
            <text:p/>
          </table:table-cell>
          <table:table-cell table:style-name="ce130" table:formula="of:=IF(MONTH(DATE([.$AJ$2];[.$C5];[.$D$2]))&lt;&gt;MONTH(DATE([.$AJ$2];[.$C5];[.AD$2]));[.$D$16];IF(COM.MICROSOFT.SWITCH(WEEKDAY(DATE([.$AJ$2];[.$C5];[.AD$2]));7;TRUE();1;TRUE();FALSE());[.$D$17];IF(NOT(ISERROR(VLOOKUP(DATE([.$AJ$2];[.$C5];[.AD$2]);[.$AL:.$AL];1;0)));[.$D$18];IF(IF(ISERROR(INDIRECT(&quot;$P$&quot;&amp;MATCH(DATE([.$AJ$2];[.$C5];[.AD$2]);[.$D$27:.$D$65];0)+MATCH(&quot;Za sobotę&quot;;[.$P:.$P];0)));FALSE();NOT(ISBLANK(INDIRECT(&quot;$P$&quot;&amp;MATCH(DATE([.$AJ$2];[.$C5];[.AD$2]);[.$D$27:.$D$65];0)+MATCH(&quot;Za sobotę&quot;;[.$P:.$P];0)))));[.$D$21];IF(IF(ISERROR(INDIRECT(&quot;$G$&quot;&amp;MATCH(DATE([.$AJ$2];[.$C5];[.AD$2]);[.$D$27:.$D$65];0)+MATCH(&quot;Zaległy&quot;;[.$G:.$G];0)));FALSE();NOT(ISBLANK(INDIRECT(&quot;$G$&quot;&amp;MATCH(DATE([.$AJ$2];[.$C5];[.AD$2]);[.$D$27:.$D$65];0)+MATCH(&quot;Zaległy&quot;;[.$G:.$G];0)))));[.$D$20];IF(NOT(ISERROR(VLOOKUP(DATE([.$AJ$2];[.$C5];[.AD$2]);[.$AM:.$AM];1;0)));[.$D$19];&quot;&quot;))))))">
            <text:p/>
          </table:table-cell>
          <table:table-cell table:style-name="ce130" table:formula="of:=IF(MONTH(DATE([.$AJ$2];[.$C5];[.$D$2]))&lt;&gt;MONTH(DATE([.$AJ$2];[.$C5];[.AE$2]));[.$D$16];IF(COM.MICROSOFT.SWITCH(WEEKDAY(DATE([.$AJ$2];[.$C5];[.AE$2]));7;TRUE();1;TRUE();FALSE());[.$D$17];IF(NOT(ISERROR(VLOOKUP(DATE([.$AJ$2];[.$C5];[.AE$2]);[.$AL:.$AL];1;0)));[.$D$18];IF(IF(ISERROR(INDIRECT(&quot;$P$&quot;&amp;MATCH(DATE([.$AJ$2];[.$C5];[.AE$2]);[.$D$27:.$D$65];0)+MATCH(&quot;Za sobotę&quot;;[.$P:.$P];0)));FALSE();NOT(ISBLANK(INDIRECT(&quot;$P$&quot;&amp;MATCH(DATE([.$AJ$2];[.$C5];[.AE$2]);[.$D$27:.$D$65];0)+MATCH(&quot;Za sobotę&quot;;[.$P:.$P];0)))));[.$D$21];IF(IF(ISERROR(INDIRECT(&quot;$G$&quot;&amp;MATCH(DATE([.$AJ$2];[.$C5];[.AE$2]);[.$D$27:.$D$65];0)+MATCH(&quot;Zaległy&quot;;[.$G:.$G];0)));FALSE();NOT(ISBLANK(INDIRECT(&quot;$G$&quot;&amp;MATCH(DATE([.$AJ$2];[.$C5];[.AE$2]);[.$D$27:.$D$65];0)+MATCH(&quot;Zaległy&quot;;[.$G:.$G];0)))));[.$D$20];IF(NOT(ISERROR(VLOOKUP(DATE([.$AJ$2];[.$C5];[.AE$2]);[.$AM:.$AM];1;0)));[.$D$19];&quot;&quot;))))))">
            <text:p/>
          </table:table-cell>
          <table:table-cell table:style-name="ce130" table:formula="of:=IF(MONTH(DATE([.$AJ$2];[.$C5];[.$D$2]))&lt;&gt;MONTH(DATE([.$AJ$2];[.$C5];[.AF$2]));[.$D$16];IF(COM.MICROSOFT.SWITCH(WEEKDAY(DATE([.$AJ$2];[.$C5];[.AF$2]));7;TRUE();1;TRUE();FALSE());[.$D$17];IF(NOT(ISERROR(VLOOKUP(DATE([.$AJ$2];[.$C5];[.AF$2]);[.$AL:.$AL];1;0)));[.$D$18];IF(IF(ISERROR(INDIRECT(&quot;$P$&quot;&amp;MATCH(DATE([.$AJ$2];[.$C5];[.AF$2]);[.$D$27:.$D$65];0)+MATCH(&quot;Za sobotę&quot;;[.$P:.$P];0)));FALSE();NOT(ISBLANK(INDIRECT(&quot;$P$&quot;&amp;MATCH(DATE([.$AJ$2];[.$C5];[.AF$2]);[.$D$27:.$D$65];0)+MATCH(&quot;Za sobotę&quot;;[.$P:.$P];0)))));[.$D$21];IF(IF(ISERROR(INDIRECT(&quot;$G$&quot;&amp;MATCH(DATE([.$AJ$2];[.$C5];[.AF$2]);[.$D$27:.$D$65];0)+MATCH(&quot;Zaległy&quot;;[.$G:.$G];0)));FALSE();NOT(ISBLANK(INDIRECT(&quot;$G$&quot;&amp;MATCH(DATE([.$AJ$2];[.$C5];[.AF$2]);[.$D$27:.$D$65];0)+MATCH(&quot;Zaległy&quot;;[.$G:.$G];0)))));[.$D$20];IF(NOT(ISERROR(VLOOKUP(DATE([.$AJ$2];[.$C5];[.AF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5];[.$D$2]))&lt;&gt;MONTH(DATE([.$AJ$2];[.$C5];[.AG$2]));[.$D$16];IF(COM.MICROSOFT.SWITCH(WEEKDAY(DATE([.$AJ$2];[.$C5];[.AG$2]));7;TRUE();1;TRUE();FALSE());[.$D$17];IF(NOT(ISERROR(VLOOKUP(DATE([.$AJ$2];[.$C5];[.AG$2]);[.$AL:.$AL];1;0)));[.$D$18];IF(IF(ISERROR(INDIRECT(&quot;$P$&quot;&amp;MATCH(DATE([.$AJ$2];[.$C5];[.AG$2]);[.$D$27:.$D$65];0)+MATCH(&quot;Za sobotę&quot;;[.$P:.$P];0)));FALSE();NOT(ISBLANK(INDIRECT(&quot;$P$&quot;&amp;MATCH(DATE([.$AJ$2];[.$C5];[.AG$2]);[.$D$27:.$D$65];0)+MATCH(&quot;Za sobotę&quot;;[.$P:.$P];0)))));[.$D$21];IF(IF(ISERROR(INDIRECT(&quot;$G$&quot;&amp;MATCH(DATE([.$AJ$2];[.$C5];[.AG$2]);[.$D$27:.$D$65];0)+MATCH(&quot;Zaległy&quot;;[.$G:.$G];0)));FALSE();NOT(ISBLANK(INDIRECT(&quot;$G$&quot;&amp;MATCH(DATE([.$AJ$2];[.$C5];[.AG$2]);[.$D$27:.$D$65];0)+MATCH(&quot;Zaległy&quot;;[.$G:.$G];0)))));[.$D$20];IF(NOT(ISERROR(VLOOKUP(DATE([.$AJ$2];[.$C5];[.AG$2]);[.$AM:.$AM];1;0)));[.$D$19];&quot;&quot;))))))" office:value-type="string" office:string-value="–" calcext:value-type="string">
            <text:p>–</text:p>
          </table:table-cell>
          <table:table-cell table:style-name="ce133" table:formula="of:=IF(MONTH(DATE([.$AJ$2];[.$C5];[.$D$2]))&lt;&gt;MONTH(DATE([.$AJ$2];[.$C5];[.AH$2]));[.$D$16];IF(COM.MICROSOFT.SWITCH(WEEKDAY(DATE([.$AJ$2];[.$C5];[.AH$2]));7;TRUE();1;TRUE();FALSE());[.$D$17];IF(NOT(ISERROR(VLOOKUP(DATE([.$AJ$2];[.$C5];[.AH$2]);[.$AL:.$AL];1;0)));[.$D$18];IF(IF(ISERROR(INDIRECT(&quot;$P$&quot;&amp;MATCH(DATE([.$AJ$2];[.$C5];[.AH$2]);[.$D$27:.$D$65];0)+MATCH(&quot;Za sobotę&quot;;[.$P:.$P];0)));FALSE();NOT(ISBLANK(INDIRECT(&quot;$P$&quot;&amp;MATCH(DATE([.$AJ$2];[.$C5];[.AH$2]);[.$D$27:.$D$65];0)+MATCH(&quot;Za sobotę&quot;;[.$P:.$P];0)))));[.$D$21];IF(IF(ISERROR(INDIRECT(&quot;$G$&quot;&amp;MATCH(DATE([.$AJ$2];[.$C5];[.AH$2]);[.$D$27:.$D$65];0)+MATCH(&quot;Zaległy&quot;;[.$G:.$G];0)));FALSE();NOT(ISBLANK(INDIRECT(&quot;$G$&quot;&amp;MATCH(DATE([.$AJ$2];[.$C5];[.AH$2]);[.$D$27:.$D$65];0)+MATCH(&quot;Zaległy&quot;;[.$G:.$G];0)))));[.$D$20];IF(NOT(ISERROR(VLOOKUP(DATE([.$AJ$2];[.$C5];[.AH$2]);[.$AM:.$AM];1;0)));[.$D$19];&quot;&quot;))))))">
            <text:p/>
          </table:table-cell>
          <table:table-cell table:style-name="Default"/>
          <table:table-cell table:style-name="ce135" office:value-type="string" calcext:value-type="string">
            <text:p>1.01</text:p>
          </table:table-cell>
          <table:table-cell table:style-name="ce23" office:value-type="string" calcext:value-type="string">
            <text:p>SZTYWNE KAŻDEGO ROKU – Nowy Rok, Świętej Bożej Rodzicielki</text:p>
          </table:table-cell>
          <table:table-cell table:formula="of:=IF(NOT(ISBLANK([.$AJ8]));IFERROR(DATEVALUE([.$AJ8]&amp;&quot;.&quot;&amp;[.$AJ$2]);DATE([.$AJ$2];MONTH([.$AJ8]);DAY([.$AJ8])));&quot;&quot;)" office:value-type="date" office:date-value="2025-05-03" calcext:value-type="date">
            <text:p>3 maja 2025 (sobota)</text:p>
          </table:table-cell>
          <table:table-cell table:style-name="ce62" table:formula="of:=IF(NOT(ISBLANK([.$D30]));IFERROR(DATEVALUE([.$D30]&amp;&quot;.&quot;&amp;[.$AJ$2]);DATE([.$AJ$2];MONTH([.$D30]);DAY([.$D3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6];1)" office:value-type="date" office:date-value="2025-04-01" calcext:value-type="date">
            <text:p>kwiecień</text:p>
          </table:table-cell>
          <table:table-cell table:style-name="ce45" office:value-type="float" office:value="4" calcext:value-type="float">
            <text:p>4</text:p>
          </table:table-cell>
          <table:table-cell table:style-name="ce126" table:formula="of:=IF(MONTH(DATE([.$AJ$2];[.$C6];[.$D$2]))&lt;&gt;MONTH(DATE([.$AJ$2];[.$C6];[.D$2]));[.$D$16];IF(COM.MICROSOFT.SWITCH(WEEKDAY(DATE([.$AJ$2];[.$C6];[.D$2]));7;TRUE();1;TRUE();FALSE());[.$D$17];IF(NOT(ISERROR(VLOOKUP(DATE([.$AJ$2];[.$C6];[.D$2]);[.$AL:.$AL];1;0)));[.$D$18];IF(IF(ISERROR(INDIRECT(&quot;$P$&quot;&amp;MATCH(DATE([.$AJ$2];[.$C6];[.D$2]);[.$D$27:.$D$65];0)+MATCH(&quot;Za sobotę&quot;;[.$P:.$P];0)));FALSE();NOT(ISBLANK(INDIRECT(&quot;$P$&quot;&amp;MATCH(DATE([.$AJ$2];[.$C6];[.D$2]);[.$D$27:.$D$65];0)+MATCH(&quot;Za sobotę&quot;;[.$P:.$P];0)))));[.$D$21];IF(IF(ISERROR(INDIRECT(&quot;$G$&quot;&amp;MATCH(DATE([.$AJ$2];[.$C6];[.D$2]);[.$D$27:.$D$65];0)+MATCH(&quot;Zaległy&quot;;[.$G:.$G];0)));FALSE();NOT(ISBLANK(INDIRECT(&quot;$G$&quot;&amp;MATCH(DATE([.$AJ$2];[.$C6];[.D$2]);[.$D$27:.$D$65];0)+MATCH(&quot;Zaległy&quot;;[.$G:.$G];0)))));[.$D$20];IF(NOT(ISERROR(VLOOKUP(DATE([.$AJ$2];[.$C6];[.D$2]);[.$AM:.$AM];1;0)));[.$D$19];&quot;&quot;))))))">
            <text:p/>
          </table:table-cell>
          <table:table-cell table:style-name="ce130" table:formula="of:=IF(MONTH(DATE([.$AJ$2];[.$C6];[.$D$2]))&lt;&gt;MONTH(DATE([.$AJ$2];[.$C6];[.E$2]));[.$D$16];IF(COM.MICROSOFT.SWITCH(WEEKDAY(DATE([.$AJ$2];[.$C6];[.E$2]));7;TRUE();1;TRUE();FALSE());[.$D$17];IF(NOT(ISERROR(VLOOKUP(DATE([.$AJ$2];[.$C6];[.E$2]);[.$AL:.$AL];1;0)));[.$D$18];IF(IF(ISERROR(INDIRECT(&quot;$P$&quot;&amp;MATCH(DATE([.$AJ$2];[.$C6];[.E$2]);[.$D$27:.$D$65];0)+MATCH(&quot;Za sobotę&quot;;[.$P:.$P];0)));FALSE();NOT(ISBLANK(INDIRECT(&quot;$P$&quot;&amp;MATCH(DATE([.$AJ$2];[.$C6];[.E$2]);[.$D$27:.$D$65];0)+MATCH(&quot;Za sobotę&quot;;[.$P:.$P];0)))));[.$D$21];IF(IF(ISERROR(INDIRECT(&quot;$G$&quot;&amp;MATCH(DATE([.$AJ$2];[.$C6];[.E$2]);[.$D$27:.$D$65];0)+MATCH(&quot;Zaległy&quot;;[.$G:.$G];0)));FALSE();NOT(ISBLANK(INDIRECT(&quot;$G$&quot;&amp;MATCH(DATE([.$AJ$2];[.$C6];[.E$2]);[.$D$27:.$D$65];0)+MATCH(&quot;Zaległy&quot;;[.$G:.$G];0)))));[.$D$20];IF(NOT(ISERROR(VLOOKUP(DATE([.$AJ$2];[.$C6];[.E$2]);[.$AM:.$AM];1;0)));[.$D$19];&quot;&quot;))))))">
            <text:p/>
          </table:table-cell>
          <table:table-cell table:style-name="ce130" table:formula="of:=IF(MONTH(DATE([.$AJ$2];[.$C6];[.$D$2]))&lt;&gt;MONTH(DATE([.$AJ$2];[.$C6];[.F$2]));[.$D$16];IF(COM.MICROSOFT.SWITCH(WEEKDAY(DATE([.$AJ$2];[.$C6];[.F$2]));7;TRUE();1;TRUE();FALSE());[.$D$17];IF(NOT(ISERROR(VLOOKUP(DATE([.$AJ$2];[.$C6];[.F$2]);[.$AL:.$AL];1;0)));[.$D$18];IF(IF(ISERROR(INDIRECT(&quot;$P$&quot;&amp;MATCH(DATE([.$AJ$2];[.$C6];[.F$2]);[.$D$27:.$D$65];0)+MATCH(&quot;Za sobotę&quot;;[.$P:.$P];0)));FALSE();NOT(ISBLANK(INDIRECT(&quot;$P$&quot;&amp;MATCH(DATE([.$AJ$2];[.$C6];[.F$2]);[.$D$27:.$D$65];0)+MATCH(&quot;Za sobotę&quot;;[.$P:.$P];0)))));[.$D$21];IF(IF(ISERROR(INDIRECT(&quot;$G$&quot;&amp;MATCH(DATE([.$AJ$2];[.$C6];[.F$2]);[.$D$27:.$D$65];0)+MATCH(&quot;Zaległy&quot;;[.$G:.$G];0)));FALSE();NOT(ISBLANK(INDIRECT(&quot;$G$&quot;&amp;MATCH(DATE([.$AJ$2];[.$C6];[.F$2]);[.$D$27:.$D$65];0)+MATCH(&quot;Zaległy&quot;;[.$G:.$G];0)))));[.$D$20];IF(NOT(ISERROR(VLOOKUP(DATE([.$AJ$2];[.$C6];[.F$2]);[.$AM:.$AM];1;0)));[.$D$19];&quot;&quot;))))))">
            <text:p/>
          </table:table-cell>
          <table:table-cell table:style-name="ce130" table:formula="of:=IF(MONTH(DATE([.$AJ$2];[.$C6];[.$D$2]))&lt;&gt;MONTH(DATE([.$AJ$2];[.$C6];[.G$2]));[.$D$16];IF(COM.MICROSOFT.SWITCH(WEEKDAY(DATE([.$AJ$2];[.$C6];[.G$2]));7;TRUE();1;TRUE();FALSE());[.$D$17];IF(NOT(ISERROR(VLOOKUP(DATE([.$AJ$2];[.$C6];[.G$2]);[.$AL:.$AL];1;0)));[.$D$18];IF(IF(ISERROR(INDIRECT(&quot;$P$&quot;&amp;MATCH(DATE([.$AJ$2];[.$C6];[.G$2]);[.$D$27:.$D$65];0)+MATCH(&quot;Za sobotę&quot;;[.$P:.$P];0)));FALSE();NOT(ISBLANK(INDIRECT(&quot;$P$&quot;&amp;MATCH(DATE([.$AJ$2];[.$C6];[.G$2]);[.$D$27:.$D$65];0)+MATCH(&quot;Za sobotę&quot;;[.$P:.$P];0)))));[.$D$21];IF(IF(ISERROR(INDIRECT(&quot;$G$&quot;&amp;MATCH(DATE([.$AJ$2];[.$C6];[.G$2]);[.$D$27:.$D$65];0)+MATCH(&quot;Zaległy&quot;;[.$G:.$G];0)));FALSE();NOT(ISBLANK(INDIRECT(&quot;$G$&quot;&amp;MATCH(DATE([.$AJ$2];[.$C6];[.G$2]);[.$D$27:.$D$65];0)+MATCH(&quot;Zaległy&quot;;[.$G:.$G];0)))));[.$D$20];IF(NOT(ISERROR(VLOOKUP(DATE([.$AJ$2];[.$C6];[.G$2]);[.$AM:.$AM];1;0)));[.$D$19];&quot;&quot;))))))">
            <text:p/>
          </table:table-cell>
          <table:table-cell table:style-name="ce130" table:formula="of:=IF(MONTH(DATE([.$AJ$2];[.$C6];[.$D$2]))&lt;&gt;MONTH(DATE([.$AJ$2];[.$C6];[.H$2]));[.$D$16];IF(COM.MICROSOFT.SWITCH(WEEKDAY(DATE([.$AJ$2];[.$C6];[.H$2]));7;TRUE();1;TRUE();FALSE());[.$D$17];IF(NOT(ISERROR(VLOOKUP(DATE([.$AJ$2];[.$C6];[.H$2]);[.$AL:.$AL];1;0)));[.$D$18];IF(IF(ISERROR(INDIRECT(&quot;$P$&quot;&amp;MATCH(DATE([.$AJ$2];[.$C6];[.H$2]);[.$D$27:.$D$65];0)+MATCH(&quot;Za sobotę&quot;;[.$P:.$P];0)));FALSE();NOT(ISBLANK(INDIRECT(&quot;$P$&quot;&amp;MATCH(DATE([.$AJ$2];[.$C6];[.H$2]);[.$D$27:.$D$65];0)+MATCH(&quot;Za sobotę&quot;;[.$P:.$P];0)))));[.$D$21];IF(IF(ISERROR(INDIRECT(&quot;$G$&quot;&amp;MATCH(DATE([.$AJ$2];[.$C6];[.H$2]);[.$D$27:.$D$65];0)+MATCH(&quot;Zaległy&quot;;[.$G:.$G];0)));FALSE();NOT(ISBLANK(INDIRECT(&quot;$G$&quot;&amp;MATCH(DATE([.$AJ$2];[.$C6];[.H$2]);[.$D$27:.$D$65];0)+MATCH(&quot;Zaległy&quot;;[.$G:.$G];0)))));[.$D$20];IF(NOT(ISERROR(VLOOKUP(DATE([.$AJ$2];[.$C6];[.H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I$2]));[.$D$16];IF(COM.MICROSOFT.SWITCH(WEEKDAY(DATE([.$AJ$2];[.$C6];[.I$2]));7;TRUE();1;TRUE();FALSE());[.$D$17];IF(NOT(ISERROR(VLOOKUP(DATE([.$AJ$2];[.$C6];[.I$2]);[.$AL:.$AL];1;0)));[.$D$18];IF(IF(ISERROR(INDIRECT(&quot;$P$&quot;&amp;MATCH(DATE([.$AJ$2];[.$C6];[.I$2]);[.$D$27:.$D$65];0)+MATCH(&quot;Za sobotę&quot;;[.$P:.$P];0)));FALSE();NOT(ISBLANK(INDIRECT(&quot;$P$&quot;&amp;MATCH(DATE([.$AJ$2];[.$C6];[.I$2]);[.$D$27:.$D$65];0)+MATCH(&quot;Za sobotę&quot;;[.$P:.$P];0)))));[.$D$21];IF(IF(ISERROR(INDIRECT(&quot;$G$&quot;&amp;MATCH(DATE([.$AJ$2];[.$C6];[.I$2]);[.$D$27:.$D$65];0)+MATCH(&quot;Zaległy&quot;;[.$G:.$G];0)));FALSE();NOT(ISBLANK(INDIRECT(&quot;$G$&quot;&amp;MATCH(DATE([.$AJ$2];[.$C6];[.I$2]);[.$D$27:.$D$65];0)+MATCH(&quot;Zaległy&quot;;[.$G:.$G];0)))));[.$D$20];IF(NOT(ISERROR(VLOOKUP(DATE([.$AJ$2];[.$C6];[.I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J$2]));[.$D$16];IF(COM.MICROSOFT.SWITCH(WEEKDAY(DATE([.$AJ$2];[.$C6];[.J$2]));7;TRUE();1;TRUE();FALSE());[.$D$17];IF(NOT(ISERROR(VLOOKUP(DATE([.$AJ$2];[.$C6];[.J$2]);[.$AL:.$AL];1;0)));[.$D$18];IF(IF(ISERROR(INDIRECT(&quot;$P$&quot;&amp;MATCH(DATE([.$AJ$2];[.$C6];[.J$2]);[.$D$27:.$D$65];0)+MATCH(&quot;Za sobotę&quot;;[.$P:.$P];0)));FALSE();NOT(ISBLANK(INDIRECT(&quot;$P$&quot;&amp;MATCH(DATE([.$AJ$2];[.$C6];[.J$2]);[.$D$27:.$D$65];0)+MATCH(&quot;Za sobotę&quot;;[.$P:.$P];0)))));[.$D$21];IF(IF(ISERROR(INDIRECT(&quot;$G$&quot;&amp;MATCH(DATE([.$AJ$2];[.$C6];[.J$2]);[.$D$27:.$D$65];0)+MATCH(&quot;Zaległy&quot;;[.$G:.$G];0)));FALSE();NOT(ISBLANK(INDIRECT(&quot;$G$&quot;&amp;MATCH(DATE([.$AJ$2];[.$C6];[.J$2]);[.$D$27:.$D$65];0)+MATCH(&quot;Zaległy&quot;;[.$G:.$G];0)))));[.$D$20];IF(NOT(ISERROR(VLOOKUP(DATE([.$AJ$2];[.$C6];[.J$2]);[.$AM:.$AM];1;0)));[.$D$19];&quot;&quot;))))))">
            <text:p/>
          </table:table-cell>
          <table:table-cell table:style-name="ce130" table:formula="of:=IF(MONTH(DATE([.$AJ$2];[.$C6];[.$D$2]))&lt;&gt;MONTH(DATE([.$AJ$2];[.$C6];[.K$2]));[.$D$16];IF(COM.MICROSOFT.SWITCH(WEEKDAY(DATE([.$AJ$2];[.$C6];[.K$2]));7;TRUE();1;TRUE();FALSE());[.$D$17];IF(NOT(ISERROR(VLOOKUP(DATE([.$AJ$2];[.$C6];[.K$2]);[.$AL:.$AL];1;0)));[.$D$18];IF(IF(ISERROR(INDIRECT(&quot;$P$&quot;&amp;MATCH(DATE([.$AJ$2];[.$C6];[.K$2]);[.$D$27:.$D$65];0)+MATCH(&quot;Za sobotę&quot;;[.$P:.$P];0)));FALSE();NOT(ISBLANK(INDIRECT(&quot;$P$&quot;&amp;MATCH(DATE([.$AJ$2];[.$C6];[.K$2]);[.$D$27:.$D$65];0)+MATCH(&quot;Za sobotę&quot;;[.$P:.$P];0)))));[.$D$21];IF(IF(ISERROR(INDIRECT(&quot;$G$&quot;&amp;MATCH(DATE([.$AJ$2];[.$C6];[.K$2]);[.$D$27:.$D$65];0)+MATCH(&quot;Zaległy&quot;;[.$G:.$G];0)));FALSE();NOT(ISBLANK(INDIRECT(&quot;$G$&quot;&amp;MATCH(DATE([.$AJ$2];[.$C6];[.K$2]);[.$D$27:.$D$65];0)+MATCH(&quot;Zaległy&quot;;[.$G:.$G];0)))));[.$D$20];IF(NOT(ISERROR(VLOOKUP(DATE([.$AJ$2];[.$C6];[.K$2]);[.$AM:.$AM];1;0)));[.$D$19];&quot;&quot;))))))">
            <text:p/>
          </table:table-cell>
          <table:table-cell table:style-name="ce130" table:formula="of:=IF(MONTH(DATE([.$AJ$2];[.$C6];[.$D$2]))&lt;&gt;MONTH(DATE([.$AJ$2];[.$C6];[.L$2]));[.$D$16];IF(COM.MICROSOFT.SWITCH(WEEKDAY(DATE([.$AJ$2];[.$C6];[.L$2]));7;TRUE();1;TRUE();FALSE());[.$D$17];IF(NOT(ISERROR(VLOOKUP(DATE([.$AJ$2];[.$C6];[.L$2]);[.$AL:.$AL];1;0)));[.$D$18];IF(IF(ISERROR(INDIRECT(&quot;$P$&quot;&amp;MATCH(DATE([.$AJ$2];[.$C6];[.L$2]);[.$D$27:.$D$65];0)+MATCH(&quot;Za sobotę&quot;;[.$P:.$P];0)));FALSE();NOT(ISBLANK(INDIRECT(&quot;$P$&quot;&amp;MATCH(DATE([.$AJ$2];[.$C6];[.L$2]);[.$D$27:.$D$65];0)+MATCH(&quot;Za sobotę&quot;;[.$P:.$P];0)))));[.$D$21];IF(IF(ISERROR(INDIRECT(&quot;$G$&quot;&amp;MATCH(DATE([.$AJ$2];[.$C6];[.L$2]);[.$D$27:.$D$65];0)+MATCH(&quot;Zaległy&quot;;[.$G:.$G];0)));FALSE();NOT(ISBLANK(INDIRECT(&quot;$G$&quot;&amp;MATCH(DATE([.$AJ$2];[.$C6];[.L$2]);[.$D$27:.$D$65];0)+MATCH(&quot;Zaległy&quot;;[.$G:.$G];0)))));[.$D$20];IF(NOT(ISERROR(VLOOKUP(DATE([.$AJ$2];[.$C6];[.L$2]);[.$AM:.$AM];1;0)));[.$D$19];&quot;&quot;))))))">
            <text:p/>
          </table:table-cell>
          <table:table-cell table:style-name="ce130" table:formula="of:=IF(MONTH(DATE([.$AJ$2];[.$C6];[.$D$2]))&lt;&gt;MONTH(DATE([.$AJ$2];[.$C6];[.M$2]));[.$D$16];IF(COM.MICROSOFT.SWITCH(WEEKDAY(DATE([.$AJ$2];[.$C6];[.M$2]));7;TRUE();1;TRUE();FALSE());[.$D$17];IF(NOT(ISERROR(VLOOKUP(DATE([.$AJ$2];[.$C6];[.M$2]);[.$AL:.$AL];1;0)));[.$D$18];IF(IF(ISERROR(INDIRECT(&quot;$P$&quot;&amp;MATCH(DATE([.$AJ$2];[.$C6];[.M$2]);[.$D$27:.$D$65];0)+MATCH(&quot;Za sobotę&quot;;[.$P:.$P];0)));FALSE();NOT(ISBLANK(INDIRECT(&quot;$P$&quot;&amp;MATCH(DATE([.$AJ$2];[.$C6];[.M$2]);[.$D$27:.$D$65];0)+MATCH(&quot;Za sobotę&quot;;[.$P:.$P];0)))));[.$D$21];IF(IF(ISERROR(INDIRECT(&quot;$G$&quot;&amp;MATCH(DATE([.$AJ$2];[.$C6];[.M$2]);[.$D$27:.$D$65];0)+MATCH(&quot;Zaległy&quot;;[.$G:.$G];0)));FALSE();NOT(ISBLANK(INDIRECT(&quot;$G$&quot;&amp;MATCH(DATE([.$AJ$2];[.$C6];[.M$2]);[.$D$27:.$D$65];0)+MATCH(&quot;Zaległy&quot;;[.$G:.$G];0)))));[.$D$20];IF(NOT(ISERROR(VLOOKUP(DATE([.$AJ$2];[.$C6];[.M$2]);[.$AM:.$AM];1;0)));[.$D$19];&quot;&quot;))))))">
            <text:p/>
          </table:table-cell>
          <table:table-cell table:style-name="ce130" table:formula="of:=IF(MONTH(DATE([.$AJ$2];[.$C6];[.$D$2]))&lt;&gt;MONTH(DATE([.$AJ$2];[.$C6];[.N$2]));[.$D$16];IF(COM.MICROSOFT.SWITCH(WEEKDAY(DATE([.$AJ$2];[.$C6];[.N$2]));7;TRUE();1;TRUE();FALSE());[.$D$17];IF(NOT(ISERROR(VLOOKUP(DATE([.$AJ$2];[.$C6];[.N$2]);[.$AL:.$AL];1;0)));[.$D$18];IF(IF(ISERROR(INDIRECT(&quot;$P$&quot;&amp;MATCH(DATE([.$AJ$2];[.$C6];[.N$2]);[.$D$27:.$D$65];0)+MATCH(&quot;Za sobotę&quot;;[.$P:.$P];0)));FALSE();NOT(ISBLANK(INDIRECT(&quot;$P$&quot;&amp;MATCH(DATE([.$AJ$2];[.$C6];[.N$2]);[.$D$27:.$D$65];0)+MATCH(&quot;Za sobotę&quot;;[.$P:.$P];0)))));[.$D$21];IF(IF(ISERROR(INDIRECT(&quot;$G$&quot;&amp;MATCH(DATE([.$AJ$2];[.$C6];[.N$2]);[.$D$27:.$D$65];0)+MATCH(&quot;Zaległy&quot;;[.$G:.$G];0)));FALSE();NOT(ISBLANK(INDIRECT(&quot;$G$&quot;&amp;MATCH(DATE([.$AJ$2];[.$C6];[.N$2]);[.$D$27:.$D$65];0)+MATCH(&quot;Zaległy&quot;;[.$G:.$G];0)))));[.$D$20];IF(NOT(ISERROR(VLOOKUP(DATE([.$AJ$2];[.$C6];[.N$2]);[.$AM:.$AM];1;0)));[.$D$19];&quot;&quot;))))))">
            <text:p/>
          </table:table-cell>
          <table:table-cell table:style-name="ce130" table:formula="of:=IF(MONTH(DATE([.$AJ$2];[.$C6];[.$D$2]))&lt;&gt;MONTH(DATE([.$AJ$2];[.$C6];[.O$2]));[.$D$16];IF(COM.MICROSOFT.SWITCH(WEEKDAY(DATE([.$AJ$2];[.$C6];[.O$2]));7;TRUE();1;TRUE();FALSE());[.$D$17];IF(NOT(ISERROR(VLOOKUP(DATE([.$AJ$2];[.$C6];[.O$2]);[.$AL:.$AL];1;0)));[.$D$18];IF(IF(ISERROR(INDIRECT(&quot;$P$&quot;&amp;MATCH(DATE([.$AJ$2];[.$C6];[.O$2]);[.$D$27:.$D$65];0)+MATCH(&quot;Za sobotę&quot;;[.$P:.$P];0)));FALSE();NOT(ISBLANK(INDIRECT(&quot;$P$&quot;&amp;MATCH(DATE([.$AJ$2];[.$C6];[.O$2]);[.$D$27:.$D$65];0)+MATCH(&quot;Za sobotę&quot;;[.$P:.$P];0)))));[.$D$21];IF(IF(ISERROR(INDIRECT(&quot;$G$&quot;&amp;MATCH(DATE([.$AJ$2];[.$C6];[.O$2]);[.$D$27:.$D$65];0)+MATCH(&quot;Zaległy&quot;;[.$G:.$G];0)));FALSE();NOT(ISBLANK(INDIRECT(&quot;$G$&quot;&amp;MATCH(DATE([.$AJ$2];[.$C6];[.O$2]);[.$D$27:.$D$65];0)+MATCH(&quot;Zaległy&quot;;[.$G:.$G];0)))));[.$D$20];IF(NOT(ISERROR(VLOOKUP(DATE([.$AJ$2];[.$C6];[.O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P$2]));[.$D$16];IF(COM.MICROSOFT.SWITCH(WEEKDAY(DATE([.$AJ$2];[.$C6];[.P$2]));7;TRUE();1;TRUE();FALSE());[.$D$17];IF(NOT(ISERROR(VLOOKUP(DATE([.$AJ$2];[.$C6];[.P$2]);[.$AL:.$AL];1;0)));[.$D$18];IF(IF(ISERROR(INDIRECT(&quot;$P$&quot;&amp;MATCH(DATE([.$AJ$2];[.$C6];[.P$2]);[.$D$27:.$D$65];0)+MATCH(&quot;Za sobotę&quot;;[.$P:.$P];0)));FALSE();NOT(ISBLANK(INDIRECT(&quot;$P$&quot;&amp;MATCH(DATE([.$AJ$2];[.$C6];[.P$2]);[.$D$27:.$D$65];0)+MATCH(&quot;Za sobotę&quot;;[.$P:.$P];0)))));[.$D$21];IF(IF(ISERROR(INDIRECT(&quot;$G$&quot;&amp;MATCH(DATE([.$AJ$2];[.$C6];[.P$2]);[.$D$27:.$D$65];0)+MATCH(&quot;Zaległy&quot;;[.$G:.$G];0)));FALSE();NOT(ISBLANK(INDIRECT(&quot;$G$&quot;&amp;MATCH(DATE([.$AJ$2];[.$C6];[.P$2]);[.$D$27:.$D$65];0)+MATCH(&quot;Zaległy&quot;;[.$G:.$G];0)))));[.$D$20];IF(NOT(ISERROR(VLOOKUP(DATE([.$AJ$2];[.$C6];[.P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Q$2]));[.$D$16];IF(COM.MICROSOFT.SWITCH(WEEKDAY(DATE([.$AJ$2];[.$C6];[.Q$2]));7;TRUE();1;TRUE();FALSE());[.$D$17];IF(NOT(ISERROR(VLOOKUP(DATE([.$AJ$2];[.$C6];[.Q$2]);[.$AL:.$AL];1;0)));[.$D$18];IF(IF(ISERROR(INDIRECT(&quot;$P$&quot;&amp;MATCH(DATE([.$AJ$2];[.$C6];[.Q$2]);[.$D$27:.$D$65];0)+MATCH(&quot;Za sobotę&quot;;[.$P:.$P];0)));FALSE();NOT(ISBLANK(INDIRECT(&quot;$P$&quot;&amp;MATCH(DATE([.$AJ$2];[.$C6];[.Q$2]);[.$D$27:.$D$65];0)+MATCH(&quot;Za sobotę&quot;;[.$P:.$P];0)))));[.$D$21];IF(IF(ISERROR(INDIRECT(&quot;$G$&quot;&amp;MATCH(DATE([.$AJ$2];[.$C6];[.Q$2]);[.$D$27:.$D$65];0)+MATCH(&quot;Zaległy&quot;;[.$G:.$G];0)));FALSE();NOT(ISBLANK(INDIRECT(&quot;$G$&quot;&amp;MATCH(DATE([.$AJ$2];[.$C6];[.Q$2]);[.$D$27:.$D$65];0)+MATCH(&quot;Zaległy&quot;;[.$G:.$G];0)))));[.$D$20];IF(NOT(ISERROR(VLOOKUP(DATE([.$AJ$2];[.$C6];[.Q$2]);[.$AM:.$AM];1;0)));[.$D$19];&quot;&quot;))))))">
            <text:p/>
          </table:table-cell>
          <table:table-cell table:style-name="ce130" table:formula="of:=IF(MONTH(DATE([.$AJ$2];[.$C6];[.$D$2]))&lt;&gt;MONTH(DATE([.$AJ$2];[.$C6];[.R$2]));[.$D$16];IF(COM.MICROSOFT.SWITCH(WEEKDAY(DATE([.$AJ$2];[.$C6];[.R$2]));7;TRUE();1;TRUE();FALSE());[.$D$17];IF(NOT(ISERROR(VLOOKUP(DATE([.$AJ$2];[.$C6];[.R$2]);[.$AL:.$AL];1;0)));[.$D$18];IF(IF(ISERROR(INDIRECT(&quot;$P$&quot;&amp;MATCH(DATE([.$AJ$2];[.$C6];[.R$2]);[.$D$27:.$D$65];0)+MATCH(&quot;Za sobotę&quot;;[.$P:.$P];0)));FALSE();NOT(ISBLANK(INDIRECT(&quot;$P$&quot;&amp;MATCH(DATE([.$AJ$2];[.$C6];[.R$2]);[.$D$27:.$D$65];0)+MATCH(&quot;Za sobotę&quot;;[.$P:.$P];0)))));[.$D$21];IF(IF(ISERROR(INDIRECT(&quot;$G$&quot;&amp;MATCH(DATE([.$AJ$2];[.$C6];[.R$2]);[.$D$27:.$D$65];0)+MATCH(&quot;Zaległy&quot;;[.$G:.$G];0)));FALSE();NOT(ISBLANK(INDIRECT(&quot;$G$&quot;&amp;MATCH(DATE([.$AJ$2];[.$C6];[.R$2]);[.$D$27:.$D$65];0)+MATCH(&quot;Zaległy&quot;;[.$G:.$G];0)))));[.$D$20];IF(NOT(ISERROR(VLOOKUP(DATE([.$AJ$2];[.$C6];[.R$2]);[.$AM:.$AM];1;0)));[.$D$19];&quot;&quot;))))))">
            <text:p/>
          </table:table-cell>
          <table:table-cell table:style-name="ce130" table:formula="of:=IF(MONTH(DATE([.$AJ$2];[.$C6];[.$D$2]))&lt;&gt;MONTH(DATE([.$AJ$2];[.$C6];[.S$2]));[.$D$16];IF(COM.MICROSOFT.SWITCH(WEEKDAY(DATE([.$AJ$2];[.$C6];[.S$2]));7;TRUE();1;TRUE();FALSE());[.$D$17];IF(NOT(ISERROR(VLOOKUP(DATE([.$AJ$2];[.$C6];[.S$2]);[.$AL:.$AL];1;0)));[.$D$18];IF(IF(ISERROR(INDIRECT(&quot;$P$&quot;&amp;MATCH(DATE([.$AJ$2];[.$C6];[.S$2]);[.$D$27:.$D$65];0)+MATCH(&quot;Za sobotę&quot;;[.$P:.$P];0)));FALSE();NOT(ISBLANK(INDIRECT(&quot;$P$&quot;&amp;MATCH(DATE([.$AJ$2];[.$C6];[.S$2]);[.$D$27:.$D$65];0)+MATCH(&quot;Za sobotę&quot;;[.$P:.$P];0)))));[.$D$21];IF(IF(ISERROR(INDIRECT(&quot;$G$&quot;&amp;MATCH(DATE([.$AJ$2];[.$C6];[.S$2]);[.$D$27:.$D$65];0)+MATCH(&quot;Zaległy&quot;;[.$G:.$G];0)));FALSE();NOT(ISBLANK(INDIRECT(&quot;$G$&quot;&amp;MATCH(DATE([.$AJ$2];[.$C6];[.S$2]);[.$D$27:.$D$65];0)+MATCH(&quot;Zaległy&quot;;[.$G:.$G];0)))));[.$D$20];IF(NOT(ISERROR(VLOOKUP(DATE([.$AJ$2];[.$C6];[.S$2]);[.$AM:.$AM];1;0)));[.$D$19];&quot;&quot;))))))">
            <text:p/>
          </table:table-cell>
          <table:table-cell table:style-name="ce130" table:formula="of:=IF(MONTH(DATE([.$AJ$2];[.$C6];[.$D$2]))&lt;&gt;MONTH(DATE([.$AJ$2];[.$C6];[.T$2]));[.$D$16];IF(COM.MICROSOFT.SWITCH(WEEKDAY(DATE([.$AJ$2];[.$C6];[.T$2]));7;TRUE();1;TRUE();FALSE());[.$D$17];IF(NOT(ISERROR(VLOOKUP(DATE([.$AJ$2];[.$C6];[.T$2]);[.$AL:.$AL];1;0)));[.$D$18];IF(IF(ISERROR(INDIRECT(&quot;$P$&quot;&amp;MATCH(DATE([.$AJ$2];[.$C6];[.T$2]);[.$D$27:.$D$65];0)+MATCH(&quot;Za sobotę&quot;;[.$P:.$P];0)));FALSE();NOT(ISBLANK(INDIRECT(&quot;$P$&quot;&amp;MATCH(DATE([.$AJ$2];[.$C6];[.T$2]);[.$D$27:.$D$65];0)+MATCH(&quot;Za sobotę&quot;;[.$P:.$P];0)))));[.$D$21];IF(IF(ISERROR(INDIRECT(&quot;$G$&quot;&amp;MATCH(DATE([.$AJ$2];[.$C6];[.T$2]);[.$D$27:.$D$65];0)+MATCH(&quot;Zaległy&quot;;[.$G:.$G];0)));FALSE();NOT(ISBLANK(INDIRECT(&quot;$G$&quot;&amp;MATCH(DATE([.$AJ$2];[.$C6];[.T$2]);[.$D$27:.$D$65];0)+MATCH(&quot;Zaległy&quot;;[.$G:.$G];0)))));[.$D$20];IF(NOT(ISERROR(VLOOKUP(DATE([.$AJ$2];[.$C6];[.T$2]);[.$AM:.$AM];1;0)));[.$D$19];&quot;&quot;))))))">
            <text:p/>
          </table:table-cell>
          <table:table-cell table:style-name="ce130" table:formula="of:=IF(MONTH(DATE([.$AJ$2];[.$C6];[.$D$2]))&lt;&gt;MONTH(DATE([.$AJ$2];[.$C6];[.U$2]));[.$D$16];IF(COM.MICROSOFT.SWITCH(WEEKDAY(DATE([.$AJ$2];[.$C6];[.U$2]));7;TRUE();1;TRUE();FALSE());[.$D$17];IF(NOT(ISERROR(VLOOKUP(DATE([.$AJ$2];[.$C6];[.U$2]);[.$AL:.$AL];1;0)));[.$D$18];IF(IF(ISERROR(INDIRECT(&quot;$P$&quot;&amp;MATCH(DATE([.$AJ$2];[.$C6];[.U$2]);[.$D$27:.$D$65];0)+MATCH(&quot;Za sobotę&quot;;[.$P:.$P];0)));FALSE();NOT(ISBLANK(INDIRECT(&quot;$P$&quot;&amp;MATCH(DATE([.$AJ$2];[.$C6];[.U$2]);[.$D$27:.$D$65];0)+MATCH(&quot;Za sobotę&quot;;[.$P:.$P];0)))));[.$D$21];IF(IF(ISERROR(INDIRECT(&quot;$G$&quot;&amp;MATCH(DATE([.$AJ$2];[.$C6];[.U$2]);[.$D$27:.$D$65];0)+MATCH(&quot;Zaległy&quot;;[.$G:.$G];0)));FALSE();NOT(ISBLANK(INDIRECT(&quot;$G$&quot;&amp;MATCH(DATE([.$AJ$2];[.$C6];[.U$2]);[.$D$27:.$D$65];0)+MATCH(&quot;Zaległy&quot;;[.$G:.$G];0)))));[.$D$20];IF(NOT(ISERROR(VLOOKUP(DATE([.$AJ$2];[.$C6];[.U$2]);[.$AM:.$AM];1;0)));[.$D$19];&quot;&quot;))))))">
            <text:p/>
          </table:table-cell>
          <table:table-cell table:style-name="ce130" table:formula="of:=IF(MONTH(DATE([.$AJ$2];[.$C6];[.$D$2]))&lt;&gt;MONTH(DATE([.$AJ$2];[.$C6];[.V$2]));[.$D$16];IF(COM.MICROSOFT.SWITCH(WEEKDAY(DATE([.$AJ$2];[.$C6];[.V$2]));7;TRUE();1;TRUE();FALSE());[.$D$17];IF(NOT(ISERROR(VLOOKUP(DATE([.$AJ$2];[.$C6];[.V$2]);[.$AL:.$AL];1;0)));[.$D$18];IF(IF(ISERROR(INDIRECT(&quot;$P$&quot;&amp;MATCH(DATE([.$AJ$2];[.$C6];[.V$2]);[.$D$27:.$D$65];0)+MATCH(&quot;Za sobotę&quot;;[.$P:.$P];0)));FALSE();NOT(ISBLANK(INDIRECT(&quot;$P$&quot;&amp;MATCH(DATE([.$AJ$2];[.$C6];[.V$2]);[.$D$27:.$D$65];0)+MATCH(&quot;Za sobotę&quot;;[.$P:.$P];0)))));[.$D$21];IF(IF(ISERROR(INDIRECT(&quot;$G$&quot;&amp;MATCH(DATE([.$AJ$2];[.$C6];[.V$2]);[.$D$27:.$D$65];0)+MATCH(&quot;Zaległy&quot;;[.$G:.$G];0)));FALSE();NOT(ISBLANK(INDIRECT(&quot;$G$&quot;&amp;MATCH(DATE([.$AJ$2];[.$C6];[.V$2]);[.$D$27:.$D$65];0)+MATCH(&quot;Zaległy&quot;;[.$G:.$G];0)))));[.$D$20];IF(NOT(ISERROR(VLOOKUP(DATE([.$AJ$2];[.$C6];[.V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W$2]));[.$D$16];IF(COM.MICROSOFT.SWITCH(WEEKDAY(DATE([.$AJ$2];[.$C6];[.W$2]));7;TRUE();1;TRUE();FALSE());[.$D$17];IF(NOT(ISERROR(VLOOKUP(DATE([.$AJ$2];[.$C6];[.W$2]);[.$AL:.$AL];1;0)));[.$D$18];IF(IF(ISERROR(INDIRECT(&quot;$P$&quot;&amp;MATCH(DATE([.$AJ$2];[.$C6];[.W$2]);[.$D$27:.$D$65];0)+MATCH(&quot;Za sobotę&quot;;[.$P:.$P];0)));FALSE();NOT(ISBLANK(INDIRECT(&quot;$P$&quot;&amp;MATCH(DATE([.$AJ$2];[.$C6];[.W$2]);[.$D$27:.$D$65];0)+MATCH(&quot;Za sobotę&quot;;[.$P:.$P];0)))));[.$D$21];IF(IF(ISERROR(INDIRECT(&quot;$G$&quot;&amp;MATCH(DATE([.$AJ$2];[.$C6];[.W$2]);[.$D$27:.$D$65];0)+MATCH(&quot;Zaległy&quot;;[.$G:.$G];0)));FALSE();NOT(ISBLANK(INDIRECT(&quot;$G$&quot;&amp;MATCH(DATE([.$AJ$2];[.$C6];[.W$2]);[.$D$27:.$D$65];0)+MATCH(&quot;Zaległy&quot;;[.$G:.$G];0)))));[.$D$20];IF(NOT(ISERROR(VLOOKUP(DATE([.$AJ$2];[.$C6];[.W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X$2]));[.$D$16];IF(COM.MICROSOFT.SWITCH(WEEKDAY(DATE([.$AJ$2];[.$C6];[.X$2]));7;TRUE();1;TRUE();FALSE());[.$D$17];IF(NOT(ISERROR(VLOOKUP(DATE([.$AJ$2];[.$C6];[.X$2]);[.$AL:.$AL];1;0)));[.$D$18];IF(IF(ISERROR(INDIRECT(&quot;$P$&quot;&amp;MATCH(DATE([.$AJ$2];[.$C6];[.X$2]);[.$D$27:.$D$65];0)+MATCH(&quot;Za sobotę&quot;;[.$P:.$P];0)));FALSE();NOT(ISBLANK(INDIRECT(&quot;$P$&quot;&amp;MATCH(DATE([.$AJ$2];[.$C6];[.X$2]);[.$D$27:.$D$65];0)+MATCH(&quot;Za sobotę&quot;;[.$P:.$P];0)))));[.$D$21];IF(IF(ISERROR(INDIRECT(&quot;$G$&quot;&amp;MATCH(DATE([.$AJ$2];[.$C6];[.X$2]);[.$D$27:.$D$65];0)+MATCH(&quot;Zaległy&quot;;[.$G:.$G];0)));FALSE();NOT(ISBLANK(INDIRECT(&quot;$G$&quot;&amp;MATCH(DATE([.$AJ$2];[.$C6];[.X$2]);[.$D$27:.$D$65];0)+MATCH(&quot;Zaległy&quot;;[.$G:.$G];0)))));[.$D$20];IF(NOT(ISERROR(VLOOKUP(DATE([.$AJ$2];[.$C6];[.X$2]);[.$AM:.$AM];1;0)));[.$D$19];&quot;&quot;))))))" office:value-type="string" office:string-value="+" calcext:value-type="string">
            <text:p>+</text:p>
          </table:table-cell>
          <table:table-cell table:style-name="ce130" table:formula="of:=IF(MONTH(DATE([.$AJ$2];[.$C6];[.$D$2]))&lt;&gt;MONTH(DATE([.$AJ$2];[.$C6];[.Y$2]));[.$D$16];IF(COM.MICROSOFT.SWITCH(WEEKDAY(DATE([.$AJ$2];[.$C6];[.Y$2]));7;TRUE();1;TRUE();FALSE());[.$D$17];IF(NOT(ISERROR(VLOOKUP(DATE([.$AJ$2];[.$C6];[.Y$2]);[.$AL:.$AL];1;0)));[.$D$18];IF(IF(ISERROR(INDIRECT(&quot;$P$&quot;&amp;MATCH(DATE([.$AJ$2];[.$C6];[.Y$2]);[.$D$27:.$D$65];0)+MATCH(&quot;Za sobotę&quot;;[.$P:.$P];0)));FALSE();NOT(ISBLANK(INDIRECT(&quot;$P$&quot;&amp;MATCH(DATE([.$AJ$2];[.$C6];[.Y$2]);[.$D$27:.$D$65];0)+MATCH(&quot;Za sobotę&quot;;[.$P:.$P];0)))));[.$D$21];IF(IF(ISERROR(INDIRECT(&quot;$G$&quot;&amp;MATCH(DATE([.$AJ$2];[.$C6];[.Y$2]);[.$D$27:.$D$65];0)+MATCH(&quot;Zaległy&quot;;[.$G:.$G];0)));FALSE();NOT(ISBLANK(INDIRECT(&quot;$G$&quot;&amp;MATCH(DATE([.$AJ$2];[.$C6];[.Y$2]);[.$D$27:.$D$65];0)+MATCH(&quot;Zaległy&quot;;[.$G:.$G];0)))));[.$D$20];IF(NOT(ISERROR(VLOOKUP(DATE([.$AJ$2];[.$C6];[.Y$2]);[.$AM:.$AM];1;0)));[.$D$19];&quot;&quot;))))))">
            <text:p/>
          </table:table-cell>
          <table:table-cell table:style-name="ce130" table:formula="of:=IF(MONTH(DATE([.$AJ$2];[.$C6];[.$D$2]))&lt;&gt;MONTH(DATE([.$AJ$2];[.$C6];[.Z$2]));[.$D$16];IF(COM.MICROSOFT.SWITCH(WEEKDAY(DATE([.$AJ$2];[.$C6];[.Z$2]));7;TRUE();1;TRUE();FALSE());[.$D$17];IF(NOT(ISERROR(VLOOKUP(DATE([.$AJ$2];[.$C6];[.Z$2]);[.$AL:.$AL];1;0)));[.$D$18];IF(IF(ISERROR(INDIRECT(&quot;$P$&quot;&amp;MATCH(DATE([.$AJ$2];[.$C6];[.Z$2]);[.$D$27:.$D$65];0)+MATCH(&quot;Za sobotę&quot;;[.$P:.$P];0)));FALSE();NOT(ISBLANK(INDIRECT(&quot;$P$&quot;&amp;MATCH(DATE([.$AJ$2];[.$C6];[.Z$2]);[.$D$27:.$D$65];0)+MATCH(&quot;Za sobotę&quot;;[.$P:.$P];0)))));[.$D$21];IF(IF(ISERROR(INDIRECT(&quot;$G$&quot;&amp;MATCH(DATE([.$AJ$2];[.$C6];[.Z$2]);[.$D$27:.$D$65];0)+MATCH(&quot;Zaległy&quot;;[.$G:.$G];0)));FALSE();NOT(ISBLANK(INDIRECT(&quot;$G$&quot;&amp;MATCH(DATE([.$AJ$2];[.$C6];[.Z$2]);[.$D$27:.$D$65];0)+MATCH(&quot;Zaległy&quot;;[.$G:.$G];0)))));[.$D$20];IF(NOT(ISERROR(VLOOKUP(DATE([.$AJ$2];[.$C6];[.Z$2]);[.$AM:.$AM];1;0)));[.$D$19];&quot;&quot;))))))">
            <text:p/>
          </table:table-cell>
          <table:table-cell table:style-name="ce130" table:formula="of:=IF(MONTH(DATE([.$AJ$2];[.$C6];[.$D$2]))&lt;&gt;MONTH(DATE([.$AJ$2];[.$C6];[.AA$2]));[.$D$16];IF(COM.MICROSOFT.SWITCH(WEEKDAY(DATE([.$AJ$2];[.$C6];[.AA$2]));7;TRUE();1;TRUE();FALSE());[.$D$17];IF(NOT(ISERROR(VLOOKUP(DATE([.$AJ$2];[.$C6];[.AA$2]);[.$AL:.$AL];1;0)));[.$D$18];IF(IF(ISERROR(INDIRECT(&quot;$P$&quot;&amp;MATCH(DATE([.$AJ$2];[.$C6];[.AA$2]);[.$D$27:.$D$65];0)+MATCH(&quot;Za sobotę&quot;;[.$P:.$P];0)));FALSE();NOT(ISBLANK(INDIRECT(&quot;$P$&quot;&amp;MATCH(DATE([.$AJ$2];[.$C6];[.AA$2]);[.$D$27:.$D$65];0)+MATCH(&quot;Za sobotę&quot;;[.$P:.$P];0)))));[.$D$21];IF(IF(ISERROR(INDIRECT(&quot;$G$&quot;&amp;MATCH(DATE([.$AJ$2];[.$C6];[.AA$2]);[.$D$27:.$D$65];0)+MATCH(&quot;Zaległy&quot;;[.$G:.$G];0)));FALSE();NOT(ISBLANK(INDIRECT(&quot;$G$&quot;&amp;MATCH(DATE([.$AJ$2];[.$C6];[.AA$2]);[.$D$27:.$D$65];0)+MATCH(&quot;Zaległy&quot;;[.$G:.$G];0)))));[.$D$20];IF(NOT(ISERROR(VLOOKUP(DATE([.$AJ$2];[.$C6];[.AA$2]);[.$AM:.$AM];1;0)));[.$D$19];&quot;&quot;))))))">
            <text:p/>
          </table:table-cell>
          <table:table-cell table:style-name="ce130" table:formula="of:=IF(MONTH(DATE([.$AJ$2];[.$C6];[.$D$2]))&lt;&gt;MONTH(DATE([.$AJ$2];[.$C6];[.AB$2]));[.$D$16];IF(COM.MICROSOFT.SWITCH(WEEKDAY(DATE([.$AJ$2];[.$C6];[.AB$2]));7;TRUE();1;TRUE();FALSE());[.$D$17];IF(NOT(ISERROR(VLOOKUP(DATE([.$AJ$2];[.$C6];[.AB$2]);[.$AL:.$AL];1;0)));[.$D$18];IF(IF(ISERROR(INDIRECT(&quot;$P$&quot;&amp;MATCH(DATE([.$AJ$2];[.$C6];[.AB$2]);[.$D$27:.$D$65];0)+MATCH(&quot;Za sobotę&quot;;[.$P:.$P];0)));FALSE();NOT(ISBLANK(INDIRECT(&quot;$P$&quot;&amp;MATCH(DATE([.$AJ$2];[.$C6];[.AB$2]);[.$D$27:.$D$65];0)+MATCH(&quot;Za sobotę&quot;;[.$P:.$P];0)))));[.$D$21];IF(IF(ISERROR(INDIRECT(&quot;$G$&quot;&amp;MATCH(DATE([.$AJ$2];[.$C6];[.AB$2]);[.$D$27:.$D$65];0)+MATCH(&quot;Zaległy&quot;;[.$G:.$G];0)));FALSE();NOT(ISBLANK(INDIRECT(&quot;$G$&quot;&amp;MATCH(DATE([.$AJ$2];[.$C6];[.AB$2]);[.$D$27:.$D$65];0)+MATCH(&quot;Zaległy&quot;;[.$G:.$G];0)))));[.$D$20];IF(NOT(ISERROR(VLOOKUP(DATE([.$AJ$2];[.$C6];[.AB$2]);[.$AM:.$AM];1;0)));[.$D$19];&quot;&quot;))))))">
            <text:p/>
          </table:table-cell>
          <table:table-cell table:style-name="ce130" table:formula="of:=IF(MONTH(DATE([.$AJ$2];[.$C6];[.$D$2]))&lt;&gt;MONTH(DATE([.$AJ$2];[.$C6];[.AC$2]));[.$D$16];IF(COM.MICROSOFT.SWITCH(WEEKDAY(DATE([.$AJ$2];[.$C6];[.AC$2]));7;TRUE();1;TRUE();FALSE());[.$D$17];IF(NOT(ISERROR(VLOOKUP(DATE([.$AJ$2];[.$C6];[.AC$2]);[.$AL:.$AL];1;0)));[.$D$18];IF(IF(ISERROR(INDIRECT(&quot;$P$&quot;&amp;MATCH(DATE([.$AJ$2];[.$C6];[.AC$2]);[.$D$27:.$D$65];0)+MATCH(&quot;Za sobotę&quot;;[.$P:.$P];0)));FALSE();NOT(ISBLANK(INDIRECT(&quot;$P$&quot;&amp;MATCH(DATE([.$AJ$2];[.$C6];[.AC$2]);[.$D$27:.$D$65];0)+MATCH(&quot;Za sobotę&quot;;[.$P:.$P];0)))));[.$D$21];IF(IF(ISERROR(INDIRECT(&quot;$G$&quot;&amp;MATCH(DATE([.$AJ$2];[.$C6];[.AC$2]);[.$D$27:.$D$65];0)+MATCH(&quot;Zaległy&quot;;[.$G:.$G];0)));FALSE();NOT(ISBLANK(INDIRECT(&quot;$G$&quot;&amp;MATCH(DATE([.$AJ$2];[.$C6];[.AC$2]);[.$D$27:.$D$65];0)+MATCH(&quot;Zaległy&quot;;[.$G:.$G];0)))));[.$D$20];IF(NOT(ISERROR(VLOOKUP(DATE([.$AJ$2];[.$C6];[.AC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AD$2]));[.$D$16];IF(COM.MICROSOFT.SWITCH(WEEKDAY(DATE([.$AJ$2];[.$C6];[.AD$2]));7;TRUE();1;TRUE();FALSE());[.$D$17];IF(NOT(ISERROR(VLOOKUP(DATE([.$AJ$2];[.$C6];[.AD$2]);[.$AL:.$AL];1;0)));[.$D$18];IF(IF(ISERROR(INDIRECT(&quot;$P$&quot;&amp;MATCH(DATE([.$AJ$2];[.$C6];[.AD$2]);[.$D$27:.$D$65];0)+MATCH(&quot;Za sobotę&quot;;[.$P:.$P];0)));FALSE();NOT(ISBLANK(INDIRECT(&quot;$P$&quot;&amp;MATCH(DATE([.$AJ$2];[.$C6];[.AD$2]);[.$D$27:.$D$65];0)+MATCH(&quot;Za sobotę&quot;;[.$P:.$P];0)))));[.$D$21];IF(IF(ISERROR(INDIRECT(&quot;$G$&quot;&amp;MATCH(DATE([.$AJ$2];[.$C6];[.AD$2]);[.$D$27:.$D$65];0)+MATCH(&quot;Zaległy&quot;;[.$G:.$G];0)));FALSE();NOT(ISBLANK(INDIRECT(&quot;$G$&quot;&amp;MATCH(DATE([.$AJ$2];[.$C6];[.AD$2]);[.$D$27:.$D$65];0)+MATCH(&quot;Zaległy&quot;;[.$G:.$G];0)))));[.$D$20];IF(NOT(ISERROR(VLOOKUP(DATE([.$AJ$2];[.$C6];[.A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6];[.$D$2]))&lt;&gt;MONTH(DATE([.$AJ$2];[.$C6];[.AE$2]));[.$D$16];IF(COM.MICROSOFT.SWITCH(WEEKDAY(DATE([.$AJ$2];[.$C6];[.AE$2]));7;TRUE();1;TRUE();FALSE());[.$D$17];IF(NOT(ISERROR(VLOOKUP(DATE([.$AJ$2];[.$C6];[.AE$2]);[.$AL:.$AL];1;0)));[.$D$18];IF(IF(ISERROR(INDIRECT(&quot;$P$&quot;&amp;MATCH(DATE([.$AJ$2];[.$C6];[.AE$2]);[.$D$27:.$D$65];0)+MATCH(&quot;Za sobotę&quot;;[.$P:.$P];0)));FALSE();NOT(ISBLANK(INDIRECT(&quot;$P$&quot;&amp;MATCH(DATE([.$AJ$2];[.$C6];[.AE$2]);[.$D$27:.$D$65];0)+MATCH(&quot;Za sobotę&quot;;[.$P:.$P];0)))));[.$D$21];IF(IF(ISERROR(INDIRECT(&quot;$G$&quot;&amp;MATCH(DATE([.$AJ$2];[.$C6];[.AE$2]);[.$D$27:.$D$65];0)+MATCH(&quot;Zaległy&quot;;[.$G:.$G];0)));FALSE();NOT(ISBLANK(INDIRECT(&quot;$G$&quot;&amp;MATCH(DATE([.$AJ$2];[.$C6];[.AE$2]);[.$D$27:.$D$65];0)+MATCH(&quot;Zaległy&quot;;[.$G:.$G];0)))));[.$D$20];IF(NOT(ISERROR(VLOOKUP(DATE([.$AJ$2];[.$C6];[.AE$2]);[.$AM:.$AM];1;0)));[.$D$19];&quot;&quot;))))))">
            <text:p/>
          </table:table-cell>
          <table:table-cell table:style-name="ce130" table:formula="of:=IF(MONTH(DATE([.$AJ$2];[.$C6];[.$D$2]))&lt;&gt;MONTH(DATE([.$AJ$2];[.$C6];[.AF$2]));[.$D$16];IF(COM.MICROSOFT.SWITCH(WEEKDAY(DATE([.$AJ$2];[.$C6];[.AF$2]));7;TRUE();1;TRUE();FALSE());[.$D$17];IF(NOT(ISERROR(VLOOKUP(DATE([.$AJ$2];[.$C6];[.AF$2]);[.$AL:.$AL];1;0)));[.$D$18];IF(IF(ISERROR(INDIRECT(&quot;$P$&quot;&amp;MATCH(DATE([.$AJ$2];[.$C6];[.AF$2]);[.$D$27:.$D$65];0)+MATCH(&quot;Za sobotę&quot;;[.$P:.$P];0)));FALSE();NOT(ISBLANK(INDIRECT(&quot;$P$&quot;&amp;MATCH(DATE([.$AJ$2];[.$C6];[.AF$2]);[.$D$27:.$D$65];0)+MATCH(&quot;Za sobotę&quot;;[.$P:.$P];0)))));[.$D$21];IF(IF(ISERROR(INDIRECT(&quot;$G$&quot;&amp;MATCH(DATE([.$AJ$2];[.$C6];[.AF$2]);[.$D$27:.$D$65];0)+MATCH(&quot;Zaległy&quot;;[.$G:.$G];0)));FALSE();NOT(ISBLANK(INDIRECT(&quot;$G$&quot;&amp;MATCH(DATE([.$AJ$2];[.$C6];[.AF$2]);[.$D$27:.$D$65];0)+MATCH(&quot;Zaległy&quot;;[.$G:.$G];0)))));[.$D$20];IF(NOT(ISERROR(VLOOKUP(DATE([.$AJ$2];[.$C6];[.AF$2]);[.$AM:.$AM];1;0)));[.$D$19];&quot;&quot;))))))">
            <text:p/>
          </table:table-cell>
          <table:table-cell table:style-name="ce130" table:formula="of:=IF(MONTH(DATE([.$AJ$2];[.$C6];[.$D$2]))&lt;&gt;MONTH(DATE([.$AJ$2];[.$C6];[.AG$2]));[.$D$16];IF(COM.MICROSOFT.SWITCH(WEEKDAY(DATE([.$AJ$2];[.$C6];[.AG$2]));7;TRUE();1;TRUE();FALSE());[.$D$17];IF(NOT(ISERROR(VLOOKUP(DATE([.$AJ$2];[.$C6];[.AG$2]);[.$AL:.$AL];1;0)));[.$D$18];IF(IF(ISERROR(INDIRECT(&quot;$P$&quot;&amp;MATCH(DATE([.$AJ$2];[.$C6];[.AG$2]);[.$D$27:.$D$65];0)+MATCH(&quot;Za sobotę&quot;;[.$P:.$P];0)));FALSE();NOT(ISBLANK(INDIRECT(&quot;$P$&quot;&amp;MATCH(DATE([.$AJ$2];[.$C6];[.AG$2]);[.$D$27:.$D$65];0)+MATCH(&quot;Za sobotę&quot;;[.$P:.$P];0)))));[.$D$21];IF(IF(ISERROR(INDIRECT(&quot;$G$&quot;&amp;MATCH(DATE([.$AJ$2];[.$C6];[.AG$2]);[.$D$27:.$D$65];0)+MATCH(&quot;Zaległy&quot;;[.$G:.$G];0)));FALSE();NOT(ISBLANK(INDIRECT(&quot;$G$&quot;&amp;MATCH(DATE([.$AJ$2];[.$C6];[.AG$2]);[.$D$27:.$D$65];0)+MATCH(&quot;Zaległy&quot;;[.$G:.$G];0)))));[.$D$20];IF(NOT(ISERROR(VLOOKUP(DATE([.$AJ$2];[.$C6];[.AG$2]);[.$AM:.$AM];1;0)));[.$D$19];&quot;&quot;))))))">
            <text:p/>
          </table:table-cell>
          <table:table-cell table:style-name="ce133" table:formula="of:=IF(MONTH(DATE([.$AJ$2];[.$C6];[.$D$2]))&lt;&gt;MONTH(DATE([.$AJ$2];[.$C6];[.AH$2]));[.$D$16];IF(COM.MICROSOFT.SWITCH(WEEKDAY(DATE([.$AJ$2];[.$C6];[.AH$2]));7;TRUE();1;TRUE();FALSE());[.$D$17];IF(NOT(ISERROR(VLOOKUP(DATE([.$AJ$2];[.$C6];[.AH$2]);[.$AL:.$AL];1;0)));[.$D$18];IF(IF(ISERROR(INDIRECT(&quot;$P$&quot;&amp;MATCH(DATE([.$AJ$2];[.$C6];[.AH$2]);[.$D$27:.$D$65];0)+MATCH(&quot;Za sobotę&quot;;[.$P:.$P];0)));FALSE();NOT(ISBLANK(INDIRECT(&quot;$P$&quot;&amp;MATCH(DATE([.$AJ$2];[.$C6];[.AH$2]);[.$D$27:.$D$65];0)+MATCH(&quot;Za sobotę&quot;;[.$P:.$P];0)))));[.$D$21];IF(IF(ISERROR(INDIRECT(&quot;$G$&quot;&amp;MATCH(DATE([.$AJ$2];[.$C6];[.AH$2]);[.$D$27:.$D$65];0)+MATCH(&quot;Zaległy&quot;;[.$G:.$G];0)));FALSE();NOT(ISBLANK(INDIRECT(&quot;$G$&quot;&amp;MATCH(DATE([.$AJ$2];[.$C6];[.AH$2]);[.$D$27:.$D$65];0)+MATCH(&quot;Zaległy&quot;;[.$G:.$G];0)))));[.$D$20];IF(NOT(ISERROR(VLOOKUP(DATE([.$AJ$2];[.$C6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35" office:value-type="string" calcext:value-type="string">
            <text:p>6.01</text:p>
          </table:table-cell>
          <table:table-cell table:style-name="Default" office:value-type="string" calcext:value-type="string">
            <text:p>SZTYWNE KAŻDEGO ROKU – Trzech Króli (Objawienie Pańskie)</text:p>
          </table:table-cell>
          <table:table-cell table:formula="of:=IF(NOT(ISBLANK([.$AJ9]));IFERROR(DATEVALUE([.$AJ9]&amp;&quot;.&quot;&amp;[.$AJ$2]);DATE([.$AJ$2];MONTH([.$AJ9]);DAY([.$AJ9])));&quot;&quot;)" office:value-type="date" office:date-value="2025-08-15" calcext:value-type="date">
            <text:p>15 sierpnia 2025 (piątek)</text:p>
          </table:table-cell>
          <table:table-cell table:style-name="ce62" table:formula="of:=IF(NOT(ISBLANK([.$D31]));IFERROR(DATEVALUE([.$D31]&amp;&quot;.&quot;&amp;[.$AJ$2]);DATE([.$AJ$2];MONTH([.$D31]);DAY([.$D3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7];1)" office:value-type="date" office:date-value="2025-05-01" calcext:value-type="date">
            <text:p>maj</text:p>
          </table:table-cell>
          <table:table-cell table:style-name="ce45" office:value-type="float" office:value="5" calcext:value-type="float">
            <text:p>5</text:p>
          </table:table-cell>
          <table:table-cell table:style-name="ce126" table:formula="of:=IF(MONTH(DATE([.$AJ$2];[.$C7];[.$D$2]))&lt;&gt;MONTH(DATE([.$AJ$2];[.$C7];[.D$2]));[.$D$16];IF(COM.MICROSOFT.SWITCH(WEEKDAY(DATE([.$AJ$2];[.$C7];[.D$2]));7;TRUE();1;TRUE();FALSE());[.$D$17];IF(NOT(ISERROR(VLOOKUP(DATE([.$AJ$2];[.$C7];[.D$2]);[.$AL:.$AL];1;0)));[.$D$18];IF(IF(ISERROR(INDIRECT(&quot;$P$&quot;&amp;MATCH(DATE([.$AJ$2];[.$C7];[.D$2]);[.$D$27:.$D$65];0)+MATCH(&quot;Za sobotę&quot;;[.$P:.$P];0)));FALSE();NOT(ISBLANK(INDIRECT(&quot;$P$&quot;&amp;MATCH(DATE([.$AJ$2];[.$C7];[.D$2]);[.$D$27:.$D$65];0)+MATCH(&quot;Za sobotę&quot;;[.$P:.$P];0)))));[.$D$21];IF(IF(ISERROR(INDIRECT(&quot;$G$&quot;&amp;MATCH(DATE([.$AJ$2];[.$C7];[.D$2]);[.$D$27:.$D$65];0)+MATCH(&quot;Zaległy&quot;;[.$G:.$G];0)));FALSE();NOT(ISBLANK(INDIRECT(&quot;$G$&quot;&amp;MATCH(DATE([.$AJ$2];[.$C7];[.D$2]);[.$D$27:.$D$65];0)+MATCH(&quot;Zaległy&quot;;[.$G:.$G];0)))));[.$D$20];IF(NOT(ISERROR(VLOOKUP(DATE([.$AJ$2];[.$C7];[.D$2]);[.$AM:.$AM];1;0)));[.$D$19];&quot;&quot;))))))" office:value-type="string" office:string-value="+" calcext:value-type="string">
            <text:p>+</text:p>
          </table:table-cell>
          <table:table-cell table:style-name="ce130" table:formula="of:=IF(MONTH(DATE([.$AJ$2];[.$C7];[.$D$2]))&lt;&gt;MONTH(DATE([.$AJ$2];[.$C7];[.E$2]));[.$D$16];IF(COM.MICROSOFT.SWITCH(WEEKDAY(DATE([.$AJ$2];[.$C7];[.E$2]));7;TRUE();1;TRUE();FALSE());[.$D$17];IF(NOT(ISERROR(VLOOKUP(DATE([.$AJ$2];[.$C7];[.E$2]);[.$AL:.$AL];1;0)));[.$D$18];IF(IF(ISERROR(INDIRECT(&quot;$P$&quot;&amp;MATCH(DATE([.$AJ$2];[.$C7];[.E$2]);[.$D$27:.$D$65];0)+MATCH(&quot;Za sobotę&quot;;[.$P:.$P];0)));FALSE();NOT(ISBLANK(INDIRECT(&quot;$P$&quot;&amp;MATCH(DATE([.$AJ$2];[.$C7];[.E$2]);[.$D$27:.$D$65];0)+MATCH(&quot;Za sobotę&quot;;[.$P:.$P];0)))));[.$D$21];IF(IF(ISERROR(INDIRECT(&quot;$G$&quot;&amp;MATCH(DATE([.$AJ$2];[.$C7];[.E$2]);[.$D$27:.$D$65];0)+MATCH(&quot;Zaległy&quot;;[.$G:.$G];0)));FALSE();NOT(ISBLANK(INDIRECT(&quot;$G$&quot;&amp;MATCH(DATE([.$AJ$2];[.$C7];[.E$2]);[.$D$27:.$D$65];0)+MATCH(&quot;Zaległy&quot;;[.$G:.$G];0)))));[.$D$20];IF(NOT(ISERROR(VLOOKUP(DATE([.$AJ$2];[.$C7];[.E$2]);[.$AM:.$AM];1;0)));[.$D$19];&quot;&quot;))))))">
            <text:p/>
          </table:table-cell>
          <table:table-cell table:style-name="ce130" table:formula="of:=IF(MONTH(DATE([.$AJ$2];[.$C7];[.$D$2]))&lt;&gt;MONTH(DATE([.$AJ$2];[.$C7];[.F$2]));[.$D$16];IF(COM.MICROSOFT.SWITCH(WEEKDAY(DATE([.$AJ$2];[.$C7];[.F$2]));7;TRUE();1;TRUE();FALSE());[.$D$17];IF(NOT(ISERROR(VLOOKUP(DATE([.$AJ$2];[.$C7];[.F$2]);[.$AL:.$AL];1;0)));[.$D$18];IF(IF(ISERROR(INDIRECT(&quot;$P$&quot;&amp;MATCH(DATE([.$AJ$2];[.$C7];[.F$2]);[.$D$27:.$D$65];0)+MATCH(&quot;Za sobotę&quot;;[.$P:.$P];0)));FALSE();NOT(ISBLANK(INDIRECT(&quot;$P$&quot;&amp;MATCH(DATE([.$AJ$2];[.$C7];[.F$2]);[.$D$27:.$D$65];0)+MATCH(&quot;Za sobotę&quot;;[.$P:.$P];0)))));[.$D$21];IF(IF(ISERROR(INDIRECT(&quot;$G$&quot;&amp;MATCH(DATE([.$AJ$2];[.$C7];[.F$2]);[.$D$27:.$D$65];0)+MATCH(&quot;Zaległy&quot;;[.$G:.$G];0)));FALSE();NOT(ISBLANK(INDIRECT(&quot;$G$&quot;&amp;MATCH(DATE([.$AJ$2];[.$C7];[.F$2]);[.$D$27:.$D$65];0)+MATCH(&quot;Zaległy&quot;;[.$G:.$G];0)))));[.$D$20];IF(NOT(ISERROR(VLOOKUP(DATE([.$AJ$2];[.$C7];[.F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G$2]));[.$D$16];IF(COM.MICROSOFT.SWITCH(WEEKDAY(DATE([.$AJ$2];[.$C7];[.G$2]));7;TRUE();1;TRUE();FALSE());[.$D$17];IF(NOT(ISERROR(VLOOKUP(DATE([.$AJ$2];[.$C7];[.G$2]);[.$AL:.$AL];1;0)));[.$D$18];IF(IF(ISERROR(INDIRECT(&quot;$P$&quot;&amp;MATCH(DATE([.$AJ$2];[.$C7];[.G$2]);[.$D$27:.$D$65];0)+MATCH(&quot;Za sobotę&quot;;[.$P:.$P];0)));FALSE();NOT(ISBLANK(INDIRECT(&quot;$P$&quot;&amp;MATCH(DATE([.$AJ$2];[.$C7];[.G$2]);[.$D$27:.$D$65];0)+MATCH(&quot;Za sobotę&quot;;[.$P:.$P];0)))));[.$D$21];IF(IF(ISERROR(INDIRECT(&quot;$G$&quot;&amp;MATCH(DATE([.$AJ$2];[.$C7];[.G$2]);[.$D$27:.$D$65];0)+MATCH(&quot;Zaległy&quot;;[.$G:.$G];0)));FALSE();NOT(ISBLANK(INDIRECT(&quot;$G$&quot;&amp;MATCH(DATE([.$AJ$2];[.$C7];[.G$2]);[.$D$27:.$D$65];0)+MATCH(&quot;Zaległy&quot;;[.$G:.$G];0)))));[.$D$20];IF(NOT(ISERROR(VLOOKUP(DATE([.$AJ$2];[.$C7];[.G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H$2]));[.$D$16];IF(COM.MICROSOFT.SWITCH(WEEKDAY(DATE([.$AJ$2];[.$C7];[.H$2]));7;TRUE();1;TRUE();FALSE());[.$D$17];IF(NOT(ISERROR(VLOOKUP(DATE([.$AJ$2];[.$C7];[.H$2]);[.$AL:.$AL];1;0)));[.$D$18];IF(IF(ISERROR(INDIRECT(&quot;$P$&quot;&amp;MATCH(DATE([.$AJ$2];[.$C7];[.H$2]);[.$D$27:.$D$65];0)+MATCH(&quot;Za sobotę&quot;;[.$P:.$P];0)));FALSE();NOT(ISBLANK(INDIRECT(&quot;$P$&quot;&amp;MATCH(DATE([.$AJ$2];[.$C7];[.H$2]);[.$D$27:.$D$65];0)+MATCH(&quot;Za sobotę&quot;;[.$P:.$P];0)))));[.$D$21];IF(IF(ISERROR(INDIRECT(&quot;$G$&quot;&amp;MATCH(DATE([.$AJ$2];[.$C7];[.H$2]);[.$D$27:.$D$65];0)+MATCH(&quot;Zaległy&quot;;[.$G:.$G];0)));FALSE();NOT(ISBLANK(INDIRECT(&quot;$G$&quot;&amp;MATCH(DATE([.$AJ$2];[.$C7];[.H$2]);[.$D$27:.$D$65];0)+MATCH(&quot;Zaległy&quot;;[.$G:.$G];0)))));[.$D$20];IF(NOT(ISERROR(VLOOKUP(DATE([.$AJ$2];[.$C7];[.H$2]);[.$AM:.$AM];1;0)));[.$D$19];&quot;&quot;))))))">
            <text:p/>
          </table:table-cell>
          <table:table-cell table:style-name="ce130" table:formula="of:=IF(MONTH(DATE([.$AJ$2];[.$C7];[.$D$2]))&lt;&gt;MONTH(DATE([.$AJ$2];[.$C7];[.I$2]));[.$D$16];IF(COM.MICROSOFT.SWITCH(WEEKDAY(DATE([.$AJ$2];[.$C7];[.I$2]));7;TRUE();1;TRUE();FALSE());[.$D$17];IF(NOT(ISERROR(VLOOKUP(DATE([.$AJ$2];[.$C7];[.I$2]);[.$AL:.$AL];1;0)));[.$D$18];IF(IF(ISERROR(INDIRECT(&quot;$P$&quot;&amp;MATCH(DATE([.$AJ$2];[.$C7];[.I$2]);[.$D$27:.$D$65];0)+MATCH(&quot;Za sobotę&quot;;[.$P:.$P];0)));FALSE();NOT(ISBLANK(INDIRECT(&quot;$P$&quot;&amp;MATCH(DATE([.$AJ$2];[.$C7];[.I$2]);[.$D$27:.$D$65];0)+MATCH(&quot;Za sobotę&quot;;[.$P:.$P];0)))));[.$D$21];IF(IF(ISERROR(INDIRECT(&quot;$G$&quot;&amp;MATCH(DATE([.$AJ$2];[.$C7];[.I$2]);[.$D$27:.$D$65];0)+MATCH(&quot;Zaległy&quot;;[.$G:.$G];0)));FALSE();NOT(ISBLANK(INDIRECT(&quot;$G$&quot;&amp;MATCH(DATE([.$AJ$2];[.$C7];[.I$2]);[.$D$27:.$D$65];0)+MATCH(&quot;Zaległy&quot;;[.$G:.$G];0)))));[.$D$20];IF(NOT(ISERROR(VLOOKUP(DATE([.$AJ$2];[.$C7];[.I$2]);[.$AM:.$AM];1;0)));[.$D$19];&quot;&quot;))))))">
            <text:p/>
          </table:table-cell>
          <table:table-cell table:style-name="ce130" table:formula="of:=IF(MONTH(DATE([.$AJ$2];[.$C7];[.$D$2]))&lt;&gt;MONTH(DATE([.$AJ$2];[.$C7];[.J$2]));[.$D$16];IF(COM.MICROSOFT.SWITCH(WEEKDAY(DATE([.$AJ$2];[.$C7];[.J$2]));7;TRUE();1;TRUE();FALSE());[.$D$17];IF(NOT(ISERROR(VLOOKUP(DATE([.$AJ$2];[.$C7];[.J$2]);[.$AL:.$AL];1;0)));[.$D$18];IF(IF(ISERROR(INDIRECT(&quot;$P$&quot;&amp;MATCH(DATE([.$AJ$2];[.$C7];[.J$2]);[.$D$27:.$D$65];0)+MATCH(&quot;Za sobotę&quot;;[.$P:.$P];0)));FALSE();NOT(ISBLANK(INDIRECT(&quot;$P$&quot;&amp;MATCH(DATE([.$AJ$2];[.$C7];[.J$2]);[.$D$27:.$D$65];0)+MATCH(&quot;Za sobotę&quot;;[.$P:.$P];0)))));[.$D$21];IF(IF(ISERROR(INDIRECT(&quot;$G$&quot;&amp;MATCH(DATE([.$AJ$2];[.$C7];[.J$2]);[.$D$27:.$D$65];0)+MATCH(&quot;Zaległy&quot;;[.$G:.$G];0)));FALSE();NOT(ISBLANK(INDIRECT(&quot;$G$&quot;&amp;MATCH(DATE([.$AJ$2];[.$C7];[.J$2]);[.$D$27:.$D$65];0)+MATCH(&quot;Zaległy&quot;;[.$G:.$G];0)))));[.$D$20];IF(NOT(ISERROR(VLOOKUP(DATE([.$AJ$2];[.$C7];[.J$2]);[.$AM:.$AM];1;0)));[.$D$19];&quot;&quot;))))))">
            <text:p/>
          </table:table-cell>
          <table:table-cell table:style-name="ce130" table:formula="of:=IF(MONTH(DATE([.$AJ$2];[.$C7];[.$D$2]))&lt;&gt;MONTH(DATE([.$AJ$2];[.$C7];[.K$2]));[.$D$16];IF(COM.MICROSOFT.SWITCH(WEEKDAY(DATE([.$AJ$2];[.$C7];[.K$2]));7;TRUE();1;TRUE();FALSE());[.$D$17];IF(NOT(ISERROR(VLOOKUP(DATE([.$AJ$2];[.$C7];[.K$2]);[.$AL:.$AL];1;0)));[.$D$18];IF(IF(ISERROR(INDIRECT(&quot;$P$&quot;&amp;MATCH(DATE([.$AJ$2];[.$C7];[.K$2]);[.$D$27:.$D$65];0)+MATCH(&quot;Za sobotę&quot;;[.$P:.$P];0)));FALSE();NOT(ISBLANK(INDIRECT(&quot;$P$&quot;&amp;MATCH(DATE([.$AJ$2];[.$C7];[.K$2]);[.$D$27:.$D$65];0)+MATCH(&quot;Za sobotę&quot;;[.$P:.$P];0)))));[.$D$21];IF(IF(ISERROR(INDIRECT(&quot;$G$&quot;&amp;MATCH(DATE([.$AJ$2];[.$C7];[.K$2]);[.$D$27:.$D$65];0)+MATCH(&quot;Zaległy&quot;;[.$G:.$G];0)));FALSE();NOT(ISBLANK(INDIRECT(&quot;$G$&quot;&amp;MATCH(DATE([.$AJ$2];[.$C7];[.K$2]);[.$D$27:.$D$65];0)+MATCH(&quot;Zaległy&quot;;[.$G:.$G];0)))));[.$D$20];IF(NOT(ISERROR(VLOOKUP(DATE([.$AJ$2];[.$C7];[.K$2]);[.$AM:.$AM];1;0)));[.$D$19];&quot;&quot;))))))">
            <text:p/>
          </table:table-cell>
          <table:table-cell table:style-name="ce130" table:formula="of:=IF(MONTH(DATE([.$AJ$2];[.$C7];[.$D$2]))&lt;&gt;MONTH(DATE([.$AJ$2];[.$C7];[.L$2]));[.$D$16];IF(COM.MICROSOFT.SWITCH(WEEKDAY(DATE([.$AJ$2];[.$C7];[.L$2]));7;TRUE();1;TRUE();FALSE());[.$D$17];IF(NOT(ISERROR(VLOOKUP(DATE([.$AJ$2];[.$C7];[.L$2]);[.$AL:.$AL];1;0)));[.$D$18];IF(IF(ISERROR(INDIRECT(&quot;$P$&quot;&amp;MATCH(DATE([.$AJ$2];[.$C7];[.L$2]);[.$D$27:.$D$65];0)+MATCH(&quot;Za sobotę&quot;;[.$P:.$P];0)));FALSE();NOT(ISBLANK(INDIRECT(&quot;$P$&quot;&amp;MATCH(DATE([.$AJ$2];[.$C7];[.L$2]);[.$D$27:.$D$65];0)+MATCH(&quot;Za sobotę&quot;;[.$P:.$P];0)))));[.$D$21];IF(IF(ISERROR(INDIRECT(&quot;$G$&quot;&amp;MATCH(DATE([.$AJ$2];[.$C7];[.L$2]);[.$D$27:.$D$65];0)+MATCH(&quot;Zaległy&quot;;[.$G:.$G];0)));FALSE();NOT(ISBLANK(INDIRECT(&quot;$G$&quot;&amp;MATCH(DATE([.$AJ$2];[.$C7];[.L$2]);[.$D$27:.$D$65];0)+MATCH(&quot;Zaległy&quot;;[.$G:.$G];0)))));[.$D$20];IF(NOT(ISERROR(VLOOKUP(DATE([.$AJ$2];[.$C7];[.L$2]);[.$AM:.$AM];1;0)));[.$D$19];&quot;&quot;))))))">
            <text:p/>
          </table:table-cell>
          <table:table-cell table:style-name="ce130" table:formula="of:=IF(MONTH(DATE([.$AJ$2];[.$C7];[.$D$2]))&lt;&gt;MONTH(DATE([.$AJ$2];[.$C7];[.M$2]));[.$D$16];IF(COM.MICROSOFT.SWITCH(WEEKDAY(DATE([.$AJ$2];[.$C7];[.M$2]));7;TRUE();1;TRUE();FALSE());[.$D$17];IF(NOT(ISERROR(VLOOKUP(DATE([.$AJ$2];[.$C7];[.M$2]);[.$AL:.$AL];1;0)));[.$D$18];IF(IF(ISERROR(INDIRECT(&quot;$P$&quot;&amp;MATCH(DATE([.$AJ$2];[.$C7];[.M$2]);[.$D$27:.$D$65];0)+MATCH(&quot;Za sobotę&quot;;[.$P:.$P];0)));FALSE();NOT(ISBLANK(INDIRECT(&quot;$P$&quot;&amp;MATCH(DATE([.$AJ$2];[.$C7];[.M$2]);[.$D$27:.$D$65];0)+MATCH(&quot;Za sobotę&quot;;[.$P:.$P];0)))));[.$D$21];IF(IF(ISERROR(INDIRECT(&quot;$G$&quot;&amp;MATCH(DATE([.$AJ$2];[.$C7];[.M$2]);[.$D$27:.$D$65];0)+MATCH(&quot;Zaległy&quot;;[.$G:.$G];0)));FALSE();NOT(ISBLANK(INDIRECT(&quot;$G$&quot;&amp;MATCH(DATE([.$AJ$2];[.$C7];[.M$2]);[.$D$27:.$D$65];0)+MATCH(&quot;Zaległy&quot;;[.$G:.$G];0)))));[.$D$20];IF(NOT(ISERROR(VLOOKUP(DATE([.$AJ$2];[.$C7];[.M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N$2]));[.$D$16];IF(COM.MICROSOFT.SWITCH(WEEKDAY(DATE([.$AJ$2];[.$C7];[.N$2]));7;TRUE();1;TRUE();FALSE());[.$D$17];IF(NOT(ISERROR(VLOOKUP(DATE([.$AJ$2];[.$C7];[.N$2]);[.$AL:.$AL];1;0)));[.$D$18];IF(IF(ISERROR(INDIRECT(&quot;$P$&quot;&amp;MATCH(DATE([.$AJ$2];[.$C7];[.N$2]);[.$D$27:.$D$65];0)+MATCH(&quot;Za sobotę&quot;;[.$P:.$P];0)));FALSE();NOT(ISBLANK(INDIRECT(&quot;$P$&quot;&amp;MATCH(DATE([.$AJ$2];[.$C7];[.N$2]);[.$D$27:.$D$65];0)+MATCH(&quot;Za sobotę&quot;;[.$P:.$P];0)))));[.$D$21];IF(IF(ISERROR(INDIRECT(&quot;$G$&quot;&amp;MATCH(DATE([.$AJ$2];[.$C7];[.N$2]);[.$D$27:.$D$65];0)+MATCH(&quot;Zaległy&quot;;[.$G:.$G];0)));FALSE();NOT(ISBLANK(INDIRECT(&quot;$G$&quot;&amp;MATCH(DATE([.$AJ$2];[.$C7];[.N$2]);[.$D$27:.$D$65];0)+MATCH(&quot;Zaległy&quot;;[.$G:.$G];0)))));[.$D$20];IF(NOT(ISERROR(VLOOKUP(DATE([.$AJ$2];[.$C7];[.N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O$2]));[.$D$16];IF(COM.MICROSOFT.SWITCH(WEEKDAY(DATE([.$AJ$2];[.$C7];[.O$2]));7;TRUE();1;TRUE();FALSE());[.$D$17];IF(NOT(ISERROR(VLOOKUP(DATE([.$AJ$2];[.$C7];[.O$2]);[.$AL:.$AL];1;0)));[.$D$18];IF(IF(ISERROR(INDIRECT(&quot;$P$&quot;&amp;MATCH(DATE([.$AJ$2];[.$C7];[.O$2]);[.$D$27:.$D$65];0)+MATCH(&quot;Za sobotę&quot;;[.$P:.$P];0)));FALSE();NOT(ISBLANK(INDIRECT(&quot;$P$&quot;&amp;MATCH(DATE([.$AJ$2];[.$C7];[.O$2]);[.$D$27:.$D$65];0)+MATCH(&quot;Za sobotę&quot;;[.$P:.$P];0)))));[.$D$21];IF(IF(ISERROR(INDIRECT(&quot;$G$&quot;&amp;MATCH(DATE([.$AJ$2];[.$C7];[.O$2]);[.$D$27:.$D$65];0)+MATCH(&quot;Zaległy&quot;;[.$G:.$G];0)));FALSE();NOT(ISBLANK(INDIRECT(&quot;$G$&quot;&amp;MATCH(DATE([.$AJ$2];[.$C7];[.O$2]);[.$D$27:.$D$65];0)+MATCH(&quot;Zaległy&quot;;[.$G:.$G];0)))));[.$D$20];IF(NOT(ISERROR(VLOOKUP(DATE([.$AJ$2];[.$C7];[.O$2]);[.$AM:.$AM];1;0)));[.$D$19];&quot;&quot;))))))">
            <text:p/>
          </table:table-cell>
          <table:table-cell table:style-name="ce130" table:formula="of:=IF(MONTH(DATE([.$AJ$2];[.$C7];[.$D$2]))&lt;&gt;MONTH(DATE([.$AJ$2];[.$C7];[.P$2]));[.$D$16];IF(COM.MICROSOFT.SWITCH(WEEKDAY(DATE([.$AJ$2];[.$C7];[.P$2]));7;TRUE();1;TRUE();FALSE());[.$D$17];IF(NOT(ISERROR(VLOOKUP(DATE([.$AJ$2];[.$C7];[.P$2]);[.$AL:.$AL];1;0)));[.$D$18];IF(IF(ISERROR(INDIRECT(&quot;$P$&quot;&amp;MATCH(DATE([.$AJ$2];[.$C7];[.P$2]);[.$D$27:.$D$65];0)+MATCH(&quot;Za sobotę&quot;;[.$P:.$P];0)));FALSE();NOT(ISBLANK(INDIRECT(&quot;$P$&quot;&amp;MATCH(DATE([.$AJ$2];[.$C7];[.P$2]);[.$D$27:.$D$65];0)+MATCH(&quot;Za sobotę&quot;;[.$P:.$P];0)))));[.$D$21];IF(IF(ISERROR(INDIRECT(&quot;$G$&quot;&amp;MATCH(DATE([.$AJ$2];[.$C7];[.P$2]);[.$D$27:.$D$65];0)+MATCH(&quot;Zaległy&quot;;[.$G:.$G];0)));FALSE();NOT(ISBLANK(INDIRECT(&quot;$G$&quot;&amp;MATCH(DATE([.$AJ$2];[.$C7];[.P$2]);[.$D$27:.$D$65];0)+MATCH(&quot;Zaległy&quot;;[.$G:.$G];0)))));[.$D$20];IF(NOT(ISERROR(VLOOKUP(DATE([.$AJ$2];[.$C7];[.P$2]);[.$AM:.$AM];1;0)));[.$D$19];&quot;&quot;))))))">
            <text:p/>
          </table:table-cell>
          <table:table-cell table:style-name="ce130" table:formula="of:=IF(MONTH(DATE([.$AJ$2];[.$C7];[.$D$2]))&lt;&gt;MONTH(DATE([.$AJ$2];[.$C7];[.Q$2]));[.$D$16];IF(COM.MICROSOFT.SWITCH(WEEKDAY(DATE([.$AJ$2];[.$C7];[.Q$2]));7;TRUE();1;TRUE();FALSE());[.$D$17];IF(NOT(ISERROR(VLOOKUP(DATE([.$AJ$2];[.$C7];[.Q$2]);[.$AL:.$AL];1;0)));[.$D$18];IF(IF(ISERROR(INDIRECT(&quot;$P$&quot;&amp;MATCH(DATE([.$AJ$2];[.$C7];[.Q$2]);[.$D$27:.$D$65];0)+MATCH(&quot;Za sobotę&quot;;[.$P:.$P];0)));FALSE();NOT(ISBLANK(INDIRECT(&quot;$P$&quot;&amp;MATCH(DATE([.$AJ$2];[.$C7];[.Q$2]);[.$D$27:.$D$65];0)+MATCH(&quot;Za sobotę&quot;;[.$P:.$P];0)))));[.$D$21];IF(IF(ISERROR(INDIRECT(&quot;$G$&quot;&amp;MATCH(DATE([.$AJ$2];[.$C7];[.Q$2]);[.$D$27:.$D$65];0)+MATCH(&quot;Zaległy&quot;;[.$G:.$G];0)));FALSE();NOT(ISBLANK(INDIRECT(&quot;$G$&quot;&amp;MATCH(DATE([.$AJ$2];[.$C7];[.Q$2]);[.$D$27:.$D$65];0)+MATCH(&quot;Zaległy&quot;;[.$G:.$G];0)))));[.$D$20];IF(NOT(ISERROR(VLOOKUP(DATE([.$AJ$2];[.$C7];[.Q$2]);[.$AM:.$AM];1;0)));[.$D$19];&quot;&quot;))))))">
            <text:p/>
          </table:table-cell>
          <table:table-cell table:style-name="ce130" table:formula="of:=IF(MONTH(DATE([.$AJ$2];[.$C7];[.$D$2]))&lt;&gt;MONTH(DATE([.$AJ$2];[.$C7];[.R$2]));[.$D$16];IF(COM.MICROSOFT.SWITCH(WEEKDAY(DATE([.$AJ$2];[.$C7];[.R$2]));7;TRUE();1;TRUE();FALSE());[.$D$17];IF(NOT(ISERROR(VLOOKUP(DATE([.$AJ$2];[.$C7];[.R$2]);[.$AL:.$AL];1;0)));[.$D$18];IF(IF(ISERROR(INDIRECT(&quot;$P$&quot;&amp;MATCH(DATE([.$AJ$2];[.$C7];[.R$2]);[.$D$27:.$D$65];0)+MATCH(&quot;Za sobotę&quot;;[.$P:.$P];0)));FALSE();NOT(ISBLANK(INDIRECT(&quot;$P$&quot;&amp;MATCH(DATE([.$AJ$2];[.$C7];[.R$2]);[.$D$27:.$D$65];0)+MATCH(&quot;Za sobotę&quot;;[.$P:.$P];0)))));[.$D$21];IF(IF(ISERROR(INDIRECT(&quot;$G$&quot;&amp;MATCH(DATE([.$AJ$2];[.$C7];[.R$2]);[.$D$27:.$D$65];0)+MATCH(&quot;Zaległy&quot;;[.$G:.$G];0)));FALSE();NOT(ISBLANK(INDIRECT(&quot;$G$&quot;&amp;MATCH(DATE([.$AJ$2];[.$C7];[.R$2]);[.$D$27:.$D$65];0)+MATCH(&quot;Zaległy&quot;;[.$G:.$G];0)))));[.$D$20];IF(NOT(ISERROR(VLOOKUP(DATE([.$AJ$2];[.$C7];[.R$2]);[.$AM:.$AM];1;0)));[.$D$19];&quot;&quot;))))))">
            <text:p/>
          </table:table-cell>
          <table:table-cell table:style-name="ce130" table:formula="of:=IF(MONTH(DATE([.$AJ$2];[.$C7];[.$D$2]))&lt;&gt;MONTH(DATE([.$AJ$2];[.$C7];[.S$2]));[.$D$16];IF(COM.MICROSOFT.SWITCH(WEEKDAY(DATE([.$AJ$2];[.$C7];[.S$2]));7;TRUE();1;TRUE();FALSE());[.$D$17];IF(NOT(ISERROR(VLOOKUP(DATE([.$AJ$2];[.$C7];[.S$2]);[.$AL:.$AL];1;0)));[.$D$18];IF(IF(ISERROR(INDIRECT(&quot;$P$&quot;&amp;MATCH(DATE([.$AJ$2];[.$C7];[.S$2]);[.$D$27:.$D$65];0)+MATCH(&quot;Za sobotę&quot;;[.$P:.$P];0)));FALSE();NOT(ISBLANK(INDIRECT(&quot;$P$&quot;&amp;MATCH(DATE([.$AJ$2];[.$C7];[.S$2]);[.$D$27:.$D$65];0)+MATCH(&quot;Za sobotę&quot;;[.$P:.$P];0)))));[.$D$21];IF(IF(ISERROR(INDIRECT(&quot;$G$&quot;&amp;MATCH(DATE([.$AJ$2];[.$C7];[.S$2]);[.$D$27:.$D$65];0)+MATCH(&quot;Zaległy&quot;;[.$G:.$G];0)));FALSE();NOT(ISBLANK(INDIRECT(&quot;$G$&quot;&amp;MATCH(DATE([.$AJ$2];[.$C7];[.S$2]);[.$D$27:.$D$65];0)+MATCH(&quot;Zaległy&quot;;[.$G:.$G];0)))));[.$D$20];IF(NOT(ISERROR(VLOOKUP(DATE([.$AJ$2];[.$C7];[.S$2]);[.$AM:.$AM];1;0)));[.$D$19];&quot;&quot;))))))">
            <text:p/>
          </table:table-cell>
          <table:table-cell table:style-name="ce130" table:formula="of:=IF(MONTH(DATE([.$AJ$2];[.$C7];[.$D$2]))&lt;&gt;MONTH(DATE([.$AJ$2];[.$C7];[.T$2]));[.$D$16];IF(COM.MICROSOFT.SWITCH(WEEKDAY(DATE([.$AJ$2];[.$C7];[.T$2]));7;TRUE();1;TRUE();FALSE());[.$D$17];IF(NOT(ISERROR(VLOOKUP(DATE([.$AJ$2];[.$C7];[.T$2]);[.$AL:.$AL];1;0)));[.$D$18];IF(IF(ISERROR(INDIRECT(&quot;$P$&quot;&amp;MATCH(DATE([.$AJ$2];[.$C7];[.T$2]);[.$D$27:.$D$65];0)+MATCH(&quot;Za sobotę&quot;;[.$P:.$P];0)));FALSE();NOT(ISBLANK(INDIRECT(&quot;$P$&quot;&amp;MATCH(DATE([.$AJ$2];[.$C7];[.T$2]);[.$D$27:.$D$65];0)+MATCH(&quot;Za sobotę&quot;;[.$P:.$P];0)))));[.$D$21];IF(IF(ISERROR(INDIRECT(&quot;$G$&quot;&amp;MATCH(DATE([.$AJ$2];[.$C7];[.T$2]);[.$D$27:.$D$65];0)+MATCH(&quot;Zaległy&quot;;[.$G:.$G];0)));FALSE();NOT(ISBLANK(INDIRECT(&quot;$G$&quot;&amp;MATCH(DATE([.$AJ$2];[.$C7];[.T$2]);[.$D$27:.$D$65];0)+MATCH(&quot;Zaległy&quot;;[.$G:.$G];0)))));[.$D$20];IF(NOT(ISERROR(VLOOKUP(DATE([.$AJ$2];[.$C7];[.T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U$2]));[.$D$16];IF(COM.MICROSOFT.SWITCH(WEEKDAY(DATE([.$AJ$2];[.$C7];[.U$2]));7;TRUE();1;TRUE();FALSE());[.$D$17];IF(NOT(ISERROR(VLOOKUP(DATE([.$AJ$2];[.$C7];[.U$2]);[.$AL:.$AL];1;0)));[.$D$18];IF(IF(ISERROR(INDIRECT(&quot;$P$&quot;&amp;MATCH(DATE([.$AJ$2];[.$C7];[.U$2]);[.$D$27:.$D$65];0)+MATCH(&quot;Za sobotę&quot;;[.$P:.$P];0)));FALSE();NOT(ISBLANK(INDIRECT(&quot;$P$&quot;&amp;MATCH(DATE([.$AJ$2];[.$C7];[.U$2]);[.$D$27:.$D$65];0)+MATCH(&quot;Za sobotę&quot;;[.$P:.$P];0)))));[.$D$21];IF(IF(ISERROR(INDIRECT(&quot;$G$&quot;&amp;MATCH(DATE([.$AJ$2];[.$C7];[.U$2]);[.$D$27:.$D$65];0)+MATCH(&quot;Zaległy&quot;;[.$G:.$G];0)));FALSE();NOT(ISBLANK(INDIRECT(&quot;$G$&quot;&amp;MATCH(DATE([.$AJ$2];[.$C7];[.U$2]);[.$D$27:.$D$65];0)+MATCH(&quot;Zaległy&quot;;[.$G:.$G];0)))));[.$D$20];IF(NOT(ISERROR(VLOOKUP(DATE([.$AJ$2];[.$C7];[.U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V$2]));[.$D$16];IF(COM.MICROSOFT.SWITCH(WEEKDAY(DATE([.$AJ$2];[.$C7];[.V$2]));7;TRUE();1;TRUE();FALSE());[.$D$17];IF(NOT(ISERROR(VLOOKUP(DATE([.$AJ$2];[.$C7];[.V$2]);[.$AL:.$AL];1;0)));[.$D$18];IF(IF(ISERROR(INDIRECT(&quot;$P$&quot;&amp;MATCH(DATE([.$AJ$2];[.$C7];[.V$2]);[.$D$27:.$D$65];0)+MATCH(&quot;Za sobotę&quot;;[.$P:.$P];0)));FALSE();NOT(ISBLANK(INDIRECT(&quot;$P$&quot;&amp;MATCH(DATE([.$AJ$2];[.$C7];[.V$2]);[.$D$27:.$D$65];0)+MATCH(&quot;Za sobotę&quot;;[.$P:.$P];0)))));[.$D$21];IF(IF(ISERROR(INDIRECT(&quot;$G$&quot;&amp;MATCH(DATE([.$AJ$2];[.$C7];[.V$2]);[.$D$27:.$D$65];0)+MATCH(&quot;Zaległy&quot;;[.$G:.$G];0)));FALSE();NOT(ISBLANK(INDIRECT(&quot;$G$&quot;&amp;MATCH(DATE([.$AJ$2];[.$C7];[.V$2]);[.$D$27:.$D$65];0)+MATCH(&quot;Zaległy&quot;;[.$G:.$G];0)))));[.$D$20];IF(NOT(ISERROR(VLOOKUP(DATE([.$AJ$2];[.$C7];[.V$2]);[.$AM:.$AM];1;0)));[.$D$19];&quot;&quot;))))))">
            <text:p/>
          </table:table-cell>
          <table:table-cell table:style-name="ce130" table:formula="of:=IF(MONTH(DATE([.$AJ$2];[.$C7];[.$D$2]))&lt;&gt;MONTH(DATE([.$AJ$2];[.$C7];[.W$2]));[.$D$16];IF(COM.MICROSOFT.SWITCH(WEEKDAY(DATE([.$AJ$2];[.$C7];[.W$2]));7;TRUE();1;TRUE();FALSE());[.$D$17];IF(NOT(ISERROR(VLOOKUP(DATE([.$AJ$2];[.$C7];[.W$2]);[.$AL:.$AL];1;0)));[.$D$18];IF(IF(ISERROR(INDIRECT(&quot;$P$&quot;&amp;MATCH(DATE([.$AJ$2];[.$C7];[.W$2]);[.$D$27:.$D$65];0)+MATCH(&quot;Za sobotę&quot;;[.$P:.$P];0)));FALSE();NOT(ISBLANK(INDIRECT(&quot;$P$&quot;&amp;MATCH(DATE([.$AJ$2];[.$C7];[.W$2]);[.$D$27:.$D$65];0)+MATCH(&quot;Za sobotę&quot;;[.$P:.$P];0)))));[.$D$21];IF(IF(ISERROR(INDIRECT(&quot;$G$&quot;&amp;MATCH(DATE([.$AJ$2];[.$C7];[.W$2]);[.$D$27:.$D$65];0)+MATCH(&quot;Zaległy&quot;;[.$G:.$G];0)));FALSE();NOT(ISBLANK(INDIRECT(&quot;$G$&quot;&amp;MATCH(DATE([.$AJ$2];[.$C7];[.W$2]);[.$D$27:.$D$65];0)+MATCH(&quot;Zaległy&quot;;[.$G:.$G];0)))));[.$D$20];IF(NOT(ISERROR(VLOOKUP(DATE([.$AJ$2];[.$C7];[.W$2]);[.$AM:.$AM];1;0)));[.$D$19];&quot;&quot;))))))">
            <text:p/>
          </table:table-cell>
          <table:table-cell table:style-name="ce130" table:formula="of:=IF(MONTH(DATE([.$AJ$2];[.$C7];[.$D$2]))&lt;&gt;MONTH(DATE([.$AJ$2];[.$C7];[.X$2]));[.$D$16];IF(COM.MICROSOFT.SWITCH(WEEKDAY(DATE([.$AJ$2];[.$C7];[.X$2]));7;TRUE();1;TRUE();FALSE());[.$D$17];IF(NOT(ISERROR(VLOOKUP(DATE([.$AJ$2];[.$C7];[.X$2]);[.$AL:.$AL];1;0)));[.$D$18];IF(IF(ISERROR(INDIRECT(&quot;$P$&quot;&amp;MATCH(DATE([.$AJ$2];[.$C7];[.X$2]);[.$D$27:.$D$65];0)+MATCH(&quot;Za sobotę&quot;;[.$P:.$P];0)));FALSE();NOT(ISBLANK(INDIRECT(&quot;$P$&quot;&amp;MATCH(DATE([.$AJ$2];[.$C7];[.X$2]);[.$D$27:.$D$65];0)+MATCH(&quot;Za sobotę&quot;;[.$P:.$P];0)))));[.$D$21];IF(IF(ISERROR(INDIRECT(&quot;$G$&quot;&amp;MATCH(DATE([.$AJ$2];[.$C7];[.X$2]);[.$D$27:.$D$65];0)+MATCH(&quot;Zaległy&quot;;[.$G:.$G];0)));FALSE();NOT(ISBLANK(INDIRECT(&quot;$G$&quot;&amp;MATCH(DATE([.$AJ$2];[.$C7];[.X$2]);[.$D$27:.$D$65];0)+MATCH(&quot;Zaległy&quot;;[.$G:.$G];0)))));[.$D$20];IF(NOT(ISERROR(VLOOKUP(DATE([.$AJ$2];[.$C7];[.X$2]);[.$AM:.$AM];1;0)));[.$D$19];&quot;&quot;))))))">
            <text:p/>
          </table:table-cell>
          <table:table-cell table:style-name="ce130" table:formula="of:=IF(MONTH(DATE([.$AJ$2];[.$C7];[.$D$2]))&lt;&gt;MONTH(DATE([.$AJ$2];[.$C7];[.Y$2]));[.$D$16];IF(COM.MICROSOFT.SWITCH(WEEKDAY(DATE([.$AJ$2];[.$C7];[.Y$2]));7;TRUE();1;TRUE();FALSE());[.$D$17];IF(NOT(ISERROR(VLOOKUP(DATE([.$AJ$2];[.$C7];[.Y$2]);[.$AL:.$AL];1;0)));[.$D$18];IF(IF(ISERROR(INDIRECT(&quot;$P$&quot;&amp;MATCH(DATE([.$AJ$2];[.$C7];[.Y$2]);[.$D$27:.$D$65];0)+MATCH(&quot;Za sobotę&quot;;[.$P:.$P];0)));FALSE();NOT(ISBLANK(INDIRECT(&quot;$P$&quot;&amp;MATCH(DATE([.$AJ$2];[.$C7];[.Y$2]);[.$D$27:.$D$65];0)+MATCH(&quot;Za sobotę&quot;;[.$P:.$P];0)))));[.$D$21];IF(IF(ISERROR(INDIRECT(&quot;$G$&quot;&amp;MATCH(DATE([.$AJ$2];[.$C7];[.Y$2]);[.$D$27:.$D$65];0)+MATCH(&quot;Zaległy&quot;;[.$G:.$G];0)));FALSE();NOT(ISBLANK(INDIRECT(&quot;$G$&quot;&amp;MATCH(DATE([.$AJ$2];[.$C7];[.Y$2]);[.$D$27:.$D$65];0)+MATCH(&quot;Zaległy&quot;;[.$G:.$G];0)))));[.$D$20];IF(NOT(ISERROR(VLOOKUP(DATE([.$AJ$2];[.$C7];[.Y$2]);[.$AM:.$AM];1;0)));[.$D$19];&quot;&quot;))))))">
            <text:p/>
          </table:table-cell>
          <table:table-cell table:style-name="ce130" table:formula="of:=IF(MONTH(DATE([.$AJ$2];[.$C7];[.$D$2]))&lt;&gt;MONTH(DATE([.$AJ$2];[.$C7];[.Z$2]));[.$D$16];IF(COM.MICROSOFT.SWITCH(WEEKDAY(DATE([.$AJ$2];[.$C7];[.Z$2]));7;TRUE();1;TRUE();FALSE());[.$D$17];IF(NOT(ISERROR(VLOOKUP(DATE([.$AJ$2];[.$C7];[.Z$2]);[.$AL:.$AL];1;0)));[.$D$18];IF(IF(ISERROR(INDIRECT(&quot;$P$&quot;&amp;MATCH(DATE([.$AJ$2];[.$C7];[.Z$2]);[.$D$27:.$D$65];0)+MATCH(&quot;Za sobotę&quot;;[.$P:.$P];0)));FALSE();NOT(ISBLANK(INDIRECT(&quot;$P$&quot;&amp;MATCH(DATE([.$AJ$2];[.$C7];[.Z$2]);[.$D$27:.$D$65];0)+MATCH(&quot;Za sobotę&quot;;[.$P:.$P];0)))));[.$D$21];IF(IF(ISERROR(INDIRECT(&quot;$G$&quot;&amp;MATCH(DATE([.$AJ$2];[.$C7];[.Z$2]);[.$D$27:.$D$65];0)+MATCH(&quot;Zaległy&quot;;[.$G:.$G];0)));FALSE();NOT(ISBLANK(INDIRECT(&quot;$G$&quot;&amp;MATCH(DATE([.$AJ$2];[.$C7];[.Z$2]);[.$D$27:.$D$65];0)+MATCH(&quot;Zaległy&quot;;[.$G:.$G];0)))));[.$D$20];IF(NOT(ISERROR(VLOOKUP(DATE([.$AJ$2];[.$C7];[.Z$2]);[.$AM:.$AM];1;0)));[.$D$19];&quot;&quot;))))))">
            <text:p/>
          </table:table-cell>
          <table:table-cell table:style-name="ce130" table:formula="of:=IF(MONTH(DATE([.$AJ$2];[.$C7];[.$D$2]))&lt;&gt;MONTH(DATE([.$AJ$2];[.$C7];[.AA$2]));[.$D$16];IF(COM.MICROSOFT.SWITCH(WEEKDAY(DATE([.$AJ$2];[.$C7];[.AA$2]));7;TRUE();1;TRUE();FALSE());[.$D$17];IF(NOT(ISERROR(VLOOKUP(DATE([.$AJ$2];[.$C7];[.AA$2]);[.$AL:.$AL];1;0)));[.$D$18];IF(IF(ISERROR(INDIRECT(&quot;$P$&quot;&amp;MATCH(DATE([.$AJ$2];[.$C7];[.AA$2]);[.$D$27:.$D$65];0)+MATCH(&quot;Za sobotę&quot;;[.$P:.$P];0)));FALSE();NOT(ISBLANK(INDIRECT(&quot;$P$&quot;&amp;MATCH(DATE([.$AJ$2];[.$C7];[.AA$2]);[.$D$27:.$D$65];0)+MATCH(&quot;Za sobotę&quot;;[.$P:.$P];0)))));[.$D$21];IF(IF(ISERROR(INDIRECT(&quot;$G$&quot;&amp;MATCH(DATE([.$AJ$2];[.$C7];[.AA$2]);[.$D$27:.$D$65];0)+MATCH(&quot;Zaległy&quot;;[.$G:.$G];0)));FALSE();NOT(ISBLANK(INDIRECT(&quot;$G$&quot;&amp;MATCH(DATE([.$AJ$2];[.$C7];[.AA$2]);[.$D$27:.$D$65];0)+MATCH(&quot;Zaległy&quot;;[.$G:.$G];0)))));[.$D$20];IF(NOT(ISERROR(VLOOKUP(DATE([.$AJ$2];[.$C7];[.AA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AB$2]));[.$D$16];IF(COM.MICROSOFT.SWITCH(WEEKDAY(DATE([.$AJ$2];[.$C7];[.AB$2]));7;TRUE();1;TRUE();FALSE());[.$D$17];IF(NOT(ISERROR(VLOOKUP(DATE([.$AJ$2];[.$C7];[.AB$2]);[.$AL:.$AL];1;0)));[.$D$18];IF(IF(ISERROR(INDIRECT(&quot;$P$&quot;&amp;MATCH(DATE([.$AJ$2];[.$C7];[.AB$2]);[.$D$27:.$D$65];0)+MATCH(&quot;Za sobotę&quot;;[.$P:.$P];0)));FALSE();NOT(ISBLANK(INDIRECT(&quot;$P$&quot;&amp;MATCH(DATE([.$AJ$2];[.$C7];[.AB$2]);[.$D$27:.$D$65];0)+MATCH(&quot;Za sobotę&quot;;[.$P:.$P];0)))));[.$D$21];IF(IF(ISERROR(INDIRECT(&quot;$G$&quot;&amp;MATCH(DATE([.$AJ$2];[.$C7];[.AB$2]);[.$D$27:.$D$65];0)+MATCH(&quot;Zaległy&quot;;[.$G:.$G];0)));FALSE();NOT(ISBLANK(INDIRECT(&quot;$G$&quot;&amp;MATCH(DATE([.$AJ$2];[.$C7];[.AB$2]);[.$D$27:.$D$65];0)+MATCH(&quot;Zaległy&quot;;[.$G:.$G];0)))));[.$D$20];IF(NOT(ISERROR(VLOOKUP(DATE([.$AJ$2];[.$C7];[.AB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7];[.$D$2]))&lt;&gt;MONTH(DATE([.$AJ$2];[.$C7];[.AC$2]));[.$D$16];IF(COM.MICROSOFT.SWITCH(WEEKDAY(DATE([.$AJ$2];[.$C7];[.AC$2]));7;TRUE();1;TRUE();FALSE());[.$D$17];IF(NOT(ISERROR(VLOOKUP(DATE([.$AJ$2];[.$C7];[.AC$2]);[.$AL:.$AL];1;0)));[.$D$18];IF(IF(ISERROR(INDIRECT(&quot;$P$&quot;&amp;MATCH(DATE([.$AJ$2];[.$C7];[.AC$2]);[.$D$27:.$D$65];0)+MATCH(&quot;Za sobotę&quot;;[.$P:.$P];0)));FALSE();NOT(ISBLANK(INDIRECT(&quot;$P$&quot;&amp;MATCH(DATE([.$AJ$2];[.$C7];[.AC$2]);[.$D$27:.$D$65];0)+MATCH(&quot;Za sobotę&quot;;[.$P:.$P];0)))));[.$D$21];IF(IF(ISERROR(INDIRECT(&quot;$G$&quot;&amp;MATCH(DATE([.$AJ$2];[.$C7];[.AC$2]);[.$D$27:.$D$65];0)+MATCH(&quot;Zaległy&quot;;[.$G:.$G];0)));FALSE();NOT(ISBLANK(INDIRECT(&quot;$G$&quot;&amp;MATCH(DATE([.$AJ$2];[.$C7];[.AC$2]);[.$D$27:.$D$65];0)+MATCH(&quot;Zaległy&quot;;[.$G:.$G];0)))));[.$D$20];IF(NOT(ISERROR(VLOOKUP(DATE([.$AJ$2];[.$C7];[.AC$2]);[.$AM:.$AM];1;0)));[.$D$19];&quot;&quot;))))))">
            <text:p/>
          </table:table-cell>
          <table:table-cell table:style-name="ce130" table:formula="of:=IF(MONTH(DATE([.$AJ$2];[.$C7];[.$D$2]))&lt;&gt;MONTH(DATE([.$AJ$2];[.$C7];[.AD$2]));[.$D$16];IF(COM.MICROSOFT.SWITCH(WEEKDAY(DATE([.$AJ$2];[.$C7];[.AD$2]));7;TRUE();1;TRUE();FALSE());[.$D$17];IF(NOT(ISERROR(VLOOKUP(DATE([.$AJ$2];[.$C7];[.AD$2]);[.$AL:.$AL];1;0)));[.$D$18];IF(IF(ISERROR(INDIRECT(&quot;$P$&quot;&amp;MATCH(DATE([.$AJ$2];[.$C7];[.AD$2]);[.$D$27:.$D$65];0)+MATCH(&quot;Za sobotę&quot;;[.$P:.$P];0)));FALSE();NOT(ISBLANK(INDIRECT(&quot;$P$&quot;&amp;MATCH(DATE([.$AJ$2];[.$C7];[.AD$2]);[.$D$27:.$D$65];0)+MATCH(&quot;Za sobotę&quot;;[.$P:.$P];0)))));[.$D$21];IF(IF(ISERROR(INDIRECT(&quot;$G$&quot;&amp;MATCH(DATE([.$AJ$2];[.$C7];[.AD$2]);[.$D$27:.$D$65];0)+MATCH(&quot;Zaległy&quot;;[.$G:.$G];0)));FALSE();NOT(ISBLANK(INDIRECT(&quot;$G$&quot;&amp;MATCH(DATE([.$AJ$2];[.$C7];[.AD$2]);[.$D$27:.$D$65];0)+MATCH(&quot;Zaległy&quot;;[.$G:.$G];0)))));[.$D$20];IF(NOT(ISERROR(VLOOKUP(DATE([.$AJ$2];[.$C7];[.AD$2]);[.$AM:.$AM];1;0)));[.$D$19];&quot;&quot;))))))">
            <text:p/>
          </table:table-cell>
          <table:table-cell table:style-name="ce130" table:formula="of:=IF(MONTH(DATE([.$AJ$2];[.$C7];[.$D$2]))&lt;&gt;MONTH(DATE([.$AJ$2];[.$C7];[.AE$2]));[.$D$16];IF(COM.MICROSOFT.SWITCH(WEEKDAY(DATE([.$AJ$2];[.$C7];[.AE$2]));7;TRUE();1;TRUE();FALSE());[.$D$17];IF(NOT(ISERROR(VLOOKUP(DATE([.$AJ$2];[.$C7];[.AE$2]);[.$AL:.$AL];1;0)));[.$D$18];IF(IF(ISERROR(INDIRECT(&quot;$P$&quot;&amp;MATCH(DATE([.$AJ$2];[.$C7];[.AE$2]);[.$D$27:.$D$65];0)+MATCH(&quot;Za sobotę&quot;;[.$P:.$P];0)));FALSE();NOT(ISBLANK(INDIRECT(&quot;$P$&quot;&amp;MATCH(DATE([.$AJ$2];[.$C7];[.AE$2]);[.$D$27:.$D$65];0)+MATCH(&quot;Za sobotę&quot;;[.$P:.$P];0)))));[.$D$21];IF(IF(ISERROR(INDIRECT(&quot;$G$&quot;&amp;MATCH(DATE([.$AJ$2];[.$C7];[.AE$2]);[.$D$27:.$D$65];0)+MATCH(&quot;Zaległy&quot;;[.$G:.$G];0)));FALSE();NOT(ISBLANK(INDIRECT(&quot;$G$&quot;&amp;MATCH(DATE([.$AJ$2];[.$C7];[.AE$2]);[.$D$27:.$D$65];0)+MATCH(&quot;Zaległy&quot;;[.$G:.$G];0)))));[.$D$20];IF(NOT(ISERROR(VLOOKUP(DATE([.$AJ$2];[.$C7];[.AE$2]);[.$AM:.$AM];1;0)));[.$D$19];&quot;&quot;))))))">
            <text:p/>
          </table:table-cell>
          <table:table-cell table:style-name="ce130" table:formula="of:=IF(MONTH(DATE([.$AJ$2];[.$C7];[.$D$2]))&lt;&gt;MONTH(DATE([.$AJ$2];[.$C7];[.AF$2]));[.$D$16];IF(COM.MICROSOFT.SWITCH(WEEKDAY(DATE([.$AJ$2];[.$C7];[.AF$2]));7;TRUE();1;TRUE();FALSE());[.$D$17];IF(NOT(ISERROR(VLOOKUP(DATE([.$AJ$2];[.$C7];[.AF$2]);[.$AL:.$AL];1;0)));[.$D$18];IF(IF(ISERROR(INDIRECT(&quot;$P$&quot;&amp;MATCH(DATE([.$AJ$2];[.$C7];[.AF$2]);[.$D$27:.$D$65];0)+MATCH(&quot;Za sobotę&quot;;[.$P:.$P];0)));FALSE();NOT(ISBLANK(INDIRECT(&quot;$P$&quot;&amp;MATCH(DATE([.$AJ$2];[.$C7];[.AF$2]);[.$D$27:.$D$65];0)+MATCH(&quot;Za sobotę&quot;;[.$P:.$P];0)))));[.$D$21];IF(IF(ISERROR(INDIRECT(&quot;$G$&quot;&amp;MATCH(DATE([.$AJ$2];[.$C7];[.AF$2]);[.$D$27:.$D$65];0)+MATCH(&quot;Zaległy&quot;;[.$G:.$G];0)));FALSE();NOT(ISBLANK(INDIRECT(&quot;$G$&quot;&amp;MATCH(DATE([.$AJ$2];[.$C7];[.AF$2]);[.$D$27:.$D$65];0)+MATCH(&quot;Zaległy&quot;;[.$G:.$G];0)))));[.$D$20];IF(NOT(ISERROR(VLOOKUP(DATE([.$AJ$2];[.$C7];[.AF$2]);[.$AM:.$AM];1;0)));[.$D$19];&quot;&quot;))))))">
            <text:p/>
          </table:table-cell>
          <table:table-cell table:style-name="ce130" table:formula="of:=IF(MONTH(DATE([.$AJ$2];[.$C7];[.$D$2]))&lt;&gt;MONTH(DATE([.$AJ$2];[.$C7];[.AG$2]));[.$D$16];IF(COM.MICROSOFT.SWITCH(WEEKDAY(DATE([.$AJ$2];[.$C7];[.AG$2]));7;TRUE();1;TRUE();FALSE());[.$D$17];IF(NOT(ISERROR(VLOOKUP(DATE([.$AJ$2];[.$C7];[.AG$2]);[.$AL:.$AL];1;0)));[.$D$18];IF(IF(ISERROR(INDIRECT(&quot;$P$&quot;&amp;MATCH(DATE([.$AJ$2];[.$C7];[.AG$2]);[.$D$27:.$D$65];0)+MATCH(&quot;Za sobotę&quot;;[.$P:.$P];0)));FALSE();NOT(ISBLANK(INDIRECT(&quot;$P$&quot;&amp;MATCH(DATE([.$AJ$2];[.$C7];[.AG$2]);[.$D$27:.$D$65];0)+MATCH(&quot;Za sobotę&quot;;[.$P:.$P];0)))));[.$D$21];IF(IF(ISERROR(INDIRECT(&quot;$G$&quot;&amp;MATCH(DATE([.$AJ$2];[.$C7];[.AG$2]);[.$D$27:.$D$65];0)+MATCH(&quot;Zaległy&quot;;[.$G:.$G];0)));FALSE();NOT(ISBLANK(INDIRECT(&quot;$G$&quot;&amp;MATCH(DATE([.$AJ$2];[.$C7];[.AG$2]);[.$D$27:.$D$65];0)+MATCH(&quot;Zaległy&quot;;[.$G:.$G];0)))));[.$D$20];IF(NOT(ISERROR(VLOOKUP(DATE([.$AJ$2];[.$C7];[.AG$2]);[.$AM:.$AM];1;0)));[.$D$19];&quot;&quot;))))))">
            <text:p/>
          </table:table-cell>
          <table:table-cell table:style-name="ce133" table:formula="of:=IF(MONTH(DATE([.$AJ$2];[.$C7];[.$D$2]))&lt;&gt;MONTH(DATE([.$AJ$2];[.$C7];[.AH$2]));[.$D$16];IF(COM.MICROSOFT.SWITCH(WEEKDAY(DATE([.$AJ$2];[.$C7];[.AH$2]));7;TRUE();1;TRUE();FALSE());[.$D$17];IF(NOT(ISERROR(VLOOKUP(DATE([.$AJ$2];[.$C7];[.AH$2]);[.$AL:.$AL];1;0)));[.$D$18];IF(IF(ISERROR(INDIRECT(&quot;$P$&quot;&amp;MATCH(DATE([.$AJ$2];[.$C7];[.AH$2]);[.$D$27:.$D$65];0)+MATCH(&quot;Za sobotę&quot;;[.$P:.$P];0)));FALSE();NOT(ISBLANK(INDIRECT(&quot;$P$&quot;&amp;MATCH(DATE([.$AJ$2];[.$C7];[.AH$2]);[.$D$27:.$D$65];0)+MATCH(&quot;Za sobotę&quot;;[.$P:.$P];0)))));[.$D$21];IF(IF(ISERROR(INDIRECT(&quot;$G$&quot;&amp;MATCH(DATE([.$AJ$2];[.$C7];[.AH$2]);[.$D$27:.$D$65];0)+MATCH(&quot;Zaległy&quot;;[.$G:.$G];0)));FALSE();NOT(ISBLANK(INDIRECT(&quot;$G$&quot;&amp;MATCH(DATE([.$AJ$2];[.$C7];[.AH$2]);[.$D$27:.$D$65];0)+MATCH(&quot;Zaległy&quot;;[.$G:.$G];0)))));[.$D$20];IF(NOT(ISERROR(VLOOKUP(DATE([.$AJ$2];[.$C7];[.AH$2]);[.$AM:.$AM];1;0)));[.$D$19];&quot;&quot;))))))" office:value-type="string" office:string-value="–" calcext:value-type="string">
            <text:p>–</text:p>
          </table:table-cell>
          <table:table-cell table:style-name="Default"/>
          <table:table-cell table:style-name="ce135" office:value-type="string" calcext:value-type="string">
            <text:p>1.05</text:p>
          </table:table-cell>
          <table:table-cell table:style-name="Default" office:value-type="string" calcext:value-type="string">
            <text:p>SZTYWNE KAŻDEGO ROKU – Święto Pracy</text:p>
          </table:table-cell>
          <table:table-cell table:formula="of:=IF(NOT(ISBLANK([.$AJ10]));IFERROR(DATEVALUE([.$AJ10]&amp;&quot;.&quot;&amp;[.$AJ$2]);DATE([.$AJ$2];MONTH([.$AJ10]);DAY([.$AJ10])));&quot;&quot;)" office:value-type="date" office:date-value="2025-11-01" calcext:value-type="date">
            <text:p>1 listopada 2025 (sobota)</text:p>
          </table:table-cell>
          <table:table-cell table:style-name="ce62" table:formula="of:=IF(NOT(ISBLANK([.$D32]));IFERROR(DATEVALUE([.$D32]&amp;&quot;.&quot;&amp;[.$AJ$2]);DATE([.$AJ$2];MONTH([.$D32]);DAY([.$D3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8];1)" office:value-type="date" office:date-value="2025-06-01" calcext:value-type="date">
            <text:p>czerwiec</text:p>
          </table:table-cell>
          <table:table-cell table:style-name="ce45" office:value-type="float" office:value="6" calcext:value-type="float">
            <text:p>6</text:p>
          </table:table-cell>
          <table:table-cell table:style-name="ce126" table:formula="of:=IF(MONTH(DATE([.$AJ$2];[.$C8];[.$D$2]))&lt;&gt;MONTH(DATE([.$AJ$2];[.$C8];[.D$2]));[.$D$16];IF(COM.MICROSOFT.SWITCH(WEEKDAY(DATE([.$AJ$2];[.$C8];[.D$2]));7;TRUE();1;TRUE();FALSE());[.$D$17];IF(NOT(ISERROR(VLOOKUP(DATE([.$AJ$2];[.$C8];[.D$2]);[.$AL:.$AL];1;0)));[.$D$18];IF(IF(ISERROR(INDIRECT(&quot;$P$&quot;&amp;MATCH(DATE([.$AJ$2];[.$C8];[.D$2]);[.$D$27:.$D$65];0)+MATCH(&quot;Za sobotę&quot;;[.$P:.$P];0)));FALSE();NOT(ISBLANK(INDIRECT(&quot;$P$&quot;&amp;MATCH(DATE([.$AJ$2];[.$C8];[.D$2]);[.$D$27:.$D$65];0)+MATCH(&quot;Za sobotę&quot;;[.$P:.$P];0)))));[.$D$21];IF(IF(ISERROR(INDIRECT(&quot;$G$&quot;&amp;MATCH(DATE([.$AJ$2];[.$C8];[.D$2]);[.$D$27:.$D$65];0)+MATCH(&quot;Zaległy&quot;;[.$G:.$G];0)));FALSE();NOT(ISBLANK(INDIRECT(&quot;$G$&quot;&amp;MATCH(DATE([.$AJ$2];[.$C8];[.D$2]);[.$D$27:.$D$65];0)+MATCH(&quot;Zaległy&quot;;[.$G:.$G];0)))));[.$D$20];IF(NOT(ISERROR(VLOOKUP(DATE([.$AJ$2];[.$C8];[.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E$2]));[.$D$16];IF(COM.MICROSOFT.SWITCH(WEEKDAY(DATE([.$AJ$2];[.$C8];[.E$2]));7;TRUE();1;TRUE();FALSE());[.$D$17];IF(NOT(ISERROR(VLOOKUP(DATE([.$AJ$2];[.$C8];[.E$2]);[.$AL:.$AL];1;0)));[.$D$18];IF(IF(ISERROR(INDIRECT(&quot;$P$&quot;&amp;MATCH(DATE([.$AJ$2];[.$C8];[.E$2]);[.$D$27:.$D$65];0)+MATCH(&quot;Za sobotę&quot;;[.$P:.$P];0)));FALSE();NOT(ISBLANK(INDIRECT(&quot;$P$&quot;&amp;MATCH(DATE([.$AJ$2];[.$C8];[.E$2]);[.$D$27:.$D$65];0)+MATCH(&quot;Za sobotę&quot;;[.$P:.$P];0)))));[.$D$21];IF(IF(ISERROR(INDIRECT(&quot;$G$&quot;&amp;MATCH(DATE([.$AJ$2];[.$C8];[.E$2]);[.$D$27:.$D$65];0)+MATCH(&quot;Zaległy&quot;;[.$G:.$G];0)));FALSE();NOT(ISBLANK(INDIRECT(&quot;$G$&quot;&amp;MATCH(DATE([.$AJ$2];[.$C8];[.E$2]);[.$D$27:.$D$65];0)+MATCH(&quot;Zaległy&quot;;[.$G:.$G];0)))));[.$D$20];IF(NOT(ISERROR(VLOOKUP(DATE([.$AJ$2];[.$C8];[.E$2]);[.$AM:.$AM];1;0)));[.$D$19];&quot;&quot;))))))">
            <text:p/>
          </table:table-cell>
          <table:table-cell table:style-name="ce130" table:formula="of:=IF(MONTH(DATE([.$AJ$2];[.$C8];[.$D$2]))&lt;&gt;MONTH(DATE([.$AJ$2];[.$C8];[.F$2]));[.$D$16];IF(COM.MICROSOFT.SWITCH(WEEKDAY(DATE([.$AJ$2];[.$C8];[.F$2]));7;TRUE();1;TRUE();FALSE());[.$D$17];IF(NOT(ISERROR(VLOOKUP(DATE([.$AJ$2];[.$C8];[.F$2]);[.$AL:.$AL];1;0)));[.$D$18];IF(IF(ISERROR(INDIRECT(&quot;$P$&quot;&amp;MATCH(DATE([.$AJ$2];[.$C8];[.F$2]);[.$D$27:.$D$65];0)+MATCH(&quot;Za sobotę&quot;;[.$P:.$P];0)));FALSE();NOT(ISBLANK(INDIRECT(&quot;$P$&quot;&amp;MATCH(DATE([.$AJ$2];[.$C8];[.F$2]);[.$D$27:.$D$65];0)+MATCH(&quot;Za sobotę&quot;;[.$P:.$P];0)))));[.$D$21];IF(IF(ISERROR(INDIRECT(&quot;$G$&quot;&amp;MATCH(DATE([.$AJ$2];[.$C8];[.F$2]);[.$D$27:.$D$65];0)+MATCH(&quot;Zaległy&quot;;[.$G:.$G];0)));FALSE();NOT(ISBLANK(INDIRECT(&quot;$G$&quot;&amp;MATCH(DATE([.$AJ$2];[.$C8];[.F$2]);[.$D$27:.$D$65];0)+MATCH(&quot;Zaległy&quot;;[.$G:.$G];0)))));[.$D$20];IF(NOT(ISERROR(VLOOKUP(DATE([.$AJ$2];[.$C8];[.F$2]);[.$AM:.$AM];1;0)));[.$D$19];&quot;&quot;))))))">
            <text:p/>
          </table:table-cell>
          <table:table-cell table:style-name="ce130" table:formula="of:=IF(MONTH(DATE([.$AJ$2];[.$C8];[.$D$2]))&lt;&gt;MONTH(DATE([.$AJ$2];[.$C8];[.G$2]));[.$D$16];IF(COM.MICROSOFT.SWITCH(WEEKDAY(DATE([.$AJ$2];[.$C8];[.G$2]));7;TRUE();1;TRUE();FALSE());[.$D$17];IF(NOT(ISERROR(VLOOKUP(DATE([.$AJ$2];[.$C8];[.G$2]);[.$AL:.$AL];1;0)));[.$D$18];IF(IF(ISERROR(INDIRECT(&quot;$P$&quot;&amp;MATCH(DATE([.$AJ$2];[.$C8];[.G$2]);[.$D$27:.$D$65];0)+MATCH(&quot;Za sobotę&quot;;[.$P:.$P];0)));FALSE();NOT(ISBLANK(INDIRECT(&quot;$P$&quot;&amp;MATCH(DATE([.$AJ$2];[.$C8];[.G$2]);[.$D$27:.$D$65];0)+MATCH(&quot;Za sobotę&quot;;[.$P:.$P];0)))));[.$D$21];IF(IF(ISERROR(INDIRECT(&quot;$G$&quot;&amp;MATCH(DATE([.$AJ$2];[.$C8];[.G$2]);[.$D$27:.$D$65];0)+MATCH(&quot;Zaległy&quot;;[.$G:.$G];0)));FALSE();NOT(ISBLANK(INDIRECT(&quot;$G$&quot;&amp;MATCH(DATE([.$AJ$2];[.$C8];[.G$2]);[.$D$27:.$D$65];0)+MATCH(&quot;Zaległy&quot;;[.$G:.$G];0)))));[.$D$20];IF(NOT(ISERROR(VLOOKUP(DATE([.$AJ$2];[.$C8];[.G$2]);[.$AM:.$AM];1;0)));[.$D$19];&quot;&quot;))))))">
            <text:p/>
          </table:table-cell>
          <table:table-cell table:style-name="ce130" table:formula="of:=IF(MONTH(DATE([.$AJ$2];[.$C8];[.$D$2]))&lt;&gt;MONTH(DATE([.$AJ$2];[.$C8];[.H$2]));[.$D$16];IF(COM.MICROSOFT.SWITCH(WEEKDAY(DATE([.$AJ$2];[.$C8];[.H$2]));7;TRUE();1;TRUE();FALSE());[.$D$17];IF(NOT(ISERROR(VLOOKUP(DATE([.$AJ$2];[.$C8];[.H$2]);[.$AL:.$AL];1;0)));[.$D$18];IF(IF(ISERROR(INDIRECT(&quot;$P$&quot;&amp;MATCH(DATE([.$AJ$2];[.$C8];[.H$2]);[.$D$27:.$D$65];0)+MATCH(&quot;Za sobotę&quot;;[.$P:.$P];0)));FALSE();NOT(ISBLANK(INDIRECT(&quot;$P$&quot;&amp;MATCH(DATE([.$AJ$2];[.$C8];[.H$2]);[.$D$27:.$D$65];0)+MATCH(&quot;Za sobotę&quot;;[.$P:.$P];0)))));[.$D$21];IF(IF(ISERROR(INDIRECT(&quot;$G$&quot;&amp;MATCH(DATE([.$AJ$2];[.$C8];[.H$2]);[.$D$27:.$D$65];0)+MATCH(&quot;Zaległy&quot;;[.$G:.$G];0)));FALSE();NOT(ISBLANK(INDIRECT(&quot;$G$&quot;&amp;MATCH(DATE([.$AJ$2];[.$C8];[.H$2]);[.$D$27:.$D$65];0)+MATCH(&quot;Zaległy&quot;;[.$G:.$G];0)))));[.$D$20];IF(NOT(ISERROR(VLOOKUP(DATE([.$AJ$2];[.$C8];[.H$2]);[.$AM:.$AM];1;0)));[.$D$19];&quot;&quot;))))))">
            <text:p/>
          </table:table-cell>
          <table:table-cell table:style-name="ce130" table:formula="of:=IF(MONTH(DATE([.$AJ$2];[.$C8];[.$D$2]))&lt;&gt;MONTH(DATE([.$AJ$2];[.$C8];[.I$2]));[.$D$16];IF(COM.MICROSOFT.SWITCH(WEEKDAY(DATE([.$AJ$2];[.$C8];[.I$2]));7;TRUE();1;TRUE();FALSE());[.$D$17];IF(NOT(ISERROR(VLOOKUP(DATE([.$AJ$2];[.$C8];[.I$2]);[.$AL:.$AL];1;0)));[.$D$18];IF(IF(ISERROR(INDIRECT(&quot;$P$&quot;&amp;MATCH(DATE([.$AJ$2];[.$C8];[.I$2]);[.$D$27:.$D$65];0)+MATCH(&quot;Za sobotę&quot;;[.$P:.$P];0)));FALSE();NOT(ISBLANK(INDIRECT(&quot;$P$&quot;&amp;MATCH(DATE([.$AJ$2];[.$C8];[.I$2]);[.$D$27:.$D$65];0)+MATCH(&quot;Za sobotę&quot;;[.$P:.$P];0)))));[.$D$21];IF(IF(ISERROR(INDIRECT(&quot;$G$&quot;&amp;MATCH(DATE([.$AJ$2];[.$C8];[.I$2]);[.$D$27:.$D$65];0)+MATCH(&quot;Zaległy&quot;;[.$G:.$G];0)));FALSE();NOT(ISBLANK(INDIRECT(&quot;$G$&quot;&amp;MATCH(DATE([.$AJ$2];[.$C8];[.I$2]);[.$D$27:.$D$65];0)+MATCH(&quot;Zaległy&quot;;[.$G:.$G];0)))));[.$D$20];IF(NOT(ISERROR(VLOOKUP(DATE([.$AJ$2];[.$C8];[.I$2]);[.$AM:.$AM];1;0)));[.$D$19];&quot;&quot;))))))">
            <text:p/>
          </table:table-cell>
          <table:table-cell table:style-name="ce130" table:formula="of:=IF(MONTH(DATE([.$AJ$2];[.$C8];[.$D$2]))&lt;&gt;MONTH(DATE([.$AJ$2];[.$C8];[.J$2]));[.$D$16];IF(COM.MICROSOFT.SWITCH(WEEKDAY(DATE([.$AJ$2];[.$C8];[.J$2]));7;TRUE();1;TRUE();FALSE());[.$D$17];IF(NOT(ISERROR(VLOOKUP(DATE([.$AJ$2];[.$C8];[.J$2]);[.$AL:.$AL];1;0)));[.$D$18];IF(IF(ISERROR(INDIRECT(&quot;$P$&quot;&amp;MATCH(DATE([.$AJ$2];[.$C8];[.J$2]);[.$D$27:.$D$65];0)+MATCH(&quot;Za sobotę&quot;;[.$P:.$P];0)));FALSE();NOT(ISBLANK(INDIRECT(&quot;$P$&quot;&amp;MATCH(DATE([.$AJ$2];[.$C8];[.J$2]);[.$D$27:.$D$65];0)+MATCH(&quot;Za sobotę&quot;;[.$P:.$P];0)))));[.$D$21];IF(IF(ISERROR(INDIRECT(&quot;$G$&quot;&amp;MATCH(DATE([.$AJ$2];[.$C8];[.J$2]);[.$D$27:.$D$65];0)+MATCH(&quot;Zaległy&quot;;[.$G:.$G];0)));FALSE();NOT(ISBLANK(INDIRECT(&quot;$G$&quot;&amp;MATCH(DATE([.$AJ$2];[.$C8];[.J$2]);[.$D$27:.$D$65];0)+MATCH(&quot;Zaległy&quot;;[.$G:.$G];0)))));[.$D$20];IF(NOT(ISERROR(VLOOKUP(DATE([.$AJ$2];[.$C8];[.J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K$2]));[.$D$16];IF(COM.MICROSOFT.SWITCH(WEEKDAY(DATE([.$AJ$2];[.$C8];[.K$2]));7;TRUE();1;TRUE();FALSE());[.$D$17];IF(NOT(ISERROR(VLOOKUP(DATE([.$AJ$2];[.$C8];[.K$2]);[.$AL:.$AL];1;0)));[.$D$18];IF(IF(ISERROR(INDIRECT(&quot;$P$&quot;&amp;MATCH(DATE([.$AJ$2];[.$C8];[.K$2]);[.$D$27:.$D$65];0)+MATCH(&quot;Za sobotę&quot;;[.$P:.$P];0)));FALSE();NOT(ISBLANK(INDIRECT(&quot;$P$&quot;&amp;MATCH(DATE([.$AJ$2];[.$C8];[.K$2]);[.$D$27:.$D$65];0)+MATCH(&quot;Za sobotę&quot;;[.$P:.$P];0)))));[.$D$21];IF(IF(ISERROR(INDIRECT(&quot;$G$&quot;&amp;MATCH(DATE([.$AJ$2];[.$C8];[.K$2]);[.$D$27:.$D$65];0)+MATCH(&quot;Zaległy&quot;;[.$G:.$G];0)));FALSE();NOT(ISBLANK(INDIRECT(&quot;$G$&quot;&amp;MATCH(DATE([.$AJ$2];[.$C8];[.K$2]);[.$D$27:.$D$65];0)+MATCH(&quot;Zaległy&quot;;[.$G:.$G];0)))));[.$D$20];IF(NOT(ISERROR(VLOOKUP(DATE([.$AJ$2];[.$C8];[.K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L$2]));[.$D$16];IF(COM.MICROSOFT.SWITCH(WEEKDAY(DATE([.$AJ$2];[.$C8];[.L$2]));7;TRUE();1;TRUE();FALSE());[.$D$17];IF(NOT(ISERROR(VLOOKUP(DATE([.$AJ$2];[.$C8];[.L$2]);[.$AL:.$AL];1;0)));[.$D$18];IF(IF(ISERROR(INDIRECT(&quot;$P$&quot;&amp;MATCH(DATE([.$AJ$2];[.$C8];[.L$2]);[.$D$27:.$D$65];0)+MATCH(&quot;Za sobotę&quot;;[.$P:.$P];0)));FALSE();NOT(ISBLANK(INDIRECT(&quot;$P$&quot;&amp;MATCH(DATE([.$AJ$2];[.$C8];[.L$2]);[.$D$27:.$D$65];0)+MATCH(&quot;Za sobotę&quot;;[.$P:.$P];0)))));[.$D$21];IF(IF(ISERROR(INDIRECT(&quot;$G$&quot;&amp;MATCH(DATE([.$AJ$2];[.$C8];[.L$2]);[.$D$27:.$D$65];0)+MATCH(&quot;Zaległy&quot;;[.$G:.$G];0)));FALSE();NOT(ISBLANK(INDIRECT(&quot;$G$&quot;&amp;MATCH(DATE([.$AJ$2];[.$C8];[.L$2]);[.$D$27:.$D$65];0)+MATCH(&quot;Zaległy&quot;;[.$G:.$G];0)))));[.$D$20];IF(NOT(ISERROR(VLOOKUP(DATE([.$AJ$2];[.$C8];[.L$2]);[.$AM:.$AM];1;0)));[.$D$19];&quot;&quot;))))))">
            <text:p/>
          </table:table-cell>
          <table:table-cell table:style-name="ce130" table:formula="of:=IF(MONTH(DATE([.$AJ$2];[.$C8];[.$D$2]))&lt;&gt;MONTH(DATE([.$AJ$2];[.$C8];[.M$2]));[.$D$16];IF(COM.MICROSOFT.SWITCH(WEEKDAY(DATE([.$AJ$2];[.$C8];[.M$2]));7;TRUE();1;TRUE();FALSE());[.$D$17];IF(NOT(ISERROR(VLOOKUP(DATE([.$AJ$2];[.$C8];[.M$2]);[.$AL:.$AL];1;0)));[.$D$18];IF(IF(ISERROR(INDIRECT(&quot;$P$&quot;&amp;MATCH(DATE([.$AJ$2];[.$C8];[.M$2]);[.$D$27:.$D$65];0)+MATCH(&quot;Za sobotę&quot;;[.$P:.$P];0)));FALSE();NOT(ISBLANK(INDIRECT(&quot;$P$&quot;&amp;MATCH(DATE([.$AJ$2];[.$C8];[.M$2]);[.$D$27:.$D$65];0)+MATCH(&quot;Za sobotę&quot;;[.$P:.$P];0)))));[.$D$21];IF(IF(ISERROR(INDIRECT(&quot;$G$&quot;&amp;MATCH(DATE([.$AJ$2];[.$C8];[.M$2]);[.$D$27:.$D$65];0)+MATCH(&quot;Zaległy&quot;;[.$G:.$G];0)));FALSE();NOT(ISBLANK(INDIRECT(&quot;$G$&quot;&amp;MATCH(DATE([.$AJ$2];[.$C8];[.M$2]);[.$D$27:.$D$65];0)+MATCH(&quot;Zaległy&quot;;[.$G:.$G];0)))));[.$D$20];IF(NOT(ISERROR(VLOOKUP(DATE([.$AJ$2];[.$C8];[.M$2]);[.$AM:.$AM];1;0)));[.$D$19];&quot;&quot;))))))">
            <text:p/>
          </table:table-cell>
          <table:table-cell table:style-name="ce130" table:formula="of:=IF(MONTH(DATE([.$AJ$2];[.$C8];[.$D$2]))&lt;&gt;MONTH(DATE([.$AJ$2];[.$C8];[.N$2]));[.$D$16];IF(COM.MICROSOFT.SWITCH(WEEKDAY(DATE([.$AJ$2];[.$C8];[.N$2]));7;TRUE();1;TRUE();FALSE());[.$D$17];IF(NOT(ISERROR(VLOOKUP(DATE([.$AJ$2];[.$C8];[.N$2]);[.$AL:.$AL];1;0)));[.$D$18];IF(IF(ISERROR(INDIRECT(&quot;$P$&quot;&amp;MATCH(DATE([.$AJ$2];[.$C8];[.N$2]);[.$D$27:.$D$65];0)+MATCH(&quot;Za sobotę&quot;;[.$P:.$P];0)));FALSE();NOT(ISBLANK(INDIRECT(&quot;$P$&quot;&amp;MATCH(DATE([.$AJ$2];[.$C8];[.N$2]);[.$D$27:.$D$65];0)+MATCH(&quot;Za sobotę&quot;;[.$P:.$P];0)))));[.$D$21];IF(IF(ISERROR(INDIRECT(&quot;$G$&quot;&amp;MATCH(DATE([.$AJ$2];[.$C8];[.N$2]);[.$D$27:.$D$65];0)+MATCH(&quot;Zaległy&quot;;[.$G:.$G];0)));FALSE();NOT(ISBLANK(INDIRECT(&quot;$G$&quot;&amp;MATCH(DATE([.$AJ$2];[.$C8];[.N$2]);[.$D$27:.$D$65];0)+MATCH(&quot;Zaległy&quot;;[.$G:.$G];0)))));[.$D$20];IF(NOT(ISERROR(VLOOKUP(DATE([.$AJ$2];[.$C8];[.N$2]);[.$AM:.$AM];1;0)));[.$D$19];&quot;&quot;))))))">
            <text:p/>
          </table:table-cell>
          <table:table-cell table:style-name="ce130" table:formula="of:=IF(MONTH(DATE([.$AJ$2];[.$C8];[.$D$2]))&lt;&gt;MONTH(DATE([.$AJ$2];[.$C8];[.O$2]));[.$D$16];IF(COM.MICROSOFT.SWITCH(WEEKDAY(DATE([.$AJ$2];[.$C8];[.O$2]));7;TRUE();1;TRUE();FALSE());[.$D$17];IF(NOT(ISERROR(VLOOKUP(DATE([.$AJ$2];[.$C8];[.O$2]);[.$AL:.$AL];1;0)));[.$D$18];IF(IF(ISERROR(INDIRECT(&quot;$P$&quot;&amp;MATCH(DATE([.$AJ$2];[.$C8];[.O$2]);[.$D$27:.$D$65];0)+MATCH(&quot;Za sobotę&quot;;[.$P:.$P];0)));FALSE();NOT(ISBLANK(INDIRECT(&quot;$P$&quot;&amp;MATCH(DATE([.$AJ$2];[.$C8];[.O$2]);[.$D$27:.$D$65];0)+MATCH(&quot;Za sobotę&quot;;[.$P:.$P];0)))));[.$D$21];IF(IF(ISERROR(INDIRECT(&quot;$G$&quot;&amp;MATCH(DATE([.$AJ$2];[.$C8];[.O$2]);[.$D$27:.$D$65];0)+MATCH(&quot;Zaległy&quot;;[.$G:.$G];0)));FALSE();NOT(ISBLANK(INDIRECT(&quot;$G$&quot;&amp;MATCH(DATE([.$AJ$2];[.$C8];[.O$2]);[.$D$27:.$D$65];0)+MATCH(&quot;Zaległy&quot;;[.$G:.$G];0)))));[.$D$20];IF(NOT(ISERROR(VLOOKUP(DATE([.$AJ$2];[.$C8];[.O$2]);[.$AM:.$AM];1;0)));[.$D$19];&quot;&quot;))))))">
            <text:p/>
          </table:table-cell>
          <table:table-cell table:style-name="ce130" table:formula="of:=IF(MONTH(DATE([.$AJ$2];[.$C8];[.$D$2]))&lt;&gt;MONTH(DATE([.$AJ$2];[.$C8];[.P$2]));[.$D$16];IF(COM.MICROSOFT.SWITCH(WEEKDAY(DATE([.$AJ$2];[.$C8];[.P$2]));7;TRUE();1;TRUE();FALSE());[.$D$17];IF(NOT(ISERROR(VLOOKUP(DATE([.$AJ$2];[.$C8];[.P$2]);[.$AL:.$AL];1;0)));[.$D$18];IF(IF(ISERROR(INDIRECT(&quot;$P$&quot;&amp;MATCH(DATE([.$AJ$2];[.$C8];[.P$2]);[.$D$27:.$D$65];0)+MATCH(&quot;Za sobotę&quot;;[.$P:.$P];0)));FALSE();NOT(ISBLANK(INDIRECT(&quot;$P$&quot;&amp;MATCH(DATE([.$AJ$2];[.$C8];[.P$2]);[.$D$27:.$D$65];0)+MATCH(&quot;Za sobotę&quot;;[.$P:.$P];0)))));[.$D$21];IF(IF(ISERROR(INDIRECT(&quot;$G$&quot;&amp;MATCH(DATE([.$AJ$2];[.$C8];[.P$2]);[.$D$27:.$D$65];0)+MATCH(&quot;Zaległy&quot;;[.$G:.$G];0)));FALSE();NOT(ISBLANK(INDIRECT(&quot;$G$&quot;&amp;MATCH(DATE([.$AJ$2];[.$C8];[.P$2]);[.$D$27:.$D$65];0)+MATCH(&quot;Zaległy&quot;;[.$G:.$G];0)))));[.$D$20];IF(NOT(ISERROR(VLOOKUP(DATE([.$AJ$2];[.$C8];[.P$2]);[.$AM:.$AM];1;0)));[.$D$19];&quot;&quot;))))))">
            <text:p/>
          </table:table-cell>
          <table:table-cell table:style-name="ce130" table:formula="of:=IF(MONTH(DATE([.$AJ$2];[.$C8];[.$D$2]))&lt;&gt;MONTH(DATE([.$AJ$2];[.$C8];[.Q$2]));[.$D$16];IF(COM.MICROSOFT.SWITCH(WEEKDAY(DATE([.$AJ$2];[.$C8];[.Q$2]));7;TRUE();1;TRUE();FALSE());[.$D$17];IF(NOT(ISERROR(VLOOKUP(DATE([.$AJ$2];[.$C8];[.Q$2]);[.$AL:.$AL];1;0)));[.$D$18];IF(IF(ISERROR(INDIRECT(&quot;$P$&quot;&amp;MATCH(DATE([.$AJ$2];[.$C8];[.Q$2]);[.$D$27:.$D$65];0)+MATCH(&quot;Za sobotę&quot;;[.$P:.$P];0)));FALSE();NOT(ISBLANK(INDIRECT(&quot;$P$&quot;&amp;MATCH(DATE([.$AJ$2];[.$C8];[.Q$2]);[.$D$27:.$D$65];0)+MATCH(&quot;Za sobotę&quot;;[.$P:.$P];0)))));[.$D$21];IF(IF(ISERROR(INDIRECT(&quot;$G$&quot;&amp;MATCH(DATE([.$AJ$2];[.$C8];[.Q$2]);[.$D$27:.$D$65];0)+MATCH(&quot;Zaległy&quot;;[.$G:.$G];0)));FALSE();NOT(ISBLANK(INDIRECT(&quot;$G$&quot;&amp;MATCH(DATE([.$AJ$2];[.$C8];[.Q$2]);[.$D$27:.$D$65];0)+MATCH(&quot;Zaległy&quot;;[.$G:.$G];0)))));[.$D$20];IF(NOT(ISERROR(VLOOKUP(DATE([.$AJ$2];[.$C8];[.Q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R$2]));[.$D$16];IF(COM.MICROSOFT.SWITCH(WEEKDAY(DATE([.$AJ$2];[.$C8];[.R$2]));7;TRUE();1;TRUE();FALSE());[.$D$17];IF(NOT(ISERROR(VLOOKUP(DATE([.$AJ$2];[.$C8];[.R$2]);[.$AL:.$AL];1;0)));[.$D$18];IF(IF(ISERROR(INDIRECT(&quot;$P$&quot;&amp;MATCH(DATE([.$AJ$2];[.$C8];[.R$2]);[.$D$27:.$D$65];0)+MATCH(&quot;Za sobotę&quot;;[.$P:.$P];0)));FALSE();NOT(ISBLANK(INDIRECT(&quot;$P$&quot;&amp;MATCH(DATE([.$AJ$2];[.$C8];[.R$2]);[.$D$27:.$D$65];0)+MATCH(&quot;Za sobotę&quot;;[.$P:.$P];0)))));[.$D$21];IF(IF(ISERROR(INDIRECT(&quot;$G$&quot;&amp;MATCH(DATE([.$AJ$2];[.$C8];[.R$2]);[.$D$27:.$D$65];0)+MATCH(&quot;Zaległy&quot;;[.$G:.$G];0)));FALSE();NOT(ISBLANK(INDIRECT(&quot;$G$&quot;&amp;MATCH(DATE([.$AJ$2];[.$C8];[.R$2]);[.$D$27:.$D$65];0)+MATCH(&quot;Zaległy&quot;;[.$G:.$G];0)))));[.$D$20];IF(NOT(ISERROR(VLOOKUP(DATE([.$AJ$2];[.$C8];[.R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S$2]));[.$D$16];IF(COM.MICROSOFT.SWITCH(WEEKDAY(DATE([.$AJ$2];[.$C8];[.S$2]));7;TRUE();1;TRUE();FALSE());[.$D$17];IF(NOT(ISERROR(VLOOKUP(DATE([.$AJ$2];[.$C8];[.S$2]);[.$AL:.$AL];1;0)));[.$D$18];IF(IF(ISERROR(INDIRECT(&quot;$P$&quot;&amp;MATCH(DATE([.$AJ$2];[.$C8];[.S$2]);[.$D$27:.$D$65];0)+MATCH(&quot;Za sobotę&quot;;[.$P:.$P];0)));FALSE();NOT(ISBLANK(INDIRECT(&quot;$P$&quot;&amp;MATCH(DATE([.$AJ$2];[.$C8];[.S$2]);[.$D$27:.$D$65];0)+MATCH(&quot;Za sobotę&quot;;[.$P:.$P];0)))));[.$D$21];IF(IF(ISERROR(INDIRECT(&quot;$G$&quot;&amp;MATCH(DATE([.$AJ$2];[.$C8];[.S$2]);[.$D$27:.$D$65];0)+MATCH(&quot;Zaległy&quot;;[.$G:.$G];0)));FALSE();NOT(ISBLANK(INDIRECT(&quot;$G$&quot;&amp;MATCH(DATE([.$AJ$2];[.$C8];[.S$2]);[.$D$27:.$D$65];0)+MATCH(&quot;Zaległy&quot;;[.$G:.$G];0)))));[.$D$20];IF(NOT(ISERROR(VLOOKUP(DATE([.$AJ$2];[.$C8];[.S$2]);[.$AM:.$AM];1;0)));[.$D$19];&quot;&quot;))))))">
            <text:p/>
          </table:table-cell>
          <table:table-cell table:style-name="ce130" table:formula="of:=IF(MONTH(DATE([.$AJ$2];[.$C8];[.$D$2]))&lt;&gt;MONTH(DATE([.$AJ$2];[.$C8];[.T$2]));[.$D$16];IF(COM.MICROSOFT.SWITCH(WEEKDAY(DATE([.$AJ$2];[.$C8];[.T$2]));7;TRUE();1;TRUE();FALSE());[.$D$17];IF(NOT(ISERROR(VLOOKUP(DATE([.$AJ$2];[.$C8];[.T$2]);[.$AL:.$AL];1;0)));[.$D$18];IF(IF(ISERROR(INDIRECT(&quot;$P$&quot;&amp;MATCH(DATE([.$AJ$2];[.$C8];[.T$2]);[.$D$27:.$D$65];0)+MATCH(&quot;Za sobotę&quot;;[.$P:.$P];0)));FALSE();NOT(ISBLANK(INDIRECT(&quot;$P$&quot;&amp;MATCH(DATE([.$AJ$2];[.$C8];[.T$2]);[.$D$27:.$D$65];0)+MATCH(&quot;Za sobotę&quot;;[.$P:.$P];0)))));[.$D$21];IF(IF(ISERROR(INDIRECT(&quot;$G$&quot;&amp;MATCH(DATE([.$AJ$2];[.$C8];[.T$2]);[.$D$27:.$D$65];0)+MATCH(&quot;Zaległy&quot;;[.$G:.$G];0)));FALSE();NOT(ISBLANK(INDIRECT(&quot;$G$&quot;&amp;MATCH(DATE([.$AJ$2];[.$C8];[.T$2]);[.$D$27:.$D$65];0)+MATCH(&quot;Zaległy&quot;;[.$G:.$G];0)))));[.$D$20];IF(NOT(ISERROR(VLOOKUP(DATE([.$AJ$2];[.$C8];[.T$2]);[.$AM:.$AM];1;0)));[.$D$19];&quot;&quot;))))))">
            <text:p/>
          </table:table-cell>
          <table:table-cell table:style-name="ce130" table:formula="of:=IF(MONTH(DATE([.$AJ$2];[.$C8];[.$D$2]))&lt;&gt;MONTH(DATE([.$AJ$2];[.$C8];[.U$2]));[.$D$16];IF(COM.MICROSOFT.SWITCH(WEEKDAY(DATE([.$AJ$2];[.$C8];[.U$2]));7;TRUE();1;TRUE();FALSE());[.$D$17];IF(NOT(ISERROR(VLOOKUP(DATE([.$AJ$2];[.$C8];[.U$2]);[.$AL:.$AL];1;0)));[.$D$18];IF(IF(ISERROR(INDIRECT(&quot;$P$&quot;&amp;MATCH(DATE([.$AJ$2];[.$C8];[.U$2]);[.$D$27:.$D$65];0)+MATCH(&quot;Za sobotę&quot;;[.$P:.$P];0)));FALSE();NOT(ISBLANK(INDIRECT(&quot;$P$&quot;&amp;MATCH(DATE([.$AJ$2];[.$C8];[.U$2]);[.$D$27:.$D$65];0)+MATCH(&quot;Za sobotę&quot;;[.$P:.$P];0)))));[.$D$21];IF(IF(ISERROR(INDIRECT(&quot;$G$&quot;&amp;MATCH(DATE([.$AJ$2];[.$C8];[.U$2]);[.$D$27:.$D$65];0)+MATCH(&quot;Zaległy&quot;;[.$G:.$G];0)));FALSE();NOT(ISBLANK(INDIRECT(&quot;$G$&quot;&amp;MATCH(DATE([.$AJ$2];[.$C8];[.U$2]);[.$D$27:.$D$65];0)+MATCH(&quot;Zaległy&quot;;[.$G:.$G];0)))));[.$D$20];IF(NOT(ISERROR(VLOOKUP(DATE([.$AJ$2];[.$C8];[.U$2]);[.$AM:.$AM];1;0)));[.$D$19];&quot;&quot;))))))">
            <text:p/>
          </table:table-cell>
          <table:table-cell table:style-name="ce130" table:formula="of:=IF(MONTH(DATE([.$AJ$2];[.$C8];[.$D$2]))&lt;&gt;MONTH(DATE([.$AJ$2];[.$C8];[.V$2]));[.$D$16];IF(COM.MICROSOFT.SWITCH(WEEKDAY(DATE([.$AJ$2];[.$C8];[.V$2]));7;TRUE();1;TRUE();FALSE());[.$D$17];IF(NOT(ISERROR(VLOOKUP(DATE([.$AJ$2];[.$C8];[.V$2]);[.$AL:.$AL];1;0)));[.$D$18];IF(IF(ISERROR(INDIRECT(&quot;$P$&quot;&amp;MATCH(DATE([.$AJ$2];[.$C8];[.V$2]);[.$D$27:.$D$65];0)+MATCH(&quot;Za sobotę&quot;;[.$P:.$P];0)));FALSE();NOT(ISBLANK(INDIRECT(&quot;$P$&quot;&amp;MATCH(DATE([.$AJ$2];[.$C8];[.V$2]);[.$D$27:.$D$65];0)+MATCH(&quot;Za sobotę&quot;;[.$P:.$P];0)))));[.$D$21];IF(IF(ISERROR(INDIRECT(&quot;$G$&quot;&amp;MATCH(DATE([.$AJ$2];[.$C8];[.V$2]);[.$D$27:.$D$65];0)+MATCH(&quot;Zaległy&quot;;[.$G:.$G];0)));FALSE();NOT(ISBLANK(INDIRECT(&quot;$G$&quot;&amp;MATCH(DATE([.$AJ$2];[.$C8];[.V$2]);[.$D$27:.$D$65];0)+MATCH(&quot;Zaległy&quot;;[.$G:.$G];0)))));[.$D$20];IF(NOT(ISERROR(VLOOKUP(DATE([.$AJ$2];[.$C8];[.V$2]);[.$AM:.$AM];1;0)));[.$D$19];&quot;&quot;))))))" office:value-type="string" office:string-value="+" calcext:value-type="string">
            <text:p>+</text:p>
          </table:table-cell>
          <table:table-cell table:style-name="ce130" table:formula="of:=IF(MONTH(DATE([.$AJ$2];[.$C8];[.$D$2]))&lt;&gt;MONTH(DATE([.$AJ$2];[.$C8];[.W$2]));[.$D$16];IF(COM.MICROSOFT.SWITCH(WEEKDAY(DATE([.$AJ$2];[.$C8];[.W$2]));7;TRUE();1;TRUE();FALSE());[.$D$17];IF(NOT(ISERROR(VLOOKUP(DATE([.$AJ$2];[.$C8];[.W$2]);[.$AL:.$AL];1;0)));[.$D$18];IF(IF(ISERROR(INDIRECT(&quot;$P$&quot;&amp;MATCH(DATE([.$AJ$2];[.$C8];[.W$2]);[.$D$27:.$D$65];0)+MATCH(&quot;Za sobotę&quot;;[.$P:.$P];0)));FALSE();NOT(ISBLANK(INDIRECT(&quot;$P$&quot;&amp;MATCH(DATE([.$AJ$2];[.$C8];[.W$2]);[.$D$27:.$D$65];0)+MATCH(&quot;Za sobotę&quot;;[.$P:.$P];0)))));[.$D$21];IF(IF(ISERROR(INDIRECT(&quot;$G$&quot;&amp;MATCH(DATE([.$AJ$2];[.$C8];[.W$2]);[.$D$27:.$D$65];0)+MATCH(&quot;Zaległy&quot;;[.$G:.$G];0)));FALSE();NOT(ISBLANK(INDIRECT(&quot;$G$&quot;&amp;MATCH(DATE([.$AJ$2];[.$C8];[.W$2]);[.$D$27:.$D$65];0)+MATCH(&quot;Zaległy&quot;;[.$G:.$G];0)))));[.$D$20];IF(NOT(ISERROR(VLOOKUP(DATE([.$AJ$2];[.$C8];[.W$2]);[.$AM:.$AM];1;0)));[.$D$19];&quot;&quot;))))))">
            <text:p/>
          </table:table-cell>
          <table:table-cell table:style-name="ce130" table:formula="of:=IF(MONTH(DATE([.$AJ$2];[.$C8];[.$D$2]))&lt;&gt;MONTH(DATE([.$AJ$2];[.$C8];[.X$2]));[.$D$16];IF(COM.MICROSOFT.SWITCH(WEEKDAY(DATE([.$AJ$2];[.$C8];[.X$2]));7;TRUE();1;TRUE();FALSE());[.$D$17];IF(NOT(ISERROR(VLOOKUP(DATE([.$AJ$2];[.$C8];[.X$2]);[.$AL:.$AL];1;0)));[.$D$18];IF(IF(ISERROR(INDIRECT(&quot;$P$&quot;&amp;MATCH(DATE([.$AJ$2];[.$C8];[.X$2]);[.$D$27:.$D$65];0)+MATCH(&quot;Za sobotę&quot;;[.$P:.$P];0)));FALSE();NOT(ISBLANK(INDIRECT(&quot;$P$&quot;&amp;MATCH(DATE([.$AJ$2];[.$C8];[.X$2]);[.$D$27:.$D$65];0)+MATCH(&quot;Za sobotę&quot;;[.$P:.$P];0)))));[.$D$21];IF(IF(ISERROR(INDIRECT(&quot;$G$&quot;&amp;MATCH(DATE([.$AJ$2];[.$C8];[.X$2]);[.$D$27:.$D$65];0)+MATCH(&quot;Zaległy&quot;;[.$G:.$G];0)));FALSE();NOT(ISBLANK(INDIRECT(&quot;$G$&quot;&amp;MATCH(DATE([.$AJ$2];[.$C8];[.X$2]);[.$D$27:.$D$65];0)+MATCH(&quot;Zaległy&quot;;[.$G:.$G];0)))));[.$D$20];IF(NOT(ISERROR(VLOOKUP(DATE([.$AJ$2];[.$C8];[.X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Y$2]));[.$D$16];IF(COM.MICROSOFT.SWITCH(WEEKDAY(DATE([.$AJ$2];[.$C8];[.Y$2]));7;TRUE();1;TRUE();FALSE());[.$D$17];IF(NOT(ISERROR(VLOOKUP(DATE([.$AJ$2];[.$C8];[.Y$2]);[.$AL:.$AL];1;0)));[.$D$18];IF(IF(ISERROR(INDIRECT(&quot;$P$&quot;&amp;MATCH(DATE([.$AJ$2];[.$C8];[.Y$2]);[.$D$27:.$D$65];0)+MATCH(&quot;Za sobotę&quot;;[.$P:.$P];0)));FALSE();NOT(ISBLANK(INDIRECT(&quot;$P$&quot;&amp;MATCH(DATE([.$AJ$2];[.$C8];[.Y$2]);[.$D$27:.$D$65];0)+MATCH(&quot;Za sobotę&quot;;[.$P:.$P];0)))));[.$D$21];IF(IF(ISERROR(INDIRECT(&quot;$G$&quot;&amp;MATCH(DATE([.$AJ$2];[.$C8];[.Y$2]);[.$D$27:.$D$65];0)+MATCH(&quot;Zaległy&quot;;[.$G:.$G];0)));FALSE();NOT(ISBLANK(INDIRECT(&quot;$G$&quot;&amp;MATCH(DATE([.$AJ$2];[.$C8];[.Y$2]);[.$D$27:.$D$65];0)+MATCH(&quot;Zaległy&quot;;[.$G:.$G];0)))));[.$D$20];IF(NOT(ISERROR(VLOOKUP(DATE([.$AJ$2];[.$C8];[.Y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Z$2]));[.$D$16];IF(COM.MICROSOFT.SWITCH(WEEKDAY(DATE([.$AJ$2];[.$C8];[.Z$2]));7;TRUE();1;TRUE();FALSE());[.$D$17];IF(NOT(ISERROR(VLOOKUP(DATE([.$AJ$2];[.$C8];[.Z$2]);[.$AL:.$AL];1;0)));[.$D$18];IF(IF(ISERROR(INDIRECT(&quot;$P$&quot;&amp;MATCH(DATE([.$AJ$2];[.$C8];[.Z$2]);[.$D$27:.$D$65];0)+MATCH(&quot;Za sobotę&quot;;[.$P:.$P];0)));FALSE();NOT(ISBLANK(INDIRECT(&quot;$P$&quot;&amp;MATCH(DATE([.$AJ$2];[.$C8];[.Z$2]);[.$D$27:.$D$65];0)+MATCH(&quot;Za sobotę&quot;;[.$P:.$P];0)))));[.$D$21];IF(IF(ISERROR(INDIRECT(&quot;$G$&quot;&amp;MATCH(DATE([.$AJ$2];[.$C8];[.Z$2]);[.$D$27:.$D$65];0)+MATCH(&quot;Zaległy&quot;;[.$G:.$G];0)));FALSE();NOT(ISBLANK(INDIRECT(&quot;$G$&quot;&amp;MATCH(DATE([.$AJ$2];[.$C8];[.Z$2]);[.$D$27:.$D$65];0)+MATCH(&quot;Zaległy&quot;;[.$G:.$G];0)))));[.$D$20];IF(NOT(ISERROR(VLOOKUP(DATE([.$AJ$2];[.$C8];[.Z$2]);[.$AM:.$AM];1;0)));[.$D$19];&quot;&quot;))))))">
            <text:p/>
          </table:table-cell>
          <table:table-cell table:style-name="ce130" table:formula="of:=IF(MONTH(DATE([.$AJ$2];[.$C8];[.$D$2]))&lt;&gt;MONTH(DATE([.$AJ$2];[.$C8];[.AA$2]));[.$D$16];IF(COM.MICROSOFT.SWITCH(WEEKDAY(DATE([.$AJ$2];[.$C8];[.AA$2]));7;TRUE();1;TRUE();FALSE());[.$D$17];IF(NOT(ISERROR(VLOOKUP(DATE([.$AJ$2];[.$C8];[.AA$2]);[.$AL:.$AL];1;0)));[.$D$18];IF(IF(ISERROR(INDIRECT(&quot;$P$&quot;&amp;MATCH(DATE([.$AJ$2];[.$C8];[.AA$2]);[.$D$27:.$D$65];0)+MATCH(&quot;Za sobotę&quot;;[.$P:.$P];0)));FALSE();NOT(ISBLANK(INDIRECT(&quot;$P$&quot;&amp;MATCH(DATE([.$AJ$2];[.$C8];[.AA$2]);[.$D$27:.$D$65];0)+MATCH(&quot;Za sobotę&quot;;[.$P:.$P];0)))));[.$D$21];IF(IF(ISERROR(INDIRECT(&quot;$G$&quot;&amp;MATCH(DATE([.$AJ$2];[.$C8];[.AA$2]);[.$D$27:.$D$65];0)+MATCH(&quot;Zaległy&quot;;[.$G:.$G];0)));FALSE();NOT(ISBLANK(INDIRECT(&quot;$G$&quot;&amp;MATCH(DATE([.$AJ$2];[.$C8];[.AA$2]);[.$D$27:.$D$65];0)+MATCH(&quot;Zaległy&quot;;[.$G:.$G];0)))));[.$D$20];IF(NOT(ISERROR(VLOOKUP(DATE([.$AJ$2];[.$C8];[.AA$2]);[.$AM:.$AM];1;0)));[.$D$19];&quot;&quot;))))))">
            <text:p/>
          </table:table-cell>
          <table:table-cell table:style-name="ce130" table:formula="of:=IF(MONTH(DATE([.$AJ$2];[.$C8];[.$D$2]))&lt;&gt;MONTH(DATE([.$AJ$2];[.$C8];[.AB$2]));[.$D$16];IF(COM.MICROSOFT.SWITCH(WEEKDAY(DATE([.$AJ$2];[.$C8];[.AB$2]));7;TRUE();1;TRUE();FALSE());[.$D$17];IF(NOT(ISERROR(VLOOKUP(DATE([.$AJ$2];[.$C8];[.AB$2]);[.$AL:.$AL];1;0)));[.$D$18];IF(IF(ISERROR(INDIRECT(&quot;$P$&quot;&amp;MATCH(DATE([.$AJ$2];[.$C8];[.AB$2]);[.$D$27:.$D$65];0)+MATCH(&quot;Za sobotę&quot;;[.$P:.$P];0)));FALSE();NOT(ISBLANK(INDIRECT(&quot;$P$&quot;&amp;MATCH(DATE([.$AJ$2];[.$C8];[.AB$2]);[.$D$27:.$D$65];0)+MATCH(&quot;Za sobotę&quot;;[.$P:.$P];0)))));[.$D$21];IF(IF(ISERROR(INDIRECT(&quot;$G$&quot;&amp;MATCH(DATE([.$AJ$2];[.$C8];[.AB$2]);[.$D$27:.$D$65];0)+MATCH(&quot;Zaległy&quot;;[.$G:.$G];0)));FALSE();NOT(ISBLANK(INDIRECT(&quot;$G$&quot;&amp;MATCH(DATE([.$AJ$2];[.$C8];[.AB$2]);[.$D$27:.$D$65];0)+MATCH(&quot;Zaległy&quot;;[.$G:.$G];0)))));[.$D$20];IF(NOT(ISERROR(VLOOKUP(DATE([.$AJ$2];[.$C8];[.AB$2]);[.$AM:.$AM];1;0)));[.$D$19];&quot;&quot;))))))">
            <text:p/>
          </table:table-cell>
          <table:table-cell table:style-name="ce130" table:formula="of:=IF(MONTH(DATE([.$AJ$2];[.$C8];[.$D$2]))&lt;&gt;MONTH(DATE([.$AJ$2];[.$C8];[.AC$2]));[.$D$16];IF(COM.MICROSOFT.SWITCH(WEEKDAY(DATE([.$AJ$2];[.$C8];[.AC$2]));7;TRUE();1;TRUE();FALSE());[.$D$17];IF(NOT(ISERROR(VLOOKUP(DATE([.$AJ$2];[.$C8];[.AC$2]);[.$AL:.$AL];1;0)));[.$D$18];IF(IF(ISERROR(INDIRECT(&quot;$P$&quot;&amp;MATCH(DATE([.$AJ$2];[.$C8];[.AC$2]);[.$D$27:.$D$65];0)+MATCH(&quot;Za sobotę&quot;;[.$P:.$P];0)));FALSE();NOT(ISBLANK(INDIRECT(&quot;$P$&quot;&amp;MATCH(DATE([.$AJ$2];[.$C8];[.AC$2]);[.$D$27:.$D$65];0)+MATCH(&quot;Za sobotę&quot;;[.$P:.$P];0)))));[.$D$21];IF(IF(ISERROR(INDIRECT(&quot;$G$&quot;&amp;MATCH(DATE([.$AJ$2];[.$C8];[.AC$2]);[.$D$27:.$D$65];0)+MATCH(&quot;Zaległy&quot;;[.$G:.$G];0)));FALSE();NOT(ISBLANK(INDIRECT(&quot;$G$&quot;&amp;MATCH(DATE([.$AJ$2];[.$C8];[.AC$2]);[.$D$27:.$D$65];0)+MATCH(&quot;Zaległy&quot;;[.$G:.$G];0)))));[.$D$20];IF(NOT(ISERROR(VLOOKUP(DATE([.$AJ$2];[.$C8];[.AC$2]);[.$AM:.$AM];1;0)));[.$D$19];&quot;&quot;))))))">
            <text:p/>
          </table:table-cell>
          <table:table-cell table:style-name="ce130" table:formula="of:=IF(MONTH(DATE([.$AJ$2];[.$C8];[.$D$2]))&lt;&gt;MONTH(DATE([.$AJ$2];[.$C8];[.AD$2]));[.$D$16];IF(COM.MICROSOFT.SWITCH(WEEKDAY(DATE([.$AJ$2];[.$C8];[.AD$2]));7;TRUE();1;TRUE();FALSE());[.$D$17];IF(NOT(ISERROR(VLOOKUP(DATE([.$AJ$2];[.$C8];[.AD$2]);[.$AL:.$AL];1;0)));[.$D$18];IF(IF(ISERROR(INDIRECT(&quot;$P$&quot;&amp;MATCH(DATE([.$AJ$2];[.$C8];[.AD$2]);[.$D$27:.$D$65];0)+MATCH(&quot;Za sobotę&quot;;[.$P:.$P];0)));FALSE();NOT(ISBLANK(INDIRECT(&quot;$P$&quot;&amp;MATCH(DATE([.$AJ$2];[.$C8];[.AD$2]);[.$D$27:.$D$65];0)+MATCH(&quot;Za sobotę&quot;;[.$P:.$P];0)))));[.$D$21];IF(IF(ISERROR(INDIRECT(&quot;$G$&quot;&amp;MATCH(DATE([.$AJ$2];[.$C8];[.AD$2]);[.$D$27:.$D$65];0)+MATCH(&quot;Zaległy&quot;;[.$G:.$G];0)));FALSE();NOT(ISBLANK(INDIRECT(&quot;$G$&quot;&amp;MATCH(DATE([.$AJ$2];[.$C8];[.AD$2]);[.$D$27:.$D$65];0)+MATCH(&quot;Zaległy&quot;;[.$G:.$G];0)))));[.$D$20];IF(NOT(ISERROR(VLOOKUP(DATE([.$AJ$2];[.$C8];[.AD$2]);[.$AM:.$AM];1;0)));[.$D$19];&quot;&quot;))))))">
            <text:p/>
          </table:table-cell>
          <table:table-cell table:style-name="ce130" table:formula="of:=IF(MONTH(DATE([.$AJ$2];[.$C8];[.$D$2]))&lt;&gt;MONTH(DATE([.$AJ$2];[.$C8];[.AE$2]));[.$D$16];IF(COM.MICROSOFT.SWITCH(WEEKDAY(DATE([.$AJ$2];[.$C8];[.AE$2]));7;TRUE();1;TRUE();FALSE());[.$D$17];IF(NOT(ISERROR(VLOOKUP(DATE([.$AJ$2];[.$C8];[.AE$2]);[.$AL:.$AL];1;0)));[.$D$18];IF(IF(ISERROR(INDIRECT(&quot;$P$&quot;&amp;MATCH(DATE([.$AJ$2];[.$C8];[.AE$2]);[.$D$27:.$D$65];0)+MATCH(&quot;Za sobotę&quot;;[.$P:.$P];0)));FALSE();NOT(ISBLANK(INDIRECT(&quot;$P$&quot;&amp;MATCH(DATE([.$AJ$2];[.$C8];[.AE$2]);[.$D$27:.$D$65];0)+MATCH(&quot;Za sobotę&quot;;[.$P:.$P];0)))));[.$D$21];IF(IF(ISERROR(INDIRECT(&quot;$G$&quot;&amp;MATCH(DATE([.$AJ$2];[.$C8];[.AE$2]);[.$D$27:.$D$65];0)+MATCH(&quot;Zaległy&quot;;[.$G:.$G];0)));FALSE();NOT(ISBLANK(INDIRECT(&quot;$G$&quot;&amp;MATCH(DATE([.$AJ$2];[.$C8];[.AE$2]);[.$D$27:.$D$65];0)+MATCH(&quot;Zaległy&quot;;[.$G:.$G];0)))));[.$D$20];IF(NOT(ISERROR(VLOOKUP(DATE([.$AJ$2];[.$C8];[.AE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AF$2]));[.$D$16];IF(COM.MICROSOFT.SWITCH(WEEKDAY(DATE([.$AJ$2];[.$C8];[.AF$2]));7;TRUE();1;TRUE();FALSE());[.$D$17];IF(NOT(ISERROR(VLOOKUP(DATE([.$AJ$2];[.$C8];[.AF$2]);[.$AL:.$AL];1;0)));[.$D$18];IF(IF(ISERROR(INDIRECT(&quot;$P$&quot;&amp;MATCH(DATE([.$AJ$2];[.$C8];[.AF$2]);[.$D$27:.$D$65];0)+MATCH(&quot;Za sobotę&quot;;[.$P:.$P];0)));FALSE();NOT(ISBLANK(INDIRECT(&quot;$P$&quot;&amp;MATCH(DATE([.$AJ$2];[.$C8];[.AF$2]);[.$D$27:.$D$65];0)+MATCH(&quot;Za sobotę&quot;;[.$P:.$P];0)))));[.$D$21];IF(IF(ISERROR(INDIRECT(&quot;$G$&quot;&amp;MATCH(DATE([.$AJ$2];[.$C8];[.AF$2]);[.$D$27:.$D$65];0)+MATCH(&quot;Zaległy&quot;;[.$G:.$G];0)));FALSE();NOT(ISBLANK(INDIRECT(&quot;$G$&quot;&amp;MATCH(DATE([.$AJ$2];[.$C8];[.AF$2]);[.$D$27:.$D$65];0)+MATCH(&quot;Zaległy&quot;;[.$G:.$G];0)))));[.$D$20];IF(NOT(ISERROR(VLOOKUP(DATE([.$AJ$2];[.$C8];[.AF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8];[.$D$2]))&lt;&gt;MONTH(DATE([.$AJ$2];[.$C8];[.AG$2]));[.$D$16];IF(COM.MICROSOFT.SWITCH(WEEKDAY(DATE([.$AJ$2];[.$C8];[.AG$2]));7;TRUE();1;TRUE();FALSE());[.$D$17];IF(NOT(ISERROR(VLOOKUP(DATE([.$AJ$2];[.$C8];[.AG$2]);[.$AL:.$AL];1;0)));[.$D$18];IF(IF(ISERROR(INDIRECT(&quot;$P$&quot;&amp;MATCH(DATE([.$AJ$2];[.$C8];[.AG$2]);[.$D$27:.$D$65];0)+MATCH(&quot;Za sobotę&quot;;[.$P:.$P];0)));FALSE();NOT(ISBLANK(INDIRECT(&quot;$P$&quot;&amp;MATCH(DATE([.$AJ$2];[.$C8];[.AG$2]);[.$D$27:.$D$65];0)+MATCH(&quot;Za sobotę&quot;;[.$P:.$P];0)))));[.$D$21];IF(IF(ISERROR(INDIRECT(&quot;$G$&quot;&amp;MATCH(DATE([.$AJ$2];[.$C8];[.AG$2]);[.$D$27:.$D$65];0)+MATCH(&quot;Zaległy&quot;;[.$G:.$G];0)));FALSE();NOT(ISBLANK(INDIRECT(&quot;$G$&quot;&amp;MATCH(DATE([.$AJ$2];[.$C8];[.AG$2]);[.$D$27:.$D$65];0)+MATCH(&quot;Zaległy&quot;;[.$G:.$G];0)))));[.$D$20];IF(NOT(ISERROR(VLOOKUP(DATE([.$AJ$2];[.$C8];[.AG$2]);[.$AM:.$AM];1;0)));[.$D$19];&quot;&quot;))))))">
            <text:p/>
          </table:table-cell>
          <table:table-cell table:style-name="ce133" table:formula="of:=IF(MONTH(DATE([.$AJ$2];[.$C8];[.$D$2]))&lt;&gt;MONTH(DATE([.$AJ$2];[.$C8];[.AH$2]));[.$D$16];IF(COM.MICROSOFT.SWITCH(WEEKDAY(DATE([.$AJ$2];[.$C8];[.AH$2]));7;TRUE();1;TRUE();FALSE());[.$D$17];IF(NOT(ISERROR(VLOOKUP(DATE([.$AJ$2];[.$C8];[.AH$2]);[.$AL:.$AL];1;0)));[.$D$18];IF(IF(ISERROR(INDIRECT(&quot;$P$&quot;&amp;MATCH(DATE([.$AJ$2];[.$C8];[.AH$2]);[.$D$27:.$D$65];0)+MATCH(&quot;Za sobotę&quot;;[.$P:.$P];0)));FALSE();NOT(ISBLANK(INDIRECT(&quot;$P$&quot;&amp;MATCH(DATE([.$AJ$2];[.$C8];[.AH$2]);[.$D$27:.$D$65];0)+MATCH(&quot;Za sobotę&quot;;[.$P:.$P];0)))));[.$D$21];IF(IF(ISERROR(INDIRECT(&quot;$G$&quot;&amp;MATCH(DATE([.$AJ$2];[.$C8];[.AH$2]);[.$D$27:.$D$65];0)+MATCH(&quot;Zaległy&quot;;[.$G:.$G];0)));FALSE();NOT(ISBLANK(INDIRECT(&quot;$G$&quot;&amp;MATCH(DATE([.$AJ$2];[.$C8];[.AH$2]);[.$D$27:.$D$65];0)+MATCH(&quot;Zaległy&quot;;[.$G:.$G];0)))));[.$D$20];IF(NOT(ISERROR(VLOOKUP(DATE([.$AJ$2];[.$C8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35" office:value-type="string" calcext:value-type="string">
            <text:p>3.05</text:p>
          </table:table-cell>
          <table:table-cell table:style-name="Default" office:value-type="string" calcext:value-type="string">
            <text:p>SZTYWNE KAŻDEGO ROKU – Święto Konstytucji 3 Maja</text:p>
          </table:table-cell>
          <table:table-cell table:formula="of:=IF(NOT(ISBLANK([.$AJ11]));IFERROR(DATEVALUE([.$AJ11]&amp;&quot;.&quot;&amp;[.$AJ$2]);DATE([.$AJ$2];MONTH([.$AJ11]);DAY([.$AJ11])));&quot;&quot;)" office:value-type="date" office:date-value="2025-11-11" calcext:value-type="date">
            <text:p>11 listopada 2025 (wtorek)</text:p>
          </table:table-cell>
          <table:table-cell table:style-name="ce62" table:formula="of:=IF(NOT(ISBLANK([.$D33]));IFERROR(DATEVALUE([.$D33]&amp;&quot;.&quot;&amp;[.$AJ$2]);DATE([.$AJ$2];MONTH([.$D33]);DAY([.$D3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9];1)" office:value-type="date" office:date-value="2025-07-01" calcext:value-type="date">
            <text:p>lipiec</text:p>
          </table:table-cell>
          <table:table-cell table:style-name="ce45" office:value-type="float" office:value="7" calcext:value-type="float">
            <text:p>7</text:p>
          </table:table-cell>
          <table:table-cell table:style-name="ce126" table:formula="of:=IF(MONTH(DATE([.$AJ$2];[.$C9];[.$D$2]))&lt;&gt;MONTH(DATE([.$AJ$2];[.$C9];[.D$2]));[.$D$16];IF(COM.MICROSOFT.SWITCH(WEEKDAY(DATE([.$AJ$2];[.$C9];[.D$2]));7;TRUE();1;TRUE();FALSE());[.$D$17];IF(NOT(ISERROR(VLOOKUP(DATE([.$AJ$2];[.$C9];[.D$2]);[.$AL:.$AL];1;0)));[.$D$18];IF(IF(ISERROR(INDIRECT(&quot;$P$&quot;&amp;MATCH(DATE([.$AJ$2];[.$C9];[.D$2]);[.$D$27:.$D$65];0)+MATCH(&quot;Za sobotę&quot;;[.$P:.$P];0)));FALSE();NOT(ISBLANK(INDIRECT(&quot;$P$&quot;&amp;MATCH(DATE([.$AJ$2];[.$C9];[.D$2]);[.$D$27:.$D$65];0)+MATCH(&quot;Za sobotę&quot;;[.$P:.$P];0)))));[.$D$21];IF(IF(ISERROR(INDIRECT(&quot;$G$&quot;&amp;MATCH(DATE([.$AJ$2];[.$C9];[.D$2]);[.$D$27:.$D$65];0)+MATCH(&quot;Zaległy&quot;;[.$G:.$G];0)));FALSE();NOT(ISBLANK(INDIRECT(&quot;$G$&quot;&amp;MATCH(DATE([.$AJ$2];[.$C9];[.D$2]);[.$D$27:.$D$65];0)+MATCH(&quot;Zaległy&quot;;[.$G:.$G];0)))));[.$D$20];IF(NOT(ISERROR(VLOOKUP(DATE([.$AJ$2];[.$C9];[.D$2]);[.$AM:.$AM];1;0)));[.$D$19];&quot;&quot;))))))">
            <text:p/>
          </table:table-cell>
          <table:table-cell table:style-name="ce130" table:formula="of:=IF(MONTH(DATE([.$AJ$2];[.$C9];[.$D$2]))&lt;&gt;MONTH(DATE([.$AJ$2];[.$C9];[.E$2]));[.$D$16];IF(COM.MICROSOFT.SWITCH(WEEKDAY(DATE([.$AJ$2];[.$C9];[.E$2]));7;TRUE();1;TRUE();FALSE());[.$D$17];IF(NOT(ISERROR(VLOOKUP(DATE([.$AJ$2];[.$C9];[.E$2]);[.$AL:.$AL];1;0)));[.$D$18];IF(IF(ISERROR(INDIRECT(&quot;$P$&quot;&amp;MATCH(DATE([.$AJ$2];[.$C9];[.E$2]);[.$D$27:.$D$65];0)+MATCH(&quot;Za sobotę&quot;;[.$P:.$P];0)));FALSE();NOT(ISBLANK(INDIRECT(&quot;$P$&quot;&amp;MATCH(DATE([.$AJ$2];[.$C9];[.E$2]);[.$D$27:.$D$65];0)+MATCH(&quot;Za sobotę&quot;;[.$P:.$P];0)))));[.$D$21];IF(IF(ISERROR(INDIRECT(&quot;$G$&quot;&amp;MATCH(DATE([.$AJ$2];[.$C9];[.E$2]);[.$D$27:.$D$65];0)+MATCH(&quot;Zaległy&quot;;[.$G:.$G];0)));FALSE();NOT(ISBLANK(INDIRECT(&quot;$G$&quot;&amp;MATCH(DATE([.$AJ$2];[.$C9];[.E$2]);[.$D$27:.$D$65];0)+MATCH(&quot;Zaległy&quot;;[.$G:.$G];0)))));[.$D$20];IF(NOT(ISERROR(VLOOKUP(DATE([.$AJ$2];[.$C9];[.E$2]);[.$AM:.$AM];1;0)));[.$D$19];&quot;&quot;))))))">
            <text:p/>
          </table:table-cell>
          <table:table-cell table:style-name="ce130" table:formula="of:=IF(MONTH(DATE([.$AJ$2];[.$C9];[.$D$2]))&lt;&gt;MONTH(DATE([.$AJ$2];[.$C9];[.F$2]));[.$D$16];IF(COM.MICROSOFT.SWITCH(WEEKDAY(DATE([.$AJ$2];[.$C9];[.F$2]));7;TRUE();1;TRUE();FALSE());[.$D$17];IF(NOT(ISERROR(VLOOKUP(DATE([.$AJ$2];[.$C9];[.F$2]);[.$AL:.$AL];1;0)));[.$D$18];IF(IF(ISERROR(INDIRECT(&quot;$P$&quot;&amp;MATCH(DATE([.$AJ$2];[.$C9];[.F$2]);[.$D$27:.$D$65];0)+MATCH(&quot;Za sobotę&quot;;[.$P:.$P];0)));FALSE();NOT(ISBLANK(INDIRECT(&quot;$P$&quot;&amp;MATCH(DATE([.$AJ$2];[.$C9];[.F$2]);[.$D$27:.$D$65];0)+MATCH(&quot;Za sobotę&quot;;[.$P:.$P];0)))));[.$D$21];IF(IF(ISERROR(INDIRECT(&quot;$G$&quot;&amp;MATCH(DATE([.$AJ$2];[.$C9];[.F$2]);[.$D$27:.$D$65];0)+MATCH(&quot;Zaległy&quot;;[.$G:.$G];0)));FALSE();NOT(ISBLANK(INDIRECT(&quot;$G$&quot;&amp;MATCH(DATE([.$AJ$2];[.$C9];[.F$2]);[.$D$27:.$D$65];0)+MATCH(&quot;Zaległy&quot;;[.$G:.$G];0)))));[.$D$20];IF(NOT(ISERROR(VLOOKUP(DATE([.$AJ$2];[.$C9];[.F$2]);[.$AM:.$AM];1;0)));[.$D$19];&quot;&quot;))))))">
            <text:p/>
          </table:table-cell>
          <table:table-cell table:style-name="ce130" table:formula="of:=IF(MONTH(DATE([.$AJ$2];[.$C9];[.$D$2]))&lt;&gt;MONTH(DATE([.$AJ$2];[.$C9];[.G$2]));[.$D$16];IF(COM.MICROSOFT.SWITCH(WEEKDAY(DATE([.$AJ$2];[.$C9];[.G$2]));7;TRUE();1;TRUE();FALSE());[.$D$17];IF(NOT(ISERROR(VLOOKUP(DATE([.$AJ$2];[.$C9];[.G$2]);[.$AL:.$AL];1;0)));[.$D$18];IF(IF(ISERROR(INDIRECT(&quot;$P$&quot;&amp;MATCH(DATE([.$AJ$2];[.$C9];[.G$2]);[.$D$27:.$D$65];0)+MATCH(&quot;Za sobotę&quot;;[.$P:.$P];0)));FALSE();NOT(ISBLANK(INDIRECT(&quot;$P$&quot;&amp;MATCH(DATE([.$AJ$2];[.$C9];[.G$2]);[.$D$27:.$D$65];0)+MATCH(&quot;Za sobotę&quot;;[.$P:.$P];0)))));[.$D$21];IF(IF(ISERROR(INDIRECT(&quot;$G$&quot;&amp;MATCH(DATE([.$AJ$2];[.$C9];[.G$2]);[.$D$27:.$D$65];0)+MATCH(&quot;Zaległy&quot;;[.$G:.$G];0)));FALSE();NOT(ISBLANK(INDIRECT(&quot;$G$&quot;&amp;MATCH(DATE([.$AJ$2];[.$C9];[.G$2]);[.$D$27:.$D$65];0)+MATCH(&quot;Zaległy&quot;;[.$G:.$G];0)))));[.$D$20];IF(NOT(ISERROR(VLOOKUP(DATE([.$AJ$2];[.$C9];[.G$2]);[.$AM:.$AM];1;0)));[.$D$19];&quot;&quot;))))))">
            <text:p/>
          </table:table-cell>
          <table:table-cell table:style-name="ce130" table:formula="of:=IF(MONTH(DATE([.$AJ$2];[.$C9];[.$D$2]))&lt;&gt;MONTH(DATE([.$AJ$2];[.$C9];[.H$2]));[.$D$16];IF(COM.MICROSOFT.SWITCH(WEEKDAY(DATE([.$AJ$2];[.$C9];[.H$2]));7;TRUE();1;TRUE();FALSE());[.$D$17];IF(NOT(ISERROR(VLOOKUP(DATE([.$AJ$2];[.$C9];[.H$2]);[.$AL:.$AL];1;0)));[.$D$18];IF(IF(ISERROR(INDIRECT(&quot;$P$&quot;&amp;MATCH(DATE([.$AJ$2];[.$C9];[.H$2]);[.$D$27:.$D$65];0)+MATCH(&quot;Za sobotę&quot;;[.$P:.$P];0)));FALSE();NOT(ISBLANK(INDIRECT(&quot;$P$&quot;&amp;MATCH(DATE([.$AJ$2];[.$C9];[.H$2]);[.$D$27:.$D$65];0)+MATCH(&quot;Za sobotę&quot;;[.$P:.$P];0)))));[.$D$21];IF(IF(ISERROR(INDIRECT(&quot;$G$&quot;&amp;MATCH(DATE([.$AJ$2];[.$C9];[.H$2]);[.$D$27:.$D$65];0)+MATCH(&quot;Zaległy&quot;;[.$G:.$G];0)));FALSE();NOT(ISBLANK(INDIRECT(&quot;$G$&quot;&amp;MATCH(DATE([.$AJ$2];[.$C9];[.H$2]);[.$D$27:.$D$65];0)+MATCH(&quot;Zaległy&quot;;[.$G:.$G];0)))));[.$D$20];IF(NOT(ISERROR(VLOOKUP(DATE([.$AJ$2];[.$C9];[.H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I$2]));[.$D$16];IF(COM.MICROSOFT.SWITCH(WEEKDAY(DATE([.$AJ$2];[.$C9];[.I$2]));7;TRUE();1;TRUE();FALSE());[.$D$17];IF(NOT(ISERROR(VLOOKUP(DATE([.$AJ$2];[.$C9];[.I$2]);[.$AL:.$AL];1;0)));[.$D$18];IF(IF(ISERROR(INDIRECT(&quot;$P$&quot;&amp;MATCH(DATE([.$AJ$2];[.$C9];[.I$2]);[.$D$27:.$D$65];0)+MATCH(&quot;Za sobotę&quot;;[.$P:.$P];0)));FALSE();NOT(ISBLANK(INDIRECT(&quot;$P$&quot;&amp;MATCH(DATE([.$AJ$2];[.$C9];[.I$2]);[.$D$27:.$D$65];0)+MATCH(&quot;Za sobotę&quot;;[.$P:.$P];0)))));[.$D$21];IF(IF(ISERROR(INDIRECT(&quot;$G$&quot;&amp;MATCH(DATE([.$AJ$2];[.$C9];[.I$2]);[.$D$27:.$D$65];0)+MATCH(&quot;Zaległy&quot;;[.$G:.$G];0)));FALSE();NOT(ISBLANK(INDIRECT(&quot;$G$&quot;&amp;MATCH(DATE([.$AJ$2];[.$C9];[.I$2]);[.$D$27:.$D$65];0)+MATCH(&quot;Zaległy&quot;;[.$G:.$G];0)))));[.$D$20];IF(NOT(ISERROR(VLOOKUP(DATE([.$AJ$2];[.$C9];[.I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J$2]));[.$D$16];IF(COM.MICROSOFT.SWITCH(WEEKDAY(DATE([.$AJ$2];[.$C9];[.J$2]));7;TRUE();1;TRUE();FALSE());[.$D$17];IF(NOT(ISERROR(VLOOKUP(DATE([.$AJ$2];[.$C9];[.J$2]);[.$AL:.$AL];1;0)));[.$D$18];IF(IF(ISERROR(INDIRECT(&quot;$P$&quot;&amp;MATCH(DATE([.$AJ$2];[.$C9];[.J$2]);[.$D$27:.$D$65];0)+MATCH(&quot;Za sobotę&quot;;[.$P:.$P];0)));FALSE();NOT(ISBLANK(INDIRECT(&quot;$P$&quot;&amp;MATCH(DATE([.$AJ$2];[.$C9];[.J$2]);[.$D$27:.$D$65];0)+MATCH(&quot;Za sobotę&quot;;[.$P:.$P];0)))));[.$D$21];IF(IF(ISERROR(INDIRECT(&quot;$G$&quot;&amp;MATCH(DATE([.$AJ$2];[.$C9];[.J$2]);[.$D$27:.$D$65];0)+MATCH(&quot;Zaległy&quot;;[.$G:.$G];0)));FALSE();NOT(ISBLANK(INDIRECT(&quot;$G$&quot;&amp;MATCH(DATE([.$AJ$2];[.$C9];[.J$2]);[.$D$27:.$D$65];0)+MATCH(&quot;Zaległy&quot;;[.$G:.$G];0)))));[.$D$20];IF(NOT(ISERROR(VLOOKUP(DATE([.$AJ$2];[.$C9];[.J$2]);[.$AM:.$AM];1;0)));[.$D$19];&quot;&quot;))))))">
            <text:p/>
          </table:table-cell>
          <table:table-cell table:style-name="ce130" table:formula="of:=IF(MONTH(DATE([.$AJ$2];[.$C9];[.$D$2]))&lt;&gt;MONTH(DATE([.$AJ$2];[.$C9];[.K$2]));[.$D$16];IF(COM.MICROSOFT.SWITCH(WEEKDAY(DATE([.$AJ$2];[.$C9];[.K$2]));7;TRUE();1;TRUE();FALSE());[.$D$17];IF(NOT(ISERROR(VLOOKUP(DATE([.$AJ$2];[.$C9];[.K$2]);[.$AL:.$AL];1;0)));[.$D$18];IF(IF(ISERROR(INDIRECT(&quot;$P$&quot;&amp;MATCH(DATE([.$AJ$2];[.$C9];[.K$2]);[.$D$27:.$D$65];0)+MATCH(&quot;Za sobotę&quot;;[.$P:.$P];0)));FALSE();NOT(ISBLANK(INDIRECT(&quot;$P$&quot;&amp;MATCH(DATE([.$AJ$2];[.$C9];[.K$2]);[.$D$27:.$D$65];0)+MATCH(&quot;Za sobotę&quot;;[.$P:.$P];0)))));[.$D$21];IF(IF(ISERROR(INDIRECT(&quot;$G$&quot;&amp;MATCH(DATE([.$AJ$2];[.$C9];[.K$2]);[.$D$27:.$D$65];0)+MATCH(&quot;Zaległy&quot;;[.$G:.$G];0)));FALSE();NOT(ISBLANK(INDIRECT(&quot;$G$&quot;&amp;MATCH(DATE([.$AJ$2];[.$C9];[.K$2]);[.$D$27:.$D$65];0)+MATCH(&quot;Zaległy&quot;;[.$G:.$G];0)))));[.$D$20];IF(NOT(ISERROR(VLOOKUP(DATE([.$AJ$2];[.$C9];[.K$2]);[.$AM:.$AM];1;0)));[.$D$19];&quot;&quot;))))))">
            <text:p/>
          </table:table-cell>
          <table:table-cell table:style-name="ce130" table:formula="of:=IF(MONTH(DATE([.$AJ$2];[.$C9];[.$D$2]))&lt;&gt;MONTH(DATE([.$AJ$2];[.$C9];[.L$2]));[.$D$16];IF(COM.MICROSOFT.SWITCH(WEEKDAY(DATE([.$AJ$2];[.$C9];[.L$2]));7;TRUE();1;TRUE();FALSE());[.$D$17];IF(NOT(ISERROR(VLOOKUP(DATE([.$AJ$2];[.$C9];[.L$2]);[.$AL:.$AL];1;0)));[.$D$18];IF(IF(ISERROR(INDIRECT(&quot;$P$&quot;&amp;MATCH(DATE([.$AJ$2];[.$C9];[.L$2]);[.$D$27:.$D$65];0)+MATCH(&quot;Za sobotę&quot;;[.$P:.$P];0)));FALSE();NOT(ISBLANK(INDIRECT(&quot;$P$&quot;&amp;MATCH(DATE([.$AJ$2];[.$C9];[.L$2]);[.$D$27:.$D$65];0)+MATCH(&quot;Za sobotę&quot;;[.$P:.$P];0)))));[.$D$21];IF(IF(ISERROR(INDIRECT(&quot;$G$&quot;&amp;MATCH(DATE([.$AJ$2];[.$C9];[.L$2]);[.$D$27:.$D$65];0)+MATCH(&quot;Zaległy&quot;;[.$G:.$G];0)));FALSE();NOT(ISBLANK(INDIRECT(&quot;$G$&quot;&amp;MATCH(DATE([.$AJ$2];[.$C9];[.L$2]);[.$D$27:.$D$65];0)+MATCH(&quot;Zaległy&quot;;[.$G:.$G];0)))));[.$D$20];IF(NOT(ISERROR(VLOOKUP(DATE([.$AJ$2];[.$C9];[.L$2]);[.$AM:.$AM];1;0)));[.$D$19];&quot;&quot;))))))">
            <text:p/>
          </table:table-cell>
          <table:table-cell table:style-name="ce130" table:formula="of:=IF(MONTH(DATE([.$AJ$2];[.$C9];[.$D$2]))&lt;&gt;MONTH(DATE([.$AJ$2];[.$C9];[.M$2]));[.$D$16];IF(COM.MICROSOFT.SWITCH(WEEKDAY(DATE([.$AJ$2];[.$C9];[.M$2]));7;TRUE();1;TRUE();FALSE());[.$D$17];IF(NOT(ISERROR(VLOOKUP(DATE([.$AJ$2];[.$C9];[.M$2]);[.$AL:.$AL];1;0)));[.$D$18];IF(IF(ISERROR(INDIRECT(&quot;$P$&quot;&amp;MATCH(DATE([.$AJ$2];[.$C9];[.M$2]);[.$D$27:.$D$65];0)+MATCH(&quot;Za sobotę&quot;;[.$P:.$P];0)));FALSE();NOT(ISBLANK(INDIRECT(&quot;$P$&quot;&amp;MATCH(DATE([.$AJ$2];[.$C9];[.M$2]);[.$D$27:.$D$65];0)+MATCH(&quot;Za sobotę&quot;;[.$P:.$P];0)))));[.$D$21];IF(IF(ISERROR(INDIRECT(&quot;$G$&quot;&amp;MATCH(DATE([.$AJ$2];[.$C9];[.M$2]);[.$D$27:.$D$65];0)+MATCH(&quot;Zaległy&quot;;[.$G:.$G];0)));FALSE();NOT(ISBLANK(INDIRECT(&quot;$G$&quot;&amp;MATCH(DATE([.$AJ$2];[.$C9];[.M$2]);[.$D$27:.$D$65];0)+MATCH(&quot;Zaległy&quot;;[.$G:.$G];0)))));[.$D$20];IF(NOT(ISERROR(VLOOKUP(DATE([.$AJ$2];[.$C9];[.M$2]);[.$AM:.$AM];1;0)));[.$D$19];&quot;&quot;))))))">
            <text:p/>
          </table:table-cell>
          <table:table-cell table:style-name="ce130" table:formula="of:=IF(MONTH(DATE([.$AJ$2];[.$C9];[.$D$2]))&lt;&gt;MONTH(DATE([.$AJ$2];[.$C9];[.N$2]));[.$D$16];IF(COM.MICROSOFT.SWITCH(WEEKDAY(DATE([.$AJ$2];[.$C9];[.N$2]));7;TRUE();1;TRUE();FALSE());[.$D$17];IF(NOT(ISERROR(VLOOKUP(DATE([.$AJ$2];[.$C9];[.N$2]);[.$AL:.$AL];1;0)));[.$D$18];IF(IF(ISERROR(INDIRECT(&quot;$P$&quot;&amp;MATCH(DATE([.$AJ$2];[.$C9];[.N$2]);[.$D$27:.$D$65];0)+MATCH(&quot;Za sobotę&quot;;[.$P:.$P];0)));FALSE();NOT(ISBLANK(INDIRECT(&quot;$P$&quot;&amp;MATCH(DATE([.$AJ$2];[.$C9];[.N$2]);[.$D$27:.$D$65];0)+MATCH(&quot;Za sobotę&quot;;[.$P:.$P];0)))));[.$D$21];IF(IF(ISERROR(INDIRECT(&quot;$G$&quot;&amp;MATCH(DATE([.$AJ$2];[.$C9];[.N$2]);[.$D$27:.$D$65];0)+MATCH(&quot;Zaległy&quot;;[.$G:.$G];0)));FALSE();NOT(ISBLANK(INDIRECT(&quot;$G$&quot;&amp;MATCH(DATE([.$AJ$2];[.$C9];[.N$2]);[.$D$27:.$D$65];0)+MATCH(&quot;Zaległy&quot;;[.$G:.$G];0)))));[.$D$20];IF(NOT(ISERROR(VLOOKUP(DATE([.$AJ$2];[.$C9];[.N$2]);[.$AM:.$AM];1;0)));[.$D$19];&quot;&quot;))))))">
            <text:p/>
          </table:table-cell>
          <table:table-cell table:style-name="ce130" table:formula="of:=IF(MONTH(DATE([.$AJ$2];[.$C9];[.$D$2]))&lt;&gt;MONTH(DATE([.$AJ$2];[.$C9];[.O$2]));[.$D$16];IF(COM.MICROSOFT.SWITCH(WEEKDAY(DATE([.$AJ$2];[.$C9];[.O$2]));7;TRUE();1;TRUE();FALSE());[.$D$17];IF(NOT(ISERROR(VLOOKUP(DATE([.$AJ$2];[.$C9];[.O$2]);[.$AL:.$AL];1;0)));[.$D$18];IF(IF(ISERROR(INDIRECT(&quot;$P$&quot;&amp;MATCH(DATE([.$AJ$2];[.$C9];[.O$2]);[.$D$27:.$D$65];0)+MATCH(&quot;Za sobotę&quot;;[.$P:.$P];0)));FALSE();NOT(ISBLANK(INDIRECT(&quot;$P$&quot;&amp;MATCH(DATE([.$AJ$2];[.$C9];[.O$2]);[.$D$27:.$D$65];0)+MATCH(&quot;Za sobotę&quot;;[.$P:.$P];0)))));[.$D$21];IF(IF(ISERROR(INDIRECT(&quot;$G$&quot;&amp;MATCH(DATE([.$AJ$2];[.$C9];[.O$2]);[.$D$27:.$D$65];0)+MATCH(&quot;Zaległy&quot;;[.$G:.$G];0)));FALSE();NOT(ISBLANK(INDIRECT(&quot;$G$&quot;&amp;MATCH(DATE([.$AJ$2];[.$C9];[.O$2]);[.$D$27:.$D$65];0)+MATCH(&quot;Zaległy&quot;;[.$G:.$G];0)))));[.$D$20];IF(NOT(ISERROR(VLOOKUP(DATE([.$AJ$2];[.$C9];[.O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P$2]));[.$D$16];IF(COM.MICROSOFT.SWITCH(WEEKDAY(DATE([.$AJ$2];[.$C9];[.P$2]));7;TRUE();1;TRUE();FALSE());[.$D$17];IF(NOT(ISERROR(VLOOKUP(DATE([.$AJ$2];[.$C9];[.P$2]);[.$AL:.$AL];1;0)));[.$D$18];IF(IF(ISERROR(INDIRECT(&quot;$P$&quot;&amp;MATCH(DATE([.$AJ$2];[.$C9];[.P$2]);[.$D$27:.$D$65];0)+MATCH(&quot;Za sobotę&quot;;[.$P:.$P];0)));FALSE();NOT(ISBLANK(INDIRECT(&quot;$P$&quot;&amp;MATCH(DATE([.$AJ$2];[.$C9];[.P$2]);[.$D$27:.$D$65];0)+MATCH(&quot;Za sobotę&quot;;[.$P:.$P];0)))));[.$D$21];IF(IF(ISERROR(INDIRECT(&quot;$G$&quot;&amp;MATCH(DATE([.$AJ$2];[.$C9];[.P$2]);[.$D$27:.$D$65];0)+MATCH(&quot;Zaległy&quot;;[.$G:.$G];0)));FALSE();NOT(ISBLANK(INDIRECT(&quot;$G$&quot;&amp;MATCH(DATE([.$AJ$2];[.$C9];[.P$2]);[.$D$27:.$D$65];0)+MATCH(&quot;Zaległy&quot;;[.$G:.$G];0)))));[.$D$20];IF(NOT(ISERROR(VLOOKUP(DATE([.$AJ$2];[.$C9];[.P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Q$2]));[.$D$16];IF(COM.MICROSOFT.SWITCH(WEEKDAY(DATE([.$AJ$2];[.$C9];[.Q$2]));7;TRUE();1;TRUE();FALSE());[.$D$17];IF(NOT(ISERROR(VLOOKUP(DATE([.$AJ$2];[.$C9];[.Q$2]);[.$AL:.$AL];1;0)));[.$D$18];IF(IF(ISERROR(INDIRECT(&quot;$P$&quot;&amp;MATCH(DATE([.$AJ$2];[.$C9];[.Q$2]);[.$D$27:.$D$65];0)+MATCH(&quot;Za sobotę&quot;;[.$P:.$P];0)));FALSE();NOT(ISBLANK(INDIRECT(&quot;$P$&quot;&amp;MATCH(DATE([.$AJ$2];[.$C9];[.Q$2]);[.$D$27:.$D$65];0)+MATCH(&quot;Za sobotę&quot;;[.$P:.$P];0)))));[.$D$21];IF(IF(ISERROR(INDIRECT(&quot;$G$&quot;&amp;MATCH(DATE([.$AJ$2];[.$C9];[.Q$2]);[.$D$27:.$D$65];0)+MATCH(&quot;Zaległy&quot;;[.$G:.$G];0)));FALSE();NOT(ISBLANK(INDIRECT(&quot;$G$&quot;&amp;MATCH(DATE([.$AJ$2];[.$C9];[.Q$2]);[.$D$27:.$D$65];0)+MATCH(&quot;Zaległy&quot;;[.$G:.$G];0)))));[.$D$20];IF(NOT(ISERROR(VLOOKUP(DATE([.$AJ$2];[.$C9];[.Q$2]);[.$AM:.$AM];1;0)));[.$D$19];&quot;&quot;))))))">
            <text:p/>
          </table:table-cell>
          <table:table-cell table:style-name="ce130" table:formula="of:=IF(MONTH(DATE([.$AJ$2];[.$C9];[.$D$2]))&lt;&gt;MONTH(DATE([.$AJ$2];[.$C9];[.R$2]));[.$D$16];IF(COM.MICROSOFT.SWITCH(WEEKDAY(DATE([.$AJ$2];[.$C9];[.R$2]));7;TRUE();1;TRUE();FALSE());[.$D$17];IF(NOT(ISERROR(VLOOKUP(DATE([.$AJ$2];[.$C9];[.R$2]);[.$AL:.$AL];1;0)));[.$D$18];IF(IF(ISERROR(INDIRECT(&quot;$P$&quot;&amp;MATCH(DATE([.$AJ$2];[.$C9];[.R$2]);[.$D$27:.$D$65];0)+MATCH(&quot;Za sobotę&quot;;[.$P:.$P];0)));FALSE();NOT(ISBLANK(INDIRECT(&quot;$P$&quot;&amp;MATCH(DATE([.$AJ$2];[.$C9];[.R$2]);[.$D$27:.$D$65];0)+MATCH(&quot;Za sobotę&quot;;[.$P:.$P];0)))));[.$D$21];IF(IF(ISERROR(INDIRECT(&quot;$G$&quot;&amp;MATCH(DATE([.$AJ$2];[.$C9];[.R$2]);[.$D$27:.$D$65];0)+MATCH(&quot;Zaległy&quot;;[.$G:.$G];0)));FALSE();NOT(ISBLANK(INDIRECT(&quot;$G$&quot;&amp;MATCH(DATE([.$AJ$2];[.$C9];[.R$2]);[.$D$27:.$D$65];0)+MATCH(&quot;Zaległy&quot;;[.$G:.$G];0)))));[.$D$20];IF(NOT(ISERROR(VLOOKUP(DATE([.$AJ$2];[.$C9];[.R$2]);[.$AM:.$AM];1;0)));[.$D$19];&quot;&quot;))))))">
            <text:p/>
          </table:table-cell>
          <table:table-cell table:style-name="ce130" table:formula="of:=IF(MONTH(DATE([.$AJ$2];[.$C9];[.$D$2]))&lt;&gt;MONTH(DATE([.$AJ$2];[.$C9];[.S$2]));[.$D$16];IF(COM.MICROSOFT.SWITCH(WEEKDAY(DATE([.$AJ$2];[.$C9];[.S$2]));7;TRUE();1;TRUE();FALSE());[.$D$17];IF(NOT(ISERROR(VLOOKUP(DATE([.$AJ$2];[.$C9];[.S$2]);[.$AL:.$AL];1;0)));[.$D$18];IF(IF(ISERROR(INDIRECT(&quot;$P$&quot;&amp;MATCH(DATE([.$AJ$2];[.$C9];[.S$2]);[.$D$27:.$D$65];0)+MATCH(&quot;Za sobotę&quot;;[.$P:.$P];0)));FALSE();NOT(ISBLANK(INDIRECT(&quot;$P$&quot;&amp;MATCH(DATE([.$AJ$2];[.$C9];[.S$2]);[.$D$27:.$D$65];0)+MATCH(&quot;Za sobotę&quot;;[.$P:.$P];0)))));[.$D$21];IF(IF(ISERROR(INDIRECT(&quot;$G$&quot;&amp;MATCH(DATE([.$AJ$2];[.$C9];[.S$2]);[.$D$27:.$D$65];0)+MATCH(&quot;Zaległy&quot;;[.$G:.$G];0)));FALSE();NOT(ISBLANK(INDIRECT(&quot;$G$&quot;&amp;MATCH(DATE([.$AJ$2];[.$C9];[.S$2]);[.$D$27:.$D$65];0)+MATCH(&quot;Zaległy&quot;;[.$G:.$G];0)))));[.$D$20];IF(NOT(ISERROR(VLOOKUP(DATE([.$AJ$2];[.$C9];[.S$2]);[.$AM:.$AM];1;0)));[.$D$19];&quot;&quot;))))))">
            <text:p/>
          </table:table-cell>
          <table:table-cell table:style-name="ce130" table:formula="of:=IF(MONTH(DATE([.$AJ$2];[.$C9];[.$D$2]))&lt;&gt;MONTH(DATE([.$AJ$2];[.$C9];[.T$2]));[.$D$16];IF(COM.MICROSOFT.SWITCH(WEEKDAY(DATE([.$AJ$2];[.$C9];[.T$2]));7;TRUE();1;TRUE();FALSE());[.$D$17];IF(NOT(ISERROR(VLOOKUP(DATE([.$AJ$2];[.$C9];[.T$2]);[.$AL:.$AL];1;0)));[.$D$18];IF(IF(ISERROR(INDIRECT(&quot;$P$&quot;&amp;MATCH(DATE([.$AJ$2];[.$C9];[.T$2]);[.$D$27:.$D$65];0)+MATCH(&quot;Za sobotę&quot;;[.$P:.$P];0)));FALSE();NOT(ISBLANK(INDIRECT(&quot;$P$&quot;&amp;MATCH(DATE([.$AJ$2];[.$C9];[.T$2]);[.$D$27:.$D$65];0)+MATCH(&quot;Za sobotę&quot;;[.$P:.$P];0)))));[.$D$21];IF(IF(ISERROR(INDIRECT(&quot;$G$&quot;&amp;MATCH(DATE([.$AJ$2];[.$C9];[.T$2]);[.$D$27:.$D$65];0)+MATCH(&quot;Zaległy&quot;;[.$G:.$G];0)));FALSE();NOT(ISBLANK(INDIRECT(&quot;$G$&quot;&amp;MATCH(DATE([.$AJ$2];[.$C9];[.T$2]);[.$D$27:.$D$65];0)+MATCH(&quot;Zaległy&quot;;[.$G:.$G];0)))));[.$D$20];IF(NOT(ISERROR(VLOOKUP(DATE([.$AJ$2];[.$C9];[.T$2]);[.$AM:.$AM];1;0)));[.$D$19];&quot;&quot;))))))">
            <text:p/>
          </table:table-cell>
          <table:table-cell table:style-name="ce130" table:formula="of:=IF(MONTH(DATE([.$AJ$2];[.$C9];[.$D$2]))&lt;&gt;MONTH(DATE([.$AJ$2];[.$C9];[.U$2]));[.$D$16];IF(COM.MICROSOFT.SWITCH(WEEKDAY(DATE([.$AJ$2];[.$C9];[.U$2]));7;TRUE();1;TRUE();FALSE());[.$D$17];IF(NOT(ISERROR(VLOOKUP(DATE([.$AJ$2];[.$C9];[.U$2]);[.$AL:.$AL];1;0)));[.$D$18];IF(IF(ISERROR(INDIRECT(&quot;$P$&quot;&amp;MATCH(DATE([.$AJ$2];[.$C9];[.U$2]);[.$D$27:.$D$65];0)+MATCH(&quot;Za sobotę&quot;;[.$P:.$P];0)));FALSE();NOT(ISBLANK(INDIRECT(&quot;$P$&quot;&amp;MATCH(DATE([.$AJ$2];[.$C9];[.U$2]);[.$D$27:.$D$65];0)+MATCH(&quot;Za sobotę&quot;;[.$P:.$P];0)))));[.$D$21];IF(IF(ISERROR(INDIRECT(&quot;$G$&quot;&amp;MATCH(DATE([.$AJ$2];[.$C9];[.U$2]);[.$D$27:.$D$65];0)+MATCH(&quot;Zaległy&quot;;[.$G:.$G];0)));FALSE();NOT(ISBLANK(INDIRECT(&quot;$G$&quot;&amp;MATCH(DATE([.$AJ$2];[.$C9];[.U$2]);[.$D$27:.$D$65];0)+MATCH(&quot;Zaległy&quot;;[.$G:.$G];0)))));[.$D$20];IF(NOT(ISERROR(VLOOKUP(DATE([.$AJ$2];[.$C9];[.U$2]);[.$AM:.$AM];1;0)));[.$D$19];&quot;&quot;))))))">
            <text:p/>
          </table:table-cell>
          <table:table-cell table:style-name="ce130" table:formula="of:=IF(MONTH(DATE([.$AJ$2];[.$C9];[.$D$2]))&lt;&gt;MONTH(DATE([.$AJ$2];[.$C9];[.V$2]));[.$D$16];IF(COM.MICROSOFT.SWITCH(WEEKDAY(DATE([.$AJ$2];[.$C9];[.V$2]));7;TRUE();1;TRUE();FALSE());[.$D$17];IF(NOT(ISERROR(VLOOKUP(DATE([.$AJ$2];[.$C9];[.V$2]);[.$AL:.$AL];1;0)));[.$D$18];IF(IF(ISERROR(INDIRECT(&quot;$P$&quot;&amp;MATCH(DATE([.$AJ$2];[.$C9];[.V$2]);[.$D$27:.$D$65];0)+MATCH(&quot;Za sobotę&quot;;[.$P:.$P];0)));FALSE();NOT(ISBLANK(INDIRECT(&quot;$P$&quot;&amp;MATCH(DATE([.$AJ$2];[.$C9];[.V$2]);[.$D$27:.$D$65];0)+MATCH(&quot;Za sobotę&quot;;[.$P:.$P];0)))));[.$D$21];IF(IF(ISERROR(INDIRECT(&quot;$G$&quot;&amp;MATCH(DATE([.$AJ$2];[.$C9];[.V$2]);[.$D$27:.$D$65];0)+MATCH(&quot;Zaległy&quot;;[.$G:.$G];0)));FALSE();NOT(ISBLANK(INDIRECT(&quot;$G$&quot;&amp;MATCH(DATE([.$AJ$2];[.$C9];[.V$2]);[.$D$27:.$D$65];0)+MATCH(&quot;Zaległy&quot;;[.$G:.$G];0)))));[.$D$20];IF(NOT(ISERROR(VLOOKUP(DATE([.$AJ$2];[.$C9];[.V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W$2]));[.$D$16];IF(COM.MICROSOFT.SWITCH(WEEKDAY(DATE([.$AJ$2];[.$C9];[.W$2]));7;TRUE();1;TRUE();FALSE());[.$D$17];IF(NOT(ISERROR(VLOOKUP(DATE([.$AJ$2];[.$C9];[.W$2]);[.$AL:.$AL];1;0)));[.$D$18];IF(IF(ISERROR(INDIRECT(&quot;$P$&quot;&amp;MATCH(DATE([.$AJ$2];[.$C9];[.W$2]);[.$D$27:.$D$65];0)+MATCH(&quot;Za sobotę&quot;;[.$P:.$P];0)));FALSE();NOT(ISBLANK(INDIRECT(&quot;$P$&quot;&amp;MATCH(DATE([.$AJ$2];[.$C9];[.W$2]);[.$D$27:.$D$65];0)+MATCH(&quot;Za sobotę&quot;;[.$P:.$P];0)))));[.$D$21];IF(IF(ISERROR(INDIRECT(&quot;$G$&quot;&amp;MATCH(DATE([.$AJ$2];[.$C9];[.W$2]);[.$D$27:.$D$65];0)+MATCH(&quot;Zaległy&quot;;[.$G:.$G];0)));FALSE();NOT(ISBLANK(INDIRECT(&quot;$G$&quot;&amp;MATCH(DATE([.$AJ$2];[.$C9];[.W$2]);[.$D$27:.$D$65];0)+MATCH(&quot;Zaległy&quot;;[.$G:.$G];0)))));[.$D$20];IF(NOT(ISERROR(VLOOKUP(DATE([.$AJ$2];[.$C9];[.W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X$2]));[.$D$16];IF(COM.MICROSOFT.SWITCH(WEEKDAY(DATE([.$AJ$2];[.$C9];[.X$2]));7;TRUE();1;TRUE();FALSE());[.$D$17];IF(NOT(ISERROR(VLOOKUP(DATE([.$AJ$2];[.$C9];[.X$2]);[.$AL:.$AL];1;0)));[.$D$18];IF(IF(ISERROR(INDIRECT(&quot;$P$&quot;&amp;MATCH(DATE([.$AJ$2];[.$C9];[.X$2]);[.$D$27:.$D$65];0)+MATCH(&quot;Za sobotę&quot;;[.$P:.$P];0)));FALSE();NOT(ISBLANK(INDIRECT(&quot;$P$&quot;&amp;MATCH(DATE([.$AJ$2];[.$C9];[.X$2]);[.$D$27:.$D$65];0)+MATCH(&quot;Za sobotę&quot;;[.$P:.$P];0)))));[.$D$21];IF(IF(ISERROR(INDIRECT(&quot;$G$&quot;&amp;MATCH(DATE([.$AJ$2];[.$C9];[.X$2]);[.$D$27:.$D$65];0)+MATCH(&quot;Zaległy&quot;;[.$G:.$G];0)));FALSE();NOT(ISBLANK(INDIRECT(&quot;$G$&quot;&amp;MATCH(DATE([.$AJ$2];[.$C9];[.X$2]);[.$D$27:.$D$65];0)+MATCH(&quot;Zaległy&quot;;[.$G:.$G];0)))));[.$D$20];IF(NOT(ISERROR(VLOOKUP(DATE([.$AJ$2];[.$C9];[.X$2]);[.$AM:.$AM];1;0)));[.$D$19];&quot;&quot;))))))">
            <text:p/>
          </table:table-cell>
          <table:table-cell table:style-name="ce130" table:formula="of:=IF(MONTH(DATE([.$AJ$2];[.$C9];[.$D$2]))&lt;&gt;MONTH(DATE([.$AJ$2];[.$C9];[.Y$2]));[.$D$16];IF(COM.MICROSOFT.SWITCH(WEEKDAY(DATE([.$AJ$2];[.$C9];[.Y$2]));7;TRUE();1;TRUE();FALSE());[.$D$17];IF(NOT(ISERROR(VLOOKUP(DATE([.$AJ$2];[.$C9];[.Y$2]);[.$AL:.$AL];1;0)));[.$D$18];IF(IF(ISERROR(INDIRECT(&quot;$P$&quot;&amp;MATCH(DATE([.$AJ$2];[.$C9];[.Y$2]);[.$D$27:.$D$65];0)+MATCH(&quot;Za sobotę&quot;;[.$P:.$P];0)));FALSE();NOT(ISBLANK(INDIRECT(&quot;$P$&quot;&amp;MATCH(DATE([.$AJ$2];[.$C9];[.Y$2]);[.$D$27:.$D$65];0)+MATCH(&quot;Za sobotę&quot;;[.$P:.$P];0)))));[.$D$21];IF(IF(ISERROR(INDIRECT(&quot;$G$&quot;&amp;MATCH(DATE([.$AJ$2];[.$C9];[.Y$2]);[.$D$27:.$D$65];0)+MATCH(&quot;Zaległy&quot;;[.$G:.$G];0)));FALSE();NOT(ISBLANK(INDIRECT(&quot;$G$&quot;&amp;MATCH(DATE([.$AJ$2];[.$C9];[.Y$2]);[.$D$27:.$D$65];0)+MATCH(&quot;Zaległy&quot;;[.$G:.$G];0)))));[.$D$20];IF(NOT(ISERROR(VLOOKUP(DATE([.$AJ$2];[.$C9];[.Y$2]);[.$AM:.$AM];1;0)));[.$D$19];&quot;&quot;))))))">
            <text:p/>
          </table:table-cell>
          <table:table-cell table:style-name="ce130" table:formula="of:=IF(MONTH(DATE([.$AJ$2];[.$C9];[.$D$2]))&lt;&gt;MONTH(DATE([.$AJ$2];[.$C9];[.Z$2]));[.$D$16];IF(COM.MICROSOFT.SWITCH(WEEKDAY(DATE([.$AJ$2];[.$C9];[.Z$2]));7;TRUE();1;TRUE();FALSE());[.$D$17];IF(NOT(ISERROR(VLOOKUP(DATE([.$AJ$2];[.$C9];[.Z$2]);[.$AL:.$AL];1;0)));[.$D$18];IF(IF(ISERROR(INDIRECT(&quot;$P$&quot;&amp;MATCH(DATE([.$AJ$2];[.$C9];[.Z$2]);[.$D$27:.$D$65];0)+MATCH(&quot;Za sobotę&quot;;[.$P:.$P];0)));FALSE();NOT(ISBLANK(INDIRECT(&quot;$P$&quot;&amp;MATCH(DATE([.$AJ$2];[.$C9];[.Z$2]);[.$D$27:.$D$65];0)+MATCH(&quot;Za sobotę&quot;;[.$P:.$P];0)))));[.$D$21];IF(IF(ISERROR(INDIRECT(&quot;$G$&quot;&amp;MATCH(DATE([.$AJ$2];[.$C9];[.Z$2]);[.$D$27:.$D$65];0)+MATCH(&quot;Zaległy&quot;;[.$G:.$G];0)));FALSE();NOT(ISBLANK(INDIRECT(&quot;$G$&quot;&amp;MATCH(DATE([.$AJ$2];[.$C9];[.Z$2]);[.$D$27:.$D$65];0)+MATCH(&quot;Zaległy&quot;;[.$G:.$G];0)))));[.$D$20];IF(NOT(ISERROR(VLOOKUP(DATE([.$AJ$2];[.$C9];[.Z$2]);[.$AM:.$AM];1;0)));[.$D$19];&quot;&quot;))))))">
            <text:p/>
          </table:table-cell>
          <table:table-cell table:style-name="ce130" table:formula="of:=IF(MONTH(DATE([.$AJ$2];[.$C9];[.$D$2]))&lt;&gt;MONTH(DATE([.$AJ$2];[.$C9];[.AA$2]));[.$D$16];IF(COM.MICROSOFT.SWITCH(WEEKDAY(DATE([.$AJ$2];[.$C9];[.AA$2]));7;TRUE();1;TRUE();FALSE());[.$D$17];IF(NOT(ISERROR(VLOOKUP(DATE([.$AJ$2];[.$C9];[.AA$2]);[.$AL:.$AL];1;0)));[.$D$18];IF(IF(ISERROR(INDIRECT(&quot;$P$&quot;&amp;MATCH(DATE([.$AJ$2];[.$C9];[.AA$2]);[.$D$27:.$D$65];0)+MATCH(&quot;Za sobotę&quot;;[.$P:.$P];0)));FALSE();NOT(ISBLANK(INDIRECT(&quot;$P$&quot;&amp;MATCH(DATE([.$AJ$2];[.$C9];[.AA$2]);[.$D$27:.$D$65];0)+MATCH(&quot;Za sobotę&quot;;[.$P:.$P];0)))));[.$D$21];IF(IF(ISERROR(INDIRECT(&quot;$G$&quot;&amp;MATCH(DATE([.$AJ$2];[.$C9];[.AA$2]);[.$D$27:.$D$65];0)+MATCH(&quot;Zaległy&quot;;[.$G:.$G];0)));FALSE();NOT(ISBLANK(INDIRECT(&quot;$G$&quot;&amp;MATCH(DATE([.$AJ$2];[.$C9];[.AA$2]);[.$D$27:.$D$65];0)+MATCH(&quot;Zaległy&quot;;[.$G:.$G];0)))));[.$D$20];IF(NOT(ISERROR(VLOOKUP(DATE([.$AJ$2];[.$C9];[.AA$2]);[.$AM:.$AM];1;0)));[.$D$19];&quot;&quot;))))))">
            <text:p/>
          </table:table-cell>
          <table:table-cell table:style-name="ce130" table:formula="of:=IF(MONTH(DATE([.$AJ$2];[.$C9];[.$D$2]))&lt;&gt;MONTH(DATE([.$AJ$2];[.$C9];[.AB$2]));[.$D$16];IF(COM.MICROSOFT.SWITCH(WEEKDAY(DATE([.$AJ$2];[.$C9];[.AB$2]));7;TRUE();1;TRUE();FALSE());[.$D$17];IF(NOT(ISERROR(VLOOKUP(DATE([.$AJ$2];[.$C9];[.AB$2]);[.$AL:.$AL];1;0)));[.$D$18];IF(IF(ISERROR(INDIRECT(&quot;$P$&quot;&amp;MATCH(DATE([.$AJ$2];[.$C9];[.AB$2]);[.$D$27:.$D$65];0)+MATCH(&quot;Za sobotę&quot;;[.$P:.$P];0)));FALSE();NOT(ISBLANK(INDIRECT(&quot;$P$&quot;&amp;MATCH(DATE([.$AJ$2];[.$C9];[.AB$2]);[.$D$27:.$D$65];0)+MATCH(&quot;Za sobotę&quot;;[.$P:.$P];0)))));[.$D$21];IF(IF(ISERROR(INDIRECT(&quot;$G$&quot;&amp;MATCH(DATE([.$AJ$2];[.$C9];[.AB$2]);[.$D$27:.$D$65];0)+MATCH(&quot;Zaległy&quot;;[.$G:.$G];0)));FALSE();NOT(ISBLANK(INDIRECT(&quot;$G$&quot;&amp;MATCH(DATE([.$AJ$2];[.$C9];[.AB$2]);[.$D$27:.$D$65];0)+MATCH(&quot;Zaległy&quot;;[.$G:.$G];0)))));[.$D$20];IF(NOT(ISERROR(VLOOKUP(DATE([.$AJ$2];[.$C9];[.AB$2]);[.$AM:.$AM];1;0)));[.$D$19];&quot;&quot;))))))">
            <text:p/>
          </table:table-cell>
          <table:table-cell table:style-name="ce130" table:formula="of:=IF(MONTH(DATE([.$AJ$2];[.$C9];[.$D$2]))&lt;&gt;MONTH(DATE([.$AJ$2];[.$C9];[.AC$2]));[.$D$16];IF(COM.MICROSOFT.SWITCH(WEEKDAY(DATE([.$AJ$2];[.$C9];[.AC$2]));7;TRUE();1;TRUE();FALSE());[.$D$17];IF(NOT(ISERROR(VLOOKUP(DATE([.$AJ$2];[.$C9];[.AC$2]);[.$AL:.$AL];1;0)));[.$D$18];IF(IF(ISERROR(INDIRECT(&quot;$P$&quot;&amp;MATCH(DATE([.$AJ$2];[.$C9];[.AC$2]);[.$D$27:.$D$65];0)+MATCH(&quot;Za sobotę&quot;;[.$P:.$P];0)));FALSE();NOT(ISBLANK(INDIRECT(&quot;$P$&quot;&amp;MATCH(DATE([.$AJ$2];[.$C9];[.AC$2]);[.$D$27:.$D$65];0)+MATCH(&quot;Za sobotę&quot;;[.$P:.$P];0)))));[.$D$21];IF(IF(ISERROR(INDIRECT(&quot;$G$&quot;&amp;MATCH(DATE([.$AJ$2];[.$C9];[.AC$2]);[.$D$27:.$D$65];0)+MATCH(&quot;Zaległy&quot;;[.$G:.$G];0)));FALSE();NOT(ISBLANK(INDIRECT(&quot;$G$&quot;&amp;MATCH(DATE([.$AJ$2];[.$C9];[.AC$2]);[.$D$27:.$D$65];0)+MATCH(&quot;Zaległy&quot;;[.$G:.$G];0)))));[.$D$20];IF(NOT(ISERROR(VLOOKUP(DATE([.$AJ$2];[.$C9];[.AC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AD$2]));[.$D$16];IF(COM.MICROSOFT.SWITCH(WEEKDAY(DATE([.$AJ$2];[.$C9];[.AD$2]));7;TRUE();1;TRUE();FALSE());[.$D$17];IF(NOT(ISERROR(VLOOKUP(DATE([.$AJ$2];[.$C9];[.AD$2]);[.$AL:.$AL];1;0)));[.$D$18];IF(IF(ISERROR(INDIRECT(&quot;$P$&quot;&amp;MATCH(DATE([.$AJ$2];[.$C9];[.AD$2]);[.$D$27:.$D$65];0)+MATCH(&quot;Za sobotę&quot;;[.$P:.$P];0)));FALSE();NOT(ISBLANK(INDIRECT(&quot;$P$&quot;&amp;MATCH(DATE([.$AJ$2];[.$C9];[.AD$2]);[.$D$27:.$D$65];0)+MATCH(&quot;Za sobotę&quot;;[.$P:.$P];0)))));[.$D$21];IF(IF(ISERROR(INDIRECT(&quot;$G$&quot;&amp;MATCH(DATE([.$AJ$2];[.$C9];[.AD$2]);[.$D$27:.$D$65];0)+MATCH(&quot;Zaległy&quot;;[.$G:.$G];0)));FALSE();NOT(ISBLANK(INDIRECT(&quot;$G$&quot;&amp;MATCH(DATE([.$AJ$2];[.$C9];[.AD$2]);[.$D$27:.$D$65];0)+MATCH(&quot;Zaległy&quot;;[.$G:.$G];0)))));[.$D$20];IF(NOT(ISERROR(VLOOKUP(DATE([.$AJ$2];[.$C9];[.A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9];[.$D$2]))&lt;&gt;MONTH(DATE([.$AJ$2];[.$C9];[.AE$2]));[.$D$16];IF(COM.MICROSOFT.SWITCH(WEEKDAY(DATE([.$AJ$2];[.$C9];[.AE$2]));7;TRUE();1;TRUE();FALSE());[.$D$17];IF(NOT(ISERROR(VLOOKUP(DATE([.$AJ$2];[.$C9];[.AE$2]);[.$AL:.$AL];1;0)));[.$D$18];IF(IF(ISERROR(INDIRECT(&quot;$P$&quot;&amp;MATCH(DATE([.$AJ$2];[.$C9];[.AE$2]);[.$D$27:.$D$65];0)+MATCH(&quot;Za sobotę&quot;;[.$P:.$P];0)));FALSE();NOT(ISBLANK(INDIRECT(&quot;$P$&quot;&amp;MATCH(DATE([.$AJ$2];[.$C9];[.AE$2]);[.$D$27:.$D$65];0)+MATCH(&quot;Za sobotę&quot;;[.$P:.$P];0)))));[.$D$21];IF(IF(ISERROR(INDIRECT(&quot;$G$&quot;&amp;MATCH(DATE([.$AJ$2];[.$C9];[.AE$2]);[.$D$27:.$D$65];0)+MATCH(&quot;Zaległy&quot;;[.$G:.$G];0)));FALSE();NOT(ISBLANK(INDIRECT(&quot;$G$&quot;&amp;MATCH(DATE([.$AJ$2];[.$C9];[.AE$2]);[.$D$27:.$D$65];0)+MATCH(&quot;Zaległy&quot;;[.$G:.$G];0)))));[.$D$20];IF(NOT(ISERROR(VLOOKUP(DATE([.$AJ$2];[.$C9];[.AE$2]);[.$AM:.$AM];1;0)));[.$D$19];&quot;&quot;))))))">
            <text:p/>
          </table:table-cell>
          <table:table-cell table:style-name="ce130" table:formula="of:=IF(MONTH(DATE([.$AJ$2];[.$C9];[.$D$2]))&lt;&gt;MONTH(DATE([.$AJ$2];[.$C9];[.AF$2]));[.$D$16];IF(COM.MICROSOFT.SWITCH(WEEKDAY(DATE([.$AJ$2];[.$C9];[.AF$2]));7;TRUE();1;TRUE();FALSE());[.$D$17];IF(NOT(ISERROR(VLOOKUP(DATE([.$AJ$2];[.$C9];[.AF$2]);[.$AL:.$AL];1;0)));[.$D$18];IF(IF(ISERROR(INDIRECT(&quot;$P$&quot;&amp;MATCH(DATE([.$AJ$2];[.$C9];[.AF$2]);[.$D$27:.$D$65];0)+MATCH(&quot;Za sobotę&quot;;[.$P:.$P];0)));FALSE();NOT(ISBLANK(INDIRECT(&quot;$P$&quot;&amp;MATCH(DATE([.$AJ$2];[.$C9];[.AF$2]);[.$D$27:.$D$65];0)+MATCH(&quot;Za sobotę&quot;;[.$P:.$P];0)))));[.$D$21];IF(IF(ISERROR(INDIRECT(&quot;$G$&quot;&amp;MATCH(DATE([.$AJ$2];[.$C9];[.AF$2]);[.$D$27:.$D$65];0)+MATCH(&quot;Zaległy&quot;;[.$G:.$G];0)));FALSE();NOT(ISBLANK(INDIRECT(&quot;$G$&quot;&amp;MATCH(DATE([.$AJ$2];[.$C9];[.AF$2]);[.$D$27:.$D$65];0)+MATCH(&quot;Zaległy&quot;;[.$G:.$G];0)))));[.$D$20];IF(NOT(ISERROR(VLOOKUP(DATE([.$AJ$2];[.$C9];[.AF$2]);[.$AM:.$AM];1;0)));[.$D$19];&quot;&quot;))))))">
            <text:p/>
          </table:table-cell>
          <table:table-cell table:style-name="ce130" table:formula="of:=IF(MONTH(DATE([.$AJ$2];[.$C9];[.$D$2]))&lt;&gt;MONTH(DATE([.$AJ$2];[.$C9];[.AG$2]));[.$D$16];IF(COM.MICROSOFT.SWITCH(WEEKDAY(DATE([.$AJ$2];[.$C9];[.AG$2]));7;TRUE();1;TRUE();FALSE());[.$D$17];IF(NOT(ISERROR(VLOOKUP(DATE([.$AJ$2];[.$C9];[.AG$2]);[.$AL:.$AL];1;0)));[.$D$18];IF(IF(ISERROR(INDIRECT(&quot;$P$&quot;&amp;MATCH(DATE([.$AJ$2];[.$C9];[.AG$2]);[.$D$27:.$D$65];0)+MATCH(&quot;Za sobotę&quot;;[.$P:.$P];0)));FALSE();NOT(ISBLANK(INDIRECT(&quot;$P$&quot;&amp;MATCH(DATE([.$AJ$2];[.$C9];[.AG$2]);[.$D$27:.$D$65];0)+MATCH(&quot;Za sobotę&quot;;[.$P:.$P];0)))));[.$D$21];IF(IF(ISERROR(INDIRECT(&quot;$G$&quot;&amp;MATCH(DATE([.$AJ$2];[.$C9];[.AG$2]);[.$D$27:.$D$65];0)+MATCH(&quot;Zaległy&quot;;[.$G:.$G];0)));FALSE();NOT(ISBLANK(INDIRECT(&quot;$G$&quot;&amp;MATCH(DATE([.$AJ$2];[.$C9];[.AG$2]);[.$D$27:.$D$65];0)+MATCH(&quot;Zaległy&quot;;[.$G:.$G];0)))));[.$D$20];IF(NOT(ISERROR(VLOOKUP(DATE([.$AJ$2];[.$C9];[.AG$2]);[.$AM:.$AM];1;0)));[.$D$19];&quot;&quot;))))))">
            <text:p/>
          </table:table-cell>
          <table:table-cell table:style-name="ce133" table:formula="of:=IF(MONTH(DATE([.$AJ$2];[.$C9];[.$D$2]))&lt;&gt;MONTH(DATE([.$AJ$2];[.$C9];[.AH$2]));[.$D$16];IF(COM.MICROSOFT.SWITCH(WEEKDAY(DATE([.$AJ$2];[.$C9];[.AH$2]));7;TRUE();1;TRUE();FALSE());[.$D$17];IF(NOT(ISERROR(VLOOKUP(DATE([.$AJ$2];[.$C9];[.AH$2]);[.$AL:.$AL];1;0)));[.$D$18];IF(IF(ISERROR(INDIRECT(&quot;$P$&quot;&amp;MATCH(DATE([.$AJ$2];[.$C9];[.AH$2]);[.$D$27:.$D$65];0)+MATCH(&quot;Za sobotę&quot;;[.$P:.$P];0)));FALSE();NOT(ISBLANK(INDIRECT(&quot;$P$&quot;&amp;MATCH(DATE([.$AJ$2];[.$C9];[.AH$2]);[.$D$27:.$D$65];0)+MATCH(&quot;Za sobotę&quot;;[.$P:.$P];0)))));[.$D$21];IF(IF(ISERROR(INDIRECT(&quot;$G$&quot;&amp;MATCH(DATE([.$AJ$2];[.$C9];[.AH$2]);[.$D$27:.$D$65];0)+MATCH(&quot;Zaległy&quot;;[.$G:.$G];0)));FALSE();NOT(ISBLANK(INDIRECT(&quot;$G$&quot;&amp;MATCH(DATE([.$AJ$2];[.$C9];[.AH$2]);[.$D$27:.$D$65];0)+MATCH(&quot;Zaległy&quot;;[.$G:.$G];0)))));[.$D$20];IF(NOT(ISERROR(VLOOKUP(DATE([.$AJ$2];[.$C9];[.AH$2]);[.$AM:.$AM];1;0)));[.$D$19];&quot;&quot;))))))">
            <text:p/>
          </table:table-cell>
          <table:table-cell table:style-name="Default"/>
          <table:table-cell table:style-name="ce135" office:value-type="string" calcext:value-type="string">
            <text:p>15.08</text:p>
          </table:table-cell>
          <table:table-cell table:style-name="ce23" office:value-type="string" calcext:value-type="string">
            <text:p>SZTYWNE KAŻDEGO ROKU – Święto Wojska Polskiego, Wniebowzięcie Najświętszej Maryi Panny</text:p>
          </table:table-cell>
          <table:table-cell table:formula="of:=IF(NOT(ISBLANK([.$AJ12]));IFERROR(DATEVALUE([.$AJ12]&amp;&quot;.&quot;&amp;[.$AJ$2]);DATE([.$AJ$2];MONTH([.$AJ12]);DAY([.$AJ12])));&quot;&quot;)" office:value-type="date" office:date-value="2025-12-25" calcext:value-type="date">
            <text:p>25 grudnia 2025 (czwartek)</text:p>
          </table:table-cell>
          <table:table-cell table:style-name="ce62" table:formula="of:=IF(NOT(ISBLANK([.$D34]));IFERROR(DATEVALUE([.$D34]&amp;&quot;.&quot;&amp;[.$AJ$2]);DATE([.$AJ$2];MONTH([.$D34]);DAY([.$D3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0];1)" office:value-type="date" office:date-value="2025-08-01" calcext:value-type="date">
            <text:p>sierpień</text:p>
          </table:table-cell>
          <table:table-cell table:style-name="ce45" office:value-type="float" office:value="8" calcext:value-type="float">
            <text:p>8</text:p>
          </table:table-cell>
          <table:table-cell table:style-name="ce126" table:formula="of:=IF(MONTH(DATE([.$AJ$2];[.$C10];[.$D$2]))&lt;&gt;MONTH(DATE([.$AJ$2];[.$C10];[.D$2]));[.$D$16];IF(COM.MICROSOFT.SWITCH(WEEKDAY(DATE([.$AJ$2];[.$C10];[.D$2]));7;TRUE();1;TRUE();FALSE());[.$D$17];IF(NOT(ISERROR(VLOOKUP(DATE([.$AJ$2];[.$C10];[.D$2]);[.$AL:.$AL];1;0)));[.$D$18];IF(IF(ISERROR(INDIRECT(&quot;$P$&quot;&amp;MATCH(DATE([.$AJ$2];[.$C10];[.D$2]);[.$D$27:.$D$65];0)+MATCH(&quot;Za sobotę&quot;;[.$P:.$P];0)));FALSE();NOT(ISBLANK(INDIRECT(&quot;$P$&quot;&amp;MATCH(DATE([.$AJ$2];[.$C10];[.D$2]);[.$D$27:.$D$65];0)+MATCH(&quot;Za sobotę&quot;;[.$P:.$P];0)))));[.$D$21];IF(IF(ISERROR(INDIRECT(&quot;$G$&quot;&amp;MATCH(DATE([.$AJ$2];[.$C10];[.D$2]);[.$D$27:.$D$65];0)+MATCH(&quot;Zaległy&quot;;[.$G:.$G];0)));FALSE();NOT(ISBLANK(INDIRECT(&quot;$G$&quot;&amp;MATCH(DATE([.$AJ$2];[.$C10];[.D$2]);[.$D$27:.$D$65];0)+MATCH(&quot;Zaległy&quot;;[.$G:.$G];0)))));[.$D$20];IF(NOT(ISERROR(VLOOKUP(DATE([.$AJ$2];[.$C10];[.D$2]);[.$AM:.$AM];1;0)));[.$D$19];&quot;&quot;))))))">
            <text:p/>
          </table:table-cell>
          <table:table-cell table:style-name="ce130" table:formula="of:=IF(MONTH(DATE([.$AJ$2];[.$C10];[.$D$2]))&lt;&gt;MONTH(DATE([.$AJ$2];[.$C10];[.E$2]));[.$D$16];IF(COM.MICROSOFT.SWITCH(WEEKDAY(DATE([.$AJ$2];[.$C10];[.E$2]));7;TRUE();1;TRUE();FALSE());[.$D$17];IF(NOT(ISERROR(VLOOKUP(DATE([.$AJ$2];[.$C10];[.E$2]);[.$AL:.$AL];1;0)));[.$D$18];IF(IF(ISERROR(INDIRECT(&quot;$P$&quot;&amp;MATCH(DATE([.$AJ$2];[.$C10];[.E$2]);[.$D$27:.$D$65];0)+MATCH(&quot;Za sobotę&quot;;[.$P:.$P];0)));FALSE();NOT(ISBLANK(INDIRECT(&quot;$P$&quot;&amp;MATCH(DATE([.$AJ$2];[.$C10];[.E$2]);[.$D$27:.$D$65];0)+MATCH(&quot;Za sobotę&quot;;[.$P:.$P];0)))));[.$D$21];IF(IF(ISERROR(INDIRECT(&quot;$G$&quot;&amp;MATCH(DATE([.$AJ$2];[.$C10];[.E$2]);[.$D$27:.$D$65];0)+MATCH(&quot;Zaległy&quot;;[.$G:.$G];0)));FALSE();NOT(ISBLANK(INDIRECT(&quot;$G$&quot;&amp;MATCH(DATE([.$AJ$2];[.$C10];[.E$2]);[.$D$27:.$D$65];0)+MATCH(&quot;Zaległy&quot;;[.$G:.$G];0)))));[.$D$20];IF(NOT(ISERROR(VLOOKUP(DATE([.$AJ$2];[.$C10];[.E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F$2]));[.$D$16];IF(COM.MICROSOFT.SWITCH(WEEKDAY(DATE([.$AJ$2];[.$C10];[.F$2]));7;TRUE();1;TRUE();FALSE());[.$D$17];IF(NOT(ISERROR(VLOOKUP(DATE([.$AJ$2];[.$C10];[.F$2]);[.$AL:.$AL];1;0)));[.$D$18];IF(IF(ISERROR(INDIRECT(&quot;$P$&quot;&amp;MATCH(DATE([.$AJ$2];[.$C10];[.F$2]);[.$D$27:.$D$65];0)+MATCH(&quot;Za sobotę&quot;;[.$P:.$P];0)));FALSE();NOT(ISBLANK(INDIRECT(&quot;$P$&quot;&amp;MATCH(DATE([.$AJ$2];[.$C10];[.F$2]);[.$D$27:.$D$65];0)+MATCH(&quot;Za sobotę&quot;;[.$P:.$P];0)))));[.$D$21];IF(IF(ISERROR(INDIRECT(&quot;$G$&quot;&amp;MATCH(DATE([.$AJ$2];[.$C10];[.F$2]);[.$D$27:.$D$65];0)+MATCH(&quot;Zaległy&quot;;[.$G:.$G];0)));FALSE();NOT(ISBLANK(INDIRECT(&quot;$G$&quot;&amp;MATCH(DATE([.$AJ$2];[.$C10];[.F$2]);[.$D$27:.$D$65];0)+MATCH(&quot;Zaległy&quot;;[.$G:.$G];0)))));[.$D$20];IF(NOT(ISERROR(VLOOKUP(DATE([.$AJ$2];[.$C10];[.F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G$2]));[.$D$16];IF(COM.MICROSOFT.SWITCH(WEEKDAY(DATE([.$AJ$2];[.$C10];[.G$2]));7;TRUE();1;TRUE();FALSE());[.$D$17];IF(NOT(ISERROR(VLOOKUP(DATE([.$AJ$2];[.$C10];[.G$2]);[.$AL:.$AL];1;0)));[.$D$18];IF(IF(ISERROR(INDIRECT(&quot;$P$&quot;&amp;MATCH(DATE([.$AJ$2];[.$C10];[.G$2]);[.$D$27:.$D$65];0)+MATCH(&quot;Za sobotę&quot;;[.$P:.$P];0)));FALSE();NOT(ISBLANK(INDIRECT(&quot;$P$&quot;&amp;MATCH(DATE([.$AJ$2];[.$C10];[.G$2]);[.$D$27:.$D$65];0)+MATCH(&quot;Za sobotę&quot;;[.$P:.$P];0)))));[.$D$21];IF(IF(ISERROR(INDIRECT(&quot;$G$&quot;&amp;MATCH(DATE([.$AJ$2];[.$C10];[.G$2]);[.$D$27:.$D$65];0)+MATCH(&quot;Zaległy&quot;;[.$G:.$G];0)));FALSE();NOT(ISBLANK(INDIRECT(&quot;$G$&quot;&amp;MATCH(DATE([.$AJ$2];[.$C10];[.G$2]);[.$D$27:.$D$65];0)+MATCH(&quot;Zaległy&quot;;[.$G:.$G];0)))));[.$D$20];IF(NOT(ISERROR(VLOOKUP(DATE([.$AJ$2];[.$C10];[.G$2]);[.$AM:.$AM];1;0)));[.$D$19];&quot;&quot;))))))">
            <text:p/>
          </table:table-cell>
          <table:table-cell table:style-name="ce130" table:formula="of:=IF(MONTH(DATE([.$AJ$2];[.$C10];[.$D$2]))&lt;&gt;MONTH(DATE([.$AJ$2];[.$C10];[.H$2]));[.$D$16];IF(COM.MICROSOFT.SWITCH(WEEKDAY(DATE([.$AJ$2];[.$C10];[.H$2]));7;TRUE();1;TRUE();FALSE());[.$D$17];IF(NOT(ISERROR(VLOOKUP(DATE([.$AJ$2];[.$C10];[.H$2]);[.$AL:.$AL];1;0)));[.$D$18];IF(IF(ISERROR(INDIRECT(&quot;$P$&quot;&amp;MATCH(DATE([.$AJ$2];[.$C10];[.H$2]);[.$D$27:.$D$65];0)+MATCH(&quot;Za sobotę&quot;;[.$P:.$P];0)));FALSE();NOT(ISBLANK(INDIRECT(&quot;$P$&quot;&amp;MATCH(DATE([.$AJ$2];[.$C10];[.H$2]);[.$D$27:.$D$65];0)+MATCH(&quot;Za sobotę&quot;;[.$P:.$P];0)))));[.$D$21];IF(IF(ISERROR(INDIRECT(&quot;$G$&quot;&amp;MATCH(DATE([.$AJ$2];[.$C10];[.H$2]);[.$D$27:.$D$65];0)+MATCH(&quot;Zaległy&quot;;[.$G:.$G];0)));FALSE();NOT(ISBLANK(INDIRECT(&quot;$G$&quot;&amp;MATCH(DATE([.$AJ$2];[.$C10];[.H$2]);[.$D$27:.$D$65];0)+MATCH(&quot;Zaległy&quot;;[.$G:.$G];0)))));[.$D$20];IF(NOT(ISERROR(VLOOKUP(DATE([.$AJ$2];[.$C10];[.H$2]);[.$AM:.$AM];1;0)));[.$D$19];&quot;&quot;))))))">
            <text:p/>
          </table:table-cell>
          <table:table-cell table:style-name="ce130" table:formula="of:=IF(MONTH(DATE([.$AJ$2];[.$C10];[.$D$2]))&lt;&gt;MONTH(DATE([.$AJ$2];[.$C10];[.I$2]));[.$D$16];IF(COM.MICROSOFT.SWITCH(WEEKDAY(DATE([.$AJ$2];[.$C10];[.I$2]));7;TRUE();1;TRUE();FALSE());[.$D$17];IF(NOT(ISERROR(VLOOKUP(DATE([.$AJ$2];[.$C10];[.I$2]);[.$AL:.$AL];1;0)));[.$D$18];IF(IF(ISERROR(INDIRECT(&quot;$P$&quot;&amp;MATCH(DATE([.$AJ$2];[.$C10];[.I$2]);[.$D$27:.$D$65];0)+MATCH(&quot;Za sobotę&quot;;[.$P:.$P];0)));FALSE();NOT(ISBLANK(INDIRECT(&quot;$P$&quot;&amp;MATCH(DATE([.$AJ$2];[.$C10];[.I$2]);[.$D$27:.$D$65];0)+MATCH(&quot;Za sobotę&quot;;[.$P:.$P];0)))));[.$D$21];IF(IF(ISERROR(INDIRECT(&quot;$G$&quot;&amp;MATCH(DATE([.$AJ$2];[.$C10];[.I$2]);[.$D$27:.$D$65];0)+MATCH(&quot;Zaległy&quot;;[.$G:.$G];0)));FALSE();NOT(ISBLANK(INDIRECT(&quot;$G$&quot;&amp;MATCH(DATE([.$AJ$2];[.$C10];[.I$2]);[.$D$27:.$D$65];0)+MATCH(&quot;Zaległy&quot;;[.$G:.$G];0)))));[.$D$20];IF(NOT(ISERROR(VLOOKUP(DATE([.$AJ$2];[.$C10];[.I$2]);[.$AM:.$AM];1;0)));[.$D$19];&quot;&quot;))))))">
            <text:p/>
          </table:table-cell>
          <table:table-cell table:style-name="ce130" table:formula="of:=IF(MONTH(DATE([.$AJ$2];[.$C10];[.$D$2]))&lt;&gt;MONTH(DATE([.$AJ$2];[.$C10];[.J$2]));[.$D$16];IF(COM.MICROSOFT.SWITCH(WEEKDAY(DATE([.$AJ$2];[.$C10];[.J$2]));7;TRUE();1;TRUE();FALSE());[.$D$17];IF(NOT(ISERROR(VLOOKUP(DATE([.$AJ$2];[.$C10];[.J$2]);[.$AL:.$AL];1;0)));[.$D$18];IF(IF(ISERROR(INDIRECT(&quot;$P$&quot;&amp;MATCH(DATE([.$AJ$2];[.$C10];[.J$2]);[.$D$27:.$D$65];0)+MATCH(&quot;Za sobotę&quot;;[.$P:.$P];0)));FALSE();NOT(ISBLANK(INDIRECT(&quot;$P$&quot;&amp;MATCH(DATE([.$AJ$2];[.$C10];[.J$2]);[.$D$27:.$D$65];0)+MATCH(&quot;Za sobotę&quot;;[.$P:.$P];0)))));[.$D$21];IF(IF(ISERROR(INDIRECT(&quot;$G$&quot;&amp;MATCH(DATE([.$AJ$2];[.$C10];[.J$2]);[.$D$27:.$D$65];0)+MATCH(&quot;Zaległy&quot;;[.$G:.$G];0)));FALSE();NOT(ISBLANK(INDIRECT(&quot;$G$&quot;&amp;MATCH(DATE([.$AJ$2];[.$C10];[.J$2]);[.$D$27:.$D$65];0)+MATCH(&quot;Zaległy&quot;;[.$G:.$G];0)))));[.$D$20];IF(NOT(ISERROR(VLOOKUP(DATE([.$AJ$2];[.$C10];[.J$2]);[.$AM:.$AM];1;0)));[.$D$19];&quot;&quot;))))))">
            <text:p/>
          </table:table-cell>
          <table:table-cell table:style-name="ce130" table:formula="of:=IF(MONTH(DATE([.$AJ$2];[.$C10];[.$D$2]))&lt;&gt;MONTH(DATE([.$AJ$2];[.$C10];[.K$2]));[.$D$16];IF(COM.MICROSOFT.SWITCH(WEEKDAY(DATE([.$AJ$2];[.$C10];[.K$2]));7;TRUE();1;TRUE();FALSE());[.$D$17];IF(NOT(ISERROR(VLOOKUP(DATE([.$AJ$2];[.$C10];[.K$2]);[.$AL:.$AL];1;0)));[.$D$18];IF(IF(ISERROR(INDIRECT(&quot;$P$&quot;&amp;MATCH(DATE([.$AJ$2];[.$C10];[.K$2]);[.$D$27:.$D$65];0)+MATCH(&quot;Za sobotę&quot;;[.$P:.$P];0)));FALSE();NOT(ISBLANK(INDIRECT(&quot;$P$&quot;&amp;MATCH(DATE([.$AJ$2];[.$C10];[.K$2]);[.$D$27:.$D$65];0)+MATCH(&quot;Za sobotę&quot;;[.$P:.$P];0)))));[.$D$21];IF(IF(ISERROR(INDIRECT(&quot;$G$&quot;&amp;MATCH(DATE([.$AJ$2];[.$C10];[.K$2]);[.$D$27:.$D$65];0)+MATCH(&quot;Zaległy&quot;;[.$G:.$G];0)));FALSE();NOT(ISBLANK(INDIRECT(&quot;$G$&quot;&amp;MATCH(DATE([.$AJ$2];[.$C10];[.K$2]);[.$D$27:.$D$65];0)+MATCH(&quot;Zaległy&quot;;[.$G:.$G];0)))));[.$D$20];IF(NOT(ISERROR(VLOOKUP(DATE([.$AJ$2];[.$C10];[.K$2]);[.$AM:.$AM];1;0)));[.$D$19];&quot;&quot;))))))">
            <text:p/>
          </table:table-cell>
          <table:table-cell table:style-name="ce130" table:formula="of:=IF(MONTH(DATE([.$AJ$2];[.$C10];[.$D$2]))&lt;&gt;MONTH(DATE([.$AJ$2];[.$C10];[.L$2]));[.$D$16];IF(COM.MICROSOFT.SWITCH(WEEKDAY(DATE([.$AJ$2];[.$C10];[.L$2]));7;TRUE();1;TRUE();FALSE());[.$D$17];IF(NOT(ISERROR(VLOOKUP(DATE([.$AJ$2];[.$C10];[.L$2]);[.$AL:.$AL];1;0)));[.$D$18];IF(IF(ISERROR(INDIRECT(&quot;$P$&quot;&amp;MATCH(DATE([.$AJ$2];[.$C10];[.L$2]);[.$D$27:.$D$65];0)+MATCH(&quot;Za sobotę&quot;;[.$P:.$P];0)));FALSE();NOT(ISBLANK(INDIRECT(&quot;$P$&quot;&amp;MATCH(DATE([.$AJ$2];[.$C10];[.L$2]);[.$D$27:.$D$65];0)+MATCH(&quot;Za sobotę&quot;;[.$P:.$P];0)))));[.$D$21];IF(IF(ISERROR(INDIRECT(&quot;$G$&quot;&amp;MATCH(DATE([.$AJ$2];[.$C10];[.L$2]);[.$D$27:.$D$65];0)+MATCH(&quot;Zaległy&quot;;[.$G:.$G];0)));FALSE();NOT(ISBLANK(INDIRECT(&quot;$G$&quot;&amp;MATCH(DATE([.$AJ$2];[.$C10];[.L$2]);[.$D$27:.$D$65];0)+MATCH(&quot;Zaległy&quot;;[.$G:.$G];0)))));[.$D$20];IF(NOT(ISERROR(VLOOKUP(DATE([.$AJ$2];[.$C10];[.L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M$2]));[.$D$16];IF(COM.MICROSOFT.SWITCH(WEEKDAY(DATE([.$AJ$2];[.$C10];[.M$2]));7;TRUE();1;TRUE();FALSE());[.$D$17];IF(NOT(ISERROR(VLOOKUP(DATE([.$AJ$2];[.$C10];[.M$2]);[.$AL:.$AL];1;0)));[.$D$18];IF(IF(ISERROR(INDIRECT(&quot;$P$&quot;&amp;MATCH(DATE([.$AJ$2];[.$C10];[.M$2]);[.$D$27:.$D$65];0)+MATCH(&quot;Za sobotę&quot;;[.$P:.$P];0)));FALSE();NOT(ISBLANK(INDIRECT(&quot;$P$&quot;&amp;MATCH(DATE([.$AJ$2];[.$C10];[.M$2]);[.$D$27:.$D$65];0)+MATCH(&quot;Za sobotę&quot;;[.$P:.$P];0)))));[.$D$21];IF(IF(ISERROR(INDIRECT(&quot;$G$&quot;&amp;MATCH(DATE([.$AJ$2];[.$C10];[.M$2]);[.$D$27:.$D$65];0)+MATCH(&quot;Zaległy&quot;;[.$G:.$G];0)));FALSE();NOT(ISBLANK(INDIRECT(&quot;$G$&quot;&amp;MATCH(DATE([.$AJ$2];[.$C10];[.M$2]);[.$D$27:.$D$65];0)+MATCH(&quot;Zaległy&quot;;[.$G:.$G];0)))));[.$D$20];IF(NOT(ISERROR(VLOOKUP(DATE([.$AJ$2];[.$C10];[.M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N$2]));[.$D$16];IF(COM.MICROSOFT.SWITCH(WEEKDAY(DATE([.$AJ$2];[.$C10];[.N$2]));7;TRUE();1;TRUE();FALSE());[.$D$17];IF(NOT(ISERROR(VLOOKUP(DATE([.$AJ$2];[.$C10];[.N$2]);[.$AL:.$AL];1;0)));[.$D$18];IF(IF(ISERROR(INDIRECT(&quot;$P$&quot;&amp;MATCH(DATE([.$AJ$2];[.$C10];[.N$2]);[.$D$27:.$D$65];0)+MATCH(&quot;Za sobotę&quot;;[.$P:.$P];0)));FALSE();NOT(ISBLANK(INDIRECT(&quot;$P$&quot;&amp;MATCH(DATE([.$AJ$2];[.$C10];[.N$2]);[.$D$27:.$D$65];0)+MATCH(&quot;Za sobotę&quot;;[.$P:.$P];0)))));[.$D$21];IF(IF(ISERROR(INDIRECT(&quot;$G$&quot;&amp;MATCH(DATE([.$AJ$2];[.$C10];[.N$2]);[.$D$27:.$D$65];0)+MATCH(&quot;Zaległy&quot;;[.$G:.$G];0)));FALSE();NOT(ISBLANK(INDIRECT(&quot;$G$&quot;&amp;MATCH(DATE([.$AJ$2];[.$C10];[.N$2]);[.$D$27:.$D$65];0)+MATCH(&quot;Zaległy&quot;;[.$G:.$G];0)))));[.$D$20];IF(NOT(ISERROR(VLOOKUP(DATE([.$AJ$2];[.$C10];[.N$2]);[.$AM:.$AM];1;0)));[.$D$19];&quot;&quot;))))))">
            <text:p/>
          </table:table-cell>
          <table:table-cell table:style-name="ce130" table:formula="of:=IF(MONTH(DATE([.$AJ$2];[.$C10];[.$D$2]))&lt;&gt;MONTH(DATE([.$AJ$2];[.$C10];[.O$2]));[.$D$16];IF(COM.MICROSOFT.SWITCH(WEEKDAY(DATE([.$AJ$2];[.$C10];[.O$2]));7;TRUE();1;TRUE();FALSE());[.$D$17];IF(NOT(ISERROR(VLOOKUP(DATE([.$AJ$2];[.$C10];[.O$2]);[.$AL:.$AL];1;0)));[.$D$18];IF(IF(ISERROR(INDIRECT(&quot;$P$&quot;&amp;MATCH(DATE([.$AJ$2];[.$C10];[.O$2]);[.$D$27:.$D$65];0)+MATCH(&quot;Za sobotę&quot;;[.$P:.$P];0)));FALSE();NOT(ISBLANK(INDIRECT(&quot;$P$&quot;&amp;MATCH(DATE([.$AJ$2];[.$C10];[.O$2]);[.$D$27:.$D$65];0)+MATCH(&quot;Za sobotę&quot;;[.$P:.$P];0)))));[.$D$21];IF(IF(ISERROR(INDIRECT(&quot;$G$&quot;&amp;MATCH(DATE([.$AJ$2];[.$C10];[.O$2]);[.$D$27:.$D$65];0)+MATCH(&quot;Zaległy&quot;;[.$G:.$G];0)));FALSE();NOT(ISBLANK(INDIRECT(&quot;$G$&quot;&amp;MATCH(DATE([.$AJ$2];[.$C10];[.O$2]);[.$D$27:.$D$65];0)+MATCH(&quot;Zaległy&quot;;[.$G:.$G];0)))));[.$D$20];IF(NOT(ISERROR(VLOOKUP(DATE([.$AJ$2];[.$C10];[.O$2]);[.$AM:.$AM];1;0)));[.$D$19];&quot;&quot;))))))">
            <text:p/>
          </table:table-cell>
          <table:table-cell table:style-name="ce130" table:formula="of:=IF(MONTH(DATE([.$AJ$2];[.$C10];[.$D$2]))&lt;&gt;MONTH(DATE([.$AJ$2];[.$C10];[.P$2]));[.$D$16];IF(COM.MICROSOFT.SWITCH(WEEKDAY(DATE([.$AJ$2];[.$C10];[.P$2]));7;TRUE();1;TRUE();FALSE());[.$D$17];IF(NOT(ISERROR(VLOOKUP(DATE([.$AJ$2];[.$C10];[.P$2]);[.$AL:.$AL];1;0)));[.$D$18];IF(IF(ISERROR(INDIRECT(&quot;$P$&quot;&amp;MATCH(DATE([.$AJ$2];[.$C10];[.P$2]);[.$D$27:.$D$65];0)+MATCH(&quot;Za sobotę&quot;;[.$P:.$P];0)));FALSE();NOT(ISBLANK(INDIRECT(&quot;$P$&quot;&amp;MATCH(DATE([.$AJ$2];[.$C10];[.P$2]);[.$D$27:.$D$65];0)+MATCH(&quot;Za sobotę&quot;;[.$P:.$P];0)))));[.$D$21];IF(IF(ISERROR(INDIRECT(&quot;$G$&quot;&amp;MATCH(DATE([.$AJ$2];[.$C10];[.P$2]);[.$D$27:.$D$65];0)+MATCH(&quot;Zaległy&quot;;[.$G:.$G];0)));FALSE();NOT(ISBLANK(INDIRECT(&quot;$G$&quot;&amp;MATCH(DATE([.$AJ$2];[.$C10];[.P$2]);[.$D$27:.$D$65];0)+MATCH(&quot;Zaległy&quot;;[.$G:.$G];0)))));[.$D$20];IF(NOT(ISERROR(VLOOKUP(DATE([.$AJ$2];[.$C10];[.P$2]);[.$AM:.$AM];1;0)));[.$D$19];&quot;&quot;))))))">
            <text:p/>
          </table:table-cell>
          <table:table-cell table:style-name="ce130" table:formula="of:=IF(MONTH(DATE([.$AJ$2];[.$C10];[.$D$2]))&lt;&gt;MONTH(DATE([.$AJ$2];[.$C10];[.Q$2]));[.$D$16];IF(COM.MICROSOFT.SWITCH(WEEKDAY(DATE([.$AJ$2];[.$C10];[.Q$2]));7;TRUE();1;TRUE();FALSE());[.$D$17];IF(NOT(ISERROR(VLOOKUP(DATE([.$AJ$2];[.$C10];[.Q$2]);[.$AL:.$AL];1;0)));[.$D$18];IF(IF(ISERROR(INDIRECT(&quot;$P$&quot;&amp;MATCH(DATE([.$AJ$2];[.$C10];[.Q$2]);[.$D$27:.$D$65];0)+MATCH(&quot;Za sobotę&quot;;[.$P:.$P];0)));FALSE();NOT(ISBLANK(INDIRECT(&quot;$P$&quot;&amp;MATCH(DATE([.$AJ$2];[.$C10];[.Q$2]);[.$D$27:.$D$65];0)+MATCH(&quot;Za sobotę&quot;;[.$P:.$P];0)))));[.$D$21];IF(IF(ISERROR(INDIRECT(&quot;$G$&quot;&amp;MATCH(DATE([.$AJ$2];[.$C10];[.Q$2]);[.$D$27:.$D$65];0)+MATCH(&quot;Zaległy&quot;;[.$G:.$G];0)));FALSE();NOT(ISBLANK(INDIRECT(&quot;$G$&quot;&amp;MATCH(DATE([.$AJ$2];[.$C10];[.Q$2]);[.$D$27:.$D$65];0)+MATCH(&quot;Zaległy&quot;;[.$G:.$G];0)))));[.$D$20];IF(NOT(ISERROR(VLOOKUP(DATE([.$AJ$2];[.$C10];[.Q$2]);[.$AM:.$AM];1;0)));[.$D$19];&quot;&quot;))))))">
            <text:p/>
          </table:table-cell>
          <table:table-cell table:style-name="ce130" table:formula="of:=IF(MONTH(DATE([.$AJ$2];[.$C10];[.$D$2]))&lt;&gt;MONTH(DATE([.$AJ$2];[.$C10];[.R$2]));[.$D$16];IF(COM.MICROSOFT.SWITCH(WEEKDAY(DATE([.$AJ$2];[.$C10];[.R$2]));7;TRUE();1;TRUE();FALSE());[.$D$17];IF(NOT(ISERROR(VLOOKUP(DATE([.$AJ$2];[.$C10];[.R$2]);[.$AL:.$AL];1;0)));[.$D$18];IF(IF(ISERROR(INDIRECT(&quot;$P$&quot;&amp;MATCH(DATE([.$AJ$2];[.$C10];[.R$2]);[.$D$27:.$D$65];0)+MATCH(&quot;Za sobotę&quot;;[.$P:.$P];0)));FALSE();NOT(ISBLANK(INDIRECT(&quot;$P$&quot;&amp;MATCH(DATE([.$AJ$2];[.$C10];[.R$2]);[.$D$27:.$D$65];0)+MATCH(&quot;Za sobotę&quot;;[.$P:.$P];0)))));[.$D$21];IF(IF(ISERROR(INDIRECT(&quot;$G$&quot;&amp;MATCH(DATE([.$AJ$2];[.$C10];[.R$2]);[.$D$27:.$D$65];0)+MATCH(&quot;Zaległy&quot;;[.$G:.$G];0)));FALSE();NOT(ISBLANK(INDIRECT(&quot;$G$&quot;&amp;MATCH(DATE([.$AJ$2];[.$C10];[.R$2]);[.$D$27:.$D$65];0)+MATCH(&quot;Zaległy&quot;;[.$G:.$G];0)))));[.$D$20];IF(NOT(ISERROR(VLOOKUP(DATE([.$AJ$2];[.$C10];[.R$2]);[.$AM:.$AM];1;0)));[.$D$19];&quot;&quot;))))))" office:value-type="string" office:string-value="+" calcext:value-type="string">
            <text:p>+</text:p>
          </table:table-cell>
          <table:table-cell table:style-name="ce130" table:formula="of:=IF(MONTH(DATE([.$AJ$2];[.$C10];[.$D$2]))&lt;&gt;MONTH(DATE([.$AJ$2];[.$C10];[.S$2]));[.$D$16];IF(COM.MICROSOFT.SWITCH(WEEKDAY(DATE([.$AJ$2];[.$C10];[.S$2]));7;TRUE();1;TRUE();FALSE());[.$D$17];IF(NOT(ISERROR(VLOOKUP(DATE([.$AJ$2];[.$C10];[.S$2]);[.$AL:.$AL];1;0)));[.$D$18];IF(IF(ISERROR(INDIRECT(&quot;$P$&quot;&amp;MATCH(DATE([.$AJ$2];[.$C10];[.S$2]);[.$D$27:.$D$65];0)+MATCH(&quot;Za sobotę&quot;;[.$P:.$P];0)));FALSE();NOT(ISBLANK(INDIRECT(&quot;$P$&quot;&amp;MATCH(DATE([.$AJ$2];[.$C10];[.S$2]);[.$D$27:.$D$65];0)+MATCH(&quot;Za sobotę&quot;;[.$P:.$P];0)))));[.$D$21];IF(IF(ISERROR(INDIRECT(&quot;$G$&quot;&amp;MATCH(DATE([.$AJ$2];[.$C10];[.S$2]);[.$D$27:.$D$65];0)+MATCH(&quot;Zaległy&quot;;[.$G:.$G];0)));FALSE();NOT(ISBLANK(INDIRECT(&quot;$G$&quot;&amp;MATCH(DATE([.$AJ$2];[.$C10];[.S$2]);[.$D$27:.$D$65];0)+MATCH(&quot;Zaległy&quot;;[.$G:.$G];0)))));[.$D$20];IF(NOT(ISERROR(VLOOKUP(DATE([.$AJ$2];[.$C10];[.S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T$2]));[.$D$16];IF(COM.MICROSOFT.SWITCH(WEEKDAY(DATE([.$AJ$2];[.$C10];[.T$2]));7;TRUE();1;TRUE();FALSE());[.$D$17];IF(NOT(ISERROR(VLOOKUP(DATE([.$AJ$2];[.$C10];[.T$2]);[.$AL:.$AL];1;0)));[.$D$18];IF(IF(ISERROR(INDIRECT(&quot;$P$&quot;&amp;MATCH(DATE([.$AJ$2];[.$C10];[.T$2]);[.$D$27:.$D$65];0)+MATCH(&quot;Za sobotę&quot;;[.$P:.$P];0)));FALSE();NOT(ISBLANK(INDIRECT(&quot;$P$&quot;&amp;MATCH(DATE([.$AJ$2];[.$C10];[.T$2]);[.$D$27:.$D$65];0)+MATCH(&quot;Za sobotę&quot;;[.$P:.$P];0)))));[.$D$21];IF(IF(ISERROR(INDIRECT(&quot;$G$&quot;&amp;MATCH(DATE([.$AJ$2];[.$C10];[.T$2]);[.$D$27:.$D$65];0)+MATCH(&quot;Zaległy&quot;;[.$G:.$G];0)));FALSE();NOT(ISBLANK(INDIRECT(&quot;$G$&quot;&amp;MATCH(DATE([.$AJ$2];[.$C10];[.T$2]);[.$D$27:.$D$65];0)+MATCH(&quot;Zaległy&quot;;[.$G:.$G];0)))));[.$D$20];IF(NOT(ISERROR(VLOOKUP(DATE([.$AJ$2];[.$C10];[.T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U$2]));[.$D$16];IF(COM.MICROSOFT.SWITCH(WEEKDAY(DATE([.$AJ$2];[.$C10];[.U$2]));7;TRUE();1;TRUE();FALSE());[.$D$17];IF(NOT(ISERROR(VLOOKUP(DATE([.$AJ$2];[.$C10];[.U$2]);[.$AL:.$AL];1;0)));[.$D$18];IF(IF(ISERROR(INDIRECT(&quot;$P$&quot;&amp;MATCH(DATE([.$AJ$2];[.$C10];[.U$2]);[.$D$27:.$D$65];0)+MATCH(&quot;Za sobotę&quot;;[.$P:.$P];0)));FALSE();NOT(ISBLANK(INDIRECT(&quot;$P$&quot;&amp;MATCH(DATE([.$AJ$2];[.$C10];[.U$2]);[.$D$27:.$D$65];0)+MATCH(&quot;Za sobotę&quot;;[.$P:.$P];0)))));[.$D$21];IF(IF(ISERROR(INDIRECT(&quot;$G$&quot;&amp;MATCH(DATE([.$AJ$2];[.$C10];[.U$2]);[.$D$27:.$D$65];0)+MATCH(&quot;Zaległy&quot;;[.$G:.$G];0)));FALSE();NOT(ISBLANK(INDIRECT(&quot;$G$&quot;&amp;MATCH(DATE([.$AJ$2];[.$C10];[.U$2]);[.$D$27:.$D$65];0)+MATCH(&quot;Zaległy&quot;;[.$G:.$G];0)))));[.$D$20];IF(NOT(ISERROR(VLOOKUP(DATE([.$AJ$2];[.$C10];[.U$2]);[.$AM:.$AM];1;0)));[.$D$19];&quot;&quot;))))))">
            <text:p/>
          </table:table-cell>
          <table:table-cell table:style-name="ce130" table:formula="of:=IF(MONTH(DATE([.$AJ$2];[.$C10];[.$D$2]))&lt;&gt;MONTH(DATE([.$AJ$2];[.$C10];[.V$2]));[.$D$16];IF(COM.MICROSOFT.SWITCH(WEEKDAY(DATE([.$AJ$2];[.$C10];[.V$2]));7;TRUE();1;TRUE();FALSE());[.$D$17];IF(NOT(ISERROR(VLOOKUP(DATE([.$AJ$2];[.$C10];[.V$2]);[.$AL:.$AL];1;0)));[.$D$18];IF(IF(ISERROR(INDIRECT(&quot;$P$&quot;&amp;MATCH(DATE([.$AJ$2];[.$C10];[.V$2]);[.$D$27:.$D$65];0)+MATCH(&quot;Za sobotę&quot;;[.$P:.$P];0)));FALSE();NOT(ISBLANK(INDIRECT(&quot;$P$&quot;&amp;MATCH(DATE([.$AJ$2];[.$C10];[.V$2]);[.$D$27:.$D$65];0)+MATCH(&quot;Za sobotę&quot;;[.$P:.$P];0)))));[.$D$21];IF(IF(ISERROR(INDIRECT(&quot;$G$&quot;&amp;MATCH(DATE([.$AJ$2];[.$C10];[.V$2]);[.$D$27:.$D$65];0)+MATCH(&quot;Zaległy&quot;;[.$G:.$G];0)));FALSE();NOT(ISBLANK(INDIRECT(&quot;$G$&quot;&amp;MATCH(DATE([.$AJ$2];[.$C10];[.V$2]);[.$D$27:.$D$65];0)+MATCH(&quot;Zaległy&quot;;[.$G:.$G];0)))));[.$D$20];IF(NOT(ISERROR(VLOOKUP(DATE([.$AJ$2];[.$C10];[.V$2]);[.$AM:.$AM];1;0)));[.$D$19];&quot;&quot;))))))">
            <text:p/>
          </table:table-cell>
          <table:table-cell table:style-name="ce130" table:formula="of:=IF(MONTH(DATE([.$AJ$2];[.$C10];[.$D$2]))&lt;&gt;MONTH(DATE([.$AJ$2];[.$C10];[.W$2]));[.$D$16];IF(COM.MICROSOFT.SWITCH(WEEKDAY(DATE([.$AJ$2];[.$C10];[.W$2]));7;TRUE();1;TRUE();FALSE());[.$D$17];IF(NOT(ISERROR(VLOOKUP(DATE([.$AJ$2];[.$C10];[.W$2]);[.$AL:.$AL];1;0)));[.$D$18];IF(IF(ISERROR(INDIRECT(&quot;$P$&quot;&amp;MATCH(DATE([.$AJ$2];[.$C10];[.W$2]);[.$D$27:.$D$65];0)+MATCH(&quot;Za sobotę&quot;;[.$P:.$P];0)));FALSE();NOT(ISBLANK(INDIRECT(&quot;$P$&quot;&amp;MATCH(DATE([.$AJ$2];[.$C10];[.W$2]);[.$D$27:.$D$65];0)+MATCH(&quot;Za sobotę&quot;;[.$P:.$P];0)))));[.$D$21];IF(IF(ISERROR(INDIRECT(&quot;$G$&quot;&amp;MATCH(DATE([.$AJ$2];[.$C10];[.W$2]);[.$D$27:.$D$65];0)+MATCH(&quot;Zaległy&quot;;[.$G:.$G];0)));FALSE();NOT(ISBLANK(INDIRECT(&quot;$G$&quot;&amp;MATCH(DATE([.$AJ$2];[.$C10];[.W$2]);[.$D$27:.$D$65];0)+MATCH(&quot;Zaległy&quot;;[.$G:.$G];0)))));[.$D$20];IF(NOT(ISERROR(VLOOKUP(DATE([.$AJ$2];[.$C10];[.W$2]);[.$AM:.$AM];1;0)));[.$D$19];&quot;&quot;))))))">
            <text:p/>
          </table:table-cell>
          <table:table-cell table:style-name="ce130" table:formula="of:=IF(MONTH(DATE([.$AJ$2];[.$C10];[.$D$2]))&lt;&gt;MONTH(DATE([.$AJ$2];[.$C10];[.X$2]));[.$D$16];IF(COM.MICROSOFT.SWITCH(WEEKDAY(DATE([.$AJ$2];[.$C10];[.X$2]));7;TRUE();1;TRUE();FALSE());[.$D$17];IF(NOT(ISERROR(VLOOKUP(DATE([.$AJ$2];[.$C10];[.X$2]);[.$AL:.$AL];1;0)));[.$D$18];IF(IF(ISERROR(INDIRECT(&quot;$P$&quot;&amp;MATCH(DATE([.$AJ$2];[.$C10];[.X$2]);[.$D$27:.$D$65];0)+MATCH(&quot;Za sobotę&quot;;[.$P:.$P];0)));FALSE();NOT(ISBLANK(INDIRECT(&quot;$P$&quot;&amp;MATCH(DATE([.$AJ$2];[.$C10];[.X$2]);[.$D$27:.$D$65];0)+MATCH(&quot;Za sobotę&quot;;[.$P:.$P];0)))));[.$D$21];IF(IF(ISERROR(INDIRECT(&quot;$G$&quot;&amp;MATCH(DATE([.$AJ$2];[.$C10];[.X$2]);[.$D$27:.$D$65];0)+MATCH(&quot;Zaległy&quot;;[.$G:.$G];0)));FALSE();NOT(ISBLANK(INDIRECT(&quot;$G$&quot;&amp;MATCH(DATE([.$AJ$2];[.$C10];[.X$2]);[.$D$27:.$D$65];0)+MATCH(&quot;Zaległy&quot;;[.$G:.$G];0)))));[.$D$20];IF(NOT(ISERROR(VLOOKUP(DATE([.$AJ$2];[.$C10];[.X$2]);[.$AM:.$AM];1;0)));[.$D$19];&quot;&quot;))))))">
            <text:p/>
          </table:table-cell>
          <table:table-cell table:style-name="ce130" table:formula="of:=IF(MONTH(DATE([.$AJ$2];[.$C10];[.$D$2]))&lt;&gt;MONTH(DATE([.$AJ$2];[.$C10];[.Y$2]));[.$D$16];IF(COM.MICROSOFT.SWITCH(WEEKDAY(DATE([.$AJ$2];[.$C10];[.Y$2]));7;TRUE();1;TRUE();FALSE());[.$D$17];IF(NOT(ISERROR(VLOOKUP(DATE([.$AJ$2];[.$C10];[.Y$2]);[.$AL:.$AL];1;0)));[.$D$18];IF(IF(ISERROR(INDIRECT(&quot;$P$&quot;&amp;MATCH(DATE([.$AJ$2];[.$C10];[.Y$2]);[.$D$27:.$D$65];0)+MATCH(&quot;Za sobotę&quot;;[.$P:.$P];0)));FALSE();NOT(ISBLANK(INDIRECT(&quot;$P$&quot;&amp;MATCH(DATE([.$AJ$2];[.$C10];[.Y$2]);[.$D$27:.$D$65];0)+MATCH(&quot;Za sobotę&quot;;[.$P:.$P];0)))));[.$D$21];IF(IF(ISERROR(INDIRECT(&quot;$G$&quot;&amp;MATCH(DATE([.$AJ$2];[.$C10];[.Y$2]);[.$D$27:.$D$65];0)+MATCH(&quot;Zaległy&quot;;[.$G:.$G];0)));FALSE();NOT(ISBLANK(INDIRECT(&quot;$G$&quot;&amp;MATCH(DATE([.$AJ$2];[.$C10];[.Y$2]);[.$D$27:.$D$65];0)+MATCH(&quot;Zaległy&quot;;[.$G:.$G];0)))));[.$D$20];IF(NOT(ISERROR(VLOOKUP(DATE([.$AJ$2];[.$C10];[.Y$2]);[.$AM:.$AM];1;0)));[.$D$19];&quot;&quot;))))))">
            <text:p/>
          </table:table-cell>
          <table:table-cell table:style-name="ce130" table:formula="of:=IF(MONTH(DATE([.$AJ$2];[.$C10];[.$D$2]))&lt;&gt;MONTH(DATE([.$AJ$2];[.$C10];[.Z$2]));[.$D$16];IF(COM.MICROSOFT.SWITCH(WEEKDAY(DATE([.$AJ$2];[.$C10];[.Z$2]));7;TRUE();1;TRUE();FALSE());[.$D$17];IF(NOT(ISERROR(VLOOKUP(DATE([.$AJ$2];[.$C10];[.Z$2]);[.$AL:.$AL];1;0)));[.$D$18];IF(IF(ISERROR(INDIRECT(&quot;$P$&quot;&amp;MATCH(DATE([.$AJ$2];[.$C10];[.Z$2]);[.$D$27:.$D$65];0)+MATCH(&quot;Za sobotę&quot;;[.$P:.$P];0)));FALSE();NOT(ISBLANK(INDIRECT(&quot;$P$&quot;&amp;MATCH(DATE([.$AJ$2];[.$C10];[.Z$2]);[.$D$27:.$D$65];0)+MATCH(&quot;Za sobotę&quot;;[.$P:.$P];0)))));[.$D$21];IF(IF(ISERROR(INDIRECT(&quot;$G$&quot;&amp;MATCH(DATE([.$AJ$2];[.$C10];[.Z$2]);[.$D$27:.$D$65];0)+MATCH(&quot;Zaległy&quot;;[.$G:.$G];0)));FALSE();NOT(ISBLANK(INDIRECT(&quot;$G$&quot;&amp;MATCH(DATE([.$AJ$2];[.$C10];[.Z$2]);[.$D$27:.$D$65];0)+MATCH(&quot;Zaległy&quot;;[.$G:.$G];0)))));[.$D$20];IF(NOT(ISERROR(VLOOKUP(DATE([.$AJ$2];[.$C10];[.Z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AA$2]));[.$D$16];IF(COM.MICROSOFT.SWITCH(WEEKDAY(DATE([.$AJ$2];[.$C10];[.AA$2]));7;TRUE();1;TRUE();FALSE());[.$D$17];IF(NOT(ISERROR(VLOOKUP(DATE([.$AJ$2];[.$C10];[.AA$2]);[.$AL:.$AL];1;0)));[.$D$18];IF(IF(ISERROR(INDIRECT(&quot;$P$&quot;&amp;MATCH(DATE([.$AJ$2];[.$C10];[.AA$2]);[.$D$27:.$D$65];0)+MATCH(&quot;Za sobotę&quot;;[.$P:.$P];0)));FALSE();NOT(ISBLANK(INDIRECT(&quot;$P$&quot;&amp;MATCH(DATE([.$AJ$2];[.$C10];[.AA$2]);[.$D$27:.$D$65];0)+MATCH(&quot;Za sobotę&quot;;[.$P:.$P];0)))));[.$D$21];IF(IF(ISERROR(INDIRECT(&quot;$G$&quot;&amp;MATCH(DATE([.$AJ$2];[.$C10];[.AA$2]);[.$D$27:.$D$65];0)+MATCH(&quot;Zaległy&quot;;[.$G:.$G];0)));FALSE();NOT(ISBLANK(INDIRECT(&quot;$G$&quot;&amp;MATCH(DATE([.$AJ$2];[.$C10];[.AA$2]);[.$D$27:.$D$65];0)+MATCH(&quot;Zaległy&quot;;[.$G:.$G];0)))));[.$D$20];IF(NOT(ISERROR(VLOOKUP(DATE([.$AJ$2];[.$C10];[.AA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0];[.$D$2]))&lt;&gt;MONTH(DATE([.$AJ$2];[.$C10];[.AB$2]));[.$D$16];IF(COM.MICROSOFT.SWITCH(WEEKDAY(DATE([.$AJ$2];[.$C10];[.AB$2]));7;TRUE();1;TRUE();FALSE());[.$D$17];IF(NOT(ISERROR(VLOOKUP(DATE([.$AJ$2];[.$C10];[.AB$2]);[.$AL:.$AL];1;0)));[.$D$18];IF(IF(ISERROR(INDIRECT(&quot;$P$&quot;&amp;MATCH(DATE([.$AJ$2];[.$C10];[.AB$2]);[.$D$27:.$D$65];0)+MATCH(&quot;Za sobotę&quot;;[.$P:.$P];0)));FALSE();NOT(ISBLANK(INDIRECT(&quot;$P$&quot;&amp;MATCH(DATE([.$AJ$2];[.$C10];[.AB$2]);[.$D$27:.$D$65];0)+MATCH(&quot;Za sobotę&quot;;[.$P:.$P];0)))));[.$D$21];IF(IF(ISERROR(INDIRECT(&quot;$G$&quot;&amp;MATCH(DATE([.$AJ$2];[.$C10];[.AB$2]);[.$D$27:.$D$65];0)+MATCH(&quot;Zaległy&quot;;[.$G:.$G];0)));FALSE();NOT(ISBLANK(INDIRECT(&quot;$G$&quot;&amp;MATCH(DATE([.$AJ$2];[.$C10];[.AB$2]);[.$D$27:.$D$65];0)+MATCH(&quot;Zaległy&quot;;[.$G:.$G];0)))));[.$D$20];IF(NOT(ISERROR(VLOOKUP(DATE([.$AJ$2];[.$C10];[.AB$2]);[.$AM:.$AM];1;0)));[.$D$19];&quot;&quot;))))))">
            <text:p/>
          </table:table-cell>
          <table:table-cell table:style-name="ce130" table:formula="of:=IF(MONTH(DATE([.$AJ$2];[.$C10];[.$D$2]))&lt;&gt;MONTH(DATE([.$AJ$2];[.$C10];[.AC$2]));[.$D$16];IF(COM.MICROSOFT.SWITCH(WEEKDAY(DATE([.$AJ$2];[.$C10];[.AC$2]));7;TRUE();1;TRUE();FALSE());[.$D$17];IF(NOT(ISERROR(VLOOKUP(DATE([.$AJ$2];[.$C10];[.AC$2]);[.$AL:.$AL];1;0)));[.$D$18];IF(IF(ISERROR(INDIRECT(&quot;$P$&quot;&amp;MATCH(DATE([.$AJ$2];[.$C10];[.AC$2]);[.$D$27:.$D$65];0)+MATCH(&quot;Za sobotę&quot;;[.$P:.$P];0)));FALSE();NOT(ISBLANK(INDIRECT(&quot;$P$&quot;&amp;MATCH(DATE([.$AJ$2];[.$C10];[.AC$2]);[.$D$27:.$D$65];0)+MATCH(&quot;Za sobotę&quot;;[.$P:.$P];0)))));[.$D$21];IF(IF(ISERROR(INDIRECT(&quot;$G$&quot;&amp;MATCH(DATE([.$AJ$2];[.$C10];[.AC$2]);[.$D$27:.$D$65];0)+MATCH(&quot;Zaległy&quot;;[.$G:.$G];0)));FALSE();NOT(ISBLANK(INDIRECT(&quot;$G$&quot;&amp;MATCH(DATE([.$AJ$2];[.$C10];[.AC$2]);[.$D$27:.$D$65];0)+MATCH(&quot;Zaległy&quot;;[.$G:.$G];0)))));[.$D$20];IF(NOT(ISERROR(VLOOKUP(DATE([.$AJ$2];[.$C10];[.AC$2]);[.$AM:.$AM];1;0)));[.$D$19];&quot;&quot;))))))">
            <text:p/>
          </table:table-cell>
          <table:table-cell table:style-name="ce130" table:formula="of:=IF(MONTH(DATE([.$AJ$2];[.$C10];[.$D$2]))&lt;&gt;MONTH(DATE([.$AJ$2];[.$C10];[.AD$2]));[.$D$16];IF(COM.MICROSOFT.SWITCH(WEEKDAY(DATE([.$AJ$2];[.$C10];[.AD$2]));7;TRUE();1;TRUE();FALSE());[.$D$17];IF(NOT(ISERROR(VLOOKUP(DATE([.$AJ$2];[.$C10];[.AD$2]);[.$AL:.$AL];1;0)));[.$D$18];IF(IF(ISERROR(INDIRECT(&quot;$P$&quot;&amp;MATCH(DATE([.$AJ$2];[.$C10];[.AD$2]);[.$D$27:.$D$65];0)+MATCH(&quot;Za sobotę&quot;;[.$P:.$P];0)));FALSE();NOT(ISBLANK(INDIRECT(&quot;$P$&quot;&amp;MATCH(DATE([.$AJ$2];[.$C10];[.AD$2]);[.$D$27:.$D$65];0)+MATCH(&quot;Za sobotę&quot;;[.$P:.$P];0)))));[.$D$21];IF(IF(ISERROR(INDIRECT(&quot;$G$&quot;&amp;MATCH(DATE([.$AJ$2];[.$C10];[.AD$2]);[.$D$27:.$D$65];0)+MATCH(&quot;Zaległy&quot;;[.$G:.$G];0)));FALSE();NOT(ISBLANK(INDIRECT(&quot;$G$&quot;&amp;MATCH(DATE([.$AJ$2];[.$C10];[.AD$2]);[.$D$27:.$D$65];0)+MATCH(&quot;Zaległy&quot;;[.$G:.$G];0)))));[.$D$20];IF(NOT(ISERROR(VLOOKUP(DATE([.$AJ$2];[.$C10];[.AD$2]);[.$AM:.$AM];1;0)));[.$D$19];&quot;&quot;))))))">
            <text:p/>
          </table:table-cell>
          <table:table-cell table:style-name="ce130" table:formula="of:=IF(MONTH(DATE([.$AJ$2];[.$C10];[.$D$2]))&lt;&gt;MONTH(DATE([.$AJ$2];[.$C10];[.AE$2]));[.$D$16];IF(COM.MICROSOFT.SWITCH(WEEKDAY(DATE([.$AJ$2];[.$C10];[.AE$2]));7;TRUE();1;TRUE();FALSE());[.$D$17];IF(NOT(ISERROR(VLOOKUP(DATE([.$AJ$2];[.$C10];[.AE$2]);[.$AL:.$AL];1;0)));[.$D$18];IF(IF(ISERROR(INDIRECT(&quot;$P$&quot;&amp;MATCH(DATE([.$AJ$2];[.$C10];[.AE$2]);[.$D$27:.$D$65];0)+MATCH(&quot;Za sobotę&quot;;[.$P:.$P];0)));FALSE();NOT(ISBLANK(INDIRECT(&quot;$P$&quot;&amp;MATCH(DATE([.$AJ$2];[.$C10];[.AE$2]);[.$D$27:.$D$65];0)+MATCH(&quot;Za sobotę&quot;;[.$P:.$P];0)))));[.$D$21];IF(IF(ISERROR(INDIRECT(&quot;$G$&quot;&amp;MATCH(DATE([.$AJ$2];[.$C10];[.AE$2]);[.$D$27:.$D$65];0)+MATCH(&quot;Zaległy&quot;;[.$G:.$G];0)));FALSE();NOT(ISBLANK(INDIRECT(&quot;$G$&quot;&amp;MATCH(DATE([.$AJ$2];[.$C10];[.AE$2]);[.$D$27:.$D$65];0)+MATCH(&quot;Zaległy&quot;;[.$G:.$G];0)))));[.$D$20];IF(NOT(ISERROR(VLOOKUP(DATE([.$AJ$2];[.$C10];[.AE$2]);[.$AM:.$AM];1;0)));[.$D$19];&quot;&quot;))))))">
            <text:p/>
          </table:table-cell>
          <table:table-cell table:style-name="ce130" table:formula="of:=IF(MONTH(DATE([.$AJ$2];[.$C10];[.$D$2]))&lt;&gt;MONTH(DATE([.$AJ$2];[.$C10];[.AF$2]));[.$D$16];IF(COM.MICROSOFT.SWITCH(WEEKDAY(DATE([.$AJ$2];[.$C10];[.AF$2]));7;TRUE();1;TRUE();FALSE());[.$D$17];IF(NOT(ISERROR(VLOOKUP(DATE([.$AJ$2];[.$C10];[.AF$2]);[.$AL:.$AL];1;0)));[.$D$18];IF(IF(ISERROR(INDIRECT(&quot;$P$&quot;&amp;MATCH(DATE([.$AJ$2];[.$C10];[.AF$2]);[.$D$27:.$D$65];0)+MATCH(&quot;Za sobotę&quot;;[.$P:.$P];0)));FALSE();NOT(ISBLANK(INDIRECT(&quot;$P$&quot;&amp;MATCH(DATE([.$AJ$2];[.$C10];[.AF$2]);[.$D$27:.$D$65];0)+MATCH(&quot;Za sobotę&quot;;[.$P:.$P];0)))));[.$D$21];IF(IF(ISERROR(INDIRECT(&quot;$G$&quot;&amp;MATCH(DATE([.$AJ$2];[.$C10];[.AF$2]);[.$D$27:.$D$65];0)+MATCH(&quot;Zaległy&quot;;[.$G:.$G];0)));FALSE();NOT(ISBLANK(INDIRECT(&quot;$G$&quot;&amp;MATCH(DATE([.$AJ$2];[.$C10];[.AF$2]);[.$D$27:.$D$65];0)+MATCH(&quot;Zaległy&quot;;[.$G:.$G];0)))));[.$D$20];IF(NOT(ISERROR(VLOOKUP(DATE([.$AJ$2];[.$C10];[.AF$2]);[.$AM:.$AM];1;0)));[.$D$19];&quot;&quot;))))))">
            <text:p/>
          </table:table-cell>
          <table:table-cell table:style-name="ce130" table:formula="of:=IF(MONTH(DATE([.$AJ$2];[.$C10];[.$D$2]))&lt;&gt;MONTH(DATE([.$AJ$2];[.$C10];[.AG$2]));[.$D$16];IF(COM.MICROSOFT.SWITCH(WEEKDAY(DATE([.$AJ$2];[.$C10];[.AG$2]));7;TRUE();1;TRUE();FALSE());[.$D$17];IF(NOT(ISERROR(VLOOKUP(DATE([.$AJ$2];[.$C10];[.AG$2]);[.$AL:.$AL];1;0)));[.$D$18];IF(IF(ISERROR(INDIRECT(&quot;$P$&quot;&amp;MATCH(DATE([.$AJ$2];[.$C10];[.AG$2]);[.$D$27:.$D$65];0)+MATCH(&quot;Za sobotę&quot;;[.$P:.$P];0)));FALSE();NOT(ISBLANK(INDIRECT(&quot;$P$&quot;&amp;MATCH(DATE([.$AJ$2];[.$C10];[.AG$2]);[.$D$27:.$D$65];0)+MATCH(&quot;Za sobotę&quot;;[.$P:.$P];0)))));[.$D$21];IF(IF(ISERROR(INDIRECT(&quot;$G$&quot;&amp;MATCH(DATE([.$AJ$2];[.$C10];[.AG$2]);[.$D$27:.$D$65];0)+MATCH(&quot;Zaległy&quot;;[.$G:.$G];0)));FALSE();NOT(ISBLANK(INDIRECT(&quot;$G$&quot;&amp;MATCH(DATE([.$AJ$2];[.$C10];[.AG$2]);[.$D$27:.$D$65];0)+MATCH(&quot;Zaległy&quot;;[.$G:.$G];0)))));[.$D$20];IF(NOT(ISERROR(VLOOKUP(DATE([.$AJ$2];[.$C10];[.AG$2]);[.$AM:.$AM];1;0)));[.$D$19];&quot;&quot;))))))" office:value-type="string" office:string-value="–" calcext:value-type="string">
            <text:p>–</text:p>
          </table:table-cell>
          <table:table-cell table:style-name="ce133" table:formula="of:=IF(MONTH(DATE([.$AJ$2];[.$C10];[.$D$2]))&lt;&gt;MONTH(DATE([.$AJ$2];[.$C10];[.AH$2]));[.$D$16];IF(COM.MICROSOFT.SWITCH(WEEKDAY(DATE([.$AJ$2];[.$C10];[.AH$2]));7;TRUE();1;TRUE();FALSE());[.$D$17];IF(NOT(ISERROR(VLOOKUP(DATE([.$AJ$2];[.$C10];[.AH$2]);[.$AL:.$AL];1;0)));[.$D$18];IF(IF(ISERROR(INDIRECT(&quot;$P$&quot;&amp;MATCH(DATE([.$AJ$2];[.$C10];[.AH$2]);[.$D$27:.$D$65];0)+MATCH(&quot;Za sobotę&quot;;[.$P:.$P];0)));FALSE();NOT(ISBLANK(INDIRECT(&quot;$P$&quot;&amp;MATCH(DATE([.$AJ$2];[.$C10];[.AH$2]);[.$D$27:.$D$65];0)+MATCH(&quot;Za sobotę&quot;;[.$P:.$P];0)))));[.$D$21];IF(IF(ISERROR(INDIRECT(&quot;$G$&quot;&amp;MATCH(DATE([.$AJ$2];[.$C10];[.AH$2]);[.$D$27:.$D$65];0)+MATCH(&quot;Zaległy&quot;;[.$G:.$G];0)));FALSE();NOT(ISBLANK(INDIRECT(&quot;$G$&quot;&amp;MATCH(DATE([.$AJ$2];[.$C10];[.AH$2]);[.$D$27:.$D$65];0)+MATCH(&quot;Zaległy&quot;;[.$G:.$G];0)))));[.$D$20];IF(NOT(ISERROR(VLOOKUP(DATE([.$AJ$2];[.$C10];[.AH$2]);[.$AM:.$AM];1;0)));[.$D$19];&quot;&quot;))))))" office:value-type="string" office:string-value="–" calcext:value-type="string">
            <text:p>–</text:p>
          </table:table-cell>
          <table:table-cell table:style-name="Default"/>
          <table:table-cell table:style-name="ce135" office:value-type="string" calcext:value-type="string">
            <text:p>1.11</text:p>
          </table:table-cell>
          <table:table-cell table:style-name="Default" office:value-type="string" calcext:value-type="string">
            <text:p>SZTYWNE KAŻDEGO ROKU – Wszystkich Świętych</text:p>
          </table:table-cell>
          <table:table-cell table:formula="of:=IF(NOT(ISBLANK([.$AJ13]));IFERROR(DATEVALUE([.$AJ13]&amp;&quot;.&quot;&amp;[.$AJ$2]);DATE([.$AJ$2];MONTH([.$AJ13]);DAY([.$AJ13])));&quot;&quot;)" office:value-type="date" office:date-value="2025-12-26" calcext:value-type="date">
            <text:p>26 grudnia 2025 (piątek)</text:p>
          </table:table-cell>
          <table:table-cell table:style-name="ce62" table:formula="of:=IF(NOT(ISBLANK([.$D35]));IFERROR(DATEVALUE([.$D35]&amp;&quot;.&quot;&amp;[.$AJ$2]);DATE([.$AJ$2];MONTH([.$D35]);DAY([.$D3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1];1)" office:value-type="date" office:date-value="2025-09-01" calcext:value-type="date">
            <text:p>wrzesień</text:p>
          </table:table-cell>
          <table:table-cell table:style-name="ce45" office:value-type="float" office:value="9" calcext:value-type="float">
            <text:p>9</text:p>
          </table:table-cell>
          <table:table-cell table:style-name="ce126" table:formula="of:=IF(MONTH(DATE([.$AJ$2];[.$C11];[.$D$2]))&lt;&gt;MONTH(DATE([.$AJ$2];[.$C11];[.D$2]));[.$D$16];IF(COM.MICROSOFT.SWITCH(WEEKDAY(DATE([.$AJ$2];[.$C11];[.D$2]));7;TRUE();1;TRUE();FALSE());[.$D$17];IF(NOT(ISERROR(VLOOKUP(DATE([.$AJ$2];[.$C11];[.D$2]);[.$AL:.$AL];1;0)));[.$D$18];IF(IF(ISERROR(INDIRECT(&quot;$P$&quot;&amp;MATCH(DATE([.$AJ$2];[.$C11];[.D$2]);[.$D$27:.$D$65];0)+MATCH(&quot;Za sobotę&quot;;[.$P:.$P];0)));FALSE();NOT(ISBLANK(INDIRECT(&quot;$P$&quot;&amp;MATCH(DATE([.$AJ$2];[.$C11];[.D$2]);[.$D$27:.$D$65];0)+MATCH(&quot;Za sobotę&quot;;[.$P:.$P];0)))));[.$D$21];IF(IF(ISERROR(INDIRECT(&quot;$G$&quot;&amp;MATCH(DATE([.$AJ$2];[.$C11];[.D$2]);[.$D$27:.$D$65];0)+MATCH(&quot;Zaległy&quot;;[.$G:.$G];0)));FALSE();NOT(ISBLANK(INDIRECT(&quot;$G$&quot;&amp;MATCH(DATE([.$AJ$2];[.$C11];[.D$2]);[.$D$27:.$D$65];0)+MATCH(&quot;Zaległy&quot;;[.$G:.$G];0)))));[.$D$20];IF(NOT(ISERROR(VLOOKUP(DATE([.$AJ$2];[.$C11];[.D$2]);[.$AM:.$AM];1;0)));[.$D$19];&quot;&quot;))))))">
            <text:p/>
          </table:table-cell>
          <table:table-cell table:style-name="ce130" table:formula="of:=IF(MONTH(DATE([.$AJ$2];[.$C11];[.$D$2]))&lt;&gt;MONTH(DATE([.$AJ$2];[.$C11];[.E$2]));[.$D$16];IF(COM.MICROSOFT.SWITCH(WEEKDAY(DATE([.$AJ$2];[.$C11];[.E$2]));7;TRUE();1;TRUE();FALSE());[.$D$17];IF(NOT(ISERROR(VLOOKUP(DATE([.$AJ$2];[.$C11];[.E$2]);[.$AL:.$AL];1;0)));[.$D$18];IF(IF(ISERROR(INDIRECT(&quot;$P$&quot;&amp;MATCH(DATE([.$AJ$2];[.$C11];[.E$2]);[.$D$27:.$D$65];0)+MATCH(&quot;Za sobotę&quot;;[.$P:.$P];0)));FALSE();NOT(ISBLANK(INDIRECT(&quot;$P$&quot;&amp;MATCH(DATE([.$AJ$2];[.$C11];[.E$2]);[.$D$27:.$D$65];0)+MATCH(&quot;Za sobotę&quot;;[.$P:.$P];0)))));[.$D$21];IF(IF(ISERROR(INDIRECT(&quot;$G$&quot;&amp;MATCH(DATE([.$AJ$2];[.$C11];[.E$2]);[.$D$27:.$D$65];0)+MATCH(&quot;Zaległy&quot;;[.$G:.$G];0)));FALSE();NOT(ISBLANK(INDIRECT(&quot;$G$&quot;&amp;MATCH(DATE([.$AJ$2];[.$C11];[.E$2]);[.$D$27:.$D$65];0)+MATCH(&quot;Zaległy&quot;;[.$G:.$G];0)))));[.$D$20];IF(NOT(ISERROR(VLOOKUP(DATE([.$AJ$2];[.$C11];[.E$2]);[.$AM:.$AM];1;0)));[.$D$19];&quot;&quot;))))))">
            <text:p/>
          </table:table-cell>
          <table:table-cell table:style-name="ce130" table:formula="of:=IF(MONTH(DATE([.$AJ$2];[.$C11];[.$D$2]))&lt;&gt;MONTH(DATE([.$AJ$2];[.$C11];[.F$2]));[.$D$16];IF(COM.MICROSOFT.SWITCH(WEEKDAY(DATE([.$AJ$2];[.$C11];[.F$2]));7;TRUE();1;TRUE();FALSE());[.$D$17];IF(NOT(ISERROR(VLOOKUP(DATE([.$AJ$2];[.$C11];[.F$2]);[.$AL:.$AL];1;0)));[.$D$18];IF(IF(ISERROR(INDIRECT(&quot;$P$&quot;&amp;MATCH(DATE([.$AJ$2];[.$C11];[.F$2]);[.$D$27:.$D$65];0)+MATCH(&quot;Za sobotę&quot;;[.$P:.$P];0)));FALSE();NOT(ISBLANK(INDIRECT(&quot;$P$&quot;&amp;MATCH(DATE([.$AJ$2];[.$C11];[.F$2]);[.$D$27:.$D$65];0)+MATCH(&quot;Za sobotę&quot;;[.$P:.$P];0)))));[.$D$21];IF(IF(ISERROR(INDIRECT(&quot;$G$&quot;&amp;MATCH(DATE([.$AJ$2];[.$C11];[.F$2]);[.$D$27:.$D$65];0)+MATCH(&quot;Zaległy&quot;;[.$G:.$G];0)));FALSE();NOT(ISBLANK(INDIRECT(&quot;$G$&quot;&amp;MATCH(DATE([.$AJ$2];[.$C11];[.F$2]);[.$D$27:.$D$65];0)+MATCH(&quot;Zaległy&quot;;[.$G:.$G];0)))));[.$D$20];IF(NOT(ISERROR(VLOOKUP(DATE([.$AJ$2];[.$C11];[.F$2]);[.$AM:.$AM];1;0)));[.$D$19];&quot;&quot;))))))">
            <text:p/>
          </table:table-cell>
          <table:table-cell table:style-name="ce130" table:formula="of:=IF(MONTH(DATE([.$AJ$2];[.$C11];[.$D$2]))&lt;&gt;MONTH(DATE([.$AJ$2];[.$C11];[.G$2]));[.$D$16];IF(COM.MICROSOFT.SWITCH(WEEKDAY(DATE([.$AJ$2];[.$C11];[.G$2]));7;TRUE();1;TRUE();FALSE());[.$D$17];IF(NOT(ISERROR(VLOOKUP(DATE([.$AJ$2];[.$C11];[.G$2]);[.$AL:.$AL];1;0)));[.$D$18];IF(IF(ISERROR(INDIRECT(&quot;$P$&quot;&amp;MATCH(DATE([.$AJ$2];[.$C11];[.G$2]);[.$D$27:.$D$65];0)+MATCH(&quot;Za sobotę&quot;;[.$P:.$P];0)));FALSE();NOT(ISBLANK(INDIRECT(&quot;$P$&quot;&amp;MATCH(DATE([.$AJ$2];[.$C11];[.G$2]);[.$D$27:.$D$65];0)+MATCH(&quot;Za sobotę&quot;;[.$P:.$P];0)))));[.$D$21];IF(IF(ISERROR(INDIRECT(&quot;$G$&quot;&amp;MATCH(DATE([.$AJ$2];[.$C11];[.G$2]);[.$D$27:.$D$65];0)+MATCH(&quot;Zaległy&quot;;[.$G:.$G];0)));FALSE();NOT(ISBLANK(INDIRECT(&quot;$G$&quot;&amp;MATCH(DATE([.$AJ$2];[.$C11];[.G$2]);[.$D$27:.$D$65];0)+MATCH(&quot;Zaległy&quot;;[.$G:.$G];0)))));[.$D$20];IF(NOT(ISERROR(VLOOKUP(DATE([.$AJ$2];[.$C11];[.G$2]);[.$AM:.$AM];1;0)));[.$D$19];&quot;&quot;))))))">
            <text:p/>
          </table:table-cell>
          <table:table-cell table:style-name="ce130" table:formula="of:=IF(MONTH(DATE([.$AJ$2];[.$C11];[.$D$2]))&lt;&gt;MONTH(DATE([.$AJ$2];[.$C11];[.H$2]));[.$D$16];IF(COM.MICROSOFT.SWITCH(WEEKDAY(DATE([.$AJ$2];[.$C11];[.H$2]));7;TRUE();1;TRUE();FALSE());[.$D$17];IF(NOT(ISERROR(VLOOKUP(DATE([.$AJ$2];[.$C11];[.H$2]);[.$AL:.$AL];1;0)));[.$D$18];IF(IF(ISERROR(INDIRECT(&quot;$P$&quot;&amp;MATCH(DATE([.$AJ$2];[.$C11];[.H$2]);[.$D$27:.$D$65];0)+MATCH(&quot;Za sobotę&quot;;[.$P:.$P];0)));FALSE();NOT(ISBLANK(INDIRECT(&quot;$P$&quot;&amp;MATCH(DATE([.$AJ$2];[.$C11];[.H$2]);[.$D$27:.$D$65];0)+MATCH(&quot;Za sobotę&quot;;[.$P:.$P];0)))));[.$D$21];IF(IF(ISERROR(INDIRECT(&quot;$G$&quot;&amp;MATCH(DATE([.$AJ$2];[.$C11];[.H$2]);[.$D$27:.$D$65];0)+MATCH(&quot;Zaległy&quot;;[.$G:.$G];0)));FALSE();NOT(ISBLANK(INDIRECT(&quot;$G$&quot;&amp;MATCH(DATE([.$AJ$2];[.$C11];[.H$2]);[.$D$27:.$D$65];0)+MATCH(&quot;Zaległy&quot;;[.$G:.$G];0)))));[.$D$20];IF(NOT(ISERROR(VLOOKUP(DATE([.$AJ$2];[.$C11];[.H$2]);[.$AM:.$AM];1;0)));[.$D$19];&quot;&quot;))))))">
            <text:p/>
          </table:table-cell>
          <table:table-cell table:style-name="ce130" table:formula="of:=IF(MONTH(DATE([.$AJ$2];[.$C11];[.$D$2]))&lt;&gt;MONTH(DATE([.$AJ$2];[.$C11];[.I$2]));[.$D$16];IF(COM.MICROSOFT.SWITCH(WEEKDAY(DATE([.$AJ$2];[.$C11];[.I$2]));7;TRUE();1;TRUE();FALSE());[.$D$17];IF(NOT(ISERROR(VLOOKUP(DATE([.$AJ$2];[.$C11];[.I$2]);[.$AL:.$AL];1;0)));[.$D$18];IF(IF(ISERROR(INDIRECT(&quot;$P$&quot;&amp;MATCH(DATE([.$AJ$2];[.$C11];[.I$2]);[.$D$27:.$D$65];0)+MATCH(&quot;Za sobotę&quot;;[.$P:.$P];0)));FALSE();NOT(ISBLANK(INDIRECT(&quot;$P$&quot;&amp;MATCH(DATE([.$AJ$2];[.$C11];[.I$2]);[.$D$27:.$D$65];0)+MATCH(&quot;Za sobotę&quot;;[.$P:.$P];0)))));[.$D$21];IF(IF(ISERROR(INDIRECT(&quot;$G$&quot;&amp;MATCH(DATE([.$AJ$2];[.$C11];[.I$2]);[.$D$27:.$D$65];0)+MATCH(&quot;Zaległy&quot;;[.$G:.$G];0)));FALSE();NOT(ISBLANK(INDIRECT(&quot;$G$&quot;&amp;MATCH(DATE([.$AJ$2];[.$C11];[.I$2]);[.$D$27:.$D$65];0)+MATCH(&quot;Zaległy&quot;;[.$G:.$G];0)))));[.$D$20];IF(NOT(ISERROR(VLOOKUP(DATE([.$AJ$2];[.$C11];[.I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J$2]));[.$D$16];IF(COM.MICROSOFT.SWITCH(WEEKDAY(DATE([.$AJ$2];[.$C11];[.J$2]));7;TRUE();1;TRUE();FALSE());[.$D$17];IF(NOT(ISERROR(VLOOKUP(DATE([.$AJ$2];[.$C11];[.J$2]);[.$AL:.$AL];1;0)));[.$D$18];IF(IF(ISERROR(INDIRECT(&quot;$P$&quot;&amp;MATCH(DATE([.$AJ$2];[.$C11];[.J$2]);[.$D$27:.$D$65];0)+MATCH(&quot;Za sobotę&quot;;[.$P:.$P];0)));FALSE();NOT(ISBLANK(INDIRECT(&quot;$P$&quot;&amp;MATCH(DATE([.$AJ$2];[.$C11];[.J$2]);[.$D$27:.$D$65];0)+MATCH(&quot;Za sobotę&quot;;[.$P:.$P];0)))));[.$D$21];IF(IF(ISERROR(INDIRECT(&quot;$G$&quot;&amp;MATCH(DATE([.$AJ$2];[.$C11];[.J$2]);[.$D$27:.$D$65];0)+MATCH(&quot;Zaległy&quot;;[.$G:.$G];0)));FALSE();NOT(ISBLANK(INDIRECT(&quot;$G$&quot;&amp;MATCH(DATE([.$AJ$2];[.$C11];[.J$2]);[.$D$27:.$D$65];0)+MATCH(&quot;Zaległy&quot;;[.$G:.$G];0)))));[.$D$20];IF(NOT(ISERROR(VLOOKUP(DATE([.$AJ$2];[.$C11];[.J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K$2]));[.$D$16];IF(COM.MICROSOFT.SWITCH(WEEKDAY(DATE([.$AJ$2];[.$C11];[.K$2]));7;TRUE();1;TRUE();FALSE());[.$D$17];IF(NOT(ISERROR(VLOOKUP(DATE([.$AJ$2];[.$C11];[.K$2]);[.$AL:.$AL];1;0)));[.$D$18];IF(IF(ISERROR(INDIRECT(&quot;$P$&quot;&amp;MATCH(DATE([.$AJ$2];[.$C11];[.K$2]);[.$D$27:.$D$65];0)+MATCH(&quot;Za sobotę&quot;;[.$P:.$P];0)));FALSE();NOT(ISBLANK(INDIRECT(&quot;$P$&quot;&amp;MATCH(DATE([.$AJ$2];[.$C11];[.K$2]);[.$D$27:.$D$65];0)+MATCH(&quot;Za sobotę&quot;;[.$P:.$P];0)))));[.$D$21];IF(IF(ISERROR(INDIRECT(&quot;$G$&quot;&amp;MATCH(DATE([.$AJ$2];[.$C11];[.K$2]);[.$D$27:.$D$65];0)+MATCH(&quot;Zaległy&quot;;[.$G:.$G];0)));FALSE();NOT(ISBLANK(INDIRECT(&quot;$G$&quot;&amp;MATCH(DATE([.$AJ$2];[.$C11];[.K$2]);[.$D$27:.$D$65];0)+MATCH(&quot;Zaległy&quot;;[.$G:.$G];0)))));[.$D$20];IF(NOT(ISERROR(VLOOKUP(DATE([.$AJ$2];[.$C11];[.K$2]);[.$AM:.$AM];1;0)));[.$D$19];&quot;&quot;))))))">
            <text:p/>
          </table:table-cell>
          <table:table-cell table:style-name="ce130" table:formula="of:=IF(MONTH(DATE([.$AJ$2];[.$C11];[.$D$2]))&lt;&gt;MONTH(DATE([.$AJ$2];[.$C11];[.L$2]));[.$D$16];IF(COM.MICROSOFT.SWITCH(WEEKDAY(DATE([.$AJ$2];[.$C11];[.L$2]));7;TRUE();1;TRUE();FALSE());[.$D$17];IF(NOT(ISERROR(VLOOKUP(DATE([.$AJ$2];[.$C11];[.L$2]);[.$AL:.$AL];1;0)));[.$D$18];IF(IF(ISERROR(INDIRECT(&quot;$P$&quot;&amp;MATCH(DATE([.$AJ$2];[.$C11];[.L$2]);[.$D$27:.$D$65];0)+MATCH(&quot;Za sobotę&quot;;[.$P:.$P];0)));FALSE();NOT(ISBLANK(INDIRECT(&quot;$P$&quot;&amp;MATCH(DATE([.$AJ$2];[.$C11];[.L$2]);[.$D$27:.$D$65];0)+MATCH(&quot;Za sobotę&quot;;[.$P:.$P];0)))));[.$D$21];IF(IF(ISERROR(INDIRECT(&quot;$G$&quot;&amp;MATCH(DATE([.$AJ$2];[.$C11];[.L$2]);[.$D$27:.$D$65];0)+MATCH(&quot;Zaległy&quot;;[.$G:.$G];0)));FALSE();NOT(ISBLANK(INDIRECT(&quot;$G$&quot;&amp;MATCH(DATE([.$AJ$2];[.$C11];[.L$2]);[.$D$27:.$D$65];0)+MATCH(&quot;Zaległy&quot;;[.$G:.$G];0)))));[.$D$20];IF(NOT(ISERROR(VLOOKUP(DATE([.$AJ$2];[.$C11];[.L$2]);[.$AM:.$AM];1;0)));[.$D$19];&quot;&quot;))))))">
            <text:p/>
          </table:table-cell>
          <table:table-cell table:style-name="ce130" table:formula="of:=IF(MONTH(DATE([.$AJ$2];[.$C11];[.$D$2]))&lt;&gt;MONTH(DATE([.$AJ$2];[.$C11];[.M$2]));[.$D$16];IF(COM.MICROSOFT.SWITCH(WEEKDAY(DATE([.$AJ$2];[.$C11];[.M$2]));7;TRUE();1;TRUE();FALSE());[.$D$17];IF(NOT(ISERROR(VLOOKUP(DATE([.$AJ$2];[.$C11];[.M$2]);[.$AL:.$AL];1;0)));[.$D$18];IF(IF(ISERROR(INDIRECT(&quot;$P$&quot;&amp;MATCH(DATE([.$AJ$2];[.$C11];[.M$2]);[.$D$27:.$D$65];0)+MATCH(&quot;Za sobotę&quot;;[.$P:.$P];0)));FALSE();NOT(ISBLANK(INDIRECT(&quot;$P$&quot;&amp;MATCH(DATE([.$AJ$2];[.$C11];[.M$2]);[.$D$27:.$D$65];0)+MATCH(&quot;Za sobotę&quot;;[.$P:.$P];0)))));[.$D$21];IF(IF(ISERROR(INDIRECT(&quot;$G$&quot;&amp;MATCH(DATE([.$AJ$2];[.$C11];[.M$2]);[.$D$27:.$D$65];0)+MATCH(&quot;Zaległy&quot;;[.$G:.$G];0)));FALSE();NOT(ISBLANK(INDIRECT(&quot;$G$&quot;&amp;MATCH(DATE([.$AJ$2];[.$C11];[.M$2]);[.$D$27:.$D$65];0)+MATCH(&quot;Zaległy&quot;;[.$G:.$G];0)))));[.$D$20];IF(NOT(ISERROR(VLOOKUP(DATE([.$AJ$2];[.$C11];[.M$2]);[.$AM:.$AM];1;0)));[.$D$19];&quot;&quot;))))))">
            <text:p/>
          </table:table-cell>
          <table:table-cell table:style-name="ce130" table:formula="of:=IF(MONTH(DATE([.$AJ$2];[.$C11];[.$D$2]))&lt;&gt;MONTH(DATE([.$AJ$2];[.$C11];[.N$2]));[.$D$16];IF(COM.MICROSOFT.SWITCH(WEEKDAY(DATE([.$AJ$2];[.$C11];[.N$2]));7;TRUE();1;TRUE();FALSE());[.$D$17];IF(NOT(ISERROR(VLOOKUP(DATE([.$AJ$2];[.$C11];[.N$2]);[.$AL:.$AL];1;0)));[.$D$18];IF(IF(ISERROR(INDIRECT(&quot;$P$&quot;&amp;MATCH(DATE([.$AJ$2];[.$C11];[.N$2]);[.$D$27:.$D$65];0)+MATCH(&quot;Za sobotę&quot;;[.$P:.$P];0)));FALSE();NOT(ISBLANK(INDIRECT(&quot;$P$&quot;&amp;MATCH(DATE([.$AJ$2];[.$C11];[.N$2]);[.$D$27:.$D$65];0)+MATCH(&quot;Za sobotę&quot;;[.$P:.$P];0)))));[.$D$21];IF(IF(ISERROR(INDIRECT(&quot;$G$&quot;&amp;MATCH(DATE([.$AJ$2];[.$C11];[.N$2]);[.$D$27:.$D$65];0)+MATCH(&quot;Zaległy&quot;;[.$G:.$G];0)));FALSE();NOT(ISBLANK(INDIRECT(&quot;$G$&quot;&amp;MATCH(DATE([.$AJ$2];[.$C11];[.N$2]);[.$D$27:.$D$65];0)+MATCH(&quot;Zaległy&quot;;[.$G:.$G];0)))));[.$D$20];IF(NOT(ISERROR(VLOOKUP(DATE([.$AJ$2];[.$C11];[.N$2]);[.$AM:.$AM];1;0)));[.$D$19];&quot;&quot;))))))">
            <text:p/>
          </table:table-cell>
          <table:table-cell table:style-name="ce130" table:formula="of:=IF(MONTH(DATE([.$AJ$2];[.$C11];[.$D$2]))&lt;&gt;MONTH(DATE([.$AJ$2];[.$C11];[.O$2]));[.$D$16];IF(COM.MICROSOFT.SWITCH(WEEKDAY(DATE([.$AJ$2];[.$C11];[.O$2]));7;TRUE();1;TRUE();FALSE());[.$D$17];IF(NOT(ISERROR(VLOOKUP(DATE([.$AJ$2];[.$C11];[.O$2]);[.$AL:.$AL];1;0)));[.$D$18];IF(IF(ISERROR(INDIRECT(&quot;$P$&quot;&amp;MATCH(DATE([.$AJ$2];[.$C11];[.O$2]);[.$D$27:.$D$65];0)+MATCH(&quot;Za sobotę&quot;;[.$P:.$P];0)));FALSE();NOT(ISBLANK(INDIRECT(&quot;$P$&quot;&amp;MATCH(DATE([.$AJ$2];[.$C11];[.O$2]);[.$D$27:.$D$65];0)+MATCH(&quot;Za sobotę&quot;;[.$P:.$P];0)))));[.$D$21];IF(IF(ISERROR(INDIRECT(&quot;$G$&quot;&amp;MATCH(DATE([.$AJ$2];[.$C11];[.O$2]);[.$D$27:.$D$65];0)+MATCH(&quot;Zaległy&quot;;[.$G:.$G];0)));FALSE();NOT(ISBLANK(INDIRECT(&quot;$G$&quot;&amp;MATCH(DATE([.$AJ$2];[.$C11];[.O$2]);[.$D$27:.$D$65];0)+MATCH(&quot;Zaległy&quot;;[.$G:.$G];0)))));[.$D$20];IF(NOT(ISERROR(VLOOKUP(DATE([.$AJ$2];[.$C11];[.O$2]);[.$AM:.$AM];1;0)));[.$D$19];&quot;&quot;))))))">
            <text:p/>
          </table:table-cell>
          <table:table-cell table:style-name="ce130" table:formula="of:=IF(MONTH(DATE([.$AJ$2];[.$C11];[.$D$2]))&lt;&gt;MONTH(DATE([.$AJ$2];[.$C11];[.P$2]));[.$D$16];IF(COM.MICROSOFT.SWITCH(WEEKDAY(DATE([.$AJ$2];[.$C11];[.P$2]));7;TRUE();1;TRUE();FALSE());[.$D$17];IF(NOT(ISERROR(VLOOKUP(DATE([.$AJ$2];[.$C11];[.P$2]);[.$AL:.$AL];1;0)));[.$D$18];IF(IF(ISERROR(INDIRECT(&quot;$P$&quot;&amp;MATCH(DATE([.$AJ$2];[.$C11];[.P$2]);[.$D$27:.$D$65];0)+MATCH(&quot;Za sobotę&quot;;[.$P:.$P];0)));FALSE();NOT(ISBLANK(INDIRECT(&quot;$P$&quot;&amp;MATCH(DATE([.$AJ$2];[.$C11];[.P$2]);[.$D$27:.$D$65];0)+MATCH(&quot;Za sobotę&quot;;[.$P:.$P];0)))));[.$D$21];IF(IF(ISERROR(INDIRECT(&quot;$G$&quot;&amp;MATCH(DATE([.$AJ$2];[.$C11];[.P$2]);[.$D$27:.$D$65];0)+MATCH(&quot;Zaległy&quot;;[.$G:.$G];0)));FALSE();NOT(ISBLANK(INDIRECT(&quot;$G$&quot;&amp;MATCH(DATE([.$AJ$2];[.$C11];[.P$2]);[.$D$27:.$D$65];0)+MATCH(&quot;Zaległy&quot;;[.$G:.$G];0)))));[.$D$20];IF(NOT(ISERROR(VLOOKUP(DATE([.$AJ$2];[.$C11];[.P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Q$2]));[.$D$16];IF(COM.MICROSOFT.SWITCH(WEEKDAY(DATE([.$AJ$2];[.$C11];[.Q$2]));7;TRUE();1;TRUE();FALSE());[.$D$17];IF(NOT(ISERROR(VLOOKUP(DATE([.$AJ$2];[.$C11];[.Q$2]);[.$AL:.$AL];1;0)));[.$D$18];IF(IF(ISERROR(INDIRECT(&quot;$P$&quot;&amp;MATCH(DATE([.$AJ$2];[.$C11];[.Q$2]);[.$D$27:.$D$65];0)+MATCH(&quot;Za sobotę&quot;;[.$P:.$P];0)));FALSE();NOT(ISBLANK(INDIRECT(&quot;$P$&quot;&amp;MATCH(DATE([.$AJ$2];[.$C11];[.Q$2]);[.$D$27:.$D$65];0)+MATCH(&quot;Za sobotę&quot;;[.$P:.$P];0)))));[.$D$21];IF(IF(ISERROR(INDIRECT(&quot;$G$&quot;&amp;MATCH(DATE([.$AJ$2];[.$C11];[.Q$2]);[.$D$27:.$D$65];0)+MATCH(&quot;Zaległy&quot;;[.$G:.$G];0)));FALSE();NOT(ISBLANK(INDIRECT(&quot;$G$&quot;&amp;MATCH(DATE([.$AJ$2];[.$C11];[.Q$2]);[.$D$27:.$D$65];0)+MATCH(&quot;Zaległy&quot;;[.$G:.$G];0)))));[.$D$20];IF(NOT(ISERROR(VLOOKUP(DATE([.$AJ$2];[.$C11];[.Q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R$2]));[.$D$16];IF(COM.MICROSOFT.SWITCH(WEEKDAY(DATE([.$AJ$2];[.$C11];[.R$2]));7;TRUE();1;TRUE();FALSE());[.$D$17];IF(NOT(ISERROR(VLOOKUP(DATE([.$AJ$2];[.$C11];[.R$2]);[.$AL:.$AL];1;0)));[.$D$18];IF(IF(ISERROR(INDIRECT(&quot;$P$&quot;&amp;MATCH(DATE([.$AJ$2];[.$C11];[.R$2]);[.$D$27:.$D$65];0)+MATCH(&quot;Za sobotę&quot;;[.$P:.$P];0)));FALSE();NOT(ISBLANK(INDIRECT(&quot;$P$&quot;&amp;MATCH(DATE([.$AJ$2];[.$C11];[.R$2]);[.$D$27:.$D$65];0)+MATCH(&quot;Za sobotę&quot;;[.$P:.$P];0)))));[.$D$21];IF(IF(ISERROR(INDIRECT(&quot;$G$&quot;&amp;MATCH(DATE([.$AJ$2];[.$C11];[.R$2]);[.$D$27:.$D$65];0)+MATCH(&quot;Zaległy&quot;;[.$G:.$G];0)));FALSE();NOT(ISBLANK(INDIRECT(&quot;$G$&quot;&amp;MATCH(DATE([.$AJ$2];[.$C11];[.R$2]);[.$D$27:.$D$65];0)+MATCH(&quot;Zaległy&quot;;[.$G:.$G];0)))));[.$D$20];IF(NOT(ISERROR(VLOOKUP(DATE([.$AJ$2];[.$C11];[.R$2]);[.$AM:.$AM];1;0)));[.$D$19];&quot;&quot;))))))">
            <text:p/>
          </table:table-cell>
          <table:table-cell table:style-name="ce130" table:formula="of:=IF(MONTH(DATE([.$AJ$2];[.$C11];[.$D$2]))&lt;&gt;MONTH(DATE([.$AJ$2];[.$C11];[.S$2]));[.$D$16];IF(COM.MICROSOFT.SWITCH(WEEKDAY(DATE([.$AJ$2];[.$C11];[.S$2]));7;TRUE();1;TRUE();FALSE());[.$D$17];IF(NOT(ISERROR(VLOOKUP(DATE([.$AJ$2];[.$C11];[.S$2]);[.$AL:.$AL];1;0)));[.$D$18];IF(IF(ISERROR(INDIRECT(&quot;$P$&quot;&amp;MATCH(DATE([.$AJ$2];[.$C11];[.S$2]);[.$D$27:.$D$65];0)+MATCH(&quot;Za sobotę&quot;;[.$P:.$P];0)));FALSE();NOT(ISBLANK(INDIRECT(&quot;$P$&quot;&amp;MATCH(DATE([.$AJ$2];[.$C11];[.S$2]);[.$D$27:.$D$65];0)+MATCH(&quot;Za sobotę&quot;;[.$P:.$P];0)))));[.$D$21];IF(IF(ISERROR(INDIRECT(&quot;$G$&quot;&amp;MATCH(DATE([.$AJ$2];[.$C11];[.S$2]);[.$D$27:.$D$65];0)+MATCH(&quot;Zaległy&quot;;[.$G:.$G];0)));FALSE();NOT(ISBLANK(INDIRECT(&quot;$G$&quot;&amp;MATCH(DATE([.$AJ$2];[.$C11];[.S$2]);[.$D$27:.$D$65];0)+MATCH(&quot;Zaległy&quot;;[.$G:.$G];0)))));[.$D$20];IF(NOT(ISERROR(VLOOKUP(DATE([.$AJ$2];[.$C11];[.S$2]);[.$AM:.$AM];1;0)));[.$D$19];&quot;&quot;))))))">
            <text:p/>
          </table:table-cell>
          <table:table-cell table:style-name="ce130" table:formula="of:=IF(MONTH(DATE([.$AJ$2];[.$C11];[.$D$2]))&lt;&gt;MONTH(DATE([.$AJ$2];[.$C11];[.T$2]));[.$D$16];IF(COM.MICROSOFT.SWITCH(WEEKDAY(DATE([.$AJ$2];[.$C11];[.T$2]));7;TRUE();1;TRUE();FALSE());[.$D$17];IF(NOT(ISERROR(VLOOKUP(DATE([.$AJ$2];[.$C11];[.T$2]);[.$AL:.$AL];1;0)));[.$D$18];IF(IF(ISERROR(INDIRECT(&quot;$P$&quot;&amp;MATCH(DATE([.$AJ$2];[.$C11];[.T$2]);[.$D$27:.$D$65];0)+MATCH(&quot;Za sobotę&quot;;[.$P:.$P];0)));FALSE();NOT(ISBLANK(INDIRECT(&quot;$P$&quot;&amp;MATCH(DATE([.$AJ$2];[.$C11];[.T$2]);[.$D$27:.$D$65];0)+MATCH(&quot;Za sobotę&quot;;[.$P:.$P];0)))));[.$D$21];IF(IF(ISERROR(INDIRECT(&quot;$G$&quot;&amp;MATCH(DATE([.$AJ$2];[.$C11];[.T$2]);[.$D$27:.$D$65];0)+MATCH(&quot;Zaległy&quot;;[.$G:.$G];0)));FALSE();NOT(ISBLANK(INDIRECT(&quot;$G$&quot;&amp;MATCH(DATE([.$AJ$2];[.$C11];[.T$2]);[.$D$27:.$D$65];0)+MATCH(&quot;Zaległy&quot;;[.$G:.$G];0)))));[.$D$20];IF(NOT(ISERROR(VLOOKUP(DATE([.$AJ$2];[.$C11];[.T$2]);[.$AM:.$AM];1;0)));[.$D$19];&quot;&quot;))))))">
            <text:p/>
          </table:table-cell>
          <table:table-cell table:style-name="ce130" table:formula="of:=IF(MONTH(DATE([.$AJ$2];[.$C11];[.$D$2]))&lt;&gt;MONTH(DATE([.$AJ$2];[.$C11];[.U$2]));[.$D$16];IF(COM.MICROSOFT.SWITCH(WEEKDAY(DATE([.$AJ$2];[.$C11];[.U$2]));7;TRUE();1;TRUE();FALSE());[.$D$17];IF(NOT(ISERROR(VLOOKUP(DATE([.$AJ$2];[.$C11];[.U$2]);[.$AL:.$AL];1;0)));[.$D$18];IF(IF(ISERROR(INDIRECT(&quot;$P$&quot;&amp;MATCH(DATE([.$AJ$2];[.$C11];[.U$2]);[.$D$27:.$D$65];0)+MATCH(&quot;Za sobotę&quot;;[.$P:.$P];0)));FALSE();NOT(ISBLANK(INDIRECT(&quot;$P$&quot;&amp;MATCH(DATE([.$AJ$2];[.$C11];[.U$2]);[.$D$27:.$D$65];0)+MATCH(&quot;Za sobotę&quot;;[.$P:.$P];0)))));[.$D$21];IF(IF(ISERROR(INDIRECT(&quot;$G$&quot;&amp;MATCH(DATE([.$AJ$2];[.$C11];[.U$2]);[.$D$27:.$D$65];0)+MATCH(&quot;Zaległy&quot;;[.$G:.$G];0)));FALSE();NOT(ISBLANK(INDIRECT(&quot;$G$&quot;&amp;MATCH(DATE([.$AJ$2];[.$C11];[.U$2]);[.$D$27:.$D$65];0)+MATCH(&quot;Zaległy&quot;;[.$G:.$G];0)))));[.$D$20];IF(NOT(ISERROR(VLOOKUP(DATE([.$AJ$2];[.$C11];[.U$2]);[.$AM:.$AM];1;0)));[.$D$19];&quot;&quot;))))))">
            <text:p/>
          </table:table-cell>
          <table:table-cell table:style-name="ce130" table:formula="of:=IF(MONTH(DATE([.$AJ$2];[.$C11];[.$D$2]))&lt;&gt;MONTH(DATE([.$AJ$2];[.$C11];[.V$2]));[.$D$16];IF(COM.MICROSOFT.SWITCH(WEEKDAY(DATE([.$AJ$2];[.$C11];[.V$2]));7;TRUE();1;TRUE();FALSE());[.$D$17];IF(NOT(ISERROR(VLOOKUP(DATE([.$AJ$2];[.$C11];[.V$2]);[.$AL:.$AL];1;0)));[.$D$18];IF(IF(ISERROR(INDIRECT(&quot;$P$&quot;&amp;MATCH(DATE([.$AJ$2];[.$C11];[.V$2]);[.$D$27:.$D$65];0)+MATCH(&quot;Za sobotę&quot;;[.$P:.$P];0)));FALSE();NOT(ISBLANK(INDIRECT(&quot;$P$&quot;&amp;MATCH(DATE([.$AJ$2];[.$C11];[.V$2]);[.$D$27:.$D$65];0)+MATCH(&quot;Za sobotę&quot;;[.$P:.$P];0)))));[.$D$21];IF(IF(ISERROR(INDIRECT(&quot;$G$&quot;&amp;MATCH(DATE([.$AJ$2];[.$C11];[.V$2]);[.$D$27:.$D$65];0)+MATCH(&quot;Zaległy&quot;;[.$G:.$G];0)));FALSE();NOT(ISBLANK(INDIRECT(&quot;$G$&quot;&amp;MATCH(DATE([.$AJ$2];[.$C11];[.V$2]);[.$D$27:.$D$65];0)+MATCH(&quot;Zaległy&quot;;[.$G:.$G];0)))));[.$D$20];IF(NOT(ISERROR(VLOOKUP(DATE([.$AJ$2];[.$C11];[.V$2]);[.$AM:.$AM];1;0)));[.$D$19];&quot;&quot;))))))">
            <text:p/>
          </table:table-cell>
          <table:table-cell table:style-name="ce130" table:formula="of:=IF(MONTH(DATE([.$AJ$2];[.$C11];[.$D$2]))&lt;&gt;MONTH(DATE([.$AJ$2];[.$C11];[.W$2]));[.$D$16];IF(COM.MICROSOFT.SWITCH(WEEKDAY(DATE([.$AJ$2];[.$C11];[.W$2]));7;TRUE();1;TRUE();FALSE());[.$D$17];IF(NOT(ISERROR(VLOOKUP(DATE([.$AJ$2];[.$C11];[.W$2]);[.$AL:.$AL];1;0)));[.$D$18];IF(IF(ISERROR(INDIRECT(&quot;$P$&quot;&amp;MATCH(DATE([.$AJ$2];[.$C11];[.W$2]);[.$D$27:.$D$65];0)+MATCH(&quot;Za sobotę&quot;;[.$P:.$P];0)));FALSE();NOT(ISBLANK(INDIRECT(&quot;$P$&quot;&amp;MATCH(DATE([.$AJ$2];[.$C11];[.W$2]);[.$D$27:.$D$65];0)+MATCH(&quot;Za sobotę&quot;;[.$P:.$P];0)))));[.$D$21];IF(IF(ISERROR(INDIRECT(&quot;$G$&quot;&amp;MATCH(DATE([.$AJ$2];[.$C11];[.W$2]);[.$D$27:.$D$65];0)+MATCH(&quot;Zaległy&quot;;[.$G:.$G];0)));FALSE();NOT(ISBLANK(INDIRECT(&quot;$G$&quot;&amp;MATCH(DATE([.$AJ$2];[.$C11];[.W$2]);[.$D$27:.$D$65];0)+MATCH(&quot;Zaległy&quot;;[.$G:.$G];0)))));[.$D$20];IF(NOT(ISERROR(VLOOKUP(DATE([.$AJ$2];[.$C11];[.W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X$2]));[.$D$16];IF(COM.MICROSOFT.SWITCH(WEEKDAY(DATE([.$AJ$2];[.$C11];[.X$2]));7;TRUE();1;TRUE();FALSE());[.$D$17];IF(NOT(ISERROR(VLOOKUP(DATE([.$AJ$2];[.$C11];[.X$2]);[.$AL:.$AL];1;0)));[.$D$18];IF(IF(ISERROR(INDIRECT(&quot;$P$&quot;&amp;MATCH(DATE([.$AJ$2];[.$C11];[.X$2]);[.$D$27:.$D$65];0)+MATCH(&quot;Za sobotę&quot;;[.$P:.$P];0)));FALSE();NOT(ISBLANK(INDIRECT(&quot;$P$&quot;&amp;MATCH(DATE([.$AJ$2];[.$C11];[.X$2]);[.$D$27:.$D$65];0)+MATCH(&quot;Za sobotę&quot;;[.$P:.$P];0)))));[.$D$21];IF(IF(ISERROR(INDIRECT(&quot;$G$&quot;&amp;MATCH(DATE([.$AJ$2];[.$C11];[.X$2]);[.$D$27:.$D$65];0)+MATCH(&quot;Zaległy&quot;;[.$G:.$G];0)));FALSE();NOT(ISBLANK(INDIRECT(&quot;$G$&quot;&amp;MATCH(DATE([.$AJ$2];[.$C11];[.X$2]);[.$D$27:.$D$65];0)+MATCH(&quot;Zaległy&quot;;[.$G:.$G];0)))));[.$D$20];IF(NOT(ISERROR(VLOOKUP(DATE([.$AJ$2];[.$C11];[.X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Y$2]));[.$D$16];IF(COM.MICROSOFT.SWITCH(WEEKDAY(DATE([.$AJ$2];[.$C11];[.Y$2]));7;TRUE();1;TRUE();FALSE());[.$D$17];IF(NOT(ISERROR(VLOOKUP(DATE([.$AJ$2];[.$C11];[.Y$2]);[.$AL:.$AL];1;0)));[.$D$18];IF(IF(ISERROR(INDIRECT(&quot;$P$&quot;&amp;MATCH(DATE([.$AJ$2];[.$C11];[.Y$2]);[.$D$27:.$D$65];0)+MATCH(&quot;Za sobotę&quot;;[.$P:.$P];0)));FALSE();NOT(ISBLANK(INDIRECT(&quot;$P$&quot;&amp;MATCH(DATE([.$AJ$2];[.$C11];[.Y$2]);[.$D$27:.$D$65];0)+MATCH(&quot;Za sobotę&quot;;[.$P:.$P];0)))));[.$D$21];IF(IF(ISERROR(INDIRECT(&quot;$G$&quot;&amp;MATCH(DATE([.$AJ$2];[.$C11];[.Y$2]);[.$D$27:.$D$65];0)+MATCH(&quot;Zaległy&quot;;[.$G:.$G];0)));FALSE();NOT(ISBLANK(INDIRECT(&quot;$G$&quot;&amp;MATCH(DATE([.$AJ$2];[.$C11];[.Y$2]);[.$D$27:.$D$65];0)+MATCH(&quot;Zaległy&quot;;[.$G:.$G];0)))));[.$D$20];IF(NOT(ISERROR(VLOOKUP(DATE([.$AJ$2];[.$C11];[.Y$2]);[.$AM:.$AM];1;0)));[.$D$19];&quot;&quot;))))))">
            <text:p/>
          </table:table-cell>
          <table:table-cell table:style-name="ce130" table:formula="of:=IF(MONTH(DATE([.$AJ$2];[.$C11];[.$D$2]))&lt;&gt;MONTH(DATE([.$AJ$2];[.$C11];[.Z$2]));[.$D$16];IF(COM.MICROSOFT.SWITCH(WEEKDAY(DATE([.$AJ$2];[.$C11];[.Z$2]));7;TRUE();1;TRUE();FALSE());[.$D$17];IF(NOT(ISERROR(VLOOKUP(DATE([.$AJ$2];[.$C11];[.Z$2]);[.$AL:.$AL];1;0)));[.$D$18];IF(IF(ISERROR(INDIRECT(&quot;$P$&quot;&amp;MATCH(DATE([.$AJ$2];[.$C11];[.Z$2]);[.$D$27:.$D$65];0)+MATCH(&quot;Za sobotę&quot;;[.$P:.$P];0)));FALSE();NOT(ISBLANK(INDIRECT(&quot;$P$&quot;&amp;MATCH(DATE([.$AJ$2];[.$C11];[.Z$2]);[.$D$27:.$D$65];0)+MATCH(&quot;Za sobotę&quot;;[.$P:.$P];0)))));[.$D$21];IF(IF(ISERROR(INDIRECT(&quot;$G$&quot;&amp;MATCH(DATE([.$AJ$2];[.$C11];[.Z$2]);[.$D$27:.$D$65];0)+MATCH(&quot;Zaległy&quot;;[.$G:.$G];0)));FALSE();NOT(ISBLANK(INDIRECT(&quot;$G$&quot;&amp;MATCH(DATE([.$AJ$2];[.$C11];[.Z$2]);[.$D$27:.$D$65];0)+MATCH(&quot;Zaległy&quot;;[.$G:.$G];0)))));[.$D$20];IF(NOT(ISERROR(VLOOKUP(DATE([.$AJ$2];[.$C11];[.Z$2]);[.$AM:.$AM];1;0)));[.$D$19];&quot;&quot;))))))">
            <text:p/>
          </table:table-cell>
          <table:table-cell table:style-name="ce130" table:formula="of:=IF(MONTH(DATE([.$AJ$2];[.$C11];[.$D$2]))&lt;&gt;MONTH(DATE([.$AJ$2];[.$C11];[.AA$2]));[.$D$16];IF(COM.MICROSOFT.SWITCH(WEEKDAY(DATE([.$AJ$2];[.$C11];[.AA$2]));7;TRUE();1;TRUE();FALSE());[.$D$17];IF(NOT(ISERROR(VLOOKUP(DATE([.$AJ$2];[.$C11];[.AA$2]);[.$AL:.$AL];1;0)));[.$D$18];IF(IF(ISERROR(INDIRECT(&quot;$P$&quot;&amp;MATCH(DATE([.$AJ$2];[.$C11];[.AA$2]);[.$D$27:.$D$65];0)+MATCH(&quot;Za sobotę&quot;;[.$P:.$P];0)));FALSE();NOT(ISBLANK(INDIRECT(&quot;$P$&quot;&amp;MATCH(DATE([.$AJ$2];[.$C11];[.AA$2]);[.$D$27:.$D$65];0)+MATCH(&quot;Za sobotę&quot;;[.$P:.$P];0)))));[.$D$21];IF(IF(ISERROR(INDIRECT(&quot;$G$&quot;&amp;MATCH(DATE([.$AJ$2];[.$C11];[.AA$2]);[.$D$27:.$D$65];0)+MATCH(&quot;Zaległy&quot;;[.$G:.$G];0)));FALSE();NOT(ISBLANK(INDIRECT(&quot;$G$&quot;&amp;MATCH(DATE([.$AJ$2];[.$C11];[.AA$2]);[.$D$27:.$D$65];0)+MATCH(&quot;Zaległy&quot;;[.$G:.$G];0)))));[.$D$20];IF(NOT(ISERROR(VLOOKUP(DATE([.$AJ$2];[.$C11];[.AA$2]);[.$AM:.$AM];1;0)));[.$D$19];&quot;&quot;))))))">
            <text:p/>
          </table:table-cell>
          <table:table-cell table:style-name="ce130" table:formula="of:=IF(MONTH(DATE([.$AJ$2];[.$C11];[.$D$2]))&lt;&gt;MONTH(DATE([.$AJ$2];[.$C11];[.AB$2]));[.$D$16];IF(COM.MICROSOFT.SWITCH(WEEKDAY(DATE([.$AJ$2];[.$C11];[.AB$2]));7;TRUE();1;TRUE();FALSE());[.$D$17];IF(NOT(ISERROR(VLOOKUP(DATE([.$AJ$2];[.$C11];[.AB$2]);[.$AL:.$AL];1;0)));[.$D$18];IF(IF(ISERROR(INDIRECT(&quot;$P$&quot;&amp;MATCH(DATE([.$AJ$2];[.$C11];[.AB$2]);[.$D$27:.$D$65];0)+MATCH(&quot;Za sobotę&quot;;[.$P:.$P];0)));FALSE();NOT(ISBLANK(INDIRECT(&quot;$P$&quot;&amp;MATCH(DATE([.$AJ$2];[.$C11];[.AB$2]);[.$D$27:.$D$65];0)+MATCH(&quot;Za sobotę&quot;;[.$P:.$P];0)))));[.$D$21];IF(IF(ISERROR(INDIRECT(&quot;$G$&quot;&amp;MATCH(DATE([.$AJ$2];[.$C11];[.AB$2]);[.$D$27:.$D$65];0)+MATCH(&quot;Zaległy&quot;;[.$G:.$G];0)));FALSE();NOT(ISBLANK(INDIRECT(&quot;$G$&quot;&amp;MATCH(DATE([.$AJ$2];[.$C11];[.AB$2]);[.$D$27:.$D$65];0)+MATCH(&quot;Zaległy&quot;;[.$G:.$G];0)))));[.$D$20];IF(NOT(ISERROR(VLOOKUP(DATE([.$AJ$2];[.$C11];[.AB$2]);[.$AM:.$AM];1;0)));[.$D$19];&quot;&quot;))))))">
            <text:p/>
          </table:table-cell>
          <table:table-cell table:style-name="ce130" table:formula="of:=IF(MONTH(DATE([.$AJ$2];[.$C11];[.$D$2]))&lt;&gt;MONTH(DATE([.$AJ$2];[.$C11];[.AC$2]));[.$D$16];IF(COM.MICROSOFT.SWITCH(WEEKDAY(DATE([.$AJ$2];[.$C11];[.AC$2]));7;TRUE();1;TRUE();FALSE());[.$D$17];IF(NOT(ISERROR(VLOOKUP(DATE([.$AJ$2];[.$C11];[.AC$2]);[.$AL:.$AL];1;0)));[.$D$18];IF(IF(ISERROR(INDIRECT(&quot;$P$&quot;&amp;MATCH(DATE([.$AJ$2];[.$C11];[.AC$2]);[.$D$27:.$D$65];0)+MATCH(&quot;Za sobotę&quot;;[.$P:.$P];0)));FALSE();NOT(ISBLANK(INDIRECT(&quot;$P$&quot;&amp;MATCH(DATE([.$AJ$2];[.$C11];[.AC$2]);[.$D$27:.$D$65];0)+MATCH(&quot;Za sobotę&quot;;[.$P:.$P];0)))));[.$D$21];IF(IF(ISERROR(INDIRECT(&quot;$G$&quot;&amp;MATCH(DATE([.$AJ$2];[.$C11];[.AC$2]);[.$D$27:.$D$65];0)+MATCH(&quot;Zaległy&quot;;[.$G:.$G];0)));FALSE();NOT(ISBLANK(INDIRECT(&quot;$G$&quot;&amp;MATCH(DATE([.$AJ$2];[.$C11];[.AC$2]);[.$D$27:.$D$65];0)+MATCH(&quot;Zaległy&quot;;[.$G:.$G];0)))));[.$D$20];IF(NOT(ISERROR(VLOOKUP(DATE([.$AJ$2];[.$C11];[.AC$2]);[.$AM:.$AM];1;0)));[.$D$19];&quot;&quot;))))))">
            <text:p/>
          </table:table-cell>
          <table:table-cell table:style-name="ce130" table:formula="of:=IF(MONTH(DATE([.$AJ$2];[.$C11];[.$D$2]))&lt;&gt;MONTH(DATE([.$AJ$2];[.$C11];[.AD$2]));[.$D$16];IF(COM.MICROSOFT.SWITCH(WEEKDAY(DATE([.$AJ$2];[.$C11];[.AD$2]));7;TRUE();1;TRUE();FALSE());[.$D$17];IF(NOT(ISERROR(VLOOKUP(DATE([.$AJ$2];[.$C11];[.AD$2]);[.$AL:.$AL];1;0)));[.$D$18];IF(IF(ISERROR(INDIRECT(&quot;$P$&quot;&amp;MATCH(DATE([.$AJ$2];[.$C11];[.AD$2]);[.$D$27:.$D$65];0)+MATCH(&quot;Za sobotę&quot;;[.$P:.$P];0)));FALSE();NOT(ISBLANK(INDIRECT(&quot;$P$&quot;&amp;MATCH(DATE([.$AJ$2];[.$C11];[.AD$2]);[.$D$27:.$D$65];0)+MATCH(&quot;Za sobotę&quot;;[.$P:.$P];0)))));[.$D$21];IF(IF(ISERROR(INDIRECT(&quot;$G$&quot;&amp;MATCH(DATE([.$AJ$2];[.$C11];[.AD$2]);[.$D$27:.$D$65];0)+MATCH(&quot;Zaległy&quot;;[.$G:.$G];0)));FALSE();NOT(ISBLANK(INDIRECT(&quot;$G$&quot;&amp;MATCH(DATE([.$AJ$2];[.$C11];[.AD$2]);[.$D$27:.$D$65];0)+MATCH(&quot;Zaległy&quot;;[.$G:.$G];0)))));[.$D$20];IF(NOT(ISERROR(VLOOKUP(DATE([.$AJ$2];[.$C11];[.A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AE$2]));[.$D$16];IF(COM.MICROSOFT.SWITCH(WEEKDAY(DATE([.$AJ$2];[.$C11];[.AE$2]));7;TRUE();1;TRUE();FALSE());[.$D$17];IF(NOT(ISERROR(VLOOKUP(DATE([.$AJ$2];[.$C11];[.AE$2]);[.$AL:.$AL];1;0)));[.$D$18];IF(IF(ISERROR(INDIRECT(&quot;$P$&quot;&amp;MATCH(DATE([.$AJ$2];[.$C11];[.AE$2]);[.$D$27:.$D$65];0)+MATCH(&quot;Za sobotę&quot;;[.$P:.$P];0)));FALSE();NOT(ISBLANK(INDIRECT(&quot;$P$&quot;&amp;MATCH(DATE([.$AJ$2];[.$C11];[.AE$2]);[.$D$27:.$D$65];0)+MATCH(&quot;Za sobotę&quot;;[.$P:.$P];0)))));[.$D$21];IF(IF(ISERROR(INDIRECT(&quot;$G$&quot;&amp;MATCH(DATE([.$AJ$2];[.$C11];[.AE$2]);[.$D$27:.$D$65];0)+MATCH(&quot;Zaległy&quot;;[.$G:.$G];0)));FALSE();NOT(ISBLANK(INDIRECT(&quot;$G$&quot;&amp;MATCH(DATE([.$AJ$2];[.$C11];[.AE$2]);[.$D$27:.$D$65];0)+MATCH(&quot;Zaległy&quot;;[.$G:.$G];0)))));[.$D$20];IF(NOT(ISERROR(VLOOKUP(DATE([.$AJ$2];[.$C11];[.AE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1];[.$D$2]))&lt;&gt;MONTH(DATE([.$AJ$2];[.$C11];[.AF$2]));[.$D$16];IF(COM.MICROSOFT.SWITCH(WEEKDAY(DATE([.$AJ$2];[.$C11];[.AF$2]));7;TRUE();1;TRUE();FALSE());[.$D$17];IF(NOT(ISERROR(VLOOKUP(DATE([.$AJ$2];[.$C11];[.AF$2]);[.$AL:.$AL];1;0)));[.$D$18];IF(IF(ISERROR(INDIRECT(&quot;$P$&quot;&amp;MATCH(DATE([.$AJ$2];[.$C11];[.AF$2]);[.$D$27:.$D$65];0)+MATCH(&quot;Za sobotę&quot;;[.$P:.$P];0)));FALSE();NOT(ISBLANK(INDIRECT(&quot;$P$&quot;&amp;MATCH(DATE([.$AJ$2];[.$C11];[.AF$2]);[.$D$27:.$D$65];0)+MATCH(&quot;Za sobotę&quot;;[.$P:.$P];0)))));[.$D$21];IF(IF(ISERROR(INDIRECT(&quot;$G$&quot;&amp;MATCH(DATE([.$AJ$2];[.$C11];[.AF$2]);[.$D$27:.$D$65];0)+MATCH(&quot;Zaległy&quot;;[.$G:.$G];0)));FALSE();NOT(ISBLANK(INDIRECT(&quot;$G$&quot;&amp;MATCH(DATE([.$AJ$2];[.$C11];[.AF$2]);[.$D$27:.$D$65];0)+MATCH(&quot;Zaległy&quot;;[.$G:.$G];0)))));[.$D$20];IF(NOT(ISERROR(VLOOKUP(DATE([.$AJ$2];[.$C11];[.AF$2]);[.$AM:.$AM];1;0)));[.$D$19];&quot;&quot;))))))">
            <text:p/>
          </table:table-cell>
          <table:table-cell table:style-name="ce130" table:formula="of:=IF(MONTH(DATE([.$AJ$2];[.$C11];[.$D$2]))&lt;&gt;MONTH(DATE([.$AJ$2];[.$C11];[.AG$2]));[.$D$16];IF(COM.MICROSOFT.SWITCH(WEEKDAY(DATE([.$AJ$2];[.$C11];[.AG$2]));7;TRUE();1;TRUE();FALSE());[.$D$17];IF(NOT(ISERROR(VLOOKUP(DATE([.$AJ$2];[.$C11];[.AG$2]);[.$AL:.$AL];1;0)));[.$D$18];IF(IF(ISERROR(INDIRECT(&quot;$P$&quot;&amp;MATCH(DATE([.$AJ$2];[.$C11];[.AG$2]);[.$D$27:.$D$65];0)+MATCH(&quot;Za sobotę&quot;;[.$P:.$P];0)));FALSE();NOT(ISBLANK(INDIRECT(&quot;$P$&quot;&amp;MATCH(DATE([.$AJ$2];[.$C11];[.AG$2]);[.$D$27:.$D$65];0)+MATCH(&quot;Za sobotę&quot;;[.$P:.$P];0)))));[.$D$21];IF(IF(ISERROR(INDIRECT(&quot;$G$&quot;&amp;MATCH(DATE([.$AJ$2];[.$C11];[.AG$2]);[.$D$27:.$D$65];0)+MATCH(&quot;Zaległy&quot;;[.$G:.$G];0)));FALSE();NOT(ISBLANK(INDIRECT(&quot;$G$&quot;&amp;MATCH(DATE([.$AJ$2];[.$C11];[.AG$2]);[.$D$27:.$D$65];0)+MATCH(&quot;Zaległy&quot;;[.$G:.$G];0)))));[.$D$20];IF(NOT(ISERROR(VLOOKUP(DATE([.$AJ$2];[.$C11];[.AG$2]);[.$AM:.$AM];1;0)));[.$D$19];&quot;&quot;))))))">
            <text:p/>
          </table:table-cell>
          <table:table-cell table:style-name="ce133" table:formula="of:=IF(MONTH(DATE([.$AJ$2];[.$C11];[.$D$2]))&lt;&gt;MONTH(DATE([.$AJ$2];[.$C11];[.AH$2]));[.$D$16];IF(COM.MICROSOFT.SWITCH(WEEKDAY(DATE([.$AJ$2];[.$C11];[.AH$2]));7;TRUE();1;TRUE();FALSE());[.$D$17];IF(NOT(ISERROR(VLOOKUP(DATE([.$AJ$2];[.$C11];[.AH$2]);[.$AL:.$AL];1;0)));[.$D$18];IF(IF(ISERROR(INDIRECT(&quot;$P$&quot;&amp;MATCH(DATE([.$AJ$2];[.$C11];[.AH$2]);[.$D$27:.$D$65];0)+MATCH(&quot;Za sobotę&quot;;[.$P:.$P];0)));FALSE();NOT(ISBLANK(INDIRECT(&quot;$P$&quot;&amp;MATCH(DATE([.$AJ$2];[.$C11];[.AH$2]);[.$D$27:.$D$65];0)+MATCH(&quot;Za sobotę&quot;;[.$P:.$P];0)))));[.$D$21];IF(IF(ISERROR(INDIRECT(&quot;$G$&quot;&amp;MATCH(DATE([.$AJ$2];[.$C11];[.AH$2]);[.$D$27:.$D$65];0)+MATCH(&quot;Zaległy&quot;;[.$G:.$G];0)));FALSE();NOT(ISBLANK(INDIRECT(&quot;$G$&quot;&amp;MATCH(DATE([.$AJ$2];[.$C11];[.AH$2]);[.$D$27:.$D$65];0)+MATCH(&quot;Zaległy&quot;;[.$G:.$G];0)))));[.$D$20];IF(NOT(ISERROR(VLOOKUP(DATE([.$AJ$2];[.$C11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35" office:value-type="string" calcext:value-type="string">
            <text:p>11.11</text:p>
          </table:table-cell>
          <table:table-cell table:style-name="Default" office:value-type="string" calcext:value-type="string">
            <text:p>SZTYWNE KAŻDEGO ROKU – Święto Niepodległości</text:p>
          </table:table-cell>
          <table:table-cell table:formula="of:=IF(NOT(ISBLANK([.$AJ14]));IFERROR(DATEVALUE([.$AJ14]&amp;&quot;.&quot;&amp;[.$AJ$2]);DATE([.$AJ$2];MONTH([.$AJ14]);DAY([.$AJ14])));&quot;&quot;)" office:value-type="date" office:date-value="2025-04-20" calcext:value-type="date">
            <text:p>20 kwietnia 2025 (niedziela)</text:p>
          </table:table-cell>
          <table:table-cell table:style-name="ce62" table:formula="of:=IF(NOT(ISBLANK([.$D36]));IFERROR(DATEVALUE([.$D36]&amp;&quot;.&quot;&amp;[.$AJ$2]);DATE([.$AJ$2];MONTH([.$D36]);DAY([.$D36])));&quot;&quot;)">
            <text:p/>
          </table:table-cell>
          <table:table-cell table:number-columns-repeated="4"/>
          <table:table-cell table:style-name="ce30"/>
          <table:table-cell table:style-name="Default"/>
          <table:table-cell table:number-columns-repeated="978"/>
        </table:table-row>
        <table:table-row table:style-name="ro1">
          <table:covered-table-cell table:style-name="ce45"/>
          <table:table-cell table:style-name="ce34" table:formula="of:=DATE([.$AJ$2];[.$C12];1)" office:value-type="date" office:date-value="2025-10-01" calcext:value-type="date">
            <text:p>październik</text:p>
          </table:table-cell>
          <table:table-cell table:style-name="ce45" office:value-type="float" office:value="10" calcext:value-type="float">
            <text:p>10</text:p>
          </table:table-cell>
          <table:table-cell table:style-name="ce126" table:formula="of:=IF(MONTH(DATE([.$AJ$2];[.$C12];[.$D$2]))&lt;&gt;MONTH(DATE([.$AJ$2];[.$C12];[.D$2]));[.$D$16];IF(COM.MICROSOFT.SWITCH(WEEKDAY(DATE([.$AJ$2];[.$C12];[.D$2]));7;TRUE();1;TRUE();FALSE());[.$D$17];IF(NOT(ISERROR(VLOOKUP(DATE([.$AJ$2];[.$C12];[.D$2]);[.$AL:.$AL];1;0)));[.$D$18];IF(IF(ISERROR(INDIRECT(&quot;$P$&quot;&amp;MATCH(DATE([.$AJ$2];[.$C12];[.D$2]);[.$D$27:.$D$65];0)+MATCH(&quot;Za sobotę&quot;;[.$P:.$P];0)));FALSE();NOT(ISBLANK(INDIRECT(&quot;$P$&quot;&amp;MATCH(DATE([.$AJ$2];[.$C12];[.D$2]);[.$D$27:.$D$65];0)+MATCH(&quot;Za sobotę&quot;;[.$P:.$P];0)))));[.$D$21];IF(IF(ISERROR(INDIRECT(&quot;$G$&quot;&amp;MATCH(DATE([.$AJ$2];[.$C12];[.D$2]);[.$D$27:.$D$65];0)+MATCH(&quot;Zaległy&quot;;[.$G:.$G];0)));FALSE();NOT(ISBLANK(INDIRECT(&quot;$G$&quot;&amp;MATCH(DATE([.$AJ$2];[.$C12];[.D$2]);[.$D$27:.$D$65];0)+MATCH(&quot;Zaległy&quot;;[.$G:.$G];0)))));[.$D$20];IF(NOT(ISERROR(VLOOKUP(DATE([.$AJ$2];[.$C12];[.D$2]);[.$AM:.$AM];1;0)));[.$D$19];&quot;&quot;))))))">
            <text:p/>
          </table:table-cell>
          <table:table-cell table:style-name="ce130" table:formula="of:=IF(MONTH(DATE([.$AJ$2];[.$C12];[.$D$2]))&lt;&gt;MONTH(DATE([.$AJ$2];[.$C12];[.E$2]));[.$D$16];IF(COM.MICROSOFT.SWITCH(WEEKDAY(DATE([.$AJ$2];[.$C12];[.E$2]));7;TRUE();1;TRUE();FALSE());[.$D$17];IF(NOT(ISERROR(VLOOKUP(DATE([.$AJ$2];[.$C12];[.E$2]);[.$AL:.$AL];1;0)));[.$D$18];IF(IF(ISERROR(INDIRECT(&quot;$P$&quot;&amp;MATCH(DATE([.$AJ$2];[.$C12];[.E$2]);[.$D$27:.$D$65];0)+MATCH(&quot;Za sobotę&quot;;[.$P:.$P];0)));FALSE();NOT(ISBLANK(INDIRECT(&quot;$P$&quot;&amp;MATCH(DATE([.$AJ$2];[.$C12];[.E$2]);[.$D$27:.$D$65];0)+MATCH(&quot;Za sobotę&quot;;[.$P:.$P];0)))));[.$D$21];IF(IF(ISERROR(INDIRECT(&quot;$G$&quot;&amp;MATCH(DATE([.$AJ$2];[.$C12];[.E$2]);[.$D$27:.$D$65];0)+MATCH(&quot;Zaległy&quot;;[.$G:.$G];0)));FALSE();NOT(ISBLANK(INDIRECT(&quot;$G$&quot;&amp;MATCH(DATE([.$AJ$2];[.$C12];[.E$2]);[.$D$27:.$D$65];0)+MATCH(&quot;Zaległy&quot;;[.$G:.$G];0)))));[.$D$20];IF(NOT(ISERROR(VLOOKUP(DATE([.$AJ$2];[.$C12];[.E$2]);[.$AM:.$AM];1;0)));[.$D$19];&quot;&quot;))))))">
            <text:p/>
          </table:table-cell>
          <table:table-cell table:style-name="ce130" table:formula="of:=IF(MONTH(DATE([.$AJ$2];[.$C12];[.$D$2]))&lt;&gt;MONTH(DATE([.$AJ$2];[.$C12];[.F$2]));[.$D$16];IF(COM.MICROSOFT.SWITCH(WEEKDAY(DATE([.$AJ$2];[.$C12];[.F$2]));7;TRUE();1;TRUE();FALSE());[.$D$17];IF(NOT(ISERROR(VLOOKUP(DATE([.$AJ$2];[.$C12];[.F$2]);[.$AL:.$AL];1;0)));[.$D$18];IF(IF(ISERROR(INDIRECT(&quot;$P$&quot;&amp;MATCH(DATE([.$AJ$2];[.$C12];[.F$2]);[.$D$27:.$D$65];0)+MATCH(&quot;Za sobotę&quot;;[.$P:.$P];0)));FALSE();NOT(ISBLANK(INDIRECT(&quot;$P$&quot;&amp;MATCH(DATE([.$AJ$2];[.$C12];[.F$2]);[.$D$27:.$D$65];0)+MATCH(&quot;Za sobotę&quot;;[.$P:.$P];0)))));[.$D$21];IF(IF(ISERROR(INDIRECT(&quot;$G$&quot;&amp;MATCH(DATE([.$AJ$2];[.$C12];[.F$2]);[.$D$27:.$D$65];0)+MATCH(&quot;Zaległy&quot;;[.$G:.$G];0)));FALSE();NOT(ISBLANK(INDIRECT(&quot;$G$&quot;&amp;MATCH(DATE([.$AJ$2];[.$C12];[.F$2]);[.$D$27:.$D$65];0)+MATCH(&quot;Zaległy&quot;;[.$G:.$G];0)))));[.$D$20];IF(NOT(ISERROR(VLOOKUP(DATE([.$AJ$2];[.$C12];[.F$2]);[.$AM:.$AM];1;0)));[.$D$19];&quot;&quot;))))))">
            <text:p/>
          </table:table-cell>
          <table:table-cell table:style-name="ce130" table:formula="of:=IF(MONTH(DATE([.$AJ$2];[.$C12];[.$D$2]))&lt;&gt;MONTH(DATE([.$AJ$2];[.$C12];[.G$2]));[.$D$16];IF(COM.MICROSOFT.SWITCH(WEEKDAY(DATE([.$AJ$2];[.$C12];[.G$2]));7;TRUE();1;TRUE();FALSE());[.$D$17];IF(NOT(ISERROR(VLOOKUP(DATE([.$AJ$2];[.$C12];[.G$2]);[.$AL:.$AL];1;0)));[.$D$18];IF(IF(ISERROR(INDIRECT(&quot;$P$&quot;&amp;MATCH(DATE([.$AJ$2];[.$C12];[.G$2]);[.$D$27:.$D$65];0)+MATCH(&quot;Za sobotę&quot;;[.$P:.$P];0)));FALSE();NOT(ISBLANK(INDIRECT(&quot;$P$&quot;&amp;MATCH(DATE([.$AJ$2];[.$C12];[.G$2]);[.$D$27:.$D$65];0)+MATCH(&quot;Za sobotę&quot;;[.$P:.$P];0)))));[.$D$21];IF(IF(ISERROR(INDIRECT(&quot;$G$&quot;&amp;MATCH(DATE([.$AJ$2];[.$C12];[.G$2]);[.$D$27:.$D$65];0)+MATCH(&quot;Zaległy&quot;;[.$G:.$G];0)));FALSE();NOT(ISBLANK(INDIRECT(&quot;$G$&quot;&amp;MATCH(DATE([.$AJ$2];[.$C12];[.G$2]);[.$D$27:.$D$65];0)+MATCH(&quot;Zaległy&quot;;[.$G:.$G];0)))));[.$D$20];IF(NOT(ISERROR(VLOOKUP(DATE([.$AJ$2];[.$C12];[.G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H$2]));[.$D$16];IF(COM.MICROSOFT.SWITCH(WEEKDAY(DATE([.$AJ$2];[.$C12];[.H$2]));7;TRUE();1;TRUE();FALSE());[.$D$17];IF(NOT(ISERROR(VLOOKUP(DATE([.$AJ$2];[.$C12];[.H$2]);[.$AL:.$AL];1;0)));[.$D$18];IF(IF(ISERROR(INDIRECT(&quot;$P$&quot;&amp;MATCH(DATE([.$AJ$2];[.$C12];[.H$2]);[.$D$27:.$D$65];0)+MATCH(&quot;Za sobotę&quot;;[.$P:.$P];0)));FALSE();NOT(ISBLANK(INDIRECT(&quot;$P$&quot;&amp;MATCH(DATE([.$AJ$2];[.$C12];[.H$2]);[.$D$27:.$D$65];0)+MATCH(&quot;Za sobotę&quot;;[.$P:.$P];0)))));[.$D$21];IF(IF(ISERROR(INDIRECT(&quot;$G$&quot;&amp;MATCH(DATE([.$AJ$2];[.$C12];[.H$2]);[.$D$27:.$D$65];0)+MATCH(&quot;Zaległy&quot;;[.$G:.$G];0)));FALSE();NOT(ISBLANK(INDIRECT(&quot;$G$&quot;&amp;MATCH(DATE([.$AJ$2];[.$C12];[.H$2]);[.$D$27:.$D$65];0)+MATCH(&quot;Zaległy&quot;;[.$G:.$G];0)))));[.$D$20];IF(NOT(ISERROR(VLOOKUP(DATE([.$AJ$2];[.$C12];[.H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I$2]));[.$D$16];IF(COM.MICROSOFT.SWITCH(WEEKDAY(DATE([.$AJ$2];[.$C12];[.I$2]));7;TRUE();1;TRUE();FALSE());[.$D$17];IF(NOT(ISERROR(VLOOKUP(DATE([.$AJ$2];[.$C12];[.I$2]);[.$AL:.$AL];1;0)));[.$D$18];IF(IF(ISERROR(INDIRECT(&quot;$P$&quot;&amp;MATCH(DATE([.$AJ$2];[.$C12];[.I$2]);[.$D$27:.$D$65];0)+MATCH(&quot;Za sobotę&quot;;[.$P:.$P];0)));FALSE();NOT(ISBLANK(INDIRECT(&quot;$P$&quot;&amp;MATCH(DATE([.$AJ$2];[.$C12];[.I$2]);[.$D$27:.$D$65];0)+MATCH(&quot;Za sobotę&quot;;[.$P:.$P];0)))));[.$D$21];IF(IF(ISERROR(INDIRECT(&quot;$G$&quot;&amp;MATCH(DATE([.$AJ$2];[.$C12];[.I$2]);[.$D$27:.$D$65];0)+MATCH(&quot;Zaległy&quot;;[.$G:.$G];0)));FALSE();NOT(ISBLANK(INDIRECT(&quot;$G$&quot;&amp;MATCH(DATE([.$AJ$2];[.$C12];[.I$2]);[.$D$27:.$D$65];0)+MATCH(&quot;Zaległy&quot;;[.$G:.$G];0)))));[.$D$20];IF(NOT(ISERROR(VLOOKUP(DATE([.$AJ$2];[.$C12];[.I$2]);[.$AM:.$AM];1;0)));[.$D$19];&quot;&quot;))))))">
            <text:p/>
          </table:table-cell>
          <table:table-cell table:style-name="ce130" table:formula="of:=IF(MONTH(DATE([.$AJ$2];[.$C12];[.$D$2]))&lt;&gt;MONTH(DATE([.$AJ$2];[.$C12];[.J$2]));[.$D$16];IF(COM.MICROSOFT.SWITCH(WEEKDAY(DATE([.$AJ$2];[.$C12];[.J$2]));7;TRUE();1;TRUE();FALSE());[.$D$17];IF(NOT(ISERROR(VLOOKUP(DATE([.$AJ$2];[.$C12];[.J$2]);[.$AL:.$AL];1;0)));[.$D$18];IF(IF(ISERROR(INDIRECT(&quot;$P$&quot;&amp;MATCH(DATE([.$AJ$2];[.$C12];[.J$2]);[.$D$27:.$D$65];0)+MATCH(&quot;Za sobotę&quot;;[.$P:.$P];0)));FALSE();NOT(ISBLANK(INDIRECT(&quot;$P$&quot;&amp;MATCH(DATE([.$AJ$2];[.$C12];[.J$2]);[.$D$27:.$D$65];0)+MATCH(&quot;Za sobotę&quot;;[.$P:.$P];0)))));[.$D$21];IF(IF(ISERROR(INDIRECT(&quot;$G$&quot;&amp;MATCH(DATE([.$AJ$2];[.$C12];[.J$2]);[.$D$27:.$D$65];0)+MATCH(&quot;Zaległy&quot;;[.$G:.$G];0)));FALSE();NOT(ISBLANK(INDIRECT(&quot;$G$&quot;&amp;MATCH(DATE([.$AJ$2];[.$C12];[.J$2]);[.$D$27:.$D$65];0)+MATCH(&quot;Zaległy&quot;;[.$G:.$G];0)))));[.$D$20];IF(NOT(ISERROR(VLOOKUP(DATE([.$AJ$2];[.$C12];[.J$2]);[.$AM:.$AM];1;0)));[.$D$19];&quot;&quot;))))))">
            <text:p/>
          </table:table-cell>
          <table:table-cell table:style-name="ce130" table:formula="of:=IF(MONTH(DATE([.$AJ$2];[.$C12];[.$D$2]))&lt;&gt;MONTH(DATE([.$AJ$2];[.$C12];[.K$2]));[.$D$16];IF(COM.MICROSOFT.SWITCH(WEEKDAY(DATE([.$AJ$2];[.$C12];[.K$2]));7;TRUE();1;TRUE();FALSE());[.$D$17];IF(NOT(ISERROR(VLOOKUP(DATE([.$AJ$2];[.$C12];[.K$2]);[.$AL:.$AL];1;0)));[.$D$18];IF(IF(ISERROR(INDIRECT(&quot;$P$&quot;&amp;MATCH(DATE([.$AJ$2];[.$C12];[.K$2]);[.$D$27:.$D$65];0)+MATCH(&quot;Za sobotę&quot;;[.$P:.$P];0)));FALSE();NOT(ISBLANK(INDIRECT(&quot;$P$&quot;&amp;MATCH(DATE([.$AJ$2];[.$C12];[.K$2]);[.$D$27:.$D$65];0)+MATCH(&quot;Za sobotę&quot;;[.$P:.$P];0)))));[.$D$21];IF(IF(ISERROR(INDIRECT(&quot;$G$&quot;&amp;MATCH(DATE([.$AJ$2];[.$C12];[.K$2]);[.$D$27:.$D$65];0)+MATCH(&quot;Zaległy&quot;;[.$G:.$G];0)));FALSE();NOT(ISBLANK(INDIRECT(&quot;$G$&quot;&amp;MATCH(DATE([.$AJ$2];[.$C12];[.K$2]);[.$D$27:.$D$65];0)+MATCH(&quot;Zaległy&quot;;[.$G:.$G];0)))));[.$D$20];IF(NOT(ISERROR(VLOOKUP(DATE([.$AJ$2];[.$C12];[.K$2]);[.$AM:.$AM];1;0)));[.$D$19];&quot;&quot;))))))">
            <text:p/>
          </table:table-cell>
          <table:table-cell table:style-name="ce130" table:formula="of:=IF(MONTH(DATE([.$AJ$2];[.$C12];[.$D$2]))&lt;&gt;MONTH(DATE([.$AJ$2];[.$C12];[.L$2]));[.$D$16];IF(COM.MICROSOFT.SWITCH(WEEKDAY(DATE([.$AJ$2];[.$C12];[.L$2]));7;TRUE();1;TRUE();FALSE());[.$D$17];IF(NOT(ISERROR(VLOOKUP(DATE([.$AJ$2];[.$C12];[.L$2]);[.$AL:.$AL];1;0)));[.$D$18];IF(IF(ISERROR(INDIRECT(&quot;$P$&quot;&amp;MATCH(DATE([.$AJ$2];[.$C12];[.L$2]);[.$D$27:.$D$65];0)+MATCH(&quot;Za sobotę&quot;;[.$P:.$P];0)));FALSE();NOT(ISBLANK(INDIRECT(&quot;$P$&quot;&amp;MATCH(DATE([.$AJ$2];[.$C12];[.L$2]);[.$D$27:.$D$65];0)+MATCH(&quot;Za sobotę&quot;;[.$P:.$P];0)))));[.$D$21];IF(IF(ISERROR(INDIRECT(&quot;$G$&quot;&amp;MATCH(DATE([.$AJ$2];[.$C12];[.L$2]);[.$D$27:.$D$65];0)+MATCH(&quot;Zaległy&quot;;[.$G:.$G];0)));FALSE();NOT(ISBLANK(INDIRECT(&quot;$G$&quot;&amp;MATCH(DATE([.$AJ$2];[.$C12];[.L$2]);[.$D$27:.$D$65];0)+MATCH(&quot;Zaległy&quot;;[.$G:.$G];0)))));[.$D$20];IF(NOT(ISERROR(VLOOKUP(DATE([.$AJ$2];[.$C12];[.L$2]);[.$AM:.$AM];1;0)));[.$D$19];&quot;&quot;))))))">
            <text:p/>
          </table:table-cell>
          <table:table-cell table:style-name="ce130" table:formula="of:=IF(MONTH(DATE([.$AJ$2];[.$C12];[.$D$2]))&lt;&gt;MONTH(DATE([.$AJ$2];[.$C12];[.M$2]));[.$D$16];IF(COM.MICROSOFT.SWITCH(WEEKDAY(DATE([.$AJ$2];[.$C12];[.M$2]));7;TRUE();1;TRUE();FALSE());[.$D$17];IF(NOT(ISERROR(VLOOKUP(DATE([.$AJ$2];[.$C12];[.M$2]);[.$AL:.$AL];1;0)));[.$D$18];IF(IF(ISERROR(INDIRECT(&quot;$P$&quot;&amp;MATCH(DATE([.$AJ$2];[.$C12];[.M$2]);[.$D$27:.$D$65];0)+MATCH(&quot;Za sobotę&quot;;[.$P:.$P];0)));FALSE();NOT(ISBLANK(INDIRECT(&quot;$P$&quot;&amp;MATCH(DATE([.$AJ$2];[.$C12];[.M$2]);[.$D$27:.$D$65];0)+MATCH(&quot;Za sobotę&quot;;[.$P:.$P];0)))));[.$D$21];IF(IF(ISERROR(INDIRECT(&quot;$G$&quot;&amp;MATCH(DATE([.$AJ$2];[.$C12];[.M$2]);[.$D$27:.$D$65];0)+MATCH(&quot;Zaległy&quot;;[.$G:.$G];0)));FALSE();NOT(ISBLANK(INDIRECT(&quot;$G$&quot;&amp;MATCH(DATE([.$AJ$2];[.$C12];[.M$2]);[.$D$27:.$D$65];0)+MATCH(&quot;Zaległy&quot;;[.$G:.$G];0)))));[.$D$20];IF(NOT(ISERROR(VLOOKUP(DATE([.$AJ$2];[.$C12];[.M$2]);[.$AM:.$AM];1;0)));[.$D$19];&quot;&quot;))))))">
            <text:p/>
          </table:table-cell>
          <table:table-cell table:style-name="ce130" table:formula="of:=IF(MONTH(DATE([.$AJ$2];[.$C12];[.$D$2]))&lt;&gt;MONTH(DATE([.$AJ$2];[.$C12];[.N$2]));[.$D$16];IF(COM.MICROSOFT.SWITCH(WEEKDAY(DATE([.$AJ$2];[.$C12];[.N$2]));7;TRUE();1;TRUE();FALSE());[.$D$17];IF(NOT(ISERROR(VLOOKUP(DATE([.$AJ$2];[.$C12];[.N$2]);[.$AL:.$AL];1;0)));[.$D$18];IF(IF(ISERROR(INDIRECT(&quot;$P$&quot;&amp;MATCH(DATE([.$AJ$2];[.$C12];[.N$2]);[.$D$27:.$D$65];0)+MATCH(&quot;Za sobotę&quot;;[.$P:.$P];0)));FALSE();NOT(ISBLANK(INDIRECT(&quot;$P$&quot;&amp;MATCH(DATE([.$AJ$2];[.$C12];[.N$2]);[.$D$27:.$D$65];0)+MATCH(&quot;Za sobotę&quot;;[.$P:.$P];0)))));[.$D$21];IF(IF(ISERROR(INDIRECT(&quot;$G$&quot;&amp;MATCH(DATE([.$AJ$2];[.$C12];[.N$2]);[.$D$27:.$D$65];0)+MATCH(&quot;Zaległy&quot;;[.$G:.$G];0)));FALSE();NOT(ISBLANK(INDIRECT(&quot;$G$&quot;&amp;MATCH(DATE([.$AJ$2];[.$C12];[.N$2]);[.$D$27:.$D$65];0)+MATCH(&quot;Zaległy&quot;;[.$G:.$G];0)))));[.$D$20];IF(NOT(ISERROR(VLOOKUP(DATE([.$AJ$2];[.$C12];[.N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O$2]));[.$D$16];IF(COM.MICROSOFT.SWITCH(WEEKDAY(DATE([.$AJ$2];[.$C12];[.O$2]));7;TRUE();1;TRUE();FALSE());[.$D$17];IF(NOT(ISERROR(VLOOKUP(DATE([.$AJ$2];[.$C12];[.O$2]);[.$AL:.$AL];1;0)));[.$D$18];IF(IF(ISERROR(INDIRECT(&quot;$P$&quot;&amp;MATCH(DATE([.$AJ$2];[.$C12];[.O$2]);[.$D$27:.$D$65];0)+MATCH(&quot;Za sobotę&quot;;[.$P:.$P];0)));FALSE();NOT(ISBLANK(INDIRECT(&quot;$P$&quot;&amp;MATCH(DATE([.$AJ$2];[.$C12];[.O$2]);[.$D$27:.$D$65];0)+MATCH(&quot;Za sobotę&quot;;[.$P:.$P];0)))));[.$D$21];IF(IF(ISERROR(INDIRECT(&quot;$G$&quot;&amp;MATCH(DATE([.$AJ$2];[.$C12];[.O$2]);[.$D$27:.$D$65];0)+MATCH(&quot;Zaległy&quot;;[.$G:.$G];0)));FALSE();NOT(ISBLANK(INDIRECT(&quot;$G$&quot;&amp;MATCH(DATE([.$AJ$2];[.$C12];[.O$2]);[.$D$27:.$D$65];0)+MATCH(&quot;Zaległy&quot;;[.$G:.$G];0)))));[.$D$20];IF(NOT(ISERROR(VLOOKUP(DATE([.$AJ$2];[.$C12];[.O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P$2]));[.$D$16];IF(COM.MICROSOFT.SWITCH(WEEKDAY(DATE([.$AJ$2];[.$C12];[.P$2]));7;TRUE();1;TRUE();FALSE());[.$D$17];IF(NOT(ISERROR(VLOOKUP(DATE([.$AJ$2];[.$C12];[.P$2]);[.$AL:.$AL];1;0)));[.$D$18];IF(IF(ISERROR(INDIRECT(&quot;$P$&quot;&amp;MATCH(DATE([.$AJ$2];[.$C12];[.P$2]);[.$D$27:.$D$65];0)+MATCH(&quot;Za sobotę&quot;;[.$P:.$P];0)));FALSE();NOT(ISBLANK(INDIRECT(&quot;$P$&quot;&amp;MATCH(DATE([.$AJ$2];[.$C12];[.P$2]);[.$D$27:.$D$65];0)+MATCH(&quot;Za sobotę&quot;;[.$P:.$P];0)))));[.$D$21];IF(IF(ISERROR(INDIRECT(&quot;$G$&quot;&amp;MATCH(DATE([.$AJ$2];[.$C12];[.P$2]);[.$D$27:.$D$65];0)+MATCH(&quot;Zaległy&quot;;[.$G:.$G];0)));FALSE();NOT(ISBLANK(INDIRECT(&quot;$G$&quot;&amp;MATCH(DATE([.$AJ$2];[.$C12];[.P$2]);[.$D$27:.$D$65];0)+MATCH(&quot;Zaległy&quot;;[.$G:.$G];0)))));[.$D$20];IF(NOT(ISERROR(VLOOKUP(DATE([.$AJ$2];[.$C12];[.P$2]);[.$AM:.$AM];1;0)));[.$D$19];&quot;&quot;))))))">
            <text:p/>
          </table:table-cell>
          <table:table-cell table:style-name="ce130" table:formula="of:=IF(MONTH(DATE([.$AJ$2];[.$C12];[.$D$2]))&lt;&gt;MONTH(DATE([.$AJ$2];[.$C12];[.Q$2]));[.$D$16];IF(COM.MICROSOFT.SWITCH(WEEKDAY(DATE([.$AJ$2];[.$C12];[.Q$2]));7;TRUE();1;TRUE();FALSE());[.$D$17];IF(NOT(ISERROR(VLOOKUP(DATE([.$AJ$2];[.$C12];[.Q$2]);[.$AL:.$AL];1;0)));[.$D$18];IF(IF(ISERROR(INDIRECT(&quot;$P$&quot;&amp;MATCH(DATE([.$AJ$2];[.$C12];[.Q$2]);[.$D$27:.$D$65];0)+MATCH(&quot;Za sobotę&quot;;[.$P:.$P];0)));FALSE();NOT(ISBLANK(INDIRECT(&quot;$P$&quot;&amp;MATCH(DATE([.$AJ$2];[.$C12];[.Q$2]);[.$D$27:.$D$65];0)+MATCH(&quot;Za sobotę&quot;;[.$P:.$P];0)))));[.$D$21];IF(IF(ISERROR(INDIRECT(&quot;$G$&quot;&amp;MATCH(DATE([.$AJ$2];[.$C12];[.Q$2]);[.$D$27:.$D$65];0)+MATCH(&quot;Zaległy&quot;;[.$G:.$G];0)));FALSE();NOT(ISBLANK(INDIRECT(&quot;$G$&quot;&amp;MATCH(DATE([.$AJ$2];[.$C12];[.Q$2]);[.$D$27:.$D$65];0)+MATCH(&quot;Zaległy&quot;;[.$G:.$G];0)))));[.$D$20];IF(NOT(ISERROR(VLOOKUP(DATE([.$AJ$2];[.$C12];[.Q$2]);[.$AM:.$AM];1;0)));[.$D$19];&quot;&quot;))))))">
            <text:p/>
          </table:table-cell>
          <table:table-cell table:style-name="ce130" table:formula="of:=IF(MONTH(DATE([.$AJ$2];[.$C12];[.$D$2]))&lt;&gt;MONTH(DATE([.$AJ$2];[.$C12];[.R$2]));[.$D$16];IF(COM.MICROSOFT.SWITCH(WEEKDAY(DATE([.$AJ$2];[.$C12];[.R$2]));7;TRUE();1;TRUE();FALSE());[.$D$17];IF(NOT(ISERROR(VLOOKUP(DATE([.$AJ$2];[.$C12];[.R$2]);[.$AL:.$AL];1;0)));[.$D$18];IF(IF(ISERROR(INDIRECT(&quot;$P$&quot;&amp;MATCH(DATE([.$AJ$2];[.$C12];[.R$2]);[.$D$27:.$D$65];0)+MATCH(&quot;Za sobotę&quot;;[.$P:.$P];0)));FALSE();NOT(ISBLANK(INDIRECT(&quot;$P$&quot;&amp;MATCH(DATE([.$AJ$2];[.$C12];[.R$2]);[.$D$27:.$D$65];0)+MATCH(&quot;Za sobotę&quot;;[.$P:.$P];0)))));[.$D$21];IF(IF(ISERROR(INDIRECT(&quot;$G$&quot;&amp;MATCH(DATE([.$AJ$2];[.$C12];[.R$2]);[.$D$27:.$D$65];0)+MATCH(&quot;Zaległy&quot;;[.$G:.$G];0)));FALSE();NOT(ISBLANK(INDIRECT(&quot;$G$&quot;&amp;MATCH(DATE([.$AJ$2];[.$C12];[.R$2]);[.$D$27:.$D$65];0)+MATCH(&quot;Zaległy&quot;;[.$G:.$G];0)))));[.$D$20];IF(NOT(ISERROR(VLOOKUP(DATE([.$AJ$2];[.$C12];[.R$2]);[.$AM:.$AM];1;0)));[.$D$19];&quot;&quot;))))))">
            <text:p/>
          </table:table-cell>
          <table:table-cell table:style-name="ce130" table:formula="of:=IF(MONTH(DATE([.$AJ$2];[.$C12];[.$D$2]))&lt;&gt;MONTH(DATE([.$AJ$2];[.$C12];[.S$2]));[.$D$16];IF(COM.MICROSOFT.SWITCH(WEEKDAY(DATE([.$AJ$2];[.$C12];[.S$2]));7;TRUE();1;TRUE();FALSE());[.$D$17];IF(NOT(ISERROR(VLOOKUP(DATE([.$AJ$2];[.$C12];[.S$2]);[.$AL:.$AL];1;0)));[.$D$18];IF(IF(ISERROR(INDIRECT(&quot;$P$&quot;&amp;MATCH(DATE([.$AJ$2];[.$C12];[.S$2]);[.$D$27:.$D$65];0)+MATCH(&quot;Za sobotę&quot;;[.$P:.$P];0)));FALSE();NOT(ISBLANK(INDIRECT(&quot;$P$&quot;&amp;MATCH(DATE([.$AJ$2];[.$C12];[.S$2]);[.$D$27:.$D$65];0)+MATCH(&quot;Za sobotę&quot;;[.$P:.$P];0)))));[.$D$21];IF(IF(ISERROR(INDIRECT(&quot;$G$&quot;&amp;MATCH(DATE([.$AJ$2];[.$C12];[.S$2]);[.$D$27:.$D$65];0)+MATCH(&quot;Zaległy&quot;;[.$G:.$G];0)));FALSE();NOT(ISBLANK(INDIRECT(&quot;$G$&quot;&amp;MATCH(DATE([.$AJ$2];[.$C12];[.S$2]);[.$D$27:.$D$65];0)+MATCH(&quot;Zaległy&quot;;[.$G:.$G];0)))));[.$D$20];IF(NOT(ISERROR(VLOOKUP(DATE([.$AJ$2];[.$C12];[.S$2]);[.$AM:.$AM];1;0)));[.$D$19];&quot;&quot;))))))">
            <text:p/>
          </table:table-cell>
          <table:table-cell table:style-name="ce130" table:formula="of:=IF(MONTH(DATE([.$AJ$2];[.$C12];[.$D$2]))&lt;&gt;MONTH(DATE([.$AJ$2];[.$C12];[.T$2]));[.$D$16];IF(COM.MICROSOFT.SWITCH(WEEKDAY(DATE([.$AJ$2];[.$C12];[.T$2]));7;TRUE();1;TRUE();FALSE());[.$D$17];IF(NOT(ISERROR(VLOOKUP(DATE([.$AJ$2];[.$C12];[.T$2]);[.$AL:.$AL];1;0)));[.$D$18];IF(IF(ISERROR(INDIRECT(&quot;$P$&quot;&amp;MATCH(DATE([.$AJ$2];[.$C12];[.T$2]);[.$D$27:.$D$65];0)+MATCH(&quot;Za sobotę&quot;;[.$P:.$P];0)));FALSE();NOT(ISBLANK(INDIRECT(&quot;$P$&quot;&amp;MATCH(DATE([.$AJ$2];[.$C12];[.T$2]);[.$D$27:.$D$65];0)+MATCH(&quot;Za sobotę&quot;;[.$P:.$P];0)))));[.$D$21];IF(IF(ISERROR(INDIRECT(&quot;$G$&quot;&amp;MATCH(DATE([.$AJ$2];[.$C12];[.T$2]);[.$D$27:.$D$65];0)+MATCH(&quot;Zaległy&quot;;[.$G:.$G];0)));FALSE();NOT(ISBLANK(INDIRECT(&quot;$G$&quot;&amp;MATCH(DATE([.$AJ$2];[.$C12];[.T$2]);[.$D$27:.$D$65];0)+MATCH(&quot;Zaległy&quot;;[.$G:.$G];0)))));[.$D$20];IF(NOT(ISERROR(VLOOKUP(DATE([.$AJ$2];[.$C12];[.T$2]);[.$AM:.$AM];1;0)));[.$D$19];&quot;&quot;))))))">
            <text:p/>
          </table:table-cell>
          <table:table-cell table:style-name="ce130" table:formula="of:=IF(MONTH(DATE([.$AJ$2];[.$C12];[.$D$2]))&lt;&gt;MONTH(DATE([.$AJ$2];[.$C12];[.U$2]));[.$D$16];IF(COM.MICROSOFT.SWITCH(WEEKDAY(DATE([.$AJ$2];[.$C12];[.U$2]));7;TRUE();1;TRUE();FALSE());[.$D$17];IF(NOT(ISERROR(VLOOKUP(DATE([.$AJ$2];[.$C12];[.U$2]);[.$AL:.$AL];1;0)));[.$D$18];IF(IF(ISERROR(INDIRECT(&quot;$P$&quot;&amp;MATCH(DATE([.$AJ$2];[.$C12];[.U$2]);[.$D$27:.$D$65];0)+MATCH(&quot;Za sobotę&quot;;[.$P:.$P];0)));FALSE();NOT(ISBLANK(INDIRECT(&quot;$P$&quot;&amp;MATCH(DATE([.$AJ$2];[.$C12];[.U$2]);[.$D$27:.$D$65];0)+MATCH(&quot;Za sobotę&quot;;[.$P:.$P];0)))));[.$D$21];IF(IF(ISERROR(INDIRECT(&quot;$G$&quot;&amp;MATCH(DATE([.$AJ$2];[.$C12];[.U$2]);[.$D$27:.$D$65];0)+MATCH(&quot;Zaległy&quot;;[.$G:.$G];0)));FALSE();NOT(ISBLANK(INDIRECT(&quot;$G$&quot;&amp;MATCH(DATE([.$AJ$2];[.$C12];[.U$2]);[.$D$27:.$D$65];0)+MATCH(&quot;Zaległy&quot;;[.$G:.$G];0)))));[.$D$20];IF(NOT(ISERROR(VLOOKUP(DATE([.$AJ$2];[.$C12];[.U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V$2]));[.$D$16];IF(COM.MICROSOFT.SWITCH(WEEKDAY(DATE([.$AJ$2];[.$C12];[.V$2]));7;TRUE();1;TRUE();FALSE());[.$D$17];IF(NOT(ISERROR(VLOOKUP(DATE([.$AJ$2];[.$C12];[.V$2]);[.$AL:.$AL];1;0)));[.$D$18];IF(IF(ISERROR(INDIRECT(&quot;$P$&quot;&amp;MATCH(DATE([.$AJ$2];[.$C12];[.V$2]);[.$D$27:.$D$65];0)+MATCH(&quot;Za sobotę&quot;;[.$P:.$P];0)));FALSE();NOT(ISBLANK(INDIRECT(&quot;$P$&quot;&amp;MATCH(DATE([.$AJ$2];[.$C12];[.V$2]);[.$D$27:.$D$65];0)+MATCH(&quot;Za sobotę&quot;;[.$P:.$P];0)))));[.$D$21];IF(IF(ISERROR(INDIRECT(&quot;$G$&quot;&amp;MATCH(DATE([.$AJ$2];[.$C12];[.V$2]);[.$D$27:.$D$65];0)+MATCH(&quot;Zaległy&quot;;[.$G:.$G];0)));FALSE();NOT(ISBLANK(INDIRECT(&quot;$G$&quot;&amp;MATCH(DATE([.$AJ$2];[.$C12];[.V$2]);[.$D$27:.$D$65];0)+MATCH(&quot;Zaległy&quot;;[.$G:.$G];0)))));[.$D$20];IF(NOT(ISERROR(VLOOKUP(DATE([.$AJ$2];[.$C12];[.V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W$2]));[.$D$16];IF(COM.MICROSOFT.SWITCH(WEEKDAY(DATE([.$AJ$2];[.$C12];[.W$2]));7;TRUE();1;TRUE();FALSE());[.$D$17];IF(NOT(ISERROR(VLOOKUP(DATE([.$AJ$2];[.$C12];[.W$2]);[.$AL:.$AL];1;0)));[.$D$18];IF(IF(ISERROR(INDIRECT(&quot;$P$&quot;&amp;MATCH(DATE([.$AJ$2];[.$C12];[.W$2]);[.$D$27:.$D$65];0)+MATCH(&quot;Za sobotę&quot;;[.$P:.$P];0)));FALSE();NOT(ISBLANK(INDIRECT(&quot;$P$&quot;&amp;MATCH(DATE([.$AJ$2];[.$C12];[.W$2]);[.$D$27:.$D$65];0)+MATCH(&quot;Za sobotę&quot;;[.$P:.$P];0)))));[.$D$21];IF(IF(ISERROR(INDIRECT(&quot;$G$&quot;&amp;MATCH(DATE([.$AJ$2];[.$C12];[.W$2]);[.$D$27:.$D$65];0)+MATCH(&quot;Zaległy&quot;;[.$G:.$G];0)));FALSE();NOT(ISBLANK(INDIRECT(&quot;$G$&quot;&amp;MATCH(DATE([.$AJ$2];[.$C12];[.W$2]);[.$D$27:.$D$65];0)+MATCH(&quot;Zaległy&quot;;[.$G:.$G];0)))));[.$D$20];IF(NOT(ISERROR(VLOOKUP(DATE([.$AJ$2];[.$C12];[.W$2]);[.$AM:.$AM];1;0)));[.$D$19];&quot;&quot;))))))">
            <text:p/>
          </table:table-cell>
          <table:table-cell table:style-name="ce130" table:formula="of:=IF(MONTH(DATE([.$AJ$2];[.$C12];[.$D$2]))&lt;&gt;MONTH(DATE([.$AJ$2];[.$C12];[.X$2]));[.$D$16];IF(COM.MICROSOFT.SWITCH(WEEKDAY(DATE([.$AJ$2];[.$C12];[.X$2]));7;TRUE();1;TRUE();FALSE());[.$D$17];IF(NOT(ISERROR(VLOOKUP(DATE([.$AJ$2];[.$C12];[.X$2]);[.$AL:.$AL];1;0)));[.$D$18];IF(IF(ISERROR(INDIRECT(&quot;$P$&quot;&amp;MATCH(DATE([.$AJ$2];[.$C12];[.X$2]);[.$D$27:.$D$65];0)+MATCH(&quot;Za sobotę&quot;;[.$P:.$P];0)));FALSE();NOT(ISBLANK(INDIRECT(&quot;$P$&quot;&amp;MATCH(DATE([.$AJ$2];[.$C12];[.X$2]);[.$D$27:.$D$65];0)+MATCH(&quot;Za sobotę&quot;;[.$P:.$P];0)))));[.$D$21];IF(IF(ISERROR(INDIRECT(&quot;$G$&quot;&amp;MATCH(DATE([.$AJ$2];[.$C12];[.X$2]);[.$D$27:.$D$65];0)+MATCH(&quot;Zaległy&quot;;[.$G:.$G];0)));FALSE();NOT(ISBLANK(INDIRECT(&quot;$G$&quot;&amp;MATCH(DATE([.$AJ$2];[.$C12];[.X$2]);[.$D$27:.$D$65];0)+MATCH(&quot;Zaległy&quot;;[.$G:.$G];0)))));[.$D$20];IF(NOT(ISERROR(VLOOKUP(DATE([.$AJ$2];[.$C12];[.X$2]);[.$AM:.$AM];1;0)));[.$D$19];&quot;&quot;))))))">
            <text:p/>
          </table:table-cell>
          <table:table-cell table:style-name="ce130" table:formula="of:=IF(MONTH(DATE([.$AJ$2];[.$C12];[.$D$2]))&lt;&gt;MONTH(DATE([.$AJ$2];[.$C12];[.Y$2]));[.$D$16];IF(COM.MICROSOFT.SWITCH(WEEKDAY(DATE([.$AJ$2];[.$C12];[.Y$2]));7;TRUE();1;TRUE();FALSE());[.$D$17];IF(NOT(ISERROR(VLOOKUP(DATE([.$AJ$2];[.$C12];[.Y$2]);[.$AL:.$AL];1;0)));[.$D$18];IF(IF(ISERROR(INDIRECT(&quot;$P$&quot;&amp;MATCH(DATE([.$AJ$2];[.$C12];[.Y$2]);[.$D$27:.$D$65];0)+MATCH(&quot;Za sobotę&quot;;[.$P:.$P];0)));FALSE();NOT(ISBLANK(INDIRECT(&quot;$P$&quot;&amp;MATCH(DATE([.$AJ$2];[.$C12];[.Y$2]);[.$D$27:.$D$65];0)+MATCH(&quot;Za sobotę&quot;;[.$P:.$P];0)))));[.$D$21];IF(IF(ISERROR(INDIRECT(&quot;$G$&quot;&amp;MATCH(DATE([.$AJ$2];[.$C12];[.Y$2]);[.$D$27:.$D$65];0)+MATCH(&quot;Zaległy&quot;;[.$G:.$G];0)));FALSE();NOT(ISBLANK(INDIRECT(&quot;$G$&quot;&amp;MATCH(DATE([.$AJ$2];[.$C12];[.Y$2]);[.$D$27:.$D$65];0)+MATCH(&quot;Zaległy&quot;;[.$G:.$G];0)))));[.$D$20];IF(NOT(ISERROR(VLOOKUP(DATE([.$AJ$2];[.$C12];[.Y$2]);[.$AM:.$AM];1;0)));[.$D$19];&quot;&quot;))))))">
            <text:p/>
          </table:table-cell>
          <table:table-cell table:style-name="ce130" table:formula="of:=IF(MONTH(DATE([.$AJ$2];[.$C12];[.$D$2]))&lt;&gt;MONTH(DATE([.$AJ$2];[.$C12];[.Z$2]));[.$D$16];IF(COM.MICROSOFT.SWITCH(WEEKDAY(DATE([.$AJ$2];[.$C12];[.Z$2]));7;TRUE();1;TRUE();FALSE());[.$D$17];IF(NOT(ISERROR(VLOOKUP(DATE([.$AJ$2];[.$C12];[.Z$2]);[.$AL:.$AL];1;0)));[.$D$18];IF(IF(ISERROR(INDIRECT(&quot;$P$&quot;&amp;MATCH(DATE([.$AJ$2];[.$C12];[.Z$2]);[.$D$27:.$D$65];0)+MATCH(&quot;Za sobotę&quot;;[.$P:.$P];0)));FALSE();NOT(ISBLANK(INDIRECT(&quot;$P$&quot;&amp;MATCH(DATE([.$AJ$2];[.$C12];[.Z$2]);[.$D$27:.$D$65];0)+MATCH(&quot;Za sobotę&quot;;[.$P:.$P];0)))));[.$D$21];IF(IF(ISERROR(INDIRECT(&quot;$G$&quot;&amp;MATCH(DATE([.$AJ$2];[.$C12];[.Z$2]);[.$D$27:.$D$65];0)+MATCH(&quot;Zaległy&quot;;[.$G:.$G];0)));FALSE();NOT(ISBLANK(INDIRECT(&quot;$G$&quot;&amp;MATCH(DATE([.$AJ$2];[.$C12];[.Z$2]);[.$D$27:.$D$65];0)+MATCH(&quot;Zaległy&quot;;[.$G:.$G];0)))));[.$D$20];IF(NOT(ISERROR(VLOOKUP(DATE([.$AJ$2];[.$C12];[.Z$2]);[.$AM:.$AM];1;0)));[.$D$19];&quot;&quot;))))))">
            <text:p/>
          </table:table-cell>
          <table:table-cell table:style-name="ce130" table:formula="of:=IF(MONTH(DATE([.$AJ$2];[.$C12];[.$D$2]))&lt;&gt;MONTH(DATE([.$AJ$2];[.$C12];[.AA$2]));[.$D$16];IF(COM.MICROSOFT.SWITCH(WEEKDAY(DATE([.$AJ$2];[.$C12];[.AA$2]));7;TRUE();1;TRUE();FALSE());[.$D$17];IF(NOT(ISERROR(VLOOKUP(DATE([.$AJ$2];[.$C12];[.AA$2]);[.$AL:.$AL];1;0)));[.$D$18];IF(IF(ISERROR(INDIRECT(&quot;$P$&quot;&amp;MATCH(DATE([.$AJ$2];[.$C12];[.AA$2]);[.$D$27:.$D$65];0)+MATCH(&quot;Za sobotę&quot;;[.$P:.$P];0)));FALSE();NOT(ISBLANK(INDIRECT(&quot;$P$&quot;&amp;MATCH(DATE([.$AJ$2];[.$C12];[.AA$2]);[.$D$27:.$D$65];0)+MATCH(&quot;Za sobotę&quot;;[.$P:.$P];0)))));[.$D$21];IF(IF(ISERROR(INDIRECT(&quot;$G$&quot;&amp;MATCH(DATE([.$AJ$2];[.$C12];[.AA$2]);[.$D$27:.$D$65];0)+MATCH(&quot;Zaległy&quot;;[.$G:.$G];0)));FALSE();NOT(ISBLANK(INDIRECT(&quot;$G$&quot;&amp;MATCH(DATE([.$AJ$2];[.$C12];[.AA$2]);[.$D$27:.$D$65];0)+MATCH(&quot;Zaległy&quot;;[.$G:.$G];0)))));[.$D$20];IF(NOT(ISERROR(VLOOKUP(DATE([.$AJ$2];[.$C12];[.AA$2]);[.$AM:.$AM];1;0)));[.$D$19];&quot;&quot;))))))">
            <text:p/>
          </table:table-cell>
          <table:table-cell table:style-name="ce130" table:formula="of:=IF(MONTH(DATE([.$AJ$2];[.$C12];[.$D$2]))&lt;&gt;MONTH(DATE([.$AJ$2];[.$C12];[.AB$2]));[.$D$16];IF(COM.MICROSOFT.SWITCH(WEEKDAY(DATE([.$AJ$2];[.$C12];[.AB$2]));7;TRUE();1;TRUE();FALSE());[.$D$17];IF(NOT(ISERROR(VLOOKUP(DATE([.$AJ$2];[.$C12];[.AB$2]);[.$AL:.$AL];1;0)));[.$D$18];IF(IF(ISERROR(INDIRECT(&quot;$P$&quot;&amp;MATCH(DATE([.$AJ$2];[.$C12];[.AB$2]);[.$D$27:.$D$65];0)+MATCH(&quot;Za sobotę&quot;;[.$P:.$P];0)));FALSE();NOT(ISBLANK(INDIRECT(&quot;$P$&quot;&amp;MATCH(DATE([.$AJ$2];[.$C12];[.AB$2]);[.$D$27:.$D$65];0)+MATCH(&quot;Za sobotę&quot;;[.$P:.$P];0)))));[.$D$21];IF(IF(ISERROR(INDIRECT(&quot;$G$&quot;&amp;MATCH(DATE([.$AJ$2];[.$C12];[.AB$2]);[.$D$27:.$D$65];0)+MATCH(&quot;Zaległy&quot;;[.$G:.$G];0)));FALSE();NOT(ISBLANK(INDIRECT(&quot;$G$&quot;&amp;MATCH(DATE([.$AJ$2];[.$C12];[.AB$2]);[.$D$27:.$D$65];0)+MATCH(&quot;Zaległy&quot;;[.$G:.$G];0)))));[.$D$20];IF(NOT(ISERROR(VLOOKUP(DATE([.$AJ$2];[.$C12];[.AB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AC$2]));[.$D$16];IF(COM.MICROSOFT.SWITCH(WEEKDAY(DATE([.$AJ$2];[.$C12];[.AC$2]));7;TRUE();1;TRUE();FALSE());[.$D$17];IF(NOT(ISERROR(VLOOKUP(DATE([.$AJ$2];[.$C12];[.AC$2]);[.$AL:.$AL];1;0)));[.$D$18];IF(IF(ISERROR(INDIRECT(&quot;$P$&quot;&amp;MATCH(DATE([.$AJ$2];[.$C12];[.AC$2]);[.$D$27:.$D$65];0)+MATCH(&quot;Za sobotę&quot;;[.$P:.$P];0)));FALSE();NOT(ISBLANK(INDIRECT(&quot;$P$&quot;&amp;MATCH(DATE([.$AJ$2];[.$C12];[.AC$2]);[.$D$27:.$D$65];0)+MATCH(&quot;Za sobotę&quot;;[.$P:.$P];0)))));[.$D$21];IF(IF(ISERROR(INDIRECT(&quot;$G$&quot;&amp;MATCH(DATE([.$AJ$2];[.$C12];[.AC$2]);[.$D$27:.$D$65];0)+MATCH(&quot;Zaległy&quot;;[.$G:.$G];0)));FALSE();NOT(ISBLANK(INDIRECT(&quot;$G$&quot;&amp;MATCH(DATE([.$AJ$2];[.$C12];[.AC$2]);[.$D$27:.$D$65];0)+MATCH(&quot;Zaległy&quot;;[.$G:.$G];0)))));[.$D$20];IF(NOT(ISERROR(VLOOKUP(DATE([.$AJ$2];[.$C12];[.AC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2];[.$D$2]))&lt;&gt;MONTH(DATE([.$AJ$2];[.$C12];[.AD$2]));[.$D$16];IF(COM.MICROSOFT.SWITCH(WEEKDAY(DATE([.$AJ$2];[.$C12];[.AD$2]));7;TRUE();1;TRUE();FALSE());[.$D$17];IF(NOT(ISERROR(VLOOKUP(DATE([.$AJ$2];[.$C12];[.AD$2]);[.$AL:.$AL];1;0)));[.$D$18];IF(IF(ISERROR(INDIRECT(&quot;$P$&quot;&amp;MATCH(DATE([.$AJ$2];[.$C12];[.AD$2]);[.$D$27:.$D$65];0)+MATCH(&quot;Za sobotę&quot;;[.$P:.$P];0)));FALSE();NOT(ISBLANK(INDIRECT(&quot;$P$&quot;&amp;MATCH(DATE([.$AJ$2];[.$C12];[.AD$2]);[.$D$27:.$D$65];0)+MATCH(&quot;Za sobotę&quot;;[.$P:.$P];0)))));[.$D$21];IF(IF(ISERROR(INDIRECT(&quot;$G$&quot;&amp;MATCH(DATE([.$AJ$2];[.$C12];[.AD$2]);[.$D$27:.$D$65];0)+MATCH(&quot;Zaległy&quot;;[.$G:.$G];0)));FALSE();NOT(ISBLANK(INDIRECT(&quot;$G$&quot;&amp;MATCH(DATE([.$AJ$2];[.$C12];[.AD$2]);[.$D$27:.$D$65];0)+MATCH(&quot;Zaległy&quot;;[.$G:.$G];0)))));[.$D$20];IF(NOT(ISERROR(VLOOKUP(DATE([.$AJ$2];[.$C12];[.AD$2]);[.$AM:.$AM];1;0)));[.$D$19];&quot;&quot;))))))">
            <text:p/>
          </table:table-cell>
          <table:table-cell table:style-name="ce130" table:formula="of:=IF(MONTH(DATE([.$AJ$2];[.$C12];[.$D$2]))&lt;&gt;MONTH(DATE([.$AJ$2];[.$C12];[.AE$2]));[.$D$16];IF(COM.MICROSOFT.SWITCH(WEEKDAY(DATE([.$AJ$2];[.$C12];[.AE$2]));7;TRUE();1;TRUE();FALSE());[.$D$17];IF(NOT(ISERROR(VLOOKUP(DATE([.$AJ$2];[.$C12];[.AE$2]);[.$AL:.$AL];1;0)));[.$D$18];IF(IF(ISERROR(INDIRECT(&quot;$P$&quot;&amp;MATCH(DATE([.$AJ$2];[.$C12];[.AE$2]);[.$D$27:.$D$65];0)+MATCH(&quot;Za sobotę&quot;;[.$P:.$P];0)));FALSE();NOT(ISBLANK(INDIRECT(&quot;$P$&quot;&amp;MATCH(DATE([.$AJ$2];[.$C12];[.AE$2]);[.$D$27:.$D$65];0)+MATCH(&quot;Za sobotę&quot;;[.$P:.$P];0)))));[.$D$21];IF(IF(ISERROR(INDIRECT(&quot;$G$&quot;&amp;MATCH(DATE([.$AJ$2];[.$C12];[.AE$2]);[.$D$27:.$D$65];0)+MATCH(&quot;Zaległy&quot;;[.$G:.$G];0)));FALSE();NOT(ISBLANK(INDIRECT(&quot;$G$&quot;&amp;MATCH(DATE([.$AJ$2];[.$C12];[.AE$2]);[.$D$27:.$D$65];0)+MATCH(&quot;Zaległy&quot;;[.$G:.$G];0)))));[.$D$20];IF(NOT(ISERROR(VLOOKUP(DATE([.$AJ$2];[.$C12];[.AE$2]);[.$AM:.$AM];1;0)));[.$D$19];&quot;&quot;))))))">
            <text:p/>
          </table:table-cell>
          <table:table-cell table:style-name="ce130" table:formula="of:=IF(MONTH(DATE([.$AJ$2];[.$C12];[.$D$2]))&lt;&gt;MONTH(DATE([.$AJ$2];[.$C12];[.AF$2]));[.$D$16];IF(COM.MICROSOFT.SWITCH(WEEKDAY(DATE([.$AJ$2];[.$C12];[.AF$2]));7;TRUE();1;TRUE();FALSE());[.$D$17];IF(NOT(ISERROR(VLOOKUP(DATE([.$AJ$2];[.$C12];[.AF$2]);[.$AL:.$AL];1;0)));[.$D$18];IF(IF(ISERROR(INDIRECT(&quot;$P$&quot;&amp;MATCH(DATE([.$AJ$2];[.$C12];[.AF$2]);[.$D$27:.$D$65];0)+MATCH(&quot;Za sobotę&quot;;[.$P:.$P];0)));FALSE();NOT(ISBLANK(INDIRECT(&quot;$P$&quot;&amp;MATCH(DATE([.$AJ$2];[.$C12];[.AF$2]);[.$D$27:.$D$65];0)+MATCH(&quot;Za sobotę&quot;;[.$P:.$P];0)))));[.$D$21];IF(IF(ISERROR(INDIRECT(&quot;$G$&quot;&amp;MATCH(DATE([.$AJ$2];[.$C12];[.AF$2]);[.$D$27:.$D$65];0)+MATCH(&quot;Zaległy&quot;;[.$G:.$G];0)));FALSE();NOT(ISBLANK(INDIRECT(&quot;$G$&quot;&amp;MATCH(DATE([.$AJ$2];[.$C12];[.AF$2]);[.$D$27:.$D$65];0)+MATCH(&quot;Zaległy&quot;;[.$G:.$G];0)))));[.$D$20];IF(NOT(ISERROR(VLOOKUP(DATE([.$AJ$2];[.$C12];[.AF$2]);[.$AM:.$AM];1;0)));[.$D$19];&quot;&quot;))))))">
            <text:p/>
          </table:table-cell>
          <table:table-cell table:style-name="ce130" table:formula="of:=IF(MONTH(DATE([.$AJ$2];[.$C12];[.$D$2]))&lt;&gt;MONTH(DATE([.$AJ$2];[.$C12];[.AG$2]));[.$D$16];IF(COM.MICROSOFT.SWITCH(WEEKDAY(DATE([.$AJ$2];[.$C12];[.AG$2]));7;TRUE();1;TRUE();FALSE());[.$D$17];IF(NOT(ISERROR(VLOOKUP(DATE([.$AJ$2];[.$C12];[.AG$2]);[.$AL:.$AL];1;0)));[.$D$18];IF(IF(ISERROR(INDIRECT(&quot;$P$&quot;&amp;MATCH(DATE([.$AJ$2];[.$C12];[.AG$2]);[.$D$27:.$D$65];0)+MATCH(&quot;Za sobotę&quot;;[.$P:.$P];0)));FALSE();NOT(ISBLANK(INDIRECT(&quot;$P$&quot;&amp;MATCH(DATE([.$AJ$2];[.$C12];[.AG$2]);[.$D$27:.$D$65];0)+MATCH(&quot;Za sobotę&quot;;[.$P:.$P];0)))));[.$D$21];IF(IF(ISERROR(INDIRECT(&quot;$G$&quot;&amp;MATCH(DATE([.$AJ$2];[.$C12];[.AG$2]);[.$D$27:.$D$65];0)+MATCH(&quot;Zaległy&quot;;[.$G:.$G];0)));FALSE();NOT(ISBLANK(INDIRECT(&quot;$G$&quot;&amp;MATCH(DATE([.$AJ$2];[.$C12];[.AG$2]);[.$D$27:.$D$65];0)+MATCH(&quot;Zaległy&quot;;[.$G:.$G];0)))));[.$D$20];IF(NOT(ISERROR(VLOOKUP(DATE([.$AJ$2];[.$C12];[.AG$2]);[.$AM:.$AM];1;0)));[.$D$19];&quot;&quot;))))))">
            <text:p/>
          </table:table-cell>
          <table:table-cell table:style-name="ce133" table:formula="of:=IF(MONTH(DATE([.$AJ$2];[.$C12];[.$D$2]))&lt;&gt;MONTH(DATE([.$AJ$2];[.$C12];[.AH$2]));[.$D$16];IF(COM.MICROSOFT.SWITCH(WEEKDAY(DATE([.$AJ$2];[.$C12];[.AH$2]));7;TRUE();1;TRUE();FALSE());[.$D$17];IF(NOT(ISERROR(VLOOKUP(DATE([.$AJ$2];[.$C12];[.AH$2]);[.$AL:.$AL];1;0)));[.$D$18];IF(IF(ISERROR(INDIRECT(&quot;$P$&quot;&amp;MATCH(DATE([.$AJ$2];[.$C12];[.AH$2]);[.$D$27:.$D$65];0)+MATCH(&quot;Za sobotę&quot;;[.$P:.$P];0)));FALSE();NOT(ISBLANK(INDIRECT(&quot;$P$&quot;&amp;MATCH(DATE([.$AJ$2];[.$C12];[.AH$2]);[.$D$27:.$D$65];0)+MATCH(&quot;Za sobotę&quot;;[.$P:.$P];0)))));[.$D$21];IF(IF(ISERROR(INDIRECT(&quot;$G$&quot;&amp;MATCH(DATE([.$AJ$2];[.$C12];[.AH$2]);[.$D$27:.$D$65];0)+MATCH(&quot;Zaległy&quot;;[.$G:.$G];0)));FALSE();NOT(ISBLANK(INDIRECT(&quot;$G$&quot;&amp;MATCH(DATE([.$AJ$2];[.$C12];[.AH$2]);[.$D$27:.$D$65];0)+MATCH(&quot;Zaległy&quot;;[.$G:.$G];0)))));[.$D$20];IF(NOT(ISERROR(VLOOKUP(DATE([.$AJ$2];[.$C12];[.AH$2]);[.$AM:.$AM];1;0)));[.$D$19];&quot;&quot;))))))">
            <text:p/>
          </table:table-cell>
          <table:table-cell table:style-name="Default"/>
          <table:table-cell table:style-name="ce135" office:value-type="string" calcext:value-type="string">
            <text:p>25.12</text:p>
          </table:table-cell>
          <table:table-cell table:style-name="Default" office:value-type="string" calcext:value-type="string">
            <text:p>SZTYWNE KAŻDEGO ROKU – Boże Narodzenie (pierwszy dzień)</text:p>
          </table:table-cell>
          <table:table-cell table:formula="of:=IF(NOT(ISBLANK([.$AJ15]));IFERROR(DATEVALUE([.$AJ15]&amp;&quot;.&quot;&amp;[.$AJ$2]);DATE([.$AJ$2];MONTH([.$AJ15]);DAY([.$AJ15])));&quot;&quot;)" office:value-type="date" office:date-value="2025-04-21" calcext:value-type="date">
            <text:p>21 kwietnia 2025 (poniedziałek)</text:p>
          </table:table-cell>
          <table:table-cell table:style-name="ce62" table:formula="of:=IF(NOT(ISBLANK([.$D37]));IFERROR(DATEVALUE([.$D37]&amp;&quot;.&quot;&amp;[.$AJ$2]);DATE([.$AJ$2];MONTH([.$D37]);DAY([.$D3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3];1)" office:value-type="date" office:date-value="2025-11-01" calcext:value-type="date">
            <text:p>listopad</text:p>
          </table:table-cell>
          <table:table-cell table:style-name="ce45" office:value-type="float" office:value="11" calcext:value-type="float">
            <text:p>11</text:p>
          </table:table-cell>
          <table:table-cell table:style-name="ce126" table:formula="of:=IF(MONTH(DATE([.$AJ$2];[.$C13];[.$D$2]))&lt;&gt;MONTH(DATE([.$AJ$2];[.$C13];[.D$2]));[.$D$16];IF(COM.MICROSOFT.SWITCH(WEEKDAY(DATE([.$AJ$2];[.$C13];[.D$2]));7;TRUE();1;TRUE();FALSE());[.$D$17];IF(NOT(ISERROR(VLOOKUP(DATE([.$AJ$2];[.$C13];[.D$2]);[.$AL:.$AL];1;0)));[.$D$18];IF(IF(ISERROR(INDIRECT(&quot;$P$&quot;&amp;MATCH(DATE([.$AJ$2];[.$C13];[.D$2]);[.$D$27:.$D$65];0)+MATCH(&quot;Za sobotę&quot;;[.$P:.$P];0)));FALSE();NOT(ISBLANK(INDIRECT(&quot;$P$&quot;&amp;MATCH(DATE([.$AJ$2];[.$C13];[.D$2]);[.$D$27:.$D$65];0)+MATCH(&quot;Za sobotę&quot;;[.$P:.$P];0)))));[.$D$21];IF(IF(ISERROR(INDIRECT(&quot;$G$&quot;&amp;MATCH(DATE([.$AJ$2];[.$C13];[.D$2]);[.$D$27:.$D$65];0)+MATCH(&quot;Zaległy&quot;;[.$G:.$G];0)));FALSE();NOT(ISBLANK(INDIRECT(&quot;$G$&quot;&amp;MATCH(DATE([.$AJ$2];[.$C13];[.D$2]);[.$D$27:.$D$65];0)+MATCH(&quot;Zaległy&quot;;[.$G:.$G];0)))));[.$D$20];IF(NOT(ISERROR(VLOOKUP(DATE([.$AJ$2];[.$C13];[.D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E$2]));[.$D$16];IF(COM.MICROSOFT.SWITCH(WEEKDAY(DATE([.$AJ$2];[.$C13];[.E$2]));7;TRUE();1;TRUE();FALSE());[.$D$17];IF(NOT(ISERROR(VLOOKUP(DATE([.$AJ$2];[.$C13];[.E$2]);[.$AL:.$AL];1;0)));[.$D$18];IF(IF(ISERROR(INDIRECT(&quot;$P$&quot;&amp;MATCH(DATE([.$AJ$2];[.$C13];[.E$2]);[.$D$27:.$D$65];0)+MATCH(&quot;Za sobotę&quot;;[.$P:.$P];0)));FALSE();NOT(ISBLANK(INDIRECT(&quot;$P$&quot;&amp;MATCH(DATE([.$AJ$2];[.$C13];[.E$2]);[.$D$27:.$D$65];0)+MATCH(&quot;Za sobotę&quot;;[.$P:.$P];0)))));[.$D$21];IF(IF(ISERROR(INDIRECT(&quot;$G$&quot;&amp;MATCH(DATE([.$AJ$2];[.$C13];[.E$2]);[.$D$27:.$D$65];0)+MATCH(&quot;Zaległy&quot;;[.$G:.$G];0)));FALSE();NOT(ISBLANK(INDIRECT(&quot;$G$&quot;&amp;MATCH(DATE([.$AJ$2];[.$C13];[.E$2]);[.$D$27:.$D$65];0)+MATCH(&quot;Zaległy&quot;;[.$G:.$G];0)))));[.$D$20];IF(NOT(ISERROR(VLOOKUP(DATE([.$AJ$2];[.$C13];[.E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F$2]));[.$D$16];IF(COM.MICROSOFT.SWITCH(WEEKDAY(DATE([.$AJ$2];[.$C13];[.F$2]));7;TRUE();1;TRUE();FALSE());[.$D$17];IF(NOT(ISERROR(VLOOKUP(DATE([.$AJ$2];[.$C13];[.F$2]);[.$AL:.$AL];1;0)));[.$D$18];IF(IF(ISERROR(INDIRECT(&quot;$P$&quot;&amp;MATCH(DATE([.$AJ$2];[.$C13];[.F$2]);[.$D$27:.$D$65];0)+MATCH(&quot;Za sobotę&quot;;[.$P:.$P];0)));FALSE();NOT(ISBLANK(INDIRECT(&quot;$P$&quot;&amp;MATCH(DATE([.$AJ$2];[.$C13];[.F$2]);[.$D$27:.$D$65];0)+MATCH(&quot;Za sobotę&quot;;[.$P:.$P];0)))));[.$D$21];IF(IF(ISERROR(INDIRECT(&quot;$G$&quot;&amp;MATCH(DATE([.$AJ$2];[.$C13];[.F$2]);[.$D$27:.$D$65];0)+MATCH(&quot;Zaległy&quot;;[.$G:.$G];0)));FALSE();NOT(ISBLANK(INDIRECT(&quot;$G$&quot;&amp;MATCH(DATE([.$AJ$2];[.$C13];[.F$2]);[.$D$27:.$D$65];0)+MATCH(&quot;Zaległy&quot;;[.$G:.$G];0)))));[.$D$20];IF(NOT(ISERROR(VLOOKUP(DATE([.$AJ$2];[.$C13];[.F$2]);[.$AM:.$AM];1;0)));[.$D$19];&quot;&quot;))))))">
            <text:p/>
          </table:table-cell>
          <table:table-cell table:style-name="ce130" table:formula="of:=IF(MONTH(DATE([.$AJ$2];[.$C13];[.$D$2]))&lt;&gt;MONTH(DATE([.$AJ$2];[.$C13];[.G$2]));[.$D$16];IF(COM.MICROSOFT.SWITCH(WEEKDAY(DATE([.$AJ$2];[.$C13];[.G$2]));7;TRUE();1;TRUE();FALSE());[.$D$17];IF(NOT(ISERROR(VLOOKUP(DATE([.$AJ$2];[.$C13];[.G$2]);[.$AL:.$AL];1;0)));[.$D$18];IF(IF(ISERROR(INDIRECT(&quot;$P$&quot;&amp;MATCH(DATE([.$AJ$2];[.$C13];[.G$2]);[.$D$27:.$D$65];0)+MATCH(&quot;Za sobotę&quot;;[.$P:.$P];0)));FALSE();NOT(ISBLANK(INDIRECT(&quot;$P$&quot;&amp;MATCH(DATE([.$AJ$2];[.$C13];[.G$2]);[.$D$27:.$D$65];0)+MATCH(&quot;Za sobotę&quot;;[.$P:.$P];0)))));[.$D$21];IF(IF(ISERROR(INDIRECT(&quot;$G$&quot;&amp;MATCH(DATE([.$AJ$2];[.$C13];[.G$2]);[.$D$27:.$D$65];0)+MATCH(&quot;Zaległy&quot;;[.$G:.$G];0)));FALSE();NOT(ISBLANK(INDIRECT(&quot;$G$&quot;&amp;MATCH(DATE([.$AJ$2];[.$C13];[.G$2]);[.$D$27:.$D$65];0)+MATCH(&quot;Zaległy&quot;;[.$G:.$G];0)))));[.$D$20];IF(NOT(ISERROR(VLOOKUP(DATE([.$AJ$2];[.$C13];[.G$2]);[.$AM:.$AM];1;0)));[.$D$19];&quot;&quot;))))))">
            <text:p/>
          </table:table-cell>
          <table:table-cell table:style-name="ce130" table:formula="of:=IF(MONTH(DATE([.$AJ$2];[.$C13];[.$D$2]))&lt;&gt;MONTH(DATE([.$AJ$2];[.$C13];[.H$2]));[.$D$16];IF(COM.MICROSOFT.SWITCH(WEEKDAY(DATE([.$AJ$2];[.$C13];[.H$2]));7;TRUE();1;TRUE();FALSE());[.$D$17];IF(NOT(ISERROR(VLOOKUP(DATE([.$AJ$2];[.$C13];[.H$2]);[.$AL:.$AL];1;0)));[.$D$18];IF(IF(ISERROR(INDIRECT(&quot;$P$&quot;&amp;MATCH(DATE([.$AJ$2];[.$C13];[.H$2]);[.$D$27:.$D$65];0)+MATCH(&quot;Za sobotę&quot;;[.$P:.$P];0)));FALSE();NOT(ISBLANK(INDIRECT(&quot;$P$&quot;&amp;MATCH(DATE([.$AJ$2];[.$C13];[.H$2]);[.$D$27:.$D$65];0)+MATCH(&quot;Za sobotę&quot;;[.$P:.$P];0)))));[.$D$21];IF(IF(ISERROR(INDIRECT(&quot;$G$&quot;&amp;MATCH(DATE([.$AJ$2];[.$C13];[.H$2]);[.$D$27:.$D$65];0)+MATCH(&quot;Zaległy&quot;;[.$G:.$G];0)));FALSE();NOT(ISBLANK(INDIRECT(&quot;$G$&quot;&amp;MATCH(DATE([.$AJ$2];[.$C13];[.H$2]);[.$D$27:.$D$65];0)+MATCH(&quot;Zaległy&quot;;[.$G:.$G];0)))));[.$D$20];IF(NOT(ISERROR(VLOOKUP(DATE([.$AJ$2];[.$C13];[.H$2]);[.$AM:.$AM];1;0)));[.$D$19];&quot;&quot;))))))">
            <text:p/>
          </table:table-cell>
          <table:table-cell table:style-name="ce130" table:formula="of:=IF(MONTH(DATE([.$AJ$2];[.$C13];[.$D$2]))&lt;&gt;MONTH(DATE([.$AJ$2];[.$C13];[.I$2]));[.$D$16];IF(COM.MICROSOFT.SWITCH(WEEKDAY(DATE([.$AJ$2];[.$C13];[.I$2]));7;TRUE();1;TRUE();FALSE());[.$D$17];IF(NOT(ISERROR(VLOOKUP(DATE([.$AJ$2];[.$C13];[.I$2]);[.$AL:.$AL];1;0)));[.$D$18];IF(IF(ISERROR(INDIRECT(&quot;$P$&quot;&amp;MATCH(DATE([.$AJ$2];[.$C13];[.I$2]);[.$D$27:.$D$65];0)+MATCH(&quot;Za sobotę&quot;;[.$P:.$P];0)));FALSE();NOT(ISBLANK(INDIRECT(&quot;$P$&quot;&amp;MATCH(DATE([.$AJ$2];[.$C13];[.I$2]);[.$D$27:.$D$65];0)+MATCH(&quot;Za sobotę&quot;;[.$P:.$P];0)))));[.$D$21];IF(IF(ISERROR(INDIRECT(&quot;$G$&quot;&amp;MATCH(DATE([.$AJ$2];[.$C13];[.I$2]);[.$D$27:.$D$65];0)+MATCH(&quot;Zaległy&quot;;[.$G:.$G];0)));FALSE();NOT(ISBLANK(INDIRECT(&quot;$G$&quot;&amp;MATCH(DATE([.$AJ$2];[.$C13];[.I$2]);[.$D$27:.$D$65];0)+MATCH(&quot;Zaległy&quot;;[.$G:.$G];0)))));[.$D$20];IF(NOT(ISERROR(VLOOKUP(DATE([.$AJ$2];[.$C13];[.I$2]);[.$AM:.$AM];1;0)));[.$D$19];&quot;&quot;))))))">
            <text:p/>
          </table:table-cell>
          <table:table-cell table:style-name="ce130" table:formula="of:=IF(MONTH(DATE([.$AJ$2];[.$C13];[.$D$2]))&lt;&gt;MONTH(DATE([.$AJ$2];[.$C13];[.J$2]));[.$D$16];IF(COM.MICROSOFT.SWITCH(WEEKDAY(DATE([.$AJ$2];[.$C13];[.J$2]));7;TRUE();1;TRUE();FALSE());[.$D$17];IF(NOT(ISERROR(VLOOKUP(DATE([.$AJ$2];[.$C13];[.J$2]);[.$AL:.$AL];1;0)));[.$D$18];IF(IF(ISERROR(INDIRECT(&quot;$P$&quot;&amp;MATCH(DATE([.$AJ$2];[.$C13];[.J$2]);[.$D$27:.$D$65];0)+MATCH(&quot;Za sobotę&quot;;[.$P:.$P];0)));FALSE();NOT(ISBLANK(INDIRECT(&quot;$P$&quot;&amp;MATCH(DATE([.$AJ$2];[.$C13];[.J$2]);[.$D$27:.$D$65];0)+MATCH(&quot;Za sobotę&quot;;[.$P:.$P];0)))));[.$D$21];IF(IF(ISERROR(INDIRECT(&quot;$G$&quot;&amp;MATCH(DATE([.$AJ$2];[.$C13];[.J$2]);[.$D$27:.$D$65];0)+MATCH(&quot;Zaległy&quot;;[.$G:.$G];0)));FALSE();NOT(ISBLANK(INDIRECT(&quot;$G$&quot;&amp;MATCH(DATE([.$AJ$2];[.$C13];[.J$2]);[.$D$27:.$D$65];0)+MATCH(&quot;Zaległy&quot;;[.$G:.$G];0)))));[.$D$20];IF(NOT(ISERROR(VLOOKUP(DATE([.$AJ$2];[.$C13];[.J$2]);[.$AM:.$AM];1;0)));[.$D$19];&quot;&quot;))))))">
            <text:p/>
          </table:table-cell>
          <table:table-cell table:style-name="ce130" table:formula="of:=IF(MONTH(DATE([.$AJ$2];[.$C13];[.$D$2]))&lt;&gt;MONTH(DATE([.$AJ$2];[.$C13];[.K$2]));[.$D$16];IF(COM.MICROSOFT.SWITCH(WEEKDAY(DATE([.$AJ$2];[.$C13];[.K$2]));7;TRUE();1;TRUE();FALSE());[.$D$17];IF(NOT(ISERROR(VLOOKUP(DATE([.$AJ$2];[.$C13];[.K$2]);[.$AL:.$AL];1;0)));[.$D$18];IF(IF(ISERROR(INDIRECT(&quot;$P$&quot;&amp;MATCH(DATE([.$AJ$2];[.$C13];[.K$2]);[.$D$27:.$D$65];0)+MATCH(&quot;Za sobotę&quot;;[.$P:.$P];0)));FALSE();NOT(ISBLANK(INDIRECT(&quot;$P$&quot;&amp;MATCH(DATE([.$AJ$2];[.$C13];[.K$2]);[.$D$27:.$D$65];0)+MATCH(&quot;Za sobotę&quot;;[.$P:.$P];0)))));[.$D$21];IF(IF(ISERROR(INDIRECT(&quot;$G$&quot;&amp;MATCH(DATE([.$AJ$2];[.$C13];[.K$2]);[.$D$27:.$D$65];0)+MATCH(&quot;Zaległy&quot;;[.$G:.$G];0)));FALSE();NOT(ISBLANK(INDIRECT(&quot;$G$&quot;&amp;MATCH(DATE([.$AJ$2];[.$C13];[.K$2]);[.$D$27:.$D$65];0)+MATCH(&quot;Zaległy&quot;;[.$G:.$G];0)))));[.$D$20];IF(NOT(ISERROR(VLOOKUP(DATE([.$AJ$2];[.$C13];[.K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L$2]));[.$D$16];IF(COM.MICROSOFT.SWITCH(WEEKDAY(DATE([.$AJ$2];[.$C13];[.L$2]));7;TRUE();1;TRUE();FALSE());[.$D$17];IF(NOT(ISERROR(VLOOKUP(DATE([.$AJ$2];[.$C13];[.L$2]);[.$AL:.$AL];1;0)));[.$D$18];IF(IF(ISERROR(INDIRECT(&quot;$P$&quot;&amp;MATCH(DATE([.$AJ$2];[.$C13];[.L$2]);[.$D$27:.$D$65];0)+MATCH(&quot;Za sobotę&quot;;[.$P:.$P];0)));FALSE();NOT(ISBLANK(INDIRECT(&quot;$P$&quot;&amp;MATCH(DATE([.$AJ$2];[.$C13];[.L$2]);[.$D$27:.$D$65];0)+MATCH(&quot;Za sobotę&quot;;[.$P:.$P];0)))));[.$D$21];IF(IF(ISERROR(INDIRECT(&quot;$G$&quot;&amp;MATCH(DATE([.$AJ$2];[.$C13];[.L$2]);[.$D$27:.$D$65];0)+MATCH(&quot;Zaległy&quot;;[.$G:.$G];0)));FALSE();NOT(ISBLANK(INDIRECT(&quot;$G$&quot;&amp;MATCH(DATE([.$AJ$2];[.$C13];[.L$2]);[.$D$27:.$D$65];0)+MATCH(&quot;Zaległy&quot;;[.$G:.$G];0)))));[.$D$20];IF(NOT(ISERROR(VLOOKUP(DATE([.$AJ$2];[.$C13];[.L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M$2]));[.$D$16];IF(COM.MICROSOFT.SWITCH(WEEKDAY(DATE([.$AJ$2];[.$C13];[.M$2]));7;TRUE();1;TRUE();FALSE());[.$D$17];IF(NOT(ISERROR(VLOOKUP(DATE([.$AJ$2];[.$C13];[.M$2]);[.$AL:.$AL];1;0)));[.$D$18];IF(IF(ISERROR(INDIRECT(&quot;$P$&quot;&amp;MATCH(DATE([.$AJ$2];[.$C13];[.M$2]);[.$D$27:.$D$65];0)+MATCH(&quot;Za sobotę&quot;;[.$P:.$P];0)));FALSE();NOT(ISBLANK(INDIRECT(&quot;$P$&quot;&amp;MATCH(DATE([.$AJ$2];[.$C13];[.M$2]);[.$D$27:.$D$65];0)+MATCH(&quot;Za sobotę&quot;;[.$P:.$P];0)))));[.$D$21];IF(IF(ISERROR(INDIRECT(&quot;$G$&quot;&amp;MATCH(DATE([.$AJ$2];[.$C13];[.M$2]);[.$D$27:.$D$65];0)+MATCH(&quot;Zaległy&quot;;[.$G:.$G];0)));FALSE();NOT(ISBLANK(INDIRECT(&quot;$G$&quot;&amp;MATCH(DATE([.$AJ$2];[.$C13];[.M$2]);[.$D$27:.$D$65];0)+MATCH(&quot;Zaległy&quot;;[.$G:.$G];0)))));[.$D$20];IF(NOT(ISERROR(VLOOKUP(DATE([.$AJ$2];[.$C13];[.M$2]);[.$AM:.$AM];1;0)));[.$D$19];&quot;&quot;))))))">
            <text:p/>
          </table:table-cell>
          <table:table-cell table:style-name="ce130" table:formula="of:=IF(MONTH(DATE([.$AJ$2];[.$C13];[.$D$2]))&lt;&gt;MONTH(DATE([.$AJ$2];[.$C13];[.N$2]));[.$D$16];IF(COM.MICROSOFT.SWITCH(WEEKDAY(DATE([.$AJ$2];[.$C13];[.N$2]));7;TRUE();1;TRUE();FALSE());[.$D$17];IF(NOT(ISERROR(VLOOKUP(DATE([.$AJ$2];[.$C13];[.N$2]);[.$AL:.$AL];1;0)));[.$D$18];IF(IF(ISERROR(INDIRECT(&quot;$P$&quot;&amp;MATCH(DATE([.$AJ$2];[.$C13];[.N$2]);[.$D$27:.$D$65];0)+MATCH(&quot;Za sobotę&quot;;[.$P:.$P];0)));FALSE();NOT(ISBLANK(INDIRECT(&quot;$P$&quot;&amp;MATCH(DATE([.$AJ$2];[.$C13];[.N$2]);[.$D$27:.$D$65];0)+MATCH(&quot;Za sobotę&quot;;[.$P:.$P];0)))));[.$D$21];IF(IF(ISERROR(INDIRECT(&quot;$G$&quot;&amp;MATCH(DATE([.$AJ$2];[.$C13];[.N$2]);[.$D$27:.$D$65];0)+MATCH(&quot;Zaległy&quot;;[.$G:.$G];0)));FALSE();NOT(ISBLANK(INDIRECT(&quot;$G$&quot;&amp;MATCH(DATE([.$AJ$2];[.$C13];[.N$2]);[.$D$27:.$D$65];0)+MATCH(&quot;Zaległy&quot;;[.$G:.$G];0)))));[.$D$20];IF(NOT(ISERROR(VLOOKUP(DATE([.$AJ$2];[.$C13];[.N$2]);[.$AM:.$AM];1;0)));[.$D$19];&quot;&quot;))))))" office:value-type="string" office:string-value="+" calcext:value-type="string">
            <text:p>+</text:p>
          </table:table-cell>
          <table:table-cell table:style-name="ce130" table:formula="of:=IF(MONTH(DATE([.$AJ$2];[.$C13];[.$D$2]))&lt;&gt;MONTH(DATE([.$AJ$2];[.$C13];[.O$2]));[.$D$16];IF(COM.MICROSOFT.SWITCH(WEEKDAY(DATE([.$AJ$2];[.$C13];[.O$2]));7;TRUE();1;TRUE();FALSE());[.$D$17];IF(NOT(ISERROR(VLOOKUP(DATE([.$AJ$2];[.$C13];[.O$2]);[.$AL:.$AL];1;0)));[.$D$18];IF(IF(ISERROR(INDIRECT(&quot;$P$&quot;&amp;MATCH(DATE([.$AJ$2];[.$C13];[.O$2]);[.$D$27:.$D$65];0)+MATCH(&quot;Za sobotę&quot;;[.$P:.$P];0)));FALSE();NOT(ISBLANK(INDIRECT(&quot;$P$&quot;&amp;MATCH(DATE([.$AJ$2];[.$C13];[.O$2]);[.$D$27:.$D$65];0)+MATCH(&quot;Za sobotę&quot;;[.$P:.$P];0)))));[.$D$21];IF(IF(ISERROR(INDIRECT(&quot;$G$&quot;&amp;MATCH(DATE([.$AJ$2];[.$C13];[.O$2]);[.$D$27:.$D$65];0)+MATCH(&quot;Zaległy&quot;;[.$G:.$G];0)));FALSE();NOT(ISBLANK(INDIRECT(&quot;$G$&quot;&amp;MATCH(DATE([.$AJ$2];[.$C13];[.O$2]);[.$D$27:.$D$65];0)+MATCH(&quot;Zaległy&quot;;[.$G:.$G];0)))));[.$D$20];IF(NOT(ISERROR(VLOOKUP(DATE([.$AJ$2];[.$C13];[.O$2]);[.$AM:.$AM];1;0)));[.$D$19];&quot;&quot;))))))">
            <text:p/>
          </table:table-cell>
          <table:table-cell table:style-name="ce130" table:formula="of:=IF(MONTH(DATE([.$AJ$2];[.$C13];[.$D$2]))&lt;&gt;MONTH(DATE([.$AJ$2];[.$C13];[.P$2]));[.$D$16];IF(COM.MICROSOFT.SWITCH(WEEKDAY(DATE([.$AJ$2];[.$C13];[.P$2]));7;TRUE();1;TRUE();FALSE());[.$D$17];IF(NOT(ISERROR(VLOOKUP(DATE([.$AJ$2];[.$C13];[.P$2]);[.$AL:.$AL];1;0)));[.$D$18];IF(IF(ISERROR(INDIRECT(&quot;$P$&quot;&amp;MATCH(DATE([.$AJ$2];[.$C13];[.P$2]);[.$D$27:.$D$65];0)+MATCH(&quot;Za sobotę&quot;;[.$P:.$P];0)));FALSE();NOT(ISBLANK(INDIRECT(&quot;$P$&quot;&amp;MATCH(DATE([.$AJ$2];[.$C13];[.P$2]);[.$D$27:.$D$65];0)+MATCH(&quot;Za sobotę&quot;;[.$P:.$P];0)))));[.$D$21];IF(IF(ISERROR(INDIRECT(&quot;$G$&quot;&amp;MATCH(DATE([.$AJ$2];[.$C13];[.P$2]);[.$D$27:.$D$65];0)+MATCH(&quot;Zaległy&quot;;[.$G:.$G];0)));FALSE();NOT(ISBLANK(INDIRECT(&quot;$G$&quot;&amp;MATCH(DATE([.$AJ$2];[.$C13];[.P$2]);[.$D$27:.$D$65];0)+MATCH(&quot;Zaległy&quot;;[.$G:.$G];0)))));[.$D$20];IF(NOT(ISERROR(VLOOKUP(DATE([.$AJ$2];[.$C13];[.P$2]);[.$AM:.$AM];1;0)));[.$D$19];&quot;&quot;))))))">
            <text:p/>
          </table:table-cell>
          <table:table-cell table:style-name="ce130" table:formula="of:=IF(MONTH(DATE([.$AJ$2];[.$C13];[.$D$2]))&lt;&gt;MONTH(DATE([.$AJ$2];[.$C13];[.Q$2]));[.$D$16];IF(COM.MICROSOFT.SWITCH(WEEKDAY(DATE([.$AJ$2];[.$C13];[.Q$2]));7;TRUE();1;TRUE();FALSE());[.$D$17];IF(NOT(ISERROR(VLOOKUP(DATE([.$AJ$2];[.$C13];[.Q$2]);[.$AL:.$AL];1;0)));[.$D$18];IF(IF(ISERROR(INDIRECT(&quot;$P$&quot;&amp;MATCH(DATE([.$AJ$2];[.$C13];[.Q$2]);[.$D$27:.$D$65];0)+MATCH(&quot;Za sobotę&quot;;[.$P:.$P];0)));FALSE();NOT(ISBLANK(INDIRECT(&quot;$P$&quot;&amp;MATCH(DATE([.$AJ$2];[.$C13];[.Q$2]);[.$D$27:.$D$65];0)+MATCH(&quot;Za sobotę&quot;;[.$P:.$P];0)))));[.$D$21];IF(IF(ISERROR(INDIRECT(&quot;$G$&quot;&amp;MATCH(DATE([.$AJ$2];[.$C13];[.Q$2]);[.$D$27:.$D$65];0)+MATCH(&quot;Zaległy&quot;;[.$G:.$G];0)));FALSE();NOT(ISBLANK(INDIRECT(&quot;$G$&quot;&amp;MATCH(DATE([.$AJ$2];[.$C13];[.Q$2]);[.$D$27:.$D$65];0)+MATCH(&quot;Zaległy&quot;;[.$G:.$G];0)))));[.$D$20];IF(NOT(ISERROR(VLOOKUP(DATE([.$AJ$2];[.$C13];[.Q$2]);[.$AM:.$AM];1;0)));[.$D$19];&quot;&quot;))))))">
            <text:p/>
          </table:table-cell>
          <table:table-cell table:style-name="ce130" table:formula="of:=IF(MONTH(DATE([.$AJ$2];[.$C13];[.$D$2]))&lt;&gt;MONTH(DATE([.$AJ$2];[.$C13];[.R$2]));[.$D$16];IF(COM.MICROSOFT.SWITCH(WEEKDAY(DATE([.$AJ$2];[.$C13];[.R$2]));7;TRUE();1;TRUE();FALSE());[.$D$17];IF(NOT(ISERROR(VLOOKUP(DATE([.$AJ$2];[.$C13];[.R$2]);[.$AL:.$AL];1;0)));[.$D$18];IF(IF(ISERROR(INDIRECT(&quot;$P$&quot;&amp;MATCH(DATE([.$AJ$2];[.$C13];[.R$2]);[.$D$27:.$D$65];0)+MATCH(&quot;Za sobotę&quot;;[.$P:.$P];0)));FALSE();NOT(ISBLANK(INDIRECT(&quot;$P$&quot;&amp;MATCH(DATE([.$AJ$2];[.$C13];[.R$2]);[.$D$27:.$D$65];0)+MATCH(&quot;Za sobotę&quot;;[.$P:.$P];0)))));[.$D$21];IF(IF(ISERROR(INDIRECT(&quot;$G$&quot;&amp;MATCH(DATE([.$AJ$2];[.$C13];[.R$2]);[.$D$27:.$D$65];0)+MATCH(&quot;Zaległy&quot;;[.$G:.$G];0)));FALSE();NOT(ISBLANK(INDIRECT(&quot;$G$&quot;&amp;MATCH(DATE([.$AJ$2];[.$C13];[.R$2]);[.$D$27:.$D$65];0)+MATCH(&quot;Zaległy&quot;;[.$G:.$G];0)))));[.$D$20];IF(NOT(ISERROR(VLOOKUP(DATE([.$AJ$2];[.$C13];[.R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S$2]));[.$D$16];IF(COM.MICROSOFT.SWITCH(WEEKDAY(DATE([.$AJ$2];[.$C13];[.S$2]));7;TRUE();1;TRUE();FALSE());[.$D$17];IF(NOT(ISERROR(VLOOKUP(DATE([.$AJ$2];[.$C13];[.S$2]);[.$AL:.$AL];1;0)));[.$D$18];IF(IF(ISERROR(INDIRECT(&quot;$P$&quot;&amp;MATCH(DATE([.$AJ$2];[.$C13];[.S$2]);[.$D$27:.$D$65];0)+MATCH(&quot;Za sobotę&quot;;[.$P:.$P];0)));FALSE();NOT(ISBLANK(INDIRECT(&quot;$P$&quot;&amp;MATCH(DATE([.$AJ$2];[.$C13];[.S$2]);[.$D$27:.$D$65];0)+MATCH(&quot;Za sobotę&quot;;[.$P:.$P];0)))));[.$D$21];IF(IF(ISERROR(INDIRECT(&quot;$G$&quot;&amp;MATCH(DATE([.$AJ$2];[.$C13];[.S$2]);[.$D$27:.$D$65];0)+MATCH(&quot;Zaległy&quot;;[.$G:.$G];0)));FALSE();NOT(ISBLANK(INDIRECT(&quot;$G$&quot;&amp;MATCH(DATE([.$AJ$2];[.$C13];[.S$2]);[.$D$27:.$D$65];0)+MATCH(&quot;Zaległy&quot;;[.$G:.$G];0)))));[.$D$20];IF(NOT(ISERROR(VLOOKUP(DATE([.$AJ$2];[.$C13];[.S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T$2]));[.$D$16];IF(COM.MICROSOFT.SWITCH(WEEKDAY(DATE([.$AJ$2];[.$C13];[.T$2]));7;TRUE();1;TRUE();FALSE());[.$D$17];IF(NOT(ISERROR(VLOOKUP(DATE([.$AJ$2];[.$C13];[.T$2]);[.$AL:.$AL];1;0)));[.$D$18];IF(IF(ISERROR(INDIRECT(&quot;$P$&quot;&amp;MATCH(DATE([.$AJ$2];[.$C13];[.T$2]);[.$D$27:.$D$65];0)+MATCH(&quot;Za sobotę&quot;;[.$P:.$P];0)));FALSE();NOT(ISBLANK(INDIRECT(&quot;$P$&quot;&amp;MATCH(DATE([.$AJ$2];[.$C13];[.T$2]);[.$D$27:.$D$65];0)+MATCH(&quot;Za sobotę&quot;;[.$P:.$P];0)))));[.$D$21];IF(IF(ISERROR(INDIRECT(&quot;$G$&quot;&amp;MATCH(DATE([.$AJ$2];[.$C13];[.T$2]);[.$D$27:.$D$65];0)+MATCH(&quot;Zaległy&quot;;[.$G:.$G];0)));FALSE();NOT(ISBLANK(INDIRECT(&quot;$G$&quot;&amp;MATCH(DATE([.$AJ$2];[.$C13];[.T$2]);[.$D$27:.$D$65];0)+MATCH(&quot;Zaległy&quot;;[.$G:.$G];0)))));[.$D$20];IF(NOT(ISERROR(VLOOKUP(DATE([.$AJ$2];[.$C13];[.T$2]);[.$AM:.$AM];1;0)));[.$D$19];&quot;&quot;))))))">
            <text:p/>
          </table:table-cell>
          <table:table-cell table:style-name="ce130" table:formula="of:=IF(MONTH(DATE([.$AJ$2];[.$C13];[.$D$2]))&lt;&gt;MONTH(DATE([.$AJ$2];[.$C13];[.U$2]));[.$D$16];IF(COM.MICROSOFT.SWITCH(WEEKDAY(DATE([.$AJ$2];[.$C13];[.U$2]));7;TRUE();1;TRUE();FALSE());[.$D$17];IF(NOT(ISERROR(VLOOKUP(DATE([.$AJ$2];[.$C13];[.U$2]);[.$AL:.$AL];1;0)));[.$D$18];IF(IF(ISERROR(INDIRECT(&quot;$P$&quot;&amp;MATCH(DATE([.$AJ$2];[.$C13];[.U$2]);[.$D$27:.$D$65];0)+MATCH(&quot;Za sobotę&quot;;[.$P:.$P];0)));FALSE();NOT(ISBLANK(INDIRECT(&quot;$P$&quot;&amp;MATCH(DATE([.$AJ$2];[.$C13];[.U$2]);[.$D$27:.$D$65];0)+MATCH(&quot;Za sobotę&quot;;[.$P:.$P];0)))));[.$D$21];IF(IF(ISERROR(INDIRECT(&quot;$G$&quot;&amp;MATCH(DATE([.$AJ$2];[.$C13];[.U$2]);[.$D$27:.$D$65];0)+MATCH(&quot;Zaległy&quot;;[.$G:.$G];0)));FALSE();NOT(ISBLANK(INDIRECT(&quot;$G$&quot;&amp;MATCH(DATE([.$AJ$2];[.$C13];[.U$2]);[.$D$27:.$D$65];0)+MATCH(&quot;Zaległy&quot;;[.$G:.$G];0)))));[.$D$20];IF(NOT(ISERROR(VLOOKUP(DATE([.$AJ$2];[.$C13];[.U$2]);[.$AM:.$AM];1;0)));[.$D$19];&quot;&quot;))))))">
            <text:p/>
          </table:table-cell>
          <table:table-cell table:style-name="ce130" table:formula="of:=IF(MONTH(DATE([.$AJ$2];[.$C13];[.$D$2]))&lt;&gt;MONTH(DATE([.$AJ$2];[.$C13];[.V$2]));[.$D$16];IF(COM.MICROSOFT.SWITCH(WEEKDAY(DATE([.$AJ$2];[.$C13];[.V$2]));7;TRUE();1;TRUE();FALSE());[.$D$17];IF(NOT(ISERROR(VLOOKUP(DATE([.$AJ$2];[.$C13];[.V$2]);[.$AL:.$AL];1;0)));[.$D$18];IF(IF(ISERROR(INDIRECT(&quot;$P$&quot;&amp;MATCH(DATE([.$AJ$2];[.$C13];[.V$2]);[.$D$27:.$D$65];0)+MATCH(&quot;Za sobotę&quot;;[.$P:.$P];0)));FALSE();NOT(ISBLANK(INDIRECT(&quot;$P$&quot;&amp;MATCH(DATE([.$AJ$2];[.$C13];[.V$2]);[.$D$27:.$D$65];0)+MATCH(&quot;Za sobotę&quot;;[.$P:.$P];0)))));[.$D$21];IF(IF(ISERROR(INDIRECT(&quot;$G$&quot;&amp;MATCH(DATE([.$AJ$2];[.$C13];[.V$2]);[.$D$27:.$D$65];0)+MATCH(&quot;Zaległy&quot;;[.$G:.$G];0)));FALSE();NOT(ISBLANK(INDIRECT(&quot;$G$&quot;&amp;MATCH(DATE([.$AJ$2];[.$C13];[.V$2]);[.$D$27:.$D$65];0)+MATCH(&quot;Zaległy&quot;;[.$G:.$G];0)))));[.$D$20];IF(NOT(ISERROR(VLOOKUP(DATE([.$AJ$2];[.$C13];[.V$2]);[.$AM:.$AM];1;0)));[.$D$19];&quot;&quot;))))))">
            <text:p/>
          </table:table-cell>
          <table:table-cell table:style-name="ce130" table:formula="of:=IF(MONTH(DATE([.$AJ$2];[.$C13];[.$D$2]))&lt;&gt;MONTH(DATE([.$AJ$2];[.$C13];[.W$2]));[.$D$16];IF(COM.MICROSOFT.SWITCH(WEEKDAY(DATE([.$AJ$2];[.$C13];[.W$2]));7;TRUE();1;TRUE();FALSE());[.$D$17];IF(NOT(ISERROR(VLOOKUP(DATE([.$AJ$2];[.$C13];[.W$2]);[.$AL:.$AL];1;0)));[.$D$18];IF(IF(ISERROR(INDIRECT(&quot;$P$&quot;&amp;MATCH(DATE([.$AJ$2];[.$C13];[.W$2]);[.$D$27:.$D$65];0)+MATCH(&quot;Za sobotę&quot;;[.$P:.$P];0)));FALSE();NOT(ISBLANK(INDIRECT(&quot;$P$&quot;&amp;MATCH(DATE([.$AJ$2];[.$C13];[.W$2]);[.$D$27:.$D$65];0)+MATCH(&quot;Za sobotę&quot;;[.$P:.$P];0)))));[.$D$21];IF(IF(ISERROR(INDIRECT(&quot;$G$&quot;&amp;MATCH(DATE([.$AJ$2];[.$C13];[.W$2]);[.$D$27:.$D$65];0)+MATCH(&quot;Zaległy&quot;;[.$G:.$G];0)));FALSE();NOT(ISBLANK(INDIRECT(&quot;$G$&quot;&amp;MATCH(DATE([.$AJ$2];[.$C13];[.W$2]);[.$D$27:.$D$65];0)+MATCH(&quot;Zaległy&quot;;[.$G:.$G];0)))));[.$D$20];IF(NOT(ISERROR(VLOOKUP(DATE([.$AJ$2];[.$C13];[.W$2]);[.$AM:.$AM];1;0)));[.$D$19];&quot;&quot;))))))">
            <text:p/>
          </table:table-cell>
          <table:table-cell table:style-name="ce130" table:formula="of:=IF(MONTH(DATE([.$AJ$2];[.$C13];[.$D$2]))&lt;&gt;MONTH(DATE([.$AJ$2];[.$C13];[.X$2]));[.$D$16];IF(COM.MICROSOFT.SWITCH(WEEKDAY(DATE([.$AJ$2];[.$C13];[.X$2]));7;TRUE();1;TRUE();FALSE());[.$D$17];IF(NOT(ISERROR(VLOOKUP(DATE([.$AJ$2];[.$C13];[.X$2]);[.$AL:.$AL];1;0)));[.$D$18];IF(IF(ISERROR(INDIRECT(&quot;$P$&quot;&amp;MATCH(DATE([.$AJ$2];[.$C13];[.X$2]);[.$D$27:.$D$65];0)+MATCH(&quot;Za sobotę&quot;;[.$P:.$P];0)));FALSE();NOT(ISBLANK(INDIRECT(&quot;$P$&quot;&amp;MATCH(DATE([.$AJ$2];[.$C13];[.X$2]);[.$D$27:.$D$65];0)+MATCH(&quot;Za sobotę&quot;;[.$P:.$P];0)))));[.$D$21];IF(IF(ISERROR(INDIRECT(&quot;$G$&quot;&amp;MATCH(DATE([.$AJ$2];[.$C13];[.X$2]);[.$D$27:.$D$65];0)+MATCH(&quot;Zaległy&quot;;[.$G:.$G];0)));FALSE();NOT(ISBLANK(INDIRECT(&quot;$G$&quot;&amp;MATCH(DATE([.$AJ$2];[.$C13];[.X$2]);[.$D$27:.$D$65];0)+MATCH(&quot;Zaległy&quot;;[.$G:.$G];0)))));[.$D$20];IF(NOT(ISERROR(VLOOKUP(DATE([.$AJ$2];[.$C13];[.X$2]);[.$AM:.$AM];1;0)));[.$D$19];&quot;&quot;))))))">
            <text:p/>
          </table:table-cell>
          <table:table-cell table:style-name="ce130" table:formula="of:=IF(MONTH(DATE([.$AJ$2];[.$C13];[.$D$2]))&lt;&gt;MONTH(DATE([.$AJ$2];[.$C13];[.Y$2]));[.$D$16];IF(COM.MICROSOFT.SWITCH(WEEKDAY(DATE([.$AJ$2];[.$C13];[.Y$2]));7;TRUE();1;TRUE();FALSE());[.$D$17];IF(NOT(ISERROR(VLOOKUP(DATE([.$AJ$2];[.$C13];[.Y$2]);[.$AL:.$AL];1;0)));[.$D$18];IF(IF(ISERROR(INDIRECT(&quot;$P$&quot;&amp;MATCH(DATE([.$AJ$2];[.$C13];[.Y$2]);[.$D$27:.$D$65];0)+MATCH(&quot;Za sobotę&quot;;[.$P:.$P];0)));FALSE();NOT(ISBLANK(INDIRECT(&quot;$P$&quot;&amp;MATCH(DATE([.$AJ$2];[.$C13];[.Y$2]);[.$D$27:.$D$65];0)+MATCH(&quot;Za sobotę&quot;;[.$P:.$P];0)))));[.$D$21];IF(IF(ISERROR(INDIRECT(&quot;$G$&quot;&amp;MATCH(DATE([.$AJ$2];[.$C13];[.Y$2]);[.$D$27:.$D$65];0)+MATCH(&quot;Zaległy&quot;;[.$G:.$G];0)));FALSE();NOT(ISBLANK(INDIRECT(&quot;$G$&quot;&amp;MATCH(DATE([.$AJ$2];[.$C13];[.Y$2]);[.$D$27:.$D$65];0)+MATCH(&quot;Zaległy&quot;;[.$G:.$G];0)))));[.$D$20];IF(NOT(ISERROR(VLOOKUP(DATE([.$AJ$2];[.$C13];[.Y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Z$2]));[.$D$16];IF(COM.MICROSOFT.SWITCH(WEEKDAY(DATE([.$AJ$2];[.$C13];[.Z$2]));7;TRUE();1;TRUE();FALSE());[.$D$17];IF(NOT(ISERROR(VLOOKUP(DATE([.$AJ$2];[.$C13];[.Z$2]);[.$AL:.$AL];1;0)));[.$D$18];IF(IF(ISERROR(INDIRECT(&quot;$P$&quot;&amp;MATCH(DATE([.$AJ$2];[.$C13];[.Z$2]);[.$D$27:.$D$65];0)+MATCH(&quot;Za sobotę&quot;;[.$P:.$P];0)));FALSE();NOT(ISBLANK(INDIRECT(&quot;$P$&quot;&amp;MATCH(DATE([.$AJ$2];[.$C13];[.Z$2]);[.$D$27:.$D$65];0)+MATCH(&quot;Za sobotę&quot;;[.$P:.$P];0)))));[.$D$21];IF(IF(ISERROR(INDIRECT(&quot;$G$&quot;&amp;MATCH(DATE([.$AJ$2];[.$C13];[.Z$2]);[.$D$27:.$D$65];0)+MATCH(&quot;Zaległy&quot;;[.$G:.$G];0)));FALSE();NOT(ISBLANK(INDIRECT(&quot;$G$&quot;&amp;MATCH(DATE([.$AJ$2];[.$C13];[.Z$2]);[.$D$27:.$D$65];0)+MATCH(&quot;Zaległy&quot;;[.$G:.$G];0)))));[.$D$20];IF(NOT(ISERROR(VLOOKUP(DATE([.$AJ$2];[.$C13];[.Z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AA$2]));[.$D$16];IF(COM.MICROSOFT.SWITCH(WEEKDAY(DATE([.$AJ$2];[.$C13];[.AA$2]));7;TRUE();1;TRUE();FALSE());[.$D$17];IF(NOT(ISERROR(VLOOKUP(DATE([.$AJ$2];[.$C13];[.AA$2]);[.$AL:.$AL];1;0)));[.$D$18];IF(IF(ISERROR(INDIRECT(&quot;$P$&quot;&amp;MATCH(DATE([.$AJ$2];[.$C13];[.AA$2]);[.$D$27:.$D$65];0)+MATCH(&quot;Za sobotę&quot;;[.$P:.$P];0)));FALSE();NOT(ISBLANK(INDIRECT(&quot;$P$&quot;&amp;MATCH(DATE([.$AJ$2];[.$C13];[.AA$2]);[.$D$27:.$D$65];0)+MATCH(&quot;Za sobotę&quot;;[.$P:.$P];0)))));[.$D$21];IF(IF(ISERROR(INDIRECT(&quot;$G$&quot;&amp;MATCH(DATE([.$AJ$2];[.$C13];[.AA$2]);[.$D$27:.$D$65];0)+MATCH(&quot;Zaległy&quot;;[.$G:.$G];0)));FALSE();NOT(ISBLANK(INDIRECT(&quot;$G$&quot;&amp;MATCH(DATE([.$AJ$2];[.$C13];[.AA$2]);[.$D$27:.$D$65];0)+MATCH(&quot;Zaległy&quot;;[.$G:.$G];0)))));[.$D$20];IF(NOT(ISERROR(VLOOKUP(DATE([.$AJ$2];[.$C13];[.AA$2]);[.$AM:.$AM];1;0)));[.$D$19];&quot;&quot;))))))">
            <text:p/>
          </table:table-cell>
          <table:table-cell table:style-name="ce130" table:formula="of:=IF(MONTH(DATE([.$AJ$2];[.$C13];[.$D$2]))&lt;&gt;MONTH(DATE([.$AJ$2];[.$C13];[.AB$2]));[.$D$16];IF(COM.MICROSOFT.SWITCH(WEEKDAY(DATE([.$AJ$2];[.$C13];[.AB$2]));7;TRUE();1;TRUE();FALSE());[.$D$17];IF(NOT(ISERROR(VLOOKUP(DATE([.$AJ$2];[.$C13];[.AB$2]);[.$AL:.$AL];1;0)));[.$D$18];IF(IF(ISERROR(INDIRECT(&quot;$P$&quot;&amp;MATCH(DATE([.$AJ$2];[.$C13];[.AB$2]);[.$D$27:.$D$65];0)+MATCH(&quot;Za sobotę&quot;;[.$P:.$P];0)));FALSE();NOT(ISBLANK(INDIRECT(&quot;$P$&quot;&amp;MATCH(DATE([.$AJ$2];[.$C13];[.AB$2]);[.$D$27:.$D$65];0)+MATCH(&quot;Za sobotę&quot;;[.$P:.$P];0)))));[.$D$21];IF(IF(ISERROR(INDIRECT(&quot;$G$&quot;&amp;MATCH(DATE([.$AJ$2];[.$C13];[.AB$2]);[.$D$27:.$D$65];0)+MATCH(&quot;Zaległy&quot;;[.$G:.$G];0)));FALSE();NOT(ISBLANK(INDIRECT(&quot;$G$&quot;&amp;MATCH(DATE([.$AJ$2];[.$C13];[.AB$2]);[.$D$27:.$D$65];0)+MATCH(&quot;Zaległy&quot;;[.$G:.$G];0)))));[.$D$20];IF(NOT(ISERROR(VLOOKUP(DATE([.$AJ$2];[.$C13];[.AB$2]);[.$AM:.$AM];1;0)));[.$D$19];&quot;&quot;))))))">
            <text:p/>
          </table:table-cell>
          <table:table-cell table:style-name="ce130" table:formula="of:=IF(MONTH(DATE([.$AJ$2];[.$C13];[.$D$2]))&lt;&gt;MONTH(DATE([.$AJ$2];[.$C13];[.AC$2]));[.$D$16];IF(COM.MICROSOFT.SWITCH(WEEKDAY(DATE([.$AJ$2];[.$C13];[.AC$2]));7;TRUE();1;TRUE();FALSE());[.$D$17];IF(NOT(ISERROR(VLOOKUP(DATE([.$AJ$2];[.$C13];[.AC$2]);[.$AL:.$AL];1;0)));[.$D$18];IF(IF(ISERROR(INDIRECT(&quot;$P$&quot;&amp;MATCH(DATE([.$AJ$2];[.$C13];[.AC$2]);[.$D$27:.$D$65];0)+MATCH(&quot;Za sobotę&quot;;[.$P:.$P];0)));FALSE();NOT(ISBLANK(INDIRECT(&quot;$P$&quot;&amp;MATCH(DATE([.$AJ$2];[.$C13];[.AC$2]);[.$D$27:.$D$65];0)+MATCH(&quot;Za sobotę&quot;;[.$P:.$P];0)))));[.$D$21];IF(IF(ISERROR(INDIRECT(&quot;$G$&quot;&amp;MATCH(DATE([.$AJ$2];[.$C13];[.AC$2]);[.$D$27:.$D$65];0)+MATCH(&quot;Zaległy&quot;;[.$G:.$G];0)));FALSE();NOT(ISBLANK(INDIRECT(&quot;$G$&quot;&amp;MATCH(DATE([.$AJ$2];[.$C13];[.AC$2]);[.$D$27:.$D$65];0)+MATCH(&quot;Zaległy&quot;;[.$G:.$G];0)))));[.$D$20];IF(NOT(ISERROR(VLOOKUP(DATE([.$AJ$2];[.$C13];[.AC$2]);[.$AM:.$AM];1;0)));[.$D$19];&quot;&quot;))))))">
            <text:p/>
          </table:table-cell>
          <table:table-cell table:style-name="ce130" table:formula="of:=IF(MONTH(DATE([.$AJ$2];[.$C13];[.$D$2]))&lt;&gt;MONTH(DATE([.$AJ$2];[.$C13];[.AD$2]));[.$D$16];IF(COM.MICROSOFT.SWITCH(WEEKDAY(DATE([.$AJ$2];[.$C13];[.AD$2]));7;TRUE();1;TRUE();FALSE());[.$D$17];IF(NOT(ISERROR(VLOOKUP(DATE([.$AJ$2];[.$C13];[.AD$2]);[.$AL:.$AL];1;0)));[.$D$18];IF(IF(ISERROR(INDIRECT(&quot;$P$&quot;&amp;MATCH(DATE([.$AJ$2];[.$C13];[.AD$2]);[.$D$27:.$D$65];0)+MATCH(&quot;Za sobotę&quot;;[.$P:.$P];0)));FALSE();NOT(ISBLANK(INDIRECT(&quot;$P$&quot;&amp;MATCH(DATE([.$AJ$2];[.$C13];[.AD$2]);[.$D$27:.$D$65];0)+MATCH(&quot;Za sobotę&quot;;[.$P:.$P];0)))));[.$D$21];IF(IF(ISERROR(INDIRECT(&quot;$G$&quot;&amp;MATCH(DATE([.$AJ$2];[.$C13];[.AD$2]);[.$D$27:.$D$65];0)+MATCH(&quot;Zaległy&quot;;[.$G:.$G];0)));FALSE();NOT(ISBLANK(INDIRECT(&quot;$G$&quot;&amp;MATCH(DATE([.$AJ$2];[.$C13];[.AD$2]);[.$D$27:.$D$65];0)+MATCH(&quot;Zaległy&quot;;[.$G:.$G];0)))));[.$D$20];IF(NOT(ISERROR(VLOOKUP(DATE([.$AJ$2];[.$C13];[.AD$2]);[.$AM:.$AM];1;0)));[.$D$19];&quot;&quot;))))))">
            <text:p/>
          </table:table-cell>
          <table:table-cell table:style-name="ce130" table:formula="of:=IF(MONTH(DATE([.$AJ$2];[.$C13];[.$D$2]))&lt;&gt;MONTH(DATE([.$AJ$2];[.$C13];[.AE$2]));[.$D$16];IF(COM.MICROSOFT.SWITCH(WEEKDAY(DATE([.$AJ$2];[.$C13];[.AE$2]));7;TRUE();1;TRUE();FALSE());[.$D$17];IF(NOT(ISERROR(VLOOKUP(DATE([.$AJ$2];[.$C13];[.AE$2]);[.$AL:.$AL];1;0)));[.$D$18];IF(IF(ISERROR(INDIRECT(&quot;$P$&quot;&amp;MATCH(DATE([.$AJ$2];[.$C13];[.AE$2]);[.$D$27:.$D$65];0)+MATCH(&quot;Za sobotę&quot;;[.$P:.$P];0)));FALSE();NOT(ISBLANK(INDIRECT(&quot;$P$&quot;&amp;MATCH(DATE([.$AJ$2];[.$C13];[.AE$2]);[.$D$27:.$D$65];0)+MATCH(&quot;Za sobotę&quot;;[.$P:.$P];0)))));[.$D$21];IF(IF(ISERROR(INDIRECT(&quot;$G$&quot;&amp;MATCH(DATE([.$AJ$2];[.$C13];[.AE$2]);[.$D$27:.$D$65];0)+MATCH(&quot;Zaległy&quot;;[.$G:.$G];0)));FALSE();NOT(ISBLANK(INDIRECT(&quot;$G$&quot;&amp;MATCH(DATE([.$AJ$2];[.$C13];[.AE$2]);[.$D$27:.$D$65];0)+MATCH(&quot;Zaległy&quot;;[.$G:.$G];0)))));[.$D$20];IF(NOT(ISERROR(VLOOKUP(DATE([.$AJ$2];[.$C13];[.AE$2]);[.$AM:.$AM];1;0)));[.$D$19];&quot;&quot;))))))">
            <text:p/>
          </table:table-cell>
          <table:table-cell table:style-name="ce130" table:formula="of:=IF(MONTH(DATE([.$AJ$2];[.$C13];[.$D$2]))&lt;&gt;MONTH(DATE([.$AJ$2];[.$C13];[.AF$2]));[.$D$16];IF(COM.MICROSOFT.SWITCH(WEEKDAY(DATE([.$AJ$2];[.$C13];[.AF$2]));7;TRUE();1;TRUE();FALSE());[.$D$17];IF(NOT(ISERROR(VLOOKUP(DATE([.$AJ$2];[.$C13];[.AF$2]);[.$AL:.$AL];1;0)));[.$D$18];IF(IF(ISERROR(INDIRECT(&quot;$P$&quot;&amp;MATCH(DATE([.$AJ$2];[.$C13];[.AF$2]);[.$D$27:.$D$65];0)+MATCH(&quot;Za sobotę&quot;;[.$P:.$P];0)));FALSE();NOT(ISBLANK(INDIRECT(&quot;$P$&quot;&amp;MATCH(DATE([.$AJ$2];[.$C13];[.AF$2]);[.$D$27:.$D$65];0)+MATCH(&quot;Za sobotę&quot;;[.$P:.$P];0)))));[.$D$21];IF(IF(ISERROR(INDIRECT(&quot;$G$&quot;&amp;MATCH(DATE([.$AJ$2];[.$C13];[.AF$2]);[.$D$27:.$D$65];0)+MATCH(&quot;Zaległy&quot;;[.$G:.$G];0)));FALSE();NOT(ISBLANK(INDIRECT(&quot;$G$&quot;&amp;MATCH(DATE([.$AJ$2];[.$C13];[.AF$2]);[.$D$27:.$D$65];0)+MATCH(&quot;Zaległy&quot;;[.$G:.$G];0)))));[.$D$20];IF(NOT(ISERROR(VLOOKUP(DATE([.$AJ$2];[.$C13];[.AF$2]);[.$AM:.$AM];1;0)));[.$D$19];&quot;&quot;))))))" office:value-type="string" office:string-value="–" calcext:value-type="string">
            <text:p>–</text:p>
          </table:table-cell>
          <table:table-cell table:style-name="ce130" table:formula="of:=IF(MONTH(DATE([.$AJ$2];[.$C13];[.$D$2]))&lt;&gt;MONTH(DATE([.$AJ$2];[.$C13];[.AG$2]));[.$D$16];IF(COM.MICROSOFT.SWITCH(WEEKDAY(DATE([.$AJ$2];[.$C13];[.AG$2]));7;TRUE();1;TRUE();FALSE());[.$D$17];IF(NOT(ISERROR(VLOOKUP(DATE([.$AJ$2];[.$C13];[.AG$2]);[.$AL:.$AL];1;0)));[.$D$18];IF(IF(ISERROR(INDIRECT(&quot;$P$&quot;&amp;MATCH(DATE([.$AJ$2];[.$C13];[.AG$2]);[.$D$27:.$D$65];0)+MATCH(&quot;Za sobotę&quot;;[.$P:.$P];0)));FALSE();NOT(ISBLANK(INDIRECT(&quot;$P$&quot;&amp;MATCH(DATE([.$AJ$2];[.$C13];[.AG$2]);[.$D$27:.$D$65];0)+MATCH(&quot;Za sobotę&quot;;[.$P:.$P];0)))));[.$D$21];IF(IF(ISERROR(INDIRECT(&quot;$G$&quot;&amp;MATCH(DATE([.$AJ$2];[.$C13];[.AG$2]);[.$D$27:.$D$65];0)+MATCH(&quot;Zaległy&quot;;[.$G:.$G];0)));FALSE();NOT(ISBLANK(INDIRECT(&quot;$G$&quot;&amp;MATCH(DATE([.$AJ$2];[.$C13];[.AG$2]);[.$D$27:.$D$65];0)+MATCH(&quot;Zaległy&quot;;[.$G:.$G];0)))));[.$D$20];IF(NOT(ISERROR(VLOOKUP(DATE([.$AJ$2];[.$C13];[.AG$2]);[.$AM:.$AM];1;0)));[.$D$19];&quot;&quot;))))))" office:value-type="string" office:string-value="–" calcext:value-type="string">
            <text:p>–</text:p>
          </table:table-cell>
          <table:table-cell table:style-name="ce133" table:formula="of:=IF(MONTH(DATE([.$AJ$2];[.$C13];[.$D$2]))&lt;&gt;MONTH(DATE([.$AJ$2];[.$C13];[.AH$2]));[.$D$16];IF(COM.MICROSOFT.SWITCH(WEEKDAY(DATE([.$AJ$2];[.$C13];[.AH$2]));7;TRUE();1;TRUE();FALSE());[.$D$17];IF(NOT(ISERROR(VLOOKUP(DATE([.$AJ$2];[.$C13];[.AH$2]);[.$AL:.$AL];1;0)));[.$D$18];IF(IF(ISERROR(INDIRECT(&quot;$P$&quot;&amp;MATCH(DATE([.$AJ$2];[.$C13];[.AH$2]);[.$D$27:.$D$65];0)+MATCH(&quot;Za sobotę&quot;;[.$P:.$P];0)));FALSE();NOT(ISBLANK(INDIRECT(&quot;$P$&quot;&amp;MATCH(DATE([.$AJ$2];[.$C13];[.AH$2]);[.$D$27:.$D$65];0)+MATCH(&quot;Za sobotę&quot;;[.$P:.$P];0)))));[.$D$21];IF(IF(ISERROR(INDIRECT(&quot;$G$&quot;&amp;MATCH(DATE([.$AJ$2];[.$C13];[.AH$2]);[.$D$27:.$D$65];0)+MATCH(&quot;Zaległy&quot;;[.$G:.$G];0)));FALSE();NOT(ISBLANK(INDIRECT(&quot;$G$&quot;&amp;MATCH(DATE([.$AJ$2];[.$C13];[.AH$2]);[.$D$27:.$D$65];0)+MATCH(&quot;Zaległy&quot;;[.$G:.$G];0)))));[.$D$20];IF(NOT(ISERROR(VLOOKUP(DATE([.$AJ$2];[.$C13];[.AH$2]);[.$AM:.$AM];1;0)));[.$D$19];&quot;&quot;))))))" office:value-type="string" office:string-value="•" calcext:value-type="string">
            <text:p>•</text:p>
          </table:table-cell>
          <table:table-cell table:style-name="Default"/>
          <table:table-cell table:style-name="ce135" office:value-type="string" calcext:value-type="string">
            <text:p>26.12</text:p>
          </table:table-cell>
          <table:table-cell table:style-name="Default" office:value-type="string" calcext:value-type="string">
            <text:p>SZTYWNE KAŻDEGO ROKU – Boże Narodzenie (drugi dzień)</text:p>
          </table:table-cell>
          <table:table-cell table:formula="of:=IF(NOT(ISBLANK([.$AJ16]));IFERROR(DATEVALUE([.$AJ16]&amp;&quot;.&quot;&amp;[.$AJ$2]);DATE([.$AJ$2];MONTH([.$AJ16]);DAY([.$AJ16])));&quot;&quot;)" office:value-type="date" office:date-value="2025-06-08" calcext:value-type="date">
            <text:p>8 czerwca 2025 (niedziela)</text:p>
          </table:table-cell>
          <table:table-cell table:style-name="ce62" table:formula="of:=IF(NOT(ISBLANK([.$D38]));IFERROR(DATEVALUE([.$D38]&amp;&quot;.&quot;&amp;[.$AJ$2]);DATE([.$AJ$2];MONTH([.$D38]);DAY([.$D3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covered-table-cell table:style-name="ce45"/>
          <table:table-cell table:style-name="ce34" table:formula="of:=DATE([.$AJ$2];[.$C14];1)" office:value-type="date" office:date-value="2025-12-01" calcext:value-type="date">
            <text:p>grudzień</text:p>
          </table:table-cell>
          <table:table-cell table:style-name="ce45" office:value-type="float" office:value="12" calcext:value-type="float">
            <text:p>12</text:p>
          </table:table-cell>
          <table:table-cell table:style-name="ce127" table:formula="of:=IF(MONTH(DATE([.$AJ$2];[.$C14];[.$D$2]))&lt;&gt;MONTH(DATE([.$AJ$2];[.$C14];[.D$2]));[.$D$16];IF(COM.MICROSOFT.SWITCH(WEEKDAY(DATE([.$AJ$2];[.$C14];[.D$2]));7;TRUE();1;TRUE();FALSE());[.$D$17];IF(NOT(ISERROR(VLOOKUP(DATE([.$AJ$2];[.$C14];[.D$2]);[.$AL:.$AL];1;0)));[.$D$18];IF(IF(ISERROR(INDIRECT(&quot;$P$&quot;&amp;MATCH(DATE([.$AJ$2];[.$C14];[.D$2]);[.$D$27:.$D$65];0)+MATCH(&quot;Za sobotę&quot;;[.$P:.$P];0)));FALSE();NOT(ISBLANK(INDIRECT(&quot;$P$&quot;&amp;MATCH(DATE([.$AJ$2];[.$C14];[.D$2]);[.$D$27:.$D$65];0)+MATCH(&quot;Za sobotę&quot;;[.$P:.$P];0)))));[.$D$21];IF(IF(ISERROR(INDIRECT(&quot;$G$&quot;&amp;MATCH(DATE([.$AJ$2];[.$C14];[.D$2]);[.$D$27:.$D$65];0)+MATCH(&quot;Zaległy&quot;;[.$G:.$G];0)));FALSE();NOT(ISBLANK(INDIRECT(&quot;$G$&quot;&amp;MATCH(DATE([.$AJ$2];[.$C14];[.D$2]);[.$D$27:.$D$65];0)+MATCH(&quot;Zaległy&quot;;[.$G:.$G];0)))));[.$D$20];IF(NOT(ISERROR(VLOOKUP(DATE([.$AJ$2];[.$C14];[.D$2]);[.$AM:.$AM];1;0)));[.$D$19];&quot;&quot;))))))">
            <text:p/>
          </table:table-cell>
          <table:table-cell table:style-name="ce131" table:formula="of:=IF(MONTH(DATE([.$AJ$2];[.$C14];[.$D$2]))&lt;&gt;MONTH(DATE([.$AJ$2];[.$C14];[.E$2]));[.$D$16];IF(COM.MICROSOFT.SWITCH(WEEKDAY(DATE([.$AJ$2];[.$C14];[.E$2]));7;TRUE();1;TRUE();FALSE());[.$D$17];IF(NOT(ISERROR(VLOOKUP(DATE([.$AJ$2];[.$C14];[.E$2]);[.$AL:.$AL];1;0)));[.$D$18];IF(IF(ISERROR(INDIRECT(&quot;$P$&quot;&amp;MATCH(DATE([.$AJ$2];[.$C14];[.E$2]);[.$D$27:.$D$65];0)+MATCH(&quot;Za sobotę&quot;;[.$P:.$P];0)));FALSE();NOT(ISBLANK(INDIRECT(&quot;$P$&quot;&amp;MATCH(DATE([.$AJ$2];[.$C14];[.E$2]);[.$D$27:.$D$65];0)+MATCH(&quot;Za sobotę&quot;;[.$P:.$P];0)))));[.$D$21];IF(IF(ISERROR(INDIRECT(&quot;$G$&quot;&amp;MATCH(DATE([.$AJ$2];[.$C14];[.E$2]);[.$D$27:.$D$65];0)+MATCH(&quot;Zaległy&quot;;[.$G:.$G];0)));FALSE();NOT(ISBLANK(INDIRECT(&quot;$G$&quot;&amp;MATCH(DATE([.$AJ$2];[.$C14];[.E$2]);[.$D$27:.$D$65];0)+MATCH(&quot;Zaległy&quot;;[.$G:.$G];0)))));[.$D$20];IF(NOT(ISERROR(VLOOKUP(DATE([.$AJ$2];[.$C14];[.E$2]);[.$AM:.$AM];1;0)));[.$D$19];&quot;&quot;))))))">
            <text:p/>
          </table:table-cell>
          <table:table-cell table:style-name="ce131" table:formula="of:=IF(MONTH(DATE([.$AJ$2];[.$C14];[.$D$2]))&lt;&gt;MONTH(DATE([.$AJ$2];[.$C14];[.F$2]));[.$D$16];IF(COM.MICROSOFT.SWITCH(WEEKDAY(DATE([.$AJ$2];[.$C14];[.F$2]));7;TRUE();1;TRUE();FALSE());[.$D$17];IF(NOT(ISERROR(VLOOKUP(DATE([.$AJ$2];[.$C14];[.F$2]);[.$AL:.$AL];1;0)));[.$D$18];IF(IF(ISERROR(INDIRECT(&quot;$P$&quot;&amp;MATCH(DATE([.$AJ$2];[.$C14];[.F$2]);[.$D$27:.$D$65];0)+MATCH(&quot;Za sobotę&quot;;[.$P:.$P];0)));FALSE();NOT(ISBLANK(INDIRECT(&quot;$P$&quot;&amp;MATCH(DATE([.$AJ$2];[.$C14];[.F$2]);[.$D$27:.$D$65];0)+MATCH(&quot;Za sobotę&quot;;[.$P:.$P];0)))));[.$D$21];IF(IF(ISERROR(INDIRECT(&quot;$G$&quot;&amp;MATCH(DATE([.$AJ$2];[.$C14];[.F$2]);[.$D$27:.$D$65];0)+MATCH(&quot;Zaległy&quot;;[.$G:.$G];0)));FALSE();NOT(ISBLANK(INDIRECT(&quot;$G$&quot;&amp;MATCH(DATE([.$AJ$2];[.$C14];[.F$2]);[.$D$27:.$D$65];0)+MATCH(&quot;Zaległy&quot;;[.$G:.$G];0)))));[.$D$20];IF(NOT(ISERROR(VLOOKUP(DATE([.$AJ$2];[.$C14];[.F$2]);[.$AM:.$AM];1;0)));[.$D$19];&quot;&quot;))))))">
            <text:p/>
          </table:table-cell>
          <table:table-cell table:style-name="ce131" table:formula="of:=IF(MONTH(DATE([.$AJ$2];[.$C14];[.$D$2]))&lt;&gt;MONTH(DATE([.$AJ$2];[.$C14];[.G$2]));[.$D$16];IF(COM.MICROSOFT.SWITCH(WEEKDAY(DATE([.$AJ$2];[.$C14];[.G$2]));7;TRUE();1;TRUE();FALSE());[.$D$17];IF(NOT(ISERROR(VLOOKUP(DATE([.$AJ$2];[.$C14];[.G$2]);[.$AL:.$AL];1;0)));[.$D$18];IF(IF(ISERROR(INDIRECT(&quot;$P$&quot;&amp;MATCH(DATE([.$AJ$2];[.$C14];[.G$2]);[.$D$27:.$D$65];0)+MATCH(&quot;Za sobotę&quot;;[.$P:.$P];0)));FALSE();NOT(ISBLANK(INDIRECT(&quot;$P$&quot;&amp;MATCH(DATE([.$AJ$2];[.$C14];[.G$2]);[.$D$27:.$D$65];0)+MATCH(&quot;Za sobotę&quot;;[.$P:.$P];0)))));[.$D$21];IF(IF(ISERROR(INDIRECT(&quot;$G$&quot;&amp;MATCH(DATE([.$AJ$2];[.$C14];[.G$2]);[.$D$27:.$D$65];0)+MATCH(&quot;Zaległy&quot;;[.$G:.$G];0)));FALSE();NOT(ISBLANK(INDIRECT(&quot;$G$&quot;&amp;MATCH(DATE([.$AJ$2];[.$C14];[.G$2]);[.$D$27:.$D$65];0)+MATCH(&quot;Zaległy&quot;;[.$G:.$G];0)))));[.$D$20];IF(NOT(ISERROR(VLOOKUP(DATE([.$AJ$2];[.$C14];[.G$2]);[.$AM:.$AM];1;0)));[.$D$19];&quot;&quot;))))))">
            <text:p/>
          </table:table-cell>
          <table:table-cell table:style-name="ce131" table:formula="of:=IF(MONTH(DATE([.$AJ$2];[.$C14];[.$D$2]))&lt;&gt;MONTH(DATE([.$AJ$2];[.$C14];[.H$2]));[.$D$16];IF(COM.MICROSOFT.SWITCH(WEEKDAY(DATE([.$AJ$2];[.$C14];[.H$2]));7;TRUE();1;TRUE();FALSE());[.$D$17];IF(NOT(ISERROR(VLOOKUP(DATE([.$AJ$2];[.$C14];[.H$2]);[.$AL:.$AL];1;0)));[.$D$18];IF(IF(ISERROR(INDIRECT(&quot;$P$&quot;&amp;MATCH(DATE([.$AJ$2];[.$C14];[.H$2]);[.$D$27:.$D$65];0)+MATCH(&quot;Za sobotę&quot;;[.$P:.$P];0)));FALSE();NOT(ISBLANK(INDIRECT(&quot;$P$&quot;&amp;MATCH(DATE([.$AJ$2];[.$C14];[.H$2]);[.$D$27:.$D$65];0)+MATCH(&quot;Za sobotę&quot;;[.$P:.$P];0)))));[.$D$21];IF(IF(ISERROR(INDIRECT(&quot;$G$&quot;&amp;MATCH(DATE([.$AJ$2];[.$C14];[.H$2]);[.$D$27:.$D$65];0)+MATCH(&quot;Zaległy&quot;;[.$G:.$G];0)));FALSE();NOT(ISBLANK(INDIRECT(&quot;$G$&quot;&amp;MATCH(DATE([.$AJ$2];[.$C14];[.H$2]);[.$D$27:.$D$65];0)+MATCH(&quot;Zaległy&quot;;[.$G:.$G];0)))));[.$D$20];IF(NOT(ISERROR(VLOOKUP(DATE([.$AJ$2];[.$C14];[.H$2]);[.$AM:.$AM];1;0)));[.$D$19];&quot;&quot;))))))">
            <text:p/>
          </table:table-cell>
          <table:table-cell table:style-name="ce131" table:formula="of:=IF(MONTH(DATE([.$AJ$2];[.$C14];[.$D$2]))&lt;&gt;MONTH(DATE([.$AJ$2];[.$C14];[.I$2]));[.$D$16];IF(COM.MICROSOFT.SWITCH(WEEKDAY(DATE([.$AJ$2];[.$C14];[.I$2]));7;TRUE();1;TRUE();FALSE());[.$D$17];IF(NOT(ISERROR(VLOOKUP(DATE([.$AJ$2];[.$C14];[.I$2]);[.$AL:.$AL];1;0)));[.$D$18];IF(IF(ISERROR(INDIRECT(&quot;$P$&quot;&amp;MATCH(DATE([.$AJ$2];[.$C14];[.I$2]);[.$D$27:.$D$65];0)+MATCH(&quot;Za sobotę&quot;;[.$P:.$P];0)));FALSE();NOT(ISBLANK(INDIRECT(&quot;$P$&quot;&amp;MATCH(DATE([.$AJ$2];[.$C14];[.I$2]);[.$D$27:.$D$65];0)+MATCH(&quot;Za sobotę&quot;;[.$P:.$P];0)))));[.$D$21];IF(IF(ISERROR(INDIRECT(&quot;$G$&quot;&amp;MATCH(DATE([.$AJ$2];[.$C14];[.I$2]);[.$D$27:.$D$65];0)+MATCH(&quot;Zaległy&quot;;[.$G:.$G];0)));FALSE();NOT(ISBLANK(INDIRECT(&quot;$G$&quot;&amp;MATCH(DATE([.$AJ$2];[.$C14];[.I$2]);[.$D$27:.$D$65];0)+MATCH(&quot;Zaległy&quot;;[.$G:.$G];0)))));[.$D$20];IF(NOT(ISERROR(VLOOKUP(DATE([.$AJ$2];[.$C14];[.I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J$2]));[.$D$16];IF(COM.MICROSOFT.SWITCH(WEEKDAY(DATE([.$AJ$2];[.$C14];[.J$2]));7;TRUE();1;TRUE();FALSE());[.$D$17];IF(NOT(ISERROR(VLOOKUP(DATE([.$AJ$2];[.$C14];[.J$2]);[.$AL:.$AL];1;0)));[.$D$18];IF(IF(ISERROR(INDIRECT(&quot;$P$&quot;&amp;MATCH(DATE([.$AJ$2];[.$C14];[.J$2]);[.$D$27:.$D$65];0)+MATCH(&quot;Za sobotę&quot;;[.$P:.$P];0)));FALSE();NOT(ISBLANK(INDIRECT(&quot;$P$&quot;&amp;MATCH(DATE([.$AJ$2];[.$C14];[.J$2]);[.$D$27:.$D$65];0)+MATCH(&quot;Za sobotę&quot;;[.$P:.$P];0)))));[.$D$21];IF(IF(ISERROR(INDIRECT(&quot;$G$&quot;&amp;MATCH(DATE([.$AJ$2];[.$C14];[.J$2]);[.$D$27:.$D$65];0)+MATCH(&quot;Zaległy&quot;;[.$G:.$G];0)));FALSE();NOT(ISBLANK(INDIRECT(&quot;$G$&quot;&amp;MATCH(DATE([.$AJ$2];[.$C14];[.J$2]);[.$D$27:.$D$65];0)+MATCH(&quot;Zaległy&quot;;[.$G:.$G];0)))));[.$D$20];IF(NOT(ISERROR(VLOOKUP(DATE([.$AJ$2];[.$C14];[.J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K$2]));[.$D$16];IF(COM.MICROSOFT.SWITCH(WEEKDAY(DATE([.$AJ$2];[.$C14];[.K$2]));7;TRUE();1;TRUE();FALSE());[.$D$17];IF(NOT(ISERROR(VLOOKUP(DATE([.$AJ$2];[.$C14];[.K$2]);[.$AL:.$AL];1;0)));[.$D$18];IF(IF(ISERROR(INDIRECT(&quot;$P$&quot;&amp;MATCH(DATE([.$AJ$2];[.$C14];[.K$2]);[.$D$27:.$D$65];0)+MATCH(&quot;Za sobotę&quot;;[.$P:.$P];0)));FALSE();NOT(ISBLANK(INDIRECT(&quot;$P$&quot;&amp;MATCH(DATE([.$AJ$2];[.$C14];[.K$2]);[.$D$27:.$D$65];0)+MATCH(&quot;Za sobotę&quot;;[.$P:.$P];0)))));[.$D$21];IF(IF(ISERROR(INDIRECT(&quot;$G$&quot;&amp;MATCH(DATE([.$AJ$2];[.$C14];[.K$2]);[.$D$27:.$D$65];0)+MATCH(&quot;Zaległy&quot;;[.$G:.$G];0)));FALSE();NOT(ISBLANK(INDIRECT(&quot;$G$&quot;&amp;MATCH(DATE([.$AJ$2];[.$C14];[.K$2]);[.$D$27:.$D$65];0)+MATCH(&quot;Zaległy&quot;;[.$G:.$G];0)))));[.$D$20];IF(NOT(ISERROR(VLOOKUP(DATE([.$AJ$2];[.$C14];[.K$2]);[.$AM:.$AM];1;0)));[.$D$19];&quot;&quot;))))))">
            <text:p/>
          </table:table-cell>
          <table:table-cell table:style-name="ce131" table:formula="of:=IF(MONTH(DATE([.$AJ$2];[.$C14];[.$D$2]))&lt;&gt;MONTH(DATE([.$AJ$2];[.$C14];[.L$2]));[.$D$16];IF(COM.MICROSOFT.SWITCH(WEEKDAY(DATE([.$AJ$2];[.$C14];[.L$2]));7;TRUE();1;TRUE();FALSE());[.$D$17];IF(NOT(ISERROR(VLOOKUP(DATE([.$AJ$2];[.$C14];[.L$2]);[.$AL:.$AL];1;0)));[.$D$18];IF(IF(ISERROR(INDIRECT(&quot;$P$&quot;&amp;MATCH(DATE([.$AJ$2];[.$C14];[.L$2]);[.$D$27:.$D$65];0)+MATCH(&quot;Za sobotę&quot;;[.$P:.$P];0)));FALSE();NOT(ISBLANK(INDIRECT(&quot;$P$&quot;&amp;MATCH(DATE([.$AJ$2];[.$C14];[.L$2]);[.$D$27:.$D$65];0)+MATCH(&quot;Za sobotę&quot;;[.$P:.$P];0)))));[.$D$21];IF(IF(ISERROR(INDIRECT(&quot;$G$&quot;&amp;MATCH(DATE([.$AJ$2];[.$C14];[.L$2]);[.$D$27:.$D$65];0)+MATCH(&quot;Zaległy&quot;;[.$G:.$G];0)));FALSE();NOT(ISBLANK(INDIRECT(&quot;$G$&quot;&amp;MATCH(DATE([.$AJ$2];[.$C14];[.L$2]);[.$D$27:.$D$65];0)+MATCH(&quot;Zaległy&quot;;[.$G:.$G];0)))));[.$D$20];IF(NOT(ISERROR(VLOOKUP(DATE([.$AJ$2];[.$C14];[.L$2]);[.$AM:.$AM];1;0)));[.$D$19];&quot;&quot;))))))">
            <text:p/>
          </table:table-cell>
          <table:table-cell table:style-name="ce131" table:formula="of:=IF(MONTH(DATE([.$AJ$2];[.$C14];[.$D$2]))&lt;&gt;MONTH(DATE([.$AJ$2];[.$C14];[.M$2]));[.$D$16];IF(COM.MICROSOFT.SWITCH(WEEKDAY(DATE([.$AJ$2];[.$C14];[.M$2]));7;TRUE();1;TRUE();FALSE());[.$D$17];IF(NOT(ISERROR(VLOOKUP(DATE([.$AJ$2];[.$C14];[.M$2]);[.$AL:.$AL];1;0)));[.$D$18];IF(IF(ISERROR(INDIRECT(&quot;$P$&quot;&amp;MATCH(DATE([.$AJ$2];[.$C14];[.M$2]);[.$D$27:.$D$65];0)+MATCH(&quot;Za sobotę&quot;;[.$P:.$P];0)));FALSE();NOT(ISBLANK(INDIRECT(&quot;$P$&quot;&amp;MATCH(DATE([.$AJ$2];[.$C14];[.M$2]);[.$D$27:.$D$65];0)+MATCH(&quot;Za sobotę&quot;;[.$P:.$P];0)))));[.$D$21];IF(IF(ISERROR(INDIRECT(&quot;$G$&quot;&amp;MATCH(DATE([.$AJ$2];[.$C14];[.M$2]);[.$D$27:.$D$65];0)+MATCH(&quot;Zaległy&quot;;[.$G:.$G];0)));FALSE();NOT(ISBLANK(INDIRECT(&quot;$G$&quot;&amp;MATCH(DATE([.$AJ$2];[.$C14];[.M$2]);[.$D$27:.$D$65];0)+MATCH(&quot;Zaległy&quot;;[.$G:.$G];0)))));[.$D$20];IF(NOT(ISERROR(VLOOKUP(DATE([.$AJ$2];[.$C14];[.M$2]);[.$AM:.$AM];1;0)));[.$D$19];&quot;&quot;))))))">
            <text:p/>
          </table:table-cell>
          <table:table-cell table:style-name="ce131" table:formula="of:=IF(MONTH(DATE([.$AJ$2];[.$C14];[.$D$2]))&lt;&gt;MONTH(DATE([.$AJ$2];[.$C14];[.N$2]));[.$D$16];IF(COM.MICROSOFT.SWITCH(WEEKDAY(DATE([.$AJ$2];[.$C14];[.N$2]));7;TRUE();1;TRUE();FALSE());[.$D$17];IF(NOT(ISERROR(VLOOKUP(DATE([.$AJ$2];[.$C14];[.N$2]);[.$AL:.$AL];1;0)));[.$D$18];IF(IF(ISERROR(INDIRECT(&quot;$P$&quot;&amp;MATCH(DATE([.$AJ$2];[.$C14];[.N$2]);[.$D$27:.$D$65];0)+MATCH(&quot;Za sobotę&quot;;[.$P:.$P];0)));FALSE();NOT(ISBLANK(INDIRECT(&quot;$P$&quot;&amp;MATCH(DATE([.$AJ$2];[.$C14];[.N$2]);[.$D$27:.$D$65];0)+MATCH(&quot;Za sobotę&quot;;[.$P:.$P];0)))));[.$D$21];IF(IF(ISERROR(INDIRECT(&quot;$G$&quot;&amp;MATCH(DATE([.$AJ$2];[.$C14];[.N$2]);[.$D$27:.$D$65];0)+MATCH(&quot;Zaległy&quot;;[.$G:.$G];0)));FALSE();NOT(ISBLANK(INDIRECT(&quot;$G$&quot;&amp;MATCH(DATE([.$AJ$2];[.$C14];[.N$2]);[.$D$27:.$D$65];0)+MATCH(&quot;Zaległy&quot;;[.$G:.$G];0)))));[.$D$20];IF(NOT(ISERROR(VLOOKUP(DATE([.$AJ$2];[.$C14];[.N$2]);[.$AM:.$AM];1;0)));[.$D$19];&quot;&quot;))))))">
            <text:p/>
          </table:table-cell>
          <table:table-cell table:style-name="ce131" table:formula="of:=IF(MONTH(DATE([.$AJ$2];[.$C14];[.$D$2]))&lt;&gt;MONTH(DATE([.$AJ$2];[.$C14];[.O$2]));[.$D$16];IF(COM.MICROSOFT.SWITCH(WEEKDAY(DATE([.$AJ$2];[.$C14];[.O$2]));7;TRUE();1;TRUE();FALSE());[.$D$17];IF(NOT(ISERROR(VLOOKUP(DATE([.$AJ$2];[.$C14];[.O$2]);[.$AL:.$AL];1;0)));[.$D$18];IF(IF(ISERROR(INDIRECT(&quot;$P$&quot;&amp;MATCH(DATE([.$AJ$2];[.$C14];[.O$2]);[.$D$27:.$D$65];0)+MATCH(&quot;Za sobotę&quot;;[.$P:.$P];0)));FALSE();NOT(ISBLANK(INDIRECT(&quot;$P$&quot;&amp;MATCH(DATE([.$AJ$2];[.$C14];[.O$2]);[.$D$27:.$D$65];0)+MATCH(&quot;Za sobotę&quot;;[.$P:.$P];0)))));[.$D$21];IF(IF(ISERROR(INDIRECT(&quot;$G$&quot;&amp;MATCH(DATE([.$AJ$2];[.$C14];[.O$2]);[.$D$27:.$D$65];0)+MATCH(&quot;Zaległy&quot;;[.$G:.$G];0)));FALSE();NOT(ISBLANK(INDIRECT(&quot;$G$&quot;&amp;MATCH(DATE([.$AJ$2];[.$C14];[.O$2]);[.$D$27:.$D$65];0)+MATCH(&quot;Zaległy&quot;;[.$G:.$G];0)))));[.$D$20];IF(NOT(ISERROR(VLOOKUP(DATE([.$AJ$2];[.$C14];[.O$2]);[.$AM:.$AM];1;0)));[.$D$19];&quot;&quot;))))))">
            <text:p/>
          </table:table-cell>
          <table:table-cell table:style-name="ce131" table:formula="of:=IF(MONTH(DATE([.$AJ$2];[.$C14];[.$D$2]))&lt;&gt;MONTH(DATE([.$AJ$2];[.$C14];[.P$2]));[.$D$16];IF(COM.MICROSOFT.SWITCH(WEEKDAY(DATE([.$AJ$2];[.$C14];[.P$2]));7;TRUE();1;TRUE();FALSE());[.$D$17];IF(NOT(ISERROR(VLOOKUP(DATE([.$AJ$2];[.$C14];[.P$2]);[.$AL:.$AL];1;0)));[.$D$18];IF(IF(ISERROR(INDIRECT(&quot;$P$&quot;&amp;MATCH(DATE([.$AJ$2];[.$C14];[.P$2]);[.$D$27:.$D$65];0)+MATCH(&quot;Za sobotę&quot;;[.$P:.$P];0)));FALSE();NOT(ISBLANK(INDIRECT(&quot;$P$&quot;&amp;MATCH(DATE([.$AJ$2];[.$C14];[.P$2]);[.$D$27:.$D$65];0)+MATCH(&quot;Za sobotę&quot;;[.$P:.$P];0)))));[.$D$21];IF(IF(ISERROR(INDIRECT(&quot;$G$&quot;&amp;MATCH(DATE([.$AJ$2];[.$C14];[.P$2]);[.$D$27:.$D$65];0)+MATCH(&quot;Zaległy&quot;;[.$G:.$G];0)));FALSE();NOT(ISBLANK(INDIRECT(&quot;$G$&quot;&amp;MATCH(DATE([.$AJ$2];[.$C14];[.P$2]);[.$D$27:.$D$65];0)+MATCH(&quot;Zaległy&quot;;[.$G:.$G];0)))));[.$D$20];IF(NOT(ISERROR(VLOOKUP(DATE([.$AJ$2];[.$C14];[.P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Q$2]));[.$D$16];IF(COM.MICROSOFT.SWITCH(WEEKDAY(DATE([.$AJ$2];[.$C14];[.Q$2]));7;TRUE();1;TRUE();FALSE());[.$D$17];IF(NOT(ISERROR(VLOOKUP(DATE([.$AJ$2];[.$C14];[.Q$2]);[.$AL:.$AL];1;0)));[.$D$18];IF(IF(ISERROR(INDIRECT(&quot;$P$&quot;&amp;MATCH(DATE([.$AJ$2];[.$C14];[.Q$2]);[.$D$27:.$D$65];0)+MATCH(&quot;Za sobotę&quot;;[.$P:.$P];0)));FALSE();NOT(ISBLANK(INDIRECT(&quot;$P$&quot;&amp;MATCH(DATE([.$AJ$2];[.$C14];[.Q$2]);[.$D$27:.$D$65];0)+MATCH(&quot;Za sobotę&quot;;[.$P:.$P];0)))));[.$D$21];IF(IF(ISERROR(INDIRECT(&quot;$G$&quot;&amp;MATCH(DATE([.$AJ$2];[.$C14];[.Q$2]);[.$D$27:.$D$65];0)+MATCH(&quot;Zaległy&quot;;[.$G:.$G];0)));FALSE();NOT(ISBLANK(INDIRECT(&quot;$G$&quot;&amp;MATCH(DATE([.$AJ$2];[.$C14];[.Q$2]);[.$D$27:.$D$65];0)+MATCH(&quot;Zaległy&quot;;[.$G:.$G];0)))));[.$D$20];IF(NOT(ISERROR(VLOOKUP(DATE([.$AJ$2];[.$C14];[.Q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R$2]));[.$D$16];IF(COM.MICROSOFT.SWITCH(WEEKDAY(DATE([.$AJ$2];[.$C14];[.R$2]));7;TRUE();1;TRUE();FALSE());[.$D$17];IF(NOT(ISERROR(VLOOKUP(DATE([.$AJ$2];[.$C14];[.R$2]);[.$AL:.$AL];1;0)));[.$D$18];IF(IF(ISERROR(INDIRECT(&quot;$P$&quot;&amp;MATCH(DATE([.$AJ$2];[.$C14];[.R$2]);[.$D$27:.$D$65];0)+MATCH(&quot;Za sobotę&quot;;[.$P:.$P];0)));FALSE();NOT(ISBLANK(INDIRECT(&quot;$P$&quot;&amp;MATCH(DATE([.$AJ$2];[.$C14];[.R$2]);[.$D$27:.$D$65];0)+MATCH(&quot;Za sobotę&quot;;[.$P:.$P];0)))));[.$D$21];IF(IF(ISERROR(INDIRECT(&quot;$G$&quot;&amp;MATCH(DATE([.$AJ$2];[.$C14];[.R$2]);[.$D$27:.$D$65];0)+MATCH(&quot;Zaległy&quot;;[.$G:.$G];0)));FALSE();NOT(ISBLANK(INDIRECT(&quot;$G$&quot;&amp;MATCH(DATE([.$AJ$2];[.$C14];[.R$2]);[.$D$27:.$D$65];0)+MATCH(&quot;Zaległy&quot;;[.$G:.$G];0)))));[.$D$20];IF(NOT(ISERROR(VLOOKUP(DATE([.$AJ$2];[.$C14];[.R$2]);[.$AM:.$AM];1;0)));[.$D$19];&quot;&quot;))))))">
            <text:p/>
          </table:table-cell>
          <table:table-cell table:style-name="ce131" table:formula="of:=IF(MONTH(DATE([.$AJ$2];[.$C14];[.$D$2]))&lt;&gt;MONTH(DATE([.$AJ$2];[.$C14];[.S$2]));[.$D$16];IF(COM.MICROSOFT.SWITCH(WEEKDAY(DATE([.$AJ$2];[.$C14];[.S$2]));7;TRUE();1;TRUE();FALSE());[.$D$17];IF(NOT(ISERROR(VLOOKUP(DATE([.$AJ$2];[.$C14];[.S$2]);[.$AL:.$AL];1;0)));[.$D$18];IF(IF(ISERROR(INDIRECT(&quot;$P$&quot;&amp;MATCH(DATE([.$AJ$2];[.$C14];[.S$2]);[.$D$27:.$D$65];0)+MATCH(&quot;Za sobotę&quot;;[.$P:.$P];0)));FALSE();NOT(ISBLANK(INDIRECT(&quot;$P$&quot;&amp;MATCH(DATE([.$AJ$2];[.$C14];[.S$2]);[.$D$27:.$D$65];0)+MATCH(&quot;Za sobotę&quot;;[.$P:.$P];0)))));[.$D$21];IF(IF(ISERROR(INDIRECT(&quot;$G$&quot;&amp;MATCH(DATE([.$AJ$2];[.$C14];[.S$2]);[.$D$27:.$D$65];0)+MATCH(&quot;Zaległy&quot;;[.$G:.$G];0)));FALSE();NOT(ISBLANK(INDIRECT(&quot;$G$&quot;&amp;MATCH(DATE([.$AJ$2];[.$C14];[.S$2]);[.$D$27:.$D$65];0)+MATCH(&quot;Zaległy&quot;;[.$G:.$G];0)))));[.$D$20];IF(NOT(ISERROR(VLOOKUP(DATE([.$AJ$2];[.$C14];[.S$2]);[.$AM:.$AM];1;0)));[.$D$19];&quot;&quot;))))))">
            <text:p/>
          </table:table-cell>
          <table:table-cell table:style-name="ce131" table:formula="of:=IF(MONTH(DATE([.$AJ$2];[.$C14];[.$D$2]))&lt;&gt;MONTH(DATE([.$AJ$2];[.$C14];[.T$2]));[.$D$16];IF(COM.MICROSOFT.SWITCH(WEEKDAY(DATE([.$AJ$2];[.$C14];[.T$2]));7;TRUE();1;TRUE();FALSE());[.$D$17];IF(NOT(ISERROR(VLOOKUP(DATE([.$AJ$2];[.$C14];[.T$2]);[.$AL:.$AL];1;0)));[.$D$18];IF(IF(ISERROR(INDIRECT(&quot;$P$&quot;&amp;MATCH(DATE([.$AJ$2];[.$C14];[.T$2]);[.$D$27:.$D$65];0)+MATCH(&quot;Za sobotę&quot;;[.$P:.$P];0)));FALSE();NOT(ISBLANK(INDIRECT(&quot;$P$&quot;&amp;MATCH(DATE([.$AJ$2];[.$C14];[.T$2]);[.$D$27:.$D$65];0)+MATCH(&quot;Za sobotę&quot;;[.$P:.$P];0)))));[.$D$21];IF(IF(ISERROR(INDIRECT(&quot;$G$&quot;&amp;MATCH(DATE([.$AJ$2];[.$C14];[.T$2]);[.$D$27:.$D$65];0)+MATCH(&quot;Zaległy&quot;;[.$G:.$G];0)));FALSE();NOT(ISBLANK(INDIRECT(&quot;$G$&quot;&amp;MATCH(DATE([.$AJ$2];[.$C14];[.T$2]);[.$D$27:.$D$65];0)+MATCH(&quot;Zaległy&quot;;[.$G:.$G];0)))));[.$D$20];IF(NOT(ISERROR(VLOOKUP(DATE([.$AJ$2];[.$C14];[.T$2]);[.$AM:.$AM];1;0)));[.$D$19];&quot;&quot;))))))">
            <text:p/>
          </table:table-cell>
          <table:table-cell table:style-name="ce131" table:formula="of:=IF(MONTH(DATE([.$AJ$2];[.$C14];[.$D$2]))&lt;&gt;MONTH(DATE([.$AJ$2];[.$C14];[.U$2]));[.$D$16];IF(COM.MICROSOFT.SWITCH(WEEKDAY(DATE([.$AJ$2];[.$C14];[.U$2]));7;TRUE();1;TRUE();FALSE());[.$D$17];IF(NOT(ISERROR(VLOOKUP(DATE([.$AJ$2];[.$C14];[.U$2]);[.$AL:.$AL];1;0)));[.$D$18];IF(IF(ISERROR(INDIRECT(&quot;$P$&quot;&amp;MATCH(DATE([.$AJ$2];[.$C14];[.U$2]);[.$D$27:.$D$65];0)+MATCH(&quot;Za sobotę&quot;;[.$P:.$P];0)));FALSE();NOT(ISBLANK(INDIRECT(&quot;$P$&quot;&amp;MATCH(DATE([.$AJ$2];[.$C14];[.U$2]);[.$D$27:.$D$65];0)+MATCH(&quot;Za sobotę&quot;;[.$P:.$P];0)))));[.$D$21];IF(IF(ISERROR(INDIRECT(&quot;$G$&quot;&amp;MATCH(DATE([.$AJ$2];[.$C14];[.U$2]);[.$D$27:.$D$65];0)+MATCH(&quot;Zaległy&quot;;[.$G:.$G];0)));FALSE();NOT(ISBLANK(INDIRECT(&quot;$G$&quot;&amp;MATCH(DATE([.$AJ$2];[.$C14];[.U$2]);[.$D$27:.$D$65];0)+MATCH(&quot;Zaległy&quot;;[.$G:.$G];0)))));[.$D$20];IF(NOT(ISERROR(VLOOKUP(DATE([.$AJ$2];[.$C14];[.U$2]);[.$AM:.$AM];1;0)));[.$D$19];&quot;&quot;))))))">
            <text:p/>
          </table:table-cell>
          <table:table-cell table:style-name="ce131" table:formula="of:=IF(MONTH(DATE([.$AJ$2];[.$C14];[.$D$2]))&lt;&gt;MONTH(DATE([.$AJ$2];[.$C14];[.V$2]));[.$D$16];IF(COM.MICROSOFT.SWITCH(WEEKDAY(DATE([.$AJ$2];[.$C14];[.V$2]));7;TRUE();1;TRUE();FALSE());[.$D$17];IF(NOT(ISERROR(VLOOKUP(DATE([.$AJ$2];[.$C14];[.V$2]);[.$AL:.$AL];1;0)));[.$D$18];IF(IF(ISERROR(INDIRECT(&quot;$P$&quot;&amp;MATCH(DATE([.$AJ$2];[.$C14];[.V$2]);[.$D$27:.$D$65];0)+MATCH(&quot;Za sobotę&quot;;[.$P:.$P];0)));FALSE();NOT(ISBLANK(INDIRECT(&quot;$P$&quot;&amp;MATCH(DATE([.$AJ$2];[.$C14];[.V$2]);[.$D$27:.$D$65];0)+MATCH(&quot;Za sobotę&quot;;[.$P:.$P];0)))));[.$D$21];IF(IF(ISERROR(INDIRECT(&quot;$G$&quot;&amp;MATCH(DATE([.$AJ$2];[.$C14];[.V$2]);[.$D$27:.$D$65];0)+MATCH(&quot;Zaległy&quot;;[.$G:.$G];0)));FALSE();NOT(ISBLANK(INDIRECT(&quot;$G$&quot;&amp;MATCH(DATE([.$AJ$2];[.$C14];[.V$2]);[.$D$27:.$D$65];0)+MATCH(&quot;Zaległy&quot;;[.$G:.$G];0)))));[.$D$20];IF(NOT(ISERROR(VLOOKUP(DATE([.$AJ$2];[.$C14];[.V$2]);[.$AM:.$AM];1;0)));[.$D$19];&quot;&quot;))))))">
            <text:p/>
          </table:table-cell>
          <table:table-cell table:style-name="ce131" table:formula="of:=IF(MONTH(DATE([.$AJ$2];[.$C14];[.$D$2]))&lt;&gt;MONTH(DATE([.$AJ$2];[.$C14];[.W$2]));[.$D$16];IF(COM.MICROSOFT.SWITCH(WEEKDAY(DATE([.$AJ$2];[.$C14];[.W$2]));7;TRUE();1;TRUE();FALSE());[.$D$17];IF(NOT(ISERROR(VLOOKUP(DATE([.$AJ$2];[.$C14];[.W$2]);[.$AL:.$AL];1;0)));[.$D$18];IF(IF(ISERROR(INDIRECT(&quot;$P$&quot;&amp;MATCH(DATE([.$AJ$2];[.$C14];[.W$2]);[.$D$27:.$D$65];0)+MATCH(&quot;Za sobotę&quot;;[.$P:.$P];0)));FALSE();NOT(ISBLANK(INDIRECT(&quot;$P$&quot;&amp;MATCH(DATE([.$AJ$2];[.$C14];[.W$2]);[.$D$27:.$D$65];0)+MATCH(&quot;Za sobotę&quot;;[.$P:.$P];0)))));[.$D$21];IF(IF(ISERROR(INDIRECT(&quot;$G$&quot;&amp;MATCH(DATE([.$AJ$2];[.$C14];[.W$2]);[.$D$27:.$D$65];0)+MATCH(&quot;Zaległy&quot;;[.$G:.$G];0)));FALSE();NOT(ISBLANK(INDIRECT(&quot;$G$&quot;&amp;MATCH(DATE([.$AJ$2];[.$C14];[.W$2]);[.$D$27:.$D$65];0)+MATCH(&quot;Zaległy&quot;;[.$G:.$G];0)))));[.$D$20];IF(NOT(ISERROR(VLOOKUP(DATE([.$AJ$2];[.$C14];[.W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X$2]));[.$D$16];IF(COM.MICROSOFT.SWITCH(WEEKDAY(DATE([.$AJ$2];[.$C14];[.X$2]));7;TRUE();1;TRUE();FALSE());[.$D$17];IF(NOT(ISERROR(VLOOKUP(DATE([.$AJ$2];[.$C14];[.X$2]);[.$AL:.$AL];1;0)));[.$D$18];IF(IF(ISERROR(INDIRECT(&quot;$P$&quot;&amp;MATCH(DATE([.$AJ$2];[.$C14];[.X$2]);[.$D$27:.$D$65];0)+MATCH(&quot;Za sobotę&quot;;[.$P:.$P];0)));FALSE();NOT(ISBLANK(INDIRECT(&quot;$P$&quot;&amp;MATCH(DATE([.$AJ$2];[.$C14];[.X$2]);[.$D$27:.$D$65];0)+MATCH(&quot;Za sobotę&quot;;[.$P:.$P];0)))));[.$D$21];IF(IF(ISERROR(INDIRECT(&quot;$G$&quot;&amp;MATCH(DATE([.$AJ$2];[.$C14];[.X$2]);[.$D$27:.$D$65];0)+MATCH(&quot;Zaległy&quot;;[.$G:.$G];0)));FALSE();NOT(ISBLANK(INDIRECT(&quot;$G$&quot;&amp;MATCH(DATE([.$AJ$2];[.$C14];[.X$2]);[.$D$27:.$D$65];0)+MATCH(&quot;Zaległy&quot;;[.$G:.$G];0)))));[.$D$20];IF(NOT(ISERROR(VLOOKUP(DATE([.$AJ$2];[.$C14];[.X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Y$2]));[.$D$16];IF(COM.MICROSOFT.SWITCH(WEEKDAY(DATE([.$AJ$2];[.$C14];[.Y$2]));7;TRUE();1;TRUE();FALSE());[.$D$17];IF(NOT(ISERROR(VLOOKUP(DATE([.$AJ$2];[.$C14];[.Y$2]);[.$AL:.$AL];1;0)));[.$D$18];IF(IF(ISERROR(INDIRECT(&quot;$P$&quot;&amp;MATCH(DATE([.$AJ$2];[.$C14];[.Y$2]);[.$D$27:.$D$65];0)+MATCH(&quot;Za sobotę&quot;;[.$P:.$P];0)));FALSE();NOT(ISBLANK(INDIRECT(&quot;$P$&quot;&amp;MATCH(DATE([.$AJ$2];[.$C14];[.Y$2]);[.$D$27:.$D$65];0)+MATCH(&quot;Za sobotę&quot;;[.$P:.$P];0)))));[.$D$21];IF(IF(ISERROR(INDIRECT(&quot;$G$&quot;&amp;MATCH(DATE([.$AJ$2];[.$C14];[.Y$2]);[.$D$27:.$D$65];0)+MATCH(&quot;Zaległy&quot;;[.$G:.$G];0)));FALSE();NOT(ISBLANK(INDIRECT(&quot;$G$&quot;&amp;MATCH(DATE([.$AJ$2];[.$C14];[.Y$2]);[.$D$27:.$D$65];0)+MATCH(&quot;Zaległy&quot;;[.$G:.$G];0)))));[.$D$20];IF(NOT(ISERROR(VLOOKUP(DATE([.$AJ$2];[.$C14];[.Y$2]);[.$AM:.$AM];1;0)));[.$D$19];&quot;&quot;))))))">
            <text:p/>
          </table:table-cell>
          <table:table-cell table:style-name="ce131" table:formula="of:=IF(MONTH(DATE([.$AJ$2];[.$C14];[.$D$2]))&lt;&gt;MONTH(DATE([.$AJ$2];[.$C14];[.Z$2]));[.$D$16];IF(COM.MICROSOFT.SWITCH(WEEKDAY(DATE([.$AJ$2];[.$C14];[.Z$2]));7;TRUE();1;TRUE();FALSE());[.$D$17];IF(NOT(ISERROR(VLOOKUP(DATE([.$AJ$2];[.$C14];[.Z$2]);[.$AL:.$AL];1;0)));[.$D$18];IF(IF(ISERROR(INDIRECT(&quot;$P$&quot;&amp;MATCH(DATE([.$AJ$2];[.$C14];[.Z$2]);[.$D$27:.$D$65];0)+MATCH(&quot;Za sobotę&quot;;[.$P:.$P];0)));FALSE();NOT(ISBLANK(INDIRECT(&quot;$P$&quot;&amp;MATCH(DATE([.$AJ$2];[.$C14];[.Z$2]);[.$D$27:.$D$65];0)+MATCH(&quot;Za sobotę&quot;;[.$P:.$P];0)))));[.$D$21];IF(IF(ISERROR(INDIRECT(&quot;$G$&quot;&amp;MATCH(DATE([.$AJ$2];[.$C14];[.Z$2]);[.$D$27:.$D$65];0)+MATCH(&quot;Zaległy&quot;;[.$G:.$G];0)));FALSE();NOT(ISBLANK(INDIRECT(&quot;$G$&quot;&amp;MATCH(DATE([.$AJ$2];[.$C14];[.Z$2]);[.$D$27:.$D$65];0)+MATCH(&quot;Zaległy&quot;;[.$G:.$G];0)))));[.$D$20];IF(NOT(ISERROR(VLOOKUP(DATE([.$AJ$2];[.$C14];[.Z$2]);[.$AM:.$AM];1;0)));[.$D$19];&quot;&quot;))))))">
            <text:p/>
          </table:table-cell>
          <table:table-cell table:style-name="ce131" table:formula="of:=IF(MONTH(DATE([.$AJ$2];[.$C14];[.$D$2]))&lt;&gt;MONTH(DATE([.$AJ$2];[.$C14];[.AA$2]));[.$D$16];IF(COM.MICROSOFT.SWITCH(WEEKDAY(DATE([.$AJ$2];[.$C14];[.AA$2]));7;TRUE();1;TRUE();FALSE());[.$D$17];IF(NOT(ISERROR(VLOOKUP(DATE([.$AJ$2];[.$C14];[.AA$2]);[.$AL:.$AL];1;0)));[.$D$18];IF(IF(ISERROR(INDIRECT(&quot;$P$&quot;&amp;MATCH(DATE([.$AJ$2];[.$C14];[.AA$2]);[.$D$27:.$D$65];0)+MATCH(&quot;Za sobotę&quot;;[.$P:.$P];0)));FALSE();NOT(ISBLANK(INDIRECT(&quot;$P$&quot;&amp;MATCH(DATE([.$AJ$2];[.$C14];[.AA$2]);[.$D$27:.$D$65];0)+MATCH(&quot;Za sobotę&quot;;[.$P:.$P];0)))));[.$D$21];IF(IF(ISERROR(INDIRECT(&quot;$G$&quot;&amp;MATCH(DATE([.$AJ$2];[.$C14];[.AA$2]);[.$D$27:.$D$65];0)+MATCH(&quot;Zaległy&quot;;[.$G:.$G];0)));FALSE();NOT(ISBLANK(INDIRECT(&quot;$G$&quot;&amp;MATCH(DATE([.$AJ$2];[.$C14];[.AA$2]);[.$D$27:.$D$65];0)+MATCH(&quot;Zaległy&quot;;[.$G:.$G];0)))));[.$D$20];IF(NOT(ISERROR(VLOOKUP(DATE([.$AJ$2];[.$C14];[.AA$2]);[.$AM:.$AM];1;0)));[.$D$19];&quot;&quot;))))))">
            <text:p/>
          </table:table-cell>
          <table:table-cell table:style-name="ce131" table:formula="of:=IF(MONTH(DATE([.$AJ$2];[.$C14];[.$D$2]))&lt;&gt;MONTH(DATE([.$AJ$2];[.$C14];[.AB$2]));[.$D$16];IF(COM.MICROSOFT.SWITCH(WEEKDAY(DATE([.$AJ$2];[.$C14];[.AB$2]));7;TRUE();1;TRUE();FALSE());[.$D$17];IF(NOT(ISERROR(VLOOKUP(DATE([.$AJ$2];[.$C14];[.AB$2]);[.$AL:.$AL];1;0)));[.$D$18];IF(IF(ISERROR(INDIRECT(&quot;$P$&quot;&amp;MATCH(DATE([.$AJ$2];[.$C14];[.AB$2]);[.$D$27:.$D$65];0)+MATCH(&quot;Za sobotę&quot;;[.$P:.$P];0)));FALSE();NOT(ISBLANK(INDIRECT(&quot;$P$&quot;&amp;MATCH(DATE([.$AJ$2];[.$C14];[.AB$2]);[.$D$27:.$D$65];0)+MATCH(&quot;Za sobotę&quot;;[.$P:.$P];0)))));[.$D$21];IF(IF(ISERROR(INDIRECT(&quot;$G$&quot;&amp;MATCH(DATE([.$AJ$2];[.$C14];[.AB$2]);[.$D$27:.$D$65];0)+MATCH(&quot;Zaległy&quot;;[.$G:.$G];0)));FALSE();NOT(ISBLANK(INDIRECT(&quot;$G$&quot;&amp;MATCH(DATE([.$AJ$2];[.$C14];[.AB$2]);[.$D$27:.$D$65];0)+MATCH(&quot;Zaległy&quot;;[.$G:.$G];0)))));[.$D$20];IF(NOT(ISERROR(VLOOKUP(DATE([.$AJ$2];[.$C14];[.AB$2]);[.$AM:.$AM];1;0)));[.$D$19];&quot;&quot;))))))" office:value-type="string" office:string-value="+" calcext:value-type="string">
            <text:p>+</text:p>
          </table:table-cell>
          <table:table-cell table:style-name="ce131" table:formula="of:=IF(MONTH(DATE([.$AJ$2];[.$C14];[.$D$2]))&lt;&gt;MONTH(DATE([.$AJ$2];[.$C14];[.AC$2]));[.$D$16];IF(COM.MICROSOFT.SWITCH(WEEKDAY(DATE([.$AJ$2];[.$C14];[.AC$2]));7;TRUE();1;TRUE();FALSE());[.$D$17];IF(NOT(ISERROR(VLOOKUP(DATE([.$AJ$2];[.$C14];[.AC$2]);[.$AL:.$AL];1;0)));[.$D$18];IF(IF(ISERROR(INDIRECT(&quot;$P$&quot;&amp;MATCH(DATE([.$AJ$2];[.$C14];[.AC$2]);[.$D$27:.$D$65];0)+MATCH(&quot;Za sobotę&quot;;[.$P:.$P];0)));FALSE();NOT(ISBLANK(INDIRECT(&quot;$P$&quot;&amp;MATCH(DATE([.$AJ$2];[.$C14];[.AC$2]);[.$D$27:.$D$65];0)+MATCH(&quot;Za sobotę&quot;;[.$P:.$P];0)))));[.$D$21];IF(IF(ISERROR(INDIRECT(&quot;$G$&quot;&amp;MATCH(DATE([.$AJ$2];[.$C14];[.AC$2]);[.$D$27:.$D$65];0)+MATCH(&quot;Zaległy&quot;;[.$G:.$G];0)));FALSE();NOT(ISBLANK(INDIRECT(&quot;$G$&quot;&amp;MATCH(DATE([.$AJ$2];[.$C14];[.AC$2]);[.$D$27:.$D$65];0)+MATCH(&quot;Zaległy&quot;;[.$G:.$G];0)))));[.$D$20];IF(NOT(ISERROR(VLOOKUP(DATE([.$AJ$2];[.$C14];[.AC$2]);[.$AM:.$AM];1;0)));[.$D$19];&quot;&quot;))))))" office:value-type="string" office:string-value="+" calcext:value-type="string">
            <text:p>+</text:p>
          </table:table-cell>
          <table:table-cell table:style-name="ce131" table:formula="of:=IF(MONTH(DATE([.$AJ$2];[.$C14];[.$D$2]))&lt;&gt;MONTH(DATE([.$AJ$2];[.$C14];[.AD$2]));[.$D$16];IF(COM.MICROSOFT.SWITCH(WEEKDAY(DATE([.$AJ$2];[.$C14];[.AD$2]));7;TRUE();1;TRUE();FALSE());[.$D$17];IF(NOT(ISERROR(VLOOKUP(DATE([.$AJ$2];[.$C14];[.AD$2]);[.$AL:.$AL];1;0)));[.$D$18];IF(IF(ISERROR(INDIRECT(&quot;$P$&quot;&amp;MATCH(DATE([.$AJ$2];[.$C14];[.AD$2]);[.$D$27:.$D$65];0)+MATCH(&quot;Za sobotę&quot;;[.$P:.$P];0)));FALSE();NOT(ISBLANK(INDIRECT(&quot;$P$&quot;&amp;MATCH(DATE([.$AJ$2];[.$C14];[.AD$2]);[.$D$27:.$D$65];0)+MATCH(&quot;Za sobotę&quot;;[.$P:.$P];0)))));[.$D$21];IF(IF(ISERROR(INDIRECT(&quot;$G$&quot;&amp;MATCH(DATE([.$AJ$2];[.$C14];[.AD$2]);[.$D$27:.$D$65];0)+MATCH(&quot;Zaległy&quot;;[.$G:.$G];0)));FALSE();NOT(ISBLANK(INDIRECT(&quot;$G$&quot;&amp;MATCH(DATE([.$AJ$2];[.$C14];[.AD$2]);[.$D$27:.$D$65];0)+MATCH(&quot;Zaległy&quot;;[.$G:.$G];0)))));[.$D$20];IF(NOT(ISERROR(VLOOKUP(DATE([.$AJ$2];[.$C14];[.AD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AE$2]));[.$D$16];IF(COM.MICROSOFT.SWITCH(WEEKDAY(DATE([.$AJ$2];[.$C14];[.AE$2]));7;TRUE();1;TRUE();FALSE());[.$D$17];IF(NOT(ISERROR(VLOOKUP(DATE([.$AJ$2];[.$C14];[.AE$2]);[.$AL:.$AL];1;0)));[.$D$18];IF(IF(ISERROR(INDIRECT(&quot;$P$&quot;&amp;MATCH(DATE([.$AJ$2];[.$C14];[.AE$2]);[.$D$27:.$D$65];0)+MATCH(&quot;Za sobotę&quot;;[.$P:.$P];0)));FALSE();NOT(ISBLANK(INDIRECT(&quot;$P$&quot;&amp;MATCH(DATE([.$AJ$2];[.$C14];[.AE$2]);[.$D$27:.$D$65];0)+MATCH(&quot;Za sobotę&quot;;[.$P:.$P];0)))));[.$D$21];IF(IF(ISERROR(INDIRECT(&quot;$G$&quot;&amp;MATCH(DATE([.$AJ$2];[.$C14];[.AE$2]);[.$D$27:.$D$65];0)+MATCH(&quot;Zaległy&quot;;[.$G:.$G];0)));FALSE();NOT(ISBLANK(INDIRECT(&quot;$G$&quot;&amp;MATCH(DATE([.$AJ$2];[.$C14];[.AE$2]);[.$D$27:.$D$65];0)+MATCH(&quot;Zaległy&quot;;[.$G:.$G];0)))));[.$D$20];IF(NOT(ISERROR(VLOOKUP(DATE([.$AJ$2];[.$C14];[.AE$2]);[.$AM:.$AM];1;0)));[.$D$19];&quot;&quot;))))))" office:value-type="string" office:string-value="–" calcext:value-type="string">
            <text:p>–</text:p>
          </table:table-cell>
          <table:table-cell table:style-name="ce131" table:formula="of:=IF(MONTH(DATE([.$AJ$2];[.$C14];[.$D$2]))&lt;&gt;MONTH(DATE([.$AJ$2];[.$C14];[.AF$2]));[.$D$16];IF(COM.MICROSOFT.SWITCH(WEEKDAY(DATE([.$AJ$2];[.$C14];[.AF$2]));7;TRUE();1;TRUE();FALSE());[.$D$17];IF(NOT(ISERROR(VLOOKUP(DATE([.$AJ$2];[.$C14];[.AF$2]);[.$AL:.$AL];1;0)));[.$D$18];IF(IF(ISERROR(INDIRECT(&quot;$P$&quot;&amp;MATCH(DATE([.$AJ$2];[.$C14];[.AF$2]);[.$D$27:.$D$65];0)+MATCH(&quot;Za sobotę&quot;;[.$P:.$P];0)));FALSE();NOT(ISBLANK(INDIRECT(&quot;$P$&quot;&amp;MATCH(DATE([.$AJ$2];[.$C14];[.AF$2]);[.$D$27:.$D$65];0)+MATCH(&quot;Za sobotę&quot;;[.$P:.$P];0)))));[.$D$21];IF(IF(ISERROR(INDIRECT(&quot;$G$&quot;&amp;MATCH(DATE([.$AJ$2];[.$C14];[.AF$2]);[.$D$27:.$D$65];0)+MATCH(&quot;Zaległy&quot;;[.$G:.$G];0)));FALSE();NOT(ISBLANK(INDIRECT(&quot;$G$&quot;&amp;MATCH(DATE([.$AJ$2];[.$C14];[.AF$2]);[.$D$27:.$D$65];0)+MATCH(&quot;Zaległy&quot;;[.$G:.$G];0)))));[.$D$20];IF(NOT(ISERROR(VLOOKUP(DATE([.$AJ$2];[.$C14];[.AF$2]);[.$AM:.$AM];1;0)));[.$D$19];&quot;&quot;))))))">
            <text:p/>
          </table:table-cell>
          <table:table-cell table:style-name="ce131" table:formula="of:=IF(MONTH(DATE([.$AJ$2];[.$C14];[.$D$2]))&lt;&gt;MONTH(DATE([.$AJ$2];[.$C14];[.AG$2]));[.$D$16];IF(COM.MICROSOFT.SWITCH(WEEKDAY(DATE([.$AJ$2];[.$C14];[.AG$2]));7;TRUE();1;TRUE();FALSE());[.$D$17];IF(NOT(ISERROR(VLOOKUP(DATE([.$AJ$2];[.$C14];[.AG$2]);[.$AL:.$AL];1;0)));[.$D$18];IF(IF(ISERROR(INDIRECT(&quot;$P$&quot;&amp;MATCH(DATE([.$AJ$2];[.$C14];[.AG$2]);[.$D$27:.$D$65];0)+MATCH(&quot;Za sobotę&quot;;[.$P:.$P];0)));FALSE();NOT(ISBLANK(INDIRECT(&quot;$P$&quot;&amp;MATCH(DATE([.$AJ$2];[.$C14];[.AG$2]);[.$D$27:.$D$65];0)+MATCH(&quot;Za sobotę&quot;;[.$P:.$P];0)))));[.$D$21];IF(IF(ISERROR(INDIRECT(&quot;$G$&quot;&amp;MATCH(DATE([.$AJ$2];[.$C14];[.AG$2]);[.$D$27:.$D$65];0)+MATCH(&quot;Zaległy&quot;;[.$G:.$G];0)));FALSE();NOT(ISBLANK(INDIRECT(&quot;$G$&quot;&amp;MATCH(DATE([.$AJ$2];[.$C14];[.AG$2]);[.$D$27:.$D$65];0)+MATCH(&quot;Zaległy&quot;;[.$G:.$G];0)))));[.$D$20];IF(NOT(ISERROR(VLOOKUP(DATE([.$AJ$2];[.$C14];[.AG$2]);[.$AM:.$AM];1;0)));[.$D$19];&quot;&quot;))))))">
            <text:p/>
          </table:table-cell>
          <table:table-cell table:style-name="ce134" table:formula="of:=IF(MONTH(DATE([.$AJ$2];[.$C14];[.$D$2]))&lt;&gt;MONTH(DATE([.$AJ$2];[.$C14];[.AH$2]));[.$D$16];IF(COM.MICROSOFT.SWITCH(WEEKDAY(DATE([.$AJ$2];[.$C14];[.AH$2]));7;TRUE();1;TRUE();FALSE());[.$D$17];IF(NOT(ISERROR(VLOOKUP(DATE([.$AJ$2];[.$C14];[.AH$2]);[.$AL:.$AL];1;0)));[.$D$18];IF(IF(ISERROR(INDIRECT(&quot;$P$&quot;&amp;MATCH(DATE([.$AJ$2];[.$C14];[.AH$2]);[.$D$27:.$D$65];0)+MATCH(&quot;Za sobotę&quot;;[.$P:.$P];0)));FALSE();NOT(ISBLANK(INDIRECT(&quot;$P$&quot;&amp;MATCH(DATE([.$AJ$2];[.$C14];[.AH$2]);[.$D$27:.$D$65];0)+MATCH(&quot;Za sobotę&quot;;[.$P:.$P];0)))));[.$D$21];IF(IF(ISERROR(INDIRECT(&quot;$G$&quot;&amp;MATCH(DATE([.$AJ$2];[.$C14];[.AH$2]);[.$D$27:.$D$65];0)+MATCH(&quot;Zaległy&quot;;[.$G:.$G];0)));FALSE();NOT(ISBLANK(INDIRECT(&quot;$G$&quot;&amp;MATCH(DATE([.$AJ$2];[.$C14];[.AH$2]);[.$D$27:.$D$65];0)+MATCH(&quot;Zaległy&quot;;[.$G:.$G];0)))));[.$D$20];IF(NOT(ISERROR(VLOOKUP(DATE([.$AJ$2];[.$C14];[.AH$2]);[.$AM:.$AM];1;0)));[.$D$19];&quot;&quot;))))))">
            <text:p/>
          </table:table-cell>
          <table:table-cell table:style-name="Default"/>
          <table:table-cell table:style-name="ce136" table:formula="of:=ORG.OPENOFFICE.EASTERSUNDAY([.$AJ$2])" office:value-type="date" office:date-value="2025-04-20" calcext:value-type="date">
            <text:p>20.04</text:p>
          </table:table-cell>
          <table:table-cell table:style-name="ce35" office:value-type="string" calcext:value-type="string">
            <text:p>RUCHOME (OBLICZONE) - Wielkanoc</text:p>
          </table:table-cell>
          <table:table-cell table:formula="of:=IF(NOT(ISBLANK([.$AJ17]));IFERROR(DATEVALUE([.$AJ17]&amp;&quot;.&quot;&amp;[.$AJ$2]);DATE([.$AJ$2];MONTH([.$AJ17]);DAY([.$AJ17])));&quot;&quot;)" office:value-type="date" office:date-value="2025-06-19" calcext:value-type="date">
            <text:p>19 czerwca 2025 (czwartek)</text:p>
          </table:table-cell>
          <table:table-cell table:style-name="ce62" table:formula="of:=IF(NOT(ISBLANK([.$D39]));IFERROR(DATEVALUE([.$D39]&amp;&quot;.&quot;&amp;[.$AJ$2]);DATE([.$AJ$2];MONTH([.$D39]);DAY([.$D3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4"/>
          <table:table-cell table:style-name="Default"/>
          <table:table-cell table:style-name="ce135" table:formula="of:=ORG.OPENOFFICE.EASTERSUNDAY([.$AJ$2])+1" office:value-type="date" office:date-value="2025-04-21" calcext:value-type="date">
            <text:p>21.04</text:p>
          </table:table-cell>
          <table:table-cell table:style-name="Default" office:value-type="string" calcext:value-type="string">
            <text:p>RUCHOME (OBLICZONE) – Poniedziałek Wielkanocny</text:p>
          </table:table-cell>
          <table:table-cell table:formula="of:=IF(NOT(ISBLANK([.$AJ18]));IFERROR(DATEVALUE([.$AJ18]&amp;&quot;.&quot;&amp;[.$AJ$2]);DATE([.$AJ$2];MONTH([.$AJ18]);DAY([.$AJ18])));&quot;&quot;)">
            <text:p/>
          </table:table-cell>
          <table:table-cell table:style-name="ce62" table:formula="of:=IF(NOT(ISBLANK([.$D40]));IFERROR(DATEVALUE([.$D40]&amp;&quot;.&quot;&amp;[.$AJ$2]);DATE([.$AJ$2];MONTH([.$D40]);DAY([.$D4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128" table:formula="of:=[$Legenda.$A3]" office:value-type="string" office:string-value="•" calcext:value-type="string">
            <text:p>•</text:p>
          </table:table-cell>
          <table:table-cell table:style-name="Default"/>
          <table:table-cell table:style-name="ce21" table:formula="of:=[$Legenda.$C3]" office:value-type="string" office:string-value="nieistniejący dzień" calcext:value-type="string" table:number-columns-spanned="10" table:number-rows-spanned="1">
            <text:p>nieistniejący dzień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z zeszłego urlopu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IFERROR(INDIRECT(&quot;$'Urlopy &quot;&amp;([.$AJ$2]-1)&amp;&quot;'.$AG$23&quot;);0)" office:value-type="float" office:value="42" calcext:value-type="float" table:number-columns-spanned="2" table:number-rows-spanned="1">
            <text:p>42</text:p>
          </table:table-cell>
          <table:covered-table-cell table:style-name="ce92" office:value-type="float" office:value="0" calcext:value-type="float">
            <text:p>0</text:p>
          </table:covered-table-cell>
          <table:table-cell table:style-name="Default"/>
          <table:table-cell table:style-name="ce135" table:formula="of:=ORG.OPENOFFICE.EASTERSUNDAY([.$AJ$2])+49" office:value-type="date" office:date-value="2025-06-08" calcext:value-type="date">
            <text:p>8.06</text:p>
          </table:table-cell>
          <table:table-cell table:style-name="Default" office:value-type="string" calcext:value-type="string">
            <text:p>RUCHOME (OBLICZONE) – Zesłanie Ducha Świętego (Zielone Świątki)</text:p>
          </table:table-cell>
          <table:table-cell table:formula="of:=IF(NOT(ISBLANK([.$AJ19]));IFERROR(DATEVALUE([.$AJ19]&amp;&quot;.&quot;&amp;[.$AJ$2]);DATE([.$AJ$2];MONTH([.$AJ19]);DAY([.$AJ19])));&quot;&quot;)">
            <text:p/>
          </table:table-cell>
          <table:table-cell table:style-name="ce62" table:formula="of:=IF(NOT(ISBLANK([.$D41]));IFERROR(DATEVALUE([.$D41]&amp;&quot;.&quot;&amp;[.$AJ$2]);DATE([.$AJ$2];MONTH([.$D41]);DAY([.$D4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128" table:formula="of:=[$Legenda.$A4]" office:value-type="string" office:string-value="–" calcext:value-type="string">
            <text:p>–</text:p>
          </table:table-cell>
          <table:table-cell table:style-name="Default"/>
          <table:table-cell table:style-name="ce21" table:formula="of:=[$Legenda.$C4]" office:value-type="string" office:string-value="weekend" calcext:value-type="string" table:number-columns-spanned="10" table:number-rows-spanned="1">
            <text:p>weekend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urlopowych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IF([$'Staż pracy'.$H$3]&gt;=10;26;20)" office:value-type="float" office:value="20" calcext:value-type="float" table:number-columns-spanned="2" table:number-rows-spanned="1">
            <text:p>20</text:p>
          </table:table-cell>
          <table:covered-table-cell table:style-name="ce92"/>
          <table:table-cell table:style-name="Default"/>
          <table:table-cell table:style-name="ce137" table:formula="of:=ORG.OPENOFFICE.EASTERSUNDAY([.$AJ$2])+60" office:value-type="date" office:date-value="2025-06-19" calcext:value-type="date">
            <text:p>19.06</text:p>
          </table:table-cell>
          <table:table-cell table:style-name="ce36" office:value-type="string" calcext:value-type="string">
            <text:p>RUCHOME (OBLICZONE) – Boże Ciało</text:p>
          </table:table-cell>
          <table:table-cell table:formula="of:=IF(NOT(ISBLANK([.$AJ20]));IFERROR(DATEVALUE([.$AJ20]&amp;&quot;.&quot;&amp;[.$AJ$2]);DATE([.$AJ$2];MONTH([.$AJ20]);DAY([.$AJ20])));&quot;&quot;)">
            <text:p/>
          </table:table-cell>
          <table:table-cell table:style-name="ce62" table:formula="of:=IF(NOT(ISBLANK([.$D42]));IFERROR(DATEVALUE([.$D42]&amp;&quot;.&quot;&amp;[.$AJ$2]);DATE([.$AJ$2];MONTH([.$D42]);DAY([.$D4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128" table:formula="of:=[$Legenda.$A5]" office:value-type="string" office:string-value="+" calcext:value-type="string">
            <text:p>+</text:p>
          </table:table-cell>
          <table:table-cell table:style-name="Default"/>
          <table:table-cell table:style-name="ce21" table:formula="of:=[$Legenda.$C5]" office:value-type="string" office:string-value="dzień ustawowo wolny" calcext:value-type="string" table:number-columns-spanned="10" table:number-rows-spanned="1">
            <text:p>dzień ustawowo wolny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Dodatkowe dni urlopu/wyjątki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 table:style-name="ce92" table:formula="of:=COUNTIF([.$D$3:.$AH$14];[.$D$18])" office:value-type="float" office:value="9" calcext:value-type="float">
            <text:p>9</text:p>
          </table:covered-table-cell>
          <table:table-cell table:style-name="Default"/>
          <table:table-cell table:style-name="ce135"/>
          <table:table-cell table:style-name="Default"/>
          <table:table-cell table:formula="of:=IF(NOT(ISBLANK([.$AJ21]));IFERROR(DATEVALUE([.$AJ21]&amp;&quot;.&quot;&amp;[.$AJ$2]);DATE([.$AJ$2];MONTH([.$AJ21]);DAY([.$AJ21])));&quot;&quot;)">
            <text:p/>
          </table:table-cell>
          <table:table-cell table:style-name="ce62" table:formula="of:=IF(NOT(ISBLANK([.$D43]));IFERROR(DATEVALUE([.$D43]&amp;&quot;.&quot;&amp;[.$AJ$2]);DATE([.$AJ$2];MONTH([.$D43]);DAY([.$D4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28" table:formula="of:=[$Legenda.$A6]" office:value-type="string" office:string-value="U" calcext:value-type="string">
            <text:p>U</text:p>
          </table:table-cell>
          <table:table-cell table:style-name="Default"/>
          <table:table-cell table:style-name="ce21" table:formula="of:=[$Legenda.$C6]" office:value-type="string" office:string-value="urlop" calcext:value-type="string" table:number-columns-spanned="10" table:number-rows-spanned="1">
            <text:p>urlop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świąt w sobotę do odebrania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number-matrix-columns-spanned="2" table:number-matrix-rows-spanned="1" table:formula="of:=SUM(IF(ISNUMBER([.$AL:.$AL]);IF(WEEKDAY([.$AL:.$AL])=7;1;0);0))" office:value-type="float" office:value="2" calcext:value-type="float" table:number-columns-spanned="2" table:number-rows-spanned="1">
            <text:p>2</text:p>
          </table:table-cell>
          <table:covered-table-cell table:style-name="ce92" office:value-type="float" office:value="2" calcext:value-type="float">
            <text:p>2</text:p>
          </table:covered-table-cell>
          <table:table-cell/>
          <table:table-cell table:style-name="ce135"/>
          <table:table-cell table:style-name="ce38"/>
          <table:table-cell table:formula="of:=IF(NOT(ISBLANK([.$AJ22]));IFERROR(DATEVALUE([.$AJ22]&amp;&quot;.&quot;&amp;[.$AJ$2]);DATE([.$AJ$2];MONTH([.$AJ22]);DAY([.$AJ22])));&quot;&quot;)">
            <text:p/>
          </table:table-cell>
          <table:table-cell table:style-name="ce62" table:formula="of:=IF(NOT(ISBLANK([.$D44]));IFERROR(DATEVALUE([.$D44]&amp;&quot;.&quot;&amp;[.$AJ$2]);DATE([.$AJ$2];MONTH([.$D44]);DAY([.$D4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28" table:formula="of:=[$Legenda.$A7]" office:value-type="string" office:string-value="Z" calcext:value-type="string">
            <text:p>Z</text:p>
          </table:table-cell>
          <table:table-cell table:style-name="Default"/>
          <table:table-cell table:style-name="ce21" table:formula="of:=[$Legenda.$C7]" office:value-type="string" office:string-value="urlop zaległy" calcext:value-type="string" table:number-columns-spanned="10" table:number-rows-spanned="1">
            <text:p>urlop zaległy</text:p>
          </table:table-cell>
          <table:covered-table-cell table:number-columns-repeated="5" table:style-name="ce21"/>
          <table:covered-table-cell table:number-columns-repeated="3"/>
          <table:covered-table-cell table:style-name="Default"/>
          <table:table-cell table:style-name="Default"/>
          <table:table-cell table:style-name="ce54" office:value-type="string" calcext:value-type="string" table:number-columns-spanned="16" table:number-rows-spanned="1">
            <text:p>Liczba dni wolnych ustawowo</text:p>
          </table:table-cell>
          <table:covered-table-cell table:number-columns-repeated="15" table:style-name="ce81"/>
          <table:table-cell table:style-name="ce92" table:formula="of:=COUNTIF([.$D$3:.$AH$14];[.$D$18])" office:value-type="float" office:value="9" calcext:value-type="float" table:number-columns-spanned="2" table:number-rows-spanned="1">
            <text:p>9</text:p>
          </table:table-cell>
          <table:covered-table-cell table:style-name="ce92" table:formula="of:=COUNTIF([.$D$3:.$AH$14];[.$D$17])" office:value-type="float" office:value="104" calcext:value-type="float">
            <text:p>104</text:p>
          </table:covered-table-cell>
          <table:table-cell/>
          <table:table-cell table:style-name="ce135"/>
          <table:table-cell table:style-name="ce38"/>
          <table:table-cell table:formula="of:=IF(NOT(ISBLANK([.$AJ23]));IFERROR(DATEVALUE([.$AJ23]&amp;&quot;.&quot;&amp;[.$AJ$2]);DATE([.$AJ$2];MONTH([.$AJ23]);DAY([.$AJ23])));&quot;&quot;)">
            <text:p/>
          </table:table-cell>
          <table:table-cell table:style-name="ce62" table:formula="of:=IF(NOT(ISBLANK([.$D45]));IFERROR(DATEVALUE([.$D45]&amp;&quot;.&quot;&amp;[.$AJ$2]);DATE([.$AJ$2];MONTH([.$D45]);DAY([.$D4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128" table:formula="of:=[$Legenda.$A8]" office:value-type="string" office:string-value="S" calcext:value-type="string">
            <text:p>S</text:p>
          </table:table-cell>
          <table:table-cell table:style-name="Default"/>
          <table:table-cell table:style-name="ce21" table:formula="of:=[$Legenda.$C8]" office:value-type="string" office:string-value="urlop za sobotę" calcext:value-type="string" table:number-columns-spanned="10" table:number-rows-spanned="1">
            <text:p>urlop za sobotę</text:p>
          </table:table-cell>
          <table:covered-table-cell table:number-columns-repeated="5" table:style-name="ce21"/>
          <table:covered-table-cell table:number-columns-repeated="4"/>
          <table:table-cell table:style-name="Default"/>
          <table:table-cell table:style-name="ce54" office:value-type="string" calcext:value-type="string" table:number-columns-spanned="16" table:number-rows-spanned="1">
            <text:p>Łączna liczba dostępnych dni urlopowych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SUM([.$AG16:.$AG19])" office:value-type="float" office:value="64" calcext:value-type="float" table:number-columns-spanned="2" table:number-rows-spanned="1">
            <text:p>64</text:p>
          </table:table-cell>
          <table:covered-table-cell table:style-name="ce92" table:formula="of:=COUNTIF([.$D$3:.$AH$14];[.$D$18])" office:value-type="float" office:value="9" calcext:value-type="float">
            <text:p>9</text:p>
          </table:covered-table-cell>
          <table:table-cell/>
          <table:table-cell table:style-name="ce135"/>
          <table:table-cell table:style-name="ce38"/>
          <table:table-cell table:formula="of:=IF(NOT(ISBLANK([.$AJ24]));IFERROR(DATEVALUE([.$AJ24]&amp;&quot;.&quot;&amp;[.$AJ$2]);DATE([.$AJ$2];MONTH([.$AJ24]);DAY([.$AJ24])));&quot;&quot;)">
            <text:p/>
          </table:table-cell>
          <table:table-cell table:style-name="ce62" table:formula="of:=IF(NOT(ISBLANK([.$D46]));IFERROR(DATEVALUE([.$D46]&amp;&quot;.&quot;&amp;[.$AJ$2]);DATE([.$AJ$2];MONTH([.$D46]);DAY([.$D4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54" office:value-type="string" calcext:value-type="string" table:number-columns-spanned="16" table:number-rows-spanned="1">
            <text:p>Wykorzystane dni urlopowe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COUNTIF([.$D$3:.$AH$14];[.$D$19])+COUNTIF([.$D$3:.$AH$14];[.$D$20])+COUNTIF([.$D$3:.$AH$14];[.$D$21])" office:value-type="float" office:value="0" calcext:value-type="float" table:number-columns-spanned="2" table:number-rows-spanned="1">
            <text:p>0</text:p>
          </table:table-cell>
          <table:covered-table-cell table:style-name="ce92" table:formula="of:=COUNTIF([.$D$3:.$AH$14];[.$D$18])" office:value-type="float" office:value="9" calcext:value-type="float">
            <text:p>9</text:p>
          </table:covered-table-cell>
          <table:table-cell/>
          <table:table-cell table:style-name="ce135"/>
          <table:table-cell table:style-name="ce38"/>
          <table:table-cell table:formula="of:=IF(NOT(ISBLANK([.$AJ25]));IFERROR(DATEVALUE([.$AJ25]&amp;&quot;.&quot;&amp;[.$AJ$2]);DATE([.$AJ$2];MONTH([.$AJ25]);DAY([.$AJ25])));&quot;&quot;)">
            <text:p/>
          </table:table-cell>
          <table:table-cell table:style-name="ce62" table:formula="of:=IF(NOT(ISBLANK([.$D47]));IFERROR(DATEVALUE([.$D47]&amp;&quot;.&quot;&amp;[.$AJ$2]);DATE([.$AJ$2];MONTH([.$D47]);DAY([.$D4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4" table:number-columns-repeated="13"/>
          <table:table-cell table:style-name="ce54" office:value-type="string" calcext:value-type="string" table:number-columns-spanned="16" table:number-rows-spanned="1">
            <text:p>Pozostałe dni urlopowe</text:p>
          </table:table-cell>
          <table:covered-table-cell table:number-columns-repeated="5" table:style-name="ce81"/>
          <table:covered-table-cell table:number-columns-repeated="8" table:style-name="ce54"/>
          <table:covered-table-cell table:style-name="ce81"/>
          <table:covered-table-cell table:style-name="ce54"/>
          <table:table-cell table:style-name="ce92" table:formula="of:=[.$AG21]-[.$AG22]" office:value-type="float" office:value="64" calcext:value-type="float" table:number-columns-spanned="2" table:number-rows-spanned="1">
            <text:p>64</text:p>
          </table:table-cell>
          <table:covered-table-cell table:style-name="ce92" table:formula="of:=[.$AH$16]+[.AH20]-[.$AH$20]" office:value-type="float" office:value="0" calcext:value-type="float">
            <text:p>0</text:p>
          </table:covered-table-cell>
          <table:table-cell/>
          <table:table-cell table:style-name="ce135"/>
          <table:table-cell table:style-name="ce38"/>
          <table:table-cell table:formula="of:=IF(NOT(ISBLANK([.$AJ26]));IFERROR(DATEVALUE([.$AJ26]&amp;&quot;.&quot;&amp;[.$AJ$2]);DATE([.$AJ$2];MONTH([.$AJ26]);DAY([.$AJ26])));&quot;&quot;)">
            <text:p/>
          </table:table-cell>
          <table:table-cell table:style-name="ce62" table:formula="of:=IF(NOT(ISBLANK([.$D48]));IFERROR(DATEVALUE([.$D48]&amp;&quot;.&quot;&amp;[.$AJ$2]);DATE([.$AJ$2];MONTH([.$D48]);DAY([.$D4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42" table:number-columns-repeated="2"/>
          <table:table-cell/>
          <table:table-cell table:style-name="ce62"/>
          <table:table-cell table:number-columns-repeated="3"/>
          <table:table-cell table:style-name="ce54" table:number-columns-repeated="22"/>
          <table:table-cell table:style-name="ce42" table:number-columns-repeated="2"/>
          <table:table-cell/>
          <table:table-cell table:style-name="ce135"/>
          <table:table-cell table:style-name="ce38"/>
          <table:table-cell table:formula="of:=IF(NOT(ISBLANK([.$AJ27]));IFERROR(DATEVALUE([.$AJ27]&amp;&quot;.&quot;&amp;[.$AJ$2]);DATE([.$AJ$2];MONTH([.$AJ27]);DAY([.$AJ27])));&quot;&quot;)">
            <text:p/>
          </table:table-cell>
          <table:table-cell table:style-name="ce62" table:formula="of:=IF(NOT(ISBLANK([.$D49]));IFERROR(DATEVALUE([.$D49]&amp;&quot;.&quot;&amp;[.$AJ$2]);DATE([.$AJ$2];MONTH([.$D49]);DAY([.$D4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32" table:number-rows-spanned="1">
            <text:p>Urlopy</text:p>
          </table:table-cell>
          <table:covered-table-cell table:style-name="ce42"/>
          <table:covered-table-cell/>
          <table:covered-table-cell table:style-name="ce62"/>
          <table:covered-table-cell table:number-columns-repeated="3"/>
          <table:covered-table-cell table:number-columns-repeated="22" table:style-name="ce54"/>
          <table:covered-table-cell table:number-columns-repeated="2" table:style-name="ce42"/>
          <table:covered-table-cell/>
          <table:table-cell table:style-name="ce135"/>
          <table:table-cell table:style-name="ce38"/>
          <table:table-cell table:formula="of:=IF(NOT(ISBLANK([.$AJ28]));IFERROR(DATEVALUE([.$AJ28]&amp;&quot;.&quot;&amp;[.$AJ$2]);DATE([.$AJ$2];MONTH([.$AJ28]);DAY([.$AJ28])));&quot;&quot;)">
            <text:p/>
          </table:table-cell>
          <table:table-cell table:style-name="ce62" table:formula="of:=IF(NOT(ISBLANK([.$D50]));IFERROR(DATEVALUE([.$D50]&amp;&quot;.&quot;&amp;[.$AJ$2]);DATE([.$AJ$2];MONTH([.$D50]);DAY([.$D5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3" table:number-rows-spanned="1">
            <text:p>Dzień</text:p>
          </table:table-cell>
          <table:covered-table-cell table:number-columns-repeated="2" table:style-name="ce61"/>
          <table:table-cell table:style-name="ce42" office:value-type="string" calcext:value-type="string" table:number-columns-spanned="9" table:number-rows-spanned="1">
            <text:p>Zaległy</text:p>
          </table:table-cell>
          <table:covered-table-cell table:number-columns-repeated="2" table:style-name="Default"/>
          <table:covered-table-cell table:number-columns-repeated="5" table:style-name="ce42"/>
          <table:covered-table-cell table:style-name="Default"/>
          <table:table-cell table:style-name="ce42" office:value-type="string" calcext:value-type="string" table:number-columns-spanned="9" table:number-rows-spanned="1">
            <text:p>Za sobotę</text:p>
          </table:table-cell>
          <table:covered-table-cell table:style-name="ce42"/>
          <table:covered-table-cell table:style-name="Default"/>
          <table:covered-table-cell table:number-columns-repeated="6" table:style-name="ce42"/>
          <table:table-cell table:style-name="ce22" office:value-type="string" calcext:value-type="string" table:number-columns-spanned="11" table:number-rows-spanned="1">
            <text:p>Uwagi</text:p>
          </table:table-cell>
          <table:covered-table-cell table:number-columns-repeated="7" table:style-name="ce42"/>
          <table:covered-table-cell table:number-columns-repeated="3" table:style-name="Default"/>
          <table:table-cell table:style-name="ce135"/>
          <table:table-cell table:style-name="ce38"/>
          <table:table-cell table:formula="of:=IF(NOT(ISBLANK([.$AJ29]));IFERROR(DATEVALUE([.$AJ29]&amp;&quot;.&quot;&amp;[.$AJ$2]);DATE([.$AJ$2];MONTH([.$AJ29]);DAY([.$AJ29])));&quot;&quot;)">
            <text:p/>
          </table:table-cell>
          <table:table-cell table:style-name="ce62" table:formula="of:=IF(NOT(ISBLANK([.$D51]));IFERROR(DATEVALUE([.$D51]&amp;&quot;.&quot;&amp;[.$AJ$2]);DATE([.$AJ$2];MONTH([.$D51]);DAY([.$D51])));&quot;&quot;)">
            <text:p/>
          </table:table-cell>
          <table:table-cell table:style-name="ce42" table:number-columns-repeated="3"/>
          <table:table-cell table:style-name="ce5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56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0]));IFERROR(DATEVALUE([.$AJ30]&amp;&quot;.&quot;&amp;[.$AJ$2]);DATE([.$AJ$2];MONTH([.$AJ30]);DAY([.$AJ30])));&quot;&quot;)">
            <text:p/>
          </table:table-cell>
          <table:table-cell table:style-name="ce62" table:formula="of:=IF(NOT(ISBLANK([.$D52]));IFERROR(DATEVALUE([.$D52]&amp;&quot;.&quot;&amp;[.$AJ$2]);DATE([.$AJ$2];MONTH([.$D52]);DAY([.$D5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6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1]));IFERROR(DATEVALUE([.$AJ31]&amp;&quot;.&quot;&amp;[.$AJ$2]);DATE([.$AJ$2];MONTH([.$AJ31]);DAY([.$AJ31])));&quot;&quot;)">
            <text:p/>
          </table:table-cell>
          <table:table-cell table:style-name="ce62" table:formula="of:=IF(NOT(ISBLANK([.$D53]));IFERROR(DATEVALUE([.$D53]&amp;&quot;.&quot;&amp;[.$AJ$2]);DATE([.$AJ$2];MONTH([.$D53]);DAY([.$D5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2]));IFERROR(DATEVALUE([.$AJ32]&amp;&quot;.&quot;&amp;[.$AJ$2]);DATE([.$AJ$2];MONTH([.$AJ32]);DAY([.$AJ32])));&quot;&quot;)">
            <text:p/>
          </table:table-cell>
          <table:table-cell table:style-name="ce62" table:formula="of:=IF(NOT(ISBLANK([.$D54]));IFERROR(DATEVALUE([.$D54]&amp;&quot;.&quot;&amp;[.$AJ$2]);DATE([.$AJ$2];MONTH([.$D54]);DAY([.$D5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156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3]));IFERROR(DATEVALUE([.$AJ33]&amp;&quot;.&quot;&amp;[.$AJ$2]);DATE([.$AJ$2];MONTH([.$AJ33]);DAY([.$AJ33])));&quot;&quot;)">
            <text:p/>
          </table:table-cell>
          <table:table-cell table:style-name="ce62" table:formula="of:=IF(NOT(ISBLANK([.$D55]));IFERROR(DATEVALUE([.$D55]&amp;&quot;.&quot;&amp;[.$AJ$2]);DATE([.$AJ$2];MONTH([.$D55]);DAY([.$D5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4]));IFERROR(DATEVALUE([.$AJ34]&amp;&quot;.&quot;&amp;[.$AJ$2]);DATE([.$AJ$2];MONTH([.$AJ34]);DAY([.$AJ34])));&quot;&quot;)">
            <text:p/>
          </table:table-cell>
          <table:table-cell table:style-name="ce62" table:formula="of:=IF(NOT(ISBLANK([.$D56]));IFERROR(DATEVALUE([.$D56]&amp;&quot;.&quot;&amp;[.$AJ$2]);DATE([.$AJ$2];MONTH([.$D56]);DAY([.$D5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5]));IFERROR(DATEVALUE([.$AJ35]&amp;&quot;.&quot;&amp;[.$AJ$2]);DATE([.$AJ$2];MONTH([.$AJ35]);DAY([.$AJ35])));&quot;&quot;)">
            <text:p/>
          </table:table-cell>
          <table:table-cell table:style-name="ce62" table:formula="of:=IF(NOT(ISBLANK([.$D57]));IFERROR(DATEVALUE([.$D57]&amp;&quot;.&quot;&amp;[.$AJ$2]);DATE([.$AJ$2];MONTH([.$D57]);DAY([.$D57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6]));IFERROR(DATEVALUE([.$AJ36]&amp;&quot;.&quot;&amp;[.$AJ$2]);DATE([.$AJ$2];MONTH([.$AJ36]);DAY([.$AJ36])));&quot;&quot;)">
            <text:p/>
          </table:table-cell>
          <table:table-cell table:style-name="ce62" table:formula="of:=IF(NOT(ISBLANK([.$D58]));IFERROR(DATEVALUE([.$D58]&amp;&quot;.&quot;&amp;[.$AJ$2]);DATE([.$AJ$2];MONTH([.$D58]);DAY([.$D58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7]));IFERROR(DATEVALUE([.$AJ37]&amp;&quot;.&quot;&amp;[.$AJ$2]);DATE([.$AJ$2];MONTH([.$AJ37]);DAY([.$AJ37])));&quot;&quot;)">
            <text:p/>
          </table:table-cell>
          <table:table-cell table:style-name="ce62" table:formula="of:=IF(NOT(ISBLANK([.$D59]));IFERROR(DATEVALUE([.$D59]&amp;&quot;.&quot;&amp;[.$AJ$2]);DATE([.$AJ$2];MONTH([.$D59]);DAY([.$D59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ce38"/>
          <table:table-cell table:formula="of:=IF(NOT(ISBLANK([.$AJ38]));IFERROR(DATEVALUE([.$AJ38]&amp;&quot;.&quot;&amp;[.$AJ$2]);DATE([.$AJ$2];MONTH([.$AJ38]);DAY([.$AJ38])));&quot;&quot;)">
            <text:p/>
          </table:table-cell>
          <table:table-cell table:style-name="ce62" table:formula="of:=IF(NOT(ISBLANK([.$D60]));IFERROR(DATEVALUE([.$D60]&amp;&quot;.&quot;&amp;[.$AJ$2]);DATE([.$AJ$2];MONTH([.$D60]);DAY([.$D60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39]));IFERROR(DATEVALUE([.$AJ39]&amp;&quot;.&quot;&amp;[.$AJ$2]);DATE([.$AJ$2];MONTH([.$AJ39]);DAY([.$AJ39])));&quot;&quot;)">
            <text:p/>
          </table:table-cell>
          <table:table-cell table:style-name="ce62" table:formula="of:=IF(NOT(ISBLANK([.$D61]));IFERROR(DATEVALUE([.$D61]&amp;&quot;.&quot;&amp;[.$AJ$2]);DATE([.$AJ$2];MONTH([.$D61]);DAY([.$D61])));&quot;&quot;)">
            <text:p/>
          </table:table-cell>
          <table:table-cell table:style-name="Default" table:number-columns-repeated="4"/>
          <table:table-cell table:style-name="ce30"/>
          <table:table-cell table:style-name="Default" table:number-columns-repeated="2"/>
          <table:table-cell table:number-columns-repeated="977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0]));IFERROR(DATEVALUE([.$AJ40]&amp;&quot;.&quot;&amp;[.$AJ$2]);DATE([.$AJ$2];MONTH([.$AJ40]);DAY([.$AJ40])));&quot;&quot;)">
            <text:p/>
          </table:table-cell>
          <table:table-cell table:style-name="ce62" table:formula="of:=IF(NOT(ISBLANK([.$D62]));IFERROR(DATEVALUE([.$D62]&amp;&quot;.&quot;&amp;[.$AJ$2]);DATE([.$AJ$2];MONTH([.$D62]);DAY([.$D62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1]));IFERROR(DATEVALUE([.$AJ41]&amp;&quot;.&quot;&amp;[.$AJ$2]);DATE([.$AJ$2];MONTH([.$AJ41]);DAY([.$AJ41])));&quot;&quot;)">
            <text:p/>
          </table:table-cell>
          <table:table-cell table:style-name="ce62" table:formula="of:=IF(NOT(ISBLANK([.$D63]));IFERROR(DATEVALUE([.$D63]&amp;&quot;.&quot;&amp;[.$AJ$2]);DATE([.$AJ$2];MONTH([.$D63]);DAY([.$D63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2]));IFERROR(DATEVALUE([.$AJ42]&amp;&quot;.&quot;&amp;[.$AJ$2]);DATE([.$AJ$2];MONTH([.$AJ42]);DAY([.$AJ42])));&quot;&quot;)">
            <text:p/>
          </table:table-cell>
          <table:table-cell table:style-name="ce62" table:formula="of:=IF(NOT(ISBLANK([.$D64]));IFERROR(DATEVALUE([.$D64]&amp;&quot;.&quot;&amp;[.$AJ$2]);DATE([.$AJ$2];MONTH([.$D64]);DAY([.$D64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3]));IFERROR(DATEVALUE([.$AJ43]&amp;&quot;.&quot;&amp;[.$AJ$2]);DATE([.$AJ$2];MONTH([.$AJ43]);DAY([.$AJ43])));&quot;&quot;)">
            <text:p/>
          </table:table-cell>
          <table:table-cell table:style-name="ce62" table:formula="of:=IF(NOT(ISBLANK([.$D65]));IFERROR(DATEVALUE([.$D65]&amp;&quot;.&quot;&amp;[.$AJ$2]);DATE([.$AJ$2];MONTH([.$D65]);DAY([.$D65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4]));IFERROR(DATEVALUE([.$AJ44]&amp;&quot;.&quot;&amp;[.$AJ$2]);DATE([.$AJ$2];MONTH([.$AJ44]);DAY([.$AJ44])));&quot;&quot;)">
            <text:p/>
          </table:table-cell>
          <table:table-cell table:style-name="ce62" table:formula="of:=IF(NOT(ISBLANK([.$D66]));IFERROR(DATEVALUE([.$D66]&amp;&quot;.&quot;&amp;[.$AJ$2]);DATE([.$AJ$2];MONTH([.$D66]);DAY([.$D66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5]));IFERROR(DATEVALUE([.$AJ45]&amp;&quot;.&quot;&amp;[.$AJ$2]);DATE([.$AJ$2];MONTH([.$AJ45]);DAY([.$AJ45])));&quot;&quot;)">
            <text:p/>
          </table:table-cell>
          <table:table-cell table:style-name="ce62" table:formula="of:=IF(NOT(ISBLANK([.$D67]));IFERROR(DATEVALUE([.$D67]&amp;&quot;.&quot;&amp;[.$AJ$2]);DATE([.$AJ$2];MONTH([.$D67]);DAY([.$D67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6]));IFERROR(DATEVALUE([.$AJ46]&amp;&quot;.&quot;&amp;[.$AJ$2]);DATE([.$AJ$2];MONTH([.$AJ46]);DAY([.$AJ46])));&quot;&quot;)">
            <text:p/>
          </table:table-cell>
          <table:table-cell table:style-name="ce62" table:formula="of:=IF(NOT(ISBLANK([.$D68]));IFERROR(DATEVALUE([.$D68]&amp;&quot;.&quot;&amp;[.$AJ$2]);DATE([.$AJ$2];MONTH([.$D68]);DAY([.$D68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7]));IFERROR(DATEVALUE([.$AJ47]&amp;&quot;.&quot;&amp;[.$AJ$2]);DATE([.$AJ$2];MONTH([.$AJ47]);DAY([.$AJ47])));&quot;&quot;)">
            <text:p/>
          </table:table-cell>
          <table:table-cell table:style-name="ce62" table:formula="of:=IF(NOT(ISBLANK([.$D69]));IFERROR(DATEVALUE([.$D69]&amp;&quot;.&quot;&amp;[.$AJ$2]);DATE([.$AJ$2];MONTH([.$D69]);DAY([.$D69])));&quot;&quot;)">
            <text:p/>
          </table:table-cell>
          <table:table-cell/>
          <table:table-cell table:style-name="Default" table:number-columns-repeated="3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8]));IFERROR(DATEVALUE([.$AJ48]&amp;&quot;.&quot;&amp;[.$AJ$2]);DATE([.$AJ$2];MONTH([.$AJ48]);DAY([.$AJ48])));&quot;&quot;)">
            <text:p/>
          </table:table-cell>
          <table:table-cell table:style-name="ce62" table:formula="of:=IF(NOT(ISBLANK([.$D70]));IFERROR(DATEVALUE([.$D70]&amp;&quot;.&quot;&amp;[.$AJ$2]);DATE([.$AJ$2];MONTH([.$D70]);DAY([.$D70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49]));IFERROR(DATEVALUE([.$AJ49]&amp;&quot;.&quot;&amp;[.$AJ$2]);DATE([.$AJ$2];MONTH([.$AJ49]);DAY([.$AJ49])));&quot;&quot;)">
            <text:p/>
          </table:table-cell>
          <table:table-cell table:style-name="ce62" table:formula="of:=IF(NOT(ISBLANK([.$D71]));IFERROR(DATEVALUE([.$D71]&amp;&quot;.&quot;&amp;[.$AJ$2]);DATE([.$AJ$2];MONTH([.$D71]);DAY([.$D71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50]));IFERROR(DATEVALUE([.$AJ50]&amp;&quot;.&quot;&amp;[.$AJ$2]);DATE([.$AJ$2];MONTH([.$AJ50]);DAY([.$AJ50])));&quot;&quot;)">
            <text:p/>
          </table:table-cell>
          <table:table-cell table:style-name="ce62" table:formula="of:=IF(NOT(ISBLANK([.$D72]));IFERROR(DATEVALUE([.$D72]&amp;&quot;.&quot;&amp;[.$AJ$2]);DATE([.$AJ$2];MONTH([.$D72]);DAY([.$D72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51]));IFERROR(DATEVALUE([.$AJ51]&amp;&quot;.&quot;&amp;[.$AJ$2]);DATE([.$AJ$2];MONTH([.$AJ51]);DAY([.$AJ51])));&quot;&quot;)">
            <text:p/>
          </table:table-cell>
          <table:table-cell table:style-name="ce62" table:formula="of:=IF(NOT(ISBLANK([.$D73]));IFERROR(DATEVALUE([.$D73]&amp;&quot;.&quot;&amp;[.$AJ$2]);DATE([.$AJ$2];MONTH([.$D73]);DAY([.$D73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52]));IFERROR(DATEVALUE([.$AJ52]&amp;&quot;.&quot;&amp;[.$AJ$2]);DATE([.$AJ$2];MONTH([.$AJ52]);DAY([.$AJ52])));&quot;&quot;)">
            <text:p/>
          </table:table-cell>
          <table:table-cell table:style-name="ce62" table:formula="of:=IF(NOT(ISBLANK([.$D74]));IFERROR(DATEVALUE([.$D74]&amp;&quot;.&quot;&amp;[.$AJ$2]);DATE([.$AJ$2];MONTH([.$D74]);DAY([.$D74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53]));IFERROR(DATEVALUE([.$AJ53]&amp;&quot;.&quot;&amp;[.$AJ$2]);DATE([.$AJ$2];MONTH([.$AJ53]);DAY([.$AJ53])));&quot;&quot;)">
            <text:p/>
          </table:table-cell>
          <table:table-cell table:style-name="ce62" table:formula="of:=IF(NOT(ISBLANK([.$D75]));IFERROR(DATEVALUE([.$D75]&amp;&quot;.&quot;&amp;[.$AJ$2]);DATE([.$AJ$2];MONTH([.$D75]);DAY([.$D75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 table:style-name="Default"/>
          <table:table-cell table:formula="of:=IF(NOT(ISBLANK([.$AJ54]));IFERROR(DATEVALUE([.$AJ54]&amp;&quot;.&quot;&amp;[.$AJ$2]);DATE([.$AJ$2];MONTH([.$AJ54]);DAY([.$AJ54])));&quot;&quot;)">
            <text:p/>
          </table:table-cell>
          <table:table-cell table:style-name="ce62" table:formula="of:=IF(NOT(ISBLANK([.$D76]));IFERROR(DATEVALUE([.$D76]&amp;&quot;.&quot;&amp;[.$AJ$2]);DATE([.$AJ$2];MONTH([.$D76]);DAY([.$D76])));&quot;&quot;)">
            <text:p/>
          </table:table-cell>
          <table:table-cell table:number-columns-repeated="4"/>
          <table:table-cell table:style-name="ce30"/>
          <table:table-cell table:number-columns-repeated="979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55]));IFERROR(DATEVALUE([.$AJ55]&amp;&quot;.&quot;&amp;[.$AJ$2]);DATE([.$AJ$2];MONTH([.$AJ55]);DAY([.$AJ55])));&quot;&quot;)">
            <text:p/>
          </table:table-cell>
          <table:table-cell table:style-name="ce62" table:formula="of:=IF(NOT(ISBLANK([.$D77]));IFERROR(DATEVALUE([.$D77]&amp;&quot;.&quot;&amp;[.$AJ$2]);DATE([.$AJ$2];MONTH([.$D77]);DAY([.$D77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56]));IFERROR(DATEVALUE([.$AJ56]&amp;&quot;.&quot;&amp;[.$AJ$2]);DATE([.$AJ$2];MONTH([.$AJ56]);DAY([.$AJ56])));&quot;&quot;)">
            <text:p/>
          </table:table-cell>
          <table:table-cell table:style-name="ce62" table:formula="of:=IF(NOT(ISBLANK([.$D78]));IFERROR(DATEVALUE([.$D78]&amp;&quot;.&quot;&amp;[.$AJ$2]);DATE([.$AJ$2];MONTH([.$D78]);DAY([.$D78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57]));IFERROR(DATEVALUE([.$AJ57]&amp;&quot;.&quot;&amp;[.$AJ$2]);DATE([.$AJ$2];MONTH([.$AJ57]);DAY([.$AJ57])));&quot;&quot;)">
            <text:p/>
          </table:table-cell>
          <table:table-cell table:style-name="ce62" table:formula="of:=IF(NOT(ISBLANK([.$D79]));IFERROR(DATEVALUE([.$D79]&amp;&quot;.&quot;&amp;[.$AJ$2]);DATE([.$AJ$2];MONTH([.$D79]);DAY([.$D79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58]));IFERROR(DATEVALUE([.$AJ58]&amp;&quot;.&quot;&amp;[.$AJ$2]);DATE([.$AJ$2];MONTH([.$AJ58]);DAY([.$AJ58])));&quot;&quot;)">
            <text:p/>
          </table:table-cell>
          <table:table-cell table:style-name="ce62" table:formula="of:=IF(NOT(ISBLANK([.$D80]));IFERROR(DATEVALUE([.$D80]&amp;&quot;.&quot;&amp;[.$AJ$2]);DATE([.$AJ$2];MONTH([.$D80]);DAY([.$D80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59]));IFERROR(DATEVALUE([.$AJ59]&amp;&quot;.&quot;&amp;[.$AJ$2]);DATE([.$AJ$2];MONTH([.$AJ59]);DAY([.$AJ59])));&quot;&quot;)">
            <text:p/>
          </table:table-cell>
          <table:table-cell table:style-name="ce62" table:formula="of:=IF(NOT(ISBLANK([.$D81]));IFERROR(DATEVALUE([.$D81]&amp;&quot;.&quot;&amp;[.$AJ$2]);DATE([.$AJ$2];MONTH([.$D81]);DAY([.$D81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0]));IFERROR(DATEVALUE([.$AJ60]&amp;&quot;.&quot;&amp;[.$AJ$2]);DATE([.$AJ$2];MONTH([.$AJ60]);DAY([.$AJ60])));&quot;&quot;)">
            <text:p/>
          </table:table-cell>
          <table:table-cell table:style-name="ce62" table:formula="of:=IF(NOT(ISBLANK([.$D82]));IFERROR(DATEVALUE([.$D82]&amp;&quot;.&quot;&amp;[.$AJ$2]);DATE([.$AJ$2];MONTH([.$D82]);DAY([.$D82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1]));IFERROR(DATEVALUE([.$AJ61]&amp;&quot;.&quot;&amp;[.$AJ$2]);DATE([.$AJ$2];MONTH([.$AJ61]);DAY([.$AJ61])));&quot;&quot;)">
            <text:p/>
          </table:table-cell>
          <table:table-cell table:style-name="ce62" table:formula="of:=IF(NOT(ISBLANK([.$D83]));IFERROR(DATEVALUE([.$D83]&amp;&quot;.&quot;&amp;[.$AJ$2]);DATE([.$AJ$2];MONTH([.$D83]);DAY([.$D83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2]));IFERROR(DATEVALUE([.$AJ62]&amp;&quot;.&quot;&amp;[.$AJ$2]);DATE([.$AJ$2];MONTH([.$AJ62]);DAY([.$AJ62])));&quot;&quot;)">
            <text:p/>
          </table:table-cell>
          <table:table-cell table:style-name="ce62" table:formula="of:=IF(NOT(ISBLANK([.$D84]));IFERROR(DATEVALUE([.$D84]&amp;&quot;.&quot;&amp;[.$AJ$2]);DATE([.$AJ$2];MONTH([.$D84]);DAY([.$D84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3]));IFERROR(DATEVALUE([.$AJ63]&amp;&quot;.&quot;&amp;[.$AJ$2]);DATE([.$AJ$2];MONTH([.$AJ63]);DAY([.$AJ63])));&quot;&quot;)">
            <text:p/>
          </table:table-cell>
          <table:table-cell table:style-name="ce62" table:formula="of:=IF(NOT(ISBLANK([.$D85]));IFERROR(DATEVALUE([.$D85]&amp;&quot;.&quot;&amp;[.$AJ$2]);DATE([.$AJ$2];MONTH([.$D85]);DAY([.$D85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4]));IFERROR(DATEVALUE([.$AJ64]&amp;&quot;.&quot;&amp;[.$AJ$2]);DATE([.$AJ$2];MONTH([.$AJ64]);DAY([.$AJ64])));&quot;&quot;)">
            <text:p/>
          </table:table-cell>
          <table:table-cell table:style-name="ce62" table:formula="of:=IF(NOT(ISBLANK([.$D86]));IFERROR(DATEVALUE([.$D86]&amp;&quot;.&quot;&amp;[.$AJ$2]);DATE([.$AJ$2];MONTH([.$D86]);DAY([.$D86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5]));IFERROR(DATEVALUE([.$AJ65]&amp;&quot;.&quot;&amp;[.$AJ$2]);DATE([.$AJ$2];MONTH([.$AJ65]);DAY([.$AJ65])));&quot;&quot;)">
            <text:p/>
          </table:table-cell>
          <table:table-cell table:style-name="ce62" table:formula="of:=IF(NOT(ISBLANK([.$D87]));IFERROR(DATEVALUE([.$D87]&amp;&quot;.&quot;&amp;[.$AJ$2]);DATE([.$AJ$2];MONTH([.$D87]);DAY([.$D87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6]));IFERROR(DATEVALUE([.$AJ66]&amp;&quot;.&quot;&amp;[.$AJ$2]);DATE([.$AJ$2];MONTH([.$AJ66]);DAY([.$AJ66])));&quot;&quot;)">
            <text:p/>
          </table:table-cell>
          <table:table-cell table:style-name="ce62" table:formula="of:=IF(NOT(ISBLANK([.$D88]));IFERROR(DATEVALUE([.$D88]&amp;&quot;.&quot;&amp;[.$AJ$2]);DATE([.$AJ$2];MONTH([.$D88]);DAY([.$D88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7]));IFERROR(DATEVALUE([.$AJ67]&amp;&quot;.&quot;&amp;[.$AJ$2]);DATE([.$AJ$2];MONTH([.$AJ67]);DAY([.$AJ67])));&quot;&quot;)">
            <text:p/>
          </table:table-cell>
          <table:table-cell table:style-name="ce62" table:formula="of:=IF(NOT(ISBLANK([.$D89]));IFERROR(DATEVALUE([.$D89]&amp;&quot;.&quot;&amp;[.$AJ$2]);DATE([.$AJ$2];MONTH([.$D89]);DAY([.$D89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135"/>
          <table:table-cell/>
          <table:table-cell table:formula="of:=IF(NOT(ISBLANK([.$AJ68]));IFERROR(DATEVALUE([.$AJ68]&amp;&quot;.&quot;&amp;[.$AJ$2]);DATE([.$AJ$2];MONTH([.$AJ68]);DAY([.$AJ68])));&quot;&quot;)">
            <text:p/>
          </table:table-cell>
          <table:table-cell table:style-name="ce62" table:formula="of:=IF(NOT(ISBLANK([.$D90]));IFERROR(DATEVALUE([.$D90]&amp;&quot;.&quot;&amp;[.$AJ$2]);DATE([.$AJ$2];MONTH([.$D90]);DAY([.$D90])));&quot;&quot;)">
            <text:p/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ce72" table:number-columns-spanned="3" table:number-rows-spanned="1"/>
          <table:covered-table-cell table:number-columns-repeated="2" table:style-name="ce83"/>
          <table:table-cell table:style-name="ce70" table:number-columns-spanned="9" table:number-rows-spanned="1"/>
          <table:covered-table-cell table:number-columns-repeated="2" table:style-name="ce89"/>
          <table:covered-table-cell table:number-columns-repeated="5" table:style-name="ce70"/>
          <table:covered-table-cell table:style-name="ce89"/>
          <table:table-cell table:style-name="ce70" table:number-columns-spanned="9" table:number-rows-spanned="1"/>
          <table:covered-table-cell table:style-name="ce70"/>
          <table:covered-table-cell table:style-name="ce89"/>
          <table:covered-table-cell table:number-columns-repeated="6" table:style-name="ce70"/>
          <table:table-cell table:style-name="ce91" table:number-columns-spanned="11" table:number-rows-spanned="1"/>
          <table:covered-table-cell table:number-columns-repeated="7" table:style-name="ce70"/>
          <table:covered-table-cell table:number-columns-repeated="3" table:style-name="ce89"/>
          <table:table-cell table:style-name="ce99"/>
          <table:table-cell table:number-columns-repeated="2"/>
          <table:table-cell table:style-name="ce62" table:formula="of:=IF(NOT(ISBLANK([.$D91]));IFERROR(DATEVALUE([.$D91]&amp;&quot;.&quot;&amp;[.$AJ$2]);DATE([.$AJ$2];MONTH([.$D91]);DAY([.$D91])));&quot;&quot;)">
            <text:p/>
          </table:table-cell>
          <table:table-cell table:number-columns-repeated="984"/>
        </table:table-row>
        <table:table-row table:style-name="ro1" table:number-rows-repeated="7">
          <table:table-cell table:number-columns-repeated="35"/>
          <table:table-cell table:style-name="ce99"/>
          <table:table-cell table:number-columns-repeated="2"/>
          <table:table-cell table:style-name="Default"/>
          <table:table-cell table:number-columns-repeated="984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Urlopy 2025'.D16:'Urlopy 2025'.D21 'Urlopy 2025'.D3:'Urlopy 2025'.AH14">
            <calcext:condition calcext:apply-style-name="Nieistniejący dzień" calcext:value="=[$Legenda.$A$3]" calcext:base-cell-address="'Urlopy 2025'.D3"/>
            <calcext:condition calcext:apply-style-name="Weekend" calcext:value="=[$Legenda.$A$4]" calcext:base-cell-address="'Urlopy 2025'.D3"/>
            <calcext:condition calcext:apply-style-name="Dzień ustawowo wolny" calcext:value="=[$Legenda.$A$5]" calcext:base-cell-address="'Urlopy 2025'.D3"/>
            <calcext:condition calcext:apply-style-name="Urlop" calcext:value="=[$Legenda.$A$6]" calcext:base-cell-address="'Urlopy 2025'.D3"/>
            <calcext:condition calcext:apply-style-name="Urlop zaległy" calcext:value="=[$Legenda.$A$7]" calcext:base-cell-address="'Urlopy 2025'.D3"/>
            <calcext:condition calcext:apply-style-name="Urlop za sobotę" calcext:value="=[$Legenda.$A$8]" calcext:base-cell-address="'Urlopy 2025'.D3"/>
          </calcext:conditional-format>
          <calcext:conditional-format calcext:target-range-address="'Urlopy 2025'.AJ5:'Urlopy 2025'.AJ65">
            <calcext:condition calcext:apply-style-name="Urlop" calcext:value="formula-is(IF(ISBLANK([.$AJ5]);FALSE();WEEKDAY(IFERROR(DATEVALUE([.$AJ5]&amp;&quot;.&quot;&amp;[.$AJ$2]);DATE([.$AJ$2];MONTH([.$AJ5]);DAY([.$AJ5]))))=7))" calcext:base-cell-address="'Urlopy 2025'.AJ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/>
      <number:text> </number:text>
      <number:month number:style="long" number:textual="true"/>
      <number:text> </number:text>
      <number:year number:style="long"/>
      <number:text> (</number:text>
      <number:day-of-week number:style="long"/>
      <number:text>)</number:text>
    </number:date-style>
    <number:number-style style:name="N116P0" style:volatile="true">
      <number:number number:decimal-places="0" number:min-decimal-places="0" number:min-integer-digits="2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2" number:grouping="true"/>
      <style:map style:condition="value()&gt;=0" style:apply-style-name="N116P0"/>
    </number:number-style>
    <number:date-style style:name="N117">
      <number:day/>
      <number:text> </number:text>
      <number:month number:style="long" number:textual="true"/>
      <number:text> </number:text>
      <number:year number:style="long"/>
      <number:text> (</number:text>
      <number:day-of-week number:style="long"/>
      <number:text> )</number:text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9">
      <number:day/>
      <number:text>.</number:text>
      <number:month number:style="long"/>
    </number:date-style>
    <number:number-style style:name="N121P0" style:volatile="true">
      <number:number number:decimal-places="0" number:min-decimal-places="0" number:min-integer-digits="2"/>
    </number:number-style>
    <number:number-style style:name="N121">
      <style:text-properties fo:color="#ff0000"/>
      <number:text>-</number:text>
      <number:number number:decimal-places="0" number:min-decimal-places="0" number:min-integer-digits="2"/>
      <style:map style:condition="value()&gt;=0" style:apply-style-name="N121P0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3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Urlop" style:family="table-cell" style:parent-style-name="Error">
      <style:table-cell-properties style:text-align-source="fix" style:repeat-content="false" style:vertical-align="middle"/>
      <style:paragraph-properties fo:text-align="center" fo:margin-left="0cm"/>
      <style:text-properties style:font-weight-asian="bold" style:font-weight-complex="bold"/>
    </style:style>
    <style:style style:name="Urlop_20_zaległy" style:display-name="Urlop zaległy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</style:style>
    <style:style style:name="Nieistniejący_20_dzień" style:display-name="Nieistniejący dzień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Arial1" fo:font-family="Arial" style:font-family-generic="swiss" fo:font-weight="bold" style:font-name-asian="Arial1" style:font-family-asian="Arial" style:font-family-generic-asian="swiss" style:font-weight-asian="bold" style:font-name-complex="Arial1" style:font-family-complex="Arial" style:font-family-generic-complex="swiss" style:font-weight-complex="bold"/>
    </style:style>
    <style:style style:name="Weekend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Dzień_20_ustawowo_20_wolny" style:display-name="Dzień ustawowo wolny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Urlop_20_za_20_sobotę" style:display-name="Urlop za sobotę" style:family="table-cell" style:parent-style-name="Default">
      <style:table-cell-properties fo:background-color="#a1467e" style:text-align-source="fix" style:repeat-content="false" fo:border="none" style:vertical-align="middle"/>
      <style:paragraph-properties fo:text-align="center" fo:margin-left="0cm"/>
      <style:text-properties fo:color="#ffffff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in Podraza</meta:initial-creator>
    <meta:creation-date>2019-12-09T09:14:54.39</meta:creation-date>
    <dc:date>2023-10-27T15:32:49.585000000</dc:date>
    <meta:editing-duration>P1DT12H47M6S</meta:editing-duration>
    <meta:editing-cycles>318</meta:editing-cycles>
    <meta:generator>LibreOffice/7.5.6.2$Windows_X86_64 LibreOffice_project/f654817fb68d6d4600d7d2f6b647e47729f55f15</meta:generator>
    <meta:document-statistic meta:table-count="5" meta:cell-count="1932" meta:object-count="0"/>
  </office:meta>
</office:document-meta>
</file>